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2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2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4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2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2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28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2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3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3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51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2" office:value-type="string" calcext:value-type="string">
            <text:p>Hoja</text:p>
          </table:table-cell>
          <table:table-cell table:style-name="ce42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2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table:number-columns-repeated="13"/>
          <table:table-cell table:style-name="ce59" office:value-type="date" office:date-value="2020-03-14" calcext:value-type="date">
            <text:p>14/03</text:p>
          </table:table-cell>
          <table:table-cell table:style-name="ce59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number-columns-repeated="13"/>
          <table:table-cell table:style-name="ce64" table:formula="of:=[CCAA.P$34]-[CCAA.P$30]" office:value-type="float" office:value="65" calcext:value-type="float">
            <text:p>65</text:p>
          </table:table-cell>
          <table:table-cell table:style-name="ce64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number-columns-repeated="13"/>
          <table:table-cell table:style-name="ce65" table:formula="of:=[CCAA.P$39]-[CCAA.P$11]" office:value-type="float" office:value="498" calcext:value-type="float">
            <text:p>498</text:p>
          </table:table-cell>
          <table:table-cell table:style-name="ce65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number-columns-repeated="13"/>
          <table:table-cell table:style-name="ce65" table:formula="of:=[.P13]-[.P14]" office:value-type="float" office:value="261" calcext:value-type="float">
            <text:p>261</text:p>
          </table:table-cell>
          <table:table-cell table:style-name="ce65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table:number-columns-repeated="6"/>
          <table:table-cell table:number-columns-repeated="2" table:style-name="ce59" office:value-type="date" office:date-value="2020-03-24" calcext:value-type="date">
            <text:p>24/03</text:p>
          </table:table-cell>
          <table:table-cell table:style-name="ce59" table:number-columns-repeated="5"/>
          <table:table-cell table:style-name="ce59" office:value-type="date" office:date-value="2020-03-16" calcext:value-type="date">
            <text:p>16/03</text:p>
          </table:table-cell>
          <table:table-cell table:style-name="ce59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number-columns-repeated="6"/>
          <table:table-cell table:style-name="ce64" table:formula="of:=[CCAA.I$44]-[CCAA.I$35]" office:value-type="float" office:value="206" calcext:value-type="float">
            <text:p>206</text:p>
          </table:table-cell>
          <table:table-cell table:style-name="ce64" table:formula="of:=[CCAA.J$44]-[CCAA.J$37]" office:value-type="float" office:value="112" calcext:value-type="float">
            <text:p>112</text:p>
          </table:table-cell>
          <table:table-cell table:style-name="ce64" table:number-columns-repeated="5"/>
          <table:table-cell table:style-name="ce64" table:formula="of:=[CCAA.P$36]-[CCAA.P$30]" office:value-type="float" office:value="192" calcext:value-type="float">
            <text:p>192</text:p>
          </table:table-cell>
          <table:table-cell table:style-name="ce64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number-columns-repeated="6"/>
          <table:table-cell table:style-name="ce65" table:formula="of:=[CCAA.I$45]-[CCAA.I$11]" office:value-type="float" office:value="263" calcext:value-type="float">
            <text:p>263</text:p>
          </table:table-cell>
          <table:table-cell table:style-name="ce65" table:formula="of:=[CCAA.J$45]-[CCAA.J$11]" office:value-type="float" office:value="165" calcext:value-type="float">
            <text:p>165</text:p>
          </table:table-cell>
          <table:table-cell table:style-name="ce65" table:number-columns-repeated="5"/>
          <table:table-cell table:style-name="ce65" table:formula="of:=[CCAA.P$45]-[CCAA.P$11]" office:value-type="float" office:value="1825" calcext:value-type="float">
            <text:p>1825</text:p>
          </table:table-cell>
          <table:table-cell table:style-name="ce65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number-columns-repeated="6"/>
          <table:table-cell table:style-name="ce65" table:formula="of:=[.I20]-[.I21]" office:value-type="float" office:value="198" calcext:value-type="float">
            <text:p>198</text:p>
          </table:table-cell>
          <table:table-cell table:style-name="ce65" table:formula="of:=[.J20]-[.J21]" office:value-type="float" office:value="273" calcext:value-type="float">
            <text:p>273</text:p>
          </table:table-cell>
          <table:table-cell table:style-name="ce65" table:number-columns-repeated="5"/>
          <table:table-cell table:style-name="ce65" table:formula="of:=[.P20]-[.P21]" office:value-type="float" office:value="332" calcext:value-type="float">
            <text:p>332</text:p>
          </table:table-cell>
          <table:table-cell table:style-name="ce65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/>
          <table:table-cell table:style-name="ce59" office:value-type="date" office:date-value="2020-03-25" calcext:value-type="date">
            <text:p>25/03</text:p>
          </table:table-cell>
          <table:table-cell table:style-name="ce59" table:number-columns-repeated="4"/>
          <table:table-cell table:number-columns-repeated="2" table:style-name="ce59" office:value-type="date" office:date-value="2020-03-25" calcext:value-type="date">
            <text:p>25/03</text:p>
          </table:table-cell>
          <table:table-cell table:style-name="ce59" office:value-type="date" office:date-value="2020-03-24" calcext:value-type="date">
            <text:p>24/03</text:p>
          </table:table-cell>
          <table:table-cell table:style-name="ce59"/>
          <table:table-cell table:style-name="ce59" office:value-type="date" office:date-value="2020-03-25" calcext:value-type="date">
            <text:p>25/03</text:p>
          </table:table-cell>
          <table:table-cell table:style-name="ce59" table:number-columns-repeated="2"/>
          <table:table-cell table:style-name="ce59" office:value-type="date" office:date-value="2020-03-17" calcext:value-type="date">
            <text:p>17/03</text:p>
          </table:table-cell>
          <table:table-cell table:style-name="ce59" table:number-columns-repeated="2"/>
          <table:table-cell table:style-name="ce59" office:value-type="date" office:date-value="2020-03-24" calcext:value-type="date">
            <text:p>24/03</text:p>
          </table:table-cell>
          <table:table-cell table:style-name="ce59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/>
          <table:table-cell table:style-name="ce64" table:formula="of:=[CCAA.D$45]-[CCAA.D$43]" office:value-type="float" office:value="8" calcext:value-type="float">
            <text:p>8</text:p>
          </table:table-cell>
          <table:table-cell table:style-name="ce64" table:number-columns-repeated="4"/>
          <table:table-cell table:style-name="ce64" table:formula="of:=[CCAA.I$45]-[CCAA.I$35]" office:value-type="float" office:value="253" calcext:value-type="float">
            <text:p>253</text:p>
          </table:table-cell>
          <table:table-cell table:style-name="ce64" table:formula="of:=[CCAA.J$45]-[CCAA.J$38]" office:value-type="float" office:value="143" calcext:value-type="float">
            <text:p>143</text:p>
          </table:table-cell>
          <table:table-cell table:style-name="ce64" table:formula="of:=[CCAA.K$44]-[CCAA.K$43]" office:value-type="float" office:value="37" calcext:value-type="float">
            <text:p>37</text:p>
          </table:table-cell>
          <table:table-cell table:style-name="ce64"/>
          <table:table-cell table:style-name="ce64" table:formula="of:=[CCAA.M$45]-[CCAA.M$43]" office:value-type="float" office:value="49" calcext:value-type="float">
            <text:p>49</text:p>
          </table:table-cell>
          <table:table-cell table:style-name="ce64" table:number-columns-repeated="2"/>
          <table:table-cell table:style-name="ce64" table:formula="of:=[CCAA.P$37]-[CCAA.P$30]" office:value-type="float" office:value="334" calcext:value-type="float">
            <text:p>334</text:p>
          </table:table-cell>
          <table:table-cell table:style-name="ce64" table:number-columns-repeated="2"/>
          <table:table-cell table:style-name="ce64" table:formula="of:=[CCAA.S$43]-[CCAA.S$42]" office:value-type="float" office:value="10" calcext:value-type="float">
            <text:p>10</text:p>
          </table:table-cell>
          <table:table-cell table:style-name="ce64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/>
          <table:table-cell table:style-name="ce65" table:formula="of:=[CCAA.D$46]-[CCAA.D$11]" office:value-type="float" office:value="48" calcext:value-type="float">
            <text:p>48</text:p>
          </table:table-cell>
          <table:table-cell table:style-name="ce65" table:number-columns-repeated="4"/>
          <table:table-cell table:style-name="ce65" table:formula="of:=[CCAA.I$46]-[CCAA.I$11]" office:value-type="float" office:value="316" calcext:value-type="float">
            <text:p>316</text:p>
          </table:table-cell>
          <table:table-cell table:style-name="ce65" table:formula="of:=[CCAA.J$46]-[CCAA.J$11]" office:value-type="float" office:value="206" calcext:value-type="float">
            <text:p>206</text:p>
          </table:table-cell>
          <table:table-cell table:style-name="ce65" table:formula="of:=[CCAA.K$46]-[CCAA.K$11]" office:value-type="float" office:value="672" calcext:value-type="float">
            <text:p>672</text:p>
          </table:table-cell>
          <table:table-cell table:style-name="ce65"/>
          <table:table-cell table:style-name="ce65" table:formula="of:=[CCAA.M$46]-[CCAA.M$11]" office:value-type="float" office:value="167" calcext:value-type="float">
            <text:p>167</text:p>
          </table:table-cell>
          <table:table-cell table:style-name="ce65" table:number-columns-repeated="2"/>
          <table:table-cell table:style-name="ce65" table:formula="of:=[CCAA.P$46]-[CCAA.P$11]" office:value-type="float" office:value="2090" calcext:value-type="float">
            <text:p>2090</text:p>
          </table:table-cell>
          <table:table-cell table:style-name="ce65" table:number-columns-repeated="2"/>
          <table:table-cell table:style-name="ce65" table:formula="of:=[CCAA.S$46]-[CCAA.S$11]" office:value-type="float" office:value="49" calcext:value-type="float">
            <text:p>49</text:p>
          </table:table-cell>
          <table:table-cell table:style-name="ce65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/>
          <table:table-cell table:style-name="ce65" table:formula="of:=[.D27]-[.D28]" office:value-type="float" office:value="62" calcext:value-type="float">
            <text:p>62</text:p>
          </table:table-cell>
          <table:table-cell table:style-name="ce65" table:number-columns-repeated="4"/>
          <table:table-cell table:style-name="ce65" table:formula="of:=[.I27]-[.I28]" office:value-type="float" office:value="297" calcext:value-type="float">
            <text:p>297</text:p>
          </table:table-cell>
          <table:table-cell table:style-name="ce65" table:formula="of:=[.J27]-[.J28]" office:value-type="float" office:value="323" calcext:value-type="float">
            <text:p>323</text:p>
          </table:table-cell>
          <table:table-cell table:style-name="ce65" table:formula="of:=[.K27]-[.K28]" office:value-type="float" office:value="71" calcext:value-type="float">
            <text:p>71</text:p>
          </table:table-cell>
          <table:table-cell table:style-name="ce65"/>
          <table:table-cell table:style-name="ce65" table:formula="of:=[.M27]-[.M28]" office:value-type="float" office:value="57" calcext:value-type="float">
            <text:p>57</text:p>
          </table:table-cell>
          <table:table-cell table:style-name="ce65" table:number-columns-repeated="2"/>
          <table:table-cell table:style-name="ce65" table:formula="of:=[.P27]-[.P28]" office:value-type="float" office:value="310" calcext:value-type="float">
            <text:p>310</text:p>
          </table:table-cell>
          <table:table-cell table:style-name="ce65" table:number-columns-repeated="2"/>
          <table:table-cell table:style-name="ce65" table:formula="of:=[.S27]-[.S28]" office:value-type="float" office:value="32" calcext:value-type="float">
            <text:p>32</text:p>
          </table:table-cell>
          <table:table-cell table:style-name="ce65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table:number-columns-repeated="4"/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3-27" calcext:value-type="date">
            <text:p>27/03</text:p>
          </table:table-cell>
          <table:table-cell table:style-name="ce59" table:number-columns-repeated="2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number-columns-repeated="2" table:style-name="ce59" office:value-type="date" office:date-value="2020-03-26" calcext:value-type="date">
            <text:p>26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0]" office:value-type="float" office:value="83" calcext:value-type="float">
            <text:p>83</text:p>
          </table:table-cell>
          <table:table-cell table:style-name="ce64" table:formula="of:=[CCAA.D$47]-[CCAA.D$43]" office:value-type="float" office:value="26" calcext:value-type="float">
            <text:p>26</text:p>
          </table:table-cell>
          <table:table-cell table:style-name="ce64" table:number-columns-repeated="4"/>
          <table:table-cell table:style-name="ce64" table:formula="of:=[CCAA.I$47]-[CCAA.I$34]" office:value-type="float" office:value="361" calcext:value-type="float">
            <text:p>361</text:p>
          </table:table-cell>
          <table:table-cell table:style-name="ce64" table:formula="of:=[CCAA.J$48]-[CCAA.J$38]" office:value-type="float" office:value="299" calcext:value-type="float">
            <text:p>299</text:p>
          </table:table-cell>
          <table:table-cell table:style-name="ce64" table:formula="of:=[CCAA.K$46]-[CCAA.K$43]" office:value-type="float" office:value="427" calcext:value-type="float">
            <text:p>427</text:p>
          </table:table-cell>
          <table:table-cell table:style-name="ce64"/>
          <table:table-cell table:style-name="ce64" table:formula="of:=[CCAA.M$47]-[CCAA.M$43]" office:value-type="float" office:value="104" calcext:value-type="float">
            <text:p>104</text:p>
          </table:table-cell>
          <table:table-cell table:style-name="ce64" table:number-columns-repeated="2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46]-[CCAA.S$42]" office:value-type="float" office:value="35" calcext:value-type="float">
            <text:p>35</text:p>
          </table:table-cell>
          <table:table-cell table:style-name="ce64" table:formula="of:=[CCAA.T$46]-[CCAA.T$45]" office:value-type="float" office:value="25" calcext:value-type="float">
            <text:p>25</text:p>
          </table:table-cell>
          <table:table-cell table:style-name="ce64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49]-[CCAA.C$11]" office:value-type="float" office:value="207" calcext:value-type="float">
            <text:p>207</text:p>
          </table:table-cell>
          <table:table-cell table:style-name="ce65" table:formula="of:=[CCAA.D$49]-[CCAA.D$11]" office:value-type="float" office:value="93" calcext:value-type="float">
            <text:p>93</text:p>
          </table:table-cell>
          <table:table-cell table:style-name="ce65" table:formula="of:=[CCAA.E$49]-[CCAA.E$11]" office:value-type="float" office:value="41" calcext:value-type="float">
            <text:p>41</text:p>
          </table:table-cell>
          <table:table-cell table:style-name="ce65" table:formula="of:=[CCAA.F$49]-[CCAA.F$11]" office:value-type="float" office:value="29" calcext:value-type="float">
            <text:p>29</text:p>
          </table:table-cell>
          <table:table-cell table:style-name="ce65" table:formula="of:=[CCAA.G$49]-[CCAA.G$11]" office:value-type="float" office:value="39" calcext:value-type="float">
            <text:p>39</text:p>
          </table:table-cell>
          <table:table-cell table:style-name="ce65" table:formula="of:=[CCAA.H$49]-[CCAA.H$11]" office:value-type="float" office:value="26" calcext:value-type="float">
            <text:p>26</text:p>
          </table:table-cell>
          <table:table-cell table:style-name="ce65" table:formula="of:=[CCAA.I$49]-[CCAA.I$11]" office:value-type="float" office:value="539" calcext:value-type="float">
            <text:p>539</text:p>
          </table:table-cell>
          <table:table-cell table:style-name="ce65" table:formula="of:=[CCAA.J$49]-[CCAA.J$11]" office:value-type="float" office:value="380" calcext:value-type="float">
            <text:p>380</text:p>
          </table:table-cell>
          <table:table-cell table:style-name="ce65" table:formula="of:=[CCAA.K$49]-[CCAA.K$11]" office:value-type="float" office:value="1226" calcext:value-type="float">
            <text:p>1226</text:p>
          </table:table-cell>
          <table:table-cell table:style-name="ce65" table:formula="of:=[CCAA.L$49]-[CCAA.L$11]" office:value-type="float" office:value="1" calcext:value-type="float">
            <text:p>1</text:p>
          </table:table-cell>
          <table:table-cell table:style-name="ce65" table:formula="of:=[CCAA.M$49]-[CCAA.M$11]" office:value-type="float" office:value="267" calcext:value-type="float">
            <text:p>267</text:p>
          </table:table-cell>
          <table:table-cell table:style-name="ce65" table:formula="of:=[CCAA.N$49]-[CCAA.N$11]" office:value-type="float" office:value="100" calcext:value-type="float">
            <text:p>100</text:p>
          </table:table-cell>
          <table:table-cell table:style-name="ce65" table:formula="of:=[CCAA.O$49]-[CCAA.O$11]" office:value-type="float" office:value="60" calcext:value-type="float">
            <text:p>60</text:p>
          </table:table-cell>
          <table:table-cell table:style-name="ce65" table:formula="of:=[CCAA.P$49]-[CCAA.P$11]" office:value-type="float" office:value="3082" calcext:value-type="float">
            <text:p>3082</text:p>
          </table:table-cell>
          <table:table-cell table:style-name="ce65" table:formula="of:=[CCAA.Q$49]-[CCAA.Q$11]" office:value-type="float" office:value="1" calcext:value-type="float">
            <text:p>1</text:p>
          </table:table-cell>
          <table:table-cell table:style-name="ce65" table:formula="of:=[CCAA.R$49]-[CCAA.R$11]" office:value-type="float" office:value="20" calcext:value-type="float">
            <text:p>20</text:p>
          </table:table-cell>
          <table:table-cell table:style-name="ce65" table:formula="of:=[CCAA.S$49]-[CCAA.S$11]" office:value-type="float" office:value="84" calcext:value-type="float">
            <text:p>84</text:p>
          </table:table-cell>
          <table:table-cell table:style-name="ce65" table:formula="of:=[CCAA.T$49]-[CCAA.T$11]" office:value-type="float" office:value="265" calcext:value-type="float">
            <text:p>265</text:p>
          </table:table-cell>
          <table:table-cell table:style-name="ce65" table:formula="of:=[CCAA.U$49]-[CCAA.U$11]" office:value-type="float" office:value="68" calcext:value-type="float">
            <text:p>68</text:p>
          </table:table-cell>
          <table:table-cell table:style-name="ce65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34]-[.C35]" office:value-type="float" office:value="47" calcext:value-type="float">
            <text:p>47</text:p>
          </table:table-cell>
          <table:table-cell table:style-name="ce65" table:formula="of:=[.D34]-[.D35]" office:value-type="float" office:value="94" calcext:value-type="float">
            <text:p>94</text:p>
          </table:table-cell>
          <table:table-cell table:style-name="ce65" table:number-columns-repeated="4"/>
          <table:table-cell table:style-name="ce65" table:formula="of:=[.I34]-[.I35]" office:value-type="float" office:value="451" calcext:value-type="float">
            <text:p>451</text:p>
          </table:table-cell>
          <table:table-cell table:style-name="ce65" table:formula="of:=[.J34]-[.J35]" office:value-type="float" office:value="377" calcext:value-type="float">
            <text:p>377</text:p>
          </table:table-cell>
          <table:table-cell table:style-name="ce65" table:formula="of:=[.K34]-[.K35]" office:value-type="float" office:value="-183" calcext:value-type="float">
            <text:p>-183</text:p>
          </table:table-cell>
          <table:table-cell table:style-name="ce65"/>
          <table:table-cell table:style-name="ce65" table:formula="of:=[.M34]-[.M35]" office:value-type="float" office:value="92" calcext:value-type="float">
            <text:p>92</text:p>
          </table:table-cell>
          <table:table-cell table:style-name="ce65" table:number-columns-repeated="2"/>
          <table:table-cell table:style-name="ce65" table:formula="of:=[.P34]-[.P35]" office:value-type="float" office:value="-1796" calcext:value-type="float">
            <text:p>-1796</text:p>
          </table:table-cell>
          <table:table-cell table:style-name="ce65" table:number-columns-repeated="2"/>
          <table:table-cell table:style-name="ce65" table:formula="of:=[.S34]-[.S35]" office:value-type="float" office:value="41" calcext:value-type="float">
            <text:p>41</text:p>
          </table:table-cell>
          <table:table-cell table:style-name="ce65" table:formula="of:=[.T34]-[.T35]" office:value-type="float" office:value="41" calcext:value-type="float">
            <text:p>41</text:p>
          </table:table-cell>
          <table:table-cell table:style-name="ce65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style-name="ce59" table:number-columns-repeated="2"/>
          <table:table-cell table:number-columns-repeated="2"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/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/>
          <table:table-cell table:style-name="ce59" office:value-type="date" office:date-value="2020-03-21" calcext:value-type="date">
            <text:p>21/03</text:p>
          </table:table-cell>
          <table:table-cell table:style-name="ce59" table:number-columns-repeated="2"/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4]" office:value-type="float" office:value="26" calcext:value-type="float">
            <text:p>26</text:p>
          </table:table-cell>
          <table:table-cell table:style-name="ce64" table:formula="of:=[CCAA.D$49]-[CCAA.D$43]" office:value-type="float" office:value="61" calcext:value-type="float">
            <text:p>61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number-columns-repeated="2"/>
          <table:table-cell table:style-name="ce64" table:formula="of:=[CCAA.I$49]-[CCAA.I$34]" office:value-type="float" office:value="533" calcext:value-type="float">
            <text:p>533</text:p>
          </table:table-cell>
          <table:table-cell table:style-name="ce64" table:formula="of:=[CCAA.J$49]-[CCAA.J$38]" office:value-type="float" office:value="358" calcext:value-type="float">
            <text:p>358</text:p>
          </table:table-cell>
          <table:table-cell table:style-name="ce64" table:formula="of:=[CCAA.K$48]-[CCAA.K$41]" office:value-type="float" office:value="948" calcext:value-type="float">
            <text:p>948</text:p>
          </table:table-cell>
          <table:table-cell table:style-name="ce64"/>
          <table:table-cell table:style-name="ce64" table:formula="of:=[CCAA.M$49]-[CCAA.M$43]" office:value-type="float" office:value="173" calcext:value-type="float">
            <text:p>173</text:p>
          </table:table-cell>
          <table:table-cell table:style-name="ce64" table:formula="of:=[CCAA.N$48]-[CCAA.N$44]" office:value-type="float" office:value="62" calcext:value-type="float">
            <text:p>62</text:p>
          </table:table-cell>
          <table:table-cell table:style-name="ce64"/>
          <table:table-cell table:style-name="ce64" table:formula="of:=[CCAA.P$41]-[CCAA.P$30]" office:value-type="float" office:value="783" calcext:value-type="float">
            <text:p>783</text:p>
          </table:table-cell>
          <table:table-cell table:style-name="ce64" table:number-columns-repeated="2"/>
          <table:table-cell table:style-name="ce64" table:formula="of:=[CCAA.S$49]-[CCAA.S$42]" office:value-type="float" office:value="70" calcext:value-type="float">
            <text:p>70</text:p>
          </table:table-cell>
          <table:table-cell table:style-name="ce64" table:formula="of:=[CCAA.T$48]-[CCAA.T$45]" office:value-type="float" office:value="66" calcext:value-type="float">
            <text:p>66</text:p>
          </table:table-cell>
          <table:table-cell table:style-name="ce64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0]-[CCAA.C$11]" office:value-type="float" office:value="236" calcext:value-type="float">
            <text:p>236</text:p>
          </table:table-cell>
          <table:table-cell table:style-name="ce65" table:formula="of:=[CCAA.D$50]-[CCAA.D$11]" office:value-type="float" office:value="106" calcext:value-type="float">
            <text:p>106</text:p>
          </table:table-cell>
          <table:table-cell table:style-name="ce65" table:formula="of:=[CCAA.E$50]-[CCAA.E$11]" office:value-type="float" office:value="49" calcext:value-type="float">
            <text:p>49</text:p>
          </table:table-cell>
          <table:table-cell table:style-name="ce65" table:formula="of:=[CCAA.F$50]-[CCAA.F$11]" office:value-type="float" office:value="37" calcext:value-type="float">
            <text:p>37</text:p>
          </table:table-cell>
          <table:table-cell table:style-name="ce65" table:formula="of:=[CCAA.G$50]-[CCAA.G$11]" office:value-type="float" office:value="40" calcext:value-type="float">
            <text:p>40</text:p>
          </table:table-cell>
          <table:table-cell table:style-name="ce65" table:formula="of:=[CCAA.H$50]-[CCAA.H$11]" office:value-type="float" office:value="27" calcext:value-type="float">
            <text:p>27</text:p>
          </table:table-cell>
          <table:table-cell table:style-name="ce65" table:formula="of:=[CCAA.I$50]-[CCAA.I$11]" office:value-type="float" office:value="622" calcext:value-type="float">
            <text:p>622</text:p>
          </table:table-cell>
          <table:table-cell table:style-name="ce65" table:formula="of:=[CCAA.J$50]-[CCAA.J$11]" office:value-type="float" office:value="442" calcext:value-type="float">
            <text:p>442</text:p>
          </table:table-cell>
          <table:table-cell table:style-name="ce65" table:formula="of:=[CCAA.K$50]-[CCAA.K$11]" office:value-type="float" office:value="1410" calcext:value-type="float">
            <text:p>1410</text:p>
          </table:table-cell>
          <table:table-cell table:style-name="ce65" table:formula="of:=[CCAA.L$50]-[CCAA.L$11]" office:value-type="float" office:value="1" calcext:value-type="float">
            <text:p>1</text:p>
          </table:table-cell>
          <table:table-cell table:style-name="ce65" table:formula="of:=[CCAA.M$50]-[CCAA.M$11]" office:value-type="float" office:value="310" calcext:value-type="float">
            <text:p>310</text:p>
          </table:table-cell>
          <table:table-cell table:style-name="ce65" table:formula="of:=[CCAA.N$50]-[CCAA.N$11]" office:value-type="float" office:value="106" calcext:value-type="float">
            <text:p>106</text:p>
          </table:table-cell>
          <table:table-cell table:style-name="ce65" table:formula="of:=[CCAA.O$50]-[CCAA.O$11]" office:value-type="float" office:value="66" calcext:value-type="float">
            <text:p>66</text:p>
          </table:table-cell>
          <table:table-cell table:style-name="ce65" table:formula="of:=[CCAA.P$50]-[CCAA.P$11]" office:value-type="float" office:value="3392" calcext:value-type="float">
            <text:p>3392</text:p>
          </table:table-cell>
          <table:table-cell table:style-name="ce65" table:formula="of:=[CCAA.Q$50]-[CCAA.Q$11]" office:value-type="float" office:value="1" calcext:value-type="float">
            <text:p>1</text:p>
          </table:table-cell>
          <table:table-cell table:style-name="ce65" table:formula="of:=[CCAA.R$50]-[CCAA.R$11]" office:value-type="float" office:value="25" calcext:value-type="float">
            <text:p>25</text:p>
          </table:table-cell>
          <table:table-cell table:style-name="ce65" table:formula="of:=[CCAA.S$50]-[CCAA.S$11]" office:value-type="float" office:value="102" calcext:value-type="float">
            <text:p>102</text:p>
          </table:table-cell>
          <table:table-cell table:style-name="ce65" table:formula="of:=[CCAA.T$50]-[CCAA.T$11]" office:value-type="float" office:value="297" calcext:value-type="float">
            <text:p>297</text:p>
          </table:table-cell>
          <table:table-cell table:style-name="ce65" table:formula="of:=[CCAA.U$50]-[CCAA.U$11]" office:value-type="float" office:value="71" calcext:value-type="float">
            <text:p>71</text:p>
          </table:table-cell>
          <table:table-cell table:style-name="ce65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41]-[.C42]" office:value-type="float" office:value="40" calcext:value-type="float">
            <text:p>40</text:p>
          </table:table-cell>
          <table:table-cell table:style-name="ce65" table:formula="of:=[.D41]-[.D42]" office:value-type="float" office:value="115" calcext:value-type="float">
            <text:p>115</text:p>
          </table:table-cell>
          <table:table-cell table:style-name="ce65"/>
          <table:table-cell table:style-name="ce65" table:formula="of:=[.F41]-[.F42]" office:value-type="float" office:value="28" calcext:value-type="float">
            <text:p>28</text:p>
          </table:table-cell>
          <table:table-cell table:style-name="ce65" table:number-columns-repeated="2"/>
          <table:table-cell table:style-name="ce65" table:formula="of:=[.I41]-[.I42]" office:value-type="float" office:value="639" calcext:value-type="float">
            <text:p>639</text:p>
          </table:table-cell>
          <table:table-cell table:style-name="ce65" table:formula="of:=[.J41]-[.J42]" office:value-type="float" office:value="612" calcext:value-type="float">
            <text:p>612</text:p>
          </table:table-cell>
          <table:table-cell table:style-name="ce65" table:formula="of:=[.K41]-[.K42]" office:value-type="float" office:value="-412" calcext:value-type="float">
            <text:p>-412</text:p>
          </table:table-cell>
          <table:table-cell table:style-name="ce65"/>
          <table:table-cell table:style-name="ce65" table:formula="of:=[.M41]-[.M42]" office:value-type="float" office:value="199" calcext:value-type="float">
            <text:p>199</text:p>
          </table:table-cell>
          <table:table-cell table:style-name="ce65" table:formula="of:=[.N41]-[.N42]" office:value-type="float" office:value="0" calcext:value-type="float">
            <text:p>0</text:p>
          </table:table-cell>
          <table:table-cell table:style-name="ce65"/>
          <table:table-cell table:style-name="ce65" table:formula="of:=[.P41]-[.P42]" office:value-type="float" office:value="455" calcext:value-type="float">
            <text:p>455</text:p>
          </table:table-cell>
          <table:table-cell table:style-name="ce65" table:number-columns-repeated="2"/>
          <table:table-cell table:style-name="ce65" table:formula="of:=[.S41]-[.S42]" office:value-type="float" office:value="71" calcext:value-type="float">
            <text:p>71</text:p>
          </table:table-cell>
          <table:table-cell table:style-name="ce65" table:formula="of:=[.T41]-[.T42]" office:value-type="float" office:value="66" calcext:value-type="float">
            <text:p>66</text:p>
          </table:table-cell>
          <table:table-cell table:style-name="ce65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/>
          <table:table-cell table:style-name="ce59" office:value-type="date" office:date-value="2020-03-24" calcext:value-type="date">
            <text:p>24/03</text:p>
          </table:table-cell>
          <table:table-cell table:style-name="ce59" table:number-columns-repeated="2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0]" office:value-type="float" office:value="83" calcext:value-type="float">
            <text:p>83</text:p>
          </table:table-cell>
          <table:table-cell table:style-name="ce64" table:formula="of:=[CCAA.D$50]-[CCAA.D$43]" office:value-type="float" office:value="74" calcext:value-type="float">
            <text:p>74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/>
          <table:table-cell table:style-name="ce64" table:formula="of:=[CCAA.H$50]-[CCAA.H$44]" office:value-type="float" office:value="18" calcext:value-type="float">
            <text:p>18</text:p>
          </table:table-cell>
          <table:table-cell table:style-name="ce64" table:formula="of:=[CCAA.I$51]-[CCAA.I$34]" office:value-type="float" office:value="702" calcext:value-type="float">
            <text:p>702</text:p>
          </table:table-cell>
          <table:table-cell table:style-name="ce64" table:formula="of:=[CCAA.J$50]-[CCAA.J$38]" office:value-type="float" office:value="420" calcext:value-type="float">
            <text:p>420</text:p>
          </table:table-cell>
          <table:table-cell table:style-name="ce64" table:formula="of:=[CCAA.K$50]-[CCAA.K$41]" office:value-type="float" office:value="1288" calcext:value-type="float">
            <text:p>1288</text:p>
          </table:table-cell>
          <table:table-cell table:style-name="ce64"/>
          <table:table-cell table:style-name="ce64" table:formula="of:=[CCAA.M$50]-[CCAA.M$42]" office:value-type="float" office:value="241" calcext:value-type="float">
            <text:p>241</text:p>
          </table:table-cell>
          <table:table-cell table:style-name="ce64" table:formula="of:=[CCAA.N$45]-[CCAA.N$44]" office:value-type="float" office:value="13" calcext:value-type="float">
            <text:p>13</text:p>
          </table:table-cell>
          <table:table-cell table:style-name="ce64"/>
          <table:table-cell table:style-name="ce64" table:formula="of:=[CCAA.P$44]-[CCAA.P$30]" office:value-type="float" office:value="1514" calcext:value-type="float">
            <text:p>1514</text:p>
          </table:table-cell>
          <table:table-cell table:style-name="ce64" table:number-columns-repeated="2"/>
          <table:table-cell table:style-name="ce64" table:formula="of:=[CCAA.S$50]-[CCAA.S$42]" office:value-type="float" office:value="88" calcext:value-type="float">
            <text:p>88</text:p>
          </table:table-cell>
          <table:table-cell table:style-name="ce64" table:formula="of:=[CCAA.T$49]-[CCAA.T$45]" office:value-type="float" office:value="110" calcext:value-type="float">
            <text:p>110</text:p>
          </table:table-cell>
          <table:table-cell table:style-name="ce64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1]-[CCAA.C$11]" office:value-type="float" office:value="248" calcext:value-type="float">
            <text:p>248</text:p>
          </table:table-cell>
          <table:table-cell table:style-name="ce65" table:formula="of:=[CCAA.D$51]-[CCAA.D$11]" office:value-type="float" office:value="138" calcext:value-type="float">
            <text:p>138</text:p>
          </table:table-cell>
          <table:table-cell table:style-name="ce65" table:formula="of:=[CCAA.E$51]-[CCAA.E$11]" office:value-type="float" office:value="55" calcext:value-type="float">
            <text:p>55</text:p>
          </table:table-cell>
          <table:table-cell table:style-name="ce65" table:formula="of:=[CCAA.F$51]-[CCAA.F$11]" office:value-type="float" office:value="42" calcext:value-type="float">
            <text:p>42</text:p>
          </table:table-cell>
          <table:table-cell table:style-name="ce65" table:formula="of:=[CCAA.G$51]-[CCAA.G$11]" office:value-type="float" office:value="55" calcext:value-type="float">
            <text:p>55</text:p>
          </table:table-cell>
          <table:table-cell table:style-name="ce65" table:formula="of:=[CCAA.H$51]-[CCAA.H$11]" office:value-type="float" office:value="37" calcext:value-type="float">
            <text:p>37</text:p>
          </table:table-cell>
          <table:table-cell table:style-name="ce65" table:formula="of:=[CCAA.I$51]-[CCAA.I$11]" office:value-type="float" office:value="708" calcext:value-type="float">
            <text:p>708</text:p>
          </table:table-cell>
          <table:table-cell table:style-name="ce65" table:formula="of:=[CCAA.J$51]-[CCAA.J$11]" office:value-type="float" office:value="516" calcext:value-type="float">
            <text:p>516</text:p>
          </table:table-cell>
          <table:table-cell table:style-name="ce65" table:formula="of:=[CCAA.K$51]-[CCAA.K$11]" office:value-type="float" office:value="1672" calcext:value-type="float">
            <text:p>1672</text:p>
          </table:table-cell>
          <table:table-cell table:style-name="ce65" table:formula="of:=[CCAA.L$51]-[CCAA.L$11]" office:value-type="float" office:value="1" calcext:value-type="float">
            <text:p>1</text:p>
          </table:table-cell>
          <table:table-cell table:style-name="ce65" table:formula="of:=[CCAA.M$51]-[CCAA.M$11]" office:value-type="float" office:value="339" calcext:value-type="float">
            <text:p>339</text:p>
          </table:table-cell>
          <table:table-cell table:style-name="ce65" table:formula="of:=[CCAA.N$51]-[CCAA.N$11]" office:value-type="float" office:value="133" calcext:value-type="float">
            <text:p>133</text:p>
          </table:table-cell>
          <table:table-cell table:style-name="ce65" table:formula="of:=[CCAA.O$51]-[CCAA.O$11]" office:value-type="float" office:value="84" calcext:value-type="float">
            <text:p>84</text:p>
          </table:table-cell>
          <table:table-cell table:style-name="ce65" table:formula="of:=[CCAA.P$51]-[CCAA.P$11]" office:value-type="float" office:value="3603" calcext:value-type="float">
            <text:p>3603</text:p>
          </table:table-cell>
          <table:table-cell table:style-name="ce65" table:formula="of:=[CCAA.Q$51]-[CCAA.Q$11]" office:value-type="float" office:value="1" calcext:value-type="float">
            <text:p>1</text:p>
          </table:table-cell>
          <table:table-cell table:style-name="ce65" table:formula="of:=[CCAA.R$51]-[CCAA.R$11]" office:value-type="float" office:value="34" calcext:value-type="float">
            <text:p>34</text:p>
          </table:table-cell>
          <table:table-cell table:style-name="ce65" table:formula="of:=[CCAA.S$51]-[CCAA.S$11]" office:value-type="float" office:value="113" calcext:value-type="float">
            <text:p>113</text:p>
          </table:table-cell>
          <table:table-cell table:style-name="ce65" table:formula="of:=[CCAA.T$51]-[CCAA.T$11]" office:value-type="float" office:value="325" calcext:value-type="float">
            <text:p>325</text:p>
          </table:table-cell>
          <table:table-cell table:style-name="ce65" table:formula="of:=[CCAA.U$51]-[CCAA.U$11]" office:value-type="float" office:value="85" calcext:value-type="float">
            <text:p>85</text:p>
          </table:table-cell>
          <table:table-cell table:style-name="ce65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48]-[.C49]" office:value-type="float" office:value="75" calcext:value-type="float">
            <text:p>75</text:p>
          </table:table-cell>
          <table:table-cell table:style-name="ce65" table:formula="of:=[.D48]-[.D49]" office:value-type="float" office:value="120" calcext:value-type="float">
            <text:p>120</text:p>
          </table:table-cell>
          <table:table-cell table:style-name="ce65"/>
          <table:table-cell table:style-name="ce65" table:formula="of:=[.F48]-[.F49]" office:value-type="float" office:value="28" calcext:value-type="float">
            <text:p>28</text:p>
          </table:table-cell>
          <table:table-cell table:style-name="ce65"/>
          <table:table-cell table:style-name="ce65" table:formula="of:=[.H48]-[.H49]" office:value-type="float" office:value="8" calcext:value-type="float">
            <text:p>8</text:p>
          </table:table-cell>
          <table:table-cell table:style-name="ce65" table:formula="of:=[.I48]-[.I49]" office:value-type="float" office:value="680" calcext:value-type="float">
            <text:p>680</text:p>
          </table:table-cell>
          <table:table-cell table:style-name="ce65" table:formula="of:=[.J48]-[.J49]" office:value-type="float" office:value="648" calcext:value-type="float">
            <text:p>648</text:p>
          </table:table-cell>
          <table:table-cell table:style-name="ce65" table:formula="of:=[.K48]-[.K49]" office:value-type="float" office:value="-543" calcext:value-type="float">
            <text:p>-543</text:p>
          </table:table-cell>
          <table:table-cell table:style-name="ce65"/>
          <table:table-cell table:style-name="ce65" table:formula="of:=[.M48]-[.M49]" office:value-type="float" office:value="241" calcext:value-type="float">
            <text:p>241</text:p>
          </table:table-cell>
          <table:table-cell table:style-name="ce65" table:formula="of:=[.N48]-[.N49]" office:value-type="float" office:value="25" calcext:value-type="float">
            <text:p>25</text:p>
          </table:table-cell>
          <table:table-cell table:style-name="ce65"/>
          <table:table-cell table:style-name="ce65" table:formula="of:=[.P48]-[.P49]" office:value-type="float" office:value="136" calcext:value-type="float">
            <text:p>136</text:p>
          </table:table-cell>
          <table:table-cell table:style-name="ce65" table:number-columns-repeated="2"/>
          <table:table-cell table:style-name="ce65" table:formula="of:=[.S48]-[.S49]" office:value-type="float" office:value="87" calcext:value-type="float">
            <text:p>87</text:p>
          </table:table-cell>
          <table:table-cell table:style-name="ce65" table:formula="of:=[.T48]-[.T49]" office:value-type="float" office:value="72" calcext:value-type="float">
            <text:p>72</text:p>
          </table:table-cell>
          <table:table-cell table:style-name="ce65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6]-[CCAA.C$40]" office:value-type="float" office:value="104" calcext:value-type="float">
            <text:p>104</text:p>
          </table:table-cell>
          <table:table-cell table:style-name="ce64" table:formula="of:=[CCAA.D$51]-[CCAA.D$43]" office:value-type="float" office:value="106" calcext:value-type="float">
            <text:p>106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formula="of:=[CCAA.G$51]-[CCAA.G$47]" office:value-type="float" office:value="28" calcext:value-type="float">
            <text:p>28</text:p>
          </table:table-cell>
          <table:table-cell table:style-name="ce64" table:formula="of:=[CCAA.H$51]-[CCAA.H$44]" office:value-type="float" office:value="28" calcext:value-type="float">
            <text:p>28</text:p>
          </table:table-cell>
          <table:table-cell table:style-name="ce64" table:formula="of:=[CCAA.I$52]-[CCAA.I$34]" office:value-type="float" office:value="768" calcext:value-type="float">
            <text:p>768</text:p>
          </table:table-cell>
          <table:table-cell table:style-name="ce64" table:formula="of:=[CCAA.J$51]-[CCAA.J$38]" office:value-type="float" office:value="494" calcext:value-type="float">
            <text:p>494</text:p>
          </table:table-cell>
          <table:table-cell table:style-name="ce64" table:formula="of:=[CCAA.K$51]-[CCAA.K$41]" office:value-type="float" office:value="1550" calcext:value-type="float">
            <text:p>1550</text:p>
          </table:table-cell>
          <table:table-cell table:style-name="ce64"/>
          <table:table-cell table:style-name="ce64" table:formula="of:=[CCAA.M$51]-[CCAA.M$42]" office:value-type="float" office:value="270" calcext:value-type="float">
            <text:p>270</text:p>
          </table:table-cell>
          <table:table-cell table:style-name="ce64" table:formula="of:=[CCAA.N$50]-[CCAA.N$44]" office:value-type="float" office:value="80" calcext:value-type="float">
            <text:p>80</text:p>
          </table:table-cell>
          <table:table-cell table:style-name="ce64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51]-[CCAA.S$42]" office:value-type="float" office:value="99" calcext:value-type="float">
            <text:p>99</text:p>
          </table:table-cell>
          <table:table-cell table:style-name="ce64" table:formula="of:=[CCAA.T$51]-[CCAA.T$45]" office:value-type="float" office:value="170" calcext:value-type="float">
            <text:p>170</text:p>
          </table:table-cell>
          <table:table-cell table:style-name="ce64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2]-[CCAA.C$11]" office:value-type="float" office:value="308" calcext:value-type="float">
            <text:p>308</text:p>
          </table:table-cell>
          <table:table-cell table:style-name="ce65" table:formula="of:=[CCAA.D$52]-[CCAA.D$11]" office:value-type="float" office:value="169" calcext:value-type="float">
            <text:p>169</text:p>
          </table:table-cell>
          <table:table-cell table:style-name="ce65" table:formula="of:=[CCAA.E$52]-[CCAA.E$11]" office:value-type="float" office:value="63" calcext:value-type="float">
            <text:p>63</text:p>
          </table:table-cell>
          <table:table-cell table:style-name="ce65" table:formula="of:=[CCAA.F$52]-[CCAA.F$11]" office:value-type="float" office:value="46" calcext:value-type="float">
            <text:p>46</text:p>
          </table:table-cell>
          <table:table-cell table:style-name="ce65" table:formula="of:=[CCAA.G$52]-[CCAA.G$11]" office:value-type="float" office:value="62" calcext:value-type="float">
            <text:p>62</text:p>
          </table:table-cell>
          <table:table-cell table:style-name="ce65" table:formula="of:=[CCAA.H$52]-[CCAA.H$11]" office:value-type="float" office:value="54" calcext:value-type="float">
            <text:p>54</text:p>
          </table:table-cell>
          <table:table-cell table:style-name="ce65" table:formula="of:=[CCAA.I$52]-[CCAA.I$11]" office:value-type="float" office:value="774" calcext:value-type="float">
            <text:p>774</text:p>
          </table:table-cell>
          <table:table-cell table:style-name="ce65" table:formula="of:=[CCAA.J$52]-[CCAA.J$11]" office:value-type="float" office:value="585" calcext:value-type="float">
            <text:p>585</text:p>
          </table:table-cell>
          <table:table-cell table:style-name="ce65" table:formula="of:=[CCAA.K$52]-[CCAA.K$11]" office:value-type="float" office:value="1849" calcext:value-type="float">
            <text:p>1849</text:p>
          </table:table-cell>
          <table:table-cell table:style-name="ce65" table:formula="of:=[CCAA.L$52]-[CCAA.L$11]" office:value-type="float" office:value="1" calcext:value-type="float">
            <text:p>1</text:p>
          </table:table-cell>
          <table:table-cell table:style-name="ce65" table:formula="of:=[CCAA.M$52]-[CCAA.M$11]" office:value-type="float" office:value="395" calcext:value-type="float">
            <text:p>395</text:p>
          </table:table-cell>
          <table:table-cell table:style-name="ce65" table:formula="of:=[CCAA.N$52]-[CCAA.N$11]" office:value-type="float" office:value="152" calcext:value-type="float">
            <text:p>152</text:p>
          </table:table-cell>
          <table:table-cell table:style-name="ce65" table:formula="of:=[CCAA.O$52]-[CCAA.O$11]" office:value-type="float" office:value="103" calcext:value-type="float">
            <text:p>103</text:p>
          </table:table-cell>
          <table:table-cell table:style-name="ce65" table:formula="of:=[CCAA.P$52]-[CCAA.P$11]" office:value-type="float" office:value="3865" calcext:value-type="float">
            <text:p>3865</text:p>
          </table:table-cell>
          <table:table-cell table:style-name="ce65" table:formula="of:=[CCAA.Q$52]-[CCAA.Q$11]" office:value-type="float" office:value="1" calcext:value-type="float">
            <text:p>1</text:p>
          </table:table-cell>
          <table:table-cell table:style-name="ce65" table:formula="of:=[CCAA.R$52]-[CCAA.R$11]" office:value-type="float" office:value="37" calcext:value-type="float">
            <text:p>37</text:p>
          </table:table-cell>
          <table:table-cell table:style-name="ce65" table:formula="of:=[CCAA.S$52]-[CCAA.S$11]" office:value-type="float" office:value="130" calcext:value-type="float">
            <text:p>130</text:p>
          </table:table-cell>
          <table:table-cell table:style-name="ce65" table:formula="of:=[CCAA.T$52]-[CCAA.T$11]" office:value-type="float" office:value="369" calcext:value-type="float">
            <text:p>369</text:p>
          </table:table-cell>
          <table:table-cell table:style-name="ce65" table:formula="of:=[CCAA.U$52]-[CCAA.U$11]" office:value-type="float" office:value="90" calcext:value-type="float">
            <text:p>90</text:p>
          </table:table-cell>
          <table:table-cell table:style-name="ce65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55]-[.C56]" office:value-type="float" office:value="98" calcext:value-type="float">
            <text:p>98</text:p>
          </table:table-cell>
          <table:table-cell table:style-name="ce65" table:formula="of:=[.D55]-[.D56]" office:value-type="float" office:value="124" calcext:value-type="float">
            <text:p>124</text:p>
          </table:table-cell>
          <table:table-cell table:style-name="ce65"/>
          <table:table-cell table:style-name="ce65" table:formula="of:=[.F55]-[.F56]" office:value-type="float" office:value="32" calcext:value-type="float">
            <text:p>32</text:p>
          </table:table-cell>
          <table:table-cell table:style-name="ce65" table:formula="of:=[.G55]-[.G56]" office:value-type="float" office:value="17" calcext:value-type="float">
            <text:p>17</text:p>
          </table:table-cell>
          <table:table-cell table:style-name="ce65" table:formula="of:=[.H55]-[.H56]" office:value-type="float" office:value="12" calcext:value-type="float">
            <text:p>12</text:p>
          </table:table-cell>
          <table:table-cell table:style-name="ce65" table:formula="of:=[.I55]-[.I56]" office:value-type="float" office:value="884" calcext:value-type="float">
            <text:p>884</text:p>
          </table:table-cell>
          <table:table-cell table:style-name="ce65" table:formula="of:=[.J55]-[.J56]" office:value-type="float" office:value="796" calcext:value-type="float">
            <text:p>796</text:p>
          </table:table-cell>
          <table:table-cell table:style-name="ce65" table:formula="of:=[.K55]-[.K56]" office:value-type="float" office:value="-693" calcext:value-type="float">
            <text:p>-693</text:p>
          </table:table-cell>
          <table:table-cell table:style-name="ce65"/>
          <table:table-cell table:style-name="ce65" table:formula="of:=[.M55]-[.M56]" office:value-type="float" office:value="290" calcext:value-type="float">
            <text:p>290</text:p>
          </table:table-cell>
          <table:table-cell table:style-name="ce65" table:formula="of:=[.N55]-[.N56]" office:value-type="float" office:value="18" calcext:value-type="float">
            <text:p>18</text:p>
          </table:table-cell>
          <table:table-cell table:style-name="ce65"/>
          <table:table-cell table:style-name="ce65" table:formula="of:=[.P55]-[.P56]" office:value-type="float" office:value="-698" calcext:value-type="float">
            <text:p>-698</text:p>
          </table:table-cell>
          <table:table-cell table:style-name="ce65" table:number-columns-repeated="2"/>
          <table:table-cell table:style-name="ce65" table:formula="of:=[.S55]-[.S56]" office:value-type="float" office:value="110" calcext:value-type="float">
            <text:p>110</text:p>
          </table:table-cell>
          <table:table-cell table:style-name="ce65" table:formula="of:=[.T55]-[.T56]" office:value-type="float" office:value="79" calcext:value-type="float">
            <text:p>79</text:p>
          </table:table-cell>
          <table:table-cell table:style-name="ce65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3-26" calcext:value-type="date">
            <text:p>26/03</text:p>
          </table:table-cell>
          <table:table-cell table:number-columns-repeated="3"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6]-[CCAA.C$40]" office:value-type="float" office:value="104" calcext:value-type="float">
            <text:p>104</text:p>
          </table:table-cell>
          <table:table-cell table:style-name="ce64" table:formula="of:=[CCAA.D$52]-[CCAA.D$43]" office:value-type="float" office:value="137" calcext:value-type="float">
            <text:p>137</text:p>
          </table:table-cell>
          <table:table-cell table:style-name="ce64" table:formula="of:=[CCAA.E$43]-[CCAA.E$40]" office:value-type="float" office:value="10" calcext:value-type="float">
            <text:p>10</text:p>
          </table:table-cell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2]-[CCAA.H$44]" office:value-type="float" office:value="45" calcext:value-type="float">
            <text:p>45</text:p>
          </table:table-cell>
          <table:table-cell table:style-name="ce64" table:formula="of:=[CCAA.I$52]-[CCAA.I$34]" office:value-type="float" office:value="768" calcext:value-type="float">
            <text:p>768</text:p>
          </table:table-cell>
          <table:table-cell table:style-name="ce64" table:formula="of:=[CCAA.J$53]-[CCAA.J$38]" office:value-type="float" office:value="619" calcext:value-type="float">
            <text:p>619</text:p>
          </table:table-cell>
          <table:table-cell table:style-name="ce64" table:formula="of:=[CCAA.K$51]-[CCAA.K$43]" office:value-type="float" office:value="1427" calcext:value-type="float">
            <text:p>1427</text:p>
          </table:table-cell>
          <table:table-cell table:style-name="ce64"/>
          <table:table-cell table:style-name="ce64" table:formula="of:=[CCAA.M$52]-[CCAA.M$42]" office:value-type="float" office:value="326" calcext:value-type="float">
            <text:p>326</text:p>
          </table:table-cell>
          <table:table-cell table:style-name="ce64" table:formula="of:=[CCAA.N$51]-[CCAA.N$44]" office:value-type="float" office:value="107" calcext:value-type="float">
            <text:p>107</text:p>
          </table:table-cell>
          <table:table-cell table:style-name="ce64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51]-[CCAA.S$42]" office:value-type="float" office:value="99" calcext:value-type="float">
            <text:p>99</text:p>
          </table:table-cell>
          <table:table-cell table:style-name="ce64" table:formula="of:=[CCAA.T$52]-[CCAA.T$45]" office:value-type="float" office:value="214" calcext:value-type="float">
            <text:p>214</text:p>
          </table:table-cell>
          <table:table-cell table:style-name="ce64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3]-[CCAA.C$11]" office:value-type="float" office:value="343" calcext:value-type="float">
            <text:p>343</text:p>
          </table:table-cell>
          <table:table-cell table:style-name="ce65" table:formula="of:=[CCAA.D$53]-[CCAA.D$11]" office:value-type="float" office:value="200" calcext:value-type="float">
            <text:p>200</text:p>
          </table:table-cell>
          <table:table-cell table:style-name="ce65" table:formula="of:=[CCAA.E$53]-[CCAA.E$11]" office:value-type="float" office:value="69" calcext:value-type="float">
            <text:p>69</text:p>
          </table:table-cell>
          <table:table-cell table:style-name="ce65" table:formula="of:=[CCAA.F$53]-[CCAA.F$11]" office:value-type="float" office:value="58" calcext:value-type="float">
            <text:p>58</text:p>
          </table:table-cell>
          <table:table-cell table:style-name="ce65" table:formula="of:=[CCAA.G$53]-[CCAA.G$11]" office:value-type="float" office:value="68" calcext:value-type="float">
            <text:p>68</text:p>
          </table:table-cell>
          <table:table-cell table:style-name="ce65" table:formula="of:=[CCAA.H$53]-[CCAA.H$11]" office:value-type="float" office:value="60" calcext:value-type="float">
            <text:p>60</text:p>
          </table:table-cell>
          <table:table-cell table:style-name="ce65" table:formula="of:=[CCAA.I$53]-[CCAA.I$11]" office:value-type="float" office:value="854" calcext:value-type="float">
            <text:p>854</text:p>
          </table:table-cell>
          <table:table-cell table:style-name="ce65" table:formula="of:=[CCAA.J$53]-[CCAA.J$11]" office:value-type="float" office:value="641" calcext:value-type="float">
            <text:p>641</text:p>
          </table:table-cell>
          <table:table-cell table:style-name="ce65" table:formula="of:=[CCAA.K$53]-[CCAA.K$11]" office:value-type="float" office:value="2093" calcext:value-type="float">
            <text:p>2093</text:p>
          </table:table-cell>
          <table:table-cell table:style-name="ce65" table:formula="of:=[CCAA.L$53]-[CCAA.L$11]" office:value-type="float" office:value="1" calcext:value-type="float">
            <text:p>1</text:p>
          </table:table-cell>
          <table:table-cell table:style-name="ce65" table:formula="of:=[CCAA.M$53]-[CCAA.M$11]" office:value-type="float" office:value="443" calcext:value-type="float">
            <text:p>443</text:p>
          </table:table-cell>
          <table:table-cell table:style-name="ce65" table:formula="of:=[CCAA.N$53]-[CCAA.N$11]" office:value-type="float" office:value="181" calcext:value-type="float">
            <text:p>181</text:p>
          </table:table-cell>
          <table:table-cell table:style-name="ce65" table:formula="of:=[CCAA.O$53]-[CCAA.O$11]" office:value-type="float" office:value="120" calcext:value-type="float">
            <text:p>120</text:p>
          </table:table-cell>
          <table:table-cell table:style-name="ce65" table:formula="of:=[CCAA.P$53]-[CCAA.P$11]" office:value-type="float" office:value="4175" calcext:value-type="float">
            <text:p>4175</text:p>
          </table:table-cell>
          <table:table-cell table:style-name="ce65" table:formula="of:=[CCAA.Q$53]-[CCAA.Q$11]" office:value-type="float" office:value="1" calcext:value-type="float">
            <text:p>1</text:p>
          </table:table-cell>
          <table:table-cell table:style-name="ce65" table:formula="of:=[CCAA.R$53]-[CCAA.R$11]" office:value-type="float" office:value="42" calcext:value-type="float">
            <text:p>42</text:p>
          </table:table-cell>
          <table:table-cell table:style-name="ce65" table:formula="of:=[CCAA.S$53]-[CCAA.S$11]" office:value-type="float" office:value="141" calcext:value-type="float">
            <text:p>141</text:p>
          </table:table-cell>
          <table:table-cell table:style-name="ce65" table:formula="of:=[CCAA.T$53]-[CCAA.T$11]" office:value-type="float" office:value="412" calcext:value-type="float">
            <text:p>412</text:p>
          </table:table-cell>
          <table:table-cell table:style-name="ce65" table:formula="of:=[CCAA.U$53]-[CCAA.U$11]" office:value-type="float" office:value="101" calcext:value-type="float">
            <text:p>101</text:p>
          </table:table-cell>
          <table:table-cell table:style-name="ce65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62]-[.C63]" office:value-type="float" office:value="114" calcext:value-type="float">
            <text:p>114</text:p>
          </table:table-cell>
          <table:table-cell table:style-name="ce65" table:formula="of:=[.D62]-[.D63]" office:value-type="float" office:value="129" calcext:value-type="float">
            <text:p>129</text:p>
          </table:table-cell>
          <table:table-cell table:style-name="ce65" table:formula="of:=[.E62]-[.E63]" office:value-type="float" office:value="34" calcext:value-type="float">
            <text:p>34</text:p>
          </table:table-cell>
          <table:table-cell table:style-name="ce65" table:formula="of:=[.F62]-[.F63]" office:value-type="float" office:value="32" calcext:value-type="float">
            <text:p>32</text:p>
          </table:table-cell>
          <table:table-cell table:style-name="ce65" table:formula="of:=[.G62]-[.G63]" office:value-type="float" office:value="15" calcext:value-type="float">
            <text:p>15</text:p>
          </table:table-cell>
          <table:table-cell table:style-name="ce65" table:formula="of:=[.H62]-[.H63]" office:value-type="float" office:value="7" calcext:value-type="float">
            <text:p>7</text:p>
          </table:table-cell>
          <table:table-cell table:style-name="ce65" table:formula="of:=[.I62]-[.I63]" office:value-type="float" office:value="1082" calcext:value-type="float">
            <text:p>1082</text:p>
          </table:table-cell>
          <table:table-cell table:style-name="ce65" table:formula="of:=[.J62]-[.J63]" office:value-type="float" office:value="834" calcext:value-type="float">
            <text:p>834</text:p>
          </table:table-cell>
          <table:table-cell table:style-name="ce65" table:formula="of:=[.K62]-[.K63]" office:value-type="float" office:value="-475" calcext:value-type="float">
            <text:p>-475</text:p>
          </table:table-cell>
          <table:table-cell table:style-name="ce65"/>
          <table:table-cell table:style-name="ce65" table:formula="of:=[.M62]-[.M63]" office:value-type="float" office:value="262" calcext:value-type="float">
            <text:p>262</text:p>
          </table:table-cell>
          <table:table-cell table:style-name="ce65" table:formula="of:=[.N62]-[.N63]" office:value-type="float" office:value="21" calcext:value-type="float">
            <text:p>21</text:p>
          </table:table-cell>
          <table:table-cell table:style-name="ce65"/>
          <table:table-cell table:style-name="ce65" table:formula="of:=[.P62]-[.P63]" office:value-type="float" office:value="-404" calcext:value-type="float">
            <text:p>-404</text:p>
          </table:table-cell>
          <table:table-cell table:style-name="ce65" table:number-columns-repeated="2"/>
          <table:table-cell table:style-name="ce65" table:formula="of:=[.S62]-[.S63]" office:value-type="float" office:value="135" calcext:value-type="float">
            <text:p>135</text:p>
          </table:table-cell>
          <table:table-cell table:style-name="ce65" table:formula="of:=[.T62]-[.T63]" office:value-type="float" office:value="64" calcext:value-type="float">
            <text:p>64</text:p>
          </table:table-cell>
          <table:table-cell table:style-name="ce65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4-04" calcext:value-type="date">
            <text:p>04/04</text:p>
          </table:table-cell>
          <table:table-cell table:number-columns-repeated="2"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/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table:number-columns-repeated="2"/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55]-[CCAA.D$43]" office:value-type="float" office:value="219" calcext:value-type="float">
            <text:p>219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/>
          <table:table-cell table:style-name="ce64" table:formula="of:=[CCAA.H$55]-[CCAA.H$44]" office:value-type="float" office:value="59" calcext:value-type="float">
            <text:p>59</text:p>
          </table:table-cell>
          <table:table-cell table:style-name="ce64" table:formula="of:=[CCAA.I$54]-[CCAA.I$34]" office:value-type="float" office:value="910" calcext:value-type="float">
            <text:p>910</text:p>
          </table:table-cell>
          <table:table-cell table:style-name="ce64" table:formula="of:=[CCAA.J$54]-[CCAA.J$38]" office:value-type="float" office:value="701" calcext:value-type="float">
            <text:p>701</text:p>
          </table:table-cell>
          <table:table-cell table:style-name="ce64" table:formula="of:=[CCAA.K$53]-[CCAA.K$42]" office:value-type="float" office:value="1902" calcext:value-type="float">
            <text:p>1902</text:p>
          </table:table-cell>
          <table:table-cell table:style-name="ce64"/>
          <table:table-cell table:style-name="ce64" table:formula="of:=[CCAA.M$54]-[CCAA.M$42]" office:value-type="float" office:value="442" calcext:value-type="float">
            <text:p>442</text:p>
          </table:table-cell>
          <table:table-cell table:style-name="ce64" table:formula="of:=[CCAA.N$52]-[CCAA.N$44]" office:value-type="float" office:value="126" calcext:value-type="float">
            <text:p>126</text:p>
          </table:table-cell>
          <table:table-cell table:style-name="ce64"/>
          <table:table-cell table:style-name="ce64" table:formula="of:=[CCAA.P$50]-[CCAA.P$30]" office:value-type="float" office:value="3371" calcext:value-type="float">
            <text:p>3371</text:p>
          </table:table-cell>
          <table:table-cell table:style-name="ce64" table:number-columns-repeated="2"/>
          <table:table-cell table:style-name="ce64" table:formula="of:=[CCAA.S$54]-[CCAA.S$42]" office:value-type="float" office:value="137" calcext:value-type="float">
            <text:p>137</text:p>
          </table:table-cell>
          <table:table-cell table:style-name="ce64" table:formula="of:=[CCAA.T$53]-[CCAA.T$45]" office:value-type="float" office:value="257" calcext:value-type="float">
            <text:p>257</text:p>
          </table:table-cell>
          <table:table-cell table:style-name="ce64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6]-[CCAA.C$11]" office:value-type="float" office:value="470" calcext:value-type="float">
            <text:p>470</text:p>
          </table:table-cell>
          <table:table-cell table:style-name="ce65" table:formula="of:=[CCAA.D$56]-[CCAA.D$11]" office:value-type="float" office:value="270" calcext:value-type="float">
            <text:p>270</text:p>
          </table:table-cell>
          <table:table-cell table:style-name="ce65" table:formula="of:=[CCAA.E$56]-[CCAA.E$11]" office:value-type="float" office:value="80" calcext:value-type="float">
            <text:p>80</text:p>
          </table:table-cell>
          <table:table-cell table:style-name="ce65" table:formula="of:=[CCAA.F$56]-[CCAA.F$11]" office:value-type="float" office:value="75" calcext:value-type="float">
            <text:p>75</text:p>
          </table:table-cell>
          <table:table-cell table:style-name="ce65" table:formula="of:=[CCAA.G$56]-[CCAA.G$11]" office:value-type="float" office:value="80" calcext:value-type="float">
            <text:p>80</text:p>
          </table:table-cell>
          <table:table-cell table:style-name="ce65" table:formula="of:=[CCAA.H$56]-[CCAA.H$11]" office:value-type="float" office:value="68" calcext:value-type="float">
            <text:p>68</text:p>
          </table:table-cell>
          <table:table-cell table:style-name="ce65" table:formula="of:=[CCAA.I$56]-[CCAA.I$11]" office:value-type="float" office:value="1055" calcext:value-type="float">
            <text:p>1055</text:p>
          </table:table-cell>
          <table:table-cell table:style-name="ce65" table:formula="of:=[CCAA.J$56]-[CCAA.J$11]" office:value-type="float" office:value="847" calcext:value-type="float">
            <text:p>847</text:p>
          </table:table-cell>
          <table:table-cell table:style-name="ce65" table:formula="of:=[CCAA.K$56]-[CCAA.K$11]" office:value-type="float" office:value="2637" calcext:value-type="float">
            <text:p>2637</text:p>
          </table:table-cell>
          <table:table-cell table:style-name="ce65" table:formula="of:=[CCAA.L$56]-[CCAA.L$11]" office:value-type="float" office:value="2" calcext:value-type="float">
            <text:p>2</text:p>
          </table:table-cell>
          <table:table-cell table:style-name="ce65" table:formula="of:=[CCAA.M$56]-[CCAA.M$11]" office:value-type="float" office:value="613" calcext:value-type="float">
            <text:p>613</text:p>
          </table:table-cell>
          <table:table-cell table:style-name="ce65" table:formula="of:=[CCAA.N$56]-[CCAA.N$11]" office:value-type="float" office:value="218" calcext:value-type="float">
            <text:p>218</text:p>
          </table:table-cell>
          <table:table-cell table:style-name="ce65" table:formula="of:=[CCAA.O$56]-[CCAA.O$11]" office:value-type="float" office:value="174" calcext:value-type="float">
            <text:p>174</text:p>
          </table:table-cell>
          <table:table-cell table:style-name="ce65" table:formula="of:=[CCAA.P$56]-[CCAA.P$11]" office:value-type="float" office:value="4941" calcext:value-type="float">
            <text:p>4941</text:p>
          </table:table-cell>
          <table:table-cell table:style-name="ce65" table:formula="of:=[CCAA.Q$56]-[CCAA.Q$11]" office:value-type="float" office:value="2" calcext:value-type="float">
            <text:p>2</text:p>
          </table:table-cell>
          <table:table-cell table:style-name="ce65" table:formula="of:=[CCAA.R$56]-[CCAA.R$11]" office:value-type="float" office:value="59" calcext:value-type="float">
            <text:p>59</text:p>
          </table:table-cell>
          <table:table-cell table:style-name="ce65" table:formula="of:=[CCAA.S$56]-[CCAA.S$11]" office:value-type="float" office:value="178" calcext:value-type="float">
            <text:p>178</text:p>
          </table:table-cell>
          <table:table-cell table:style-name="ce65" table:formula="of:=[CCAA.T$56]-[CCAA.T$11]" office:value-type="float" office:value="515" calcext:value-type="float">
            <text:p>515</text:p>
          </table:table-cell>
          <table:table-cell table:style-name="ce65" table:formula="of:=[CCAA.U$56]-[CCAA.U$11]" office:value-type="float" office:value="134" calcext:value-type="float">
            <text:p>134</text:p>
          </table:table-cell>
          <table:table-cell table:style-name="ce65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69]-[.C70]" office:value-type="float" office:value="111" calcext:value-type="float">
            <text:p>111</text:p>
          </table:table-cell>
          <table:table-cell table:style-name="ce65" table:formula="of:=[.D69]-[.D70]" office:value-type="float" office:value="121" calcext:value-type="float">
            <text:p>121</text:p>
          </table:table-cell>
          <table:table-cell table:style-name="ce65" table:formula="of:=[.E69]-[.E70]" office:value-type="float" office:value="49" calcext:value-type="float">
            <text:p>49</text:p>
          </table:table-cell>
          <table:table-cell table:style-name="ce65" table:formula="of:=[.F69]-[.F70]" office:value-type="float" office:value="30" calcext:value-type="float">
            <text:p>30</text:p>
          </table:table-cell>
          <table:table-cell table:style-name="ce65"/>
          <table:table-cell table:style-name="ce65" table:formula="of:=[.H69]-[.H70]" office:value-type="float" office:value="15" calcext:value-type="float">
            <text:p>15</text:p>
          </table:table-cell>
          <table:table-cell table:style-name="ce65" table:formula="of:=[.I69]-[.I70]" office:value-type="float" office:value="1168" calcext:value-type="float">
            <text:p>1168</text:p>
          </table:table-cell>
          <table:table-cell table:style-name="ce65" table:formula="of:=[.J69]-[.J70]" office:value-type="float" office:value="985" calcext:value-type="float">
            <text:p>985</text:p>
          </table:table-cell>
          <table:table-cell table:style-name="ce65" table:formula="of:=[.K69]-[.K70]" office:value-type="float" office:value="-420" calcext:value-type="float">
            <text:p>-420</text:p>
          </table:table-cell>
          <table:table-cell table:style-name="ce65"/>
          <table:table-cell table:style-name="ce65" table:formula="of:=[.M69]-[.M70]" office:value-type="float" office:value="267" calcext:value-type="float">
            <text:p>267</text:p>
          </table:table-cell>
          <table:table-cell table:style-name="ce65" table:formula="of:=[.N69]-[.N70]" office:value-type="float" office:value="70" calcext:value-type="float">
            <text:p>70</text:p>
          </table:table-cell>
          <table:table-cell table:style-name="ce65"/>
          <table:table-cell table:style-name="ce65" table:formula="of:=[.P69]-[.P70]" office:value-type="float" office:value="-703" calcext:value-type="float">
            <text:p>-703</text:p>
          </table:table-cell>
          <table:table-cell table:style-name="ce65" table:number-columns-repeated="2"/>
          <table:table-cell table:style-name="ce65" table:formula="of:=[.S69]-[.S70]" office:value-type="float" office:value="148" calcext:value-type="float">
            <text:p>148</text:p>
          </table:table-cell>
          <table:table-cell table:style-name="ce65" table:formula="of:=[.T69]-[.T70]" office:value-type="float" office:value="70" calcext:value-type="float">
            <text:p>70</text:p>
          </table:table-cell>
          <table:table-cell table:style-name="ce65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06" calcext:value-type="date">
            <text:p>06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style-name="ce59" table:number-columns-repeated="2"/>
          <table:table-cell table:number-columns-repeated="2" table:style-name="ce59" office:value-type="date" office:date-value="2020-04-05" calcext:value-type="date">
            <text:p>05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30]" office:value-type="float" office:value="343" calcext:value-type="float">
            <text:p>343</text:p>
          </table:table-cell>
          <table:table-cell table:style-name="ce64" table:formula="of:=[CCAA.D$56]-[CCAA.D$43]" office:value-type="float" office:value="238" calcext:value-type="float">
            <text:p>238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57]-[CCAA.I$38]" office:value-type="float" office:value="1104" calcext:value-type="float">
            <text:p>1104</text:p>
          </table:table-cell>
          <table:table-cell table:style-name="ce64" table:formula="of:=[CCAA.J$57]-[CCAA.J$34]" office:value-type="float" office:value="916" calcext:value-type="float">
            <text:p>916</text:p>
          </table:table-cell>
          <table:table-cell table:style-name="ce64" table:formula="of:=[CCAA.K$55]-[CCAA.K$42]" office:value-type="float" office:value="2317" calcext:value-type="float">
            <text:p>2317</text:p>
          </table:table-cell>
          <table:table-cell table:style-name="ce64"/>
          <table:table-cell table:style-name="ce64" table:formula="of:=[CCAA.M$56]-[CCAA.M$42]" office:value-type="float" office:value="544" calcext:value-type="float">
            <text:p>544</text:p>
          </table:table-cell>
          <table:table-cell table:style-name="ce64" table:formula="of:=[CCAA.N$53]-[CCAA.N$43]" office:value-type="float" office:value="163" calcext:value-type="float">
            <text:p>163</text:p>
          </table:table-cell>
          <table:table-cell table:style-name="ce64"/>
          <table:table-cell table:style-name="ce64" table:formula="of:=[CCAA.P$51]-[CCAA.P$30]" office:value-type="float" office:value="3582" calcext:value-type="float">
            <text:p>3582</text:p>
          </table:table-cell>
          <table:table-cell table:style-name="ce64" table:number-columns-repeated="2"/>
          <table:table-cell table:style-name="ce64" table:formula="of:=[CCAA.S$56]-[CCAA.S$42]" office:value-type="float" office:value="164" calcext:value-type="float">
            <text:p>164</text:p>
          </table:table-cell>
          <table:table-cell table:style-name="ce64" table:formula="of:=[CCAA.T$56]-[CCAA.T$45]" office:value-type="float" office:value="360" calcext:value-type="float">
            <text:p>360</text:p>
          </table:table-cell>
          <table:table-cell table:style-name="ce64" table:formula="of:=[CCAA.U$43]-[CCAA.U$30]" office:value-type="float" office:value="21" calcext:value-type="float">
            <text:p>21</text:p>
          </table:table-cell>
          <table:table-cell table:style-name="ce64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7]-[CCAA.C$11]" office:value-type="float" office:value="491" calcext:value-type="float">
            <text:p>491</text:p>
          </table:table-cell>
          <table:table-cell table:style-name="ce65" table:formula="of:=[CCAA.D$57]-[CCAA.D$11]" office:value-type="float" office:value="284" calcext:value-type="float">
            <text:p>284</text:p>
          </table:table-cell>
          <table:table-cell table:style-name="ce65" table:formula="of:=[CCAA.E$57]-[CCAA.E$11]" office:value-type="float" office:value="86" calcext:value-type="float">
            <text:p>86</text:p>
          </table:table-cell>
          <table:table-cell table:style-name="ce65" table:formula="of:=[CCAA.F$57]-[CCAA.F$11]" office:value-type="float" office:value="81" calcext:value-type="float">
            <text:p>81</text:p>
          </table:table-cell>
          <table:table-cell table:style-name="ce65" table:formula="of:=[CCAA.G$57]-[CCAA.G$11]" office:value-type="float" office:value="85" calcext:value-type="float">
            <text:p>85</text:p>
          </table:table-cell>
          <table:table-cell table:style-name="ce65" table:formula="of:=[CCAA.H$57]-[CCAA.H$11]" office:value-type="float" office:value="77" calcext:value-type="float">
            <text:p>77</text:p>
          </table:table-cell>
          <table:table-cell table:style-name="ce65" table:formula="of:=[CCAA.I$57]-[CCAA.I$11]" office:value-type="float" office:value="1132" calcext:value-type="float">
            <text:p>1132</text:p>
          </table:table-cell>
          <table:table-cell table:style-name="ce65" table:formula="of:=[CCAA.J$57]-[CCAA.J$11]" office:value-type="float" office:value="919" calcext:value-type="float">
            <text:p>919</text:p>
          </table:table-cell>
          <table:table-cell table:style-name="ce65" table:formula="of:=[CCAA.K$57]-[CCAA.K$11]" office:value-type="float" office:value="2760" calcext:value-type="float">
            <text:p>2760</text:p>
          </table:table-cell>
          <table:table-cell table:style-name="ce65" table:formula="of:=[CCAA.L$57]-[CCAA.L$11]" office:value-type="float" office:value="3" calcext:value-type="float">
            <text:p>3</text:p>
          </table:table-cell>
          <table:table-cell table:style-name="ce65" table:formula="of:=[CCAA.M$57]-[CCAA.M$11]" office:value-type="float" office:value="637" calcext:value-type="float">
            <text:p>637</text:p>
          </table:table-cell>
          <table:table-cell table:style-name="ce65" table:formula="of:=[CCAA.N$57]-[CCAA.N$11]" office:value-type="float" office:value="228" calcext:value-type="float">
            <text:p>228</text:p>
          </table:table-cell>
          <table:table-cell table:style-name="ce65" table:formula="of:=[CCAA.O$57]-[CCAA.O$11]" office:value-type="float" office:value="190" calcext:value-type="float">
            <text:p>190</text:p>
          </table:table-cell>
          <table:table-cell table:style-name="ce65" table:formula="of:=[CCAA.P$57]-[CCAA.P$11]" office:value-type="float" office:value="5136" calcext:value-type="float">
            <text:p>5136</text:p>
          </table:table-cell>
          <table:table-cell table:style-name="ce65" table:formula="of:=[CCAA.Q$57]-[CCAA.Q$11]" office:value-type="float" office:value="2" calcext:value-type="float">
            <text:p>2</text:p>
          </table:table-cell>
          <table:table-cell table:style-name="ce65" table:formula="of:=[CCAA.R$57]-[CCAA.R$11]" office:value-type="float" office:value="68" calcext:value-type="float">
            <text:p>68</text:p>
          </table:table-cell>
          <table:table-cell table:style-name="ce65" table:formula="of:=[CCAA.S$57]-[CCAA.S$11]" office:value-type="float" office:value="187" calcext:value-type="float">
            <text:p>187</text:p>
          </table:table-cell>
          <table:table-cell table:style-name="ce65" table:formula="of:=[CCAA.T$57]-[CCAA.T$11]" office:value-type="float" office:value="548" calcext:value-type="float">
            <text:p>548</text:p>
          </table:table-cell>
          <table:table-cell table:style-name="ce65" table:formula="of:=[CCAA.U$57]-[CCAA.U$11]" office:value-type="float" office:value="141" calcext:value-type="float">
            <text:p>141</text:p>
          </table:table-cell>
          <table:table-cell table:style-name="ce65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76]-[.C77]" office:value-type="float" office:value="97" calcext:value-type="float">
            <text:p>97</text:p>
          </table:table-cell>
          <table:table-cell table:style-name="ce65" table:formula="of:=[.D76]-[.D77]" office:value-type="float" office:value="154" calcext:value-type="float">
            <text:p>154</text:p>
          </table:table-cell>
          <table:table-cell table:style-name="ce65" table:formula="of:=[.E76]-[.E77]" office:value-type="float" office:value="49" calcext:value-type="float">
            <text:p>49</text:p>
          </table:table-cell>
          <table:table-cell table:style-name="ce65" table:formula="of:=[.F76]-[.F77]" office:value-type="float" office:value="41" calcext:value-type="float">
            <text:p>41</text:p>
          </table:table-cell>
          <table:table-cell table:style-name="ce65" table:formula="of:=[.G76]-[.G77]" office:value-type="float" office:value="39" calcext:value-type="float">
            <text:p>39</text:p>
          </table:table-cell>
          <table:table-cell table:style-name="ce65" table:formula="of:=[.H76]-[.H77]" office:value-type="float" office:value="10" calcext:value-type="float">
            <text:p>10</text:p>
          </table:table-cell>
          <table:table-cell table:style-name="ce65" table:formula="of:=[.I76]-[.I77]" office:value-type="float" office:value="900" calcext:value-type="float">
            <text:p>900</text:p>
          </table:table-cell>
          <table:table-cell table:style-name="ce65" table:formula="of:=[.J76]-[.J77]" office:value-type="float" office:value="1554" calcext:value-type="float">
            <text:p>1554</text:p>
          </table:table-cell>
          <table:table-cell table:style-name="ce65" table:formula="of:=[.K76]-[.K77]" office:value-type="float" office:value="-562" calcext:value-type="float">
            <text:p>-562</text:p>
          </table:table-cell>
          <table:table-cell table:style-name="ce65"/>
          <table:table-cell table:style-name="ce65" table:formula="of:=[.M76]-[.M77]" office:value-type="float" office:value="336" calcext:value-type="float">
            <text:p>336</text:p>
          </table:table-cell>
          <table:table-cell table:style-name="ce65" table:formula="of:=[.N76]-[.N77]" office:value-type="float" office:value="91" calcext:value-type="float">
            <text:p>91</text:p>
          </table:table-cell>
          <table:table-cell table:style-name="ce65"/>
          <table:table-cell table:style-name="ce65" table:formula="of:=[.P76]-[.P77]" office:value-type="float" office:value="-552" calcext:value-type="float">
            <text:p>-552</text:p>
          </table:table-cell>
          <table:table-cell table:style-name="ce65" table:number-columns-repeated="2"/>
          <table:table-cell table:style-name="ce65" table:formula="of:=[.S76]-[.S77]" office:value-type="float" office:value="195" calcext:value-type="float">
            <text:p>195</text:p>
          </table:table-cell>
          <table:table-cell table:style-name="ce65" table:formula="of:=[.T76]-[.T77]" office:value-type="float" office:value="117" calcext:value-type="float">
            <text:p>117</text:p>
          </table:table-cell>
          <table:table-cell table:style-name="ce65" table:formula="of:=[.U76]-[.U77]" office:value-type="float" office:value="11" calcext:value-type="float">
            <text:p>11</text:p>
          </table:table-cell>
          <table:table-cell table:style-name="ce65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07" calcext:value-type="date">
            <text:p>07/04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4-06" calcext:value-type="date">
            <text:p>06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57]-[CCAA.D$43]" office:value-type="float" office:value="252" calcext:value-type="float">
            <text:p>252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58]-[CCAA.I$38]" office:value-type="float" office:value="1149" calcext:value-type="float">
            <text:p>1149</text:p>
          </table:table-cell>
          <table:table-cell table:style-name="ce64" table:formula="of:=[CCAA.J$58]-[CCAA.J$34]" office:value-type="float" office:value="979" calcext:value-type="float">
            <text:p>979</text:p>
          </table:table-cell>
          <table:table-cell table:style-name="ce64" table:formula="of:=[CCAA.K$57]-[CCAA.K$42]" office:value-type="float" office:value="2569" calcext:value-type="float">
            <text:p>256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7]-[CCAA.M$42]" office:value-type="float" office:value="568" calcext:value-type="float">
            <text:p>568</text:p>
          </table:table-cell>
          <table:table-cell table:style-name="ce64" table:formula="of:=[CCAA.N$58]-[CCAA.N$43]" office:value-type="float" office:value="240" calcext:value-type="float">
            <text:p>240</text:p>
          </table:table-cell>
          <table:table-cell table:style-name="ce64" table:formula="of:=[CCAA.O$51]-[CCAA.O$41]" office:value-type="float" office:value="75" calcext:value-type="float">
            <text:p>75</text:p>
          </table:table-cell>
          <table:table-cell table:style-name="ce64" table:formula="of:=[CCAA.P$52]-[CCAA.P$30]" office:value-type="float" office:value="3844" calcext:value-type="float">
            <text:p>3844</text:p>
          </table:table-cell>
          <table:table-cell table:style-name="ce64"/>
          <table:table-cell table:style-name="ce64" table:formula="of:=[CCAA.R$51]-[CCAA.R$47]" office:value-type="float" office:value="19" calcext:value-type="float">
            <text:p>19</text:p>
          </table:table-cell>
          <table:table-cell table:style-name="ce64" table:formula="of:=[CCAA.S$57]-[CCAA.S$42]" office:value-type="float" office:value="173" calcext:value-type="float">
            <text:p>173</text:p>
          </table:table-cell>
          <table:table-cell table:style-name="ce64" table:formula="of:=[CCAA.T$57]-[CCAA.T$45]" office:value-type="float" office:value="393" calcext:value-type="float">
            <text:p>393</text:p>
          </table:table-cell>
          <table:table-cell table:style-name="ce64" table:formula="of:=[CCAA.U$43]-[CCAA.U$40]" office:value-type="float" office:value="15" calcext:value-type="float">
            <text:p>15</text:p>
          </table:table-cell>
          <table:table-cell table:style-name="ce64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8]-[CCAA.C$11]" office:value-type="float" office:value="528" calcext:value-type="float">
            <text:p>528</text:p>
          </table:table-cell>
          <table:table-cell table:style-name="ce65" table:formula="of:=[CCAA.D$58]-[CCAA.D$11]" office:value-type="float" office:value="312" calcext:value-type="float">
            <text:p>312</text:p>
          </table:table-cell>
          <table:table-cell table:style-name="ce65" table:formula="of:=[CCAA.E$58]-[CCAA.E$11]" office:value-type="float" office:value="96" calcext:value-type="float">
            <text:p>96</text:p>
          </table:table-cell>
          <table:table-cell table:style-name="ce65" table:formula="of:=[CCAA.F$58]-[CCAA.F$11]" office:value-type="float" office:value="84" calcext:value-type="float">
            <text:p>84</text:p>
          </table:table-cell>
          <table:table-cell table:style-name="ce65" table:formula="of:=[CCAA.G$58]-[CCAA.G$11]" office:value-type="float" office:value="89" calcext:value-type="float">
            <text:p>89</text:p>
          </table:table-cell>
          <table:table-cell table:style-name="ce65" table:formula="of:=[CCAA.H$58]-[CCAA.H$11]" office:value-type="float" office:value="85" calcext:value-type="float">
            <text:p>85</text:p>
          </table:table-cell>
          <table:table-cell table:style-name="ce65" table:formula="of:=[CCAA.I$58]-[CCAA.I$11]" office:value-type="float" office:value="1177" calcext:value-type="float">
            <text:p>1177</text:p>
          </table:table-cell>
          <table:table-cell table:style-name="ce65" table:formula="of:=[CCAA.J$58]-[CCAA.J$11]" office:value-type="float" office:value="982" calcext:value-type="float">
            <text:p>982</text:p>
          </table:table-cell>
          <table:table-cell table:style-name="ce65" table:formula="of:=[CCAA.K$58]-[CCAA.K$11]" office:value-type="float" office:value="2908" calcext:value-type="float">
            <text:p>2908</text:p>
          </table:table-cell>
          <table:table-cell table:style-name="ce65" table:formula="of:=[CCAA.L$58]-[CCAA.L$11]" office:value-type="float" office:value="4" calcext:value-type="float">
            <text:p>4</text:p>
          </table:table-cell>
          <table:table-cell table:style-name="ce65" table:formula="of:=[CCAA.M$58]-[CCAA.M$11]" office:value-type="float" office:value="672" calcext:value-type="float">
            <text:p>672</text:p>
          </table:table-cell>
          <table:table-cell table:style-name="ce65" table:formula="of:=[CCAA.N$58]-[CCAA.N$11]" office:value-type="float" office:value="258" calcext:value-type="float">
            <text:p>258</text:p>
          </table:table-cell>
          <table:table-cell table:style-name="ce65" table:formula="of:=[CCAA.O$58]-[CCAA.O$11]" office:value-type="float" office:value="204" calcext:value-type="float">
            <text:p>204</text:p>
          </table:table-cell>
          <table:table-cell table:style-name="ce65" table:formula="of:=[CCAA.P$58]-[CCAA.P$11]" office:value-type="float" office:value="5371" calcext:value-type="float">
            <text:p>5371</text:p>
          </table:table-cell>
          <table:table-cell table:style-name="ce65" table:formula="of:=[CCAA.Q$58]-[CCAA.Q$11]" office:value-type="float" office:value="2" calcext:value-type="float">
            <text:p>2</text:p>
          </table:table-cell>
          <table:table-cell table:style-name="ce65" table:formula="of:=[CCAA.R$58]-[CCAA.R$11]" office:value-type="float" office:value="78" calcext:value-type="float">
            <text:p>78</text:p>
          </table:table-cell>
          <table:table-cell table:style-name="ce65" table:formula="of:=[CCAA.S$58]-[CCAA.S$11]" office:value-type="float" office:value="202" calcext:value-type="float">
            <text:p>202</text:p>
          </table:table-cell>
          <table:table-cell table:style-name="ce65" table:formula="of:=[CCAA.T$58]-[CCAA.T$11]" office:value-type="float" office:value="586" calcext:value-type="float">
            <text:p>586</text:p>
          </table:table-cell>
          <table:table-cell table:style-name="ce65" table:formula="of:=[CCAA.U$58]-[CCAA.U$11]" office:value-type="float" office:value="160" calcext:value-type="float">
            <text:p>160</text:p>
          </table:table-cell>
          <table:table-cell table:style-name="ce65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83]-[.C84]" office:value-type="float" office:value="167" calcext:value-type="float">
            <text:p>167</text:p>
          </table:table-cell>
          <table:table-cell table:style-name="ce65" table:formula="of:=[.D83]-[.D84]" office:value-type="float" office:value="174" calcext:value-type="float">
            <text:p>174</text:p>
          </table:table-cell>
          <table:table-cell table:style-name="ce65" table:formula="of:=[.E83]-[.E84]" office:value-type="float" office:value="49" calcext:value-type="float">
            <text:p>49</text:p>
          </table:table-cell>
          <table:table-cell table:style-name="ce65" table:formula="of:=[.F83]-[.F84]" office:value-type="float" office:value="41" calcext:value-type="float">
            <text:p>41</text:p>
          </table:table-cell>
          <table:table-cell table:style-name="ce65" table:formula="of:=[.G83]-[.G84]" office:value-type="float" office:value="27" calcext:value-type="float">
            <text:p>27</text:p>
          </table:table-cell>
          <table:table-cell table:style-name="ce65" table:formula="of:=[.H83]-[.H84]" office:value-type="float" office:value="11" calcext:value-type="float">
            <text:p>11</text:p>
          </table:table-cell>
          <table:table-cell table:style-name="ce65" table:formula="of:=[.I83]-[.I84]" office:value-type="float" office:value="985" calcext:value-type="float">
            <text:p>985</text:p>
          </table:table-cell>
          <table:table-cell table:style-name="ce65" table:formula="of:=[.J83]-[.J84]" office:value-type="float" office:value="1707" calcext:value-type="float">
            <text:p>1707</text:p>
          </table:table-cell>
          <table:table-cell table:style-name="ce65" table:formula="of:=[.K83]-[.K84]" office:value-type="float" office:value="-465" calcext:value-type="float">
            <text:p>-465</text:p>
          </table:table-cell>
          <table:table-cell table:style-name="ce65" table:formula="of:=[.L83]-[.L84]" office:value-type="float" office:value="11" calcext:value-type="float">
            <text:p>11</text:p>
          </table:table-cell>
          <table:table-cell table:style-name="ce65" table:formula="of:=[.M83]-[.M84]" office:value-type="float" office:value="329" calcext:value-type="float">
            <text:p>329</text:p>
          </table:table-cell>
          <table:table-cell table:style-name="ce65" table:formula="of:=[.N83]-[.N84]" office:value-type="float" office:value="82" calcext:value-type="float">
            <text:p>82</text:p>
          </table:table-cell>
          <table:table-cell table:style-name="ce65" table:formula="of:=[.O83]-[.O84]" office:value-type="float" office:value="77" calcext:value-type="float">
            <text:p>77</text:p>
          </table:table-cell>
          <table:table-cell table:style-name="ce65" table:formula="of:=[.P83]-[.P84]" office:value-type="float" office:value="74" calcext:value-type="float">
            <text:p>74</text:p>
          </table:table-cell>
          <table:table-cell table:style-name="ce65"/>
          <table:table-cell table:style-name="ce65" table:formula="of:=[.R83]-[.R84]" office:value-type="float" office:value="15" calcext:value-type="float">
            <text:p>15</text:p>
          </table:table-cell>
          <table:table-cell table:style-name="ce65" table:formula="of:=[.S83]-[.S84]" office:value-type="float" office:value="217" calcext:value-type="float">
            <text:p>217</text:p>
          </table:table-cell>
          <table:table-cell table:style-name="ce65" table:formula="of:=[.T83]-[.T84]" office:value-type="float" office:value="117" calcext:value-type="float">
            <text:p>117</text:p>
          </table:table-cell>
          <table:table-cell table:style-name="ce65" table:formula="of:=[.U83]-[.U84]" office:value-type="float" office:value="17" calcext:value-type="float">
            <text:p>17</text:p>
          </table:table-cell>
          <table:table-cell table:style-name="ce65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2]-[CCAA.D$43]" office:value-type="float" office:value="393" calcext:value-type="float">
            <text:p>393</text:p>
          </table:table-cell>
          <table:table-cell table:style-name="ce64" table:formula="of:=[CCAA.E$49]-[CCAA.E$40]" office:value-type="float" office:value="39" calcext:value-type="float">
            <text:p>3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62]-[CCAA.I$34]" office:value-type="float" office:value="1477" calcext:value-type="float">
            <text:p>1477</text:p>
          </table:table-cell>
          <table:table-cell table:style-name="ce64" table:formula="of:=[CCAA.J$61]-[CCAA.J$38]" office:value-type="float" office:value="1107" calcext:value-type="float">
            <text:p>1107</text:p>
          </table:table-cell>
          <table:table-cell table:style-name="ce64" table:formula="of:=[CCAA.K$59]-[CCAA.K$42]" office:value-type="float" office:value="2850" calcext:value-type="float">
            <text:p>285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8]-[CCAA.M$42]" office:value-type="float" office:value="603" calcext:value-type="float">
            <text:p>603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54]-[CCAA.P$30]" office:value-type="float" office:value="4462" calcext:value-type="float">
            <text:p>4462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1]-[CCAA.S$42]" office:value-type="float" office:value="204" calcext:value-type="float">
            <text:p>204</text:p>
          </table:table-cell>
          <table:table-cell table:style-name="ce64" table:formula="of:=[CCAA.T$58]-[CCAA.T$45]" office:value-type="float" office:value="431" calcext:value-type="float">
            <text:p>431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4]-[CCAA.C$11]" office:value-type="float" office:value="815" calcext:value-type="float">
            <text:p>815</text:p>
          </table:table-cell>
          <table:table-cell table:style-name="ce65" table:formula="of:=[CCAA.D$64]-[CCAA.D$11]" office:value-type="float" office:value="464" calcext:value-type="float">
            <text:p>464</text:p>
          </table:table-cell>
          <table:table-cell table:style-name="ce65" table:formula="of:=[CCAA.E$64]-[CCAA.E$11]" office:value-type="float" office:value="149" calcext:value-type="float">
            <text:p>149</text:p>
          </table:table-cell>
          <table:table-cell table:style-name="ce65" table:formula="of:=[CCAA.F$64]-[CCAA.F$11]" office:value-type="float" office:value="117" calcext:value-type="float">
            <text:p>117</text:p>
          </table:table-cell>
          <table:table-cell table:style-name="ce65" table:formula="of:=[CCAA.G$64]-[CCAA.G$11]" office:value-type="float" office:value="96" calcext:value-type="float">
            <text:p>96</text:p>
          </table:table-cell>
          <table:table-cell table:style-name="ce65" table:formula="of:=[CCAA.H$64]-[CCAA.H$11]" office:value-type="float" office:value="117" calcext:value-type="float">
            <text:p>117</text:p>
          </table:table-cell>
          <table:table-cell table:style-name="ce65" table:formula="of:=[CCAA.I$64]-[CCAA.I$11]" office:value-type="float" office:value="1626" calcext:value-type="float">
            <text:p>1626</text:p>
          </table:table-cell>
          <table:table-cell table:style-name="ce65" table:formula="of:=[CCAA.J$64]-[CCAA.J$11]" office:value-type="float" office:value="1263" calcext:value-type="float">
            <text:p>1263</text:p>
          </table:table-cell>
          <table:table-cell table:style-name="ce65" table:formula="of:=[CCAA.K$64]-[CCAA.K$11]" office:value-type="float" office:value="3538" calcext:value-type="float">
            <text:p>3538</text:p>
          </table:table-cell>
          <table:table-cell table:style-name="ce65" table:formula="of:=[CCAA.L$64]-[CCAA.L$11]" office:value-type="float" office:value="4" calcext:value-type="float">
            <text:p>4</text:p>
          </table:table-cell>
          <table:table-cell table:style-name="ce65" table:formula="of:=[CCAA.M$64]-[CCAA.M$11]" office:value-type="float" office:value="876" calcext:value-type="float">
            <text:p>876</text:p>
          </table:table-cell>
          <table:table-cell table:style-name="ce65" table:formula="of:=[CCAA.N$64]-[CCAA.N$11]" office:value-type="float" office:value="321" calcext:value-type="float">
            <text:p>321</text:p>
          </table:table-cell>
          <table:table-cell table:style-name="ce65" table:formula="of:=[CCAA.O$64]-[CCAA.O$11]" office:value-type="float" office:value="284" calcext:value-type="float">
            <text:p>284</text:p>
          </table:table-cell>
          <table:table-cell table:style-name="ce65" table:formula="of:=[CCAA.P$64]-[CCAA.P$11]" office:value-type="float" office:value="6423" calcext:value-type="float">
            <text:p>6423</text:p>
          </table:table-cell>
          <table:table-cell table:style-name="ce65" table:formula="of:=[CCAA.Q$64]-[CCAA.Q$11]" office:value-type="float" office:value="2" calcext:value-type="float">
            <text:p>2</text:p>
          </table:table-cell>
          <table:table-cell table:style-name="ce65" table:formula="of:=[CCAA.R$64]-[CCAA.R$11]" office:value-type="float" office:value="101" calcext:value-type="float">
            <text:p>101</text:p>
          </table:table-cell>
          <table:table-cell table:style-name="ce65" table:formula="of:=[CCAA.S$64]-[CCAA.S$11]" office:value-type="float" office:value="239" calcext:value-type="float">
            <text:p>239</text:p>
          </table:table-cell>
          <table:table-cell table:style-name="ce65" table:formula="of:=[CCAA.T$64]-[CCAA.T$11]" office:value-type="float" office:value="831" calcext:value-type="float">
            <text:p>831</text:p>
          </table:table-cell>
          <table:table-cell table:style-name="ce65" table:formula="of:=[CCAA.U$64]-[CCAA.U$11]" office:value-type="float" office:value="223" calcext:value-type="float">
            <text:p>223</text:p>
          </table:table-cell>
          <table:table-cell table:style-name="ce65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13" calcext:value-type="date">
            <text:p>13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3]-[CCAA.D$43]" office:value-type="float" office:value="418" calcext:value-type="float">
            <text:p>418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64]-[CCAA.I$34]" office:value-type="float" office:value="1620" calcext:value-type="float">
            <text:p>1620</text:p>
          </table:table-cell>
          <table:table-cell table:style-name="ce64" table:formula="of:=[CCAA.J$64]-[CCAA.J$38]" office:value-type="float" office:value="1241" calcext:value-type="float">
            <text:p>1241</text:p>
          </table:table-cell>
          <table:table-cell table:style-name="ce64" table:formula="of:=[CCAA.K$59]-[CCAA.K$42]" office:value-type="float" office:value="2850" calcext:value-type="float">
            <text:p>285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8]-[CCAA.M$42]" office:value-type="float" office:value="603" calcext:value-type="float">
            <text:p>603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63]-[CCAA.O$41]" office:value-type="float" office:value="265" calcext:value-type="float">
            <text:p>265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1]-[CCAA.S$42]" office:value-type="float" office:value="204" calcext:value-type="float">
            <text:p>204</text:p>
          </table:table-cell>
          <table:table-cell table:style-name="ce64" table:formula="of:=[CCAA.T$58]-[CCAA.T$45]" office:value-type="float" office:value="431" calcext:value-type="float">
            <text:p>431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5]-[CCAA.C$11]" office:value-type="float" office:value="836" calcext:value-type="float">
            <text:p>836</text:p>
          </table:table-cell>
          <table:table-cell table:style-name="ce65" table:formula="of:=[CCAA.D$65]-[CCAA.D$11]" office:value-type="float" office:value="492" calcext:value-type="float">
            <text:p>492</text:p>
          </table:table-cell>
          <table:table-cell table:style-name="ce65" table:formula="of:=[CCAA.E$65]-[CCAA.E$11]" office:value-type="float" office:value="156" calcext:value-type="float">
            <text:p>156</text:p>
          </table:table-cell>
          <table:table-cell table:style-name="ce65" table:formula="of:=[CCAA.F$65]-[CCAA.F$11]" office:value-type="float" office:value="118" calcext:value-type="float">
            <text:p>118</text:p>
          </table:table-cell>
          <table:table-cell table:style-name="ce65" table:formula="of:=[CCAA.G$65]-[CCAA.G$11]" office:value-type="float" office:value="102" calcext:value-type="float">
            <text:p>102</text:p>
          </table:table-cell>
          <table:table-cell table:style-name="ce65" table:formula="of:=[CCAA.H$65]-[CCAA.H$11]" office:value-type="float" office:value="120" calcext:value-type="float">
            <text:p>120</text:p>
          </table:table-cell>
          <table:table-cell table:style-name="ce65" table:formula="of:=[CCAA.I$65]-[CCAA.I$11]" office:value-type="float" office:value="1714" calcext:value-type="float">
            <text:p>1714</text:p>
          </table:table-cell>
          <table:table-cell table:style-name="ce65" table:formula="of:=[CCAA.J$65]-[CCAA.J$11]" office:value-type="float" office:value="1299" calcext:value-type="float">
            <text:p>1299</text:p>
          </table:table-cell>
          <table:table-cell table:style-name="ce65" table:formula="of:=[CCAA.K$65]-[CCAA.K$11]" office:value-type="float" office:value="3666" calcext:value-type="float">
            <text:p>3666</text:p>
          </table:table-cell>
          <table:table-cell table:style-name="ce65" table:formula="of:=[CCAA.L$65]-[CCAA.L$11]" office:value-type="float" office:value="4" calcext:value-type="float">
            <text:p>4</text:p>
          </table:table-cell>
          <table:table-cell table:style-name="ce65" table:formula="of:=[CCAA.M$65]-[CCAA.M$11]" office:value-type="float" office:value="907" calcext:value-type="float">
            <text:p>907</text:p>
          </table:table-cell>
          <table:table-cell table:style-name="ce65" table:formula="of:=[CCAA.N$65]-[CCAA.N$11]" office:value-type="float" office:value="334" calcext:value-type="float">
            <text:p>334</text:p>
          </table:table-cell>
          <table:table-cell table:style-name="ce65" table:formula="of:=[CCAA.O$65]-[CCAA.O$11]" office:value-type="float" office:value="290" calcext:value-type="float">
            <text:p>290</text:p>
          </table:table-cell>
          <table:table-cell table:style-name="ce65" table:formula="of:=[CCAA.P$65]-[CCAA.P$11]" office:value-type="float" office:value="6568" calcext:value-type="float">
            <text:p>6568</text:p>
          </table:table-cell>
          <table:table-cell table:style-name="ce65" table:formula="of:=[CCAA.Q$65]-[CCAA.Q$11]" office:value-type="float" office:value="2" calcext:value-type="float">
            <text:p>2</text:p>
          </table:table-cell>
          <table:table-cell table:style-name="ce65" table:formula="of:=[CCAA.R$65]-[CCAA.R$11]" office:value-type="float" office:value="106" calcext:value-type="float">
            <text:p>106</text:p>
          </table:table-cell>
          <table:table-cell table:style-name="ce65" table:formula="of:=[CCAA.S$65]-[CCAA.S$11]" office:value-type="float" office:value="249" calcext:value-type="float">
            <text:p>249</text:p>
          </table:table-cell>
          <table:table-cell table:style-name="ce65" table:formula="of:=[CCAA.T$65]-[CCAA.T$11]" office:value-type="float" office:value="859" calcext:value-type="float">
            <text:p>859</text:p>
          </table:table-cell>
          <table:table-cell table:style-name="ce65" table:formula="of:=[CCAA.U$65]-[CCAA.U$11]" office:value-type="float" office:value="234" calcext:value-type="float">
            <text:p>234</text:p>
          </table:table-cell>
          <table:table-cell table:style-name="ce65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0" calcext:value-type="date">
            <text:p>10/04</text:p>
          </table:table-cell>
          <table:table-cell table:number-columns-repeated="3"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2"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4]-[CCAA.D$43]" office:value-type="float" office:value="432" calcext:value-type="float">
            <text:p>432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1]-[CCAA.H$44]" office:value-type="float" office:value="93" calcext:value-type="float">
            <text:p>93</text:p>
          </table:table-cell>
          <table:table-cell table:style-name="ce64" table:formula="of:=[CCAA.I$64]-[CCAA.I$34]" office:value-type="float" office:value="1620" calcext:value-type="float">
            <text:p>1620</text:p>
          </table:table-cell>
          <table:table-cell table:style-name="ce64" table:formula="of:=[CCAA.J$64]-[CCAA.J$38]" office:value-type="float" office:value="1241" calcext:value-type="float">
            <text:p>1241</text:p>
          </table:table-cell>
          <table:table-cell table:style-name="ce64" table:formula="of:=[CCAA.K$64]-[CCAA.K$42]" office:value-type="float" office:value="3347" calcext:value-type="float">
            <text:p>334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3]-[CCAA.M$42]" office:value-type="float" office:value="769" calcext:value-type="float">
            <text:p>769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55]-[CCAA.O$41]" office:value-type="float" office:value="150" calcext:value-type="float">
            <text:p>150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4]-[CCAA.S$42]" office:value-type="float" office:value="225" calcext:value-type="float">
            <text:p>225</text:p>
          </table:table-cell>
          <table:table-cell table:style-name="ce64" table:formula="of:=[CCAA.T$64]-[CCAA.T$45]" office:value-type="float" office:value="676" calcext:value-type="float">
            <text:p>676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6]-[CCAA.C$11]" office:value-type="float" office:value="865" calcext:value-type="float">
            <text:p>865</text:p>
          </table:table-cell>
          <table:table-cell table:style-name="ce65" table:formula="of:=[CCAA.D$66]-[CCAA.D$11]" office:value-type="float" office:value="514" calcext:value-type="float">
            <text:p>514</text:p>
          </table:table-cell>
          <table:table-cell table:style-name="ce65" table:formula="of:=[CCAA.E$66]-[CCAA.E$11]" office:value-type="float" office:value="166" calcext:value-type="float">
            <text:p>166</text:p>
          </table:table-cell>
          <table:table-cell table:style-name="ce65" table:formula="of:=[CCAA.F$66]-[CCAA.F$11]" office:value-type="float" office:value="125" calcext:value-type="float">
            <text:p>125</text:p>
          </table:table-cell>
          <table:table-cell table:style-name="ce65" table:formula="of:=[CCAA.G$66]-[CCAA.G$11]" office:value-type="float" office:value="104" calcext:value-type="float">
            <text:p>104</text:p>
          </table:table-cell>
          <table:table-cell table:style-name="ce65" table:formula="of:=[CCAA.H$66]-[CCAA.H$11]" office:value-type="float" office:value="132" calcext:value-type="float">
            <text:p>132</text:p>
          </table:table-cell>
          <table:table-cell table:style-name="ce65" table:formula="of:=[CCAA.I$66]-[CCAA.I$11]" office:value-type="float" office:value="1755" calcext:value-type="float">
            <text:p>1755</text:p>
          </table:table-cell>
          <table:table-cell table:style-name="ce65" table:formula="of:=[CCAA.J$66]-[CCAA.J$11]" office:value-type="float" office:value="1337" calcext:value-type="float">
            <text:p>1337</text:p>
          </table:table-cell>
          <table:table-cell table:style-name="ce65" table:formula="of:=[CCAA.K$66]-[CCAA.K$11]" office:value-type="float" office:value="3756" calcext:value-type="float">
            <text:p>3756</text:p>
          </table:table-cell>
          <table:table-cell table:style-name="ce65" table:formula="of:=[CCAA.L$66]-[CCAA.L$11]" office:value-type="float" office:value="4" calcext:value-type="float">
            <text:p>4</text:p>
          </table:table-cell>
          <table:table-cell table:style-name="ce65" table:formula="of:=[CCAA.M$66]-[CCAA.M$11]" office:value-type="float" office:value="945" calcext:value-type="float">
            <text:p>945</text:p>
          </table:table-cell>
          <table:table-cell table:style-name="ce65" table:formula="of:=[CCAA.N$66]-[CCAA.N$11]" office:value-type="float" office:value="342" calcext:value-type="float">
            <text:p>342</text:p>
          </table:table-cell>
          <table:table-cell table:style-name="ce65" table:formula="of:=[CCAA.O$66]-[CCAA.O$11]" office:value-type="float" office:value="299" calcext:value-type="float">
            <text:p>299</text:p>
          </table:table-cell>
          <table:table-cell table:style-name="ce65" table:formula="of:=[CCAA.P$66]-[CCAA.P$11]" office:value-type="float" office:value="6724" calcext:value-type="float">
            <text:p>6724</text:p>
          </table:table-cell>
          <table:table-cell table:style-name="ce65" table:formula="of:=[CCAA.Q$66]-[CCAA.Q$11]" office:value-type="float" office:value="2" calcext:value-type="float">
            <text:p>2</text:p>
          </table:table-cell>
          <table:table-cell table:style-name="ce65" table:formula="of:=[CCAA.R$66]-[CCAA.R$11]" office:value-type="float" office:value="109" calcext:value-type="float">
            <text:p>109</text:p>
          </table:table-cell>
          <table:table-cell table:style-name="ce65" table:formula="of:=[CCAA.S$66]-[CCAA.S$11]" office:value-type="float" office:value="252" calcext:value-type="float">
            <text:p>252</text:p>
          </table:table-cell>
          <table:table-cell table:style-name="ce65" table:formula="of:=[CCAA.T$66]-[CCAA.T$11]" office:value-type="float" office:value="902" calcext:value-type="float">
            <text:p>902</text:p>
          </table:table-cell>
          <table:table-cell table:style-name="ce65" table:formula="of:=[CCAA.U$66]-[CCAA.U$11]" office:value-type="float" office:value="246" calcext:value-type="float">
            <text:p>246</text:p>
          </table:table-cell>
          <table:table-cell table:style-name="ce65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67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0" calcext:value-type="date">
            <text:p>10/04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2" table:style-name="ce59" office:value-type="date" office:date-value="2020-04-14" calcext:value-type="date">
            <text:p>14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5]-[CCAA.C$40]" office:value-type="float" office:value="396" calcext:value-type="float">
            <text:p>396</text:p>
          </table:table-cell>
          <table:table-cell table:style-name="ce64" table:formula="of:=[CCAA.D$65]-[CCAA.D$43]" office:value-type="float" office:value="460" calcext:value-type="float">
            <text:p>460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1]-[CCAA.H$44]" office:value-type="float" office:value="93" calcext:value-type="float">
            <text:p>93</text:p>
          </table:table-cell>
          <table:table-cell table:style-name="ce64" table:formula="of:=[CCAA.I$66]-[CCAA.I$34]" office:value-type="float" office:value="1749" calcext:value-type="float">
            <text:p>1749</text:p>
          </table:table-cell>
          <table:table-cell table:style-name="ce64" table:formula="of:=[CCAA.J$66]-[CCAA.J$38]" office:value-type="float" office:value="1315" calcext:value-type="float">
            <text:p>1315</text:p>
          </table:table-cell>
          <table:table-cell table:style-name="ce64" table:formula="of:=[CCAA.K$64]-[CCAA.K$42]" office:value-type="float" office:value="3347" calcext:value-type="float">
            <text:p>334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5]-[CCAA.M$42]" office:value-type="float" office:value="838" calcext:value-type="float">
            <text:p>838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58]-[CCAA.O$41]" office:value-type="float" office:value="195" calcext:value-type="float">
            <text:p>195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5]-[CCAA.S$42]" office:value-type="float" office:value="235" calcext:value-type="float">
            <text:p>235</text:p>
          </table:table-cell>
          <table:table-cell table:style-name="ce64" table:formula="of:=[CCAA.T$65]-[CCAA.T$45]" office:value-type="float" office:value="704" calcext:value-type="float">
            <text:p>704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7]-[CCAA.C$11]" office:value-type="float" office:value="912" calcext:value-type="float">
            <text:p>912</text:p>
          </table:table-cell>
          <table:table-cell table:style-name="ce65" table:formula="of:=[CCAA.D$67]-[CCAA.D$11]" office:value-type="float" office:value="543" calcext:value-type="float">
            <text:p>543</text:p>
          </table:table-cell>
          <table:table-cell table:style-name="ce65" table:formula="of:=[CCAA.E$67]-[CCAA.E$11]" office:value-type="float" office:value="168" calcext:value-type="float">
            <text:p>168</text:p>
          </table:table-cell>
          <table:table-cell table:style-name="ce65" table:formula="of:=[CCAA.F$67]-[CCAA.F$11]" office:value-type="float" office:value="131" calcext:value-type="float">
            <text:p>131</text:p>
          </table:table-cell>
          <table:table-cell table:style-name="ce65" table:formula="of:=[CCAA.G$67]-[CCAA.G$11]" office:value-type="float" office:value="107" calcext:value-type="float">
            <text:p>107</text:p>
          </table:table-cell>
          <table:table-cell table:style-name="ce65" table:formula="of:=[CCAA.H$67]-[CCAA.H$11]" office:value-type="float" office:value="137" calcext:value-type="float">
            <text:p>137</text:p>
          </table:table-cell>
          <table:table-cell table:style-name="ce65" table:formula="of:=[CCAA.I$67]-[CCAA.I$11]" office:value-type="float" office:value="1796" calcext:value-type="float">
            <text:p>1796</text:p>
          </table:table-cell>
          <table:table-cell table:style-name="ce65" table:formula="of:=[CCAA.J$67]-[CCAA.J$11]" office:value-type="float" office:value="1372" calcext:value-type="float">
            <text:p>1372</text:p>
          </table:table-cell>
          <table:table-cell table:style-name="ce65" table:formula="of:=[CCAA.K$67]-[CCAA.K$11]" office:value-type="float" office:value="3855" calcext:value-type="float">
            <text:p>3855</text:p>
          </table:table-cell>
          <table:table-cell table:style-name="ce65" table:formula="of:=[CCAA.L$67]-[CCAA.L$11]" office:value-type="float" office:value="4" calcext:value-type="float">
            <text:p>4</text:p>
          </table:table-cell>
          <table:table-cell table:style-name="ce65" table:formula="of:=[CCAA.M$67]-[CCAA.M$11]" office:value-type="float" office:value="972" calcext:value-type="float">
            <text:p>972</text:p>
          </table:table-cell>
          <table:table-cell table:style-name="ce65" table:formula="of:=[CCAA.N$67]-[CCAA.N$11]" office:value-type="float" office:value="359" calcext:value-type="float">
            <text:p>359</text:p>
          </table:table-cell>
          <table:table-cell table:style-name="ce65" table:formula="of:=[CCAA.O$67]-[CCAA.O$11]" office:value-type="float" office:value="310" calcext:value-type="float">
            <text:p>310</text:p>
          </table:table-cell>
          <table:table-cell table:style-name="ce65" table:formula="of:=[CCAA.P$67]-[CCAA.P$11]" office:value-type="float" office:value="6877" calcext:value-type="float">
            <text:p>6877</text:p>
          </table:table-cell>
          <table:table-cell table:style-name="ce65" table:formula="of:=[CCAA.Q$67]-[CCAA.Q$11]" office:value-type="float" office:value="2" calcext:value-type="float">
            <text:p>2</text:p>
          </table:table-cell>
          <table:table-cell table:style-name="ce65" table:formula="of:=[CCAA.R$67]-[CCAA.R$11]" office:value-type="float" office:value="111" calcext:value-type="float">
            <text:p>111</text:p>
          </table:table-cell>
          <table:table-cell table:style-name="ce65" table:formula="of:=[CCAA.S$67]-[CCAA.S$11]" office:value-type="float" office:value="261" calcext:value-type="float">
            <text:p>261</text:p>
          </table:table-cell>
          <table:table-cell table:style-name="ce65" table:formula="of:=[CCAA.T$67]-[CCAA.T$11]" office:value-type="float" office:value="956" calcext:value-type="float">
            <text:p>956</text:p>
          </table:table-cell>
          <table:table-cell table:style-name="ce65" table:formula="of:=[CCAA.U$67]-[CCAA.U$11]" office:value-type="float" office:value="257" calcext:value-type="float">
            <text:p>257</text:p>
          </table:table-cell>
          <table:table-cell table:style-name="ce65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4" calcext:value-type="date">
            <text:p>14/04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number-columns-repeated="2"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6]-[CCAA.D$43]" office:value-type="float" office:value="482" calcext:value-type="float">
            <text:p>482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5]-[CCAA.H$44]" office:value-type="float" office:value="111" calcext:value-type="float">
            <text:p>111</text:p>
          </table:table-cell>
          <table:table-cell table:style-name="ce64" table:formula="of:=[CCAA.I$66]-[CCAA.I$34]" office:value-type="float" office:value="1749" calcext:value-type="float">
            <text:p>1749</text:p>
          </table:table-cell>
          <table:table-cell table:style-name="ce64" table:formula="of:=[CCAA.J$66]-[CCAA.J$38]" office:value-type="float" office:value="1315" calcext:value-type="float">
            <text:p>1315</text:p>
          </table:table-cell>
          <table:table-cell table:style-name="ce64" table:formula="of:=[CCAA.K$65]-[CCAA.K$42]" office:value-type="float" office:value="3475" calcext:value-type="float">
            <text:p>347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59]-[CCAA.O$41]" office:value-type="float" office:value="204" calcext:value-type="float">
            <text:p>204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4]-[CCAA.T$45]" office:value-type="float" office:value="676" calcext:value-type="float">
            <text:p>676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8]-[CCAA.C$11]" office:value-type="float" office:value="940" calcext:value-type="float">
            <text:p>940</text:p>
          </table:table-cell>
          <table:table-cell table:style-name="ce65" table:formula="of:=[CCAA.D$68]-[CCAA.D$11]" office:value-type="float" office:value="562" calcext:value-type="float">
            <text:p>562</text:p>
          </table:table-cell>
          <table:table-cell table:style-name="ce65" table:formula="of:=[CCAA.E$68]-[CCAA.E$11]" office:value-type="float" office:value="174" calcext:value-type="float">
            <text:p>174</text:p>
          </table:table-cell>
          <table:table-cell table:style-name="ce65" table:formula="of:=[CCAA.F$68]-[CCAA.F$11]" office:value-type="float" office:value="134" calcext:value-type="float">
            <text:p>134</text:p>
          </table:table-cell>
          <table:table-cell table:style-name="ce65" table:formula="of:=[CCAA.G$68]-[CCAA.G$11]" office:value-type="float" office:value="111" calcext:value-type="float">
            <text:p>111</text:p>
          </table:table-cell>
          <table:table-cell table:style-name="ce65" table:formula="of:=[CCAA.H$68]-[CCAA.H$11]" office:value-type="float" office:value="144" calcext:value-type="float">
            <text:p>144</text:p>
          </table:table-cell>
          <table:table-cell table:style-name="ce65" table:formula="of:=[CCAA.I$68]-[CCAA.I$11]" office:value-type="float" office:value="1852" calcext:value-type="float">
            <text:p>1852</text:p>
          </table:table-cell>
          <table:table-cell table:style-name="ce65" table:formula="of:=[CCAA.J$68]-[CCAA.J$11]" office:value-type="float" office:value="1401" calcext:value-type="float">
            <text:p>1401</text:p>
          </table:table-cell>
          <table:table-cell table:style-name="ce65" table:formula="of:=[CCAA.K$68]-[CCAA.K$11]" office:value-type="float" office:value="3989" calcext:value-type="float">
            <text:p>3989</text:p>
          </table:table-cell>
          <table:table-cell table:style-name="ce65" table:formula="of:=[CCAA.L$68]-[CCAA.L$11]" office:value-type="float" office:value="4" calcext:value-type="float">
            <text:p>4</text:p>
          </table:table-cell>
          <table:table-cell table:style-name="ce65" table:formula="of:=[CCAA.M$68]-[CCAA.M$11]" office:value-type="float" office:value="999" calcext:value-type="float">
            <text:p>999</text:p>
          </table:table-cell>
          <table:table-cell table:style-name="ce65" table:formula="of:=[CCAA.N$68]-[CCAA.N$11]" office:value-type="float" office:value="372" calcext:value-type="float">
            <text:p>372</text:p>
          </table:table-cell>
          <table:table-cell table:style-name="ce65" table:formula="of:=[CCAA.O$68]-[CCAA.O$11]" office:value-type="float" office:value="320" calcext:value-type="float">
            <text:p>320</text:p>
          </table:table-cell>
          <table:table-cell table:style-name="ce65" table:formula="of:=[CCAA.P$68]-[CCAA.P$11]" office:value-type="float" office:value="7007" calcext:value-type="float">
            <text:p>7007</text:p>
          </table:table-cell>
          <table:table-cell table:style-name="ce65" table:formula="of:=[CCAA.Q$68]-[CCAA.Q$11]" office:value-type="float" office:value="2" calcext:value-type="float">
            <text:p>2</text:p>
          </table:table-cell>
          <table:table-cell table:style-name="ce65" table:formula="of:=[CCAA.R$68]-[CCAA.R$11]" office:value-type="float" office:value="112" calcext:value-type="float">
            <text:p>112</text:p>
          </table:table-cell>
          <table:table-cell table:style-name="ce65" table:formula="of:=[CCAA.S$68]-[CCAA.S$11]" office:value-type="float" office:value="338" calcext:value-type="float">
            <text:p>338</text:p>
          </table:table-cell>
          <table:table-cell table:style-name="ce65" table:formula="of:=[CCAA.T$68]-[CCAA.T$11]" office:value-type="float" office:value="992" calcext:value-type="float">
            <text:p>992</text:p>
          </table:table-cell>
          <table:table-cell table:style-name="ce65" table:formula="of:=[CCAA.U$68]-[CCAA.U$11]" office:value-type="float" office:value="262" calcext:value-type="float">
            <text:p>262</text:p>
          </table:table-cell>
          <table:table-cell table:style-name="ce65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7]-[CCAA.D$43]" office:value-type="float" office:value="511" calcext:value-type="float">
            <text:p>511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9]-[CCAA.C$11]" office:value-type="float" office:value="967" calcext:value-type="float">
            <text:p>967</text:p>
          </table:table-cell>
          <table:table-cell table:style-name="ce65" table:formula="of:=[CCAA.D$69]-[CCAA.D$11]" office:value-type="float" office:value="601" calcext:value-type="float">
            <text:p>601</text:p>
          </table:table-cell>
          <table:table-cell table:style-name="ce65" table:formula="of:=[CCAA.E$69]-[CCAA.E$11]" office:value-type="float" office:value="187" calcext:value-type="float">
            <text:p>187</text:p>
          </table:table-cell>
          <table:table-cell table:style-name="ce65" table:formula="of:=[CCAA.F$69]-[CCAA.F$11]" office:value-type="float" office:value="148" calcext:value-type="float">
            <text:p>148</text:p>
          </table:table-cell>
          <table:table-cell table:style-name="ce65" table:formula="of:=[CCAA.G$69]-[CCAA.G$11]" office:value-type="float" office:value="115" calcext:value-type="float">
            <text:p>115</text:p>
          </table:table-cell>
          <table:table-cell table:style-name="ce65" table:formula="of:=[CCAA.H$69]-[CCAA.H$11]" office:value-type="float" office:value="149" calcext:value-type="float">
            <text:p>149</text:p>
          </table:table-cell>
          <table:table-cell table:style-name="ce65" table:formula="of:=[CCAA.I$69]-[CCAA.I$11]" office:value-type="float" office:value="1913" calcext:value-type="float">
            <text:p>1913</text:p>
          </table:table-cell>
          <table:table-cell table:style-name="ce65" table:formula="of:=[CCAA.J$69]-[CCAA.J$11]" office:value-type="float" office:value="1429" calcext:value-type="float">
            <text:p>1429</text:p>
          </table:table-cell>
          <table:table-cell table:style-name="ce65" table:formula="of:=[CCAA.K$69]-[CCAA.K$11]" office:value-type="float" office:value="4116" calcext:value-type="float">
            <text:p>4116</text:p>
          </table:table-cell>
          <table:table-cell table:style-name="ce65" table:formula="of:=[CCAA.L$69]-[CCAA.L$11]" office:value-type="float" office:value="4" calcext:value-type="float">
            <text:p>4</text:p>
          </table:table-cell>
          <table:table-cell table:style-name="ce65" table:formula="of:=[CCAA.M$69]-[CCAA.M$11]" office:value-type="float" office:value="1042" calcext:value-type="float">
            <text:p>1042</text:p>
          </table:table-cell>
          <table:table-cell table:style-name="ce65" table:formula="of:=[CCAA.N$69]-[CCAA.N$11]" office:value-type="float" office:value="380" calcext:value-type="float">
            <text:p>380</text:p>
          </table:table-cell>
          <table:table-cell table:style-name="ce65" table:formula="of:=[CCAA.O$69]-[CCAA.O$11]" office:value-type="float" office:value="334" calcext:value-type="float">
            <text:p>334</text:p>
          </table:table-cell>
          <table:table-cell table:style-name="ce65" table:formula="of:=[CCAA.P$69]-[CCAA.P$11]" office:value-type="float" office:value="7132" calcext:value-type="float">
            <text:p>7132</text:p>
          </table:table-cell>
          <table:table-cell table:style-name="ce65" table:formula="of:=[CCAA.Q$69]-[CCAA.Q$11]" office:value-type="float" office:value="2" calcext:value-type="float">
            <text:p>2</text:p>
          </table:table-cell>
          <table:table-cell table:style-name="ce65" table:formula="of:=[CCAA.R$69]-[CCAA.R$11]" office:value-type="float" office:value="115" calcext:value-type="float">
            <text:p>115</text:p>
          </table:table-cell>
          <table:table-cell table:style-name="ce65" table:formula="of:=[CCAA.S$69]-[CCAA.S$11]" office:value-type="float" office:value="354" calcext:value-type="float">
            <text:p>354</text:p>
          </table:table-cell>
          <table:table-cell table:style-name="ce65" table:formula="of:=[CCAA.T$69]-[CCAA.T$11]" office:value-type="float" office:value="1020" calcext:value-type="float">
            <text:p>1020</text:p>
          </table:table-cell>
          <table:table-cell table:style-name="ce65" table:formula="of:=[CCAA.U$69]-[CCAA.U$11]" office:value-type="float" office:value="272" calcext:value-type="float">
            <text:p>272</text:p>
          </table:table-cell>
          <table:table-cell table:style-name="ce65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8]-[CCAA.D$43]" office:value-type="float" office:value="530" calcext:value-type="float">
            <text:p>530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8]-[CCAA.S$42]" office:value-type="float" office:value="324" calcext:value-type="float">
            <text:p>324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0]-[CCAA.C$11]" office:value-type="float" office:value="993" calcext:value-type="float">
            <text:p>993</text:p>
          </table:table-cell>
          <table:table-cell table:style-name="ce65" table:formula="of:=[CCAA.D$70]-[CCAA.D$11]" office:value-type="float" office:value="619" calcext:value-type="float">
            <text:p>619</text:p>
          </table:table-cell>
          <table:table-cell table:style-name="ce65" table:formula="of:=[CCAA.E$70]-[CCAA.E$11]" office:value-type="float" office:value="196" calcext:value-type="float">
            <text:p>196</text:p>
          </table:table-cell>
          <table:table-cell table:style-name="ce65" table:formula="of:=[CCAA.F$70]-[CCAA.F$11]" office:value-type="float" office:value="155" calcext:value-type="float">
            <text:p>155</text:p>
          </table:table-cell>
          <table:table-cell table:style-name="ce65" table:formula="of:=[CCAA.G$70]-[CCAA.G$11]" office:value-type="float" office:value="119" calcext:value-type="float">
            <text:p>119</text:p>
          </table:table-cell>
          <table:table-cell table:style-name="ce65" table:formula="of:=[CCAA.H$70]-[CCAA.H$11]" office:value-type="float" office:value="153" calcext:value-type="float">
            <text:p>153</text:p>
          </table:table-cell>
          <table:table-cell table:style-name="ce65" table:formula="of:=[CCAA.I$70]-[CCAA.I$11]" office:value-type="float" office:value="1963" calcext:value-type="float">
            <text:p>1963</text:p>
          </table:table-cell>
          <table:table-cell table:style-name="ce65" table:formula="of:=[CCAA.J$70]-[CCAA.J$11]" office:value-type="float" office:value="1458" calcext:value-type="float">
            <text:p>1458</text:p>
          </table:table-cell>
          <table:table-cell table:style-name="ce65" table:formula="of:=[CCAA.K$70]-[CCAA.K$11]" office:value-type="float" office:value="4170" calcext:value-type="float">
            <text:p>4170</text:p>
          </table:table-cell>
          <table:table-cell table:style-name="ce65" table:formula="of:=[CCAA.L$70]-[CCAA.L$11]" office:value-type="float" office:value="4" calcext:value-type="float">
            <text:p>4</text:p>
          </table:table-cell>
          <table:table-cell table:style-name="ce65" table:formula="of:=[CCAA.M$70]-[CCAA.M$11]" office:value-type="float" office:value="1065" calcext:value-type="float">
            <text:p>1065</text:p>
          </table:table-cell>
          <table:table-cell table:style-name="ce65" table:formula="of:=[CCAA.N$70]-[CCAA.N$11]" office:value-type="float" office:value="384" calcext:value-type="float">
            <text:p>384</text:p>
          </table:table-cell>
          <table:table-cell table:style-name="ce65" table:formula="of:=[CCAA.O$70]-[CCAA.O$11]" office:value-type="float" office:value="346" calcext:value-type="float">
            <text:p>346</text:p>
          </table:table-cell>
          <table:table-cell table:style-name="ce65" table:formula="of:=[CCAA.P$70]-[CCAA.P$11]" office:value-type="float" office:value="7239" calcext:value-type="float">
            <text:p>7239</text:p>
          </table:table-cell>
          <table:table-cell table:style-name="ce65" table:formula="of:=[CCAA.Q$70]-[CCAA.Q$11]" office:value-type="float" office:value="2" calcext:value-type="float">
            <text:p>2</text:p>
          </table:table-cell>
          <table:table-cell table:style-name="ce65" table:formula="of:=[CCAA.R$70]-[CCAA.R$11]" office:value-type="float" office:value="116" calcext:value-type="float">
            <text:p>116</text:p>
          </table:table-cell>
          <table:table-cell table:style-name="ce65" table:formula="of:=[CCAA.S$70]-[CCAA.S$11]" office:value-type="float" office:value="369" calcext:value-type="float">
            <text:p>369</text:p>
          </table:table-cell>
          <table:table-cell table:style-name="ce65" table:formula="of:=[CCAA.T$70]-[CCAA.T$11]" office:value-type="float" office:value="1062" calcext:value-type="float">
            <text:p>1062</text:p>
          </table:table-cell>
          <table:table-cell table:style-name="ce65" table:formula="of:=[CCAA.U$70]-[CCAA.U$11]" office:value-type="float" office:value="277" calcext:value-type="float">
            <text:p>277</text:p>
          </table:table-cell>
          <table:table-cell table:style-name="ce65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1]-[CCAA.C$11]" office:value-type="float" office:value="1013" calcext:value-type="float">
            <text:p>1013</text:p>
          </table:table-cell>
          <table:table-cell table:style-name="ce65" table:formula="of:=[CCAA.D$71]-[CCAA.D$11]" office:value-type="float" office:value="637" calcext:value-type="float">
            <text:p>637</text:p>
          </table:table-cell>
          <table:table-cell table:style-name="ce65" table:formula="of:=[CCAA.E$71]-[CCAA.E$11]" office:value-type="float" office:value="200" calcext:value-type="float">
            <text:p>200</text:p>
          </table:table-cell>
          <table:table-cell table:style-name="ce65" table:formula="of:=[CCAA.F$71]-[CCAA.F$11]" office:value-type="float" office:value="157" calcext:value-type="float">
            <text:p>157</text:p>
          </table:table-cell>
          <table:table-cell table:style-name="ce65" table:formula="of:=[CCAA.G$71]-[CCAA.G$11]" office:value-type="float" office:value="119" calcext:value-type="float">
            <text:p>119</text:p>
          </table:table-cell>
          <table:table-cell table:style-name="ce65" table:formula="of:=[CCAA.H$71]-[CCAA.H$11]" office:value-type="float" office:value="158" calcext:value-type="float">
            <text:p>158</text:p>
          </table:table-cell>
          <table:table-cell table:style-name="ce65" table:formula="of:=[CCAA.I$71]-[CCAA.I$11]" office:value-type="float" office:value="2021" calcext:value-type="float">
            <text:p>2021</text:p>
          </table:table-cell>
          <table:table-cell table:style-name="ce65" table:formula="of:=[CCAA.J$71]-[CCAA.J$11]" office:value-type="float" office:value="1493" calcext:value-type="float">
            <text:p>1493</text:p>
          </table:table-cell>
          <table:table-cell table:style-name="ce65" table:formula="of:=[CCAA.K$71]-[CCAA.K$11]" office:value-type="float" office:value="4246" calcext:value-type="float">
            <text:p>4246</text:p>
          </table:table-cell>
          <table:table-cell table:style-name="ce65" table:formula="of:=[CCAA.L$71]-[CCAA.L$11]" office:value-type="float" office:value="4" calcext:value-type="float">
            <text:p>4</text:p>
          </table:table-cell>
          <table:table-cell table:style-name="ce65" table:formula="of:=[CCAA.M$71]-[CCAA.M$11]" office:value-type="float" office:value="1079" calcext:value-type="float">
            <text:p>1079</text:p>
          </table:table-cell>
          <table:table-cell table:style-name="ce65" table:formula="of:=[CCAA.N$71]-[CCAA.N$11]" office:value-type="float" office:value="389" calcext:value-type="float">
            <text:p>389</text:p>
          </table:table-cell>
          <table:table-cell table:style-name="ce65" table:formula="of:=[CCAA.O$71]-[CCAA.O$11]" office:value-type="float" office:value="352" calcext:value-type="float">
            <text:p>352</text:p>
          </table:table-cell>
          <table:table-cell table:style-name="ce65" table:formula="of:=[CCAA.P$71]-[CCAA.P$11]" office:value-type="float" office:value="7351" calcext:value-type="float">
            <text:p>7351</text:p>
          </table:table-cell>
          <table:table-cell table:style-name="ce65" table:formula="of:=[CCAA.Q$71]-[CCAA.Q$11]" office:value-type="float" office:value="2" calcext:value-type="float">
            <text:p>2</text:p>
          </table:table-cell>
          <table:table-cell table:style-name="ce65" table:formula="of:=[CCAA.R$71]-[CCAA.R$11]" office:value-type="float" office:value="117" calcext:value-type="float">
            <text:p>117</text:p>
          </table:table-cell>
          <table:table-cell table:style-name="ce65" table:formula="of:=[CCAA.S$71]-[CCAA.S$11]" office:value-type="float" office:value="385" calcext:value-type="float">
            <text:p>385</text:p>
          </table:table-cell>
          <table:table-cell table:style-name="ce65" table:formula="of:=[CCAA.T$71]-[CCAA.T$11]" office:value-type="float" office:value="1081" calcext:value-type="float">
            <text:p>1081</text:p>
          </table:table-cell>
          <table:table-cell table:style-name="ce65" table:formula="of:=[CCAA.U$71]-[CCAA.U$11]" office:value-type="float" office:value="285" calcext:value-type="float">
            <text:p>285</text:p>
          </table:table-cell>
          <table:table-cell table:style-name="ce65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9" calcext:value-type="date">
            <text:p>19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3" table:style-name="ce59" office:value-type="date" office:date-value="2020-04-19" calcext:value-type="date">
            <text:p>19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0]-[CCAA.I$34]" office:value-type="float" office:value="1957" calcext:value-type="float">
            <text:p>1957</text:p>
          </table:table-cell>
          <table:table-cell table:style-name="ce64" table:formula="of:=[CCAA.J$71]-[CCAA.J$38]" office:value-type="float" office:value="1471" calcext:value-type="float">
            <text:p>1471</text:p>
          </table:table-cell>
          <table:table-cell table:style-name="ce64" table:formula="of:=[CCAA.K$69]-[CCAA.K$42]" office:value-type="float" office:value="3925" calcext:value-type="float">
            <text:p>392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6]-[CCAA.N$43]" office:value-type="float" office:value="324" calcext:value-type="float">
            <text:p>32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0]-[CCAA.S$42]" office:value-type="float" office:value="355" calcext:value-type="float">
            <text:p>355</text:p>
          </table:table-cell>
          <table:table-cell table:style-name="ce64" table:formula="of:=[CCAA.T$70]-[CCAA.T$45]" office:value-type="float" office:value="907" calcext:value-type="float">
            <text:p>907</text:p>
          </table:table-cell>
          <table:table-cell table:style-name="ce64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2]-[CCAA.C$11]" office:value-type="float" office:value="1017" calcext:value-type="float">
            <text:p>1017</text:p>
          </table:table-cell>
          <table:table-cell table:style-name="ce65" table:formula="of:=[CCAA.D$72]-[CCAA.D$11]" office:value-type="float" office:value="643" calcext:value-type="float">
            <text:p>643</text:p>
          </table:table-cell>
          <table:table-cell table:style-name="ce65" table:formula="of:=[CCAA.E$72]-[CCAA.E$11]" office:value-type="float" office:value="202" calcext:value-type="float">
            <text:p>202</text:p>
          </table:table-cell>
          <table:table-cell table:style-name="ce65" table:formula="of:=[CCAA.F$72]-[CCAA.F$11]" office:value-type="float" office:value="161" calcext:value-type="float">
            <text:p>161</text:p>
          </table:table-cell>
          <table:table-cell table:style-name="ce65" table:formula="of:=[CCAA.G$72]-[CCAA.G$11]" office:value-type="float" office:value="120" calcext:value-type="float">
            <text:p>120</text:p>
          </table:table-cell>
          <table:table-cell table:style-name="ce65" table:formula="of:=[CCAA.H$72]-[CCAA.H$11]" office:value-type="float" office:value="165" calcext:value-type="float">
            <text:p>165</text:p>
          </table:table-cell>
          <table:table-cell table:style-name="ce65" table:formula="of:=[CCAA.I$72]-[CCAA.I$11]" office:value-type="float" office:value="2075" calcext:value-type="float">
            <text:p>2075</text:p>
          </table:table-cell>
          <table:table-cell table:style-name="ce65" table:formula="of:=[CCAA.J$72]-[CCAA.J$11]" office:value-type="float" office:value="1521" calcext:value-type="float">
            <text:p>1521</text:p>
          </table:table-cell>
          <table:table-cell table:style-name="ce65" table:formula="of:=[CCAA.K$72]-[CCAA.K$11]" office:value-type="float" office:value="4389" calcext:value-type="float">
            <text:p>4389</text:p>
          </table:table-cell>
          <table:table-cell table:style-name="ce65" table:formula="of:=[CCAA.L$72]-[CCAA.L$11]" office:value-type="float" office:value="4" calcext:value-type="float">
            <text:p>4</text:p>
          </table:table-cell>
          <table:table-cell table:style-name="ce65" table:formula="of:=[CCAA.M$72]-[CCAA.M$11]" office:value-type="float" office:value="1089" calcext:value-type="float">
            <text:p>1089</text:p>
          </table:table-cell>
          <table:table-cell table:style-name="ce65" table:formula="of:=[CCAA.N$72]-[CCAA.N$11]" office:value-type="float" office:value="397" calcext:value-type="float">
            <text:p>397</text:p>
          </table:table-cell>
          <table:table-cell table:style-name="ce65" table:formula="of:=[CCAA.O$72]-[CCAA.O$11]" office:value-type="float" office:value="360" calcext:value-type="float">
            <text:p>360</text:p>
          </table:table-cell>
          <table:table-cell table:style-name="ce65" table:formula="of:=[CCAA.P$72]-[CCAA.P$11]" office:value-type="float" office:value="7460" calcext:value-type="float">
            <text:p>7460</text:p>
          </table:table-cell>
          <table:table-cell table:style-name="ce65" table:formula="of:=[CCAA.Q$72]-[CCAA.Q$11]" office:value-type="float" office:value="2" calcext:value-type="float">
            <text:p>2</text:p>
          </table:table-cell>
          <table:table-cell table:style-name="ce65" table:formula="of:=[CCAA.R$72]-[CCAA.R$11]" office:value-type="float" office:value="120" calcext:value-type="float">
            <text:p>120</text:p>
          </table:table-cell>
          <table:table-cell table:style-name="ce65" table:formula="of:=[CCAA.S$72]-[CCAA.S$11]" office:value-type="float" office:value="397" calcext:value-type="float">
            <text:p>397</text:p>
          </table:table-cell>
          <table:table-cell table:style-name="ce65" table:formula="of:=[CCAA.T$72]-[CCAA.T$11]" office:value-type="float" office:value="1103" calcext:value-type="float">
            <text:p>1103</text:p>
          </table:table-cell>
          <table:table-cell table:style-name="ce65" table:formula="of:=[CCAA.U$72]-[CCAA.U$11]" office:value-type="float" office:value="294" calcext:value-type="float">
            <text:p>294</text:p>
          </table:table-cell>
          <table:table-cell table:style-name="ce65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7" calcext:value-type="date">
            <text:p>17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9" calcext:value-type="date">
            <text:p>19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1]-[CCAA.I$34]" office:value-type="float" office:value="2015" calcext:value-type="float">
            <text:p>2015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1]-[CCAA.K$42]" office:value-type="float" office:value="4055" calcext:value-type="float">
            <text:p>405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8]-[CCAA.N$43]" office:value-type="float" office:value="354" calcext:value-type="float">
            <text:p>35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0]-[CCAA.S$42]" office:value-type="float" office:value="355" calcext:value-type="float">
            <text:p>355</text:p>
          </table:table-cell>
          <table:table-cell table:style-name="ce64" table:formula="of:=[CCAA.T$69]-[CCAA.T$45]" office:value-type="float" office:value="865" calcext:value-type="float">
            <text:p>865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3]-[CCAA.C$11]" office:value-type="float" office:value="1050" calcext:value-type="float">
            <text:p>1050</text:p>
          </table:table-cell>
          <table:table-cell table:style-name="ce65" table:formula="of:=[CCAA.D$73]-[CCAA.D$11]" office:value-type="float" office:value="656" calcext:value-type="float">
            <text:p>656</text:p>
          </table:table-cell>
          <table:table-cell table:style-name="ce65" table:formula="of:=[CCAA.E$73]-[CCAA.E$11]" office:value-type="float" office:value="211" calcext:value-type="float">
            <text:p>211</text:p>
          </table:table-cell>
          <table:table-cell table:style-name="ce65" table:formula="of:=[CCAA.F$73]-[CCAA.F$11]" office:value-type="float" office:value="164" calcext:value-type="float">
            <text:p>164</text:p>
          </table:table-cell>
          <table:table-cell table:style-name="ce65" table:formula="of:=[CCAA.G$73]-[CCAA.G$11]" office:value-type="float" office:value="121" calcext:value-type="float">
            <text:p>121</text:p>
          </table:table-cell>
          <table:table-cell table:style-name="ce65" table:formula="of:=[CCAA.H$73]-[CCAA.H$11]" office:value-type="float" office:value="167" calcext:value-type="float">
            <text:p>167</text:p>
          </table:table-cell>
          <table:table-cell table:style-name="ce65" table:formula="of:=[CCAA.I$73]-[CCAA.I$11]" office:value-type="float" office:value="2140" calcext:value-type="float">
            <text:p>2140</text:p>
          </table:table-cell>
          <table:table-cell table:style-name="ce65" table:formula="of:=[CCAA.J$73]-[CCAA.J$11]" office:value-type="float" office:value="1554" calcext:value-type="float">
            <text:p>1554</text:p>
          </table:table-cell>
          <table:table-cell table:style-name="ce65" table:formula="of:=[CCAA.K$73]-[CCAA.K$11]" office:value-type="float" office:value="4484" calcext:value-type="float">
            <text:p>4484</text:p>
          </table:table-cell>
          <table:table-cell table:style-name="ce65" table:formula="of:=[CCAA.L$73]-[CCAA.L$11]" office:value-type="float" office:value="4" calcext:value-type="float">
            <text:p>4</text:p>
          </table:table-cell>
          <table:table-cell table:style-name="ce65" table:formula="of:=[CCAA.M$73]-[CCAA.M$11]" office:value-type="float" office:value="1106" calcext:value-type="float">
            <text:p>1106</text:p>
          </table:table-cell>
          <table:table-cell table:style-name="ce65" table:formula="of:=[CCAA.N$73]-[CCAA.N$11]" office:value-type="float" office:value="404" calcext:value-type="float">
            <text:p>404</text:p>
          </table:table-cell>
          <table:table-cell table:style-name="ce65" table:formula="of:=[CCAA.O$73]-[CCAA.O$11]" office:value-type="float" office:value="368" calcext:value-type="float">
            <text:p>368</text:p>
          </table:table-cell>
          <table:table-cell table:style-name="ce65" table:formula="of:=[CCAA.P$73]-[CCAA.P$11]" office:value-type="float" office:value="7577" calcext:value-type="float">
            <text:p>7577</text:p>
          </table:table-cell>
          <table:table-cell table:style-name="ce65" table:formula="of:=[CCAA.Q$73]-[CCAA.Q$11]" office:value-type="float" office:value="2" calcext:value-type="float">
            <text:p>2</text:p>
          </table:table-cell>
          <table:table-cell table:style-name="ce65" table:formula="of:=[CCAA.R$73]-[CCAA.R$11]" office:value-type="float" office:value="123" calcext:value-type="float">
            <text:p>123</text:p>
          </table:table-cell>
          <table:table-cell table:style-name="ce65" table:formula="of:=[CCAA.S$73]-[CCAA.S$11]" office:value-type="float" office:value="401" calcext:value-type="float">
            <text:p>401</text:p>
          </table:table-cell>
          <table:table-cell table:style-name="ce65" table:formula="of:=[CCAA.T$73]-[CCAA.T$11]" office:value-type="float" office:value="1124" calcext:value-type="float">
            <text:p>1124</text:p>
          </table:table-cell>
          <table:table-cell table:style-name="ce65" table:formula="of:=[CCAA.U$73]-[CCAA.U$11]" office:value-type="float" office:value="298" calcext:value-type="float">
            <text:p>298</text:p>
          </table:table-cell>
          <table:table-cell table:style-name="ce65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3" table:style-name="ce59" office:value-type="date" office:date-value="2020-04-21" calcext:value-type="date">
            <text:p>21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/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2]-[CCAA.I$34]" office:value-type="float" office:value="2069" calcext:value-type="float">
            <text:p>2069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2]-[CCAA.K$42]" office:value-type="float" office:value="4198" calcext:value-type="float">
            <text:p>419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8]-[CCAA.N$43]" office:value-type="float" office:value="354" calcext:value-type="float">
            <text:p>35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4]-[CCAA.P$30]" office:value-type="float" office:value="6402" calcext:value-type="float">
            <text:p>6402</text:p>
          </table:table-cell>
          <table:table-cell table:style-name="ce64"/>
          <table:table-cell table:style-name="ce64" table:formula="of:=[CCAA.R$64]-[CCAA.R$47]" office:value-type="float" office:value="86" calcext:value-type="float">
            <text:p>86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2]-[CCAA.T$45]" office:value-type="float" office:value="948" calcext:value-type="float">
            <text:p>948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4]-[CCAA.C$11]" office:value-type="float" office:value="1079" calcext:value-type="float">
            <text:p>1079</text:p>
          </table:table-cell>
          <table:table-cell table:style-name="ce65" table:formula="of:=[CCAA.D$74]-[CCAA.D$11]" office:value-type="float" office:value="681" calcext:value-type="float">
            <text:p>681</text:p>
          </table:table-cell>
          <table:table-cell table:style-name="ce65" table:formula="of:=[CCAA.E$74]-[CCAA.E$11]" office:value-type="float" office:value="223" calcext:value-type="float">
            <text:p>223</text:p>
          </table:table-cell>
          <table:table-cell table:style-name="ce65" table:formula="of:=[CCAA.F$74]-[CCAA.F$11]" office:value-type="float" office:value="168" calcext:value-type="float">
            <text:p>168</text:p>
          </table:table-cell>
          <table:table-cell table:style-name="ce65" table:formula="of:=[CCAA.G$74]-[CCAA.G$11]" office:value-type="float" office:value="121" calcext:value-type="float">
            <text:p>121</text:p>
          </table:table-cell>
          <table:table-cell table:style-name="ce65" table:formula="of:=[CCAA.H$74]-[CCAA.H$11]" office:value-type="float" office:value="173" calcext:value-type="float">
            <text:p>173</text:p>
          </table:table-cell>
          <table:table-cell table:style-name="ce65" table:formula="of:=[CCAA.I$74]-[CCAA.I$11]" office:value-type="float" office:value="2188" calcext:value-type="float">
            <text:p>2188</text:p>
          </table:table-cell>
          <table:table-cell table:style-name="ce65" table:formula="of:=[CCAA.J$74]-[CCAA.J$11]" office:value-type="float" office:value="1582" calcext:value-type="float">
            <text:p>1582</text:p>
          </table:table-cell>
          <table:table-cell table:style-name="ce65" table:formula="of:=[CCAA.K$74]-[CCAA.K$11]" office:value-type="float" office:value="4580" calcext:value-type="float">
            <text:p>4580</text:p>
          </table:table-cell>
          <table:table-cell table:style-name="ce65" table:formula="of:=[CCAA.L$74]-[CCAA.L$11]" office:value-type="float" office:value="4" calcext:value-type="float">
            <text:p>4</text:p>
          </table:table-cell>
          <table:table-cell table:style-name="ce65" table:formula="of:=[CCAA.M$74]-[CCAA.M$11]" office:value-type="float" office:value="1124" calcext:value-type="float">
            <text:p>1124</text:p>
          </table:table-cell>
          <table:table-cell table:style-name="ce65" table:formula="of:=[CCAA.N$74]-[CCAA.N$11]" office:value-type="float" office:value="407" calcext:value-type="float">
            <text:p>407</text:p>
          </table:table-cell>
          <table:table-cell table:style-name="ce65" table:formula="of:=[CCAA.O$74]-[CCAA.O$11]" office:value-type="float" office:value="375" calcext:value-type="float">
            <text:p>375</text:p>
          </table:table-cell>
          <table:table-cell table:style-name="ce65" table:formula="of:=[CCAA.P$74]-[CCAA.P$11]" office:value-type="float" office:value="7684" calcext:value-type="float">
            <text:p>7684</text:p>
          </table:table-cell>
          <table:table-cell table:style-name="ce65" table:formula="of:=[CCAA.Q$74]-[CCAA.Q$11]" office:value-type="float" office:value="2" calcext:value-type="float">
            <text:p>2</text:p>
          </table:table-cell>
          <table:table-cell table:style-name="ce65" table:formula="of:=[CCAA.R$74]-[CCAA.R$11]" office:value-type="float" office:value="124" calcext:value-type="float">
            <text:p>124</text:p>
          </table:table-cell>
          <table:table-cell table:style-name="ce65" table:formula="of:=[CCAA.S$74]-[CCAA.S$11]" office:value-type="float" office:value="409" calcext:value-type="float">
            <text:p>409</text:p>
          </table:table-cell>
          <table:table-cell table:style-name="ce65" table:formula="of:=[CCAA.T$74]-[CCAA.T$11]" office:value-type="float" office:value="1167" calcext:value-type="float">
            <text:p>1167</text:p>
          </table:table-cell>
          <table:table-cell table:style-name="ce65" table:formula="of:=[CCAA.U$74]-[CCAA.U$11]" office:value-type="float" office:value="303" calcext:value-type="float">
            <text:p>303</text:p>
          </table:table-cell>
          <table:table-cell table:style-name="ce65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3]-[CCAA.I$34]" office:value-type="float" office:value="2134" calcext:value-type="float">
            <text:p>2134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3]-[CCAA.K$42]" office:value-type="float" office:value="4293" calcext:value-type="float">
            <text:p>4293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8]-[CCAA.P$30]" office:value-type="float" office:value="6986" calcext:value-type="float">
            <text:p>6986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5]-[CCAA.C$11]" office:value-type="float" office:value="1107" calcext:value-type="float">
            <text:p>1107</text:p>
          </table:table-cell>
          <table:table-cell table:style-name="ce65" table:formula="of:=[CCAA.D$75]-[CCAA.D$11]" office:value-type="float" office:value="695" calcext:value-type="float">
            <text:p>695</text:p>
          </table:table-cell>
          <table:table-cell table:style-name="ce65" table:formula="of:=[CCAA.E$75]-[CCAA.E$11]" office:value-type="float" office:value="231" calcext:value-type="float">
            <text:p>231</text:p>
          </table:table-cell>
          <table:table-cell table:style-name="ce65" table:formula="of:=[CCAA.F$75]-[CCAA.F$11]" office:value-type="float" office:value="172" calcext:value-type="float">
            <text:p>172</text:p>
          </table:table-cell>
          <table:table-cell table:style-name="ce65" table:formula="of:=[CCAA.G$75]-[CCAA.G$11]" office:value-type="float" office:value="128" calcext:value-type="float">
            <text:p>128</text:p>
          </table:table-cell>
          <table:table-cell table:style-name="ce65" table:formula="of:=[CCAA.H$75]-[CCAA.H$11]" office:value-type="float" office:value="178" calcext:value-type="float">
            <text:p>178</text:p>
          </table:table-cell>
          <table:table-cell table:style-name="ce65" table:formula="of:=[CCAA.I$75]-[CCAA.I$11]" office:value-type="float" office:value="2255" calcext:value-type="float">
            <text:p>2255</text:p>
          </table:table-cell>
          <table:table-cell table:style-name="ce65" table:formula="of:=[CCAA.J$75]-[CCAA.J$11]" office:value-type="float" office:value="1612" calcext:value-type="float">
            <text:p>1612</text:p>
          </table:table-cell>
          <table:table-cell table:style-name="ce65" table:formula="of:=[CCAA.K$75]-[CCAA.K$11]" office:value-type="float" office:value="4630" calcext:value-type="float">
            <text:p>4630</text:p>
          </table:table-cell>
          <table:table-cell table:style-name="ce65" table:formula="of:=[CCAA.L$75]-[CCAA.L$11]" office:value-type="float" office:value="4" calcext:value-type="float">
            <text:p>4</text:p>
          </table:table-cell>
          <table:table-cell table:style-name="ce65" table:formula="of:=[CCAA.M$75]-[CCAA.M$11]" office:value-type="float" office:value="1147" calcext:value-type="float">
            <text:p>1147</text:p>
          </table:table-cell>
          <table:table-cell table:style-name="ce65" table:formula="of:=[CCAA.N$75]-[CCAA.N$11]" office:value-type="float" office:value="411" calcext:value-type="float">
            <text:p>411</text:p>
          </table:table-cell>
          <table:table-cell table:style-name="ce65" table:formula="of:=[CCAA.O$75]-[CCAA.O$11]" office:value-type="float" office:value="382" calcext:value-type="float">
            <text:p>382</text:p>
          </table:table-cell>
          <table:table-cell table:style-name="ce65" table:formula="of:=[CCAA.P$75]-[CCAA.P$11]" office:value-type="float" office:value="7765" calcext:value-type="float">
            <text:p>7765</text:p>
          </table:table-cell>
          <table:table-cell table:style-name="ce65" table:formula="of:=[CCAA.Q$75]-[CCAA.Q$11]" office:value-type="float" office:value="2" calcext:value-type="float">
            <text:p>2</text:p>
          </table:table-cell>
          <table:table-cell table:style-name="ce65" table:formula="of:=[CCAA.R$75]-[CCAA.R$11]" office:value-type="float" office:value="125" calcext:value-type="float">
            <text:p>125</text:p>
          </table:table-cell>
          <table:table-cell table:style-name="ce65" table:formula="of:=[CCAA.S$75]-[CCAA.S$11]" office:value-type="float" office:value="417" calcext:value-type="float">
            <text:p>417</text:p>
          </table:table-cell>
          <table:table-cell table:style-name="ce65" table:formula="of:=[CCAA.T$75]-[CCAA.T$11]" office:value-type="float" office:value="1193" calcext:value-type="float">
            <text:p>1193</text:p>
          </table:table-cell>
          <table:table-cell table:style-name="ce65" table:formula="of:=[CCAA.U$75]-[CCAA.U$11]" office:value-type="float" office:value="307" calcext:value-type="float">
            <text:p>307</text:p>
          </table:table-cell>
          <table:table-cell table:style-name="ce65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3" table:style-name="ce59" office:value-type="date" office:date-value="2020-04-23" calcext:value-type="date">
            <text:p>2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4]-[CCAA.I$34]" office:value-type="float" office:value="2182" calcext:value-type="float">
            <text:p>2182</text:p>
          </table:table-cell>
          <table:table-cell table:style-name="ce64" table:formula="of:=[CCAA.J$74]-[CCAA.J$38]" office:value-type="float" office:value="1560" calcext:value-type="float">
            <text:p>1560</text:p>
          </table:table-cell>
          <table:table-cell table:style-name="ce64" table:formula="of:=[CCAA.K$74]-[CCAA.K$42]" office:value-type="float" office:value="4389" calcext:value-type="float">
            <text:p>438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2]-[CCAA.P$30]" office:value-type="float" office:value="7439" calcext:value-type="float">
            <text:p>7439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6]-[CCAA.C$11]" office:value-type="float" office:value="1131" calcext:value-type="float">
            <text:p>1131</text:p>
          </table:table-cell>
          <table:table-cell table:style-name="ce65" table:formula="of:=[CCAA.D$76]-[CCAA.D$11]" office:value-type="float" office:value="709" calcext:value-type="float">
            <text:p>709</text:p>
          </table:table-cell>
          <table:table-cell table:style-name="ce65" table:formula="of:=[CCAA.E$76]-[CCAA.E$11]" office:value-type="float" office:value="239" calcext:value-type="float">
            <text:p>239</text:p>
          </table:table-cell>
          <table:table-cell table:style-name="ce65" table:formula="of:=[CCAA.F$76]-[CCAA.F$11]" office:value-type="float" office:value="174" calcext:value-type="float">
            <text:p>174</text:p>
          </table:table-cell>
          <table:table-cell table:style-name="ce65" table:formula="of:=[CCAA.G$76]-[CCAA.G$11]" office:value-type="float" office:value="130" calcext:value-type="float">
            <text:p>130</text:p>
          </table:table-cell>
          <table:table-cell table:style-name="ce65" table:formula="of:=[CCAA.H$76]-[CCAA.H$11]" office:value-type="float" office:value="182" calcext:value-type="float">
            <text:p>182</text:p>
          </table:table-cell>
          <table:table-cell table:style-name="ce65" table:formula="of:=[CCAA.I$76]-[CCAA.I$11]" office:value-type="float" office:value="2292" calcext:value-type="float">
            <text:p>2292</text:p>
          </table:table-cell>
          <table:table-cell table:style-name="ce65" table:formula="of:=[CCAA.J$76]-[CCAA.J$11]" office:value-type="float" office:value="1639" calcext:value-type="float">
            <text:p>1639</text:p>
          </table:table-cell>
          <table:table-cell table:style-name="ce65" table:formula="of:=[CCAA.K$76]-[CCAA.K$11]" office:value-type="float" office:value="4735" calcext:value-type="float">
            <text:p>4735</text:p>
          </table:table-cell>
          <table:table-cell table:style-name="ce65" table:formula="of:=[CCAA.L$76]-[CCAA.L$11]" office:value-type="float" office:value="4" calcext:value-type="float">
            <text:p>4</text:p>
          </table:table-cell>
          <table:table-cell table:style-name="ce65" table:formula="of:=[CCAA.M$76]-[CCAA.M$11]" office:value-type="float" office:value="1172" calcext:value-type="float">
            <text:p>1172</text:p>
          </table:table-cell>
          <table:table-cell table:style-name="ce65" table:formula="of:=[CCAA.N$76]-[CCAA.N$11]" office:value-type="float" office:value="416" calcext:value-type="float">
            <text:p>416</text:p>
          </table:table-cell>
          <table:table-cell table:style-name="ce65" table:formula="of:=[CCAA.O$76]-[CCAA.O$11]" office:value-type="float" office:value="388" calcext:value-type="float">
            <text:p>388</text:p>
          </table:table-cell>
          <table:table-cell table:style-name="ce65" table:formula="of:=[CCAA.P$76]-[CCAA.P$11]" office:value-type="float" office:value="7848" calcext:value-type="float">
            <text:p>7848</text:p>
          </table:table-cell>
          <table:table-cell table:style-name="ce65" table:formula="of:=[CCAA.Q$76]-[CCAA.Q$11]" office:value-type="float" office:value="2" calcext:value-type="float">
            <text:p>2</text:p>
          </table:table-cell>
          <table:table-cell table:style-name="ce65" table:formula="of:=[CCAA.R$76]-[CCAA.R$11]" office:value-type="float" office:value="126" calcext:value-type="float">
            <text:p>126</text:p>
          </table:table-cell>
          <table:table-cell table:style-name="ce65" table:formula="of:=[CCAA.S$76]-[CCAA.S$11]" office:value-type="float" office:value="429" calcext:value-type="float">
            <text:p>429</text:p>
          </table:table-cell>
          <table:table-cell table:style-name="ce65" table:formula="of:=[CCAA.T$76]-[CCAA.T$11]" office:value-type="float" office:value="1212" calcext:value-type="float">
            <text:p>1212</text:p>
          </table:table-cell>
          <table:table-cell table:style-name="ce65" table:formula="of:=[CCAA.U$76]-[CCAA.U$11]" office:value-type="float" office:value="311" calcext:value-type="float">
            <text:p>311</text:p>
          </table:table-cell>
          <table:table-cell table:style-name="ce65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number-columns-repeated="3" table:style-name="ce59" office:value-type="date" office:date-value="2020-04-24" calcext:value-type="date">
            <text:p>24/04</text:p>
          </table:table-cell>
          <table:table-cell table:style-name="ce59" office:value-type="date" office:date-value="2020-04-23" calcext:value-type="date">
            <text:p>2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5]-[CCAA.I$34]" office:value-type="float" office:value="2249" calcext:value-type="float">
            <text:p>2249</text:p>
          </table:table-cell>
          <table:table-cell table:style-name="ce64" table:formula="of:=[CCAA.J$75]-[CCAA.J$38]" office:value-type="float" office:value="1590" calcext:value-type="float">
            <text:p>1590</text:p>
          </table:table-cell>
          <table:table-cell table:style-name="ce64" table:formula="of:=[CCAA.K$74]-[CCAA.K$42]" office:value-type="float" office:value="4389" calcext:value-type="float">
            <text:p>438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2]-[CCAA.P$30]" office:value-type="float" office:value="7439" calcext:value-type="float">
            <text:p>7439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7]-[CCAA.C$11]" office:value-type="float" office:value="1145" calcext:value-type="float">
            <text:p>1145</text:p>
          </table:table-cell>
          <table:table-cell table:style-name="ce65" table:formula="of:=[CCAA.D$77]-[CCAA.D$11]" office:value-type="float" office:value="712" calcext:value-type="float">
            <text:p>712</text:p>
          </table:table-cell>
          <table:table-cell table:style-name="ce65" table:formula="of:=[CCAA.E$77]-[CCAA.E$11]" office:value-type="float" office:value="249" calcext:value-type="float">
            <text:p>249</text:p>
          </table:table-cell>
          <table:table-cell table:style-name="ce65" table:formula="of:=[CCAA.F$77]-[CCAA.F$11]" office:value-type="float" office:value="175" calcext:value-type="float">
            <text:p>175</text:p>
          </table:table-cell>
          <table:table-cell table:style-name="ce65" table:formula="of:=[CCAA.G$77]-[CCAA.G$11]" office:value-type="float" office:value="131" calcext:value-type="float">
            <text:p>131</text:p>
          </table:table-cell>
          <table:table-cell table:style-name="ce65" table:formula="of:=[CCAA.H$77]-[CCAA.H$11]" office:value-type="float" office:value="183" calcext:value-type="float">
            <text:p>183</text:p>
          </table:table-cell>
          <table:table-cell table:style-name="ce65" table:formula="of:=[CCAA.I$77]-[CCAA.I$11]" office:value-type="float" office:value="2330" calcext:value-type="float">
            <text:p>2330</text:p>
          </table:table-cell>
          <table:table-cell table:style-name="ce65" table:formula="of:=[CCAA.J$77]-[CCAA.J$11]" office:value-type="float" office:value="1666" calcext:value-type="float">
            <text:p>1666</text:p>
          </table:table-cell>
          <table:table-cell table:style-name="ce65" table:formula="of:=[CCAA.K$77]-[CCAA.K$11]" office:value-type="float" office:value="4803" calcext:value-type="float">
            <text:p>4803</text:p>
          </table:table-cell>
          <table:table-cell table:style-name="ce65" table:formula="of:=[CCAA.L$77]-[CCAA.L$11]" office:value-type="float" office:value="4" calcext:value-type="float">
            <text:p>4</text:p>
          </table:table-cell>
          <table:table-cell table:style-name="ce65" table:formula="of:=[CCAA.M$77]-[CCAA.M$11]" office:value-type="float" office:value="1186" calcext:value-type="float">
            <text:p>1186</text:p>
          </table:table-cell>
          <table:table-cell table:style-name="ce65" table:formula="of:=[CCAA.N$77]-[CCAA.N$11]" office:value-type="float" office:value="422" calcext:value-type="float">
            <text:p>422</text:p>
          </table:table-cell>
          <table:table-cell table:style-name="ce65" table:formula="of:=[CCAA.O$77]-[CCAA.O$11]" office:value-type="float" office:value="394" calcext:value-type="float">
            <text:p>394</text:p>
          </table:table-cell>
          <table:table-cell table:style-name="ce65" table:formula="of:=[CCAA.P$77]-[CCAA.P$11]" office:value-type="float" office:value="7922" calcext:value-type="float">
            <text:p>7922</text:p>
          </table:table-cell>
          <table:table-cell table:style-name="ce65" table:formula="of:=[CCAA.Q$77]-[CCAA.Q$11]" office:value-type="float" office:value="2" calcext:value-type="float">
            <text:p>2</text:p>
          </table:table-cell>
          <table:table-cell table:style-name="ce65" table:formula="of:=[CCAA.R$77]-[CCAA.R$11]" office:value-type="float" office:value="127" calcext:value-type="float">
            <text:p>127</text:p>
          </table:table-cell>
          <table:table-cell table:style-name="ce65" table:formula="of:=[CCAA.S$77]-[CCAA.S$11]" office:value-type="float" office:value="431" calcext:value-type="float">
            <text:p>431</text:p>
          </table:table-cell>
          <table:table-cell table:style-name="ce65" table:formula="of:=[CCAA.T$77]-[CCAA.T$11]" office:value-type="float" office:value="1230" calcext:value-type="float">
            <text:p>1230</text:p>
          </table:table-cell>
          <table:table-cell table:style-name="ce65" table:formula="of:=[CCAA.U$77]-[CCAA.U$11]" office:value-type="float" office:value="315" calcext:value-type="float">
            <text:p>315</text:p>
          </table:table-cell>
          <table:table-cell table:style-name="ce65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5" calcext:value-type="date">
            <text:p>25/04</text:p>
          </table:table-cell>
          <table:table-cell table:number-columns-repeated="3" table:style-name="ce59" office:value-type="date" office:date-value="2020-04-24" calcext:value-type="date">
            <text:p>24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6]-[CCAA.D$43]" office:value-type="float" office:value="677" calcext:value-type="float">
            <text:p>677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6]-[CCAA.H$44]" office:value-type="float" office:value="173" calcext:value-type="float">
            <text:p>173</text:p>
          </table:table-cell>
          <table:table-cell table:style-name="ce64" table:formula="of:=[CCAA.I$75]-[CCAA.I$34]" office:value-type="float" office:value="2249" calcext:value-type="float">
            <text:p>2249</text:p>
          </table:table-cell>
          <table:table-cell table:style-name="ce64" table:formula="of:=[CCAA.J$75]-[CCAA.J$38]" office:value-type="float" office:value="1590" calcext:value-type="float">
            <text:p>1590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76]-[CCAA.L$48]" office:value-type="float" office:value="3" calcext:value-type="float">
            <text:p>3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3]-[CCAA.P$30]" office:value-type="float" office:value="7556" calcext:value-type="float">
            <text:p>7556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8]-[CCAA.C$11]" office:value-type="float" office:value="1157" calcext:value-type="float">
            <text:p>1157</text:p>
          </table:table-cell>
          <table:table-cell table:style-name="ce65" table:formula="of:=[CCAA.D$78]-[CCAA.D$11]" office:value-type="float" office:value="726" calcext:value-type="float">
            <text:p>726</text:p>
          </table:table-cell>
          <table:table-cell table:style-name="ce65" table:formula="of:=[CCAA.E$78]-[CCAA.E$11]" office:value-type="float" office:value="253" calcext:value-type="float">
            <text:p>253</text:p>
          </table:table-cell>
          <table:table-cell table:style-name="ce65" table:formula="of:=[CCAA.F$78]-[CCAA.F$11]" office:value-type="float" office:value="179" calcext:value-type="float">
            <text:p>179</text:p>
          </table:table-cell>
          <table:table-cell table:style-name="ce65" table:formula="of:=[CCAA.G$78]-[CCAA.G$11]" office:value-type="float" office:value="131" calcext:value-type="float">
            <text:p>131</text:p>
          </table:table-cell>
          <table:table-cell table:style-name="ce65" table:formula="of:=[CCAA.H$78]-[CCAA.H$11]" office:value-type="float" office:value="186" calcext:value-type="float">
            <text:p>186</text:p>
          </table:table-cell>
          <table:table-cell table:style-name="ce65" table:formula="of:=[CCAA.I$78]-[CCAA.I$11]" office:value-type="float" office:value="2365" calcext:value-type="float">
            <text:p>2365</text:p>
          </table:table-cell>
          <table:table-cell table:style-name="ce65" table:formula="of:=[CCAA.J$78]-[CCAA.J$11]" office:value-type="float" office:value="1690" calcext:value-type="float">
            <text:p>1690</text:p>
          </table:table-cell>
          <table:table-cell table:style-name="ce65" table:formula="of:=[CCAA.K$78]-[CCAA.K$11]" office:value-type="float" office:value="4936" calcext:value-type="float">
            <text:p>4936</text:p>
          </table:table-cell>
          <table:table-cell table:style-name="ce65" table:formula="of:=[CCAA.L$78]-[CCAA.L$11]" office:value-type="float" office:value="4" calcext:value-type="float">
            <text:p>4</text:p>
          </table:table-cell>
          <table:table-cell table:style-name="ce65" table:formula="of:=[CCAA.M$78]-[CCAA.M$11]" office:value-type="float" office:value="1189" calcext:value-type="float">
            <text:p>1189</text:p>
          </table:table-cell>
          <table:table-cell table:style-name="ce65" table:formula="of:=[CCAA.N$78]-[CCAA.N$11]" office:value-type="float" office:value="428" calcext:value-type="float">
            <text:p>428</text:p>
          </table:table-cell>
          <table:table-cell table:style-name="ce65" table:formula="of:=[CCAA.O$78]-[CCAA.O$11]" office:value-type="float" office:value="405" calcext:value-type="float">
            <text:p>405</text:p>
          </table:table-cell>
          <table:table-cell table:style-name="ce65" table:formula="of:=[CCAA.P$78]-[CCAA.P$11]" office:value-type="float" office:value="7986" calcext:value-type="float">
            <text:p>7986</text:p>
          </table:table-cell>
          <table:table-cell table:style-name="ce65" table:formula="of:=[CCAA.Q$78]-[CCAA.Q$11]" office:value-type="float" office:value="2" calcext:value-type="float">
            <text:p>2</text:p>
          </table:table-cell>
          <table:table-cell table:style-name="ce65" table:formula="of:=[CCAA.R$78]-[CCAA.R$11]" office:value-type="float" office:value="128" calcext:value-type="float">
            <text:p>128</text:p>
          </table:table-cell>
          <table:table-cell table:style-name="ce65" table:formula="of:=[CCAA.S$78]-[CCAA.S$11]" office:value-type="float" office:value="432" calcext:value-type="float">
            <text:p>432</text:p>
          </table:table-cell>
          <table:table-cell table:style-name="ce65" table:formula="of:=[CCAA.T$78]-[CCAA.T$11]" office:value-type="float" office:value="1241" calcext:value-type="float">
            <text:p>1241</text:p>
          </table:table-cell>
          <table:table-cell table:style-name="ce65" table:formula="of:=[CCAA.U$78]-[CCAA.U$11]" office:value-type="float" office:value="320" calcext:value-type="float">
            <text:p>320</text:p>
          </table:table-cell>
          <table:table-cell table:style-name="ce65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2" table:style-name="ce59" office:value-type="date" office:date-value="2020-04-25" calcext:value-type="date">
            <text:p>2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/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7]-[CCAA.H$44]" office:value-type="float" office:value="174" calcext:value-type="float">
            <text:p>174</text:p>
          </table:table-cell>
          <table:table-cell table:style-name="ce64" table:formula="of:=[CCAA.I$76]-[CCAA.I$34]" office:value-type="float" office:value="2286" calcext:value-type="float">
            <text:p>2286</text:p>
          </table:table-cell>
          <table:table-cell table:style-name="ce64" table:formula="of:=[CCAA.J$77]-[CCAA.J$38]" office:value-type="float" office:value="1644" calcext:value-type="float">
            <text:p>164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76]-[CCAA.L$48]" office:value-type="float" office:value="3" calcext:value-type="float">
            <text:p>3</text:p>
          </table:table-cell>
          <table:table-cell table:style-name="ce64" table:formula="of:=[CCAA.M$76]-[CCAA.M$42]" office:value-type="float" office:value="1103" calcext:value-type="float">
            <text:p>1103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3]-[CCAA.P$30]" office:value-type="float" office:value="7556" calcext:value-type="float">
            <text:p>7556</text:p>
          </table:table-cell>
          <table:table-cell table:style-name="ce64"/>
          <table:table-cell table:style-name="ce64" table:formula="of:=[CCAA.R$77]-[CCAA.R$47]" office:value-type="float" office:value="112" calcext:value-type="float">
            <text:p>112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7]-[CCAA.T$45]" office:value-type="float" office:value="1075" calcext:value-type="float">
            <text:p>1075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9]-[CCAA.C$11]" office:value-type="float" office:value="1168" calcext:value-type="float">
            <text:p>1168</text:p>
          </table:table-cell>
          <table:table-cell table:style-name="ce65" table:formula="of:=[CCAA.D$79]-[CCAA.D$11]" office:value-type="float" office:value="735" calcext:value-type="float">
            <text:p>735</text:p>
          </table:table-cell>
          <table:table-cell table:style-name="ce65" table:formula="of:=[CCAA.E$79]-[CCAA.E$11]" office:value-type="float" office:value="261" calcext:value-type="float">
            <text:p>261</text:p>
          </table:table-cell>
          <table:table-cell table:style-name="ce65" table:formula="of:=[CCAA.F$79]-[CCAA.F$11]" office:value-type="float" office:value="181" calcext:value-type="float">
            <text:p>181</text:p>
          </table:table-cell>
          <table:table-cell table:style-name="ce65" table:formula="of:=[CCAA.G$79]-[CCAA.G$11]" office:value-type="float" office:value="133" calcext:value-type="float">
            <text:p>133</text:p>
          </table:table-cell>
          <table:table-cell table:style-name="ce65" table:formula="of:=[CCAA.H$79]-[CCAA.H$11]" office:value-type="float" office:value="188" calcext:value-type="float">
            <text:p>188</text:p>
          </table:table-cell>
          <table:table-cell table:style-name="ce65" table:formula="of:=[CCAA.I$79]-[CCAA.I$11]" office:value-type="float" office:value="2396" calcext:value-type="float">
            <text:p>2396</text:p>
          </table:table-cell>
          <table:table-cell table:style-name="ce65" table:formula="of:=[CCAA.J$79]-[CCAA.J$11]" office:value-type="float" office:value="1710" calcext:value-type="float">
            <text:p>1710</text:p>
          </table:table-cell>
          <table:table-cell table:style-name="ce65" table:formula="of:=[CCAA.K$79]-[CCAA.K$11]" office:value-type="float" office:value="5045" calcext:value-type="float">
            <text:p>5045</text:p>
          </table:table-cell>
          <table:table-cell table:style-name="ce65" table:formula="of:=[CCAA.L$79]-[CCAA.L$11]" office:value-type="float" office:value="4" calcext:value-type="float">
            <text:p>4</text:p>
          </table:table-cell>
          <table:table-cell table:style-name="ce65" table:formula="of:=[CCAA.M$79]-[CCAA.M$11]" office:value-type="float" office:value="1200" calcext:value-type="float">
            <text:p>1200</text:p>
          </table:table-cell>
          <table:table-cell table:style-name="ce65" table:formula="of:=[CCAA.N$79]-[CCAA.N$11]" office:value-type="float" office:value="433" calcext:value-type="float">
            <text:p>433</text:p>
          </table:table-cell>
          <table:table-cell table:style-name="ce65" table:formula="of:=[CCAA.O$79]-[CCAA.O$11]" office:value-type="float" office:value="412" calcext:value-type="float">
            <text:p>412</text:p>
          </table:table-cell>
          <table:table-cell table:style-name="ce65" table:formula="of:=[CCAA.P$79]-[CCAA.P$11]" office:value-type="float" office:value="8048" calcext:value-type="float">
            <text:p>8048</text:p>
          </table:table-cell>
          <table:table-cell table:style-name="ce65" table:formula="of:=[CCAA.Q$79]-[CCAA.Q$11]" office:value-type="float" office:value="2" calcext:value-type="float">
            <text:p>2</text:p>
          </table:table-cell>
          <table:table-cell table:style-name="ce65" table:formula="of:=[CCAA.R$79]-[CCAA.R$11]" office:value-type="float" office:value="130" calcext:value-type="float">
            <text:p>130</text:p>
          </table:table-cell>
          <table:table-cell table:style-name="ce65" table:formula="of:=[CCAA.S$79]-[CCAA.S$11]" office:value-type="float" office:value="432" calcext:value-type="float">
            <text:p>432</text:p>
          </table:table-cell>
          <table:table-cell table:style-name="ce65" table:formula="of:=[CCAA.T$79]-[CCAA.T$11]" office:value-type="float" office:value="1255" calcext:value-type="float">
            <text:p>1255</text:p>
          </table:table-cell>
          <table:table-cell table:style-name="ce65" table:formula="of:=[CCAA.U$79]-[CCAA.U$11]" office:value-type="float" office:value="326" calcext:value-type="float">
            <text:p>326</text:p>
          </table:table-cell>
          <table:table-cell table:style-name="ce65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5" calcext:value-type="date">
            <text:p>25/04</text:p>
          </table:table-cell>
          <table:table-cell table:number-columns-repeated="2" table:style-name="ce59" office:value-type="date" office:date-value="2020-04-27" calcext:value-type="date">
            <text:p>27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6]-[CCAA.I$34]" office:value-type="float" office:value="2286" calcext:value-type="float">
            <text:p>2286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8]-[CCAA.K$42]" office:value-type="float" office:value="4745" calcext:value-type="float">
            <text:p>4745</text:p>
          </table:table-cell>
          <table:table-cell table:style-name="ce64" table:formula="of:=[CCAA.L$79]-[CCAA.L$48]" office:value-type="float" office:value="3" calcext:value-type="float">
            <text:p>3</text:p>
          </table:table-cell>
          <table:table-cell table:style-name="ce64" table:formula="of:=[CCAA.M$78]-[CCAA.M$42]" office:value-type="float" office:value="1120" calcext:value-type="float">
            <text:p>1120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7]-[CCAA.P$30]" office:value-type="float" office:value="7901" calcext:value-type="float">
            <text:p>7901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0]-[CCAA.C$11]" office:value-type="float" office:value="1188" calcext:value-type="float">
            <text:p>1188</text:p>
          </table:table-cell>
          <table:table-cell table:style-name="ce65" table:formula="of:=[CCAA.D$80]-[CCAA.D$11]" office:value-type="float" office:value="736" calcext:value-type="float">
            <text:p>736</text:p>
          </table:table-cell>
          <table:table-cell table:style-name="ce65" table:formula="of:=[CCAA.E$80]-[CCAA.E$11]" office:value-type="float" office:value="266" calcext:value-type="float">
            <text:p>266</text:p>
          </table:table-cell>
          <table:table-cell table:style-name="ce65" table:formula="of:=[CCAA.F$80]-[CCAA.F$11]" office:value-type="float" office:value="185" calcext:value-type="float">
            <text:p>185</text:p>
          </table:table-cell>
          <table:table-cell table:style-name="ce65" table:formula="of:=[CCAA.G$80]-[CCAA.G$11]" office:value-type="float" office:value="134" calcext:value-type="float">
            <text:p>134</text:p>
          </table:table-cell>
          <table:table-cell table:style-name="ce65" table:formula="of:=[CCAA.H$80]-[CCAA.H$11]" office:value-type="float" office:value="191" calcext:value-type="float">
            <text:p>191</text:p>
          </table:table-cell>
          <table:table-cell table:style-name="ce65" table:formula="of:=[CCAA.I$80]-[CCAA.I$11]" office:value-type="float" office:value="2436" calcext:value-type="float">
            <text:p>2436</text:p>
          </table:table-cell>
          <table:table-cell table:style-name="ce65" table:formula="of:=[CCAA.J$80]-[CCAA.J$11]" office:value-type="float" office:value="1736" calcext:value-type="float">
            <text:p>1736</text:p>
          </table:table-cell>
          <table:table-cell table:style-name="ce65" table:formula="of:=[CCAA.K$80]-[CCAA.K$11]" office:value-type="float" office:value="5142" calcext:value-type="float">
            <text:p>5142</text:p>
          </table:table-cell>
          <table:table-cell table:style-name="ce65" table:formula="of:=[CCAA.L$80]-[CCAA.L$11]" office:value-type="float" office:value="4" calcext:value-type="float">
            <text:p>4</text:p>
          </table:table-cell>
          <table:table-cell table:style-name="ce65" table:formula="of:=[CCAA.M$80]-[CCAA.M$11]" office:value-type="float" office:value="1218" calcext:value-type="float">
            <text:p>1218</text:p>
          </table:table-cell>
          <table:table-cell table:style-name="ce65" table:formula="of:=[CCAA.N$80]-[CCAA.N$11]" office:value-type="float" office:value="440" calcext:value-type="float">
            <text:p>440</text:p>
          </table:table-cell>
          <table:table-cell table:style-name="ce65" table:formula="of:=[CCAA.O$80]-[CCAA.O$11]" office:value-type="float" office:value="547" calcext:value-type="float">
            <text:p>547</text:p>
          </table:table-cell>
          <table:table-cell table:style-name="ce65" table:formula="of:=[CCAA.P$80]-[CCAA.P$11]" office:value-type="float" office:value="8105" calcext:value-type="float">
            <text:p>8105</text:p>
          </table:table-cell>
          <table:table-cell table:style-name="ce65" table:formula="of:=[CCAA.Q$80]-[CCAA.Q$11]" office:value-type="float" office:value="2" calcext:value-type="float">
            <text:p>2</text:p>
          </table:table-cell>
          <table:table-cell table:style-name="ce65" table:formula="of:=[CCAA.R$80]-[CCAA.R$11]" office:value-type="float" office:value="130" calcext:value-type="float">
            <text:p>130</text:p>
          </table:table-cell>
          <table:table-cell table:style-name="ce65" table:formula="of:=[CCAA.S$80]-[CCAA.S$11]" office:value-type="float" office:value="448" calcext:value-type="float">
            <text:p>448</text:p>
          </table:table-cell>
          <table:table-cell table:style-name="ce65" table:formula="of:=[CCAA.T$80]-[CCAA.T$11]" office:value-type="float" office:value="1274" calcext:value-type="float">
            <text:p>1274</text:p>
          </table:table-cell>
          <table:table-cell table:style-name="ce65" table:formula="of:=[CCAA.U$80]-[CCAA.U$11]" office:value-type="float" office:value="330" calcext:value-type="float">
            <text:p>330</text:p>
          </table:table-cell>
          <table:table-cell table:style-name="ce65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8" calcext:value-type="date">
            <text:p>28/04</text:p>
          </table:table-cell>
          <table:table-cell table:number-columns-repeated="2" table:style-name="ce59" office:value-type="date" office:date-value="2020-04-27" calcext:value-type="date">
            <text:p>2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79]-[CCAA.F$36]" office:value-type="float" office:value="180" calcext:value-type="float">
            <text:p>180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9]-[CCAA.I$34]" office:value-type="float" office:value="2390" calcext:value-type="float">
            <text:p>239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8]-[CCAA.K$42]" office:value-type="float" office:value="4745" calcext:value-type="float">
            <text:p>474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9]-[CCAA.P$30]" office:value-type="float" office:value="8027" calcext:value-type="float">
            <text:p>8027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1]-[CCAA.C$11]" office:value-type="float" office:value="1207" calcext:value-type="float">
            <text:p>1207</text:p>
          </table:table-cell>
          <table:table-cell table:style-name="ce65" table:formula="of:=[CCAA.D$81]-[CCAA.D$11]" office:value-type="float" office:value="739" calcext:value-type="float">
            <text:p>739</text:p>
          </table:table-cell>
          <table:table-cell table:style-name="ce65" table:formula="of:=[CCAA.E$81]-[CCAA.E$11]" office:value-type="float" office:value="273" calcext:value-type="float">
            <text:p>273</text:p>
          </table:table-cell>
          <table:table-cell table:style-name="ce65" table:formula="of:=[CCAA.F$81]-[CCAA.F$11]" office:value-type="float" office:value="188" calcext:value-type="float">
            <text:p>188</text:p>
          </table:table-cell>
          <table:table-cell table:style-name="ce65" table:formula="of:=[CCAA.G$81]-[CCAA.G$11]" office:value-type="float" office:value="135" calcext:value-type="float">
            <text:p>135</text:p>
          </table:table-cell>
          <table:table-cell table:style-name="ce65" table:formula="of:=[CCAA.H$81]-[CCAA.H$11]" office:value-type="float" office:value="191" calcext:value-type="float">
            <text:p>191</text:p>
          </table:table-cell>
          <table:table-cell table:style-name="ce65" table:formula="of:=[CCAA.I$81]-[CCAA.I$11]" office:value-type="float" office:value="2463" calcext:value-type="float">
            <text:p>2463</text:p>
          </table:table-cell>
          <table:table-cell table:style-name="ce65" table:formula="of:=[CCAA.J$81]-[CCAA.J$11]" office:value-type="float" office:value="1752" calcext:value-type="float">
            <text:p>1752</text:p>
          </table:table-cell>
          <table:table-cell table:style-name="ce65" table:formula="of:=[CCAA.K$81]-[CCAA.K$11]" office:value-type="float" office:value="5212" calcext:value-type="float">
            <text:p>5212</text:p>
          </table:table-cell>
          <table:table-cell table:style-name="ce65" table:formula="of:=[CCAA.L$81]-[CCAA.L$11]" office:value-type="float" office:value="4" calcext:value-type="float">
            <text:p>4</text:p>
          </table:table-cell>
          <table:table-cell table:style-name="ce65" table:formula="of:=[CCAA.M$81]-[CCAA.M$11]" office:value-type="float" office:value="1236" calcext:value-type="float">
            <text:p>1236</text:p>
          </table:table-cell>
          <table:table-cell table:style-name="ce65" table:formula="of:=[CCAA.N$81]-[CCAA.N$11]" office:value-type="float" office:value="446" calcext:value-type="float">
            <text:p>446</text:p>
          </table:table-cell>
          <table:table-cell table:style-name="ce65" table:formula="of:=[CCAA.O$81]-[CCAA.O$11]" office:value-type="float" office:value="547" calcext:value-type="float">
            <text:p>547</text:p>
          </table:table-cell>
          <table:table-cell table:style-name="ce65" table:formula="of:=[CCAA.P$81]-[CCAA.P$11]" office:value-type="float" office:value="8176" calcext:value-type="float">
            <text:p>8176</text:p>
          </table:table-cell>
          <table:table-cell table:style-name="ce65" table:formula="of:=[CCAA.Q$81]-[CCAA.Q$11]" office:value-type="float" office:value="2" calcext:value-type="float">
            <text:p>2</text:p>
          </table:table-cell>
          <table:table-cell table:style-name="ce65" table:formula="of:=[CCAA.R$81]-[CCAA.R$11]" office:value-type="float" office:value="130" calcext:value-type="float">
            <text:p>130</text:p>
          </table:table-cell>
          <table:table-cell table:style-name="ce65" table:formula="of:=[CCAA.S$81]-[CCAA.S$11]" office:value-type="float" office:value="451" calcext:value-type="float">
            <text:p>451</text:p>
          </table:table-cell>
          <table:table-cell table:style-name="ce65" table:formula="of:=[CCAA.T$81]-[CCAA.T$11]" office:value-type="float" office:value="1296" calcext:value-type="float">
            <text:p>1296</text:p>
          </table:table-cell>
          <table:table-cell table:style-name="ce65" table:formula="of:=[CCAA.U$81]-[CCAA.U$11]" office:value-type="float" office:value="332" calcext:value-type="float">
            <text:p>332</text:p>
          </table:table-cell>
          <table:table-cell table:style-name="ce65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2" table:style-name="ce59" office:value-type="date" office:date-value="2020-04-29" calcext:value-type="date">
            <text:p>29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0]-[CCAA.J$38]" office:value-type="float" office:value="1714" calcext:value-type="float">
            <text:p>171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0]-[CCAA.P$30]" office:value-type="float" office:value="8084" calcext:value-type="float">
            <text:p>8084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2]-[CCAA.C$11]" office:value-type="float" office:value="1238" calcext:value-type="float">
            <text:p>1238</text:p>
          </table:table-cell>
          <table:table-cell table:style-name="ce65" table:formula="of:=[CCAA.D$82]-[CCAA.D$11]" office:value-type="float" office:value="749" calcext:value-type="float">
            <text:p>749</text:p>
          </table:table-cell>
          <table:table-cell table:style-name="ce65" table:formula="of:=[CCAA.E$82]-[CCAA.E$11]" office:value-type="float" office:value="273" calcext:value-type="float">
            <text:p>273</text:p>
          </table:table-cell>
          <table:table-cell table:style-name="ce65" table:formula="of:=[CCAA.F$82]-[CCAA.F$11]" office:value-type="float" office:value="193" calcext:value-type="float">
            <text:p>193</text:p>
          </table:table-cell>
          <table:table-cell table:style-name="ce65" table:formula="of:=[CCAA.G$82]-[CCAA.G$11]" office:value-type="float" office:value="136" calcext:value-type="float">
            <text:p>136</text:p>
          </table:table-cell>
          <table:table-cell table:style-name="ce65" table:formula="of:=[CCAA.H$82]-[CCAA.H$11]" office:value-type="float" office:value="192" calcext:value-type="float">
            <text:p>192</text:p>
          </table:table-cell>
          <table:table-cell table:style-name="ce65" table:formula="of:=[CCAA.I$82]-[CCAA.I$11]" office:value-type="float" office:value="2498" calcext:value-type="float">
            <text:p>2498</text:p>
          </table:table-cell>
          <table:table-cell table:style-name="ce65" table:formula="of:=[CCAA.J$82]-[CCAA.J$11]" office:value-type="float" office:value="1770" calcext:value-type="float">
            <text:p>1770</text:p>
          </table:table-cell>
          <table:table-cell table:style-name="ce65" table:formula="of:=[CCAA.K$82]-[CCAA.K$11]" office:value-type="float" office:value="5298" calcext:value-type="float">
            <text:p>5298</text:p>
          </table:table-cell>
          <table:table-cell table:style-name="ce65" table:formula="of:=[CCAA.L$82]-[CCAA.L$11]" office:value-type="float" office:value="4" calcext:value-type="float">
            <text:p>4</text:p>
          </table:table-cell>
          <table:table-cell table:style-name="ce65" table:formula="of:=[CCAA.M$82]-[CCAA.M$11]" office:value-type="float" office:value="1245" calcext:value-type="float">
            <text:p>1245</text:p>
          </table:table-cell>
          <table:table-cell table:style-name="ce65" table:formula="of:=[CCAA.N$82]-[CCAA.N$11]" office:value-type="float" office:value="451" calcext:value-type="float">
            <text:p>451</text:p>
          </table:table-cell>
          <table:table-cell table:style-name="ce65" table:formula="of:=[CCAA.O$82]-[CCAA.O$11]" office:value-type="float" office:value="555" calcext:value-type="float">
            <text:p>555</text:p>
          </table:table-cell>
          <table:table-cell table:style-name="ce65" table:formula="of:=[CCAA.P$82]-[CCAA.P$11]" office:value-type="float" office:value="8222" calcext:value-type="float">
            <text:p>8222</text:p>
          </table:table-cell>
          <table:table-cell table:style-name="ce65" table:formula="of:=[CCAA.Q$82]-[CCAA.Q$11]" office:value-type="float" office:value="2" calcext:value-type="float">
            <text:p>2</text:p>
          </table:table-cell>
          <table:table-cell table:style-name="ce65" table:formula="of:=[CCAA.R$82]-[CCAA.R$11]" office:value-type="float" office:value="132" calcext:value-type="float">
            <text:p>132</text:p>
          </table:table-cell>
          <table:table-cell table:style-name="ce65" table:formula="of:=[CCAA.S$82]-[CCAA.S$11]" office:value-type="float" office:value="458" calcext:value-type="float">
            <text:p>458</text:p>
          </table:table-cell>
          <table:table-cell table:style-name="ce65" table:formula="of:=[CCAA.T$82]-[CCAA.T$11]" office:value-type="float" office:value="1312" calcext:value-type="float">
            <text:p>1312</text:p>
          </table:table-cell>
          <table:table-cell table:style-name="ce65" table:formula="of:=[CCAA.U$82]-[CCAA.U$11]" office:value-type="float" office:value="333" calcext:value-type="float">
            <text:p>333</text:p>
          </table:table-cell>
          <table:table-cell table:style-name="ce65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0]-[CCAA.P$30]" office:value-type="float" office:value="8084" calcext:value-type="float">
            <text:p>8084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3]-[CCAA.C$11]" office:value-type="float" office:value="1253" calcext:value-type="float">
            <text:p>1253</text:p>
          </table:table-cell>
          <table:table-cell table:style-name="ce65" table:formula="of:=[CCAA.D$83]-[CCAA.D$11]" office:value-type="float" office:value="761" calcext:value-type="float">
            <text:p>761</text:p>
          </table:table-cell>
          <table:table-cell table:style-name="ce65" table:formula="of:=[CCAA.E$83]-[CCAA.E$11]" office:value-type="float" office:value="279" calcext:value-type="float">
            <text:p>279</text:p>
          </table:table-cell>
          <table:table-cell table:style-name="ce65" table:formula="of:=[CCAA.F$83]-[CCAA.F$11]" office:value-type="float" office:value="197" calcext:value-type="float">
            <text:p>197</text:p>
          </table:table-cell>
          <table:table-cell table:style-name="ce65" table:formula="of:=[CCAA.G$83]-[CCAA.G$11]" office:value-type="float" office:value="140" calcext:value-type="float">
            <text:p>140</text:p>
          </table:table-cell>
          <table:table-cell table:style-name="ce65" table:formula="of:=[CCAA.H$83]-[CCAA.H$11]" office:value-type="float" office:value="193" calcext:value-type="float">
            <text:p>193</text:p>
          </table:table-cell>
          <table:table-cell table:style-name="ce65" table:formula="of:=[CCAA.I$83]-[CCAA.I$11]" office:value-type="float" office:value="2534" calcext:value-type="float">
            <text:p>2534</text:p>
          </table:table-cell>
          <table:table-cell table:style-name="ce65" table:formula="of:=[CCAA.J$83]-[CCAA.J$11]" office:value-type="float" office:value="1788" calcext:value-type="float">
            <text:p>1788</text:p>
          </table:table-cell>
          <table:table-cell table:style-name="ce65" table:formula="of:=[CCAA.K$83]-[CCAA.K$11]" office:value-type="float" office:value="5374" calcext:value-type="float">
            <text:p>5374</text:p>
          </table:table-cell>
          <table:table-cell table:style-name="ce65" table:formula="of:=[CCAA.L$83]-[CCAA.L$11]" office:value-type="float" office:value="4" calcext:value-type="float">
            <text:p>4</text:p>
          </table:table-cell>
          <table:table-cell table:style-name="ce65" table:formula="of:=[CCAA.M$83]-[CCAA.M$11]" office:value-type="float" office:value="1258" calcext:value-type="float">
            <text:p>1258</text:p>
          </table:table-cell>
          <table:table-cell table:style-name="ce65" table:formula="of:=[CCAA.N$83]-[CCAA.N$11]" office:value-type="float" office:value="458" calcext:value-type="float">
            <text:p>458</text:p>
          </table:table-cell>
          <table:table-cell table:style-name="ce65" table:formula="of:=[CCAA.O$83]-[CCAA.O$11]" office:value-type="float" office:value="557" calcext:value-type="float">
            <text:p>557</text:p>
          </table:table-cell>
          <table:table-cell table:style-name="ce65" table:formula="of:=[CCAA.P$83]-[CCAA.P$11]" office:value-type="float" office:value="8292" calcext:value-type="float">
            <text:p>8292</text:p>
          </table:table-cell>
          <table:table-cell table:style-name="ce65" table:formula="of:=[CCAA.Q$83]-[CCAA.Q$11]" office:value-type="float" office:value="2" calcext:value-type="float">
            <text:p>2</text:p>
          </table:table-cell>
          <table:table-cell table:style-name="ce65" table:formula="of:=[CCAA.R$83]-[CCAA.R$11]" office:value-type="float" office:value="132" calcext:value-type="float">
            <text:p>132</text:p>
          </table:table-cell>
          <table:table-cell table:style-name="ce65" table:formula="of:=[CCAA.S$83]-[CCAA.S$11]" office:value-type="float" office:value="460" calcext:value-type="float">
            <text:p>460</text:p>
          </table:table-cell>
          <table:table-cell table:style-name="ce65" table:formula="of:=[CCAA.T$83]-[CCAA.T$11]" office:value-type="float" office:value="1321" calcext:value-type="float">
            <text:p>1321</text:p>
          </table:table-cell>
          <table:table-cell table:style-name="ce65" table:formula="of:=[CCAA.U$83]-[CCAA.U$11]" office:value-type="float" office:value="334" calcext:value-type="float">
            <text:p>334</text:p>
          </table:table-cell>
          <table:table-cell table:style-name="ce65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2]-[CCAA.P$30]" office:value-type="float" office:value="8201" calcext:value-type="float">
            <text:p>8201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4]-[CCAA.C$11]" office:value-type="float" office:value="1256" calcext:value-type="float">
            <text:p>1256</text:p>
          </table:table-cell>
          <table:table-cell table:style-name="ce65" table:formula="of:=[CCAA.D$84]-[CCAA.D$11]" office:value-type="float" office:value="761" calcext:value-type="float">
            <text:p>761</text:p>
          </table:table-cell>
          <table:table-cell table:style-name="ce65" table:formula="of:=[CCAA.E$84]-[CCAA.E$11]" office:value-type="float" office:value="280" calcext:value-type="float">
            <text:p>280</text:p>
          </table:table-cell>
          <table:table-cell table:style-name="ce65" table:formula="of:=[CCAA.F$84]-[CCAA.F$11]" office:value-type="float" office:value="197" calcext:value-type="float">
            <text:p>197</text:p>
          </table:table-cell>
          <table:table-cell table:style-name="ce65" table:formula="of:=[CCAA.G$84]-[CCAA.G$11]" office:value-type="float" office:value="140" calcext:value-type="float">
            <text:p>140</text:p>
          </table:table-cell>
          <table:table-cell table:style-name="ce65" table:formula="of:=[CCAA.H$84]-[CCAA.H$11]" office:value-type="float" office:value="195" calcext:value-type="float">
            <text:p>195</text:p>
          </table:table-cell>
          <table:table-cell table:style-name="ce65" table:formula="of:=[CCAA.I$84]-[CCAA.I$11]" office:value-type="float" office:value="2565" calcext:value-type="float">
            <text:p>2565</text:p>
          </table:table-cell>
          <table:table-cell table:style-name="ce65" table:formula="of:=[CCAA.J$84]-[CCAA.J$11]" office:value-type="float" office:value="1800" calcext:value-type="float">
            <text:p>1800</text:p>
          </table:table-cell>
          <table:table-cell table:style-name="ce65" table:formula="of:=[CCAA.K$84]-[CCAA.K$11]" office:value-type="float" office:value="5422" calcext:value-type="float">
            <text:p>5422</text:p>
          </table:table-cell>
          <table:table-cell table:style-name="ce65" table:formula="of:=[CCAA.L$84]-[CCAA.L$11]" office:value-type="float" office:value="4" calcext:value-type="float">
            <text:p>4</text:p>
          </table:table-cell>
          <table:table-cell table:style-name="ce65" table:formula="of:=[CCAA.M$84]-[CCAA.M$11]" office:value-type="float" office:value="1264" calcext:value-type="float">
            <text:p>1264</text:p>
          </table:table-cell>
          <table:table-cell table:style-name="ce65" table:formula="of:=[CCAA.N$84]-[CCAA.N$11]" office:value-type="float" office:value="460" calcext:value-type="float">
            <text:p>460</text:p>
          </table:table-cell>
          <table:table-cell table:style-name="ce65" table:formula="of:=[CCAA.O$84]-[CCAA.O$11]" office:value-type="float" office:value="563" calcext:value-type="float">
            <text:p>563</text:p>
          </table:table-cell>
          <table:table-cell table:style-name="ce65" table:formula="of:=[CCAA.P$84]-[CCAA.P$11]" office:value-type="float" office:value="8332" calcext:value-type="float">
            <text:p>8332</text:p>
          </table:table-cell>
          <table:table-cell table:style-name="ce65" table:formula="of:=[CCAA.Q$84]-[CCAA.Q$11]" office:value-type="float" office:value="2" calcext:value-type="float">
            <text:p>2</text:p>
          </table:table-cell>
          <table:table-cell table:style-name="ce65" table:formula="of:=[CCAA.R$84]-[CCAA.R$11]" office:value-type="float" office:value="134" calcext:value-type="float">
            <text:p>134</text:p>
          </table:table-cell>
          <table:table-cell table:style-name="ce65" table:formula="of:=[CCAA.S$84]-[CCAA.S$11]" office:value-type="float" office:value="462" calcext:value-type="float">
            <text:p>462</text:p>
          </table:table-cell>
          <table:table-cell table:style-name="ce65" table:formula="of:=[CCAA.T$84]-[CCAA.T$11]" office:value-type="float" office:value="1329" calcext:value-type="float">
            <text:p>1329</text:p>
          </table:table-cell>
          <table:table-cell table:style-name="ce65" table:formula="of:=[CCAA.U$84]-[CCAA.U$11]" office:value-type="float" office:value="335" calcext:value-type="float">
            <text:p>335</text:p>
          </table:table-cell>
          <table:table-cell table:style-name="ce65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83]-[CCAA.H$44]" office:value-type="float" office:value="184" calcext:value-type="float">
            <text:p>184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3]-[CCAA.P$30]" office:value-type="float" office:value="8271" calcext:value-type="float">
            <text:p>8271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5]-[CCAA.C$11]" office:value-type="float" office:value="1263" calcext:value-type="float">
            <text:p>1263</text:p>
          </table:table-cell>
          <table:table-cell table:style-name="ce65" table:formula="of:=[CCAA.D$85]-[CCAA.D$11]" office:value-type="float" office:value="762" calcext:value-type="float">
            <text:p>762</text:p>
          </table:table-cell>
          <table:table-cell table:style-name="ce65" table:formula="of:=[CCAA.E$85]-[CCAA.E$11]" office:value-type="float" office:value="284" calcext:value-type="float">
            <text:p>284</text:p>
          </table:table-cell>
          <table:table-cell table:style-name="ce65" table:formula="of:=[CCAA.F$85]-[CCAA.F$11]" office:value-type="float" office:value="197" calcext:value-type="float">
            <text:p>197</text:p>
          </table:table-cell>
          <table:table-cell table:style-name="ce65" table:formula="of:=[CCAA.G$85]-[CCAA.G$11]" office:value-type="float" office:value="141" calcext:value-type="float">
            <text:p>141</text:p>
          </table:table-cell>
          <table:table-cell table:style-name="ce65" table:formula="of:=[CCAA.H$85]-[CCAA.H$11]" office:value-type="float" office:value="197" calcext:value-type="float">
            <text:p>197</text:p>
          </table:table-cell>
          <table:table-cell table:style-name="ce65" table:formula="of:=[CCAA.I$85]-[CCAA.I$11]" office:value-type="float" office:value="2590" calcext:value-type="float">
            <text:p>2590</text:p>
          </table:table-cell>
          <table:table-cell table:style-name="ce65" table:formula="of:=[CCAA.J$85]-[CCAA.J$11]" office:value-type="float" office:value="1818" calcext:value-type="float">
            <text:p>1818</text:p>
          </table:table-cell>
          <table:table-cell table:style-name="ce65" table:formula="of:=[CCAA.K$85]-[CCAA.K$11]" office:value-type="float" office:value="5457" calcext:value-type="float">
            <text:p>5457</text:p>
          </table:table-cell>
          <table:table-cell table:style-name="ce65" table:formula="of:=[CCAA.L$85]-[CCAA.L$11]" office:value-type="float" office:value="4" calcext:value-type="float">
            <text:p>4</text:p>
          </table:table-cell>
          <table:table-cell table:style-name="ce65" table:formula="of:=[CCAA.M$85]-[CCAA.M$11]" office:value-type="float" office:value="1269" calcext:value-type="float">
            <text:p>1269</text:p>
          </table:table-cell>
          <table:table-cell table:style-name="ce65" table:formula="of:=[CCAA.N$85]-[CCAA.N$11]" office:value-type="float" office:value="460" calcext:value-type="float">
            <text:p>460</text:p>
          </table:table-cell>
          <table:table-cell table:style-name="ce65" table:formula="of:=[CCAA.O$85]-[CCAA.O$11]" office:value-type="float" office:value="569" calcext:value-type="float">
            <text:p>569</text:p>
          </table:table-cell>
          <table:table-cell table:style-name="ce65" table:formula="of:=[CCAA.P$85]-[CCAA.P$11]" office:value-type="float" office:value="8376" calcext:value-type="float">
            <text:p>8376</text:p>
          </table:table-cell>
          <table:table-cell table:style-name="ce65" table:formula="of:=[CCAA.Q$85]-[CCAA.Q$11]" office:value-type="float" office:value="2" calcext:value-type="float">
            <text:p>2</text:p>
          </table:table-cell>
          <table:table-cell table:style-name="ce65" table:formula="of:=[CCAA.R$85]-[CCAA.R$11]" office:value-type="float" office:value="134" calcext:value-type="float">
            <text:p>134</text:p>
          </table:table-cell>
          <table:table-cell table:style-name="ce65" table:formula="of:=[CCAA.S$85]-[CCAA.S$11]" office:value-type="float" office:value="466" calcext:value-type="float">
            <text:p>466</text:p>
          </table:table-cell>
          <table:table-cell table:style-name="ce65" table:formula="of:=[CCAA.T$85]-[CCAA.T$11]" office:value-type="float" office:value="1341" calcext:value-type="float">
            <text:p>1341</text:p>
          </table:table-cell>
          <table:table-cell table:style-name="ce65" table:formula="of:=[CCAA.U$85]-[CCAA.U$11]" office:value-type="float" office:value="335" calcext:value-type="float">
            <text:p>335</text:p>
          </table:table-cell>
          <table:table-cell table:style-name="ce65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4]-[CCAA.J$38]" office:value-type="float" office:value="1778" calcext:value-type="float">
            <text:p>1778</text:p>
          </table:table-cell>
          <table:table-cell table:style-name="ce64" table:formula="of:=[CCAA.K$82]-[CCAA.K$42]" office:value-type="float" office:value="5107" calcext:value-type="float">
            <text:p>510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4]-[CCAA.M$42]" office:value-type="float" office:value="1195" calcext:value-type="float">
            <text:p>1195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4]-[CCAA.P$30]" office:value-type="float" office:value="8311" calcext:value-type="float">
            <text:p>8311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6]-[CCAA.C$11]" office:value-type="float" office:value="1267" calcext:value-type="float">
            <text:p>1267</text:p>
          </table:table-cell>
          <table:table-cell table:style-name="ce65" table:formula="of:=[CCAA.D$86]-[CCAA.D$11]" office:value-type="float" office:value="770" calcext:value-type="float">
            <text:p>770</text:p>
          </table:table-cell>
          <table:table-cell table:style-name="ce65" table:formula="of:=[CCAA.E$86]-[CCAA.E$11]" office:value-type="float" office:value="284" calcext:value-type="float">
            <text:p>284</text:p>
          </table:table-cell>
          <table:table-cell table:style-name="ce65" table:formula="of:=[CCAA.F$86]-[CCAA.F$11]" office:value-type="float" office:value="198" calcext:value-type="float">
            <text:p>198</text:p>
          </table:table-cell>
          <table:table-cell table:style-name="ce65" table:formula="of:=[CCAA.G$86]-[CCAA.G$11]" office:value-type="float" office:value="142" calcext:value-type="float">
            <text:p>142</text:p>
          </table:table-cell>
          <table:table-cell table:style-name="ce65" table:formula="of:=[CCAA.H$86]-[CCAA.H$11]" office:value-type="float" office:value="198" calcext:value-type="float">
            <text:p>198</text:p>
          </table:table-cell>
          <table:table-cell table:style-name="ce65" table:formula="of:=[CCAA.I$86]-[CCAA.I$11]" office:value-type="float" office:value="2616" calcext:value-type="float">
            <text:p>2616</text:p>
          </table:table-cell>
          <table:table-cell table:style-name="ce65" table:formula="of:=[CCAA.J$86]-[CCAA.J$11]" office:value-type="float" office:value="1832" calcext:value-type="float">
            <text:p>1832</text:p>
          </table:table-cell>
          <table:table-cell table:style-name="ce65" table:formula="of:=[CCAA.K$86]-[CCAA.K$11]" office:value-type="float" office:value="5507" calcext:value-type="float">
            <text:p>5507</text:p>
          </table:table-cell>
          <table:table-cell table:style-name="ce65" table:formula="of:=[CCAA.L$86]-[CCAA.L$11]" office:value-type="float" office:value="4" calcext:value-type="float">
            <text:p>4</text:p>
          </table:table-cell>
          <table:table-cell table:style-name="ce65" table:formula="of:=[CCAA.M$86]-[CCAA.M$11]" office:value-type="float" office:value="1279" calcext:value-type="float">
            <text:p>1279</text:p>
          </table:table-cell>
          <table:table-cell table:style-name="ce65" table:formula="of:=[CCAA.N$86]-[CCAA.N$11]" office:value-type="float" office:value="462" calcext:value-type="float">
            <text:p>462</text:p>
          </table:table-cell>
          <table:table-cell table:style-name="ce65" table:formula="of:=[CCAA.O$86]-[CCAA.O$11]" office:value-type="float" office:value="573" calcext:value-type="float">
            <text:p>573</text:p>
          </table:table-cell>
          <table:table-cell table:style-name="ce65" table:formula="of:=[CCAA.P$86]-[CCAA.P$11]" office:value-type="float" office:value="8420" calcext:value-type="float">
            <text:p>8420</text:p>
          </table:table-cell>
          <table:table-cell table:style-name="ce65" table:formula="of:=[CCAA.Q$86]-[CCAA.Q$11]" office:value-type="float" office:value="2" calcext:value-type="float">
            <text:p>2</text:p>
          </table:table-cell>
          <table:table-cell table:style-name="ce65" table:formula="of:=[CCAA.R$86]-[CCAA.R$11]" office:value-type="float" office:value="136" calcext:value-type="float">
            <text:p>136</text:p>
          </table:table-cell>
          <table:table-cell table:style-name="ce65" table:formula="of:=[CCAA.S$86]-[CCAA.S$11]" office:value-type="float" office:value="471" calcext:value-type="float">
            <text:p>471</text:p>
          </table:table-cell>
          <table:table-cell table:style-name="ce65" table:formula="of:=[CCAA.T$86]-[CCAA.T$11]" office:value-type="float" office:value="1353" calcext:value-type="float">
            <text:p>1353</text:p>
          </table:table-cell>
          <table:table-cell table:style-name="ce65" table:formula="of:=[CCAA.U$86]-[CCAA.U$11]" office:value-type="float" office:value="336" calcext:value-type="float">
            <text:p>336</text:p>
          </table:table-cell>
          <table:table-cell table:style-name="ce65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4" calcext:value-type="date">
            <text:p>04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3]-[CCAA.J$38]" office:value-type="float" office:value="1766" calcext:value-type="float">
            <text:p>1766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5]-[CCAA.P$30]" office:value-type="float" office:value="8355" calcext:value-type="float">
            <text:p>8355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7]-[CCAA.C$11]" office:value-type="float" office:value="1281" calcext:value-type="float">
            <text:p>1281</text:p>
          </table:table-cell>
          <table:table-cell table:style-name="ce65" table:formula="of:=[CCAA.D$87]-[CCAA.D$11]" office:value-type="float" office:value="788" calcext:value-type="float">
            <text:p>788</text:p>
          </table:table-cell>
          <table:table-cell table:style-name="ce65" table:formula="of:=[CCAA.E$87]-[CCAA.E$11]" office:value-type="float" office:value="287" calcext:value-type="float">
            <text:p>287</text:p>
          </table:table-cell>
          <table:table-cell table:style-name="ce65" table:formula="of:=[CCAA.F$87]-[CCAA.F$11]" office:value-type="float" office:value="199" calcext:value-type="float">
            <text:p>199</text:p>
          </table:table-cell>
          <table:table-cell table:style-name="ce65" table:formula="of:=[CCAA.G$87]-[CCAA.G$11]" office:value-type="float" office:value="143" calcext:value-type="float">
            <text:p>143</text:p>
          </table:table-cell>
          <table:table-cell table:style-name="ce65" table:formula="of:=[CCAA.H$87]-[CCAA.H$11]" office:value-type="float" office:value="199" calcext:value-type="float">
            <text:p>199</text:p>
          </table:table-cell>
          <table:table-cell table:style-name="ce65" table:formula="of:=[CCAA.I$87]-[CCAA.I$11]" office:value-type="float" office:value="2647" calcext:value-type="float">
            <text:p>2647</text:p>
          </table:table-cell>
          <table:table-cell table:style-name="ce65" table:formula="of:=[CCAA.J$87]-[CCAA.J$11]" office:value-type="float" office:value="1847" calcext:value-type="float">
            <text:p>1847</text:p>
          </table:table-cell>
          <table:table-cell table:style-name="ce65" table:formula="of:=[CCAA.K$87]-[CCAA.K$11]" office:value-type="float" office:value="5582" calcext:value-type="float">
            <text:p>5582</text:p>
          </table:table-cell>
          <table:table-cell table:style-name="ce65" table:formula="of:=[CCAA.L$87]-[CCAA.L$11]" office:value-type="float" office:value="4" calcext:value-type="float">
            <text:p>4</text:p>
          </table:table-cell>
          <table:table-cell table:style-name="ce65" table:formula="of:=[CCAA.M$87]-[CCAA.M$11]" office:value-type="float" office:value="1291" calcext:value-type="float">
            <text:p>1291</text:p>
          </table:table-cell>
          <table:table-cell table:style-name="ce65" table:formula="of:=[CCAA.N$87]-[CCAA.N$11]" office:value-type="float" office:value="463" calcext:value-type="float">
            <text:p>463</text:p>
          </table:table-cell>
          <table:table-cell table:style-name="ce65" table:formula="of:=[CCAA.O$87]-[CCAA.O$11]" office:value-type="float" office:value="582" calcext:value-type="float">
            <text:p>582</text:p>
          </table:table-cell>
          <table:table-cell table:style-name="ce65" table:formula="of:=[CCAA.P$87]-[CCAA.P$11]" office:value-type="float" office:value="8466" calcext:value-type="float">
            <text:p>8466</text:p>
          </table:table-cell>
          <table:table-cell table:style-name="ce65" table:formula="of:=[CCAA.Q$87]-[CCAA.Q$11]" office:value-type="float" office:value="2" calcext:value-type="float">
            <text:p>2</text:p>
          </table:table-cell>
          <table:table-cell table:style-name="ce65" table:formula="of:=[CCAA.R$87]-[CCAA.R$11]" office:value-type="float" office:value="136" calcext:value-type="float">
            <text:p>136</text:p>
          </table:table-cell>
          <table:table-cell table:style-name="ce65" table:formula="of:=[CCAA.S$87]-[CCAA.S$11]" office:value-type="float" office:value="476" calcext:value-type="float">
            <text:p>476</text:p>
          </table:table-cell>
          <table:table-cell table:style-name="ce65" table:formula="of:=[CCAA.T$87]-[CCAA.T$11]" office:value-type="float" office:value="1364" calcext:value-type="float">
            <text:p>1364</text:p>
          </table:table-cell>
          <table:table-cell table:style-name="ce65" table:formula="of:=[CCAA.U$87]-[CCAA.U$11]" office:value-type="float" office:value="337" calcext:value-type="float">
            <text:p>337</text:p>
          </table:table-cell>
          <table:table-cell table:style-name="ce65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6]-[CCAA.J$38]" office:value-type="float" office:value="1810" calcext:value-type="float">
            <text:p>1810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6]-[CCAA.P$30]" office:value-type="float" office:value="8399" calcext:value-type="float">
            <text:p>8399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8]-[CCAA.C$11]" office:value-type="float" office:value="1294" calcext:value-type="float">
            <text:p>1294</text:p>
          </table:table-cell>
          <table:table-cell table:style-name="ce65" table:formula="of:=[CCAA.D$88]-[CCAA.D$11]" office:value-type="float" office:value="800" calcext:value-type="float">
            <text:p>800</text:p>
          </table:table-cell>
          <table:table-cell table:style-name="ce65" table:formula="of:=[CCAA.E$88]-[CCAA.E$11]" office:value-type="float" office:value="292" calcext:value-type="float">
            <text:p>292</text:p>
          </table:table-cell>
          <table:table-cell table:style-name="ce65" table:formula="of:=[CCAA.F$88]-[CCAA.F$11]" office:value-type="float" office:value="201" calcext:value-type="float">
            <text:p>201</text:p>
          </table:table-cell>
          <table:table-cell table:style-name="ce65" table:formula="of:=[CCAA.G$88]-[CCAA.G$11]" office:value-type="float" office:value="144" calcext:value-type="float">
            <text:p>144</text:p>
          </table:table-cell>
          <table:table-cell table:style-name="ce65" table:formula="of:=[CCAA.H$88]-[CCAA.H$11]" office:value-type="float" office:value="200" calcext:value-type="float">
            <text:p>200</text:p>
          </table:table-cell>
          <table:table-cell table:style-name="ce65" table:formula="of:=[CCAA.I$88]-[CCAA.I$11]" office:value-type="float" office:value="2677" calcext:value-type="float">
            <text:p>2677</text:p>
          </table:table-cell>
          <table:table-cell table:style-name="ce65" table:formula="of:=[CCAA.J$88]-[CCAA.J$11]" office:value-type="float" office:value="1864" calcext:value-type="float">
            <text:p>1864</text:p>
          </table:table-cell>
          <table:table-cell table:style-name="ce65" table:formula="of:=[CCAA.K$88]-[CCAA.K$11]" office:value-type="float" office:value="5631" calcext:value-type="float">
            <text:p>5631</text:p>
          </table:table-cell>
          <table:table-cell table:style-name="ce65" table:formula="of:=[CCAA.L$88]-[CCAA.L$11]" office:value-type="float" office:value="4" calcext:value-type="float">
            <text:p>4</text:p>
          </table:table-cell>
          <table:table-cell table:style-name="ce65" table:formula="of:=[CCAA.M$88]-[CCAA.M$11]" office:value-type="float" office:value="1303" calcext:value-type="float">
            <text:p>1303</text:p>
          </table:table-cell>
          <table:table-cell table:style-name="ce65" table:formula="of:=[CCAA.N$88]-[CCAA.N$11]" office:value-type="float" office:value="467" calcext:value-type="float">
            <text:p>467</text:p>
          </table:table-cell>
          <table:table-cell table:style-name="ce65" table:formula="of:=[CCAA.O$88]-[CCAA.O$11]" office:value-type="float" office:value="586" calcext:value-type="float">
            <text:p>586</text:p>
          </table:table-cell>
          <table:table-cell table:style-name="ce65" table:formula="of:=[CCAA.P$88]-[CCAA.P$11]" office:value-type="float" office:value="8504" calcext:value-type="float">
            <text:p>8504</text:p>
          </table:table-cell>
          <table:table-cell table:style-name="ce65" table:formula="of:=[CCAA.Q$88]-[CCAA.Q$11]" office:value-type="float" office:value="2" calcext:value-type="float">
            <text:p>2</text:p>
          </table:table-cell>
          <table:table-cell table:style-name="ce65" table:formula="of:=[CCAA.R$88]-[CCAA.R$11]" office:value-type="float" office:value="137" calcext:value-type="float">
            <text:p>137</text:p>
          </table:table-cell>
          <table:table-cell table:style-name="ce65" table:formula="of:=[CCAA.S$88]-[CCAA.S$11]" office:value-type="float" office:value="480" calcext:value-type="float">
            <text:p>480</text:p>
          </table:table-cell>
          <table:table-cell table:style-name="ce65" table:formula="of:=[CCAA.T$88]-[CCAA.T$11]" office:value-type="float" office:value="1383" calcext:value-type="float">
            <text:p>1383</text:p>
          </table:table-cell>
          <table:table-cell table:style-name="ce65" table:formula="of:=[CCAA.U$88]-[CCAA.U$11]" office:value-type="float" office:value="338" calcext:value-type="float">
            <text:p>338</text:p>
          </table:table-cell>
          <table:table-cell table:style-name="ce65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7]-[CCAA.J$38]" office:value-type="float" office:value="1825" calcext:value-type="float">
            <text:p>1825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7]-[CCAA.M$42]" office:value-type="float" office:value="1222" calcext:value-type="float">
            <text:p>1222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7]-[CCAA.P$30]" office:value-type="float" office:value="8445" calcext:value-type="float">
            <text:p>8445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9]-[CCAA.C$11]" office:value-type="float" office:value="1301" calcext:value-type="float">
            <text:p>1301</text:p>
          </table:table-cell>
          <table:table-cell table:style-name="ce65" table:formula="of:=[CCAA.D$88]-[CCAA.D$11]" office:value-type="float" office:value="800" calcext:value-type="float">
            <text:p>800</text:p>
          </table:table-cell>
          <table:table-cell table:style-name="ce65" table:formula="of:=[CCAA.E$88]-[CCAA.E$11]" office:value-type="float" office:value="292" calcext:value-type="float">
            <text:p>292</text:p>
          </table:table-cell>
          <table:table-cell table:style-name="ce65" table:formula="of:=[CCAA.F$88]-[CCAA.F$11]" office:value-type="float" office:value="201" calcext:value-type="float">
            <text:p>201</text:p>
          </table:table-cell>
          <table:table-cell table:style-name="ce65" table:formula="of:=[CCAA.G$88]-[CCAA.G$11]" office:value-type="float" office:value="144" calcext:value-type="float">
            <text:p>144</text:p>
          </table:table-cell>
          <table:table-cell table:style-name="ce65" table:formula="of:=[CCAA.H$88]-[CCAA.H$11]" office:value-type="float" office:value="200" calcext:value-type="float">
            <text:p>200</text:p>
          </table:table-cell>
          <table:table-cell table:style-name="ce65" table:formula="of:=[CCAA.I$88]-[CCAA.I$11]" office:value-type="float" office:value="2677" calcext:value-type="float">
            <text:p>2677</text:p>
          </table:table-cell>
          <table:table-cell table:style-name="ce65" table:formula="of:=[CCAA.J$88]-[CCAA.J$11]" office:value-type="float" office:value="1864" calcext:value-type="float">
            <text:p>1864</text:p>
          </table:table-cell>
          <table:table-cell table:style-name="ce65" table:formula="of:=[CCAA.K$88]-[CCAA.K$11]" office:value-type="float" office:value="5631" calcext:value-type="float">
            <text:p>5631</text:p>
          </table:table-cell>
          <table:table-cell table:style-name="ce65" table:formula="of:=[CCAA.L$88]-[CCAA.L$11]" office:value-type="float" office:value="4" calcext:value-type="float">
            <text:p>4</text:p>
          </table:table-cell>
          <table:table-cell table:style-name="ce65" table:formula="of:=[CCAA.M$88]-[CCAA.M$11]" office:value-type="float" office:value="1303" calcext:value-type="float">
            <text:p>1303</text:p>
          </table:table-cell>
          <table:table-cell table:style-name="ce65" table:formula="of:=[CCAA.N$88]-[CCAA.N$11]" office:value-type="float" office:value="467" calcext:value-type="float">
            <text:p>467</text:p>
          </table:table-cell>
          <table:table-cell table:style-name="ce65" table:formula="of:=[CCAA.O$88]-[CCAA.O$11]" office:value-type="float" office:value="586" calcext:value-type="float">
            <text:p>586</text:p>
          </table:table-cell>
          <table:table-cell table:style-name="ce65" table:formula="of:=[CCAA.P$88]-[CCAA.P$11]" office:value-type="float" office:value="8504" calcext:value-type="float">
            <text:p>8504</text:p>
          </table:table-cell>
          <table:table-cell table:style-name="ce65" table:formula="of:=[CCAA.Q$88]-[CCAA.Q$11]" office:value-type="float" office:value="2" calcext:value-type="float">
            <text:p>2</text:p>
          </table:table-cell>
          <table:table-cell table:style-name="ce65" table:formula="of:=[CCAA.R$88]-[CCAA.R$11]" office:value-type="float" office:value="137" calcext:value-type="float">
            <text:p>137</text:p>
          </table:table-cell>
          <table:table-cell table:style-name="ce65" table:formula="of:=[CCAA.S$88]-[CCAA.S$11]" office:value-type="float" office:value="480" calcext:value-type="float">
            <text:p>480</text:p>
          </table:table-cell>
          <table:table-cell table:style-name="ce65" table:formula="of:=[CCAA.T$88]-[CCAA.T$11]" office:value-type="float" office:value="1383" calcext:value-type="float">
            <text:p>1383</text:p>
          </table:table-cell>
          <table:table-cell table:style-name="ce65" table:formula="of:=[CCAA.U$88]-[CCAA.U$11]" office:value-type="float" office:value="338" calcext:value-type="float">
            <text:p>338</text:p>
          </table:table-cell>
          <table:table-cell table:style-name="ce65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8]-[CCAA.P$30]" office:value-type="float" office:value="8483" calcext:value-type="float">
            <text:p>8483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0]-[CCAA.C$11]" office:value-type="float" office:value="1317" calcext:value-type="float">
            <text:p>1317</text:p>
          </table:table-cell>
          <table:table-cell table:style-name="ce65" table:formula="of:=[CCAA.D$90]-[CCAA.D$11]" office:value-type="float" office:value="823" calcext:value-type="float">
            <text:p>823</text:p>
          </table:table-cell>
          <table:table-cell table:style-name="ce65" table:formula="of:=[CCAA.E$90]-[CCAA.E$11]" office:value-type="float" office:value="293" calcext:value-type="float">
            <text:p>293</text:p>
          </table:table-cell>
          <table:table-cell table:style-name="ce65" table:formula="of:=[CCAA.F$90]-[CCAA.F$11]" office:value-type="float" office:value="207" calcext:value-type="float">
            <text:p>207</text:p>
          </table:table-cell>
          <table:table-cell table:style-name="ce65" table:formula="of:=[CCAA.G$90]-[CCAA.G$11]" office:value-type="float" office:value="148" calcext:value-type="float">
            <text:p>148</text:p>
          </table:table-cell>
          <table:table-cell table:style-name="ce65" table:formula="of:=[CCAA.H$90]-[CCAA.H$11]" office:value-type="float" office:value="201" calcext:value-type="float">
            <text:p>201</text:p>
          </table:table-cell>
          <table:table-cell table:style-name="ce65" table:formula="of:=[CCAA.I$90]-[CCAA.I$11]" office:value-type="float" office:value="2738" calcext:value-type="float">
            <text:p>2738</text:p>
          </table:table-cell>
          <table:table-cell table:style-name="ce65" table:formula="of:=[CCAA.J$90]-[CCAA.J$11]" office:value-type="float" office:value="1885" calcext:value-type="float">
            <text:p>1885</text:p>
          </table:table-cell>
          <table:table-cell table:style-name="ce65" table:formula="of:=[CCAA.K$90]-[CCAA.K$11]" office:value-type="float" office:value="5744" calcext:value-type="float">
            <text:p>5744</text:p>
          </table:table-cell>
          <table:table-cell table:style-name="ce65" table:formula="of:=[CCAA.L$90]-[CCAA.L$11]" office:value-type="float" office:value="4" calcext:value-type="float">
            <text:p>4</text:p>
          </table:table-cell>
          <table:table-cell table:style-name="ce65" table:formula="of:=[CCAA.M$90]-[CCAA.M$11]" office:value-type="float" office:value="1315" calcext:value-type="float">
            <text:p>1315</text:p>
          </table:table-cell>
          <table:table-cell table:style-name="ce65" table:formula="of:=[CCAA.N$90]-[CCAA.N$11]" office:value-type="float" office:value="477" calcext:value-type="float">
            <text:p>477</text:p>
          </table:table-cell>
          <table:table-cell table:style-name="ce65" table:formula="of:=[CCAA.O$90]-[CCAA.O$11]" office:value-type="float" office:value="591" calcext:value-type="float">
            <text:p>591</text:p>
          </table:table-cell>
          <table:table-cell table:style-name="ce65" table:formula="of:=[CCAA.P$90]-[CCAA.P$11]" office:value-type="float" office:value="8598" calcext:value-type="float">
            <text:p>8598</text:p>
          </table:table-cell>
          <table:table-cell table:style-name="ce65" table:formula="of:=[CCAA.Q$90]-[CCAA.Q$11]" office:value-type="float" office:value="2" calcext:value-type="float">
            <text:p>2</text:p>
          </table:table-cell>
          <table:table-cell table:style-name="ce65" table:formula="of:=[CCAA.R$90]-[CCAA.R$11]" office:value-type="float" office:value="138" calcext:value-type="float">
            <text:p>138</text:p>
          </table:table-cell>
          <table:table-cell table:style-name="ce65" table:formula="of:=[CCAA.S$90]-[CCAA.S$11]" office:value-type="float" office:value="487" calcext:value-type="float">
            <text:p>487</text:p>
          </table:table-cell>
          <table:table-cell table:style-name="ce65" table:formula="of:=[CCAA.T$90]-[CCAA.T$11]" office:value-type="float" office:value="1403" calcext:value-type="float">
            <text:p>1403</text:p>
          </table:table-cell>
          <table:table-cell table:style-name="ce65" table:formula="of:=[CCAA.U$90]-[CCAA.U$11]" office:value-type="float" office:value="344" calcext:value-type="float">
            <text:p>344</text:p>
          </table:table-cell>
          <table:table-cell table:style-name="ce65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89]-[CCAA.P$30]" office:value-type="float" office:value="8531" calcext:value-type="float">
            <text:p>8531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1]-[CCAA.C$11]" office:value-type="float" office:value="1320" calcext:value-type="float">
            <text:p>1320</text:p>
          </table:table-cell>
          <table:table-cell table:style-name="ce65" table:formula="of:=[CCAA.D$91]-[CCAA.D$11]" office:value-type="float" office:value="824" calcext:value-type="float">
            <text:p>824</text:p>
          </table:table-cell>
          <table:table-cell table:style-name="ce65" table:formula="of:=[CCAA.E$91]-[CCAA.E$11]" office:value-type="float" office:value="295" calcext:value-type="float">
            <text:p>295</text:p>
          </table:table-cell>
          <table:table-cell table:style-name="ce65" table:formula="of:=[CCAA.F$91]-[CCAA.F$11]" office:value-type="float" office:value="209" calcext:value-type="float">
            <text:p>209</text:p>
          </table:table-cell>
          <table:table-cell table:style-name="ce65" table:formula="of:=[CCAA.G$91]-[CCAA.G$11]" office:value-type="float" office:value="148" calcext:value-type="float">
            <text:p>148</text:p>
          </table:table-cell>
          <table:table-cell table:style-name="ce65" table:formula="of:=[CCAA.H$91]-[CCAA.H$11]" office:value-type="float" office:value="201" calcext:value-type="float">
            <text:p>201</text:p>
          </table:table-cell>
          <table:table-cell table:style-name="ce65" table:formula="of:=[CCAA.I$91]-[CCAA.I$11]" office:value-type="float" office:value="2759" calcext:value-type="float">
            <text:p>2759</text:p>
          </table:table-cell>
          <table:table-cell table:style-name="ce65" table:formula="of:=[CCAA.J$91]-[CCAA.J$11]" office:value-type="float" office:value="1897" calcext:value-type="float">
            <text:p>1897</text:p>
          </table:table-cell>
          <table:table-cell table:style-name="ce65" table:formula="of:=[CCAA.K$91]-[CCAA.K$11]" office:value-type="float" office:value="5769" calcext:value-type="float">
            <text:p>5769</text:p>
          </table:table-cell>
          <table:table-cell table:style-name="ce65" table:formula="of:=[CCAA.L$91]-[CCAA.L$11]" office:value-type="float" office:value="4" calcext:value-type="float">
            <text:p>4</text:p>
          </table:table-cell>
          <table:table-cell table:style-name="ce65" table:formula="of:=[CCAA.M$91]-[CCAA.M$11]" office:value-type="float" office:value="1323" calcext:value-type="float">
            <text:p>1323</text:p>
          </table:table-cell>
          <table:table-cell table:style-name="ce65" table:formula="of:=[CCAA.N$91]-[CCAA.N$11]" office:value-type="float" office:value="480" calcext:value-type="float">
            <text:p>480</text:p>
          </table:table-cell>
          <table:table-cell table:style-name="ce65" table:formula="of:=[CCAA.O$91]-[CCAA.O$11]" office:value-type="float" office:value="592" calcext:value-type="float">
            <text:p>592</text:p>
          </table:table-cell>
          <table:table-cell table:style-name="ce65" table:formula="of:=[CCAA.P$91]-[CCAA.P$11]" office:value-type="float" office:value="8644" calcext:value-type="float">
            <text:p>8644</text:p>
          </table:table-cell>
          <table:table-cell table:style-name="ce65" table:formula="of:=[CCAA.Q$91]-[CCAA.Q$11]" office:value-type="float" office:value="2" calcext:value-type="float">
            <text:p>2</text:p>
          </table:table-cell>
          <table:table-cell table:style-name="ce65" table:formula="of:=[CCAA.R$91]-[CCAA.R$11]" office:value-type="float" office:value="139" calcext:value-type="float">
            <text:p>139</text:p>
          </table:table-cell>
          <table:table-cell table:style-name="ce65" table:formula="of:=[CCAA.S$91]-[CCAA.S$11]" office:value-type="float" office:value="488" calcext:value-type="float">
            <text:p>488</text:p>
          </table:table-cell>
          <table:table-cell table:style-name="ce65" table:formula="of:=[CCAA.T$91]-[CCAA.T$11]" office:value-type="float" office:value="1418" calcext:value-type="float">
            <text:p>1418</text:p>
          </table:table-cell>
          <table:table-cell table:style-name="ce65" table:formula="of:=[CCAA.U$91]-[CCAA.U$11]" office:value-type="float" office:value="346" calcext:value-type="float">
            <text:p>346</text:p>
          </table:table-cell>
          <table:table-cell table:style-name="ce65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2]-[CCAA.C$11]" office:value-type="float" office:value="1322" calcext:value-type="float">
            <text:p>1322</text:p>
          </table:table-cell>
          <table:table-cell table:style-name="ce65" table:formula="of:=[CCAA.D$92]-[CCAA.D$11]" office:value-type="float" office:value="825" calcext:value-type="float">
            <text:p>825</text:p>
          </table:table-cell>
          <table:table-cell table:style-name="ce65" table:formula="of:=[CCAA.E$92]-[CCAA.E$11]" office:value-type="float" office:value="299" calcext:value-type="float">
            <text:p>299</text:p>
          </table:table-cell>
          <table:table-cell table:style-name="ce65" table:formula="of:=[CCAA.F$92]-[CCAA.F$11]" office:value-type="float" office:value="209" calcext:value-type="float">
            <text:p>209</text:p>
          </table:table-cell>
          <table:table-cell table:style-name="ce65" table:formula="of:=[CCAA.G$92]-[CCAA.G$11]" office:value-type="float" office:value="149" calcext:value-type="float">
            <text:p>149</text:p>
          </table:table-cell>
          <table:table-cell table:style-name="ce65" table:formula="of:=[CCAA.H$92]-[CCAA.H$11]" office:value-type="float" office:value="201" calcext:value-type="float">
            <text:p>201</text:p>
          </table:table-cell>
          <table:table-cell table:style-name="ce65" table:formula="of:=[CCAA.I$92]-[CCAA.I$11]" office:value-type="float" office:value="2786" calcext:value-type="float">
            <text:p>2786</text:p>
          </table:table-cell>
          <table:table-cell table:style-name="ce65" table:formula="of:=[CCAA.J$92]-[CCAA.J$11]" office:value-type="float" office:value="1905" calcext:value-type="float">
            <text:p>1905</text:p>
          </table:table-cell>
          <table:table-cell table:style-name="ce65" table:formula="of:=[CCAA.K$92]-[CCAA.K$11]" office:value-type="float" office:value="5792" calcext:value-type="float">
            <text:p>5792</text:p>
          </table:table-cell>
          <table:table-cell table:style-name="ce65" table:formula="of:=[CCAA.L$92]-[CCAA.L$11]" office:value-type="float" office:value="4" calcext:value-type="float">
            <text:p>4</text:p>
          </table:table-cell>
          <table:table-cell table:style-name="ce65" table:formula="of:=[CCAA.M$92]-[CCAA.M$11]" office:value-type="float" office:value="1330" calcext:value-type="float">
            <text:p>1330</text:p>
          </table:table-cell>
          <table:table-cell table:style-name="ce65" table:formula="of:=[CCAA.N$92]-[CCAA.N$11]" office:value-type="float" office:value="483" calcext:value-type="float">
            <text:p>483</text:p>
          </table:table-cell>
          <table:table-cell table:style-name="ce65" table:formula="of:=[CCAA.O$92]-[CCAA.O$11]" office:value-type="float" office:value="593" calcext:value-type="float">
            <text:p>593</text:p>
          </table:table-cell>
          <table:table-cell table:style-name="ce65" table:formula="of:=[CCAA.P$92]-[CCAA.P$11]" office:value-type="float" office:value="8683" calcext:value-type="float">
            <text:p>8683</text:p>
          </table:table-cell>
          <table:table-cell table:style-name="ce65" table:formula="of:=[CCAA.Q$92]-[CCAA.Q$11]" office:value-type="float" office:value="2" calcext:value-type="float">
            <text:p>2</text:p>
          </table:table-cell>
          <table:table-cell table:style-name="ce65" table:formula="of:=[CCAA.R$92]-[CCAA.R$11]" office:value-type="float" office:value="139" calcext:value-type="float">
            <text:p>139</text:p>
          </table:table-cell>
          <table:table-cell table:style-name="ce65" table:formula="of:=[CCAA.S$92]-[CCAA.S$11]" office:value-type="float" office:value="490" calcext:value-type="float">
            <text:p>490</text:p>
          </table:table-cell>
          <table:table-cell table:style-name="ce65" table:formula="of:=[CCAA.T$92]-[CCAA.T$11]" office:value-type="float" office:value="1423" calcext:value-type="float">
            <text:p>1423</text:p>
          </table:table-cell>
          <table:table-cell table:style-name="ce65" table:formula="of:=[CCAA.U$92]-[CCAA.U$11]" office:value-type="float" office:value="346" calcext:value-type="float">
            <text:p>346</text:p>
          </table:table-cell>
          <table:table-cell table:style-name="ce65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6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90]-[CCAA.J$38]" office:value-type="float" office:value="1863" calcext:value-type="float">
            <text:p>1863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0]-[CCAA.M$42]" office:value-type="float" office:value="1246" calcext:value-type="float">
            <text:p>124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6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3]-[CCAA.C$11]" office:value-type="float" office:value="1326" calcext:value-type="float">
            <text:p>1326</text:p>
          </table:table-cell>
          <table:table-cell table:style-name="ce65" table:formula="of:=[CCAA.D$93]-[CCAA.D$11]" office:value-type="float" office:value="828" calcext:value-type="float">
            <text:p>828</text:p>
          </table:table-cell>
          <table:table-cell table:style-name="ce65" table:formula="of:=[CCAA.E$93]-[CCAA.E$11]" office:value-type="float" office:value="304" calcext:value-type="float">
            <text:p>304</text:p>
          </table:table-cell>
          <table:table-cell table:style-name="ce65" table:formula="of:=[CCAA.F$93]-[CCAA.F$11]" office:value-type="float" office:value="210" calcext:value-type="float">
            <text:p>210</text:p>
          </table:table-cell>
          <table:table-cell table:style-name="ce65" table:formula="of:=[CCAA.G$93]-[CCAA.G$11]" office:value-type="float" office:value="151" calcext:value-type="float">
            <text:p>151</text:p>
          </table:table-cell>
          <table:table-cell table:style-name="ce65" table:formula="of:=[CCAA.H$93]-[CCAA.H$11]" office:value-type="float" office:value="203" calcext:value-type="float">
            <text:p>203</text:p>
          </table:table-cell>
          <table:table-cell table:style-name="ce65" table:formula="of:=[CCAA.I$93]-[CCAA.I$11]" office:value-type="float" office:value="2811" calcext:value-type="float">
            <text:p>2811</text:p>
          </table:table-cell>
          <table:table-cell table:style-name="ce65" table:formula="of:=[CCAA.J$93]-[CCAA.J$11]" office:value-type="float" office:value="1914" calcext:value-type="float">
            <text:p>1914</text:p>
          </table:table-cell>
          <table:table-cell table:style-name="ce65" table:formula="of:=[CCAA.K$93]-[CCAA.K$11]" office:value-type="float" office:value="5858" calcext:value-type="float">
            <text:p>5858</text:p>
          </table:table-cell>
          <table:table-cell table:style-name="ce65" table:formula="of:=[CCAA.L$93]-[CCAA.L$11]" office:value-type="float" office:value="4" calcext:value-type="float">
            <text:p>4</text:p>
          </table:table-cell>
          <table:table-cell table:style-name="ce65" table:formula="of:=[CCAA.M$93]-[CCAA.M$11]" office:value-type="float" office:value="1336" calcext:value-type="float">
            <text:p>1336</text:p>
          </table:table-cell>
          <table:table-cell table:style-name="ce65" table:formula="of:=[CCAA.N$93]-[CCAA.N$11]" office:value-type="float" office:value="487" calcext:value-type="float">
            <text:p>487</text:p>
          </table:table-cell>
          <table:table-cell table:style-name="ce65" table:formula="of:=[CCAA.O$93]-[CCAA.O$11]" office:value-type="float" office:value="595" calcext:value-type="float">
            <text:p>595</text:p>
          </table:table-cell>
          <table:table-cell table:style-name="ce65" table:formula="of:=[CCAA.P$93]-[CCAA.P$11]" office:value-type="float" office:value="8720" calcext:value-type="float">
            <text:p>8720</text:p>
          </table:table-cell>
          <table:table-cell table:style-name="ce65" table:formula="of:=[CCAA.Q$93]-[CCAA.Q$11]" office:value-type="float" office:value="2" calcext:value-type="float">
            <text:p>2</text:p>
          </table:table-cell>
          <table:table-cell table:style-name="ce65" table:formula="of:=[CCAA.R$93]-[CCAA.R$11]" office:value-type="float" office:value="139" calcext:value-type="float">
            <text:p>139</text:p>
          </table:table-cell>
          <table:table-cell table:style-name="ce65" table:formula="of:=[CCAA.S$93]-[CCAA.S$11]" office:value-type="float" office:value="493" calcext:value-type="float">
            <text:p>493</text:p>
          </table:table-cell>
          <table:table-cell table:style-name="ce65" table:formula="of:=[CCAA.T$93]-[CCAA.T$11]" office:value-type="float" office:value="1429" calcext:value-type="float">
            <text:p>1429</text:p>
          </table:table-cell>
          <table:table-cell table:style-name="ce65" table:formula="of:=[CCAA.U$93]-[CCAA.U$11]" office:value-type="float" office:value="347" calcext:value-type="float">
            <text:p>347</text:p>
          </table:table-cell>
          <table:table-cell table:style-name="ce65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6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6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9]-[CCAA.M$42]" office:value-type="float" office:value="1240" calcext:value-type="float">
            <text:p>1240</text:p>
          </table:table-cell>
          <table:table-cell table:style-name="ce64" table:formula="of:=[CCAA.N$86]-[CCAA.N$43]" office:value-type="float" office:value="444" calcext:value-type="float">
            <text:p>444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6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4]-[CCAA.C$11]" office:value-type="float" office:value="1332" calcext:value-type="float">
            <text:p>1332</text:p>
          </table:table-cell>
          <table:table-cell table:style-name="ce65" table:formula="of:=[CCAA.D$94]-[CCAA.D$11]" office:value-type="float" office:value="829" calcext:value-type="float">
            <text:p>829</text:p>
          </table:table-cell>
          <table:table-cell table:style-name="ce65" table:formula="of:=[CCAA.E$94]-[CCAA.E$11]" office:value-type="float" office:value="307" calcext:value-type="float">
            <text:p>307</text:p>
          </table:table-cell>
          <table:table-cell table:style-name="ce65" table:formula="of:=[CCAA.F$94]-[CCAA.F$11]" office:value-type="float" office:value="215" calcext:value-type="float">
            <text:p>215</text:p>
          </table:table-cell>
          <table:table-cell table:style-name="ce65" table:formula="of:=[CCAA.G$94]-[CCAA.G$11]" office:value-type="float" office:value="151" calcext:value-type="float">
            <text:p>151</text:p>
          </table:table-cell>
          <table:table-cell table:style-name="ce65" table:formula="of:=[CCAA.H$94]-[CCAA.H$11]" office:value-type="float" office:value="205" calcext:value-type="float">
            <text:p>205</text:p>
          </table:table-cell>
          <table:table-cell table:style-name="ce65" table:formula="of:=[CCAA.I$94]-[CCAA.I$11]" office:value-type="float" office:value="2835" calcext:value-type="float">
            <text:p>2835</text:p>
          </table:table-cell>
          <table:table-cell table:style-name="ce65" table:formula="of:=[CCAA.J$94]-[CCAA.J$11]" office:value-type="float" office:value="1919" calcext:value-type="float">
            <text:p>1919</text:p>
          </table:table-cell>
          <table:table-cell table:style-name="ce65" table:formula="of:=[CCAA.K$94]-[CCAA.K$11]" office:value-type="float" office:value="5929" calcext:value-type="float">
            <text:p>5929</text:p>
          </table:table-cell>
          <table:table-cell table:style-name="ce65" table:formula="of:=[CCAA.L$94]-[CCAA.L$11]" office:value-type="float" office:value="4" calcext:value-type="float">
            <text:p>4</text:p>
          </table:table-cell>
          <table:table-cell table:style-name="ce65" table:formula="of:=[CCAA.M$94]-[CCAA.M$11]" office:value-type="float" office:value="1341" calcext:value-type="float">
            <text:p>1341</text:p>
          </table:table-cell>
          <table:table-cell table:style-name="ce65" table:formula="of:=[CCAA.N$94]-[CCAA.N$11]" office:value-type="float" office:value="489" calcext:value-type="float">
            <text:p>489</text:p>
          </table:table-cell>
          <table:table-cell table:style-name="ce65" table:formula="of:=[CCAA.O$94]-[CCAA.O$11]" office:value-type="float" office:value="597" calcext:value-type="float">
            <text:p>597</text:p>
          </table:table-cell>
          <table:table-cell table:style-name="ce65" table:formula="of:=[CCAA.P$94]-[CCAA.P$11]" office:value-type="float" office:value="8760" calcext:value-type="float">
            <text:p>8760</text:p>
          </table:table-cell>
          <table:table-cell table:style-name="ce65" table:formula="of:=[CCAA.Q$94]-[CCAA.Q$11]" office:value-type="float" office:value="2" calcext:value-type="float">
            <text:p>2</text:p>
          </table:table-cell>
          <table:table-cell table:style-name="ce65" table:formula="of:=[CCAA.R$94]-[CCAA.R$11]" office:value-type="float" office:value="142" calcext:value-type="float">
            <text:p>142</text:p>
          </table:table-cell>
          <table:table-cell table:style-name="ce65" table:formula="of:=[CCAA.S$94]-[CCAA.S$11]" office:value-type="float" office:value="494" calcext:value-type="float">
            <text:p>494</text:p>
          </table:table-cell>
          <table:table-cell table:style-name="ce65" table:formula="of:=[CCAA.T$94]-[CCAA.T$11]" office:value-type="float" office:value="1442" calcext:value-type="float">
            <text:p>1442</text:p>
          </table:table-cell>
          <table:table-cell table:style-name="ce65" table:formula="of:=[CCAA.U$94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6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6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86]-[CCAA.N$43]" office:value-type="float" office:value="444" calcext:value-type="float">
            <text:p>444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6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5]-[CCAA.C$11]" office:value-type="float" office:value="1336" calcext:value-type="float">
            <text:p>1336</text:p>
          </table:table-cell>
          <table:table-cell table:style-name="ce65" table:formula="of:=[CCAA.D$95]-[CCAA.D$11]" office:value-type="float" office:value="836" calcext:value-type="float">
            <text:p>836</text:p>
          </table:table-cell>
          <table:table-cell table:style-name="ce65" table:formula="of:=[CCAA.E$95]-[CCAA.E$11]" office:value-type="float" office:value="308" calcext:value-type="float">
            <text:p>308</text:p>
          </table:table-cell>
          <table:table-cell table:style-name="ce65" table:formula="of:=[CCAA.F$95]-[CCAA.F$11]" office:value-type="float" office:value="216" calcext:value-type="float">
            <text:p>216</text:p>
          </table:table-cell>
          <table:table-cell table:style-name="ce65" table:formula="of:=[CCAA.G$95]-[CCAA.G$11]" office:value-type="float" office:value="151" calcext:value-type="float">
            <text:p>151</text:p>
          </table:table-cell>
          <table:table-cell table:style-name="ce65" table:formula="of:=[CCAA.H$95]-[CCAA.H$11]" office:value-type="float" office:value="205" calcext:value-type="float">
            <text:p>205</text:p>
          </table:table-cell>
          <table:table-cell table:style-name="ce65" table:formula="of:=[CCAA.I$95]-[CCAA.I$11]" office:value-type="float" office:value="2852" calcext:value-type="float">
            <text:p>2852</text:p>
          </table:table-cell>
          <table:table-cell table:style-name="ce65" table:formula="of:=[CCAA.J$95]-[CCAA.J$11]" office:value-type="float" office:value="1925" calcext:value-type="float">
            <text:p>1925</text:p>
          </table:table-cell>
          <table:table-cell table:style-name="ce65" table:formula="of:=[CCAA.K$95]-[CCAA.K$11]" office:value-type="float" office:value="6060" calcext:value-type="float">
            <text:p>6060</text:p>
          </table:table-cell>
          <table:table-cell table:style-name="ce65" table:formula="of:=[CCAA.L$95]-[CCAA.L$11]" office:value-type="float" office:value="4" calcext:value-type="float">
            <text:p>4</text:p>
          </table:table-cell>
          <table:table-cell table:style-name="ce65" table:formula="of:=[CCAA.M$95]-[CCAA.M$11]" office:value-type="float" office:value="1349" calcext:value-type="float">
            <text:p>1349</text:p>
          </table:table-cell>
          <table:table-cell table:style-name="ce65" table:formula="of:=[CCAA.N$95]-[CCAA.N$11]" office:value-type="float" office:value="492" calcext:value-type="float">
            <text:p>492</text:p>
          </table:table-cell>
          <table:table-cell table:style-name="ce65" table:formula="of:=[CCAA.O$95]-[CCAA.O$11]" office:value-type="float" office:value="601" calcext:value-type="float">
            <text:p>601</text:p>
          </table:table-cell>
          <table:table-cell table:style-name="ce65" table:formula="of:=[CCAA.P$95]-[CCAA.P$11]" office:value-type="float" office:value="8779" calcext:value-type="float">
            <text:p>8779</text:p>
          </table:table-cell>
          <table:table-cell table:style-name="ce65" table:formula="of:=[CCAA.Q$95]-[CCAA.Q$11]" office:value-type="float" office:value="2" calcext:value-type="float">
            <text:p>2</text:p>
          </table:table-cell>
          <table:table-cell table:style-name="ce65" table:formula="of:=[CCAA.R$95]-[CCAA.R$11]" office:value-type="float" office:value="142" calcext:value-type="float">
            <text:p>142</text:p>
          </table:table-cell>
          <table:table-cell table:style-name="ce65" table:formula="of:=[CCAA.S$95]-[CCAA.S$11]" office:value-type="float" office:value="498" calcext:value-type="float">
            <text:p>498</text:p>
          </table:table-cell>
          <table:table-cell table:style-name="ce65" table:formula="of:=[CCAA.T$95]-[CCAA.T$11]" office:value-type="float" office:value="1454" calcext:value-type="float">
            <text:p>1454</text:p>
          </table:table-cell>
          <table:table-cell table:style-name="ce65" table:formula="of:=[CCAA.U$95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6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6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6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6]-[CCAA.C$11]" office:value-type="float" office:value="1344" calcext:value-type="float">
            <text:p>1344</text:p>
          </table:table-cell>
          <table:table-cell table:style-name="ce65" table:formula="of:=[CCAA.D$96]-[CCAA.D$11]" office:value-type="float" office:value="837" calcext:value-type="float">
            <text:p>837</text:p>
          </table:table-cell>
          <table:table-cell table:style-name="ce65" table:formula="of:=[CCAA.E$96]-[CCAA.E$11]" office:value-type="float" office:value="310" calcext:value-type="float">
            <text:p>310</text:p>
          </table:table-cell>
          <table:table-cell table:style-name="ce65" table:formula="of:=[CCAA.F$96]-[CCAA.F$11]" office:value-type="float" office:value="216" calcext:value-type="float">
            <text:p>216</text:p>
          </table:table-cell>
          <table:table-cell table:style-name="ce65" table:formula="of:=[CCAA.G$96]-[CCAA.G$11]" office:value-type="float" office:value="151" calcext:value-type="float">
            <text:p>151</text:p>
          </table:table-cell>
          <table:table-cell table:style-name="ce65" table:formula="of:=[CCAA.H$96]-[CCAA.H$11]" office:value-type="float" office:value="206" calcext:value-type="float">
            <text:p>206</text:p>
          </table:table-cell>
          <table:table-cell table:style-name="ce65" table:formula="of:=[CCAA.I$96]-[CCAA.I$11]" office:value-type="float" office:value="2870" calcext:value-type="float">
            <text:p>2870</text:p>
          </table:table-cell>
          <table:table-cell table:style-name="ce65" table:formula="of:=[CCAA.J$96]-[CCAA.J$11]" office:value-type="float" office:value="1930" calcext:value-type="float">
            <text:p>1930</text:p>
          </table:table-cell>
          <table:table-cell table:style-name="ce65" table:formula="of:=[CCAA.K$96]-[CCAA.K$11]" office:value-type="float" office:value="6119" calcext:value-type="float">
            <text:p>6119</text:p>
          </table:table-cell>
          <table:table-cell table:style-name="ce65" table:formula="of:=[CCAA.L$96]-[CCAA.L$11]" office:value-type="float" office:value="4" calcext:value-type="float">
            <text:p>4</text:p>
          </table:table-cell>
          <table:table-cell table:style-name="ce65" table:formula="of:=[CCAA.M$96]-[CCAA.M$11]" office:value-type="float" office:value="1358" calcext:value-type="float">
            <text:p>1358</text:p>
          </table:table-cell>
          <table:table-cell table:style-name="ce65" table:formula="of:=[CCAA.N$96]-[CCAA.N$11]" office:value-type="float" office:value="494" calcext:value-type="float">
            <text:p>494</text:p>
          </table:table-cell>
          <table:table-cell table:style-name="ce65" table:formula="of:=[CCAA.O$96]-[CCAA.O$11]" office:value-type="float" office:value="601" calcext:value-type="float">
            <text:p>601</text:p>
          </table:table-cell>
          <table:table-cell table:style-name="ce65" table:formula="of:=[CCAA.P$96]-[CCAA.P$11]" office:value-type="float" office:value="8809" calcext:value-type="float">
            <text:p>8809</text:p>
          </table:table-cell>
          <table:table-cell table:style-name="ce65" table:formula="of:=[CCAA.Q$96]-[CCAA.Q$11]" office:value-type="float" office:value="2" calcext:value-type="float">
            <text:p>2</text:p>
          </table:table-cell>
          <table:table-cell table:style-name="ce65" table:formula="of:=[CCAA.R$96]-[CCAA.R$11]" office:value-type="float" office:value="143" calcext:value-type="float">
            <text:p>143</text:p>
          </table:table-cell>
          <table:table-cell table:style-name="ce65" table:formula="of:=[CCAA.S$96]-[CCAA.S$11]" office:value-type="float" office:value="500" calcext:value-type="float">
            <text:p>500</text:p>
          </table:table-cell>
          <table:table-cell table:style-name="ce65" table:formula="of:=[CCAA.T$96]-[CCAA.T$11]" office:value-type="float" office:value="1454" calcext:value-type="float">
            <text:p>1454</text:p>
          </table:table-cell>
          <table:table-cell table:style-name="ce65" table:formula="of:=[CCAA.U$96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6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6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7]-[CCAA.K$42]" office:value-type="float" office:value="5391" calcext:value-type="float">
            <text:p>5391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6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7]-[CCAA.C$11]" office:value-type="float" office:value="1355" calcext:value-type="float">
            <text:p>1355</text:p>
          </table:table-cell>
          <table:table-cell table:style-name="ce65" table:formula="of:=[CCAA.D$97]-[CCAA.D$11]" office:value-type="float" office:value="838" calcext:value-type="float">
            <text:p>838</text:p>
          </table:table-cell>
          <table:table-cell table:style-name="ce65" table:formula="of:=[CCAA.E$97]-[CCAA.E$11]" office:value-type="float" office:value="313" calcext:value-type="float">
            <text:p>313</text:p>
          </table:table-cell>
          <table:table-cell table:style-name="ce65" table:formula="of:=[CCAA.F$97]-[CCAA.F$11]" office:value-type="float" office:value="216" calcext:value-type="float">
            <text:p>216</text:p>
          </table:table-cell>
          <table:table-cell table:style-name="ce65" table:formula="of:=[CCAA.G$97]-[CCAA.G$11]" office:value-type="float" office:value="151" calcext:value-type="float">
            <text:p>151</text:p>
          </table:table-cell>
          <table:table-cell table:style-name="ce65" table:formula="of:=[CCAA.H$97]-[CCAA.H$11]" office:value-type="float" office:value="206" calcext:value-type="float">
            <text:p>206</text:p>
          </table:table-cell>
          <table:table-cell table:style-name="ce65" table:formula="of:=[CCAA.I$97]-[CCAA.I$11]" office:value-type="float" office:value="2883" calcext:value-type="float">
            <text:p>2883</text:p>
          </table:table-cell>
          <table:table-cell table:style-name="ce65" table:formula="of:=[CCAA.J$97]-[CCAA.J$11]" office:value-type="float" office:value="1940" calcext:value-type="float">
            <text:p>1940</text:p>
          </table:table-cell>
          <table:table-cell table:style-name="ce65" table:formula="of:=[CCAA.K$97]-[CCAA.K$11]" office:value-type="float" office:value="6152" calcext:value-type="float">
            <text:p>6152</text:p>
          </table:table-cell>
          <table:table-cell table:style-name="ce65" table:formula="of:=[CCAA.L$97]-[CCAA.L$11]" office:value-type="float" office:value="4" calcext:value-type="float">
            <text:p>4</text:p>
          </table:table-cell>
          <table:table-cell table:style-name="ce65" table:formula="of:=[CCAA.M$97]-[CCAA.M$11]" office:value-type="float" office:value="1365" calcext:value-type="float">
            <text:p>1365</text:p>
          </table:table-cell>
          <table:table-cell table:style-name="ce65" table:formula="of:=[CCAA.N$97]-[CCAA.N$11]" office:value-type="float" office:value="497" calcext:value-type="float">
            <text:p>497</text:p>
          </table:table-cell>
          <table:table-cell table:style-name="ce65" table:formula="of:=[CCAA.O$97]-[CCAA.O$11]" office:value-type="float" office:value="604" calcext:value-type="float">
            <text:p>604</text:p>
          </table:table-cell>
          <table:table-cell table:style-name="ce65" table:formula="of:=[CCAA.P$97]-[CCAA.P$11]" office:value-type="float" office:value="8826" calcext:value-type="float">
            <text:p>8826</text:p>
          </table:table-cell>
          <table:table-cell table:style-name="ce65" table:formula="of:=[CCAA.Q$97]-[CCAA.Q$11]" office:value-type="float" office:value="2" calcext:value-type="float">
            <text:p>2</text:p>
          </table:table-cell>
          <table:table-cell table:style-name="ce65" table:formula="of:=[CCAA.R$97]-[CCAA.R$11]" office:value-type="float" office:value="144" calcext:value-type="float">
            <text:p>144</text:p>
          </table:table-cell>
          <table:table-cell table:style-name="ce65" table:formula="of:=[CCAA.S$97]-[CCAA.S$11]" office:value-type="float" office:value="501" calcext:value-type="float">
            <text:p>501</text:p>
          </table:table-cell>
          <table:table-cell table:style-name="ce65" table:formula="of:=[CCAA.T$97]-[CCAA.T$11]" office:value-type="float" office:value="1455" calcext:value-type="float">
            <text:p>1455</text:p>
          </table:table-cell>
          <table:table-cell table:style-name="ce65" table:formula="of:=[CCAA.U$97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6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6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8]-[CCAA.K$42]" office:value-type="float" office:value="5440" calcext:value-type="float">
            <text:p>544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6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8]-[CCAA.C$11]" office:value-type="float" office:value="1358" calcext:value-type="float">
            <text:p>1358</text:p>
          </table:table-cell>
          <table:table-cell table:style-name="ce65" table:formula="of:=[CCAA.D$98]-[CCAA.D$11]" office:value-type="float" office:value="838" calcext:value-type="float">
            <text:p>838</text:p>
          </table:table-cell>
          <table:table-cell table:style-name="ce65" table:formula="of:=[CCAA.E$98]-[CCAA.E$11]" office:value-type="float" office:value="315" calcext:value-type="float">
            <text:p>315</text:p>
          </table:table-cell>
          <table:table-cell table:style-name="ce65" table:formula="of:=[CCAA.F$98]-[CCAA.F$11]" office:value-type="float" office:value="218" calcext:value-type="float">
            <text:p>218</text:p>
          </table:table-cell>
          <table:table-cell table:style-name="ce65" table:formula="of:=[CCAA.G$98]-[CCAA.G$11]" office:value-type="float" office:value="151" calcext:value-type="float">
            <text:p>151</text:p>
          </table:table-cell>
          <table:table-cell table:style-name="ce65" table:formula="of:=[CCAA.H$98]-[CCAA.H$11]" office:value-type="float" office:value="207" calcext:value-type="float">
            <text:p>207</text:p>
          </table:table-cell>
          <table:table-cell table:style-name="ce65" table:formula="of:=[CCAA.I$98]-[CCAA.I$11]" office:value-type="float" office:value="2893" calcext:value-type="float">
            <text:p>2893</text:p>
          </table:table-cell>
          <table:table-cell table:style-name="ce65" table:formula="of:=[CCAA.J$98]-[CCAA.J$11]" office:value-type="float" office:value="1946" calcext:value-type="float">
            <text:p>1946</text:p>
          </table:table-cell>
          <table:table-cell table:style-name="ce65" table:formula="of:=[CCAA.K$98]-[CCAA.K$11]" office:value-type="float" office:value="6181" calcext:value-type="float">
            <text:p>6181</text:p>
          </table:table-cell>
          <table:table-cell table:style-name="ce65" table:formula="of:=[CCAA.L$98]-[CCAA.L$11]" office:value-type="float" office:value="4" calcext:value-type="float">
            <text:p>4</text:p>
          </table:table-cell>
          <table:table-cell table:style-name="ce65" table:formula="of:=[CCAA.M$98]-[CCAA.M$11]" office:value-type="float" office:value="1366" calcext:value-type="float">
            <text:p>1366</text:p>
          </table:table-cell>
          <table:table-cell table:style-name="ce65" table:formula="of:=[CCAA.N$98]-[CCAA.N$11]" office:value-type="float" office:value="500" calcext:value-type="float">
            <text:p>500</text:p>
          </table:table-cell>
          <table:table-cell table:style-name="ce65" table:formula="of:=[CCAA.O$98]-[CCAA.O$11]" office:value-type="float" office:value="606" calcext:value-type="float">
            <text:p>606</text:p>
          </table:table-cell>
          <table:table-cell table:style-name="ce65" table:formula="of:=[CCAA.P$98]-[CCAA.P$11]" office:value-type="float" office:value="8847" calcext:value-type="float">
            <text:p>8847</text:p>
          </table:table-cell>
          <table:table-cell table:style-name="ce65" table:formula="of:=[CCAA.Q$98]-[CCAA.Q$11]" office:value-type="float" office:value="2" calcext:value-type="float">
            <text:p>2</text:p>
          </table:table-cell>
          <table:table-cell table:style-name="ce65" table:formula="of:=[CCAA.R$98]-[CCAA.R$11]" office:value-type="float" office:value="144" calcext:value-type="float">
            <text:p>144</text:p>
          </table:table-cell>
          <table:table-cell table:style-name="ce65" table:formula="of:=[CCAA.S$98]-[CCAA.S$11]" office:value-type="float" office:value="503" calcext:value-type="float">
            <text:p>503</text:p>
          </table:table-cell>
          <table:table-cell table:style-name="ce65" table:formula="of:=[CCAA.T$98]-[CCAA.T$11]" office:value-type="float" office:value="1459" calcext:value-type="float">
            <text:p>1459</text:p>
          </table:table-cell>
          <table:table-cell table:style-name="ce65" table:formula="of:=[CCAA.U$98]-[CCAA.U$11]" office:value-type="float" office:value="349" calcext:value-type="float">
            <text:p>349</text:p>
          </table:table-cell>
          <table:table-cell table:style-name="ce65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6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6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8]-[CCAA.K$42]" office:value-type="float" office:value="5440" calcext:value-type="float">
            <text:p>544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6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9]-[CCAA.C$11]" office:value-type="float" office:value="1358" calcext:value-type="float">
            <text:p>1358</text:p>
          </table:table-cell>
          <table:table-cell table:style-name="ce65" table:formula="of:=[CCAA.D$99]-[CCAA.D$11]" office:value-type="float" office:value="838" calcext:value-type="float">
            <text:p>838</text:p>
          </table:table-cell>
          <table:table-cell table:style-name="ce65" table:formula="of:=[CCAA.E$99]-[CCAA.E$11]" office:value-type="float" office:value="317" calcext:value-type="float">
            <text:p>317</text:p>
          </table:table-cell>
          <table:table-cell table:style-name="ce65" table:formula="of:=[CCAA.F$99]-[CCAA.F$11]" office:value-type="float" office:value="218" calcext:value-type="float">
            <text:p>218</text:p>
          </table:table-cell>
          <table:table-cell table:style-name="ce65" table:formula="of:=[CCAA.G$99]-[CCAA.G$11]" office:value-type="float" office:value="153" calcext:value-type="float">
            <text:p>153</text:p>
          </table:table-cell>
          <table:table-cell table:style-name="ce65" table:formula="of:=[CCAA.H$99]-[CCAA.H$11]" office:value-type="float" office:value="207" calcext:value-type="float">
            <text:p>207</text:p>
          </table:table-cell>
          <table:table-cell table:style-name="ce65" table:formula="of:=[CCAA.I$99]-[CCAA.I$11]" office:value-type="float" office:value="2898" calcext:value-type="float">
            <text:p>2898</text:p>
          </table:table-cell>
          <table:table-cell table:style-name="ce65" table:formula="of:=[CCAA.J$99]-[CCAA.J$11]" office:value-type="float" office:value="1953" calcext:value-type="float">
            <text:p>1953</text:p>
          </table:table-cell>
          <table:table-cell table:style-name="ce65" table:formula="of:=[CCAA.K$99]-[CCAA.K$11]" office:value-type="float" office:value="6193" calcext:value-type="float">
            <text:p>6193</text:p>
          </table:table-cell>
          <table:table-cell table:style-name="ce65" table:formula="of:=[CCAA.L$99]-[CCAA.L$11]" office:value-type="float" office:value="4" calcext:value-type="float">
            <text:p>4</text:p>
          </table:table-cell>
          <table:table-cell table:style-name="ce65" table:formula="of:=[CCAA.M$99]-[CCAA.M$11]" office:value-type="float" office:value="1370" calcext:value-type="float">
            <text:p>1370</text:p>
          </table:table-cell>
          <table:table-cell table:style-name="ce65" table:formula="of:=[CCAA.N$99]-[CCAA.N$11]" office:value-type="float" office:value="500" calcext:value-type="float">
            <text:p>500</text:p>
          </table:table-cell>
          <table:table-cell table:style-name="ce65" table:formula="of:=[CCAA.O$99]-[CCAA.O$11]" office:value-type="float" office:value="607" calcext:value-type="float">
            <text:p>607</text:p>
          </table:table-cell>
          <table:table-cell table:style-name="ce65" table:formula="of:=[CCAA.P$99]-[CCAA.P$11]" office:value-type="float" office:value="8863" calcext:value-type="float">
            <text:p>8863</text:p>
          </table:table-cell>
          <table:table-cell table:style-name="ce65" table:formula="of:=[CCAA.Q$99]-[CCAA.Q$11]" office:value-type="float" office:value="2" calcext:value-type="float">
            <text:p>2</text:p>
          </table:table-cell>
          <table:table-cell table:style-name="ce65" table:formula="of:=[CCAA.R$99]-[CCAA.R$11]" office:value-type="float" office:value="145" calcext:value-type="float">
            <text:p>145</text:p>
          </table:table-cell>
          <table:table-cell table:style-name="ce65" table:formula="of:=[CCAA.S$99]-[CCAA.S$11]" office:value-type="float" office:value="503" calcext:value-type="float">
            <text:p>503</text:p>
          </table:table-cell>
          <table:table-cell table:style-name="ce65" table:formula="of:=[CCAA.T$99]-[CCAA.T$11]" office:value-type="float" office:value="1466" calcext:value-type="float">
            <text:p>1466</text:p>
          </table:table-cell>
          <table:table-cell table:style-name="ce65" table:formula="of:=[CCAA.U$99]-[CCAA.U$11]" office:value-type="float" office:value="351" calcext:value-type="float">
            <text:p>351</text:p>
          </table:table-cell>
          <table:table-cell table:style-name="ce65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6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6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6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0]-[CCAA.C$11]" office:value-type="float" office:value="1358" calcext:value-type="float">
            <text:p>1358</text:p>
          </table:table-cell>
          <table:table-cell table:style-name="ce65" table:formula="of:=[CCAA.D$100]-[CCAA.D$11]" office:value-type="float" office:value="843" calcext:value-type="float">
            <text:p>843</text:p>
          </table:table-cell>
          <table:table-cell table:style-name="ce65" table:formula="of:=[CCAA.E$100]-[CCAA.E$11]" office:value-type="float" office:value="303" calcext:value-type="float">
            <text:p>303</text:p>
          </table:table-cell>
          <table:table-cell table:style-name="ce65" table:formula="of:=[CCAA.F$100]-[CCAA.F$11]" office:value-type="float" office:value="219" calcext:value-type="float">
            <text:p>219</text:p>
          </table:table-cell>
          <table:table-cell table:style-name="ce65" table:formula="of:=[CCAA.G$100]-[CCAA.G$11]" office:value-type="float" office:value="155" calcext:value-type="float">
            <text:p>155</text:p>
          </table:table-cell>
          <table:table-cell table:style-name="ce65" table:formula="of:=[CCAA.H$100]-[CCAA.H$11]" office:value-type="float" office:value="208" calcext:value-type="float">
            <text:p>208</text:p>
          </table:table-cell>
          <table:table-cell table:style-name="ce65" table:formula="of:=[CCAA.I$100]-[CCAA.I$11]" office:value-type="float" office:value="2900" calcext:value-type="float">
            <text:p>2900</text:p>
          </table:table-cell>
          <table:table-cell table:style-name="ce65" table:formula="of:=[CCAA.J$100]-[CCAA.J$11]" office:value-type="float" office:value="1960" calcext:value-type="float">
            <text:p>1960</text:p>
          </table:table-cell>
          <table:table-cell table:style-name="ce65" table:formula="of:=[CCAA.K$100]-[CCAA.K$11]" office:value-type="float" office:value="6218" calcext:value-type="float">
            <text:p>6218</text:p>
          </table:table-cell>
          <table:table-cell table:style-name="ce65" table:formula="of:=[CCAA.L$100]-[CCAA.L$11]" office:value-type="float" office:value="4" calcext:value-type="float">
            <text:p>4</text:p>
          </table:table-cell>
          <table:table-cell table:style-name="ce65" table:formula="of:=[CCAA.M$100]-[CCAA.M$11]" office:value-type="float" office:value="1370" calcext:value-type="float">
            <text:p>1370</text:p>
          </table:table-cell>
          <table:table-cell table:style-name="ce65" table:formula="of:=[CCAA.N$100]-[CCAA.N$11]" office:value-type="float" office:value="504" calcext:value-type="float">
            <text:p>504</text:p>
          </table:table-cell>
          <table:table-cell table:style-name="ce65" table:formula="of:=[CCAA.O$100]-[CCAA.O$11]" office:value-type="float" office:value="607" calcext:value-type="float">
            <text:p>607</text:p>
          </table:table-cell>
          <table:table-cell table:style-name="ce65" table:formula="of:=[CCAA.P$100]-[CCAA.P$11]" office:value-type="float" office:value="8894" calcext:value-type="float">
            <text:p>8894</text:p>
          </table:table-cell>
          <table:table-cell table:style-name="ce65" table:formula="of:=[CCAA.Q$100]-[CCAA.Q$11]" office:value-type="float" office:value="2" calcext:value-type="float">
            <text:p>2</text:p>
          </table:table-cell>
          <table:table-cell table:style-name="ce65" table:formula="of:=[CCAA.R$100]-[CCAA.R$11]" office:value-type="float" office:value="145" calcext:value-type="float">
            <text:p>145</text:p>
          </table:table-cell>
          <table:table-cell table:style-name="ce65" table:formula="of:=[CCAA.S$100]-[CCAA.S$11]" office:value-type="float" office:value="503" calcext:value-type="float">
            <text:p>503</text:p>
          </table:table-cell>
          <table:table-cell table:style-name="ce65" table:formula="of:=[CCAA.T$100]-[CCAA.T$11]" office:value-type="float" office:value="1470" calcext:value-type="float">
            <text:p>1470</text:p>
          </table:table-cell>
          <table:table-cell table:style-name="ce65" table:formula="of:=[CCAA.U$100]-[CCAA.U$11]" office:value-type="float" office:value="352" calcext:value-type="float">
            <text:p>352</text:p>
          </table:table-cell>
          <table:table-cell table:style-name="ce65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6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0" calcext:value-type="date">
            <text:p>20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6" calcext:value-type="float">
            <text:p>461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27" calcext:value-type="float">
            <text:p>11827</text:p>
          </table:table-cell>
          <table:table-cell table:style-name="ce110"/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0" calcext:value-type="float">
            <text:p>250</text:p>
          </table:table-cell>
          <table:table-cell table:style-name="ce110"/>
          <table:table-cell/>
          <table:table-cell table:formula="of:=SUM([.C349:.U349])" office:value-type="float" office:value="31769" calcext:value-type="float">
            <text:p>31769</text:p>
          </table:table-cell>
          <table:table-cell table:formula="of:=[.X349]-[.X342]" office:value-type="float" office:value="-38" calcext:value-type="float">
            <text:p>-38</text:p>
          </table:table-cell>
          <table:table-cell table:style-name="ce36" table:formula="of:=IF([.X349]=[.X34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0:.U350])" office:value-type="float" office:value="25031" calcext:value-type="float">
            <text:p>25031</text:p>
          </table:table-cell>
          <table:table-cell table:formula="of:=[.X350]-[.X343]" office:value-type="float" office:value="34" calcext:value-type="float">
            <text:p>34</text:p>
          </table:table-cell>
          <table:table-cell table:style-name="ce36" table:formula="of:=IF([.X350]=[.X3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1]-[CCAA.C$11]" office:value-type="float" office:value="1371" calcext:value-type="float">
            <text:p>1371</text:p>
          </table:table-cell>
          <table:table-cell table:style-name="ce65" table:formula="of:=[CCAA.D$101]-[CCAA.D$11]" office:value-type="float" office:value="843" calcext:value-type="float">
            <text:p>843</text:p>
          </table:table-cell>
          <table:table-cell table:style-name="ce65" table:formula="of:=[CCAA.E$101]-[CCAA.E$11]" office:value-type="float" office:value="304" calcext:value-type="float">
            <text:p>304</text:p>
          </table:table-cell>
          <table:table-cell table:style-name="ce65" table:formula="of:=[CCAA.F$101]-[CCAA.F$11]" office:value-type="float" office:value="221" calcext:value-type="float">
            <text:p>221</text:p>
          </table:table-cell>
          <table:table-cell table:style-name="ce65" table:formula="of:=[CCAA.G$101]-[CCAA.G$11]" office:value-type="float" office:value="155" calcext:value-type="float">
            <text:p>155</text:p>
          </table:table-cell>
          <table:table-cell table:style-name="ce65" table:formula="of:=[CCAA.H$101]-[CCAA.H$11]" office:value-type="float" office:value="209" calcext:value-type="float">
            <text:p>209</text:p>
          </table:table-cell>
          <table:table-cell table:style-name="ce65" table:formula="of:=[CCAA.I$101]-[CCAA.I$11]" office:value-type="float" office:value="2913" calcext:value-type="float">
            <text:p>2913</text:p>
          </table:table-cell>
          <table:table-cell table:style-name="ce65" table:formula="of:=[CCAA.J$101]-[CCAA.J$11]" office:value-type="float" office:value="1960" calcext:value-type="float">
            <text:p>1960</text:p>
          </table:table-cell>
          <table:table-cell table:style-name="ce65" table:formula="of:=[CCAA.K$101]-[CCAA.K$11]" office:value-type="float" office:value="6258" calcext:value-type="float">
            <text:p>6258</text:p>
          </table:table-cell>
          <table:table-cell table:style-name="ce65" table:formula="of:=[CCAA.L$101]-[CCAA.L$11]" office:value-type="float" office:value="4" calcext:value-type="float">
            <text:p>4</text:p>
          </table:table-cell>
          <table:table-cell table:style-name="ce65" table:formula="of:=[CCAA.M$101]-[CCAA.M$11]" office:value-type="float" office:value="1378" calcext:value-type="float">
            <text:p>1378</text:p>
          </table:table-cell>
          <table:table-cell table:style-name="ce65" table:formula="of:=[CCAA.N$101]-[CCAA.N$11]" office:value-type="float" office:value="504" calcext:value-type="float">
            <text:p>504</text:p>
          </table:table-cell>
          <table:table-cell table:style-name="ce65" table:formula="of:=[CCAA.O$101]-[CCAA.O$11]" office:value-type="float" office:value="607" calcext:value-type="float">
            <text:p>607</text:p>
          </table:table-cell>
          <table:table-cell table:style-name="ce65" table:formula="of:=[CCAA.P$101]-[CCAA.P$11]" office:value-type="float" office:value="8912" calcext:value-type="float">
            <text:p>8912</text:p>
          </table:table-cell>
          <table:table-cell table:style-name="ce65" table:formula="of:=[CCAA.Q$101]-[CCAA.Q$11]" office:value-type="float" office:value="2" calcext:value-type="float">
            <text:p>2</text:p>
          </table:table-cell>
          <table:table-cell table:style-name="ce65" table:formula="of:=[CCAA.R$101]-[CCAA.R$11]" office:value-type="float" office:value="148" calcext:value-type="float">
            <text:p>148</text:p>
          </table:table-cell>
          <table:table-cell table:style-name="ce65" table:formula="of:=[CCAA.S$101]-[CCAA.S$11]" office:value-type="float" office:value="503" calcext:value-type="float">
            <text:p>503</text:p>
          </table:table-cell>
          <table:table-cell table:style-name="ce65" table:formula="of:=[CCAA.T$101]-[CCAA.T$11]" office:value-type="float" office:value="1480" calcext:value-type="float">
            <text:p>1480</text:p>
          </table:table-cell>
          <table:table-cell table:style-name="ce65" table:formula="of:=[CCAA.U$101]-[CCAA.U$11]" office:value-type="float" office:value="353" calcext:value-type="float">
            <text:p>353</text:p>
          </table:table-cell>
          <table:table-cell table:style-name="ce65"/>
          <table:table-cell/>
          <table:table-cell table:formula="of:=SUM([.C351:.U351])" office:value-type="float" office:value="28125" calcext:value-type="float">
            <text:p>28125</text:p>
          </table:table-cell>
          <table:table-cell table:formula="of:=[.X351]-[.X344]" office:value-type="float" office:value="110" calcext:value-type="float">
            <text:p>110</text:p>
          </table:table-cell>
          <table:table-cell table:style-name="ce36" table:formula="of:=IF([.X351]=[.X3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49]-[.C350]" office:value-type="float" office:value="150" calcext:value-type="float">
            <text:p>150</text:p>
          </table:table-cell>
          <table:table-cell table:style-name="ce114" table:formula="of:=[.D349]-[.D350]" office:value-type="float" office:value="127" calcext:value-type="float">
            <text:p>127</text:p>
          </table:table-cell>
          <table:table-cell table:style-name="ce114" table:formula="of:=[.E349]-[.E350]" office:value-type="float" office:value="61" calcext:value-type="float">
            <text:p>61</text:p>
          </table:table-cell>
          <table:table-cell table:style-name="ce114" table:formula="of:=[.F349]-[.F350]" office:value-type="float" office:value="-49" calcext:value-type="float">
            <text:p>-49</text:p>
          </table:table-cell>
          <table:table-cell table:style-name="ce114" table:formula="of:=[.G349]-[.G350]" office:value-type="float" office:value="-34" calcext:value-type="float">
            <text:p>-34</text:p>
          </table:table-cell>
          <table:table-cell table:style-name="ce114" table:formula="of:=[.H349]-[.H350]" office:value-type="float" office:value="19" calcext:value-type="float">
            <text:p>19</text:p>
          </table:table-cell>
          <table:table-cell table:style-name="ce114" table:formula="of:=[.I349]-[.I350]" office:value-type="float" office:value="1927" calcext:value-type="float">
            <text:p>1927</text:p>
          </table:table-cell>
          <table:table-cell table:style-name="ce114" table:formula="of:=[.J349]-[.J350]" office:value-type="float" office:value="1732" calcext:value-type="float">
            <text:p>1732</text:p>
          </table:table-cell>
          <table:table-cell table:style-name="ce114" table:formula="of:=[.K349]-[.K350]" office:value-type="float" office:value="-1312" calcext:value-type="float">
            <text:p>-1312</text:p>
          </table:table-cell>
          <table:table-cell table:style-name="ce114" table:formula="of:=[.L349]-[.L350]" office:value-type="float" office:value="11" calcext:value-type="float">
            <text:p>11</text:p>
          </table:table-cell>
          <table:table-cell table:style-name="ce114" table:formula="of:=[.M349]-[.M350]" office:value-type="float" office:value="229" calcext:value-type="float">
            <text:p>229</text:p>
          </table:table-cell>
          <table:table-cell table:style-name="ce114" table:formula="of:=[.N349]-[.N350]" office:value-type="float" office:value="188" calcext:value-type="float">
            <text:p>188</text:p>
          </table:table-cell>
          <table:table-cell table:style-name="ce114" table:formula="of:=[.O349]-[.O350]" office:value-type="float" office:value="128" calcext:value-type="float">
            <text:p>128</text:p>
          </table:table-cell>
          <table:table-cell table:style-name="ce114" table:formula="of:=[.P349]-[.P350]" office:value-type="float" office:value="3001" calcext:value-type="float">
            <text:p>3001</text:p>
          </table:table-cell>
          <table:table-cell table:style-name="ce114" table:formula="of:=[.Q349]-[.Q350]" office:value-type="float" office:value="0" calcext:value-type="float">
            <text:p>0</text:p>
          </table:table-cell>
          <table:table-cell table:style-name="ce114" table:formula="of:=[.R349]-[.R350]" office:value-type="float" office:value="77" calcext:value-type="float">
            <text:p>77</text:p>
          </table:table-cell>
          <table:table-cell table:style-name="ce114" table:formula="of:=[.S349]-[.S350]" office:value-type="float" office:value="262" calcext:value-type="float">
            <text:p>262</text:p>
          </table:table-cell>
          <table:table-cell table:style-name="ce114" table:formula="of:=[.T349]-[.T350]" office:value-type="float" office:value="312" calcext:value-type="float">
            <text:p>312</text:p>
          </table:table-cell>
          <table:table-cell table:style-name="ce114" table:formula="of:=[.U349]-[.U350]" office:value-type="float" office:value="-91" calcext:value-type="float">
            <text:p>-91</text:p>
          </table:table-cell>
          <table:table-cell table:style-name="ce114"/>
          <table:table-cell/>
          <table:table-cell table:formula="of:=SUM([.C352:.U352])" office:value-type="float" office:value="6738" calcext:value-type="float">
            <text:p>6738</text:p>
          </table:table-cell>
          <table:table-cell table:style-name="ce116" table:formula="of:=[.X352]-[.X345]" office:value-type="float" office:value="-72" calcext:value-type="float">
            <text:p>-7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1" calcext:value-type="date">
            <text:p>2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60" calcext:value-type="float">
            <text:p>36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556" calcext:value-type="float">
            <text:p>455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6" calcext:value-type="float">
            <text:p>65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0" calcext:value-type="float">
            <text:p>11880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48" calcext:value-type="float">
            <text:p>248</text:p>
          </table:table-cell>
          <table:table-cell table:style-name="ce110"/>
          <table:table-cell/>
          <table:table-cell table:formula="of:=SUM([.C356:.U356])" office:value-type="float" office:value="31695" calcext:value-type="float">
            <text:p>31695</text:p>
          </table:table-cell>
          <table:table-cell table:formula="of:=[.X356]-[.X349]" office:value-type="float" office:value="-74" calcext:value-type="float">
            <text:p>-74</text:p>
          </table:table-cell>
          <table:table-cell table:style-name="ce36" table:formula="of:=IF([.X356]=[.X34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7:.U357])" office:value-type="float" office:value="25052" calcext:value-type="float">
            <text:p>25052</text:p>
          </table:table-cell>
          <table:table-cell table:formula="of:=[.X357]-[.X350]" office:value-type="float" office:value="21" calcext:value-type="float">
            <text:p>21</text:p>
          </table:table-cell>
          <table:table-cell table:style-name="ce36" table:formula="of:=IF([.X357]=[.X3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2]-[CCAA.C$11]" office:value-type="float" office:value="1375" calcext:value-type="float">
            <text:p>1375</text:p>
          </table:table-cell>
          <table:table-cell table:style-name="ce65" table:formula="of:=[CCAA.D$102]-[CCAA.D$11]" office:value-type="float" office:value="848" calcext:value-type="float">
            <text:p>848</text:p>
          </table:table-cell>
          <table:table-cell table:style-name="ce65" table:formula="of:=[CCAA.E$102]-[CCAA.E$11]" office:value-type="float" office:value="307" calcext:value-type="float">
            <text:p>307</text:p>
          </table:table-cell>
          <table:table-cell table:style-name="ce65" table:formula="of:=[CCAA.F$102]-[CCAA.F$11]" office:value-type="float" office:value="221" calcext:value-type="float">
            <text:p>221</text:p>
          </table:table-cell>
          <table:table-cell table:style-name="ce65" table:formula="of:=[CCAA.G$102]-[CCAA.G$11]" office:value-type="float" office:value="155" calcext:value-type="float">
            <text:p>155</text:p>
          </table:table-cell>
          <table:table-cell table:style-name="ce65" table:formula="of:=[CCAA.H$102]-[CCAA.H$11]" office:value-type="float" office:value="209" calcext:value-type="float">
            <text:p>209</text:p>
          </table:table-cell>
          <table:table-cell table:style-name="ce65" table:formula="of:=[CCAA.I$102]-[CCAA.I$11]" office:value-type="float" office:value="2919" calcext:value-type="float">
            <text:p>2919</text:p>
          </table:table-cell>
          <table:table-cell table:style-name="ce65" table:formula="of:=[CCAA.J$102]-[CCAA.J$11]" office:value-type="float" office:value="1960" calcext:value-type="float">
            <text:p>1960</text:p>
          </table:table-cell>
          <table:table-cell table:style-name="ce65" table:formula="of:=[CCAA.K$102]-[CCAA.K$11]" office:value-type="float" office:value="6258" calcext:value-type="float">
            <text:p>6258</text:p>
          </table:table-cell>
          <table:table-cell table:style-name="ce65" table:formula="of:=[CCAA.L$102]-[CCAA.L$11]" office:value-type="float" office:value="4" calcext:value-type="float">
            <text:p>4</text:p>
          </table:table-cell>
          <table:table-cell table:style-name="ce65" table:formula="of:=[CCAA.M$102]-[CCAA.M$11]" office:value-type="float" office:value="1383" calcext:value-type="float">
            <text:p>1383</text:p>
          </table:table-cell>
          <table:table-cell table:style-name="ce65" table:formula="of:=[CCAA.N$102]-[CCAA.N$11]" office:value-type="float" office:value="505" calcext:value-type="float">
            <text:p>505</text:p>
          </table:table-cell>
          <table:table-cell table:style-name="ce65" table:formula="of:=[CCAA.O$102]-[CCAA.O$11]" office:value-type="float" office:value="608" calcext:value-type="float">
            <text:p>608</text:p>
          </table:table-cell>
          <table:table-cell table:style-name="ce65" table:formula="of:=[CCAA.P$102]-[CCAA.P$11]" office:value-type="float" office:value="8931" calcext:value-type="float">
            <text:p>8931</text:p>
          </table:table-cell>
          <table:table-cell table:style-name="ce65" table:formula="of:=[CCAA.Q$102]-[CCAA.Q$11]" office:value-type="float" office:value="2" calcext:value-type="float">
            <text:p>2</text:p>
          </table:table-cell>
          <table:table-cell table:style-name="ce65" table:formula="of:=[CCAA.R$102]-[CCAA.R$11]" office:value-type="float" office:value="149" calcext:value-type="float">
            <text:p>149</text:p>
          </table:table-cell>
          <table:table-cell table:style-name="ce65" table:formula="of:=[CCAA.S$102]-[CCAA.S$11]" office:value-type="float" office:value="506" calcext:value-type="float">
            <text:p>506</text:p>
          </table:table-cell>
          <table:table-cell table:style-name="ce65" table:formula="of:=[CCAA.T$102]-[CCAA.T$11]" office:value-type="float" office:value="1483" calcext:value-type="float">
            <text:p>1483</text:p>
          </table:table-cell>
          <table:table-cell table:style-name="ce65" table:formula="of:=[CCAA.U$102]-[CCAA.U$11]" office:value-type="float" office:value="354" calcext:value-type="float">
            <text:p>354</text:p>
          </table:table-cell>
          <table:table-cell table:style-name="ce65"/>
          <table:table-cell/>
          <table:table-cell table:formula="of:=SUM([.C358:.U358])" office:value-type="float" office:value="28177" calcext:value-type="float">
            <text:p>28177</text:p>
          </table:table-cell>
          <table:table-cell table:formula="of:=[.X358]-[.X351]" office:value-type="float" office:value="52" calcext:value-type="float">
            <text:p>52</text:p>
          </table:table-cell>
          <table:table-cell table:style-name="ce36" table:formula="of:=IF([.X358]=[.X3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56]-[.C357]" office:value-type="float" office:value="150" calcext:value-type="float">
            <text:p>150</text:p>
          </table:table-cell>
          <table:table-cell table:style-name="ce114" table:formula="of:=[.D356]-[.D357]" office:value-type="float" office:value="127" calcext:value-type="float">
            <text:p>127</text:p>
          </table:table-cell>
          <table:table-cell table:style-name="ce114" table:formula="of:=[.E356]-[.E357]" office:value-type="float" office:value="47" calcext:value-type="float">
            <text:p>47</text:p>
          </table:table-cell>
          <table:table-cell table:style-name="ce114" table:formula="of:=[.F356]-[.F357]" office:value-type="float" office:value="-49" calcext:value-type="float">
            <text:p>-49</text:p>
          </table:table-cell>
          <table:table-cell table:style-name="ce114" table:formula="of:=[.G356]-[.G357]" office:value-type="float" office:value="-34" calcext:value-type="float">
            <text:p>-34</text:p>
          </table:table-cell>
          <table:table-cell table:style-name="ce114" table:formula="of:=[.H356]-[.H357]" office:value-type="float" office:value="10" calcext:value-type="float">
            <text:p>10</text:p>
          </table:table-cell>
          <table:table-cell table:style-name="ce114" table:formula="of:=[.I356]-[.I357]" office:value-type="float" office:value="1927" calcext:value-type="float">
            <text:p>1927</text:p>
          </table:table-cell>
          <table:table-cell table:style-name="ce114" table:formula="of:=[.J356]-[.J357]" office:value-type="float" office:value="1732" calcext:value-type="float">
            <text:p>1732</text:p>
          </table:table-cell>
          <table:table-cell table:style-name="ce114" table:formula="of:=[.K356]-[.K357]" office:value-type="float" office:value="-1372" calcext:value-type="float">
            <text:p>-1372</text:p>
          </table:table-cell>
          <table:table-cell table:style-name="ce114" table:formula="of:=[.L356]-[.L357]" office:value-type="float" office:value="11" calcext:value-type="float">
            <text:p>11</text:p>
          </table:table-cell>
          <table:table-cell table:style-name="ce114" table:formula="of:=[.M356]-[.M357]" office:value-type="float" office:value="229" calcext:value-type="float">
            <text:p>229</text:p>
          </table:table-cell>
          <table:table-cell table:style-name="ce114" table:formula="of:=[.N356]-[.N357]" office:value-type="float" office:value="187" calcext:value-type="float">
            <text:p>187</text:p>
          </table:table-cell>
          <table:table-cell table:style-name="ce114" table:formula="of:=[.O356]-[.O357]" office:value-type="float" office:value="107" calcext:value-type="float">
            <text:p>107</text:p>
          </table:table-cell>
          <table:table-cell table:style-name="ce114" table:formula="of:=[.P356]-[.P357]" office:value-type="float" office:value="3054" calcext:value-type="float">
            <text:p>3054</text:p>
          </table:table-cell>
          <table:table-cell table:style-name="ce114" table:formula="of:=[.Q356]-[.Q357]" office:value-type="float" office:value="0" calcext:value-type="float">
            <text:p>0</text:p>
          </table:table-cell>
          <table:table-cell table:style-name="ce114" table:formula="of:=[.R356]-[.R357]" office:value-type="float" office:value="36" calcext:value-type="float">
            <text:p>36</text:p>
          </table:table-cell>
          <table:table-cell table:style-name="ce114" table:formula="of:=[.S356]-[.S357]" office:value-type="float" office:value="262" calcext:value-type="float">
            <text:p>262</text:p>
          </table:table-cell>
          <table:table-cell table:style-name="ce114" table:formula="of:=[.T356]-[.T357]" office:value-type="float" office:value="312" calcext:value-type="float">
            <text:p>312</text:p>
          </table:table-cell>
          <table:table-cell table:style-name="ce114" table:formula="of:=[.U356]-[.U357]" office:value-type="float" office:value="-93" calcext:value-type="float">
            <text:p>-93</text:p>
          </table:table-cell>
          <table:table-cell table:style-name="ce114"/>
          <table:table-cell/>
          <table:table-cell table:formula="of:=SUM([.C359:.U359])" office:value-type="float" office:value="6643" calcext:value-type="float">
            <text:p>6643</text:p>
          </table:table-cell>
          <table:table-cell table:style-name="ce116" table:formula="of:=[.X359]-[.X352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2" calcext:value-type="date">
            <text:p>2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9" calcext:value-type="date">
            <text:p>19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50" calcext:value-type="float">
            <text:p>35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76" calcext:value-type="float">
            <text:p>46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33" calcext:value-type="float">
            <text:p>11933</text:p>
          </table:table-cell>
          <table:table-cell table:style-name="ce110"/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63:.U363])" office:value-type="float" office:value="31925" calcext:value-type="float">
            <text:p>31925</text:p>
          </table:table-cell>
          <table:table-cell table:formula="of:=[.X363]-[.X356]" office:value-type="float" office:value="230" calcext:value-type="float">
            <text:p>230</text:p>
          </table:table-cell>
          <table:table-cell table:style-name="ce36" table:formula="of:=IF([.X363]=[.X35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100]-[CCAA.K$42]" office:value-type="float" office:value="6027" calcext:value-type="float">
            <text:p>602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64:.U364])" office:value-type="float" office:value="25146" calcext:value-type="float">
            <text:p>25146</text:p>
          </table:table-cell>
          <table:table-cell table:formula="of:=[.X364]-[.X357]" office:value-type="float" office:value="94" calcext:value-type="float">
            <text:p>94</text:p>
          </table:table-cell>
          <table:table-cell table:style-name="ce36" table:formula="of:=IF([.X364]=[.X3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3]-[CCAA.C$11]" office:value-type="float" office:value="1377" calcext:value-type="float">
            <text:p>1377</text:p>
          </table:table-cell>
          <table:table-cell table:style-name="ce65" table:formula="of:=[CCAA.D$103]-[CCAA.D$11]" office:value-type="float" office:value="858" calcext:value-type="float">
            <text:p>858</text:p>
          </table:table-cell>
          <table:table-cell table:style-name="ce65" table:formula="of:=[CCAA.E$103]-[CCAA.E$11]" office:value-type="float" office:value="307" calcext:value-type="float">
            <text:p>307</text:p>
          </table:table-cell>
          <table:table-cell table:style-name="ce65" table:formula="of:=[CCAA.F$103]-[CCAA.F$11]" office:value-type="float" office:value="222" calcext:value-type="float">
            <text:p>222</text:p>
          </table:table-cell>
          <table:table-cell table:style-name="ce65" table:formula="of:=[CCAA.G$103]-[CCAA.G$11]" office:value-type="float" office:value="155" calcext:value-type="float">
            <text:p>155</text:p>
          </table:table-cell>
          <table:table-cell table:style-name="ce65" table:formula="of:=[CCAA.H$103]-[CCAA.H$11]" office:value-type="float" office:value="209" calcext:value-type="float">
            <text:p>209</text:p>
          </table:table-cell>
          <table:table-cell table:style-name="ce65" table:formula="of:=[CCAA.I$103]-[CCAA.I$11]" office:value-type="float" office:value="2929" calcext:value-type="float">
            <text:p>2929</text:p>
          </table:table-cell>
          <table:table-cell table:style-name="ce65" table:formula="of:=[CCAA.J$103]-[CCAA.J$11]" office:value-type="float" office:value="1961" calcext:value-type="float">
            <text:p>1961</text:p>
          </table:table-cell>
          <table:table-cell table:style-name="ce65" table:formula="of:=[CCAA.K$103]-[CCAA.K$11]" office:value-type="float" office:value="6656" calcext:value-type="float">
            <text:p>6656</text:p>
          </table:table-cell>
          <table:table-cell table:style-name="ce65" table:formula="of:=[CCAA.L$103]-[CCAA.L$11]" office:value-type="float" office:value="4" calcext:value-type="float">
            <text:p>4</text:p>
          </table:table-cell>
          <table:table-cell table:style-name="ce65" table:formula="of:=[CCAA.M$103]-[CCAA.M$11]" office:value-type="float" office:value="1389" calcext:value-type="float">
            <text:p>1389</text:p>
          </table:table-cell>
          <table:table-cell table:style-name="ce65" table:formula="of:=[CCAA.N$103]-[CCAA.N$11]" office:value-type="float" office:value="506" calcext:value-type="float">
            <text:p>506</text:p>
          </table:table-cell>
          <table:table-cell table:style-name="ce65" table:formula="of:=[CCAA.O$103]-[CCAA.O$11]" office:value-type="float" office:value="609" calcext:value-type="float">
            <text:p>609</text:p>
          </table:table-cell>
          <table:table-cell table:style-name="ce65" table:formula="of:=[CCAA.P$103]-[CCAA.P$11]" office:value-type="float" office:value="8944" calcext:value-type="float">
            <text:p>8944</text:p>
          </table:table-cell>
          <table:table-cell table:style-name="ce65" table:formula="of:=[CCAA.Q$103]-[CCAA.Q$11]" office:value-type="float" office:value="2" calcext:value-type="float">
            <text:p>2</text:p>
          </table:table-cell>
          <table:table-cell table:style-name="ce65" table:formula="of:=[CCAA.R$103]-[CCAA.R$11]" office:value-type="float" office:value="149" calcext:value-type="float">
            <text:p>149</text:p>
          </table:table-cell>
          <table:table-cell table:style-name="ce65" table:formula="of:=[CCAA.S$103]-[CCAA.S$11]" office:value-type="float" office:value="508" calcext:value-type="float">
            <text:p>508</text:p>
          </table:table-cell>
          <table:table-cell table:style-name="ce65" table:formula="of:=[CCAA.T$103]-[CCAA.T$11]" office:value-type="float" office:value="1487" calcext:value-type="float">
            <text:p>1487</text:p>
          </table:table-cell>
          <table:table-cell table:style-name="ce65" table:formula="of:=[CCAA.U$103]-[CCAA.U$11]" office:value-type="float" office:value="356" calcext:value-type="float">
            <text:p>356</text:p>
          </table:table-cell>
          <table:table-cell table:style-name="ce65"/>
          <table:table-cell/>
          <table:table-cell table:formula="of:=SUM([.C365:.U365])" office:value-type="float" office:value="28628" calcext:value-type="float">
            <text:p>28628</text:p>
          </table:table-cell>
          <table:table-cell table:formula="of:=[.X365]-[.X358]" office:value-type="float" office:value="451" calcext:value-type="float">
            <text:p>451</text:p>
          </table:table-cell>
          <table:table-cell table:style-name="ce36" table:formula="of:=IF([.X365]=[.X3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63]-[.C364]" office:value-type="float" office:value="150" calcext:value-type="float">
            <text:p>150</text:p>
          </table:table-cell>
          <table:table-cell table:style-name="ce114" table:formula="of:=[.D363]-[.D364]" office:value-type="float" office:value="127" calcext:value-type="float">
            <text:p>127</text:p>
          </table:table-cell>
          <table:table-cell table:style-name="ce114" table:formula="of:=[.E363]-[.E364]" office:value-type="float" office:value="37" calcext:value-type="float">
            <text:p>37</text:p>
          </table:table-cell>
          <table:table-cell table:style-name="ce114" table:formula="of:=[.F363]-[.F364]" office:value-type="float" office:value="-49" calcext:value-type="float">
            <text:p>-49</text:p>
          </table:table-cell>
          <table:table-cell table:style-name="ce114" table:formula="of:=[.G363]-[.G364]" office:value-type="float" office:value="-34" calcext:value-type="float">
            <text:p>-34</text:p>
          </table:table-cell>
          <table:table-cell table:style-name="ce114" table:formula="of:=[.H363]-[.H364]" office:value-type="float" office:value="10" calcext:value-type="float">
            <text:p>10</text:p>
          </table:table-cell>
          <table:table-cell table:style-name="ce114" table:formula="of:=[.I363]-[.I364]" office:value-type="float" office:value="1927" calcext:value-type="float">
            <text:p>1927</text:p>
          </table:table-cell>
          <table:table-cell table:style-name="ce114" table:formula="of:=[.J363]-[.J364]" office:value-type="float" office:value="1732" calcext:value-type="float">
            <text:p>1732</text:p>
          </table:table-cell>
          <table:table-cell table:style-name="ce114" table:formula="of:=[.K363]-[.K364]" office:value-type="float" office:value="-1351" calcext:value-type="float">
            <text:p>-1351</text:p>
          </table:table-cell>
          <table:table-cell table:style-name="ce114" table:formula="of:=[.L363]-[.L364]" office:value-type="float" office:value="11" calcext:value-type="float">
            <text:p>11</text:p>
          </table:table-cell>
          <table:table-cell table:style-name="ce114" table:formula="of:=[.M363]-[.M364]" office:value-type="float" office:value="229" calcext:value-type="float">
            <text:p>229</text:p>
          </table:table-cell>
          <table:table-cell table:style-name="ce114" table:formula="of:=[.N363]-[.N364]" office:value-type="float" office:value="186" calcext:value-type="float">
            <text:p>186</text:p>
          </table:table-cell>
          <table:table-cell table:style-name="ce114" table:formula="of:=[.O363]-[.O364]" office:value-type="float" office:value="128" calcext:value-type="float">
            <text:p>128</text:p>
          </table:table-cell>
          <table:table-cell table:style-name="ce114" table:formula="of:=[.P363]-[.P364]" office:value-type="float" office:value="3107" calcext:value-type="float">
            <text:p>3107</text:p>
          </table:table-cell>
          <table:table-cell table:style-name="ce114" table:formula="of:=[.Q363]-[.Q364]" office:value-type="float" office:value="0" calcext:value-type="float">
            <text:p>0</text:p>
          </table:table-cell>
          <table:table-cell table:style-name="ce114" table:formula="of:=[.R363]-[.R364]" office:value-type="float" office:value="69" calcext:value-type="float">
            <text:p>69</text:p>
          </table:table-cell>
          <table:table-cell table:style-name="ce114" table:formula="of:=[.S363]-[.S364]" office:value-type="float" office:value="262" calcext:value-type="float">
            <text:p>262</text:p>
          </table:table-cell>
          <table:table-cell table:style-name="ce114" table:formula="of:=[.T363]-[.T364]" office:value-type="float" office:value="312" calcext:value-type="float">
            <text:p>312</text:p>
          </table:table-cell>
          <table:table-cell table:style-name="ce114" table:formula="of:=[.U363]-[.U364]" office:value-type="float" office:value="-74" calcext:value-type="float">
            <text:p>-74</text:p>
          </table:table-cell>
          <table:table-cell table:style-name="ce114"/>
          <table:table-cell/>
          <table:table-cell table:formula="of:=SUM([.C366:.U366])" office:value-type="float" office:value="6779" calcext:value-type="float">
            <text:p>6779</text:p>
          </table:table-cell>
          <table:table-cell table:style-name="ce116" table:formula="of:=[.X366]-[.X359]" office:value-type="float" office:value="136" calcext:value-type="float">
            <text:p>1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3" calcext:value-type="date">
            <text:p>2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4466" calcext:value-type="float">
            <text:p>4466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1" calcext:value-type="float">
            <text:p>461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0" calcext:value-type="float">
            <text:p>1410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5" calcext:value-type="float">
            <text:p>11915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70:.U370])" office:value-type="float" office:value="31844" calcext:value-type="float">
            <text:p>31844</text:p>
          </table:table-cell>
          <table:table-cell table:formula="of:=[.X370]-[.X363]" office:value-type="float" office:value="-81" calcext:value-type="float">
            <text:p>-81</text:p>
          </table:table-cell>
          <table:table-cell table:style-name="ce36" table:formula="of:=IF([.X370]=[.X36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102]-[CCAA.I$34]" office:value-type="float" office:value="2913" calcext:value-type="float">
            <text:p>2913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102]-[CCAA.K$42]" office:value-type="float" office:value="6067" calcext:value-type="float">
            <text:p>606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102]-[CCAA.M$42]" office:value-type="float" office:value="1314" calcext:value-type="float">
            <text:p>1314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71:.U371])" office:value-type="float" office:value="25663" calcext:value-type="float">
            <text:p>25663</text:p>
          </table:table-cell>
          <table:table-cell table:formula="of:=[.X371]-[.X364]" office:value-type="float" office:value="517" calcext:value-type="float">
            <text:p>517</text:p>
          </table:table-cell>
          <table:table-cell table:style-name="ce36" table:formula="of:=IF([.X371]=[.X3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4]-[CCAA.C$11]" office:value-type="float" office:value="1389" calcext:value-type="float">
            <text:p>1389</text:p>
          </table:table-cell>
          <table:table-cell table:style-name="ce65" table:formula="of:=[CCAA.D$104]-[CCAA.D$11]" office:value-type="float" office:value="858" calcext:value-type="float">
            <text:p>858</text:p>
          </table:table-cell>
          <table:table-cell table:style-name="ce65" table:formula="of:=[CCAA.E$104]-[CCAA.E$11]" office:value-type="float" office:value="307" calcext:value-type="float">
            <text:p>307</text:p>
          </table:table-cell>
          <table:table-cell table:style-name="ce65" table:formula="of:=[CCAA.F$104]-[CCAA.F$11]" office:value-type="float" office:value="222" calcext:value-type="float">
            <text:p>222</text:p>
          </table:table-cell>
          <table:table-cell table:style-name="ce65" table:formula="of:=[CCAA.G$104]-[CCAA.G$11]" office:value-type="float" office:value="157" calcext:value-type="float">
            <text:p>157</text:p>
          </table:table-cell>
          <table:table-cell table:style-name="ce65" table:formula="of:=[CCAA.H$104]-[CCAA.H$11]" office:value-type="float" office:value="209" calcext:value-type="float">
            <text:p>209</text:p>
          </table:table-cell>
          <table:table-cell table:style-name="ce65" table:formula="of:=[CCAA.I$104]-[CCAA.I$11]" office:value-type="float" office:value="2934" calcext:value-type="float">
            <text:p>2934</text:p>
          </table:table-cell>
          <table:table-cell table:style-name="ce65" table:formula="of:=[CCAA.J$104]-[CCAA.J$11]" office:value-type="float" office:value="1961" calcext:value-type="float">
            <text:p>1961</text:p>
          </table:table-cell>
          <table:table-cell table:style-name="ce65" table:formula="of:=[CCAA.K$104]-[CCAA.K$11]" office:value-type="float" office:value="6663" calcext:value-type="float">
            <text:p>6663</text:p>
          </table:table-cell>
          <table:table-cell table:style-name="ce65" table:formula="of:=[CCAA.L$104]-[CCAA.L$11]" office:value-type="float" office:value="4" calcext:value-type="float">
            <text:p>4</text:p>
          </table:table-cell>
          <table:table-cell table:style-name="ce65" table:formula="of:=[CCAA.M$104]-[CCAA.M$11]" office:value-type="float" office:value="1390" calcext:value-type="float">
            <text:p>1390</text:p>
          </table:table-cell>
          <table:table-cell table:style-name="ce65" table:formula="of:=[CCAA.N$104]-[CCAA.N$11]" office:value-type="float" office:value="507" calcext:value-type="float">
            <text:p>507</text:p>
          </table:table-cell>
          <table:table-cell table:style-name="ce65" table:formula="of:=[CCAA.O$104]-[CCAA.O$11]" office:value-type="float" office:value="610" calcext:value-type="float">
            <text:p>610</text:p>
          </table:table-cell>
          <table:table-cell table:style-name="ce65" table:formula="of:=[CCAA.P$104]-[CCAA.P$11]" office:value-type="float" office:value="8956" calcext:value-type="float">
            <text:p>8956</text:p>
          </table:table-cell>
          <table:table-cell table:style-name="ce65" table:formula="of:=[CCAA.Q$104]-[CCAA.Q$11]" office:value-type="float" office:value="2" calcext:value-type="float">
            <text:p>2</text:p>
          </table:table-cell>
          <table:table-cell table:style-name="ce65" table:formula="of:=[CCAA.R$104]-[CCAA.R$11]" office:value-type="float" office:value="149" calcext:value-type="float">
            <text:p>149</text:p>
          </table:table-cell>
          <table:table-cell table:style-name="ce65" table:formula="of:=[CCAA.S$104]-[CCAA.S$11]" office:value-type="float" office:value="509" calcext:value-type="float">
            <text:p>509</text:p>
          </table:table-cell>
          <table:table-cell table:style-name="ce65" table:formula="of:=[CCAA.T$104]-[CCAA.T$11]" office:value-type="float" office:value="1494" calcext:value-type="float">
            <text:p>1494</text:p>
          </table:table-cell>
          <table:table-cell table:style-name="ce65" table:formula="of:=[CCAA.U$104]-[CCAA.U$11]" office:value-type="float" office:value="357" calcext:value-type="float">
            <text:p>357</text:p>
          </table:table-cell>
          <table:table-cell table:style-name="ce65"/>
          <table:table-cell/>
          <table:table-cell table:formula="of:=SUM([.C372:.U372])" office:value-type="float" office:value="28678" calcext:value-type="float">
            <text:p>28678</text:p>
          </table:table-cell>
          <table:table-cell table:formula="of:=[.X372]-[.X365]" office:value-type="float" office:value="50" calcext:value-type="float">
            <text:p>50</text:p>
          </table:table-cell>
          <table:table-cell table:style-name="ce36" table:formula="of:=IF([.X372]=[.X3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70]-[.C371]" office:value-type="float" office:value="150" calcext:value-type="float">
            <text:p>150</text:p>
          </table:table-cell>
          <table:table-cell table:style-name="ce114" table:formula="of:=[.D370]-[.D371]" office:value-type="float" office:value="127" calcext:value-type="float">
            <text:p>127</text:p>
          </table:table-cell>
          <table:table-cell table:style-name="ce114" table:formula="of:=[.E370]-[.E371]" office:value-type="float" office:value="69" calcext:value-type="float">
            <text:p>69</text:p>
          </table:table-cell>
          <table:table-cell table:style-name="ce114" table:formula="of:=[.F370]-[.F371]" office:value-type="float" office:value="-49" calcext:value-type="float">
            <text:p>-49</text:p>
          </table:table-cell>
          <table:table-cell table:style-name="ce114" table:formula="of:=[.G370]-[.G371]" office:value-type="float" office:value="-34" calcext:value-type="float">
            <text:p>-34</text:p>
          </table:table-cell>
          <table:table-cell table:style-name="ce114" table:formula="of:=[.H370]-[.H371]" office:value-type="float" office:value="12" calcext:value-type="float">
            <text:p>12</text:p>
          </table:table-cell>
          <table:table-cell table:style-name="ce114" table:formula="of:=[.I370]-[.I371]" office:value-type="float" office:value="1553" calcext:value-type="float">
            <text:p>1553</text:p>
          </table:table-cell>
          <table:table-cell table:style-name="ce114" table:formula="of:=[.J370]-[.J371]" office:value-type="float" office:value="1732" calcext:value-type="float">
            <text:p>1732</text:p>
          </table:table-cell>
          <table:table-cell table:style-name="ce114" table:formula="of:=[.K370]-[.K371]" office:value-type="float" office:value="-1456" calcext:value-type="float">
            <text:p>-1456</text:p>
          </table:table-cell>
          <table:table-cell table:style-name="ce114" table:formula="of:=[.L370]-[.L371]" office:value-type="float" office:value="11" calcext:value-type="float">
            <text:p>11</text:p>
          </table:table-cell>
          <table:table-cell table:style-name="ce114" table:formula="of:=[.M370]-[.M371]" office:value-type="float" office:value="96" calcext:value-type="float">
            <text:p>96</text:p>
          </table:table-cell>
          <table:table-cell table:style-name="ce114" table:formula="of:=[.N370]-[.N371]" office:value-type="float" office:value="186" calcext:value-type="float">
            <text:p>186</text:p>
          </table:table-cell>
          <table:table-cell table:style-name="ce114" table:formula="of:=[.O370]-[.O371]" office:value-type="float" office:value="128" calcext:value-type="float">
            <text:p>128</text:p>
          </table:table-cell>
          <table:table-cell table:style-name="ce114" table:formula="of:=[.P370]-[.P371]" office:value-type="float" office:value="3089" calcext:value-type="float">
            <text:p>3089</text:p>
          </table:table-cell>
          <table:table-cell table:style-name="ce114" table:formula="of:=[.Q370]-[.Q371]" office:value-type="float" office:value="0" calcext:value-type="float">
            <text:p>0</text:p>
          </table:table-cell>
          <table:table-cell table:style-name="ce114" table:formula="of:=[.R370]-[.R371]" office:value-type="float" office:value="67" calcext:value-type="float">
            <text:p>67</text:p>
          </table:table-cell>
          <table:table-cell table:style-name="ce114" table:formula="of:=[.S370]-[.S371]" office:value-type="float" office:value="262" calcext:value-type="float">
            <text:p>262</text:p>
          </table:table-cell>
          <table:table-cell table:style-name="ce114" table:formula="of:=[.T370]-[.T371]" office:value-type="float" office:value="312" calcext:value-type="float">
            <text:p>312</text:p>
          </table:table-cell>
          <table:table-cell table:style-name="ce114" table:formula="of:=[.U370]-[.U371]" office:value-type="float" office:value="-74" calcext:value-type="float">
            <text:p>-74</text:p>
          </table:table-cell>
          <table:table-cell table:style-name="ce114"/>
          <table:table-cell/>
          <table:table-cell table:formula="of:=SUM([.C373:.U373])" office:value-type="float" office:value="6181" calcext:value-type="float">
            <text:p>6181</text:p>
          </table:table-cell>
          <table:table-cell table:style-name="ce116" table:formula="of:=[.X373]-[.X366]" office:value-type="float" office:value="-598" calcext:value-type="float">
            <text:p>-59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4" calcext:value-type="date">
            <text:p>24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5-20" calcext:value-type="date">
            <text:p>20/05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712" calcext:value-type="float">
            <text:p>71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4468" calcext:value-type="float">
            <text:p>4468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05" calcext:value-type="float">
            <text:p>4605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0" calcext:value-type="float">
            <text:p>1410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6" calcext:value-type="float">
            <text:p>11916</text:p>
          </table:table-cell>
          <table:table-cell table:style-name="ce110"/>
          <table:table-cell table:style-name="ce110" office:value-type="float" office:value="194" calcext:value-type="float">
            <text:p>194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77:.U377])" office:value-type="float" office:value="31595" calcext:value-type="float">
            <text:p>31595</text:p>
          </table:table-cell>
          <table:table-cell table:formula="of:=[.X377]-[.X370]" office:value-type="float" office:value="-249" calcext:value-type="float">
            <text:p>-249</text:p>
          </table:table-cell>
          <table:table-cell table:style-name="ce36" table:formula="of:=IF([.X377]=[.X37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101]-[CCAA.C$40]" office:value-type="float" office:value="1341" calcext:value-type="float">
            <text:p>1341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102]-[CCAA.I$34]" office:value-type="float" office:value="2913" calcext:value-type="float">
            <text:p>2913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102]-[CCAA.K$42]" office:value-type="float" office:value="6067" calcext:value-type="float">
            <text:p>606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102]-[CCAA.M$42]" office:value-type="float" office:value="1314" calcext:value-type="float">
            <text:p>1314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78:.U378])" office:value-type="float" office:value="26198" calcext:value-type="float">
            <text:p>26198</text:p>
          </table:table-cell>
          <table:table-cell table:formula="of:=[.X378]-[.X371]" office:value-type="float" office:value="535" calcext:value-type="float">
            <text:p>535</text:p>
          </table:table-cell>
          <table:table-cell table:style-name="ce36" table:formula="of:=IF([.X378]=[.X3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5]-[CCAA.C$11]" office:value-type="float" office:value="1391" calcext:value-type="float">
            <text:p>1391</text:p>
          </table:table-cell>
          <table:table-cell table:style-name="ce65" table:formula="of:=[CCAA.D$105]-[CCAA.D$11]" office:value-type="float" office:value="858" calcext:value-type="float">
            <text:p>858</text:p>
          </table:table-cell>
          <table:table-cell table:style-name="ce65" table:formula="of:=[CCAA.E$105]-[CCAA.E$11]" office:value-type="float" office:value="308" calcext:value-type="float">
            <text:p>308</text:p>
          </table:table-cell>
          <table:table-cell table:style-name="ce65" table:formula="of:=[CCAA.F$105]-[CCAA.F$11]" office:value-type="float" office:value="222" calcext:value-type="float">
            <text:p>222</text:p>
          </table:table-cell>
          <table:table-cell table:style-name="ce65" table:formula="of:=[CCAA.G$105]-[CCAA.G$11]" office:value-type="float" office:value="157" calcext:value-type="float">
            <text:p>157</text:p>
          </table:table-cell>
          <table:table-cell table:style-name="ce65" table:formula="of:=[CCAA.H$105]-[CCAA.H$11]" office:value-type="float" office:value="209" calcext:value-type="float">
            <text:p>209</text:p>
          </table:table-cell>
          <table:table-cell table:style-name="ce65" table:formula="of:=[CCAA.I$105]-[CCAA.I$11]" office:value-type="float" office:value="2940" calcext:value-type="float">
            <text:p>2940</text:p>
          </table:table-cell>
          <table:table-cell table:style-name="ce65" table:formula="of:=[CCAA.J$105]-[CCAA.J$11]" office:value-type="float" office:value="1961" calcext:value-type="float">
            <text:p>1961</text:p>
          </table:table-cell>
          <table:table-cell table:style-name="ce65" table:formula="of:=[CCAA.K$105]-[CCAA.K$11]" office:value-type="float" office:value="6701" calcext:value-type="float">
            <text:p>6701</text:p>
          </table:table-cell>
          <table:table-cell table:style-name="ce65" table:formula="of:=[CCAA.L$105]-[CCAA.L$11]" office:value-type="float" office:value="4" calcext:value-type="float">
            <text:p>4</text:p>
          </table:table-cell>
          <table:table-cell table:style-name="ce65" table:formula="of:=[CCAA.M$105]-[CCAA.M$11]" office:value-type="float" office:value="1393" calcext:value-type="float">
            <text:p>1393</text:p>
          </table:table-cell>
          <table:table-cell table:style-name="ce65" table:formula="of:=[CCAA.N$105]-[CCAA.N$11]" office:value-type="float" office:value="506" calcext:value-type="float">
            <text:p>506</text:p>
          </table:table-cell>
          <table:table-cell table:style-name="ce65" table:formula="of:=[CCAA.O$105]-[CCAA.O$11]" office:value-type="float" office:value="613" calcext:value-type="float">
            <text:p>613</text:p>
          </table:table-cell>
          <table:table-cell table:style-name="ce65" table:formula="of:=[CCAA.P$105]-[CCAA.P$11]" office:value-type="float" office:value="8977" calcext:value-type="float">
            <text:p>8977</text:p>
          </table:table-cell>
          <table:table-cell table:style-name="ce65" table:formula="of:=[CCAA.Q$105]-[CCAA.Q$11]" office:value-type="float" office:value="2" calcext:value-type="float">
            <text:p>2</text:p>
          </table:table-cell>
          <table:table-cell table:style-name="ce65" table:formula="of:=[CCAA.R$105]-[CCAA.R$11]" office:value-type="float" office:value="149" calcext:value-type="float">
            <text:p>149</text:p>
          </table:table-cell>
          <table:table-cell table:style-name="ce65" table:formula="of:=[CCAA.S$105]-[CCAA.S$11]" office:value-type="float" office:value="509" calcext:value-type="float">
            <text:p>509</text:p>
          </table:table-cell>
          <table:table-cell table:style-name="ce65" table:formula="of:=[CCAA.T$105]-[CCAA.T$11]" office:value-type="float" office:value="1494" calcext:value-type="float">
            <text:p>1494</text:p>
          </table:table-cell>
          <table:table-cell table:style-name="ce65" table:formula="of:=[CCAA.U$105]-[CCAA.U$11]" office:value-type="float" office:value="358" calcext:value-type="float">
            <text:p>358</text:p>
          </table:table-cell>
          <table:table-cell table:style-name="ce65"/>
          <table:table-cell/>
          <table:table-cell table:formula="of:=SUM([.C379:.U379])" office:value-type="float" office:value="28752" calcext:value-type="float">
            <text:p>28752</text:p>
          </table:table-cell>
          <table:table-cell table:formula="of:=[.X379]-[.X372]" office:value-type="float" office:value="74" calcext:value-type="float">
            <text:p>74</text:p>
          </table:table-cell>
          <table:table-cell table:style-name="ce36" table:formula="of:=IF([.X379]=[.X3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77]-[.C378]" office:value-type="float" office:value="-629" calcext:value-type="float">
            <text:p>-629</text:p>
          </table:table-cell>
          <table:table-cell table:style-name="ce114" table:formula="of:=[.D377]-[.D378]" office:value-type="float" office:value="127" calcext:value-type="float">
            <text:p>127</text:p>
          </table:table-cell>
          <table:table-cell table:style-name="ce114" table:formula="of:=[.E377]-[.E378]" office:value-type="float" office:value="69" calcext:value-type="float">
            <text:p>69</text:p>
          </table:table-cell>
          <table:table-cell table:style-name="ce114" table:formula="of:=[.F377]-[.F378]" office:value-type="float" office:value="-49" calcext:value-type="float">
            <text:p>-49</text:p>
          </table:table-cell>
          <table:table-cell table:style-name="ce114" table:formula="of:=[.G377]-[.G378]" office:value-type="float" office:value="-34" calcext:value-type="float">
            <text:p>-34</text:p>
          </table:table-cell>
          <table:table-cell table:style-name="ce114" table:formula="of:=[.H377]-[.H378]" office:value-type="float" office:value="12" calcext:value-type="float">
            <text:p>12</text:p>
          </table:table-cell>
          <table:table-cell table:style-name="ce114" table:formula="of:=[.I377]-[.I378]" office:value-type="float" office:value="1555" calcext:value-type="float">
            <text:p>1555</text:p>
          </table:table-cell>
          <table:table-cell table:style-name="ce114" table:formula="of:=[.J377]-[.J378]" office:value-type="float" office:value="1732" calcext:value-type="float">
            <text:p>1732</text:p>
          </table:table-cell>
          <table:table-cell table:style-name="ce114" table:formula="of:=[.K377]-[.K378]" office:value-type="float" office:value="-1462" calcext:value-type="float">
            <text:p>-1462</text:p>
          </table:table-cell>
          <table:table-cell table:style-name="ce114" table:formula="of:=[.L377]-[.L378]" office:value-type="float" office:value="11" calcext:value-type="float">
            <text:p>11</text:p>
          </table:table-cell>
          <table:table-cell table:style-name="ce114" table:formula="of:=[.M377]-[.M378]" office:value-type="float" office:value="96" calcext:value-type="float">
            <text:p>96</text:p>
          </table:table-cell>
          <table:table-cell table:style-name="ce114" table:formula="of:=[.N377]-[.N378]" office:value-type="float" office:value="186" calcext:value-type="float">
            <text:p>186</text:p>
          </table:table-cell>
          <table:table-cell table:style-name="ce114" table:formula="of:=[.O377]-[.O378]" office:value-type="float" office:value="128" calcext:value-type="float">
            <text:p>128</text:p>
          </table:table-cell>
          <table:table-cell table:style-name="ce114" table:formula="of:=[.P377]-[.P378]" office:value-type="float" office:value="3090" calcext:value-type="float">
            <text:p>3090</text:p>
          </table:table-cell>
          <table:table-cell table:style-name="ce114" table:formula="of:=[.Q377]-[.Q378]" office:value-type="float" office:value="0" calcext:value-type="float">
            <text:p>0</text:p>
          </table:table-cell>
          <table:table-cell table:style-name="ce114" table:formula="of:=[.R377]-[.R378]" office:value-type="float" office:value="65" calcext:value-type="float">
            <text:p>65</text:p>
          </table:table-cell>
          <table:table-cell table:style-name="ce114" table:formula="of:=[.S377]-[.S378]" office:value-type="float" office:value="262" calcext:value-type="float">
            <text:p>262</text:p>
          </table:table-cell>
          <table:table-cell table:style-name="ce114" table:formula="of:=[.T377]-[.T378]" office:value-type="float" office:value="312" calcext:value-type="float">
            <text:p>312</text:p>
          </table:table-cell>
          <table:table-cell table:style-name="ce114" table:formula="of:=[.U377]-[.U378]" office:value-type="float" office:value="-74" calcext:value-type="float">
            <text:p>-74</text:p>
          </table:table-cell>
          <table:table-cell table:style-name="ce114"/>
          <table:table-cell/>
          <table:table-cell table:formula="of:=SUM([.C380:.U380])" office:value-type="float" office:value="5397" calcext:value-type="float">
            <text:p>5397</text:p>
          </table:table-cell>
          <table:table-cell table:style-name="ce116" table:formula="of:=[.X380]-[.X373]" office:value-type="float" office:value="-784" calcext:value-type="float">
            <text:p>-784</text:p>
          </table:table-cell>
          <table:table-cell table:number-columns-repeated="39"/>
        </table:table-row>
        <table:table-row table:style-name="ro1" table:number-rows-repeated="10481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1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11" office:value-type="string" calcext:value-type="string">
            <text:p>Coronavirus COVID-19</text:p>
          </table:table-cell>
          <table:table-cell table:number-columns-repeated="2"/>
          <table:table-cell table:style-name="ce42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1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17"/>
          <table:table-cell table:style-name="ce130" office:value-type="string" calcext:value-type="string">
            <text:p>Andalucía</text:p>
          </table:table-cell>
          <table:table-cell table:style-name="ce130" office:value-type="string" calcext:value-type="string">
            <text:p>Aragón</text:p>
          </table:table-cell>
          <table:table-cell table:style-name="ce130" office:value-type="string" calcext:value-type="string">
            <text:p>Asturias </text:p>
          </table:table-cell>
          <table:table-cell table:style-name="ce130" office:value-type="string" calcext:value-type="string">
            <text:p>Baleares</text:p>
          </table:table-cell>
          <table:table-cell table:style-name="ce130" office:value-type="string" calcext:value-type="string">
            <text:p>Canarias</text:p>
          </table:table-cell>
          <table:table-cell table:style-name="ce130" office:value-type="string" calcext:value-type="string">
            <text:p>Cantabria</text:p>
          </table:table-cell>
          <table:table-cell table:style-name="ce130" office:value-type="string" calcext:value-type="string">
            <text:p>Castilla–La Mancha</text:p>
          </table:table-cell>
          <table:table-cell table:style-name="ce130" office:value-type="string" calcext:value-type="string">
            <text:p>Castilla y León</text:p>
          </table:table-cell>
          <table:table-cell table:style-name="ce130" office:value-type="string" calcext:value-type="string">
            <text:p>Cataluña</text:p>
          </table:table-cell>
          <table:table-cell table:style-name="ce130" office:value-type="string" calcext:value-type="string">
            <text:p>Ceuta</text:p>
          </table:table-cell>
          <table:table-cell table:style-name="ce130" office:value-type="string" calcext:value-type="string">
            <text:p>Comunidad Valenciana</text:p>
          </table:table-cell>
          <table:table-cell table:style-name="ce130" office:value-type="string" calcext:value-type="string">
            <text:p>Extremadura</text:p>
          </table:table-cell>
          <table:table-cell table:style-name="ce130" office:value-type="string" calcext:value-type="string">
            <text:p>Galicia</text:p>
          </table:table-cell>
          <table:table-cell table:style-name="ce130" office:value-type="string" calcext:value-type="string">
            <text:p>Madrid</text:p>
          </table:table-cell>
          <table:table-cell table:style-name="ce130" office:value-type="string" calcext:value-type="string">
            <text:p>Melilla</text:p>
          </table:table-cell>
          <table:table-cell table:style-name="ce130" office:value-type="string" calcext:value-type="string">
            <text:p>Murcia</text:p>
          </table:table-cell>
          <table:table-cell table:style-name="ce130" office:value-type="string" calcext:value-type="string">
            <text:p>Navarra</text:p>
          </table:table-cell>
          <table:table-cell table:style-name="ce130" office:value-type="string" calcext:value-type="string">
            <text:p>País Vasco</text:p>
          </table:table-cell>
          <table:table-cell table:style-name="ce130" office:value-type="string" calcext:value-type="string">
            <text:p>La Rioja</text:p>
          </table:table-cell>
          <table:table-cell table:style-name="ce130" office:value-type="string" calcext:value-type="string">
            <text:p>España</text:p>
          </table:table-cell>
          <table:table-cell/>
          <table:table-cell table:style-name="ce46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19" office:value-type="string" calcext:value-type="string">
            <text:p>Total</text:p>
          </table:table-cell>
          <table:table-cell table:style-name="ce131" office:value-type="float" office:value="8384408" calcext:value-type="float">
            <text:p>8.384.408</text:p>
          </table:table-cell>
          <table:table-cell table:style-name="ce131" office:value-type="float" office:value="1308728" calcext:value-type="float">
            <text:p>1.308.728</text:p>
          </table:table-cell>
          <table:table-cell table:style-name="ce131" office:value-type="float" office:value="1028244" calcext:value-type="float">
            <text:p>1.028.244</text:p>
          </table:table-cell>
          <table:table-cell table:style-name="ce131" office:value-type="float" office:value="1128908" calcext:value-type="float">
            <text:p>1.128.908</text:p>
          </table:table-cell>
          <table:table-cell table:style-name="ce131" office:value-type="float" office:value="2127685" calcext:value-type="float">
            <text:p>2.127.685</text:p>
          </table:table-cell>
          <table:table-cell table:style-name="ce131" office:value-type="float" office:value="580229" calcext:value-type="float">
            <text:p>580.229</text:p>
          </table:table-cell>
          <table:table-cell table:style-name="ce131" office:value-type="float" office:value="2409164" calcext:value-type="float">
            <text:p>2.409.164</text:p>
          </table:table-cell>
          <table:table-cell table:style-name="ce131" office:value-type="float" office:value="2026807" calcext:value-type="float">
            <text:p>2.026.807</text:p>
          </table:table-cell>
          <table:table-cell table:style-name="ce64" office:value-type="float" office:value="7600065" calcext:value-type="float">
            <text:p>7600065</text:p>
          </table:table-cell>
          <table:table-cell table:style-name="ce131" office:value-type="float" office:value="85144" calcext:value-type="float">
            <text:p>85.144</text:p>
          </table:table-cell>
          <table:table-cell table:style-name="ce131" office:value-type="float" office:value="4963703" calcext:value-type="float">
            <text:p>4.963.703</text:p>
          </table:table-cell>
          <table:table-cell table:style-name="ce131" office:value-type="float" office:value="1072863" calcext:value-type="float">
            <text:p>1.072.863</text:p>
          </table:table-cell>
          <table:table-cell table:style-name="ce131" office:value-type="float" office:value="2701743" calcext:value-type="float">
            <text:p>2.701.743</text:p>
          </table:table-cell>
          <table:table-cell table:style-name="ce131" office:value-type="float" office:value="6578079" calcext:value-type="float">
            <text:p>6.578.079</text:p>
          </table:table-cell>
          <table:table-cell table:style-name="ce131" office:value-type="float" office:value="86384" calcext:value-type="float">
            <text:p>86.384</text:p>
          </table:table-cell>
          <table:table-cell table:style-name="ce131" office:value-type="float" office:value="1478509" calcext:value-type="float">
            <text:p>1.478.509</text:p>
          </table:table-cell>
          <table:table-cell table:style-name="ce131" office:value-type="float" office:value="647554" calcext:value-type="float">
            <text:p>647.554</text:p>
          </table:table-cell>
          <table:table-cell table:style-name="ce131" office:value-type="float" office:value="2199088" calcext:value-type="float">
            <text:p>2.199.088</text:p>
          </table:table-cell>
          <table:table-cell table:style-name="ce131" office:value-type="float" office:value="315675" calcext:value-type="float">
            <text:p>315.675</text:p>
          </table:table-cell>
          <table:table-cell table:style-name="ce131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20" office:value-type="string" calcext:value-type="string">
            <text:p>Mayores &gt; 65</text:p>
          </table:table-cell>
          <table:table-cell table:style-name="ce132" office:value-type="float" office:value="1410945" calcext:value-type="float">
            <text:p>1.410.945</text:p>
          </table:table-cell>
          <table:table-cell table:style-name="ce132" office:value-type="float" office:value="282920" calcext:value-type="float">
            <text:p>282.920</text:p>
          </table:table-cell>
          <table:table-cell table:style-name="ce132" office:value-type="float" office:value="259614" calcext:value-type="float">
            <text:p>259.614</text:p>
          </table:table-cell>
          <table:table-cell table:style-name="ce132" office:value-type="float" office:value="174839" calcext:value-type="float">
            <text:p>174.839</text:p>
          </table:table-cell>
          <table:table-cell table:style-name="ce132" office:value-type="float" office:value="331530" calcext:value-type="float">
            <text:p>331.530</text:p>
          </table:table-cell>
          <table:table-cell table:style-name="ce132" office:value-type="float" office:value="124586" calcext:value-type="float">
            <text:p>124.586</text:p>
          </table:table-cell>
          <table:table-cell table:style-name="ce132" office:value-type="float" office:value="382588" calcext:value-type="float">
            <text:p>382.588</text:p>
          </table:table-cell>
          <table:table-cell table:style-name="ce132" office:value-type="float" office:value="603839" calcext:value-type="float">
            <text:p>603.839</text:p>
          </table:table-cell>
          <table:table-cell table:style-name="ce132" office:value-type="float" office:value="1421421" calcext:value-type="float">
            <text:p>1.421.421</text:p>
          </table:table-cell>
          <table:table-cell table:style-name="ce65" office:value-type="float" office:value="9743" calcext:value-type="float">
            <text:p>9743</text:p>
          </table:table-cell>
          <table:table-cell table:style-name="ce132" office:value-type="float" office:value="946638" calcext:value-type="float">
            <text:p>946.638</text:p>
          </table:table-cell>
          <table:table-cell table:style-name="ce132" office:value-type="float" office:value="219198" calcext:value-type="float">
            <text:p>219.198</text:p>
          </table:table-cell>
          <table:table-cell table:style-name="ce132" office:value-type="float" office:value="672930" calcext:value-type="float">
            <text:p>672.930</text:p>
          </table:table-cell>
          <table:table-cell table:style-name="ce132" office:value-type="float" office:value="1154255" calcext:value-type="float">
            <text:p>1.154.255</text:p>
          </table:table-cell>
          <table:table-cell table:style-name="ce132" office:value-type="float" office:value="8673" calcext:value-type="float">
            <text:p>8.673</text:p>
          </table:table-cell>
          <table:table-cell table:style-name="ce132" office:value-type="float" office:value="228510" calcext:value-type="float">
            <text:p>228.510</text:p>
          </table:table-cell>
          <table:table-cell table:style-name="ce132" office:value-type="float" office:value="126436" calcext:value-type="float">
            <text:p>126.436</text:p>
          </table:table-cell>
          <table:table-cell table:style-name="ce132" office:value-type="float" office:value="484101" calcext:value-type="float">
            <text:p>484.101</text:p>
          </table:table-cell>
          <table:table-cell table:style-name="ce132" office:value-type="float" office:value="65385" calcext:value-type="float">
            <text:p>65.385</text:p>
          </table:table-cell>
          <table:table-cell table:style-name="ce132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33" table:formula="of:=[.C6]/[.C5]*100" office:value-type="float" office:value="16.8282006314578" calcext:value-type="float">
            <text:p>16.8</text:p>
          </table:table-cell>
          <table:table-cell table:style-name="ce133" table:formula="of:=[.D6]/[.D5]*100" office:value-type="float" office:value="21.6179374170951" calcext:value-type="float">
            <text:p>21.6</text:p>
          </table:table-cell>
          <table:table-cell table:style-name="ce133" table:formula="of:=[.E6]/[.E5]*100" office:value-type="float" office:value="25.2482873714799" calcext:value-type="float">
            <text:p>25.2</text:p>
          </table:table-cell>
          <table:table-cell table:style-name="ce133" table:formula="of:=[.F6]/[.F5]*100" office:value-type="float" office:value="15.4874445038923" calcext:value-type="float">
            <text:p>15.5</text:p>
          </table:table-cell>
          <table:table-cell table:style-name="ce133" table:formula="of:=[.G6]/[.G5]*100" office:value-type="float" office:value="15.5817237984006" calcext:value-type="float">
            <text:p>15.6</text:p>
          </table:table-cell>
          <table:table-cell table:style-name="ce133" table:formula="of:=[.H6]/[.H5]*100" office:value-type="float" office:value="21.4718671421111" calcext:value-type="float">
            <text:p>21.5</text:p>
          </table:table-cell>
          <table:table-cell table:style-name="ce133" table:formula="of:=[.I6]/[.I5]*100" office:value-type="float" office:value="15.880529511482" calcext:value-type="float">
            <text:p>15.9</text:p>
          </table:table-cell>
          <table:table-cell table:style-name="ce133" table:formula="of:=[.J6]/[.J5]*100" office:value-type="float" office:value="29.7926245567536" calcext:value-type="float">
            <text:p>29.8</text:p>
          </table:table-cell>
          <table:table-cell table:style-name="ce133" table:formula="of:=[.K6]/[.K5]*100" office:value-type="float" office:value="18.7027479370242" calcext:value-type="float">
            <text:p>18.7</text:p>
          </table:table-cell>
          <table:table-cell table:style-name="ce133" table:formula="of:=[.L6]/[.L5]*100" office:value-type="float" office:value="11.4429672084938" calcext:value-type="float">
            <text:p>11.4</text:p>
          </table:table-cell>
          <table:table-cell table:style-name="ce133" table:formula="of:=[.M6]/[.M5]*100" office:value-type="float" office:value="19.071205509274" calcext:value-type="float">
            <text:p>19.1</text:p>
          </table:table-cell>
          <table:table-cell table:style-name="ce133" table:formula="of:=[.N6]/[.N5]*100" office:value-type="float" office:value="20.4311268074302" calcext:value-type="float">
            <text:p>20.4</text:p>
          </table:table-cell>
          <table:table-cell table:style-name="ce133" table:formula="of:=[.O6]/[.O5]*100" office:value-type="float" office:value="24.9072543169354" calcext:value-type="float">
            <text:p>24.9</text:p>
          </table:table-cell>
          <table:table-cell table:style-name="ce133" table:formula="of:=[.P6]/[.P5]*100" office:value-type="float" office:value="17.5469920625763" calcext:value-type="float">
            <text:p>17.5</text:p>
          </table:table-cell>
          <table:table-cell table:style-name="ce133" table:formula="of:=[.Q6]/[.Q5]*100" office:value-type="float" office:value="10.0400537136507" calcext:value-type="float">
            <text:p>10.0</text:p>
          </table:table-cell>
          <table:table-cell table:style-name="ce133" table:formula="of:=[.R6]/[.R5]*100" office:value-type="float" office:value="15.455435171514" calcext:value-type="float">
            <text:p>15.5</text:p>
          </table:table-cell>
          <table:table-cell table:style-name="ce133" table:formula="of:=[.S6]/[.S5]*100" office:value-type="float" office:value="19.5251670130985" calcext:value-type="float">
            <text:p>19.5</text:p>
          </table:table-cell>
          <table:table-cell table:style-name="ce133" table:formula="of:=[.T6]/[.T5]*100" office:value-type="float" office:value="22.0137165952431" calcext:value-type="float">
            <text:p>22.0</text:p>
          </table:table-cell>
          <table:table-cell table:style-name="ce133" table:formula="of:=[.U6]/[.U5]*100" office:value-type="float" office:value="20.7127583749109" calcext:value-type="float">
            <text:p>20.7</text:p>
          </table:table-cell>
          <table:table-cell table:style-name="ce133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13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59" table:formula="of:=[MoMo.C10]" office:value-type="string" office:string-value="Andalucía" calcext:value-type="string">
            <text:p>Andalucía</text:p>
          </table:table-cell>
          <table:table-cell table:style-name="ce59" table:formula="of:=[MoMo.D10]" office:value-type="string" office:string-value="Aragón" calcext:value-type="string">
            <text:p>Aragón</text:p>
          </table:table-cell>
          <table:table-cell table:style-name="ce59" table:formula="of:=[MoMo.E10]" office:value-type="string" office:string-value="Asturias " calcext:value-type="string">
            <text:p>Asturias </text:p>
          </table:table-cell>
          <table:table-cell table:style-name="ce59" table:formula="of:=[MoMo.F10]" office:value-type="string" office:string-value="Baleares" calcext:value-type="string">
            <text:p>Baleares</text:p>
          </table:table-cell>
          <table:table-cell table:style-name="ce59" table:formula="of:=[MoMo.G10]" office:value-type="string" office:string-value="Canarias" calcext:value-type="string">
            <text:p>Canarias</text:p>
          </table:table-cell>
          <table:table-cell table:style-name="ce59" table:formula="of:=[MoMo.H10]" office:value-type="string" office:string-value="Cantabria" calcext:value-type="string">
            <text:p>Cantabria</text:p>
          </table:table-cell>
          <table:table-cell table:style-name="ce59" table:formula="of:=[MoMo.I10]" office:value-type="string" office:string-value="C–La Mancha" calcext:value-type="string">
            <text:p>C–La Mancha</text:p>
          </table:table-cell>
          <table:table-cell table:style-name="ce59" table:formula="of:=[MoMo.J10]" office:value-type="string" office:string-value="Castilla y León" calcext:value-type="string">
            <text:p>Castilla y León</text:p>
          </table:table-cell>
          <table:table-cell table:style-name="ce59" table:formula="of:=[MoMo.K10]" office:value-type="string" office:string-value="Cataluña" calcext:value-type="string">
            <text:p>Cataluña</text:p>
          </table:table-cell>
          <table:table-cell table:style-name="ce59" table:formula="of:=[MoMo.L10]" office:value-type="string" office:string-value="Ceuta" calcext:value-type="string">
            <text:p>Ceuta</text:p>
          </table:table-cell>
          <table:table-cell table:style-name="ce59" table:formula="of:=[MoMo.M10]" office:value-type="string" office:string-value="C. Valenciana" calcext:value-type="string">
            <text:p>C. Valenciana</text:p>
          </table:table-cell>
          <table:table-cell table:style-name="ce59" table:formula="of:=[MoMo.N10]" office:value-type="string" office:string-value="Extremadura" calcext:value-type="string">
            <text:p>Extremadura</text:p>
          </table:table-cell>
          <table:table-cell table:style-name="ce59" table:formula="of:=[MoMo.O10]" office:value-type="string" office:string-value="Galicia" calcext:value-type="string">
            <text:p>Galicia</text:p>
          </table:table-cell>
          <table:table-cell table:style-name="ce59" table:formula="of:=[MoMo.P10]" office:value-type="string" office:string-value="Madrid" calcext:value-type="string">
            <text:p>Madrid</text:p>
          </table:table-cell>
          <table:table-cell table:style-name="ce59" table:formula="of:=[MoMo.Q10]" office:value-type="string" office:string-value="Melilla" calcext:value-type="string">
            <text:p>Melilla</text:p>
          </table:table-cell>
          <table:table-cell table:style-name="ce59" table:formula="of:=[MoMo.R10]" office:value-type="string" office:string-value="Murcia" calcext:value-type="string">
            <text:p>Murcia</text:p>
          </table:table-cell>
          <table:table-cell table:style-name="ce59" table:formula="of:=[MoMo.S10]" office:value-type="string" office:string-value="Navarra" calcext:value-type="string">
            <text:p>Navarra</text:p>
          </table:table-cell>
          <table:table-cell table:style-name="ce59" table:formula="of:=[MoMo.T10]" office:value-type="string" office:string-value="País Vasco" calcext:value-type="string">
            <text:p>País Vasco</text:p>
          </table:table-cell>
          <table:table-cell table:style-name="ce59" table:formula="of:=[MoMo.U10]" office:value-type="string" office:string-value="La Rioja" calcext:value-type="string">
            <text:p>La Rioja</text:p>
          </table:table-cell>
          <table:table-cell table:style-name="ce59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121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12]" office:value-type="string" office:string-value="Fin" calcext:value-type="string">
            <text:p>Fin</text:p>
          </table:table-cell>
          <table:table-cell table:style-name="ce59" table:formula="of:=[MoMo.C12]" office:value-type="date" office:date-value="1899-12-30" calcext:value-type="date">
            <text:p>30/12</text:p>
          </table:table-cell>
          <table:table-cell table:style-name="ce59" table:formula="of:=[MoMo.D12]" office:value-type="date" office:date-value="1899-12-30" calcext:value-type="date">
            <text:p>30/12</text:p>
          </table:table-cell>
          <table:table-cell table:style-name="ce59" table:formula="of:=[MoMo.E12]" office:value-type="date" office:date-value="1899-12-30" calcext:value-type="date">
            <text:p>30/12</text:p>
          </table:table-cell>
          <table:table-cell table:style-name="ce59" table:formula="of:=[MoMo.F12]" office:value-type="date" office:date-value="1899-12-30" calcext:value-type="date">
            <text:p>30/12</text:p>
          </table:table-cell>
          <table:table-cell table:style-name="ce59" table:formula="of:=[MoMo.G12]" office:value-type="date" office:date-value="1899-12-30" calcext:value-type="date">
            <text:p>30/12</text:p>
          </table:table-cell>
          <table:table-cell table:style-name="ce59" table:formula="of:=[MoMo.H12]" office:value-type="date" office:date-value="1899-12-30" calcext:value-type="date">
            <text:p>30/12</text:p>
          </table:table-cell>
          <table:table-cell table:style-name="ce59" table:formula="of:=[MoMo.I12]" office:value-type="date" office:date-value="1899-12-30" calcext:value-type="date">
            <text:p>30/12</text:p>
          </table:table-cell>
          <table:table-cell table:style-name="ce59" table:formula="of:=[MoMo.J12]" office:value-type="date" office:date-value="1899-12-30" calcext:value-type="date">
            <text:p>30/12</text:p>
          </table:table-cell>
          <table:table-cell table:style-name="ce59" table:formula="of:=[MoMo.K12]" office:value-type="date" office:date-value="1899-12-30" calcext:value-type="date">
            <text:p>30/12</text:p>
          </table:table-cell>
          <table:table-cell table:style-name="ce59" table:formula="of:=[MoMo.L12]" office:value-type="date" office:date-value="1899-12-30" calcext:value-type="date">
            <text:p>30/12</text:p>
          </table:table-cell>
          <table:table-cell table:style-name="ce59" table:formula="of:=[MoMo.M12]" office:value-type="date" office:date-value="1899-12-30" calcext:value-type="date">
            <text:p>30/12</text:p>
          </table:table-cell>
          <table:table-cell table:style-name="ce59" table:formula="of:=[MoMo.N12]" office:value-type="date" office:date-value="1899-12-30" calcext:value-type="date">
            <text:p>30/12</text:p>
          </table:table-cell>
          <table:table-cell table:style-name="ce59" table:formula="of:=[MoMo.O12]" office:value-type="date" office:date-value="1899-12-30" calcext:value-type="date">
            <text:p>30/12</text:p>
          </table:table-cell>
          <table:table-cell table:style-name="ce59" table:formula="of:=[MoMo.P12]" office:value-type="date" office:date-value="2020-03-14" calcext:value-type="date">
            <text:p>14/03</text:p>
          </table:table-cell>
          <table:table-cell table:style-name="ce59"/>
          <table:table-cell table:style-name="ce59" table:formula="of:=[MoMo.R12]" office:value-type="date" office:date-value="1899-12-30" calcext:value-type="date">
            <text:p>30/12</text:p>
          </table:table-cell>
          <table:table-cell table:style-name="ce59" table:formula="of:=[MoMo.S12]" office:value-type="date" office:date-value="1899-12-30" calcext:value-type="date">
            <text:p>30/12</text:p>
          </table:table-cell>
          <table:table-cell table:style-name="ce59" table:formula="of:=[MoMo.T12]" office:value-type="date" office:date-value="1899-12-30" calcext:value-type="date">
            <text:p>30/12</text:p>
          </table:table-cell>
          <table:table-cell table:style-name="ce59" table:formula="of:=[MoMo.U12]" office:value-type="date" office:date-value="1899-12-30" calcext:value-type="date">
            <text:p>30/12</text:p>
          </table:table-cell>
          <table:table-cell table:style-name="ce59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13]" office:value-type="string" office:string-value="MoMo (parcial)" calcext:value-type="string">
            <text:p>MoMo (parcial)</text:p>
          </table:table-cell>
          <table:table-cell table:style-name="ce134" table:formula="of:=[MoMo.C13]/[.C$5]*1000000" office:value-type="float" office:value="0" calcext:value-type="float">
            <text:p>0</text:p>
          </table:table-cell>
          <table:table-cell table:style-name="ce134" table:formula="of:=[MoMo.D13]/[.D$5]*1000000" office:value-type="float" office:value="0" calcext:value-type="float">
            <text:p>0</text:p>
          </table:table-cell>
          <table:table-cell table:style-name="ce134" table:formula="of:=[MoMo.E13]/[.E$5]*1000000" office:value-type="float" office:value="0" calcext:value-type="float">
            <text:p>0</text:p>
          </table:table-cell>
          <table:table-cell table:style-name="ce134" table:formula="of:=[MoMo.F13]/[.F$5]*1000000" office:value-type="float" office:value="0" calcext:value-type="float">
            <text:p>0</text:p>
          </table:table-cell>
          <table:table-cell table:style-name="ce134" table:formula="of:=[MoMo.G13]/[.G$5]*1000000" office:value-type="float" office:value="0" calcext:value-type="float">
            <text:p>0</text:p>
          </table:table-cell>
          <table:table-cell table:style-name="ce134" table:formula="of:=[MoMo.H13]/[.H$5]*1000000" office:value-type="float" office:value="0" calcext:value-type="float">
            <text:p>0</text:p>
          </table:table-cell>
          <table:table-cell table:style-name="ce134" table:formula="of:=[MoMo.I13]/[.I$5]*1000000" office:value-type="float" office:value="0" calcext:value-type="float">
            <text:p>0</text:p>
          </table:table-cell>
          <table:table-cell table:style-name="ce134" table:formula="of:=[MoMo.J13]/[.J$5]*1000000" office:value-type="float" office:value="0" calcext:value-type="float">
            <text:p>0</text:p>
          </table:table-cell>
          <table:table-cell table:style-name="ce134" table:formula="of:=[MoMo.K13]/[.K$5]*1000000" office:value-type="float" office:value="0" calcext:value-type="float">
            <text:p>0</text:p>
          </table:table-cell>
          <table:table-cell table:style-name="ce134" table:formula="of:=[MoMo.L13]/[.L$5]*1000000" office:value-type="float" office:value="0" calcext:value-type="float">
            <text:p>0</text:p>
          </table:table-cell>
          <table:table-cell table:style-name="ce134" table:formula="of:=[MoMo.M13]/[.M$5]*1000000" office:value-type="float" office:value="0" calcext:value-type="float">
            <text:p>0</text:p>
          </table:table-cell>
          <table:table-cell table:style-name="ce134" table:formula="of:=[MoMo.N13]/[.N$5]*1000000" office:value-type="float" office:value="0" calcext:value-type="float">
            <text:p>0</text:p>
          </table:table-cell>
          <table:table-cell table:style-name="ce134" table:formula="of:=[MoMo.O13]/[.O$5]*1000000" office:value-type="float" office:value="0" calcext:value-type="float">
            <text:p>0</text:p>
          </table:table-cell>
          <table:table-cell table:style-name="ce134" table:formula="of:=[MoMo.P13]/[.P$5]*1000000" office:value-type="float" office:value="49.5585413309874" calcext:value-type="float">
            <text:p>50</text:p>
          </table:table-cell>
          <table:table-cell table:style-name="ce134"/>
          <table:table-cell table:style-name="ce134" table:formula="of:=[MoMo.R13]/[.R$5]*1000000" office:value-type="float" office:value="0" calcext:value-type="float">
            <text:p>0</text:p>
          </table:table-cell>
          <table:table-cell table:style-name="ce134" table:formula="of:=[MoMo.S13]/[.S$5]*1000000" office:value-type="float" office:value="0" calcext:value-type="float">
            <text:p>0</text:p>
          </table:table-cell>
          <table:table-cell table:style-name="ce134" table:formula="of:=[MoMo.T13]/[.T$5]*1000000" office:value-type="float" office:value="0" calcext:value-type="float">
            <text:p>0</text:p>
          </table:table-cell>
          <table:table-cell table:style-name="ce134" table:formula="of:=[MoMo.U13]/[.U$5]*1000000" office:value-type="float" office:value="0" calcext:value-type="float">
            <text:p>0</text:p>
          </table:table-cell>
          <table:table-cell table:style-name="ce134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14]" office:value-type="string" office:string-value="Covid-19 (parcial)" calcext:value-type="string">
            <text:p>Covid-19 (parcial)</text:p>
          </table:table-cell>
          <table:table-cell table:style-name="ce135" table:formula="of:=[MoMo.C14]/[.C$5]*1000000" office:value-type="float" office:value="0" calcext:value-type="float">
            <text:p>0</text:p>
          </table:table-cell>
          <table:table-cell table:style-name="ce135" table:formula="of:=[MoMo.D14]/[.D$5]*1000000" office:value-type="float" office:value="0" calcext:value-type="float">
            <text:p>0</text:p>
          </table:table-cell>
          <table:table-cell table:style-name="ce135" table:formula="of:=[MoMo.E14]/[.E$5]*1000000" office:value-type="float" office:value="0" calcext:value-type="float">
            <text:p>0</text:p>
          </table:table-cell>
          <table:table-cell table:style-name="ce135" table:formula="of:=[MoMo.F14]/[.F$5]*1000000" office:value-type="float" office:value="0" calcext:value-type="float">
            <text:p>0</text:p>
          </table:table-cell>
          <table:table-cell table:style-name="ce135" table:formula="of:=[MoMo.G14]/[.G$5]*1000000" office:value-type="float" office:value="0" calcext:value-type="float">
            <text:p>0</text:p>
          </table:table-cell>
          <table:table-cell table:style-name="ce135" table:formula="of:=[MoMo.H14]/[.H$5]*1000000" office:value-type="float" office:value="0" calcext:value-type="float">
            <text:p>0</text:p>
          </table:table-cell>
          <table:table-cell table:style-name="ce135" table:formula="of:=[MoMo.I14]/[.I$5]*1000000" office:value-type="float" office:value="0" calcext:value-type="float">
            <text:p>0</text:p>
          </table:table-cell>
          <table:table-cell table:style-name="ce135" table:formula="of:=[MoMo.J14]/[.J$5]*1000000" office:value-type="float" office:value="0" calcext:value-type="float">
            <text:p>0</text:p>
          </table:table-cell>
          <table:table-cell table:style-name="ce135" table:formula="of:=[MoMo.K14]/[.K$5]*1000000" office:value-type="float" office:value="0" calcext:value-type="float">
            <text:p>0</text:p>
          </table:table-cell>
          <table:table-cell table:style-name="ce135" table:formula="of:=[MoMo.L14]/[.L$5]*1000000" office:value-type="float" office:value="0" calcext:value-type="float">
            <text:p>0</text:p>
          </table:table-cell>
          <table:table-cell table:style-name="ce135" table:formula="of:=[MoMo.M14]/[.M$5]*1000000" office:value-type="float" office:value="0" calcext:value-type="float">
            <text:p>0</text:p>
          </table:table-cell>
          <table:table-cell table:style-name="ce135" table:formula="of:=[MoMo.N14]/[.N$5]*1000000" office:value-type="float" office:value="0" calcext:value-type="float">
            <text:p>0</text:p>
          </table:table-cell>
          <table:table-cell table:style-name="ce135" table:formula="of:=[MoMo.O14]/[.O$5]*1000000" office:value-type="float" office:value="0" calcext:value-type="float">
            <text:p>0</text:p>
          </table:table-cell>
          <table:table-cell table:style-name="ce135" table:formula="of:=[MoMo.P14]/[.P$5]*1000000" office:value-type="float" office:value="9.88130425311098" calcext:value-type="float">
            <text:p>10</text:p>
          </table:table-cell>
          <table:table-cell table:style-name="ce135"/>
          <table:table-cell table:style-name="ce135" table:formula="of:=[MoMo.R14]/[.R$5]*1000000" office:value-type="float" office:value="0" calcext:value-type="float">
            <text:p>0</text:p>
          </table:table-cell>
          <table:table-cell table:style-name="ce135" table:formula="of:=[MoMo.S14]/[.S$5]*1000000" office:value-type="float" office:value="0" calcext:value-type="float">
            <text:p>0</text:p>
          </table:table-cell>
          <table:table-cell table:style-name="ce135" table:formula="of:=[MoMo.T14]/[.T$5]*1000000" office:value-type="float" office:value="0" calcext:value-type="float">
            <text:p>0</text:p>
          </table:table-cell>
          <table:table-cell table:style-name="ce135" table:formula="of:=[MoMo.U14]/[.U$5]*1000000" office:value-type="float" office:value="0" calcext:value-type="float">
            <text:p>0</text:p>
          </table:table-cell>
          <table:table-cell table:style-name="ce135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15]" office:value-type="string" office:string-value="Covid-19 (total)" calcext:value-type="string">
            <text:p>Covid-19 (total)</text:p>
          </table:table-cell>
          <table:table-cell table:style-name="ce136" table:formula="of:=[MoMo.C15]/[.C$5]*1000000" office:value-type="float" office:value="0" calcext:value-type="float">
            <text:p>0</text:p>
          </table:table-cell>
          <table:table-cell table:style-name="ce136" table:formula="of:=[MoMo.D15]/[.D$5]*1000000" office:value-type="float" office:value="0" calcext:value-type="float">
            <text:p>0</text:p>
          </table:table-cell>
          <table:table-cell table:style-name="ce136" table:formula="of:=[MoMo.E15]/[.E$5]*1000000" office:value-type="float" office:value="0" calcext:value-type="float">
            <text:p>0</text:p>
          </table:table-cell>
          <table:table-cell table:style-name="ce136" table:formula="of:=[MoMo.F15]/[.F$5]*1000000" office:value-type="float" office:value="0" calcext:value-type="float">
            <text:p>0</text:p>
          </table:table-cell>
          <table:table-cell table:style-name="ce136" table:formula="of:=[MoMo.G15]/[.G$5]*1000000" office:value-type="float" office:value="0" calcext:value-type="float">
            <text:p>0</text:p>
          </table:table-cell>
          <table:table-cell table:style-name="ce136" table:formula="of:=[MoMo.H15]/[.H$5]*1000000" office:value-type="float" office:value="0" calcext:value-type="float">
            <text:p>0</text:p>
          </table:table-cell>
          <table:table-cell table:style-name="ce136" table:formula="of:=[MoMo.I15]/[.I$5]*1000000" office:value-type="float" office:value="0" calcext:value-type="float">
            <text:p>0</text:p>
          </table:table-cell>
          <table:table-cell table:style-name="ce136" table:formula="of:=[MoMo.J15]/[.J$5]*1000000" office:value-type="float" office:value="0" calcext:value-type="float">
            <text:p>0</text:p>
          </table:table-cell>
          <table:table-cell table:style-name="ce136" table:formula="of:=[MoMo.K15]/[.K$5]*1000000" office:value-type="float" office:value="0" calcext:value-type="float">
            <text:p>0</text:p>
          </table:table-cell>
          <table:table-cell table:style-name="ce136" table:formula="of:=[MoMo.L15]/[.L$5]*1000000" office:value-type="float" office:value="0" calcext:value-type="float">
            <text:p>0</text:p>
          </table:table-cell>
          <table:table-cell table:style-name="ce136" table:formula="of:=[MoMo.M15]/[.M$5]*1000000" office:value-type="float" office:value="0" calcext:value-type="float">
            <text:p>0</text:p>
          </table:table-cell>
          <table:table-cell table:style-name="ce136" table:formula="of:=[MoMo.N15]/[.N$5]*1000000" office:value-type="float" office:value="0" calcext:value-type="float">
            <text:p>0</text:p>
          </table:table-cell>
          <table:table-cell table:style-name="ce136" table:formula="of:=[MoMo.O15]/[.O$5]*1000000" office:value-type="float" office:value="0" calcext:value-type="float">
            <text:p>0</text:p>
          </table:table-cell>
          <table:table-cell table:style-name="ce136" table:formula="of:=[MoMo.P15]/[.P$5]*1000000" office:value-type="float" office:value="75.7059925853733" calcext:value-type="float">
            <text:p>76</text:p>
          </table:table-cell>
          <table:table-cell table:style-name="ce136"/>
          <table:table-cell table:style-name="ce136" table:formula="of:=[MoMo.R15]/[.R$5]*1000000" office:value-type="float" office:value="0" calcext:value-type="float">
            <text:p>0</text:p>
          </table:table-cell>
          <table:table-cell table:style-name="ce136" table:formula="of:=[MoMo.S15]/[.S$5]*1000000" office:value-type="float" office:value="0" calcext:value-type="float">
            <text:p>0</text:p>
          </table:table-cell>
          <table:table-cell table:style-name="ce136" table:formula="of:=[MoMo.T15]/[.T$5]*1000000" office:value-type="float" office:value="0" calcext:value-type="float">
            <text:p>0</text:p>
          </table:table-cell>
          <table:table-cell table:style-name="ce136" table:formula="of:=[MoMo.U15]/[.U$5]*1000000" office:value-type="float" office:value="0" calcext:value-type="float">
            <text:p>0</text:p>
          </table:table-cell>
          <table:table-cell table:style-name="ce136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16]" office:value-type="string" office:string-value="Diferencia" calcext:value-type="string">
            <text:p>Diferencia</text:p>
          </table:table-cell>
          <table:table-cell table:style-name="ce136" table:formula="of:=[.C13]-[.C14]" office:value-type="float" office:value="0" calcext:value-type="float">
            <text:p>0</text:p>
          </table:table-cell>
          <table:table-cell table:style-name="ce136" table:formula="of:=[.D13]-[.D14]" office:value-type="float" office:value="0" calcext:value-type="float">
            <text:p>0</text:p>
          </table:table-cell>
          <table:table-cell table:style-name="ce136" table:formula="of:=[.E13]-[.E14]" office:value-type="float" office:value="0" calcext:value-type="float">
            <text:p>0</text:p>
          </table:table-cell>
          <table:table-cell table:style-name="ce136" table:formula="of:=[.F13]-[.F14]" office:value-type="float" office:value="0" calcext:value-type="float">
            <text:p>0</text:p>
          </table:table-cell>
          <table:table-cell table:style-name="ce136" table:formula="of:=[.G13]-[.G14]" office:value-type="float" office:value="0" calcext:value-type="float">
            <text:p>0</text:p>
          </table:table-cell>
          <table:table-cell table:style-name="ce136" table:formula="of:=[.H13]-[.H14]" office:value-type="float" office:value="0" calcext:value-type="float">
            <text:p>0</text:p>
          </table:table-cell>
          <table:table-cell table:style-name="ce136" table:formula="of:=[.I13]-[.I14]" office:value-type="float" office:value="0" calcext:value-type="float">
            <text:p>0</text:p>
          </table:table-cell>
          <table:table-cell table:style-name="ce136" table:formula="of:=[.J13]-[.J14]" office:value-type="float" office:value="0" calcext:value-type="float">
            <text:p>0</text:p>
          </table:table-cell>
          <table:table-cell table:style-name="ce136" table:formula="of:=[.K13]-[.K14]" office:value-type="float" office:value="0" calcext:value-type="float">
            <text:p>0</text:p>
          </table:table-cell>
          <table:table-cell table:style-name="ce136" table:formula="of:=[.L13]-[.L14]" office:value-type="float" office:value="0" calcext:value-type="float">
            <text:p>0</text:p>
          </table:table-cell>
          <table:table-cell table:style-name="ce136" table:formula="of:=[.M13]-[.M14]" office:value-type="float" office:value="0" calcext:value-type="float">
            <text:p>0</text:p>
          </table:table-cell>
          <table:table-cell table:style-name="ce136" table:formula="of:=[.N13]-[.N14]" office:value-type="float" office:value="0" calcext:value-type="float">
            <text:p>0</text:p>
          </table:table-cell>
          <table:table-cell table:style-name="ce136" table:formula="of:=[.O13]-[.O14]" office:value-type="float" office:value="0" calcext:value-type="float">
            <text:p>0</text:p>
          </table:table-cell>
          <table:table-cell table:style-name="ce136" table:formula="of:=[.P13]-[.P14]" office:value-type="float" office:value="39.6772370778764" calcext:value-type="float">
            <text:p>40</text:p>
          </table:table-cell>
          <table:table-cell table:style-name="ce136"/>
          <table:table-cell table:style-name="ce136" table:formula="of:=[.R13]-[.R14]" office:value-type="float" office:value="0" calcext:value-type="float">
            <text:p>0</text:p>
          </table:table-cell>
          <table:table-cell table:style-name="ce136" table:formula="of:=[.S13]-[.S14]" office:value-type="float" office:value="0" calcext:value-type="float">
            <text:p>0</text:p>
          </table:table-cell>
          <table:table-cell table:style-name="ce136" table:formula="of:=[.T13]-[.T14]" office:value-type="float" office:value="0" calcext:value-type="float">
            <text:p>0</text:p>
          </table:table-cell>
          <table:table-cell table:style-name="ce136" table:formula="of:=[.U13]-[.U14]" office:value-type="float" office:value="0" calcext:value-type="float">
            <text:p>0</text:p>
          </table:table-cell>
          <table:table-cell table:style-name="ce136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121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19]" office:value-type="string" office:string-value="Fin" calcext:value-type="string">
            <text:p>Fin</text:p>
          </table:table-cell>
          <table:table-cell table:style-name="ce59" table:formula="of:=[MoMo.C19]" office:value-type="date" office:date-value="1899-12-30" calcext:value-type="date">
            <text:p>30/12</text:p>
          </table:table-cell>
          <table:table-cell table:style-name="ce59" table:formula="of:=[MoMo.D19]" office:value-type="date" office:date-value="1899-12-30" calcext:value-type="date">
            <text:p>30/12</text:p>
          </table:table-cell>
          <table:table-cell table:style-name="ce59" table:formula="of:=[MoMo.E19]" office:value-type="date" office:date-value="1899-12-30" calcext:value-type="date">
            <text:p>30/12</text:p>
          </table:table-cell>
          <table:table-cell table:style-name="ce59" table:formula="of:=[MoMo.F19]" office:value-type="date" office:date-value="1899-12-30" calcext:value-type="date">
            <text:p>30/12</text:p>
          </table:table-cell>
          <table:table-cell table:style-name="ce59" table:formula="of:=[MoMo.G19]" office:value-type="date" office:date-value="1899-12-30" calcext:value-type="date">
            <text:p>30/12</text:p>
          </table:table-cell>
          <table:table-cell table:style-name="ce59" table:formula="of:=[MoMo.H19]" office:value-type="date" office:date-value="1899-12-30" calcext:value-type="date">
            <text:p>30/12</text:p>
          </table:table-cell>
          <table:table-cell table:style-name="ce59" table:formula="of:=[MoMo.I19]" office:value-type="date" office:date-value="2020-03-24" calcext:value-type="date">
            <text:p>24/03</text:p>
          </table:table-cell>
          <table:table-cell table:style-name="ce59" table:formula="of:=[MoMo.J19]" office:value-type="date" office:date-value="2020-03-24" calcext:value-type="date">
            <text:p>24/03</text:p>
          </table:table-cell>
          <table:table-cell table:style-name="ce59" table:formula="of:=[MoMo.K19]" office:value-type="date" office:date-value="1899-12-30" calcext:value-type="date">
            <text:p>30/12</text:p>
          </table:table-cell>
          <table:table-cell table:style-name="ce59" table:formula="of:=[MoMo.L19]" office:value-type="date" office:date-value="1899-12-30" calcext:value-type="date">
            <text:p>30/12</text:p>
          </table:table-cell>
          <table:table-cell table:style-name="ce59" table:formula="of:=[MoMo.M19]" office:value-type="date" office:date-value="1899-12-30" calcext:value-type="date">
            <text:p>30/12</text:p>
          </table:table-cell>
          <table:table-cell table:style-name="ce59" table:formula="of:=[MoMo.N19]" office:value-type="date" office:date-value="1899-12-30" calcext:value-type="date">
            <text:p>30/12</text:p>
          </table:table-cell>
          <table:table-cell table:style-name="ce59" table:formula="of:=[MoMo.O19]" office:value-type="date" office:date-value="1899-12-30" calcext:value-type="date">
            <text:p>30/12</text:p>
          </table:table-cell>
          <table:table-cell table:style-name="ce59" table:formula="of:=[MoMo.P19]" office:value-type="date" office:date-value="2020-03-16" calcext:value-type="date">
            <text:p>16/03</text:p>
          </table:table-cell>
          <table:table-cell table:style-name="ce59"/>
          <table:table-cell table:style-name="ce59" table:formula="of:=[MoMo.R19]" office:value-type="date" office:date-value="1899-12-30" calcext:value-type="date">
            <text:p>30/12</text:p>
          </table:table-cell>
          <table:table-cell table:style-name="ce59" table:formula="of:=[MoMo.S19]" office:value-type="date" office:date-value="1899-12-30" calcext:value-type="date">
            <text:p>30/12</text:p>
          </table:table-cell>
          <table:table-cell table:style-name="ce59" table:formula="of:=[MoMo.T19]" office:value-type="date" office:date-value="1899-12-30" calcext:value-type="date">
            <text:p>30/12</text:p>
          </table:table-cell>
          <table:table-cell table:style-name="ce59" table:formula="of:=[MoMo.U19]" office:value-type="date" office:date-value="1899-12-30" calcext:value-type="date">
            <text:p>30/12</text:p>
          </table:table-cell>
          <table:table-cell table:style-name="ce59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20]" office:value-type="string" office:string-value="MoMo (parcial)" calcext:value-type="string">
            <text:p>MoMo (parcial)</text:p>
          </table:table-cell>
          <table:table-cell table:style-name="ce134" table:formula="of:=[MoMo.C20]/[.C$5]*1000000" office:value-type="float" office:value="0" calcext:value-type="float">
            <text:p>0</text:p>
          </table:table-cell>
          <table:table-cell table:style-name="ce134" table:formula="of:=[MoMo.D20]/[.D$5]*1000000" office:value-type="float" office:value="0" calcext:value-type="float">
            <text:p>0</text:p>
          </table:table-cell>
          <table:table-cell table:style-name="ce134" table:formula="of:=[MoMo.E20]/[.E$5]*1000000" office:value-type="float" office:value="0" calcext:value-type="float">
            <text:p>0</text:p>
          </table:table-cell>
          <table:table-cell table:style-name="ce134" table:formula="of:=[MoMo.F20]/[.F$5]*1000000" office:value-type="float" office:value="0" calcext:value-type="float">
            <text:p>0</text:p>
          </table:table-cell>
          <table:table-cell table:style-name="ce134" table:formula="of:=[MoMo.G20]/[.G$5]*1000000" office:value-type="float" office:value="0" calcext:value-type="float">
            <text:p>0</text:p>
          </table:table-cell>
          <table:table-cell table:style-name="ce134" table:formula="of:=[MoMo.H20]/[.H$5]*1000000" office:value-type="float" office:value="0" calcext:value-type="float">
            <text:p>0</text:p>
          </table:table-cell>
          <table:table-cell table:style-name="ce134" table:formula="of:=[MoMo.I20]/[.I$5]*1000000" office:value-type="float" office:value="167.693025464435" calcext:value-type="float">
            <text:p>168</text:p>
          </table:table-cell>
          <table:table-cell table:style-name="ce134" table:formula="of:=[MoMo.J20]/[.J$5]*1000000" office:value-type="float" office:value="189.953952201665" calcext:value-type="float">
            <text:p>190</text:p>
          </table:table-cell>
          <table:table-cell table:style-name="ce134" table:formula="of:=[MoMo.K20]/[.K$5]*1000000" office:value-type="float" office:value="0" calcext:value-type="float">
            <text:p>0</text:p>
          </table:table-cell>
          <table:table-cell table:style-name="ce134" table:formula="of:=[MoMo.L20]/[.L$5]*1000000" office:value-type="float" office:value="0" calcext:value-type="float">
            <text:p>0</text:p>
          </table:table-cell>
          <table:table-cell table:style-name="ce134" table:formula="of:=[MoMo.M20]/[.M$5]*1000000" office:value-type="float" office:value="0" calcext:value-type="float">
            <text:p>0</text:p>
          </table:table-cell>
          <table:table-cell table:style-name="ce134" table:formula="of:=[MoMo.N20]/[.N$5]*1000000" office:value-type="float" office:value="0" calcext:value-type="float">
            <text:p>0</text:p>
          </table:table-cell>
          <table:table-cell table:style-name="ce134" table:formula="of:=[MoMo.O20]/[.O$5]*1000000" office:value-type="float" office:value="0" calcext:value-type="float">
            <text:p>0</text:p>
          </table:table-cell>
          <table:table-cell table:style-name="ce134" table:formula="of:=[MoMo.P20]/[.P$5]*1000000" office:value-type="float" office:value="79.6585142866177" calcext:value-type="float">
            <text:p>80</text:p>
          </table:table-cell>
          <table:table-cell table:style-name="ce134"/>
          <table:table-cell table:style-name="ce134" table:formula="of:=[MoMo.R20]/[.R$5]*1000000" office:value-type="float" office:value="0" calcext:value-type="float">
            <text:p>0</text:p>
          </table:table-cell>
          <table:table-cell table:style-name="ce134" table:formula="of:=[MoMo.S20]/[.S$5]*1000000" office:value-type="float" office:value="0" calcext:value-type="float">
            <text:p>0</text:p>
          </table:table-cell>
          <table:table-cell table:style-name="ce134" table:formula="of:=[MoMo.T20]/[.T$5]*1000000" office:value-type="float" office:value="0" calcext:value-type="float">
            <text:p>0</text:p>
          </table:table-cell>
          <table:table-cell table:style-name="ce134" table:formula="of:=[MoMo.U20]/[.U$5]*1000000" office:value-type="float" office:value="0" calcext:value-type="float">
            <text:p>0</text:p>
          </table:table-cell>
          <table:table-cell table:style-name="ce134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21]" office:value-type="string" office:string-value="Covid-19 (parcial)" calcext:value-type="string">
            <text:p>Covid-19 (parcial)</text:p>
          </table:table-cell>
          <table:table-cell table:style-name="ce135" table:formula="of:=[MoMo.C21]/[.C$5]*1000000" office:value-type="float" office:value="0" calcext:value-type="float">
            <text:p>0</text:p>
          </table:table-cell>
          <table:table-cell table:style-name="ce135" table:formula="of:=[MoMo.D21]/[.D$5]*1000000" office:value-type="float" office:value="0" calcext:value-type="float">
            <text:p>0</text:p>
          </table:table-cell>
          <table:table-cell table:style-name="ce135" table:formula="of:=[MoMo.E21]/[.E$5]*1000000" office:value-type="float" office:value="0" calcext:value-type="float">
            <text:p>0</text:p>
          </table:table-cell>
          <table:table-cell table:style-name="ce135" table:formula="of:=[MoMo.F21]/[.F$5]*1000000" office:value-type="float" office:value="0" calcext:value-type="float">
            <text:p>0</text:p>
          </table:table-cell>
          <table:table-cell table:style-name="ce135" table:formula="of:=[MoMo.G21]/[.G$5]*1000000" office:value-type="float" office:value="0" calcext:value-type="float">
            <text:p>0</text:p>
          </table:table-cell>
          <table:table-cell table:style-name="ce135" table:formula="of:=[MoMo.H21]/[.H$5]*1000000" office:value-type="float" office:value="0" calcext:value-type="float">
            <text:p>0</text:p>
          </table:table-cell>
          <table:table-cell table:style-name="ce135" table:formula="of:=[MoMo.I21]/[.I$5]*1000000" office:value-type="float" office:value="85.5068397170139" calcext:value-type="float">
            <text:p>86</text:p>
          </table:table-cell>
          <table:table-cell table:style-name="ce135" table:formula="of:=[MoMo.J21]/[.J$5]*1000000" office:value-type="float" office:value="55.2593315495753" calcext:value-type="float">
            <text:p>55</text:p>
          </table:table-cell>
          <table:table-cell table:style-name="ce135" table:formula="of:=[MoMo.K21]/[.K$5]*1000000" office:value-type="float" office:value="0" calcext:value-type="float">
            <text:p>0</text:p>
          </table:table-cell>
          <table:table-cell table:style-name="ce135" table:formula="of:=[MoMo.L21]/[.L$5]*1000000" office:value-type="float" office:value="0" calcext:value-type="float">
            <text:p>0</text:p>
          </table:table-cell>
          <table:table-cell table:style-name="ce135" table:formula="of:=[MoMo.M21]/[.M$5]*1000000" office:value-type="float" office:value="0" calcext:value-type="float">
            <text:p>0</text:p>
          </table:table-cell>
          <table:table-cell table:style-name="ce135" table:formula="of:=[MoMo.N21]/[.N$5]*1000000" office:value-type="float" office:value="0" calcext:value-type="float">
            <text:p>0</text:p>
          </table:table-cell>
          <table:table-cell table:style-name="ce135" table:formula="of:=[MoMo.O21]/[.O$5]*1000000" office:value-type="float" office:value="0" calcext:value-type="float">
            <text:p>0</text:p>
          </table:table-cell>
          <table:table-cell table:style-name="ce135" table:formula="of:=[MoMo.P21]/[.P$5]*1000000" office:value-type="float" office:value="29.1878525630355" calcext:value-type="float">
            <text:p>29</text:p>
          </table:table-cell>
          <table:table-cell table:style-name="ce135"/>
          <table:table-cell table:style-name="ce135" table:formula="of:=[MoMo.R21]/[.R$5]*1000000" office:value-type="float" office:value="0" calcext:value-type="float">
            <text:p>0</text:p>
          </table:table-cell>
          <table:table-cell table:style-name="ce135" table:formula="of:=[MoMo.S21]/[.S$5]*1000000" office:value-type="float" office:value="0" calcext:value-type="float">
            <text:p>0</text:p>
          </table:table-cell>
          <table:table-cell table:style-name="ce135" table:formula="of:=[MoMo.T21]/[.T$5]*1000000" office:value-type="float" office:value="0" calcext:value-type="float">
            <text:p>0</text:p>
          </table:table-cell>
          <table:table-cell table:style-name="ce135" table:formula="of:=[MoMo.U21]/[.U$5]*1000000" office:value-type="float" office:value="0" calcext:value-type="float">
            <text:p>0</text:p>
          </table:table-cell>
          <table:table-cell table:style-name="ce135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22]" office:value-type="string" office:string-value="Covid-19 (total)" calcext:value-type="string">
            <text:p>Covid-19 (total)</text:p>
          </table:table-cell>
          <table:table-cell table:style-name="ce136" table:formula="of:=[MoMo.C22]/[.C$5]*1000000" office:value-type="float" office:value="0" calcext:value-type="float">
            <text:p>0</text:p>
          </table:table-cell>
          <table:table-cell table:style-name="ce136" table:formula="of:=[MoMo.D22]/[.D$5]*1000000" office:value-type="float" office:value="0" calcext:value-type="float">
            <text:p>0</text:p>
          </table:table-cell>
          <table:table-cell table:style-name="ce136" table:formula="of:=[MoMo.E22]/[.E$5]*1000000" office:value-type="float" office:value="0" calcext:value-type="float">
            <text:p>0</text:p>
          </table:table-cell>
          <table:table-cell table:style-name="ce136" table:formula="of:=[MoMo.F22]/[.F$5]*1000000" office:value-type="float" office:value="0" calcext:value-type="float">
            <text:p>0</text:p>
          </table:table-cell>
          <table:table-cell table:style-name="ce136" table:formula="of:=[MoMo.G22]/[.G$5]*1000000" office:value-type="float" office:value="0" calcext:value-type="float">
            <text:p>0</text:p>
          </table:table-cell>
          <table:table-cell table:style-name="ce136" table:formula="of:=[MoMo.H22]/[.H$5]*1000000" office:value-type="float" office:value="0" calcext:value-type="float">
            <text:p>0</text:p>
          </table:table-cell>
          <table:table-cell table:style-name="ce136" table:formula="of:=[MoMo.I22]/[.I$5]*1000000" office:value-type="float" office:value="109.166499250362" calcext:value-type="float">
            <text:p>109</text:p>
          </table:table-cell>
          <table:table-cell table:style-name="ce136" table:formula="of:=[MoMo.J22]/[.J$5]*1000000" office:value-type="float" office:value="81.4088366578564" calcext:value-type="float">
            <text:p>81</text:p>
          </table:table-cell>
          <table:table-cell table:style-name="ce136" table:formula="of:=[MoMo.K22]/[.K$5]*1000000" office:value-type="float" office:value="0" calcext:value-type="float">
            <text:p>0</text:p>
          </table:table-cell>
          <table:table-cell table:style-name="ce136" table:formula="of:=[MoMo.L22]/[.L$5]*1000000" office:value-type="float" office:value="0" calcext:value-type="float">
            <text:p>0</text:p>
          </table:table-cell>
          <table:table-cell table:style-name="ce136" table:formula="of:=[MoMo.M22]/[.M$5]*1000000" office:value-type="float" office:value="0" calcext:value-type="float">
            <text:p>0</text:p>
          </table:table-cell>
          <table:table-cell table:style-name="ce136" table:formula="of:=[MoMo.N22]/[.N$5]*1000000" office:value-type="float" office:value="0" calcext:value-type="float">
            <text:p>0</text:p>
          </table:table-cell>
          <table:table-cell table:style-name="ce136" table:formula="of:=[MoMo.O22]/[.O$5]*1000000" office:value-type="float" office:value="0" calcext:value-type="float">
            <text:p>0</text:p>
          </table:table-cell>
          <table:table-cell table:style-name="ce136" table:formula="of:=[MoMo.P22]/[.P$5]*1000000" office:value-type="float" office:value="277.43661941427" calcext:value-type="float">
            <text:p>277</text:p>
          </table:table-cell>
          <table:table-cell table:style-name="ce136"/>
          <table:table-cell table:style-name="ce136" table:formula="of:=[MoMo.R22]/[.R$5]*1000000" office:value-type="float" office:value="0" calcext:value-type="float">
            <text:p>0</text:p>
          </table:table-cell>
          <table:table-cell table:style-name="ce136" table:formula="of:=[MoMo.S22]/[.S$5]*1000000" office:value-type="float" office:value="0" calcext:value-type="float">
            <text:p>0</text:p>
          </table:table-cell>
          <table:table-cell table:style-name="ce136" table:formula="of:=[MoMo.T22]/[.T$5]*1000000" office:value-type="float" office:value="0" calcext:value-type="float">
            <text:p>0</text:p>
          </table:table-cell>
          <table:table-cell table:style-name="ce136" table:formula="of:=[MoMo.U22]/[.U$5]*1000000" office:value-type="float" office:value="0" calcext:value-type="float">
            <text:p>0</text:p>
          </table:table-cell>
          <table:table-cell table:style-name="ce136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23]" office:value-type="string" office:string-value="Diferencia" calcext:value-type="string">
            <text:p>Diferencia</text:p>
          </table:table-cell>
          <table:table-cell table:style-name="ce136" table:formula="of:=[.C20]-[.C21]" office:value-type="float" office:value="0" calcext:value-type="float">
            <text:p>0</text:p>
          </table:table-cell>
          <table:table-cell table:style-name="ce136" table:formula="of:=[.D20]-[.D21]" office:value-type="float" office:value="0" calcext:value-type="float">
            <text:p>0</text:p>
          </table:table-cell>
          <table:table-cell table:style-name="ce136" table:formula="of:=[.E20]-[.E21]" office:value-type="float" office:value="0" calcext:value-type="float">
            <text:p>0</text:p>
          </table:table-cell>
          <table:table-cell table:style-name="ce136" table:formula="of:=[.F20]-[.F21]" office:value-type="float" office:value="0" calcext:value-type="float">
            <text:p>0</text:p>
          </table:table-cell>
          <table:table-cell table:style-name="ce136" table:formula="of:=[.G20]-[.G21]" office:value-type="float" office:value="0" calcext:value-type="float">
            <text:p>0</text:p>
          </table:table-cell>
          <table:table-cell table:style-name="ce136" table:formula="of:=[.H20]-[.H21]" office:value-type="float" office:value="0" calcext:value-type="float">
            <text:p>0</text:p>
          </table:table-cell>
          <table:table-cell table:style-name="ce136" table:formula="of:=[.I20]-[.I21]" office:value-type="float" office:value="82.1861857474211" calcext:value-type="float">
            <text:p>82</text:p>
          </table:table-cell>
          <table:table-cell table:style-name="ce136" table:formula="of:=[.J20]-[.J21]" office:value-type="float" office:value="134.69462065209" calcext:value-type="float">
            <text:p>135</text:p>
          </table:table-cell>
          <table:table-cell table:style-name="ce136" table:formula="of:=[.K20]-[.K21]" office:value-type="float" office:value="0" calcext:value-type="float">
            <text:p>0</text:p>
          </table:table-cell>
          <table:table-cell table:style-name="ce136" table:formula="of:=[.L20]-[.L21]" office:value-type="float" office:value="0" calcext:value-type="float">
            <text:p>0</text:p>
          </table:table-cell>
          <table:table-cell table:style-name="ce136" table:formula="of:=[.M20]-[.M21]" office:value-type="float" office:value="0" calcext:value-type="float">
            <text:p>0</text:p>
          </table:table-cell>
          <table:table-cell table:style-name="ce136" table:formula="of:=[.N20]-[.N21]" office:value-type="float" office:value="0" calcext:value-type="float">
            <text:p>0</text:p>
          </table:table-cell>
          <table:table-cell table:style-name="ce136" table:formula="of:=[.O20]-[.O21]" office:value-type="float" office:value="0" calcext:value-type="float">
            <text:p>0</text:p>
          </table:table-cell>
          <table:table-cell table:style-name="ce136" table:formula="of:=[.P20]-[.P21]" office:value-type="float" office:value="50.4706617235822" calcext:value-type="float">
            <text:p>50</text:p>
          </table:table-cell>
          <table:table-cell table:style-name="ce136"/>
          <table:table-cell table:style-name="ce136" table:formula="of:=[.R20]-[.R21]" office:value-type="float" office:value="0" calcext:value-type="float">
            <text:p>0</text:p>
          </table:table-cell>
          <table:table-cell table:style-name="ce136" table:formula="of:=[.S20]-[.S21]" office:value-type="float" office:value="0" calcext:value-type="float">
            <text:p>0</text:p>
          </table:table-cell>
          <table:table-cell table:style-name="ce136" table:formula="of:=[.T20]-[.T21]" office:value-type="float" office:value="0" calcext:value-type="float">
            <text:p>0</text:p>
          </table:table-cell>
          <table:table-cell table:style-name="ce136" table:formula="of:=[.U20]-[.U21]" office:value-type="float" office:value="0" calcext:value-type="float">
            <text:p>0</text:p>
          </table:table-cell>
          <table:table-cell table:style-name="ce136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121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26]" office:value-type="string" office:string-value="Fin" calcext:value-type="string">
            <text:p>Fin</text:p>
          </table:table-cell>
          <table:table-cell table:style-name="ce59" table:formula="of:=[MoMo.C26]" office:value-type="date" office:date-value="1899-12-30" calcext:value-type="date">
            <text:p>30/12</text:p>
          </table:table-cell>
          <table:table-cell table:style-name="ce59" table:formula="of:=[MoMo.D26]" office:value-type="date" office:date-value="2020-03-25" calcext:value-type="date">
            <text:p>25/03</text:p>
          </table:table-cell>
          <table:table-cell table:style-name="ce59" table:formula="of:=[MoMo.E26]" office:value-type="date" office:date-value="1899-12-30" calcext:value-type="date">
            <text:p>30/12</text:p>
          </table:table-cell>
          <table:table-cell table:style-name="ce59" table:formula="of:=[MoMo.F26]" office:value-type="date" office:date-value="1899-12-30" calcext:value-type="date">
            <text:p>30/12</text:p>
          </table:table-cell>
          <table:table-cell table:style-name="ce59" table:formula="of:=[MoMo.G26]" office:value-type="date" office:date-value="1899-12-30" calcext:value-type="date">
            <text:p>30/12</text:p>
          </table:table-cell>
          <table:table-cell table:style-name="ce59" table:formula="of:=[MoMo.H26]" office:value-type="date" office:date-value="1899-12-30" calcext:value-type="date">
            <text:p>30/12</text:p>
          </table:table-cell>
          <table:table-cell table:style-name="ce59" table:formula="of:=[MoMo.I26]" office:value-type="date" office:date-value="2020-03-25" calcext:value-type="date">
            <text:p>25/03</text:p>
          </table:table-cell>
          <table:table-cell table:style-name="ce59" table:formula="of:=[MoMo.J26]" office:value-type="date" office:date-value="2020-03-25" calcext:value-type="date">
            <text:p>25/03</text:p>
          </table:table-cell>
          <table:table-cell table:style-name="ce59" table:formula="of:=[MoMo.K26]" office:value-type="date" office:date-value="2020-03-24" calcext:value-type="date">
            <text:p>24/03</text:p>
          </table:table-cell>
          <table:table-cell table:style-name="ce59" table:formula="of:=[MoMo.L26]" office:value-type="date" office:date-value="1899-12-30" calcext:value-type="date">
            <text:p>30/12</text:p>
          </table:table-cell>
          <table:table-cell table:style-name="ce59" table:formula="of:=[MoMo.M26]" office:value-type="date" office:date-value="2020-03-25" calcext:value-type="date">
            <text:p>25/03</text:p>
          </table:table-cell>
          <table:table-cell table:style-name="ce59" table:formula="of:=[MoMo.N26]" office:value-type="date" office:date-value="1899-12-30" calcext:value-type="date">
            <text:p>30/12</text:p>
          </table:table-cell>
          <table:table-cell table:style-name="ce59" table:formula="of:=[MoMo.O26]" office:value-type="date" office:date-value="1899-12-30" calcext:value-type="date">
            <text:p>30/12</text:p>
          </table:table-cell>
          <table:table-cell table:style-name="ce59" table:formula="of:=[MoMo.P26]" office:value-type="date" office:date-value="2020-03-17" calcext:value-type="date">
            <text:p>17/03</text:p>
          </table:table-cell>
          <table:table-cell table:style-name="ce59"/>
          <table:table-cell table:style-name="ce59" table:formula="of:=[MoMo.R26]" office:value-type="date" office:date-value="1899-12-30" calcext:value-type="date">
            <text:p>30/12</text:p>
          </table:table-cell>
          <table:table-cell table:style-name="ce59" table:formula="of:=[MoMo.S26]" office:value-type="date" office:date-value="2020-03-24" calcext:value-type="date">
            <text:p>24/03</text:p>
          </table:table-cell>
          <table:table-cell table:style-name="ce59" table:formula="of:=[MoMo.T26]" office:value-type="date" office:date-value="1899-12-30" calcext:value-type="date">
            <text:p>30/12</text:p>
          </table:table-cell>
          <table:table-cell table:style-name="ce59" table:formula="of:=[MoMo.U26]" office:value-type="date" office:date-value="1899-12-30" calcext:value-type="date">
            <text:p>30/12</text:p>
          </table:table-cell>
          <table:table-cell table:style-name="ce59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27]" office:value-type="string" office:string-value="MoMo (parcial)" calcext:value-type="string">
            <text:p>MoMo (parcial)</text:p>
          </table:table-cell>
          <table:table-cell table:style-name="ce134" table:formula="of:=[MoMo.C27]/[.C$5]*1000000" office:value-type="float" office:value="0" calcext:value-type="float">
            <text:p>0</text:p>
          </table:table-cell>
          <table:table-cell table:style-name="ce134" table:formula="of:=[MoMo.D27]/[.D$5]*1000000" office:value-type="float" office:value="53.4870500210892" calcext:value-type="float">
            <text:p>53</text:p>
          </table:table-cell>
          <table:table-cell table:style-name="ce134" table:formula="of:=[MoMo.E27]/[.E$5]*1000000" office:value-type="float" office:value="0" calcext:value-type="float">
            <text:p>0</text:p>
          </table:table-cell>
          <table:table-cell table:style-name="ce134" table:formula="of:=[MoMo.F27]/[.F$5]*1000000" office:value-type="float" office:value="0" calcext:value-type="float">
            <text:p>0</text:p>
          </table:table-cell>
          <table:table-cell table:style-name="ce134" table:formula="of:=[MoMo.G27]/[.G$5]*1000000" office:value-type="float" office:value="0" calcext:value-type="float">
            <text:p>0</text:p>
          </table:table-cell>
          <table:table-cell table:style-name="ce134" table:formula="of:=[MoMo.H27]/[.H$5]*1000000" office:value-type="float" office:value="0" calcext:value-type="float">
            <text:p>0</text:p>
          </table:table-cell>
          <table:table-cell table:style-name="ce134" table:formula="of:=[MoMo.I27]/[.I$5]*1000000" office:value-type="float" office:value="228.294960409503" calcext:value-type="float">
            <text:p>228</text:p>
          </table:table-cell>
          <table:table-cell table:style-name="ce134" table:formula="of:=[MoMo.J27]/[.J$5]*1000000" office:value-type="float" office:value="229.91829019734" calcext:value-type="float">
            <text:p>230</text:p>
          </table:table-cell>
          <table:table-cell table:style-name="ce134" table:formula="of:=[MoMo.K27]/[.K$5]*1000000" office:value-type="float" office:value="14.2104047794328" calcext:value-type="float">
            <text:p>14</text:p>
          </table:table-cell>
          <table:table-cell table:style-name="ce134" table:formula="of:=[MoMo.L27]/[.L$5]*1000000" office:value-type="float" office:value="0" calcext:value-type="float">
            <text:p>0</text:p>
          </table:table-cell>
          <table:table-cell table:style-name="ce134" table:formula="of:=[MoMo.M27]/[.M$5]*1000000" office:value-type="float" office:value="21.3550246660608" calcext:value-type="float">
            <text:p>21</text:p>
          </table:table-cell>
          <table:table-cell table:style-name="ce134" table:formula="of:=[MoMo.N27]/[.N$5]*1000000" office:value-type="float" office:value="0" calcext:value-type="float">
            <text:p>0</text:p>
          </table:table-cell>
          <table:table-cell table:style-name="ce134" table:formula="of:=[MoMo.O27]/[.O$5]*1000000" office:value-type="float" office:value="0" calcext:value-type="float">
            <text:p>0</text:p>
          </table:table-cell>
          <table:table-cell table:style-name="ce134" table:formula="of:=[MoMo.P27]/[.P$5]*1000000" office:value-type="float" office:value="97.9009221385149" calcext:value-type="float">
            <text:p>98</text:p>
          </table:table-cell>
          <table:table-cell table:style-name="ce134"/>
          <table:table-cell table:style-name="ce134" table:formula="of:=[MoMo.R27]/[.R$5]*1000000" office:value-type="float" office:value="0" calcext:value-type="float">
            <text:p>0</text:p>
          </table:table-cell>
          <table:table-cell table:style-name="ce134" table:formula="of:=[MoMo.S27]/[.S$5]*1000000" office:value-type="float" office:value="64.85945573651" calcext:value-type="float">
            <text:p>65</text:p>
          </table:table-cell>
          <table:table-cell table:style-name="ce134" table:formula="of:=[MoMo.T27]/[.T$5]*1000000" office:value-type="float" office:value="0" calcext:value-type="float">
            <text:p>0</text:p>
          </table:table-cell>
          <table:table-cell table:style-name="ce134" table:formula="of:=[MoMo.U27]/[.U$5]*1000000" office:value-type="float" office:value="0" calcext:value-type="float">
            <text:p>0</text:p>
          </table:table-cell>
          <table:table-cell table:style-name="ce134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28]" office:value-type="string" office:string-value="Covid-19 (parcial)" calcext:value-type="string">
            <text:p>Covid-19 (parcial)</text:p>
          </table:table-cell>
          <table:table-cell table:style-name="ce135" table:formula="of:=[MoMo.C28]/[.C$5]*1000000" office:value-type="float" office:value="0" calcext:value-type="float">
            <text:p>0</text:p>
          </table:table-cell>
          <table:table-cell table:style-name="ce135" table:formula="of:=[MoMo.D28]/[.D$5]*1000000" office:value-type="float" office:value="6.11280571669591" calcext:value-type="float">
            <text:p>6</text:p>
          </table:table-cell>
          <table:table-cell table:style-name="ce135" table:formula="of:=[MoMo.E28]/[.E$5]*1000000" office:value-type="float" office:value="0" calcext:value-type="float">
            <text:p>0</text:p>
          </table:table-cell>
          <table:table-cell table:style-name="ce135" table:formula="of:=[MoMo.F28]/[.F$5]*1000000" office:value-type="float" office:value="0" calcext:value-type="float">
            <text:p>0</text:p>
          </table:table-cell>
          <table:table-cell table:style-name="ce135" table:formula="of:=[MoMo.G28]/[.G$5]*1000000" office:value-type="float" office:value="0" calcext:value-type="float">
            <text:p>0</text:p>
          </table:table-cell>
          <table:table-cell table:style-name="ce135" table:formula="of:=[MoMo.H28]/[.H$5]*1000000" office:value-type="float" office:value="0" calcext:value-type="float">
            <text:p>0</text:p>
          </table:table-cell>
          <table:table-cell table:style-name="ce135" table:formula="of:=[MoMo.I28]/[.I$5]*1000000" office:value-type="float" office:value="105.015681788371" calcext:value-type="float">
            <text:p>105</text:p>
          </table:table-cell>
          <table:table-cell table:style-name="ce135" table:formula="of:=[MoMo.J28]/[.J$5]*1000000" office:value-type="float" office:value="70.5543251034756" calcext:value-type="float">
            <text:p>71</text:p>
          </table:table-cell>
          <table:table-cell table:style-name="ce135" table:formula="of:=[MoMo.K28]/[.K$5]*1000000" office:value-type="float" office:value="4.86837941517605" calcext:value-type="float">
            <text:p>5</text:p>
          </table:table-cell>
          <table:table-cell table:style-name="ce135" table:formula="of:=[MoMo.L28]/[.L$5]*1000000" office:value-type="float" office:value="0" calcext:value-type="float">
            <text:p>0</text:p>
          </table:table-cell>
          <table:table-cell table:style-name="ce135" table:formula="of:=[MoMo.M28]/[.M$5]*1000000" office:value-type="float" office:value="9.87166234563188" calcext:value-type="float">
            <text:p>10</text:p>
          </table:table-cell>
          <table:table-cell table:style-name="ce135" table:formula="of:=[MoMo.N28]/[.N$5]*1000000" office:value-type="float" office:value="0" calcext:value-type="float">
            <text:p>0</text:p>
          </table:table-cell>
          <table:table-cell table:style-name="ce135" table:formula="of:=[MoMo.O28]/[.O$5]*1000000" office:value-type="float" office:value="0" calcext:value-type="float">
            <text:p>0</text:p>
          </table:table-cell>
          <table:table-cell table:style-name="ce135" table:formula="of:=[MoMo.P28]/[.P$5]*1000000" office:value-type="float" office:value="50.7747018544472" calcext:value-type="float">
            <text:p>51</text:p>
          </table:table-cell>
          <table:table-cell table:style-name="ce135"/>
          <table:table-cell table:style-name="ce135" table:formula="of:=[MoMo.R28]/[.R$5]*1000000" office:value-type="float" office:value="0" calcext:value-type="float">
            <text:p>0</text:p>
          </table:table-cell>
          <table:table-cell table:style-name="ce135" table:formula="of:=[MoMo.S28]/[.S$5]*1000000" office:value-type="float" office:value="15.4427275563119" calcext:value-type="float">
            <text:p>15</text:p>
          </table:table-cell>
          <table:table-cell table:style-name="ce135" table:formula="of:=[MoMo.T28]/[.T$5]*1000000" office:value-type="float" office:value="0" calcext:value-type="float">
            <text:p>0</text:p>
          </table:table-cell>
          <table:table-cell table:style-name="ce135" table:formula="of:=[MoMo.U28]/[.U$5]*1000000" office:value-type="float" office:value="0" calcext:value-type="float">
            <text:p>0</text:p>
          </table:table-cell>
          <table:table-cell table:style-name="ce135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29]" office:value-type="string" office:string-value="Covid-19 (total)" calcext:value-type="string">
            <text:p>Covid-19 (total)</text:p>
          </table:table-cell>
          <table:table-cell table:style-name="ce136" table:formula="of:=[MoMo.C29]/[.C$5]*1000000" office:value-type="float" office:value="0" calcext:value-type="float">
            <text:p>0</text:p>
          </table:table-cell>
          <table:table-cell table:style-name="ce136" table:formula="of:=[MoMo.D29]/[.D$5]*1000000" office:value-type="float" office:value="36.6768343001754" calcext:value-type="float">
            <text:p>37</text:p>
          </table:table-cell>
          <table:table-cell table:style-name="ce136" table:formula="of:=[MoMo.E29]/[.E$5]*1000000" office:value-type="float" office:value="0" calcext:value-type="float">
            <text:p>0</text:p>
          </table:table-cell>
          <table:table-cell table:style-name="ce136" table:formula="of:=[MoMo.F29]/[.F$5]*1000000" office:value-type="float" office:value="0" calcext:value-type="float">
            <text:p>0</text:p>
          </table:table-cell>
          <table:table-cell table:style-name="ce136" table:formula="of:=[MoMo.G29]/[.G$5]*1000000" office:value-type="float" office:value="0" calcext:value-type="float">
            <text:p>0</text:p>
          </table:table-cell>
          <table:table-cell table:style-name="ce136" table:formula="of:=[MoMo.H29]/[.H$5]*1000000" office:value-type="float" office:value="0" calcext:value-type="float">
            <text:p>0</text:p>
          </table:table-cell>
          <table:table-cell table:style-name="ce136" table:formula="of:=[MoMo.I29]/[.I$5]*1000000" office:value-type="float" office:value="131.165831798914" calcext:value-type="float">
            <text:p>131</text:p>
          </table:table-cell>
          <table:table-cell table:style-name="ce136" table:formula="of:=[MoMo.J29]/[.J$5]*1000000" office:value-type="float" office:value="101.637699100112" calcext:value-type="float">
            <text:p>102</text:p>
          </table:table-cell>
          <table:table-cell table:style-name="ce136" table:formula="of:=[MoMo.K29]/[.K$5]*1000000" office:value-type="float" office:value="88.4202964053597" calcext:value-type="float">
            <text:p>88</text:p>
          </table:table-cell>
          <table:table-cell table:style-name="ce136" table:formula="of:=[MoMo.L29]/[.L$5]*1000000" office:value-type="float" office:value="0" calcext:value-type="float">
            <text:p>0</text:p>
          </table:table-cell>
          <table:table-cell table:style-name="ce136" table:formula="of:=[MoMo.M29]/[.M$5]*1000000" office:value-type="float" office:value="33.6442369738882" calcext:value-type="float">
            <text:p>34</text:p>
          </table:table-cell>
          <table:table-cell table:style-name="ce136" table:formula="of:=[MoMo.N29]/[.N$5]*1000000" office:value-type="float" office:value="0" calcext:value-type="float">
            <text:p>0</text:p>
          </table:table-cell>
          <table:table-cell table:style-name="ce136" table:formula="of:=[MoMo.O29]/[.O$5]*1000000" office:value-type="float" office:value="0" calcext:value-type="float">
            <text:p>0</text:p>
          </table:table-cell>
          <table:table-cell table:style-name="ce136" table:formula="of:=[MoMo.P29]/[.P$5]*1000000" office:value-type="float" office:value="317.721936753876" calcext:value-type="float">
            <text:p>318</text:p>
          </table:table-cell>
          <table:table-cell table:style-name="ce136"/>
          <table:table-cell table:style-name="ce136" table:formula="of:=[MoMo.R29]/[.R$5]*1000000" office:value-type="float" office:value="0" calcext:value-type="float">
            <text:p>0</text:p>
          </table:table-cell>
          <table:table-cell table:style-name="ce136" table:formula="of:=[MoMo.S29]/[.S$5]*1000000" office:value-type="float" office:value="75.6693650259283" calcext:value-type="float">
            <text:p>76</text:p>
          </table:table-cell>
          <table:table-cell table:style-name="ce136" table:formula="of:=[MoMo.T29]/[.T$5]*1000000" office:value-type="float" office:value="0" calcext:value-type="float">
            <text:p>0</text:p>
          </table:table-cell>
          <table:table-cell table:style-name="ce136" table:formula="of:=[MoMo.U29]/[.U$5]*1000000" office:value-type="float" office:value="0" calcext:value-type="float">
            <text:p>0</text:p>
          </table:table-cell>
          <table:table-cell table:style-name="ce136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30]" office:value-type="string" office:string-value="Diferencia" calcext:value-type="string">
            <text:p>Diferencia</text:p>
          </table:table-cell>
          <table:table-cell table:style-name="ce136" table:formula="of:=[.C27]-[.C28]" office:value-type="float" office:value="0" calcext:value-type="float">
            <text:p>0</text:p>
          </table:table-cell>
          <table:table-cell table:style-name="ce136" table:formula="of:=[.D27]-[.D28]" office:value-type="float" office:value="47.3742443043933" calcext:value-type="float">
            <text:p>47</text:p>
          </table:table-cell>
          <table:table-cell table:style-name="ce136" table:formula="of:=[.E27]-[.E28]" office:value-type="float" office:value="0" calcext:value-type="float">
            <text:p>0</text:p>
          </table:table-cell>
          <table:table-cell table:style-name="ce136" table:formula="of:=[.F27]-[.F28]" office:value-type="float" office:value="0" calcext:value-type="float">
            <text:p>0</text:p>
          </table:table-cell>
          <table:table-cell table:style-name="ce136" table:formula="of:=[.G27]-[.G28]" office:value-type="float" office:value="0" calcext:value-type="float">
            <text:p>0</text:p>
          </table:table-cell>
          <table:table-cell table:style-name="ce136" table:formula="of:=[.H27]-[.H28]" office:value-type="float" office:value="0" calcext:value-type="float">
            <text:p>0</text:p>
          </table:table-cell>
          <table:table-cell table:style-name="ce136" table:formula="of:=[.I27]-[.I28]" office:value-type="float" office:value="123.279278621132" calcext:value-type="float">
            <text:p>123</text:p>
          </table:table-cell>
          <table:table-cell table:style-name="ce136" table:formula="of:=[.J27]-[.J28]" office:value-type="float" office:value="159.363965093864" calcext:value-type="float">
            <text:p>159</text:p>
          </table:table-cell>
          <table:table-cell table:style-name="ce136" table:formula="of:=[.K27]-[.K28]" office:value-type="float" office:value="9.34202536425675" calcext:value-type="float">
            <text:p>9</text:p>
          </table:table-cell>
          <table:table-cell table:style-name="ce136" table:formula="of:=[.L27]-[.L28]" office:value-type="float" office:value="0" calcext:value-type="float">
            <text:p>0</text:p>
          </table:table-cell>
          <table:table-cell table:style-name="ce136" table:formula="of:=[.M27]-[.M28]" office:value-type="float" office:value="11.4833623204289" calcext:value-type="float">
            <text:p>11</text:p>
          </table:table-cell>
          <table:table-cell table:style-name="ce136" table:formula="of:=[.N27]-[.N28]" office:value-type="float" office:value="0" calcext:value-type="float">
            <text:p>0</text:p>
          </table:table-cell>
          <table:table-cell table:style-name="ce136" table:formula="of:=[.O27]-[.O28]" office:value-type="float" office:value="0" calcext:value-type="float">
            <text:p>0</text:p>
          </table:table-cell>
          <table:table-cell table:style-name="ce136" table:formula="of:=[.P27]-[.P28]" office:value-type="float" office:value="47.1262202840677" calcext:value-type="float">
            <text:p>47</text:p>
          </table:table-cell>
          <table:table-cell table:style-name="ce136"/>
          <table:table-cell table:style-name="ce136" table:formula="of:=[.R27]-[.R28]" office:value-type="float" office:value="0" calcext:value-type="float">
            <text:p>0</text:p>
          </table:table-cell>
          <table:table-cell table:style-name="ce136" table:formula="of:=[.S27]-[.S28]" office:value-type="float" office:value="49.4167281801981" calcext:value-type="float">
            <text:p>49</text:p>
          </table:table-cell>
          <table:table-cell table:style-name="ce136" table:formula="of:=[.T27]-[.T28]" office:value-type="float" office:value="0" calcext:value-type="float">
            <text:p>0</text:p>
          </table:table-cell>
          <table:table-cell table:style-name="ce136" table:formula="of:=[.U27]-[.U28]" office:value-type="float" office:value="0" calcext:value-type="float">
            <text:p>0</text:p>
          </table:table-cell>
          <table:table-cell table:style-name="ce136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121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33]" office:value-type="string" office:string-value="Fin" calcext:value-type="string">
            <text:p>Fin</text:p>
          </table:table-cell>
          <table:table-cell table:style-name="ce59" table:formula="of:=[MoMo.C33]" office:value-type="date" office:date-value="2020-03-25" calcext:value-type="date">
            <text:p>25/03</text:p>
          </table:table-cell>
          <table:table-cell table:style-name="ce59" table:formula="of:=[MoMo.D33]" office:value-type="date" office:date-value="2020-03-27" calcext:value-type="date">
            <text:p>27/03</text:p>
          </table:table-cell>
          <table:table-cell table:style-name="ce59" table:formula="of:=[MoMo.E33]" office:value-type="date" office:date-value="1899-12-30" calcext:value-type="date">
            <text:p>30/12</text:p>
          </table:table-cell>
          <table:table-cell table:style-name="ce59" table:formula="of:=[MoMo.F33]" office:value-type="date" office:date-value="1899-12-30" calcext:value-type="date">
            <text:p>30/12</text:p>
          </table:table-cell>
          <table:table-cell table:style-name="ce59" table:formula="of:=[MoMo.G33]" office:value-type="date" office:date-value="1899-12-30" calcext:value-type="date">
            <text:p>30/12</text:p>
          </table:table-cell>
          <table:table-cell table:style-name="ce59" table:formula="of:=[MoMo.H33]" office:value-type="date" office:date-value="1899-12-30" calcext:value-type="date">
            <text:p>30/12</text:p>
          </table:table-cell>
          <table:table-cell table:style-name="ce59" table:formula="of:=[MoMo.I33]" office:value-type="date" office:date-value="2020-03-27" calcext:value-type="date">
            <text:p>27/03</text:p>
          </table:table-cell>
          <table:table-cell table:style-name="ce59" table:formula="of:=[MoMo.J33]" office:value-type="date" office:date-value="2020-03-28" calcext:value-type="date">
            <text:p>28/03</text:p>
          </table:table-cell>
          <table:table-cell table:style-name="ce59" table:formula="of:=[MoMo.K33]" office:value-type="date" office:date-value="2020-03-26" calcext:value-type="date">
            <text:p>26/03</text:p>
          </table:table-cell>
          <table:table-cell table:style-name="ce59" table:formula="of:=[MoMo.L33]" office:value-type="date" office:date-value="1899-12-30" calcext:value-type="date">
            <text:p>30/12</text:p>
          </table:table-cell>
          <table:table-cell table:style-name="ce59" table:formula="of:=[MoMo.M33]" office:value-type="date" office:date-value="2020-03-27" calcext:value-type="date">
            <text:p>27/03</text:p>
          </table:table-cell>
          <table:table-cell table:style-name="ce59" table:formula="of:=[MoMo.N33]" office:value-type="date" office:date-value="1899-12-30" calcext:value-type="date">
            <text:p>30/12</text:p>
          </table:table-cell>
          <table:table-cell table:style-name="ce59" table:formula="of:=[MoMo.O33]" office:value-type="date" office:date-value="1899-12-30" calcext:value-type="date">
            <text:p>30/12</text:p>
          </table:table-cell>
          <table:table-cell table:style-name="ce59" table:formula="of:=[MoMo.P33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33]" office:value-type="date" office:date-value="1899-12-30" calcext:value-type="date">
            <text:p>30/12</text:p>
          </table:table-cell>
          <table:table-cell table:style-name="ce59" table:formula="of:=[MoMo.S33]" office:value-type="date" office:date-value="2020-03-26" calcext:value-type="date">
            <text:p>26/03</text:p>
          </table:table-cell>
          <table:table-cell table:style-name="ce59" table:formula="of:=[MoMo.T33]" office:value-type="date" office:date-value="2020-03-26" calcext:value-type="date">
            <text:p>26/03</text:p>
          </table:table-cell>
          <table:table-cell table:style-name="ce59" table:formula="of:=[MoMo.U33]" office:value-type="date" office:date-value="1899-12-30" calcext:value-type="date">
            <text:p>30/12</text:p>
          </table:table-cell>
          <table:table-cell table:style-name="ce59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34]" office:value-type="string" office:string-value="MoMo (parcial)" calcext:value-type="string">
            <text:p>MoMo (parcial)</text:p>
          </table:table-cell>
          <table:table-cell table:style-name="ce134" table:formula="of:=[MoMo.C34]/[.C$5]*1000000" office:value-type="float" office:value="15.504970655054" calcext:value-type="float">
            <text:p>16</text:p>
          </table:table-cell>
          <table:table-cell table:style-name="ce134" table:formula="of:=[MoMo.D34]/[.D$5]*1000000" office:value-type="float" office:value="91.6920857504386" calcext:value-type="float">
            <text:p>92</text:p>
          </table:table-cell>
          <table:table-cell table:style-name="ce134" table:formula="of:=[MoMo.E34]/[.E$5]*1000000" office:value-type="float" office:value="0" calcext:value-type="float">
            <text:p>0</text:p>
          </table:table-cell>
          <table:table-cell table:style-name="ce134" table:formula="of:=[MoMo.F34]/[.F$5]*1000000" office:value-type="float" office:value="0" calcext:value-type="float">
            <text:p>0</text:p>
          </table:table-cell>
          <table:table-cell table:style-name="ce134" table:formula="of:=[MoMo.G34]/[.G$5]*1000000" office:value-type="float" office:value="0" calcext:value-type="float">
            <text:p>0</text:p>
          </table:table-cell>
          <table:table-cell table:style-name="ce134" table:formula="of:=[MoMo.H34]/[.H$5]*1000000" office:value-type="float" office:value="0" calcext:value-type="float">
            <text:p>0</text:p>
          </table:table-cell>
          <table:table-cell table:style-name="ce134" table:formula="of:=[MoMo.I34]/[.I$5]*1000000" office:value-type="float" office:value="337.046377913666" calcext:value-type="float">
            <text:p>337</text:p>
          </table:table-cell>
          <table:table-cell table:style-name="ce134" table:formula="of:=[MoMo.J34]/[.J$5]*1000000" office:value-type="float" office:value="333.529536852794" calcext:value-type="float">
            <text:p>334</text:p>
          </table:table-cell>
          <table:table-cell table:style-name="ce134" table:formula="of:=[MoMo.K34]/[.K$5]*1000000" office:value-type="float" office:value="32.1049885757556" calcext:value-type="float">
            <text:p>32</text:p>
          </table:table-cell>
          <table:table-cell table:style-name="ce134" table:formula="of:=[MoMo.L34]/[.L$5]*1000000" office:value-type="float" office:value="0" calcext:value-type="float">
            <text:p>0</text:p>
          </table:table-cell>
          <table:table-cell table:style-name="ce134" table:formula="of:=[MoMo.M34]/[.M$5]*1000000" office:value-type="float" office:value="39.4866493825275" calcext:value-type="float">
            <text:p>39</text:p>
          </table:table-cell>
          <table:table-cell table:style-name="ce134" table:formula="of:=[MoMo.N34]/[.N$5]*1000000" office:value-type="float" office:value="0" calcext:value-type="float">
            <text:p>0</text:p>
          </table:table-cell>
          <table:table-cell table:style-name="ce134" table:formula="of:=[MoMo.O34]/[.O$5]*1000000" office:value-type="float" office:value="0" calcext:value-type="float">
            <text:p>0</text:p>
          </table:table-cell>
          <table:table-cell table:style-name="ce134" table:formula="of:=[MoMo.P34]/[.P$5]*1000000" office:value-type="float" office:value="142.898861506528" calcext:value-type="float">
            <text:p>143</text:p>
          </table:table-cell>
          <table:table-cell table:style-name="ce134"/>
          <table:table-cell table:style-name="ce134" table:formula="of:=[MoMo.R34]/[.R$5]*1000000" office:value-type="float" office:value="0" calcext:value-type="float">
            <text:p>0</text:p>
          </table:table-cell>
          <table:table-cell table:style-name="ce134" table:formula="of:=[MoMo.S34]/[.S$5]*1000000" office:value-type="float" office:value="117.364729427971" calcext:value-type="float">
            <text:p>117</text:p>
          </table:table-cell>
          <table:table-cell table:style-name="ce134" table:formula="of:=[MoMo.T34]/[.T$5]*1000000" office:value-type="float" office:value="30.0124415212124" calcext:value-type="float">
            <text:p>30</text:p>
          </table:table-cell>
          <table:table-cell table:style-name="ce134" table:formula="of:=[MoMo.U34]/[.U$5]*1000000" office:value-type="float" office:value="0" calcext:value-type="float">
            <text:p>0</text:p>
          </table:table-cell>
          <table:table-cell table:style-name="ce134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35]" office:value-type="string" office:string-value="Covid-19 (parcial)" calcext:value-type="string">
            <text:p>Covid-19 (parcial)</text:p>
          </table:table-cell>
          <table:table-cell table:style-name="ce135" table:formula="of:=[MoMo.C35]/[.C$5]*1000000" office:value-type="float" office:value="9.89932741822678" calcext:value-type="float">
            <text:p>10</text:p>
          </table:table-cell>
          <table:table-cell table:style-name="ce135" table:formula="of:=[MoMo.D35]/[.D$5]*1000000" office:value-type="float" office:value="19.8666185792617" calcext:value-type="float">
            <text:p>20</text:p>
          </table:table-cell>
          <table:table-cell table:style-name="ce135" table:formula="of:=[MoMo.E35]/[.E$5]*1000000" office:value-type="float" office:value="0" calcext:value-type="float">
            <text:p>0</text:p>
          </table:table-cell>
          <table:table-cell table:style-name="ce135" table:formula="of:=[MoMo.F35]/[.F$5]*1000000" office:value-type="float" office:value="0" calcext:value-type="float">
            <text:p>0</text:p>
          </table:table-cell>
          <table:table-cell table:style-name="ce135" table:formula="of:=[MoMo.G35]/[.G$5]*1000000" office:value-type="float" office:value="0" calcext:value-type="float">
            <text:p>0</text:p>
          </table:table-cell>
          <table:table-cell table:style-name="ce135" table:formula="of:=[MoMo.H35]/[.H$5]*1000000" office:value-type="float" office:value="0" calcext:value-type="float">
            <text:p>0</text:p>
          </table:table-cell>
          <table:table-cell table:style-name="ce135" table:formula="of:=[MoMo.I35]/[.I$5]*1000000" office:value-type="float" office:value="149.844510377874" calcext:value-type="float">
            <text:p>150</text:p>
          </table:table-cell>
          <table:table-cell table:style-name="ce135" table:formula="of:=[MoMo.J35]/[.J$5]*1000000" office:value-type="float" office:value="147.522679761813" calcext:value-type="float">
            <text:p>148</text:p>
          </table:table-cell>
          <table:table-cell table:style-name="ce135" table:formula="of:=[MoMo.K35]/[.K$5]*1000000" office:value-type="float" office:value="56.1837300075723" calcext:value-type="float">
            <text:p>56</text:p>
          </table:table-cell>
          <table:table-cell table:style-name="ce135" table:formula="of:=[MoMo.L35]/[.L$5]*1000000" office:value-type="float" office:value="0" calcext:value-type="float">
            <text:p>0</text:p>
          </table:table-cell>
          <table:table-cell table:style-name="ce135" table:formula="of:=[MoMo.M35]/[.M$5]*1000000" office:value-type="float" office:value="20.9520996723615" calcext:value-type="float">
            <text:p>21</text:p>
          </table:table-cell>
          <table:table-cell table:style-name="ce135" table:formula="of:=[MoMo.N35]/[.N$5]*1000000" office:value-type="float" office:value="0" calcext:value-type="float">
            <text:p>0</text:p>
          </table:table-cell>
          <table:table-cell table:style-name="ce135" table:formula="of:=[MoMo.O35]/[.O$5]*1000000" office:value-type="float" office:value="0" calcext:value-type="float">
            <text:p>0</text:p>
          </table:table-cell>
          <table:table-cell table:style-name="ce135" table:formula="of:=[MoMo.P35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35]/[.R$5]*1000000" office:value-type="float" office:value="0" calcext:value-type="float">
            <text:p>0</text:p>
          </table:table-cell>
          <table:table-cell table:style-name="ce135" table:formula="of:=[MoMo.S35]/[.S$5]*1000000" office:value-type="float" office:value="54.0495464470917" calcext:value-type="float">
            <text:p>54</text:p>
          </table:table-cell>
          <table:table-cell table:style-name="ce135" table:formula="of:=[MoMo.T35]/[.T$5]*1000000" office:value-type="float" office:value="11.3683490610653" calcext:value-type="float">
            <text:p>11</text:p>
          </table:table-cell>
          <table:table-cell table:style-name="ce135" table:formula="of:=[MoMo.U35]/[.U$5]*1000000" office:value-type="float" office:value="0" calcext:value-type="float">
            <text:p>0</text:p>
          </table:table-cell>
          <table:table-cell table:style-name="ce135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36]" office:value-type="string" office:string-value="Covid-19 (total)" calcext:value-type="string">
            <text:p>Covid-19 (total)</text:p>
          </table:table-cell>
          <table:table-cell table:style-name="ce136" table:formula="of:=[MoMo.C36]/[.C$5]*1000000" office:value-type="float" office:value="24.6886840430475" calcext:value-type="float">
            <text:p>25</text:p>
          </table:table-cell>
          <table:table-cell table:style-name="ce136" table:formula="of:=[MoMo.D36]/[.D$5]*1000000" office:value-type="float" office:value="71.0613664565899" calcext:value-type="float">
            <text:p>71</text:p>
          </table:table-cell>
          <table:table-cell table:style-name="ce136" table:formula="of:=[MoMo.E36]/[.E$5]*1000000" office:value-type="float" office:value="39.8738042721377" calcext:value-type="float">
            <text:p>40</text:p>
          </table:table-cell>
          <table:table-cell table:style-name="ce136" table:formula="of:=[MoMo.F36]/[.F$5]*1000000" office:value-type="float" office:value="25.6885414931952" calcext:value-type="float">
            <text:p>26</text:p>
          </table:table-cell>
          <table:table-cell table:style-name="ce136" table:formula="of:=[MoMo.G36]/[.G$5]*1000000" office:value-type="float" office:value="18.3297809591175" calcext:value-type="float">
            <text:p>18</text:p>
          </table:table-cell>
          <table:table-cell table:style-name="ce136" table:formula="of:=[MoMo.H36]/[.H$5]*1000000" office:value-type="float" office:value="44.8098940246006" calcext:value-type="float">
            <text:p>45</text:p>
          </table:table-cell>
          <table:table-cell table:style-name="ce136" table:formula="of:=[MoMo.I36]/[.I$5]*1000000" office:value-type="float" office:value="223.729061201313" calcext:value-type="float">
            <text:p>224</text:p>
          </table:table-cell>
          <table:table-cell table:style-name="ce136" table:formula="of:=[MoMo.J36]/[.J$5]*1000000" office:value-type="float" office:value="187.487017757488" calcext:value-type="float">
            <text:p>187</text:p>
          </table:table-cell>
          <table:table-cell table:style-name="ce136" table:formula="of:=[MoMo.K36]/[.K$5]*1000000" office:value-type="float" office:value="161.314409810969" calcext:value-type="float">
            <text:p>161</text:p>
          </table:table-cell>
          <table:table-cell table:style-name="ce136" table:formula="of:=[MoMo.L36]/[.L$5]*1000000" office:value-type="float" office:value="11.7448087945128" calcext:value-type="float">
            <text:p>12</text:p>
          </table:table-cell>
          <table:table-cell table:style-name="ce136" table:formula="of:=[MoMo.M36]/[.M$5]*1000000" office:value-type="float" office:value="53.7904866588513" calcext:value-type="float">
            <text:p>54</text:p>
          </table:table-cell>
          <table:table-cell table:style-name="ce136" table:formula="of:=[MoMo.N36]/[.N$5]*1000000" office:value-type="float" office:value="93.2085457323069" calcext:value-type="float">
            <text:p>93</text:p>
          </table:table-cell>
          <table:table-cell table:style-name="ce136" table:formula="of:=[MoMo.O36]/[.O$5]*1000000" office:value-type="float" office:value="22.2078857981681" calcext:value-type="float">
            <text:p>22</text:p>
          </table:table-cell>
          <table:table-cell table:style-name="ce136" table:formula="of:=[MoMo.P36]/[.P$5]*1000000" office:value-type="float" office:value="468.525841662893" calcext:value-type="float">
            <text:p>469</text:p>
          </table:table-cell>
          <table:table-cell table:style-name="ce136"/>
          <table:table-cell table:style-name="ce136" table:formula="of:=[MoMo.R36]/[.R$5]*1000000" office:value-type="float" office:value="13.5271411942707" calcext:value-type="float">
            <text:p>14</text:p>
          </table:table-cell>
          <table:table-cell table:style-name="ce136" table:formula="of:=[MoMo.S36]/[.S$5]*1000000" office:value-type="float" office:value="129.71891147302" calcext:value-type="float">
            <text:p>130</text:p>
          </table:table-cell>
          <table:table-cell table:style-name="ce136" table:formula="of:=[MoMo.T36]/[.T$5]*1000000" office:value-type="float" office:value="120.504500047292" calcext:value-type="float">
            <text:p>121</text:p>
          </table:table-cell>
          <table:table-cell table:style-name="ce136" table:formula="of:=[MoMo.U36]/[.U$5]*1000000" office:value-type="float" office:value="215.411419973074" calcext:value-type="float">
            <text:p>215</text:p>
          </table:table-cell>
          <table:table-cell table:style-name="ce136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37]" office:value-type="string" office:string-value="Diferencia" calcext:value-type="string">
            <text:p>Diferencia</text:p>
          </table:table-cell>
          <table:table-cell table:style-name="ce136" table:formula="of:=[.C34]-[.C35]" office:value-type="float" office:value="5.60564323682722" calcext:value-type="float">
            <text:p>6</text:p>
          </table:table-cell>
          <table:table-cell table:style-name="ce136" table:formula="of:=[.D34]-[.D35]" office:value-type="float" office:value="71.8254671711769" calcext:value-type="float">
            <text:p>72</text:p>
          </table:table-cell>
          <table:table-cell table:style-name="ce136" table:formula="of:=[.E34]-[.E35]" office:value-type="float" office:value="0" calcext:value-type="float">
            <text:p>0</text:p>
          </table:table-cell>
          <table:table-cell table:style-name="ce136" table:formula="of:=[.F34]-[.F35]" office:value-type="float" office:value="0" calcext:value-type="float">
            <text:p>0</text:p>
          </table:table-cell>
          <table:table-cell table:style-name="ce136" table:formula="of:=[.G34]-[.G35]" office:value-type="float" office:value="0" calcext:value-type="float">
            <text:p>0</text:p>
          </table:table-cell>
          <table:table-cell table:style-name="ce136" table:formula="of:=[.H34]-[.H35]" office:value-type="float" office:value="0" calcext:value-type="float">
            <text:p>0</text:p>
          </table:table-cell>
          <table:table-cell table:style-name="ce136" table:formula="of:=[.I34]-[.I35]" office:value-type="float" office:value="187.201867535793" calcext:value-type="float">
            <text:p>187</text:p>
          </table:table-cell>
          <table:table-cell table:style-name="ce136" table:formula="of:=[.J34]-[.J35]" office:value-type="float" office:value="186.006857090981" calcext:value-type="float">
            <text:p>186</text:p>
          </table:table-cell>
          <table:table-cell table:style-name="ce136" table:formula="of:=[.K34]-[.K35]" office:value-type="float" office:value="-24.0787414318167" calcext:value-type="float">
            <text:p>-24</text:p>
          </table:table-cell>
          <table:table-cell table:style-name="ce136" table:formula="of:=[.L34]-[.L35]" office:value-type="float" office:value="0" calcext:value-type="float">
            <text:p>0</text:p>
          </table:table-cell>
          <table:table-cell table:style-name="ce136" table:formula="of:=[.M34]-[.M35]" office:value-type="float" office:value="18.534549710166" calcext:value-type="float">
            <text:p>19</text:p>
          </table:table-cell>
          <table:table-cell table:style-name="ce136" table:formula="of:=[.N34]-[.N35]" office:value-type="float" office:value="0" calcext:value-type="float">
            <text:p>0</text:p>
          </table:table-cell>
          <table:table-cell table:style-name="ce136" table:formula="of:=[.O34]-[.O35]" office:value-type="float" office:value="0" calcext:value-type="float">
            <text:p>0</text:p>
          </table:table-cell>
          <table:table-cell table:style-name="ce136" table:formula="of:=[.P34]-[.P35]" office:value-type="float" office:value="-273.028037516728" calcext:value-type="float">
            <text:p>-273</text:p>
          </table:table-cell>
          <table:table-cell table:style-name="ce136"/>
          <table:table-cell table:style-name="ce136" table:formula="of:=[.R34]-[.R35]" office:value-type="float" office:value="0" calcext:value-type="float">
            <text:p>0</text:p>
          </table:table-cell>
          <table:table-cell table:style-name="ce136" table:formula="of:=[.S34]-[.S35]" office:value-type="float" office:value="63.3151829808788" calcext:value-type="float">
            <text:p>63</text:p>
          </table:table-cell>
          <table:table-cell table:style-name="ce136" table:formula="of:=[.T34]-[.T35]" office:value-type="float" office:value="18.6440924601471" calcext:value-type="float">
            <text:p>19</text:p>
          </table:table-cell>
          <table:table-cell table:style-name="ce136" table:formula="of:=[.U34]-[.U35]" office:value-type="float" office:value="0" calcext:value-type="float">
            <text:p>0</text:p>
          </table:table-cell>
          <table:table-cell table:style-name="ce136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121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40]" office:value-type="string" office:string-value="Fin" calcext:value-type="string">
            <text:p>Fin</text:p>
          </table:table-cell>
          <table:table-cell table:style-name="ce59" table:formula="of:=[MoMo.C40]" office:value-type="date" office:date-value="2020-03-25" calcext:value-type="date">
            <text:p>25/03</text:p>
          </table:table-cell>
          <table:table-cell table:style-name="ce59" table:formula="of:=[MoMo.D40]" office:value-type="date" office:date-value="2020-03-29" calcext:value-type="date">
            <text:p>29/03</text:p>
          </table:table-cell>
          <table:table-cell table:style-name="ce59" table:formula="of:=[MoMo.E40]" office:value-type="date" office:date-value="1899-12-30" calcext:value-type="date">
            <text:p>30/12</text:p>
          </table:table-cell>
          <table:table-cell table:style-name="ce59" table:formula="of:=[MoMo.F40]" office:value-type="date" office:date-value="2020-03-26" calcext:value-type="date">
            <text:p>26/03</text:p>
          </table:table-cell>
          <table:table-cell table:style-name="ce59" table:formula="of:=[MoMo.G40]" office:value-type="date" office:date-value="1899-12-30" calcext:value-type="date">
            <text:p>30/12</text:p>
          </table:table-cell>
          <table:table-cell table:style-name="ce59" table:formula="of:=[MoMo.H40]" office:value-type="date" office:date-value="1899-12-30" calcext:value-type="date">
            <text:p>30/12</text:p>
          </table:table-cell>
          <table:table-cell table:style-name="ce59" table:formula="of:=[MoMo.I40]" office:value-type="date" office:date-value="2020-03-29" calcext:value-type="date">
            <text:p>29/03</text:p>
          </table:table-cell>
          <table:table-cell table:style-name="ce59" table:formula="of:=[MoMo.J40]" office:value-type="date" office:date-value="2020-03-29" calcext:value-type="date">
            <text:p>29/03</text:p>
          </table:table-cell>
          <table:table-cell table:style-name="ce59" table:formula="of:=[MoMo.K40]" office:value-type="date" office:date-value="2020-03-28" calcext:value-type="date">
            <text:p>28/03</text:p>
          </table:table-cell>
          <table:table-cell table:style-name="ce59" table:formula="of:=[MoMo.L40]" office:value-type="date" office:date-value="1899-12-30" calcext:value-type="date">
            <text:p>30/12</text:p>
          </table:table-cell>
          <table:table-cell table:style-name="ce59" table:formula="of:=[MoMo.M40]" office:value-type="date" office:date-value="2020-03-29" calcext:value-type="date">
            <text:p>29/03</text:p>
          </table:table-cell>
          <table:table-cell table:style-name="ce59" table:formula="of:=[MoMo.N40]" office:value-type="date" office:date-value="2020-03-28" calcext:value-type="date">
            <text:p>28/03</text:p>
          </table:table-cell>
          <table:table-cell table:style-name="ce59" table:formula="of:=[MoMo.O40]" office:value-type="date" office:date-value="1899-12-30" calcext:value-type="date">
            <text:p>30/12</text:p>
          </table:table-cell>
          <table:table-cell table:style-name="ce59" table:formula="of:=[MoMo.P40]" office:value-type="date" office:date-value="2020-03-21" calcext:value-type="date">
            <text:p>21/03</text:p>
          </table:table-cell>
          <table:table-cell table:style-name="ce59"/>
          <table:table-cell table:style-name="ce59" table:formula="of:=[MoMo.R40]" office:value-type="date" office:date-value="1899-12-30" calcext:value-type="date">
            <text:p>30/12</text:p>
          </table:table-cell>
          <table:table-cell table:style-name="ce59" table:formula="of:=[MoMo.S40]" office:value-type="date" office:date-value="2020-03-29" calcext:value-type="date">
            <text:p>29/03</text:p>
          </table:table-cell>
          <table:table-cell table:style-name="ce59" table:formula="of:=[MoMo.T40]" office:value-type="date" office:date-value="2020-03-28" calcext:value-type="date">
            <text:p>28/03</text:p>
          </table:table-cell>
          <table:table-cell table:style-name="ce59" table:formula="of:=[MoMo.U40]" office:value-type="date" office:date-value="1899-12-30" calcext:value-type="date">
            <text:p>30/12</text:p>
          </table:table-cell>
          <table:table-cell table:style-name="ce59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41]" office:value-type="string" office:string-value="MoMo (parcial)" calcext:value-type="string">
            <text:p>MoMo (parcial)</text:p>
          </table:table-cell>
          <table:table-cell table:style-name="ce134" table:formula="of:=[MoMo.C41]/[.C$5]*1000000" office:value-type="float" office:value="7.87175433256588" calcext:value-type="float">
            <text:p>8</text:p>
          </table:table-cell>
          <table:table-cell table:style-name="ce134" table:formula="of:=[MoMo.D41]/[.D$5]*1000000" office:value-type="float" office:value="134.48172576731" calcext:value-type="float">
            <text:p>134</text:p>
          </table:table-cell>
          <table:table-cell table:style-name="ce134" table:formula="of:=[MoMo.E41]/[.E$5]*1000000" office:value-type="float" office:value="0" calcext:value-type="float">
            <text:p>0</text:p>
          </table:table-cell>
          <table:table-cell table:style-name="ce134" table:formula="of:=[MoMo.F41]/[.F$5]*1000000" office:value-type="float" office:value="38.9757181276065" calcext:value-type="float">
            <text:p>39</text:p>
          </table:table-cell>
          <table:table-cell table:style-name="ce134" table:formula="of:=[MoMo.G41]/[.G$5]*1000000" office:value-type="float" office:value="0" calcext:value-type="float">
            <text:p>0</text:p>
          </table:table-cell>
          <table:table-cell table:style-name="ce134" table:formula="of:=[MoMo.H41]/[.H$5]*1000000" office:value-type="float" office:value="0" calcext:value-type="float">
            <text:p>0</text:p>
          </table:table-cell>
          <table:table-cell table:style-name="ce134" table:formula="of:=[MoMo.I41]/[.I$5]*1000000" office:value-type="float" office:value="486.475806545341" calcext:value-type="float">
            <text:p>486</text:p>
          </table:table-cell>
          <table:table-cell table:style-name="ce134" table:formula="of:=[MoMo.J41]/[.J$5]*1000000" office:value-type="float" office:value="478.585282170429" calcext:value-type="float">
            <text:p>479</text:p>
          </table:table-cell>
          <table:table-cell table:style-name="ce134" table:formula="of:=[MoMo.K41]/[.K$5]*1000000" office:value-type="float" office:value="70.5257126090369" calcext:value-type="float">
            <text:p>71</text:p>
          </table:table-cell>
          <table:table-cell table:style-name="ce134" table:formula="of:=[MoMo.L41]/[.L$5]*1000000" office:value-type="float" office:value="0" calcext:value-type="float">
            <text:p>0</text:p>
          </table:table-cell>
          <table:table-cell table:style-name="ce134" table:formula="of:=[MoMo.M41]/[.M$5]*1000000" office:value-type="float" office:value="74.9440488280624" calcext:value-type="float">
            <text:p>75</text:p>
          </table:table-cell>
          <table:table-cell table:style-name="ce134" table:formula="of:=[MoMo.N41]/[.N$5]*1000000" office:value-type="float" office:value="57.7892983540303" calcext:value-type="float">
            <text:p>58</text:p>
          </table:table-cell>
          <table:table-cell table:style-name="ce134" table:formula="of:=[MoMo.O41]/[.O$5]*1000000" office:value-type="float" office:value="0" calcext:value-type="float">
            <text:p>0</text:p>
          </table:table-cell>
          <table:table-cell table:style-name="ce134" table:formula="of:=[MoMo.P41]/[.P$5]*1000000" office:value-type="float" office:value="188.200841005406" calcext:value-type="float">
            <text:p>188</text:p>
          </table:table-cell>
          <table:table-cell table:style-name="ce134"/>
          <table:table-cell table:style-name="ce134" table:formula="of:=[MoMo.R41]/[.R$5]*1000000" office:value-type="float" office:value="0" calcext:value-type="float">
            <text:p>0</text:p>
          </table:table-cell>
          <table:table-cell table:style-name="ce134" table:formula="of:=[MoMo.S41]/[.S$5]*1000000" office:value-type="float" office:value="217.742458543998" calcext:value-type="float">
            <text:p>218</text:p>
          </table:table-cell>
          <table:table-cell table:style-name="ce134" table:formula="of:=[MoMo.T41]/[.T$5]*1000000" office:value-type="float" office:value="60.0248830424249" calcext:value-type="float">
            <text:p>60</text:p>
          </table:table-cell>
          <table:table-cell table:style-name="ce134" table:formula="of:=[MoMo.U41]/[.U$5]*1000000" office:value-type="float" office:value="0" calcext:value-type="float">
            <text:p>0</text:p>
          </table:table-cell>
          <table:table-cell table:style-name="ce134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42]" office:value-type="string" office:string-value="Covid-19 (parcial)" calcext:value-type="string">
            <text:p>Covid-19 (parcial)</text:p>
          </table:table-cell>
          <table:table-cell table:style-name="ce135" table:formula="of:=[MoMo.C42]/[.C$5]*1000000" office:value-type="float" office:value="3.1009941310108" calcext:value-type="float">
            <text:p>3</text:p>
          </table:table-cell>
          <table:table-cell table:style-name="ce135" table:formula="of:=[MoMo.D42]/[.D$5]*1000000" office:value-type="float" office:value="46.6101435898063" calcext:value-type="float">
            <text:p>47</text:p>
          </table:table-cell>
          <table:table-cell table:style-name="ce135" table:formula="of:=[MoMo.E42]/[.E$5]*1000000" office:value-type="float" office:value="0" calcext:value-type="float">
            <text:p>0</text:p>
          </table:table-cell>
          <table:table-cell table:style-name="ce135" table:formula="of:=[MoMo.F42]/[.F$5]*1000000" office:value-type="float" office:value="14.1729884100387" calcext:value-type="float">
            <text:p>14</text:p>
          </table:table-cell>
          <table:table-cell table:style-name="ce135" table:formula="of:=[MoMo.G42]/[.G$5]*1000000" office:value-type="float" office:value="0" calcext:value-type="float">
            <text:p>0</text:p>
          </table:table-cell>
          <table:table-cell table:style-name="ce135" table:formula="of:=[MoMo.H42]/[.H$5]*1000000" office:value-type="float" office:value="0" calcext:value-type="float">
            <text:p>0</text:p>
          </table:table-cell>
          <table:table-cell table:style-name="ce135" table:formula="of:=[MoMo.I42]/[.I$5]*1000000" office:value-type="float" office:value="221.238570724118" calcext:value-type="float">
            <text:p>221</text:p>
          </table:table-cell>
          <table:table-cell table:style-name="ce135" table:formula="of:=[MoMo.J42]/[.J$5]*1000000" office:value-type="float" office:value="176.632506203107" calcext:value-type="float">
            <text:p>177</text:p>
          </table:table-cell>
          <table:table-cell table:style-name="ce135" table:formula="of:=[MoMo.K42]/[.K$5]*1000000" office:value-type="float" office:value="124.735775286132" calcext:value-type="float">
            <text:p>125</text:p>
          </table:table-cell>
          <table:table-cell table:style-name="ce135" table:formula="of:=[MoMo.L42]/[.L$5]*1000000" office:value-type="float" office:value="0" calcext:value-type="float">
            <text:p>0</text:p>
          </table:table-cell>
          <table:table-cell table:style-name="ce135" table:formula="of:=[MoMo.M42]/[.M$5]*1000000" office:value-type="float" office:value="34.853011954986" calcext:value-type="float">
            <text:p>35</text:p>
          </table:table-cell>
          <table:table-cell table:style-name="ce135" table:formula="of:=[MoMo.N42]/[.N$5]*1000000" office:value-type="float" office:value="57.7892983540303" calcext:value-type="float">
            <text:p>58</text:p>
          </table:table-cell>
          <table:table-cell table:style-name="ce135" table:formula="of:=[MoMo.O42]/[.O$5]*1000000" office:value-type="float" office:value="0" calcext:value-type="float">
            <text:p>0</text:p>
          </table:table-cell>
          <table:table-cell table:style-name="ce135" table:formula="of:=[MoMo.P42]/[.P$5]*1000000" office:value-type="float" office:value="119.031711233629" calcext:value-type="float">
            <text:p>119</text:p>
          </table:table-cell>
          <table:table-cell table:style-name="ce135"/>
          <table:table-cell table:style-name="ce135" table:formula="of:=[MoMo.R42]/[.R$5]*1000000" office:value-type="float" office:value="0" calcext:value-type="float">
            <text:p>0</text:p>
          </table:table-cell>
          <table:table-cell table:style-name="ce135" table:formula="of:=[MoMo.S42]/[.S$5]*1000000" office:value-type="float" office:value="108.099092894183" calcext:value-type="float">
            <text:p>108</text:p>
          </table:table-cell>
          <table:table-cell table:style-name="ce135" table:formula="of:=[MoMo.T42]/[.T$5]*1000000" office:value-type="float" office:value="30.0124415212124" calcext:value-type="float">
            <text:p>30</text:p>
          </table:table-cell>
          <table:table-cell table:style-name="ce135" table:formula="of:=[MoMo.U42]/[.U$5]*1000000" office:value-type="float" office:value="0" calcext:value-type="float">
            <text:p>0</text:p>
          </table:table-cell>
          <table:table-cell table:style-name="ce135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43]" office:value-type="string" office:string-value="Covid-19 (total)" calcext:value-type="string">
            <text:p>Covid-19 (total)</text:p>
          </table:table-cell>
          <table:table-cell table:style-name="ce136" table:formula="of:=[MoMo.C43]/[.C$5]*1000000" office:value-type="float" office:value="28.147485189175" calcext:value-type="float">
            <text:p>28</text:p>
          </table:table-cell>
          <table:table-cell table:style-name="ce136" table:formula="of:=[MoMo.D43]/[.D$5]*1000000" office:value-type="float" office:value="80.9946757462208" calcext:value-type="float">
            <text:p>81</text:p>
          </table:table-cell>
          <table:table-cell table:style-name="ce136" table:formula="of:=[MoMo.E43]/[.E$5]*1000000" office:value-type="float" office:value="47.6540587642622" calcext:value-type="float">
            <text:p>48</text:p>
          </table:table-cell>
          <table:table-cell table:style-name="ce136" table:formula="of:=[MoMo.F43]/[.F$5]*1000000" office:value-type="float" office:value="32.7750356982146" calcext:value-type="float">
            <text:p>33</text:p>
          </table:table-cell>
          <table:table-cell table:style-name="ce136" table:formula="of:=[MoMo.G43]/[.G$5]*1000000" office:value-type="float" office:value="18.7997753426847" calcext:value-type="float">
            <text:p>19</text:p>
          </table:table-cell>
          <table:table-cell table:style-name="ce136" table:formula="of:=[MoMo.H43]/[.H$5]*1000000" office:value-type="float" office:value="46.5333514870853" calcext:value-type="float">
            <text:p>47</text:p>
          </table:table-cell>
          <table:table-cell table:style-name="ce136" table:formula="of:=[MoMo.I43]/[.I$5]*1000000" office:value-type="float" office:value="258.180846135838" calcext:value-type="float">
            <text:p>258</text:p>
          </table:table-cell>
          <table:table-cell table:style-name="ce136" table:formula="of:=[MoMo.J43]/[.J$5]*1000000" office:value-type="float" office:value="218.077004865288" calcext:value-type="float">
            <text:p>218</text:p>
          </table:table-cell>
          <table:table-cell table:style-name="ce136" table:formula="of:=[MoMo.K43]/[.K$5]*1000000" office:value-type="float" office:value="185.524729064817" calcext:value-type="float">
            <text:p>186</text:p>
          </table:table-cell>
          <table:table-cell table:style-name="ce136" table:formula="of:=[MoMo.L43]/[.L$5]*1000000" office:value-type="float" office:value="11.7448087945128" calcext:value-type="float">
            <text:p>12</text:p>
          </table:table-cell>
          <table:table-cell table:style-name="ce136" table:formula="of:=[MoMo.M43]/[.M$5]*1000000" office:value-type="float" office:value="62.4533740233854" calcext:value-type="float">
            <text:p>62</text:p>
          </table:table-cell>
          <table:table-cell table:style-name="ce136" table:formula="of:=[MoMo.N43]/[.N$5]*1000000" office:value-type="float" office:value="98.8010584762453" calcext:value-type="float">
            <text:p>99</text:p>
          </table:table-cell>
          <table:table-cell table:style-name="ce136" table:formula="of:=[MoMo.O43]/[.O$5]*1000000" office:value-type="float" office:value="24.4286743779849" calcext:value-type="float">
            <text:p>24</text:p>
          </table:table-cell>
          <table:table-cell table:style-name="ce136" table:formula="of:=[MoMo.P43]/[.P$5]*1000000" office:value-type="float" office:value="515.652061946961" calcext:value-type="float">
            <text:p>516</text:p>
          </table:table-cell>
          <table:table-cell table:style-name="ce136"/>
          <table:table-cell table:style-name="ce136" table:formula="of:=[MoMo.R43]/[.R$5]*1000000" office:value-type="float" office:value="16.9089264928384" calcext:value-type="float">
            <text:p>17</text:p>
          </table:table-cell>
          <table:table-cell table:style-name="ce136" table:formula="of:=[MoMo.S43]/[.S$5]*1000000" office:value-type="float" office:value="157.515821074381" calcext:value-type="float">
            <text:p>158</text:p>
          </table:table-cell>
          <table:table-cell table:style-name="ce136" table:formula="of:=[MoMo.T43]/[.T$5]*1000000" office:value-type="float" office:value="135.055986845456" calcext:value-type="float">
            <text:p>135</text:p>
          </table:table-cell>
          <table:table-cell table:style-name="ce136" table:formula="of:=[MoMo.U43]/[.U$5]*1000000" office:value-type="float" office:value="224.914864971886" calcext:value-type="float">
            <text:p>225</text:p>
          </table:table-cell>
          <table:table-cell table:style-name="ce136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44]" office:value-type="string" office:string-value="Diferencia" calcext:value-type="string">
            <text:p>Diferencia</text:p>
          </table:table-cell>
          <table:table-cell table:style-name="ce136" table:formula="of:=[.C41]-[.C42]" office:value-type="float" office:value="4.77076020155508" calcext:value-type="float">
            <text:p>5</text:p>
          </table:table-cell>
          <table:table-cell table:style-name="ce136" table:formula="of:=[.D41]-[.D42]" office:value-type="float" office:value="87.8715821775037" calcext:value-type="float">
            <text:p>88</text:p>
          </table:table-cell>
          <table:table-cell table:style-name="ce136" table:formula="of:=[.E41]-[.E42]" office:value-type="float" office:value="0" calcext:value-type="float">
            <text:p>0</text:p>
          </table:table-cell>
          <table:table-cell table:style-name="ce136" table:formula="of:=[.F41]-[.F42]" office:value-type="float" office:value="24.8027297175678" calcext:value-type="float">
            <text:p>25</text:p>
          </table:table-cell>
          <table:table-cell table:style-name="ce136" table:formula="of:=[.G41]-[.G42]" office:value-type="float" office:value="0" calcext:value-type="float">
            <text:p>0</text:p>
          </table:table-cell>
          <table:table-cell table:style-name="ce136" table:formula="of:=[.H41]-[.H42]" office:value-type="float" office:value="0" calcext:value-type="float">
            <text:p>0</text:p>
          </table:table-cell>
          <table:table-cell table:style-name="ce136" table:formula="of:=[.I41]-[.I42]" office:value-type="float" office:value="265.237235821223" calcext:value-type="float">
            <text:p>265</text:p>
          </table:table-cell>
          <table:table-cell table:style-name="ce136" table:formula="of:=[.J41]-[.J42]" office:value-type="float" office:value="301.952775967322" calcext:value-type="float">
            <text:p>302</text:p>
          </table:table-cell>
          <table:table-cell table:style-name="ce136" table:formula="of:=[.K41]-[.K42]" office:value-type="float" office:value="-54.2100626770955" calcext:value-type="float">
            <text:p>-54</text:p>
          </table:table-cell>
          <table:table-cell table:style-name="ce136" table:formula="of:=[.L41]-[.L42]" office:value-type="float" office:value="0" calcext:value-type="float">
            <text:p>0</text:p>
          </table:table-cell>
          <table:table-cell table:style-name="ce136" table:formula="of:=[.M41]-[.M42]" office:value-type="float" office:value="40.0910368730764" calcext:value-type="float">
            <text:p>40</text:p>
          </table:table-cell>
          <table:table-cell table:style-name="ce136" table:formula="of:=[.N41]-[.N42]" office:value-type="float" office:value="0" calcext:value-type="float">
            <text:p>0</text:p>
          </table:table-cell>
          <table:table-cell table:style-name="ce136" table:formula="of:=[.O41]-[.O42]" office:value-type="float" office:value="0" calcext:value-type="float">
            <text:p>0</text:p>
          </table:table-cell>
          <table:table-cell table:style-name="ce136" table:formula="of:=[.P41]-[.P42]" office:value-type="float" office:value="69.1691297717768" calcext:value-type="float">
            <text:p>69</text:p>
          </table:table-cell>
          <table:table-cell table:style-name="ce136"/>
          <table:table-cell table:style-name="ce136" table:formula="of:=[.R41]-[.R42]" office:value-type="float" office:value="0" calcext:value-type="float">
            <text:p>0</text:p>
          </table:table-cell>
          <table:table-cell table:style-name="ce136" table:formula="of:=[.S41]-[.S42]" office:value-type="float" office:value="109.643365649815" calcext:value-type="float">
            <text:p>110</text:p>
          </table:table-cell>
          <table:table-cell table:style-name="ce136" table:formula="of:=[.T41]-[.T42]" office:value-type="float" office:value="30.0124415212124" calcext:value-type="float">
            <text:p>30</text:p>
          </table:table-cell>
          <table:table-cell table:style-name="ce136" table:formula="of:=[.U41]-[.U42]" office:value-type="float" office:value="0" calcext:value-type="float">
            <text:p>0</text:p>
          </table:table-cell>
          <table:table-cell table:style-name="ce136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121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47]" office:value-type="string" office:string-value="Fin" calcext:value-type="string">
            <text:p>Fin</text:p>
          </table:table-cell>
          <table:table-cell table:style-name="ce59" table:formula="of:=[MoMo.C47]" office:value-type="date" office:date-value="2020-03-25" calcext:value-type="date">
            <text:p>25/03</text:p>
          </table:table-cell>
          <table:table-cell table:style-name="ce59" table:formula="of:=[MoMo.D47]" office:value-type="date" office:date-value="2020-03-30" calcext:value-type="date">
            <text:p>30/03</text:p>
          </table:table-cell>
          <table:table-cell table:style-name="ce59" table:formula="of:=[MoMo.E47]" office:value-type="date" office:date-value="1899-12-30" calcext:value-type="date">
            <text:p>30/12</text:p>
          </table:table-cell>
          <table:table-cell table:style-name="ce59" table:formula="of:=[MoMo.F47]" office:value-type="date" office:date-value="2020-03-26" calcext:value-type="date">
            <text:p>26/03</text:p>
          </table:table-cell>
          <table:table-cell table:style-name="ce59" table:formula="of:=[MoMo.G47]" office:value-type="date" office:date-value="1899-12-30" calcext:value-type="date">
            <text:p>30/12</text:p>
          </table:table-cell>
          <table:table-cell table:style-name="ce59" table:formula="of:=[MoMo.H47]" office:value-type="date" office:date-value="2020-03-30" calcext:value-type="date">
            <text:p>30/03</text:p>
          </table:table-cell>
          <table:table-cell table:style-name="ce59" table:formula="of:=[MoMo.I47]" office:value-type="date" office:date-value="2020-03-31" calcext:value-type="date">
            <text:p>31/03</text:p>
          </table:table-cell>
          <table:table-cell table:style-name="ce59" table:formula="of:=[MoMo.J47]" office:value-type="date" office:date-value="2020-03-30" calcext:value-type="date">
            <text:p>30/03</text:p>
          </table:table-cell>
          <table:table-cell table:style-name="ce59" table:formula="of:=[MoMo.K47]" office:value-type="date" office:date-value="2020-03-30" calcext:value-type="date">
            <text:p>30/03</text:p>
          </table:table-cell>
          <table:table-cell table:style-name="ce59" table:formula="of:=[MoMo.L47]" office:value-type="date" office:date-value="1899-12-30" calcext:value-type="date">
            <text:p>30/12</text:p>
          </table:table-cell>
          <table:table-cell table:style-name="ce59" table:formula="of:=[MoMo.M47]" office:value-type="date" office:date-value="2020-03-30" calcext:value-type="date">
            <text:p>30/03</text:p>
          </table:table-cell>
          <table:table-cell table:style-name="ce59" table:formula="of:=[MoMo.N47]" office:value-type="date" office:date-value="2020-03-25" calcext:value-type="date">
            <text:p>25/03</text:p>
          </table:table-cell>
          <table:table-cell table:style-name="ce59" table:formula="of:=[MoMo.O47]" office:value-type="date" office:date-value="1899-12-30" calcext:value-type="date">
            <text:p>30/12</text:p>
          </table:table-cell>
          <table:table-cell table:style-name="ce59" table:formula="of:=[MoMo.P47]" office:value-type="date" office:date-value="2020-03-24" calcext:value-type="date">
            <text:p>24/03</text:p>
          </table:table-cell>
          <table:table-cell table:style-name="ce59"/>
          <table:table-cell table:style-name="ce59" table:formula="of:=[MoMo.R47]" office:value-type="date" office:date-value="1899-12-30" calcext:value-type="date">
            <text:p>30/12</text:p>
          </table:table-cell>
          <table:table-cell table:style-name="ce59" table:formula="of:=[MoMo.S47]" office:value-type="date" office:date-value="2020-03-30" calcext:value-type="date">
            <text:p>30/03</text:p>
          </table:table-cell>
          <table:table-cell table:style-name="ce59" table:formula="of:=[MoMo.T47]" office:value-type="date" office:date-value="2020-03-29" calcext:value-type="date">
            <text:p>29/03</text:p>
          </table:table-cell>
          <table:table-cell table:style-name="ce59" table:formula="of:=[MoMo.U47]" office:value-type="date" office:date-value="1899-12-30" calcext:value-type="date">
            <text:p>30/12</text:p>
          </table:table-cell>
          <table:table-cell table:style-name="ce59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48]" office:value-type="string" office:string-value="MoMo (parcial)" calcext:value-type="string">
            <text:p>MoMo (parcial)</text:p>
          </table:table-cell>
          <table:table-cell table:style-name="ce134" table:formula="of:=[MoMo.C48]/[.C$5]*1000000" office:value-type="float" office:value="18.8445027961426" calcext:value-type="float">
            <text:p>19</text:p>
          </table:table-cell>
          <table:table-cell table:style-name="ce134" table:formula="of:=[MoMo.D48]/[.D$5]*1000000" office:value-type="float" office:value="148.235538629876" calcext:value-type="float">
            <text:p>148</text:p>
          </table:table-cell>
          <table:table-cell table:style-name="ce134" table:formula="of:=[MoMo.E48]/[.E$5]*1000000" office:value-type="float" office:value="0" calcext:value-type="float">
            <text:p>0</text:p>
          </table:table-cell>
          <table:table-cell table:style-name="ce134" table:formula="of:=[MoMo.F48]/[.F$5]*1000000" office:value-type="float" office:value="38.9757181276065" calcext:value-type="float">
            <text:p>39</text:p>
          </table:table-cell>
          <table:table-cell table:style-name="ce134" table:formula="of:=[MoMo.G48]/[.G$5]*1000000" office:value-type="float" office:value="0" calcext:value-type="float">
            <text:p>0</text:p>
          </table:table-cell>
          <table:table-cell table:style-name="ce134" table:formula="of:=[MoMo.H48]/[.H$5]*1000000" office:value-type="float" office:value="44.8098940246006" calcext:value-type="float">
            <text:p>45</text:p>
          </table:table-cell>
          <table:table-cell table:style-name="ce134" table:formula="of:=[MoMo.I48]/[.I$5]*1000000" office:value-type="float" office:value="573.642973247151" calcext:value-type="float">
            <text:p>574</text:p>
          </table:table-cell>
          <table:table-cell table:style-name="ce134" table:formula="of:=[MoMo.J48]/[.J$5]*1000000" office:value-type="float" office:value="526.937197276307" calcext:value-type="float">
            <text:p>527</text:p>
          </table:table-cell>
          <table:table-cell table:style-name="ce134" table:formula="of:=[MoMo.K48]/[.K$5]*1000000" office:value-type="float" office:value="98.02547741368" calcext:value-type="float">
            <text:p>98</text:p>
          </table:table-cell>
          <table:table-cell table:style-name="ce134" table:formula="of:=[MoMo.L48]/[.L$5]*1000000" office:value-type="float" office:value="0" calcext:value-type="float">
            <text:p>0</text:p>
          </table:table-cell>
          <table:table-cell table:style-name="ce134" table:formula="of:=[MoMo.M48]/[.M$5]*1000000" office:value-type="float" office:value="97.1049234815218" calcext:value-type="float">
            <text:p>97</text:p>
          </table:table-cell>
          <table:table-cell table:style-name="ce134" table:formula="of:=[MoMo.N48]/[.N$5]*1000000" office:value-type="float" office:value="35.4192473782766" calcext:value-type="float">
            <text:p>35</text:p>
          </table:table-cell>
          <table:table-cell table:style-name="ce134" table:formula="of:=[MoMo.O48]/[.O$5]*1000000" office:value-type="float" office:value="0" calcext:value-type="float">
            <text:p>0</text:p>
          </table:table-cell>
          <table:table-cell table:style-name="ce134" table:formula="of:=[MoMo.P48]/[.P$5]*1000000" office:value-type="float" office:value="250.833107963586" calcext:value-type="float">
            <text:p>251</text:p>
          </table:table-cell>
          <table:table-cell table:style-name="ce134"/>
          <table:table-cell table:style-name="ce134" table:formula="of:=[MoMo.R48]/[.R$5]*1000000" office:value-type="float" office:value="0" calcext:value-type="float">
            <text:p>0</text:p>
          </table:table-cell>
          <table:table-cell table:style-name="ce134" table:formula="of:=[MoMo.S48]/[.S$5]*1000000" office:value-type="float" office:value="270.247732235458" calcext:value-type="float">
            <text:p>270</text:p>
          </table:table-cell>
          <table:table-cell table:style-name="ce134" table:formula="of:=[MoMo.T48]/[.T$5]*1000000" office:value-type="float" office:value="82.7615811645555" calcext:value-type="float">
            <text:p>83</text:p>
          </table:table-cell>
          <table:table-cell table:style-name="ce134" table:formula="of:=[MoMo.U48]/[.U$5]*1000000" office:value-type="float" office:value="0" calcext:value-type="float">
            <text:p>0</text:p>
          </table:table-cell>
          <table:table-cell table:style-name="ce134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49]" office:value-type="string" office:string-value="Covid-19 (parcial)" calcext:value-type="string">
            <text:p>Covid-19 (parcial)</text:p>
          </table:table-cell>
          <table:table-cell table:style-name="ce135" table:formula="of:=[MoMo.C49]/[.C$5]*1000000" office:value-type="float" office:value="9.89932741822678" calcext:value-type="float">
            <text:p>10</text:p>
          </table:table-cell>
          <table:table-cell table:style-name="ce135" table:formula="of:=[MoMo.D49]/[.D$5]*1000000" office:value-type="float" office:value="56.5434528794371" calcext:value-type="float">
            <text:p>57</text:p>
          </table:table-cell>
          <table:table-cell table:style-name="ce135" table:formula="of:=[MoMo.E49]/[.E$5]*1000000" office:value-type="float" office:value="0" calcext:value-type="float">
            <text:p>0</text:p>
          </table:table-cell>
          <table:table-cell table:style-name="ce135" table:formula="of:=[MoMo.F49]/[.F$5]*1000000" office:value-type="float" office:value="14.1729884100387" calcext:value-type="float">
            <text:p>14</text:p>
          </table:table-cell>
          <table:table-cell table:style-name="ce135" table:formula="of:=[MoMo.G49]/[.G$5]*1000000" office:value-type="float" office:value="0" calcext:value-type="float">
            <text:p>0</text:p>
          </table:table-cell>
          <table:table-cell table:style-name="ce135" table:formula="of:=[MoMo.H49]/[.H$5]*1000000" office:value-type="float" office:value="31.0222343247235" calcext:value-type="float">
            <text:p>31</text:p>
          </table:table-cell>
          <table:table-cell table:style-name="ce135" table:formula="of:=[MoMo.I49]/[.I$5]*1000000" office:value-type="float" office:value="291.387385831766" calcext:value-type="float">
            <text:p>291</text:p>
          </table:table-cell>
          <table:table-cell table:style-name="ce135" table:formula="of:=[MoMo.J49]/[.J$5]*1000000" office:value-type="float" office:value="207.222493310907" calcext:value-type="float">
            <text:p>207</text:p>
          </table:table-cell>
          <table:table-cell table:style-name="ce135" table:formula="of:=[MoMo.K49]/[.K$5]*1000000" office:value-type="float" office:value="169.472234776939" calcext:value-type="float">
            <text:p>169</text:p>
          </table:table-cell>
          <table:table-cell table:style-name="ce135" table:formula="of:=[MoMo.L49]/[.L$5]*1000000" office:value-type="float" office:value="0" calcext:value-type="float">
            <text:p>0</text:p>
          </table:table-cell>
          <table:table-cell table:style-name="ce135" table:formula="of:=[MoMo.M49]/[.M$5]*1000000" office:value-type="float" office:value="48.5524617407609" calcext:value-type="float">
            <text:p>49</text:p>
          </table:table-cell>
          <table:table-cell table:style-name="ce135" table:formula="of:=[MoMo.N49]/[.N$5]*1000000" office:value-type="float" office:value="12.1171109451999" calcext:value-type="float">
            <text:p>12</text:p>
          </table:table-cell>
          <table:table-cell table:style-name="ce135" table:formula="of:=[MoMo.O49]/[.O$5]*1000000" office:value-type="float" office:value="0" calcext:value-type="float">
            <text:p>0</text:p>
          </table:table-cell>
          <table:table-cell table:style-name="ce135" table:formula="of:=[MoMo.P49]/[.P$5]*1000000" office:value-type="float" office:value="230.15837906477" calcext:value-type="float">
            <text:p>230</text:p>
          </table:table-cell>
          <table:table-cell table:style-name="ce135"/>
          <table:table-cell table:style-name="ce135" table:formula="of:=[MoMo.R49]/[.R$5]*1000000" office:value-type="float" office:value="0" calcext:value-type="float">
            <text:p>0</text:p>
          </table:table-cell>
          <table:table-cell table:style-name="ce135" table:formula="of:=[MoMo.S49]/[.S$5]*1000000" office:value-type="float" office:value="135.896002495545" calcext:value-type="float">
            <text:p>136</text:p>
          </table:table-cell>
          <table:table-cell table:style-name="ce135" table:formula="of:=[MoMo.T49]/[.T$5]*1000000" office:value-type="float" office:value="50.0207358686874" calcext:value-type="float">
            <text:p>50</text:p>
          </table:table-cell>
          <table:table-cell table:style-name="ce135" table:formula="of:=[MoMo.U49]/[.U$5]*1000000" office:value-type="float" office:value="0" calcext:value-type="float">
            <text:p>0</text:p>
          </table:table-cell>
          <table:table-cell table:style-name="ce135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50]" office:value-type="string" office:string-value="Covid-19 (total)" calcext:value-type="string">
            <text:p>Covid-19 (total)</text:p>
          </table:table-cell>
          <table:table-cell table:style-name="ce136" table:formula="of:=[MoMo.C50]/[.C$5]*1000000" office:value-type="float" office:value="29.5787132496415" calcext:value-type="float">
            <text:p>30</text:p>
          </table:table-cell>
          <table:table-cell table:style-name="ce136" table:formula="of:=[MoMo.D50]/[.D$5]*1000000" office:value-type="float" office:value="105.445898613004" calcext:value-type="float">
            <text:p>105</text:p>
          </table:table-cell>
          <table:table-cell table:style-name="ce136" table:formula="of:=[MoMo.E50]/[.E$5]*1000000" office:value-type="float" office:value="53.4892496333555" calcext:value-type="float">
            <text:p>53</text:p>
          </table:table-cell>
          <table:table-cell table:style-name="ce136" table:formula="of:=[MoMo.F50]/[.F$5]*1000000" office:value-type="float" office:value="37.2040945763517" calcext:value-type="float">
            <text:p>37</text:p>
          </table:table-cell>
          <table:table-cell table:style-name="ce136" table:formula="of:=[MoMo.G50]/[.G$5]*1000000" office:value-type="float" office:value="25.8496910961914" calcext:value-type="float">
            <text:p>26</text:p>
          </table:table-cell>
          <table:table-cell table:style-name="ce136" table:formula="of:=[MoMo.H50]/[.H$5]*1000000" office:value-type="float" office:value="63.7679261119317" calcext:value-type="float">
            <text:p>64</text:p>
          </table:table-cell>
          <table:table-cell table:style-name="ce136" table:formula="of:=[MoMo.I50]/[.I$5]*1000000" office:value-type="float" office:value="293.87787630896" calcext:value-type="float">
            <text:p>294</text:p>
          </table:table-cell>
          <table:table-cell table:style-name="ce136" table:formula="of:=[MoMo.J50]/[.J$5]*1000000" office:value-type="float" office:value="254.587634639115" calcext:value-type="float">
            <text:p>255</text:p>
          </table:table-cell>
          <table:table-cell table:style-name="ce136" table:formula="of:=[MoMo.K50]/[.K$5]*1000000" office:value-type="float" office:value="219.998118437145" calcext:value-type="float">
            <text:p>220</text:p>
          </table:table-cell>
          <table:table-cell table:style-name="ce136" table:formula="of:=[MoMo.L50]/[.L$5]*1000000" office:value-type="float" office:value="11.7448087945128" calcext:value-type="float">
            <text:p>12</text:p>
          </table:table-cell>
          <table:table-cell table:style-name="ce136" table:formula="of:=[MoMo.M50]/[.M$5]*1000000" office:value-type="float" office:value="68.2957864320246" calcext:value-type="float">
            <text:p>68</text:p>
          </table:table-cell>
          <table:table-cell table:style-name="ce136" table:formula="of:=[MoMo.N50]/[.N$5]*1000000" office:value-type="float" office:value="123.967365823968" calcext:value-type="float">
            <text:p>124</text:p>
          </table:table-cell>
          <table:table-cell table:style-name="ce136" table:formula="of:=[MoMo.O50]/[.O$5]*1000000" office:value-type="float" office:value="31.0910401174353" calcext:value-type="float">
            <text:p>31</text:p>
          </table:table-cell>
          <table:table-cell table:style-name="ce136" table:formula="of:=[MoMo.P50]/[.P$5]*1000000" office:value-type="float" office:value="547.728295753213" calcext:value-type="float">
            <text:p>548</text:p>
          </table:table-cell>
          <table:table-cell table:style-name="ce136"/>
          <table:table-cell table:style-name="ce136" table:formula="of:=[MoMo.R50]/[.R$5]*1000000" office:value-type="float" office:value="22.9961400302602" calcext:value-type="float">
            <text:p>23</text:p>
          </table:table-cell>
          <table:table-cell table:style-name="ce136" table:formula="of:=[MoMo.S50]/[.S$5]*1000000" office:value-type="float" office:value="174.502821386325" calcext:value-type="float">
            <text:p>175</text:p>
          </table:table-cell>
          <table:table-cell table:style-name="ce136" table:formula="of:=[MoMo.T50]/[.T$5]*1000000" office:value-type="float" office:value="147.788537793849" calcext:value-type="float">
            <text:p>148</text:p>
          </table:table-cell>
          <table:table-cell table:style-name="ce136" table:formula="of:=[MoMo.U50]/[.U$5]*1000000" office:value-type="float" office:value="269.264274966342" calcext:value-type="float">
            <text:p>269</text:p>
          </table:table-cell>
          <table:table-cell table:style-name="ce136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51]" office:value-type="string" office:string-value="Diferencia" calcext:value-type="string">
            <text:p>Diferencia</text:p>
          </table:table-cell>
          <table:table-cell table:style-name="ce136" table:formula="of:=[.C48]-[.C49]" office:value-type="float" office:value="8.94517537791577" calcext:value-type="float">
            <text:p>9</text:p>
          </table:table-cell>
          <table:table-cell table:style-name="ce136" table:formula="of:=[.D48]-[.D49]" office:value-type="float" office:value="91.6920857504386" calcext:value-type="float">
            <text:p>92</text:p>
          </table:table-cell>
          <table:table-cell table:style-name="ce136" table:formula="of:=[.E48]-[.E49]" office:value-type="float" office:value="0" calcext:value-type="float">
            <text:p>0</text:p>
          </table:table-cell>
          <table:table-cell table:style-name="ce136" table:formula="of:=[.F48]-[.F49]" office:value-type="float" office:value="24.8027297175678" calcext:value-type="float">
            <text:p>25</text:p>
          </table:table-cell>
          <table:table-cell table:style-name="ce136" table:formula="of:=[.G48]-[.G49]" office:value-type="float" office:value="0" calcext:value-type="float">
            <text:p>0</text:p>
          </table:table-cell>
          <table:table-cell table:style-name="ce136" table:formula="of:=[.H48]-[.H49]" office:value-type="float" office:value="13.7876596998771" calcext:value-type="float">
            <text:p>14</text:p>
          </table:table-cell>
          <table:table-cell table:style-name="ce136" table:formula="of:=[.I48]-[.I49]" office:value-type="float" office:value="282.255587415385" calcext:value-type="float">
            <text:p>282</text:p>
          </table:table-cell>
          <table:table-cell table:style-name="ce136" table:formula="of:=[.J48]-[.J49]" office:value-type="float" office:value="319.7147039654" calcext:value-type="float">
            <text:p>320</text:p>
          </table:table-cell>
          <table:table-cell table:style-name="ce136" table:formula="of:=[.K48]-[.K49]" office:value-type="float" office:value="-71.4467573632594" calcext:value-type="float">
            <text:p>-71</text:p>
          </table:table-cell>
          <table:table-cell table:style-name="ce136" table:formula="of:=[.L48]-[.L49]" office:value-type="float" office:value="0" calcext:value-type="float">
            <text:p>0</text:p>
          </table:table-cell>
          <table:table-cell table:style-name="ce136" table:formula="of:=[.M48]-[.M49]" office:value-type="float" office:value="48.5524617407609" calcext:value-type="float">
            <text:p>49</text:p>
          </table:table-cell>
          <table:table-cell table:style-name="ce136" table:formula="of:=[.N48]-[.N49]" office:value-type="float" office:value="23.3021364330767" calcext:value-type="float">
            <text:p>23</text:p>
          </table:table-cell>
          <table:table-cell table:style-name="ce136" table:formula="of:=[.O48]-[.O49]" office:value-type="float" office:value="0" calcext:value-type="float">
            <text:p>0</text:p>
          </table:table-cell>
          <table:table-cell table:style-name="ce136" table:formula="of:=[.P48]-[.P49]" office:value-type="float" office:value="20.6747288988168" calcext:value-type="float">
            <text:p>21</text:p>
          </table:table-cell>
          <table:table-cell table:style-name="ce136"/>
          <table:table-cell table:style-name="ce136" table:formula="of:=[.R48]-[.R49]" office:value-type="float" office:value="0" calcext:value-type="float">
            <text:p>0</text:p>
          </table:table-cell>
          <table:table-cell table:style-name="ce136" table:formula="of:=[.S48]-[.S49]" office:value-type="float" office:value="134.351729739914" calcext:value-type="float">
            <text:p>134</text:p>
          </table:table-cell>
          <table:table-cell table:style-name="ce136" table:formula="of:=[.T48]-[.T49]" office:value-type="float" office:value="32.7408452958681" calcext:value-type="float">
            <text:p>33</text:p>
          </table:table-cell>
          <table:table-cell table:style-name="ce136" table:formula="of:=[.U48]-[.U49]" office:value-type="float" office:value="0" calcext:value-type="float">
            <text:p>0</text:p>
          </table:table-cell>
          <table:table-cell table:style-name="ce136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121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54]" office:value-type="string" office:string-value="Fin" calcext:value-type="string">
            <text:p>Fin</text:p>
          </table:table-cell>
          <table:table-cell table:style-name="ce59" table:formula="of:=[MoMo.C54]" office:value-type="date" office:date-value="2020-03-26" calcext:value-type="date">
            <text:p>26/03</text:p>
          </table:table-cell>
          <table:table-cell table:style-name="ce59" table:formula="of:=[MoMo.D54]" office:value-type="date" office:date-value="2020-03-31" calcext:value-type="date">
            <text:p>31/03</text:p>
          </table:table-cell>
          <table:table-cell table:style-name="ce59" table:formula="of:=[MoMo.E54]" office:value-type="date" office:date-value="1899-12-30" calcext:value-type="date">
            <text:p>30/12</text:p>
          </table:table-cell>
          <table:table-cell table:style-name="ce59" table:formula="of:=[MoMo.F54]" office:value-type="date" office:date-value="2020-03-26" calcext:value-type="date">
            <text:p>26/03</text:p>
          </table:table-cell>
          <table:table-cell table:style-name="ce59" table:formula="of:=[MoMo.G54]" office:value-type="date" office:date-value="2020-03-31" calcext:value-type="date">
            <text:p>31/03</text:p>
          </table:table-cell>
          <table:table-cell table:style-name="ce59" table:formula="of:=[MoMo.H54]" office:value-type="date" office:date-value="2020-03-31" calcext:value-type="date">
            <text:p>31/03</text:p>
          </table:table-cell>
          <table:table-cell table:style-name="ce59" table:formula="of:=[MoMo.I54]" office:value-type="date" office:date-value="2020-04-01" calcext:value-type="date">
            <text:p>01/04</text:p>
          </table:table-cell>
          <table:table-cell table:style-name="ce59" table:formula="of:=[MoMo.J54]" office:value-type="date" office:date-value="2020-03-31" calcext:value-type="date">
            <text:p>31/03</text:p>
          </table:table-cell>
          <table:table-cell table:style-name="ce59" table:formula="of:=[MoMo.K54]" office:value-type="date" office:date-value="2020-03-31" calcext:value-type="date">
            <text:p>31/03</text:p>
          </table:table-cell>
          <table:table-cell table:style-name="ce59" table:formula="of:=[MoMo.L54]" office:value-type="date" office:date-value="1899-12-30" calcext:value-type="date">
            <text:p>30/12</text:p>
          </table:table-cell>
          <table:table-cell table:style-name="ce59" table:formula="of:=[MoMo.M54]" office:value-type="date" office:date-value="2020-03-31" calcext:value-type="date">
            <text:p>31/03</text:p>
          </table:table-cell>
          <table:table-cell table:style-name="ce59" table:formula="of:=[MoMo.N54]" office:value-type="date" office:date-value="2020-03-30" calcext:value-type="date">
            <text:p>30/03</text:p>
          </table:table-cell>
          <table:table-cell table:style-name="ce59" table:formula="of:=[MoMo.O54]" office:value-type="date" office:date-value="1899-12-30" calcext:value-type="date">
            <text:p>30/12</text:p>
          </table:table-cell>
          <table:table-cell table:style-name="ce59" table:formula="of:=[MoMo.P54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54]" office:value-type="date" office:date-value="1899-12-30" calcext:value-type="date">
            <text:p>30/12</text:p>
          </table:table-cell>
          <table:table-cell table:style-name="ce59" table:formula="of:=[MoMo.S54]" office:value-type="date" office:date-value="2020-03-31" calcext:value-type="date">
            <text:p>31/03</text:p>
          </table:table-cell>
          <table:table-cell table:style-name="ce59" table:formula="of:=[MoMo.T54]" office:value-type="date" office:date-value="2020-03-31" calcext:value-type="date">
            <text:p>31/03</text:p>
          </table:table-cell>
          <table:table-cell table:style-name="ce59" table:formula="of:=[MoMo.U54]" office:value-type="date" office:date-value="1899-12-30" calcext:value-type="date">
            <text:p>30/12</text:p>
          </table:table-cell>
          <table:table-cell table:style-name="ce59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55]" office:value-type="string" office:string-value="MoMo (parcial)" calcext:value-type="string">
            <text:p>MoMo (parcial)</text:p>
          </table:table-cell>
          <table:table-cell table:style-name="ce134" table:formula="of:=[MoMo.C55]/[.C$5]*1000000" office:value-type="float" office:value="24.0923390178531" calcext:value-type="float">
            <text:p>24</text:p>
          </table:table-cell>
          <table:table-cell table:style-name="ce134" table:formula="of:=[MoMo.D55]/[.D$5]*1000000" office:value-type="float" office:value="175.743164355007" calcext:value-type="float">
            <text:p>176</text:p>
          </table:table-cell>
          <table:table-cell table:style-name="ce134" table:formula="of:=[MoMo.E55]/[.E$5]*1000000" office:value-type="float" office:value="0" calcext:value-type="float">
            <text:p>0</text:p>
          </table:table-cell>
          <table:table-cell table:style-name="ce134" table:formula="of:=[MoMo.F55]/[.F$5]*1000000" office:value-type="float" office:value="42.5189652301162" calcext:value-type="float">
            <text:p>43</text:p>
          </table:table-cell>
          <table:table-cell table:style-name="ce134" table:formula="of:=[MoMo.G55]/[.G$5]*1000000" office:value-type="float" office:value="21.1497472605202" calcext:value-type="float">
            <text:p>21</text:p>
          </table:table-cell>
          <table:table-cell table:style-name="ce134" table:formula="of:=[MoMo.H55]/[.H$5]*1000000" office:value-type="float" office:value="68.9382984993856" calcext:value-type="float">
            <text:p>69</text:p>
          </table:table-cell>
          <table:table-cell table:style-name="ce134" table:formula="of:=[MoMo.I55]/[.I$5]*1000000" office:value-type="float" office:value="685.715044720907" calcext:value-type="float">
            <text:p>686</text:p>
          </table:table-cell>
          <table:table-cell table:style-name="ce134" table:formula="of:=[MoMo.J55]/[.J$5]*1000000" office:value-type="float" office:value="636.469086597787" calcext:value-type="float">
            <text:p>636</text:p>
          </table:table-cell>
          <table:table-cell table:style-name="ce134" table:formula="of:=[MoMo.K55]/[.K$5]*1000000" office:value-type="float" office:value="112.76219348124" calcext:value-type="float">
            <text:p>113</text:p>
          </table:table-cell>
          <table:table-cell table:style-name="ce134" table:formula="of:=[MoMo.L55]/[.L$5]*1000000" office:value-type="float" office:value="0" calcext:value-type="float">
            <text:p>0</text:p>
          </table:table-cell>
          <table:table-cell table:style-name="ce134" table:formula="of:=[MoMo.M55]/[.M$5]*1000000" office:value-type="float" office:value="112.818998235793" calcext:value-type="float">
            <text:p>113</text:p>
          </table:table-cell>
          <table:table-cell table:style-name="ce134" table:formula="of:=[MoMo.N55]/[.N$5]*1000000" office:value-type="float" office:value="91.3443748176608" calcext:value-type="float">
            <text:p>91</text:p>
          </table:table-cell>
          <table:table-cell table:style-name="ce134" table:formula="of:=[MoMo.O55]/[.O$5]*1000000" office:value-type="float" office:value="0" calcext:value-type="float">
            <text:p>0</text:p>
          </table:table-cell>
          <table:table-cell table:style-name="ce134" table:formula="of:=[MoMo.P55]/[.P$5]*1000000" office:value-type="float" office:value="309.816893351387" calcext:value-type="float">
            <text:p>310</text:p>
          </table:table-cell>
          <table:table-cell table:style-name="ce134"/>
          <table:table-cell table:style-name="ce134" table:formula="of:=[MoMo.R55]/[.R$5]*1000000" office:value-type="float" office:value="0" calcext:value-type="float">
            <text:p>0</text:p>
          </table:table-cell>
          <table:table-cell table:style-name="ce134" table:formula="of:=[MoMo.S55]/[.S$5]*1000000" office:value-type="float" office:value="322.753005926919" calcext:value-type="float">
            <text:p>323</text:p>
          </table:table-cell>
          <table:table-cell table:style-name="ce134" table:formula="of:=[MoMo.T55]/[.T$5]*1000000" office:value-type="float" office:value="113.228756648211" calcext:value-type="float">
            <text:p>113</text:p>
          </table:table-cell>
          <table:table-cell table:style-name="ce134" table:formula="of:=[MoMo.U55]/[.U$5]*1000000" office:value-type="float" office:value="0" calcext:value-type="float">
            <text:p>0</text:p>
          </table:table-cell>
          <table:table-cell table:style-name="ce134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56]" office:value-type="string" office:string-value="Covid-19 (parcial)" calcext:value-type="string">
            <text:p>Covid-19 (parcial)</text:p>
          </table:table-cell>
          <table:table-cell table:style-name="ce135" table:formula="of:=[MoMo.C56]/[.C$5]*1000000" office:value-type="float" office:value="12.4039765240432" calcext:value-type="float">
            <text:p>12</text:p>
          </table:table-cell>
          <table:table-cell table:style-name="ce135" table:formula="of:=[MoMo.D56]/[.D$5]*1000000" office:value-type="float" office:value="80.9946757462208" calcext:value-type="float">
            <text:p>81</text:p>
          </table:table-cell>
          <table:table-cell table:style-name="ce135" table:formula="of:=[MoMo.E56]/[.E$5]*1000000" office:value-type="float" office:value="0" calcext:value-type="float">
            <text:p>0</text:p>
          </table:table-cell>
          <table:table-cell table:style-name="ce135" table:formula="of:=[MoMo.F56]/[.F$5]*1000000" office:value-type="float" office:value="14.1729884100387" calcext:value-type="float">
            <text:p>14</text:p>
          </table:table-cell>
          <table:table-cell table:style-name="ce135" table:formula="of:=[MoMo.G56]/[.G$5]*1000000" office:value-type="float" office:value="13.1598427398793" calcext:value-type="float">
            <text:p>13</text:p>
          </table:table-cell>
          <table:table-cell table:style-name="ce135" table:formula="of:=[MoMo.H56]/[.H$5]*1000000" office:value-type="float" office:value="48.2568089495699" calcext:value-type="float">
            <text:p>48</text:p>
          </table:table-cell>
          <table:table-cell table:style-name="ce135" table:formula="of:=[MoMo.I56]/[.I$5]*1000000" office:value-type="float" office:value="318.782781080906" calcext:value-type="float">
            <text:p>319</text:p>
          </table:table-cell>
          <table:table-cell table:style-name="ce135" table:formula="of:=[MoMo.J56]/[.J$5]*1000000" office:value-type="float" office:value="243.733123084734" calcext:value-type="float">
            <text:p>244</text:p>
          </table:table-cell>
          <table:table-cell table:style-name="ce135" table:formula="of:=[MoMo.K56]/[.K$5]*1000000" office:value-type="float" office:value="203.945624149267" calcext:value-type="float">
            <text:p>204</text:p>
          </table:table-cell>
          <table:table-cell table:style-name="ce135" table:formula="of:=[MoMo.L56]/[.L$5]*1000000" office:value-type="float" office:value="0" calcext:value-type="float">
            <text:p>0</text:p>
          </table:table-cell>
          <table:table-cell table:style-name="ce135" table:formula="of:=[MoMo.M56]/[.M$5]*1000000" office:value-type="float" office:value="54.3948741494002" calcext:value-type="float">
            <text:p>54</text:p>
          </table:table-cell>
          <table:table-cell table:style-name="ce135" table:formula="of:=[MoMo.N56]/[.N$5]*1000000" office:value-type="float" office:value="74.5668365858455" calcext:value-type="float">
            <text:p>75</text:p>
          </table:table-cell>
          <table:table-cell table:style-name="ce135" table:formula="of:=[MoMo.O56]/[.O$5]*1000000" office:value-type="float" office:value="0" calcext:value-type="float">
            <text:p>0</text:p>
          </table:table-cell>
          <table:table-cell table:style-name="ce135" table:formula="of:=[MoMo.P56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56]/[.R$5]*1000000" office:value-type="float" office:value="0" calcext:value-type="float">
            <text:p>0</text:p>
          </table:table-cell>
          <table:table-cell table:style-name="ce135" table:formula="of:=[MoMo.S56]/[.S$5]*1000000" office:value-type="float" office:value="152.883002807488" calcext:value-type="float">
            <text:p>153</text:p>
          </table:table-cell>
          <table:table-cell table:style-name="ce135" table:formula="of:=[MoMo.T56]/[.T$5]*1000000" office:value-type="float" office:value="77.3047736152441" calcext:value-type="float">
            <text:p>77</text:p>
          </table:table-cell>
          <table:table-cell table:style-name="ce135" table:formula="of:=[MoMo.U56]/[.U$5]*1000000" office:value-type="float" office:value="0" calcext:value-type="float">
            <text:p>0</text:p>
          </table:table-cell>
          <table:table-cell table:style-name="ce135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57]" office:value-type="string" office:string-value="Covid-19 (total)" calcext:value-type="string">
            <text:p>Covid-19 (total)</text:p>
          </table:table-cell>
          <table:table-cell table:style-name="ce136" table:formula="of:=[MoMo.C57]/[.C$5]*1000000" office:value-type="float" office:value="36.7348535519741" calcext:value-type="float">
            <text:p>37</text:p>
          </table:table-cell>
          <table:table-cell table:style-name="ce136" table:formula="of:=[MoMo.D57]/[.D$5]*1000000" office:value-type="float" office:value="129.133020765201" calcext:value-type="float">
            <text:p>129</text:p>
          </table:table-cell>
          <table:table-cell table:style-name="ce136" table:formula="of:=[MoMo.E57]/[.E$5]*1000000" office:value-type="float" office:value="61.2695041254799" calcext:value-type="float">
            <text:p>61</text:p>
          </table:table-cell>
          <table:table-cell table:style-name="ce136" table:formula="of:=[MoMo.F57]/[.F$5]*1000000" office:value-type="float" office:value="40.7473416788613" calcext:value-type="float">
            <text:p>41</text:p>
          </table:table-cell>
          <table:table-cell table:style-name="ce136" table:formula="of:=[MoMo.G57]/[.G$5]*1000000" office:value-type="float" office:value="29.1396517811612" calcext:value-type="float">
            <text:p>29</text:p>
          </table:table-cell>
          <table:table-cell table:style-name="ce136" table:formula="of:=[MoMo.H57]/[.H$5]*1000000" office:value-type="float" office:value="93.0667029741705" calcext:value-type="float">
            <text:p>93</text:p>
          </table:table-cell>
          <table:table-cell table:style-name="ce136" table:formula="of:=[MoMo.I57]/[.I$5]*1000000" office:value-type="float" office:value="321.273271558101" calcext:value-type="float">
            <text:p>321</text:p>
          </table:table-cell>
          <table:table-cell table:style-name="ce136" table:formula="of:=[MoMo.J57]/[.J$5]*1000000" office:value-type="float" office:value="288.631329968764" calcext:value-type="float">
            <text:p>289</text:p>
          </table:table-cell>
          <table:table-cell table:style-name="ce136" table:formula="of:=[MoMo.K57]/[.K$5]*1000000" office:value-type="float" office:value="243.287392936771" calcext:value-type="float">
            <text:p>243</text:p>
          </table:table-cell>
          <table:table-cell table:style-name="ce136" table:formula="of:=[MoMo.L57]/[.L$5]*1000000" office:value-type="float" office:value="11.7448087945128" calcext:value-type="float">
            <text:p>12</text:p>
          </table:table-cell>
          <table:table-cell table:style-name="ce136" table:formula="of:=[MoMo.M57]/[.M$5]*1000000" office:value-type="float" office:value="79.5776862556039" calcext:value-type="float">
            <text:p>80</text:p>
          </table:table-cell>
          <table:table-cell table:style-name="ce136" table:formula="of:=[MoMo.N57]/[.N$5]*1000000" office:value-type="float" office:value="141.676989513107" calcext:value-type="float">
            <text:p>142</text:p>
          </table:table-cell>
          <table:table-cell table:style-name="ce136" table:formula="of:=[MoMo.O57]/[.O$5]*1000000" office:value-type="float" office:value="38.1235372868552" calcext:value-type="float">
            <text:p>38</text:p>
          </table:table-cell>
          <table:table-cell table:style-name="ce136" table:formula="of:=[MoMo.P57]/[.P$5]*1000000" office:value-type="float" office:value="587.557552896522" calcext:value-type="float">
            <text:p>588</text:p>
          </table:table-cell>
          <table:table-cell table:style-name="ce136"/>
          <table:table-cell table:style-name="ce136" table:formula="of:=[MoMo.R57]/[.R$5]*1000000" office:value-type="float" office:value="25.0252112094008" calcext:value-type="float">
            <text:p>25</text:p>
          </table:table-cell>
          <table:table-cell table:style-name="ce136" table:formula="of:=[MoMo.S57]/[.S$5]*1000000" office:value-type="float" office:value="200.755458232055" calcext:value-type="float">
            <text:p>201</text:p>
          </table:table-cell>
          <table:table-cell table:style-name="ce136" table:formula="of:=[MoMo.T57]/[.T$5]*1000000" office:value-type="float" office:value="167.796832141324" calcext:value-type="float">
            <text:p>168</text:p>
          </table:table-cell>
          <table:table-cell table:style-name="ce136" table:formula="of:=[MoMo.U57]/[.U$5]*1000000" office:value-type="float" office:value="285.103349964362" calcext:value-type="float">
            <text:p>285</text:p>
          </table:table-cell>
          <table:table-cell table:style-name="ce136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58]" office:value-type="string" office:string-value="Diferencia" calcext:value-type="string">
            <text:p>Diferencia</text:p>
          </table:table-cell>
          <table:table-cell table:style-name="ce136" table:formula="of:=[.C55]-[.C56]" office:value-type="float" office:value="11.6883624938099" calcext:value-type="float">
            <text:p>12</text:p>
          </table:table-cell>
          <table:table-cell table:style-name="ce136" table:formula="of:=[.D55]-[.D56]" office:value-type="float" office:value="94.7484886087865" calcext:value-type="float">
            <text:p>95</text:p>
          </table:table-cell>
          <table:table-cell table:style-name="ce136" table:formula="of:=[.E55]-[.E56]" office:value-type="float" office:value="0" calcext:value-type="float">
            <text:p>0</text:p>
          </table:table-cell>
          <table:table-cell table:style-name="ce136" table:formula="of:=[.F55]-[.F56]" office:value-type="float" office:value="28.3459768200775" calcext:value-type="float">
            <text:p>28</text:p>
          </table:table-cell>
          <table:table-cell table:style-name="ce136" table:formula="of:=[.G55]-[.G56]" office:value-type="float" office:value="7.98990452064098" calcext:value-type="float">
            <text:p>8</text:p>
          </table:table-cell>
          <table:table-cell table:style-name="ce136" table:formula="of:=[.H55]-[.H56]" office:value-type="float" office:value="20.6814895498157" calcext:value-type="float">
            <text:p>21</text:p>
          </table:table-cell>
          <table:table-cell table:style-name="ce136" table:formula="of:=[.I55]-[.I56]" office:value-type="float" office:value="366.932263640001" calcext:value-type="float">
            <text:p>367</text:p>
          </table:table-cell>
          <table:table-cell table:style-name="ce136" table:formula="of:=[.J55]-[.J56]" office:value-type="float" office:value="392.735963513053" calcext:value-type="float">
            <text:p>393</text:p>
          </table:table-cell>
          <table:table-cell table:style-name="ce136" table:formula="of:=[.K55]-[.K56]" office:value-type="float" office:value="-91.1834306680272" calcext:value-type="float">
            <text:p>-91</text:p>
          </table:table-cell>
          <table:table-cell table:style-name="ce136" table:formula="of:=[.L55]-[.L56]" office:value-type="float" office:value="0" calcext:value-type="float">
            <text:p>0</text:p>
          </table:table-cell>
          <table:table-cell table:style-name="ce136" table:formula="of:=[.M55]-[.M56]" office:value-type="float" office:value="58.4241240863928" calcext:value-type="float">
            <text:p>58</text:p>
          </table:table-cell>
          <table:table-cell table:style-name="ce136" table:formula="of:=[.N55]-[.N56]" office:value-type="float" office:value="16.7775382318152" calcext:value-type="float">
            <text:p>17</text:p>
          </table:table-cell>
          <table:table-cell table:style-name="ce136" table:formula="of:=[.O55]-[.O56]" office:value-type="float" office:value="0" calcext:value-type="float">
            <text:p>0</text:p>
          </table:table-cell>
          <table:table-cell table:style-name="ce136" table:formula="of:=[.P55]-[.P56]" office:value-type="float" office:value="-106.110005671869" calcext:value-type="float">
            <text:p>-106</text:p>
          </table:table-cell>
          <table:table-cell table:style-name="ce136"/>
          <table:table-cell table:style-name="ce136" table:formula="of:=[.R55]-[.R56]" office:value-type="float" office:value="0" calcext:value-type="float">
            <text:p>0</text:p>
          </table:table-cell>
          <table:table-cell table:style-name="ce136" table:formula="of:=[.S55]-[.S56]" office:value-type="float" office:value="169.870003119431" calcext:value-type="float">
            <text:p>170</text:p>
          </table:table-cell>
          <table:table-cell table:style-name="ce136" table:formula="of:=[.T55]-[.T56]" office:value-type="float" office:value="35.9239830329664" calcext:value-type="float">
            <text:p>36</text:p>
          </table:table-cell>
          <table:table-cell table:style-name="ce136" table:formula="of:=[.U55]-[.U56]" office:value-type="float" office:value="0" calcext:value-type="float">
            <text:p>0</text:p>
          </table:table-cell>
          <table:table-cell table:style-name="ce136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121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61]" office:value-type="string" office:string-value="Fin" calcext:value-type="string">
            <text:p>Fin</text:p>
          </table:table-cell>
          <table:table-cell table:style-name="ce59" table:formula="of:=[MoMo.C61]" office:value-type="date" office:date-value="2020-03-26" calcext:value-type="date">
            <text:p>26/03</text:p>
          </table:table-cell>
          <table:table-cell table:style-name="ce59" table:formula="of:=[MoMo.D61]" office:value-type="date" office:date-value="2020-04-01" calcext:value-type="date">
            <text:p>01/04</text:p>
          </table:table-cell>
          <table:table-cell table:style-name="ce59" table:formula="of:=[MoMo.E61]" office:value-type="date" office:date-value="2020-03-23" calcext:value-type="date">
            <text:p>23/03</text:p>
          </table:table-cell>
          <table:table-cell table:style-name="ce59" table:formula="of:=[MoMo.F61]" office:value-type="date" office:date-value="2020-03-26" calcext:value-type="date">
            <text:p>26/03</text:p>
          </table:table-cell>
          <table:table-cell table:style-name="ce59" table:formula="of:=[MoMo.G61]" office:value-type="date" office:date-value="2020-04-01" calcext:value-type="date">
            <text:p>01/04</text:p>
          </table:table-cell>
          <table:table-cell table:style-name="ce59" table:formula="of:=[MoMo.H61]" office:value-type="date" office:date-value="2020-04-01" calcext:value-type="date">
            <text:p>01/04</text:p>
          </table:table-cell>
          <table:table-cell table:style-name="ce59" table:formula="of:=[MoMo.I61]" office:value-type="date" office:date-value="2020-04-01" calcext:value-type="date">
            <text:p>01/04</text:p>
          </table:table-cell>
          <table:table-cell table:style-name="ce59" table:formula="of:=[MoMo.J61]" office:value-type="date" office:date-value="2020-04-02" calcext:value-type="date">
            <text:p>02/04</text:p>
          </table:table-cell>
          <table:table-cell table:style-name="ce59" table:formula="of:=[MoMo.K61]" office:value-type="date" office:date-value="2020-03-31" calcext:value-type="date">
            <text:p>31/03</text:p>
          </table:table-cell>
          <table:table-cell table:style-name="ce59" table:formula="of:=[MoMo.L61]" office:value-type="date" office:date-value="1899-12-30" calcext:value-type="date">
            <text:p>30/12</text:p>
          </table:table-cell>
          <table:table-cell table:style-name="ce59" table:formula="of:=[MoMo.M61]" office:value-type="date" office:date-value="2020-04-01" calcext:value-type="date">
            <text:p>01/04</text:p>
          </table:table-cell>
          <table:table-cell table:style-name="ce59" table:formula="of:=[MoMo.N61]" office:value-type="date" office:date-value="2020-03-31" calcext:value-type="date">
            <text:p>31/03</text:p>
          </table:table-cell>
          <table:table-cell table:style-name="ce59" table:formula="of:=[MoMo.O61]" office:value-type="date" office:date-value="1899-12-30" calcext:value-type="date">
            <text:p>30/12</text:p>
          </table:table-cell>
          <table:table-cell table:style-name="ce59" table:formula="of:=[MoMo.P61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61]" office:value-type="date" office:date-value="1899-12-30" calcext:value-type="date">
            <text:p>30/12</text:p>
          </table:table-cell>
          <table:table-cell table:style-name="ce59" table:formula="of:=[MoMo.S61]" office:value-type="date" office:date-value="2020-03-31" calcext:value-type="date">
            <text:p>31/03</text:p>
          </table:table-cell>
          <table:table-cell table:style-name="ce59" table:formula="of:=[MoMo.T61]" office:value-type="date" office:date-value="2020-04-01" calcext:value-type="date">
            <text:p>01/04</text:p>
          </table:table-cell>
          <table:table-cell table:style-name="ce59" table:formula="of:=[MoMo.U61]" office:value-type="date" office:date-value="1899-12-30" calcext:value-type="date">
            <text:p>30/12</text:p>
          </table:table-cell>
          <table:table-cell table:style-name="ce59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62]" office:value-type="string" office:string-value="MoMo (parcial)" calcext:value-type="string">
            <text:p>MoMo (parcial)</text:p>
          </table:table-cell>
          <table:table-cell table:style-name="ce134" table:formula="of:=[MoMo.C62]/[.C$5]*1000000" office:value-type="float" office:value="26.0006430984752" calcext:value-type="float">
            <text:p>26</text:p>
          </table:table-cell>
          <table:table-cell table:style-name="ce134" table:formula="of:=[MoMo.D62]/[.D$5]*1000000" office:value-type="float" office:value="203.250790080139" calcext:value-type="float">
            <text:p>203</text:p>
          </table:table-cell>
          <table:table-cell table:style-name="ce134" table:formula="of:=[MoMo.E62]/[.E$5]*1000000" office:value-type="float" office:value="42.7913997066844" calcext:value-type="float">
            <text:p>43</text:p>
          </table:table-cell>
          <table:table-cell table:style-name="ce134" table:formula="of:=[MoMo.F62]/[.F$5]*1000000" office:value-type="float" office:value="42.5189652301162" calcext:value-type="float">
            <text:p>43</text:p>
          </table:table-cell>
          <table:table-cell table:style-name="ce134" table:formula="of:=[MoMo.G62]/[.G$5]*1000000" office:value-type="float" office:value="23.4997191783558" calcext:value-type="float">
            <text:p>23</text:p>
          </table:table-cell>
          <table:table-cell table:style-name="ce134" table:formula="of:=[MoMo.H62]/[.H$5]*1000000" office:value-type="float" office:value="89.6197880492013" calcext:value-type="float">
            <text:p>90</text:p>
          </table:table-cell>
          <table:table-cell table:style-name="ce134" table:formula="of:=[MoMo.I62]/[.I$5]*1000000" office:value-type="float" office:value="767.901230468328" calcext:value-type="float">
            <text:p>768</text:p>
          </table:table-cell>
          <table:table-cell table:style-name="ce134" table:formula="of:=[MoMo.J62]/[.J$5]*1000000" office:value-type="float" office:value="716.891149477972" calcext:value-type="float">
            <text:p>717</text:p>
          </table:table-cell>
          <table:table-cell table:style-name="ce134" table:formula="of:=[MoMo.K62]/[.K$5]*1000000" office:value-type="float" office:value="125.26208657426" calcext:value-type="float">
            <text:p>125</text:p>
          </table:table-cell>
          <table:table-cell table:style-name="ce134" table:formula="of:=[MoMo.L62]/[.L$5]*1000000" office:value-type="float" office:value="0" calcext:value-type="float">
            <text:p>0</text:p>
          </table:table-cell>
          <table:table-cell table:style-name="ce134" table:formula="of:=[MoMo.M62]/[.M$5]*1000000" office:value-type="float" office:value="118.459948147583" calcext:value-type="float">
            <text:p>118</text:p>
          </table:table-cell>
          <table:table-cell table:style-name="ce134" table:formula="of:=[MoMo.N62]/[.N$5]*1000000" office:value-type="float" office:value="119.306938537353" calcext:value-type="float">
            <text:p>119</text:p>
          </table:table-cell>
          <table:table-cell table:style-name="ce134" table:formula="of:=[MoMo.O62]/[.O$5]*1000000" office:value-type="float" office:value="0" calcext:value-type="float">
            <text:p>0</text:p>
          </table:table-cell>
          <table:table-cell table:style-name="ce134" table:formula="of:=[MoMo.P62]/[.P$5]*1000000" office:value-type="float" office:value="354.510792588535" calcext:value-type="float">
            <text:p>355</text:p>
          </table:table-cell>
          <table:table-cell table:style-name="ce134"/>
          <table:table-cell table:style-name="ce134" table:formula="of:=[MoMo.R62]/[.R$5]*1000000" office:value-type="float" office:value="0" calcext:value-type="float">
            <text:p>0</text:p>
          </table:table-cell>
          <table:table-cell table:style-name="ce134" table:formula="of:=[MoMo.S62]/[.S$5]*1000000" office:value-type="float" office:value="361.359824817699" calcext:value-type="float">
            <text:p>361</text:p>
          </table:table-cell>
          <table:table-cell table:style-name="ce134" table:formula="of:=[MoMo.T62]/[.T$5]*1000000" office:value-type="float" office:value="126.416041559046" calcext:value-type="float">
            <text:p>126</text:p>
          </table:table-cell>
          <table:table-cell table:style-name="ce134" table:formula="of:=[MoMo.U62]/[.U$5]*1000000" office:value-type="float" office:value="0" calcext:value-type="float">
            <text:p>0</text:p>
          </table:table-cell>
          <table:table-cell table:style-name="ce134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63]" office:value-type="string" office:string-value="Covid-19 (parcial)" calcext:value-type="string">
            <text:p>Covid-19 (parcial)</text:p>
          </table:table-cell>
          <table:table-cell table:style-name="ce135" table:formula="of:=[MoMo.C63]/[.C$5]*1000000" office:value-type="float" office:value="12.4039765240432" calcext:value-type="float">
            <text:p>12</text:p>
          </table:table-cell>
          <table:table-cell table:style-name="ce135" table:formula="of:=[MoMo.D63]/[.D$5]*1000000" office:value-type="float" office:value="104.681797898417" calcext:value-type="float">
            <text:p>105</text:p>
          </table:table-cell>
          <table:table-cell table:style-name="ce135" table:formula="of:=[MoMo.E63]/[.E$5]*1000000" office:value-type="float" office:value="9.72531811515555" calcext:value-type="float">
            <text:p>10</text:p>
          </table:table-cell>
          <table:table-cell table:style-name="ce135" table:formula="of:=[MoMo.F63]/[.F$5]*1000000" office:value-type="float" office:value="14.1729884100387" calcext:value-type="float">
            <text:p>14</text:p>
          </table:table-cell>
          <table:table-cell table:style-name="ce135" table:formula="of:=[MoMo.G63]/[.G$5]*1000000" office:value-type="float" office:value="16.4498034248491" calcext:value-type="float">
            <text:p>16</text:p>
          </table:table-cell>
          <table:table-cell table:style-name="ce135" table:formula="of:=[MoMo.H63]/[.H$5]*1000000" office:value-type="float" office:value="77.5555858118088" calcext:value-type="float">
            <text:p>78</text:p>
          </table:table-cell>
          <table:table-cell table:style-name="ce135" table:formula="of:=[MoMo.I63]/[.I$5]*1000000" office:value-type="float" office:value="318.782781080906" calcext:value-type="float">
            <text:p>319</text:p>
          </table:table-cell>
          <table:table-cell table:style-name="ce135" table:formula="of:=[MoMo.J63]/[.J$5]*1000000" office:value-type="float" office:value="305.40648418917" calcext:value-type="float">
            <text:p>305</text:p>
          </table:table-cell>
          <table:table-cell table:style-name="ce135" table:formula="of:=[MoMo.K63]/[.K$5]*1000000" office:value-type="float" office:value="187.761552039358" calcext:value-type="float">
            <text:p>188</text:p>
          </table:table-cell>
          <table:table-cell table:style-name="ce135" table:formula="of:=[MoMo.L63]/[.L$5]*1000000" office:value-type="float" office:value="0" calcext:value-type="float">
            <text:p>0</text:p>
          </table:table-cell>
          <table:table-cell table:style-name="ce135" table:formula="of:=[MoMo.M63]/[.M$5]*1000000" office:value-type="float" office:value="65.6767739729794" calcext:value-type="float">
            <text:p>66</text:p>
          </table:table-cell>
          <table:table-cell table:style-name="ce135" table:formula="of:=[MoMo.N63]/[.N$5]*1000000" office:value-type="float" office:value="99.7331439335684" calcext:value-type="float">
            <text:p>100</text:p>
          </table:table-cell>
          <table:table-cell table:style-name="ce135" table:formula="of:=[MoMo.O63]/[.O$5]*1000000" office:value-type="float" office:value="0" calcext:value-type="float">
            <text:p>0</text:p>
          </table:table-cell>
          <table:table-cell table:style-name="ce135" table:formula="of:=[MoMo.P63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63]/[.R$5]*1000000" office:value-type="float" office:value="0" calcext:value-type="float">
            <text:p>0</text:p>
          </table:table-cell>
          <table:table-cell table:style-name="ce135" table:formula="of:=[MoMo.S63]/[.S$5]*1000000" office:value-type="float" office:value="152.883002807488" calcext:value-type="float">
            <text:p>153</text:p>
          </table:table-cell>
          <table:table-cell table:style-name="ce135" table:formula="of:=[MoMo.T63]/[.T$5]*1000000" office:value-type="float" office:value="97.3130679627191" calcext:value-type="float">
            <text:p>97</text:p>
          </table:table-cell>
          <table:table-cell table:style-name="ce135" table:formula="of:=[MoMo.U63]/[.U$5]*1000000" office:value-type="float" office:value="0" calcext:value-type="float">
            <text:p>0</text:p>
          </table:table-cell>
          <table:table-cell table:style-name="ce135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64]" office:value-type="string" office:string-value="Covid-19 (total)" calcext:value-type="string">
            <text:p>Covid-19 (total)</text:p>
          </table:table-cell>
          <table:table-cell table:style-name="ce136" table:formula="of:=[MoMo.C64]/[.C$5]*1000000" office:value-type="float" office:value="40.9092687283348" calcext:value-type="float">
            <text:p>41</text:p>
          </table:table-cell>
          <table:table-cell table:style-name="ce136" table:formula="of:=[MoMo.D64]/[.D$5]*1000000" office:value-type="float" office:value="152.820142917398" calcext:value-type="float">
            <text:p>153</text:p>
          </table:table-cell>
          <table:table-cell table:style-name="ce136" table:formula="of:=[MoMo.E64]/[.E$5]*1000000" office:value-type="float" office:value="67.1046949945733" calcext:value-type="float">
            <text:p>67</text:p>
          </table:table-cell>
          <table:table-cell table:style-name="ce136" table:formula="of:=[MoMo.F64]/[.F$5]*1000000" office:value-type="float" office:value="51.3770829863904" calcext:value-type="float">
            <text:p>51</text:p>
          </table:table-cell>
          <table:table-cell table:style-name="ce136" table:formula="of:=[MoMo.G64]/[.G$5]*1000000" office:value-type="float" office:value="31.9596180825639" calcext:value-type="float">
            <text:p>32</text:p>
          </table:table-cell>
          <table:table-cell table:style-name="ce136" table:formula="of:=[MoMo.H64]/[.H$5]*1000000" office:value-type="float" office:value="103.407447749078" calcext:value-type="float">
            <text:p>103</text:p>
          </table:table-cell>
          <table:table-cell table:style-name="ce136" table:formula="of:=[MoMo.I64]/[.I$5]*1000000" office:value-type="float" office:value="354.479811254028" calcext:value-type="float">
            <text:p>354</text:p>
          </table:table-cell>
          <table:table-cell table:style-name="ce136" table:formula="of:=[MoMo.J64]/[.J$5]*1000000" office:value-type="float" office:value="316.260995743551" calcext:value-type="float">
            <text:p>316</text:p>
          </table:table-cell>
          <table:table-cell table:style-name="ce136" table:formula="of:=[MoMo.K64]/[.K$5]*1000000" office:value-type="float" office:value="275.392381512527" calcext:value-type="float">
            <text:p>275</text:p>
          </table:table-cell>
          <table:table-cell table:style-name="ce136" table:formula="of:=[MoMo.L64]/[.L$5]*1000000" office:value-type="float" office:value="11.7448087945128" calcext:value-type="float">
            <text:p>12</text:p>
          </table:table-cell>
          <table:table-cell table:style-name="ce136" table:formula="of:=[MoMo.M64]/[.M$5]*1000000" office:value-type="float" office:value="89.2478861043862" calcext:value-type="float">
            <text:p>89</text:p>
          </table:table-cell>
          <table:table-cell table:style-name="ce136" table:formula="of:=[MoMo.N64]/[.N$5]*1000000" office:value-type="float" office:value="168.707467775476" calcext:value-type="float">
            <text:p>169</text:p>
          </table:table-cell>
          <table:table-cell table:style-name="ce136" table:formula="of:=[MoMo.O64]/[.O$5]*1000000" office:value-type="float" office:value="44.4157715963361" calcext:value-type="float">
            <text:p>44</text:p>
          </table:table-cell>
          <table:table-cell table:style-name="ce136" table:formula="of:=[MoMo.P64]/[.P$5]*1000000" office:value-type="float" office:value="634.68377318059" calcext:value-type="float">
            <text:p>635</text:p>
          </table:table-cell>
          <table:table-cell table:style-name="ce136"/>
          <table:table-cell table:style-name="ce136" table:formula="of:=[MoMo.R64]/[.R$5]*1000000" office:value-type="float" office:value="28.4069965079685" calcext:value-type="float">
            <text:p>28</text:p>
          </table:table-cell>
          <table:table-cell table:style-name="ce136" table:formula="of:=[MoMo.S64]/[.S$5]*1000000" office:value-type="float" office:value="217.742458543998" calcext:value-type="float">
            <text:p>218</text:p>
          </table:table-cell>
          <table:table-cell table:style-name="ce136" table:formula="of:=[MoMo.T64]/[.T$5]*1000000" office:value-type="float" office:value="187.350392526356" calcext:value-type="float">
            <text:p>187</text:p>
          </table:table-cell>
          <table:table-cell table:style-name="ce136" table:formula="of:=[MoMo.U64]/[.U$5]*1000000" office:value-type="float" office:value="319.949314960006" calcext:value-type="float">
            <text:p>320</text:p>
          </table:table-cell>
          <table:table-cell table:style-name="ce136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65]" office:value-type="string" office:string-value="Diferencia" calcext:value-type="string">
            <text:p>Diferencia</text:p>
          </table:table-cell>
          <table:table-cell table:style-name="ce136" table:formula="of:=[.C62]-[.C63]" office:value-type="float" office:value="13.596666574432" calcext:value-type="float">
            <text:p>14</text:p>
          </table:table-cell>
          <table:table-cell table:style-name="ce136" table:formula="of:=[.D62]-[.D63]" office:value-type="float" office:value="98.5689921817215" calcext:value-type="float">
            <text:p>99</text:p>
          </table:table-cell>
          <table:table-cell table:style-name="ce136" table:formula="of:=[.E62]-[.E63]" office:value-type="float" office:value="33.0660815915289" calcext:value-type="float">
            <text:p>33</text:p>
          </table:table-cell>
          <table:table-cell table:style-name="ce136" table:formula="of:=[.F62]-[.F63]" office:value-type="float" office:value="28.3459768200775" calcext:value-type="float">
            <text:p>28</text:p>
          </table:table-cell>
          <table:table-cell table:style-name="ce136" table:formula="of:=[.G62]-[.G63]" office:value-type="float" office:value="7.04991575350674" calcext:value-type="float">
            <text:p>7</text:p>
          </table:table-cell>
          <table:table-cell table:style-name="ce136" table:formula="of:=[.H62]-[.H63]" office:value-type="float" office:value="12.0642022373925" calcext:value-type="float">
            <text:p>12</text:p>
          </table:table-cell>
          <table:table-cell table:style-name="ce136" table:formula="of:=[.I62]-[.I63]" office:value-type="float" office:value="449.118449387422" calcext:value-type="float">
            <text:p>449</text:p>
          </table:table-cell>
          <table:table-cell table:style-name="ce136" table:formula="of:=[.J62]-[.J63]" office:value-type="float" office:value="411.484665288802" calcext:value-type="float">
            <text:p>411</text:p>
          </table:table-cell>
          <table:table-cell table:style-name="ce136" table:formula="of:=[.K62]-[.K63]" office:value-type="float" office:value="-62.499465465098" calcext:value-type="float">
            <text:p>-62</text:p>
          </table:table-cell>
          <table:table-cell table:style-name="ce136" table:formula="of:=[.L62]-[.L63]" office:value-type="float" office:value="0" calcext:value-type="float">
            <text:p>0</text:p>
          </table:table-cell>
          <table:table-cell table:style-name="ce136" table:formula="of:=[.M62]-[.M63]" office:value-type="float" office:value="52.7831741746031" calcext:value-type="float">
            <text:p>53</text:p>
          </table:table-cell>
          <table:table-cell table:style-name="ce136" table:formula="of:=[.N62]-[.N63]" office:value-type="float" office:value="19.5737946037844" calcext:value-type="float">
            <text:p>20</text:p>
          </table:table-cell>
          <table:table-cell table:style-name="ce136" table:formula="of:=[.O62]-[.O63]" office:value-type="float" office:value="0" calcext:value-type="float">
            <text:p>0</text:p>
          </table:table-cell>
          <table:table-cell table:style-name="ce136" table:formula="of:=[.P62]-[.P63]" office:value-type="float" office:value="-61.4161064347205" calcext:value-type="float">
            <text:p>-61</text:p>
          </table:table-cell>
          <table:table-cell table:style-name="ce136"/>
          <table:table-cell table:style-name="ce136" table:formula="of:=[.R62]-[.R63]" office:value-type="float" office:value="0" calcext:value-type="float">
            <text:p>0</text:p>
          </table:table-cell>
          <table:table-cell table:style-name="ce136" table:formula="of:=[.S62]-[.S63]" office:value-type="float" office:value="208.476822010211" calcext:value-type="float">
            <text:p>208</text:p>
          </table:table-cell>
          <table:table-cell table:style-name="ce136" table:formula="of:=[.T62]-[.T63]" office:value-type="float" office:value="29.1029735963272" calcext:value-type="float">
            <text:p>29</text:p>
          </table:table-cell>
          <table:table-cell table:style-name="ce136" table:formula="of:=[.U62]-[.U63]" office:value-type="float" office:value="0" calcext:value-type="float">
            <text:p>0</text:p>
          </table:table-cell>
          <table:table-cell table:style-name="ce136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121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68]" office:value-type="string" office:string-value="Fin" calcext:value-type="string">
            <text:p>Fin</text:p>
          </table:table-cell>
          <table:table-cell table:style-name="ce59" table:formula="of:=[MoMo.C68]" office:value-type="date" office:date-value="2020-04-02" calcext:value-type="date">
            <text:p>02/04</text:p>
          </table:table-cell>
          <table:table-cell table:style-name="ce59" table:formula="of:=[MoMo.D68]" office:value-type="date" office:date-value="2020-04-04" calcext:value-type="date">
            <text:p>04/04</text:p>
          </table:table-cell>
          <table:table-cell table:style-name="ce59" table:formula="of:=[MoMo.E68]" office:value-type="date" office:date-value="2020-03-25" calcext:value-type="date">
            <text:p>25/03</text:p>
          </table:table-cell>
          <table:table-cell table:style-name="ce59" table:formula="of:=[MoMo.F68]" office:value-type="date" office:date-value="2020-03-26" calcext:value-type="date">
            <text:p>26/03</text:p>
          </table:table-cell>
          <table:table-cell table:style-name="ce59" table:formula="of:=[MoMo.G68]" office:value-type="date" office:date-value="1899-12-30" calcext:value-type="date">
            <text:p>30/12</text:p>
          </table:table-cell>
          <table:table-cell table:style-name="ce59" table:formula="of:=[MoMo.H68]" office:value-type="date" office:date-value="2020-04-04" calcext:value-type="date">
            <text:p>04/04</text:p>
          </table:table-cell>
          <table:table-cell table:style-name="ce59" table:formula="of:=[MoMo.I68]" office:value-type="date" office:date-value="2020-04-03" calcext:value-type="date">
            <text:p>03/04</text:p>
          </table:table-cell>
          <table:table-cell table:style-name="ce59" table:formula="of:=[MoMo.J68]" office:value-type="date" office:date-value="2020-04-03" calcext:value-type="date">
            <text:p>03/04</text:p>
          </table:table-cell>
          <table:table-cell table:style-name="ce59" table:formula="of:=[MoMo.K68]" office:value-type="date" office:date-value="2020-04-02" calcext:value-type="date">
            <text:p>02/04</text:p>
          </table:table-cell>
          <table:table-cell table:style-name="ce59" table:formula="of:=[MoMo.L68]" office:value-type="date" office:date-value="1899-12-30" calcext:value-type="date">
            <text:p>30/12</text:p>
          </table:table-cell>
          <table:table-cell table:style-name="ce59" table:formula="of:=[MoMo.M68]" office:value-type="date" office:date-value="2020-04-03" calcext:value-type="date">
            <text:p>03/04</text:p>
          </table:table-cell>
          <table:table-cell table:style-name="ce59" table:formula="of:=[MoMo.N68]" office:value-type="date" office:date-value="2020-04-01" calcext:value-type="date">
            <text:p>01/04</text:p>
          </table:table-cell>
          <table:table-cell table:style-name="ce59" table:formula="of:=[MoMo.O68]" office:value-type="date" office:date-value="1899-12-30" calcext:value-type="date">
            <text:p>30/12</text:p>
          </table:table-cell>
          <table:table-cell table:style-name="ce59" table:formula="of:=[MoMo.P68]" office:value-type="date" office:date-value="2020-03-30" calcext:value-type="date">
            <text:p>30/03</text:p>
          </table:table-cell>
          <table:table-cell table:style-name="ce59"/>
          <table:table-cell table:style-name="ce59" table:formula="of:=[MoMo.R68]" office:value-type="date" office:date-value="1899-12-30" calcext:value-type="date">
            <text:p>30/12</text:p>
          </table:table-cell>
          <table:table-cell table:style-name="ce59" table:formula="of:=[MoMo.S68]" office:value-type="date" office:date-value="2020-04-03" calcext:value-type="date">
            <text:p>03/04</text:p>
          </table:table-cell>
          <table:table-cell table:style-name="ce59" table:formula="of:=[MoMo.T68]" office:value-type="date" office:date-value="2020-04-02" calcext:value-type="date">
            <text:p>02/04</text:p>
          </table:table-cell>
          <table:table-cell table:style-name="ce59" table:formula="of:=[MoMo.U68]" office:value-type="date" office:date-value="1899-12-30" calcext:value-type="date">
            <text:p>30/12</text:p>
          </table:table-cell>
          <table:table-cell table:style-name="ce59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69]" office:value-type="string" office:string-value="MoMo (parcial)" calcext:value-type="string">
            <text:p>MoMo (parcial)</text:p>
          </table:table-cell>
          <table:table-cell table:style-name="ce134" table:formula="of:=[MoMo.C69]/[.C$5]*1000000" office:value-type="float" office:value="50.5700581364838" calcext:value-type="float">
            <text:p>51</text:p>
          </table:table-cell>
          <table:table-cell table:style-name="ce134" table:formula="of:=[MoMo.D69]/[.D$5]*1000000" office:value-type="float" office:value="259.794242959576" calcext:value-type="float">
            <text:p>260</text:p>
          </table:table-cell>
          <table:table-cell table:style-name="ce134" table:formula="of:=[MoMo.E69]/[.E$5]*1000000" office:value-type="float" office:value="70.0222904291199" calcext:value-type="float">
            <text:p>70</text:p>
          </table:table-cell>
          <table:table-cell table:style-name="ce134" table:formula="of:=[MoMo.F69]/[.F$5]*1000000" office:value-type="float" office:value="40.7473416788613" calcext:value-type="float">
            <text:p>41</text:p>
          </table:table-cell>
          <table:table-cell table:style-name="ce134" table:formula="of:=[MoMo.G69]/[.G$5]*1000000" office:value-type="float" office:value="0" calcext:value-type="float">
            <text:p>0</text:p>
          </table:table-cell>
          <table:table-cell table:style-name="ce134" table:formula="of:=[MoMo.H69]/[.H$5]*1000000" office:value-type="float" office:value="127.535852223863" calcext:value-type="float">
            <text:p>128</text:p>
          </table:table-cell>
          <table:table-cell table:style-name="ce134" table:formula="of:=[MoMo.I69]/[.I$5]*1000000" office:value-type="float" office:value="862.539868601722" calcext:value-type="float">
            <text:p>863</text:p>
          </table:table-cell>
          <table:table-cell table:style-name="ce134" table:formula="of:=[MoMo.J69]/[.J$5]*1000000" office:value-type="float" office:value="831.850294576642" calcext:value-type="float">
            <text:p>832</text:p>
          </table:table-cell>
          <table:table-cell table:style-name="ce134" table:formula="of:=[MoMo.K69]/[.K$5]*1000000" office:value-type="float" office:value="194.998332251106" calcext:value-type="float">
            <text:p>195</text:p>
          </table:table-cell>
          <table:table-cell table:style-name="ce134" table:formula="of:=[MoMo.L69]/[.L$5]*1000000" office:value-type="float" office:value="0" calcext:value-type="float">
            <text:p>0</text:p>
          </table:table-cell>
          <table:table-cell table:style-name="ce134" table:formula="of:=[MoMo.M69]/[.M$5]*1000000" office:value-type="float" office:value="142.836910266388" calcext:value-type="float">
            <text:p>143</text:p>
          </table:table-cell>
          <table:table-cell table:style-name="ce134" table:formula="of:=[MoMo.N69]/[.N$5]*1000000" office:value-type="float" office:value="182.688749635322" calcext:value-type="float">
            <text:p>183</text:p>
          </table:table-cell>
          <table:table-cell table:style-name="ce134" table:formula="of:=[MoMo.O69]/[.O$5]*1000000" office:value-type="float" office:value="0" calcext:value-type="float">
            <text:p>0</text:p>
          </table:table-cell>
          <table:table-cell table:style-name="ce134" table:formula="of:=[MoMo.P69]/[.P$5]*1000000" office:value-type="float" office:value="405.589534573848" calcext:value-type="float">
            <text:p>406</text:p>
          </table:table-cell>
          <table:table-cell table:style-name="ce134"/>
          <table:table-cell table:style-name="ce134" table:formula="of:=[MoMo.R69]/[.R$5]*1000000" office:value-type="float" office:value="0" calcext:value-type="float">
            <text:p>0</text:p>
          </table:table-cell>
          <table:table-cell table:style-name="ce134" table:formula="of:=[MoMo.S69]/[.S$5]*1000000" office:value-type="float" office:value="440.117735354889" calcext:value-type="float">
            <text:p>440</text:p>
          </table:table-cell>
          <table:table-cell table:style-name="ce134" table:formula="of:=[MoMo.T69]/[.T$5]*1000000" office:value-type="float" office:value="148.698005718734" calcext:value-type="float">
            <text:p>149</text:p>
          </table:table-cell>
          <table:table-cell table:style-name="ce134" table:formula="of:=[MoMo.U69]/[.U$5]*1000000" office:value-type="float" office:value="0" calcext:value-type="float">
            <text:p>0</text:p>
          </table:table-cell>
          <table:table-cell table:style-name="ce134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70]" office:value-type="string" office:string-value="Covid-19 (parcial)" calcext:value-type="string">
            <text:p>Covid-19 (parcial)</text:p>
          </table:table-cell>
          <table:table-cell table:style-name="ce135" table:formula="of:=[MoMo.C70]/[.C$5]*1000000" office:value-type="float" office:value="37.3311985771685" calcext:value-type="float">
            <text:p>37</text:p>
          </table:table-cell>
          <table:table-cell table:style-name="ce135" table:formula="of:=[MoMo.D70]/[.D$5]*1000000" office:value-type="float" office:value="167.33805649455" calcext:value-type="float">
            <text:p>167</text:p>
          </table:table-cell>
          <table:table-cell table:style-name="ce135" table:formula="of:=[MoMo.E70]/[.E$5]*1000000" office:value-type="float" office:value="22.3682316648578" calcext:value-type="float">
            <text:p>22</text:p>
          </table:table-cell>
          <table:table-cell table:style-name="ce135" table:formula="of:=[MoMo.F70]/[.F$5]*1000000" office:value-type="float" office:value="14.1729884100387" calcext:value-type="float">
            <text:p>14</text:p>
          </table:table-cell>
          <table:table-cell table:style-name="ce135" table:formula="of:=[MoMo.G70]/[.G$5]*1000000" office:value-type="float" office:value="0" calcext:value-type="float">
            <text:p>0</text:p>
          </table:table-cell>
          <table:table-cell table:style-name="ce135" table:formula="of:=[MoMo.H70]/[.H$5]*1000000" office:value-type="float" office:value="101.683990286594" calcext:value-type="float">
            <text:p>102</text:p>
          </table:table-cell>
          <table:table-cell table:style-name="ce135" table:formula="of:=[MoMo.I70]/[.I$5]*1000000" office:value-type="float" office:value="377.724389041178" calcext:value-type="float">
            <text:p>378</text:p>
          </table:table-cell>
          <table:table-cell table:style-name="ce135" table:formula="of:=[MoMo.J70]/[.J$5]*1000000" office:value-type="float" office:value="345.864209073681" calcext:value-type="float">
            <text:p>346</text:p>
          </table:table-cell>
          <table:table-cell table:style-name="ce135" table:formula="of:=[MoMo.K70]/[.K$5]*1000000" office:value-type="float" office:value="250.261017504456" calcext:value-type="float">
            <text:p>250</text:p>
          </table:table-cell>
          <table:table-cell table:style-name="ce135" table:formula="of:=[MoMo.L70]/[.L$5]*1000000" office:value-type="float" office:value="0" calcext:value-type="float">
            <text:p>0</text:p>
          </table:table-cell>
          <table:table-cell table:style-name="ce135" table:formula="of:=[MoMo.M70]/[.M$5]*1000000" office:value-type="float" office:value="89.0464236075366" calcext:value-type="float">
            <text:p>89</text:p>
          </table:table-cell>
          <table:table-cell table:style-name="ce135" table:formula="of:=[MoMo.N70]/[.N$5]*1000000" office:value-type="float" office:value="117.442767622707" calcext:value-type="float">
            <text:p>117</text:p>
          </table:table-cell>
          <table:table-cell table:style-name="ce135" table:formula="of:=[MoMo.O70]/[.O$5]*1000000" office:value-type="float" office:value="0" calcext:value-type="float">
            <text:p>0</text:p>
          </table:table-cell>
          <table:table-cell table:style-name="ce135" table:formula="of:=[MoMo.P70]/[.P$5]*1000000" office:value-type="float" office:value="512.459640572879" calcext:value-type="float">
            <text:p>512</text:p>
          </table:table-cell>
          <table:table-cell table:style-name="ce135"/>
          <table:table-cell table:style-name="ce135" table:formula="of:=[MoMo.R70]/[.R$5]*1000000" office:value-type="float" office:value="0" calcext:value-type="float">
            <text:p>0</text:p>
          </table:table-cell>
          <table:table-cell table:style-name="ce135" table:formula="of:=[MoMo.S70]/[.S$5]*1000000" office:value-type="float" office:value="211.565367521473" calcext:value-type="float">
            <text:p>212</text:p>
          </table:table-cell>
          <table:table-cell table:style-name="ce135" table:formula="of:=[MoMo.T70]/[.T$5]*1000000" office:value-type="float" office:value="116.866628347751" calcext:value-type="float">
            <text:p>117</text:p>
          </table:table-cell>
          <table:table-cell table:style-name="ce135" table:formula="of:=[MoMo.U70]/[.U$5]*1000000" office:value-type="float" office:value="0" calcext:value-type="float">
            <text:p>0</text:p>
          </table:table-cell>
          <table:table-cell table:style-name="ce135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71]" office:value-type="string" office:string-value="Covid-19 (total)" calcext:value-type="string">
            <text:p>Covid-19 (total)</text:p>
          </table:table-cell>
          <table:table-cell table:style-name="ce136" table:formula="of:=[MoMo.C71]/[.C$5]*1000000" office:value-type="float" office:value="56.0564323682722" calcext:value-type="float">
            <text:p>56</text:p>
          </table:table-cell>
          <table:table-cell table:style-name="ce136" table:formula="of:=[MoMo.D71]/[.D$5]*1000000" office:value-type="float" office:value="206.307192938487" calcext:value-type="float">
            <text:p>206</text:p>
          </table:table-cell>
          <table:table-cell table:style-name="ce136" table:formula="of:=[MoMo.E71]/[.E$5]*1000000" office:value-type="float" office:value="77.8025449212444" calcext:value-type="float">
            <text:p>78</text:p>
          </table:table-cell>
          <table:table-cell table:style-name="ce136" table:formula="of:=[MoMo.F71]/[.F$5]*1000000" office:value-type="float" office:value="66.4358831720565" calcext:value-type="float">
            <text:p>66</text:p>
          </table:table-cell>
          <table:table-cell table:style-name="ce136" table:formula="of:=[MoMo.G71]/[.G$5]*1000000" office:value-type="float" office:value="37.5995506853693" calcext:value-type="float">
            <text:p>38</text:p>
          </table:table-cell>
          <table:table-cell table:style-name="ce136" table:formula="of:=[MoMo.H71]/[.H$5]*1000000" office:value-type="float" office:value="117.195107448956" calcext:value-type="float">
            <text:p>117</text:p>
          </table:table-cell>
          <table:table-cell table:style-name="ce136" table:formula="of:=[MoMo.I71]/[.I$5]*1000000" office:value-type="float" office:value="437.911242240047" calcext:value-type="float">
            <text:p>438</text:p>
          </table:table-cell>
          <table:table-cell table:style-name="ce136" table:formula="of:=[MoMo.J71]/[.J$5]*1000000" office:value-type="float" office:value="417.898694843663" calcext:value-type="float">
            <text:p>418</text:p>
          </table:table-cell>
          <table:table-cell table:style-name="ce136" table:formula="of:=[MoMo.K71]/[.K$5]*1000000" office:value-type="float" office:value="346.970716697818" calcext:value-type="float">
            <text:p>347</text:p>
          </table:table-cell>
          <table:table-cell table:style-name="ce136" table:formula="of:=[MoMo.L71]/[.L$5]*1000000" office:value-type="float" office:value="23.4896175890256" calcext:value-type="float">
            <text:p>23</text:p>
          </table:table-cell>
          <table:table-cell table:style-name="ce136" table:formula="of:=[MoMo.M71]/[.M$5]*1000000" office:value-type="float" office:value="123.496510568823" calcext:value-type="float">
            <text:p>123</text:p>
          </table:table-cell>
          <table:table-cell table:style-name="ce136" table:formula="of:=[MoMo.N71]/[.N$5]*1000000" office:value-type="float" office:value="203.194629696429" calcext:value-type="float">
            <text:p>203</text:p>
          </table:table-cell>
          <table:table-cell table:style-name="ce136" table:formula="of:=[MoMo.O71]/[.O$5]*1000000" office:value-type="float" office:value="64.4028688146874" calcext:value-type="float">
            <text:p>64</text:p>
          </table:table-cell>
          <table:table-cell table:style-name="ce136" table:formula="of:=[MoMo.P71]/[.P$5]*1000000" office:value-type="float" office:value="751.131143301867" calcext:value-type="float">
            <text:p>751</text:p>
          </table:table-cell>
          <table:table-cell table:style-name="ce136"/>
          <table:table-cell table:style-name="ce136" table:formula="of:=[MoMo.R71]/[.R$5]*1000000" office:value-type="float" office:value="39.9050665230986" calcext:value-type="float">
            <text:p>40</text:p>
          </table:table-cell>
          <table:table-cell table:style-name="ce136" table:formula="of:=[MoMo.S71]/[.S$5]*1000000" office:value-type="float" office:value="274.880550502352" calcext:value-type="float">
            <text:p>275</text:p>
          </table:table-cell>
          <table:table-cell table:style-name="ce136" table:formula="of:=[MoMo.T71]/[.T$5]*1000000" office:value-type="float" office:value="234.187990657945" calcext:value-type="float">
            <text:p>234</text:p>
          </table:table-cell>
          <table:table-cell table:style-name="ce136" table:formula="of:=[MoMo.U71]/[.U$5]*1000000" office:value-type="float" office:value="424.487209946939" calcext:value-type="float">
            <text:p>424</text:p>
          </table:table-cell>
          <table:table-cell table:style-name="ce136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72]" office:value-type="string" office:string-value="Diferencia" calcext:value-type="string">
            <text:p>Diferencia</text:p>
          </table:table-cell>
          <table:table-cell table:style-name="ce136" table:formula="of:=[.C69]-[.C70]" office:value-type="float" office:value="13.2388595593153" calcext:value-type="float">
            <text:p>13</text:p>
          </table:table-cell>
          <table:table-cell table:style-name="ce136" table:formula="of:=[.D69]-[.D70]" office:value-type="float" office:value="92.4561864650256" calcext:value-type="float">
            <text:p>92</text:p>
          </table:table-cell>
          <table:table-cell table:style-name="ce136" table:formula="of:=[.E69]-[.E70]" office:value-type="float" office:value="47.6540587642622" calcext:value-type="float">
            <text:p>48</text:p>
          </table:table-cell>
          <table:table-cell table:style-name="ce136" table:formula="of:=[.F69]-[.F70]" office:value-type="float" office:value="26.5743532688226" calcext:value-type="float">
            <text:p>27</text:p>
          </table:table-cell>
          <table:table-cell table:style-name="ce136" table:formula="of:=[.G69]-[.G70]" office:value-type="float" office:value="0" calcext:value-type="float">
            <text:p>0</text:p>
          </table:table-cell>
          <table:table-cell table:style-name="ce136" table:formula="of:=[.H69]-[.H70]" office:value-type="float" office:value="25.8518619372696" calcext:value-type="float">
            <text:p>26</text:p>
          </table:table-cell>
          <table:table-cell table:style-name="ce136" table:formula="of:=[.I69]-[.I70]" office:value-type="float" office:value="484.815479560545" calcext:value-type="float">
            <text:p>485</text:p>
          </table:table-cell>
          <table:table-cell table:style-name="ce136" table:formula="of:=[.J69]-[.J70]" office:value-type="float" office:value="485.986085502961" calcext:value-type="float">
            <text:p>486</text:p>
          </table:table-cell>
          <table:table-cell table:style-name="ce136" table:formula="of:=[.K69]-[.K70]" office:value-type="float" office:value="-55.2626852533498" calcext:value-type="float">
            <text:p>-55</text:p>
          </table:table-cell>
          <table:table-cell table:style-name="ce136" table:formula="of:=[.L69]-[.L70]" office:value-type="float" office:value="0" calcext:value-type="float">
            <text:p>0</text:p>
          </table:table-cell>
          <table:table-cell table:style-name="ce136" table:formula="of:=[.M69]-[.M70]" office:value-type="float" office:value="53.7904866588513" calcext:value-type="float">
            <text:p>54</text:p>
          </table:table-cell>
          <table:table-cell table:style-name="ce136" table:formula="of:=[.N69]-[.N70]" office:value-type="float" office:value="65.2459820126148" calcext:value-type="float">
            <text:p>65</text:p>
          </table:table-cell>
          <table:table-cell table:style-name="ce136" table:formula="of:=[.O69]-[.O70]" office:value-type="float" office:value="0" calcext:value-type="float">
            <text:p>0</text:p>
          </table:table-cell>
          <table:table-cell table:style-name="ce136" table:formula="of:=[.P69]-[.P70]" office:value-type="float" office:value="-106.870105999031" calcext:value-type="float">
            <text:p>-107</text:p>
          </table:table-cell>
          <table:table-cell table:style-name="ce136"/>
          <table:table-cell table:style-name="ce136" table:formula="of:=[.R69]-[.R70]" office:value-type="float" office:value="0" calcext:value-type="float">
            <text:p>0</text:p>
          </table:table-cell>
          <table:table-cell table:style-name="ce136" table:formula="of:=[.S69]-[.S70]" office:value-type="float" office:value="228.552367833416" calcext:value-type="float">
            <text:p>229</text:p>
          </table:table-cell>
          <table:table-cell table:style-name="ce136" table:formula="of:=[.T69]-[.T70]" office:value-type="float" office:value="31.8313773709829" calcext:value-type="float">
            <text:p>32</text:p>
          </table:table-cell>
          <table:table-cell table:style-name="ce136" table:formula="of:=[.U69]-[.U70]" office:value-type="float" office:value="0" calcext:value-type="float">
            <text:p>0</text:p>
          </table:table-cell>
          <table:table-cell table:style-name="ce136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121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75]" office:value-type="string" office:string-value="Fin" calcext:value-type="string">
            <text:p>Fin</text:p>
          </table:table-cell>
          <table:table-cell table:style-name="ce59" table:formula="of:=[MoMo.C75]" office:value-type="date" office:date-value="2020-04-02" calcext:value-type="date">
            <text:p>02/04</text:p>
          </table:table-cell>
          <table:table-cell table:style-name="ce59" table:formula="of:=[MoMo.D75]" office:value-type="date" office:date-value="2020-04-05" calcext:value-type="date">
            <text:p>05/04</text:p>
          </table:table-cell>
          <table:table-cell table:style-name="ce59" table:formula="of:=[MoMo.E75]" office:value-type="date" office:date-value="2020-03-25" calcext:value-type="date">
            <text:p>25/03</text:p>
          </table:table-cell>
          <table:table-cell table:style-name="ce59" table:formula="of:=[MoMo.F75]" office:value-type="date" office:date-value="2020-03-27" calcext:value-type="date">
            <text:p>27/03</text:p>
          </table:table-cell>
          <table:table-cell table:style-name="ce59" table:formula="of:=[MoMo.G75]" office:value-type="date" office:date-value="2020-04-03" calcext:value-type="date">
            <text:p>03/04</text:p>
          </table:table-cell>
          <table:table-cell table:style-name="ce59" table:formula="of:=[MoMo.H75]" office:value-type="date" office:date-value="2020-04-02" calcext:value-type="date">
            <text:p>02/04</text:p>
          </table:table-cell>
          <table:table-cell table:style-name="ce59" table:formula="of:=[MoMo.I75]" office:value-type="date" office:date-value="2020-04-06" calcext:value-type="date">
            <text:p>06/04</text:p>
          </table:table-cell>
          <table:table-cell table:style-name="ce59" table:formula="of:=[MoMo.J75]" office:value-type="date" office:date-value="2020-04-06" calcext:value-type="date">
            <text:p>06/04</text:p>
          </table:table-cell>
          <table:table-cell table:style-name="ce59" table:formula="of:=[MoMo.K75]" office:value-type="date" office:date-value="2020-04-04" calcext:value-type="date">
            <text:p>04/04</text:p>
          </table:table-cell>
          <table:table-cell table:style-name="ce59" table:formula="of:=[MoMo.L75]" office:value-type="date" office:date-value="1899-12-30" calcext:value-type="date">
            <text:p>30/12</text:p>
          </table:table-cell>
          <table:table-cell table:style-name="ce59" table:formula="of:=[MoMo.M75]" office:value-type="date" office:date-value="2020-04-05" calcext:value-type="date">
            <text:p>05/04</text:p>
          </table:table-cell>
          <table:table-cell table:style-name="ce59" table:formula="of:=[MoMo.N75]" office:value-type="date" office:date-value="2020-04-02" calcext:value-type="date">
            <text:p>02/04</text:p>
          </table:table-cell>
          <table:table-cell table:style-name="ce59" table:formula="of:=[MoMo.O75]" office:value-type="date" office:date-value="1899-12-30" calcext:value-type="date">
            <text:p>30/12</text:p>
          </table:table-cell>
          <table:table-cell table:style-name="ce59" table:formula="of:=[MoMo.P75]" office:value-type="date" office:date-value="2020-03-31" calcext:value-type="date">
            <text:p>31/03</text:p>
          </table:table-cell>
          <table:table-cell table:style-name="ce59"/>
          <table:table-cell table:style-name="ce59" table:formula="of:=[MoMo.R75]" office:value-type="date" office:date-value="1899-12-30" calcext:value-type="date">
            <text:p>30/12</text:p>
          </table:table-cell>
          <table:table-cell table:style-name="ce59" table:formula="of:=[MoMo.S75]" office:value-type="date" office:date-value="2020-04-05" calcext:value-type="date">
            <text:p>05/04</text:p>
          </table:table-cell>
          <table:table-cell table:style-name="ce59" table:formula="of:=[MoMo.T75]" office:value-type="date" office:date-value="2020-04-05" calcext:value-type="date">
            <text:p>05/04</text:p>
          </table:table-cell>
          <table:table-cell table:style-name="ce59" table:formula="of:=[MoMo.U75]" office:value-type="date" office:date-value="2020-03-23" calcext:value-type="date">
            <text:p>23/03</text:p>
          </table:table-cell>
          <table:table-cell table:style-name="ce59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76]" office:value-type="string" office:string-value="MoMo (parcial)" calcext:value-type="string">
            <text:p>MoMo (parcial)</text:p>
          </table:table-cell>
          <table:table-cell table:style-name="ce134" table:formula="of:=[MoMo.C76]/[.C$5]*1000000" office:value-type="float" office:value="52.4783622171058" calcext:value-type="float">
            <text:p>52</text:p>
          </table:table-cell>
          <table:table-cell table:style-name="ce134" table:formula="of:=[MoMo.D76]/[.D$5]*1000000" office:value-type="float" office:value="299.527480118099" calcext:value-type="float">
            <text:p>300</text:p>
          </table:table-cell>
          <table:table-cell table:style-name="ce134" table:formula="of:=[MoMo.E76]/[.E$5]*1000000" office:value-type="float" office:value="70.0222904291199" calcext:value-type="float">
            <text:p>70</text:p>
          </table:table-cell>
          <table:table-cell table:style-name="ce134" table:formula="of:=[MoMo.F76]/[.F$5]*1000000" office:value-type="float" office:value="54.9203300889001" calcext:value-type="float">
            <text:p>55</text:p>
          </table:table-cell>
          <table:table-cell table:style-name="ce134" table:formula="of:=[MoMo.G76]/[.G$5]*1000000" office:value-type="float" office:value="39.9495226032049" calcext:value-type="float">
            <text:p>40</text:p>
          </table:table-cell>
          <table:table-cell table:style-name="ce134" table:formula="of:=[MoMo.H76]/[.H$5]*1000000" office:value-type="float" office:value="105.130905211563" calcext:value-type="float">
            <text:p>105</text:p>
          </table:table-cell>
          <table:table-cell table:style-name="ce134" table:formula="of:=[MoMo.I76]/[.I$5]*1000000" office:value-type="float" office:value="831.823819382989" calcext:value-type="float">
            <text:p>832</text:p>
          </table:table-cell>
          <table:table-cell table:style-name="ce134" table:formula="of:=[MoMo.J76]/[.J$5]*1000000" office:value-type="float" office:value="1218.66561542367" calcext:value-type="float">
            <text:p>1219</text:p>
          </table:table-cell>
          <table:table-cell table:style-name="ce134" table:formula="of:=[MoMo.K76]/[.K$5]*1000000" office:value-type="float" office:value="230.919077665783" calcext:value-type="float">
            <text:p>231</text:p>
          </table:table-cell>
          <table:table-cell table:style-name="ce134" table:formula="of:=[MoMo.L76]/[.L$5]*1000000" office:value-type="float" office:value="0" calcext:value-type="float">
            <text:p>0</text:p>
          </table:table-cell>
          <table:table-cell table:style-name="ce134" table:formula="of:=[MoMo.M76]/[.M$5]*1000000" office:value-type="float" office:value="177.286997227675" calcext:value-type="float">
            <text:p>177</text:p>
          </table:table-cell>
          <table:table-cell table:style-name="ce134" table:formula="of:=[MoMo.N76]/[.N$5]*1000000" office:value-type="float" office:value="236.74970616006" calcext:value-type="float">
            <text:p>237</text:p>
          </table:table-cell>
          <table:table-cell table:style-name="ce134" table:formula="of:=[MoMo.O76]/[.O$5]*1000000" office:value-type="float" office:value="0" calcext:value-type="float">
            <text:p>0</text:p>
          </table:table-cell>
          <table:table-cell table:style-name="ce134" table:formula="of:=[MoMo.P76]/[.P$5]*1000000" office:value-type="float" office:value="460.620798260404" calcext:value-type="float">
            <text:p>461</text:p>
          </table:table-cell>
          <table:table-cell table:style-name="ce134"/>
          <table:table-cell table:style-name="ce134" table:formula="of:=[MoMo.R76]/[.R$5]*1000000" office:value-type="float" office:value="0" calcext:value-type="float">
            <text:p>0</text:p>
          </table:table-cell>
          <table:table-cell table:style-name="ce134" table:formula="of:=[MoMo.S76]/[.S$5]*1000000" office:value-type="float" office:value="554.393919271598" calcext:value-type="float">
            <text:p>554</text:p>
          </table:table-cell>
          <table:table-cell table:style-name="ce134" table:formula="of:=[MoMo.T76]/[.T$5]*1000000" office:value-type="float" office:value="216.908100085126" calcext:value-type="float">
            <text:p>217</text:p>
          </table:table-cell>
          <table:table-cell table:style-name="ce134" table:formula="of:=[MoMo.U76]/[.U$5]*1000000" office:value-type="float" office:value="101.370079987329" calcext:value-type="float">
            <text:p>101</text:p>
          </table:table-cell>
          <table:table-cell table:style-name="ce134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41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24" table:formula="of:=[MoMo.B77]" office:value-type="string" office:string-value="Covid-19 (parcial)" calcext:value-type="string">
            <text:p>Covid-19 (parcial)</text:p>
          </table:table-cell>
          <table:table-cell table:style-name="ce135" table:formula="of:=[MoMo.C77]/[.C$5]*1000000" office:value-type="float" office:value="40.9092687283348" calcext:value-type="float">
            <text:p>41</text:p>
          </table:table-cell>
          <table:table-cell table:style-name="ce135" table:formula="of:=[MoMo.D77]/[.D$5]*1000000" office:value-type="float" office:value="181.855970071703" calcext:value-type="float">
            <text:p>182</text:p>
          </table:table-cell>
          <table:table-cell table:style-name="ce135" table:formula="of:=[MoMo.E77]/[.E$5]*1000000" office:value-type="float" office:value="22.3682316648578" calcext:value-type="float">
            <text:p>22</text:p>
          </table:table-cell>
          <table:table-cell table:style-name="ce135" table:formula="of:=[MoMo.F77]/[.F$5]*1000000" office:value-type="float" office:value="18.6020472881758" calcext:value-type="float">
            <text:p>19</text:p>
          </table:table-cell>
          <table:table-cell table:style-name="ce135" table:formula="of:=[MoMo.G77]/[.G$5]*1000000" office:value-type="float" office:value="21.6197416440874" calcext:value-type="float">
            <text:p>22</text:p>
          </table:table-cell>
          <table:table-cell table:style-name="ce135" table:formula="of:=[MoMo.H77]/[.H$5]*1000000" office:value-type="float" office:value="87.8963305867166" calcext:value-type="float">
            <text:p>88</text:p>
          </table:table-cell>
          <table:table-cell table:style-name="ce135" table:formula="of:=[MoMo.I77]/[.I$5]*1000000" office:value-type="float" office:value="458.250247803803" calcext:value-type="float">
            <text:p>458</text:p>
          </table:table-cell>
          <table:table-cell table:style-name="ce135" table:formula="of:=[MoMo.J77]/[.J$5]*1000000" office:value-type="float" office:value="451.942390173312" calcext:value-type="float">
            <text:p>452</text:p>
          </table:table-cell>
          <table:table-cell table:style-name="ce135" table:formula="of:=[MoMo.K77]/[.K$5]*1000000" office:value-type="float" office:value="304.865813647646" calcext:value-type="float">
            <text:p>305</text:p>
          </table:table-cell>
          <table:table-cell table:style-name="ce135" table:formula="of:=[MoMo.L77]/[.L$5]*1000000" office:value-type="float" office:value="0" calcext:value-type="float">
            <text:p>0</text:p>
          </table:table-cell>
          <table:table-cell table:style-name="ce135" table:formula="of:=[MoMo.M77]/[.M$5]*1000000" office:value-type="float" office:value="109.595598286199" calcext:value-type="float">
            <text:p>110</text:p>
          </table:table-cell>
          <table:table-cell table:style-name="ce135" table:formula="of:=[MoMo.N77]/[.N$5]*1000000" office:value-type="float" office:value="151.92992954366" calcext:value-type="float">
            <text:p>152</text:p>
          </table:table-cell>
          <table:table-cell table:style-name="ce135" table:formula="of:=[MoMo.O77]/[.O$5]*1000000" office:value-type="float" office:value="0" calcext:value-type="float">
            <text:p>0</text:p>
          </table:table-cell>
          <table:table-cell table:style-name="ce135" table:formula="of:=[MoMo.P77]/[.P$5]*1000000" office:value-type="float" office:value="544.535874379131" calcext:value-type="float">
            <text:p>545</text:p>
          </table:table-cell>
          <table:table-cell table:style-name="ce135"/>
          <table:table-cell table:style-name="ce135" table:formula="of:=[MoMo.R77]/[.R$5]*1000000" office:value-type="float" office:value="0" calcext:value-type="float">
            <text:p>0</text:p>
          </table:table-cell>
          <table:table-cell table:style-name="ce135" table:formula="of:=[MoMo.S77]/[.S$5]*1000000" office:value-type="float" office:value="253.260731923515" calcext:value-type="float">
            <text:p>253</text:p>
          </table:table-cell>
          <table:table-cell table:style-name="ce135" table:formula="of:=[MoMo.T77]/[.T$5]*1000000" office:value-type="float" office:value="163.704226479341" calcext:value-type="float">
            <text:p>164</text:p>
          </table:table-cell>
          <table:table-cell table:style-name="ce135" table:formula="of:=[MoMo.U77]/[.U$5]*1000000" office:value-type="float" office:value="66.5241149916845" calcext:value-type="float">
            <text:p>67</text:p>
          </table:table-cell>
          <table:table-cell table:style-name="ce135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41"/>
        </table:table-row>
        <table:table-row table:style-name="ro1">
          <table:table-cell/>
          <table:table-cell table:style-name="ce123" table:formula="of:=[MoMo.B78]" office:value-type="string" office:string-value="Covid-19 (total)" calcext:value-type="string">
            <text:p>Covid-19 (total)</text:p>
          </table:table-cell>
          <table:table-cell table:style-name="ce136" table:formula="of:=[MoMo.C78]/[.C$5]*1000000" office:value-type="float" office:value="58.5610814740886" calcext:value-type="float">
            <text:p>59</text:p>
          </table:table-cell>
          <table:table-cell table:style-name="ce136" table:formula="of:=[MoMo.D78]/[.D$5]*1000000" office:value-type="float" office:value="217.004602942705" calcext:value-type="float">
            <text:p>217</text:p>
          </table:table-cell>
          <table:table-cell table:style-name="ce136" table:formula="of:=[MoMo.E78]/[.E$5]*1000000" office:value-type="float" office:value="83.6377357903377" calcext:value-type="float">
            <text:p>84</text:p>
          </table:table-cell>
          <table:table-cell table:style-name="ce136" table:formula="of:=[MoMo.F78]/[.F$5]*1000000" office:value-type="float" office:value="71.7507538258211" calcext:value-type="float">
            <text:p>72</text:p>
          </table:table-cell>
          <table:table-cell table:style-name="ce136" table:formula="of:=[MoMo.G78]/[.G$5]*1000000" office:value-type="float" office:value="39.9495226032049" calcext:value-type="float">
            <text:p>40</text:p>
          </table:table-cell>
          <table:table-cell table:style-name="ce136" table:formula="of:=[MoMo.H78]/[.H$5]*1000000" office:value-type="float" office:value="132.706224611317" calcext:value-type="float">
            <text:p>133</text:p>
          </table:table-cell>
          <table:table-cell table:style-name="ce136" table:formula="of:=[MoMo.I78]/[.I$5]*1000000" office:value-type="float" office:value="469.872536697377" calcext:value-type="float">
            <text:p>470</text:p>
          </table:table-cell>
          <table:table-cell table:style-name="ce136" table:formula="of:=[MoMo.J78]/[.J$5]*1000000" office:value-type="float" office:value="453.422550839819" calcext:value-type="float">
            <text:p>453</text:p>
          </table:table-cell>
          <table:table-cell table:style-name="ce136" table:formula="of:=[MoMo.K78]/[.K$5]*1000000" office:value-type="float" office:value="363.154788807727" calcext:value-type="float">
            <text:p>363</text:p>
          </table:table-cell>
          <table:table-cell table:style-name="ce136" table:formula="of:=[MoMo.L78]/[.L$5]*1000000" office:value-type="float" office:value="35.2344263835385" calcext:value-type="float">
            <text:p>35</text:p>
          </table:table-cell>
          <table:table-cell table:style-name="ce136" table:formula="of:=[MoMo.M78]/[.M$5]*1000000" office:value-type="float" office:value="128.331610493214" calcext:value-type="float">
            <text:p>128</text:p>
          </table:table-cell>
          <table:table-cell table:style-name="ce136" table:formula="of:=[MoMo.N78]/[.N$5]*1000000" office:value-type="float" office:value="212.51548426966" calcext:value-type="float">
            <text:p>213</text:p>
          </table:table-cell>
          <table:table-cell table:style-name="ce136" table:formula="of:=[MoMo.O78]/[.O$5]*1000000" office:value-type="float" office:value="70.3249716941989" calcext:value-type="float">
            <text:p>70</text:p>
          </table:table-cell>
          <table:table-cell table:style-name="ce136" table:formula="of:=[MoMo.P78]/[.P$5]*1000000" office:value-type="float" office:value="780.7750560612" calcext:value-type="float">
            <text:p>781</text:p>
          </table:table-cell>
          <table:table-cell table:style-name="ce136"/>
          <table:table-cell table:style-name="ce136" table:formula="of:=[MoMo.R78]/[.R$5]*1000000" office:value-type="float" office:value="45.9922800605204" calcext:value-type="float">
            <text:p>46</text:p>
          </table:table-cell>
          <table:table-cell table:style-name="ce136" table:formula="of:=[MoMo.S78]/[.S$5]*1000000" office:value-type="float" office:value="288.779005303033" calcext:value-type="float">
            <text:p>289</text:p>
          </table:table-cell>
          <table:table-cell table:style-name="ce136" table:formula="of:=[MoMo.T78]/[.T$5]*1000000" office:value-type="float" office:value="249.194211418552" calcext:value-type="float">
            <text:p>249</text:p>
          </table:table-cell>
          <table:table-cell table:style-name="ce136" table:formula="of:=[MoMo.U78]/[.U$5]*1000000" office:value-type="float" office:value="446.661914944167" calcext:value-type="float">
            <text:p>447</text:p>
          </table:table-cell>
          <table:table-cell table:style-name="ce136" table:formula="of:=[MoMo.V78]/[.V$5]*1000000" office:value-type="float" office:value="0" calcext:value-type="float">
            <text:p>0</text:p>
          </table:table-cell>
          <table:table-cell/>
          <table:table-cell table:style-name="ce141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6"/>
          <table:table-cell table:style-name="ce125" table:formula="of:=[MoMo.B79]" office:value-type="string" office:string-value="Diferencia" calcext:value-type="string">
            <text:p>Diferencia</text:p>
          </table:table-cell>
          <table:table-cell table:style-name="ce136" table:formula="of:=[.C76]-[.C77]" office:value-type="float" office:value="11.5690934887711" calcext:value-type="float">
            <text:p>12</text:p>
          </table:table-cell>
          <table:table-cell table:style-name="ce136" table:formula="of:=[.D76]-[.D77]" office:value-type="float" office:value="117.671510046396" calcext:value-type="float">
            <text:p>118</text:p>
          </table:table-cell>
          <table:table-cell table:style-name="ce136" table:formula="of:=[.E76]-[.E77]" office:value-type="float" office:value="47.6540587642622" calcext:value-type="float">
            <text:p>48</text:p>
          </table:table-cell>
          <table:table-cell table:style-name="ce136" table:formula="of:=[.F76]-[.F77]" office:value-type="float" office:value="36.3182828007242" calcext:value-type="float">
            <text:p>36</text:p>
          </table:table-cell>
          <table:table-cell table:style-name="ce136" table:formula="of:=[.G76]-[.G77]" office:value-type="float" office:value="18.3297809591175" calcext:value-type="float">
            <text:p>18</text:p>
          </table:table-cell>
          <table:table-cell table:style-name="ce136" table:formula="of:=[.H76]-[.H77]" office:value-type="float" office:value="17.2345746248464" calcext:value-type="float">
            <text:p>17</text:p>
          </table:table-cell>
          <table:table-cell table:style-name="ce136" table:formula="of:=[.I76]-[.I77]" office:value-type="float" office:value="373.573571579187" calcext:value-type="float">
            <text:p>374</text:p>
          </table:table-cell>
          <table:table-cell table:style-name="ce136" table:formula="of:=[.J76]-[.J77]" office:value-type="float" office:value="766.723225250357" calcext:value-type="float">
            <text:p>767</text:p>
          </table:table-cell>
          <table:table-cell table:style-name="ce136" table:formula="of:=[.K76]-[.K77]" office:value-type="float" office:value="-73.9467359818633" calcext:value-type="float">
            <text:p>-74</text:p>
          </table:table-cell>
          <table:table-cell table:style-name="ce136" table:formula="of:=[.L76]-[.L77]" office:value-type="float" office:value="0" calcext:value-type="float">
            <text:p>0</text:p>
          </table:table-cell>
          <table:table-cell table:style-name="ce136" table:formula="of:=[.M76]-[.M77]" office:value-type="float" office:value="67.6913989414758" calcext:value-type="float">
            <text:p>68</text:p>
          </table:table-cell>
          <table:table-cell table:style-name="ce136" table:formula="of:=[.N76]-[.N77]" office:value-type="float" office:value="84.8197766163993" calcext:value-type="float">
            <text:p>85</text:p>
          </table:table-cell>
          <table:table-cell table:style-name="ce136" table:formula="of:=[.O76]-[.O77]" office:value-type="float" office:value="0" calcext:value-type="float">
            <text:p>0</text:p>
          </table:table-cell>
          <table:table-cell table:style-name="ce136" table:formula="of:=[.P76]-[.P77]" office:value-type="float" office:value="-83.915076118727" calcext:value-type="float">
            <text:p>-84</text:p>
          </table:table-cell>
          <table:table-cell table:style-name="ce136"/>
          <table:table-cell table:style-name="ce136" table:formula="of:=[.R76]-[.R77]" office:value-type="float" office:value="0" calcext:value-type="float">
            <text:p>0</text:p>
          </table:table-cell>
          <table:table-cell table:style-name="ce136" table:formula="of:=[.S76]-[.S77]" office:value-type="float" office:value="301.133187348082" calcext:value-type="float">
            <text:p>301</text:p>
          </table:table-cell>
          <table:table-cell table:style-name="ce136" table:formula="of:=[.T76]-[.T77]" office:value-type="float" office:value="53.2038736057857" calcext:value-type="float">
            <text:p>53</text:p>
          </table:table-cell>
          <table:table-cell table:style-name="ce136" table:formula="of:=[.U76]-[.U77]" office:value-type="float" office:value="34.8459649956443" calcext:value-type="float">
            <text:p>35</text:p>
          </table:table-cell>
          <table:table-cell table:style-name="ce136" table:formula="of:=[.V76]-[.V77]" office:value-type="float" office:value="-10.2947200713653" calcext:value-type="float">
            <text:p>-10</text:p>
          </table:table-cell>
          <table:table-cell/>
          <table:table-cell table:style-name="ce141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/>
          <table:table-cell table:style-name="ce141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121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3" table:formula="of:=[MoMo.B82]" office:value-type="string" office:string-value="Fin" calcext:value-type="string">
            <text:p>Fin</text:p>
          </table:table-cell>
          <table:table-cell table:style-name="ce59" table:formula="of:=[MoMo.C82]" office:value-type="date" office:date-value="2020-04-02" calcext:value-type="date">
            <text:p>02/04</text:p>
          </table:table-cell>
          <table:table-cell table:style-name="ce59" table:formula="of:=[MoMo.D82]" office:value-type="date" office:date-value="2020-04-06" calcext:value-type="date">
            <text:p>06/04</text:p>
          </table:table-cell>
          <table:table-cell table:style-name="ce59" table:formula="of:=[MoMo.E82]" office:value-type="date" office:date-value="2020-03-25" calcext:value-type="date">
            <text:p>25/03</text:p>
          </table:table-cell>
          <table:table-cell table:style-name="ce59" table:formula="of:=[MoMo.F82]" office:value-type="date" office:date-value="2020-03-27" calcext:value-type="date">
            <text:p>27/03</text:p>
          </table:table-cell>
          <table:table-cell table:style-name="ce59" table:formula="of:=[MoMo.G82]" office:value-type="date" office:date-value="2020-04-01" calcext:value-type="date">
            <text:p>01/04</text:p>
          </table:table-cell>
          <table:table-cell table:style-name="ce59" table:formula="of:=[MoMo.H82]" office:value-type="date" office:date-value="2020-04-02" calcext:value-type="date">
            <text:p>02/04</text:p>
          </table:table-cell>
          <table:table-cell table:style-name="ce59" table:formula="of:=[MoMo.I82]" office:value-type="date" office:date-value="2020-04-07" calcext:value-type="date">
            <text:p>07/04</text:p>
          </table:table-cell>
          <table:table-cell table:style-name="ce59" table:formula="of:=[MoMo.J82]" office:value-type="date" office:date-value="2020-04-07" calcext:value-type="date">
            <text:p>07/04</text:p>
          </table:table-cell>
          <table:table-cell table:style-name="ce59" table:formula="of:=[MoMo.K82]" office:value-type="date" office:date-value="2020-04-06" calcext:value-type="date">
            <text:p>06/04</text:p>
          </table:table-cell>
          <table:table-cell table:style-name="ce59" table:formula="of:=[MoMo.L82]" office:value-type="date" office:date-value="2020-03-31" calcext:value-type="date">
            <text:p>31/03</text:p>
          </table:table-cell>
          <table:table-cell table:style-name="ce59" table:formula="of:=[MoMo.M82]" office:value-type="date" office:date-value="2020-04-06" calcext:value-type="date">
            <text:p>06/04</text:p>
          </table:table-cell>
          <table:table-cell table:style-name="ce59" table:formula="of:=[MoMo.N82]" office:value-type="date" office:date-value="2020-04-07" calcext:value-type="date">
            <text:p>07/04</text:p>
          </table:table-cell>
          <table:table-cell table:style-name="ce59" table:formula="of:=[MoMo.O82]" office:value-type="date" office:date-value="2020-03-31" calcext:value-type="date">
            <text:p>31/03</text:p>
          </table:table-cell>
          <table:table-cell table:style-name="ce59" table:formula="of:=[MoMo.P82]" office:value-type="date" office:date-value="2020-04-01" calcext:value-type="date">
            <text:p>01/04</text:p>
          </table:table-cell>
          <table:table-cell table:style-name="ce59"/>
          <table:table-cell table:style-name="ce59" table:formula="of:=[MoMo.R82]" office:value-type="date" office:date-value="2020-03-31" calcext:value-type="date">
            <text:p>31/03</text:p>
          </table:table-cell>
          <table:table-cell table:style-name="ce59" table:formula="of:=[MoMo.S82]" office:value-type="date" office:date-value="2020-04-06" calcext:value-type="date">
            <text:p>06/04</text:p>
          </table:table-cell>
          <table:table-cell table:style-name="ce59" table:formula="of:=[MoMo.T82]" office:value-type="date" office:date-value="2020-04-06" calcext:value-type="date">
            <text:p>06/04</text:p>
          </table:table-cell>
          <table:table-cell table:style-name="ce59" table:formula="of:=[MoMo.U82]" office:value-type="date" office:date-value="2020-03-23" calcext:value-type="date">
            <text:p>23/03</text:p>
          </table:table-cell>
          <table:table-cell table:style-name="ce5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1" table:formula="of:=[MoMo.B83]" office:value-type="string" office:string-value="MoMo (parcial)" calcext:value-type="string">
            <text:p>MoMo (parcial)</text:p>
          </table:table-cell>
          <table:table-cell table:style-name="ce134" table:formula="of:=[MoMo.C83]/[.C$5]*1000000" office:value-type="float" office:value="57.2491224186609" calcext:value-type="float">
            <text:p>57</text:p>
          </table:table-cell>
          <table:table-cell table:style-name="ce134" table:formula="of:=[MoMo.D83]/[.D$5]*1000000" office:value-type="float" office:value="325.506904414057" calcext:value-type="float">
            <text:p>326</text:p>
          </table:table-cell>
          <table:table-cell table:style-name="ce134" table:formula="of:=[MoMo.E83]/[.E$5]*1000000" office:value-type="float" office:value="70.0222904291199" calcext:value-type="float">
            <text:p>70</text:p>
          </table:table-cell>
          <table:table-cell table:style-name="ce134" table:formula="of:=[MoMo.F83]/[.F$5]*1000000" office:value-type="float" office:value="54.9203300889001" calcext:value-type="float">
            <text:p>55</text:p>
          </table:table-cell>
          <table:table-cell table:style-name="ce134" table:formula="of:=[MoMo.G83]/[.G$5]*1000000" office:value-type="float" office:value="29.1396517811612" calcext:value-type="float">
            <text:p>29</text:p>
          </table:table-cell>
          <table:table-cell table:style-name="ce134" table:formula="of:=[MoMo.H83]/[.H$5]*1000000" office:value-type="float" office:value="106.854362674048" calcext:value-type="float">
            <text:p>107</text:p>
          </table:table-cell>
          <table:table-cell table:style-name="ce134" table:formula="of:=[MoMo.I83]/[.I$5]*1000000" office:value-type="float" office:value="885.784446388872" calcext:value-type="float">
            <text:p>886</text:p>
          </table:table-cell>
          <table:table-cell table:style-name="ce134" table:formula="of:=[MoMo.J83]/[.J$5]*1000000" office:value-type="float" office:value="1325.23718341214" calcext:value-type="float">
            <text:p>1325</text:p>
          </table:table-cell>
          <table:table-cell table:style-name="ce134" table:formula="of:=[MoMo.K83]/[.K$5]*1000000" office:value-type="float" office:value="276.839737554876" calcext:value-type="float">
            <text:p>277</text:p>
          </table:table-cell>
          <table:table-cell table:style-name="ce134" table:formula="of:=[MoMo.L83]/[.L$5]*1000000" office:value-type="float" office:value="129.192896739641" calcext:value-type="float">
            <text:p>129</text:p>
          </table:table-cell>
          <table:table-cell table:style-name="ce134" table:formula="of:=[MoMo.M83]/[.M$5]*1000000" office:value-type="float" office:value="180.711859674118" calcext:value-type="float">
            <text:p>181</text:p>
          </table:table-cell>
          <table:table-cell table:style-name="ce134" table:formula="of:=[MoMo.N83]/[.N$5]*1000000" office:value-type="float" office:value="300.131517258028" calcext:value-type="float">
            <text:p>300</text:p>
          </table:table-cell>
          <table:table-cell table:style-name="ce134" table:formula="of:=[MoMo.O83]/[.O$5]*1000000" office:value-type="float" office:value="56.2599773553591" calcext:value-type="float">
            <text:p>56</text:p>
          </table:table-cell>
          <table:table-cell table:style-name="ce134" table:formula="of:=[MoMo.P83]/[.P$5]*1000000" office:value-type="float" office:value="595.614616364443" calcext:value-type="float">
            <text:p>596</text:p>
          </table:table-cell>
          <table:table-cell table:style-name="ce134"/>
          <table:table-cell table:style-name="ce134" table:formula="of:=[MoMo.R83]/[.R$5]*1000000" office:value-type="float" office:value="22.9961400302602" calcext:value-type="float">
            <text:p>23</text:p>
          </table:table-cell>
          <table:table-cell table:style-name="ce134" table:formula="of:=[MoMo.S83]/[.S$5]*1000000" office:value-type="float" office:value="602.266374696164" calcext:value-type="float">
            <text:p>602</text:p>
          </table:table-cell>
          <table:table-cell table:style-name="ce134" table:formula="of:=[MoMo.T83]/[.T$5]*1000000" office:value-type="float" office:value="231.914320845732" calcext:value-type="float">
            <text:p>232</text:p>
          </table:table-cell>
          <table:table-cell table:style-name="ce134" table:formula="of:=[MoMo.U83]/[.U$5]*1000000" office:value-type="float" office:value="101.370079987329" calcext:value-type="float">
            <text:p>101</text:p>
          </table:table-cell>
          <table:table-cell table:style-name="ce134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84]" office:value-type="string" office:string-value="Covid-19 (parcial)" calcext:value-type="string">
            <text:p>Covid-19 (parcial)</text:p>
          </table:table-cell>
          <table:table-cell table:style-name="ce135" table:formula="of:=[MoMo.C84]/[.C$5]*1000000" office:value-type="float" office:value="37.3311985771685" calcext:value-type="float">
            <text:p>37</text:p>
          </table:table-cell>
          <table:table-cell table:style-name="ce135" table:formula="of:=[MoMo.D84]/[.D$5]*1000000" office:value-type="float" office:value="192.553380075921" calcext:value-type="float">
            <text:p>193</text:p>
          </table:table-cell>
          <table:table-cell table:style-name="ce135" table:formula="of:=[MoMo.E84]/[.E$5]*1000000" office:value-type="float" office:value="22.3682316648578" calcext:value-type="float">
            <text:p>22</text:p>
          </table:table-cell>
          <table:table-cell table:style-name="ce135" table:formula="of:=[MoMo.F84]/[.F$5]*1000000" office:value-type="float" office:value="18.6020472881758" calcext:value-type="float">
            <text:p>19</text:p>
          </table:table-cell>
          <table:table-cell table:style-name="ce135" table:formula="of:=[MoMo.G84]/[.G$5]*1000000" office:value-type="float" office:value="16.4498034248491" calcext:value-type="float">
            <text:p>16</text:p>
          </table:table-cell>
          <table:table-cell table:style-name="ce135" table:formula="of:=[MoMo.H84]/[.H$5]*1000000" office:value-type="float" office:value="87.8963305867166" calcext:value-type="float">
            <text:p>88</text:p>
          </table:table-cell>
          <table:table-cell table:style-name="ce135" table:formula="of:=[MoMo.I84]/[.I$5]*1000000" office:value-type="float" office:value="476.928926382762" calcext:value-type="float">
            <text:p>477</text:p>
          </table:table-cell>
          <table:table-cell table:style-name="ce135" table:formula="of:=[MoMo.J84]/[.J$5]*1000000" office:value-type="float" office:value="483.025764169948" calcext:value-type="float">
            <text:p>483</text:p>
          </table:table-cell>
          <table:table-cell table:style-name="ce135" table:formula="of:=[MoMo.K84]/[.K$5]*1000000" office:value-type="float" office:value="338.023424799656" calcext:value-type="float">
            <text:p>338</text:p>
          </table:table-cell>
          <table:table-cell table:style-name="ce135" table:formula="of:=[MoMo.L84]/[.L$5]*1000000" office:value-type="float" office:value="0" calcext:value-type="float">
            <text:p>0</text:p>
          </table:table-cell>
          <table:table-cell table:style-name="ce135" table:formula="of:=[MoMo.M84]/[.M$5]*1000000" office:value-type="float" office:value="114.43069821059" calcext:value-type="float">
            <text:p>114</text:p>
          </table:table-cell>
          <table:table-cell table:style-name="ce135" table:formula="of:=[MoMo.N84]/[.N$5]*1000000" office:value-type="float" office:value="223.700509757537" calcext:value-type="float">
            <text:p>224</text:p>
          </table:table-cell>
          <table:table-cell table:style-name="ce135" table:formula="of:=[MoMo.O84]/[.O$5]*1000000" office:value-type="float" office:value="27.7598572477101" calcext:value-type="float">
            <text:p>28</text:p>
          </table:table-cell>
          <table:table-cell table:style-name="ce135" table:formula="of:=[MoMo.P84]/[.P$5]*1000000" office:value-type="float" office:value="584.36513152244" calcext:value-type="float">
            <text:p>584</text:p>
          </table:table-cell>
          <table:table-cell table:style-name="ce135"/>
          <table:table-cell table:style-name="ce135" table:formula="of:=[MoMo.R84]/[.R$5]*1000000" office:value-type="float" office:value="12.8507841345572" calcext:value-type="float">
            <text:p>13</text:p>
          </table:table-cell>
          <table:table-cell table:style-name="ce135" table:formula="of:=[MoMo.S84]/[.S$5]*1000000" office:value-type="float" office:value="267.159186724196" calcext:value-type="float">
            <text:p>267</text:p>
          </table:table-cell>
          <table:table-cell table:style-name="ce135" table:formula="of:=[MoMo.T84]/[.T$5]*1000000" office:value-type="float" office:value="178.710447239947" calcext:value-type="float">
            <text:p>179</text:p>
          </table:table-cell>
          <table:table-cell table:style-name="ce135" table:formula="of:=[MoMo.U84]/[.U$5]*1000000" office:value-type="float" office:value="47.5172249940604" calcext:value-type="float">
            <text:p>48</text:p>
          </table:table-cell>
          <table:table-cell table:style-name="ce135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MoMo.B85]" office:value-type="string" office:string-value="Covid-19 (total)" calcext:value-type="string">
            <text:p>Covid-19 (total)</text:p>
          </table:table-cell>
          <table:table-cell table:style-name="ce136" table:formula="of:=[MoMo.C85]/[.C$5]*1000000" office:value-type="float" office:value="62.974034660527" calcext:value-type="float">
            <text:p>63</text:p>
          </table:table-cell>
          <table:table-cell table:style-name="ce136" table:formula="of:=[MoMo.D85]/[.D$5]*1000000" office:value-type="float" office:value="238.39942295114" calcext:value-type="float">
            <text:p>238</text:p>
          </table:table-cell>
          <table:table-cell table:style-name="ce136" table:formula="of:=[MoMo.E85]/[.E$5]*1000000" office:value-type="float" office:value="93.3630539054932" calcext:value-type="float">
            <text:p>93</text:p>
          </table:table-cell>
          <table:table-cell table:style-name="ce136" table:formula="of:=[MoMo.F85]/[.F$5]*1000000" office:value-type="float" office:value="74.4081891527033" calcext:value-type="float">
            <text:p>74</text:p>
          </table:table-cell>
          <table:table-cell table:style-name="ce136" table:formula="of:=[MoMo.G85]/[.G$5]*1000000" office:value-type="float" office:value="41.8295001374734" calcext:value-type="float">
            <text:p>42</text:p>
          </table:table-cell>
          <table:table-cell table:style-name="ce136" table:formula="of:=[MoMo.H85]/[.H$5]*1000000" office:value-type="float" office:value="146.493884311194" calcext:value-type="float">
            <text:p>146</text:p>
          </table:table-cell>
          <table:table-cell table:style-name="ce136" table:formula="of:=[MoMo.I85]/[.I$5]*1000000" office:value-type="float" office:value="488.551215276337" calcext:value-type="float">
            <text:p>489</text:p>
          </table:table-cell>
          <table:table-cell table:style-name="ce136" table:formula="of:=[MoMo.J85]/[.J$5]*1000000" office:value-type="float" office:value="484.505924836455" calcext:value-type="float">
            <text:p>485</text:p>
          </table:table-cell>
          <table:table-cell table:style-name="ce136" table:formula="of:=[MoMo.K85]/[.K$5]*1000000" office:value-type="float" office:value="382.628306468431" calcext:value-type="float">
            <text:p>383</text:p>
          </table:table-cell>
          <table:table-cell table:style-name="ce136" table:formula="of:=[MoMo.L85]/[.L$5]*1000000" office:value-type="float" office:value="46.9792351780513" calcext:value-type="float">
            <text:p>47</text:p>
          </table:table-cell>
          <table:table-cell table:style-name="ce136" table:formula="of:=[MoMo.M85]/[.M$5]*1000000" office:value-type="float" office:value="135.382797882952" calcext:value-type="float">
            <text:p>135</text:p>
          </table:table-cell>
          <table:table-cell table:style-name="ce136" table:formula="of:=[MoMo.N85]/[.N$5]*1000000" office:value-type="float" office:value="240.478047989352" calcext:value-type="float">
            <text:p>240</text:p>
          </table:table-cell>
          <table:table-cell table:style-name="ce136" table:formula="of:=[MoMo.O85]/[.O$5]*1000000" office:value-type="float" office:value="75.5068117137714" calcext:value-type="float">
            <text:p>76</text:p>
          </table:table-cell>
          <table:table-cell table:style-name="ce136" table:formula="of:=[MoMo.P85]/[.P$5]*1000000" office:value-type="float" office:value="816.499771437832" calcext:value-type="float">
            <text:p>816</text:p>
          </table:table-cell>
          <table:table-cell table:style-name="ce136"/>
          <table:table-cell table:style-name="ce136" table:formula="of:=[MoMo.R85]/[.R$5]*1000000" office:value-type="float" office:value="52.7558506576558" calcext:value-type="float">
            <text:p>53</text:p>
          </table:table-cell>
          <table:table-cell table:style-name="ce136" table:formula="of:=[MoMo.S85]/[.S$5]*1000000" office:value-type="float" office:value="311.9430966375" calcext:value-type="float">
            <text:p>312</text:p>
          </table:table-cell>
          <table:table-cell table:style-name="ce136" table:formula="of:=[MoMo.T85]/[.T$5]*1000000" office:value-type="float" office:value="266.474101991371" calcext:value-type="float">
            <text:p>266</text:p>
          </table:table-cell>
          <table:table-cell table:style-name="ce136" table:formula="of:=[MoMo.U85]/[.U$5]*1000000" office:value-type="float" office:value="506.850399936644" calcext:value-type="float">
            <text:p>507</text:p>
          </table:table-cell>
          <table:table-cell table:style-name="ce136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5" table:formula="of:=[MoMo.B86]" office:value-type="string" office:string-value="Diferencia" calcext:value-type="string">
            <text:p>Diferencia</text:p>
          </table:table-cell>
          <table:table-cell table:style-name="ce136" table:formula="of:=[.C83]-[.C84]" office:value-type="float" office:value="19.9179238414925" calcext:value-type="float">
            <text:p>20</text:p>
          </table:table-cell>
          <table:table-cell table:style-name="ce136" table:formula="of:=[.D83]-[.D84]" office:value-type="float" office:value="132.953524338136" calcext:value-type="float">
            <text:p>133</text:p>
          </table:table-cell>
          <table:table-cell table:style-name="ce136" table:formula="of:=[.E83]-[.E84]" office:value-type="float" office:value="47.6540587642622" calcext:value-type="float">
            <text:p>48</text:p>
          </table:table-cell>
          <table:table-cell table:style-name="ce136" table:formula="of:=[.F83]-[.F84]" office:value-type="float" office:value="36.3182828007242" calcext:value-type="float">
            <text:p>36</text:p>
          </table:table-cell>
          <table:table-cell table:style-name="ce136" table:formula="of:=[.G83]-[.G84]" office:value-type="float" office:value="12.6898483563121" calcext:value-type="float">
            <text:p>13</text:p>
          </table:table-cell>
          <table:table-cell table:style-name="ce136" table:formula="of:=[.H83]-[.H84]" office:value-type="float" office:value="18.958032087331" calcext:value-type="float">
            <text:p>19</text:p>
          </table:table-cell>
          <table:table-cell table:style-name="ce136" table:formula="of:=[.I83]-[.I84]" office:value-type="float" office:value="408.85552000611" calcext:value-type="float">
            <text:p>409</text:p>
          </table:table-cell>
          <table:table-cell table:style-name="ce136" table:formula="of:=[.J83]-[.J84]" office:value-type="float" office:value="842.211419242187" calcext:value-type="float">
            <text:p>842</text:p>
          </table:table-cell>
          <table:table-cell table:style-name="ce136" table:formula="of:=[.K83]-[.K84]" office:value-type="float" office:value="-61.1836872447801" calcext:value-type="float">
            <text:p>-61</text:p>
          </table:table-cell>
          <table:table-cell table:style-name="ce136" table:formula="of:=[.L83]-[.L84]" office:value-type="float" office:value="129.192896739641" calcext:value-type="float">
            <text:p>129</text:p>
          </table:table-cell>
          <table:table-cell table:style-name="ce136" table:formula="of:=[.M83]-[.M84]" office:value-type="float" office:value="66.2811614635283" calcext:value-type="float">
            <text:p>66</text:p>
          </table:table-cell>
          <table:table-cell table:style-name="ce136" table:formula="of:=[.N83]-[.N84]" office:value-type="float" office:value="76.4310075004917" calcext:value-type="float">
            <text:p>76</text:p>
          </table:table-cell>
          <table:table-cell table:style-name="ce136" table:formula="of:=[.O83]-[.O84]" office:value-type="float" office:value="28.500120107649" calcext:value-type="float">
            <text:p>29</text:p>
          </table:table-cell>
          <table:table-cell table:style-name="ce136" table:formula="of:=[.P83]-[.P84]" office:value-type="float" office:value="11.2494848420032" calcext:value-type="float">
            <text:p>11</text:p>
          </table:table-cell>
          <table:table-cell table:style-name="ce136"/>
          <table:table-cell table:style-name="ce136" table:formula="of:=[.R83]-[.R84]" office:value-type="float" office:value="10.145355895703" calcext:value-type="float">
            <text:p>10</text:p>
          </table:table-cell>
          <table:table-cell table:style-name="ce136" table:formula="of:=[.S83]-[.S84]" office:value-type="float" office:value="335.107187971968" calcext:value-type="float">
            <text:p>335</text:p>
          </table:table-cell>
          <table:table-cell table:style-name="ce136" table:formula="of:=[.T83]-[.T84]" office:value-type="float" office:value="53.2038736057857" calcext:value-type="float">
            <text:p>53</text:p>
          </table:table-cell>
          <table:table-cell table:style-name="ce136" table:formula="of:=[.U83]-[.U84]" office:value-type="float" office:value="53.8528549932684" calcext:value-type="float">
            <text:p>54</text:p>
          </table:table-cell>
          <table:table-cell table:style-name="ce136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121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3" table:formula="of:=[MoMo.B89]" office:value-type="string" office:string-value="Fin" calcext:value-type="string">
            <text:p>Fin</text:p>
          </table:table-cell>
          <table:table-cell table:style-name="ce59" table:formula="of:=[MoMo.C89]" office:value-type="date" office:date-value="2020-04-02" calcext:value-type="date">
            <text:p>02/04</text:p>
          </table:table-cell>
          <table:table-cell table:style-name="ce59" table:formula="of:=[MoMo.D89]" office:value-type="date" office:date-value="2020-04-11" calcext:value-type="date">
            <text:p>11/04</text:p>
          </table:table-cell>
          <table:table-cell table:style-name="ce59" table:formula="of:=[MoMo.E89]" office:value-type="date" office:date-value="2020-03-29" calcext:value-type="date">
            <text:p>29/03</text:p>
          </table:table-cell>
          <table:table-cell table:style-name="ce59" table:formula="of:=[MoMo.F89]" office:value-type="date" office:date-value="2020-03-27" calcext:value-type="date">
            <text:p>27/03</text:p>
          </table:table-cell>
          <table:table-cell table:style-name="ce59" table:formula="of:=[MoMo.G89]" office:value-type="date" office:date-value="2020-04-01" calcext:value-type="date">
            <text:p>01/04</text:p>
          </table:table-cell>
          <table:table-cell table:style-name="ce59" table:formula="of:=[MoMo.H89]" office:value-type="date" office:date-value="2020-04-02" calcext:value-type="date">
            <text:p>02/04</text:p>
          </table:table-cell>
          <table:table-cell table:style-name="ce59" table:formula="of:=[MoMo.I89]" office:value-type="date" office:date-value="2020-04-11" calcext:value-type="date">
            <text:p>11/04</text:p>
          </table:table-cell>
          <table:table-cell table:style-name="ce59" table:formula="of:=[MoMo.J89]" office:value-type="date" office:date-value="2020-04-10" calcext:value-type="date">
            <text:p>10/04</text:p>
          </table:table-cell>
          <table:table-cell table:style-name="ce59" table:formula="of:=[MoMo.K89]" office:value-type="date" office:date-value="2020-04-08" calcext:value-type="date">
            <text:p>08/04</text:p>
          </table:table-cell>
          <table:table-cell table:style-name="ce59" table:formula="of:=[MoMo.L89]" office:value-type="date" office:date-value="2020-03-31" calcext:value-type="date">
            <text:p>31/03</text:p>
          </table:table-cell>
          <table:table-cell table:style-name="ce59" table:formula="of:=[MoMo.M89]" office:value-type="date" office:date-value="2020-04-07" calcext:value-type="date">
            <text:p>07/04</text:p>
          </table:table-cell>
          <table:table-cell table:style-name="ce59" table:formula="of:=[MoMo.N89]" office:value-type="date" office:date-value="2020-04-10" calcext:value-type="date">
            <text:p>10/04</text:p>
          </table:table-cell>
          <table:table-cell table:style-name="ce59" table:formula="of:=[MoMo.O89]" office:value-type="date" office:date-value="2020-04-11" calcext:value-type="date">
            <text:p>11/04</text:p>
          </table:table-cell>
          <table:table-cell table:style-name="ce59" table:formula="of:=[MoMo.P89]" office:value-type="date" office:date-value="2020-04-03" calcext:value-type="date">
            <text:p>03/04</text:p>
          </table:table-cell>
          <table:table-cell table:style-name="ce59"/>
          <table:table-cell table:style-name="ce59" table:formula="of:=[MoMo.R89]" office:value-type="date" office:date-value="2020-04-05" calcext:value-type="date">
            <text:p>05/04</text:p>
          </table:table-cell>
          <table:table-cell table:style-name="ce59" table:formula="of:=[MoMo.S89]" office:value-type="date" office:date-value="2020-04-10" calcext:value-type="date">
            <text:p>10/04</text:p>
          </table:table-cell>
          <table:table-cell table:style-name="ce59" table:formula="of:=[MoMo.T89]" office:value-type="date" office:date-value="2020-04-07" calcext:value-type="date">
            <text:p>07/04</text:p>
          </table:table-cell>
          <table:table-cell table:style-name="ce59" table:formula="of:=[MoMo.U89]" office:value-type="date" office:date-value="2020-04-10" calcext:value-type="date">
            <text:p>10/04</text:p>
          </table:table-cell>
          <table:table-cell table:style-name="ce5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1" table:formula="of:=[MoMo.B90]" office:value-type="string" office:string-value="MoMo (parcial)" calcext:value-type="string">
            <text:p>MoMo (parcial)</text:p>
          </table:table-cell>
          <table:table-cell table:style-name="ce134" table:formula="of:=[MoMo.C90]/[.C$5]*1000000" office:value-type="float" office:value="59.8730405295162" calcext:value-type="float">
            <text:p>60</text:p>
          </table:table-cell>
          <table:table-cell table:style-name="ce134" table:formula="of:=[MoMo.D90]/[.D$5]*1000000" office:value-type="float" office:value="472.214241614759" calcext:value-type="float">
            <text:p>472</text:p>
          </table:table-cell>
          <table:table-cell table:style-name="ce134" table:formula="of:=[MoMo.E90]/[.E$5]*1000000" office:value-type="float" office:value="110.868626512773" calcext:value-type="float">
            <text:p>111</text:p>
          </table:table-cell>
          <table:table-cell table:style-name="ce134" table:formula="of:=[MoMo.F90]/[.F$5]*1000000" office:value-type="float" office:value="54.9203300889001" calcext:value-type="float">
            <text:p>55</text:p>
          </table:table-cell>
          <table:table-cell table:style-name="ce134" table:formula="of:=[MoMo.G90]/[.G$5]*1000000" office:value-type="float" office:value="29.6096461647283" calcext:value-type="float">
            <text:p>30</text:p>
          </table:table-cell>
          <table:table-cell table:style-name="ce134" table:formula="of:=[MoMo.H90]/[.H$5]*1000000" office:value-type="float" office:value="106.854362674048" calcext:value-type="float">
            <text:p>107</text:p>
          </table:table-cell>
          <table:table-cell table:style-name="ce134" table:formula="of:=[MoMo.I90]/[.I$5]*1000000" office:value-type="float" office:value="1241.0944211353" calcext:value-type="float">
            <text:p>1241</text:p>
          </table:table-cell>
          <table:table-cell table:style-name="ce134" table:formula="of:=[MoMo.J90]/[.J$5]*1000000" office:value-type="float" office:value="1164.8864445406" calcext:value-type="float">
            <text:p>1165</text:p>
          </table:table-cell>
          <table:table-cell table:style-name="ce134" table:formula="of:=[MoMo.K90]/[.K$5]*1000000" office:value-type="float" office:value="354.733808197693" calcext:value-type="float">
            <text:p>355</text:p>
          </table:table-cell>
          <table:table-cell table:style-name="ce134" table:formula="of:=[MoMo.L90]/[.L$5]*1000000" office:value-type="float" office:value="129.192896739641" calcext:value-type="float">
            <text:p>129</text:p>
          </table:table-cell>
          <table:table-cell table:style-name="ce134" table:formula="of:=[MoMo.M90]/[.M$5]*1000000" office:value-type="float" office:value="189.979134529201" calcext:value-type="float">
            <text:p>190</text:p>
          </table:table-cell>
          <table:table-cell table:style-name="ce134" table:formula="of:=[MoMo.N90]/[.N$5]*1000000" office:value-type="float" office:value="324.365739148428" calcext:value-type="float">
            <text:p>324</text:p>
          </table:table-cell>
          <table:table-cell table:style-name="ce134" table:formula="of:=[MoMo.O90]/[.O$5]*1000000" office:value-type="float" office:value="81.4289145932829" calcext:value-type="float">
            <text:p>81</text:p>
          </table:table-cell>
          <table:table-cell table:style-name="ce134" table:formula="of:=[MoMo.P90]/[.P$5]*1000000" office:value-type="float" office:value="931.578960970216" calcext:value-type="float">
            <text:p>932</text:p>
          </table:table-cell>
          <table:table-cell table:style-name="ce134"/>
          <table:table-cell table:style-name="ce134" table:formula="of:=[MoMo.R90]/[.R$5]*1000000" office:value-type="float" office:value="35.1705671051039" calcext:value-type="float">
            <text:p>35</text:p>
          </table:table-cell>
          <table:table-cell table:style-name="ce134" table:formula="of:=[MoMo.S90]/[.S$5]*1000000" office:value-type="float" office:value="724.263922391028" calcext:value-type="float">
            <text:p>724</text:p>
          </table:table-cell>
          <table:table-cell table:style-name="ce134" table:formula="of:=[MoMo.T90]/[.T$5]*1000000" office:value-type="float" office:value="295.577075587698" calcext:value-type="float">
            <text:p>296</text:p>
          </table:table-cell>
          <table:table-cell table:style-name="ce134" table:formula="of:=[MoMo.U90]/[.U$5]*1000000" office:value-type="float" office:value="430.822839946147" calcext:value-type="float">
            <text:p>431</text:p>
          </table:table-cell>
          <table:table-cell table:style-name="ce134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91]" office:value-type="string" office:string-value="Covid-19 (parcial)" calcext:value-type="string">
            <text:p>Covid-19 (parcial)</text:p>
          </table:table-cell>
          <table:table-cell table:style-name="ce135" table:formula="of:=[MoMo.C91]/[.C$5]*1000000" office:value-type="float" office:value="37.3311985771685" calcext:value-type="float">
            <text:p>37</text:p>
          </table:table-cell>
          <table:table-cell table:style-name="ce135" table:formula="of:=[MoMo.D91]/[.D$5]*1000000" office:value-type="float" office:value="300.291580832686" calcext:value-type="float">
            <text:p>300</text:p>
          </table:table-cell>
          <table:table-cell table:style-name="ce135" table:formula="of:=[MoMo.E91]/[.E$5]*1000000" office:value-type="float" office:value="37.9287406491066" calcext:value-type="float">
            <text:p>38</text:p>
          </table:table-cell>
          <table:table-cell table:style-name="ce135" table:formula="of:=[MoMo.F91]/[.F$5]*1000000" office:value-type="float" office:value="18.6020472881758" calcext:value-type="float">
            <text:p>19</text:p>
          </table:table-cell>
          <table:table-cell table:style-name="ce135" table:formula="of:=[MoMo.G91]/[.G$5]*1000000" office:value-type="float" office:value="16.4498034248491" calcext:value-type="float">
            <text:p>16</text:p>
          </table:table-cell>
          <table:table-cell table:style-name="ce135" table:formula="of:=[MoMo.H91]/[.H$5]*1000000" office:value-type="float" office:value="87.8963305867166" calcext:value-type="float">
            <text:p>88</text:p>
          </table:table-cell>
          <table:table-cell table:style-name="ce135" table:formula="of:=[MoMo.I91]/[.I$5]*1000000" office:value-type="float" office:value="613.075739136065" calcext:value-type="float">
            <text:p>613</text:p>
          </table:table-cell>
          <table:table-cell table:style-name="ce135" table:formula="of:=[MoMo.J91]/[.J$5]*1000000" office:value-type="float" office:value="546.179285940891" calcext:value-type="float">
            <text:p>546</text:p>
          </table:table-cell>
          <table:table-cell table:style-name="ce135" table:formula="of:=[MoMo.K91]/[.K$5]*1000000" office:value-type="float" office:value="374.996792790588" calcext:value-type="float">
            <text:p>375</text:p>
          </table:table-cell>
          <table:table-cell table:style-name="ce135" table:formula="of:=[MoMo.L91]/[.L$5]*1000000" office:value-type="float" office:value="0" calcext:value-type="float">
            <text:p>0</text:p>
          </table:table-cell>
          <table:table-cell table:style-name="ce135" table:formula="of:=[MoMo.M91]/[.M$5]*1000000" office:value-type="float" office:value="121.481885600327" calcext:value-type="float">
            <text:p>121</text:p>
          </table:table-cell>
          <table:table-cell table:style-name="ce135" table:formula="of:=[MoMo.N91]/[.N$5]*1000000" office:value-type="float" office:value="251.663073477229" calcext:value-type="float">
            <text:p>252</text:p>
          </table:table-cell>
          <table:table-cell table:style-name="ce135" table:formula="of:=[MoMo.O91]/[.O$5]*1000000" office:value-type="float" office:value="93.2731203523059" calcext:value-type="float">
            <text:p>93</text:p>
          </table:table-cell>
          <table:table-cell table:style-name="ce135" table:formula="of:=[MoMo.P91]/[.P$5]*1000000" office:value-type="float" office:value="678.31353195971" calcext:value-type="float">
            <text:p>678</text:p>
          </table:table-cell>
          <table:table-cell table:style-name="ce135"/>
          <table:table-cell table:style-name="ce135" table:formula="of:=[MoMo.R91]/[.R$5]*1000000" office:value-type="float" office:value="29.7597106273956" calcext:value-type="float">
            <text:p>30</text:p>
          </table:table-cell>
          <table:table-cell table:style-name="ce135" table:formula="of:=[MoMo.S91]/[.S$5]*1000000" office:value-type="float" office:value="315.031642148763" calcext:value-type="float">
            <text:p>315</text:p>
          </table:table-cell>
          <table:table-cell table:style-name="ce135" table:formula="of:=[MoMo.T91]/[.T$5]*1000000" office:value-type="float" office:value="195.990337812766" calcext:value-type="float">
            <text:p>196</text:p>
          </table:table-cell>
          <table:table-cell table:style-name="ce135" table:formula="of:=[MoMo.U91]/[.U$5]*1000000" office:value-type="float" office:value="598.71703492516" calcext:value-type="float">
            <text:p>599</text:p>
          </table:table-cell>
          <table:table-cell table:style-name="ce135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MoMo.B92]" office:value-type="string" office:string-value="Covid-19 (total)" calcext:value-type="string">
            <text:p>Covid-19 (total)</text:p>
          </table:table-cell>
          <table:table-cell table:style-name="ce136" table:formula="of:=[MoMo.C92]/[.C$5]*1000000" office:value-type="float" office:value="97.2042391066847" calcext:value-type="float">
            <text:p>97</text:p>
          </table:table-cell>
          <table:table-cell table:style-name="ce136" table:formula="of:=[MoMo.D92]/[.D$5]*1000000" office:value-type="float" office:value="354.542731568363" calcext:value-type="float">
            <text:p>355</text:p>
          </table:table-cell>
          <table:table-cell table:style-name="ce136" table:formula="of:=[MoMo.E92]/[.E$5]*1000000" office:value-type="float" office:value="144.907239915818" calcext:value-type="float">
            <text:p>145</text:p>
          </table:table-cell>
          <table:table-cell table:style-name="ce136" table:formula="of:=[MoMo.F92]/[.F$5]*1000000" office:value-type="float" office:value="103.639977748408" calcext:value-type="float">
            <text:p>104</text:p>
          </table:table-cell>
          <table:table-cell table:style-name="ce136" table:formula="of:=[MoMo.G92]/[.G$5]*1000000" office:value-type="float" office:value="45.1194608224432" calcext:value-type="float">
            <text:p>45</text:p>
          </table:table-cell>
          <table:table-cell table:style-name="ce136" table:formula="of:=[MoMo.H92]/[.H$5]*1000000" office:value-type="float" office:value="201.644523110703" calcext:value-type="float">
            <text:p>202</text:p>
          </table:table-cell>
          <table:table-cell table:style-name="ce136" table:formula="of:=[MoMo.I92]/[.I$5]*1000000" office:value-type="float" office:value="674.922919319731" calcext:value-type="float">
            <text:p>675</text:p>
          </table:table-cell>
          <table:table-cell table:style-name="ce136" table:formula="of:=[MoMo.J92]/[.J$5]*1000000" office:value-type="float" office:value="623.147640599228" calcext:value-type="float">
            <text:p>623</text:p>
          </table:table-cell>
          <table:table-cell table:style-name="ce136" table:formula="of:=[MoMo.K92]/[.K$5]*1000000" office:value-type="float" office:value="465.522334348456" calcext:value-type="float">
            <text:p>466</text:p>
          </table:table-cell>
          <table:table-cell table:style-name="ce136" table:formula="of:=[MoMo.L92]/[.L$5]*1000000" office:value-type="float" office:value="46.9792351780513" calcext:value-type="float">
            <text:p>47</text:p>
          </table:table-cell>
          <table:table-cell table:style-name="ce136" table:formula="of:=[MoMo.M92]/[.M$5]*1000000" office:value-type="float" office:value="176.481147240276" calcext:value-type="float">
            <text:p>176</text:p>
          </table:table-cell>
          <table:table-cell table:style-name="ce136" table:formula="of:=[MoMo.N92]/[.N$5]*1000000" office:value-type="float" office:value="299.199431800705" calcext:value-type="float">
            <text:p>299</text:p>
          </table:table-cell>
          <table:table-cell table:style-name="ce136" table:formula="of:=[MoMo.O92]/[.O$5]*1000000" office:value-type="float" office:value="105.117326111329" calcext:value-type="float">
            <text:p>105</text:p>
          </table:table-cell>
          <table:table-cell table:style-name="ce136" table:formula="of:=[MoMo.P92]/[.P$5]*1000000" office:value-type="float" office:value="976.424880272797" calcext:value-type="float">
            <text:p>976</text:p>
          </table:table-cell>
          <table:table-cell table:style-name="ce136"/>
          <table:table-cell table:style-name="ce136" table:formula="of:=[MoMo.R92]/[.R$5]*1000000" office:value-type="float" office:value="68.3120630310671" calcext:value-type="float">
            <text:p>68</text:p>
          </table:table-cell>
          <table:table-cell table:style-name="ce136" table:formula="of:=[MoMo.S92]/[.S$5]*1000000" office:value-type="float" office:value="369.081188595855" calcext:value-type="float">
            <text:p>369</text:p>
          </table:table-cell>
          <table:table-cell table:style-name="ce136" table:formula="of:=[MoMo.T92]/[.T$5]*1000000" office:value-type="float" office:value="377.883922789811" calcext:value-type="float">
            <text:p>378</text:p>
          </table:table-cell>
          <table:table-cell table:style-name="ce136" table:formula="of:=[MoMo.U92]/[.U$5]*1000000" office:value-type="float" office:value="706.422744911697" calcext:value-type="float">
            <text:p>706</text:p>
          </table:table-cell>
          <table:table-cell table:style-name="ce136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5" table:formula="of:=[MoMo.B93]" office:value-type="string" office:string-value="Diferencia" calcext:value-type="string">
            <text:p>Diferencia</text:p>
          </table:table-cell>
          <table:table-cell table:style-name="ce136" table:formula="of:=[.C90]-[.C91]" office:value-type="float" office:value="22.5418419523477" calcext:value-type="float">
            <text:p>23</text:p>
          </table:table-cell>
          <table:table-cell table:style-name="ce136" table:formula="of:=[.D90]-[.D91]" office:value-type="float" office:value="171.922660782072" calcext:value-type="float">
            <text:p>172</text:p>
          </table:table-cell>
          <table:table-cell table:style-name="ce136" table:formula="of:=[.E90]-[.E91]" office:value-type="float" office:value="72.9398858636666" calcext:value-type="float">
            <text:p>73</text:p>
          </table:table-cell>
          <table:table-cell table:style-name="ce136" table:formula="of:=[.F90]-[.F91]" office:value-type="float" office:value="36.3182828007242" calcext:value-type="float">
            <text:p>36</text:p>
          </table:table-cell>
          <table:table-cell table:style-name="ce136" table:formula="of:=[.G90]-[.G91]" office:value-type="float" office:value="13.1598427398793" calcext:value-type="float">
            <text:p>13</text:p>
          </table:table-cell>
          <table:table-cell table:style-name="ce136" table:formula="of:=[.H90]-[.H91]" office:value-type="float" office:value="18.958032087331" calcext:value-type="float">
            <text:p>19</text:p>
          </table:table-cell>
          <table:table-cell table:style-name="ce136" table:formula="of:=[.I90]-[.I91]" office:value-type="float" office:value="628.018681999233" calcext:value-type="float">
            <text:p>628</text:p>
          </table:table-cell>
          <table:table-cell table:style-name="ce136" table:formula="of:=[.J90]-[.J91]" office:value-type="float" office:value="618.707158599709" calcext:value-type="float">
            <text:p>619</text:p>
          </table:table-cell>
          <table:table-cell table:style-name="ce136" table:formula="of:=[.K90]-[.K91]" office:value-type="float" office:value="-20.2629845928949" calcext:value-type="float">
            <text:p>-20</text:p>
          </table:table-cell>
          <table:table-cell table:style-name="ce136" table:formula="of:=[.L90]-[.L91]" office:value-type="float" office:value="129.192896739641" calcext:value-type="float">
            <text:p>129</text:p>
          </table:table-cell>
          <table:table-cell table:style-name="ce136" table:formula="of:=[.M90]-[.M91]" office:value-type="float" office:value="68.4972489288743" calcext:value-type="float">
            <text:p>68</text:p>
          </table:table-cell>
          <table:table-cell table:style-name="ce136" table:formula="of:=[.N90]-[.N91]" office:value-type="float" office:value="72.7026656711994" calcext:value-type="float">
            <text:p>73</text:p>
          </table:table-cell>
          <table:table-cell table:style-name="ce136" table:formula="of:=[.O90]-[.O91]" office:value-type="float" office:value="-11.844205759023" calcext:value-type="float">
            <text:p>-12</text:p>
          </table:table-cell>
          <table:table-cell table:style-name="ce136" table:formula="of:=[.P90]-[.P91]" office:value-type="float" office:value="253.265429010506" calcext:value-type="float">
            <text:p>253</text:p>
          </table:table-cell>
          <table:table-cell table:style-name="ce136"/>
          <table:table-cell table:style-name="ce136" table:formula="of:=[.R90]-[.R91]" office:value-type="float" office:value="5.41085647770829" calcext:value-type="float">
            <text:p>5</text:p>
          </table:table-cell>
          <table:table-cell table:style-name="ce136" table:formula="of:=[.S90]-[.S91]" office:value-type="float" office:value="409.232280242266" calcext:value-type="float">
            <text:p>409</text:p>
          </table:table-cell>
          <table:table-cell table:style-name="ce136" table:formula="of:=[.T90]-[.T91]" office:value-type="float" office:value="99.5867377749322" calcext:value-type="float">
            <text:p>100</text:p>
          </table:table-cell>
          <table:table-cell table:style-name="ce136" table:formula="of:=[.U90]-[.U91]" office:value-type="float" office:value="-167.894194979013" calcext:value-type="float">
            <text:p>-168</text:p>
          </table:table-cell>
          <table:table-cell table:style-name="ce136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121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96]" office:value-type="string" office:string-value="Fin" calcext:value-type="string">
            <text:p>Fin</text:p>
          </table:table-cell>
          <table:table-cell table:style-name="ce138" table:formula="of:=[MoMo.C96]" office:value-type="date" office:date-value="2020-04-02" calcext:value-type="date">
            <text:p>02/04</text:p>
          </table:table-cell>
          <table:table-cell table:style-name="ce138" table:formula="of:=[MoMo.D96]" office:value-type="date" office:date-value="2020-04-12" calcext:value-type="date">
            <text:p>12/04</text:p>
          </table:table-cell>
          <table:table-cell table:style-name="ce138" table:formula="of:=[MoMo.E96]" office:value-type="date" office:date-value="2020-03-31" calcext:value-type="date">
            <text:p>31/03</text:p>
          </table:table-cell>
          <table:table-cell table:style-name="ce138" table:formula="of:=[MoMo.F96]" office:value-type="date" office:date-value="2020-03-27" calcext:value-type="date">
            <text:p>27/03</text:p>
          </table:table-cell>
          <table:table-cell table:style-name="ce138" table:formula="of:=[MoMo.G96]" office:value-type="date" office:date-value="2020-04-03" calcext:value-type="date">
            <text:p>03/04</text:p>
          </table:table-cell>
          <table:table-cell table:style-name="ce138" table:formula="of:=[MoMo.H96]" office:value-type="date" office:date-value="2020-04-02" calcext:value-type="date">
            <text:p>02/04</text:p>
          </table:table-cell>
          <table:table-cell table:style-name="ce138" table:formula="of:=[MoMo.I96]" office:value-type="date" office:date-value="2020-04-13" calcext:value-type="date">
            <text:p>13/04</text:p>
          </table:table-cell>
          <table:table-cell table:style-name="ce138" table:formula="of:=[MoMo.J96]" office:value-type="date" office:date-value="2020-04-13" calcext:value-type="date">
            <text:p>13/04</text:p>
          </table:table-cell>
          <table:table-cell table:style-name="ce138" table:formula="of:=[MoMo.K96]" office:value-type="date" office:date-value="2020-04-08" calcext:value-type="date">
            <text:p>08/04</text:p>
          </table:table-cell>
          <table:table-cell table:style-name="ce138" table:formula="of:=[MoMo.L96]" office:value-type="date" office:date-value="2020-03-31" calcext:value-type="date">
            <text:p>31/03</text:p>
          </table:table-cell>
          <table:table-cell table:style-name="ce138" table:formula="of:=[MoMo.M96]" office:value-type="date" office:date-value="2020-04-07" calcext:value-type="date">
            <text:p>07/04</text:p>
          </table:table-cell>
          <table:table-cell table:style-name="ce138" table:formula="of:=[MoMo.N96]" office:value-type="date" office:date-value="2020-04-10" calcext:value-type="date">
            <text:p>10/04</text:p>
          </table:table-cell>
          <table:table-cell table:style-name="ce138" table:formula="of:=[MoMo.O96]" office:value-type="date" office:date-value="2020-04-12" calcext:value-type="date">
            <text:p>12/04</text:p>
          </table:table-cell>
          <table:table-cell table:style-name="ce138" table:formula="of:=[MoMo.P96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96]" office:value-type="date" office:date-value="2020-04-05" calcext:value-type="date">
            <text:p>05/04</text:p>
          </table:table-cell>
          <table:table-cell table:style-name="ce138" table:formula="of:=[MoMo.S96]" office:value-type="date" office:date-value="2020-04-10" calcext:value-type="date">
            <text:p>10/04</text:p>
          </table:table-cell>
          <table:table-cell table:style-name="ce138" table:formula="of:=[MoMo.T96]" office:value-type="date" office:date-value="2020-04-07" calcext:value-type="date">
            <text:p>07/04</text:p>
          </table:table-cell>
          <table:table-cell table:style-name="ce138" table:formula="of:=[MoMo.U96]" office:value-type="date" office:date-value="2020-04-10" calcext:value-type="date">
            <text:p>10/04</text:p>
          </table:table-cell>
          <table:table-cell table:style-name="ce138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97]" office:value-type="string" office:string-value="MoMo (parcial)" calcext:value-type="string">
            <text:p>MoMo (parcial)</text:p>
          </table:table-cell>
          <table:table-cell table:style-name="ce139" table:formula="of:=[MoMo.C97]/[.C$5]*1000000" office:value-type="float" office:value="60.5886545597495" calcext:value-type="float">
            <text:p>61</text:p>
          </table:table-cell>
          <table:table-cell table:style-name="ce139" table:formula="of:=[MoMo.D97]/[.D$5]*1000000" office:value-type="float" office:value="458.460428752193" calcext:value-type="float">
            <text:p>458</text:p>
          </table:table-cell>
          <table:table-cell table:style-name="ce139" table:formula="of:=[MoMo.E97]/[.E$5]*1000000" office:value-type="float" office:value="128.374199120053" calcext:value-type="float">
            <text:p>128</text:p>
          </table:table-cell>
          <table:table-cell table:style-name="ce139" table:formula="of:=[MoMo.F97]/[.F$5]*1000000" office:value-type="float" office:value="54.9203300889001" calcext:value-type="float">
            <text:p>55</text:p>
          </table:table-cell>
          <table:table-cell table:style-name="ce139" table:formula="of:=[MoMo.G97]/[.G$5]*1000000" office:value-type="float" office:value="42.2994945210405" calcext:value-type="float">
            <text:p>42</text:p>
          </table:table-cell>
          <table:table-cell table:style-name="ce139" table:formula="of:=[MoMo.H97]/[.H$5]*1000000" office:value-type="float" office:value="106.854362674048" calcext:value-type="float">
            <text:p>107</text:p>
          </table:table-cell>
          <table:table-cell table:style-name="ce139" table:formula="of:=[MoMo.I97]/[.I$5]*1000000" office:value-type="float" office:value="1233.62294970371" calcext:value-type="float">
            <text:p>1234</text:p>
          </table:table-cell>
          <table:table-cell table:style-name="ce139" table:formula="of:=[MoMo.J97]/[.J$5]*1000000" office:value-type="float" office:value="1342.01233763254" calcext:value-type="float">
            <text:p>1342</text:p>
          </table:table-cell>
          <table:table-cell table:style-name="ce139" table:formula="of:=[MoMo.K97]/[.K$5]*1000000" office:value-type="float" office:value="356.575897706138" calcext:value-type="float">
            <text:p>357</text:p>
          </table:table-cell>
          <table:table-cell table:style-name="ce139" table:formula="of:=[MoMo.L97]/[.L$5]*1000000" office:value-type="float" office:value="129.192896739641" calcext:value-type="float">
            <text:p>129</text:p>
          </table:table-cell>
          <table:table-cell table:style-name="ce139" table:formula="of:=[MoMo.M97]/[.M$5]*1000000" office:value-type="float" office:value="188.367434554404" calcext:value-type="float">
            <text:p>188</text:p>
          </table:table-cell>
          <table:table-cell table:style-name="ce139" table:formula="of:=[MoMo.N97]/[.N$5]*1000000" office:value-type="float" office:value="365.377499270643" calcext:value-type="float">
            <text:p>365</text:p>
          </table:table-cell>
          <table:table-cell table:style-name="ce139" table:formula="of:=[MoMo.O97]/[.O$5]*1000000" office:value-type="float" office:value="107.338114691146" calcext:value-type="float">
            <text:p>107</text:p>
          </table:table-cell>
          <table:table-cell table:style-name="ce139" table:formula="of:=[MoMo.P97]/[.P$5]*1000000" office:value-type="float" office:value="980.377401974041" calcext:value-type="float">
            <text:p>980</text:p>
          </table:table-cell>
          <table:table-cell table:style-name="ce139"/>
          <table:table-cell table:style-name="ce139" table:formula="of:=[MoMo.R97]/[.R$5]*1000000" office:value-type="float" office:value="35.1705671051039" calcext:value-type="float">
            <text:p>35</text:p>
          </table:table-cell>
          <table:table-cell table:style-name="ce139" table:formula="of:=[MoMo.S97]/[.S$5]*1000000" office:value-type="float" office:value="696.467012789667" calcext:value-type="float">
            <text:p>696</text:p>
          </table:table-cell>
          <table:table-cell table:style-name="ce139" table:formula="of:=[MoMo.T97]/[.T$5]*1000000" office:value-type="float" office:value="301.943351061895" calcext:value-type="float">
            <text:p>302</text:p>
          </table:table-cell>
          <table:table-cell table:style-name="ce139" table:formula="of:=[MoMo.U97]/[.U$5]*1000000" office:value-type="float" office:value="551.1998099311" calcext:value-type="float">
            <text:p>551</text:p>
          </table:table-cell>
          <table:table-cell table:style-name="ce139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98]" office:value-type="string" office:string-value="Covid-19 (parcial)" calcext:value-type="string">
            <text:p>Covid-19 (parcial)</text:p>
          </table:table-cell>
          <table:table-cell table:style-name="ce135" table:formula="of:=[MoMo.C98]/[.C$5]*1000000" office:value-type="float" office:value="37.3311985771685" calcext:value-type="float">
            <text:p>37</text:p>
          </table:table-cell>
          <table:table-cell table:style-name="ce135" table:formula="of:=[MoMo.D98]/[.D$5]*1000000" office:value-type="float" office:value="319.394098697361" calcext:value-type="float">
            <text:p>319</text:p>
          </table:table-cell>
          <table:table-cell table:style-name="ce135" table:formula="of:=[MoMo.E98]/[.E$5]*1000000" office:value-type="float" office:value="51.5441860103244" calcext:value-type="float">
            <text:p>52</text:p>
          </table:table-cell>
          <table:table-cell table:style-name="ce135" table:formula="of:=[MoMo.F98]/[.F$5]*1000000" office:value-type="float" office:value="18.6020472881758" calcext:value-type="float">
            <text:p>19</text:p>
          </table:table-cell>
          <table:table-cell table:style-name="ce135" table:formula="of:=[MoMo.G98]/[.G$5]*1000000" office:value-type="float" office:value="21.6197416440874" calcext:value-type="float">
            <text:p>22</text:p>
          </table:table-cell>
          <table:table-cell table:style-name="ce135" table:formula="of:=[MoMo.H98]/[.H$5]*1000000" office:value-type="float" office:value="87.8963305867166" calcext:value-type="float">
            <text:p>88</text:p>
          </table:table-cell>
          <table:table-cell table:style-name="ce135" table:formula="of:=[MoMo.I98]/[.I$5]*1000000" office:value-type="float" office:value="672.432428842536" calcext:value-type="float">
            <text:p>672</text:p>
          </table:table-cell>
          <table:table-cell table:style-name="ce135" table:formula="of:=[MoMo.J98]/[.J$5]*1000000" office:value-type="float" office:value="612.293129044847" calcext:value-type="float">
            <text:p>612</text:p>
          </table:table-cell>
          <table:table-cell table:style-name="ce135" table:formula="of:=[MoMo.K98]/[.K$5]*1000000" office:value-type="float" office:value="374.996792790588" calcext:value-type="float">
            <text:p>375</text:p>
          </table:table-cell>
          <table:table-cell table:style-name="ce135" table:formula="of:=[MoMo.L98]/[.L$5]*1000000" office:value-type="float" office:value="0" calcext:value-type="float">
            <text:p>0</text:p>
          </table:table-cell>
          <table:table-cell table:style-name="ce135" table:formula="of:=[MoMo.M98]/[.M$5]*1000000" office:value-type="float" office:value="121.481885600327" calcext:value-type="float">
            <text:p>121</text:p>
          </table:table-cell>
          <table:table-cell table:style-name="ce135" table:formula="of:=[MoMo.N98]/[.N$5]*1000000" office:value-type="float" office:value="251.663073477229" calcext:value-type="float">
            <text:p>252</text:p>
          </table:table-cell>
          <table:table-cell table:style-name="ce135" table:formula="of:=[MoMo.O98]/[.O$5]*1000000" office:value-type="float" office:value="98.084828941909" calcext:value-type="float">
            <text:p>98</text:p>
          </table:table-cell>
          <table:table-cell table:style-name="ce135" table:formula="of:=[MoMo.P98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98]/[.R$5]*1000000" office:value-type="float" office:value="29.7597106273956" calcext:value-type="float">
            <text:p>30</text:p>
          </table:table-cell>
          <table:table-cell table:style-name="ce135" table:formula="of:=[MoMo.S98]/[.S$5]*1000000" office:value-type="float" office:value="315.031642148763" calcext:value-type="float">
            <text:p>315</text:p>
          </table:table-cell>
          <table:table-cell table:style-name="ce135" table:formula="of:=[MoMo.T98]/[.T$5]*1000000" office:value-type="float" office:value="195.990337812766" calcext:value-type="float">
            <text:p>196</text:p>
          </table:table-cell>
          <table:table-cell table:style-name="ce135" table:formula="of:=[MoMo.U98]/[.U$5]*1000000" office:value-type="float" office:value="598.71703492516" calcext:value-type="float">
            <text:p>599</text:p>
          </table:table-cell>
          <table:table-cell table:style-name="ce135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99]" office:value-type="string" office:string-value="Covid-19 (total)" calcext:value-type="string">
            <text:p>Covid-19 (total)</text:p>
          </table:table-cell>
          <table:table-cell table:style-name="ce140" table:formula="of:=[MoMo.C99]/[.C$5]*1000000" office:value-type="float" office:value="99.7088882125011" calcext:value-type="float">
            <text:p>100</text:p>
          </table:table-cell>
          <table:table-cell table:style-name="ce140" table:formula="of:=[MoMo.D99]/[.D$5]*1000000" office:value-type="float" office:value="375.937551576798" calcext:value-type="float">
            <text:p>376</text:p>
          </table:table-cell>
          <table:table-cell table:style-name="ce140" table:formula="of:=[MoMo.E99]/[.E$5]*1000000" office:value-type="float" office:value="151.714962596427" calcext:value-type="float">
            <text:p>152</text:p>
          </table:table-cell>
          <table:table-cell table:style-name="ce140" table:formula="of:=[MoMo.F99]/[.F$5]*1000000" office:value-type="float" office:value="104.525789524036" calcext:value-type="float">
            <text:p>105</text:p>
          </table:table-cell>
          <table:table-cell table:style-name="ce140" table:formula="of:=[MoMo.G99]/[.G$5]*1000000" office:value-type="float" office:value="47.9394271238459" calcext:value-type="float">
            <text:p>48</text:p>
          </table:table-cell>
          <table:table-cell table:style-name="ce140" table:formula="of:=[MoMo.H99]/[.H$5]*1000000" office:value-type="float" office:value="206.814895498157" calcext:value-type="float">
            <text:p>207</text:p>
          </table:table-cell>
          <table:table-cell table:style-name="ce140" table:formula="of:=[MoMo.I99]/[.I$5]*1000000" office:value-type="float" office:value="711.450112985251" calcext:value-type="float">
            <text:p>711</text:p>
          </table:table-cell>
          <table:table-cell table:style-name="ce140" table:formula="of:=[MoMo.J99]/[.J$5]*1000000" office:value-type="float" office:value="640.909568597306" calcext:value-type="float">
            <text:p>641</text:p>
          </table:table-cell>
          <table:table-cell table:style-name="ce140" table:formula="of:=[MoMo.K99]/[.K$5]*1000000" office:value-type="float" office:value="482.364295568525" calcext:value-type="float">
            <text:p>482</text:p>
          </table:table-cell>
          <table:table-cell table:style-name="ce140" table:formula="of:=[MoMo.L99]/[.L$5]*1000000" office:value-type="float" office:value="46.9792351780513" calcext:value-type="float">
            <text:p>47</text:p>
          </table:table-cell>
          <table:table-cell table:style-name="ce140" table:formula="of:=[MoMo.M99]/[.M$5]*1000000" office:value-type="float" office:value="182.726484642615" calcext:value-type="float">
            <text:p>183</text:p>
          </table:table-cell>
          <table:table-cell table:style-name="ce140" table:formula="of:=[MoMo.N99]/[.N$5]*1000000" office:value-type="float" office:value="311.316542745905" calcext:value-type="float">
            <text:p>311</text:p>
          </table:table-cell>
          <table:table-cell table:style-name="ce140" table:formula="of:=[MoMo.O99]/[.O$5]*1000000" office:value-type="float" office:value="107.338114691146" calcext:value-type="float">
            <text:p>107</text:p>
          </table:table-cell>
          <table:table-cell table:style-name="ce140" table:formula="of:=[MoMo.P99]/[.P$5]*1000000" office:value-type="float" office:value="998.467789760506" calcext:value-type="float">
            <text:p>998</text:p>
          </table:table-cell>
          <table:table-cell table:style-name="ce140"/>
          <table:table-cell table:style-name="ce140" table:formula="of:=[MoMo.R99]/[.R$5]*1000000" office:value-type="float" office:value="71.6938483296348" calcext:value-type="float">
            <text:p>72</text:p>
          </table:table-cell>
          <table:table-cell table:style-name="ce140" table:formula="of:=[MoMo.S99]/[.S$5]*1000000" office:value-type="float" office:value="384.523916152166" calcext:value-type="float">
            <text:p>385</text:p>
          </table:table-cell>
          <table:table-cell table:style-name="ce140" table:formula="of:=[MoMo.T99]/[.T$5]*1000000" office:value-type="float" office:value="390.616473738204" calcext:value-type="float">
            <text:p>391</text:p>
          </table:table-cell>
          <table:table-cell table:style-name="ce140" table:formula="of:=[MoMo.U99]/[.U$5]*1000000" office:value-type="float" office:value="741.268709907341" calcext:value-type="float">
            <text:p>741</text:p>
          </table:table-cell>
          <table:table-cell table:style-name="ce140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00]" office:value-type="string" office:string-value="Diferencia" calcext:value-type="string">
            <text:p>Diferencia</text:p>
          </table:table-cell>
          <table:table-cell table:style-name="ce136" table:formula="of:=[.C97]-[.C98]" office:value-type="float" office:value="23.257455982581" calcext:value-type="float">
            <text:p>23</text:p>
          </table:table-cell>
          <table:table-cell table:style-name="ce136" table:formula="of:=[.D97]-[.D98]" office:value-type="float" office:value="139.066330054832" calcext:value-type="float">
            <text:p>139</text:p>
          </table:table-cell>
          <table:table-cell table:style-name="ce136" table:formula="of:=[.E97]-[.E98]" office:value-type="float" office:value="76.8300131097288" calcext:value-type="float">
            <text:p>77</text:p>
          </table:table-cell>
          <table:table-cell table:style-name="ce136" table:formula="of:=[.F97]-[.F98]" office:value-type="float" office:value="36.3182828007242" calcext:value-type="float">
            <text:p>36</text:p>
          </table:table-cell>
          <table:table-cell table:style-name="ce136" table:formula="of:=[.G97]-[.G98]" office:value-type="float" office:value="20.6797528769531" calcext:value-type="float">
            <text:p>21</text:p>
          </table:table-cell>
          <table:table-cell table:style-name="ce136" table:formula="of:=[.H97]-[.H98]" office:value-type="float" office:value="18.958032087331" calcext:value-type="float">
            <text:p>19</text:p>
          </table:table-cell>
          <table:table-cell table:style-name="ce136" table:formula="of:=[.I97]-[.I98]" office:value-type="float" office:value="561.190520861179" calcext:value-type="float">
            <text:p>561</text:p>
          </table:table-cell>
          <table:table-cell table:style-name="ce136" table:formula="of:=[.J97]-[.J98]" office:value-type="float" office:value="729.719208587695" calcext:value-type="float">
            <text:p>730</text:p>
          </table:table-cell>
          <table:table-cell table:style-name="ce136" table:formula="of:=[.K97]-[.K98]" office:value-type="float" office:value="-18.4208950844499" calcext:value-type="float">
            <text:p>-18</text:p>
          </table:table-cell>
          <table:table-cell table:style-name="ce136" table:formula="of:=[.L97]-[.L98]" office:value-type="float" office:value="129.192896739641" calcext:value-type="float">
            <text:p>129</text:p>
          </table:table-cell>
          <table:table-cell table:style-name="ce136" table:formula="of:=[.M97]-[.M98]" office:value-type="float" office:value="66.8855489540772" calcext:value-type="float">
            <text:p>67</text:p>
          </table:table-cell>
          <table:table-cell table:style-name="ce136" table:formula="of:=[.N97]-[.N98]" office:value-type="float" office:value="113.714425793414" calcext:value-type="float">
            <text:p>114</text:p>
          </table:table-cell>
          <table:table-cell table:style-name="ce136" table:formula="of:=[.O97]-[.O98]" office:value-type="float" office:value="9.25328574923668" calcext:value-type="float">
            <text:p>9</text:p>
          </table:table-cell>
          <table:table-cell table:style-name="ce136" table:formula="of:=[.P97]-[.P98]" office:value-type="float" office:value="134.385737842309" calcext:value-type="float">
            <text:p>134</text:p>
          </table:table-cell>
          <table:table-cell table:style-name="ce136"/>
          <table:table-cell table:style-name="ce136" table:formula="of:=[.R97]-[.R98]" office:value-type="float" office:value="5.41085647770829" calcext:value-type="float">
            <text:p>5</text:p>
          </table:table-cell>
          <table:table-cell table:style-name="ce136" table:formula="of:=[.S97]-[.S98]" office:value-type="float" office:value="381.435370640904" calcext:value-type="float">
            <text:p>381</text:p>
          </table:table-cell>
          <table:table-cell table:style-name="ce136" table:formula="of:=[.T97]-[.T98]" office:value-type="float" office:value="105.953013249129" calcext:value-type="float">
            <text:p>106</text:p>
          </table:table-cell>
          <table:table-cell table:style-name="ce136" table:formula="of:=[.U97]-[.U98]" office:value-type="float" office:value="-47.5172249940604" calcext:value-type="float">
            <text:p>-48</text:p>
          </table:table-cell>
          <table:table-cell table:style-name="ce136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121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03]" office:value-type="string" office:string-value="Fin" calcext:value-type="string">
            <text:p>Fin</text:p>
          </table:table-cell>
          <table:table-cell table:style-name="ce138" table:formula="of:=[MoMo.C103]" office:value-type="date" office:date-value="2020-04-02" calcext:value-type="date">
            <text:p>02/04</text:p>
          </table:table-cell>
          <table:table-cell table:style-name="ce138" table:formula="of:=[MoMo.D103]" office:value-type="date" office:date-value="2020-04-13" calcext:value-type="date">
            <text:p>13/04</text:p>
          </table:table-cell>
          <table:table-cell table:style-name="ce138" table:formula="of:=[MoMo.E103]" office:value-type="date" office:date-value="2020-03-31" calcext:value-type="date">
            <text:p>31/03</text:p>
          </table:table-cell>
          <table:table-cell table:style-name="ce138" table:formula="of:=[MoMo.F103]" office:value-type="date" office:date-value="2020-03-27" calcext:value-type="date">
            <text:p>27/03</text:p>
          </table:table-cell>
          <table:table-cell table:style-name="ce138" table:formula="of:=[MoMo.G103]" office:value-type="date" office:date-value="2020-04-03" calcext:value-type="date">
            <text:p>03/04</text:p>
          </table:table-cell>
          <table:table-cell table:style-name="ce138" table:formula="of:=[MoMo.H103]" office:value-type="date" office:date-value="2020-04-10" calcext:value-type="date">
            <text:p>10/04</text:p>
          </table:table-cell>
          <table:table-cell table:style-name="ce138" table:formula="of:=[MoMo.I103]" office:value-type="date" office:date-value="2020-04-13" calcext:value-type="date">
            <text:p>13/04</text:p>
          </table:table-cell>
          <table:table-cell table:style-name="ce138" table:formula="of:=[MoMo.J103]" office:value-type="date" office:date-value="2020-04-13" calcext:value-type="date">
            <text:p>13/04</text:p>
          </table:table-cell>
          <table:table-cell table:style-name="ce138" table:formula="of:=[MoMo.K103]" office:value-type="date" office:date-value="2020-04-13" calcext:value-type="date">
            <text:p>13/04</text:p>
          </table:table-cell>
          <table:table-cell table:style-name="ce138" table:formula="of:=[MoMo.L103]" office:value-type="date" office:date-value="2020-03-31" calcext:value-type="date">
            <text:p>31/03</text:p>
          </table:table-cell>
          <table:table-cell table:style-name="ce138" table:formula="of:=[MoMo.M103]" office:value-type="date" office:date-value="2020-04-12" calcext:value-type="date">
            <text:p>12/04</text:p>
          </table:table-cell>
          <table:table-cell table:style-name="ce138" table:formula="of:=[MoMo.N103]" office:value-type="date" office:date-value="2020-04-10" calcext:value-type="date">
            <text:p>10/04</text:p>
          </table:table-cell>
          <table:table-cell table:style-name="ce138" table:formula="of:=[MoMo.O103]" office:value-type="date" office:date-value="2020-04-04" calcext:value-type="date">
            <text:p>04/04</text:p>
          </table:table-cell>
          <table:table-cell table:style-name="ce138" table:formula="of:=[MoMo.P103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03]" office:value-type="date" office:date-value="2020-04-05" calcext:value-type="date">
            <text:p>05/04</text:p>
          </table:table-cell>
          <table:table-cell table:style-name="ce138" table:formula="of:=[MoMo.S103]" office:value-type="date" office:date-value="2020-04-13" calcext:value-type="date">
            <text:p>13/04</text:p>
          </table:table-cell>
          <table:table-cell table:style-name="ce138" table:formula="of:=[MoMo.T103]" office:value-type="date" office:date-value="2020-04-13" calcext:value-type="date">
            <text:p>13/04</text:p>
          </table:table-cell>
          <table:table-cell table:style-name="ce138" table:formula="of:=[MoMo.U103]" office:value-type="date" office:date-value="2020-04-10" calcext:value-type="date">
            <text:p>10/04</text:p>
          </table:table-cell>
          <table:table-cell table:style-name="ce138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04]" office:value-type="string" office:string-value="MoMo (parcial)" calcext:value-type="string">
            <text:p>MoMo (parcial)</text:p>
          </table:table-cell>
          <table:table-cell table:style-name="ce139" table:formula="of:=[MoMo.C104]/[.C$5]*1000000" office:value-type="float" office:value="61.5428066000605" calcext:value-type="float">
            <text:p>62</text:p>
          </table:table-cell>
          <table:table-cell table:style-name="ce139" table:formula="of:=[MoMo.D104]/[.D$5]*1000000" office:value-type="float" office:value="482.911651618977" calcext:value-type="float">
            <text:p>483</text:p>
          </table:table-cell>
          <table:table-cell table:style-name="ce139" table:formula="of:=[MoMo.E104]/[.E$5]*1000000" office:value-type="float" office:value="132.264326366115" calcext:value-type="float">
            <text:p>132</text:p>
          </table:table-cell>
          <table:table-cell table:style-name="ce139" table:formula="of:=[MoMo.F104]/[.F$5]*1000000" office:value-type="float" office:value="54.9203300889001" calcext:value-type="float">
            <text:p>55</text:p>
          </table:table-cell>
          <table:table-cell table:style-name="ce139" table:formula="of:=[MoMo.G104]/[.G$5]*1000000" office:value-type="float" office:value="42.7694889046076" calcext:value-type="float">
            <text:p>43</text:p>
          </table:table-cell>
          <table:table-cell table:style-name="ce139" table:formula="of:=[MoMo.H104]/[.H$5]*1000000" office:value-type="float" office:value="189.58032087331" calcext:value-type="float">
            <text:p>190</text:p>
          </table:table-cell>
          <table:table-cell table:style-name="ce139" table:formula="of:=[MoMo.I104]/[.I$5]*1000000" office:value-type="float" office:value="1375.58090690381" calcext:value-type="float">
            <text:p>1376</text:p>
          </table:table-cell>
          <table:table-cell table:style-name="ce139" table:formula="of:=[MoMo.J104]/[.J$5]*1000000" office:value-type="float" office:value="1370.628777185" calcext:value-type="float">
            <text:p>1371</text:p>
          </table:table-cell>
          <table:table-cell table:style-name="ce139" table:formula="of:=[MoMo.K104]/[.K$5]*1000000" office:value-type="float" office:value="408.417559586661" calcext:value-type="float">
            <text:p>408</text:p>
          </table:table-cell>
          <table:table-cell table:style-name="ce139" table:formula="of:=[MoMo.L104]/[.L$5]*1000000" office:value-type="float" office:value="129.192896739641" calcext:value-type="float">
            <text:p>129</text:p>
          </table:table-cell>
          <table:table-cell table:style-name="ce139" table:formula="of:=[MoMo.M104]/[.M$5]*1000000" office:value-type="float" office:value="218.788271578698" calcext:value-type="float">
            <text:p>219</text:p>
          </table:table-cell>
          <table:table-cell table:style-name="ce139" table:formula="of:=[MoMo.N104]/[.N$5]*1000000" office:value-type="float" office:value="378.426695673166" calcext:value-type="float">
            <text:p>378</text:p>
          </table:table-cell>
          <table:table-cell table:style-name="ce139" table:formula="of:=[MoMo.O104]/[.O$5]*1000000" office:value-type="float" office:value="91.0523317724891" calcext:value-type="float">
            <text:p>91</text:p>
          </table:table-cell>
          <table:table-cell table:style-name="ce139" table:formula="of:=[MoMo.P104]/[.P$5]*1000000" office:value-type="float" office:value="1027.04756206181" calcext:value-type="float">
            <text:p>1027</text:p>
          </table:table-cell>
          <table:table-cell table:style-name="ce139"/>
          <table:table-cell table:style-name="ce139" table:formula="of:=[MoMo.R104]/[.R$5]*1000000" office:value-type="float" office:value="35.1705671051039" calcext:value-type="float">
            <text:p>35</text:p>
          </table:table-cell>
          <table:table-cell table:style-name="ce139" table:formula="of:=[MoMo.S104]/[.S$5]*1000000" office:value-type="float" office:value="799.933287416957" calcext:value-type="float">
            <text:p>800</text:p>
          </table:table-cell>
          <table:table-cell table:style-name="ce139" table:formula="of:=[MoMo.T104]/[.T$5]*1000000" office:value-type="float" office:value="372.881849202942" calcext:value-type="float">
            <text:p>373</text:p>
          </table:table-cell>
          <table:table-cell table:style-name="ce139" table:formula="of:=[MoMo.U104]/[.U$5]*1000000" office:value-type="float" office:value="582.87795992714" calcext:value-type="float">
            <text:p>583</text:p>
          </table:table-cell>
          <table:table-cell table:style-name="ce139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05]" office:value-type="string" office:string-value="Covid-19 (parcial)" calcext:value-type="string">
            <text:p>Covid-19 (parcial)</text:p>
          </table:table-cell>
          <table:table-cell table:style-name="ce135" table:formula="of:=[MoMo.C105]/[.C$5]*1000000" office:value-type="float" office:value="37.3311985771685" calcext:value-type="float">
            <text:p>37</text:p>
          </table:table-cell>
          <table:table-cell table:style-name="ce135" table:formula="of:=[MoMo.D105]/[.D$5]*1000000" office:value-type="float" office:value="330.091508701579" calcext:value-type="float">
            <text:p>330</text:p>
          </table:table-cell>
          <table:table-cell table:style-name="ce135" table:formula="of:=[MoMo.E105]/[.E$5]*1000000" office:value-type="float" office:value="51.5441860103244" calcext:value-type="float">
            <text:p>52</text:p>
          </table:table-cell>
          <table:table-cell table:style-name="ce135" table:formula="of:=[MoMo.F105]/[.F$5]*1000000" office:value-type="float" office:value="18.6020472881758" calcext:value-type="float">
            <text:p>19</text:p>
          </table:table-cell>
          <table:table-cell table:style-name="ce135" table:formula="of:=[MoMo.G105]/[.G$5]*1000000" office:value-type="float" office:value="21.6197416440874" calcext:value-type="float">
            <text:p>22</text:p>
          </table:table-cell>
          <table:table-cell table:style-name="ce135" table:formula="of:=[MoMo.H105]/[.H$5]*1000000" office:value-type="float" office:value="160.281544011071" calcext:value-type="float">
            <text:p>160</text:p>
          </table:table-cell>
          <table:table-cell table:style-name="ce135" table:formula="of:=[MoMo.I105]/[.I$5]*1000000" office:value-type="float" office:value="672.432428842536" calcext:value-type="float">
            <text:p>672</text:p>
          </table:table-cell>
          <table:table-cell table:style-name="ce135" table:formula="of:=[MoMo.J105]/[.J$5]*1000000" office:value-type="float" office:value="612.293129044847" calcext:value-type="float">
            <text:p>612</text:p>
          </table:table-cell>
          <table:table-cell table:style-name="ce135" table:formula="of:=[MoMo.K105]/[.K$5]*1000000" office:value-type="float" office:value="440.390970340385" calcext:value-type="float">
            <text:p>440</text:p>
          </table:table-cell>
          <table:table-cell table:style-name="ce135" table:formula="of:=[MoMo.L105]/[.L$5]*1000000" office:value-type="float" office:value="0" calcext:value-type="float">
            <text:p>0</text:p>
          </table:table-cell>
          <table:table-cell table:style-name="ce135" table:formula="of:=[MoMo.M105]/[.M$5]*1000000" office:value-type="float" office:value="154.924660077366" calcext:value-type="float">
            <text:p>155</text:p>
          </table:table-cell>
          <table:table-cell table:style-name="ce135" table:formula="of:=[MoMo.N105]/[.N$5]*1000000" office:value-type="float" office:value="251.663073477229" calcext:value-type="float">
            <text:p>252</text:p>
          </table:table-cell>
          <table:table-cell table:style-name="ce135" table:formula="of:=[MoMo.O105]/[.O$5]*1000000" office:value-type="float" office:value="55.5197144954202" calcext:value-type="float">
            <text:p>56</text:p>
          </table:table-cell>
          <table:table-cell table:style-name="ce135" table:formula="of:=[MoMo.P105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05]/[.R$5]*1000000" office:value-type="float" office:value="29.7597106273956" calcext:value-type="float">
            <text:p>30</text:p>
          </table:table-cell>
          <table:table-cell table:style-name="ce135" table:formula="of:=[MoMo.S105]/[.S$5]*1000000" office:value-type="float" office:value="347.461370017018" calcext:value-type="float">
            <text:p>347</text:p>
          </table:table-cell>
          <table:table-cell table:style-name="ce135" table:formula="of:=[MoMo.T105]/[.T$5]*1000000" office:value-type="float" office:value="307.400158611206" calcext:value-type="float">
            <text:p>307</text:p>
          </table:table-cell>
          <table:table-cell table:style-name="ce135" table:formula="of:=[MoMo.U105]/[.U$5]*1000000" office:value-type="float" office:value="598.71703492516" calcext:value-type="float">
            <text:p>599</text:p>
          </table:table-cell>
          <table:table-cell table:style-name="ce135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06]" office:value-type="string" office:string-value="Covid-19 (total)" calcext:value-type="string">
            <text:p>Covid-19 (total)</text:p>
          </table:table-cell>
          <table:table-cell table:style-name="ce140" table:formula="of:=[MoMo.C106]/[.C$5]*1000000" office:value-type="float" office:value="103.167689358629" calcext:value-type="float">
            <text:p>103</text:p>
          </table:table-cell>
          <table:table-cell table:style-name="ce140" table:formula="of:=[MoMo.D106]/[.D$5]*1000000" office:value-type="float" office:value="392.747767297712" calcext:value-type="float">
            <text:p>393</text:p>
          </table:table-cell>
          <table:table-cell table:style-name="ce140" table:formula="of:=[MoMo.E106]/[.E$5]*1000000" office:value-type="float" office:value="161.440280711582" calcext:value-type="float">
            <text:p>161</text:p>
          </table:table-cell>
          <table:table-cell table:style-name="ce140" table:formula="of:=[MoMo.F106]/[.F$5]*1000000" office:value-type="float" office:value="110.726471953428" calcext:value-type="float">
            <text:p>111</text:p>
          </table:table-cell>
          <table:table-cell table:style-name="ce140" table:formula="of:=[MoMo.G106]/[.G$5]*1000000" office:value-type="float" office:value="48.8794158909801" calcext:value-type="float">
            <text:p>49</text:p>
          </table:table-cell>
          <table:table-cell table:style-name="ce140" table:formula="of:=[MoMo.H106]/[.H$5]*1000000" office:value-type="float" office:value="227.496385047972" calcext:value-type="float">
            <text:p>227</text:p>
          </table:table-cell>
          <table:table-cell table:style-name="ce140" table:formula="of:=[MoMo.I106]/[.I$5]*1000000" office:value-type="float" office:value="728.468464579414" calcext:value-type="float">
            <text:p>728</text:p>
          </table:table-cell>
          <table:table-cell table:style-name="ce140" table:formula="of:=[MoMo.J106]/[.J$5]*1000000" office:value-type="float" office:value="659.658270373055" calcext:value-type="float">
            <text:p>660</text:p>
          </table:table-cell>
          <table:table-cell table:style-name="ce140" table:formula="of:=[MoMo.K106]/[.K$5]*1000000" office:value-type="float" office:value="494.206299551385" calcext:value-type="float">
            <text:p>494</text:p>
          </table:table-cell>
          <table:table-cell table:style-name="ce140" table:formula="of:=[MoMo.L106]/[.L$5]*1000000" office:value-type="float" office:value="46.9792351780513" calcext:value-type="float">
            <text:p>47</text:p>
          </table:table-cell>
          <table:table-cell table:style-name="ce140" table:formula="of:=[MoMo.M106]/[.M$5]*1000000" office:value-type="float" office:value="190.382059522901" calcext:value-type="float">
            <text:p>190</text:p>
          </table:table-cell>
          <table:table-cell table:style-name="ce140" table:formula="of:=[MoMo.N106]/[.N$5]*1000000" office:value-type="float" office:value="318.77322640449" calcext:value-type="float">
            <text:p>319</text:p>
          </table:table-cell>
          <table:table-cell table:style-name="ce140" table:formula="of:=[MoMo.O106]/[.O$5]*1000000" office:value-type="float" office:value="110.669297560871" calcext:value-type="float">
            <text:p>111</text:p>
          </table:table-cell>
          <table:table-cell table:style-name="ce140" table:formula="of:=[MoMo.P106]/[.P$5]*1000000" office:value-type="float" office:value="1022.18291996797" calcext:value-type="float">
            <text:p>1022</text:p>
          </table:table-cell>
          <table:table-cell table:style-name="ce140"/>
          <table:table-cell table:style-name="ce140" table:formula="of:=[MoMo.R106]/[.R$5]*1000000" office:value-type="float" office:value="73.7229195087754" calcext:value-type="float">
            <text:p>74</text:p>
          </table:table-cell>
          <table:table-cell table:style-name="ce140" table:formula="of:=[MoMo.S106]/[.S$5]*1000000" office:value-type="float" office:value="389.15673441906" calcext:value-type="float">
            <text:p>389</text:p>
          </table:table-cell>
          <table:table-cell table:style-name="ce140" table:formula="of:=[MoMo.T106]/[.T$5]*1000000" office:value-type="float" office:value="410.170034123237" calcext:value-type="float">
            <text:p>410</text:p>
          </table:table-cell>
          <table:table-cell table:style-name="ce140" table:formula="of:=[MoMo.U106]/[.U$5]*1000000" office:value-type="float" office:value="779.28248990259" calcext:value-type="float">
            <text:p>779</text:p>
          </table:table-cell>
          <table:table-cell table:style-name="ce140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07]" office:value-type="string" office:string-value="Diferencia" calcext:value-type="string">
            <text:p>Diferencia</text:p>
          </table:table-cell>
          <table:table-cell table:style-name="ce136" table:formula="of:=[.C104]-[.C105]" office:value-type="float" office:value="24.211608022892" calcext:value-type="float">
            <text:p>24</text:p>
          </table:table-cell>
          <table:table-cell table:style-name="ce136" table:formula="of:=[.D104]-[.D105]" office:value-type="float" office:value="152.820142917398" calcext:value-type="float">
            <text:p>153</text:p>
          </table:table-cell>
          <table:table-cell table:style-name="ce136" table:formula="of:=[.E104]-[.E105]" office:value-type="float" office:value="80.720140355791" calcext:value-type="float">
            <text:p>81</text:p>
          </table:table-cell>
          <table:table-cell table:style-name="ce136" table:formula="of:=[.F104]-[.F105]" office:value-type="float" office:value="36.3182828007242" calcext:value-type="float">
            <text:p>36</text:p>
          </table:table-cell>
          <table:table-cell table:style-name="ce136" table:formula="of:=[.G104]-[.G105]" office:value-type="float" office:value="21.1497472605202" calcext:value-type="float">
            <text:p>21</text:p>
          </table:table-cell>
          <table:table-cell table:style-name="ce136" table:formula="of:=[.H104]-[.H105]" office:value-type="float" office:value="29.2987768622389" calcext:value-type="float">
            <text:p>29</text:p>
          </table:table-cell>
          <table:table-cell table:style-name="ce136" table:formula="of:=[.I104]-[.I105]" office:value-type="float" office:value="703.148478061269" calcext:value-type="float">
            <text:p>703</text:p>
          </table:table-cell>
          <table:table-cell table:style-name="ce136" table:formula="of:=[.J104]-[.J105]" office:value-type="float" office:value="758.335648140154" calcext:value-type="float">
            <text:p>758</text:p>
          </table:table-cell>
          <table:table-cell table:style-name="ce136" table:formula="of:=[.K104]-[.K105]" office:value-type="float" office:value="-31.9734107537238" calcext:value-type="float">
            <text:p>-32</text:p>
          </table:table-cell>
          <table:table-cell table:style-name="ce136" table:formula="of:=[.L104]-[.L105]" office:value-type="float" office:value="129.192896739641" calcext:value-type="float">
            <text:p>129</text:p>
          </table:table-cell>
          <table:table-cell table:style-name="ce136" table:formula="of:=[.M104]-[.M105]" office:value-type="float" office:value="63.8636115013328" calcext:value-type="float">
            <text:p>64</text:p>
          </table:table-cell>
          <table:table-cell table:style-name="ce136" table:formula="of:=[.N104]-[.N105]" office:value-type="float" office:value="126.763622195937" calcext:value-type="float">
            <text:p>127</text:p>
          </table:table-cell>
          <table:table-cell table:style-name="ce136" table:formula="of:=[.O104]-[.O105]" office:value-type="float" office:value="35.5326172770689" calcext:value-type="float">
            <text:p>36</text:p>
          </table:table-cell>
          <table:table-cell table:style-name="ce136" table:formula="of:=[.P104]-[.P105]" office:value-type="float" office:value="181.05589793008" calcext:value-type="float">
            <text:p>181</text:p>
          </table:table-cell>
          <table:table-cell table:style-name="ce136"/>
          <table:table-cell table:style-name="ce136" table:formula="of:=[.R104]-[.R105]" office:value-type="float" office:value="5.41085647770829" calcext:value-type="float">
            <text:p>5</text:p>
          </table:table-cell>
          <table:table-cell table:style-name="ce136" table:formula="of:=[.S104]-[.S105]" office:value-type="float" office:value="452.471917399939" calcext:value-type="float">
            <text:p>452</text:p>
          </table:table-cell>
          <table:table-cell table:style-name="ce136" table:formula="of:=[.T104]-[.T105]" office:value-type="float" office:value="65.4816905917362" calcext:value-type="float">
            <text:p>65</text:p>
          </table:table-cell>
          <table:table-cell table:style-name="ce136" table:formula="of:=[.U104]-[.U105]" office:value-type="float" office:value="-15.83907499802" calcext:value-type="float">
            <text:p>-16</text:p>
          </table:table-cell>
          <table:table-cell table:style-name="ce136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121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10]" office:value-type="string" office:string-value="Fin" calcext:value-type="string">
            <text:p>Fin</text:p>
          </table:table-cell>
          <table:table-cell table:style-name="ce138" table:formula="of:=[MoMo.C110]" office:value-type="date" office:date-value="2020-04-04" calcext:value-type="date">
            <text:p>04/04</text:p>
          </table:table-cell>
          <table:table-cell table:style-name="ce138" table:formula="of:=[MoMo.D110]" office:value-type="date" office:date-value="2020-04-14" calcext:value-type="date">
            <text:p>14/04</text:p>
          </table:table-cell>
          <table:table-cell table:style-name="ce138" table:formula="of:=[MoMo.E110]" office:value-type="date" office:date-value="2020-03-31" calcext:value-type="date">
            <text:p>31/03</text:p>
          </table:table-cell>
          <table:table-cell table:style-name="ce138" table:formula="of:=[MoMo.F110]" office:value-type="date" office:date-value="2020-03-27" calcext:value-type="date">
            <text:p>27/03</text:p>
          </table:table-cell>
          <table:table-cell table:style-name="ce138" table:formula="of:=[MoMo.G110]" office:value-type="date" office:date-value="2020-04-03" calcext:value-type="date">
            <text:p>03/04</text:p>
          </table:table-cell>
          <table:table-cell table:style-name="ce138" table:formula="of:=[MoMo.H110]" office:value-type="date" office:date-value="2020-04-10" calcext:value-type="date">
            <text:p>10/04</text:p>
          </table:table-cell>
          <table:table-cell table:style-name="ce138" table:formula="of:=[MoMo.I110]" office:value-type="date" office:date-value="2020-04-15" calcext:value-type="date">
            <text:p>15/04</text:p>
          </table:table-cell>
          <table:table-cell table:style-name="ce138" table:formula="of:=[MoMo.J110]" office:value-type="date" office:date-value="2020-04-15" calcext:value-type="date">
            <text:p>15/04</text:p>
          </table:table-cell>
          <table:table-cell table:style-name="ce138" table:formula="of:=[MoMo.K110]" office:value-type="date" office:date-value="2020-04-13" calcext:value-type="date">
            <text:p>13/04</text:p>
          </table:table-cell>
          <table:table-cell table:style-name="ce138" table:formula="of:=[MoMo.L110]" office:value-type="date" office:date-value="2020-03-31" calcext:value-type="date">
            <text:p>31/03</text:p>
          </table:table-cell>
          <table:table-cell table:style-name="ce138" table:formula="of:=[MoMo.M110]" office:value-type="date" office:date-value="2020-04-14" calcext:value-type="date">
            <text:p>14/04</text:p>
          </table:table-cell>
          <table:table-cell table:style-name="ce138" table:formula="of:=[MoMo.N110]" office:value-type="date" office:date-value="2020-04-13" calcext:value-type="date">
            <text:p>13/04</text:p>
          </table:table-cell>
          <table:table-cell table:style-name="ce138" table:formula="of:=[MoMo.O110]" office:value-type="date" office:date-value="2020-04-07" calcext:value-type="date">
            <text:p>07/04</text:p>
          </table:table-cell>
          <table:table-cell table:style-name="ce138" table:formula="of:=[MoMo.P110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10]" office:value-type="date" office:date-value="2020-04-05" calcext:value-type="date">
            <text:p>05/04</text:p>
          </table:table-cell>
          <table:table-cell table:style-name="ce138" table:formula="of:=[MoMo.S110]" office:value-type="date" office:date-value="2020-04-14" calcext:value-type="date">
            <text:p>14/04</text:p>
          </table:table-cell>
          <table:table-cell table:style-name="ce138" table:formula="of:=[MoMo.T110]" office:value-type="date" office:date-value="2020-04-14" calcext:value-type="date">
            <text:p>14/04</text:p>
          </table:table-cell>
          <table:table-cell table:style-name="ce138" table:formula="of:=[MoMo.U110]" office:value-type="date" office:date-value="2020-04-10" calcext:value-type="date">
            <text:p>10/04</text:p>
          </table:table-cell>
          <table:table-cell table:style-name="ce138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11]" office:value-type="string" office:string-value="MoMo (parcial)" calcext:value-type="string">
            <text:p>MoMo (parcial)</text:p>
          </table:table-cell>
          <table:table-cell table:style-name="ce139" table:formula="of:=[MoMo.C111]/[.C$5]*1000000" office:value-type="float" office:value="71.5614030233261" calcext:value-type="float">
            <text:p>72</text:p>
          </table:table-cell>
          <table:table-cell table:style-name="ce139" table:formula="of:=[MoMo.D111]/[.D$5]*1000000" office:value-type="float" office:value="499.72186733989" calcext:value-type="float">
            <text:p>500</text:p>
          </table:table-cell>
          <table:table-cell table:style-name="ce139" table:formula="of:=[MoMo.E111]/[.E$5]*1000000" office:value-type="float" office:value="132.264326366115" calcext:value-type="float">
            <text:p>132</text:p>
          </table:table-cell>
          <table:table-cell table:style-name="ce139" table:formula="of:=[MoMo.F111]/[.F$5]*1000000" office:value-type="float" office:value="54.9203300889001" calcext:value-type="float">
            <text:p>55</text:p>
          </table:table-cell>
          <table:table-cell table:style-name="ce139" table:formula="of:=[MoMo.G111]/[.G$5]*1000000" office:value-type="float" office:value="38.5395394525035" calcext:value-type="float">
            <text:p>39</text:p>
          </table:table-cell>
          <table:table-cell table:style-name="ce139" table:formula="of:=[MoMo.H111]/[.H$5]*1000000" office:value-type="float" office:value="189.58032087331" calcext:value-type="float">
            <text:p>190</text:p>
          </table:table-cell>
          <table:table-cell table:style-name="ce139" table:formula="of:=[MoMo.I111]/[.I$5]*1000000" office:value-type="float" office:value="1431.20186089448" calcext:value-type="float">
            <text:p>1431</text:p>
          </table:table-cell>
          <table:table-cell table:style-name="ce139" table:formula="of:=[MoMo.J111]/[.J$5]*1000000" office:value-type="float" office:value="1429.83520384526" calcext:value-type="float">
            <text:p>1430</text:p>
          </table:table-cell>
          <table:table-cell table:style-name="ce139" table:formula="of:=[MoMo.K111]/[.K$5]*1000000" office:value-type="float" office:value="453.154019077468" calcext:value-type="float">
            <text:p>453</text:p>
          </table:table-cell>
          <table:table-cell table:style-name="ce139" table:formula="of:=[MoMo.L111]/[.L$5]*1000000" office:value-type="float" office:value="129.192896739641" calcext:value-type="float">
            <text:p>129</text:p>
          </table:table-cell>
          <table:table-cell table:style-name="ce139" table:formula="of:=[MoMo.M111]/[.M$5]*1000000" office:value-type="float" office:value="239.74037125106" calcext:value-type="float">
            <text:p>240</text:p>
          </table:table-cell>
          <table:table-cell table:style-name="ce139" table:formula="of:=[MoMo.N111]/[.N$5]*1000000" office:value-type="float" office:value="428.759310368612" calcext:value-type="float">
            <text:p>429</text:p>
          </table:table-cell>
          <table:table-cell table:style-name="ce139" table:formula="of:=[MoMo.O111]/[.O$5]*1000000" office:value-type="float" office:value="114.740743290535" calcext:value-type="float">
            <text:p>115</text:p>
          </table:table-cell>
          <table:table-cell table:style-name="ce139" table:formula="of:=[MoMo.P111]/[.P$5]*1000000" office:value-type="float" office:value="1096.67275202989" calcext:value-type="float">
            <text:p>1097</text:p>
          </table:table-cell>
          <table:table-cell table:style-name="ce139"/>
          <table:table-cell table:style-name="ce139" table:formula="of:=[MoMo.R111]/[.R$5]*1000000" office:value-type="float" office:value="36.5232812245309" calcext:value-type="float">
            <text:p>37</text:p>
          </table:table-cell>
          <table:table-cell table:style-name="ce139" table:formula="of:=[MoMo.S111]/[.S$5]*1000000" office:value-type="float" office:value="849.350015597155" calcext:value-type="float">
            <text:p>849</text:p>
          </table:table-cell>
          <table:table-cell table:style-name="ce139" table:formula="of:=[MoMo.T111]/[.T$5]*1000000" office:value-type="float" office:value="420.174181296974" calcext:value-type="float">
            <text:p>420</text:p>
          </table:table-cell>
          <table:table-cell table:style-name="ce139" table:formula="of:=[MoMo.U111]/[.U$5]*1000000" office:value-type="float" office:value="582.87795992714" calcext:value-type="float">
            <text:p>583</text:p>
          </table:table-cell>
          <table:table-cell table:style-name="ce139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12]" office:value-type="string" office:string-value="Covid-19 (parcial)" calcext:value-type="string">
            <text:p>Covid-19 (parcial)</text:p>
          </table:table-cell>
          <table:table-cell table:style-name="ce135" table:formula="of:=[MoMo.C112]/[.C$5]*1000000" office:value-type="float" office:value="47.2305259953953" calcext:value-type="float">
            <text:p>47</text:p>
          </table:table-cell>
          <table:table-cell table:style-name="ce135" table:formula="of:=[MoMo.D112]/[.D$5]*1000000" office:value-type="float" office:value="351.486328710015" calcext:value-type="float">
            <text:p>351</text:p>
          </table:table-cell>
          <table:table-cell table:style-name="ce135" table:formula="of:=[MoMo.E112]/[.E$5]*1000000" office:value-type="float" office:value="51.5441860103244" calcext:value-type="float">
            <text:p>52</text:p>
          </table:table-cell>
          <table:table-cell table:style-name="ce135" table:formula="of:=[MoMo.F112]/[.F$5]*1000000" office:value-type="float" office:value="18.6020472881758" calcext:value-type="float">
            <text:p>19</text:p>
          </table:table-cell>
          <table:table-cell table:style-name="ce135" table:formula="of:=[MoMo.G112]/[.G$5]*1000000" office:value-type="float" office:value="21.6197416440874" calcext:value-type="float">
            <text:p>22</text:p>
          </table:table-cell>
          <table:table-cell table:style-name="ce135" table:formula="of:=[MoMo.H112]/[.H$5]*1000000" office:value-type="float" office:value="160.281544011071" calcext:value-type="float">
            <text:p>160</text:p>
          </table:table-cell>
          <table:table-cell table:style-name="ce135" table:formula="of:=[MoMo.I112]/[.I$5]*1000000" office:value-type="float" office:value="725.97797410222" calcext:value-type="float">
            <text:p>726</text:p>
          </table:table-cell>
          <table:table-cell table:style-name="ce135" table:formula="of:=[MoMo.J112]/[.J$5]*1000000" office:value-type="float" office:value="648.803758818674" calcext:value-type="float">
            <text:p>649</text:p>
          </table:table-cell>
          <table:table-cell table:style-name="ce135" table:formula="of:=[MoMo.K112]/[.K$5]*1000000" office:value-type="float" office:value="440.390970340385" calcext:value-type="float">
            <text:p>440</text:p>
          </table:table-cell>
          <table:table-cell table:style-name="ce135" table:formula="of:=[MoMo.L112]/[.L$5]*1000000" office:value-type="float" office:value="0" calcext:value-type="float">
            <text:p>0</text:p>
          </table:table-cell>
          <table:table-cell table:style-name="ce135" table:formula="of:=[MoMo.M112]/[.M$5]*1000000" office:value-type="float" office:value="168.82557235999" calcext:value-type="float">
            <text:p>169</text:p>
          </table:table-cell>
          <table:table-cell table:style-name="ce135" table:formula="of:=[MoMo.N112]/[.N$5]*1000000" office:value-type="float" office:value="282.42189356889" calcext:value-type="float">
            <text:p>282</text:p>
          </table:table-cell>
          <table:table-cell table:style-name="ce135" table:formula="of:=[MoMo.O112]/[.O$5]*1000000" office:value-type="float" office:value="72.1756288440462" calcext:value-type="float">
            <text:p>72</text:p>
          </table:table-cell>
          <table:table-cell table:style-name="ce135" table:formula="of:=[MoMo.P112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12]/[.R$5]*1000000" office:value-type="float" office:value="29.7597106273956" calcext:value-type="float">
            <text:p>30</text:p>
          </table:table-cell>
          <table:table-cell table:style-name="ce135" table:formula="of:=[MoMo.S112]/[.S$5]*1000000" office:value-type="float" office:value="362.90409757333" calcext:value-type="float">
            <text:p>363</text:p>
          </table:table-cell>
          <table:table-cell table:style-name="ce135" table:formula="of:=[MoMo.T112]/[.T$5]*1000000" office:value-type="float" office:value="320.132709559599" calcext:value-type="float">
            <text:p>320</text:p>
          </table:table-cell>
          <table:table-cell table:style-name="ce135" table:formula="of:=[MoMo.U112]/[.U$5]*1000000" office:value-type="float" office:value="598.71703492516" calcext:value-type="float">
            <text:p>599</text:p>
          </table:table-cell>
          <table:table-cell table:style-name="ce135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13]" office:value-type="string" office:string-value="Covid-19 (total)" calcext:value-type="string">
            <text:p>Covid-19 (total)</text:p>
          </table:table-cell>
          <table:table-cell table:style-name="ce140" table:formula="of:=[MoMo.C113]/[.C$5]*1000000" office:value-type="float" office:value="108.773332595456" calcext:value-type="float">
            <text:p>109</text:p>
          </table:table-cell>
          <table:table-cell table:style-name="ce140" table:formula="of:=[MoMo.D113]/[.D$5]*1000000" office:value-type="float" office:value="414.906688020735" calcext:value-type="float">
            <text:p>415</text:p>
          </table:table-cell>
          <table:table-cell table:style-name="ce140" table:formula="of:=[MoMo.E113]/[.E$5]*1000000" office:value-type="float" office:value="163.385344334613" calcext:value-type="float">
            <text:p>163</text:p>
          </table:table-cell>
          <table:table-cell table:style-name="ce140" table:formula="of:=[MoMo.F113]/[.F$5]*1000000" office:value-type="float" office:value="116.041342607192" calcext:value-type="float">
            <text:p>116</text:p>
          </table:table-cell>
          <table:table-cell table:style-name="ce140" table:formula="of:=[MoMo.G113]/[.G$5]*1000000" office:value-type="float" office:value="50.2893990416815" calcext:value-type="float">
            <text:p>50</text:p>
          </table:table-cell>
          <table:table-cell table:style-name="ce140" table:formula="of:=[MoMo.H113]/[.H$5]*1000000" office:value-type="float" office:value="236.113672360396" calcext:value-type="float">
            <text:p>236</text:p>
          </table:table-cell>
          <table:table-cell table:style-name="ce140" table:formula="of:=[MoMo.I113]/[.I$5]*1000000" office:value-type="float" office:value="745.486816173577" calcext:value-type="float">
            <text:p>745</text:p>
          </table:table-cell>
          <table:table-cell table:style-name="ce140" table:formula="of:=[MoMo.J113]/[.J$5]*1000000" office:value-type="float" office:value="676.926811482297" calcext:value-type="float">
            <text:p>677</text:p>
          </table:table-cell>
          <table:table-cell table:style-name="ce140" table:formula="of:=[MoMo.K113]/[.K$5]*1000000" office:value-type="float" office:value="507.232503932532" calcext:value-type="float">
            <text:p>507</text:p>
          </table:table-cell>
          <table:table-cell table:style-name="ce140" table:formula="of:=[MoMo.L113]/[.L$5]*1000000" office:value-type="float" office:value="46.9792351780513" calcext:value-type="float">
            <text:p>47</text:p>
          </table:table-cell>
          <table:table-cell table:style-name="ce140" table:formula="of:=[MoMo.M113]/[.M$5]*1000000" office:value-type="float" office:value="195.821546937841" calcext:value-type="float">
            <text:p>196</text:p>
          </table:table-cell>
          <table:table-cell table:style-name="ce140" table:formula="of:=[MoMo.N113]/[.N$5]*1000000" office:value-type="float" office:value="334.618679178982" calcext:value-type="float">
            <text:p>335</text:p>
          </table:table-cell>
          <table:table-cell table:style-name="ce140" table:formula="of:=[MoMo.O113]/[.O$5]*1000000" office:value-type="float" office:value="114.740743290535" calcext:value-type="float">
            <text:p>115</text:p>
          </table:table-cell>
          <table:table-cell table:style-name="ce140" table:formula="of:=[MoMo.P113]/[.P$5]*1000000" office:value-type="float" office:value="1045.44198997914" calcext:value-type="float">
            <text:p>1045</text:p>
          </table:table-cell>
          <table:table-cell table:style-name="ce140"/>
          <table:table-cell table:style-name="ce140" table:formula="of:=[MoMo.R113]/[.R$5]*1000000" office:value-type="float" office:value="75.0756336282025" calcext:value-type="float">
            <text:p>75</text:p>
          </table:table-cell>
          <table:table-cell table:style-name="ce140" table:formula="of:=[MoMo.S113]/[.S$5]*1000000" office:value-type="float" office:value="403.055189219741" calcext:value-type="float">
            <text:p>403</text:p>
          </table:table-cell>
          <table:table-cell table:style-name="ce140" table:formula="of:=[MoMo.T113]/[.T$5]*1000000" office:value-type="float" office:value="434.725668095138" calcext:value-type="float">
            <text:p>435</text:p>
          </table:table-cell>
          <table:table-cell table:style-name="ce140" table:formula="of:=[MoMo.U113]/[.U$5]*1000000" office:value-type="float" office:value="814.128454898234" calcext:value-type="float">
            <text:p>814</text:p>
          </table:table-cell>
          <table:table-cell table:style-name="ce140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14]" office:value-type="string" office:string-value="Diferencia" calcext:value-type="string">
            <text:p>Diferencia</text:p>
          </table:table-cell>
          <table:table-cell table:style-name="ce136" table:formula="of:=[.C111]-[.C112]" office:value-type="float" office:value="24.3308770279309" calcext:value-type="float">
            <text:p>24</text:p>
          </table:table-cell>
          <table:table-cell table:style-name="ce136" table:formula="of:=[.D111]-[.D112]" office:value-type="float" office:value="148.235538629876" calcext:value-type="float">
            <text:p>148</text:p>
          </table:table-cell>
          <table:table-cell table:style-name="ce136" table:formula="of:=[.E111]-[.E112]" office:value-type="float" office:value="80.720140355791" calcext:value-type="float">
            <text:p>81</text:p>
          </table:table-cell>
          <table:table-cell table:style-name="ce136" table:formula="of:=[.F111]-[.F112]" office:value-type="float" office:value="36.3182828007242" calcext:value-type="float">
            <text:p>36</text:p>
          </table:table-cell>
          <table:table-cell table:style-name="ce136" table:formula="of:=[.G111]-[.G112]" office:value-type="float" office:value="16.9197978084162" calcext:value-type="float">
            <text:p>17</text:p>
          </table:table-cell>
          <table:table-cell table:style-name="ce136" table:formula="of:=[.H111]-[.H112]" office:value-type="float" office:value="29.2987768622389" calcext:value-type="float">
            <text:p>29</text:p>
          </table:table-cell>
          <table:table-cell table:style-name="ce136" table:formula="of:=[.I111]-[.I112]" office:value-type="float" office:value="705.223886792265" calcext:value-type="float">
            <text:p>705</text:p>
          </table:table-cell>
          <table:table-cell table:style-name="ce136" table:formula="of:=[.J111]-[.J112]" office:value-type="float" office:value="781.031445026586" calcext:value-type="float">
            <text:p>781</text:p>
          </table:table-cell>
          <table:table-cell table:style-name="ce136" table:formula="of:=[.K111]-[.K112]" office:value-type="float" office:value="12.7630487370832" calcext:value-type="float">
            <text:p>13</text:p>
          </table:table-cell>
          <table:table-cell table:style-name="ce136" table:formula="of:=[.L111]-[.L112]" office:value-type="float" office:value="129.192896739641" calcext:value-type="float">
            <text:p>129</text:p>
          </table:table-cell>
          <table:table-cell table:style-name="ce136" table:formula="of:=[.M111]-[.M112]" office:value-type="float" office:value="70.9147988910699" calcext:value-type="float">
            <text:p>71</text:p>
          </table:table-cell>
          <table:table-cell table:style-name="ce136" table:formula="of:=[.N111]-[.N112]" office:value-type="float" office:value="146.337416799722" calcext:value-type="float">
            <text:p>146</text:p>
          </table:table-cell>
          <table:table-cell table:style-name="ce136" table:formula="of:=[.O111]-[.O112]" office:value-type="float" office:value="42.5651144464888" calcext:value-type="float">
            <text:p>43</text:p>
          </table:table-cell>
          <table:table-cell table:style-name="ce136" table:formula="of:=[.P111]-[.P112]" office:value-type="float" office:value="250.681087898154" calcext:value-type="float">
            <text:p>251</text:p>
          </table:table-cell>
          <table:table-cell table:style-name="ce136"/>
          <table:table-cell table:style-name="ce136" table:formula="of:=[.R111]-[.R112]" office:value-type="float" office:value="6.76357059713535" calcext:value-type="float">
            <text:p>7</text:p>
          </table:table-cell>
          <table:table-cell table:style-name="ce136" table:formula="of:=[.S111]-[.S112]" office:value-type="float" office:value="486.445918023825" calcext:value-type="float">
            <text:p>486</text:p>
          </table:table-cell>
          <table:table-cell table:style-name="ce136" table:formula="of:=[.T111]-[.T112]" office:value-type="float" office:value="100.041471737375" calcext:value-type="float">
            <text:p>100</text:p>
          </table:table-cell>
          <table:table-cell table:style-name="ce136" table:formula="of:=[.U111]-[.U112]" office:value-type="float" office:value="-15.83907499802" calcext:value-type="float">
            <text:p>-16</text:p>
          </table:table-cell>
          <table:table-cell table:style-name="ce136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121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17]" office:value-type="string" office:string-value="Fin" calcext:value-type="string">
            <text:p>Fin</text:p>
          </table:table-cell>
          <table:table-cell table:style-name="ce138" table:formula="of:=[MoMo.C117]" office:value-type="date" office:date-value="2020-04-10" calcext:value-type="date">
            <text:p>10/04</text:p>
          </table:table-cell>
          <table:table-cell table:style-name="ce138" table:formula="of:=[MoMo.D117]" office:value-type="date" office:date-value="2020-04-15" calcext:value-type="date">
            <text:p>15/04</text:p>
          </table:table-cell>
          <table:table-cell table:style-name="ce138" table:formula="of:=[MoMo.E117]" office:value-type="date" office:date-value="2020-03-31" calcext:value-type="date">
            <text:p>31/03</text:p>
          </table:table-cell>
          <table:table-cell table:style-name="ce138" table:formula="of:=[MoMo.F117]" office:value-type="date" office:date-value="2020-03-27" calcext:value-type="date">
            <text:p>27/03</text:p>
          </table:table-cell>
          <table:table-cell table:style-name="ce138" table:formula="of:=[MoMo.G117]" office:value-type="date" office:date-value="2020-04-03" calcext:value-type="date">
            <text:p>03/04</text:p>
          </table:table-cell>
          <table:table-cell table:style-name="ce138" table:formula="of:=[MoMo.H117]" office:value-type="date" office:date-value="2020-04-14" calcext:value-type="date">
            <text:p>14/04</text:p>
          </table:table-cell>
          <table:table-cell table:style-name="ce138" table:formula="of:=[MoMo.I117]" office:value-type="date" office:date-value="2020-04-15" calcext:value-type="date">
            <text:p>15/04</text:p>
          </table:table-cell>
          <table:table-cell table:style-name="ce138" table:formula="of:=[MoMo.J117]" office:value-type="date" office:date-value="2020-04-15" calcext:value-type="date">
            <text:p>15/04</text:p>
          </table:table-cell>
          <table:table-cell table:style-name="ce138" table:formula="of:=[MoMo.K117]" office:value-type="date" office:date-value="2020-04-14" calcext:value-type="date">
            <text:p>14/04</text:p>
          </table:table-cell>
          <table:table-cell table:style-name="ce138" table:formula="of:=[MoMo.L117]" office:value-type="date" office:date-value="2020-03-31" calcext:value-type="date">
            <text:p>31/03</text:p>
          </table:table-cell>
          <table:table-cell table:style-name="ce138" table:formula="of:=[MoMo.M117]" office:value-type="date" office:date-value="2020-04-15" calcext:value-type="date">
            <text:p>15/04</text:p>
          </table:table-cell>
          <table:table-cell table:style-name="ce138" table:formula="of:=[MoMo.N117]" office:value-type="date" office:date-value="2020-04-13" calcext:value-type="date">
            <text:p>13/04</text:p>
          </table:table-cell>
          <table:table-cell table:style-name="ce138" table:formula="of:=[MoMo.O117]" office:value-type="date" office:date-value="2020-04-08" calcext:value-type="date">
            <text:p>08/04</text:p>
          </table:table-cell>
          <table:table-cell table:style-name="ce138" table:formula="of:=[MoMo.P117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17]" office:value-type="date" office:date-value="2020-04-05" calcext:value-type="date">
            <text:p>05/04</text:p>
          </table:table-cell>
          <table:table-cell table:style-name="ce138" table:formula="of:=[MoMo.S117]" office:value-type="date" office:date-value="2020-04-15" calcext:value-type="date">
            <text:p>15/04</text:p>
          </table:table-cell>
          <table:table-cell table:style-name="ce138" table:formula="of:=[MoMo.T117]" office:value-type="date" office:date-value="2020-04-13" calcext:value-type="date">
            <text:p>13/04</text:p>
          </table:table-cell>
          <table:table-cell table:style-name="ce138" table:formula="of:=[MoMo.U117]" office:value-type="date" office:date-value="2020-04-14" calcext:value-type="date">
            <text:p>14/04</text:p>
          </table:table-cell>
          <table:table-cell table:style-name="ce138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18]" office:value-type="string" office:string-value="MoMo (parcial)" calcext:value-type="string">
            <text:p>MoMo (parcial)</text:p>
          </table:table-cell>
          <table:table-cell table:style-name="ce139" table:formula="of:=[MoMo.C118]/[.C$5]*1000000" office:value-type="float" office:value="95.4152040311015" calcext:value-type="float">
            <text:p>95</text:p>
          </table:table-cell>
          <table:table-cell table:style-name="ce139" table:formula="of:=[MoMo.D118]/[.D$5]*1000000" office:value-type="float" office:value="527.229493065022" calcext:value-type="float">
            <text:p>527</text:p>
          </table:table-cell>
          <table:table-cell table:style-name="ce139" table:formula="of:=[MoMo.E118]/[.E$5]*1000000" office:value-type="float" office:value="132.264326366115" calcext:value-type="float">
            <text:p>132</text:p>
          </table:table-cell>
          <table:table-cell table:style-name="ce139" table:formula="of:=[MoMo.F118]/[.F$5]*1000000" office:value-type="float" office:value="54.9203300889001" calcext:value-type="float">
            <text:p>55</text:p>
          </table:table-cell>
          <table:table-cell table:style-name="ce139" table:formula="of:=[MoMo.G118]/[.G$5]*1000000" office:value-type="float" office:value="38.5395394525035" calcext:value-type="float">
            <text:p>39</text:p>
          </table:table-cell>
          <table:table-cell table:style-name="ce139" table:formula="of:=[MoMo.H118]/[.H$5]*1000000" office:value-type="float" office:value="241.28404474785" calcext:value-type="float">
            <text:p>241</text:p>
          </table:table-cell>
          <table:table-cell table:style-name="ce139" table:formula="of:=[MoMo.I118]/[.I$5]*1000000" office:value-type="float" office:value="1471.879872022" calcext:value-type="float">
            <text:p>1472</text:p>
          </table:table-cell>
          <table:table-cell table:style-name="ce139" table:formula="of:=[MoMo.J118]/[.J$5]*1000000" office:value-type="float" office:value="1450.55745317635" calcext:value-type="float">
            <text:p>1451</text:p>
          </table:table-cell>
          <table:table-cell table:style-name="ce139" table:formula="of:=[MoMo.K118]/[.K$5]*1000000" office:value-type="float" office:value="466.048645636583" calcext:value-type="float">
            <text:p>466</text:p>
          </table:table-cell>
          <table:table-cell table:style-name="ce139" table:formula="of:=[MoMo.L118]/[.L$5]*1000000" office:value-type="float" office:value="129.192896739641" calcext:value-type="float">
            <text:p>129</text:p>
          </table:table-cell>
          <table:table-cell table:style-name="ce139" table:formula="of:=[MoMo.M118]/[.M$5]*1000000" office:value-type="float" office:value="252.029583558887" calcext:value-type="float">
            <text:p>252</text:p>
          </table:table-cell>
          <table:table-cell table:style-name="ce139" table:formula="of:=[MoMo.N118]/[.N$5]*1000000" office:value-type="float" office:value="434.35182311255" calcext:value-type="float">
            <text:p>434</text:p>
          </table:table-cell>
          <table:table-cell table:style-name="ce139" table:formula="of:=[MoMo.O118]/[.O$5]*1000000" office:value-type="float" office:value="126.214817619589" calcext:value-type="float">
            <text:p>126</text:p>
          </table:table-cell>
          <table:table-cell table:style-name="ce139" table:formula="of:=[MoMo.P118]/[.P$5]*1000000" office:value-type="float" office:value="1172.68278474612" calcext:value-type="float">
            <text:p>1173</text:p>
          </table:table-cell>
          <table:table-cell table:style-name="ce139"/>
          <table:table-cell table:style-name="ce139" table:formula="of:=[MoMo.R118]/[.R$5]*1000000" office:value-type="float" office:value="44.6395659410934" calcext:value-type="float">
            <text:p>45</text:p>
          </table:table-cell>
          <table:table-cell table:style-name="ce139" table:formula="of:=[MoMo.S118]/[.S$5]*1000000" office:value-type="float" office:value="880.235470709779" calcext:value-type="float">
            <text:p>880</text:p>
          </table:table-cell>
          <table:table-cell table:style-name="ce139" table:formula="of:=[MoMo.T118]/[.T$5]*1000000" office:value-type="float" office:value="450.186622818186" calcext:value-type="float">
            <text:p>450</text:p>
          </table:table-cell>
          <table:table-cell table:style-name="ce139" table:formula="of:=[MoMo.U118]/[.U$5]*1000000" office:value-type="float" office:value="662.073334917241" calcext:value-type="float">
            <text:p>662</text:p>
          </table:table-cell>
          <table:table-cell table:style-name="ce139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19]" office:value-type="string" office:string-value="Covid-19 (parcial)" calcext:value-type="string">
            <text:p>Covid-19 (parcial)</text:p>
          </table:table-cell>
          <table:table-cell table:style-name="ce135" table:formula="of:=[MoMo.C119]/[.C$5]*1000000" office:value-type="float" office:value="78.8368123306977" calcext:value-type="float">
            <text:p>79</text:p>
          </table:table-cell>
          <table:table-cell table:style-name="ce135" table:formula="of:=[MoMo.D119]/[.D$5]*1000000" office:value-type="float" office:value="368.296544430928" calcext:value-type="float">
            <text:p>368</text:p>
          </table:table-cell>
          <table:table-cell table:style-name="ce135" table:formula="of:=[MoMo.E119]/[.E$5]*1000000" office:value-type="float" office:value="51.5441860103244" calcext:value-type="float">
            <text:p>52</text:p>
          </table:table-cell>
          <table:table-cell table:style-name="ce135" table:formula="of:=[MoMo.F119]/[.F$5]*1000000" office:value-type="float" office:value="18.6020472881758" calcext:value-type="float">
            <text:p>19</text:p>
          </table:table-cell>
          <table:table-cell table:style-name="ce135" table:formula="of:=[MoMo.G119]/[.G$5]*1000000" office:value-type="float" office:value="21.6197416440874" calcext:value-type="float">
            <text:p>22</text:p>
          </table:table-cell>
          <table:table-cell table:style-name="ce135" table:formula="of:=[MoMo.H119]/[.H$5]*1000000" office:value-type="float" office:value="191.303778335795" calcext:value-type="float">
            <text:p>191</text:p>
          </table:table-cell>
          <table:table-cell table:style-name="ce135" table:formula="of:=[MoMo.I119]/[.I$5]*1000000" office:value-type="float" office:value="725.97797410222" calcext:value-type="float">
            <text:p>726</text:p>
          </table:table-cell>
          <table:table-cell table:style-name="ce135" table:formula="of:=[MoMo.J119]/[.J$5]*1000000" office:value-type="float" office:value="648.803758818674" calcext:value-type="float">
            <text:p>649</text:p>
          </table:table-cell>
          <table:table-cell table:style-name="ce135" table:formula="of:=[MoMo.K119]/[.K$5]*1000000" office:value-type="float" office:value="457.232931560454" calcext:value-type="float">
            <text:p>457</text:p>
          </table:table-cell>
          <table:table-cell table:style-name="ce135" table:formula="of:=[MoMo.L119]/[.L$5]*1000000" office:value-type="float" office:value="0" calcext:value-type="float">
            <text:p>0</text:p>
          </table:table-cell>
          <table:table-cell table:style-name="ce135" table:formula="of:=[MoMo.M119]/[.M$5]*1000000" office:value-type="float" office:value="176.481147240276" calcext:value-type="float">
            <text:p>176</text:p>
          </table:table-cell>
          <table:table-cell table:style-name="ce135" table:formula="of:=[MoMo.N119]/[.N$5]*1000000" office:value-type="float" office:value="282.42189356889" calcext:value-type="float">
            <text:p>282</text:p>
          </table:table-cell>
          <table:table-cell table:style-name="ce135" table:formula="of:=[MoMo.O119]/[.O$5]*1000000" office:value-type="float" office:value="75.5068117137714" calcext:value-type="float">
            <text:p>76</text:p>
          </table:table-cell>
          <table:table-cell table:style-name="ce135" table:formula="of:=[MoMo.P119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19]/[.R$5]*1000000" office:value-type="float" office:value="29.7597106273956" calcext:value-type="float">
            <text:p>30</text:p>
          </table:table-cell>
          <table:table-cell table:style-name="ce135" table:formula="of:=[MoMo.S119]/[.S$5]*1000000" office:value-type="float" office:value="367.536915840223" calcext:value-type="float">
            <text:p>368</text:p>
          </table:table-cell>
          <table:table-cell table:style-name="ce135" table:formula="of:=[MoMo.T119]/[.T$5]*1000000" office:value-type="float" office:value="307.400158611206" calcext:value-type="float">
            <text:p>307</text:p>
          </table:table-cell>
          <table:table-cell table:style-name="ce135" table:formula="of:=[MoMo.U119]/[.U$5]*1000000" office:value-type="float" office:value="719.094004910113" calcext:value-type="float">
            <text:p>719</text:p>
          </table:table-cell>
          <table:table-cell table:style-name="ce135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20]" office:value-type="string" office:string-value="Covid-19 (total)" calcext:value-type="string">
            <text:p>Covid-19 (total)</text:p>
          </table:table-cell>
          <table:table-cell table:style-name="ce140" table:formula="of:=[MoMo.C120]/[.C$5]*1000000" office:value-type="float" office:value="112.112864736544" calcext:value-type="float">
            <text:p>112</text:p>
          </table:table-cell>
          <table:table-cell table:style-name="ce140" table:formula="of:=[MoMo.D120]/[.D$5]*1000000" office:value-type="float" office:value="429.424601597887" calcext:value-type="float">
            <text:p>429</text:p>
          </table:table-cell>
          <table:table-cell table:style-name="ce140" table:formula="of:=[MoMo.E120]/[.E$5]*1000000" office:value-type="float" office:value="169.220535203707" calcext:value-type="float">
            <text:p>169</text:p>
          </table:table-cell>
          <table:table-cell table:style-name="ce140" table:formula="of:=[MoMo.F120]/[.F$5]*1000000" office:value-type="float" office:value="118.698777934074" calcext:value-type="float">
            <text:p>119</text:p>
          </table:table-cell>
          <table:table-cell table:style-name="ce140" table:formula="of:=[MoMo.G120]/[.G$5]*1000000" office:value-type="float" office:value="52.1693765759499" calcext:value-type="float">
            <text:p>52</text:p>
          </table:table-cell>
          <table:table-cell table:style-name="ce140" table:formula="of:=[MoMo.H120]/[.H$5]*1000000" office:value-type="float" office:value="248.177874597788" calcext:value-type="float">
            <text:p>248</text:p>
          </table:table-cell>
          <table:table-cell table:style-name="ce140" table:formula="of:=[MoMo.I120]/[.I$5]*1000000" office:value-type="float" office:value="768.731393960727" calcext:value-type="float">
            <text:p>769</text:p>
          </table:table-cell>
          <table:table-cell table:style-name="ce140" table:formula="of:=[MoMo.J120]/[.J$5]*1000000" office:value-type="float" office:value="691.235031258526" calcext:value-type="float">
            <text:p>691</text:p>
          </table:table-cell>
          <table:table-cell table:style-name="ce140" table:formula="of:=[MoMo.K120]/[.K$5]*1000000" office:value-type="float" office:value="524.863932084791" calcext:value-type="float">
            <text:p>525</text:p>
          </table:table-cell>
          <table:table-cell table:style-name="ce140" table:formula="of:=[MoMo.L120]/[.L$5]*1000000" office:value-type="float" office:value="46.9792351780513" calcext:value-type="float">
            <text:p>47</text:p>
          </table:table-cell>
          <table:table-cell table:style-name="ce140" table:formula="of:=[MoMo.M120]/[.M$5]*1000000" office:value-type="float" office:value="201.261034352781" calcext:value-type="float">
            <text:p>201</text:p>
          </table:table-cell>
          <table:table-cell table:style-name="ce140" table:formula="of:=[MoMo.N120]/[.N$5]*1000000" office:value-type="float" office:value="346.735790124182" calcext:value-type="float">
            <text:p>347</text:p>
          </table:table-cell>
          <table:table-cell table:style-name="ce140" table:formula="of:=[MoMo.O120]/[.O$5]*1000000" office:value-type="float" office:value="118.44205759023" calcext:value-type="float">
            <text:p>118</text:p>
          </table:table-cell>
          <table:table-cell table:style-name="ce140" table:formula="of:=[MoMo.P120]/[.P$5]*1000000" office:value-type="float" office:value="1065.20459848536" calcext:value-type="float">
            <text:p>1065</text:p>
          </table:table-cell>
          <table:table-cell table:style-name="ce140"/>
          <table:table-cell table:style-name="ce140" table:formula="of:=[MoMo.R120]/[.R$5]*1000000" office:value-type="float" office:value="75.751990687916" calcext:value-type="float">
            <text:p>76</text:p>
          </table:table-cell>
          <table:table-cell table:style-name="ce140" table:formula="of:=[MoMo.S120]/[.S$5]*1000000" office:value-type="float" office:value="521.964191403342" calcext:value-type="float">
            <text:p>522</text:p>
          </table:table-cell>
          <table:table-cell table:style-name="ce140" table:formula="of:=[MoMo.T120]/[.T$5]*1000000" office:value-type="float" office:value="451.096090743072" calcext:value-type="float">
            <text:p>451</text:p>
          </table:table-cell>
          <table:table-cell table:style-name="ce140" table:formula="of:=[MoMo.U120]/[.U$5]*1000000" office:value-type="float" office:value="829.967529896254" calcext:value-type="float">
            <text:p>830</text:p>
          </table:table-cell>
          <table:table-cell table:style-name="ce140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21]" office:value-type="string" office:string-value="Diferencia" calcext:value-type="string">
            <text:p>Diferencia</text:p>
          </table:table-cell>
          <table:table-cell table:style-name="ce136" table:formula="of:=[.C118]-[.C119]" office:value-type="float" office:value="16.5783917004039" calcext:value-type="float">
            <text:p>17</text:p>
          </table:table-cell>
          <table:table-cell table:style-name="ce136" table:formula="of:=[.D118]-[.D119]" office:value-type="float" office:value="158.932948634094" calcext:value-type="float">
            <text:p>159</text:p>
          </table:table-cell>
          <table:table-cell table:style-name="ce136" table:formula="of:=[.E118]-[.E119]" office:value-type="float" office:value="80.720140355791" calcext:value-type="float">
            <text:p>81</text:p>
          </table:table-cell>
          <table:table-cell table:style-name="ce136" table:formula="of:=[.F118]-[.F119]" office:value-type="float" office:value="36.3182828007242" calcext:value-type="float">
            <text:p>36</text:p>
          </table:table-cell>
          <table:table-cell table:style-name="ce136" table:formula="of:=[.G118]-[.G119]" office:value-type="float" office:value="16.9197978084162" calcext:value-type="float">
            <text:p>17</text:p>
          </table:table-cell>
          <table:table-cell table:style-name="ce136" table:formula="of:=[.H118]-[.H119]" office:value-type="float" office:value="49.9802664120546" calcext:value-type="float">
            <text:p>50</text:p>
          </table:table-cell>
          <table:table-cell table:style-name="ce136" table:formula="of:=[.I118]-[.I119]" office:value-type="float" office:value="745.901897919776" calcext:value-type="float">
            <text:p>746</text:p>
          </table:table-cell>
          <table:table-cell table:style-name="ce136" table:formula="of:=[.J118]-[.J119]" office:value-type="float" office:value="801.753694357677" calcext:value-type="float">
            <text:p>802</text:p>
          </table:table-cell>
          <table:table-cell table:style-name="ce136" table:formula="of:=[.K118]-[.K119]" office:value-type="float" office:value="8.81571407612967" calcext:value-type="float">
            <text:p>9</text:p>
          </table:table-cell>
          <table:table-cell table:style-name="ce136" table:formula="of:=[.L118]-[.L119]" office:value-type="float" office:value="129.192896739641" calcext:value-type="float">
            <text:p>129</text:p>
          </table:table-cell>
          <table:table-cell table:style-name="ce136" table:formula="of:=[.M118]-[.M119]" office:value-type="float" office:value="75.5484363186113" calcext:value-type="float">
            <text:p>76</text:p>
          </table:table-cell>
          <table:table-cell table:style-name="ce136" table:formula="of:=[.N118]-[.N119]" office:value-type="float" office:value="151.92992954366" calcext:value-type="float">
            <text:p>152</text:p>
          </table:table-cell>
          <table:table-cell table:style-name="ce136" table:formula="of:=[.O118]-[.O119]" office:value-type="float" office:value="50.7080059058171" calcext:value-type="float">
            <text:p>51</text:p>
          </table:table-cell>
          <table:table-cell table:style-name="ce136" table:formula="of:=[.P118]-[.P119]" office:value-type="float" office:value="326.691120614392" calcext:value-type="float">
            <text:p>327</text:p>
          </table:table-cell>
          <table:table-cell table:style-name="ce136"/>
          <table:table-cell table:style-name="ce136" table:formula="of:=[.R118]-[.R119]" office:value-type="float" office:value="14.8798553136978" calcext:value-type="float">
            <text:p>15</text:p>
          </table:table-cell>
          <table:table-cell table:style-name="ce136" table:formula="of:=[.S118]-[.S119]" office:value-type="float" office:value="512.698554869555" calcext:value-type="float">
            <text:p>513</text:p>
          </table:table-cell>
          <table:table-cell table:style-name="ce136" table:formula="of:=[.T118]-[.T119]" office:value-type="float" office:value="142.78646420698" calcext:value-type="float">
            <text:p>143</text:p>
          </table:table-cell>
          <table:table-cell table:style-name="ce136" table:formula="of:=[.U118]-[.U119]" office:value-type="float" office:value="-57.0206699928723" calcext:value-type="float">
            <text:p>-57</text:p>
          </table:table-cell>
          <table:table-cell table:style-name="ce136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121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24]" office:value-type="string" office:string-value="Fin" calcext:value-type="string">
            <text:p>Fin</text:p>
          </table:table-cell>
          <table:table-cell table:style-name="ce138" table:formula="of:=[MoMo.C124]" office:value-type="date" office:date-value="2020-04-10" calcext:value-type="date">
            <text:p>10/04</text:p>
          </table:table-cell>
          <table:table-cell table:style-name="ce138" table:formula="of:=[MoMo.D124]" office:value-type="date" office:date-value="2020-04-16" calcext:value-type="date">
            <text:p>16/04</text:p>
          </table:table-cell>
          <table:table-cell table:style-name="ce138" table:formula="of:=[MoMo.E124]" office:value-type="date" office:date-value="2020-03-31" calcext:value-type="date">
            <text:p>31/03</text:p>
          </table:table-cell>
          <table:table-cell table:style-name="ce138" table:formula="of:=[MoMo.F124]" office:value-type="date" office:date-value="2020-03-27" calcext:value-type="date">
            <text:p>27/03</text:p>
          </table:table-cell>
          <table:table-cell table:style-name="ce138" table:formula="of:=[MoMo.G124]" office:value-type="date" office:date-value="2020-04-03" calcext:value-type="date">
            <text:p>03/04</text:p>
          </table:table-cell>
          <table:table-cell table:style-name="ce138" table:formula="of:=[MoMo.H124]" office:value-type="date" office:date-value="2020-04-16" calcext:value-type="date">
            <text:p>16/04</text:p>
          </table:table-cell>
          <table:table-cell table:style-name="ce138" table:formula="of:=[MoMo.I124]" office:value-type="date" office:date-value="2020-04-17" calcext:value-type="date">
            <text:p>17/04</text:p>
          </table:table-cell>
          <table:table-cell table:style-name="ce138" table:formula="of:=[MoMo.J124]" office:value-type="date" office:date-value="2020-04-17" calcext:value-type="date">
            <text:p>17/04</text:p>
          </table:table-cell>
          <table:table-cell table:style-name="ce138" table:formula="of:=[MoMo.K124]" office:value-type="date" office:date-value="2020-04-16" calcext:value-type="date">
            <text:p>16/04</text:p>
          </table:table-cell>
          <table:table-cell table:style-name="ce138" table:formula="of:=[MoMo.L124]" office:value-type="date" office:date-value="2020-03-31" calcext:value-type="date">
            <text:p>31/03</text:p>
          </table:table-cell>
          <table:table-cell table:style-name="ce138" table:formula="of:=[MoMo.M124]" office:value-type="date" office:date-value="2020-04-16" calcext:value-type="date">
            <text:p>16/04</text:p>
          </table:table-cell>
          <table:table-cell table:style-name="ce138" table:formula="of:=[MoMo.N124]" office:value-type="date" office:date-value="2020-04-13" calcext:value-type="date">
            <text:p>13/04</text:p>
          </table:table-cell>
          <table:table-cell table:style-name="ce138" table:formula="of:=[MoMo.O124]" office:value-type="date" office:date-value="2020-04-10" calcext:value-type="date">
            <text:p>10/04</text:p>
          </table:table-cell>
          <table:table-cell table:style-name="ce138" table:formula="of:=[MoMo.P124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24]" office:value-type="date" office:date-value="2020-04-05" calcext:value-type="date">
            <text:p>05/04</text:p>
          </table:table-cell>
          <table:table-cell table:style-name="ce138" table:formula="of:=[MoMo.S124]" office:value-type="date" office:date-value="2020-04-15" calcext:value-type="date">
            <text:p>15/04</text:p>
          </table:table-cell>
          <table:table-cell table:style-name="ce138" table:formula="of:=[MoMo.T124]" office:value-type="date" office:date-value="2020-04-16" calcext:value-type="date">
            <text:p>16/04</text:p>
          </table:table-cell>
          <table:table-cell table:style-name="ce138" table:formula="of:=[MoMo.U124]" office:value-type="date" office:date-value="2020-04-14" calcext:value-type="date">
            <text:p>14/04</text:p>
          </table:table-cell>
          <table:table-cell table:style-name="ce138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25]" office:value-type="string" office:string-value="MoMo (parcial)" calcext:value-type="string">
            <text:p>MoMo (parcial)</text:p>
          </table:table-cell>
          <table:table-cell table:style-name="ce139" table:formula="of:=[MoMo.C125]/[.C$5]*1000000" office:value-type="float" office:value="96.1308180613348" calcext:value-type="float">
            <text:p>96</text:p>
          </table:table-cell>
          <table:table-cell table:style-name="ce139" table:formula="of:=[MoMo.D125]/[.D$5]*1000000" office:value-type="float" office:value="528.757694494196" calcext:value-type="float">
            <text:p>529</text:p>
          </table:table-cell>
          <table:table-cell table:style-name="ce139" table:formula="of:=[MoMo.E125]/[.E$5]*1000000" office:value-type="float" office:value="132.264326366115" calcext:value-type="float">
            <text:p>132</text:p>
          </table:table-cell>
          <table:table-cell table:style-name="ce139" table:formula="of:=[MoMo.F125]/[.F$5]*1000000" office:value-type="float" office:value="54.9203300889001" calcext:value-type="float">
            <text:p>55</text:p>
          </table:table-cell>
          <table:table-cell table:style-name="ce139" table:formula="of:=[MoMo.G125]/[.G$5]*1000000" office:value-type="float" office:value="38.5395394525035" calcext:value-type="float">
            <text:p>39</text:p>
          </table:table-cell>
          <table:table-cell table:style-name="ce139" table:formula="of:=[MoMo.H125]/[.H$5]*1000000" office:value-type="float" office:value="275.753193997542" calcext:value-type="float">
            <text:p>276</text:p>
          </table:table-cell>
          <table:table-cell table:style-name="ce139" table:formula="of:=[MoMo.I125]/[.I$5]*1000000" office:value-type="float" office:value="1536.63262442906" calcext:value-type="float">
            <text:p>1537</text:p>
          </table:table-cell>
          <table:table-cell table:style-name="ce139" table:formula="of:=[MoMo.J125]/[.J$5]*1000000" office:value-type="float" office:value="1507.79033228127" calcext:value-type="float">
            <text:p>1508</text:p>
          </table:table-cell>
          <table:table-cell table:style-name="ce139" table:formula="of:=[MoMo.K125]/[.K$5]*1000000" office:value-type="float" office:value="483.416918144779" calcext:value-type="float">
            <text:p>483</text:p>
          </table:table-cell>
          <table:table-cell table:style-name="ce139" table:formula="of:=[MoMo.L125]/[.L$5]*1000000" office:value-type="float" office:value="129.192896739641" calcext:value-type="float">
            <text:p>129</text:p>
          </table:table-cell>
          <table:table-cell table:style-name="ce139" table:formula="of:=[MoMo.M125]/[.M$5]*1000000" office:value-type="float" office:value="258.073458464376" calcext:value-type="float">
            <text:p>258</text:p>
          </table:table-cell>
          <table:table-cell table:style-name="ce139" table:formula="of:=[MoMo.N125]/[.N$5]*1000000" office:value-type="float" office:value="452.993532259012" calcext:value-type="float">
            <text:p>453</text:p>
          </table:table-cell>
          <table:table-cell table:style-name="ce139" table:formula="of:=[MoMo.O125]/[.O$5]*1000000" office:value-type="float" office:value="139.16941766852" calcext:value-type="float">
            <text:p>139</text:p>
          </table:table-cell>
          <table:table-cell table:style-name="ce139" table:formula="of:=[MoMo.P125]/[.P$5]*1000000" office:value-type="float" office:value="1233.64283098455" calcext:value-type="float">
            <text:p>1234</text:p>
          </table:table-cell>
          <table:table-cell table:style-name="ce139"/>
          <table:table-cell table:style-name="ce139" table:formula="of:=[MoMo.R125]/[.R$5]*1000000" office:value-type="float" office:value="44.6395659410934" calcext:value-type="float">
            <text:p>45</text:p>
          </table:table-cell>
          <table:table-cell table:style-name="ce139" table:formula="of:=[MoMo.S125]/[.S$5]*1000000" office:value-type="float" office:value="877.146925198516" calcext:value-type="float">
            <text:p>877</text:p>
          </table:table-cell>
          <table:table-cell table:style-name="ce139" table:formula="of:=[MoMo.T125]/[.T$5]*1000000" office:value-type="float" office:value="519.306185109464" calcext:value-type="float">
            <text:p>519</text:p>
          </table:table-cell>
          <table:table-cell table:style-name="ce139" table:formula="of:=[MoMo.U125]/[.U$5]*1000000" office:value-type="float" office:value="677.912409915261" calcext:value-type="float">
            <text:p>678</text:p>
          </table:table-cell>
          <table:table-cell table:style-name="ce139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26]" office:value-type="string" office:string-value="Covid-19 (parcial)" calcext:value-type="string">
            <text:p>Covid-19 (parcial)</text:p>
          </table:table-cell>
          <table:table-cell table:style-name="ce135" table:formula="of:=[MoMo.C126]/[.C$5]*1000000" office:value-type="float" office:value="78.8368123306977" calcext:value-type="float">
            <text:p>79</text:p>
          </table:table-cell>
          <table:table-cell table:style-name="ce135" table:formula="of:=[MoMo.D126]/[.D$5]*1000000" office:value-type="float" office:value="390.455465153951" calcext:value-type="float">
            <text:p>390</text:p>
          </table:table-cell>
          <table:table-cell table:style-name="ce135" table:formula="of:=[MoMo.E126]/[.E$5]*1000000" office:value-type="float" office:value="51.5441860103244" calcext:value-type="float">
            <text:p>52</text:p>
          </table:table-cell>
          <table:table-cell table:style-name="ce135" table:formula="of:=[MoMo.F126]/[.F$5]*1000000" office:value-type="float" office:value="18.6020472881758" calcext:value-type="float">
            <text:p>19</text:p>
          </table:table-cell>
          <table:table-cell table:style-name="ce135" table:formula="of:=[MoMo.G126]/[.G$5]*1000000" office:value-type="float" office:value="21.6197416440874" calcext:value-type="float">
            <text:p>22</text:p>
          </table:table-cell>
          <table:table-cell table:style-name="ce135" table:formula="of:=[MoMo.H126]/[.H$5]*1000000" office:value-type="float" office:value="220.602555198034" calcext:value-type="float">
            <text:p>221</text:p>
          </table:table-cell>
          <table:table-cell table:style-name="ce135" table:formula="of:=[MoMo.I126]/[.I$5]*1000000" office:value-type="float" office:value="766.240903483532" calcext:value-type="float">
            <text:p>766</text:p>
          </table:table-cell>
          <table:table-cell table:style-name="ce135" table:formula="of:=[MoMo.J126]/[.J$5]*1000000" office:value-type="float" office:value="680.380519704145" calcext:value-type="float">
            <text:p>680</text:p>
          </table:table-cell>
          <table:table-cell table:style-name="ce135" table:formula="of:=[MoMo.K126]/[.K$5]*1000000" office:value-type="float" office:value="482.101139924461" calcext:value-type="float">
            <text:p>482</text:p>
          </table:table-cell>
          <table:table-cell table:style-name="ce135" table:formula="of:=[MoMo.L126]/[.L$5]*1000000" office:value-type="float" office:value="0" calcext:value-type="float">
            <text:p>0</text:p>
          </table:table-cell>
          <table:table-cell table:style-name="ce135" table:formula="of:=[MoMo.M126]/[.M$5]*1000000" office:value-type="float" office:value="181.920634655216" calcext:value-type="float">
            <text:p>182</text:p>
          </table:table-cell>
          <table:table-cell table:style-name="ce135" table:formula="of:=[MoMo.N126]/[.N$5]*1000000" office:value-type="float" office:value="282.42189356889" calcext:value-type="float">
            <text:p>282</text:p>
          </table:table-cell>
          <table:table-cell table:style-name="ce135" table:formula="of:=[MoMo.O126]/[.O$5]*1000000" office:value-type="float" office:value="86.6107546128555" calcext:value-type="float">
            <text:p>87</text:p>
          </table:table-cell>
          <table:table-cell table:style-name="ce135" table:formula="of:=[MoMo.P126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26]/[.R$5]*1000000" office:value-type="float" office:value="29.7597106273956" calcext:value-type="float">
            <text:p>30</text:p>
          </table:table-cell>
          <table:table-cell table:style-name="ce135" table:formula="of:=[MoMo.S126]/[.S$5]*1000000" office:value-type="float" office:value="367.536915840223" calcext:value-type="float">
            <text:p>368</text:p>
          </table:table-cell>
          <table:table-cell table:style-name="ce135" table:formula="of:=[MoMo.T126]/[.T$5]*1000000" office:value-type="float" office:value="364.241903916533" calcext:value-type="float">
            <text:p>364</text:p>
          </table:table-cell>
          <table:table-cell table:style-name="ce135" table:formula="of:=[MoMo.U126]/[.U$5]*1000000" office:value-type="float" office:value="719.094004910113" calcext:value-type="float">
            <text:p>719</text:p>
          </table:table-cell>
          <table:table-cell table:style-name="ce135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27]" office:value-type="string" office:string-value="Covid-19 (total)" calcext:value-type="string">
            <text:p>Covid-19 (total)</text:p>
          </table:table-cell>
          <table:table-cell table:style-name="ce140" table:formula="of:=[MoMo.C127]/[.C$5]*1000000" office:value-type="float" office:value="115.333127872594" calcext:value-type="float">
            <text:p>115</text:p>
          </table:table-cell>
          <table:table-cell table:style-name="ce140" table:formula="of:=[MoMo.D127]/[.D$5]*1000000" office:value-type="float" office:value="459.22452946678" calcext:value-type="float">
            <text:p>459</text:p>
          </table:table-cell>
          <table:table-cell table:style-name="ce140" table:formula="of:=[MoMo.E127]/[.E$5]*1000000" office:value-type="float" office:value="181.863448753409" calcext:value-type="float">
            <text:p>182</text:p>
          </table:table-cell>
          <table:table-cell table:style-name="ce140" table:formula="of:=[MoMo.F127]/[.F$5]*1000000" office:value-type="float" office:value="131.100142792858" calcext:value-type="float">
            <text:p>131</text:p>
          </table:table-cell>
          <table:table-cell table:style-name="ce140" table:formula="of:=[MoMo.G127]/[.G$5]*1000000" office:value-type="float" office:value="54.0493541102184" calcext:value-type="float">
            <text:p>54</text:p>
          </table:table-cell>
          <table:table-cell table:style-name="ce140" table:formula="of:=[MoMo.H127]/[.H$5]*1000000" office:value-type="float" office:value="256.795161910211" calcext:value-type="float">
            <text:p>257</text:p>
          </table:table-cell>
          <table:table-cell table:style-name="ce140" table:formula="of:=[MoMo.I127]/[.I$5]*1000000" office:value-type="float" office:value="794.051380478872" calcext:value-type="float">
            <text:p>794</text:p>
          </table:table-cell>
          <table:table-cell table:style-name="ce140" table:formula="of:=[MoMo.J127]/[.J$5]*1000000" office:value-type="float" office:value="705.04986414592" calcext:value-type="float">
            <text:p>705</text:p>
          </table:table-cell>
          <table:table-cell table:style-name="ce140" table:formula="of:=[MoMo.K127]/[.K$5]*1000000" office:value-type="float" office:value="541.574315482828" calcext:value-type="float">
            <text:p>542</text:p>
          </table:table-cell>
          <table:table-cell table:style-name="ce140" table:formula="of:=[MoMo.L127]/[.L$5]*1000000" office:value-type="float" office:value="46.9792351780513" calcext:value-type="float">
            <text:p>47</text:p>
          </table:table-cell>
          <table:table-cell table:style-name="ce140" table:formula="of:=[MoMo.M127]/[.M$5]*1000000" office:value-type="float" office:value="209.923921717315" calcext:value-type="float">
            <text:p>210</text:p>
          </table:table-cell>
          <table:table-cell table:style-name="ce140" table:formula="of:=[MoMo.N127]/[.N$5]*1000000" office:value-type="float" office:value="354.192473782766" calcext:value-type="float">
            <text:p>354</text:p>
          </table:table-cell>
          <table:table-cell table:style-name="ce140" table:formula="of:=[MoMo.O127]/[.O$5]*1000000" office:value-type="float" office:value="123.623897609802" calcext:value-type="float">
            <text:p>124</text:p>
          </table:table-cell>
          <table:table-cell table:style-name="ce140" table:formula="of:=[MoMo.P127]/[.P$5]*1000000" office:value-type="float" office:value="1084.20710666442" calcext:value-type="float">
            <text:p>1084</text:p>
          </table:table-cell>
          <table:table-cell table:style-name="ce140"/>
          <table:table-cell table:style-name="ce140" table:formula="of:=[MoMo.R127]/[.R$5]*1000000" office:value-type="float" office:value="77.7810618670566" calcext:value-type="float">
            <text:p>78</text:p>
          </table:table-cell>
          <table:table-cell table:style-name="ce140" table:formula="of:=[MoMo.S127]/[.S$5]*1000000" office:value-type="float" office:value="546.672555493441" calcext:value-type="float">
            <text:p>547</text:p>
          </table:table-cell>
          <table:table-cell table:style-name="ce140" table:formula="of:=[MoMo.T127]/[.T$5]*1000000" office:value-type="float" office:value="463.828641691465" calcext:value-type="float">
            <text:p>464</text:p>
          </table:table-cell>
          <table:table-cell table:style-name="ce140" table:formula="of:=[MoMo.U127]/[.U$5]*1000000" office:value-type="float" office:value="861.645679892294" calcext:value-type="float">
            <text:p>862</text:p>
          </table:table-cell>
          <table:table-cell table:style-name="ce140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28]" office:value-type="string" office:string-value="Diferencia" calcext:value-type="string">
            <text:p>Diferencia</text:p>
          </table:table-cell>
          <table:table-cell table:style-name="ce136" table:formula="of:=[.C125]-[.C126]" office:value-type="float" office:value="17.2940057306372" calcext:value-type="float">
            <text:p>17</text:p>
          </table:table-cell>
          <table:table-cell table:style-name="ce136" table:formula="of:=[.D125]-[.D126]" office:value-type="float" office:value="138.302229340245" calcext:value-type="float">
            <text:p>138</text:p>
          </table:table-cell>
          <table:table-cell table:style-name="ce136" table:formula="of:=[.E125]-[.E126]" office:value-type="float" office:value="80.720140355791" calcext:value-type="float">
            <text:p>81</text:p>
          </table:table-cell>
          <table:table-cell table:style-name="ce136" table:formula="of:=[.F125]-[.F126]" office:value-type="float" office:value="36.3182828007242" calcext:value-type="float">
            <text:p>36</text:p>
          </table:table-cell>
          <table:table-cell table:style-name="ce136" table:formula="of:=[.G125]-[.G126]" office:value-type="float" office:value="16.9197978084162" calcext:value-type="float">
            <text:p>17</text:p>
          </table:table-cell>
          <table:table-cell table:style-name="ce136" table:formula="of:=[.H125]-[.H126]" office:value-type="float" office:value="55.1506387995085" calcext:value-type="float">
            <text:p>55</text:p>
          </table:table-cell>
          <table:table-cell table:style-name="ce136" table:formula="of:=[.I125]-[.I126]" office:value-type="float" office:value="770.391720945523" calcext:value-type="float">
            <text:p>770</text:p>
          </table:table-cell>
          <table:table-cell table:style-name="ce136" table:formula="of:=[.J125]-[.J126]" office:value-type="float" office:value="827.409812577123" calcext:value-type="float">
            <text:p>827</text:p>
          </table:table-cell>
          <table:table-cell table:style-name="ce136" table:formula="of:=[.K125]-[.K126]" office:value-type="float" office:value="1.31577822031784" calcext:value-type="float">
            <text:p>1</text:p>
          </table:table-cell>
          <table:table-cell table:style-name="ce136" table:formula="of:=[.L125]-[.L126]" office:value-type="float" office:value="129.192896739641" calcext:value-type="float">
            <text:p>129</text:p>
          </table:table-cell>
          <table:table-cell table:style-name="ce136" table:formula="of:=[.M125]-[.M126]" office:value-type="float" office:value="76.1528238091602" calcext:value-type="float">
            <text:p>76</text:p>
          </table:table-cell>
          <table:table-cell table:style-name="ce136" table:formula="of:=[.N125]-[.N126]" office:value-type="float" office:value="170.571638690122" calcext:value-type="float">
            <text:p>171</text:p>
          </table:table-cell>
          <table:table-cell table:style-name="ce136" table:formula="of:=[.O125]-[.O126]" office:value-type="float" office:value="52.5586630556644" calcext:value-type="float">
            <text:p>53</text:p>
          </table:table-cell>
          <table:table-cell table:style-name="ce136" table:formula="of:=[.P125]-[.P126]" office:value-type="float" office:value="387.651166852815" calcext:value-type="float">
            <text:p>388</text:p>
          </table:table-cell>
          <table:table-cell table:style-name="ce136"/>
          <table:table-cell table:style-name="ce136" table:formula="of:=[.R125]-[.R126]" office:value-type="float" office:value="14.8798553136978" calcext:value-type="float">
            <text:p>15</text:p>
          </table:table-cell>
          <table:table-cell table:style-name="ce136" table:formula="of:=[.S125]-[.S126]" office:value-type="float" office:value="509.610009358293" calcext:value-type="float">
            <text:p>510</text:p>
          </table:table-cell>
          <table:table-cell table:style-name="ce136" table:formula="of:=[.T125]-[.T126]" office:value-type="float" office:value="155.064281192931" calcext:value-type="float">
            <text:p>155</text:p>
          </table:table-cell>
          <table:table-cell table:style-name="ce136" table:formula="of:=[.U125]-[.U126]" office:value-type="float" office:value="-41.1815949948523" calcext:value-type="float">
            <text:p>-41</text:p>
          </table:table-cell>
          <table:table-cell table:style-name="ce136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121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31]" office:value-type="string" office:string-value="Fin" calcext:value-type="string">
            <text:p>Fin</text:p>
          </table:table-cell>
          <table:table-cell table:style-name="ce138" table:formula="of:=[MoMo.C131]" office:value-type="date" office:date-value="2020-04-10" calcext:value-type="date">
            <text:p>10/04</text:p>
          </table:table-cell>
          <table:table-cell table:style-name="ce138" table:formula="of:=[MoMo.D131]" office:value-type="date" office:date-value="2020-04-17" calcext:value-type="date">
            <text:p>17/04</text:p>
          </table:table-cell>
          <table:table-cell table:style-name="ce138" table:formula="of:=[MoMo.E131]" office:value-type="date" office:date-value="2020-03-31" calcext:value-type="date">
            <text:p>31/03</text:p>
          </table:table-cell>
          <table:table-cell table:style-name="ce138" table:formula="of:=[MoMo.F131]" office:value-type="date" office:date-value="2020-03-27" calcext:value-type="date">
            <text:p>27/03</text:p>
          </table:table-cell>
          <table:table-cell table:style-name="ce138" table:formula="of:=[MoMo.G131]" office:value-type="date" office:date-value="2020-04-03" calcext:value-type="date">
            <text:p>03/04</text:p>
          </table:table-cell>
          <table:table-cell table:style-name="ce138" table:formula="of:=[MoMo.H131]" office:value-type="date" office:date-value="2020-04-16" calcext:value-type="date">
            <text:p>16/04</text:p>
          </table:table-cell>
          <table:table-cell table:style-name="ce138" table:formula="of:=[MoMo.I131]" office:value-type="date" office:date-value="2020-04-17" calcext:value-type="date">
            <text:p>17/04</text:p>
          </table:table-cell>
          <table:table-cell table:style-name="ce138" table:formula="of:=[MoMo.J131]" office:value-type="date" office:date-value="2020-04-17" calcext:value-type="date">
            <text:p>17/04</text:p>
          </table:table-cell>
          <table:table-cell table:style-name="ce138" table:formula="of:=[MoMo.K131]" office:value-type="date" office:date-value="2020-04-16" calcext:value-type="date">
            <text:p>16/04</text:p>
          </table:table-cell>
          <table:table-cell table:style-name="ce138" table:formula="of:=[MoMo.L131]" office:value-type="date" office:date-value="2020-03-31" calcext:value-type="date">
            <text:p>31/03</text:p>
          </table:table-cell>
          <table:table-cell table:style-name="ce138" table:formula="of:=[MoMo.M131]" office:value-type="date" office:date-value="2020-04-16" calcext:value-type="date">
            <text:p>16/04</text:p>
          </table:table-cell>
          <table:table-cell table:style-name="ce138" table:formula="of:=[MoMo.N131]" office:value-type="date" office:date-value="2020-04-13" calcext:value-type="date">
            <text:p>13/04</text:p>
          </table:table-cell>
          <table:table-cell table:style-name="ce138" table:formula="of:=[MoMo.O131]" office:value-type="date" office:date-value="2020-04-10" calcext:value-type="date">
            <text:p>10/04</text:p>
          </table:table-cell>
          <table:table-cell table:style-name="ce138" table:formula="of:=[MoMo.P131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31]" office:value-type="date" office:date-value="2020-04-05" calcext:value-type="date">
            <text:p>05/04</text:p>
          </table:table-cell>
          <table:table-cell table:style-name="ce138" table:formula="of:=[MoMo.S131]" office:value-type="date" office:date-value="2020-04-17" calcext:value-type="date">
            <text:p>17/04</text:p>
          </table:table-cell>
          <table:table-cell table:style-name="ce138" table:formula="of:=[MoMo.T131]" office:value-type="date" office:date-value="2020-04-16" calcext:value-type="date">
            <text:p>16/04</text:p>
          </table:table-cell>
          <table:table-cell table:style-name="ce138" table:formula="of:=[MoMo.U131]" office:value-type="date" office:date-value="2020-04-14" calcext:value-type="date">
            <text:p>14/04</text:p>
          </table:table-cell>
          <table:table-cell table:style-name="ce138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32]" office:value-type="string" office:string-value="MoMo (parcial)" calcext:value-type="string">
            <text:p>MoMo (parcial)</text:p>
          </table:table-cell>
          <table:table-cell table:style-name="ce139" table:formula="of:=[MoMo.C132]/[.C$5]*1000000" office:value-type="float" office:value="95.892280051257" calcext:value-type="float">
            <text:p>96</text:p>
          </table:table-cell>
          <table:table-cell table:style-name="ce139" table:formula="of:=[MoMo.D132]/[.D$5]*1000000" office:value-type="float" office:value="545.56791021511" calcext:value-type="float">
            <text:p>546</text:p>
          </table:table-cell>
          <table:table-cell table:style-name="ce139" table:formula="of:=[MoMo.E132]/[.E$5]*1000000" office:value-type="float" office:value="131.2917945546" calcext:value-type="float">
            <text:p>131</text:p>
          </table:table-cell>
          <table:table-cell table:style-name="ce139" table:formula="of:=[MoMo.F132]/[.F$5]*1000000" office:value-type="float" office:value="54.9203300889001" calcext:value-type="float">
            <text:p>55</text:p>
          </table:table-cell>
          <table:table-cell table:style-name="ce139" table:formula="of:=[MoMo.G132]/[.G$5]*1000000" office:value-type="float" office:value="42.2994945210405" calcext:value-type="float">
            <text:p>42</text:p>
          </table:table-cell>
          <table:table-cell table:style-name="ce139" table:formula="of:=[MoMo.H132]/[.H$5]*1000000" office:value-type="float" office:value="275.753193997542" calcext:value-type="float">
            <text:p>276</text:p>
          </table:table-cell>
          <table:table-cell table:style-name="ce139" table:formula="of:=[MoMo.I132]/[.I$5]*1000000" office:value-type="float" office:value="1529.16115299747" calcext:value-type="float">
            <text:p>1529</text:p>
          </table:table-cell>
          <table:table-cell table:style-name="ce139" table:formula="of:=[MoMo.J132]/[.J$5]*1000000" office:value-type="float" office:value="1509.76387983661" calcext:value-type="float">
            <text:p>1510</text:p>
          </table:table-cell>
          <table:table-cell table:style-name="ce139" table:formula="of:=[MoMo.K132]/[.K$5]*1000000" office:value-type="float" office:value="478.416960907571" calcext:value-type="float">
            <text:p>478</text:p>
          </table:table-cell>
          <table:table-cell table:style-name="ce139" table:formula="of:=[MoMo.L132]/[.L$5]*1000000" office:value-type="float" office:value="129.192896739641" calcext:value-type="float">
            <text:p>129</text:p>
          </table:table-cell>
          <table:table-cell table:style-name="ce139" table:formula="of:=[MoMo.M132]/[.M$5]*1000000" office:value-type="float" office:value="258.274920961226" calcext:value-type="float">
            <text:p>258</text:p>
          </table:table-cell>
          <table:table-cell table:style-name="ce139" table:formula="of:=[MoMo.N132]/[.N$5]*1000000" office:value-type="float" office:value="452.993532259012" calcext:value-type="float">
            <text:p>453</text:p>
          </table:table-cell>
          <table:table-cell table:style-name="ce139" table:formula="of:=[MoMo.O132]/[.O$5]*1000000" office:value-type="float" office:value="142.500600538245" calcext:value-type="float">
            <text:p>143</text:p>
          </table:table-cell>
          <table:table-cell table:style-name="ce139" table:formula="of:=[MoMo.P132]/[.P$5]*1000000" office:value-type="float" office:value="1256.90190099572" calcext:value-type="float">
            <text:p>1257</text:p>
          </table:table-cell>
          <table:table-cell table:style-name="ce139"/>
          <table:table-cell table:style-name="ce139" table:formula="of:=[MoMo.R132]/[.R$5]*1000000" office:value-type="float" office:value="44.6395659410934" calcext:value-type="float">
            <text:p>45</text:p>
          </table:table-cell>
          <table:table-cell table:style-name="ce139" table:formula="of:=[MoMo.S132]/[.S$5]*1000000" office:value-type="float" office:value="898.766743777353" calcext:value-type="float">
            <text:p>899</text:p>
          </table:table-cell>
          <table:table-cell table:style-name="ce139" table:formula="of:=[MoMo.T132]/[.T$5]*1000000" office:value-type="float" office:value="519.306185109464" calcext:value-type="float">
            <text:p>519</text:p>
          </table:table-cell>
          <table:table-cell table:style-name="ce139" table:formula="of:=[MoMo.U132]/[.U$5]*1000000" office:value-type="float" office:value="681.080224914865" calcext:value-type="float">
            <text:p>681</text:p>
          </table:table-cell>
          <table:table-cell table:style-name="ce139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33]" office:value-type="string" office:string-value="Covid-19 (parcial)" calcext:value-type="string">
            <text:p>Covid-19 (parcial)</text:p>
          </table:table-cell>
          <table:table-cell table:style-name="ce135" table:formula="of:=[MoMo.C133]/[.C$5]*1000000" office:value-type="float" office:value="78.8368123306977" calcext:value-type="float">
            <text:p>79</text:p>
          </table:table-cell>
          <table:table-cell table:style-name="ce135" table:formula="of:=[MoMo.D133]/[.D$5]*1000000" office:value-type="float" office:value="404.973378731104" calcext:value-type="float">
            <text:p>405</text:p>
          </table:table-cell>
          <table:table-cell table:style-name="ce135" table:formula="of:=[MoMo.E133]/[.E$5]*1000000" office:value-type="float" office:value="51.5441860103244" calcext:value-type="float">
            <text:p>52</text:p>
          </table:table-cell>
          <table:table-cell table:style-name="ce135" table:formula="of:=[MoMo.F133]/[.F$5]*1000000" office:value-type="float" office:value="18.6020472881758" calcext:value-type="float">
            <text:p>19</text:p>
          </table:table-cell>
          <table:table-cell table:style-name="ce135" table:formula="of:=[MoMo.G133]/[.G$5]*1000000" office:value-type="float" office:value="21.6197416440874" calcext:value-type="float">
            <text:p>22</text:p>
          </table:table-cell>
          <table:table-cell table:style-name="ce135" table:formula="of:=[MoMo.H133]/[.H$5]*1000000" office:value-type="float" office:value="220.602555198034" calcext:value-type="float">
            <text:p>221</text:p>
          </table:table-cell>
          <table:table-cell table:style-name="ce135" table:formula="of:=[MoMo.I133]/[.I$5]*1000000" office:value-type="float" office:value="766.240903483532" calcext:value-type="float">
            <text:p>766</text:p>
          </table:table-cell>
          <table:table-cell table:style-name="ce135" table:formula="of:=[MoMo.J133]/[.J$5]*1000000" office:value-type="float" office:value="680.380519704145" calcext:value-type="float">
            <text:p>680</text:p>
          </table:table-cell>
          <table:table-cell table:style-name="ce135" table:formula="of:=[MoMo.K133]/[.K$5]*1000000" office:value-type="float" office:value="482.101139924461" calcext:value-type="float">
            <text:p>482</text:p>
          </table:table-cell>
          <table:table-cell table:style-name="ce135" table:formula="of:=[MoMo.L133]/[.L$5]*1000000" office:value-type="float" office:value="0" calcext:value-type="float">
            <text:p>0</text:p>
          </table:table-cell>
          <table:table-cell table:style-name="ce135" table:formula="of:=[MoMo.M133]/[.M$5]*1000000" office:value-type="float" office:value="181.920634655216" calcext:value-type="float">
            <text:p>182</text:p>
          </table:table-cell>
          <table:table-cell table:style-name="ce135" table:formula="of:=[MoMo.N133]/[.N$5]*1000000" office:value-type="float" office:value="282.42189356889" calcext:value-type="float">
            <text:p>282</text:p>
          </table:table-cell>
          <table:table-cell table:style-name="ce135" table:formula="of:=[MoMo.O133]/[.O$5]*1000000" office:value-type="float" office:value="86.6107546128555" calcext:value-type="float">
            <text:p>87</text:p>
          </table:table-cell>
          <table:table-cell table:style-name="ce135" table:formula="of:=[MoMo.P133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33]/[.R$5]*1000000" office:value-type="float" office:value="29.7597106273956" calcext:value-type="float">
            <text:p>30</text:p>
          </table:table-cell>
          <table:table-cell table:style-name="ce135" table:formula="of:=[MoMo.S133]/[.S$5]*1000000" office:value-type="float" office:value="500.344372824506" calcext:value-type="float">
            <text:p>500</text:p>
          </table:table-cell>
          <table:table-cell table:style-name="ce135" table:formula="of:=[MoMo.T133]/[.T$5]*1000000" office:value-type="float" office:value="364.241903916533" calcext:value-type="float">
            <text:p>364</text:p>
          </table:table-cell>
          <table:table-cell table:style-name="ce135" table:formula="of:=[MoMo.U133]/[.U$5]*1000000" office:value-type="float" office:value="719.094004910113" calcext:value-type="float">
            <text:p>719</text:p>
          </table:table-cell>
          <table:table-cell table:style-name="ce135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34]" office:value-type="string" office:string-value="Covid-19 (total)" calcext:value-type="string">
            <text:p>Covid-19 (total)</text:p>
          </table:table-cell>
          <table:table-cell table:style-name="ce140" table:formula="of:=[MoMo.C134]/[.C$5]*1000000" office:value-type="float" office:value="118.434122003605" calcext:value-type="float">
            <text:p>118</text:p>
          </table:table-cell>
          <table:table-cell table:style-name="ce140" table:formula="of:=[MoMo.D134]/[.D$5]*1000000" office:value-type="float" office:value="472.978342329346" calcext:value-type="float">
            <text:p>473</text:p>
          </table:table-cell>
          <table:table-cell table:style-name="ce140" table:formula="of:=[MoMo.E134]/[.E$5]*1000000" office:value-type="float" office:value="190.616235057049" calcext:value-type="float">
            <text:p>191</text:p>
          </table:table-cell>
          <table:table-cell table:style-name="ce140" table:formula="of:=[MoMo.F134]/[.F$5]*1000000" office:value-type="float" office:value="137.30082522225" calcext:value-type="float">
            <text:p>137</text:p>
          </table:table-cell>
          <table:table-cell table:style-name="ce140" table:formula="of:=[MoMo.G134]/[.G$5]*1000000" office:value-type="float" office:value="55.9293316444869" calcext:value-type="float">
            <text:p>56</text:p>
          </table:table-cell>
          <table:table-cell table:style-name="ce140" table:formula="of:=[MoMo.H134]/[.H$5]*1000000" office:value-type="float" office:value="263.68899176015" calcext:value-type="float">
            <text:p>264</text:p>
          </table:table-cell>
          <table:table-cell table:style-name="ce140" table:formula="of:=[MoMo.I134]/[.I$5]*1000000" office:value-type="float" office:value="814.805467788826" calcext:value-type="float">
            <text:p>815</text:p>
          </table:table-cell>
          <table:table-cell table:style-name="ce140" table:formula="of:=[MoMo.J134]/[.J$5]*1000000" office:value-type="float" office:value="719.35808392215" calcext:value-type="float">
            <text:p>719</text:p>
          </table:table-cell>
          <table:table-cell table:style-name="ce140" table:formula="of:=[MoMo.K134]/[.K$5]*1000000" office:value-type="float" office:value="548.679517872545" calcext:value-type="float">
            <text:p>549</text:p>
          </table:table-cell>
          <table:table-cell table:style-name="ce140" table:formula="of:=[MoMo.L134]/[.L$5]*1000000" office:value-type="float" office:value="46.9792351780513" calcext:value-type="float">
            <text:p>47</text:p>
          </table:table-cell>
          <table:table-cell table:style-name="ce140" table:formula="of:=[MoMo.M134]/[.M$5]*1000000" office:value-type="float" office:value="214.557559144856" calcext:value-type="float">
            <text:p>215</text:p>
          </table:table-cell>
          <table:table-cell table:style-name="ce140" table:formula="of:=[MoMo.N134]/[.N$5]*1000000" office:value-type="float" office:value="357.920815612059" calcext:value-type="float">
            <text:p>358</text:p>
          </table:table-cell>
          <table:table-cell table:style-name="ce140" table:formula="of:=[MoMo.O134]/[.O$5]*1000000" office:value-type="float" office:value="128.065474769436" calcext:value-type="float">
            <text:p>128</text:p>
          </table:table-cell>
          <table:table-cell table:style-name="ce140" table:formula="of:=[MoMo.P134]/[.P$5]*1000000" office:value-type="float" office:value="1100.4732536657" calcext:value-type="float">
            <text:p>1100</text:p>
          </table:table-cell>
          <table:table-cell table:style-name="ce140"/>
          <table:table-cell table:style-name="ce140" table:formula="of:=[MoMo.R134]/[.R$5]*1000000" office:value-type="float" office:value="78.4574189267701" calcext:value-type="float">
            <text:p>78</text:p>
          </table:table-cell>
          <table:table-cell table:style-name="ce140" table:formula="of:=[MoMo.S134]/[.S$5]*1000000" office:value-type="float" office:value="569.836646827909" calcext:value-type="float">
            <text:p>570</text:p>
          </table:table-cell>
          <table:table-cell table:style-name="ce140" table:formula="of:=[MoMo.T134]/[.T$5]*1000000" office:value-type="float" office:value="482.927468114055" calcext:value-type="float">
            <text:p>483</text:p>
          </table:table-cell>
          <table:table-cell table:style-name="ce140" table:formula="of:=[MoMo.U134]/[.U$5]*1000000" office:value-type="float" office:value="877.484754890314" calcext:value-type="float">
            <text:p>877</text:p>
          </table:table-cell>
          <table:table-cell table:style-name="ce140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35]" office:value-type="string" office:string-value="Diferencia" calcext:value-type="string">
            <text:p>Diferencia</text:p>
          </table:table-cell>
          <table:table-cell table:style-name="ce136" table:formula="of:=[.C132]-[.C133]" office:value-type="float" office:value="17.0554677205594" calcext:value-type="float">
            <text:p>17</text:p>
          </table:table-cell>
          <table:table-cell table:style-name="ce136" table:formula="of:=[.D132]-[.D133]" office:value-type="float" office:value="140.594531484006" calcext:value-type="float">
            <text:p>141</text:p>
          </table:table-cell>
          <table:table-cell table:style-name="ce136" table:formula="of:=[.E132]-[.E133]" office:value-type="float" office:value="79.7476085442755" calcext:value-type="float">
            <text:p>80</text:p>
          </table:table-cell>
          <table:table-cell table:style-name="ce136" table:formula="of:=[.F132]-[.F133]" office:value-type="float" office:value="36.3182828007242" calcext:value-type="float">
            <text:p>36</text:p>
          </table:table-cell>
          <table:table-cell table:style-name="ce136" table:formula="of:=[.G132]-[.G133]" office:value-type="float" office:value="20.6797528769531" calcext:value-type="float">
            <text:p>21</text:p>
          </table:table-cell>
          <table:table-cell table:style-name="ce136" table:formula="of:=[.H132]-[.H133]" office:value-type="float" office:value="55.1506387995085" calcext:value-type="float">
            <text:p>55</text:p>
          </table:table-cell>
          <table:table-cell table:style-name="ce136" table:formula="of:=[.I132]-[.I133]" office:value-type="float" office:value="762.920249513939" calcext:value-type="float">
            <text:p>763</text:p>
          </table:table-cell>
          <table:table-cell table:style-name="ce136" table:formula="of:=[.J132]-[.J133]" office:value-type="float" office:value="829.383360132464" calcext:value-type="float">
            <text:p>829</text:p>
          </table:table-cell>
          <table:table-cell table:style-name="ce136" table:formula="of:=[.K132]-[.K133]" office:value-type="float" office:value="-3.68417901688997" calcext:value-type="float">
            <text:p>-4</text:p>
          </table:table-cell>
          <table:table-cell table:style-name="ce136" table:formula="of:=[.L132]-[.L133]" office:value-type="float" office:value="129.192896739641" calcext:value-type="float">
            <text:p>129</text:p>
          </table:table-cell>
          <table:table-cell table:style-name="ce136" table:formula="of:=[.M132]-[.M133]" office:value-type="float" office:value="76.3542863060098" calcext:value-type="float">
            <text:p>76</text:p>
          </table:table-cell>
          <table:table-cell table:style-name="ce136" table:formula="of:=[.N132]-[.N133]" office:value-type="float" office:value="170.571638690122" calcext:value-type="float">
            <text:p>171</text:p>
          </table:table-cell>
          <table:table-cell table:style-name="ce136" table:formula="of:=[.O132]-[.O133]" office:value-type="float" office:value="55.8898459253897" calcext:value-type="float">
            <text:p>56</text:p>
          </table:table-cell>
          <table:table-cell table:style-name="ce136" table:formula="of:=[.P132]-[.P133]" office:value-type="float" office:value="335.204244278611" calcext:value-type="float">
            <text:p>335</text:p>
          </table:table-cell>
          <table:table-cell table:style-name="ce136"/>
          <table:table-cell table:style-name="ce136" table:formula="of:=[.R132]-[.R133]" office:value-type="float" office:value="14.8798553136978" calcext:value-type="float">
            <text:p>15</text:p>
          </table:table-cell>
          <table:table-cell table:style-name="ce136" table:formula="of:=[.S132]-[.S133]" office:value-type="float" office:value="398.422370952847" calcext:value-type="float">
            <text:p>398</text:p>
          </table:table-cell>
          <table:table-cell table:style-name="ce136" table:formula="of:=[.T132]-[.T133]" office:value-type="float" office:value="155.064281192931" calcext:value-type="float">
            <text:p>155</text:p>
          </table:table-cell>
          <table:table-cell table:style-name="ce136" table:formula="of:=[.U132]-[.U133]" office:value-type="float" office:value="-38.0137799952482" calcext:value-type="float">
            <text:p>-38</text:p>
          </table:table-cell>
          <table:table-cell table:style-name="ce136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121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38]" office:value-type="string" office:string-value="Fin" calcext:value-type="string">
            <text:p>Fin</text:p>
          </table:table-cell>
          <table:table-cell table:style-name="ce138" table:formula="of:=[MoMo.C138]" office:value-type="date" office:date-value="2020-04-10" calcext:value-type="date">
            <text:p>10/04</text:p>
          </table:table-cell>
          <table:table-cell table:style-name="ce138" table:formula="of:=[MoMo.D138]" office:value-type="date" office:date-value="2020-04-18" calcext:value-type="date">
            <text:p>18/04</text:p>
          </table:table-cell>
          <table:table-cell table:style-name="ce138" table:formula="of:=[MoMo.E138]" office:value-type="date" office:date-value="2020-03-31" calcext:value-type="date">
            <text:p>31/03</text:p>
          </table:table-cell>
          <table:table-cell table:style-name="ce138" table:formula="of:=[MoMo.F138]" office:value-type="date" office:date-value="2020-03-27" calcext:value-type="date">
            <text:p>27/03</text:p>
          </table:table-cell>
          <table:table-cell table:style-name="ce138" table:formula="of:=[MoMo.G138]" office:value-type="date" office:date-value="2020-04-03" calcext:value-type="date">
            <text:p>03/04</text:p>
          </table:table-cell>
          <table:table-cell table:style-name="ce138" table:formula="of:=[MoMo.H138]" office:value-type="date" office:date-value="2020-04-16" calcext:value-type="date">
            <text:p>16/04</text:p>
          </table:table-cell>
          <table:table-cell table:style-name="ce138" table:formula="of:=[MoMo.I138]" office:value-type="date" office:date-value="2020-04-17" calcext:value-type="date">
            <text:p>17/04</text:p>
          </table:table-cell>
          <table:table-cell table:style-name="ce138" table:formula="of:=[MoMo.J138]" office:value-type="date" office:date-value="2020-04-17" calcext:value-type="date">
            <text:p>17/04</text:p>
          </table:table-cell>
          <table:table-cell table:style-name="ce138" table:formula="of:=[MoMo.K138]" office:value-type="date" office:date-value="2020-04-16" calcext:value-type="date">
            <text:p>16/04</text:p>
          </table:table-cell>
          <table:table-cell table:style-name="ce138" table:formula="of:=[MoMo.L138]" office:value-type="date" office:date-value="2020-03-31" calcext:value-type="date">
            <text:p>31/03</text:p>
          </table:table-cell>
          <table:table-cell table:style-name="ce138" table:formula="of:=[MoMo.M138]" office:value-type="date" office:date-value="2020-04-16" calcext:value-type="date">
            <text:p>16/04</text:p>
          </table:table-cell>
          <table:table-cell table:style-name="ce138" table:formula="of:=[MoMo.N138]" office:value-type="date" office:date-value="2020-04-13" calcext:value-type="date">
            <text:p>13/04</text:p>
          </table:table-cell>
          <table:table-cell table:style-name="ce138" table:formula="of:=[MoMo.O138]" office:value-type="date" office:date-value="2020-04-11" calcext:value-type="date">
            <text:p>11/04</text:p>
          </table:table-cell>
          <table:table-cell table:style-name="ce138" table:formula="of:=[MoMo.P138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38]" office:value-type="date" office:date-value="2020-04-05" calcext:value-type="date">
            <text:p>05/04</text:p>
          </table:table-cell>
          <table:table-cell table:style-name="ce138" table:formula="of:=[MoMo.S138]" office:value-type="date" office:date-value="2020-04-15" calcext:value-type="date">
            <text:p>15/04</text:p>
          </table:table-cell>
          <table:table-cell table:style-name="ce138" table:formula="of:=[MoMo.T138]" office:value-type="date" office:date-value="2020-04-16" calcext:value-type="date">
            <text:p>16/04</text:p>
          </table:table-cell>
          <table:table-cell table:style-name="ce138" table:formula="of:=[MoMo.U138]" office:value-type="date" office:date-value="2020-04-14" calcext:value-type="date">
            <text:p>14/04</text:p>
          </table:table-cell>
          <table:table-cell table:style-name="ce138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39]" office:value-type="string" office:string-value="MoMo (parcial)" calcext:value-type="string">
            <text:p>MoMo (parcial)</text:p>
          </table:table-cell>
          <table:table-cell table:style-name="ce139" table:formula="of:=[MoMo.C139]/[.C$5]*1000000" office:value-type="float" office:value="95.6537420411793" calcext:value-type="float">
            <text:p>96</text:p>
          </table:table-cell>
          <table:table-cell table:style-name="ce139" table:formula="of:=[MoMo.D139]/[.D$5]*1000000" office:value-type="float" office:value="560.849924506849" calcext:value-type="float">
            <text:p>561</text:p>
          </table:table-cell>
          <table:table-cell table:style-name="ce139" table:formula="of:=[MoMo.E139]/[.E$5]*1000000" office:value-type="float" office:value="131.2917945546" calcext:value-type="float">
            <text:p>131</text:p>
          </table:table-cell>
          <table:table-cell table:style-name="ce139" table:formula="of:=[MoMo.F139]/[.F$5]*1000000" office:value-type="float" office:value="54.9203300889001" calcext:value-type="float">
            <text:p>55</text:p>
          </table:table-cell>
          <table:table-cell table:style-name="ce139" table:formula="of:=[MoMo.G139]/[.G$5]*1000000" office:value-type="float" office:value="42.2994945210405" calcext:value-type="float">
            <text:p>42</text:p>
          </table:table-cell>
          <table:table-cell table:style-name="ce139" table:formula="of:=[MoMo.H139]/[.H$5]*1000000" office:value-type="float" office:value="275.753193997542" calcext:value-type="float">
            <text:p>276</text:p>
          </table:table-cell>
          <table:table-cell table:style-name="ce139" table:formula="of:=[MoMo.I139]/[.I$5]*1000000" office:value-type="float" office:value="1535.80246093666" calcext:value-type="float">
            <text:p>1536</text:p>
          </table:table-cell>
          <table:table-cell table:style-name="ce139" table:formula="of:=[MoMo.J139]/[.J$5]*1000000" office:value-type="float" office:value="1511.73742739195" calcext:value-type="float">
            <text:p>1512</text:p>
          </table:table-cell>
          <table:table-cell table:style-name="ce139" table:formula="of:=[MoMo.K139]/[.K$5]*1000000" office:value-type="float" office:value="482.495873390557" calcext:value-type="float">
            <text:p>482</text:p>
          </table:table-cell>
          <table:table-cell table:style-name="ce139" table:formula="of:=[MoMo.L139]/[.L$5]*1000000" office:value-type="float" office:value="129.192896739641" calcext:value-type="float">
            <text:p>129</text:p>
          </table:table-cell>
          <table:table-cell table:style-name="ce139" table:formula="of:=[MoMo.M139]/[.M$5]*1000000" office:value-type="float" office:value="258.073458464376" calcext:value-type="float">
            <text:p>258</text:p>
          </table:table-cell>
          <table:table-cell table:style-name="ce139" table:formula="of:=[MoMo.N139]/[.N$5]*1000000" office:value-type="float" office:value="452.993532259012" calcext:value-type="float">
            <text:p>453</text:p>
          </table:table-cell>
          <table:table-cell table:style-name="ce139" table:formula="of:=[MoMo.O139]/[.O$5]*1000000" office:value-type="float" office:value="146.572046267909" calcext:value-type="float">
            <text:p>147</text:p>
          </table:table-cell>
          <table:table-cell table:style-name="ce139" table:formula="of:=[MoMo.P139]/[.P$5]*1000000" office:value-type="float" office:value="1281.83319172664" calcext:value-type="float">
            <text:p>1282</text:p>
          </table:table-cell>
          <table:table-cell table:style-name="ce139"/>
          <table:table-cell table:style-name="ce139" table:formula="of:=[MoMo.R139]/[.R$5]*1000000" office:value-type="float" office:value="44.6395659410934" calcext:value-type="float">
            <text:p>45</text:p>
          </table:table-cell>
          <table:table-cell table:style-name="ce139" table:formula="of:=[MoMo.S139]/[.S$5]*1000000" office:value-type="float" office:value="877.146925198516" calcext:value-type="float">
            <text:p>877</text:p>
          </table:table-cell>
          <table:table-cell table:style-name="ce139" table:formula="of:=[MoMo.T139]/[.T$5]*1000000" office:value-type="float" office:value="523.85352473389" calcext:value-type="float">
            <text:p>524</text:p>
          </table:table-cell>
          <table:table-cell table:style-name="ce139" table:formula="of:=[MoMo.U139]/[.U$5]*1000000" office:value-type="float" office:value="681.080224914865" calcext:value-type="float">
            <text:p>681</text:p>
          </table:table-cell>
          <table:table-cell table:style-name="ce139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40]" office:value-type="string" office:string-value="Covid-19 (parcial)" calcext:value-type="string">
            <text:p>Covid-19 (parcial)</text:p>
          </table:table-cell>
          <table:table-cell table:style-name="ce135" table:formula="of:=[MoMo.C140]/[.C$5]*1000000" office:value-type="float" office:value="78.8368123306977" calcext:value-type="float">
            <text:p>79</text:p>
          </table:table-cell>
          <table:table-cell table:style-name="ce135" table:formula="of:=[MoMo.D140]/[.D$5]*1000000" office:value-type="float" office:value="434.773306599996" calcext:value-type="float">
            <text:p>435</text:p>
          </table:table-cell>
          <table:table-cell table:style-name="ce135" table:formula="of:=[MoMo.E140]/[.E$5]*1000000" office:value-type="float" office:value="51.5441860103244" calcext:value-type="float">
            <text:p>52</text:p>
          </table:table-cell>
          <table:table-cell table:style-name="ce135" table:formula="of:=[MoMo.F140]/[.F$5]*1000000" office:value-type="float" office:value="18.6020472881758" calcext:value-type="float">
            <text:p>19</text:p>
          </table:table-cell>
          <table:table-cell table:style-name="ce135" table:formula="of:=[MoMo.G140]/[.G$5]*1000000" office:value-type="float" office:value="21.6197416440874" calcext:value-type="float">
            <text:p>22</text:p>
          </table:table-cell>
          <table:table-cell table:style-name="ce135" table:formula="of:=[MoMo.H140]/[.H$5]*1000000" office:value-type="float" office:value="220.602555198034" calcext:value-type="float">
            <text:p>221</text:p>
          </table:table-cell>
          <table:table-cell table:style-name="ce135" table:formula="of:=[MoMo.I140]/[.I$5]*1000000" office:value-type="float" office:value="766.240903483532" calcext:value-type="float">
            <text:p>766</text:p>
          </table:table-cell>
          <table:table-cell table:style-name="ce135" table:formula="of:=[MoMo.J140]/[.J$5]*1000000" office:value-type="float" office:value="680.380519704145" calcext:value-type="float">
            <text:p>680</text:p>
          </table:table-cell>
          <table:table-cell table:style-name="ce135" table:formula="of:=[MoMo.K140]/[.K$5]*1000000" office:value-type="float" office:value="482.101139924461" calcext:value-type="float">
            <text:p>482</text:p>
          </table:table-cell>
          <table:table-cell table:style-name="ce135" table:formula="of:=[MoMo.L140]/[.L$5]*1000000" office:value-type="float" office:value="0" calcext:value-type="float">
            <text:p>0</text:p>
          </table:table-cell>
          <table:table-cell table:style-name="ce135" table:formula="of:=[MoMo.M140]/[.M$5]*1000000" office:value-type="float" office:value="181.920634655216" calcext:value-type="float">
            <text:p>182</text:p>
          </table:table-cell>
          <table:table-cell table:style-name="ce135" table:formula="of:=[MoMo.N140]/[.N$5]*1000000" office:value-type="float" office:value="282.42189356889" calcext:value-type="float">
            <text:p>282</text:p>
          </table:table-cell>
          <table:table-cell table:style-name="ce135" table:formula="of:=[MoMo.O140]/[.O$5]*1000000" office:value-type="float" office:value="93.2731203523059" calcext:value-type="float">
            <text:p>93</text:p>
          </table:table-cell>
          <table:table-cell table:style-name="ce135" table:formula="of:=[MoMo.P140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40]/[.R$5]*1000000" office:value-type="float" office:value="29.7597106273956" calcext:value-type="float">
            <text:p>30</text:p>
          </table:table-cell>
          <table:table-cell table:style-name="ce135" table:formula="of:=[MoMo.S140]/[.S$5]*1000000" office:value-type="float" office:value="367.536915840223" calcext:value-type="float">
            <text:p>368</text:p>
          </table:table-cell>
          <table:table-cell table:style-name="ce135" table:formula="of:=[MoMo.T140]/[.T$5]*1000000" office:value-type="float" office:value="364.241903916533" calcext:value-type="float">
            <text:p>364</text:p>
          </table:table-cell>
          <table:table-cell table:style-name="ce135" table:formula="of:=[MoMo.U140]/[.U$5]*1000000" office:value-type="float" office:value="719.094004910113" calcext:value-type="float">
            <text:p>719</text:p>
          </table:table-cell>
          <table:table-cell table:style-name="ce135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41]" office:value-type="string" office:string-value="Covid-19 (total)" calcext:value-type="string">
            <text:p>Covid-19 (total)</text:p>
          </table:table-cell>
          <table:table-cell table:style-name="ce140" table:formula="of:=[MoMo.C141]/[.C$5]*1000000" office:value-type="float" office:value="120.819502104382" calcext:value-type="float">
            <text:p>121</text:p>
          </table:table-cell>
          <table:table-cell table:style-name="ce140" table:formula="of:=[MoMo.D141]/[.D$5]*1000000" office:value-type="float" office:value="486.732155191912" calcext:value-type="float">
            <text:p>487</text:p>
          </table:table-cell>
          <table:table-cell table:style-name="ce140" table:formula="of:=[MoMo.E141]/[.E$5]*1000000" office:value-type="float" office:value="194.506362303111" calcext:value-type="float">
            <text:p>195</text:p>
          </table:table-cell>
          <table:table-cell table:style-name="ce140" table:formula="of:=[MoMo.F141]/[.F$5]*1000000" office:value-type="float" office:value="139.072448773505" calcext:value-type="float">
            <text:p>139</text:p>
          </table:table-cell>
          <table:table-cell table:style-name="ce140" table:formula="of:=[MoMo.G141]/[.G$5]*1000000" office:value-type="float" office:value="55.9293316444869" calcext:value-type="float">
            <text:p>56</text:p>
          </table:table-cell>
          <table:table-cell table:style-name="ce140" table:formula="of:=[MoMo.H141]/[.H$5]*1000000" office:value-type="float" office:value="272.306279072573" calcext:value-type="float">
            <text:p>272</text:p>
          </table:table-cell>
          <table:table-cell table:style-name="ce140" table:formula="of:=[MoMo.I141]/[.I$5]*1000000" office:value-type="float" office:value="838.880209068374" calcext:value-type="float">
            <text:p>839</text:p>
          </table:table-cell>
          <table:table-cell table:style-name="ce140" table:formula="of:=[MoMo.J141]/[.J$5]*1000000" office:value-type="float" office:value="736.626625031392" calcext:value-type="float">
            <text:p>737</text:p>
          </table:table-cell>
          <table:table-cell table:style-name="ce140" table:formula="of:=[MoMo.K141]/[.K$5]*1000000" office:value-type="float" office:value="558.67943234696" calcext:value-type="float">
            <text:p>559</text:p>
          </table:table-cell>
          <table:table-cell table:style-name="ce140" table:formula="of:=[MoMo.L141]/[.L$5]*1000000" office:value-type="float" office:value="46.9792351780513" calcext:value-type="float">
            <text:p>47</text:p>
          </table:table-cell>
          <table:table-cell table:style-name="ce140" table:formula="of:=[MoMo.M141]/[.M$5]*1000000" office:value-type="float" office:value="217.378034100751" calcext:value-type="float">
            <text:p>217</text:p>
          </table:table-cell>
          <table:table-cell table:style-name="ce140" table:formula="of:=[MoMo.N141]/[.N$5]*1000000" office:value-type="float" office:value="362.581242898674" calcext:value-type="float">
            <text:p>363</text:p>
          </table:table-cell>
          <table:table-cell table:style-name="ce140" table:formula="of:=[MoMo.O141]/[.O$5]*1000000" office:value-type="float" office:value="130.286263349253" calcext:value-type="float">
            <text:p>130</text:p>
          </table:table-cell>
          <table:table-cell table:style-name="ce140" table:formula="of:=[MoMo.P141]/[.P$5]*1000000" office:value-type="float" office:value="1117.49950099414" calcext:value-type="float">
            <text:p>1117</text:p>
          </table:table-cell>
          <table:table-cell table:style-name="ce140"/>
          <table:table-cell table:style-name="ce140" table:formula="of:=[MoMo.R141]/[.R$5]*1000000" office:value-type="float" office:value="79.1337759864837" calcext:value-type="float">
            <text:p>79</text:p>
          </table:table-cell>
          <table:table-cell table:style-name="ce140" table:formula="of:=[MoMo.S141]/[.S$5]*1000000" office:value-type="float" office:value="594.545010918008" calcext:value-type="float">
            <text:p>595</text:p>
          </table:table-cell>
          <table:table-cell table:style-name="ce140" table:formula="of:=[MoMo.T141]/[.T$5]*1000000" office:value-type="float" office:value="491.567413400464" calcext:value-type="float">
            <text:p>492</text:p>
          </table:table-cell>
          <table:table-cell table:style-name="ce140" table:formula="of:=[MoMo.U141]/[.U$5]*1000000" office:value-type="float" office:value="902.827274887147" calcext:value-type="float">
            <text:p>903</text:p>
          </table:table-cell>
          <table:table-cell table:style-name="ce140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42]" office:value-type="string" office:string-value="Diferencia" calcext:value-type="string">
            <text:p>Diferencia</text:p>
          </table:table-cell>
          <table:table-cell table:style-name="ce136" table:formula="of:=[.C139]-[.C140]" office:value-type="float" office:value="16.8169297104816" calcext:value-type="float">
            <text:p>17</text:p>
          </table:table-cell>
          <table:table-cell table:style-name="ce136" table:formula="of:=[.D139]-[.D140]" office:value-type="float" office:value="126.076617906853" calcext:value-type="float">
            <text:p>126</text:p>
          </table:table-cell>
          <table:table-cell table:style-name="ce136" table:formula="of:=[.E139]-[.E140]" office:value-type="float" office:value="79.7476085442755" calcext:value-type="float">
            <text:p>80</text:p>
          </table:table-cell>
          <table:table-cell table:style-name="ce136" table:formula="of:=[.F139]-[.F140]" office:value-type="float" office:value="36.3182828007242" calcext:value-type="float">
            <text:p>36</text:p>
          </table:table-cell>
          <table:table-cell table:style-name="ce136" table:formula="of:=[.G139]-[.G140]" office:value-type="float" office:value="20.6797528769531" calcext:value-type="float">
            <text:p>21</text:p>
          </table:table-cell>
          <table:table-cell table:style-name="ce136" table:formula="of:=[.H139]-[.H140]" office:value-type="float" office:value="55.1506387995085" calcext:value-type="float">
            <text:p>55</text:p>
          </table:table-cell>
          <table:table-cell table:style-name="ce136" table:formula="of:=[.I139]-[.I140]" office:value-type="float" office:value="769.561557453125" calcext:value-type="float">
            <text:p>770</text:p>
          </table:table-cell>
          <table:table-cell table:style-name="ce136" table:formula="of:=[.J139]-[.J140]" office:value-type="float" office:value="831.356907687807" calcext:value-type="float">
            <text:p>831</text:p>
          </table:table-cell>
          <table:table-cell table:style-name="ce136" table:formula="of:=[.K139]-[.K140]" office:value-type="float" office:value="0.394733466095374" calcext:value-type="float">
            <text:p>0</text:p>
          </table:table-cell>
          <table:table-cell table:style-name="ce136" table:formula="of:=[.L139]-[.L140]" office:value-type="float" office:value="129.192896739641" calcext:value-type="float">
            <text:p>129</text:p>
          </table:table-cell>
          <table:table-cell table:style-name="ce136" table:formula="of:=[.M139]-[.M140]" office:value-type="float" office:value="76.1528238091602" calcext:value-type="float">
            <text:p>76</text:p>
          </table:table-cell>
          <table:table-cell table:style-name="ce136" table:formula="of:=[.N139]-[.N140]" office:value-type="float" office:value="170.571638690122" calcext:value-type="float">
            <text:p>171</text:p>
          </table:table-cell>
          <table:table-cell table:style-name="ce136" table:formula="of:=[.O139]-[.O140]" office:value-type="float" office:value="53.2989259156034" calcext:value-type="float">
            <text:p>53</text:p>
          </table:table-cell>
          <table:table-cell table:style-name="ce136" table:formula="of:=[.P139]-[.P140]" office:value-type="float" office:value="360.135535009537" calcext:value-type="float">
            <text:p>360</text:p>
          </table:table-cell>
          <table:table-cell table:style-name="ce136"/>
          <table:table-cell table:style-name="ce136" table:formula="of:=[.R139]-[.R140]" office:value-type="float" office:value="14.8798553136978" calcext:value-type="float">
            <text:p>15</text:p>
          </table:table-cell>
          <table:table-cell table:style-name="ce136" table:formula="of:=[.S139]-[.S140]" office:value-type="float" office:value="509.610009358293" calcext:value-type="float">
            <text:p>510</text:p>
          </table:table-cell>
          <table:table-cell table:style-name="ce136" table:formula="of:=[.T139]-[.T140]" office:value-type="float" office:value="159.611620817357" calcext:value-type="float">
            <text:p>160</text:p>
          </table:table-cell>
          <table:table-cell table:style-name="ce136" table:formula="of:=[.U139]-[.U140]" office:value-type="float" office:value="-38.0137799952482" calcext:value-type="float">
            <text:p>-38</text:p>
          </table:table-cell>
          <table:table-cell table:style-name="ce136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121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45]" office:value-type="string" office:string-value="Fin" calcext:value-type="string">
            <text:p>Fin</text:p>
          </table:table-cell>
          <table:table-cell table:style-name="ce138" table:formula="of:=[MoMo.C145]" office:value-type="date" office:date-value="2020-04-10" calcext:value-type="date">
            <text:p>10/04</text:p>
          </table:table-cell>
          <table:table-cell table:style-name="ce138" table:formula="of:=[MoMo.D145]" office:value-type="date" office:date-value="2020-04-18" calcext:value-type="date">
            <text:p>18/04</text:p>
          </table:table-cell>
          <table:table-cell table:style-name="ce138" table:formula="of:=[MoMo.E145]" office:value-type="date" office:date-value="2020-03-31" calcext:value-type="date">
            <text:p>31/03</text:p>
          </table:table-cell>
          <table:table-cell table:style-name="ce138" table:formula="of:=[MoMo.F145]" office:value-type="date" office:date-value="2020-03-27" calcext:value-type="date">
            <text:p>27/03</text:p>
          </table:table-cell>
          <table:table-cell table:style-name="ce138" table:formula="of:=[MoMo.G145]" office:value-type="date" office:date-value="2020-04-03" calcext:value-type="date">
            <text:p>03/04</text:p>
          </table:table-cell>
          <table:table-cell table:style-name="ce138" table:formula="of:=[MoMo.H145]" office:value-type="date" office:date-value="2020-04-16" calcext:value-type="date">
            <text:p>16/04</text:p>
          </table:table-cell>
          <table:table-cell table:style-name="ce138" table:formula="of:=[MoMo.I145]" office:value-type="date" office:date-value="2020-04-19" calcext:value-type="date">
            <text:p>19/04</text:p>
          </table:table-cell>
          <table:table-cell table:style-name="ce138" table:formula="of:=[MoMo.J145]" office:value-type="date" office:date-value="2020-04-20" calcext:value-type="date">
            <text:p>20/04</text:p>
          </table:table-cell>
          <table:table-cell table:style-name="ce138" table:formula="of:=[MoMo.K145]" office:value-type="date" office:date-value="2020-04-18" calcext:value-type="date">
            <text:p>18/04</text:p>
          </table:table-cell>
          <table:table-cell table:style-name="ce138" table:formula="of:=[MoMo.L145]" office:value-type="date" office:date-value="2020-03-31" calcext:value-type="date">
            <text:p>31/03</text:p>
          </table:table-cell>
          <table:table-cell table:style-name="ce138" table:formula="of:=[MoMo.M145]" office:value-type="date" office:date-value="2020-04-15" calcext:value-type="date">
            <text:p>15/04</text:p>
          </table:table-cell>
          <table:table-cell table:style-name="ce138" table:formula="of:=[MoMo.N145]" office:value-type="date" office:date-value="2020-04-15" calcext:value-type="date">
            <text:p>15/04</text:p>
          </table:table-cell>
          <table:table-cell table:style-name="ce138" table:formula="of:=[MoMo.O145]" office:value-type="date" office:date-value="2020-04-11" calcext:value-type="date">
            <text:p>11/04</text:p>
          </table:table-cell>
          <table:table-cell table:style-name="ce138" table:formula="of:=[MoMo.P145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45]" office:value-type="date" office:date-value="2020-04-05" calcext:value-type="date">
            <text:p>05/04</text:p>
          </table:table-cell>
          <table:table-cell table:style-name="ce138" table:formula="of:=[MoMo.S145]" office:value-type="date" office:date-value="2020-04-19" calcext:value-type="date">
            <text:p>19/04</text:p>
          </table:table-cell>
          <table:table-cell table:style-name="ce138" table:formula="of:=[MoMo.T145]" office:value-type="date" office:date-value="2020-04-19" calcext:value-type="date">
            <text:p>19/04</text:p>
          </table:table-cell>
          <table:table-cell table:style-name="ce138" table:formula="of:=[MoMo.U145]" office:value-type="date" office:date-value="2020-04-19" calcext:value-type="date">
            <text:p>19/04</text:p>
          </table:table-cell>
          <table:table-cell table:style-name="ce138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46]" office:value-type="string" office:string-value="MoMo (parcial)" calcext:value-type="string">
            <text:p>MoMo (parcial)</text:p>
          </table:table-cell>
          <table:table-cell table:style-name="ce139" table:formula="of:=[MoMo.C146]/[.C$5]*1000000" office:value-type="float" office:value="95.6537420411793" calcext:value-type="float">
            <text:p>96</text:p>
          </table:table-cell>
          <table:table-cell table:style-name="ce139" table:formula="of:=[MoMo.D146]/[.D$5]*1000000" office:value-type="float" office:value="566.962730223545" calcext:value-type="float">
            <text:p>567</text:p>
          </table:table-cell>
          <table:table-cell table:style-name="ce139" table:formula="of:=[MoMo.E146]/[.E$5]*1000000" office:value-type="float" office:value="131.2917945546" calcext:value-type="float">
            <text:p>131</text:p>
          </table:table-cell>
          <table:table-cell table:style-name="ce139" table:formula="of:=[MoMo.F146]/[.F$5]*1000000" office:value-type="float" office:value="54.9203300889001" calcext:value-type="float">
            <text:p>55</text:p>
          </table:table-cell>
          <table:table-cell table:style-name="ce139" table:formula="of:=[MoMo.G146]/[.G$5]*1000000" office:value-type="float" office:value="38.5395394525035" calcext:value-type="float">
            <text:p>39</text:p>
          </table:table-cell>
          <table:table-cell table:style-name="ce139" table:formula="of:=[MoMo.H146]/[.H$5]*1000000" office:value-type="float" office:value="272.306279072573" calcext:value-type="float">
            <text:p>272</text:p>
          </table:table-cell>
          <table:table-cell table:style-name="ce139" table:formula="of:=[MoMo.I146]/[.I$5]*1000000" office:value-type="float" office:value="1573.98998158697" calcext:value-type="float">
            <text:p>1574</text:p>
          </table:table-cell>
          <table:table-cell table:style-name="ce139" table:formula="of:=[MoMo.J146]/[.J$5]*1000000" office:value-type="float" office:value="1572.91740160755" calcext:value-type="float">
            <text:p>1573</text:p>
          </table:table-cell>
          <table:table-cell table:style-name="ce139" table:formula="of:=[MoMo.K146]/[.K$5]*1000000" office:value-type="float" office:value="515.390328898503" calcext:value-type="float">
            <text:p>515</text:p>
          </table:table-cell>
          <table:table-cell table:style-name="ce139" table:formula="of:=[MoMo.L146]/[.L$5]*1000000" office:value-type="float" office:value="129.192896739641" calcext:value-type="float">
            <text:p>129</text:p>
          </table:table-cell>
          <table:table-cell table:style-name="ce139" table:formula="of:=[MoMo.M146]/[.M$5]*1000000" office:value-type="float" office:value="249.612033596692" calcext:value-type="float">
            <text:p>250</text:p>
          </table:table-cell>
          <table:table-cell table:style-name="ce139" table:formula="of:=[MoMo.N146]/[.N$5]*1000000" office:value-type="float" office:value="473.499412320119" calcext:value-type="float">
            <text:p>473</text:p>
          </table:table-cell>
          <table:table-cell table:style-name="ce139" table:formula="of:=[MoMo.O146]/[.O$5]*1000000" office:value-type="float" office:value="149.533097707665" calcext:value-type="float">
            <text:p>150</text:p>
          </table:table-cell>
          <table:table-cell table:style-name="ce139" table:formula="of:=[MoMo.P146]/[.P$5]*1000000" office:value-type="float" office:value="1346.28969947001" calcext:value-type="float">
            <text:p>1346</text:p>
          </table:table-cell>
          <table:table-cell table:style-name="ce139"/>
          <table:table-cell table:style-name="ce139" table:formula="of:=[MoMo.R146]/[.R$5]*1000000" office:value-type="float" office:value="44.6395659410934" calcext:value-type="float">
            <text:p>45</text:p>
          </table:table-cell>
          <table:table-cell table:style-name="ce139" table:formula="of:=[MoMo.S146]/[.S$5]*1000000" office:value-type="float" office:value="932.740744401239" calcext:value-type="float">
            <text:p>933</text:p>
          </table:table-cell>
          <table:table-cell table:style-name="ce139" table:formula="of:=[MoMo.T146]/[.T$5]*1000000" office:value-type="float" office:value="568.417453053266" calcext:value-type="float">
            <text:p>568</text:p>
          </table:table-cell>
          <table:table-cell table:style-name="ce139" table:formula="of:=[MoMo.U146]/[.U$5]*1000000" office:value-type="float" office:value="731.765264908529" calcext:value-type="float">
            <text:p>732</text:p>
          </table:table-cell>
          <table:table-cell table:style-name="ce139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47]" office:value-type="string" office:string-value="Covid-19 (parcial)" calcext:value-type="string">
            <text:p>Covid-19 (parcial)</text:p>
          </table:table-cell>
          <table:table-cell table:style-name="ce135" table:formula="of:=[MoMo.C147]/[.C$5]*1000000" office:value-type="float" office:value="78.8368123306977" calcext:value-type="float">
            <text:p>79</text:p>
          </table:table-cell>
          <table:table-cell table:style-name="ce135" table:formula="of:=[MoMo.D147]/[.D$5]*1000000" office:value-type="float" office:value="434.773306599996" calcext:value-type="float">
            <text:p>435</text:p>
          </table:table-cell>
          <table:table-cell table:style-name="ce135" table:formula="of:=[MoMo.E147]/[.E$5]*1000000" office:value-type="float" office:value="51.5441860103244" calcext:value-type="float">
            <text:p>52</text:p>
          </table:table-cell>
          <table:table-cell table:style-name="ce135" table:formula="of:=[MoMo.F147]/[.F$5]*1000000" office:value-type="float" office:value="18.6020472881758" calcext:value-type="float">
            <text:p>19</text:p>
          </table:table-cell>
          <table:table-cell table:style-name="ce135" table:formula="of:=[MoMo.G147]/[.G$5]*1000000" office:value-type="float" office:value="21.6197416440874" calcext:value-type="float">
            <text:p>22</text:p>
          </table:table-cell>
          <table:table-cell table:style-name="ce135" table:formula="of:=[MoMo.H147]/[.H$5]*1000000" office:value-type="float" office:value="220.602555198034" calcext:value-type="float">
            <text:p>221</text:p>
          </table:table-cell>
          <table:table-cell table:style-name="ce135" table:formula="of:=[MoMo.I147]/[.I$5]*1000000" office:value-type="float" office:value="812.314977311632" calcext:value-type="float">
            <text:p>812</text:p>
          </table:table-cell>
          <table:table-cell table:style-name="ce135" table:formula="of:=[MoMo.J147]/[.J$5]*1000000" office:value-type="float" office:value="725.772113477011" calcext:value-type="float">
            <text:p>726</text:p>
          </table:table-cell>
          <table:table-cell table:style-name="ce135" table:formula="of:=[MoMo.K147]/[.K$5]*1000000" office:value-type="float" office:value="516.442951474757" calcext:value-type="float">
            <text:p>516</text:p>
          </table:table-cell>
          <table:table-cell table:style-name="ce135" table:formula="of:=[MoMo.L147]/[.L$5]*1000000" office:value-type="float" office:value="0" calcext:value-type="float">
            <text:p>0</text:p>
          </table:table-cell>
          <table:table-cell table:style-name="ce135" table:formula="of:=[MoMo.M147]/[.M$5]*1000000" office:value-type="float" office:value="176.481147240276" calcext:value-type="float">
            <text:p>176</text:p>
          </table:table-cell>
          <table:table-cell table:style-name="ce135" table:formula="of:=[MoMo.N147]/[.N$5]*1000000" office:value-type="float" office:value="301.995688172674" calcext:value-type="float">
            <text:p>302</text:p>
          </table:table-cell>
          <table:table-cell table:style-name="ce135" table:formula="of:=[MoMo.O147]/[.O$5]*1000000" office:value-type="float" office:value="93.2731203523059" calcext:value-type="float">
            <text:p>93</text:p>
          </table:table-cell>
          <table:table-cell table:style-name="ce135" table:formula="of:=[MoMo.P147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47]/[.R$5]*1000000" office:value-type="float" office:value="29.7597106273956" calcext:value-type="float">
            <text:p>30</text:p>
          </table:table-cell>
          <table:table-cell table:style-name="ce135" table:formula="of:=[MoMo.S147]/[.S$5]*1000000" office:value-type="float" office:value="548.216828249073" calcext:value-type="float">
            <text:p>548</text:p>
          </table:table-cell>
          <table:table-cell table:style-name="ce135" table:formula="of:=[MoMo.T147]/[.T$5]*1000000" office:value-type="float" office:value="412.44370393545" calcext:value-type="float">
            <text:p>412</text:p>
          </table:table-cell>
          <table:table-cell table:style-name="ce135" table:formula="of:=[MoMo.U147]/[.U$5]*1000000" office:value-type="float" office:value="855.310049893086" calcext:value-type="float">
            <text:p>855</text:p>
          </table:table-cell>
          <table:table-cell table:style-name="ce135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48]" office:value-type="string" office:string-value="Covid-19 (total)" calcext:value-type="string">
            <text:p>Covid-19 (total)</text:p>
          </table:table-cell>
          <table:table-cell table:style-name="ce140" table:formula="of:=[MoMo.C148]/[.C$5]*1000000" office:value-type="float" office:value="121.296578124538" calcext:value-type="float">
            <text:p>121</text:p>
          </table:table-cell>
          <table:table-cell table:style-name="ce140" table:formula="of:=[MoMo.D148]/[.D$5]*1000000" office:value-type="float" office:value="491.316759479433" calcext:value-type="float">
            <text:p>491</text:p>
          </table:table-cell>
          <table:table-cell table:style-name="ce140" table:formula="of:=[MoMo.E148]/[.E$5]*1000000" office:value-type="float" office:value="196.451425926142" calcext:value-type="float">
            <text:p>196</text:p>
          </table:table-cell>
          <table:table-cell table:style-name="ce140" table:formula="of:=[MoMo.F148]/[.F$5]*1000000" office:value-type="float" office:value="142.615695876015" calcext:value-type="float">
            <text:p>143</text:p>
          </table:table-cell>
          <table:table-cell table:style-name="ce140" table:formula="of:=[MoMo.G148]/[.G$5]*1000000" office:value-type="float" office:value="56.399326028054" calcext:value-type="float">
            <text:p>56</text:p>
          </table:table-cell>
          <table:table-cell table:style-name="ce140" table:formula="of:=[MoMo.H148]/[.H$5]*1000000" office:value-type="float" office:value="284.370481309966" calcext:value-type="float">
            <text:p>284</text:p>
          </table:table-cell>
          <table:table-cell table:style-name="ce140" table:formula="of:=[MoMo.I148]/[.I$5]*1000000" office:value-type="float" office:value="861.294623363125" calcext:value-type="float">
            <text:p>861</text:p>
          </table:table-cell>
          <table:table-cell table:style-name="ce140" table:formula="of:=[MoMo.J148]/[.J$5]*1000000" office:value-type="float" office:value="750.441457918786" calcext:value-type="float">
            <text:p>750</text:p>
          </table:table-cell>
          <table:table-cell table:style-name="ce140" table:formula="of:=[MoMo.K148]/[.K$5]*1000000" office:value-type="float" office:value="577.495060897506" calcext:value-type="float">
            <text:p>577</text:p>
          </table:table-cell>
          <table:table-cell table:style-name="ce140" table:formula="of:=[MoMo.L148]/[.L$5]*1000000" office:value-type="float" office:value="46.9792351780513" calcext:value-type="float">
            <text:p>47</text:p>
          </table:table-cell>
          <table:table-cell table:style-name="ce140" table:formula="of:=[MoMo.M148]/[.M$5]*1000000" office:value-type="float" office:value="219.392659069247" calcext:value-type="float">
            <text:p>219</text:p>
          </table:table-cell>
          <table:table-cell table:style-name="ce140" table:formula="of:=[MoMo.N148]/[.N$5]*1000000" office:value-type="float" office:value="370.037926557258" calcext:value-type="float">
            <text:p>370</text:p>
          </table:table-cell>
          <table:table-cell table:style-name="ce140" table:formula="of:=[MoMo.O148]/[.O$5]*1000000" office:value-type="float" office:value="133.247314789008" calcext:value-type="float">
            <text:p>133</text:p>
          </table:table-cell>
          <table:table-cell table:style-name="ce140" table:formula="of:=[MoMo.P148]/[.P$5]*1000000" office:value-type="float" office:value="1134.06968812628" calcext:value-type="float">
            <text:p>1134</text:p>
          </table:table-cell>
          <table:table-cell table:style-name="ce140"/>
          <table:table-cell table:style-name="ce140" table:formula="of:=[MoMo.R148]/[.R$5]*1000000" office:value-type="float" office:value="81.1628471656243" calcext:value-type="float">
            <text:p>81</text:p>
          </table:table-cell>
          <table:table-cell table:style-name="ce140" table:formula="of:=[MoMo.S148]/[.S$5]*1000000" office:value-type="float" office:value="613.076283985583" calcext:value-type="float">
            <text:p>613</text:p>
          </table:table-cell>
          <table:table-cell table:style-name="ce140" table:formula="of:=[MoMo.T148]/[.T$5]*1000000" office:value-type="float" office:value="501.571560574202" calcext:value-type="float">
            <text:p>502</text:p>
          </table:table-cell>
          <table:table-cell table:style-name="ce140" table:formula="of:=[MoMo.U148]/[.U$5]*1000000" office:value-type="float" office:value="931.337609883583" calcext:value-type="float">
            <text:p>931</text:p>
          </table:table-cell>
          <table:table-cell table:style-name="ce140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49]" office:value-type="string" office:string-value="Diferencia" calcext:value-type="string">
            <text:p>Diferencia</text:p>
          </table:table-cell>
          <table:table-cell table:style-name="ce136" table:formula="of:=[.C146]-[.C147]" office:value-type="float" office:value="16.8169297104816" calcext:value-type="float">
            <text:p>17</text:p>
          </table:table-cell>
          <table:table-cell table:style-name="ce136" table:formula="of:=[.D146]-[.D147]" office:value-type="float" office:value="132.189423623549" calcext:value-type="float">
            <text:p>132</text:p>
          </table:table-cell>
          <table:table-cell table:style-name="ce136" table:formula="of:=[.E146]-[.E147]" office:value-type="float" office:value="79.7476085442755" calcext:value-type="float">
            <text:p>80</text:p>
          </table:table-cell>
          <table:table-cell table:style-name="ce136" table:formula="of:=[.F146]-[.F147]" office:value-type="float" office:value="36.3182828007242" calcext:value-type="float">
            <text:p>36</text:p>
          </table:table-cell>
          <table:table-cell table:style-name="ce136" table:formula="of:=[.G146]-[.G147]" office:value-type="float" office:value="16.9197978084162" calcext:value-type="float">
            <text:p>17</text:p>
          </table:table-cell>
          <table:table-cell table:style-name="ce136" table:formula="of:=[.H146]-[.H147]" office:value-type="float" office:value="51.7037238745392" calcext:value-type="float">
            <text:p>52</text:p>
          </table:table-cell>
          <table:table-cell table:style-name="ce136" table:formula="of:=[.I146]-[.I147]" office:value-type="float" office:value="761.675004275342" calcext:value-type="float">
            <text:p>762</text:p>
          </table:table-cell>
          <table:table-cell table:style-name="ce136" table:formula="of:=[.J146]-[.J147]" office:value-type="float" office:value="847.145288130542" calcext:value-type="float">
            <text:p>847</text:p>
          </table:table-cell>
          <table:table-cell table:style-name="ce136" table:formula="of:=[.K146]-[.K147]" office:value-type="float" office:value="-1.05262257625429" calcext:value-type="float">
            <text:p>-1</text:p>
          </table:table-cell>
          <table:table-cell table:style-name="ce136" table:formula="of:=[.L146]-[.L147]" office:value-type="float" office:value="129.192896739641" calcext:value-type="float">
            <text:p>129</text:p>
          </table:table-cell>
          <table:table-cell table:style-name="ce136" table:formula="of:=[.M146]-[.M147]" office:value-type="float" office:value="73.1308863564158" calcext:value-type="float">
            <text:p>73</text:p>
          </table:table-cell>
          <table:table-cell table:style-name="ce136" table:formula="of:=[.N146]-[.N147]" office:value-type="float" office:value="171.503724147445" calcext:value-type="float">
            <text:p>172</text:p>
          </table:table-cell>
          <table:table-cell table:style-name="ce136" table:formula="of:=[.O146]-[.O147]" office:value-type="float" office:value="56.2599773553591" calcext:value-type="float">
            <text:p>56</text:p>
          </table:table-cell>
          <table:table-cell table:style-name="ce136" table:formula="of:=[.P146]-[.P147]" office:value-type="float" office:value="424.592042752907" calcext:value-type="float">
            <text:p>425</text:p>
          </table:table-cell>
          <table:table-cell table:style-name="ce136"/>
          <table:table-cell table:style-name="ce136" table:formula="of:=[.R146]-[.R147]" office:value-type="float" office:value="14.8798553136978" calcext:value-type="float">
            <text:p>15</text:p>
          </table:table-cell>
          <table:table-cell table:style-name="ce136" table:formula="of:=[.S146]-[.S147]" office:value-type="float" office:value="384.523916152166" calcext:value-type="float">
            <text:p>385</text:p>
          </table:table-cell>
          <table:table-cell table:style-name="ce136" table:formula="of:=[.T146]-[.T147]" office:value-type="float" office:value="155.973749117816" calcext:value-type="float">
            <text:p>156</text:p>
          </table:table-cell>
          <table:table-cell table:style-name="ce136" table:formula="of:=[.U146]-[.U147]" office:value-type="float" office:value="-123.544784984557" calcext:value-type="float">
            <text:p>-124</text:p>
          </table:table-cell>
          <table:table-cell table:style-name="ce136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121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52]" office:value-type="string" office:string-value="Fin" calcext:value-type="string">
            <text:p>Fin</text:p>
          </table:table-cell>
          <table:table-cell table:style-name="ce138" table:formula="of:=[MoMo.C152]" office:value-type="date" office:date-value="2020-04-10" calcext:value-type="date">
            <text:p>10/04</text:p>
          </table:table-cell>
          <table:table-cell table:style-name="ce138" table:formula="of:=[MoMo.D152]" office:value-type="date" office:date-value="2020-04-18" calcext:value-type="date">
            <text:p>18/04</text:p>
          </table:table-cell>
          <table:table-cell table:style-name="ce138" table:formula="of:=[MoMo.E152]" office:value-type="date" office:date-value="2020-03-31" calcext:value-type="date">
            <text:p>31/03</text:p>
          </table:table-cell>
          <table:table-cell table:style-name="ce138" table:formula="of:=[MoMo.F152]" office:value-type="date" office:date-value="2020-03-27" calcext:value-type="date">
            <text:p>27/03</text:p>
          </table:table-cell>
          <table:table-cell table:style-name="ce138" table:formula="of:=[MoMo.G152]" office:value-type="date" office:date-value="2020-04-03" calcext:value-type="date">
            <text:p>03/04</text:p>
          </table:table-cell>
          <table:table-cell table:style-name="ce138" table:formula="of:=[MoMo.H152]" office:value-type="date" office:date-value="2020-04-16" calcext:value-type="date">
            <text:p>16/04</text:p>
          </table:table-cell>
          <table:table-cell table:style-name="ce138" table:formula="of:=[MoMo.I152]" office:value-type="date" office:date-value="2020-04-20" calcext:value-type="date">
            <text:p>20/04</text:p>
          </table:table-cell>
          <table:table-cell table:style-name="ce138" table:formula="of:=[MoMo.J152]" office:value-type="date" office:date-value="2020-04-21" calcext:value-type="date">
            <text:p>21/04</text:p>
          </table:table-cell>
          <table:table-cell table:style-name="ce138" table:formula="of:=[MoMo.K152]" office:value-type="date" office:date-value="2020-04-20" calcext:value-type="date">
            <text:p>20/04</text:p>
          </table:table-cell>
          <table:table-cell table:style-name="ce138" table:formula="of:=[MoMo.L152]" office:value-type="date" office:date-value="2020-03-31" calcext:value-type="date">
            <text:p>31/03</text:p>
          </table:table-cell>
          <table:table-cell table:style-name="ce138" table:formula="of:=[MoMo.M152]" office:value-type="date" office:date-value="2020-04-15" calcext:value-type="date">
            <text:p>15/04</text:p>
          </table:table-cell>
          <table:table-cell table:style-name="ce138" table:formula="of:=[MoMo.N152]" office:value-type="date" office:date-value="2020-04-17" calcext:value-type="date">
            <text:p>17/04</text:p>
          </table:table-cell>
          <table:table-cell table:style-name="ce138" table:formula="of:=[MoMo.O152]" office:value-type="date" office:date-value="2020-04-11" calcext:value-type="date">
            <text:p>11/04</text:p>
          </table:table-cell>
          <table:table-cell table:style-name="ce138" table:formula="of:=[MoMo.P152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52]" office:value-type="date" office:date-value="2020-04-05" calcext:value-type="date">
            <text:p>05/04</text:p>
          </table:table-cell>
          <table:table-cell table:style-name="ce138" table:formula="of:=[MoMo.S152]" office:value-type="date" office:date-value="2020-04-19" calcext:value-type="date">
            <text:p>19/04</text:p>
          </table:table-cell>
          <table:table-cell table:style-name="ce138" table:formula="of:=[MoMo.T152]" office:value-type="date" office:date-value="2020-04-18" calcext:value-type="date">
            <text:p>18/04</text:p>
          </table:table-cell>
          <table:table-cell table:style-name="ce138" table:formula="of:=[MoMo.U152]" office:value-type="date" office:date-value="2020-04-14" calcext:value-type="date">
            <text:p>14/04</text:p>
          </table:table-cell>
          <table:table-cell table:style-name="ce138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53]" office:value-type="string" office:string-value="MoMo (parcial)" calcext:value-type="string">
            <text:p>MoMo (parcial)</text:p>
          </table:table-cell>
          <table:table-cell table:style-name="ce139" table:formula="of:=[MoMo.C153]/[.C$5]*1000000" office:value-type="float" office:value="98.0391221419568" calcext:value-type="float">
            <text:p>98</text:p>
          </table:table-cell>
          <table:table-cell table:style-name="ce139" table:formula="of:=[MoMo.D153]/[.D$5]*1000000" office:value-type="float" office:value="563.906327365197" calcext:value-type="float">
            <text:p>564</text:p>
          </table:table-cell>
          <table:table-cell table:style-name="ce139" table:formula="of:=[MoMo.E153]/[.E$5]*1000000" office:value-type="float" office:value="131.2917945546" calcext:value-type="float">
            <text:p>131</text:p>
          </table:table-cell>
          <table:table-cell table:style-name="ce139" table:formula="of:=[MoMo.F153]/[.F$5]*1000000" office:value-type="float" office:value="54.9203300889001" calcext:value-type="float">
            <text:p>55</text:p>
          </table:table-cell>
          <table:table-cell table:style-name="ce139" table:formula="of:=[MoMo.G153]/[.G$5]*1000000" office:value-type="float" office:value="38.5395394525035" calcext:value-type="float">
            <text:p>39</text:p>
          </table:table-cell>
          <table:table-cell table:style-name="ce139" table:formula="of:=[MoMo.H153]/[.H$5]*1000000" office:value-type="float" office:value="272.306279072573" calcext:value-type="float">
            <text:p>272</text:p>
          </table:table-cell>
          <table:table-cell table:style-name="ce139" table:formula="of:=[MoMo.I153]/[.I$5]*1000000" office:value-type="float" office:value="1606.3663577905" calcext:value-type="float">
            <text:p>1606</text:p>
          </table:table-cell>
          <table:table-cell table:style-name="ce139" table:formula="of:=[MoMo.J153]/[.J$5]*1000000" office:value-type="float" office:value="1591.17271649447" calcext:value-type="float">
            <text:p>1591</text:p>
          </table:table-cell>
          <table:table-cell table:style-name="ce139" table:formula="of:=[MoMo.K153]/[.K$5]*1000000" office:value-type="float" office:value="536.311202601557" calcext:value-type="float">
            <text:p>536</text:p>
          </table:table-cell>
          <table:table-cell table:style-name="ce139" table:formula="of:=[MoMo.L153]/[.L$5]*1000000" office:value-type="float" office:value="129.192896739641" calcext:value-type="float">
            <text:p>129</text:p>
          </table:table-cell>
          <table:table-cell table:style-name="ce139" table:formula="of:=[MoMo.M153]/[.M$5]*1000000" office:value-type="float" office:value="244.776933672301" calcext:value-type="float">
            <text:p>245</text:p>
          </table:table-cell>
          <table:table-cell table:style-name="ce139" table:formula="of:=[MoMo.N153]/[.N$5]*1000000" office:value-type="float" office:value="501.461976039811" calcext:value-type="float">
            <text:p>501</text:p>
          </table:table-cell>
          <table:table-cell table:style-name="ce139" table:formula="of:=[MoMo.O153]/[.O$5]*1000000" office:value-type="float" office:value="147.312309127848" calcext:value-type="float">
            <text:p>147</text:p>
          </table:table-cell>
          <table:table-cell table:style-name="ce139" table:formula="of:=[MoMo.P153]/[.P$5]*1000000" office:value-type="float" office:value="1409.22600655906" calcext:value-type="float">
            <text:p>1409</text:p>
          </table:table-cell>
          <table:table-cell table:style-name="ce139"/>
          <table:table-cell table:style-name="ce139" table:formula="of:=[MoMo.R153]/[.R$5]*1000000" office:value-type="float" office:value="44.6395659410934" calcext:value-type="float">
            <text:p>45</text:p>
          </table:table-cell>
          <table:table-cell table:style-name="ce139" table:formula="of:=[MoMo.S153]/[.S$5]*1000000" office:value-type="float" office:value="942.006380935026" calcext:value-type="float">
            <text:p>942</text:p>
          </table:table-cell>
          <table:table-cell table:style-name="ce139" table:formula="of:=[MoMo.T153]/[.T$5]*1000000" office:value-type="float" office:value="557.503837954643" calcext:value-type="float">
            <text:p>558</text:p>
          </table:table-cell>
          <table:table-cell table:style-name="ce139" table:formula="of:=[MoMo.U153]/[.U$5]*1000000" office:value-type="float" office:value="681.080224914865" calcext:value-type="float">
            <text:p>681</text:p>
          </table:table-cell>
          <table:table-cell table:style-name="ce139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54]" office:value-type="string" office:string-value="Covid-19 (parcial)" calcext:value-type="string">
            <text:p>Covid-19 (parcial)</text:p>
          </table:table-cell>
          <table:table-cell table:style-name="ce135" table:formula="of:=[MoMo.C154]/[.C$5]*1000000" office:value-type="float" office:value="78.8368123306977" calcext:value-type="float">
            <text:p>79</text:p>
          </table:table-cell>
          <table:table-cell table:style-name="ce135" table:formula="of:=[MoMo.D154]/[.D$5]*1000000" office:value-type="float" office:value="434.773306599996" calcext:value-type="float">
            <text:p>435</text:p>
          </table:table-cell>
          <table:table-cell table:style-name="ce135" table:formula="of:=[MoMo.E154]/[.E$5]*1000000" office:value-type="float" office:value="51.5441860103244" calcext:value-type="float">
            <text:p>52</text:p>
          </table:table-cell>
          <table:table-cell table:style-name="ce135" table:formula="of:=[MoMo.F154]/[.F$5]*1000000" office:value-type="float" office:value="18.6020472881758" calcext:value-type="float">
            <text:p>19</text:p>
          </table:table-cell>
          <table:table-cell table:style-name="ce135" table:formula="of:=[MoMo.G154]/[.G$5]*1000000" office:value-type="float" office:value="21.6197416440874" calcext:value-type="float">
            <text:p>22</text:p>
          </table:table-cell>
          <table:table-cell table:style-name="ce135" table:formula="of:=[MoMo.H154]/[.H$5]*1000000" office:value-type="float" office:value="220.602555198034" calcext:value-type="float">
            <text:p>221</text:p>
          </table:table-cell>
          <table:table-cell table:style-name="ce135" table:formula="of:=[MoMo.I154]/[.I$5]*1000000" office:value-type="float" office:value="836.389718591179" calcext:value-type="float">
            <text:p>836</text:p>
          </table:table-cell>
          <table:table-cell table:style-name="ce135" table:formula="of:=[MoMo.J154]/[.J$5]*1000000" office:value-type="float" office:value="739.586946364405" calcext:value-type="float">
            <text:p>740</text:p>
          </table:table-cell>
          <table:table-cell table:style-name="ce135" table:formula="of:=[MoMo.K154]/[.K$5]*1000000" office:value-type="float" office:value="533.548068338889" calcext:value-type="float">
            <text:p>534</text:p>
          </table:table-cell>
          <table:table-cell table:style-name="ce135" table:formula="of:=[MoMo.L154]/[.L$5]*1000000" office:value-type="float" office:value="0" calcext:value-type="float">
            <text:p>0</text:p>
          </table:table-cell>
          <table:table-cell table:style-name="ce135" table:formula="of:=[MoMo.M154]/[.M$5]*1000000" office:value-type="float" office:value="176.481147240276" calcext:value-type="float">
            <text:p>176</text:p>
          </table:table-cell>
          <table:table-cell table:style-name="ce135" table:formula="of:=[MoMo.N154]/[.N$5]*1000000" office:value-type="float" office:value="329.958251892366" calcext:value-type="float">
            <text:p>330</text:p>
          </table:table-cell>
          <table:table-cell table:style-name="ce135" table:formula="of:=[MoMo.O154]/[.O$5]*1000000" office:value-type="float" office:value="93.2731203523059" calcext:value-type="float">
            <text:p>93</text:p>
          </table:table-cell>
          <table:table-cell table:style-name="ce135" table:formula="of:=[MoMo.P154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54]/[.R$5]*1000000" office:value-type="float" office:value="29.7597106273956" calcext:value-type="float">
            <text:p>30</text:p>
          </table:table-cell>
          <table:table-cell table:style-name="ce135" table:formula="of:=[MoMo.S154]/[.S$5]*1000000" office:value-type="float" office:value="548.216828249073" calcext:value-type="float">
            <text:p>548</text:p>
          </table:table-cell>
          <table:table-cell table:style-name="ce135" table:formula="of:=[MoMo.T154]/[.T$5]*1000000" office:value-type="float" office:value="393.34487751286" calcext:value-type="float">
            <text:p>393</text:p>
          </table:table-cell>
          <table:table-cell table:style-name="ce135" table:formula="of:=[MoMo.U154]/[.U$5]*1000000" office:value-type="float" office:value="719.094004910113" calcext:value-type="float">
            <text:p>719</text:p>
          </table:table-cell>
          <table:table-cell table:style-name="ce135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55]" office:value-type="string" office:string-value="Covid-19 (total)" calcext:value-type="string">
            <text:p>Covid-19 (total)</text:p>
          </table:table-cell>
          <table:table-cell table:style-name="ce140" table:formula="of:=[MoMo.C155]/[.C$5]*1000000" office:value-type="float" office:value="125.232455290821" calcext:value-type="float">
            <text:p>125</text:p>
          </table:table-cell>
          <table:table-cell table:style-name="ce140" table:formula="of:=[MoMo.D155]/[.D$5]*1000000" office:value-type="float" office:value="501.250068769064" calcext:value-type="float">
            <text:p>501</text:p>
          </table:table-cell>
          <table:table-cell table:style-name="ce140" table:formula="of:=[MoMo.E155]/[.E$5]*1000000" office:value-type="float" office:value="205.204212229782" calcext:value-type="float">
            <text:p>205</text:p>
          </table:table-cell>
          <table:table-cell table:style-name="ce140" table:formula="of:=[MoMo.F155]/[.F$5]*1000000" office:value-type="float" office:value="145.273131202897" calcext:value-type="float">
            <text:p>145</text:p>
          </table:table-cell>
          <table:table-cell table:style-name="ce140" table:formula="of:=[MoMo.G155]/[.G$5]*1000000" office:value-type="float" office:value="56.8693204116211" calcext:value-type="float">
            <text:p>57</text:p>
          </table:table-cell>
          <table:table-cell table:style-name="ce140" table:formula="of:=[MoMo.H155]/[.H$5]*1000000" office:value-type="float" office:value="287.817396234935" calcext:value-type="float">
            <text:p>288</text:p>
          </table:table-cell>
          <table:table-cell table:style-name="ce140" table:formula="of:=[MoMo.I155]/[.I$5]*1000000" office:value-type="float" office:value="888.274936866066" calcext:value-type="float">
            <text:p>888</text:p>
          </table:table-cell>
          <table:table-cell table:style-name="ce140" table:formula="of:=[MoMo.J155]/[.J$5]*1000000" office:value-type="float" office:value="766.723225250357" calcext:value-type="float">
            <text:p>767</text:p>
          </table:table-cell>
          <table:table-cell table:style-name="ce140" table:formula="of:=[MoMo.K155]/[.K$5]*1000000" office:value-type="float" office:value="589.994953990525" calcext:value-type="float">
            <text:p>590</text:p>
          </table:table-cell>
          <table:table-cell table:style-name="ce140" table:formula="of:=[MoMo.L155]/[.L$5]*1000000" office:value-type="float" office:value="46.9792351780513" calcext:value-type="float">
            <text:p>47</text:p>
          </table:table-cell>
          <table:table-cell table:style-name="ce140" table:formula="of:=[MoMo.M155]/[.M$5]*1000000" office:value-type="float" office:value="222.817521515691" calcext:value-type="float">
            <text:p>223</text:p>
          </table:table-cell>
          <table:table-cell table:style-name="ce140" table:formula="of:=[MoMo.N155]/[.N$5]*1000000" office:value-type="float" office:value="376.56252475852" calcext:value-type="float">
            <text:p>377</text:p>
          </table:table-cell>
          <table:table-cell table:style-name="ce140" table:formula="of:=[MoMo.O155]/[.O$5]*1000000" office:value-type="float" office:value="136.208366228764" calcext:value-type="float">
            <text:p>136</text:p>
          </table:table-cell>
          <table:table-cell table:style-name="ce140" table:formula="of:=[MoMo.P155]/[.P$5]*1000000" office:value-type="float" office:value="1151.85603578188" calcext:value-type="float">
            <text:p>1152</text:p>
          </table:table-cell>
          <table:table-cell table:style-name="ce140"/>
          <table:table-cell table:style-name="ce140" table:formula="of:=[MoMo.R155]/[.R$5]*1000000" office:value-type="float" office:value="83.1919183447649" calcext:value-type="float">
            <text:p>83</text:p>
          </table:table-cell>
          <table:table-cell table:style-name="ce140" table:formula="of:=[MoMo.S155]/[.S$5]*1000000" office:value-type="float" office:value="619.253375008107" calcext:value-type="float">
            <text:p>619</text:p>
          </table:table-cell>
          <table:table-cell table:style-name="ce140" table:formula="of:=[MoMo.T155]/[.T$5]*1000000" office:value-type="float" office:value="511.120973785497" calcext:value-type="float">
            <text:p>511</text:p>
          </table:table-cell>
          <table:table-cell table:style-name="ce140" table:formula="of:=[MoMo.U155]/[.U$5]*1000000" office:value-type="float" office:value="944.008869881999" calcext:value-type="float">
            <text:p>944</text:p>
          </table:table-cell>
          <table:table-cell table:style-name="ce140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56]" office:value-type="string" office:string-value="Diferencia" calcext:value-type="string">
            <text:p>Diferencia</text:p>
          </table:table-cell>
          <table:table-cell table:style-name="ce136" table:formula="of:=[.C153]-[.C154]" office:value-type="float" office:value="19.2023098112592" calcext:value-type="float">
            <text:p>19</text:p>
          </table:table-cell>
          <table:table-cell table:style-name="ce136" table:formula="of:=[.D153]-[.D154]" office:value-type="float" office:value="129.133020765201" calcext:value-type="float">
            <text:p>129</text:p>
          </table:table-cell>
          <table:table-cell table:style-name="ce136" table:formula="of:=[.E153]-[.E154]" office:value-type="float" office:value="79.7476085442755" calcext:value-type="float">
            <text:p>80</text:p>
          </table:table-cell>
          <table:table-cell table:style-name="ce136" table:formula="of:=[.F153]-[.F154]" office:value-type="float" office:value="36.3182828007242" calcext:value-type="float">
            <text:p>36</text:p>
          </table:table-cell>
          <table:table-cell table:style-name="ce136" table:formula="of:=[.G153]-[.G154]" office:value-type="float" office:value="16.9197978084162" calcext:value-type="float">
            <text:p>17</text:p>
          </table:table-cell>
          <table:table-cell table:style-name="ce136" table:formula="of:=[.H153]-[.H154]" office:value-type="float" office:value="51.7037238745392" calcext:value-type="float">
            <text:p>52</text:p>
          </table:table-cell>
          <table:table-cell table:style-name="ce136" table:formula="of:=[.I153]-[.I154]" office:value-type="float" office:value="769.976639199324" calcext:value-type="float">
            <text:p>770</text:p>
          </table:table-cell>
          <table:table-cell table:style-name="ce136" table:formula="of:=[.J153]-[.J154]" office:value-type="float" office:value="851.585770130062" calcext:value-type="float">
            <text:p>852</text:p>
          </table:table-cell>
          <table:table-cell table:style-name="ce136" table:formula="of:=[.K153]-[.K154]" office:value-type="float" office:value="2.76313426266745" calcext:value-type="float">
            <text:p>3</text:p>
          </table:table-cell>
          <table:table-cell table:style-name="ce136" table:formula="of:=[.L153]-[.L154]" office:value-type="float" office:value="129.192896739641" calcext:value-type="float">
            <text:p>129</text:p>
          </table:table-cell>
          <table:table-cell table:style-name="ce136" table:formula="of:=[.M153]-[.M154]" office:value-type="float" office:value="68.2957864320247" calcext:value-type="float">
            <text:p>68</text:p>
          </table:table-cell>
          <table:table-cell table:style-name="ce136" table:formula="of:=[.N153]-[.N154]" office:value-type="float" office:value="171.503724147445" calcext:value-type="float">
            <text:p>172</text:p>
          </table:table-cell>
          <table:table-cell table:style-name="ce136" table:formula="of:=[.O153]-[.O154]" office:value-type="float" office:value="54.0391887755423" calcext:value-type="float">
            <text:p>54</text:p>
          </table:table-cell>
          <table:table-cell table:style-name="ce136" table:formula="of:=[.P153]-[.P154]" office:value-type="float" office:value="487.528349841952" calcext:value-type="float">
            <text:p>488</text:p>
          </table:table-cell>
          <table:table-cell table:style-name="ce136"/>
          <table:table-cell table:style-name="ce136" table:formula="of:=[.R153]-[.R154]" office:value-type="float" office:value="14.8798553136978" calcext:value-type="float">
            <text:p>15</text:p>
          </table:table-cell>
          <table:table-cell table:style-name="ce136" table:formula="of:=[.S153]-[.S154]" office:value-type="float" office:value="393.789552685954" calcext:value-type="float">
            <text:p>394</text:p>
          </table:table-cell>
          <table:table-cell table:style-name="ce136" table:formula="of:=[.T153]-[.T154]" office:value-type="float" office:value="164.158960441783" calcext:value-type="float">
            <text:p>164</text:p>
          </table:table-cell>
          <table:table-cell table:style-name="ce136" table:formula="of:=[.U153]-[.U154]" office:value-type="float" office:value="-38.0137799952482" calcext:value-type="float">
            <text:p>-38</text:p>
          </table:table-cell>
          <table:table-cell table:style-name="ce136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121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59]" office:value-type="string" office:string-value="Fin" calcext:value-type="string">
            <text:p>Fin</text:p>
          </table:table-cell>
          <table:table-cell table:style-name="ce138" table:formula="of:=[MoMo.C159]" office:value-type="date" office:date-value="2020-04-14" calcext:value-type="date">
            <text:p>14/04</text:p>
          </table:table-cell>
          <table:table-cell table:style-name="ce138" table:formula="of:=[MoMo.D159]" office:value-type="date" office:date-value="2020-04-21" calcext:value-type="date">
            <text:p>21/04</text:p>
          </table:table-cell>
          <table:table-cell table:style-name="ce138" table:formula="of:=[MoMo.E159]" office:value-type="date" office:date-value="2020-04-10" calcext:value-type="date">
            <text:p>10/04</text:p>
          </table:table-cell>
          <table:table-cell table:style-name="ce138" table:formula="of:=[MoMo.F159]" office:value-type="date" office:date-value="2020-03-27" calcext:value-type="date">
            <text:p>27/03</text:p>
          </table:table-cell>
          <table:table-cell table:style-name="ce138" table:formula="of:=[MoMo.G159]" office:value-type="date" office:date-value="2020-04-03" calcext:value-type="date">
            <text:p>03/04</text:p>
          </table:table-cell>
          <table:table-cell table:style-name="ce138" table:formula="of:=[MoMo.H159]" office:value-type="date" office:date-value="2020-04-16" calcext:value-type="date">
            <text:p>16/04</text:p>
          </table:table-cell>
          <table:table-cell table:style-name="ce138" table:formula="of:=[MoMo.I159]" office:value-type="date" office:date-value="2020-04-21" calcext:value-type="date">
            <text:p>21/04</text:p>
          </table:table-cell>
          <table:table-cell table:style-name="ce138" table:formula="of:=[MoMo.J159]" office:value-type="date" office:date-value="2020-04-21" calcext:value-type="date">
            <text:p>21/04</text:p>
          </table:table-cell>
          <table:table-cell table:style-name="ce138" table:formula="of:=[MoMo.K159]" office:value-type="date" office:date-value="2020-04-21" calcext:value-type="date">
            <text:p>21/04</text:p>
          </table:table-cell>
          <table:table-cell table:style-name="ce138" table:formula="of:=[MoMo.L159]" office:value-type="date" office:date-value="2020-03-31" calcext:value-type="date">
            <text:p>31/03</text:p>
          </table:table-cell>
          <table:table-cell table:style-name="ce138" table:formula="of:=[MoMo.M159]" office:value-type="date" office:date-value="2020-04-15" calcext:value-type="date">
            <text:p>15/04</text:p>
          </table:table-cell>
          <table:table-cell table:style-name="ce138" table:formula="of:=[MoMo.N159]" office:value-type="date" office:date-value="2020-04-17" calcext:value-type="date">
            <text:p>17/04</text:p>
          </table:table-cell>
          <table:table-cell table:style-name="ce138" table:formula="of:=[MoMo.O159]" office:value-type="date" office:date-value="2020-04-11" calcext:value-type="date">
            <text:p>11/04</text:p>
          </table:table-cell>
          <table:table-cell table:style-name="ce138" table:formula="of:=[MoMo.P159]" office:value-type="date" office:date-value="2020-04-13" calcext:value-type="date">
            <text:p>13/04</text:p>
          </table:table-cell>
          <table:table-cell table:style-name="ce138"/>
          <table:table-cell table:style-name="ce138" table:formula="of:=[MoMo.R159]" office:value-type="date" office:date-value="2020-04-13" calcext:value-type="date">
            <text:p>13/04</text:p>
          </table:table-cell>
          <table:table-cell table:style-name="ce138" table:formula="of:=[MoMo.S159]" office:value-type="date" office:date-value="2020-04-18" calcext:value-type="date">
            <text:p>18/04</text:p>
          </table:table-cell>
          <table:table-cell table:style-name="ce138" table:formula="of:=[MoMo.T159]" office:value-type="date" office:date-value="2020-04-21" calcext:value-type="date">
            <text:p>21/04</text:p>
          </table:table-cell>
          <table:table-cell table:style-name="ce138" table:formula="of:=[MoMo.U159]" office:value-type="date" office:date-value="2020-04-14" calcext:value-type="date">
            <text:p>14/04</text:p>
          </table:table-cell>
          <table:table-cell table:style-name="ce138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60]" office:value-type="string" office:string-value="MoMo (parcial)" calcext:value-type="string">
            <text:p>MoMo (parcial)</text:p>
          </table:table-cell>
          <table:table-cell table:style-name="ce139" table:formula="of:=[MoMo.C160]/[.C$5]*1000000" office:value-type="float" office:value="107.342104534989" calcext:value-type="float">
            <text:p>107</text:p>
          </table:table-cell>
          <table:table-cell table:style-name="ce139" table:formula="of:=[MoMo.D160]/[.D$5]*1000000" office:value-type="float" office:value="545.56791021511" calcext:value-type="float">
            <text:p>546</text:p>
          </table:table-cell>
          <table:table-cell table:style-name="ce139" table:formula="of:=[MoMo.E160]/[.E$5]*1000000" office:value-type="float" office:value="236.32523019828" calcext:value-type="float">
            <text:p>236</text:p>
          </table:table-cell>
          <table:table-cell table:style-name="ce139" table:formula="of:=[MoMo.F160]/[.F$5]*1000000" office:value-type="float" office:value="54.9203300889001" calcext:value-type="float">
            <text:p>55</text:p>
          </table:table-cell>
          <table:table-cell table:style-name="ce139" table:formula="of:=[MoMo.G160]/[.G$5]*1000000" office:value-type="float" office:value="42.2994945210405" calcext:value-type="float">
            <text:p>42</text:p>
          </table:table-cell>
          <table:table-cell table:style-name="ce139" table:formula="of:=[MoMo.H160]/[.H$5]*1000000" office:value-type="float" office:value="272.306279072573" calcext:value-type="float">
            <text:p>272</text:p>
          </table:table-cell>
          <table:table-cell table:style-name="ce139" table:formula="of:=[MoMo.I160]/[.I$5]*1000000" office:value-type="float" office:value="1639.57289748643" calcext:value-type="float">
            <text:p>1640</text:p>
          </table:table-cell>
          <table:table-cell table:style-name="ce139" table:formula="of:=[MoMo.J160]/[.J$5]*1000000" office:value-type="float" office:value="1609.42803138138" calcext:value-type="float">
            <text:p>1609</text:p>
          </table:table-cell>
          <table:table-cell table:style-name="ce139" table:formula="of:=[MoMo.K160]/[.K$5]*1000000" office:value-type="float" office:value="550.390029558958" calcext:value-type="float">
            <text:p>550</text:p>
          </table:table-cell>
          <table:table-cell table:style-name="ce139" table:formula="of:=[MoMo.L160]/[.L$5]*1000000" office:value-type="float" office:value="129.192896739641" calcext:value-type="float">
            <text:p>129</text:p>
          </table:table-cell>
          <table:table-cell table:style-name="ce139" table:formula="of:=[MoMo.M160]/[.M$5]*1000000" office:value-type="float" office:value="248.403258615594" calcext:value-type="float">
            <text:p>248</text:p>
          </table:table-cell>
          <table:table-cell table:style-name="ce139" table:formula="of:=[MoMo.N160]/[.N$5]*1000000" office:value-type="float" office:value="503.326146954457" calcext:value-type="float">
            <text:p>503</text:p>
          </table:table-cell>
          <table:table-cell table:style-name="ce139" table:formula="of:=[MoMo.O160]/[.O$5]*1000000" office:value-type="float" office:value="145.83178340797" calcext:value-type="float">
            <text:p>146</text:p>
          </table:table-cell>
          <table:table-cell table:style-name="ce139" table:formula="of:=[MoMo.P160]/[.P$5]*1000000" office:value-type="float" office:value="1466.23353109624" calcext:value-type="float">
            <text:p>1466</text:p>
          </table:table-cell>
          <table:table-cell table:style-name="ce139"/>
          <table:table-cell table:style-name="ce139" table:formula="of:=[MoMo.R160]/[.R$5]*1000000" office:value-type="float" office:value="44.6395659410934" calcext:value-type="float">
            <text:p>45</text:p>
          </table:table-cell>
          <table:table-cell table:style-name="ce139" table:formula="of:=[MoMo.S160]/[.S$5]*1000000" office:value-type="float" office:value="929.652198889977" calcext:value-type="float">
            <text:p>930</text:p>
          </table:table-cell>
          <table:table-cell table:style-name="ce139" table:formula="of:=[MoMo.T160]/[.T$5]*1000000" office:value-type="float" office:value="576.14793041479" calcext:value-type="float">
            <text:p>576</text:p>
          </table:table-cell>
          <table:table-cell table:style-name="ce139" table:formula="of:=[MoMo.U160]/[.U$5]*1000000" office:value-type="float" office:value="681.080224914865" calcext:value-type="float">
            <text:p>681</text:p>
          </table:table-cell>
          <table:table-cell table:style-name="ce139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61]" office:value-type="string" office:string-value="Covid-19 (parcial)" calcext:value-type="string">
            <text:p>Covid-19 (parcial)</text:p>
          </table:table-cell>
          <table:table-cell table:style-name="ce135" table:formula="of:=[MoMo.C161]/[.C$5]*1000000" office:value-type="float" office:value="96.1308180613348" calcext:value-type="float">
            <text:p>96</text:p>
          </table:table-cell>
          <table:table-cell table:style-name="ce135" table:formula="of:=[MoMo.D161]/[.D$5]*1000000" office:value-type="float" office:value="466.86553661265" calcext:value-type="float">
            <text:p>467</text:p>
          </table:table-cell>
          <table:table-cell table:style-name="ce135" table:formula="of:=[MoMo.E161]/[.E$5]*1000000" office:value-type="float" office:value="115.731285570351" calcext:value-type="float">
            <text:p>116</text:p>
          </table:table-cell>
          <table:table-cell table:style-name="ce135" table:formula="of:=[MoMo.F161]/[.F$5]*1000000" office:value-type="float" office:value="18.6020472881758" calcext:value-type="float">
            <text:p>19</text:p>
          </table:table-cell>
          <table:table-cell table:style-name="ce135" table:formula="of:=[MoMo.G161]/[.G$5]*1000000" office:value-type="float" office:value="21.6197416440874" calcext:value-type="float">
            <text:p>22</text:p>
          </table:table-cell>
          <table:table-cell table:style-name="ce135" table:formula="of:=[MoMo.H161]/[.H$5]*1000000" office:value-type="float" office:value="220.602555198034" calcext:value-type="float">
            <text:p>221</text:p>
          </table:table-cell>
          <table:table-cell table:style-name="ce135" table:formula="of:=[MoMo.I161]/[.I$5]*1000000" office:value-type="float" office:value="858.804132885931" calcext:value-type="float">
            <text:p>859</text:p>
          </table:table-cell>
          <table:table-cell table:style-name="ce135" table:formula="of:=[MoMo.J161]/[.J$5]*1000000" office:value-type="float" office:value="739.586946364405" calcext:value-type="float">
            <text:p>740</text:p>
          </table:table-cell>
          <table:table-cell table:style-name="ce135" table:formula="of:=[MoMo.K161]/[.K$5]*1000000" office:value-type="float" office:value="552.363696889434" calcext:value-type="float">
            <text:p>552</text:p>
          </table:table-cell>
          <table:table-cell table:style-name="ce135" table:formula="of:=[MoMo.L161]/[.L$5]*1000000" office:value-type="float" office:value="0" calcext:value-type="float">
            <text:p>0</text:p>
          </table:table-cell>
          <table:table-cell table:style-name="ce135" table:formula="of:=[MoMo.M161]/[.M$5]*1000000" office:value-type="float" office:value="176.481147240276" calcext:value-type="float">
            <text:p>176</text:p>
          </table:table-cell>
          <table:table-cell table:style-name="ce135" table:formula="of:=[MoMo.N161]/[.N$5]*1000000" office:value-type="float" office:value="329.958251892366" calcext:value-type="float">
            <text:p>330</text:p>
          </table:table-cell>
          <table:table-cell table:style-name="ce135" table:formula="of:=[MoMo.O161]/[.O$5]*1000000" office:value-type="float" office:value="93.2731203523059" calcext:value-type="float">
            <text:p>93</text:p>
          </table:table-cell>
          <table:table-cell table:style-name="ce135" table:formula="of:=[MoMo.P161]/[.P$5]*1000000" office:value-type="float" office:value="973.232458898715" calcext:value-type="float">
            <text:p>973</text:p>
          </table:table-cell>
          <table:table-cell table:style-name="ce135"/>
          <table:table-cell table:style-name="ce135" table:formula="of:=[MoMo.R161]/[.R$5]*1000000" office:value-type="float" office:value="58.1667071353641" calcext:value-type="float">
            <text:p>58</text:p>
          </table:table-cell>
          <table:table-cell table:style-name="ce135" table:formula="of:=[MoMo.S161]/[.S$5]*1000000" office:value-type="float" office:value="525.052736914605" calcext:value-type="float">
            <text:p>525</text:p>
          </table:table-cell>
          <table:table-cell table:style-name="ce135" table:formula="of:=[MoMo.T161]/[.T$5]*1000000" office:value-type="float" office:value="431.087796395597" calcext:value-type="float">
            <text:p>431</text:p>
          </table:table-cell>
          <table:table-cell table:style-name="ce135" table:formula="of:=[MoMo.U161]/[.U$5]*1000000" office:value-type="float" office:value="719.094004910113" calcext:value-type="float">
            <text:p>719</text:p>
          </table:table-cell>
          <table:table-cell table:style-name="ce135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62]" office:value-type="string" office:string-value="Covid-19 (total)" calcext:value-type="string">
            <text:p>Covid-19 (total)</text:p>
          </table:table-cell>
          <table:table-cell table:style-name="ce140" table:formula="of:=[MoMo.C162]/[.C$5]*1000000" office:value-type="float" office:value="128.691256436948" calcext:value-type="float">
            <text:p>129</text:p>
          </table:table-cell>
          <table:table-cell table:style-name="ce140" table:formula="of:=[MoMo.D162]/[.D$5]*1000000" office:value-type="float" office:value="520.352586633739" calcext:value-type="float">
            <text:p>520</text:p>
          </table:table-cell>
          <table:table-cell table:style-name="ce140" table:formula="of:=[MoMo.E162]/[.E$5]*1000000" office:value-type="float" office:value="216.874593967969" calcext:value-type="float">
            <text:p>217</text:p>
          </table:table-cell>
          <table:table-cell table:style-name="ce140" table:formula="of:=[MoMo.F162]/[.F$5]*1000000" office:value-type="float" office:value="148.816378305407" calcext:value-type="float">
            <text:p>149</text:p>
          </table:table-cell>
          <table:table-cell table:style-name="ce140" table:formula="of:=[MoMo.G162]/[.G$5]*1000000" office:value-type="float" office:value="56.8693204116211" calcext:value-type="float">
            <text:p>57</text:p>
          </table:table-cell>
          <table:table-cell table:style-name="ce140" table:formula="of:=[MoMo.H162]/[.H$5]*1000000" office:value-type="float" office:value="298.158141009843" calcext:value-type="float">
            <text:p>298</text:p>
          </table:table-cell>
          <table:table-cell table:style-name="ce140" table:formula="of:=[MoMo.I162]/[.I$5]*1000000" office:value-type="float" office:value="908.198860683623" calcext:value-type="float">
            <text:p>908</text:p>
          </table:table-cell>
          <table:table-cell table:style-name="ce140" table:formula="of:=[MoMo.J162]/[.J$5]*1000000" office:value-type="float" office:value="780.538058137751" calcext:value-type="float">
            <text:p>781</text:p>
          </table:table-cell>
          <table:table-cell table:style-name="ce140" table:formula="of:=[MoMo.K162]/[.K$5]*1000000" office:value-type="float" office:value="602.626424905576" calcext:value-type="float">
            <text:p>603</text:p>
          </table:table-cell>
          <table:table-cell table:style-name="ce140" table:formula="of:=[MoMo.L162]/[.L$5]*1000000" office:value-type="float" office:value="46.9792351780513" calcext:value-type="float">
            <text:p>47</text:p>
          </table:table-cell>
          <table:table-cell table:style-name="ce140" table:formula="of:=[MoMo.M162]/[.M$5]*1000000" office:value-type="float" office:value="226.443846458984" calcext:value-type="float">
            <text:p>226</text:p>
          </table:table-cell>
          <table:table-cell table:style-name="ce140" table:formula="of:=[MoMo.N162]/[.N$5]*1000000" office:value-type="float" office:value="379.358781130489" calcext:value-type="float">
            <text:p>379</text:p>
          </table:table-cell>
          <table:table-cell table:style-name="ce140" table:formula="of:=[MoMo.O162]/[.O$5]*1000000" office:value-type="float" office:value="138.79928623855" calcext:value-type="float">
            <text:p>139</text:p>
          </table:table-cell>
          <table:table-cell table:style-name="ce140" table:formula="of:=[MoMo.P162]/[.P$5]*1000000" office:value-type="float" office:value="1168.12218278315" calcext:value-type="float">
            <text:p>1168</text:p>
          </table:table-cell>
          <table:table-cell table:style-name="ce140"/>
          <table:table-cell table:style-name="ce140" table:formula="of:=[MoMo.R162]/[.R$5]*1000000" office:value-type="float" office:value="83.8682754044784" calcext:value-type="float">
            <text:p>84</text:p>
          </table:table-cell>
          <table:table-cell table:style-name="ce140" table:formula="of:=[MoMo.S162]/[.S$5]*1000000" office:value-type="float" office:value="631.607557053157" calcext:value-type="float">
            <text:p>632</text:p>
          </table:table-cell>
          <table:table-cell table:style-name="ce140" table:formula="of:=[MoMo.T162]/[.T$5]*1000000" office:value-type="float" office:value="530.674534170529" calcext:value-type="float">
            <text:p>531</text:p>
          </table:table-cell>
          <table:table-cell table:style-name="ce140" table:formula="of:=[MoMo.U162]/[.U$5]*1000000" office:value-type="float" office:value="959.847944880019" calcext:value-type="float">
            <text:p>960</text:p>
          </table:table-cell>
          <table:table-cell table:style-name="ce140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63]" office:value-type="string" office:string-value="Diferencia" calcext:value-type="string">
            <text:p>Diferencia</text:p>
          </table:table-cell>
          <table:table-cell table:style-name="ce136" table:formula="of:=[.C160]-[.C161]" office:value-type="float" office:value="11.2112864736544" calcext:value-type="float">
            <text:p>11</text:p>
          </table:table-cell>
          <table:table-cell table:style-name="ce136" table:formula="of:=[.D160]-[.D161]" office:value-type="float" office:value="78.7023736024598" calcext:value-type="float">
            <text:p>79</text:p>
          </table:table-cell>
          <table:table-cell table:style-name="ce136" table:formula="of:=[.E160]-[.E161]" office:value-type="float" office:value="120.593944627929" calcext:value-type="float">
            <text:p>121</text:p>
          </table:table-cell>
          <table:table-cell table:style-name="ce136" table:formula="of:=[.F160]-[.F161]" office:value-type="float" office:value="36.3182828007242" calcext:value-type="float">
            <text:p>36</text:p>
          </table:table-cell>
          <table:table-cell table:style-name="ce136" table:formula="of:=[.G160]-[.G161]" office:value-type="float" office:value="20.6797528769531" calcext:value-type="float">
            <text:p>21</text:p>
          </table:table-cell>
          <table:table-cell table:style-name="ce136" table:formula="of:=[.H160]-[.H161]" office:value-type="float" office:value="51.7037238745392" calcext:value-type="float">
            <text:p>52</text:p>
          </table:table-cell>
          <table:table-cell table:style-name="ce136" table:formula="of:=[.I160]-[.I161]" office:value-type="float" office:value="780.7687646005" calcext:value-type="float">
            <text:p>781</text:p>
          </table:table-cell>
          <table:table-cell table:style-name="ce136" table:formula="of:=[.J160]-[.J161]" office:value-type="float" office:value="869.841085016975" calcext:value-type="float">
            <text:p>870</text:p>
          </table:table-cell>
          <table:table-cell table:style-name="ce136" table:formula="of:=[.K160]-[.K161]" office:value-type="float" office:value="-1.9736673304767" calcext:value-type="float">
            <text:p>-2</text:p>
          </table:table-cell>
          <table:table-cell table:style-name="ce136" table:formula="of:=[.L160]-[.L161]" office:value-type="float" office:value="129.192896739641" calcext:value-type="float">
            <text:p>129</text:p>
          </table:table-cell>
          <table:table-cell table:style-name="ce136" table:formula="of:=[.M160]-[.M161]" office:value-type="float" office:value="71.922111375318" calcext:value-type="float">
            <text:p>72</text:p>
          </table:table-cell>
          <table:table-cell table:style-name="ce136" table:formula="of:=[.N160]-[.N161]" office:value-type="float" office:value="173.367895062091" calcext:value-type="float">
            <text:p>173</text:p>
          </table:table-cell>
          <table:table-cell table:style-name="ce136" table:formula="of:=[.O160]-[.O161]" office:value-type="float" office:value="52.5586630556644" calcext:value-type="float">
            <text:p>53</text:p>
          </table:table-cell>
          <table:table-cell table:style-name="ce136" table:formula="of:=[.P160]-[.P161]" office:value-type="float" office:value="493.001072197522" calcext:value-type="float">
            <text:p>493</text:p>
          </table:table-cell>
          <table:table-cell table:style-name="ce136"/>
          <table:table-cell table:style-name="ce136" table:formula="of:=[.R160]-[.R161]" office:value-type="float" office:value="-13.5271411942707" calcext:value-type="float">
            <text:p>-14</text:p>
          </table:table-cell>
          <table:table-cell table:style-name="ce136" table:formula="of:=[.S160]-[.S161]" office:value-type="float" office:value="404.599461975372" calcext:value-type="float">
            <text:p>405</text:p>
          </table:table-cell>
          <table:table-cell table:style-name="ce136" table:formula="of:=[.T160]-[.T161]" office:value-type="float" office:value="145.060134019193" calcext:value-type="float">
            <text:p>145</text:p>
          </table:table-cell>
          <table:table-cell table:style-name="ce136" table:formula="of:=[.U160]-[.U161]" office:value-type="float" office:value="-38.0137799952482" calcext:value-type="float">
            <text:p>-38</text:p>
          </table:table-cell>
          <table:table-cell table:style-name="ce136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121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66]" office:value-type="string" office:string-value="Fin" calcext:value-type="string">
            <text:p>Fin</text:p>
          </table:table-cell>
          <table:table-cell table:style-name="ce138" table:formula="of:=[MoMo.C166]" office:value-type="date" office:date-value="2020-04-10" calcext:value-type="date">
            <text:p>10/04</text:p>
          </table:table-cell>
          <table:table-cell table:style-name="ce138" table:formula="of:=[MoMo.D166]" office:value-type="date" office:date-value="2020-04-18" calcext:value-type="date">
            <text:p>18/04</text:p>
          </table:table-cell>
          <table:table-cell table:style-name="ce138" table:formula="of:=[MoMo.E166]" office:value-type="date" office:date-value="2020-04-22" calcext:value-type="date">
            <text:p>22/04</text:p>
          </table:table-cell>
          <table:table-cell table:style-name="ce138" table:formula="of:=[MoMo.F166]" office:value-type="date" office:date-value="2020-03-27" calcext:value-type="date">
            <text:p>27/03</text:p>
          </table:table-cell>
          <table:table-cell table:style-name="ce138" table:formula="of:=[MoMo.G166]" office:value-type="date" office:date-value="2020-04-03" calcext:value-type="date">
            <text:p>03/04</text:p>
          </table:table-cell>
          <table:table-cell table:style-name="ce138" table:formula="of:=[MoMo.H166]" office:value-type="date" office:date-value="2020-04-16" calcext:value-type="date">
            <text:p>16/04</text:p>
          </table:table-cell>
          <table:table-cell table:style-name="ce138" table:formula="of:=[MoMo.I166]" office:value-type="date" office:date-value="2020-04-22" calcext:value-type="date">
            <text:p>22/04</text:p>
          </table:table-cell>
          <table:table-cell table:style-name="ce138" table:formula="of:=[MoMo.J166]" office:value-type="date" office:date-value="2020-04-21" calcext:value-type="date">
            <text:p>21/04</text:p>
          </table:table-cell>
          <table:table-cell table:style-name="ce138" table:formula="of:=[MoMo.K166]" office:value-type="date" office:date-value="2020-04-22" calcext:value-type="date">
            <text:p>22/04</text:p>
          </table:table-cell>
          <table:table-cell table:style-name="ce138" table:formula="of:=[MoMo.L166]" office:value-type="date" office:date-value="2020-03-31" calcext:value-type="date">
            <text:p>31/03</text:p>
          </table:table-cell>
          <table:table-cell table:style-name="ce138" table:formula="of:=[MoMo.M166]" office:value-type="date" office:date-value="2020-04-15" calcext:value-type="date">
            <text:p>15/04</text:p>
          </table:table-cell>
          <table:table-cell table:style-name="ce138" table:formula="of:=[MoMo.N166]" office:value-type="date" office:date-value="2020-04-18" calcext:value-type="date">
            <text:p>18/04</text:p>
          </table:table-cell>
          <table:table-cell table:style-name="ce138" table:formula="of:=[MoMo.O166]" office:value-type="date" office:date-value="2020-04-11" calcext:value-type="date">
            <text:p>11/04</text:p>
          </table:table-cell>
          <table:table-cell table:style-name="ce138" table:formula="of:=[MoMo.P166]" office:value-type="date" office:date-value="2020-04-17" calcext:value-type="date">
            <text:p>17/04</text:p>
          </table:table-cell>
          <table:table-cell table:style-name="ce138"/>
          <table:table-cell table:style-name="ce138" table:formula="of:=[MoMo.R166]" office:value-type="date" office:date-value="2020-04-05" calcext:value-type="date">
            <text:p>05/04</text:p>
          </table:table-cell>
          <table:table-cell table:style-name="ce138" table:formula="of:=[MoMo.S166]" office:value-type="date" office:date-value="2020-04-18" calcext:value-type="date">
            <text:p>18/04</text:p>
          </table:table-cell>
          <table:table-cell table:style-name="ce138" table:formula="of:=[MoMo.T166]" office:value-type="date" office:date-value="2020-04-22" calcext:value-type="date">
            <text:p>22/04</text:p>
          </table:table-cell>
          <table:table-cell table:style-name="ce138" table:formula="of:=[MoMo.U166]" office:value-type="date" office:date-value="2020-04-14" calcext:value-type="date">
            <text:p>14/04</text:p>
          </table:table-cell>
          <table:table-cell table:style-name="ce138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67]" office:value-type="string" office:string-value="MoMo (parcial)" calcext:value-type="string">
            <text:p>MoMo (parcial)</text:p>
          </table:table-cell>
          <table:table-cell table:style-name="ce139" table:formula="of:=[MoMo.C167]/[.C$5]*1000000" office:value-type="float" office:value="98.5161981621124" calcext:value-type="float">
            <text:p>99</text:p>
          </table:table-cell>
          <table:table-cell table:style-name="ce139" table:formula="of:=[MoMo.D167]/[.D$5]*1000000" office:value-type="float" office:value="565.434528794371" calcext:value-type="float">
            <text:p>565</text:p>
          </table:table-cell>
          <table:table-cell table:style-name="ce139" table:formula="of:=[MoMo.E167]/[.E$5]*1000000" office:value-type="float" office:value="264.528652732231" calcext:value-type="float">
            <text:p>265</text:p>
          </table:table-cell>
          <table:table-cell table:style-name="ce139" table:formula="of:=[MoMo.F167]/[.F$5]*1000000" office:value-type="float" office:value="54.9203300889001" calcext:value-type="float">
            <text:p>55</text:p>
          </table:table-cell>
          <table:table-cell table:style-name="ce139" table:formula="of:=[MoMo.G167]/[.G$5]*1000000" office:value-type="float" office:value="38.5395394525035" calcext:value-type="float">
            <text:p>39</text:p>
          </table:table-cell>
          <table:table-cell table:style-name="ce139" table:formula="of:=[MoMo.H167]/[.H$5]*1000000" office:value-type="float" office:value="272.306279072573" calcext:value-type="float">
            <text:p>272</text:p>
          </table:table-cell>
          <table:table-cell table:style-name="ce139" table:formula="of:=[MoMo.I167]/[.I$5]*1000000" office:value-type="float" office:value="1679.42074512154" calcext:value-type="float">
            <text:p>1679</text:p>
          </table:table-cell>
          <table:table-cell table:style-name="ce139" table:formula="of:=[MoMo.J167]/[.J$5]*1000000" office:value-type="float" office:value="1609.42803138138" calcext:value-type="float">
            <text:p>1609</text:p>
          </table:table-cell>
          <table:table-cell table:style-name="ce139" table:formula="of:=[MoMo.K167]/[.K$5]*1000000" office:value-type="float" office:value="559.337321457119" calcext:value-type="float">
            <text:p>559</text:p>
          </table:table-cell>
          <table:table-cell table:style-name="ce139" table:formula="of:=[MoMo.L167]/[.L$5]*1000000" office:value-type="float" office:value="129.192896739641" calcext:value-type="float">
            <text:p>129</text:p>
          </table:table-cell>
          <table:table-cell table:style-name="ce139" table:formula="of:=[MoMo.M167]/[.M$5]*1000000" office:value-type="float" office:value="249.813496093541" calcext:value-type="float">
            <text:p>250</text:p>
          </table:table-cell>
          <table:table-cell table:style-name="ce139" table:formula="of:=[MoMo.N167]/[.N$5]*1000000" office:value-type="float" office:value="521.967856100919" calcext:value-type="float">
            <text:p>522</text:p>
          </table:table-cell>
          <table:table-cell table:style-name="ce139" table:formula="of:=[MoMo.O167]/[.O$5]*1000000" office:value-type="float" office:value="144.351257688092" calcext:value-type="float">
            <text:p>144</text:p>
          </table:table-cell>
          <table:table-cell table:style-name="ce139" table:formula="of:=[MoMo.P167]/[.P$5]*1000000" office:value-type="float" office:value="1544.97992499026" calcext:value-type="float">
            <text:p>1545</text:p>
          </table:table-cell>
          <table:table-cell table:style-name="ce139"/>
          <table:table-cell table:style-name="ce139" table:formula="of:=[MoMo.R167]/[.R$5]*1000000" office:value-type="float" office:value="44.6395659410934" calcext:value-type="float">
            <text:p>45</text:p>
          </table:table-cell>
          <table:table-cell table:style-name="ce139" table:formula="of:=[MoMo.S167]/[.S$5]*1000000" office:value-type="float" office:value="929.652198889977" calcext:value-type="float">
            <text:p>930</text:p>
          </table:table-cell>
          <table:table-cell table:style-name="ce139" table:formula="of:=[MoMo.T167]/[.T$5]*1000000" office:value-type="float" office:value="581.604737964102" calcext:value-type="float">
            <text:p>582</text:p>
          </table:table-cell>
          <table:table-cell table:style-name="ce139" table:formula="of:=[MoMo.U167]/[.U$5]*1000000" office:value-type="float" office:value="681.080224914865" calcext:value-type="float">
            <text:p>681</text:p>
          </table:table-cell>
          <table:table-cell table:style-name="ce139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68]" office:value-type="string" office:string-value="Covid-19 (parcial)" calcext:value-type="string">
            <text:p>Covid-19 (parcial)</text:p>
          </table:table-cell>
          <table:table-cell table:style-name="ce135" table:formula="of:=[MoMo.C168]/[.C$5]*1000000" office:value-type="float" office:value="78.8368123306977" calcext:value-type="float">
            <text:p>79</text:p>
          </table:table-cell>
          <table:table-cell table:style-name="ce135" table:formula="of:=[MoMo.D168]/[.D$5]*1000000" office:value-type="float" office:value="434.773306599996" calcext:value-type="float">
            <text:p>435</text:p>
          </table:table-cell>
          <table:table-cell table:style-name="ce135" table:formula="of:=[MoMo.E168]/[.E$5]*1000000" office:value-type="float" office:value="203.259148606751" calcext:value-type="float">
            <text:p>203</text:p>
          </table:table-cell>
          <table:table-cell table:style-name="ce135" table:formula="of:=[MoMo.F168]/[.F$5]*1000000" office:value-type="float" office:value="18.6020472881758" calcext:value-type="float">
            <text:p>19</text:p>
          </table:table-cell>
          <table:table-cell table:style-name="ce135" table:formula="of:=[MoMo.G168]/[.G$5]*1000000" office:value-type="float" office:value="21.6197416440874" calcext:value-type="float">
            <text:p>22</text:p>
          </table:table-cell>
          <table:table-cell table:style-name="ce135" table:formula="of:=[MoMo.H168]/[.H$5]*1000000" office:value-type="float" office:value="220.602555198034" calcext:value-type="float">
            <text:p>221</text:p>
          </table:table-cell>
          <table:table-cell table:style-name="ce135" table:formula="of:=[MoMo.I168]/[.I$5]*1000000" office:value-type="float" office:value="885.784446388872" calcext:value-type="float">
            <text:p>886</text:p>
          </table:table-cell>
          <table:table-cell table:style-name="ce135" table:formula="of:=[MoMo.J168]/[.J$5]*1000000" office:value-type="float" office:value="739.586946364405" calcext:value-type="float">
            <text:p>740</text:p>
          </table:table-cell>
          <table:table-cell table:style-name="ce135" table:formula="of:=[MoMo.K168]/[.K$5]*1000000" office:value-type="float" office:value="564.863589982454" calcext:value-type="float">
            <text:p>565</text:p>
          </table:table-cell>
          <table:table-cell table:style-name="ce135" table:formula="of:=[MoMo.L168]/[.L$5]*1000000" office:value-type="float" office:value="0" calcext:value-type="float">
            <text:p>0</text:p>
          </table:table-cell>
          <table:table-cell table:style-name="ce135" table:formula="of:=[MoMo.M168]/[.M$5]*1000000" office:value-type="float" office:value="176.481147240276" calcext:value-type="float">
            <text:p>176</text:p>
          </table:table-cell>
          <table:table-cell table:style-name="ce135" table:formula="of:=[MoMo.N168]/[.N$5]*1000000" office:value-type="float" office:value="337.414935550951" calcext:value-type="float">
            <text:p>337</text:p>
          </table:table-cell>
          <table:table-cell table:style-name="ce135" table:formula="of:=[MoMo.O168]/[.O$5]*1000000" office:value-type="float" office:value="93.2731203523059" calcext:value-type="float">
            <text:p>93</text:p>
          </table:table-cell>
          <table:table-cell table:style-name="ce135" table:formula="of:=[MoMo.P168]/[.P$5]*1000000" office:value-type="float" office:value="1062.01217711128" calcext:value-type="float">
            <text:p>1062</text:p>
          </table:table-cell>
          <table:table-cell table:style-name="ce135"/>
          <table:table-cell table:style-name="ce135" table:formula="of:=[MoMo.R168]/[.R$5]*1000000" office:value-type="float" office:value="29.7597106273956" calcext:value-type="float">
            <text:p>30</text:p>
          </table:table-cell>
          <table:table-cell table:style-name="ce135" table:formula="of:=[MoMo.S168]/[.S$5]*1000000" office:value-type="float" office:value="525.052736914605" calcext:value-type="float">
            <text:p>525</text:p>
          </table:table-cell>
          <table:table-cell table:style-name="ce135" table:formula="of:=[MoMo.T168]/[.T$5]*1000000" office:value-type="float" office:value="440.637209606892" calcext:value-type="float">
            <text:p>441</text:p>
          </table:table-cell>
          <table:table-cell table:style-name="ce135" table:formula="of:=[MoMo.U168]/[.U$5]*1000000" office:value-type="float" office:value="719.094004910113" calcext:value-type="float">
            <text:p>719</text:p>
          </table:table-cell>
          <table:table-cell table:style-name="ce135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69]" office:value-type="string" office:string-value="Covid-19 (total)" calcext:value-type="string">
            <text:p>Covid-19 (total)</text:p>
          </table:table-cell>
          <table:table-cell table:style-name="ce140" table:formula="of:=[MoMo.C169]/[.C$5]*1000000" office:value-type="float" office:value="132.030788578037" calcext:value-type="float">
            <text:p>132</text:p>
          </table:table-cell>
          <table:table-cell table:style-name="ce140" table:formula="of:=[MoMo.D169]/[.D$5]*1000000" office:value-type="float" office:value="531.049996637957" calcext:value-type="float">
            <text:p>531</text:p>
          </table:table-cell>
          <table:table-cell table:style-name="ce140" table:formula="of:=[MoMo.E169]/[.E$5]*1000000" office:value-type="float" office:value="224.654848460093" calcext:value-type="float">
            <text:p>225</text:p>
          </table:table-cell>
          <table:table-cell table:style-name="ce140" table:formula="of:=[MoMo.F169]/[.F$5]*1000000" office:value-type="float" office:value="152.359625407916" calcext:value-type="float">
            <text:p>152</text:p>
          </table:table-cell>
          <table:table-cell table:style-name="ce140" table:formula="of:=[MoMo.G169]/[.G$5]*1000000" office:value-type="float" office:value="60.1592810965909" calcext:value-type="float">
            <text:p>60</text:p>
          </table:table-cell>
          <table:table-cell table:style-name="ce140" table:formula="of:=[MoMo.H169]/[.H$5]*1000000" office:value-type="float" office:value="306.775428322266" calcext:value-type="float">
            <text:p>307</text:p>
          </table:table-cell>
          <table:table-cell table:style-name="ce140" table:formula="of:=[MoMo.I169]/[.I$5]*1000000" office:value-type="float" office:value="936.009337678963" calcext:value-type="float">
            <text:p>936</text:p>
          </table:table-cell>
          <table:table-cell table:style-name="ce140" table:formula="of:=[MoMo.J169]/[.J$5]*1000000" office:value-type="float" office:value="795.339664802816" calcext:value-type="float">
            <text:p>795</text:p>
          </table:table-cell>
          <table:table-cell table:style-name="ce140" table:formula="of:=[MoMo.K169]/[.K$5]*1000000" office:value-type="float" office:value="609.205316007166" calcext:value-type="float">
            <text:p>609</text:p>
          </table:table-cell>
          <table:table-cell table:style-name="ce140" table:formula="of:=[MoMo.L169]/[.L$5]*1000000" office:value-type="float" office:value="46.9792351780513" calcext:value-type="float">
            <text:p>47</text:p>
          </table:table-cell>
          <table:table-cell table:style-name="ce140" table:formula="of:=[MoMo.M169]/[.M$5]*1000000" office:value-type="float" office:value="231.077483886526" calcext:value-type="float">
            <text:p>231</text:p>
          </table:table-cell>
          <table:table-cell table:style-name="ce140" table:formula="of:=[MoMo.N169]/[.N$5]*1000000" office:value-type="float" office:value="383.087122959781" calcext:value-type="float">
            <text:p>383</text:p>
          </table:table-cell>
          <table:table-cell table:style-name="ce140" table:formula="of:=[MoMo.O169]/[.O$5]*1000000" office:value-type="float" office:value="141.390206248337" calcext:value-type="float">
            <text:p>141</text:p>
          </table:table-cell>
          <table:table-cell table:style-name="ce140" table:formula="of:=[MoMo.P169]/[.P$5]*1000000" office:value-type="float" office:value="1180.43580808318" calcext:value-type="float">
            <text:p>1180</text:p>
          </table:table-cell>
          <table:table-cell table:style-name="ce140"/>
          <table:table-cell table:style-name="ce140" table:formula="of:=[MoMo.R169]/[.R$5]*1000000" office:value-type="float" office:value="84.544632464192" calcext:value-type="float">
            <text:p>85</text:p>
          </table:table-cell>
          <table:table-cell table:style-name="ce140" table:formula="of:=[MoMo.S169]/[.S$5]*1000000" office:value-type="float" office:value="643.961739098206" calcext:value-type="float">
            <text:p>644</text:p>
          </table:table-cell>
          <table:table-cell table:style-name="ce140" table:formula="of:=[MoMo.T169]/[.T$5]*1000000" office:value-type="float" office:value="542.497617194037" calcext:value-type="float">
            <text:p>542</text:p>
          </table:table-cell>
          <table:table-cell table:style-name="ce140" table:formula="of:=[MoMo.U169]/[.U$5]*1000000" office:value-type="float" office:value="972.519204878435" calcext:value-type="float">
            <text:p>973</text:p>
          </table:table-cell>
          <table:table-cell table:style-name="ce140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70]" office:value-type="string" office:string-value="Diferencia" calcext:value-type="string">
            <text:p>Diferencia</text:p>
          </table:table-cell>
          <table:table-cell table:style-name="ce136" table:formula="of:=[.C167]-[.C168]" office:value-type="float" office:value="19.6793858314147" calcext:value-type="float">
            <text:p>20</text:p>
          </table:table-cell>
          <table:table-cell table:style-name="ce136" table:formula="of:=[.D167]-[.D168]" office:value-type="float" office:value="130.661222194375" calcext:value-type="float">
            <text:p>131</text:p>
          </table:table-cell>
          <table:table-cell table:style-name="ce136" table:formula="of:=[.E167]-[.E168]" office:value-type="float" office:value="61.2695041254799" calcext:value-type="float">
            <text:p>61</text:p>
          </table:table-cell>
          <table:table-cell table:style-name="ce136" table:formula="of:=[.F167]-[.F168]" office:value-type="float" office:value="36.3182828007242" calcext:value-type="float">
            <text:p>36</text:p>
          </table:table-cell>
          <table:table-cell table:style-name="ce136" table:formula="of:=[.G167]-[.G168]" office:value-type="float" office:value="16.9197978084162" calcext:value-type="float">
            <text:p>17</text:p>
          </table:table-cell>
          <table:table-cell table:style-name="ce136" table:formula="of:=[.H167]-[.H168]" office:value-type="float" office:value="51.7037238745392" calcext:value-type="float">
            <text:p>52</text:p>
          </table:table-cell>
          <table:table-cell table:style-name="ce136" table:formula="of:=[.I167]-[.I168]" office:value-type="float" office:value="793.636298732672" calcext:value-type="float">
            <text:p>794</text:p>
          </table:table-cell>
          <table:table-cell table:style-name="ce136" table:formula="of:=[.J167]-[.J168]" office:value-type="float" office:value="869.841085016975" calcext:value-type="float">
            <text:p>870</text:p>
          </table:table-cell>
          <table:table-cell table:style-name="ce136" table:formula="of:=[.K167]-[.K168]" office:value-type="float" office:value="-5.52626852533513" calcext:value-type="float">
            <text:p>-6</text:p>
          </table:table-cell>
          <table:table-cell table:style-name="ce136" table:formula="of:=[.L167]-[.L168]" office:value-type="float" office:value="129.192896739641" calcext:value-type="float">
            <text:p>129</text:p>
          </table:table-cell>
          <table:table-cell table:style-name="ce136" table:formula="of:=[.M167]-[.M168]" office:value-type="float" office:value="73.3323488532654" calcext:value-type="float">
            <text:p>73</text:p>
          </table:table-cell>
          <table:table-cell table:style-name="ce136" table:formula="of:=[.N167]-[.N168]" office:value-type="float" office:value="184.552920549968" calcext:value-type="float">
            <text:p>185</text:p>
          </table:table-cell>
          <table:table-cell table:style-name="ce136" table:formula="of:=[.O167]-[.O168]" office:value-type="float" office:value="51.0781373357866" calcext:value-type="float">
            <text:p>51</text:p>
          </table:table-cell>
          <table:table-cell table:style-name="ce136" table:formula="of:=[.P167]-[.P168]" office:value-type="float" office:value="482.967747878978" calcext:value-type="float">
            <text:p>483</text:p>
          </table:table-cell>
          <table:table-cell table:style-name="ce136"/>
          <table:table-cell table:style-name="ce136" table:formula="of:=[.R167]-[.R168]" office:value-type="float" office:value="14.8798553136978" calcext:value-type="float">
            <text:p>15</text:p>
          </table:table-cell>
          <table:table-cell table:style-name="ce136" table:formula="of:=[.S167]-[.S168]" office:value-type="float" office:value="404.599461975372" calcext:value-type="float">
            <text:p>405</text:p>
          </table:table-cell>
          <table:table-cell table:style-name="ce136" table:formula="of:=[.T167]-[.T168]" office:value-type="float" office:value="140.96752835721" calcext:value-type="float">
            <text:p>141</text:p>
          </table:table-cell>
          <table:table-cell table:style-name="ce136" table:formula="of:=[.U167]-[.U168]" office:value-type="float" office:value="-38.0137799952482" calcext:value-type="float">
            <text:p>-38</text:p>
          </table:table-cell>
          <table:table-cell table:style-name="ce136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121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73]" office:value-type="string" office:string-value="Fin" calcext:value-type="string">
            <text:p>Fin</text:p>
          </table:table-cell>
          <table:table-cell table:style-name="ce138" table:formula="of:=[MoMo.C173]" office:value-type="date" office:date-value="2020-04-10" calcext:value-type="date">
            <text:p>10/04</text:p>
          </table:table-cell>
          <table:table-cell table:style-name="ce138" table:formula="of:=[MoMo.D173]" office:value-type="date" office:date-value="2020-04-21" calcext:value-type="date">
            <text:p>21/04</text:p>
          </table:table-cell>
          <table:table-cell table:style-name="ce138" table:formula="of:=[MoMo.E173]" office:value-type="date" office:date-value="2020-04-10" calcext:value-type="date">
            <text:p>10/04</text:p>
          </table:table-cell>
          <table:table-cell table:style-name="ce138" table:formula="of:=[MoMo.F173]" office:value-type="date" office:date-value="2020-03-27" calcext:value-type="date">
            <text:p>27/03</text:p>
          </table:table-cell>
          <table:table-cell table:style-name="ce138" table:formula="of:=[MoMo.G173]" office:value-type="date" office:date-value="2020-04-03" calcext:value-type="date">
            <text:p>03/04</text:p>
          </table:table-cell>
          <table:table-cell table:style-name="ce138" table:formula="of:=[MoMo.H173]" office:value-type="date" office:date-value="2020-04-24" calcext:value-type="date">
            <text:p>24/04</text:p>
          </table:table-cell>
          <table:table-cell table:style-name="ce138" table:formula="of:=[MoMo.I173]" office:value-type="date" office:date-value="2020-04-23" calcext:value-type="date">
            <text:p>23/04</text:p>
          </table:table-cell>
          <table:table-cell table:style-name="ce138" table:formula="of:=[MoMo.J173]" office:value-type="date" office:date-value="2020-04-23" calcext:value-type="date">
            <text:p>23/04</text:p>
          </table:table-cell>
          <table:table-cell table:style-name="ce138" table:formula="of:=[MoMo.K173]" office:value-type="date" office:date-value="2020-04-23" calcext:value-type="date">
            <text:p>23/04</text:p>
          </table:table-cell>
          <table:table-cell table:style-name="ce138" table:formula="of:=[MoMo.L173]" office:value-type="date" office:date-value="2020-03-31" calcext:value-type="date">
            <text:p>31/03</text:p>
          </table:table-cell>
          <table:table-cell table:style-name="ce138" table:formula="of:=[MoMo.M173]" office:value-type="date" office:date-value="2020-04-15" calcext:value-type="date">
            <text:p>15/04</text:p>
          </table:table-cell>
          <table:table-cell table:style-name="ce138" table:formula="of:=[MoMo.N173]" office:value-type="date" office:date-value="2020-04-18" calcext:value-type="date">
            <text:p>18/04</text:p>
          </table:table-cell>
          <table:table-cell table:style-name="ce138" table:formula="of:=[MoMo.O173]" office:value-type="date" office:date-value="2020-04-11" calcext:value-type="date">
            <text:p>11/04</text:p>
          </table:table-cell>
          <table:table-cell table:style-name="ce138" table:formula="of:=[MoMo.P173]" office:value-type="date" office:date-value="2020-04-21" calcext:value-type="date">
            <text:p>21/04</text:p>
          </table:table-cell>
          <table:table-cell table:style-name="ce138"/>
          <table:table-cell table:style-name="ce138" table:formula="of:=[MoMo.R173]" office:value-type="date" office:date-value="2020-04-05" calcext:value-type="date">
            <text:p>05/04</text:p>
          </table:table-cell>
          <table:table-cell table:style-name="ce138" table:formula="of:=[MoMo.S173]" office:value-type="date" office:date-value="2020-04-18" calcext:value-type="date">
            <text:p>18/04</text:p>
          </table:table-cell>
          <table:table-cell table:style-name="ce138" table:formula="of:=[MoMo.T173]" office:value-type="date" office:date-value="2020-04-22" calcext:value-type="date">
            <text:p>22/04</text:p>
          </table:table-cell>
          <table:table-cell table:style-name="ce138" table:formula="of:=[MoMo.U173]" office:value-type="date" office:date-value="2020-04-14" calcext:value-type="date">
            <text:p>14/04</text:p>
          </table:table-cell>
          <table:table-cell table:style-name="ce138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74]" office:value-type="string" office:string-value="MoMo (parcial)" calcext:value-type="string">
            <text:p>MoMo (parcial)</text:p>
          </table:table-cell>
          <table:table-cell table:style-name="ce139" table:formula="of:=[MoMo.C174]/[.C$5]*1000000" office:value-type="float" office:value="95.6537420411793" calcext:value-type="float">
            <text:p>96</text:p>
          </table:table-cell>
          <table:table-cell table:style-name="ce139" table:formula="of:=[MoMo.D174]/[.D$5]*1000000" office:value-type="float" office:value="589.121650946568" calcext:value-type="float">
            <text:p>589</text:p>
          </table:table-cell>
          <table:table-cell table:style-name="ce139" table:formula="of:=[MoMo.E174]/[.E$5]*1000000" office:value-type="float" office:value="234.380166575249" calcext:value-type="float">
            <text:p>234</text:p>
          </table:table-cell>
          <table:table-cell table:style-name="ce139" table:formula="of:=[MoMo.F174]/[.F$5]*1000000" office:value-type="float" office:value="54.9203300889001" calcext:value-type="float">
            <text:p>55</text:p>
          </table:table-cell>
          <table:table-cell table:style-name="ce139" table:formula="of:=[MoMo.G174]/[.G$5]*1000000" office:value-type="float" office:value="38.5395394525035" calcext:value-type="float">
            <text:p>39</text:p>
          </table:table-cell>
          <table:table-cell table:style-name="ce139" table:formula="of:=[MoMo.H174]/[.H$5]*1000000" office:value-type="float" office:value="318.839630559658" calcext:value-type="float">
            <text:p>319</text:p>
          </table:table-cell>
          <table:table-cell table:style-name="ce139" table:formula="of:=[MoMo.I174]/[.I$5]*1000000" office:value-type="float" office:value="1710.13679434028" calcext:value-type="float">
            <text:p>1710</text:p>
          </table:table-cell>
          <table:table-cell table:style-name="ce139" table:formula="of:=[MoMo.J174]/[.J$5]*1000000" office:value-type="float" office:value="1637.05769715617" calcext:value-type="float">
            <text:p>1637</text:p>
          </table:table-cell>
          <table:table-cell table:style-name="ce139" table:formula="of:=[MoMo.K174]/[.K$5]*1000000" office:value-type="float" office:value="569.205658109503" calcext:value-type="float">
            <text:p>569</text:p>
          </table:table-cell>
          <table:table-cell table:style-name="ce139" table:formula="of:=[MoMo.L174]/[.L$5]*1000000" office:value-type="float" office:value="129.192896739641" calcext:value-type="float">
            <text:p>129</text:p>
          </table:table-cell>
          <table:table-cell table:style-name="ce139" table:formula="of:=[MoMo.M174]/[.M$5]*1000000" office:value-type="float" office:value="251.425196068338" calcext:value-type="float">
            <text:p>251</text:p>
          </table:table-cell>
          <table:table-cell table:style-name="ce139" table:formula="of:=[MoMo.N174]/[.N$5]*1000000" office:value-type="float" office:value="521.967856100919" calcext:value-type="float">
            <text:p>522</text:p>
          </table:table-cell>
          <table:table-cell table:style-name="ce139" table:formula="of:=[MoMo.O174]/[.O$5]*1000000" office:value-type="float" office:value="143.610994828154" calcext:value-type="float">
            <text:p>144</text:p>
          </table:table-cell>
          <table:table-cell table:style-name="ce139" table:formula="of:=[MoMo.P174]/[.P$5]*1000000" office:value-type="float" office:value="1607.46017188301" calcext:value-type="float">
            <text:p>1607</text:p>
          </table:table-cell>
          <table:table-cell table:style-name="ce139"/>
          <table:table-cell table:style-name="ce139" table:formula="of:=[MoMo.R174]/[.R$5]*1000000" office:value-type="float" office:value="44.6395659410934" calcext:value-type="float">
            <text:p>45</text:p>
          </table:table-cell>
          <table:table-cell table:style-name="ce139" table:formula="of:=[MoMo.S174]/[.S$5]*1000000" office:value-type="float" office:value="926.563653378714" calcext:value-type="float">
            <text:p>927</text:p>
          </table:table-cell>
          <table:table-cell table:style-name="ce139" table:formula="of:=[MoMo.T174]/[.T$5]*1000000" office:value-type="float" office:value="583.878407776315" calcext:value-type="float">
            <text:p>584</text:p>
          </table:table-cell>
          <table:table-cell table:style-name="ce139" table:formula="of:=[MoMo.U174]/[.U$5]*1000000" office:value-type="float" office:value="681.080224914865" calcext:value-type="float">
            <text:p>681</text:p>
          </table:table-cell>
          <table:table-cell table:style-name="ce139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75]" office:value-type="string" office:string-value="Covid-19 (parcial)" calcext:value-type="string">
            <text:p>Covid-19 (parcial)</text:p>
          </table:table-cell>
          <table:table-cell table:style-name="ce135" table:formula="of:=[MoMo.C175]/[.C$5]*1000000" office:value-type="float" office:value="78.8368123306977" calcext:value-type="float">
            <text:p>79</text:p>
          </table:table-cell>
          <table:table-cell table:style-name="ce135" table:formula="of:=[MoMo.D175]/[.D$5]*1000000" office:value-type="float" office:value="466.86553661265" calcext:value-type="float">
            <text:p>467</text:p>
          </table:table-cell>
          <table:table-cell table:style-name="ce135" table:formula="of:=[MoMo.E175]/[.E$5]*1000000" office:value-type="float" office:value="115.731285570351" calcext:value-type="float">
            <text:p>116</text:p>
          </table:table-cell>
          <table:table-cell table:style-name="ce135" table:formula="of:=[MoMo.F175]/[.F$5]*1000000" office:value-type="float" office:value="18.6020472881758" calcext:value-type="float">
            <text:p>19</text:p>
          </table:table-cell>
          <table:table-cell table:style-name="ce135" table:formula="of:=[MoMo.G175]/[.G$5]*1000000" office:value-type="float" office:value="21.6197416440874" calcext:value-type="float">
            <text:p>22</text:p>
          </table:table-cell>
          <table:table-cell table:style-name="ce135" table:formula="of:=[MoMo.H175]/[.H$5]*1000000" office:value-type="float" office:value="291.264311159904" calcext:value-type="float">
            <text:p>291</text:p>
          </table:table-cell>
          <table:table-cell table:style-name="ce135" table:formula="of:=[MoMo.I175]/[.I$5]*1000000" office:value-type="float" office:value="905.708370206428" calcext:value-type="float">
            <text:p>906</text:p>
          </table:table-cell>
          <table:table-cell table:style-name="ce135" table:formula="of:=[MoMo.J175]/[.J$5]*1000000" office:value-type="float" office:value="769.68354658337" calcext:value-type="float">
            <text:p>770</text:p>
          </table:table-cell>
          <table:table-cell table:style-name="ce135" table:formula="of:=[MoMo.K175]/[.K$5]*1000000" office:value-type="float" office:value="577.495060897506" calcext:value-type="float">
            <text:p>577</text:p>
          </table:table-cell>
          <table:table-cell table:style-name="ce135" table:formula="of:=[MoMo.L175]/[.L$5]*1000000" office:value-type="float" office:value="0" calcext:value-type="float">
            <text:p>0</text:p>
          </table:table-cell>
          <table:table-cell table:style-name="ce135" table:formula="of:=[MoMo.M175]/[.M$5]*1000000" office:value-type="float" office:value="176.481147240276" calcext:value-type="float">
            <text:p>176</text:p>
          </table:table-cell>
          <table:table-cell table:style-name="ce135" table:formula="of:=[MoMo.N175]/[.N$5]*1000000" office:value-type="float" office:value="337.414935550951" calcext:value-type="float">
            <text:p>337</text:p>
          </table:table-cell>
          <table:table-cell table:style-name="ce135" table:formula="of:=[MoMo.O175]/[.O$5]*1000000" office:value-type="float" office:value="93.2731203523059" calcext:value-type="float">
            <text:p>93</text:p>
          </table:table-cell>
          <table:table-cell table:style-name="ce135" table:formula="of:=[MoMo.P175]/[.P$5]*1000000" office:value-type="float" office:value="1130.87726675219" calcext:value-type="float">
            <text:p>1131</text:p>
          </table:table-cell>
          <table:table-cell table:style-name="ce135"/>
          <table:table-cell table:style-name="ce135" table:formula="of:=[MoMo.R175]/[.R$5]*1000000" office:value-type="float" office:value="29.7597106273956" calcext:value-type="float">
            <text:p>30</text:p>
          </table:table-cell>
          <table:table-cell table:style-name="ce135" table:formula="of:=[MoMo.S175]/[.S$5]*1000000" office:value-type="float" office:value="525.052736914605" calcext:value-type="float">
            <text:p>525</text:p>
          </table:table-cell>
          <table:table-cell table:style-name="ce135" table:formula="of:=[MoMo.T175]/[.T$5]*1000000" office:value-type="float" office:value="440.637209606892" calcext:value-type="float">
            <text:p>441</text:p>
          </table:table-cell>
          <table:table-cell table:style-name="ce135" table:formula="of:=[MoMo.U175]/[.U$5]*1000000" office:value-type="float" office:value="719.094004910113" calcext:value-type="float">
            <text:p>719</text:p>
          </table:table-cell>
          <table:table-cell table:style-name="ce135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76]" office:value-type="string" office:string-value="Covid-19 (total)" calcext:value-type="string">
            <text:p>Covid-19 (total)</text:p>
          </table:table-cell>
          <table:table-cell table:style-name="ce140" table:formula="of:=[MoMo.C176]/[.C$5]*1000000" office:value-type="float" office:value="134.89324469897" calcext:value-type="float">
            <text:p>135</text:p>
          </table:table-cell>
          <table:table-cell table:style-name="ce140" table:formula="of:=[MoMo.D176]/[.D$5]*1000000" office:value-type="float" office:value="541.747406642175" calcext:value-type="float">
            <text:p>542</text:p>
          </table:table-cell>
          <table:table-cell table:style-name="ce140" table:formula="of:=[MoMo.E176]/[.E$5]*1000000" office:value-type="float" office:value="232.435102952218" calcext:value-type="float">
            <text:p>232</text:p>
          </table:table-cell>
          <table:table-cell table:style-name="ce140" table:formula="of:=[MoMo.F176]/[.F$5]*1000000" office:value-type="float" office:value="154.131248959171" calcext:value-type="float">
            <text:p>154</text:p>
          </table:table-cell>
          <table:table-cell table:style-name="ce140" table:formula="of:=[MoMo.G176]/[.G$5]*1000000" office:value-type="float" office:value="61.0992698637251" calcext:value-type="float">
            <text:p>61</text:p>
          </table:table-cell>
          <table:table-cell table:style-name="ce140" table:formula="of:=[MoMo.H176]/[.H$5]*1000000" office:value-type="float" office:value="313.669258172204" calcext:value-type="float">
            <text:p>314</text:p>
          </table:table-cell>
          <table:table-cell table:style-name="ce140" table:formula="of:=[MoMo.I176]/[.I$5]*1000000" office:value-type="float" office:value="951.367362288329" calcext:value-type="float">
            <text:p>951</text:p>
          </table:table-cell>
          <table:table-cell table:style-name="ce140" table:formula="of:=[MoMo.J176]/[.J$5]*1000000" office:value-type="float" office:value="808.661110801374" calcext:value-type="float">
            <text:p>809</text:p>
          </table:table-cell>
          <table:table-cell table:style-name="ce140" table:formula="of:=[MoMo.K176]/[.K$5]*1000000" office:value-type="float" office:value="623.020987320503" calcext:value-type="float">
            <text:p>623</text:p>
          </table:table-cell>
          <table:table-cell table:style-name="ce140" table:formula="of:=[MoMo.L176]/[.L$5]*1000000" office:value-type="float" office:value="46.9792351780513" calcext:value-type="float">
            <text:p>47</text:p>
          </table:table-cell>
          <table:table-cell table:style-name="ce140" table:formula="of:=[MoMo.M176]/[.M$5]*1000000" office:value-type="float" office:value="236.114046307767" calcext:value-type="float">
            <text:p>236</text:p>
          </table:table-cell>
          <table:table-cell table:style-name="ce140" table:formula="of:=[MoMo.N176]/[.N$5]*1000000" office:value-type="float" office:value="387.747550246397" calcext:value-type="float">
            <text:p>388</text:p>
          </table:table-cell>
          <table:table-cell table:style-name="ce140" table:formula="of:=[MoMo.O176]/[.O$5]*1000000" office:value-type="float" office:value="143.610994828154" calcext:value-type="float">
            <text:p>144</text:p>
          </table:table-cell>
          <table:table-cell table:style-name="ce140" table:formula="of:=[MoMo.P176]/[.P$5]*1000000" office:value-type="float" office:value="1193.05347351408" calcext:value-type="float">
            <text:p>1193</text:p>
          </table:table-cell>
          <table:table-cell table:style-name="ce140"/>
          <table:table-cell table:style-name="ce140" table:formula="of:=[MoMo.R176]/[.R$5]*1000000" office:value-type="float" office:value="85.2209895239055" calcext:value-type="float">
            <text:p>85</text:p>
          </table:table-cell>
          <table:table-cell table:style-name="ce140" table:formula="of:=[MoMo.S176]/[.S$5]*1000000" office:value-type="float" office:value="662.493012165781" calcext:value-type="float">
            <text:p>662</text:p>
          </table:table-cell>
          <table:table-cell table:style-name="ce140" table:formula="of:=[MoMo.T176]/[.T$5]*1000000" office:value-type="float" office:value="551.137562480447" calcext:value-type="float">
            <text:p>551</text:p>
          </table:table-cell>
          <table:table-cell table:style-name="ce140" table:formula="of:=[MoMo.U176]/[.U$5]*1000000" office:value-type="float" office:value="985.190464876851" calcext:value-type="float">
            <text:p>985</text:p>
          </table:table-cell>
          <table:table-cell table:style-name="ce140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77]" office:value-type="string" office:string-value="Diferencia" calcext:value-type="string">
            <text:p>Diferencia</text:p>
          </table:table-cell>
          <table:table-cell table:style-name="ce136" table:formula="of:=[.C174]-[.C175]" office:value-type="float" office:value="16.8169297104816" calcext:value-type="float">
            <text:p>17</text:p>
          </table:table-cell>
          <table:table-cell table:style-name="ce136" table:formula="of:=[.D174]-[.D175]" office:value-type="float" office:value="122.256114333918" calcext:value-type="float">
            <text:p>122</text:p>
          </table:table-cell>
          <table:table-cell table:style-name="ce136" table:formula="of:=[.E174]-[.E175]" office:value-type="float" office:value="118.648881004898" calcext:value-type="float">
            <text:p>119</text:p>
          </table:table-cell>
          <table:table-cell table:style-name="ce136" table:formula="of:=[.F174]-[.F175]" office:value-type="float" office:value="36.3182828007242" calcext:value-type="float">
            <text:p>36</text:p>
          </table:table-cell>
          <table:table-cell table:style-name="ce136" table:formula="of:=[.G174]-[.G175]" office:value-type="float" office:value="16.9197978084162" calcext:value-type="float">
            <text:p>17</text:p>
          </table:table-cell>
          <table:table-cell table:style-name="ce136" table:formula="of:=[.H174]-[.H175]" office:value-type="float" office:value="27.5753193997542" calcext:value-type="float">
            <text:p>28</text:p>
          </table:table-cell>
          <table:table-cell table:style-name="ce136" table:formula="of:=[.I174]-[.I175]" office:value-type="float" office:value="804.428424133849" calcext:value-type="float">
            <text:p>804</text:p>
          </table:table-cell>
          <table:table-cell table:style-name="ce136" table:formula="of:=[.J174]-[.J175]" office:value-type="float" office:value="867.374150572798" calcext:value-type="float">
            <text:p>867</text:p>
          </table:table-cell>
          <table:table-cell table:style-name="ce136" table:formula="of:=[.K174]-[.K175]" office:value-type="float" office:value="-8.28940278800246" calcext:value-type="float">
            <text:p>-8</text:p>
          </table:table-cell>
          <table:table-cell table:style-name="ce136" table:formula="of:=[.L174]-[.L175]" office:value-type="float" office:value="129.192896739641" calcext:value-type="float">
            <text:p>129</text:p>
          </table:table-cell>
          <table:table-cell table:style-name="ce136" table:formula="of:=[.M174]-[.M175]" office:value-type="float" office:value="74.9440488280625" calcext:value-type="float">
            <text:p>75</text:p>
          </table:table-cell>
          <table:table-cell table:style-name="ce136" table:formula="of:=[.N174]-[.N175]" office:value-type="float" office:value="184.552920549968" calcext:value-type="float">
            <text:p>185</text:p>
          </table:table-cell>
          <table:table-cell table:style-name="ce136" table:formula="of:=[.O174]-[.O175]" office:value-type="float" office:value="50.3378744758476" calcext:value-type="float">
            <text:p>50</text:p>
          </table:table-cell>
          <table:table-cell table:style-name="ce136" table:formula="of:=[.P174]-[.P175]" office:value-type="float" office:value="476.582905130814" calcext:value-type="float">
            <text:p>477</text:p>
          </table:table-cell>
          <table:table-cell table:style-name="ce136"/>
          <table:table-cell table:style-name="ce136" table:formula="of:=[.R174]-[.R175]" office:value-type="float" office:value="14.8798553136978" calcext:value-type="float">
            <text:p>15</text:p>
          </table:table-cell>
          <table:table-cell table:style-name="ce136" table:formula="of:=[.S174]-[.S175]" office:value-type="float" office:value="401.51091646411" calcext:value-type="float">
            <text:p>402</text:p>
          </table:table-cell>
          <table:table-cell table:style-name="ce136" table:formula="of:=[.T174]-[.T175]" office:value-type="float" office:value="143.241198169423" calcext:value-type="float">
            <text:p>143</text:p>
          </table:table-cell>
          <table:table-cell table:style-name="ce136" table:formula="of:=[.U174]-[.U175]" office:value-type="float" office:value="-38.0137799952482" calcext:value-type="float">
            <text:p>-38</text:p>
          </table:table-cell>
          <table:table-cell table:style-name="ce136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121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80]" office:value-type="string" office:string-value="Fin" calcext:value-type="string">
            <text:p>Fin</text:p>
          </table:table-cell>
          <table:table-cell table:style-name="ce138" table:formula="of:=[MoMo.C180]" office:value-type="date" office:date-value="2020-04-10" calcext:value-type="date">
            <text:p>10/04</text:p>
          </table:table-cell>
          <table:table-cell table:style-name="ce138" table:formula="of:=[MoMo.D180]" office:value-type="date" office:date-value="2020-04-21" calcext:value-type="date">
            <text:p>21/04</text:p>
          </table:table-cell>
          <table:table-cell table:style-name="ce138" table:formula="of:=[MoMo.E180]" office:value-type="date" office:date-value="2020-04-10" calcext:value-type="date">
            <text:p>10/04</text:p>
          </table:table-cell>
          <table:table-cell table:style-name="ce138" table:formula="of:=[MoMo.F180]" office:value-type="date" office:date-value="2020-03-27" calcext:value-type="date">
            <text:p>27/03</text:p>
          </table:table-cell>
          <table:table-cell table:style-name="ce138" table:formula="of:=[MoMo.G180]" office:value-type="date" office:date-value="2020-04-03" calcext:value-type="date">
            <text:p>03/04</text:p>
          </table:table-cell>
          <table:table-cell table:style-name="ce138" table:formula="of:=[MoMo.H180]" office:value-type="date" office:date-value="2020-04-24" calcext:value-type="date">
            <text:p>24/04</text:p>
          </table:table-cell>
          <table:table-cell table:style-name="ce138" table:formula="of:=[MoMo.I180]" office:value-type="date" office:date-value="2020-04-24" calcext:value-type="date">
            <text:p>24/04</text:p>
          </table:table-cell>
          <table:table-cell table:style-name="ce138" table:formula="of:=[MoMo.J180]" office:value-type="date" office:date-value="2020-04-24" calcext:value-type="date">
            <text:p>24/04</text:p>
          </table:table-cell>
          <table:table-cell table:style-name="ce138" table:formula="of:=[MoMo.K180]" office:value-type="date" office:date-value="2020-04-23" calcext:value-type="date">
            <text:p>23/04</text:p>
          </table:table-cell>
          <table:table-cell table:style-name="ce138" table:formula="of:=[MoMo.L180]" office:value-type="date" office:date-value="2020-03-31" calcext:value-type="date">
            <text:p>31/03</text:p>
          </table:table-cell>
          <table:table-cell table:style-name="ce138" table:formula="of:=[MoMo.M180]" office:value-type="date" office:date-value="2020-04-15" calcext:value-type="date">
            <text:p>15/04</text:p>
          </table:table-cell>
          <table:table-cell table:style-name="ce138" table:formula="of:=[MoMo.N180]" office:value-type="date" office:date-value="2020-04-18" calcext:value-type="date">
            <text:p>18/04</text:p>
          </table:table-cell>
          <table:table-cell table:style-name="ce138" table:formula="of:=[MoMo.O180]" office:value-type="date" office:date-value="2020-04-11" calcext:value-type="date">
            <text:p>11/04</text:p>
          </table:table-cell>
          <table:table-cell table:style-name="ce138" table:formula="of:=[MoMo.P180]" office:value-type="date" office:date-value="2020-04-21" calcext:value-type="date">
            <text:p>21/04</text:p>
          </table:table-cell>
          <table:table-cell table:style-name="ce138"/>
          <table:table-cell table:style-name="ce138" table:formula="of:=[MoMo.R180]" office:value-type="date" office:date-value="2020-04-05" calcext:value-type="date">
            <text:p>05/04</text:p>
          </table:table-cell>
          <table:table-cell table:style-name="ce138" table:formula="of:=[MoMo.S180]" office:value-type="date" office:date-value="2020-04-18" calcext:value-type="date">
            <text:p>18/04</text:p>
          </table:table-cell>
          <table:table-cell table:style-name="ce138" table:formula="of:=[MoMo.T180]" office:value-type="date" office:date-value="2020-04-22" calcext:value-type="date">
            <text:p>22/04</text:p>
          </table:table-cell>
          <table:table-cell table:style-name="ce138" table:formula="of:=[MoMo.U180]" office:value-type="date" office:date-value="2020-04-14" calcext:value-type="date">
            <text:p>14/04</text:p>
          </table:table-cell>
          <table:table-cell table:style-name="ce138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81]" office:value-type="string" office:string-value="MoMo (parcial)" calcext:value-type="string">
            <text:p>MoMo (parcial)</text:p>
          </table:table-cell>
          <table:table-cell table:style-name="ce139" table:formula="of:=[MoMo.C181]/[.C$5]*1000000" office:value-type="float" office:value="95.4152040311015" calcext:value-type="float">
            <text:p>95</text:p>
          </table:table-cell>
          <table:table-cell table:style-name="ce139" table:formula="of:=[MoMo.D181]/[.D$5]*1000000" office:value-type="float" office:value="589.121650946568" calcext:value-type="float">
            <text:p>589</text:p>
          </table:table-cell>
          <table:table-cell table:style-name="ce139" table:formula="of:=[MoMo.E181]/[.E$5]*1000000" office:value-type="float" office:value="234.380166575249" calcext:value-type="float">
            <text:p>234</text:p>
          </table:table-cell>
          <table:table-cell table:style-name="ce139" table:formula="of:=[MoMo.F181]/[.F$5]*1000000" office:value-type="float" office:value="54.9203300889001" calcext:value-type="float">
            <text:p>55</text:p>
          </table:table-cell>
          <table:table-cell table:style-name="ce139" table:formula="of:=[MoMo.G181]/[.G$5]*1000000" office:value-type="float" office:value="38.5395394525035" calcext:value-type="float">
            <text:p>39</text:p>
          </table:table-cell>
          <table:table-cell table:style-name="ce139" table:formula="of:=[MoMo.H181]/[.H$5]*1000000" office:value-type="float" office:value="329.180375334566" calcext:value-type="float">
            <text:p>329</text:p>
          </table:table-cell>
          <table:table-cell table:style-name="ce139" table:formula="of:=[MoMo.I181]/[.I$5]*1000000" office:value-type="float" office:value="1725.07973720345" calcext:value-type="float">
            <text:p>1725</text:p>
          </table:table-cell>
          <table:table-cell table:style-name="ce139" table:formula="of:=[MoMo.J181]/[.J$5]*1000000" office:value-type="float" office:value="1648.89898248822" calcext:value-type="float">
            <text:p>1649</text:p>
          </table:table-cell>
          <table:table-cell table:style-name="ce139" table:formula="of:=[MoMo.K181]/[.K$5]*1000000" office:value-type="float" office:value="568.679346821376" calcext:value-type="float">
            <text:p>569</text:p>
          </table:table-cell>
          <table:table-cell table:style-name="ce139" table:formula="of:=[MoMo.L181]/[.L$5]*1000000" office:value-type="float" office:value="129.192896739641" calcext:value-type="float">
            <text:p>129</text:p>
          </table:table-cell>
          <table:table-cell table:style-name="ce139" table:formula="of:=[MoMo.M181]/[.M$5]*1000000" office:value-type="float" office:value="251.425196068338" calcext:value-type="float">
            <text:p>251</text:p>
          </table:table-cell>
          <table:table-cell table:style-name="ce139" table:formula="of:=[MoMo.N181]/[.N$5]*1000000" office:value-type="float" office:value="521.967856100919" calcext:value-type="float">
            <text:p>522</text:p>
          </table:table-cell>
          <table:table-cell table:style-name="ce139" table:formula="of:=[MoMo.O181]/[.O$5]*1000000" office:value-type="float" office:value="142.130469108276" calcext:value-type="float">
            <text:p>142</text:p>
          </table:table-cell>
          <table:table-cell table:style-name="ce139" table:formula="of:=[MoMo.P181]/[.P$5]*1000000" office:value-type="float" office:value="1622.51015836082" calcext:value-type="float">
            <text:p>1623</text:p>
          </table:table-cell>
          <table:table-cell table:style-name="ce139"/>
          <table:table-cell table:style-name="ce139" table:formula="of:=[MoMo.R181]/[.R$5]*1000000" office:value-type="float" office:value="44.6395659410934" calcext:value-type="float">
            <text:p>45</text:p>
          </table:table-cell>
          <table:table-cell table:style-name="ce139" table:formula="of:=[MoMo.S181]/[.S$5]*1000000" office:value-type="float" office:value="926.563653378714" calcext:value-type="float">
            <text:p>927</text:p>
          </table:table-cell>
          <table:table-cell table:style-name="ce139" table:formula="of:=[MoMo.T181]/[.T$5]*1000000" office:value-type="float" office:value="583.878407776315" calcext:value-type="float">
            <text:p>584</text:p>
          </table:table-cell>
          <table:table-cell table:style-name="ce139" table:formula="of:=[MoMo.U181]/[.U$5]*1000000" office:value-type="float" office:value="681.080224914865" calcext:value-type="float">
            <text:p>681</text:p>
          </table:table-cell>
          <table:table-cell table:style-name="ce139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82]" office:value-type="string" office:string-value="Covid-19 (parcial)" calcext:value-type="string">
            <text:p>Covid-19 (parcial)</text:p>
          </table:table-cell>
          <table:table-cell table:style-name="ce135" table:formula="of:=[MoMo.C182]/[.C$5]*1000000" office:value-type="float" office:value="78.8368123306977" calcext:value-type="float">
            <text:p>79</text:p>
          </table:table-cell>
          <table:table-cell table:style-name="ce135" table:formula="of:=[MoMo.D182]/[.D$5]*1000000" office:value-type="float" office:value="466.86553661265" calcext:value-type="float">
            <text:p>467</text:p>
          </table:table-cell>
          <table:table-cell table:style-name="ce135" table:formula="of:=[MoMo.E182]/[.E$5]*1000000" office:value-type="float" office:value="115.731285570351" calcext:value-type="float">
            <text:p>116</text:p>
          </table:table-cell>
          <table:table-cell table:style-name="ce135" table:formula="of:=[MoMo.F182]/[.F$5]*1000000" office:value-type="float" office:value="18.6020472881758" calcext:value-type="float">
            <text:p>19</text:p>
          </table:table-cell>
          <table:table-cell table:style-name="ce135" table:formula="of:=[MoMo.G182]/[.G$5]*1000000" office:value-type="float" office:value="21.6197416440874" calcext:value-type="float">
            <text:p>22</text:p>
          </table:table-cell>
          <table:table-cell table:style-name="ce135" table:formula="of:=[MoMo.H182]/[.H$5]*1000000" office:value-type="float" office:value="291.264311159904" calcext:value-type="float">
            <text:p>291</text:p>
          </table:table-cell>
          <table:table-cell table:style-name="ce135" table:formula="of:=[MoMo.I182]/[.I$5]*1000000" office:value-type="float" office:value="933.518847201768" calcext:value-type="float">
            <text:p>934</text:p>
          </table:table-cell>
          <table:table-cell table:style-name="ce135" table:formula="of:=[MoMo.J182]/[.J$5]*1000000" office:value-type="float" office:value="784.485153248435" calcext:value-type="float">
            <text:p>784</text:p>
          </table:table-cell>
          <table:table-cell table:style-name="ce135" table:formula="of:=[MoMo.K182]/[.K$5]*1000000" office:value-type="float" office:value="577.495060897506" calcext:value-type="float">
            <text:p>577</text:p>
          </table:table-cell>
          <table:table-cell table:style-name="ce135" table:formula="of:=[MoMo.L182]/[.L$5]*1000000" office:value-type="float" office:value="0" calcext:value-type="float">
            <text:p>0</text:p>
          </table:table-cell>
          <table:table-cell table:style-name="ce135" table:formula="of:=[MoMo.M182]/[.M$5]*1000000" office:value-type="float" office:value="176.481147240276" calcext:value-type="float">
            <text:p>176</text:p>
          </table:table-cell>
          <table:table-cell table:style-name="ce135" table:formula="of:=[MoMo.N182]/[.N$5]*1000000" office:value-type="float" office:value="337.414935550951" calcext:value-type="float">
            <text:p>337</text:p>
          </table:table-cell>
          <table:table-cell table:style-name="ce135" table:formula="of:=[MoMo.O182]/[.O$5]*1000000" office:value-type="float" office:value="93.2731203523059" calcext:value-type="float">
            <text:p>93</text:p>
          </table:table-cell>
          <table:table-cell table:style-name="ce135" table:formula="of:=[MoMo.P182]/[.P$5]*1000000" office:value-type="float" office:value="1130.87726675219" calcext:value-type="float">
            <text:p>1131</text:p>
          </table:table-cell>
          <table:table-cell table:style-name="ce135"/>
          <table:table-cell table:style-name="ce135" table:formula="of:=[MoMo.R182]/[.R$5]*1000000" office:value-type="float" office:value="29.7597106273956" calcext:value-type="float">
            <text:p>30</text:p>
          </table:table-cell>
          <table:table-cell table:style-name="ce135" table:formula="of:=[MoMo.S182]/[.S$5]*1000000" office:value-type="float" office:value="525.052736914605" calcext:value-type="float">
            <text:p>525</text:p>
          </table:table-cell>
          <table:table-cell table:style-name="ce135" table:formula="of:=[MoMo.T182]/[.T$5]*1000000" office:value-type="float" office:value="440.637209606892" calcext:value-type="float">
            <text:p>441</text:p>
          </table:table-cell>
          <table:table-cell table:style-name="ce135" table:formula="of:=[MoMo.U182]/[.U$5]*1000000" office:value-type="float" office:value="719.094004910113" calcext:value-type="float">
            <text:p>719</text:p>
          </table:table-cell>
          <table:table-cell table:style-name="ce135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83]" office:value-type="string" office:string-value="Covid-19 (total)" calcext:value-type="string">
            <text:p>Covid-19 (total)</text:p>
          </table:table-cell>
          <table:table-cell table:style-name="ce140" table:formula="of:=[MoMo.C183]/[.C$5]*1000000" office:value-type="float" office:value="136.563010769514" calcext:value-type="float">
            <text:p>137</text:p>
          </table:table-cell>
          <table:table-cell table:style-name="ce140" table:formula="of:=[MoMo.D183]/[.D$5]*1000000" office:value-type="float" office:value="544.039708785936" calcext:value-type="float">
            <text:p>544</text:p>
          </table:table-cell>
          <table:table-cell table:style-name="ce140" table:formula="of:=[MoMo.E183]/[.E$5]*1000000" office:value-type="float" office:value="242.160421067373" calcext:value-type="float">
            <text:p>242</text:p>
          </table:table-cell>
          <table:table-cell table:style-name="ce140" table:formula="of:=[MoMo.F183]/[.F$5]*1000000" office:value-type="float" office:value="155.017060734799" calcext:value-type="float">
            <text:p>155</text:p>
          </table:table-cell>
          <table:table-cell table:style-name="ce140" table:formula="of:=[MoMo.G183]/[.G$5]*1000000" office:value-type="float" office:value="61.5692642472922" calcext:value-type="float">
            <text:p>62</text:p>
          </table:table-cell>
          <table:table-cell table:style-name="ce140" table:formula="of:=[MoMo.H183]/[.H$5]*1000000" office:value-type="float" office:value="315.392715634689" calcext:value-type="float">
            <text:p>315</text:p>
          </table:table-cell>
          <table:table-cell table:style-name="ce140" table:formula="of:=[MoMo.I183]/[.I$5]*1000000" office:value-type="float" office:value="967.140468643895" calcext:value-type="float">
            <text:p>967</text:p>
          </table:table-cell>
          <table:table-cell table:style-name="ce140" table:formula="of:=[MoMo.J183]/[.J$5]*1000000" office:value-type="float" office:value="821.982556799932" calcext:value-type="float">
            <text:p>822</text:p>
          </table:table-cell>
          <table:table-cell table:style-name="ce140" table:formula="of:=[MoMo.K183]/[.K$5]*1000000" office:value-type="float" office:value="631.968279218665" calcext:value-type="float">
            <text:p>632</text:p>
          </table:table-cell>
          <table:table-cell table:style-name="ce140" table:formula="of:=[MoMo.L183]/[.L$5]*1000000" office:value-type="float" office:value="46.9792351780513" calcext:value-type="float">
            <text:p>47</text:p>
          </table:table-cell>
          <table:table-cell table:style-name="ce140" table:formula="of:=[MoMo.M183]/[.M$5]*1000000" office:value-type="float" office:value="238.934521263661" calcext:value-type="float">
            <text:p>239</text:p>
          </table:table-cell>
          <table:table-cell table:style-name="ce140" table:formula="of:=[MoMo.N183]/[.N$5]*1000000" office:value-type="float" office:value="393.340062990335" calcext:value-type="float">
            <text:p>393</text:p>
          </table:table-cell>
          <table:table-cell table:style-name="ce140" table:formula="of:=[MoMo.O183]/[.O$5]*1000000" office:value-type="float" office:value="145.83178340797" calcext:value-type="float">
            <text:p>146</text:p>
          </table:table-cell>
          <table:table-cell table:style-name="ce140" table:formula="of:=[MoMo.P183]/[.P$5]*1000000" office:value-type="float" office:value="1204.30295835608" calcext:value-type="float">
            <text:p>1204</text:p>
          </table:table-cell>
          <table:table-cell table:style-name="ce140"/>
          <table:table-cell table:style-name="ce140" table:formula="of:=[MoMo.R183]/[.R$5]*1000000" office:value-type="float" office:value="85.897346583619" calcext:value-type="float">
            <text:p>86</text:p>
          </table:table-cell>
          <table:table-cell table:style-name="ce140" table:formula="of:=[MoMo.S183]/[.S$5]*1000000" office:value-type="float" office:value="665.581557677043" calcext:value-type="float">
            <text:p>666</text:p>
          </table:table-cell>
          <table:table-cell table:style-name="ce140" table:formula="of:=[MoMo.T183]/[.T$5]*1000000" office:value-type="float" office:value="559.322773804414" calcext:value-type="float">
            <text:p>559</text:p>
          </table:table-cell>
          <table:table-cell table:style-name="ce140" table:formula="of:=[MoMo.U183]/[.U$5]*1000000" office:value-type="float" office:value="997.861724875267" calcext:value-type="float">
            <text:p>998</text:p>
          </table:table-cell>
          <table:table-cell table:style-name="ce140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84]" office:value-type="string" office:string-value="Diferencia" calcext:value-type="string">
            <text:p>Diferencia</text:p>
          </table:table-cell>
          <table:table-cell table:style-name="ce136" table:formula="of:=[.C181]-[.C182]" office:value-type="float" office:value="16.5783917004039" calcext:value-type="float">
            <text:p>17</text:p>
          </table:table-cell>
          <table:table-cell table:style-name="ce136" table:formula="of:=[.D181]-[.D182]" office:value-type="float" office:value="122.256114333918" calcext:value-type="float">
            <text:p>122</text:p>
          </table:table-cell>
          <table:table-cell table:style-name="ce136" table:formula="of:=[.E181]-[.E182]" office:value-type="float" office:value="118.648881004898" calcext:value-type="float">
            <text:p>119</text:p>
          </table:table-cell>
          <table:table-cell table:style-name="ce136" table:formula="of:=[.F181]-[.F182]" office:value-type="float" office:value="36.3182828007242" calcext:value-type="float">
            <text:p>36</text:p>
          </table:table-cell>
          <table:table-cell table:style-name="ce136" table:formula="of:=[.G181]-[.G182]" office:value-type="float" office:value="16.9197978084162" calcext:value-type="float">
            <text:p>17</text:p>
          </table:table-cell>
          <table:table-cell table:style-name="ce136" table:formula="of:=[.H181]-[.H182]" office:value-type="float" office:value="37.916064174662" calcext:value-type="float">
            <text:p>38</text:p>
          </table:table-cell>
          <table:table-cell table:style-name="ce136" table:formula="of:=[.I181]-[.I182]" office:value-type="float" office:value="791.560890001677" calcext:value-type="float">
            <text:p>792</text:p>
          </table:table-cell>
          <table:table-cell table:style-name="ce136" table:formula="of:=[.J181]-[.J182]" office:value-type="float" office:value="864.413829239785" calcext:value-type="float">
            <text:p>864</text:p>
          </table:table-cell>
          <table:table-cell table:style-name="ce136" table:formula="of:=[.K181]-[.K182]" office:value-type="float" office:value="-8.81571407612967" calcext:value-type="float">
            <text:p>-9</text:p>
          </table:table-cell>
          <table:table-cell table:style-name="ce136" table:formula="of:=[.L181]-[.L182]" office:value-type="float" office:value="129.192896739641" calcext:value-type="float">
            <text:p>129</text:p>
          </table:table-cell>
          <table:table-cell table:style-name="ce136" table:formula="of:=[.M181]-[.M182]" office:value-type="float" office:value="74.9440488280625" calcext:value-type="float">
            <text:p>75</text:p>
          </table:table-cell>
          <table:table-cell table:style-name="ce136" table:formula="of:=[.N181]-[.N182]" office:value-type="float" office:value="184.552920549968" calcext:value-type="float">
            <text:p>185</text:p>
          </table:table-cell>
          <table:table-cell table:style-name="ce136" table:formula="of:=[.O181]-[.O182]" office:value-type="float" office:value="48.8573487559698" calcext:value-type="float">
            <text:p>49</text:p>
          </table:table-cell>
          <table:table-cell table:style-name="ce136" table:formula="of:=[.P181]-[.P182]" office:value-type="float" office:value="491.632891608629" calcext:value-type="float">
            <text:p>492</text:p>
          </table:table-cell>
          <table:table-cell table:style-name="ce136"/>
          <table:table-cell table:style-name="ce136" table:formula="of:=[.R181]-[.R182]" office:value-type="float" office:value="14.8798553136978" calcext:value-type="float">
            <text:p>15</text:p>
          </table:table-cell>
          <table:table-cell table:style-name="ce136" table:formula="of:=[.S181]-[.S182]" office:value-type="float" office:value="401.51091646411" calcext:value-type="float">
            <text:p>402</text:p>
          </table:table-cell>
          <table:table-cell table:style-name="ce136" table:formula="of:=[.T181]-[.T182]" office:value-type="float" office:value="143.241198169423" calcext:value-type="float">
            <text:p>143</text:p>
          </table:table-cell>
          <table:table-cell table:style-name="ce136" table:formula="of:=[.U181]-[.U182]" office:value-type="float" office:value="-38.0137799952482" calcext:value-type="float">
            <text:p>-38</text:p>
          </table:table-cell>
          <table:table-cell table:style-name="ce136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121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87]" office:value-type="string" office:string-value="Fin" calcext:value-type="string">
            <text:p>Fin</text:p>
          </table:table-cell>
          <table:table-cell table:style-name="ce138" table:formula="of:=[MoMo.C187]" office:value-type="date" office:date-value="2020-04-10" calcext:value-type="date">
            <text:p>10/04</text:p>
          </table:table-cell>
          <table:table-cell table:style-name="ce138" table:formula="of:=[MoMo.D187]" office:value-type="date" office:date-value="2020-04-25" calcext:value-type="date">
            <text:p>25/04</text:p>
          </table:table-cell>
          <table:table-cell table:style-name="ce138" table:formula="of:=[MoMo.E187]" office:value-type="date" office:date-value="2020-04-10" calcext:value-type="date">
            <text:p>10/04</text:p>
          </table:table-cell>
          <table:table-cell table:style-name="ce138" table:formula="of:=[MoMo.F187]" office:value-type="date" office:date-value="2020-03-27" calcext:value-type="date">
            <text:p>27/03</text:p>
          </table:table-cell>
          <table:table-cell table:style-name="ce138" table:formula="of:=[MoMo.G187]" office:value-type="date" office:date-value="2020-04-03" calcext:value-type="date">
            <text:p>03/04</text:p>
          </table:table-cell>
          <table:table-cell table:style-name="ce138" table:formula="of:=[MoMo.H187]" office:value-type="date" office:date-value="2020-04-25" calcext:value-type="date">
            <text:p>25/04</text:p>
          </table:table-cell>
          <table:table-cell table:style-name="ce138" table:formula="of:=[MoMo.I187]" office:value-type="date" office:date-value="2020-04-24" calcext:value-type="date">
            <text:p>24/04</text:p>
          </table:table-cell>
          <table:table-cell table:style-name="ce138" table:formula="of:=[MoMo.J187]" office:value-type="date" office:date-value="2020-04-24" calcext:value-type="date">
            <text:p>24/04</text:p>
          </table:table-cell>
          <table:table-cell table:style-name="ce138" table:formula="of:=[MoMo.K187]" office:value-type="date" office:date-value="2020-04-24" calcext:value-type="date">
            <text:p>24/04</text:p>
          </table:table-cell>
          <table:table-cell table:style-name="ce138" table:formula="of:=[MoMo.L187]" office:value-type="date" office:date-value="2020-04-25" calcext:value-type="date">
            <text:p>25/04</text:p>
          </table:table-cell>
          <table:table-cell table:style-name="ce138" table:formula="of:=[MoMo.M187]" office:value-type="date" office:date-value="2020-04-15" calcext:value-type="date">
            <text:p>15/04</text:p>
          </table:table-cell>
          <table:table-cell table:style-name="ce138" table:formula="of:=[MoMo.N187]" office:value-type="date" office:date-value="2020-04-18" calcext:value-type="date">
            <text:p>18/04</text:p>
          </table:table-cell>
          <table:table-cell table:style-name="ce138" table:formula="of:=[MoMo.O187]" office:value-type="date" office:date-value="2020-04-11" calcext:value-type="date">
            <text:p>11/04</text:p>
          </table:table-cell>
          <table:table-cell table:style-name="ce138" table:formula="of:=[MoMo.P187]" office:value-type="date" office:date-value="2020-04-22" calcext:value-type="date">
            <text:p>22/04</text:p>
          </table:table-cell>
          <table:table-cell table:style-name="ce138"/>
          <table:table-cell table:style-name="ce138" table:formula="of:=[MoMo.R187]" office:value-type="date" office:date-value="2020-04-05" calcext:value-type="date">
            <text:p>05/04</text:p>
          </table:table-cell>
          <table:table-cell table:style-name="ce138" table:formula="of:=[MoMo.S187]" office:value-type="date" office:date-value="2020-04-18" calcext:value-type="date">
            <text:p>18/04</text:p>
          </table:table-cell>
          <table:table-cell table:style-name="ce138" table:formula="of:=[MoMo.T187]" office:value-type="date" office:date-value="2020-04-22" calcext:value-type="date">
            <text:p>22/04</text:p>
          </table:table-cell>
          <table:table-cell table:style-name="ce138" table:formula="of:=[MoMo.U187]" office:value-type="date" office:date-value="2020-04-25" calcext:value-type="date">
            <text:p>25/04</text:p>
          </table:table-cell>
          <table:table-cell table:style-name="ce138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88]" office:value-type="string" office:string-value="MoMo (parcial)" calcext:value-type="string">
            <text:p>MoMo (parcial)</text:p>
          </table:table-cell>
          <table:table-cell table:style-name="ce139" table:formula="of:=[MoMo.C188]/[.C$5]*1000000" office:value-type="float" office:value="98.0391221419568" calcext:value-type="float">
            <text:p>98</text:p>
          </table:table-cell>
          <table:table-cell table:style-name="ce139" table:formula="of:=[MoMo.D188]/[.D$5]*1000000" office:value-type="float" office:value="612.808773098765" calcext:value-type="float">
            <text:p>613</text:p>
          </table:table-cell>
          <table:table-cell table:style-name="ce139" table:formula="of:=[MoMo.E188]/[.E$5]*1000000" office:value-type="float" office:value="234.380166575249" calcext:value-type="float">
            <text:p>234</text:p>
          </table:table-cell>
          <table:table-cell table:style-name="ce139" table:formula="of:=[MoMo.F188]/[.F$5]*1000000" office:value-type="float" office:value="54.9203300889001" calcext:value-type="float">
            <text:p>55</text:p>
          </table:table-cell>
          <table:table-cell table:style-name="ce139" table:formula="of:=[MoMo.G188]/[.G$5]*1000000" office:value-type="float" office:value="42.2994945210405" calcext:value-type="float">
            <text:p>42</text:p>
          </table:table-cell>
          <table:table-cell table:style-name="ce139" table:formula="of:=[MoMo.H188]/[.H$5]*1000000" office:value-type="float" office:value="336.074205184505" calcext:value-type="float">
            <text:p>336</text:p>
          </table:table-cell>
          <table:table-cell table:style-name="ce139" table:formula="of:=[MoMo.I188]/[.I$5]*1000000" office:value-type="float" office:value="1730.06071815783" calcext:value-type="float">
            <text:p>1730</text:p>
          </table:table-cell>
          <table:table-cell table:style-name="ce139" table:formula="of:=[MoMo.J188]/[.J$5]*1000000" office:value-type="float" office:value="1648.89898248822" calcext:value-type="float">
            <text:p>1649</text:p>
          </table:table-cell>
          <table:table-cell table:style-name="ce139" table:formula="of:=[MoMo.K188]/[.K$5]*1000000" office:value-type="float" office:value="572.495103660298" calcext:value-type="float">
            <text:p>572</text:p>
          </table:table-cell>
          <table:table-cell table:style-name="ce139" table:formula="of:=[MoMo.L188]/[.L$5]*1000000" office:value-type="float" office:value="375.83388142441" calcext:value-type="float">
            <text:p>376</text:p>
          </table:table-cell>
          <table:table-cell table:style-name="ce139" table:formula="of:=[MoMo.M188]/[.M$5]*1000000" office:value-type="float" office:value="252.231046055737" calcext:value-type="float">
            <text:p>252</text:p>
          </table:table-cell>
          <table:table-cell table:style-name="ce139" table:formula="of:=[MoMo.N188]/[.N$5]*1000000" office:value-type="float" office:value="523.832027015565" calcext:value-type="float">
            <text:p>524</text:p>
          </table:table-cell>
          <table:table-cell table:style-name="ce139" table:formula="of:=[MoMo.O188]/[.O$5]*1000000" office:value-type="float" office:value="142.130469108276" calcext:value-type="float">
            <text:p>142</text:p>
          </table:table-cell>
          <table:table-cell table:style-name="ce139" table:formula="of:=[MoMo.P188]/[.P$5]*1000000" office:value-type="float" office:value="1631.47934222134" calcext:value-type="float">
            <text:p>1631</text:p>
          </table:table-cell>
          <table:table-cell table:style-name="ce139"/>
          <table:table-cell table:style-name="ce139" table:formula="of:=[MoMo.R188]/[.R$5]*1000000" office:value-type="float" office:value="44.6395659410934" calcext:value-type="float">
            <text:p>45</text:p>
          </table:table-cell>
          <table:table-cell table:style-name="ce139" table:formula="of:=[MoMo.S188]/[.S$5]*1000000" office:value-type="float" office:value="926.563653378714" calcext:value-type="float">
            <text:p>927</text:p>
          </table:table-cell>
          <table:table-cell table:style-name="ce139" table:formula="of:=[MoMo.T188]/[.T$5]*1000000" office:value-type="float" office:value="583.423673813872" calcext:value-type="float">
            <text:p>583</text:p>
          </table:table-cell>
          <table:table-cell table:style-name="ce139" table:formula="of:=[MoMo.U188]/[.U$5]*1000000" office:value-type="float" office:value="779.28248990259" calcext:value-type="float">
            <text:p>779</text:p>
          </table:table-cell>
          <table:table-cell table:style-name="ce139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89]" office:value-type="string" office:string-value="Covid-19 (parcial)" calcext:value-type="string">
            <text:p>Covid-19 (parcial)</text:p>
          </table:table-cell>
          <table:table-cell table:style-name="ce135" table:formula="of:=[MoMo.C189]/[.C$5]*1000000" office:value-type="float" office:value="78.8368123306977" calcext:value-type="float">
            <text:p>79</text:p>
          </table:table-cell>
          <table:table-cell table:style-name="ce135" table:formula="of:=[MoMo.D189]/[.D$5]*1000000" office:value-type="float" office:value="517.296183775391" calcext:value-type="float">
            <text:p>517</text:p>
          </table:table-cell>
          <table:table-cell table:style-name="ce135" table:formula="of:=[MoMo.E189]/[.E$5]*1000000" office:value-type="float" office:value="115.731285570351" calcext:value-type="float">
            <text:p>116</text:p>
          </table:table-cell>
          <table:table-cell table:style-name="ce135" table:formula="of:=[MoMo.F189]/[.F$5]*1000000" office:value-type="float" office:value="18.6020472881758" calcext:value-type="float">
            <text:p>19</text:p>
          </table:table-cell>
          <table:table-cell table:style-name="ce135" table:formula="of:=[MoMo.G189]/[.G$5]*1000000" office:value-type="float" office:value="21.6197416440874" calcext:value-type="float">
            <text:p>22</text:p>
          </table:table-cell>
          <table:table-cell table:style-name="ce135" table:formula="of:=[MoMo.H189]/[.H$5]*1000000" office:value-type="float" office:value="298.158141009843" calcext:value-type="float">
            <text:p>298</text:p>
          </table:table-cell>
          <table:table-cell table:style-name="ce135" table:formula="of:=[MoMo.I189]/[.I$5]*1000000" office:value-type="float" office:value="933.518847201768" calcext:value-type="float">
            <text:p>934</text:p>
          </table:table-cell>
          <table:table-cell table:style-name="ce135" table:formula="of:=[MoMo.J189]/[.J$5]*1000000" office:value-type="float" office:value="784.485153248435" calcext:value-type="float">
            <text:p>784</text:p>
          </table:table-cell>
          <table:table-cell table:style-name="ce135" table:formula="of:=[MoMo.K189]/[.K$5]*1000000" office:value-type="float" office:value="584.073951999095" calcext:value-type="float">
            <text:p>584</text:p>
          </table:table-cell>
          <table:table-cell table:style-name="ce135" table:formula="of:=[MoMo.L189]/[.L$5]*1000000" office:value-type="float" office:value="35.2344263835385" calcext:value-type="float">
            <text:p>35</text:p>
          </table:table-cell>
          <table:table-cell table:style-name="ce135" table:formula="of:=[MoMo.M189]/[.M$5]*1000000" office:value-type="float" office:value="176.481147240276" calcext:value-type="float">
            <text:p>176</text:p>
          </table:table-cell>
          <table:table-cell table:style-name="ce135" table:formula="of:=[MoMo.N189]/[.N$5]*1000000" office:value-type="float" office:value="337.414935550951" calcext:value-type="float">
            <text:p>337</text:p>
          </table:table-cell>
          <table:table-cell table:style-name="ce135" table:formula="of:=[MoMo.O189]/[.O$5]*1000000" office:value-type="float" office:value="93.2731203523059" calcext:value-type="float">
            <text:p>93</text:p>
          </table:table-cell>
          <table:table-cell table:style-name="ce135" table:formula="of:=[MoMo.P189]/[.P$5]*1000000" office:value-type="float" office:value="1148.66361440779" calcext:value-type="float">
            <text:p>1149</text:p>
          </table:table-cell>
          <table:table-cell table:style-name="ce135"/>
          <table:table-cell table:style-name="ce135" table:formula="of:=[MoMo.R189]/[.R$5]*1000000" office:value-type="float" office:value="29.7597106273956" calcext:value-type="float">
            <text:p>30</text:p>
          </table:table-cell>
          <table:table-cell table:style-name="ce135" table:formula="of:=[MoMo.S189]/[.S$5]*1000000" office:value-type="float" office:value="525.052736914605" calcext:value-type="float">
            <text:p>525</text:p>
          </table:table-cell>
          <table:table-cell table:style-name="ce135" table:formula="of:=[MoMo.T189]/[.T$5]*1000000" office:value-type="float" office:value="440.637209606892" calcext:value-type="float">
            <text:p>441</text:p>
          </table:table-cell>
          <table:table-cell table:style-name="ce135" table:formula="of:=[MoMo.U189]/[.U$5]*1000000" office:value-type="float" office:value="963.015759879623" calcext:value-type="float">
            <text:p>963</text:p>
          </table:table-cell>
          <table:table-cell table:style-name="ce135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90]" office:value-type="string" office:string-value="Covid-19 (total)" calcext:value-type="string">
            <text:p>Covid-19 (total)</text:p>
          </table:table-cell>
          <table:table-cell table:style-name="ce140" table:formula="of:=[MoMo.C190]/[.C$5]*1000000" office:value-type="float" office:value="137.994238829981" calcext:value-type="float">
            <text:p>138</text:p>
          </table:table-cell>
          <table:table-cell table:style-name="ce140" table:formula="of:=[MoMo.D190]/[.D$5]*1000000" office:value-type="float" office:value="554.737118790154" calcext:value-type="float">
            <text:p>555</text:p>
          </table:table-cell>
          <table:table-cell table:style-name="ce140" table:formula="of:=[MoMo.E190]/[.E$5]*1000000" office:value-type="float" office:value="246.050548313435" calcext:value-type="float">
            <text:p>246</text:p>
          </table:table-cell>
          <table:table-cell table:style-name="ce140" table:formula="of:=[MoMo.F190]/[.F$5]*1000000" office:value-type="float" office:value="158.560307837308" calcext:value-type="float">
            <text:p>159</text:p>
          </table:table-cell>
          <table:table-cell table:style-name="ce140" table:formula="of:=[MoMo.G190]/[.G$5]*1000000" office:value-type="float" office:value="61.5692642472922" calcext:value-type="float">
            <text:p>62</text:p>
          </table:table-cell>
          <table:table-cell table:style-name="ce140" table:formula="of:=[MoMo.H190]/[.H$5]*1000000" office:value-type="float" office:value="320.563088022143" calcext:value-type="float">
            <text:p>321</text:p>
          </table:table-cell>
          <table:table-cell table:style-name="ce140" table:formula="of:=[MoMo.I190]/[.I$5]*1000000" office:value-type="float" office:value="981.668329760863" calcext:value-type="float">
            <text:p>982</text:p>
          </table:table-cell>
          <table:table-cell table:style-name="ce140" table:formula="of:=[MoMo.J190]/[.J$5]*1000000" office:value-type="float" office:value="833.823842131984" calcext:value-type="float">
            <text:p>834</text:p>
          </table:table-cell>
          <table:table-cell table:style-name="ce140" table:formula="of:=[MoMo.K190]/[.K$5]*1000000" office:value-type="float" office:value="649.468129548892" calcext:value-type="float">
            <text:p>649</text:p>
          </table:table-cell>
          <table:table-cell table:style-name="ce140" table:formula="of:=[MoMo.L190]/[.L$5]*1000000" office:value-type="float" office:value="46.9792351780513" calcext:value-type="float">
            <text:p>47</text:p>
          </table:table-cell>
          <table:table-cell table:style-name="ce140" table:formula="of:=[MoMo.M190]/[.M$5]*1000000" office:value-type="float" office:value="239.53890875421" calcext:value-type="float">
            <text:p>240</text:p>
          </table:table-cell>
          <table:table-cell table:style-name="ce140" table:formula="of:=[MoMo.N190]/[.N$5]*1000000" office:value-type="float" office:value="398.932575734274" calcext:value-type="float">
            <text:p>399</text:p>
          </table:table-cell>
          <table:table-cell table:style-name="ce140" table:formula="of:=[MoMo.O190]/[.O$5]*1000000" office:value-type="float" office:value="149.903229137635" calcext:value-type="float">
            <text:p>150</text:p>
          </table:table-cell>
          <table:table-cell table:style-name="ce140" table:formula="of:=[MoMo.P190]/[.P$5]*1000000" office:value-type="float" office:value="1214.03224254376" calcext:value-type="float">
            <text:p>1214</text:p>
          </table:table-cell>
          <table:table-cell table:style-name="ce140"/>
          <table:table-cell table:style-name="ce140" table:formula="of:=[MoMo.R190]/[.R$5]*1000000" office:value-type="float" office:value="86.5737036433326" calcext:value-type="float">
            <text:p>87</text:p>
          </table:table-cell>
          <table:table-cell table:style-name="ce140" table:formula="of:=[MoMo.S190]/[.S$5]*1000000" office:value-type="float" office:value="667.125830432674" calcext:value-type="float">
            <text:p>667</text:p>
          </table:table-cell>
          <table:table-cell table:style-name="ce140" table:formula="of:=[MoMo.T190]/[.T$5]*1000000" office:value-type="float" office:value="564.324847391282" calcext:value-type="float">
            <text:p>564</text:p>
          </table:table-cell>
          <table:table-cell table:style-name="ce140" table:formula="of:=[MoMo.U190]/[.U$5]*1000000" office:value-type="float" office:value="1013.70079987329" calcext:value-type="float">
            <text:p>1014</text:p>
          </table:table-cell>
          <table:table-cell table:style-name="ce140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91]" office:value-type="string" office:string-value="Diferencia" calcext:value-type="string">
            <text:p>Diferencia</text:p>
          </table:table-cell>
          <table:table-cell table:style-name="ce136" table:formula="of:=[.C188]-[.C189]" office:value-type="float" office:value="19.2023098112592" calcext:value-type="float">
            <text:p>19</text:p>
          </table:table-cell>
          <table:table-cell table:style-name="ce136" table:formula="of:=[.D188]-[.D189]" office:value-type="float" office:value="95.5125893233736" calcext:value-type="float">
            <text:p>96</text:p>
          </table:table-cell>
          <table:table-cell table:style-name="ce136" table:formula="of:=[.E188]-[.E189]" office:value-type="float" office:value="118.648881004898" calcext:value-type="float">
            <text:p>119</text:p>
          </table:table-cell>
          <table:table-cell table:style-name="ce136" table:formula="of:=[.F188]-[.F189]" office:value-type="float" office:value="36.3182828007242" calcext:value-type="float">
            <text:p>36</text:p>
          </table:table-cell>
          <table:table-cell table:style-name="ce136" table:formula="of:=[.G188]-[.G189]" office:value-type="float" office:value="20.6797528769531" calcext:value-type="float">
            <text:p>21</text:p>
          </table:table-cell>
          <table:table-cell table:style-name="ce136" table:formula="of:=[.H188]-[.H189]" office:value-type="float" office:value="37.9160641746621" calcext:value-type="float">
            <text:p>38</text:p>
          </table:table-cell>
          <table:table-cell table:style-name="ce136" table:formula="of:=[.I188]-[.I189]" office:value-type="float" office:value="796.541870956066" calcext:value-type="float">
            <text:p>797</text:p>
          </table:table-cell>
          <table:table-cell table:style-name="ce136" table:formula="of:=[.J188]-[.J189]" office:value-type="float" office:value="864.413829239785" calcext:value-type="float">
            <text:p>864</text:p>
          </table:table-cell>
          <table:table-cell table:style-name="ce136" table:formula="of:=[.K188]-[.K189]" office:value-type="float" office:value="-11.5788483387972" calcext:value-type="float">
            <text:p>-12</text:p>
          </table:table-cell>
          <table:table-cell table:style-name="ce136" table:formula="of:=[.L188]-[.L189]" office:value-type="float" office:value="340.599455040872" calcext:value-type="float">
            <text:p>341</text:p>
          </table:table-cell>
          <table:table-cell table:style-name="ce136" table:formula="of:=[.M188]-[.M189]" office:value-type="float" office:value="75.749898815461" calcext:value-type="float">
            <text:p>76</text:p>
          </table:table-cell>
          <table:table-cell table:style-name="ce136" table:formula="of:=[.N188]-[.N189]" office:value-type="float" office:value="186.417091464614" calcext:value-type="float">
            <text:p>186</text:p>
          </table:table-cell>
          <table:table-cell table:style-name="ce136" table:formula="of:=[.O188]-[.O189]" office:value-type="float" office:value="48.8573487559698" calcext:value-type="float">
            <text:p>49</text:p>
          </table:table-cell>
          <table:table-cell table:style-name="ce136" table:formula="of:=[.P188]-[.P189]" office:value-type="float" office:value="482.815727813545" calcext:value-type="float">
            <text:p>483</text:p>
          </table:table-cell>
          <table:table-cell table:style-name="ce136"/>
          <table:table-cell table:style-name="ce136" table:formula="of:=[.R188]-[.R189]" office:value-type="float" office:value="14.8798553136978" calcext:value-type="float">
            <text:p>15</text:p>
          </table:table-cell>
          <table:table-cell table:style-name="ce136" table:formula="of:=[.S188]-[.S189]" office:value-type="float" office:value="401.51091646411" calcext:value-type="float">
            <text:p>402</text:p>
          </table:table-cell>
          <table:table-cell table:style-name="ce136" table:formula="of:=[.T188]-[.T189]" office:value-type="float" office:value="142.78646420698" calcext:value-type="float">
            <text:p>143</text:p>
          </table:table-cell>
          <table:table-cell table:style-name="ce136" table:formula="of:=[.U188]-[.U189]" office:value-type="float" office:value="-183.733269977033" calcext:value-type="float">
            <text:p>-184</text:p>
          </table:table-cell>
          <table:table-cell table:style-name="ce136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121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94]" office:value-type="string" office:string-value="Fin" calcext:value-type="string">
            <text:p>Fin</text:p>
          </table:table-cell>
          <table:table-cell table:style-name="ce138" table:formula="of:=[MoMo.C194]" office:value-type="date" office:date-value="2020-04-10" calcext:value-type="date">
            <text:p>10/04</text:p>
          </table:table-cell>
          <table:table-cell table:style-name="ce138" table:formula="of:=[MoMo.D194]" office:value-type="date" office:date-value="2020-04-21" calcext:value-type="date">
            <text:p>21/04</text:p>
          </table:table-cell>
          <table:table-cell table:style-name="ce138" table:formula="of:=[MoMo.E194]" office:value-type="date" office:date-value="2020-04-10" calcext:value-type="date">
            <text:p>10/04</text:p>
          </table:table-cell>
          <table:table-cell table:style-name="ce138" table:formula="of:=[MoMo.F194]" office:value-type="date" office:date-value="2020-03-27" calcext:value-type="date">
            <text:p>27/03</text:p>
          </table:table-cell>
          <table:table-cell table:style-name="ce138" table:formula="of:=[MoMo.G194]" office:value-type="date" office:date-value="2020-04-03" calcext:value-type="date">
            <text:p>03/04</text:p>
          </table:table-cell>
          <table:table-cell table:style-name="ce138" table:formula="of:=[MoMo.H194]" office:value-type="date" office:date-value="2020-04-26" calcext:value-type="date">
            <text:p>26/04</text:p>
          </table:table-cell>
          <table:table-cell table:style-name="ce138" table:formula="of:=[MoMo.I194]" office:value-type="date" office:date-value="2020-04-25" calcext:value-type="date">
            <text:p>25/04</text:p>
          </table:table-cell>
          <table:table-cell table:style-name="ce138" table:formula="of:=[MoMo.J194]" office:value-type="date" office:date-value="2020-04-26" calcext:value-type="date">
            <text:p>26/04</text:p>
          </table:table-cell>
          <table:table-cell table:style-name="ce138" table:formula="of:=[MoMo.K194]" office:value-type="date" office:date-value="2020-04-24" calcext:value-type="date">
            <text:p>24/04</text:p>
          </table:table-cell>
          <table:table-cell table:style-name="ce138" table:formula="of:=[MoMo.L194]" office:value-type="date" office:date-value="2020-04-25" calcext:value-type="date">
            <text:p>25/04</text:p>
          </table:table-cell>
          <table:table-cell table:style-name="ce138" table:formula="of:=[MoMo.M194]" office:value-type="date" office:date-value="2020-04-25" calcext:value-type="date">
            <text:p>25/04</text:p>
          </table:table-cell>
          <table:table-cell table:style-name="ce138" table:formula="of:=[MoMo.N194]" office:value-type="date" office:date-value="2020-04-18" calcext:value-type="date">
            <text:p>18/04</text:p>
          </table:table-cell>
          <table:table-cell table:style-name="ce138" table:formula="of:=[MoMo.O194]" office:value-type="date" office:date-value="2020-04-27" calcext:value-type="date">
            <text:p>27/04</text:p>
          </table:table-cell>
          <table:table-cell table:style-name="ce138" table:formula="of:=[MoMo.P194]" office:value-type="date" office:date-value="2020-04-22" calcext:value-type="date">
            <text:p>22/04</text:p>
          </table:table-cell>
          <table:table-cell table:style-name="ce138"/>
          <table:table-cell table:style-name="ce138" table:formula="of:=[MoMo.R194]" office:value-type="date" office:date-value="2020-04-26" calcext:value-type="date">
            <text:p>26/04</text:p>
          </table:table-cell>
          <table:table-cell table:style-name="ce138" table:formula="of:=[MoMo.S194]" office:value-type="date" office:date-value="2020-04-25" calcext:value-type="date">
            <text:p>25/04</text:p>
          </table:table-cell>
          <table:table-cell table:style-name="ce138" table:formula="of:=[MoMo.T194]" office:value-type="date" office:date-value="2020-04-26" calcext:value-type="date">
            <text:p>26/04</text:p>
          </table:table-cell>
          <table:table-cell table:style-name="ce138" table:formula="of:=[MoMo.U194]" office:value-type="date" office:date-value="2020-04-14" calcext:value-type="date">
            <text:p>14/04</text:p>
          </table:table-cell>
          <table:table-cell table:style-name="ce138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95]" office:value-type="string" office:string-value="MoMo (parcial)" calcext:value-type="string">
            <text:p>MoMo (parcial)</text:p>
          </table:table-cell>
          <table:table-cell table:style-name="ce139" table:formula="of:=[MoMo.C195]/[.C$5]*1000000" office:value-type="float" office:value="97.8005841318791" calcext:value-type="float">
            <text:p>98</text:p>
          </table:table-cell>
          <table:table-cell table:style-name="ce139" table:formula="of:=[MoMo.D195]/[.D$5]*1000000" office:value-type="float" office:value="589.121650946568" calcext:value-type="float">
            <text:p>589</text:p>
          </table:table-cell>
          <table:table-cell table:style-name="ce139" table:formula="of:=[MoMo.E195]/[.E$5]*1000000" office:value-type="float" office:value="234.380166575249" calcext:value-type="float">
            <text:p>234</text:p>
          </table:table-cell>
          <table:table-cell table:style-name="ce139" table:formula="of:=[MoMo.F195]/[.F$5]*1000000" office:value-type="float" office:value="54.9203300889001" calcext:value-type="float">
            <text:p>55</text:p>
          </table:table-cell>
          <table:table-cell table:style-name="ce139" table:formula="of:=[MoMo.G195]/[.G$5]*1000000" office:value-type="float" office:value="42.2994945210405" calcext:value-type="float">
            <text:p>42</text:p>
          </table:table-cell>
          <table:table-cell table:style-name="ce139" table:formula="of:=[MoMo.H195]/[.H$5]*1000000" office:value-type="float" office:value="341.244577571959" calcext:value-type="float">
            <text:p>341</text:p>
          </table:table-cell>
          <table:table-cell table:style-name="ce139" table:formula="of:=[MoMo.I195]/[.I$5]*1000000" office:value-type="float" office:value="1771.56889277774" calcext:value-type="float">
            <text:p>1772</text:p>
          </table:table-cell>
          <table:table-cell table:style-name="ce139" table:formula="of:=[MoMo.J195]/[.J$5]*1000000" office:value-type="float" office:value="1689.35670737273" calcext:value-type="float">
            <text:p>1689</text:p>
          </table:table-cell>
          <table:table-cell table:style-name="ce139" table:formula="of:=[MoMo.K195]/[.K$5]*1000000" office:value-type="float" office:value="585.652885863476" calcext:value-type="float">
            <text:p>586</text:p>
          </table:table-cell>
          <table:table-cell table:style-name="ce139" table:formula="of:=[MoMo.L195]/[.L$5]*1000000" office:value-type="float" office:value="364.089072629898" calcext:value-type="float">
            <text:p>364</text:p>
          </table:table-cell>
          <table:table-cell table:style-name="ce139" table:formula="of:=[MoMo.M195]/[.M$5]*1000000" office:value-type="float" office:value="287.285520507573" calcext:value-type="float">
            <text:p>287</text:p>
          </table:table-cell>
          <table:table-cell table:style-name="ce139" table:formula="of:=[MoMo.N195]/[.N$5]*1000000" office:value-type="float" office:value="523.832027015565" calcext:value-type="float">
            <text:p>524</text:p>
          </table:table-cell>
          <table:table-cell table:style-name="ce139" table:formula="of:=[MoMo.O195]/[.O$5]*1000000" office:value-type="float" office:value="199.130709323574" calcext:value-type="float">
            <text:p>199</text:p>
          </table:table-cell>
          <table:table-cell table:style-name="ce139" table:formula="of:=[MoMo.P195]/[.P$5]*1000000" office:value-type="float" office:value="1706.57725454498" calcext:value-type="float">
            <text:p>1707</text:p>
          </table:table-cell>
          <table:table-cell table:style-name="ce139"/>
          <table:table-cell table:style-name="ce139" table:formula="of:=[MoMo.R195]/[.R$5]*1000000" office:value-type="float" office:value="91.9845601210409" calcext:value-type="float">
            <text:p>92</text:p>
          </table:table-cell>
          <table:table-cell table:style-name="ce139" table:formula="of:=[MoMo.S195]/[.S$5]*1000000" office:value-type="float" office:value="997.600200137749" calcext:value-type="float">
            <text:p>998</text:p>
          </table:table-cell>
          <table:table-cell table:style-name="ce139" table:formula="of:=[MoMo.T195]/[.T$5]*1000000" office:value-type="float" office:value="610.707711560429" calcext:value-type="float">
            <text:p>611</text:p>
          </table:table-cell>
          <table:table-cell table:style-name="ce139" table:formula="of:=[MoMo.U195]/[.U$5]*1000000" office:value-type="float" office:value="681.080224914865" calcext:value-type="float">
            <text:p>681</text:p>
          </table:table-cell>
          <table:table-cell table:style-name="ce139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96]" office:value-type="string" office:string-value="Covid-19 (parcial)" calcext:value-type="string">
            <text:p>Covid-19 (parcial)</text:p>
          </table:table-cell>
          <table:table-cell table:style-name="ce135" table:formula="of:=[MoMo.C196]/[.C$5]*1000000" office:value-type="float" office:value="78.8368123306977" calcext:value-type="float">
            <text:p>79</text:p>
          </table:table-cell>
          <table:table-cell table:style-name="ce135" table:formula="of:=[MoMo.D196]/[.D$5]*1000000" office:value-type="float" office:value="466.86553661265" calcext:value-type="float">
            <text:p>467</text:p>
          </table:table-cell>
          <table:table-cell table:style-name="ce135" table:formula="of:=[MoMo.E196]/[.E$5]*1000000" office:value-type="float" office:value="115.731285570351" calcext:value-type="float">
            <text:p>116</text:p>
          </table:table-cell>
          <table:table-cell table:style-name="ce135" table:formula="of:=[MoMo.F196]/[.F$5]*1000000" office:value-type="float" office:value="18.6020472881758" calcext:value-type="float">
            <text:p>19</text:p>
          </table:table-cell>
          <table:table-cell table:style-name="ce135" table:formula="of:=[MoMo.G196]/[.G$5]*1000000" office:value-type="float" office:value="21.6197416440874" calcext:value-type="float">
            <text:p>22</text:p>
          </table:table-cell>
          <table:table-cell table:style-name="ce135" table:formula="of:=[MoMo.H196]/[.H$5]*1000000" office:value-type="float" office:value="299.881598472327" calcext:value-type="float">
            <text:p>300</text:p>
          </table:table-cell>
          <table:table-cell table:style-name="ce135" table:formula="of:=[MoMo.I196]/[.I$5]*1000000" office:value-type="float" office:value="948.876871811134" calcext:value-type="float">
            <text:p>949</text:p>
          </table:table-cell>
          <table:table-cell table:style-name="ce135" table:formula="of:=[MoMo.J196]/[.J$5]*1000000" office:value-type="float" office:value="811.128045245551" calcext:value-type="float">
            <text:p>811</text:p>
          </table:table-cell>
          <table:table-cell table:style-name="ce135" table:formula="of:=[MoMo.K196]/[.K$5]*1000000" office:value-type="float" office:value="584.073951999095" calcext:value-type="float">
            <text:p>584</text:p>
          </table:table-cell>
          <table:table-cell table:style-name="ce135" table:formula="of:=[MoMo.L196]/[.L$5]*1000000" office:value-type="float" office:value="35.2344263835385" calcext:value-type="float">
            <text:p>35</text:p>
          </table:table-cell>
          <table:table-cell table:style-name="ce135" table:formula="of:=[MoMo.M196]/[.M$5]*1000000" office:value-type="float" office:value="222.213134025142" calcext:value-type="float">
            <text:p>222</text:p>
          </table:table-cell>
          <table:table-cell table:style-name="ce135" table:formula="of:=[MoMo.N196]/[.N$5]*1000000" office:value-type="float" office:value="337.414935550951" calcext:value-type="float">
            <text:p>337</text:p>
          </table:table-cell>
          <table:table-cell table:style-name="ce135" table:formula="of:=[MoMo.O196]/[.O$5]*1000000" office:value-type="float" office:value="146.572046267909" calcext:value-type="float">
            <text:p>147</text:p>
          </table:table-cell>
          <table:table-cell table:style-name="ce135" table:formula="of:=[MoMo.P196]/[.P$5]*1000000" office:value-type="float" office:value="1148.66361440779" calcext:value-type="float">
            <text:p>1149</text:p>
          </table:table-cell>
          <table:table-cell table:style-name="ce135"/>
          <table:table-cell table:style-name="ce135" table:formula="of:=[MoMo.R196]/[.R$5]*1000000" office:value-type="float" office:value="75.751990687916" calcext:value-type="float">
            <text:p>76</text:p>
          </table:table-cell>
          <table:table-cell table:style-name="ce135" table:formula="of:=[MoMo.S196]/[.S$5]*1000000" office:value-type="float" office:value="640.873193586944" calcext:value-type="float">
            <text:p>641</text:p>
          </table:table-cell>
          <table:table-cell table:style-name="ce135" table:formula="of:=[MoMo.T196]/[.T$5]*1000000" office:value-type="float" office:value="488.839009625809" calcext:value-type="float">
            <text:p>489</text:p>
          </table:table-cell>
          <table:table-cell table:style-name="ce135" table:formula="of:=[MoMo.U196]/[.U$5]*1000000" office:value-type="float" office:value="719.094004910113" calcext:value-type="float">
            <text:p>719</text:p>
          </table:table-cell>
          <table:table-cell table:style-name="ce135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97]" office:value-type="string" office:string-value="Covid-19 (total)" calcext:value-type="string">
            <text:p>Covid-19 (total)</text:p>
          </table:table-cell>
          <table:table-cell table:style-name="ce140" table:formula="of:=[MoMo.C197]/[.C$5]*1000000" office:value-type="float" office:value="139.306197885408" calcext:value-type="float">
            <text:p>139</text:p>
          </table:table-cell>
          <table:table-cell table:style-name="ce140" table:formula="of:=[MoMo.D197]/[.D$5]*1000000" office:value-type="float" office:value="561.614025221436" calcext:value-type="float">
            <text:p>562</text:p>
          </table:table-cell>
          <table:table-cell table:style-name="ce140" table:formula="of:=[MoMo.E197]/[.E$5]*1000000" office:value-type="float" office:value="253.83080280556" calcext:value-type="float">
            <text:p>254</text:p>
          </table:table-cell>
          <table:table-cell table:style-name="ce140" table:formula="of:=[MoMo.F197]/[.F$5]*1000000" office:value-type="float" office:value="160.331931388563" calcext:value-type="float">
            <text:p>160</text:p>
          </table:table-cell>
          <table:table-cell table:style-name="ce140" table:formula="of:=[MoMo.G197]/[.G$5]*1000000" office:value-type="float" office:value="62.5092530144265" calcext:value-type="float">
            <text:p>63</text:p>
          </table:table-cell>
          <table:table-cell table:style-name="ce140" table:formula="of:=[MoMo.H197]/[.H$5]*1000000" office:value-type="float" office:value="324.010002947112" calcext:value-type="float">
            <text:p>324</text:p>
          </table:table-cell>
          <table:table-cell table:style-name="ce140" table:formula="of:=[MoMo.I197]/[.I$5]*1000000" office:value-type="float" office:value="994.535863893035" calcext:value-type="float">
            <text:p>995</text:p>
          </table:table-cell>
          <table:table-cell table:style-name="ce140" table:formula="of:=[MoMo.J197]/[.J$5]*1000000" office:value-type="float" office:value="843.691579908694" calcext:value-type="float">
            <text:p>844</text:p>
          </table:table-cell>
          <table:table-cell table:style-name="ce140" table:formula="of:=[MoMo.K197]/[.K$5]*1000000" office:value-type="float" office:value="663.810112150357" calcext:value-type="float">
            <text:p>664</text:p>
          </table:table-cell>
          <table:table-cell table:style-name="ce140" table:formula="of:=[MoMo.L197]/[.L$5]*1000000" office:value-type="float" office:value="46.9792351780513" calcext:value-type="float">
            <text:p>47</text:p>
          </table:table-cell>
          <table:table-cell table:style-name="ce140" table:formula="of:=[MoMo.M197]/[.M$5]*1000000" office:value-type="float" office:value="241.754996219556" calcext:value-type="float">
            <text:p>242</text:p>
          </table:table-cell>
          <table:table-cell table:style-name="ce140" table:formula="of:=[MoMo.N197]/[.N$5]*1000000" office:value-type="float" office:value="403.593003020889" calcext:value-type="float">
            <text:p>404</text:p>
          </table:table-cell>
          <table:table-cell table:style-name="ce140" table:formula="of:=[MoMo.O197]/[.O$5]*1000000" office:value-type="float" office:value="152.494149147421" calcext:value-type="float">
            <text:p>152</text:p>
          </table:table-cell>
          <table:table-cell table:style-name="ce140" table:formula="of:=[MoMo.P197]/[.P$5]*1000000" office:value-type="float" office:value="1223.45748660057" calcext:value-type="float">
            <text:p>1223</text:p>
          </table:table-cell>
          <table:table-cell table:style-name="ce140"/>
          <table:table-cell table:style-name="ce140" table:formula="of:=[MoMo.R197]/[.R$5]*1000000" office:value-type="float" office:value="87.9264177627596" calcext:value-type="float">
            <text:p>88</text:p>
          </table:table-cell>
          <table:table-cell table:style-name="ce140" table:formula="of:=[MoMo.S197]/[.S$5]*1000000" office:value-type="float" office:value="667.125830432674" calcext:value-type="float">
            <text:p>667</text:p>
          </table:table-cell>
          <table:table-cell table:style-name="ce140" table:formula="of:=[MoMo.T197]/[.T$5]*1000000" office:value-type="float" office:value="570.691122865479" calcext:value-type="float">
            <text:p>571</text:p>
          </table:table-cell>
          <table:table-cell table:style-name="ce140" table:formula="of:=[MoMo.U197]/[.U$5]*1000000" office:value-type="float" office:value="1032.70768987091" calcext:value-type="float">
            <text:p>1033</text:p>
          </table:table-cell>
          <table:table-cell table:style-name="ce140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98]" office:value-type="string" office:string-value="Diferencia" calcext:value-type="string">
            <text:p>Diferencia</text:p>
          </table:table-cell>
          <table:table-cell table:style-name="ce136" table:formula="of:=[.C195]-[.C196]" office:value-type="float" office:value="18.9637718011814" calcext:value-type="float">
            <text:p>19</text:p>
          </table:table-cell>
          <table:table-cell table:style-name="ce136" table:formula="of:=[.D195]-[.D196]" office:value-type="float" office:value="122.256114333918" calcext:value-type="float">
            <text:p>122</text:p>
          </table:table-cell>
          <table:table-cell table:style-name="ce136" table:formula="of:=[.E195]-[.E196]" office:value-type="float" office:value="118.648881004898" calcext:value-type="float">
            <text:p>119</text:p>
          </table:table-cell>
          <table:table-cell table:style-name="ce136" table:formula="of:=[.F195]-[.F196]" office:value-type="float" office:value="36.3182828007242" calcext:value-type="float">
            <text:p>36</text:p>
          </table:table-cell>
          <table:table-cell table:style-name="ce136" table:formula="of:=[.G195]-[.G196]" office:value-type="float" office:value="20.6797528769531" calcext:value-type="float">
            <text:p>21</text:p>
          </table:table-cell>
          <table:table-cell table:style-name="ce136" table:formula="of:=[.H195]-[.H196]" office:value-type="float" office:value="41.3629790996313" calcext:value-type="float">
            <text:p>41</text:p>
          </table:table-cell>
          <table:table-cell table:style-name="ce136" table:formula="of:=[.I195]-[.I196]" office:value-type="float" office:value="822.692020966606" calcext:value-type="float">
            <text:p>823</text:p>
          </table:table-cell>
          <table:table-cell table:style-name="ce136" table:formula="of:=[.J195]-[.J196]" office:value-type="float" office:value="878.228662127178" calcext:value-type="float">
            <text:p>878</text:p>
          </table:table-cell>
          <table:table-cell table:style-name="ce136" table:formula="of:=[.K195]-[.K196]" office:value-type="float" office:value="1.57893386438138" calcext:value-type="float">
            <text:p>2</text:p>
          </table:table-cell>
          <table:table-cell table:style-name="ce136" table:formula="of:=[.L195]-[.L196]" office:value-type="float" office:value="328.854646246359" calcext:value-type="float">
            <text:p>329</text:p>
          </table:table-cell>
          <table:table-cell table:style-name="ce136" table:formula="of:=[.M195]-[.M196]" office:value-type="float" office:value="65.0723864824306" calcext:value-type="float">
            <text:p>65</text:p>
          </table:table-cell>
          <table:table-cell table:style-name="ce136" table:formula="of:=[.N195]-[.N196]" office:value-type="float" office:value="186.417091464614" calcext:value-type="float">
            <text:p>186</text:p>
          </table:table-cell>
          <table:table-cell table:style-name="ce136" table:formula="of:=[.O195]-[.O196]" office:value-type="float" office:value="52.5586630556645" calcext:value-type="float">
            <text:p>53</text:p>
          </table:table-cell>
          <table:table-cell table:style-name="ce136" table:formula="of:=[.P195]-[.P196]" office:value-type="float" office:value="557.913640137189" calcext:value-type="float">
            <text:p>558</text:p>
          </table:table-cell>
          <table:table-cell table:style-name="ce136"/>
          <table:table-cell table:style-name="ce136" table:formula="of:=[.R195]-[.R196]" office:value-type="float" office:value="16.2325694331249" calcext:value-type="float">
            <text:p>16</text:p>
          </table:table-cell>
          <table:table-cell table:style-name="ce136" table:formula="of:=[.S195]-[.S196]" office:value-type="float" office:value="356.727006550805" calcext:value-type="float">
            <text:p>357</text:p>
          </table:table-cell>
          <table:table-cell table:style-name="ce136" table:formula="of:=[.T195]-[.T196]" office:value-type="float" office:value="121.86870193462" calcext:value-type="float">
            <text:p>122</text:p>
          </table:table-cell>
          <table:table-cell table:style-name="ce136" table:formula="of:=[.U195]-[.U196]" office:value-type="float" office:value="-38.0137799952482" calcext:value-type="float">
            <text:p>-38</text:p>
          </table:table-cell>
          <table:table-cell table:style-name="ce136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121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01]" office:value-type="string" office:string-value="Fin" calcext:value-type="string">
            <text:p>Fin</text:p>
          </table:table-cell>
          <table:table-cell table:style-name="ce138" table:formula="of:=[MoMo.C201]" office:value-type="date" office:date-value="2020-04-14" calcext:value-type="date">
            <text:p>14/04</text:p>
          </table:table-cell>
          <table:table-cell table:style-name="ce138" table:formula="of:=[MoMo.D201]" office:value-type="date" office:date-value="2020-04-21" calcext:value-type="date">
            <text:p>21/04</text:p>
          </table:table-cell>
          <table:table-cell table:style-name="ce138" table:formula="of:=[MoMo.E201]" office:value-type="date" office:date-value="2020-04-27" calcext:value-type="date">
            <text:p>27/04</text:p>
          </table:table-cell>
          <table:table-cell table:style-name="ce138" table:formula="of:=[MoMo.F201]" office:value-type="date" office:date-value="2020-03-27" calcext:value-type="date">
            <text:p>27/03</text:p>
          </table:table-cell>
          <table:table-cell table:style-name="ce138" table:formula="of:=[MoMo.G201]" office:value-type="date" office:date-value="2020-04-03" calcext:value-type="date">
            <text:p>03/04</text:p>
          </table:table-cell>
          <table:table-cell table:style-name="ce138" table:formula="of:=[MoMo.H201]" office:value-type="date" office:date-value="2020-04-24" calcext:value-type="date">
            <text:p>24/04</text:p>
          </table:table-cell>
          <table:table-cell table:style-name="ce138" table:formula="of:=[MoMo.I201]" office:value-type="date" office:date-value="2020-04-25" calcext:value-type="date">
            <text:p>25/04</text:p>
          </table:table-cell>
          <table:table-cell table:style-name="ce138" table:formula="of:=[MoMo.J201]" office:value-type="date" office:date-value="2020-04-27" calcext:value-type="date">
            <text:p>27/04</text:p>
          </table:table-cell>
          <table:table-cell table:style-name="ce138" table:formula="of:=[MoMo.K201]" office:value-type="date" office:date-value="2020-04-27" calcext:value-type="date">
            <text:p>27/04</text:p>
          </table:table-cell>
          <table:table-cell table:style-name="ce138" table:formula="of:=[MoMo.L201]" office:value-type="date" office:date-value="2020-04-28" calcext:value-type="date">
            <text:p>28/04</text:p>
          </table:table-cell>
          <table:table-cell table:style-name="ce138" table:formula="of:=[MoMo.M201]" office:value-type="date" office:date-value="2020-04-27" calcext:value-type="date">
            <text:p>27/04</text:p>
          </table:table-cell>
          <table:table-cell table:style-name="ce138" table:formula="of:=[MoMo.N201]" office:value-type="date" office:date-value="2020-04-18" calcext:value-type="date">
            <text:p>18/04</text:p>
          </table:table-cell>
          <table:table-cell table:style-name="ce138" table:formula="of:=[MoMo.O201]" office:value-type="date" office:date-value="2020-04-27" calcext:value-type="date">
            <text:p>27/04</text:p>
          </table:table-cell>
          <table:table-cell table:style-name="ce138" table:formula="of:=[MoMo.P201]" office:value-type="date" office:date-value="2020-04-26" calcext:value-type="date">
            <text:p>26/04</text:p>
          </table:table-cell>
          <table:table-cell table:style-name="ce138"/>
          <table:table-cell table:style-name="ce138" table:formula="of:=[MoMo.R201]" office:value-type="date" office:date-value="2020-04-05" calcext:value-type="date">
            <text:p>05/04</text:p>
          </table:table-cell>
          <table:table-cell table:style-name="ce138" table:formula="of:=[MoMo.S201]" office:value-type="date" office:date-value="2020-04-25" calcext:value-type="date">
            <text:p>25/04</text:p>
          </table:table-cell>
          <table:table-cell table:style-name="ce138" table:formula="of:=[MoMo.T201]" office:value-type="date" office:date-value="2020-04-22" calcext:value-type="date">
            <text:p>22/04</text:p>
          </table:table-cell>
          <table:table-cell table:style-name="ce138" table:formula="of:=[MoMo.U201]" office:value-type="date" office:date-value="2020-04-14" calcext:value-type="date">
            <text:p>14/04</text:p>
          </table:table-cell>
          <table:table-cell table:style-name="ce138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02]" office:value-type="string" office:string-value="MoMo (parcial)" calcext:value-type="string">
            <text:p>MoMo (parcial)</text:p>
          </table:table-cell>
          <table:table-cell table:style-name="ce139" table:formula="of:=[MoMo.C202]/[.C$5]*1000000" office:value-type="float" office:value="106.387952494678" calcext:value-type="float">
            <text:p>106</text:p>
          </table:table-cell>
          <table:table-cell table:style-name="ce139" table:formula="of:=[MoMo.D202]/[.D$5]*1000000" office:value-type="float" office:value="588.357550231981" calcext:value-type="float">
            <text:p>588</text:p>
          </table:table-cell>
          <table:table-cell table:style-name="ce139" table:formula="of:=[MoMo.E202]/[.E$5]*1000000" office:value-type="float" office:value="303.429925192853" calcext:value-type="float">
            <text:p>303</text:p>
          </table:table-cell>
          <table:table-cell table:style-name="ce139" table:formula="of:=[MoMo.F202]/[.F$5]*1000000" office:value-type="float" office:value="54.9203300889001" calcext:value-type="float">
            <text:p>55</text:p>
          </table:table-cell>
          <table:table-cell table:style-name="ce139" table:formula="of:=[MoMo.G202]/[.G$5]*1000000" office:value-type="float" office:value="42.2994945210405" calcext:value-type="float">
            <text:p>42</text:p>
          </table:table-cell>
          <table:table-cell table:style-name="ce139" table:formula="of:=[MoMo.H202]/[.H$5]*1000000" office:value-type="float" office:value="322.286545484628" calcext:value-type="float">
            <text:p>322</text:p>
          </table:table-cell>
          <table:table-cell table:style-name="ce139" table:formula="of:=[MoMo.I202]/[.I$5]*1000000" office:value-type="float" office:value="1772.39905627014" calcext:value-type="float">
            <text:p>1772</text:p>
          </table:table-cell>
          <table:table-cell table:style-name="ce139" table:formula="of:=[MoMo.J202]/[.J$5]*1000000" office:value-type="float" office:value="1705.14508781547" calcext:value-type="float">
            <text:p>1705</text:p>
          </table:table-cell>
          <table:table-cell table:style-name="ce139" table:formula="of:=[MoMo.K202]/[.K$5]*1000000" office:value-type="float" office:value="585.258152397381" calcext:value-type="float">
            <text:p>585</text:p>
          </table:table-cell>
          <table:table-cell table:style-name="ce139" table:formula="of:=[MoMo.L202]/[.L$5]*1000000" office:value-type="float" office:value="375.83388142441" calcext:value-type="float">
            <text:p>376</text:p>
          </table:table-cell>
          <table:table-cell table:style-name="ce139" table:formula="of:=[MoMo.M202]/[.M$5]*1000000" office:value-type="float" office:value="284.465045551678" calcext:value-type="float">
            <text:p>284</text:p>
          </table:table-cell>
          <table:table-cell table:style-name="ce139" table:formula="of:=[MoMo.N202]/[.N$5]*1000000" office:value-type="float" office:value="521.967856100919" calcext:value-type="float">
            <text:p>522</text:p>
          </table:table-cell>
          <table:table-cell table:style-name="ce139" table:formula="of:=[MoMo.O202]/[.O$5]*1000000" office:value-type="float" office:value="184.325452124795" calcext:value-type="float">
            <text:p>184</text:p>
          </table:table-cell>
          <table:table-cell table:style-name="ce139" table:formula="of:=[MoMo.P202]/[.P$5]*1000000" office:value-type="float" office:value="1732.57268573394" calcext:value-type="float">
            <text:p>1733</text:p>
          </table:table-cell>
          <table:table-cell table:style-name="ce139"/>
          <table:table-cell table:style-name="ce139" table:formula="of:=[MoMo.R202]/[.R$5]*1000000" office:value-type="float" office:value="44.6395659410934" calcext:value-type="float">
            <text:p>45</text:p>
          </table:table-cell>
          <table:table-cell table:style-name="ce139" table:formula="of:=[MoMo.S202]/[.S$5]*1000000" office:value-type="float" office:value="994.511654626487" calcext:value-type="float">
            <text:p>995</text:p>
          </table:table-cell>
          <table:table-cell table:style-name="ce139" table:formula="of:=[MoMo.T202]/[.T$5]*1000000" office:value-type="float" office:value="582.514205888987" calcext:value-type="float">
            <text:p>583</text:p>
          </table:table-cell>
          <table:table-cell table:style-name="ce139" table:formula="of:=[MoMo.U202]/[.U$5]*1000000" office:value-type="float" office:value="681.080224914865" calcext:value-type="float">
            <text:p>681</text:p>
          </table:table-cell>
          <table:table-cell table:style-name="ce139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03]" office:value-type="string" office:string-value="Covid-19 (parcial)" calcext:value-type="string">
            <text:p>Covid-19 (parcial)</text:p>
          </table:table-cell>
          <table:table-cell table:style-name="ce135" table:formula="of:=[MoMo.C203]/[.C$5]*1000000" office:value-type="float" office:value="96.1308180613348" calcext:value-type="float">
            <text:p>96</text:p>
          </table:table-cell>
          <table:table-cell table:style-name="ce135" table:formula="of:=[MoMo.D203]/[.D$5]*1000000" office:value-type="float" office:value="466.86553661265" calcext:value-type="float">
            <text:p>467</text:p>
          </table:table-cell>
          <table:table-cell table:style-name="ce135" table:formula="of:=[MoMo.E203]/[.E$5]*1000000" office:value-type="float" office:value="244.105484690404" calcext:value-type="float">
            <text:p>244</text:p>
          </table:table-cell>
          <table:table-cell table:style-name="ce135" table:formula="of:=[MoMo.F203]/[.F$5]*1000000" office:value-type="float" office:value="18.6020472881758" calcext:value-type="float">
            <text:p>19</text:p>
          </table:table-cell>
          <table:table-cell table:style-name="ce135" table:formula="of:=[MoMo.G203]/[.G$5]*1000000" office:value-type="float" office:value="21.6197416440874" calcext:value-type="float">
            <text:p>22</text:p>
          </table:table-cell>
          <table:table-cell table:style-name="ce135" table:formula="of:=[MoMo.H203]/[.H$5]*1000000" office:value-type="float" office:value="291.264311159904" calcext:value-type="float">
            <text:p>291</text:p>
          </table:table-cell>
          <table:table-cell table:style-name="ce135" table:formula="of:=[MoMo.I203]/[.I$5]*1000000" office:value-type="float" office:value="948.876871811134" calcext:value-type="float">
            <text:p>949</text:p>
          </table:table-cell>
          <table:table-cell table:style-name="ce135" table:formula="of:=[MoMo.J203]/[.J$5]*1000000" office:value-type="float" office:value="822.969330577603" calcext:value-type="float">
            <text:p>823</text:p>
          </table:table-cell>
          <table:table-cell table:style-name="ce135" table:formula="of:=[MoMo.K203]/[.K$5]*1000000" office:value-type="float" office:value="624.336765540821" calcext:value-type="float">
            <text:p>624</text:p>
          </table:table-cell>
          <table:table-cell table:style-name="ce135" table:formula="of:=[MoMo.L203]/[.L$5]*1000000" office:value-type="float" office:value="35.2344263835385" calcext:value-type="float">
            <text:p>35</text:p>
          </table:table-cell>
          <table:table-cell table:style-name="ce135" table:formula="of:=[MoMo.M203]/[.M$5]*1000000" office:value-type="float" office:value="225.637996471586" calcext:value-type="float">
            <text:p>226</text:p>
          </table:table-cell>
          <table:table-cell table:style-name="ce135" table:formula="of:=[MoMo.N203]/[.N$5]*1000000" office:value-type="float" office:value="337.414935550951" calcext:value-type="float">
            <text:p>337</text:p>
          </table:table-cell>
          <table:table-cell table:style-name="ce135" table:formula="of:=[MoMo.O203]/[.O$5]*1000000" office:value-type="float" office:value="146.572046267909" calcext:value-type="float">
            <text:p>147</text:p>
          </table:table-cell>
          <table:table-cell table:style-name="ce135" table:formula="of:=[MoMo.P203]/[.P$5]*1000000" office:value-type="float" office:value="1201.110536982" calcext:value-type="float">
            <text:p>1201</text:p>
          </table:table-cell>
          <table:table-cell table:style-name="ce135"/>
          <table:table-cell table:style-name="ce135" table:formula="of:=[MoMo.R203]/[.R$5]*1000000" office:value-type="float" office:value="29.7597106273956" calcext:value-type="float">
            <text:p>30</text:p>
          </table:table-cell>
          <table:table-cell table:style-name="ce135" table:formula="of:=[MoMo.S203]/[.S$5]*1000000" office:value-type="float" office:value="640.873193586944" calcext:value-type="float">
            <text:p>641</text:p>
          </table:table-cell>
          <table:table-cell table:style-name="ce135" table:formula="of:=[MoMo.T203]/[.T$5]*1000000" office:value-type="float" office:value="440.637209606892" calcext:value-type="float">
            <text:p>441</text:p>
          </table:table-cell>
          <table:table-cell table:style-name="ce135" table:formula="of:=[MoMo.U203]/[.U$5]*1000000" office:value-type="float" office:value="719.094004910113" calcext:value-type="float">
            <text:p>719</text:p>
          </table:table-cell>
          <table:table-cell table:style-name="ce135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04]" office:value-type="string" office:string-value="Covid-19 (total)" calcext:value-type="string">
            <text:p>Covid-19 (total)</text:p>
          </table:table-cell>
          <table:table-cell table:style-name="ce140" table:formula="of:=[MoMo.C204]/[.C$5]*1000000" office:value-type="float" office:value="141.691577986186" calcext:value-type="float">
            <text:p>142</text:p>
          </table:table-cell>
          <table:table-cell table:style-name="ce140" table:formula="of:=[MoMo.D204]/[.D$5]*1000000" office:value-type="float" office:value="562.378125936024" calcext:value-type="float">
            <text:p>562</text:p>
          </table:table-cell>
          <table:table-cell table:style-name="ce140" table:formula="of:=[MoMo.E204]/[.E$5]*1000000" office:value-type="float" office:value="258.693461863138" calcext:value-type="float">
            <text:p>259</text:p>
          </table:table-cell>
          <table:table-cell table:style-name="ce140" table:formula="of:=[MoMo.F204]/[.F$5]*1000000" office:value-type="float" office:value="163.875178491073" calcext:value-type="float">
            <text:p>164</text:p>
          </table:table-cell>
          <table:table-cell table:style-name="ce140" table:formula="of:=[MoMo.G204]/[.G$5]*1000000" office:value-type="float" office:value="62.9792473979936" calcext:value-type="float">
            <text:p>63</text:p>
          </table:table-cell>
          <table:table-cell table:style-name="ce140" table:formula="of:=[MoMo.H204]/[.H$5]*1000000" office:value-type="float" office:value="329.180375334566" calcext:value-type="float">
            <text:p>329</text:p>
          </table:table-cell>
          <table:table-cell table:style-name="ce140" table:formula="of:=[MoMo.I204]/[.I$5]*1000000" office:value-type="float" office:value="1011.139133741" calcext:value-type="float">
            <text:p>1011</text:p>
          </table:table-cell>
          <table:table-cell table:style-name="ce140" table:formula="of:=[MoMo.J204]/[.J$5]*1000000" office:value-type="float" office:value="856.519639018417" calcext:value-type="float">
            <text:p>857</text:p>
          </table:table-cell>
          <table:table-cell table:style-name="ce140" table:formula="of:=[MoMo.K204]/[.K$5]*1000000" office:value-type="float" office:value="676.57316088744" calcext:value-type="float">
            <text:p>677</text:p>
          </table:table-cell>
          <table:table-cell table:style-name="ce140" table:formula="of:=[MoMo.L204]/[.L$5]*1000000" office:value-type="float" office:value="46.9792351780513" calcext:value-type="float">
            <text:p>47</text:p>
          </table:table-cell>
          <table:table-cell table:style-name="ce140" table:formula="of:=[MoMo.M204]/[.M$5]*1000000" office:value-type="float" office:value="245.38132116285" calcext:value-type="float">
            <text:p>245</text:p>
          </table:table-cell>
          <table:table-cell table:style-name="ce140" table:formula="of:=[MoMo.N204]/[.N$5]*1000000" office:value-type="float" office:value="410.11760122215" calcext:value-type="float">
            <text:p>410</text:p>
          </table:table-cell>
          <table:table-cell table:style-name="ce140" table:formula="of:=[MoMo.O204]/[.O$5]*1000000" office:value-type="float" office:value="202.461892193299" calcext:value-type="float">
            <text:p>202</text:p>
          </table:table-cell>
          <table:table-cell table:style-name="ce140" table:formula="of:=[MoMo.P204]/[.P$5]*1000000" office:value-type="float" office:value="1232.12263033022" calcext:value-type="float">
            <text:p>1232</text:p>
          </table:table-cell>
          <table:table-cell table:style-name="ce140"/>
          <table:table-cell table:style-name="ce140" table:formula="of:=[MoMo.R204]/[.R$5]*1000000" office:value-type="float" office:value="87.9264177627596" calcext:value-type="float">
            <text:p>88</text:p>
          </table:table-cell>
          <table:table-cell table:style-name="ce140" table:formula="of:=[MoMo.S204]/[.S$5]*1000000" office:value-type="float" office:value="691.834194522774" calcext:value-type="float">
            <text:p>692</text:p>
          </table:table-cell>
          <table:table-cell table:style-name="ce140" table:formula="of:=[MoMo.T204]/[.T$5]*1000000" office:value-type="float" office:value="579.331068151888" calcext:value-type="float">
            <text:p>579</text:p>
          </table:table-cell>
          <table:table-cell table:style-name="ce140" table:formula="of:=[MoMo.U204]/[.U$5]*1000000" office:value-type="float" office:value="1045.37894986933" calcext:value-type="float">
            <text:p>1045</text:p>
          </table:table-cell>
          <table:table-cell table:style-name="ce140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05]" office:value-type="string" office:string-value="Diferencia" calcext:value-type="string">
            <text:p>Diferencia</text:p>
          </table:table-cell>
          <table:table-cell table:style-name="ce136" table:formula="of:=[.C202]-[.C203]" office:value-type="float" office:value="10.2571344333434" calcext:value-type="float">
            <text:p>10</text:p>
          </table:table-cell>
          <table:table-cell table:style-name="ce136" table:formula="of:=[.D202]-[.D203]" office:value-type="float" office:value="121.492013619331" calcext:value-type="float">
            <text:p>121</text:p>
          </table:table-cell>
          <table:table-cell table:style-name="ce136" table:formula="of:=[.E202]-[.E203]" office:value-type="float" office:value="59.3244405024489" calcext:value-type="float">
            <text:p>59</text:p>
          </table:table-cell>
          <table:table-cell table:style-name="ce136" table:formula="of:=[.F202]-[.F203]" office:value-type="float" office:value="36.3182828007242" calcext:value-type="float">
            <text:p>36</text:p>
          </table:table-cell>
          <table:table-cell table:style-name="ce136" table:formula="of:=[.G202]-[.G203]" office:value-type="float" office:value="20.6797528769531" calcext:value-type="float">
            <text:p>21</text:p>
          </table:table-cell>
          <table:table-cell table:style-name="ce136" table:formula="of:=[.H202]-[.H203]" office:value-type="float" office:value="31.0222343247235" calcext:value-type="float">
            <text:p>31</text:p>
          </table:table-cell>
          <table:table-cell table:style-name="ce136" table:formula="of:=[.I202]-[.I203]" office:value-type="float" office:value="823.522184459006" calcext:value-type="float">
            <text:p>824</text:p>
          </table:table-cell>
          <table:table-cell table:style-name="ce136" table:formula="of:=[.J202]-[.J203]" office:value-type="float" office:value="882.175757237862" calcext:value-type="float">
            <text:p>882</text:p>
          </table:table-cell>
          <table:table-cell table:style-name="ce136" table:formula="of:=[.K202]-[.K203]" office:value-type="float" office:value="-39.0786131434402" calcext:value-type="float">
            <text:p>-39</text:p>
          </table:table-cell>
          <table:table-cell table:style-name="ce136" table:formula="of:=[.L202]-[.L203]" office:value-type="float" office:value="340.599455040872" calcext:value-type="float">
            <text:p>341</text:p>
          </table:table-cell>
          <table:table-cell table:style-name="ce136" table:formula="of:=[.M202]-[.M203]" office:value-type="float" office:value="58.827049080092" calcext:value-type="float">
            <text:p>59</text:p>
          </table:table-cell>
          <table:table-cell table:style-name="ce136" table:formula="of:=[.N202]-[.N203]" office:value-type="float" office:value="184.552920549968" calcext:value-type="float">
            <text:p>185</text:p>
          </table:table-cell>
          <table:table-cell table:style-name="ce136" table:formula="of:=[.O202]-[.O203]" office:value-type="float" office:value="37.7534058568857" calcext:value-type="float">
            <text:p>38</text:p>
          </table:table-cell>
          <table:table-cell table:style-name="ce136" table:formula="of:=[.P202]-[.P203]" office:value-type="float" office:value="531.462148751938" calcext:value-type="float">
            <text:p>531</text:p>
          </table:table-cell>
          <table:table-cell table:style-name="ce136"/>
          <table:table-cell table:style-name="ce136" table:formula="of:=[.R202]-[.R203]" office:value-type="float" office:value="14.8798553136978" calcext:value-type="float">
            <text:p>15</text:p>
          </table:table-cell>
          <table:table-cell table:style-name="ce136" table:formula="of:=[.S202]-[.S203]" office:value-type="float" office:value="353.638461039543" calcext:value-type="float">
            <text:p>354</text:p>
          </table:table-cell>
          <table:table-cell table:style-name="ce136" table:formula="of:=[.T202]-[.T203]" office:value-type="float" office:value="141.876996282095" calcext:value-type="float">
            <text:p>142</text:p>
          </table:table-cell>
          <table:table-cell table:style-name="ce136" table:formula="of:=[.U202]-[.U203]" office:value-type="float" office:value="-38.0137799952482" calcext:value-type="float">
            <text:p>-38</text:p>
          </table:table-cell>
          <table:table-cell table:style-name="ce136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121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08]" office:value-type="string" office:string-value="Fin" calcext:value-type="string">
            <text:p>Fin</text:p>
          </table:table-cell>
          <table:table-cell table:style-name="ce138" table:formula="of:=[MoMo.C208]" office:value-type="date" office:date-value="2020-04-14" calcext:value-type="date">
            <text:p>14/04</text:p>
          </table:table-cell>
          <table:table-cell table:style-name="ce138" table:formula="of:=[MoMo.D208]" office:value-type="date" office:date-value="2020-04-21" calcext:value-type="date">
            <text:p>21/04</text:p>
          </table:table-cell>
          <table:table-cell table:style-name="ce138" table:formula="of:=[MoMo.E208]" office:value-type="date" office:date-value="2020-04-10" calcext:value-type="date">
            <text:p>10/04</text:p>
          </table:table-cell>
          <table:table-cell table:style-name="ce138" table:formula="of:=[MoMo.F208]" office:value-type="date" office:date-value="2020-04-28" calcext:value-type="date">
            <text:p>28/04</text:p>
          </table:table-cell>
          <table:table-cell table:style-name="ce138" table:formula="of:=[MoMo.G208]" office:value-type="date" office:date-value="2020-04-03" calcext:value-type="date">
            <text:p>03/04</text:p>
          </table:table-cell>
          <table:table-cell table:style-name="ce138" table:formula="of:=[MoMo.H208]" office:value-type="date" office:date-value="2020-04-24" calcext:value-type="date">
            <text:p>24/04</text:p>
          </table:table-cell>
          <table:table-cell table:style-name="ce138" table:formula="of:=[MoMo.I208]" office:value-type="date" office:date-value="2020-04-28" calcext:value-type="date">
            <text:p>28/04</text:p>
          </table:table-cell>
          <table:table-cell table:style-name="ce138" table:formula="of:=[MoMo.J208]" office:value-type="date" office:date-value="2020-04-27" calcext:value-type="date">
            <text:p>27/04</text:p>
          </table:table-cell>
          <table:table-cell table:style-name="ce138" table:formula="of:=[MoMo.K208]" office:value-type="date" office:date-value="2020-04-27" calcext:value-type="date">
            <text:p>27/04</text:p>
          </table:table-cell>
          <table:table-cell table:style-name="ce138" table:formula="of:=[MoMo.L208]" office:value-type="date" office:date-value="2020-03-31" calcext:value-type="date">
            <text:p>31/03</text:p>
          </table:table-cell>
          <table:table-cell table:style-name="ce138" table:formula="of:=[MoMo.M208]" office:value-type="date" office:date-value="2020-04-15" calcext:value-type="date">
            <text:p>15/04</text:p>
          </table:table-cell>
          <table:table-cell table:style-name="ce138" table:formula="of:=[MoMo.N208]" office:value-type="date" office:date-value="2020-04-18" calcext:value-type="date">
            <text:p>18/04</text:p>
          </table:table-cell>
          <table:table-cell table:style-name="ce138" table:formula="of:=[MoMo.O208]" office:value-type="date" office:date-value="2020-04-27" calcext:value-type="date">
            <text:p>27/04</text:p>
          </table:table-cell>
          <table:table-cell table:style-name="ce138" table:formula="of:=[MoMo.P208]" office:value-type="date" office:date-value="2020-04-28" calcext:value-type="date">
            <text:p>28/04</text:p>
          </table:table-cell>
          <table:table-cell table:style-name="ce138"/>
          <table:table-cell table:style-name="ce138" table:formula="of:=[MoMo.R208]" office:value-type="date" office:date-value="2020-04-05" calcext:value-type="date">
            <text:p>05/04</text:p>
          </table:table-cell>
          <table:table-cell table:style-name="ce138" table:formula="of:=[MoMo.S208]" office:value-type="date" office:date-value="2020-04-25" calcext:value-type="date">
            <text:p>25/04</text:p>
          </table:table-cell>
          <table:table-cell table:style-name="ce138" table:formula="of:=[MoMo.T208]" office:value-type="date" office:date-value="2020-04-22" calcext:value-type="date">
            <text:p>22/04</text:p>
          </table:table-cell>
          <table:table-cell table:style-name="ce138" table:formula="of:=[MoMo.U208]" office:value-type="date" office:date-value="2020-04-14" calcext:value-type="date">
            <text:p>14/04</text:p>
          </table:table-cell>
          <table:table-cell table:style-name="ce138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09]" office:value-type="string" office:string-value="MoMo (parcial)" calcext:value-type="string">
            <text:p>MoMo (parcial)</text:p>
          </table:table-cell>
          <table:table-cell table:style-name="ce139" table:formula="of:=[MoMo.C209]/[.C$5]*1000000" office:value-type="float" office:value="106.387952494678" calcext:value-type="float">
            <text:p>106</text:p>
          </table:table-cell>
          <table:table-cell table:style-name="ce139" table:formula="of:=[MoMo.D209]/[.D$5]*1000000" office:value-type="float" office:value="589.885751661155" calcext:value-type="float">
            <text:p>590</text:p>
          </table:table-cell>
          <table:table-cell table:style-name="ce139" table:formula="of:=[MoMo.E209]/[.E$5]*1000000" office:value-type="float" office:value="234.380166575249" calcext:value-type="float">
            <text:p>234</text:p>
          </table:table-cell>
          <table:table-cell table:style-name="ce139" table:formula="of:=[MoMo.F209]/[.F$5]*1000000" office:value-type="float" office:value="157.674496061681" calcext:value-type="float">
            <text:p>158</text:p>
          </table:table-cell>
          <table:table-cell table:style-name="ce139" table:formula="of:=[MoMo.G209]/[.G$5]*1000000" office:value-type="float" office:value="42.2994945210405" calcext:value-type="float">
            <text:p>42</text:p>
          </table:table-cell>
          <table:table-cell table:style-name="ce139" table:formula="of:=[MoMo.H209]/[.H$5]*1000000" office:value-type="float" office:value="320.563088022143" calcext:value-type="float">
            <text:p>321</text:p>
          </table:table-cell>
          <table:table-cell table:style-name="ce139" table:formula="of:=[MoMo.I209]/[.I$5]*1000000" office:value-type="float" office:value="1793.1531435801" calcext:value-type="float">
            <text:p>1793</text:p>
          </table:table-cell>
          <table:table-cell table:style-name="ce139" table:formula="of:=[MoMo.J209]/[.J$5]*1000000" office:value-type="float" office:value="1702.18476648245" calcext:value-type="float">
            <text:p>1702</text:p>
          </table:table-cell>
          <table:table-cell table:style-name="ce139" table:formula="of:=[MoMo.K209]/[.K$5]*1000000" office:value-type="float" office:value="569.995125041694" calcext:value-type="float">
            <text:p>570</text:p>
          </table:table-cell>
          <table:table-cell table:style-name="ce139" table:formula="of:=[MoMo.L209]/[.L$5]*1000000" office:value-type="float" office:value="129.192896739641" calcext:value-type="float">
            <text:p>129</text:p>
          </table:table-cell>
          <table:table-cell table:style-name="ce139" table:formula="of:=[MoMo.M209]/[.M$5]*1000000" office:value-type="float" office:value="250.82080857779" calcext:value-type="float">
            <text:p>251</text:p>
          </table:table-cell>
          <table:table-cell table:style-name="ce139" table:formula="of:=[MoMo.N209]/[.N$5]*1000000" office:value-type="float" office:value="521.967856100919" calcext:value-type="float">
            <text:p>522</text:p>
          </table:table-cell>
          <table:table-cell table:style-name="ce139" table:formula="of:=[MoMo.O209]/[.O$5]*1000000" office:value-type="float" office:value="182.844926404917" calcext:value-type="float">
            <text:p>183</text:p>
          </table:table-cell>
          <table:table-cell table:style-name="ce139" table:formula="of:=[MoMo.P209]/[.P$5]*1000000" office:value-type="float" office:value="1763.12871888586" calcext:value-type="float">
            <text:p>1763</text:p>
          </table:table-cell>
          <table:table-cell table:style-name="ce139"/>
          <table:table-cell table:style-name="ce139" table:formula="of:=[MoMo.R209]/[.R$5]*1000000" office:value-type="float" office:value="44.6395659410934" calcext:value-type="float">
            <text:p>45</text:p>
          </table:table-cell>
          <table:table-cell table:style-name="ce139" table:formula="of:=[MoMo.S209]/[.S$5]*1000000" office:value-type="float" office:value="989.878836359593" calcext:value-type="float">
            <text:p>990</text:p>
          </table:table-cell>
          <table:table-cell table:style-name="ce139" table:formula="of:=[MoMo.T209]/[.T$5]*1000000" office:value-type="float" office:value="582.968939851429" calcext:value-type="float">
            <text:p>583</text:p>
          </table:table-cell>
          <table:table-cell table:style-name="ce139" table:formula="of:=[MoMo.U209]/[.U$5]*1000000" office:value-type="float" office:value="681.080224914865" calcext:value-type="float">
            <text:p>681</text:p>
          </table:table-cell>
          <table:table-cell table:style-name="ce139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10]" office:value-type="string" office:string-value="Covid-19 (parcial)" calcext:value-type="string">
            <text:p>Covid-19 (parcial)</text:p>
          </table:table-cell>
          <table:table-cell table:style-name="ce135" table:formula="of:=[MoMo.C210]/[.C$5]*1000000" office:value-type="float" office:value="96.1308180613348" calcext:value-type="float">
            <text:p>96</text:p>
          </table:table-cell>
          <table:table-cell table:style-name="ce135" table:formula="of:=[MoMo.D210]/[.D$5]*1000000" office:value-type="float" office:value="466.86553661265" calcext:value-type="float">
            <text:p>467</text:p>
          </table:table-cell>
          <table:table-cell table:style-name="ce135" table:formula="of:=[MoMo.E210]/[.E$5]*1000000" office:value-type="float" office:value="115.731285570351" calcext:value-type="float">
            <text:p>116</text:p>
          </table:table-cell>
          <table:table-cell table:style-name="ce135" table:formula="of:=[MoMo.F210]/[.F$5]*1000000" office:value-type="float" office:value="159.446119612936" calcext:value-type="float">
            <text:p>159</text:p>
          </table:table-cell>
          <table:table-cell table:style-name="ce135" table:formula="of:=[MoMo.G210]/[.G$5]*1000000" office:value-type="float" office:value="21.6197416440874" calcext:value-type="float">
            <text:p>22</text:p>
          </table:table-cell>
          <table:table-cell table:style-name="ce135" table:formula="of:=[MoMo.H210]/[.H$5]*1000000" office:value-type="float" office:value="291.264311159904" calcext:value-type="float">
            <text:p>291</text:p>
          </table:table-cell>
          <table:table-cell table:style-name="ce135" table:formula="of:=[MoMo.I210]/[.I$5]*1000000" office:value-type="float" office:value="992.045373415841" calcext:value-type="float">
            <text:p>992</text:p>
          </table:table-cell>
          <table:table-cell table:style-name="ce135" table:formula="of:=[MoMo.J210]/[.J$5]*1000000" office:value-type="float" office:value="822.969330577603" calcext:value-type="float">
            <text:p>823</text:p>
          </table:table-cell>
          <table:table-cell table:style-name="ce135" table:formula="of:=[MoMo.K210]/[.K$5]*1000000" office:value-type="float" office:value="624.336765540821" calcext:value-type="float">
            <text:p>624</text:p>
          </table:table-cell>
          <table:table-cell table:style-name="ce135" table:formula="of:=[MoMo.L210]/[.L$5]*1000000" office:value-type="float" office:value="0" calcext:value-type="float">
            <text:p>0</text:p>
          </table:table-cell>
          <table:table-cell table:style-name="ce135" table:formula="of:=[MoMo.M210]/[.M$5]*1000000" office:value-type="float" office:value="176.481147240276" calcext:value-type="float">
            <text:p>176</text:p>
          </table:table-cell>
          <table:table-cell table:style-name="ce135" table:formula="of:=[MoMo.N210]/[.N$5]*1000000" office:value-type="float" office:value="337.414935550951" calcext:value-type="float">
            <text:p>337</text:p>
          </table:table-cell>
          <table:table-cell table:style-name="ce135" table:formula="of:=[MoMo.O210]/[.O$5]*1000000" office:value-type="float" office:value="146.572046267909" calcext:value-type="float">
            <text:p>147</text:p>
          </table:table-cell>
          <table:table-cell table:style-name="ce135" table:formula="of:=[MoMo.P210]/[.P$5]*1000000" office:value-type="float" office:value="1220.26506522649" calcext:value-type="float">
            <text:p>1220</text:p>
          </table:table-cell>
          <table:table-cell table:style-name="ce135"/>
          <table:table-cell table:style-name="ce135" table:formula="of:=[MoMo.R210]/[.R$5]*1000000" office:value-type="float" office:value="29.7597106273956" calcext:value-type="float">
            <text:p>30</text:p>
          </table:table-cell>
          <table:table-cell table:style-name="ce135" table:formula="of:=[MoMo.S210]/[.S$5]*1000000" office:value-type="float" office:value="640.873193586944" calcext:value-type="float">
            <text:p>641</text:p>
          </table:table-cell>
          <table:table-cell table:style-name="ce135" table:formula="of:=[MoMo.T210]/[.T$5]*1000000" office:value-type="float" office:value="440.637209606892" calcext:value-type="float">
            <text:p>441</text:p>
          </table:table-cell>
          <table:table-cell table:style-name="ce135" table:formula="of:=[MoMo.U210]/[.U$5]*1000000" office:value-type="float" office:value="719.094004910113" calcext:value-type="float">
            <text:p>719</text:p>
          </table:table-cell>
          <table:table-cell table:style-name="ce135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11]" office:value-type="string" office:string-value="Covid-19 (total)" calcext:value-type="string">
            <text:p>Covid-19 (total)</text:p>
          </table:table-cell>
          <table:table-cell table:style-name="ce140" table:formula="of:=[MoMo.C211]/[.C$5]*1000000" office:value-type="float" office:value="143.957689081924" calcext:value-type="float">
            <text:p>144</text:p>
          </table:table-cell>
          <table:table-cell table:style-name="ce140" table:formula="of:=[MoMo.D211]/[.D$5]*1000000" office:value-type="float" office:value="564.670428079784" calcext:value-type="float">
            <text:p>565</text:p>
          </table:table-cell>
          <table:table-cell table:style-name="ce140" table:formula="of:=[MoMo.E211]/[.E$5]*1000000" office:value-type="float" office:value="265.501184543746" calcext:value-type="float">
            <text:p>266</text:p>
          </table:table-cell>
          <table:table-cell table:style-name="ce140" table:formula="of:=[MoMo.F211]/[.F$5]*1000000" office:value-type="float" office:value="166.532613817955" calcext:value-type="float">
            <text:p>167</text:p>
          </table:table-cell>
          <table:table-cell table:style-name="ce140" table:formula="of:=[MoMo.G211]/[.G$5]*1000000" office:value-type="float" office:value="63.4492417815607" calcext:value-type="float">
            <text:p>63</text:p>
          </table:table-cell>
          <table:table-cell table:style-name="ce140" table:formula="of:=[MoMo.H211]/[.H$5]*1000000" office:value-type="float" office:value="329.180375334566" calcext:value-type="float">
            <text:p>329</text:p>
          </table:table-cell>
          <table:table-cell table:style-name="ce140" table:formula="of:=[MoMo.I211]/[.I$5]*1000000" office:value-type="float" office:value="1022.34634088837" calcext:value-type="float">
            <text:p>1022</text:p>
          </table:table-cell>
          <table:table-cell table:style-name="ce140" table:formula="of:=[MoMo.J211]/[.J$5]*1000000" office:value-type="float" office:value="864.413829239785" calcext:value-type="float">
            <text:p>864</text:p>
          </table:table-cell>
          <table:table-cell table:style-name="ce140" table:formula="of:=[MoMo.K211]/[.K$5]*1000000" office:value-type="float" office:value="685.783608429665" calcext:value-type="float">
            <text:p>686</text:p>
          </table:table-cell>
          <table:table-cell table:style-name="ce140" table:formula="of:=[MoMo.L211]/[.L$5]*1000000" office:value-type="float" office:value="46.9792351780513" calcext:value-type="float">
            <text:p>47</text:p>
          </table:table-cell>
          <table:table-cell table:style-name="ce140" table:formula="of:=[MoMo.M211]/[.M$5]*1000000" office:value-type="float" office:value="249.007646106143" calcext:value-type="float">
            <text:p>249</text:p>
          </table:table-cell>
          <table:table-cell table:style-name="ce140" table:formula="of:=[MoMo.N211]/[.N$5]*1000000" office:value-type="float" office:value="415.710113966089" calcext:value-type="float">
            <text:p>416</text:p>
          </table:table-cell>
          <table:table-cell table:style-name="ce140" table:formula="of:=[MoMo.O211]/[.O$5]*1000000" office:value-type="float" office:value="202.461892193299" calcext:value-type="float">
            <text:p>202</text:p>
          </table:table-cell>
          <table:table-cell table:style-name="ce140" table:formula="of:=[MoMo.P211]/[.P$5]*1000000" office:value-type="float" office:value="1242.91605497593" calcext:value-type="float">
            <text:p>1243</text:p>
          </table:table-cell>
          <table:table-cell table:style-name="ce140"/>
          <table:table-cell table:style-name="ce140" table:formula="of:=[MoMo.R211]/[.R$5]*1000000" office:value-type="float" office:value="87.9264177627596" calcext:value-type="float">
            <text:p>88</text:p>
          </table:table-cell>
          <table:table-cell table:style-name="ce140" table:formula="of:=[MoMo.S211]/[.S$5]*1000000" office:value-type="float" office:value="696.467012789667" calcext:value-type="float">
            <text:p>696</text:p>
          </table:table-cell>
          <table:table-cell table:style-name="ce140" table:formula="of:=[MoMo.T211]/[.T$5]*1000000" office:value-type="float" office:value="589.335215325626" calcext:value-type="float">
            <text:p>589</text:p>
          </table:table-cell>
          <table:table-cell table:style-name="ce140" table:formula="of:=[MoMo.U211]/[.U$5]*1000000" office:value-type="float" office:value="1051.71457986854" calcext:value-type="float">
            <text:p>1052</text:p>
          </table:table-cell>
          <table:table-cell table:style-name="ce140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12]" office:value-type="string" office:string-value="Diferencia" calcext:value-type="string">
            <text:p>Diferencia</text:p>
          </table:table-cell>
          <table:table-cell table:style-name="ce136" table:formula="of:=[.C209]-[.C210]" office:value-type="float" office:value="10.2571344333434" calcext:value-type="float">
            <text:p>10</text:p>
          </table:table-cell>
          <table:table-cell table:style-name="ce136" table:formula="of:=[.D209]-[.D210]" office:value-type="float" office:value="123.020215048505" calcext:value-type="float">
            <text:p>123</text:p>
          </table:table-cell>
          <table:table-cell table:style-name="ce136" table:formula="of:=[.E209]-[.E210]" office:value-type="float" office:value="118.648881004898" calcext:value-type="float">
            <text:p>119</text:p>
          </table:table-cell>
          <table:table-cell table:style-name="ce136" table:formula="of:=[.F209]-[.F210]" office:value-type="float" office:value="-1.77162355125486" calcext:value-type="float">
            <text:p>-2</text:p>
          </table:table-cell>
          <table:table-cell table:style-name="ce136" table:formula="of:=[.G209]-[.G210]" office:value-type="float" office:value="20.6797528769531" calcext:value-type="float">
            <text:p>21</text:p>
          </table:table-cell>
          <table:table-cell table:style-name="ce136" table:formula="of:=[.H209]-[.H210]" office:value-type="float" office:value="29.2987768622388" calcext:value-type="float">
            <text:p>29</text:p>
          </table:table-cell>
          <table:table-cell table:style-name="ce136" table:formula="of:=[.I209]-[.I210]" office:value-type="float" office:value="801.107770164256" calcext:value-type="float">
            <text:p>801</text:p>
          </table:table-cell>
          <table:table-cell table:style-name="ce136" table:formula="of:=[.J209]-[.J210]" office:value-type="float" office:value="879.215435904849" calcext:value-type="float">
            <text:p>879</text:p>
          </table:table-cell>
          <table:table-cell table:style-name="ce136" table:formula="of:=[.K209]-[.K210]" office:value-type="float" office:value="-54.3416404991274" calcext:value-type="float">
            <text:p>-54</text:p>
          </table:table-cell>
          <table:table-cell table:style-name="ce136" table:formula="of:=[.L209]-[.L210]" office:value-type="float" office:value="129.192896739641" calcext:value-type="float">
            <text:p>129</text:p>
          </table:table-cell>
          <table:table-cell table:style-name="ce136" table:formula="of:=[.M209]-[.M210]" office:value-type="float" office:value="74.3396613375136" calcext:value-type="float">
            <text:p>74</text:p>
          </table:table-cell>
          <table:table-cell table:style-name="ce136" table:formula="of:=[.N209]-[.N210]" office:value-type="float" office:value="184.552920549968" calcext:value-type="float">
            <text:p>185</text:p>
          </table:table-cell>
          <table:table-cell table:style-name="ce136" table:formula="of:=[.O209]-[.O210]" office:value-type="float" office:value="36.2728801370079" calcext:value-type="float">
            <text:p>36</text:p>
          </table:table-cell>
          <table:table-cell table:style-name="ce136" table:formula="of:=[.P209]-[.P210]" office:value-type="float" office:value="542.863653659374" calcext:value-type="float">
            <text:p>543</text:p>
          </table:table-cell>
          <table:table-cell table:style-name="ce136"/>
          <table:table-cell table:style-name="ce136" table:formula="of:=[.R209]-[.R210]" office:value-type="float" office:value="14.8798553136978" calcext:value-type="float">
            <text:p>15</text:p>
          </table:table-cell>
          <table:table-cell table:style-name="ce136" table:formula="of:=[.S209]-[.S210]" office:value-type="float" office:value="349.005642772649" calcext:value-type="float">
            <text:p>349</text:p>
          </table:table-cell>
          <table:table-cell table:style-name="ce136" table:formula="of:=[.T209]-[.T210]" office:value-type="float" office:value="142.331730244538" calcext:value-type="float">
            <text:p>142</text:p>
          </table:table-cell>
          <table:table-cell table:style-name="ce136" table:formula="of:=[.U209]-[.U210]" office:value-type="float" office:value="-38.0137799952482" calcext:value-type="float">
            <text:p>-38</text:p>
          </table:table-cell>
          <table:table-cell table:style-name="ce136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121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15]" office:value-type="string" office:string-value="Fin" calcext:value-type="string">
            <text:p>Fin</text:p>
          </table:table-cell>
          <table:table-cell table:style-name="ce138" table:formula="of:=[MoMo.C215]" office:value-type="date" office:date-value="2020-04-14" calcext:value-type="date">
            <text:p>14/04</text:p>
          </table:table-cell>
          <table:table-cell table:style-name="ce138" table:formula="of:=[MoMo.D215]" office:value-type="date" office:date-value="2020-04-29" calcext:value-type="date">
            <text:p>29/04</text:p>
          </table:table-cell>
          <table:table-cell table:style-name="ce138" table:formula="of:=[MoMo.E215]" office:value-type="date" office:date-value="2020-04-16" calcext:value-type="date">
            <text:p>16/04</text:p>
          </table:table-cell>
          <table:table-cell table:style-name="ce138" table:formula="of:=[MoMo.F215]" office:value-type="date" office:date-value="2020-03-27" calcext:value-type="date">
            <text:p>27/03</text:p>
          </table:table-cell>
          <table:table-cell table:style-name="ce138" table:formula="of:=[MoMo.G215]" office:value-type="date" office:date-value="2020-04-03" calcext:value-type="date">
            <text:p>03/04</text:p>
          </table:table-cell>
          <table:table-cell table:style-name="ce138" table:formula="of:=[MoMo.H215]" office:value-type="date" office:date-value="2020-04-24" calcext:value-type="date">
            <text:p>24/04</text:p>
          </table:table-cell>
          <table:table-cell table:style-name="ce138" table:formula="of:=[MoMo.I215]" office:value-type="date" office:date-value="2020-04-29" calcext:value-type="date">
            <text:p>29/04</text:p>
          </table:table-cell>
          <table:table-cell table:style-name="ce138" table:formula="of:=[MoMo.J215]" office:value-type="date" office:date-value="2020-04-29" calcext:value-type="date">
            <text:p>29/04</text:p>
          </table:table-cell>
          <table:table-cell table:style-name="ce138" table:formula="of:=[MoMo.K215]" office:value-type="date" office:date-value="2020-04-24" calcext:value-type="date">
            <text:p>24/04</text:p>
          </table:table-cell>
          <table:table-cell table:style-name="ce138" table:formula="of:=[MoMo.L215]" office:value-type="date" office:date-value="2020-03-31" calcext:value-type="date">
            <text:p>31/03</text:p>
          </table:table-cell>
          <table:table-cell table:style-name="ce138" table:formula="of:=[MoMo.M215]" office:value-type="date" office:date-value="2020-04-15" calcext:value-type="date">
            <text:p>15/04</text:p>
          </table:table-cell>
          <table:table-cell table:style-name="ce138" table:formula="of:=[MoMo.N215]" office:value-type="date" office:date-value="2020-04-18" calcext:value-type="date">
            <text:p>18/04</text:p>
          </table:table-cell>
          <table:table-cell table:style-name="ce138" table:formula="of:=[MoMo.O215]" office:value-type="date" office:date-value="2020-04-11" calcext:value-type="date">
            <text:p>11/04</text:p>
          </table:table-cell>
          <table:table-cell table:style-name="ce138" table:formula="of:=[MoMo.P215]" office:value-type="date" office:date-value="2020-04-29" calcext:value-type="date">
            <text:p>29/04</text:p>
          </table:table-cell>
          <table:table-cell table:style-name="ce138"/>
          <table:table-cell table:style-name="ce138" table:formula="of:=[MoMo.R215]" office:value-type="date" office:date-value="2020-04-05" calcext:value-type="date">
            <text:p>05/04</text:p>
          </table:table-cell>
          <table:table-cell table:style-name="ce138" table:formula="of:=[MoMo.S215]" office:value-type="date" office:date-value="2020-04-25" calcext:value-type="date">
            <text:p>25/04</text:p>
          </table:table-cell>
          <table:table-cell table:style-name="ce138" table:formula="of:=[MoMo.T215]" office:value-type="date" office:date-value="2020-04-22" calcext:value-type="date">
            <text:p>22/04</text:p>
          </table:table-cell>
          <table:table-cell table:style-name="ce138" table:formula="of:=[MoMo.U215]" office:value-type="date" office:date-value="2020-04-14" calcext:value-type="date">
            <text:p>14/04</text:p>
          </table:table-cell>
          <table:table-cell table:style-name="ce138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16]" office:value-type="string" office:string-value="MoMo (parcial)" calcext:value-type="string">
            <text:p>MoMo (parcial)</text:p>
          </table:table-cell>
          <table:table-cell table:style-name="ce139" table:formula="of:=[MoMo.C216]/[.C$5]*1000000" office:value-type="float" office:value="106.1494144846" calcext:value-type="float">
            <text:p>106</text:p>
          </table:table-cell>
          <table:table-cell table:style-name="ce139" table:formula="of:=[MoMo.D216]/[.D$5]*1000000" office:value-type="float" office:value="637.259995965548" calcext:value-type="float">
            <text:p>637</text:p>
          </table:table-cell>
          <table:table-cell table:style-name="ce139" table:formula="of:=[MoMo.E216]/[.E$5]*1000000" office:value-type="float" office:value="238.270293821311" calcext:value-type="float">
            <text:p>238</text:p>
          </table:table-cell>
          <table:table-cell table:style-name="ce139" table:formula="of:=[MoMo.F216]/[.F$5]*1000000" office:value-type="float" office:value="54.9203300889001" calcext:value-type="float">
            <text:p>55</text:p>
          </table:table-cell>
          <table:table-cell table:style-name="ce139" table:formula="of:=[MoMo.G216]/[.G$5]*1000000" office:value-type="float" office:value="42.2994945210405" calcext:value-type="float">
            <text:p>42</text:p>
          </table:table-cell>
          <table:table-cell table:style-name="ce139" table:formula="of:=[MoMo.H216]/[.H$5]*1000000" office:value-type="float" office:value="322.286545484628" calcext:value-type="float">
            <text:p>322</text:p>
          </table:table-cell>
          <table:table-cell table:style-name="ce139" table:formula="of:=[MoMo.I216]/[.I$5]*1000000" office:value-type="float" office:value="1799.79445151928" calcext:value-type="float">
            <text:p>1800</text:p>
          </table:table-cell>
          <table:table-cell table:style-name="ce139" table:formula="of:=[MoMo.J216]/[.J$5]*1000000" office:value-type="float" office:value="1716.98637314752" calcext:value-type="float">
            <text:p>1717</text:p>
          </table:table-cell>
          <table:table-cell table:style-name="ce139" table:formula="of:=[MoMo.K216]/[.K$5]*1000000" office:value-type="float" office:value="556.179453728356" calcext:value-type="float">
            <text:p>556</text:p>
          </table:table-cell>
          <table:table-cell table:style-name="ce139" table:formula="of:=[MoMo.L216]/[.L$5]*1000000" office:value-type="float" office:value="129.192896739641" calcext:value-type="float">
            <text:p>129</text:p>
          </table:table-cell>
          <table:table-cell table:style-name="ce139" table:formula="of:=[MoMo.M216]/[.M$5]*1000000" office:value-type="float" office:value="250.61934608094" calcext:value-type="float">
            <text:p>251</text:p>
          </table:table-cell>
          <table:table-cell table:style-name="ce139" table:formula="of:=[MoMo.N216]/[.N$5]*1000000" office:value-type="float" office:value="523.832027015565" calcext:value-type="float">
            <text:p>524</text:p>
          </table:table-cell>
          <table:table-cell table:style-name="ce139" table:formula="of:=[MoMo.O216]/[.O$5]*1000000" office:value-type="float" office:value="138.429154808581" calcext:value-type="float">
            <text:p>138</text:p>
          </table:table-cell>
          <table:table-cell table:style-name="ce139" table:formula="of:=[MoMo.P216]/[.P$5]*1000000" office:value-type="float" office:value="1771.94588268095" calcext:value-type="float">
            <text:p>1772</text:p>
          </table:table-cell>
          <table:table-cell table:style-name="ce139"/>
          <table:table-cell table:style-name="ce139" table:formula="of:=[MoMo.R216]/[.R$5]*1000000" office:value-type="float" office:value="44.6395659410934" calcext:value-type="float">
            <text:p>45</text:p>
          </table:table-cell>
          <table:table-cell table:style-name="ce139" table:formula="of:=[MoMo.S216]/[.S$5]*1000000" office:value-type="float" office:value="988.334563603962" calcext:value-type="float">
            <text:p>988</text:p>
          </table:table-cell>
          <table:table-cell table:style-name="ce139" table:formula="of:=[MoMo.T216]/[.T$5]*1000000" office:value-type="float" office:value="582.514205888987" calcext:value-type="float">
            <text:p>583</text:p>
          </table:table-cell>
          <table:table-cell table:style-name="ce139" table:formula="of:=[MoMo.U216]/[.U$5]*1000000" office:value-type="float" office:value="681.080224914865" calcext:value-type="float">
            <text:p>681</text:p>
          </table:table-cell>
          <table:table-cell table:style-name="ce139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17]" office:value-type="string" office:string-value="Covid-19 (parcial)" calcext:value-type="string">
            <text:p>Covid-19 (parcial)</text:p>
          </table:table-cell>
          <table:table-cell table:style-name="ce135" table:formula="of:=[MoMo.C217]/[.C$5]*1000000" office:value-type="float" office:value="96.1308180613348" calcext:value-type="float">
            <text:p>96</text:p>
          </table:table-cell>
          <table:table-cell table:style-name="ce135" table:formula="of:=[MoMo.D217]/[.D$5]*1000000" office:value-type="float" office:value="537.92690306924" calcext:value-type="float">
            <text:p>538</text:p>
          </table:table-cell>
          <table:table-cell table:style-name="ce135" table:formula="of:=[MoMo.E217]/[.E$5]*1000000" office:value-type="float" office:value="161.440280711582" calcext:value-type="float">
            <text:p>161</text:p>
          </table:table-cell>
          <table:table-cell table:style-name="ce135" table:formula="of:=[MoMo.F217]/[.F$5]*1000000" office:value-type="float" office:value="18.6020472881758" calcext:value-type="float">
            <text:p>19</text:p>
          </table:table-cell>
          <table:table-cell table:style-name="ce135" table:formula="of:=[MoMo.G217]/[.G$5]*1000000" office:value-type="float" office:value="21.6197416440874" calcext:value-type="float">
            <text:p>22</text:p>
          </table:table-cell>
          <table:table-cell table:style-name="ce135" table:formula="of:=[MoMo.H217]/[.H$5]*1000000" office:value-type="float" office:value="291.264311159904" calcext:value-type="float">
            <text:p>291</text:p>
          </table:table-cell>
          <table:table-cell table:style-name="ce135" table:formula="of:=[MoMo.I217]/[.I$5]*1000000" office:value-type="float" office:value="1008.6486432638" calcext:value-type="float">
            <text:p>1009</text:p>
          </table:table-cell>
          <table:table-cell table:style-name="ce135" table:formula="of:=[MoMo.J217]/[.J$5]*1000000" office:value-type="float" office:value="845.665127464036" calcext:value-type="float">
            <text:p>846</text:p>
          </table:table-cell>
          <table:table-cell table:style-name="ce135" table:formula="of:=[MoMo.K217]/[.K$5]*1000000" office:value-type="float" office:value="584.073951999095" calcext:value-type="float">
            <text:p>584</text:p>
          </table:table-cell>
          <table:table-cell table:style-name="ce135" table:formula="of:=[MoMo.L217]/[.L$5]*1000000" office:value-type="float" office:value="0" calcext:value-type="float">
            <text:p>0</text:p>
          </table:table-cell>
          <table:table-cell table:style-name="ce135" table:formula="of:=[MoMo.M217]/[.M$5]*1000000" office:value-type="float" office:value="176.481147240276" calcext:value-type="float">
            <text:p>176</text:p>
          </table:table-cell>
          <table:table-cell table:style-name="ce135" table:formula="of:=[MoMo.N217]/[.N$5]*1000000" office:value-type="float" office:value="337.414935550951" calcext:value-type="float">
            <text:p>337</text:p>
          </table:table-cell>
          <table:table-cell table:style-name="ce135" table:formula="of:=[MoMo.O217]/[.O$5]*1000000" office:value-type="float" office:value="93.2731203523059" calcext:value-type="float">
            <text:p>93</text:p>
          </table:table-cell>
          <table:table-cell table:style-name="ce135" table:formula="of:=[MoMo.P217]/[.P$5]*1000000" office:value-type="float" office:value="1228.93020895614" calcext:value-type="float">
            <text:p>1229</text:p>
          </table:table-cell>
          <table:table-cell table:style-name="ce135"/>
          <table:table-cell table:style-name="ce135" table:formula="of:=[MoMo.R217]/[.R$5]*1000000" office:value-type="float" office:value="29.7597106273956" calcext:value-type="float">
            <text:p>30</text:p>
          </table:table-cell>
          <table:table-cell table:style-name="ce135" table:formula="of:=[MoMo.S217]/[.S$5]*1000000" office:value-type="float" office:value="640.873193586944" calcext:value-type="float">
            <text:p>641</text:p>
          </table:table-cell>
          <table:table-cell table:style-name="ce135" table:formula="of:=[MoMo.T217]/[.T$5]*1000000" office:value-type="float" office:value="440.637209606892" calcext:value-type="float">
            <text:p>441</text:p>
          </table:table-cell>
          <table:table-cell table:style-name="ce135" table:formula="of:=[MoMo.U217]/[.U$5]*1000000" office:value-type="float" office:value="719.094004910113" calcext:value-type="float">
            <text:p>719</text:p>
          </table:table-cell>
          <table:table-cell table:style-name="ce135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18]" office:value-type="string" office:string-value="Covid-19 (total)" calcext:value-type="string">
            <text:p>Covid-19 (total)</text:p>
          </table:table-cell>
          <table:table-cell table:style-name="ce140" table:formula="of:=[MoMo.C218]/[.C$5]*1000000" office:value-type="float" office:value="147.65502823813" calcext:value-type="float">
            <text:p>148</text:p>
          </table:table-cell>
          <table:table-cell table:style-name="ce140" table:formula="of:=[MoMo.D218]/[.D$5]*1000000" office:value-type="float" office:value="572.311435225654" calcext:value-type="float">
            <text:p>572</text:p>
          </table:table-cell>
          <table:table-cell table:style-name="ce140" table:formula="of:=[MoMo.E218]/[.E$5]*1000000" office:value-type="float" office:value="265.501184543746" calcext:value-type="float">
            <text:p>266</text:p>
          </table:table-cell>
          <table:table-cell table:style-name="ce140" table:formula="of:=[MoMo.F218]/[.F$5]*1000000" office:value-type="float" office:value="170.961672696092" calcext:value-type="float">
            <text:p>171</text:p>
          </table:table-cell>
          <table:table-cell table:style-name="ce140" table:formula="of:=[MoMo.G218]/[.G$5]*1000000" office:value-type="float" office:value="63.9192361651278" calcext:value-type="float">
            <text:p>64</text:p>
          </table:table-cell>
          <table:table-cell table:style-name="ce140" table:formula="of:=[MoMo.H218]/[.H$5]*1000000" office:value-type="float" office:value="330.903832797051" calcext:value-type="float">
            <text:p>331</text:p>
          </table:table-cell>
          <table:table-cell table:style-name="ce140" table:formula="of:=[MoMo.I218]/[.I$5]*1000000" office:value-type="float" office:value="1036.87420200534" calcext:value-type="float">
            <text:p>1037</text:p>
          </table:table-cell>
          <table:table-cell table:style-name="ce140" table:formula="of:=[MoMo.J218]/[.J$5]*1000000" office:value-type="float" office:value="873.294793238824" calcext:value-type="float">
            <text:p>873</text:p>
          </table:table-cell>
          <table:table-cell table:style-name="ce140" table:formula="of:=[MoMo.K218]/[.K$5]*1000000" office:value-type="float" office:value="697.099301124398" calcext:value-type="float">
            <text:p>697</text:p>
          </table:table-cell>
          <table:table-cell table:style-name="ce140" table:formula="of:=[MoMo.L218]/[.L$5]*1000000" office:value-type="float" office:value="46.9792351780513" calcext:value-type="float">
            <text:p>47</text:p>
          </table:table-cell>
          <table:table-cell table:style-name="ce140" table:formula="of:=[MoMo.M218]/[.M$5]*1000000" office:value-type="float" office:value="250.82080857779" calcext:value-type="float">
            <text:p>251</text:p>
          </table:table-cell>
          <table:table-cell table:style-name="ce140" table:formula="of:=[MoMo.N218]/[.N$5]*1000000" office:value-type="float" office:value="420.370541252704" calcext:value-type="float">
            <text:p>420</text:p>
          </table:table-cell>
          <table:table-cell table:style-name="ce140" table:formula="of:=[MoMo.O218]/[.O$5]*1000000" office:value-type="float" office:value="205.422943633055" calcext:value-type="float">
            <text:p>205</text:p>
          </table:table-cell>
          <table:table-cell table:style-name="ce140" table:formula="of:=[MoMo.P218]/[.P$5]*1000000" office:value-type="float" office:value="1249.90897798582" calcext:value-type="float">
            <text:p>1250</text:p>
          </table:table-cell>
          <table:table-cell table:style-name="ce140"/>
          <table:table-cell table:style-name="ce140" table:formula="of:=[MoMo.R218]/[.R$5]*1000000" office:value-type="float" office:value="89.2791318821867" calcext:value-type="float">
            <text:p>89</text:p>
          </table:table-cell>
          <table:table-cell table:style-name="ce140" table:formula="of:=[MoMo.S218]/[.S$5]*1000000" office:value-type="float" office:value="707.276922079085" calcext:value-type="float">
            <text:p>707</text:p>
          </table:table-cell>
          <table:table-cell table:style-name="ce140" table:formula="of:=[MoMo.T218]/[.T$5]*1000000" office:value-type="float" office:value="596.610958724708" calcext:value-type="float">
            <text:p>597</text:p>
          </table:table-cell>
          <table:table-cell table:style-name="ce140" table:formula="of:=[MoMo.U218]/[.U$5]*1000000" office:value-type="float" office:value="1054.88239486814" calcext:value-type="float">
            <text:p>1055</text:p>
          </table:table-cell>
          <table:table-cell table:style-name="ce140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19]" office:value-type="string" office:string-value="Diferencia" calcext:value-type="string">
            <text:p>Diferencia</text:p>
          </table:table-cell>
          <table:table-cell table:style-name="ce136" table:formula="of:=[.C216]-[.C217]" office:value-type="float" office:value="10.0185964232657" calcext:value-type="float">
            <text:p>10</text:p>
          </table:table-cell>
          <table:table-cell table:style-name="ce136" table:formula="of:=[.D216]-[.D217]" office:value-type="float" office:value="99.3330928963085" calcext:value-type="float">
            <text:p>99</text:p>
          </table:table-cell>
          <table:table-cell table:style-name="ce136" table:formula="of:=[.E216]-[.E217]" office:value-type="float" office:value="76.8300131097288" calcext:value-type="float">
            <text:p>77</text:p>
          </table:table-cell>
          <table:table-cell table:style-name="ce136" table:formula="of:=[.F216]-[.F217]" office:value-type="float" office:value="36.3182828007242" calcext:value-type="float">
            <text:p>36</text:p>
          </table:table-cell>
          <table:table-cell table:style-name="ce136" table:formula="of:=[.G216]-[.G217]" office:value-type="float" office:value="20.6797528769531" calcext:value-type="float">
            <text:p>21</text:p>
          </table:table-cell>
          <table:table-cell table:style-name="ce136" table:formula="of:=[.H216]-[.H217]" office:value-type="float" office:value="31.0222343247235" calcext:value-type="float">
            <text:p>31</text:p>
          </table:table-cell>
          <table:table-cell table:style-name="ce136" table:formula="of:=[.I216]-[.I217]" office:value-type="float" office:value="791.145808255476" calcext:value-type="float">
            <text:p>791</text:p>
          </table:table-cell>
          <table:table-cell table:style-name="ce136" table:formula="of:=[.J216]-[.J217]" office:value-type="float" office:value="871.321245683482" calcext:value-type="float">
            <text:p>871</text:p>
          </table:table-cell>
          <table:table-cell table:style-name="ce136" table:formula="of:=[.K216]-[.K217]" office:value-type="float" office:value="-27.8944982707385" calcext:value-type="float">
            <text:p>-28</text:p>
          </table:table-cell>
          <table:table-cell table:style-name="ce136" table:formula="of:=[.L216]-[.L217]" office:value-type="float" office:value="129.192896739641" calcext:value-type="float">
            <text:p>129</text:p>
          </table:table-cell>
          <table:table-cell table:style-name="ce136" table:formula="of:=[.M216]-[.M217]" office:value-type="float" office:value="74.138198840664" calcext:value-type="float">
            <text:p>74</text:p>
          </table:table-cell>
          <table:table-cell table:style-name="ce136" table:formula="of:=[.N216]-[.N217]" office:value-type="float" office:value="186.417091464614" calcext:value-type="float">
            <text:p>186</text:p>
          </table:table-cell>
          <table:table-cell table:style-name="ce136" table:formula="of:=[.O216]-[.O217]" office:value-type="float" office:value="45.1560344562751" calcext:value-type="float">
            <text:p>45</text:p>
          </table:table-cell>
          <table:table-cell table:style-name="ce136" table:formula="of:=[.P216]-[.P217]" office:value-type="float" office:value="543.015673724806" calcext:value-type="float">
            <text:p>543</text:p>
          </table:table-cell>
          <table:table-cell table:style-name="ce136"/>
          <table:table-cell table:style-name="ce136" table:formula="of:=[.R216]-[.R217]" office:value-type="float" office:value="14.8798553136978" calcext:value-type="float">
            <text:p>15</text:p>
          </table:table-cell>
          <table:table-cell table:style-name="ce136" table:formula="of:=[.S216]-[.S217]" office:value-type="float" office:value="347.461370017018" calcext:value-type="float">
            <text:p>347</text:p>
          </table:table-cell>
          <table:table-cell table:style-name="ce136" table:formula="of:=[.T216]-[.T217]" office:value-type="float" office:value="141.876996282095" calcext:value-type="float">
            <text:p>142</text:p>
          </table:table-cell>
          <table:table-cell table:style-name="ce136" table:formula="of:=[.U216]-[.U217]" office:value-type="float" office:value="-38.0137799952482" calcext:value-type="float">
            <text:p>-38</text:p>
          </table:table-cell>
          <table:table-cell table:style-name="ce136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121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22]" office:value-type="string" office:string-value="Fin" calcext:value-type="string">
            <text:p>Fin</text:p>
          </table:table-cell>
          <table:table-cell table:style-name="ce138" table:formula="of:=[MoMo.C222]" office:value-type="date" office:date-value="2020-04-14" calcext:value-type="date">
            <text:p>14/04</text:p>
          </table:table-cell>
          <table:table-cell table:style-name="ce138" table:formula="of:=[MoMo.D222]" office:value-type="date" office:date-value="2020-04-29" calcext:value-type="date">
            <text:p>29/04</text:p>
          </table:table-cell>
          <table:table-cell table:style-name="ce138" table:formula="of:=[MoMo.E222]" office:value-type="date" office:date-value="2020-04-16" calcext:value-type="date">
            <text:p>16/04</text:p>
          </table:table-cell>
          <table:table-cell table:style-name="ce138" table:formula="of:=[MoMo.F222]" office:value-type="date" office:date-value="2020-03-27" calcext:value-type="date">
            <text:p>27/03</text:p>
          </table:table-cell>
          <table:table-cell table:style-name="ce138" table:formula="of:=[MoMo.G222]" office:value-type="date" office:date-value="2020-04-03" calcext:value-type="date">
            <text:p>03/04</text:p>
          </table:table-cell>
          <table:table-cell table:style-name="ce138" table:formula="of:=[MoMo.H222]" office:value-type="date" office:date-value="2020-04-24" calcext:value-type="date">
            <text:p>24/04</text:p>
          </table:table-cell>
          <table:table-cell table:style-name="ce138" table:formula="of:=[MoMo.I222]" office:value-type="date" office:date-value="2020-04-29" calcext:value-type="date">
            <text:p>29/04</text:p>
          </table:table-cell>
          <table:table-cell table:style-name="ce138" table:formula="of:=[MoMo.J222]" office:value-type="date" office:date-value="2020-04-27" calcext:value-type="date">
            <text:p>27/04</text:p>
          </table:table-cell>
          <table:table-cell table:style-name="ce138" table:formula="of:=[MoMo.K222]" office:value-type="date" office:date-value="2020-04-24" calcext:value-type="date">
            <text:p>24/04</text:p>
          </table:table-cell>
          <table:table-cell table:style-name="ce138" table:formula="of:=[MoMo.L222]" office:value-type="date" office:date-value="2020-03-31" calcext:value-type="date">
            <text:p>31/03</text:p>
          </table:table-cell>
          <table:table-cell table:style-name="ce138" table:formula="of:=[MoMo.M222]" office:value-type="date" office:date-value="2020-04-15" calcext:value-type="date">
            <text:p>15/04</text:p>
          </table:table-cell>
          <table:table-cell table:style-name="ce138" table:formula="of:=[MoMo.N222]" office:value-type="date" office:date-value="2020-04-18" calcext:value-type="date">
            <text:p>18/04</text:p>
          </table:table-cell>
          <table:table-cell table:style-name="ce138" table:formula="of:=[MoMo.O222]" office:value-type="date" office:date-value="2020-04-11" calcext:value-type="date">
            <text:p>11/04</text:p>
          </table:table-cell>
          <table:table-cell table:style-name="ce138" table:formula="of:=[MoMo.P222]" office:value-type="date" office:date-value="2020-04-29" calcext:value-type="date">
            <text:p>29/04</text:p>
          </table:table-cell>
          <table:table-cell table:style-name="ce138"/>
          <table:table-cell table:style-name="ce138" table:formula="of:=[MoMo.R222]" office:value-type="date" office:date-value="2020-04-05" calcext:value-type="date">
            <text:p>05/04</text:p>
          </table:table-cell>
          <table:table-cell table:style-name="ce138" table:formula="of:=[MoMo.S222]" office:value-type="date" office:date-value="2020-04-18" calcext:value-type="date">
            <text:p>18/04</text:p>
          </table:table-cell>
          <table:table-cell table:style-name="ce138" table:formula="of:=[MoMo.T222]" office:value-type="date" office:date-value="2020-04-22" calcext:value-type="date">
            <text:p>22/04</text:p>
          </table:table-cell>
          <table:table-cell table:style-name="ce138" table:formula="of:=[MoMo.U222]" office:value-type="date" office:date-value="2020-04-14" calcext:value-type="date">
            <text:p>14/04</text:p>
          </table:table-cell>
          <table:table-cell table:style-name="ce138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23]" office:value-type="string" office:string-value="MoMo (parcial)" calcext:value-type="string">
            <text:p>MoMo (parcial)</text:p>
          </table:table-cell>
          <table:table-cell table:style-name="ce139" table:formula="of:=[MoMo.C223]/[.C$5]*1000000" office:value-type="float" office:value="106.1494144846" calcext:value-type="float">
            <text:p>106</text:p>
          </table:table-cell>
          <table:table-cell table:style-name="ce139" table:formula="of:=[MoMo.D223]/[.D$5]*1000000" office:value-type="float" office:value="634.2035931072" calcext:value-type="float">
            <text:p>634</text:p>
          </table:table-cell>
          <table:table-cell table:style-name="ce139" table:formula="of:=[MoMo.E223]/[.E$5]*1000000" office:value-type="float" office:value="285.924352585573" calcext:value-type="float">
            <text:p>286</text:p>
          </table:table-cell>
          <table:table-cell table:style-name="ce139" table:formula="of:=[MoMo.F223]/[.F$5]*1000000" office:value-type="float" office:value="54.9203300889001" calcext:value-type="float">
            <text:p>55</text:p>
          </table:table-cell>
          <table:table-cell table:style-name="ce139" table:formula="of:=[MoMo.G223]/[.G$5]*1000000" office:value-type="float" office:value="42.2994945210405" calcext:value-type="float">
            <text:p>42</text:p>
          </table:table-cell>
          <table:table-cell table:style-name="ce139" table:formula="of:=[MoMo.H223]/[.H$5]*1000000" office:value-type="float" office:value="322.286545484628" calcext:value-type="float">
            <text:p>322</text:p>
          </table:table-cell>
          <table:table-cell table:style-name="ce139" table:formula="of:=[MoMo.I223]/[.I$5]*1000000" office:value-type="float" office:value="1791.4928165953" calcext:value-type="float">
            <text:p>1791</text:p>
          </table:table-cell>
          <table:table-cell table:style-name="ce139" table:formula="of:=[MoMo.J223]/[.J$5]*1000000" office:value-type="float" office:value="1700.21121892711" calcext:value-type="float">
            <text:p>1700</text:p>
          </table:table-cell>
          <table:table-cell table:style-name="ce139" table:formula="of:=[MoMo.K223]/[.K$5]*1000000" office:value-type="float" office:value="555.784720262261" calcext:value-type="float">
            <text:p>556</text:p>
          </table:table-cell>
          <table:table-cell table:style-name="ce139" table:formula="of:=[MoMo.L223]/[.L$5]*1000000" office:value-type="float" office:value="129.192896739641" calcext:value-type="float">
            <text:p>129</text:p>
          </table:table-cell>
          <table:table-cell table:style-name="ce139" table:formula="of:=[MoMo.M223]/[.M$5]*1000000" office:value-type="float" office:value="250.61934608094" calcext:value-type="float">
            <text:p>251</text:p>
          </table:table-cell>
          <table:table-cell table:style-name="ce139" table:formula="of:=[MoMo.N223]/[.N$5]*1000000" office:value-type="float" office:value="523.832027015565" calcext:value-type="float">
            <text:p>524</text:p>
          </table:table-cell>
          <table:table-cell table:style-name="ce139" table:formula="of:=[MoMo.O223]/[.O$5]*1000000" office:value-type="float" office:value="145.83178340797" calcext:value-type="float">
            <text:p>146</text:p>
          </table:table-cell>
          <table:table-cell table:style-name="ce139" table:formula="of:=[MoMo.P223]/[.P$5]*1000000" office:value-type="float" office:value="1769.81760176489" calcext:value-type="float">
            <text:p>1770</text:p>
          </table:table-cell>
          <table:table-cell table:style-name="ce139"/>
          <table:table-cell table:style-name="ce139" table:formula="of:=[MoMo.R223]/[.R$5]*1000000" office:value-type="float" office:value="44.6395659410934" calcext:value-type="float">
            <text:p>45</text:p>
          </table:table-cell>
          <table:table-cell table:style-name="ce139" table:formula="of:=[MoMo.S223]/[.S$5]*1000000" office:value-type="float" office:value="929.652198889977" calcext:value-type="float">
            <text:p>930</text:p>
          </table:table-cell>
          <table:table-cell table:style-name="ce139" table:formula="of:=[MoMo.T223]/[.T$5]*1000000" office:value-type="float" office:value="582.059471926544" calcext:value-type="float">
            <text:p>582</text:p>
          </table:table-cell>
          <table:table-cell table:style-name="ce139" table:formula="of:=[MoMo.U223]/[.U$5]*1000000" office:value-type="float" office:value="681.080224914865" calcext:value-type="float">
            <text:p>681</text:p>
          </table:table-cell>
          <table:table-cell table:style-name="ce139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24]" office:value-type="string" office:string-value="Covid-19 (parcial)" calcext:value-type="string">
            <text:p>Covid-19 (parcial)</text:p>
          </table:table-cell>
          <table:table-cell table:style-name="ce135" table:formula="of:=[MoMo.C224]/[.C$5]*1000000" office:value-type="float" office:value="96.1308180613348" calcext:value-type="float">
            <text:p>96</text:p>
          </table:table-cell>
          <table:table-cell table:style-name="ce135" table:formula="of:=[MoMo.D224]/[.D$5]*1000000" office:value-type="float" office:value="537.92690306924" calcext:value-type="float">
            <text:p>538</text:p>
          </table:table-cell>
          <table:table-cell table:style-name="ce135" table:formula="of:=[MoMo.E224]/[.E$5]*1000000" office:value-type="float" office:value="161.440280711582" calcext:value-type="float">
            <text:p>161</text:p>
          </table:table-cell>
          <table:table-cell table:style-name="ce135" table:formula="of:=[MoMo.F224]/[.F$5]*1000000" office:value-type="float" office:value="18.6020472881758" calcext:value-type="float">
            <text:p>19</text:p>
          </table:table-cell>
          <table:table-cell table:style-name="ce135" table:formula="of:=[MoMo.G224]/[.G$5]*1000000" office:value-type="float" office:value="21.6197416440874" calcext:value-type="float">
            <text:p>22</text:p>
          </table:table-cell>
          <table:table-cell table:style-name="ce135" table:formula="of:=[MoMo.H224]/[.H$5]*1000000" office:value-type="float" office:value="291.264311159904" calcext:value-type="float">
            <text:p>291</text:p>
          </table:table-cell>
          <table:table-cell table:style-name="ce135" table:formula="of:=[MoMo.I224]/[.I$5]*1000000" office:value-type="float" office:value="1008.6486432638" calcext:value-type="float">
            <text:p>1009</text:p>
          </table:table-cell>
          <table:table-cell table:style-name="ce135" table:formula="of:=[MoMo.J224]/[.J$5]*1000000" office:value-type="float" office:value="822.969330577603" calcext:value-type="float">
            <text:p>823</text:p>
          </table:table-cell>
          <table:table-cell table:style-name="ce135" table:formula="of:=[MoMo.K224]/[.K$5]*1000000" office:value-type="float" office:value="584.073951999095" calcext:value-type="float">
            <text:p>584</text:p>
          </table:table-cell>
          <table:table-cell table:style-name="ce135" table:formula="of:=[MoMo.L224]/[.L$5]*1000000" office:value-type="float" office:value="0" calcext:value-type="float">
            <text:p>0</text:p>
          </table:table-cell>
          <table:table-cell table:style-name="ce135" table:formula="of:=[MoMo.M224]/[.M$5]*1000000" office:value-type="float" office:value="176.481147240276" calcext:value-type="float">
            <text:p>176</text:p>
          </table:table-cell>
          <table:table-cell table:style-name="ce135" table:formula="of:=[MoMo.N224]/[.N$5]*1000000" office:value-type="float" office:value="337.414935550951" calcext:value-type="float">
            <text:p>337</text:p>
          </table:table-cell>
          <table:table-cell table:style-name="ce135" table:formula="of:=[MoMo.O224]/[.O$5]*1000000" office:value-type="float" office:value="93.2731203523059" calcext:value-type="float">
            <text:p>93</text:p>
          </table:table-cell>
          <table:table-cell table:style-name="ce135" table:formula="of:=[MoMo.P224]/[.P$5]*1000000" office:value-type="float" office:value="1228.93020895614" calcext:value-type="float">
            <text:p>1229</text:p>
          </table:table-cell>
          <table:table-cell table:style-name="ce135"/>
          <table:table-cell table:style-name="ce135" table:formula="of:=[MoMo.R224]/[.R$5]*1000000" office:value-type="float" office:value="29.7597106273956" calcext:value-type="float">
            <text:p>30</text:p>
          </table:table-cell>
          <table:table-cell table:style-name="ce135" table:formula="of:=[MoMo.S224]/[.S$5]*1000000" office:value-type="float" office:value="525.052736914605" calcext:value-type="float">
            <text:p>525</text:p>
          </table:table-cell>
          <table:table-cell table:style-name="ce135" table:formula="of:=[MoMo.T224]/[.T$5]*1000000" office:value-type="float" office:value="440.637209606892" calcext:value-type="float">
            <text:p>441</text:p>
          </table:table-cell>
          <table:table-cell table:style-name="ce135" table:formula="of:=[MoMo.U224]/[.U$5]*1000000" office:value-type="float" office:value="719.094004910113" calcext:value-type="float">
            <text:p>719</text:p>
          </table:table-cell>
          <table:table-cell table:style-name="ce135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25]" office:value-type="string" office:string-value="Covid-19 (total)" calcext:value-type="string">
            <text:p>Covid-19 (total)</text:p>
          </table:table-cell>
          <table:table-cell table:style-name="ce140" table:formula="of:=[MoMo.C225]/[.C$5]*1000000" office:value-type="float" office:value="149.444063313713" calcext:value-type="float">
            <text:p>149</text:p>
          </table:table-cell>
          <table:table-cell table:style-name="ce140" table:formula="of:=[MoMo.D225]/[.D$5]*1000000" office:value-type="float" office:value="581.480643800698" calcext:value-type="float">
            <text:p>581</text:p>
          </table:table-cell>
          <table:table-cell table:style-name="ce140" table:formula="of:=[MoMo.E225]/[.E$5]*1000000" office:value-type="float" office:value="271.33637541284" calcext:value-type="float">
            <text:p>271</text:p>
          </table:table-cell>
          <table:table-cell table:style-name="ce140" table:formula="of:=[MoMo.F225]/[.F$5]*1000000" office:value-type="float" office:value="174.504919798602" calcext:value-type="float">
            <text:p>175</text:p>
          </table:table-cell>
          <table:table-cell table:style-name="ce140" table:formula="of:=[MoMo.G225]/[.G$5]*1000000" office:value-type="float" office:value="65.7992136993963" calcext:value-type="float">
            <text:p>66</text:p>
          </table:table-cell>
          <table:table-cell table:style-name="ce140" table:formula="of:=[MoMo.H225]/[.H$5]*1000000" office:value-type="float" office:value="332.627290259535" calcext:value-type="float">
            <text:p>333</text:p>
          </table:table-cell>
          <table:table-cell table:style-name="ce140" table:formula="of:=[MoMo.I225]/[.I$5]*1000000" office:value-type="float" office:value="1051.81714486851" calcext:value-type="float">
            <text:p>1052</text:p>
          </table:table-cell>
          <table:table-cell table:style-name="ce140" table:formula="of:=[MoMo.J225]/[.J$5]*1000000" office:value-type="float" office:value="882.175757237862" calcext:value-type="float">
            <text:p>882</text:p>
          </table:table-cell>
          <table:table-cell table:style-name="ce140" table:formula="of:=[MoMo.K225]/[.K$5]*1000000" office:value-type="float" office:value="707.099215598814" calcext:value-type="float">
            <text:p>707</text:p>
          </table:table-cell>
          <table:table-cell table:style-name="ce140" table:formula="of:=[MoMo.L225]/[.L$5]*1000000" office:value-type="float" office:value="46.9792351780513" calcext:value-type="float">
            <text:p>47</text:p>
          </table:table-cell>
          <table:table-cell table:style-name="ce140" table:formula="of:=[MoMo.M225]/[.M$5]*1000000" office:value-type="float" office:value="253.439821036835" calcext:value-type="float">
            <text:p>253</text:p>
          </table:table-cell>
          <table:table-cell table:style-name="ce140" table:formula="of:=[MoMo.N225]/[.N$5]*1000000" office:value-type="float" office:value="426.895139453966" calcext:value-type="float">
            <text:p>427</text:p>
          </table:table-cell>
          <table:table-cell table:style-name="ce140" table:formula="of:=[MoMo.O225]/[.O$5]*1000000" office:value-type="float" office:value="206.163206492994" calcext:value-type="float">
            <text:p>206</text:p>
          </table:table-cell>
          <table:table-cell table:style-name="ce140" table:formula="of:=[MoMo.P225]/[.P$5]*1000000" office:value-type="float" office:value="1260.5503825661" calcext:value-type="float">
            <text:p>1261</text:p>
          </table:table-cell>
          <table:table-cell table:style-name="ce140"/>
          <table:table-cell table:style-name="ce140" table:formula="of:=[MoMo.R225]/[.R$5]*1000000" office:value-type="float" office:value="89.2791318821867" calcext:value-type="float">
            <text:p>89</text:p>
          </table:table-cell>
          <table:table-cell table:style-name="ce140" table:formula="of:=[MoMo.S225]/[.S$5]*1000000" office:value-type="float" office:value="710.365467590348" calcext:value-type="float">
            <text:p>710</text:p>
          </table:table-cell>
          <table:table-cell table:style-name="ce140" table:formula="of:=[MoMo.T225]/[.T$5]*1000000" office:value-type="float" office:value="600.703564386691" calcext:value-type="float">
            <text:p>601</text:p>
          </table:table-cell>
          <table:table-cell table:style-name="ce140" table:formula="of:=[MoMo.U225]/[.U$5]*1000000" office:value-type="float" office:value="1058.05020986774" calcext:value-type="float">
            <text:p>1058</text:p>
          </table:table-cell>
          <table:table-cell table:style-name="ce140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26]" office:value-type="string" office:string-value="Diferencia" calcext:value-type="string">
            <text:p>Diferencia</text:p>
          </table:table-cell>
          <table:table-cell table:style-name="ce136" table:formula="of:=[.C223]-[.C224]" office:value-type="float" office:value="10.0185964232657" calcext:value-type="float">
            <text:p>10</text:p>
          </table:table-cell>
          <table:table-cell table:style-name="ce136" table:formula="of:=[.D223]-[.D224]" office:value-type="float" office:value="96.2766900379605" calcext:value-type="float">
            <text:p>96</text:p>
          </table:table-cell>
          <table:table-cell table:style-name="ce136" table:formula="of:=[.E223]-[.E224]" office:value-type="float" office:value="124.484071873991" calcext:value-type="float">
            <text:p>124</text:p>
          </table:table-cell>
          <table:table-cell table:style-name="ce136" table:formula="of:=[.F223]-[.F224]" office:value-type="float" office:value="36.3182828007242" calcext:value-type="float">
            <text:p>36</text:p>
          </table:table-cell>
          <table:table-cell table:style-name="ce136" table:formula="of:=[.G223]-[.G224]" office:value-type="float" office:value="20.6797528769531" calcext:value-type="float">
            <text:p>21</text:p>
          </table:table-cell>
          <table:table-cell table:style-name="ce136" table:formula="of:=[.H223]-[.H224]" office:value-type="float" office:value="31.0222343247235" calcext:value-type="float">
            <text:p>31</text:p>
          </table:table-cell>
          <table:table-cell table:style-name="ce136" table:formula="of:=[.I223]-[.I224]" office:value-type="float" office:value="782.844173331496" calcext:value-type="float">
            <text:p>783</text:p>
          </table:table-cell>
          <table:table-cell table:style-name="ce136" table:formula="of:=[.J223]-[.J224]" office:value-type="float" office:value="877.241888349507" calcext:value-type="float">
            <text:p>877</text:p>
          </table:table-cell>
          <table:table-cell table:style-name="ce136" table:formula="of:=[.K223]-[.K224]" office:value-type="float" office:value="-28.2892317368339" calcext:value-type="float">
            <text:p>-28</text:p>
          </table:table-cell>
          <table:table-cell table:style-name="ce136" table:formula="of:=[.L223]-[.L224]" office:value-type="float" office:value="129.192896739641" calcext:value-type="float">
            <text:p>129</text:p>
          </table:table-cell>
          <table:table-cell table:style-name="ce136" table:formula="of:=[.M223]-[.M224]" office:value-type="float" office:value="74.138198840664" calcext:value-type="float">
            <text:p>74</text:p>
          </table:table-cell>
          <table:table-cell table:style-name="ce136" table:formula="of:=[.N223]-[.N224]" office:value-type="float" office:value="186.417091464614" calcext:value-type="float">
            <text:p>186</text:p>
          </table:table-cell>
          <table:table-cell table:style-name="ce136" table:formula="of:=[.O223]-[.O224]" office:value-type="float" office:value="52.5586630556644" calcext:value-type="float">
            <text:p>53</text:p>
          </table:table-cell>
          <table:table-cell table:style-name="ce136" table:formula="of:=[.P223]-[.P224]" office:value-type="float" office:value="540.887392808752" calcext:value-type="float">
            <text:p>541</text:p>
          </table:table-cell>
          <table:table-cell table:style-name="ce136"/>
          <table:table-cell table:style-name="ce136" table:formula="of:=[.R223]-[.R224]" office:value-type="float" office:value="14.8798553136978" calcext:value-type="float">
            <text:p>15</text:p>
          </table:table-cell>
          <table:table-cell table:style-name="ce136" table:formula="of:=[.S223]-[.S224]" office:value-type="float" office:value="404.599461975372" calcext:value-type="float">
            <text:p>405</text:p>
          </table:table-cell>
          <table:table-cell table:style-name="ce136" table:formula="of:=[.T223]-[.T224]" office:value-type="float" office:value="141.422262319653" calcext:value-type="float">
            <text:p>141</text:p>
          </table:table-cell>
          <table:table-cell table:style-name="ce136" table:formula="of:=[.U223]-[.U224]" office:value-type="float" office:value="-38.0137799952482" calcext:value-type="float">
            <text:p>-38</text:p>
          </table:table-cell>
          <table:table-cell table:style-name="ce136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121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29]" office:value-type="string" office:string-value="Fin" calcext:value-type="string">
            <text:p>Fin</text:p>
          </table:table-cell>
          <table:table-cell table:style-name="ce138" table:formula="of:=[MoMo.C229]" office:value-type="date" office:date-value="2020-04-14" calcext:value-type="date">
            <text:p>14/04</text:p>
          </table:table-cell>
          <table:table-cell table:style-name="ce138" table:formula="of:=[MoMo.D229]" office:value-type="date" office:date-value="2020-04-29" calcext:value-type="date">
            <text:p>29/04</text:p>
          </table:table-cell>
          <table:table-cell table:style-name="ce138" table:formula="of:=[MoMo.E229]" office:value-type="date" office:date-value="2020-04-16" calcext:value-type="date">
            <text:p>16/04</text:p>
          </table:table-cell>
          <table:table-cell table:style-name="ce138" table:formula="of:=[MoMo.F229]" office:value-type="date" office:date-value="2020-03-27" calcext:value-type="date">
            <text:p>27/03</text:p>
          </table:table-cell>
          <table:table-cell table:style-name="ce138" table:formula="of:=[MoMo.G229]" office:value-type="date" office:date-value="2020-04-03" calcext:value-type="date">
            <text:p>03/04</text:p>
          </table:table-cell>
          <table:table-cell table:style-name="ce138" table:formula="of:=[MoMo.H229]" office:value-type="date" office:date-value="2020-04-24" calcext:value-type="date">
            <text:p>24/04</text:p>
          </table:table-cell>
          <table:table-cell table:style-name="ce138" table:formula="of:=[MoMo.I229]" office:value-type="date" office:date-value="2020-04-29" calcext:value-type="date">
            <text:p>29/04</text:p>
          </table:table-cell>
          <table:table-cell table:style-name="ce138" table:formula="of:=[MoMo.J229]" office:value-type="date" office:date-value="2020-04-27" calcext:value-type="date">
            <text:p>27/04</text:p>
          </table:table-cell>
          <table:table-cell table:style-name="ce138" table:formula="of:=[MoMo.K229]" office:value-type="date" office:date-value="2020-04-24" calcext:value-type="date">
            <text:p>24/04</text:p>
          </table:table-cell>
          <table:table-cell table:style-name="ce138" table:formula="of:=[MoMo.L229]" office:value-type="date" office:date-value="2020-03-31" calcext:value-type="date">
            <text:p>31/03</text:p>
          </table:table-cell>
          <table:table-cell table:style-name="ce138" table:formula="of:=[MoMo.M229]" office:value-type="date" office:date-value="2020-04-15" calcext:value-type="date">
            <text:p>15/04</text:p>
          </table:table-cell>
          <table:table-cell table:style-name="ce138" table:formula="of:=[MoMo.N229]" office:value-type="date" office:date-value="2020-04-18" calcext:value-type="date">
            <text:p>18/04</text:p>
          </table:table-cell>
          <table:table-cell table:style-name="ce138" table:formula="of:=[MoMo.O229]" office:value-type="date" office:date-value="2020-04-11" calcext:value-type="date">
            <text:p>11/04</text:p>
          </table:table-cell>
          <table:table-cell table:style-name="ce138" table:formula="of:=[MoMo.P229]" office:value-type="date" office:date-value="2020-05-01" calcext:value-type="date">
            <text:p>01/05</text:p>
          </table:table-cell>
          <table:table-cell table:style-name="ce138"/>
          <table:table-cell table:style-name="ce138" table:formula="of:=[MoMo.R229]" office:value-type="date" office:date-value="2020-04-05" calcext:value-type="date">
            <text:p>05/04</text:p>
          </table:table-cell>
          <table:table-cell table:style-name="ce138" table:formula="of:=[MoMo.S229]" office:value-type="date" office:date-value="2020-04-18" calcext:value-type="date">
            <text:p>18/04</text:p>
          </table:table-cell>
          <table:table-cell table:style-name="ce138" table:formula="of:=[MoMo.T229]" office:value-type="date" office:date-value="2020-04-22" calcext:value-type="date">
            <text:p>22/04</text:p>
          </table:table-cell>
          <table:table-cell table:style-name="ce138" table:formula="of:=[MoMo.U229]" office:value-type="date" office:date-value="2020-04-14" calcext:value-type="date">
            <text:p>14/04</text:p>
          </table:table-cell>
          <table:table-cell table:style-name="ce138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30]" office:value-type="string" office:string-value="MoMo (parcial)" calcext:value-type="string">
            <text:p>MoMo (parcial)</text:p>
          </table:table-cell>
          <table:table-cell table:style-name="ce139" table:formula="of:=[MoMo.C230]/[.C$5]*1000000" office:value-type="float" office:value="109.011870605534" calcext:value-type="float">
            <text:p>109</text:p>
          </table:table-cell>
          <table:table-cell table:style-name="ce139" table:formula="of:=[MoMo.D230]/[.D$5]*1000000" office:value-type="float" office:value="633.439492392613" calcext:value-type="float">
            <text:p>633</text:p>
          </table:table-cell>
          <table:table-cell table:style-name="ce139" table:formula="of:=[MoMo.E230]/[.E$5]*1000000" office:value-type="float" office:value="285.924352585573" calcext:value-type="float">
            <text:p>286</text:p>
          </table:table-cell>
          <table:table-cell table:style-name="ce139" table:formula="of:=[MoMo.F230]/[.F$5]*1000000" office:value-type="float" office:value="54.9203300889001" calcext:value-type="float">
            <text:p>55</text:p>
          </table:table-cell>
          <table:table-cell table:style-name="ce139" table:formula="of:=[MoMo.G230]/[.G$5]*1000000" office:value-type="float" office:value="42.2994945210405" calcext:value-type="float">
            <text:p>42</text:p>
          </table:table-cell>
          <table:table-cell table:style-name="ce139" table:formula="of:=[MoMo.H230]/[.H$5]*1000000" office:value-type="float" office:value="322.286545484628" calcext:value-type="float">
            <text:p>322</text:p>
          </table:table-cell>
          <table:table-cell table:style-name="ce139" table:formula="of:=[MoMo.I230]/[.I$5]*1000000" office:value-type="float" office:value="1790.6626531029" calcext:value-type="float">
            <text:p>1791</text:p>
          </table:table-cell>
          <table:table-cell table:style-name="ce139" table:formula="of:=[MoMo.J230]/[.J$5]*1000000" office:value-type="float" office:value="1700.21121892711" calcext:value-type="float">
            <text:p>1700</text:p>
          </table:table-cell>
          <table:table-cell table:style-name="ce139" table:formula="of:=[MoMo.K230]/[.K$5]*1000000" office:value-type="float" office:value="556.837342838515" calcext:value-type="float">
            <text:p>557</text:p>
          </table:table-cell>
          <table:table-cell table:style-name="ce139" table:formula="of:=[MoMo.L230]/[.L$5]*1000000" office:value-type="float" office:value="129.192896739641" calcext:value-type="float">
            <text:p>129</text:p>
          </table:table-cell>
          <table:table-cell table:style-name="ce139" table:formula="of:=[MoMo.M230]/[.M$5]*1000000" office:value-type="float" office:value="250.61934608094" calcext:value-type="float">
            <text:p>251</text:p>
          </table:table-cell>
          <table:table-cell table:style-name="ce139" table:formula="of:=[MoMo.N230]/[.N$5]*1000000" office:value-type="float" office:value="523.832027015565" calcext:value-type="float">
            <text:p>524</text:p>
          </table:table-cell>
          <table:table-cell table:style-name="ce139" table:formula="of:=[MoMo.O230]/[.O$5]*1000000" office:value-type="float" office:value="145.83178340797" calcext:value-type="float">
            <text:p>146</text:p>
          </table:table-cell>
          <table:table-cell table:style-name="ce139" table:formula="of:=[MoMo.P230]/[.P$5]*1000000" office:value-type="float" office:value="1780.6110264106" calcext:value-type="float">
            <text:p>1781</text:p>
          </table:table-cell>
          <table:table-cell table:style-name="ce139"/>
          <table:table-cell table:style-name="ce139" table:formula="of:=[MoMo.R230]/[.R$5]*1000000" office:value-type="float" office:value="44.6395659410934" calcext:value-type="float">
            <text:p>45</text:p>
          </table:table-cell>
          <table:table-cell table:style-name="ce139" table:formula="of:=[MoMo.S230]/[.S$5]*1000000" office:value-type="float" office:value="929.652198889977" calcext:value-type="float">
            <text:p>930</text:p>
          </table:table-cell>
          <table:table-cell table:style-name="ce139" table:formula="of:=[MoMo.T230]/[.T$5]*1000000" office:value-type="float" office:value="582.059471926544" calcext:value-type="float">
            <text:p>582</text:p>
          </table:table-cell>
          <table:table-cell table:style-name="ce139" table:formula="of:=[MoMo.U230]/[.U$5]*1000000" office:value-type="float" office:value="681.080224914865" calcext:value-type="float">
            <text:p>681</text:p>
          </table:table-cell>
          <table:table-cell table:style-name="ce139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31]" office:value-type="string" office:string-value="Covid-19 (parcial)" calcext:value-type="string">
            <text:p>Covid-19 (parcial)</text:p>
          </table:table-cell>
          <table:table-cell table:style-name="ce135" table:formula="of:=[MoMo.C231]/[.C$5]*1000000" office:value-type="float" office:value="96.1308180613348" calcext:value-type="float">
            <text:p>96</text:p>
          </table:table-cell>
          <table:table-cell table:style-name="ce135" table:formula="of:=[MoMo.D231]/[.D$5]*1000000" office:value-type="float" office:value="537.92690306924" calcext:value-type="float">
            <text:p>538</text:p>
          </table:table-cell>
          <table:table-cell table:style-name="ce135" table:formula="of:=[MoMo.E231]/[.E$5]*1000000" office:value-type="float" office:value="161.440280711582" calcext:value-type="float">
            <text:p>161</text:p>
          </table:table-cell>
          <table:table-cell table:style-name="ce135" table:formula="of:=[MoMo.F231]/[.F$5]*1000000" office:value-type="float" office:value="18.6020472881758" calcext:value-type="float">
            <text:p>19</text:p>
          </table:table-cell>
          <table:table-cell table:style-name="ce135" table:formula="of:=[MoMo.G231]/[.G$5]*1000000" office:value-type="float" office:value="21.6197416440874" calcext:value-type="float">
            <text:p>22</text:p>
          </table:table-cell>
          <table:table-cell table:style-name="ce135" table:formula="of:=[MoMo.H231]/[.H$5]*1000000" office:value-type="float" office:value="291.264311159904" calcext:value-type="float">
            <text:p>291</text:p>
          </table:table-cell>
          <table:table-cell table:style-name="ce135" table:formula="of:=[MoMo.I231]/[.I$5]*1000000" office:value-type="float" office:value="1008.6486432638" calcext:value-type="float">
            <text:p>1009</text:p>
          </table:table-cell>
          <table:table-cell table:style-name="ce135" table:formula="of:=[MoMo.J231]/[.J$5]*1000000" office:value-type="float" office:value="822.969330577603" calcext:value-type="float">
            <text:p>823</text:p>
          </table:table-cell>
          <table:table-cell table:style-name="ce135" table:formula="of:=[MoMo.K231]/[.K$5]*1000000" office:value-type="float" office:value="584.073951999095" calcext:value-type="float">
            <text:p>584</text:p>
          </table:table-cell>
          <table:table-cell table:style-name="ce135" table:formula="of:=[MoMo.L231]/[.L$5]*1000000" office:value-type="float" office:value="0" calcext:value-type="float">
            <text:p>0</text:p>
          </table:table-cell>
          <table:table-cell table:style-name="ce135" table:formula="of:=[MoMo.M231]/[.M$5]*1000000" office:value-type="float" office:value="176.481147240276" calcext:value-type="float">
            <text:p>176</text:p>
          </table:table-cell>
          <table:table-cell table:style-name="ce135" table:formula="of:=[MoMo.N231]/[.N$5]*1000000" office:value-type="float" office:value="337.414935550951" calcext:value-type="float">
            <text:p>337</text:p>
          </table:table-cell>
          <table:table-cell table:style-name="ce135" table:formula="of:=[MoMo.O231]/[.O$5]*1000000" office:value-type="float" office:value="93.2731203523059" calcext:value-type="float">
            <text:p>93</text:p>
          </table:table-cell>
          <table:table-cell table:style-name="ce135" table:formula="of:=[MoMo.P231]/[.P$5]*1000000" office:value-type="float" office:value="1246.71655661174" calcext:value-type="float">
            <text:p>1247</text:p>
          </table:table-cell>
          <table:table-cell table:style-name="ce135"/>
          <table:table-cell table:style-name="ce135" table:formula="of:=[MoMo.R231]/[.R$5]*1000000" office:value-type="float" office:value="29.7597106273956" calcext:value-type="float">
            <text:p>30</text:p>
          </table:table-cell>
          <table:table-cell table:style-name="ce135" table:formula="of:=[MoMo.S231]/[.S$5]*1000000" office:value-type="float" office:value="525.052736914605" calcext:value-type="float">
            <text:p>525</text:p>
          </table:table-cell>
          <table:table-cell table:style-name="ce135" table:formula="of:=[MoMo.T231]/[.T$5]*1000000" office:value-type="float" office:value="440.637209606892" calcext:value-type="float">
            <text:p>441</text:p>
          </table:table-cell>
          <table:table-cell table:style-name="ce135" table:formula="of:=[MoMo.U231]/[.U$5]*1000000" office:value-type="float" office:value="719.094004910113" calcext:value-type="float">
            <text:p>719</text:p>
          </table:table-cell>
          <table:table-cell table:style-name="ce135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32]" office:value-type="string" office:string-value="Covid-19 (total)" calcext:value-type="string">
            <text:p>Covid-19 (total)</text:p>
          </table:table-cell>
          <table:table-cell table:style-name="ce140" table:formula="of:=[MoMo.C232]/[.C$5]*1000000" office:value-type="float" office:value="149.801870328829" calcext:value-type="float">
            <text:p>150</text:p>
          </table:table-cell>
          <table:table-cell table:style-name="ce140" table:formula="of:=[MoMo.D232]/[.D$5]*1000000" office:value-type="float" office:value="581.480643800698" calcext:value-type="float">
            <text:p>581</text:p>
          </table:table-cell>
          <table:table-cell table:style-name="ce140" table:formula="of:=[MoMo.E232]/[.E$5]*1000000" office:value-type="float" office:value="272.308907224355" calcext:value-type="float">
            <text:p>272</text:p>
          </table:table-cell>
          <table:table-cell table:style-name="ce140" table:formula="of:=[MoMo.F232]/[.F$5]*1000000" office:value-type="float" office:value="174.504919798602" calcext:value-type="float">
            <text:p>175</text:p>
          </table:table-cell>
          <table:table-cell table:style-name="ce140" table:formula="of:=[MoMo.G232]/[.G$5]*1000000" office:value-type="float" office:value="65.7992136993963" calcext:value-type="float">
            <text:p>66</text:p>
          </table:table-cell>
          <table:table-cell table:style-name="ce140" table:formula="of:=[MoMo.H232]/[.H$5]*1000000" office:value-type="float" office:value="336.074205184505" calcext:value-type="float">
            <text:p>336</text:p>
          </table:table-cell>
          <table:table-cell table:style-name="ce140" table:formula="of:=[MoMo.I232]/[.I$5]*1000000" office:value-type="float" office:value="1064.68467900068" calcext:value-type="float">
            <text:p>1065</text:p>
          </table:table-cell>
          <table:table-cell table:style-name="ce140" table:formula="of:=[MoMo.J232]/[.J$5]*1000000" office:value-type="float" office:value="888.096399903888" calcext:value-type="float">
            <text:p>888</text:p>
          </table:table-cell>
          <table:table-cell table:style-name="ce140" table:formula="of:=[MoMo.K232]/[.K$5]*1000000" office:value-type="float" office:value="713.41495105634" calcext:value-type="float">
            <text:p>713</text:p>
          </table:table-cell>
          <table:table-cell table:style-name="ce140" table:formula="of:=[MoMo.L232]/[.L$5]*1000000" office:value-type="float" office:value="46.9792351780513" calcext:value-type="float">
            <text:p>47</text:p>
          </table:table-cell>
          <table:table-cell table:style-name="ce140" table:formula="of:=[MoMo.M232]/[.M$5]*1000000" office:value-type="float" office:value="254.648596017933" calcext:value-type="float">
            <text:p>255</text:p>
          </table:table-cell>
          <table:table-cell table:style-name="ce140" table:formula="of:=[MoMo.N232]/[.N$5]*1000000" office:value-type="float" office:value="428.759310368612" calcext:value-type="float">
            <text:p>429</text:p>
          </table:table-cell>
          <table:table-cell table:style-name="ce140" table:formula="of:=[MoMo.O232]/[.O$5]*1000000" office:value-type="float" office:value="208.38399507281" calcext:value-type="float">
            <text:p>208</text:p>
          </table:table-cell>
          <table:table-cell table:style-name="ce140" table:formula="of:=[MoMo.P232]/[.P$5]*1000000" office:value-type="float" office:value="1266.63118518339" calcext:value-type="float">
            <text:p>1267</text:p>
          </table:table-cell>
          <table:table-cell table:style-name="ce140"/>
          <table:table-cell table:style-name="ce140" table:formula="of:=[MoMo.R232]/[.R$5]*1000000" office:value-type="float" office:value="90.6318460016138" calcext:value-type="float">
            <text:p>91</text:p>
          </table:table-cell>
          <table:table-cell table:style-name="ce140" table:formula="of:=[MoMo.S232]/[.S$5]*1000000" office:value-type="float" office:value="713.45401310161" calcext:value-type="float">
            <text:p>713</text:p>
          </table:table-cell>
          <table:table-cell table:style-name="ce140" table:formula="of:=[MoMo.T232]/[.T$5]*1000000" office:value-type="float" office:value="604.341436086232" calcext:value-type="float">
            <text:p>604</text:p>
          </table:table-cell>
          <table:table-cell table:style-name="ce140" table:formula="of:=[MoMo.U232]/[.U$5]*1000000" office:value-type="float" office:value="1061.21802486735" calcext:value-type="float">
            <text:p>1061</text:p>
          </table:table-cell>
          <table:table-cell table:style-name="ce140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33]" office:value-type="string" office:string-value="Diferencia" calcext:value-type="string">
            <text:p>Diferencia</text:p>
          </table:table-cell>
          <table:table-cell table:style-name="ce136" table:formula="of:=[.C230]-[.C231]" office:value-type="float" office:value="12.8810525441987" calcext:value-type="float">
            <text:p>13</text:p>
          </table:table-cell>
          <table:table-cell table:style-name="ce136" table:formula="of:=[.D230]-[.D231]" office:value-type="float" office:value="95.5125893233735" calcext:value-type="float">
            <text:p>96</text:p>
          </table:table-cell>
          <table:table-cell table:style-name="ce136" table:formula="of:=[.E230]-[.E231]" office:value-type="float" office:value="124.484071873991" calcext:value-type="float">
            <text:p>124</text:p>
          </table:table-cell>
          <table:table-cell table:style-name="ce136" table:formula="of:=[.F230]-[.F231]" office:value-type="float" office:value="36.3182828007242" calcext:value-type="float">
            <text:p>36</text:p>
          </table:table-cell>
          <table:table-cell table:style-name="ce136" table:formula="of:=[.G230]-[.G231]" office:value-type="float" office:value="20.6797528769531" calcext:value-type="float">
            <text:p>21</text:p>
          </table:table-cell>
          <table:table-cell table:style-name="ce136" table:formula="of:=[.H230]-[.H231]" office:value-type="float" office:value="31.0222343247235" calcext:value-type="float">
            <text:p>31</text:p>
          </table:table-cell>
          <table:table-cell table:style-name="ce136" table:formula="of:=[.I230]-[.I231]" office:value-type="float" office:value="782.014009839098" calcext:value-type="float">
            <text:p>782</text:p>
          </table:table-cell>
          <table:table-cell table:style-name="ce136" table:formula="of:=[.J230]-[.J231]" office:value-type="float" office:value="877.241888349507" calcext:value-type="float">
            <text:p>877</text:p>
          </table:table-cell>
          <table:table-cell table:style-name="ce136" table:formula="of:=[.K230]-[.K231]" office:value-type="float" office:value="-27.2366091605796" calcext:value-type="float">
            <text:p>-27</text:p>
          </table:table-cell>
          <table:table-cell table:style-name="ce136" table:formula="of:=[.L230]-[.L231]" office:value-type="float" office:value="129.192896739641" calcext:value-type="float">
            <text:p>129</text:p>
          </table:table-cell>
          <table:table-cell table:style-name="ce136" table:formula="of:=[.M230]-[.M231]" office:value-type="float" office:value="74.138198840664" calcext:value-type="float">
            <text:p>74</text:p>
          </table:table-cell>
          <table:table-cell table:style-name="ce136" table:formula="of:=[.N230]-[.N231]" office:value-type="float" office:value="186.417091464614" calcext:value-type="float">
            <text:p>186</text:p>
          </table:table-cell>
          <table:table-cell table:style-name="ce136" table:formula="of:=[.O230]-[.O231]" office:value-type="float" office:value="52.5586630556644" calcext:value-type="float">
            <text:p>53</text:p>
          </table:table-cell>
          <table:table-cell table:style-name="ce136" table:formula="of:=[.P230]-[.P231]" office:value-type="float" office:value="533.894469798858" calcext:value-type="float">
            <text:p>534</text:p>
          </table:table-cell>
          <table:table-cell table:style-name="ce136"/>
          <table:table-cell table:style-name="ce136" table:formula="of:=[.R230]-[.R231]" office:value-type="float" office:value="14.8798553136978" calcext:value-type="float">
            <text:p>15</text:p>
          </table:table-cell>
          <table:table-cell table:style-name="ce136" table:formula="of:=[.S230]-[.S231]" office:value-type="float" office:value="404.599461975372" calcext:value-type="float">
            <text:p>405</text:p>
          </table:table-cell>
          <table:table-cell table:style-name="ce136" table:formula="of:=[.T230]-[.T231]" office:value-type="float" office:value="141.422262319653" calcext:value-type="float">
            <text:p>141</text:p>
          </table:table-cell>
          <table:table-cell table:style-name="ce136" table:formula="of:=[.U230]-[.U231]" office:value-type="float" office:value="-38.0137799952482" calcext:value-type="float">
            <text:p>-38</text:p>
          </table:table-cell>
          <table:table-cell table:style-name="ce136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35]" office:value-type="date" office:date-value="2020-05-04" calcext:value-type="date">
            <text:p>04/05</text:p>
          </table:table-cell>
          <table:table-cell table:style-name="ce121" table:formula="of:=[MoMo.B235]" office:value-type="string" office:string-value="Inicio" calcext:value-type="string">
            <text:p>Inicio</text:p>
          </table:table-cell>
          <table:table-cell table:style-name="ce44" table:formula="of:=[MoMo.C235]" office:value-type="date" office:date-value="2020-03-20" calcext:value-type="date">
            <text:p>20/03</text:p>
          </table:table-cell>
          <table:table-cell table:style-name="ce44" table:formula="of:=[MoMo.D235]" office:value-type="date" office:date-value="2020-03-23" calcext:value-type="date">
            <text:p>23/03</text:p>
          </table:table-cell>
          <table:table-cell table:style-name="ce44" table:formula="of:=[MoMo.E235]" office:value-type="date" office:date-value="2020-03-20" calcext:value-type="date">
            <text:p>20/03</text:p>
          </table:table-cell>
          <table:table-cell table:style-name="ce44" table:formula="of:=[MoMo.F235]" office:value-type="date" office:date-value="2020-03-16" calcext:value-type="date">
            <text:p>16/03</text:p>
          </table:table-cell>
          <table:table-cell table:style-name="ce44" table:formula="of:=[MoMo.G235]" office:value-type="date" office:date-value="2020-03-27" calcext:value-type="date">
            <text:p>27/03</text:p>
          </table:table-cell>
          <table:table-cell table:style-name="ce44" table:formula="of:=[MoMo.H235]" office:value-type="date" office:date-value="2020-03-24" calcext:value-type="date">
            <text:p>24/03</text:p>
          </table:table-cell>
          <table:table-cell table:style-name="ce44" table:formula="of:=[MoMo.I235]" office:value-type="date" office:date-value="2020-03-14" calcext:value-type="date">
            <text:p>14/03</text:p>
          </table:table-cell>
          <table:table-cell table:style-name="ce44" table:formula="of:=[MoMo.J235]" office:value-type="date" office:date-value="2020-03-18" calcext:value-type="date">
            <text:p>18/03</text:p>
          </table:table-cell>
          <table:table-cell table:style-name="ce44" table:formula="of:=[MoMo.K235]" office:value-type="date" office:date-value="2020-03-23" calcext:value-type="date">
            <text:p>23/03</text:p>
          </table:table-cell>
          <table:table-cell table:style-name="ce44" table:formula="of:=[MoMo.L235]" office:value-type="date" office:date-value="2020-03-28" calcext:value-type="date">
            <text:p>28/03</text:p>
          </table:table-cell>
          <table:table-cell table:style-name="ce44" table:formula="of:=[MoMo.M235]" office:value-type="date" office:date-value="2020-03-22" calcext:value-type="date">
            <text:p>22/03</text:p>
          </table:table-cell>
          <table:table-cell table:style-name="ce44" table:formula="of:=[MoMo.N235]" office:value-type="date" office:date-value="2020-03-23" calcext:value-type="date">
            <text:p>23/03</text:p>
          </table:table-cell>
          <table:table-cell table:style-name="ce44" table:formula="of:=[MoMo.O235]" office:value-type="date" office:date-value="2020-03-21" calcext:value-type="date">
            <text:p>21/03</text:p>
          </table:table-cell>
          <table:table-cell table:style-name="ce44" table:formula="of:=[MoMo.P23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35]" office:value-type="date" office:date-value="2020-03-27" calcext:value-type="date">
            <text:p>27/03</text:p>
          </table:table-cell>
          <table:table-cell table:style-name="ce44" table:formula="of:=[MoMo.S235]" office:value-type="date" office:date-value="2020-03-22" calcext:value-type="date">
            <text:p>22/03</text:p>
          </table:table-cell>
          <table:table-cell table:style-name="ce44" table:formula="of:=[MoMo.T235]" office:value-type="date" office:date-value="2020-03-25" calcext:value-type="date">
            <text:p>25/03</text:p>
          </table:table-cell>
          <table:table-cell table:style-name="ce44" table:formula="of:=[MoMo.U235]" office:value-type="date" office:date-value="2020-03-20" calcext:value-type="date">
            <text:p>20/03</text:p>
          </table:table-cell>
          <table:table-cell table:style-name="ce4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36]" office:value-type="string" office:string-value="Fin" calcext:value-type="string">
            <text:p>Fin</text:p>
          </table:table-cell>
          <table:table-cell table:style-name="ce138" table:formula="of:=[MoMo.C236]" office:value-type="date" office:date-value="2020-04-14" calcext:value-type="date">
            <text:p>14/04</text:p>
          </table:table-cell>
          <table:table-cell table:style-name="ce138" table:formula="of:=[MoMo.D236]" office:value-type="date" office:date-value="2020-04-29" calcext:value-type="date">
            <text:p>29/04</text:p>
          </table:table-cell>
          <table:table-cell table:style-name="ce138" table:formula="of:=[MoMo.E236]" office:value-type="date" office:date-value="2020-04-16" calcext:value-type="date">
            <text:p>16/04</text:p>
          </table:table-cell>
          <table:table-cell table:style-name="ce138" table:formula="of:=[MoMo.F236]" office:value-type="date" office:date-value="2020-03-27" calcext:value-type="date">
            <text:p>27/03</text:p>
          </table:table-cell>
          <table:table-cell table:style-name="ce138" table:formula="of:=[MoMo.G236]" office:value-type="date" office:date-value="2020-04-03" calcext:value-type="date">
            <text:p>03/04</text:p>
          </table:table-cell>
          <table:table-cell table:style-name="ce138" table:formula="of:=[MoMo.H236]" office:value-type="date" office:date-value="2020-05-02" calcext:value-type="date">
            <text:p>02/05</text:p>
          </table:table-cell>
          <table:table-cell table:style-name="ce138" table:formula="of:=[MoMo.I236]" office:value-type="date" office:date-value="2020-04-29" calcext:value-type="date">
            <text:p>29/04</text:p>
          </table:table-cell>
          <table:table-cell table:style-name="ce138" table:formula="of:=[MoMo.J236]" office:value-type="date" office:date-value="2020-04-27" calcext:value-type="date">
            <text:p>27/04</text:p>
          </table:table-cell>
          <table:table-cell table:style-name="ce138" table:formula="of:=[MoMo.K236]" office:value-type="date" office:date-value="2020-04-24" calcext:value-type="date">
            <text:p>24/04</text:p>
          </table:table-cell>
          <table:table-cell table:style-name="ce138" table:formula="of:=[MoMo.L236]" office:value-type="date" office:date-value="2020-03-31" calcext:value-type="date">
            <text:p>31/03</text:p>
          </table:table-cell>
          <table:table-cell table:style-name="ce138" table:formula="of:=[MoMo.M236]" office:value-type="date" office:date-value="2020-04-15" calcext:value-type="date">
            <text:p>15/04</text:p>
          </table:table-cell>
          <table:table-cell table:style-name="ce138" table:formula="of:=[MoMo.N236]" office:value-type="date" office:date-value="2020-04-18" calcext:value-type="date">
            <text:p>18/04</text:p>
          </table:table-cell>
          <table:table-cell table:style-name="ce138" table:formula="of:=[MoMo.O236]" office:value-type="date" office:date-value="2020-04-11" calcext:value-type="date">
            <text:p>11/04</text:p>
          </table:table-cell>
          <table:table-cell table:style-name="ce138" table:formula="of:=[MoMo.P236]" office:value-type="date" office:date-value="2020-05-02" calcext:value-type="date">
            <text:p>02/05</text:p>
          </table:table-cell>
          <table:table-cell table:style-name="ce138"/>
          <table:table-cell table:style-name="ce138" table:formula="of:=[MoMo.R236]" office:value-type="date" office:date-value="2020-05-02" calcext:value-type="date">
            <text:p>02/05</text:p>
          </table:table-cell>
          <table:table-cell table:style-name="ce138" table:formula="of:=[MoMo.S236]" office:value-type="date" office:date-value="2020-04-18" calcext:value-type="date">
            <text:p>18/04</text:p>
          </table:table-cell>
          <table:table-cell table:style-name="ce138" table:formula="of:=[MoMo.T236]" office:value-type="date" office:date-value="2020-04-22" calcext:value-type="date">
            <text:p>22/04</text:p>
          </table:table-cell>
          <table:table-cell table:style-name="ce138" table:formula="of:=[MoMo.U236]" office:value-type="date" office:date-value="2020-04-14" calcext:value-type="date">
            <text:p>14/04</text:p>
          </table:table-cell>
          <table:table-cell table:style-name="ce138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37]" office:value-type="string" office:string-value="MoMo (parcial)" calcext:value-type="string">
            <text:p>MoMo (parcial)</text:p>
          </table:table-cell>
          <table:table-cell table:style-name="ce139" table:formula="of:=[MoMo.C237]/[.C$5]*1000000" office:value-type="float" office:value="109.011870605534" calcext:value-type="float">
            <text:p>109</text:p>
          </table:table-cell>
          <table:table-cell table:style-name="ce139" table:formula="of:=[MoMo.D237]/[.D$5]*1000000" office:value-type="float" office:value="633.439492392613" calcext:value-type="float">
            <text:p>633</text:p>
          </table:table-cell>
          <table:table-cell table:style-name="ce139" table:formula="of:=[MoMo.E237]/[.E$5]*1000000" office:value-type="float" office:value="285.924352585573" calcext:value-type="float">
            <text:p>286</text:p>
          </table:table-cell>
          <table:table-cell table:style-name="ce139" table:formula="of:=[MoMo.F237]/[.F$5]*1000000" office:value-type="float" office:value="54.9203300889001" calcext:value-type="float">
            <text:p>55</text:p>
          </table:table-cell>
          <table:table-cell table:style-name="ce139" table:formula="of:=[MoMo.G237]/[.G$5]*1000000" office:value-type="float" office:value="42.2994945210405" calcext:value-type="float">
            <text:p>42</text:p>
          </table:table-cell>
          <table:table-cell table:style-name="ce139" table:formula="of:=[MoMo.H237]/[.H$5]*1000000" office:value-type="float" office:value="372.266811896682" calcext:value-type="float">
            <text:p>372</text:p>
          </table:table-cell>
          <table:table-cell table:style-name="ce139" table:formula="of:=[MoMo.I237]/[.I$5]*1000000" office:value-type="float" office:value="1791.4928165953" calcext:value-type="float">
            <text:p>1791</text:p>
          </table:table-cell>
          <table:table-cell table:style-name="ce139" table:formula="of:=[MoMo.J237]/[.J$5]*1000000" office:value-type="float" office:value="1700.21121892711" calcext:value-type="float">
            <text:p>1700</text:p>
          </table:table-cell>
          <table:table-cell table:style-name="ce139" table:formula="of:=[MoMo.K237]/[.K$5]*1000000" office:value-type="float" office:value="552.100541245371" calcext:value-type="float">
            <text:p>552</text:p>
          </table:table-cell>
          <table:table-cell table:style-name="ce139" table:formula="of:=[MoMo.L237]/[.L$5]*1000000" office:value-type="float" office:value="129.192896739641" calcext:value-type="float">
            <text:p>129</text:p>
          </table:table-cell>
          <table:table-cell table:style-name="ce139" table:formula="of:=[MoMo.M237]/[.M$5]*1000000" office:value-type="float" office:value="250.61934608094" calcext:value-type="float">
            <text:p>251</text:p>
          </table:table-cell>
          <table:table-cell table:style-name="ce139" table:formula="of:=[MoMo.N237]/[.N$5]*1000000" office:value-type="float" office:value="523.832027015565" calcext:value-type="float">
            <text:p>524</text:p>
          </table:table-cell>
          <table:table-cell table:style-name="ce139" table:formula="of:=[MoMo.O237]/[.O$5]*1000000" office:value-type="float" office:value="145.091520548031" calcext:value-type="float">
            <text:p>145</text:p>
          </table:table-cell>
          <table:table-cell table:style-name="ce139" table:formula="of:=[MoMo.P237]/[.P$5]*1000000" office:value-type="float" office:value="1795.35697275755" calcext:value-type="float">
            <text:p>1795</text:p>
          </table:table-cell>
          <table:table-cell table:style-name="ce139"/>
          <table:table-cell table:style-name="ce139" table:formula="of:=[MoMo.R237]/[.R$5]*1000000" office:value-type="float" office:value="81.8392042253378" calcext:value-type="float">
            <text:p>82</text:p>
          </table:table-cell>
          <table:table-cell table:style-name="ce139" table:formula="of:=[MoMo.S237]/[.S$5]*1000000" office:value-type="float" office:value="929.652198889977" calcext:value-type="float">
            <text:p>930</text:p>
          </table:table-cell>
          <table:table-cell table:style-name="ce139" table:formula="of:=[MoMo.T237]/[.T$5]*1000000" office:value-type="float" office:value="582.059471926544" calcext:value-type="float">
            <text:p>582</text:p>
          </table:table-cell>
          <table:table-cell table:style-name="ce139" table:formula="of:=[MoMo.U237]/[.U$5]*1000000" office:value-type="float" office:value="681.080224914865" calcext:value-type="float">
            <text:p>681</text:p>
          </table:table-cell>
          <table:table-cell table:style-name="ce139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38]" office:value-type="string" office:string-value="Covid-19 (parcial)" calcext:value-type="string">
            <text:p>Covid-19 (parcial)</text:p>
          </table:table-cell>
          <table:table-cell table:style-name="ce135" table:formula="of:=[MoMo.C238]/[.C$5]*1000000" office:value-type="float" office:value="96.1308180613348" calcext:value-type="float">
            <text:p>96</text:p>
          </table:table-cell>
          <table:table-cell table:style-name="ce135" table:formula="of:=[MoMo.D238]/[.D$5]*1000000" office:value-type="float" office:value="537.92690306924" calcext:value-type="float">
            <text:p>538</text:p>
          </table:table-cell>
          <table:table-cell table:style-name="ce135" table:formula="of:=[MoMo.E238]/[.E$5]*1000000" office:value-type="float" office:value="161.440280711582" calcext:value-type="float">
            <text:p>161</text:p>
          </table:table-cell>
          <table:table-cell table:style-name="ce135" table:formula="of:=[MoMo.F238]/[.F$5]*1000000" office:value-type="float" office:value="18.6020472881758" calcext:value-type="float">
            <text:p>19</text:p>
          </table:table-cell>
          <table:table-cell table:style-name="ce135" table:formula="of:=[MoMo.G238]/[.G$5]*1000000" office:value-type="float" office:value="21.6197416440874" calcext:value-type="float">
            <text:p>22</text:p>
          </table:table-cell>
          <table:table-cell table:style-name="ce135" table:formula="of:=[MoMo.H238]/[.H$5]*1000000" office:value-type="float" office:value="317.116173097174" calcext:value-type="float">
            <text:p>317</text:p>
          </table:table-cell>
          <table:table-cell table:style-name="ce135" table:formula="of:=[MoMo.I238]/[.I$5]*1000000" office:value-type="float" office:value="1008.6486432638" calcext:value-type="float">
            <text:p>1009</text:p>
          </table:table-cell>
          <table:table-cell table:style-name="ce135" table:formula="of:=[MoMo.J238]/[.J$5]*1000000" office:value-type="float" office:value="822.969330577603" calcext:value-type="float">
            <text:p>823</text:p>
          </table:table-cell>
          <table:table-cell table:style-name="ce135" table:formula="of:=[MoMo.K238]/[.K$5]*1000000" office:value-type="float" office:value="584.073951999095" calcext:value-type="float">
            <text:p>584</text:p>
          </table:table-cell>
          <table:table-cell table:style-name="ce135" table:formula="of:=[MoMo.L238]/[.L$5]*1000000" office:value-type="float" office:value="0" calcext:value-type="float">
            <text:p>0</text:p>
          </table:table-cell>
          <table:table-cell table:style-name="ce135" table:formula="of:=[MoMo.M238]/[.M$5]*1000000" office:value-type="float" office:value="176.481147240276" calcext:value-type="float">
            <text:p>176</text:p>
          </table:table-cell>
          <table:table-cell table:style-name="ce135" table:formula="of:=[MoMo.N238]/[.N$5]*1000000" office:value-type="float" office:value="337.414935550951" calcext:value-type="float">
            <text:p>337</text:p>
          </table:table-cell>
          <table:table-cell table:style-name="ce135" table:formula="of:=[MoMo.O238]/[.O$5]*1000000" office:value-type="float" office:value="93.2731203523059" calcext:value-type="float">
            <text:p>93</text:p>
          </table:table-cell>
          <table:table-cell table:style-name="ce135" table:formula="of:=[MoMo.P238]/[.P$5]*1000000" office:value-type="float" office:value="1257.35796119201" calcext:value-type="float">
            <text:p>1257</text:p>
          </table:table-cell>
          <table:table-cell table:style-name="ce135"/>
          <table:table-cell table:style-name="ce135" table:formula="of:=[MoMo.R238]/[.R$5]*1000000" office:value-type="float" office:value="79.1337759864837" calcext:value-type="float">
            <text:p>79</text:p>
          </table:table-cell>
          <table:table-cell table:style-name="ce135" table:formula="of:=[MoMo.S238]/[.S$5]*1000000" office:value-type="float" office:value="525.052736914605" calcext:value-type="float">
            <text:p>525</text:p>
          </table:table-cell>
          <table:table-cell table:style-name="ce135" table:formula="of:=[MoMo.T238]/[.T$5]*1000000" office:value-type="float" office:value="440.637209606892" calcext:value-type="float">
            <text:p>441</text:p>
          </table:table-cell>
          <table:table-cell table:style-name="ce135" table:formula="of:=[MoMo.U238]/[.U$5]*1000000" office:value-type="float" office:value="719.094004910113" calcext:value-type="float">
            <text:p>719</text:p>
          </table:table-cell>
          <table:table-cell table:style-name="ce135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39]" office:value-type="string" office:string-value="Covid-19 (total)" calcext:value-type="string">
            <text:p>Covid-19 (total)</text:p>
          </table:table-cell>
          <table:table-cell table:style-name="ce140" table:formula="of:=[MoMo.C239]/[.C$5]*1000000" office:value-type="float" office:value="150.636753364102" calcext:value-type="float">
            <text:p>151</text:p>
          </table:table-cell>
          <table:table-cell table:style-name="ce140" table:formula="of:=[MoMo.D239]/[.D$5]*1000000" office:value-type="float" office:value="582.244744515285" calcext:value-type="float">
            <text:p>582</text:p>
          </table:table-cell>
          <table:table-cell table:style-name="ce140" table:formula="of:=[MoMo.E239]/[.E$5]*1000000" office:value-type="float" office:value="276.199034470418" calcext:value-type="float">
            <text:p>276</text:p>
          </table:table-cell>
          <table:table-cell table:style-name="ce140" table:formula="of:=[MoMo.F239]/[.F$5]*1000000" office:value-type="float" office:value="174.504919798602" calcext:value-type="float">
            <text:p>175</text:p>
          </table:table-cell>
          <table:table-cell table:style-name="ce140" table:formula="of:=[MoMo.G239]/[.G$5]*1000000" office:value-type="float" office:value="66.2692080829634" calcext:value-type="float">
            <text:p>66</text:p>
          </table:table-cell>
          <table:table-cell table:style-name="ce140" table:formula="of:=[MoMo.H239]/[.H$5]*1000000" office:value-type="float" office:value="339.521120109474" calcext:value-type="float">
            <text:p>340</text:p>
          </table:table-cell>
          <table:table-cell table:style-name="ce140" table:formula="of:=[MoMo.I239]/[.I$5]*1000000" office:value-type="float" office:value="1075.06172265566" calcext:value-type="float">
            <text:p>1075</text:p>
          </table:table-cell>
          <table:table-cell table:style-name="ce140" table:formula="of:=[MoMo.J239]/[.J$5]*1000000" office:value-type="float" office:value="896.977363902927" calcext:value-type="float">
            <text:p>897</text:p>
          </table:table-cell>
          <table:table-cell table:style-name="ce140" table:formula="of:=[MoMo.K239]/[.K$5]*1000000" office:value-type="float" office:value="718.020174827452" calcext:value-type="float">
            <text:p>718</text:p>
          </table:table-cell>
          <table:table-cell table:style-name="ce140" table:formula="of:=[MoMo.L239]/[.L$5]*1000000" office:value-type="float" office:value="46.9792351780513" calcext:value-type="float">
            <text:p>47</text:p>
          </table:table-cell>
          <table:table-cell table:style-name="ce140" table:formula="of:=[MoMo.M239]/[.M$5]*1000000" office:value-type="float" office:value="255.655908502181" calcext:value-type="float">
            <text:p>256</text:p>
          </table:table-cell>
          <table:table-cell table:style-name="ce140" table:formula="of:=[MoMo.N239]/[.N$5]*1000000" office:value-type="float" office:value="428.759310368612" calcext:value-type="float">
            <text:p>429</text:p>
          </table:table-cell>
          <table:table-cell table:style-name="ce140" table:formula="of:=[MoMo.O239]/[.O$5]*1000000" office:value-type="float" office:value="210.604783652627" calcext:value-type="float">
            <text:p>211</text:p>
          </table:table-cell>
          <table:table-cell table:style-name="ce140" table:formula="of:=[MoMo.P239]/[.P$5]*1000000" office:value-type="float" office:value="1273.32006806242" calcext:value-type="float">
            <text:p>1273</text:p>
          </table:table-cell>
          <table:table-cell table:style-name="ce140"/>
          <table:table-cell table:style-name="ce140" table:formula="of:=[MoMo.R239]/[.R$5]*1000000" office:value-type="float" office:value="90.6318460016138" calcext:value-type="float">
            <text:p>91</text:p>
          </table:table-cell>
          <table:table-cell table:style-name="ce140" table:formula="of:=[MoMo.S239]/[.S$5]*1000000" office:value-type="float" office:value="719.631104124135" calcext:value-type="float">
            <text:p>720</text:p>
          </table:table-cell>
          <table:table-cell table:style-name="ce140" table:formula="of:=[MoMo.T239]/[.T$5]*1000000" office:value-type="float" office:value="609.798243635543" calcext:value-type="float">
            <text:p>610</text:p>
          </table:table-cell>
          <table:table-cell table:style-name="ce140" table:formula="of:=[MoMo.U239]/[.U$5]*1000000" office:value-type="float" office:value="1061.21802486735" calcext:value-type="float">
            <text:p>1061</text:p>
          </table:table-cell>
          <table:table-cell table:style-name="ce140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40]" office:value-type="string" office:string-value="Diferencia" calcext:value-type="string">
            <text:p>Diferencia</text:p>
          </table:table-cell>
          <table:table-cell table:style-name="ce136" table:formula="of:=[.C237]-[.C238]" office:value-type="float" office:value="12.8810525441987" calcext:value-type="float">
            <text:p>13</text:p>
          </table:table-cell>
          <table:table-cell table:style-name="ce136" table:formula="of:=[.D237]-[.D238]" office:value-type="float" office:value="95.5125893233735" calcext:value-type="float">
            <text:p>96</text:p>
          </table:table-cell>
          <table:table-cell table:style-name="ce136" table:formula="of:=[.E237]-[.E238]" office:value-type="float" office:value="124.484071873991" calcext:value-type="float">
            <text:p>124</text:p>
          </table:table-cell>
          <table:table-cell table:style-name="ce136" table:formula="of:=[.F237]-[.F238]" office:value-type="float" office:value="36.3182828007242" calcext:value-type="float">
            <text:p>36</text:p>
          </table:table-cell>
          <table:table-cell table:style-name="ce136" table:formula="of:=[.G237]-[.G238]" office:value-type="float" office:value="20.6797528769531" calcext:value-type="float">
            <text:p>21</text:p>
          </table:table-cell>
          <table:table-cell table:style-name="ce136" table:formula="of:=[.H237]-[.H238]" office:value-type="float" office:value="55.1506387995085" calcext:value-type="float">
            <text:p>55</text:p>
          </table:table-cell>
          <table:table-cell table:style-name="ce136" table:formula="of:=[.I237]-[.I238]" office:value-type="float" office:value="782.844173331496" calcext:value-type="float">
            <text:p>783</text:p>
          </table:table-cell>
          <table:table-cell table:style-name="ce136" table:formula="of:=[.J237]-[.J238]" office:value-type="float" office:value="877.241888349507" calcext:value-type="float">
            <text:p>877</text:p>
          </table:table-cell>
          <table:table-cell table:style-name="ce136" table:formula="of:=[.K237]-[.K238]" office:value-type="float" office:value="-31.9734107537239" calcext:value-type="float">
            <text:p>-32</text:p>
          </table:table-cell>
          <table:table-cell table:style-name="ce136" table:formula="of:=[.L237]-[.L238]" office:value-type="float" office:value="129.192896739641" calcext:value-type="float">
            <text:p>129</text:p>
          </table:table-cell>
          <table:table-cell table:style-name="ce136" table:formula="of:=[.M237]-[.M238]" office:value-type="float" office:value="74.138198840664" calcext:value-type="float">
            <text:p>74</text:p>
          </table:table-cell>
          <table:table-cell table:style-name="ce136" table:formula="of:=[.N237]-[.N238]" office:value-type="float" office:value="186.417091464614" calcext:value-type="float">
            <text:p>186</text:p>
          </table:table-cell>
          <table:table-cell table:style-name="ce136" table:formula="of:=[.O237]-[.O238]" office:value-type="float" office:value="51.8184001957255" calcext:value-type="float">
            <text:p>52</text:p>
          </table:table-cell>
          <table:table-cell table:style-name="ce136" table:formula="of:=[.P237]-[.P238]" office:value-type="float" office:value="537.999011565534" calcext:value-type="float">
            <text:p>538</text:p>
          </table:table-cell>
          <table:table-cell table:style-name="ce136"/>
          <table:table-cell table:style-name="ce136" table:formula="of:=[.R237]-[.R238]" office:value-type="float" office:value="2.70542823885414" calcext:value-type="float">
            <text:p>3</text:p>
          </table:table-cell>
          <table:table-cell table:style-name="ce136" table:formula="of:=[.S237]-[.S238]" office:value-type="float" office:value="404.599461975372" calcext:value-type="float">
            <text:p>405</text:p>
          </table:table-cell>
          <table:table-cell table:style-name="ce136" table:formula="of:=[.T237]-[.T238]" office:value-type="float" office:value="141.422262319653" calcext:value-type="float">
            <text:p>141</text:p>
          </table:table-cell>
          <table:table-cell table:style-name="ce136" table:formula="of:=[.U237]-[.U238]" office:value-type="float" office:value="-38.0137799952482" calcext:value-type="float">
            <text:p>-38</text:p>
          </table:table-cell>
          <table:table-cell table:style-name="ce136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42]" office:value-type="date" office:date-value="2020-05-05" calcext:value-type="date">
            <text:p>05/05</text:p>
          </table:table-cell>
          <table:table-cell table:style-name="ce121" table:formula="of:=[MoMo.B242]" office:value-type="string" office:string-value="Inicio" calcext:value-type="string">
            <text:p>Inicio</text:p>
          </table:table-cell>
          <table:table-cell table:style-name="ce44" table:formula="of:=[MoMo.C242]" office:value-type="date" office:date-value="2020-03-20" calcext:value-type="date">
            <text:p>20/03</text:p>
          </table:table-cell>
          <table:table-cell table:style-name="ce44" table:formula="of:=[MoMo.D242]" office:value-type="date" office:date-value="2020-03-23" calcext:value-type="date">
            <text:p>23/03</text:p>
          </table:table-cell>
          <table:table-cell table:style-name="ce44" table:formula="of:=[MoMo.E242]" office:value-type="date" office:date-value="2020-03-20" calcext:value-type="date">
            <text:p>20/03</text:p>
          </table:table-cell>
          <table:table-cell table:style-name="ce44" table:formula="of:=[MoMo.F242]" office:value-type="date" office:date-value="2020-03-16" calcext:value-type="date">
            <text:p>16/03</text:p>
          </table:table-cell>
          <table:table-cell table:style-name="ce44" table:formula="of:=[MoMo.G242]" office:value-type="date" office:date-value="2020-03-27" calcext:value-type="date">
            <text:p>27/03</text:p>
          </table:table-cell>
          <table:table-cell table:style-name="ce44" table:formula="of:=[MoMo.H242]" office:value-type="date" office:date-value="2020-03-24" calcext:value-type="date">
            <text:p>24/03</text:p>
          </table:table-cell>
          <table:table-cell table:style-name="ce44" table:formula="of:=[MoMo.I242]" office:value-type="date" office:date-value="2020-03-14" calcext:value-type="date">
            <text:p>14/03</text:p>
          </table:table-cell>
          <table:table-cell table:style-name="ce44" table:formula="of:=[MoMo.J242]" office:value-type="date" office:date-value="2020-03-18" calcext:value-type="date">
            <text:p>18/03</text:p>
          </table:table-cell>
          <table:table-cell table:style-name="ce44" table:formula="of:=[MoMo.K242]" office:value-type="date" office:date-value="2020-03-23" calcext:value-type="date">
            <text:p>23/03</text:p>
          </table:table-cell>
          <table:table-cell table:style-name="ce44" table:formula="of:=[MoMo.L242]" office:value-type="date" office:date-value="2020-03-28" calcext:value-type="date">
            <text:p>28/03</text:p>
          </table:table-cell>
          <table:table-cell table:style-name="ce44" table:formula="of:=[MoMo.M242]" office:value-type="date" office:date-value="2020-03-22" calcext:value-type="date">
            <text:p>22/03</text:p>
          </table:table-cell>
          <table:table-cell table:style-name="ce44" table:formula="of:=[MoMo.N242]" office:value-type="date" office:date-value="2020-03-23" calcext:value-type="date">
            <text:p>23/03</text:p>
          </table:table-cell>
          <table:table-cell table:style-name="ce44" table:formula="of:=[MoMo.O242]" office:value-type="date" office:date-value="2020-03-21" calcext:value-type="date">
            <text:p>21/03</text:p>
          </table:table-cell>
          <table:table-cell table:style-name="ce44" table:formula="of:=[MoMo.P24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2]" office:value-type="date" office:date-value="2020-03-27" calcext:value-type="date">
            <text:p>27/03</text:p>
          </table:table-cell>
          <table:table-cell table:style-name="ce44" table:formula="of:=[MoMo.S242]" office:value-type="date" office:date-value="2020-03-22" calcext:value-type="date">
            <text:p>22/03</text:p>
          </table:table-cell>
          <table:table-cell table:style-name="ce44" table:formula="of:=[MoMo.T242]" office:value-type="date" office:date-value="2020-03-25" calcext:value-type="date">
            <text:p>25/03</text:p>
          </table:table-cell>
          <table:table-cell table:style-name="ce44" table:formula="of:=[MoMo.U242]" office:value-type="date" office:date-value="2020-03-20" calcext:value-type="date">
            <text:p>20/03</text:p>
          </table:table-cell>
          <table:table-cell table:style-name="ce44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43]" office:value-type="string" office:string-value="Fin" calcext:value-type="string">
            <text:p>Fin</text:p>
          </table:table-cell>
          <table:table-cell table:style-name="ce138" table:formula="of:=[MoMo.C243]" office:value-type="date" office:date-value="2020-04-14" calcext:value-type="date">
            <text:p>14/04</text:p>
          </table:table-cell>
          <table:table-cell table:style-name="ce138" table:formula="of:=[MoMo.D243]" office:value-type="date" office:date-value="2020-04-29" calcext:value-type="date">
            <text:p>29/04</text:p>
          </table:table-cell>
          <table:table-cell table:style-name="ce138" table:formula="of:=[MoMo.E243]" office:value-type="date" office:date-value="2020-04-16" calcext:value-type="date">
            <text:p>16/04</text:p>
          </table:table-cell>
          <table:table-cell table:style-name="ce138" table:formula="of:=[MoMo.F243]" office:value-type="date" office:date-value="2020-03-27" calcext:value-type="date">
            <text:p>27/03</text:p>
          </table:table-cell>
          <table:table-cell table:style-name="ce138" table:formula="of:=[MoMo.G243]" office:value-type="date" office:date-value="2020-04-03" calcext:value-type="date">
            <text:p>03/04</text:p>
          </table:table-cell>
          <table:table-cell table:style-name="ce138" table:formula="of:=[MoMo.H243]" office:value-type="date" office:date-value="2020-04-24" calcext:value-type="date">
            <text:p>24/04</text:p>
          </table:table-cell>
          <table:table-cell table:style-name="ce138" table:formula="of:=[MoMo.I243]" office:value-type="date" office:date-value="2020-04-29" calcext:value-type="date">
            <text:p>29/04</text:p>
          </table:table-cell>
          <table:table-cell table:style-name="ce138" table:formula="of:=[MoMo.J243]" office:value-type="date" office:date-value="2020-05-03" calcext:value-type="date">
            <text:p>03/05</text:p>
          </table:table-cell>
          <table:table-cell table:style-name="ce138" table:formula="of:=[MoMo.K243]" office:value-type="date" office:date-value="2020-05-01" calcext:value-type="date">
            <text:p>01/05</text:p>
          </table:table-cell>
          <table:table-cell table:style-name="ce138" table:formula="of:=[MoMo.L243]" office:value-type="date" office:date-value="2020-03-31" calcext:value-type="date">
            <text:p>31/03</text:p>
          </table:table-cell>
          <table:table-cell table:style-name="ce138" table:formula="of:=[MoMo.M243]" office:value-type="date" office:date-value="2020-05-03" calcext:value-type="date">
            <text:p>03/05</text:p>
          </table:table-cell>
          <table:table-cell table:style-name="ce138" table:formula="of:=[MoMo.N243]" office:value-type="date" office:date-value="2020-04-18" calcext:value-type="date">
            <text:p>18/04</text:p>
          </table:table-cell>
          <table:table-cell table:style-name="ce138" table:formula="of:=[MoMo.O243]" office:value-type="date" office:date-value="2020-04-11" calcext:value-type="date">
            <text:p>11/04</text:p>
          </table:table-cell>
          <table:table-cell table:style-name="ce138" table:formula="of:=[MoMo.P243]" office:value-type="date" office:date-value="2020-05-03" calcext:value-type="date">
            <text:p>03/05</text:p>
          </table:table-cell>
          <table:table-cell table:style-name="ce138"/>
          <table:table-cell table:style-name="ce138" table:formula="of:=[MoMo.R243]" office:value-type="date" office:date-value="2020-05-02" calcext:value-type="date">
            <text:p>02/05</text:p>
          </table:table-cell>
          <table:table-cell table:style-name="ce138" table:formula="of:=[MoMo.S243]" office:value-type="date" office:date-value="2020-04-18" calcext:value-type="date">
            <text:p>18/04</text:p>
          </table:table-cell>
          <table:table-cell table:style-name="ce138" table:formula="of:=[MoMo.T243]" office:value-type="date" office:date-value="2020-04-22" calcext:value-type="date">
            <text:p>22/04</text:p>
          </table:table-cell>
          <table:table-cell table:style-name="ce138" table:formula="of:=[MoMo.U243]" office:value-type="date" office:date-value="2020-04-14" calcext:value-type="date">
            <text:p>14/04</text:p>
          </table:table-cell>
          <table:table-cell table:style-name="ce138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44]" office:value-type="string" office:string-value="MoMo (parcial)" calcext:value-type="string">
            <text:p>MoMo (parcial)</text:p>
          </table:table-cell>
          <table:table-cell table:style-name="ce139" table:formula="of:=[MoMo.C244]/[.C$5]*1000000" office:value-type="float" office:value="108.773332595456" calcext:value-type="float">
            <text:p>109</text:p>
          </table:table-cell>
          <table:table-cell table:style-name="ce139" table:formula="of:=[MoMo.D244]/[.D$5]*1000000" office:value-type="float" office:value="636.495895250961" calcext:value-type="float">
            <text:p>636</text:p>
          </table:table-cell>
          <table:table-cell table:style-name="ce139" table:formula="of:=[MoMo.E244]/[.E$5]*1000000" office:value-type="float" office:value="285.924352585573" calcext:value-type="float">
            <text:p>286</text:p>
          </table:table-cell>
          <table:table-cell table:style-name="ce139" table:formula="of:=[MoMo.F244]/[.F$5]*1000000" office:value-type="float" office:value="54.9203300889001" calcext:value-type="float">
            <text:p>55</text:p>
          </table:table-cell>
          <table:table-cell table:style-name="ce139" table:formula="of:=[MoMo.G244]/[.G$5]*1000000" office:value-type="float" office:value="42.2994945210405" calcext:value-type="float">
            <text:p>42</text:p>
          </table:table-cell>
          <table:table-cell table:style-name="ce139" table:formula="of:=[MoMo.H244]/[.H$5]*1000000" office:value-type="float" office:value="324.010002947112" calcext:value-type="float">
            <text:p>324</text:p>
          </table:table-cell>
          <table:table-cell table:style-name="ce139" table:formula="of:=[MoMo.I244]/[.I$5]*1000000" office:value-type="float" office:value="1800.62461501168" calcext:value-type="float">
            <text:p>1801</text:p>
          </table:table-cell>
          <table:table-cell table:style-name="ce139" table:formula="of:=[MoMo.J244]/[.J$5]*1000000" office:value-type="float" office:value="1746.58958647765" calcext:value-type="float">
            <text:p>1747</text:p>
          </table:table-cell>
          <table:table-cell table:style-name="ce139" table:formula="of:=[MoMo.K244]/[.K$5]*1000000" office:value-type="float" office:value="566.04779038074" calcext:value-type="float">
            <text:p>566</text:p>
          </table:table-cell>
          <table:table-cell table:style-name="ce139" table:formula="of:=[MoMo.L244]/[.L$5]*1000000" office:value-type="float" office:value="129.192896739641" calcext:value-type="float">
            <text:p>129</text:p>
          </table:table-cell>
          <table:table-cell table:style-name="ce139" table:formula="of:=[MoMo.M244]/[.M$5]*1000000" office:value-type="float" office:value="298.768882828002" calcext:value-type="float">
            <text:p>299</text:p>
          </table:table-cell>
          <table:table-cell table:style-name="ce139" table:formula="of:=[MoMo.N244]/[.N$5]*1000000" office:value-type="float" office:value="523.832027015565" calcext:value-type="float">
            <text:p>524</text:p>
          </table:table-cell>
          <table:table-cell table:style-name="ce139" table:formula="of:=[MoMo.O244]/[.O$5]*1000000" office:value-type="float" office:value="145.091520548031" calcext:value-type="float">
            <text:p>145</text:p>
          </table:table-cell>
          <table:table-cell table:style-name="ce139" table:formula="of:=[MoMo.P244]/[.P$5]*1000000" office:value-type="float" office:value="1792.92465171063" calcext:value-type="float">
            <text:p>1793</text:p>
          </table:table-cell>
          <table:table-cell table:style-name="ce139"/>
          <table:table-cell table:style-name="ce139" table:formula="of:=[MoMo.R244]/[.R$5]*1000000" office:value-type="float" office:value="89.2791318821867" calcext:value-type="float">
            <text:p>89</text:p>
          </table:table-cell>
          <table:table-cell table:style-name="ce139" table:formula="of:=[MoMo.S244]/[.S$5]*1000000" office:value-type="float" office:value="929.652198889977" calcext:value-type="float">
            <text:p>930</text:p>
          </table:table-cell>
          <table:table-cell table:style-name="ce139" table:formula="of:=[MoMo.T244]/[.T$5]*1000000" office:value-type="float" office:value="582.059471926544" calcext:value-type="float">
            <text:p>582</text:p>
          </table:table-cell>
          <table:table-cell table:style-name="ce139" table:formula="of:=[MoMo.U244]/[.U$5]*1000000" office:value-type="float" office:value="681.080224914865" calcext:value-type="float">
            <text:p>681</text:p>
          </table:table-cell>
          <table:table-cell table:style-name="ce139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45]" office:value-type="string" office:string-value="Covid-19 (parcial)" calcext:value-type="string">
            <text:p>Covid-19 (parcial)</text:p>
          </table:table-cell>
          <table:table-cell table:style-name="ce135" table:formula="of:=[MoMo.C245]/[.C$5]*1000000" office:value-type="float" office:value="96.1308180613348" calcext:value-type="float">
            <text:p>96</text:p>
          </table:table-cell>
          <table:table-cell table:style-name="ce135" table:formula="of:=[MoMo.D245]/[.D$5]*1000000" office:value-type="float" office:value="537.92690306924" calcext:value-type="float">
            <text:p>538</text:p>
          </table:table-cell>
          <table:table-cell table:style-name="ce135" table:formula="of:=[MoMo.E245]/[.E$5]*1000000" office:value-type="float" office:value="161.440280711582" calcext:value-type="float">
            <text:p>161</text:p>
          </table:table-cell>
          <table:table-cell table:style-name="ce135" table:formula="of:=[MoMo.F245]/[.F$5]*1000000" office:value-type="float" office:value="18.6020472881758" calcext:value-type="float">
            <text:p>19</text:p>
          </table:table-cell>
          <table:table-cell table:style-name="ce135" table:formula="of:=[MoMo.G245]/[.G$5]*1000000" office:value-type="float" office:value="21.6197416440874" calcext:value-type="float">
            <text:p>22</text:p>
          </table:table-cell>
          <table:table-cell table:style-name="ce135" table:formula="of:=[MoMo.H245]/[.H$5]*1000000" office:value-type="float" office:value="291.264311159904" calcext:value-type="float">
            <text:p>291</text:p>
          </table:table-cell>
          <table:table-cell table:style-name="ce135" table:formula="of:=[MoMo.I245]/[.I$5]*1000000" office:value-type="float" office:value="1008.6486432638" calcext:value-type="float">
            <text:p>1009</text:p>
          </table:table-cell>
          <table:table-cell table:style-name="ce135" table:formula="of:=[MoMo.J245]/[.J$5]*1000000" office:value-type="float" office:value="877.241888349507" calcext:value-type="float">
            <text:p>877</text:p>
          </table:table-cell>
          <table:table-cell table:style-name="ce135" table:formula="of:=[MoMo.K245]/[.K$5]*1000000" office:value-type="float" office:value="671.967937116327" calcext:value-type="float">
            <text:p>672</text:p>
          </table:table-cell>
          <table:table-cell table:style-name="ce135" table:formula="of:=[MoMo.L245]/[.L$5]*1000000" office:value-type="float" office:value="0" calcext:value-type="float">
            <text:p>0</text:p>
          </table:table-cell>
          <table:table-cell table:style-name="ce135" table:formula="of:=[MoMo.M245]/[.M$5]*1000000" office:value-type="float" office:value="240.747683735308" calcext:value-type="float">
            <text:p>241</text:p>
          </table:table-cell>
          <table:table-cell table:style-name="ce135" table:formula="of:=[MoMo.N245]/[.N$5]*1000000" office:value-type="float" office:value="337.414935550951" calcext:value-type="float">
            <text:p>337</text:p>
          </table:table-cell>
          <table:table-cell table:style-name="ce135" table:formula="of:=[MoMo.O245]/[.O$5]*1000000" office:value-type="float" office:value="93.2731203523059" calcext:value-type="float">
            <text:p>93</text:p>
          </table:table-cell>
          <table:table-cell table:style-name="ce135" table:formula="of:=[MoMo.P245]/[.P$5]*1000000" office:value-type="float" office:value="1263.43876380931" calcext:value-type="float">
            <text:p>1263</text:p>
          </table:table-cell>
          <table:table-cell table:style-name="ce135"/>
          <table:table-cell table:style-name="ce135" table:formula="of:=[MoMo.R245]/[.R$5]*1000000" office:value-type="float" office:value="79.1337759864837" calcext:value-type="float">
            <text:p>79</text:p>
          </table:table-cell>
          <table:table-cell table:style-name="ce135" table:formula="of:=[MoMo.S245]/[.S$5]*1000000" office:value-type="float" office:value="525.052736914605" calcext:value-type="float">
            <text:p>525</text:p>
          </table:table-cell>
          <table:table-cell table:style-name="ce135" table:formula="of:=[MoMo.T245]/[.T$5]*1000000" office:value-type="float" office:value="440.637209606892" calcext:value-type="float">
            <text:p>441</text:p>
          </table:table-cell>
          <table:table-cell table:style-name="ce135" table:formula="of:=[MoMo.U245]/[.U$5]*1000000" office:value-type="float" office:value="719.094004910113" calcext:value-type="float">
            <text:p>719</text:p>
          </table:table-cell>
          <table:table-cell table:style-name="ce135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46]" office:value-type="string" office:string-value="Covid-19 (total)" calcext:value-type="string">
            <text:p>Covid-19 (total)</text:p>
          </table:table-cell>
          <table:table-cell table:style-name="ce140" table:formula="of:=[MoMo.C246]/[.C$5]*1000000" office:value-type="float" office:value="151.113829384257" calcext:value-type="float">
            <text:p>151</text:p>
          </table:table-cell>
          <table:table-cell table:style-name="ce140" table:formula="of:=[MoMo.D246]/[.D$5]*1000000" office:value-type="float" office:value="588.357550231981" calcext:value-type="float">
            <text:p>588</text:p>
          </table:table-cell>
          <table:table-cell table:style-name="ce140" table:formula="of:=[MoMo.E246]/[.E$5]*1000000" office:value-type="float" office:value="276.199034470418" calcext:value-type="float">
            <text:p>276</text:p>
          </table:table-cell>
          <table:table-cell table:style-name="ce140" table:formula="of:=[MoMo.F246]/[.F$5]*1000000" office:value-type="float" office:value="175.390731574229" calcext:value-type="float">
            <text:p>175</text:p>
          </table:table-cell>
          <table:table-cell table:style-name="ce140" table:formula="of:=[MoMo.G246]/[.G$5]*1000000" office:value-type="float" office:value="66.7392024665305" calcext:value-type="float">
            <text:p>67</text:p>
          </table:table-cell>
          <table:table-cell table:style-name="ce140" table:formula="of:=[MoMo.H246]/[.H$5]*1000000" office:value-type="float" office:value="341.244577571959" calcext:value-type="float">
            <text:p>341</text:p>
          </table:table-cell>
          <table:table-cell table:style-name="ce140" table:formula="of:=[MoMo.I246]/[.I$5]*1000000" office:value-type="float" office:value="1085.85384805684" calcext:value-type="float">
            <text:p>1086</text:p>
          </table:table-cell>
          <table:table-cell table:style-name="ce140" table:formula="of:=[MoMo.J246]/[.J$5]*1000000" office:value-type="float" office:value="903.884780346624" calcext:value-type="float">
            <text:p>904</text:p>
          </table:table-cell>
          <table:table-cell table:style-name="ce140" table:formula="of:=[MoMo.K246]/[.K$5]*1000000" office:value-type="float" office:value="724.599065929041" calcext:value-type="float">
            <text:p>725</text:p>
          </table:table-cell>
          <table:table-cell table:style-name="ce140" table:formula="of:=[MoMo.L246]/[.L$5]*1000000" office:value-type="float" office:value="46.9792351780513" calcext:value-type="float">
            <text:p>47</text:p>
          </table:table-cell>
          <table:table-cell table:style-name="ce140" table:formula="of:=[MoMo.M246]/[.M$5]*1000000" office:value-type="float" office:value="257.670533470677" calcext:value-type="float">
            <text:p>258</text:p>
          </table:table-cell>
          <table:table-cell table:style-name="ce140" table:formula="of:=[MoMo.N246]/[.N$5]*1000000" office:value-type="float" office:value="430.623481283258" calcext:value-type="float">
            <text:p>431</text:p>
          </table:table-cell>
          <table:table-cell table:style-name="ce140" table:formula="of:=[MoMo.O246]/[.O$5]*1000000" office:value-type="float" office:value="212.085309372505" calcext:value-type="float">
            <text:p>212</text:p>
          </table:table-cell>
          <table:table-cell table:style-name="ce140" table:formula="of:=[MoMo.P246]/[.P$5]*1000000" office:value-type="float" office:value="1280.00895094145" calcext:value-type="float">
            <text:p>1280</text:p>
          </table:table-cell>
          <table:table-cell table:style-name="ce140"/>
          <table:table-cell table:style-name="ce140" table:formula="of:=[MoMo.R246]/[.R$5]*1000000" office:value-type="float" office:value="91.9845601210409" calcext:value-type="float">
            <text:p>92</text:p>
          </table:table-cell>
          <table:table-cell table:style-name="ce140" table:formula="of:=[MoMo.S246]/[.S$5]*1000000" office:value-type="float" office:value="727.352467902291" calcext:value-type="float">
            <text:p>727</text:p>
          </table:table-cell>
          <table:table-cell table:style-name="ce140" table:formula="of:=[MoMo.T246]/[.T$5]*1000000" office:value-type="float" office:value="615.255051184855" calcext:value-type="float">
            <text:p>615</text:p>
          </table:table-cell>
          <table:table-cell table:style-name="ce140" table:formula="of:=[MoMo.U246]/[.U$5]*1000000" office:value-type="float" office:value="1064.38583986695" calcext:value-type="float">
            <text:p>1064</text:p>
          </table:table-cell>
          <table:table-cell table:style-name="ce140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47]" office:value-type="string" office:string-value="Diferencia" calcext:value-type="string">
            <text:p>Diferencia</text:p>
          </table:table-cell>
          <table:table-cell table:style-name="ce136" table:formula="of:=[.C244]-[.C245]" office:value-type="float" office:value="12.6425145341209" calcext:value-type="float">
            <text:p>13</text:p>
          </table:table-cell>
          <table:table-cell table:style-name="ce136" table:formula="of:=[.D244]-[.D245]" office:value-type="float" office:value="98.5689921817215" calcext:value-type="float">
            <text:p>99</text:p>
          </table:table-cell>
          <table:table-cell table:style-name="ce136" table:formula="of:=[.E244]-[.E245]" office:value-type="float" office:value="124.484071873991" calcext:value-type="float">
            <text:p>124</text:p>
          </table:table-cell>
          <table:table-cell table:style-name="ce136" table:formula="of:=[.F244]-[.F245]" office:value-type="float" office:value="36.3182828007242" calcext:value-type="float">
            <text:p>36</text:p>
          </table:table-cell>
          <table:table-cell table:style-name="ce136" table:formula="of:=[.G244]-[.G245]" office:value-type="float" office:value="20.6797528769531" calcext:value-type="float">
            <text:p>21</text:p>
          </table:table-cell>
          <table:table-cell table:style-name="ce136" table:formula="of:=[.H244]-[.H245]" office:value-type="float" office:value="32.7456917872081" calcext:value-type="float">
            <text:p>33</text:p>
          </table:table-cell>
          <table:table-cell table:style-name="ce136" table:formula="of:=[.I244]-[.I245]" office:value-type="float" office:value="791.975971747876" calcext:value-type="float">
            <text:p>792</text:p>
          </table:table-cell>
          <table:table-cell table:style-name="ce136" table:formula="of:=[.J244]-[.J245]" office:value-type="float" office:value="869.347698128139" calcext:value-type="float">
            <text:p>869</text:p>
          </table:table-cell>
          <table:table-cell table:style-name="ce136" table:formula="of:=[.K244]-[.K245]" office:value-type="float" office:value="-105.920146735587" calcext:value-type="float">
            <text:p>-106</text:p>
          </table:table-cell>
          <table:table-cell table:style-name="ce136" table:formula="of:=[.L244]-[.L245]" office:value-type="float" office:value="129.192896739641" calcext:value-type="float">
            <text:p>129</text:p>
          </table:table-cell>
          <table:table-cell table:style-name="ce136" table:formula="of:=[.M244]-[.M245]" office:value-type="float" office:value="58.0211990926935" calcext:value-type="float">
            <text:p>58</text:p>
          </table:table-cell>
          <table:table-cell table:style-name="ce136" table:formula="of:=[.N244]-[.N245]" office:value-type="float" office:value="186.417091464614" calcext:value-type="float">
            <text:p>186</text:p>
          </table:table-cell>
          <table:table-cell table:style-name="ce136" table:formula="of:=[.O244]-[.O245]" office:value-type="float" office:value="51.8184001957255" calcext:value-type="float">
            <text:p>52</text:p>
          </table:table-cell>
          <table:table-cell table:style-name="ce136" table:formula="of:=[.P244]-[.P245]" office:value-type="float" office:value="529.485887901316" calcext:value-type="float">
            <text:p>529</text:p>
          </table:table-cell>
          <table:table-cell table:style-name="ce136"/>
          <table:table-cell table:style-name="ce136" table:formula="of:=[.R244]-[.R245]" office:value-type="float" office:value="10.145355895703" calcext:value-type="float">
            <text:p>10</text:p>
          </table:table-cell>
          <table:table-cell table:style-name="ce136" table:formula="of:=[.S244]-[.S245]" office:value-type="float" office:value="404.599461975372" calcext:value-type="float">
            <text:p>405</text:p>
          </table:table-cell>
          <table:table-cell table:style-name="ce136" table:formula="of:=[.T244]-[.T245]" office:value-type="float" office:value="141.422262319653" calcext:value-type="float">
            <text:p>141</text:p>
          </table:table-cell>
          <table:table-cell table:style-name="ce136" table:formula="of:=[.U244]-[.U245]" office:value-type="float" office:value="-38.0137799952482" calcext:value-type="float">
            <text:p>-38</text:p>
          </table:table-cell>
          <table:table-cell table:style-name="ce136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49]" office:value-type="date" office:date-value="2020-05-06" calcext:value-type="date">
            <text:p>06/05</text:p>
          </table:table-cell>
          <table:table-cell table:style-name="ce121" table:formula="of:=[MoMo.B249]" office:value-type="string" office:string-value="Inicio" calcext:value-type="string">
            <text:p>Inicio</text:p>
          </table:table-cell>
          <table:table-cell table:style-name="ce44" table:formula="of:=[MoMo.C249]" office:value-type="date" office:date-value="2020-03-20" calcext:value-type="date">
            <text:p>20/03</text:p>
          </table:table-cell>
          <table:table-cell table:style-name="ce44" table:formula="of:=[MoMo.D249]" office:value-type="date" office:date-value="2020-03-23" calcext:value-type="date">
            <text:p>23/03</text:p>
          </table:table-cell>
          <table:table-cell table:style-name="ce44" table:formula="of:=[MoMo.E249]" office:value-type="date" office:date-value="2020-03-20" calcext:value-type="date">
            <text:p>20/03</text:p>
          </table:table-cell>
          <table:table-cell table:style-name="ce44" table:formula="of:=[MoMo.F249]" office:value-type="date" office:date-value="2020-03-16" calcext:value-type="date">
            <text:p>16/03</text:p>
          </table:table-cell>
          <table:table-cell table:style-name="ce44" table:formula="of:=[MoMo.G249]" office:value-type="date" office:date-value="2020-03-27" calcext:value-type="date">
            <text:p>27/03</text:p>
          </table:table-cell>
          <table:table-cell table:style-name="ce44" table:formula="of:=[MoMo.H249]" office:value-type="date" office:date-value="2020-03-24" calcext:value-type="date">
            <text:p>24/03</text:p>
          </table:table-cell>
          <table:table-cell table:style-name="ce44" table:formula="of:=[MoMo.I249]" office:value-type="date" office:date-value="2020-03-14" calcext:value-type="date">
            <text:p>14/03</text:p>
          </table:table-cell>
          <table:table-cell table:style-name="ce44" table:formula="of:=[MoMo.J249]" office:value-type="date" office:date-value="2020-03-18" calcext:value-type="date">
            <text:p>18/03</text:p>
          </table:table-cell>
          <table:table-cell table:style-name="ce44" table:formula="of:=[MoMo.K249]" office:value-type="date" office:date-value="2020-03-23" calcext:value-type="date">
            <text:p>23/03</text:p>
          </table:table-cell>
          <table:table-cell table:style-name="ce44" table:formula="of:=[MoMo.L249]" office:value-type="date" office:date-value="2020-03-28" calcext:value-type="date">
            <text:p>28/03</text:p>
          </table:table-cell>
          <table:table-cell table:style-name="ce44" table:formula="of:=[MoMo.M249]" office:value-type="date" office:date-value="2020-03-22" calcext:value-type="date">
            <text:p>22/03</text:p>
          </table:table-cell>
          <table:table-cell table:style-name="ce44" table:formula="of:=[MoMo.N249]" office:value-type="date" office:date-value="2020-03-23" calcext:value-type="date">
            <text:p>23/03</text:p>
          </table:table-cell>
          <table:table-cell table:style-name="ce44" table:formula="of:=[MoMo.O249]" office:value-type="date" office:date-value="2020-03-21" calcext:value-type="date">
            <text:p>21/03</text:p>
          </table:table-cell>
          <table:table-cell table:style-name="ce44" table:formula="of:=[MoMo.P24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9]" office:value-type="date" office:date-value="2020-03-27" calcext:value-type="date">
            <text:p>27/03</text:p>
          </table:table-cell>
          <table:table-cell table:style-name="ce44" table:formula="of:=[MoMo.S249]" office:value-type="date" office:date-value="2020-03-22" calcext:value-type="date">
            <text:p>22/03</text:p>
          </table:table-cell>
          <table:table-cell table:style-name="ce44" table:formula="of:=[MoMo.T249]" office:value-type="date" office:date-value="2020-03-25" calcext:value-type="date">
            <text:p>25/03</text:p>
          </table:table-cell>
          <table:table-cell table:style-name="ce44" table:formula="of:=[MoMo.U249]" office:value-type="date" office:date-value="2020-03-20" calcext:value-type="date">
            <text:p>20/03</text:p>
          </table:table-cell>
          <table:table-cell table:style-name="ce44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50]" office:value-type="string" office:string-value="Fin" calcext:value-type="string">
            <text:p>Fin</text:p>
          </table:table-cell>
          <table:table-cell table:style-name="ce138" table:formula="of:=[MoMo.C250]" office:value-type="date" office:date-value="2020-04-14" calcext:value-type="date">
            <text:p>14/04</text:p>
          </table:table-cell>
          <table:table-cell table:style-name="ce138" table:formula="of:=[MoMo.D250]" office:value-type="date" office:date-value="2020-04-29" calcext:value-type="date">
            <text:p>29/04</text:p>
          </table:table-cell>
          <table:table-cell table:style-name="ce138" table:formula="of:=[MoMo.E250]" office:value-type="date" office:date-value="2020-04-22" calcext:value-type="date">
            <text:p>22/04</text:p>
          </table:table-cell>
          <table:table-cell table:style-name="ce138" table:formula="of:=[MoMo.F250]" office:value-type="date" office:date-value="2020-03-27" calcext:value-type="date">
            <text:p>27/03</text:p>
          </table:table-cell>
          <table:table-cell table:style-name="ce138" table:formula="of:=[MoMo.G250]" office:value-type="date" office:date-value="2020-04-03" calcext:value-type="date">
            <text:p>03/04</text:p>
          </table:table-cell>
          <table:table-cell table:style-name="ce138" table:formula="of:=[MoMo.H250]" office:value-type="date" office:date-value="2020-04-24" calcext:value-type="date">
            <text:p>24/04</text:p>
          </table:table-cell>
          <table:table-cell table:style-name="ce138" table:formula="of:=[MoMo.I250]" office:value-type="date" office:date-value="2020-04-29" calcext:value-type="date">
            <text:p>29/04</text:p>
          </table:table-cell>
          <table:table-cell table:style-name="ce138" table:formula="of:=[MoMo.J250]" office:value-type="date" office:date-value="2020-05-02" calcext:value-type="date">
            <text:p>02/05</text:p>
          </table:table-cell>
          <table:table-cell table:style-name="ce138" table:formula="of:=[MoMo.K250]" office:value-type="date" office:date-value="2020-04-24" calcext:value-type="date">
            <text:p>24/04</text:p>
          </table:table-cell>
          <table:table-cell table:style-name="ce138" table:formula="of:=[MoMo.L250]" office:value-type="date" office:date-value="2020-03-31" calcext:value-type="date">
            <text:p>31/03</text:p>
          </table:table-cell>
          <table:table-cell table:style-name="ce138" table:formula="of:=[MoMo.M250]" office:value-type="date" office:date-value="2020-05-02" calcext:value-type="date">
            <text:p>02/05</text:p>
          </table:table-cell>
          <table:table-cell table:style-name="ce138" table:formula="of:=[MoMo.N250]" office:value-type="date" office:date-value="2020-04-18" calcext:value-type="date">
            <text:p>18/04</text:p>
          </table:table-cell>
          <table:table-cell table:style-name="ce138" table:formula="of:=[MoMo.O250]" office:value-type="date" office:date-value="2020-04-11" calcext:value-type="date">
            <text:p>11/04</text:p>
          </table:table-cell>
          <table:table-cell table:style-name="ce138" table:formula="of:=[MoMo.P250]" office:value-type="date" office:date-value="2020-05-04" calcext:value-type="date">
            <text:p>04/05</text:p>
          </table:table-cell>
          <table:table-cell table:style-name="ce138"/>
          <table:table-cell table:style-name="ce138" table:formula="of:=[MoMo.R250]" office:value-type="date" office:date-value="2020-05-02" calcext:value-type="date">
            <text:p>02/05</text:p>
          </table:table-cell>
          <table:table-cell table:style-name="ce138" table:formula="of:=[MoMo.S250]" office:value-type="date" office:date-value="2020-04-18" calcext:value-type="date">
            <text:p>18/04</text:p>
          </table:table-cell>
          <table:table-cell table:style-name="ce138" table:formula="of:=[MoMo.T250]" office:value-type="date" office:date-value="2020-04-22" calcext:value-type="date">
            <text:p>22/04</text:p>
          </table:table-cell>
          <table:table-cell table:style-name="ce138" table:formula="of:=[MoMo.U250]" office:value-type="date" office:date-value="2020-04-14" calcext:value-type="date">
            <text:p>14/04</text:p>
          </table:table-cell>
          <table:table-cell table:style-name="ce138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51]" office:value-type="string" office:string-value="MoMo (parcial)" calcext:value-type="string">
            <text:p>MoMo (parcial)</text:p>
          </table:table-cell>
          <table:table-cell table:style-name="ce139" table:formula="of:=[MoMo.C251]/[.C$5]*1000000" office:value-type="float" office:value="108.534794585378" calcext:value-type="float">
            <text:p>109</text:p>
          </table:table-cell>
          <table:table-cell table:style-name="ce139" table:formula="of:=[MoMo.D251]/[.D$5]*1000000" office:value-type="float" office:value="635.731794536374" calcext:value-type="float">
            <text:p>636</text:p>
          </table:table-cell>
          <table:table-cell table:style-name="ce139" table:formula="of:=[MoMo.E251]/[.E$5]*1000000" office:value-type="float" office:value="326.770688669226" calcext:value-type="float">
            <text:p>327</text:p>
          </table:table-cell>
          <table:table-cell table:style-name="ce139" table:formula="of:=[MoMo.F251]/[.F$5]*1000000" office:value-type="float" office:value="54.9203300889001" calcext:value-type="float">
            <text:p>55</text:p>
          </table:table-cell>
          <table:table-cell table:style-name="ce139" table:formula="of:=[MoMo.G251]/[.G$5]*1000000" office:value-type="float" office:value="42.2994945210405" calcext:value-type="float">
            <text:p>42</text:p>
          </table:table-cell>
          <table:table-cell table:style-name="ce139" table:formula="of:=[MoMo.H251]/[.H$5]*1000000" office:value-type="float" office:value="324.010002947112" calcext:value-type="float">
            <text:p>324</text:p>
          </table:table-cell>
          <table:table-cell table:style-name="ce139" table:formula="of:=[MoMo.I251]/[.I$5]*1000000" office:value-type="float" office:value="1800.62461501168" calcext:value-type="float">
            <text:p>1801</text:p>
          </table:table-cell>
          <table:table-cell table:style-name="ce139" table:formula="of:=[MoMo.J251]/[.J$5]*1000000" office:value-type="float" office:value="1729.81443225724" calcext:value-type="float">
            <text:p>1730</text:p>
          </table:table-cell>
          <table:table-cell table:style-name="ce139" table:formula="of:=[MoMo.K251]/[.K$5]*1000000" office:value-type="float" office:value="551.574229957244" calcext:value-type="float">
            <text:p>552</text:p>
          </table:table-cell>
          <table:table-cell table:style-name="ce139" table:formula="of:=[MoMo.L251]/[.L$5]*1000000" office:value-type="float" office:value="129.192896739641" calcext:value-type="float">
            <text:p>129</text:p>
          </table:table-cell>
          <table:table-cell table:style-name="ce139" table:formula="of:=[MoMo.M251]/[.M$5]*1000000" office:value-type="float" office:value="292.523545425663" calcext:value-type="float">
            <text:p>293</text:p>
          </table:table-cell>
          <table:table-cell table:style-name="ce139" table:formula="of:=[MoMo.N251]/[.N$5]*1000000" office:value-type="float" office:value="523.832027015565" calcext:value-type="float">
            <text:p>524</text:p>
          </table:table-cell>
          <table:table-cell table:style-name="ce139" table:formula="of:=[MoMo.O251]/[.O$5]*1000000" office:value-type="float" office:value="144.351257688092" calcext:value-type="float">
            <text:p>144</text:p>
          </table:table-cell>
          <table:table-cell table:style-name="ce139" table:formula="of:=[MoMo.P251]/[.P$5]*1000000" office:value-type="float" office:value="1794.74889249582" calcext:value-type="float">
            <text:p>1795</text:p>
          </table:table-cell>
          <table:table-cell table:style-name="ce139"/>
          <table:table-cell table:style-name="ce139" table:formula="of:=[MoMo.R251]/[.R$5]*1000000" office:value-type="float" office:value="87.2500607030461" calcext:value-type="float">
            <text:p>87</text:p>
          </table:table-cell>
          <table:table-cell table:style-name="ce139" table:formula="of:=[MoMo.S251]/[.S$5]*1000000" office:value-type="float" office:value="929.652198889977" calcext:value-type="float">
            <text:p>930</text:p>
          </table:table-cell>
          <table:table-cell table:style-name="ce139" table:formula="of:=[MoMo.T251]/[.T$5]*1000000" office:value-type="float" office:value="582.514205888987" calcext:value-type="float">
            <text:p>583</text:p>
          </table:table-cell>
          <table:table-cell table:style-name="ce139" table:formula="of:=[MoMo.U251]/[.U$5]*1000000" office:value-type="float" office:value="681.080224914865" calcext:value-type="float">
            <text:p>681</text:p>
          </table:table-cell>
          <table:table-cell table:style-name="ce139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52]" office:value-type="string" office:string-value="Covid-19 (parcial)" calcext:value-type="string">
            <text:p>Covid-19 (parcial)</text:p>
          </table:table-cell>
          <table:table-cell table:style-name="ce135" table:formula="of:=[MoMo.C252]/[.C$5]*1000000" office:value-type="float" office:value="96.1308180613348" calcext:value-type="float">
            <text:p>96</text:p>
          </table:table-cell>
          <table:table-cell table:style-name="ce135" table:formula="of:=[MoMo.D252]/[.D$5]*1000000" office:value-type="float" office:value="537.92690306924" calcext:value-type="float">
            <text:p>538</text:p>
          </table:table-cell>
          <table:table-cell table:style-name="ce135" table:formula="of:=[MoMo.E252]/[.E$5]*1000000" office:value-type="float" office:value="203.259148606751" calcext:value-type="float">
            <text:p>203</text:p>
          </table:table-cell>
          <table:table-cell table:style-name="ce135" table:formula="of:=[MoMo.F252]/[.F$5]*1000000" office:value-type="float" office:value="18.6020472881758" calcext:value-type="float">
            <text:p>19</text:p>
          </table:table-cell>
          <table:table-cell table:style-name="ce135" table:formula="of:=[MoMo.G252]/[.G$5]*1000000" office:value-type="float" office:value="21.6197416440874" calcext:value-type="float">
            <text:p>22</text:p>
          </table:table-cell>
          <table:table-cell table:style-name="ce135" table:formula="of:=[MoMo.H252]/[.H$5]*1000000" office:value-type="float" office:value="291.264311159904" calcext:value-type="float">
            <text:p>291</text:p>
          </table:table-cell>
          <table:table-cell table:style-name="ce135" table:formula="of:=[MoMo.I252]/[.I$5]*1000000" office:value-type="float" office:value="1008.6486432638" calcext:value-type="float">
            <text:p>1009</text:p>
          </table:table-cell>
          <table:table-cell table:style-name="ce135" table:formula="of:=[MoMo.J252]/[.J$5]*1000000" office:value-type="float" office:value="871.321245683482" calcext:value-type="float">
            <text:p>871</text:p>
          </table:table-cell>
          <table:table-cell table:style-name="ce135" table:formula="of:=[MoMo.K252]/[.K$5]*1000000" office:value-type="float" office:value="584.073951999095" calcext:value-type="float">
            <text:p>584</text:p>
          </table:table-cell>
          <table:table-cell table:style-name="ce135" table:formula="of:=[MoMo.L252]/[.L$5]*1000000" office:value-type="float" office:value="0" calcext:value-type="float">
            <text:p>0</text:p>
          </table:table-cell>
          <table:table-cell table:style-name="ce135" table:formula="of:=[MoMo.M252]/[.M$5]*1000000" office:value-type="float" office:value="239.53890875421" calcext:value-type="float">
            <text:p>240</text:p>
          </table:table-cell>
          <table:table-cell table:style-name="ce135" table:formula="of:=[MoMo.N252]/[.N$5]*1000000" office:value-type="float" office:value="337.414935550951" calcext:value-type="float">
            <text:p>337</text:p>
          </table:table-cell>
          <table:table-cell table:style-name="ce135" table:formula="of:=[MoMo.O252]/[.O$5]*1000000" office:value-type="float" office:value="93.2731203523059" calcext:value-type="float">
            <text:p>93</text:p>
          </table:table-cell>
          <table:table-cell table:style-name="ce135" table:formula="of:=[MoMo.P252]/[.P$5]*1000000" office:value-type="float" office:value="1270.12764668834" calcext:value-type="float">
            <text:p>1270</text:p>
          </table:table-cell>
          <table:table-cell table:style-name="ce135"/>
          <table:table-cell table:style-name="ce135" table:formula="of:=[MoMo.R252]/[.R$5]*1000000" office:value-type="float" office:value="79.1337759864837" calcext:value-type="float">
            <text:p>79</text:p>
          </table:table-cell>
          <table:table-cell table:style-name="ce135" table:formula="of:=[MoMo.S252]/[.S$5]*1000000" office:value-type="float" office:value="525.052736914605" calcext:value-type="float">
            <text:p>525</text:p>
          </table:table-cell>
          <table:table-cell table:style-name="ce135" table:formula="of:=[MoMo.T252]/[.T$5]*1000000" office:value-type="float" office:value="440.637209606892" calcext:value-type="float">
            <text:p>441</text:p>
          </table:table-cell>
          <table:table-cell table:style-name="ce135" table:formula="of:=[MoMo.U252]/[.U$5]*1000000" office:value-type="float" office:value="719.094004910113" calcext:value-type="float">
            <text:p>719</text:p>
          </table:table-cell>
          <table:table-cell table:style-name="ce135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53]" office:value-type="string" office:string-value="Covid-19 (total)" calcext:value-type="string">
            <text:p>Covid-19 (total)</text:p>
          </table:table-cell>
          <table:table-cell table:style-name="ce140" table:formula="of:=[MoMo.C253]/[.C$5]*1000000" office:value-type="float" office:value="152.783595454801" calcext:value-type="float">
            <text:p>153</text:p>
          </table:table-cell>
          <table:table-cell table:style-name="ce140" table:formula="of:=[MoMo.D253]/[.D$5]*1000000" office:value-type="float" office:value="602.111363094547" calcext:value-type="float">
            <text:p>602</text:p>
          </table:table-cell>
          <table:table-cell table:style-name="ce140" table:formula="of:=[MoMo.E253]/[.E$5]*1000000" office:value-type="float" office:value="279.116629904964" calcext:value-type="float">
            <text:p>279</text:p>
          </table:table-cell>
          <table:table-cell table:style-name="ce140" table:formula="of:=[MoMo.F253]/[.F$5]*1000000" office:value-type="float" office:value="176.276543349857" calcext:value-type="float">
            <text:p>176</text:p>
          </table:table-cell>
          <table:table-cell table:style-name="ce140" table:formula="of:=[MoMo.G253]/[.G$5]*1000000" office:value-type="float" office:value="67.2091968500976" calcext:value-type="float">
            <text:p>67</text:p>
          </table:table-cell>
          <table:table-cell table:style-name="ce140" table:formula="of:=[MoMo.H253]/[.H$5]*1000000" office:value-type="float" office:value="342.968035034443" calcext:value-type="float">
            <text:p>343</text:p>
          </table:table-cell>
          <table:table-cell table:style-name="ce140" table:formula="of:=[MoMo.I253]/[.I$5]*1000000" office:value-type="float" office:value="1098.72138218901" calcext:value-type="float">
            <text:p>1099</text:p>
          </table:table-cell>
          <table:table-cell table:style-name="ce140" table:formula="of:=[MoMo.J253]/[.J$5]*1000000" office:value-type="float" office:value="911.285583679156" calcext:value-type="float">
            <text:p>911</text:p>
          </table:table-cell>
          <table:table-cell table:style-name="ce140" table:formula="of:=[MoMo.K253]/[.K$5]*1000000" office:value-type="float" office:value="734.467402581425" calcext:value-type="float">
            <text:p>734</text:p>
          </table:table-cell>
          <table:table-cell table:style-name="ce140" table:formula="of:=[MoMo.L253]/[.L$5]*1000000" office:value-type="float" office:value="46.9792351780513" calcext:value-type="float">
            <text:p>47</text:p>
          </table:table-cell>
          <table:table-cell table:style-name="ce140" table:formula="of:=[MoMo.M253]/[.M$5]*1000000" office:value-type="float" office:value="260.088083432873" calcext:value-type="float">
            <text:p>260</text:p>
          </table:table-cell>
          <table:table-cell table:style-name="ce140" table:formula="of:=[MoMo.N253]/[.N$5]*1000000" office:value-type="float" office:value="431.555566740581" calcext:value-type="float">
            <text:p>432</text:p>
          </table:table-cell>
          <table:table-cell table:style-name="ce140" table:formula="of:=[MoMo.O253]/[.O$5]*1000000" office:value-type="float" office:value="215.41649224223" calcext:value-type="float">
            <text:p>215</text:p>
          </table:table-cell>
          <table:table-cell table:style-name="ce140" table:formula="of:=[MoMo.P253]/[.P$5]*1000000" office:value-type="float" office:value="1287.00187395135" calcext:value-type="float">
            <text:p>1287</text:p>
          </table:table-cell>
          <table:table-cell table:style-name="ce140"/>
          <table:table-cell table:style-name="ce140" table:formula="of:=[MoMo.R253]/[.R$5]*1000000" office:value-type="float" office:value="91.9845601210409" calcext:value-type="float">
            <text:p>92</text:p>
          </table:table-cell>
          <table:table-cell table:style-name="ce140" table:formula="of:=[MoMo.S253]/[.S$5]*1000000" office:value-type="float" office:value="735.073831680447" calcext:value-type="float">
            <text:p>735</text:p>
          </table:table-cell>
          <table:table-cell table:style-name="ce140" table:formula="of:=[MoMo.T253]/[.T$5]*1000000" office:value-type="float" office:value="620.257124771724" calcext:value-type="float">
            <text:p>620</text:p>
          </table:table-cell>
          <table:table-cell table:style-name="ce140" table:formula="of:=[MoMo.U253]/[.U$5]*1000000" office:value-type="float" office:value="1067.55365486656" calcext:value-type="float">
            <text:p>1068</text:p>
          </table:table-cell>
          <table:table-cell table:style-name="ce140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54]" office:value-type="string" office:string-value="Diferencia" calcext:value-type="string">
            <text:p>Diferencia</text:p>
          </table:table-cell>
          <table:table-cell table:style-name="ce136" table:formula="of:=[.C251]-[.C252]" office:value-type="float" office:value="12.4039765240432" calcext:value-type="float">
            <text:p>12</text:p>
          </table:table-cell>
          <table:table-cell table:style-name="ce136" table:formula="of:=[.D251]-[.D252]" office:value-type="float" office:value="97.8048914671344" calcext:value-type="float">
            <text:p>98</text:p>
          </table:table-cell>
          <table:table-cell table:style-name="ce136" table:formula="of:=[.E251]-[.E252]" office:value-type="float" office:value="123.511540062475" calcext:value-type="float">
            <text:p>124</text:p>
          </table:table-cell>
          <table:table-cell table:style-name="ce136" table:formula="of:=[.F251]-[.F252]" office:value-type="float" office:value="36.3182828007242" calcext:value-type="float">
            <text:p>36</text:p>
          </table:table-cell>
          <table:table-cell table:style-name="ce136" table:formula="of:=[.G251]-[.G252]" office:value-type="float" office:value="20.6797528769531" calcext:value-type="float">
            <text:p>21</text:p>
          </table:table-cell>
          <table:table-cell table:style-name="ce136" table:formula="of:=[.H251]-[.H252]" office:value-type="float" office:value="32.7456917872081" calcext:value-type="float">
            <text:p>33</text:p>
          </table:table-cell>
          <table:table-cell table:style-name="ce136" table:formula="of:=[.I251]-[.I252]" office:value-type="float" office:value="791.975971747876" calcext:value-type="float">
            <text:p>792</text:p>
          </table:table-cell>
          <table:table-cell table:style-name="ce136" table:formula="of:=[.J251]-[.J252]" office:value-type="float" office:value="858.493186573759" calcext:value-type="float">
            <text:p>858</text:p>
          </table:table-cell>
          <table:table-cell table:style-name="ce136" table:formula="of:=[.K251]-[.K252]" office:value-type="float" office:value="-32.499722041851" calcext:value-type="float">
            <text:p>-32</text:p>
          </table:table-cell>
          <table:table-cell table:style-name="ce136" table:formula="of:=[.L251]-[.L252]" office:value-type="float" office:value="129.192896739641" calcext:value-type="float">
            <text:p>129</text:p>
          </table:table-cell>
          <table:table-cell table:style-name="ce136" table:formula="of:=[.M251]-[.M252]" office:value-type="float" office:value="52.9846366714528" calcext:value-type="float">
            <text:p>53</text:p>
          </table:table-cell>
          <table:table-cell table:style-name="ce136" table:formula="of:=[.N251]-[.N252]" office:value-type="float" office:value="186.417091464614" calcext:value-type="float">
            <text:p>186</text:p>
          </table:table-cell>
          <table:table-cell table:style-name="ce136" table:formula="of:=[.O251]-[.O252]" office:value-type="float" office:value="51.0781373357866" calcext:value-type="float">
            <text:p>51</text:p>
          </table:table-cell>
          <table:table-cell table:style-name="ce136" table:formula="of:=[.P251]-[.P252]" office:value-type="float" office:value="524.621245807476" calcext:value-type="float">
            <text:p>525</text:p>
          </table:table-cell>
          <table:table-cell table:style-name="ce136"/>
          <table:table-cell table:style-name="ce136" table:formula="of:=[.R251]-[.R252]" office:value-type="float" office:value="8.11628471656243" calcext:value-type="float">
            <text:p>8</text:p>
          </table:table-cell>
          <table:table-cell table:style-name="ce136" table:formula="of:=[.S251]-[.S252]" office:value-type="float" office:value="404.599461975372" calcext:value-type="float">
            <text:p>405</text:p>
          </table:table-cell>
          <table:table-cell table:style-name="ce136" table:formula="of:=[.T251]-[.T252]" office:value-type="float" office:value="141.876996282095" calcext:value-type="float">
            <text:p>142</text:p>
          </table:table-cell>
          <table:table-cell table:style-name="ce136" table:formula="of:=[.U251]-[.U252]" office:value-type="float" office:value="-38.0137799952482" calcext:value-type="float">
            <text:p>-38</text:p>
          </table:table-cell>
          <table:table-cell table:style-name="ce136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56]" office:value-type="date" office:date-value="2020-05-07" calcext:value-type="date">
            <text:p>07/05</text:p>
          </table:table-cell>
          <table:table-cell table:style-name="ce121" table:formula="of:=[MoMo.B256]" office:value-type="string" office:string-value="Inicio" calcext:value-type="string">
            <text:p>Inicio</text:p>
          </table:table-cell>
          <table:table-cell table:style-name="ce44" table:formula="of:=[MoMo.C256]" office:value-type="date" office:date-value="2020-03-20" calcext:value-type="date">
            <text:p>20/03</text:p>
          </table:table-cell>
          <table:table-cell table:style-name="ce44" table:formula="of:=[MoMo.D256]" office:value-type="date" office:date-value="2020-03-23" calcext:value-type="date">
            <text:p>23/03</text:p>
          </table:table-cell>
          <table:table-cell table:style-name="ce44" table:formula="of:=[MoMo.E256]" office:value-type="date" office:date-value="2020-03-20" calcext:value-type="date">
            <text:p>20/03</text:p>
          </table:table-cell>
          <table:table-cell table:style-name="ce44" table:formula="of:=[MoMo.F256]" office:value-type="date" office:date-value="2020-03-16" calcext:value-type="date">
            <text:p>16/03</text:p>
          </table:table-cell>
          <table:table-cell table:style-name="ce44" table:formula="of:=[MoMo.G256]" office:value-type="date" office:date-value="2020-03-27" calcext:value-type="date">
            <text:p>27/03</text:p>
          </table:table-cell>
          <table:table-cell table:style-name="ce44" table:formula="of:=[MoMo.H256]" office:value-type="date" office:date-value="2020-03-24" calcext:value-type="date">
            <text:p>24/03</text:p>
          </table:table-cell>
          <table:table-cell table:style-name="ce44" table:formula="of:=[MoMo.I256]" office:value-type="date" office:date-value="2020-03-14" calcext:value-type="date">
            <text:p>14/03</text:p>
          </table:table-cell>
          <table:table-cell table:style-name="ce44" table:formula="of:=[MoMo.J256]" office:value-type="date" office:date-value="2020-03-18" calcext:value-type="date">
            <text:p>18/03</text:p>
          </table:table-cell>
          <table:table-cell table:style-name="ce44" table:formula="of:=[MoMo.K256]" office:value-type="date" office:date-value="2020-03-23" calcext:value-type="date">
            <text:p>23/03</text:p>
          </table:table-cell>
          <table:table-cell table:style-name="ce44" table:formula="of:=[MoMo.L256]" office:value-type="date" office:date-value="2020-03-28" calcext:value-type="date">
            <text:p>28/03</text:p>
          </table:table-cell>
          <table:table-cell table:style-name="ce44" table:formula="of:=[MoMo.M256]" office:value-type="date" office:date-value="2020-03-22" calcext:value-type="date">
            <text:p>22/03</text:p>
          </table:table-cell>
          <table:table-cell table:style-name="ce44" table:formula="of:=[MoMo.N256]" office:value-type="date" office:date-value="2020-03-23" calcext:value-type="date">
            <text:p>23/03</text:p>
          </table:table-cell>
          <table:table-cell table:style-name="ce44" table:formula="of:=[MoMo.O256]" office:value-type="date" office:date-value="2020-03-21" calcext:value-type="date">
            <text:p>21/03</text:p>
          </table:table-cell>
          <table:table-cell table:style-name="ce44" table:formula="of:=[MoMo.P25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6]" office:value-type="date" office:date-value="2020-03-27" calcext:value-type="date">
            <text:p>27/03</text:p>
          </table:table-cell>
          <table:table-cell table:style-name="ce44" table:formula="of:=[MoMo.S256]" office:value-type="date" office:date-value="2020-03-22" calcext:value-type="date">
            <text:p>22/03</text:p>
          </table:table-cell>
          <table:table-cell table:style-name="ce44" table:formula="of:=[MoMo.T256]" office:value-type="date" office:date-value="2020-03-25" calcext:value-type="date">
            <text:p>25/03</text:p>
          </table:table-cell>
          <table:table-cell table:style-name="ce44" table:formula="of:=[MoMo.U256]" office:value-type="date" office:date-value="2020-03-20" calcext:value-type="date">
            <text:p>20/03</text:p>
          </table:table-cell>
          <table:table-cell table:style-name="ce44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57]" office:value-type="string" office:string-value="Fin" calcext:value-type="string">
            <text:p>Fin</text:p>
          </table:table-cell>
          <table:table-cell table:style-name="ce138" table:formula="of:=[MoMo.C257]" office:value-type="date" office:date-value="2020-04-14" calcext:value-type="date">
            <text:p>14/04</text:p>
          </table:table-cell>
          <table:table-cell table:style-name="ce138" table:formula="of:=[MoMo.D257]" office:value-type="date" office:date-value="2020-04-29" calcext:value-type="date">
            <text:p>29/04</text:p>
          </table:table-cell>
          <table:table-cell table:style-name="ce138" table:formula="of:=[MoMo.E257]" office:value-type="date" office:date-value="2020-04-22" calcext:value-type="date">
            <text:p>22/04</text:p>
          </table:table-cell>
          <table:table-cell table:style-name="ce138" table:formula="of:=[MoMo.F257]" office:value-type="date" office:date-value="2020-03-27" calcext:value-type="date">
            <text:p>27/03</text:p>
          </table:table-cell>
          <table:table-cell table:style-name="ce138" table:formula="of:=[MoMo.G257]" office:value-type="date" office:date-value="2020-05-01" calcext:value-type="date">
            <text:p>01/05</text:p>
          </table:table-cell>
          <table:table-cell table:style-name="ce138" table:formula="of:=[MoMo.H257]" office:value-type="date" office:date-value="2020-04-24" calcext:value-type="date">
            <text:p>24/04</text:p>
          </table:table-cell>
          <table:table-cell table:style-name="ce138" table:formula="of:=[MoMo.I257]" office:value-type="date" office:date-value="2020-04-29" calcext:value-type="date">
            <text:p>29/04</text:p>
          </table:table-cell>
          <table:table-cell table:style-name="ce138" table:formula="of:=[MoMo.J257]" office:value-type="date" office:date-value="2020-05-05" calcext:value-type="date">
            <text:p>05/05</text:p>
          </table:table-cell>
          <table:table-cell table:style-name="ce138" table:formula="of:=[MoMo.K257]" office:value-type="date" office:date-value="2020-04-24" calcext:value-type="date">
            <text:p>24/04</text:p>
          </table:table-cell>
          <table:table-cell table:style-name="ce138" table:formula="of:=[MoMo.L257]" office:value-type="date" office:date-value="2020-03-31" calcext:value-type="date">
            <text:p>31/03</text:p>
          </table:table-cell>
          <table:table-cell table:style-name="ce138" table:formula="of:=[MoMo.M257]" office:value-type="date" office:date-value="2020-05-02" calcext:value-type="date">
            <text:p>02/05</text:p>
          </table:table-cell>
          <table:table-cell table:style-name="ce138" table:formula="of:=[MoMo.N257]" office:value-type="date" office:date-value="2020-04-18" calcext:value-type="date">
            <text:p>18/04</text:p>
          </table:table-cell>
          <table:table-cell table:style-name="ce138" table:formula="of:=[MoMo.O257]" office:value-type="date" office:date-value="2020-04-11" calcext:value-type="date">
            <text:p>11/04</text:p>
          </table:table-cell>
          <table:table-cell table:style-name="ce138" table:formula="of:=[MoMo.P257]" office:value-type="date" office:date-value="2020-05-05" calcext:value-type="date">
            <text:p>05/05</text:p>
          </table:table-cell>
          <table:table-cell table:style-name="ce138"/>
          <table:table-cell table:style-name="ce138" table:formula="of:=[MoMo.R257]" office:value-type="date" office:date-value="2020-05-05" calcext:value-type="date">
            <text:p>05/05</text:p>
          </table:table-cell>
          <table:table-cell table:style-name="ce138" table:formula="of:=[MoMo.S257]" office:value-type="date" office:date-value="2020-04-18" calcext:value-type="date">
            <text:p>18/04</text:p>
          </table:table-cell>
          <table:table-cell table:style-name="ce138" table:formula="of:=[MoMo.T257]" office:value-type="date" office:date-value="2020-04-22" calcext:value-type="date">
            <text:p>22/04</text:p>
          </table:table-cell>
          <table:table-cell table:style-name="ce138" table:formula="of:=[MoMo.U257]" office:value-type="date" office:date-value="2020-04-14" calcext:value-type="date">
            <text:p>14/04</text:p>
          </table:table-cell>
          <table:table-cell table:style-name="ce138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58]" office:value-type="string" office:string-value="MoMo (parcial)" calcext:value-type="string">
            <text:p>MoMo (parcial)</text:p>
          </table:table-cell>
          <table:table-cell table:style-name="ce139" table:formula="of:=[MoMo.C258]/[.C$5]*1000000" office:value-type="float" office:value="108.534794585378" calcext:value-type="float">
            <text:p>109</text:p>
          </table:table-cell>
          <table:table-cell table:style-name="ce139" table:formula="of:=[MoMo.D258]/[.D$5]*1000000" office:value-type="float" office:value="634.967693821787" calcext:value-type="float">
            <text:p>635</text:p>
          </table:table-cell>
          <table:table-cell table:style-name="ce139" table:formula="of:=[MoMo.E258]/[.E$5]*1000000" office:value-type="float" office:value="324.825625046195" calcext:value-type="float">
            <text:p>325</text:p>
          </table:table-cell>
          <table:table-cell table:style-name="ce139" table:formula="of:=[MoMo.F258]/[.F$5]*1000000" office:value-type="float" office:value="54.9203300889001" calcext:value-type="float">
            <text:p>55</text:p>
          </table:table-cell>
          <table:table-cell table:style-name="ce139" table:formula="of:=[MoMo.G258]/[.G$5]*1000000" office:value-type="float" office:value="37.5995506853693" calcext:value-type="float">
            <text:p>38</text:p>
          </table:table-cell>
          <table:table-cell table:style-name="ce139" table:formula="of:=[MoMo.H258]/[.H$5]*1000000" office:value-type="float" office:value="324.010002947112" calcext:value-type="float">
            <text:p>324</text:p>
          </table:table-cell>
          <table:table-cell table:style-name="ce139" table:formula="of:=[MoMo.I258]/[.I$5]*1000000" office:value-type="float" office:value="1810.58657692046" calcext:value-type="float">
            <text:p>1811</text:p>
          </table:table-cell>
          <table:table-cell table:style-name="ce139" table:formula="of:=[MoMo.J258]/[.J$5]*1000000" office:value-type="float" office:value="1751.523455366" calcext:value-type="float">
            <text:p>1752</text:p>
          </table:table-cell>
          <table:table-cell table:style-name="ce139" table:formula="of:=[MoMo.K258]/[.K$5]*1000000" office:value-type="float" office:value="549.468984804735" calcext:value-type="float">
            <text:p>549</text:p>
          </table:table-cell>
          <table:table-cell table:style-name="ce139" table:formula="of:=[MoMo.L258]/[.L$5]*1000000" office:value-type="float" office:value="129.192896739641" calcext:value-type="float">
            <text:p>129</text:p>
          </table:table-cell>
          <table:table-cell table:style-name="ce139" table:formula="of:=[MoMo.M258]/[.M$5]*1000000" office:value-type="float" office:value="290.508920457167" calcext:value-type="float">
            <text:p>291</text:p>
          </table:table-cell>
          <table:table-cell table:style-name="ce139" table:formula="of:=[MoMo.N258]/[.N$5]*1000000" office:value-type="float" office:value="523.832027015565" calcext:value-type="float">
            <text:p>524</text:p>
          </table:table-cell>
          <table:table-cell table:style-name="ce139" table:formula="of:=[MoMo.O258]/[.O$5]*1000000" office:value-type="float" office:value="143.610994828154" calcext:value-type="float">
            <text:p>144</text:p>
          </table:table-cell>
          <table:table-cell table:style-name="ce139" table:formula="of:=[MoMo.P258]/[.P$5]*1000000" office:value-type="float" office:value="1798.24535400077" calcext:value-type="float">
            <text:p>1798</text:p>
          </table:table-cell>
          <table:table-cell table:style-name="ce139"/>
          <table:table-cell table:style-name="ce139" table:formula="of:=[MoMo.R258]/[.R$5]*1000000" office:value-type="float" office:value="107.540772494452" calcext:value-type="float">
            <text:p>108</text:p>
          </table:table-cell>
          <table:table-cell table:style-name="ce139" table:formula="of:=[MoMo.S258]/[.S$5]*1000000" office:value-type="float" office:value="929.652198889977" calcext:value-type="float">
            <text:p>930</text:p>
          </table:table-cell>
          <table:table-cell table:style-name="ce139" table:formula="of:=[MoMo.T258]/[.T$5]*1000000" office:value-type="float" office:value="582.514205888987" calcext:value-type="float">
            <text:p>583</text:p>
          </table:table-cell>
          <table:table-cell table:style-name="ce139" table:formula="of:=[MoMo.U258]/[.U$5]*1000000" office:value-type="float" office:value="681.080224914865" calcext:value-type="float">
            <text:p>681</text:p>
          </table:table-cell>
          <table:table-cell table:style-name="ce139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59]" office:value-type="string" office:string-value="Covid-19 (parcial)" calcext:value-type="string">
            <text:p>Covid-19 (parcial)</text:p>
          </table:table-cell>
          <table:table-cell table:style-name="ce135" table:formula="of:=[MoMo.C259]/[.C$5]*1000000" office:value-type="float" office:value="96.1308180613348" calcext:value-type="float">
            <text:p>96</text:p>
          </table:table-cell>
          <table:table-cell table:style-name="ce135" table:formula="of:=[MoMo.D259]/[.D$5]*1000000" office:value-type="float" office:value="537.92690306924" calcext:value-type="float">
            <text:p>538</text:p>
          </table:table-cell>
          <table:table-cell table:style-name="ce135" table:formula="of:=[MoMo.E259]/[.E$5]*1000000" office:value-type="float" office:value="203.259148606751" calcext:value-type="float">
            <text:p>203</text:p>
          </table:table-cell>
          <table:table-cell table:style-name="ce135" table:formula="of:=[MoMo.F259]/[.F$5]*1000000" office:value-type="float" office:value="18.6020472881758" calcext:value-type="float">
            <text:p>19</text:p>
          </table:table-cell>
          <table:table-cell table:style-name="ce135" table:formula="of:=[MoMo.G259]/[.G$5]*1000000" office:value-type="float" office:value="51.2293878088157" calcext:value-type="float">
            <text:p>51</text:p>
          </table:table-cell>
          <table:table-cell table:style-name="ce135" table:formula="of:=[MoMo.H259]/[.H$5]*1000000" office:value-type="float" office:value="291.264311159904" calcext:value-type="float">
            <text:p>291</text:p>
          </table:table-cell>
          <table:table-cell table:style-name="ce135" table:formula="of:=[MoMo.I259]/[.I$5]*1000000" office:value-type="float" office:value="1008.6486432638" calcext:value-type="float">
            <text:p>1009</text:p>
          </table:table-cell>
          <table:table-cell table:style-name="ce135" table:formula="of:=[MoMo.J259]/[.J$5]*1000000" office:value-type="float" office:value="893.030268792243" calcext:value-type="float">
            <text:p>893</text:p>
          </table:table-cell>
          <table:table-cell table:style-name="ce135" table:formula="of:=[MoMo.K259]/[.K$5]*1000000" office:value-type="float" office:value="584.073951999095" calcext:value-type="float">
            <text:p>584</text:p>
          </table:table-cell>
          <table:table-cell table:style-name="ce135" table:formula="of:=[MoMo.L259]/[.L$5]*1000000" office:value-type="float" office:value="0" calcext:value-type="float">
            <text:p>0</text:p>
          </table:table-cell>
          <table:table-cell table:style-name="ce135" table:formula="of:=[MoMo.M259]/[.M$5]*1000000" office:value-type="float" office:value="239.53890875421" calcext:value-type="float">
            <text:p>240</text:p>
          </table:table-cell>
          <table:table-cell table:style-name="ce135" table:formula="of:=[MoMo.N259]/[.N$5]*1000000" office:value-type="float" office:value="337.414935550951" calcext:value-type="float">
            <text:p>337</text:p>
          </table:table-cell>
          <table:table-cell table:style-name="ce135" table:formula="of:=[MoMo.O259]/[.O$5]*1000000" office:value-type="float" office:value="93.2731203523059" calcext:value-type="float">
            <text:p>93</text:p>
          </table:table-cell>
          <table:table-cell table:style-name="ce135" table:formula="of:=[MoMo.P259]/[.P$5]*1000000" office:value-type="float" office:value="1276.81652956737" calcext:value-type="float">
            <text:p>1277</text:p>
          </table:table-cell>
          <table:table-cell table:style-name="ce135"/>
          <table:table-cell table:style-name="ce135" table:formula="of:=[MoMo.R259]/[.R$5]*1000000" office:value-type="float" office:value="81.8392042253378" calcext:value-type="float">
            <text:p>82</text:p>
          </table:table-cell>
          <table:table-cell table:style-name="ce135" table:formula="of:=[MoMo.S259]/[.S$5]*1000000" office:value-type="float" office:value="525.052736914605" calcext:value-type="float">
            <text:p>525</text:p>
          </table:table-cell>
          <table:table-cell table:style-name="ce135" table:formula="of:=[MoMo.T259]/[.T$5]*1000000" office:value-type="float" office:value="440.637209606892" calcext:value-type="float">
            <text:p>441</text:p>
          </table:table-cell>
          <table:table-cell table:style-name="ce135" table:formula="of:=[MoMo.U259]/[.U$5]*1000000" office:value-type="float" office:value="719.094004910113" calcext:value-type="float">
            <text:p>719</text:p>
          </table:table-cell>
          <table:table-cell table:style-name="ce135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60]" office:value-type="string" office:string-value="Covid-19 (total)" calcext:value-type="string">
            <text:p>Covid-19 (total)</text:p>
          </table:table-cell>
          <table:table-cell table:style-name="ce140" table:formula="of:=[MoMo.C260]/[.C$5]*1000000" office:value-type="float" office:value="154.334092520307" calcext:value-type="float">
            <text:p>154</text:p>
          </table:table-cell>
          <table:table-cell table:style-name="ce140" table:formula="of:=[MoMo.D260]/[.D$5]*1000000" office:value-type="float" office:value="611.280571669591" calcext:value-type="float">
            <text:p>611</text:p>
          </table:table-cell>
          <table:table-cell table:style-name="ce140" table:formula="of:=[MoMo.E260]/[.E$5]*1000000" office:value-type="float" office:value="283.979288962542" calcext:value-type="float">
            <text:p>284</text:p>
          </table:table-cell>
          <table:table-cell table:style-name="ce140" table:formula="of:=[MoMo.F260]/[.F$5]*1000000" office:value-type="float" office:value="178.048166901112" calcext:value-type="float">
            <text:p>178</text:p>
          </table:table-cell>
          <table:table-cell table:style-name="ce140" table:formula="of:=[MoMo.G260]/[.G$5]*1000000" office:value-type="float" office:value="67.6791912336648" calcext:value-type="float">
            <text:p>68</text:p>
          </table:table-cell>
          <table:table-cell table:style-name="ce140" table:formula="of:=[MoMo.H260]/[.H$5]*1000000" office:value-type="float" office:value="344.691492496928" calcext:value-type="float">
            <text:p>345</text:p>
          </table:table-cell>
          <table:table-cell table:style-name="ce140" table:formula="of:=[MoMo.I260]/[.I$5]*1000000" office:value-type="float" office:value="1111.17383457498" calcext:value-type="float">
            <text:p>1111</text:p>
          </table:table-cell>
          <table:table-cell table:style-name="ce140" table:formula="of:=[MoMo.J260]/[.J$5]*1000000" office:value-type="float" office:value="919.67316078936" calcext:value-type="float">
            <text:p>920</text:p>
          </table:table-cell>
          <table:table-cell table:style-name="ce140" table:formula="of:=[MoMo.K260]/[.K$5]*1000000" office:value-type="float" office:value="740.914715860983" calcext:value-type="float">
            <text:p>741</text:p>
          </table:table-cell>
          <table:table-cell table:style-name="ce140" table:formula="of:=[MoMo.L260]/[.L$5]*1000000" office:value-type="float" office:value="46.9792351780513" calcext:value-type="float">
            <text:p>47</text:p>
          </table:table-cell>
          <table:table-cell table:style-name="ce140" table:formula="of:=[MoMo.M260]/[.M$5]*1000000" office:value-type="float" office:value="262.505633395068" calcext:value-type="float">
            <text:p>263</text:p>
          </table:table-cell>
          <table:table-cell table:style-name="ce140" table:formula="of:=[MoMo.N260]/[.N$5]*1000000" office:value-type="float" office:value="435.283908569873" calcext:value-type="float">
            <text:p>435</text:p>
          </table:table-cell>
          <table:table-cell table:style-name="ce140" table:formula="of:=[MoMo.O260]/[.O$5]*1000000" office:value-type="float" office:value="216.897017962108" calcext:value-type="float">
            <text:p>217</text:p>
          </table:table-cell>
          <table:table-cell table:style-name="ce140" table:formula="of:=[MoMo.P260]/[.P$5]*1000000" office:value-type="float" office:value="1292.77863643778" calcext:value-type="float">
            <text:p>1293</text:p>
          </table:table-cell>
          <table:table-cell table:style-name="ce140"/>
          <table:table-cell table:style-name="ce140" table:formula="of:=[MoMo.R260]/[.R$5]*1000000" office:value-type="float" office:value="92.6609171807544" calcext:value-type="float">
            <text:p>93</text:p>
          </table:table-cell>
          <table:table-cell table:style-name="ce140" table:formula="of:=[MoMo.S260]/[.S$5]*1000000" office:value-type="float" office:value="741.250922702972" calcext:value-type="float">
            <text:p>741</text:p>
          </table:table-cell>
          <table:table-cell table:style-name="ce140" table:formula="of:=[MoMo.T260]/[.T$5]*1000000" office:value-type="float" office:value="628.897070058133" calcext:value-type="float">
            <text:p>629</text:p>
          </table:table-cell>
          <table:table-cell table:style-name="ce140" table:formula="of:=[MoMo.U260]/[.U$5]*1000000" office:value-type="float" office:value="1070.72146986616" calcext:value-type="float">
            <text:p>1071</text:p>
          </table:table-cell>
          <table:table-cell table:style-name="ce140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61]" office:value-type="string" office:string-value="Diferencia" calcext:value-type="string">
            <text:p>Diferencia</text:p>
          </table:table-cell>
          <table:table-cell table:style-name="ce136" table:formula="of:=[.C258]-[.C259]" office:value-type="float" office:value="12.4039765240432" calcext:value-type="float">
            <text:p>12</text:p>
          </table:table-cell>
          <table:table-cell table:style-name="ce136" table:formula="of:=[.D258]-[.D259]" office:value-type="float" office:value="97.0407907525475" calcext:value-type="float">
            <text:p>97</text:p>
          </table:table-cell>
          <table:table-cell table:style-name="ce136" table:formula="of:=[.E258]-[.E259]" office:value-type="float" office:value="121.566476439444" calcext:value-type="float">
            <text:p>122</text:p>
          </table:table-cell>
          <table:table-cell table:style-name="ce136" table:formula="of:=[.F258]-[.F259]" office:value-type="float" office:value="36.3182828007242" calcext:value-type="float">
            <text:p>36</text:p>
          </table:table-cell>
          <table:table-cell table:style-name="ce136" table:formula="of:=[.G258]-[.G259]" office:value-type="float" office:value="-13.6298371234464" calcext:value-type="float">
            <text:p>-14</text:p>
          </table:table-cell>
          <table:table-cell table:style-name="ce136" table:formula="of:=[.H258]-[.H259]" office:value-type="float" office:value="32.7456917872081" calcext:value-type="float">
            <text:p>33</text:p>
          </table:table-cell>
          <table:table-cell table:style-name="ce136" table:formula="of:=[.I258]-[.I259]" office:value-type="float" office:value="801.937933656654" calcext:value-type="float">
            <text:p>802</text:p>
          </table:table-cell>
          <table:table-cell table:style-name="ce136" table:formula="of:=[.J258]-[.J259]" office:value-type="float" office:value="858.493186573758" calcext:value-type="float">
            <text:p>858</text:p>
          </table:table-cell>
          <table:table-cell table:style-name="ce136" table:formula="of:=[.K258]-[.K259]" office:value-type="float" office:value="-34.6049671943596" calcext:value-type="float">
            <text:p>-35</text:p>
          </table:table-cell>
          <table:table-cell table:style-name="ce136" table:formula="of:=[.L258]-[.L259]" office:value-type="float" office:value="129.192896739641" calcext:value-type="float">
            <text:p>129</text:p>
          </table:table-cell>
          <table:table-cell table:style-name="ce136" table:formula="of:=[.M258]-[.M259]" office:value-type="float" office:value="50.9700117029564" calcext:value-type="float">
            <text:p>51</text:p>
          </table:table-cell>
          <table:table-cell table:style-name="ce136" table:formula="of:=[.N258]-[.N259]" office:value-type="float" office:value="186.417091464614" calcext:value-type="float">
            <text:p>186</text:p>
          </table:table-cell>
          <table:table-cell table:style-name="ce136" table:formula="of:=[.O258]-[.O259]" office:value-type="float" office:value="50.3378744758476" calcext:value-type="float">
            <text:p>50</text:p>
          </table:table-cell>
          <table:table-cell table:style-name="ce136" table:formula="of:=[.P258]-[.P259]" office:value-type="float" office:value="521.428824433395" calcext:value-type="float">
            <text:p>521</text:p>
          </table:table-cell>
          <table:table-cell table:style-name="ce136"/>
          <table:table-cell table:style-name="ce136" table:formula="of:=[.R258]-[.R259]" office:value-type="float" office:value="25.7015682691144" calcext:value-type="float">
            <text:p>26</text:p>
          </table:table-cell>
          <table:table-cell table:style-name="ce136" table:formula="of:=[.S258]-[.S259]" office:value-type="float" office:value="404.599461975372" calcext:value-type="float">
            <text:p>405</text:p>
          </table:table-cell>
          <table:table-cell table:style-name="ce136" table:formula="of:=[.T258]-[.T259]" office:value-type="float" office:value="141.876996282095" calcext:value-type="float">
            <text:p>142</text:p>
          </table:table-cell>
          <table:table-cell table:style-name="ce136" table:formula="of:=[.U258]-[.U259]" office:value-type="float" office:value="-38.0137799952482" calcext:value-type="float">
            <text:p>-38</text:p>
          </table:table-cell>
          <table:table-cell table:style-name="ce136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63]" office:value-type="date" office:date-value="2020-05-08" calcext:value-type="date">
            <text:p>08/05</text:p>
          </table:table-cell>
          <table:table-cell table:style-name="ce121" table:formula="of:=[MoMo.B263]" office:value-type="string" office:string-value="Inicio" calcext:value-type="string">
            <text:p>Inicio</text:p>
          </table:table-cell>
          <table:table-cell table:style-name="ce44" table:formula="of:=[MoMo.C263]" office:value-type="date" office:date-value="2020-03-20" calcext:value-type="date">
            <text:p>20/03</text:p>
          </table:table-cell>
          <table:table-cell table:style-name="ce44" table:formula="of:=[MoMo.D263]" office:value-type="date" office:date-value="2020-03-23" calcext:value-type="date">
            <text:p>23/03</text:p>
          </table:table-cell>
          <table:table-cell table:style-name="ce44" table:formula="of:=[MoMo.E263]" office:value-type="date" office:date-value="2020-03-20" calcext:value-type="date">
            <text:p>20/03</text:p>
          </table:table-cell>
          <table:table-cell table:style-name="ce44" table:formula="of:=[MoMo.F263]" office:value-type="date" office:date-value="2020-03-16" calcext:value-type="date">
            <text:p>16/03</text:p>
          </table:table-cell>
          <table:table-cell table:style-name="ce44" table:formula="of:=[MoMo.G263]" office:value-type="date" office:date-value="2020-03-27" calcext:value-type="date">
            <text:p>27/03</text:p>
          </table:table-cell>
          <table:table-cell table:style-name="ce44" table:formula="of:=[MoMo.H263]" office:value-type="date" office:date-value="2020-03-24" calcext:value-type="date">
            <text:p>24/03</text:p>
          </table:table-cell>
          <table:table-cell table:style-name="ce44" table:formula="of:=[MoMo.I263]" office:value-type="date" office:date-value="2020-03-14" calcext:value-type="date">
            <text:p>14/03</text:p>
          </table:table-cell>
          <table:table-cell table:style-name="ce44" table:formula="of:=[MoMo.J263]" office:value-type="date" office:date-value="2020-03-18" calcext:value-type="date">
            <text:p>18/03</text:p>
          </table:table-cell>
          <table:table-cell table:style-name="ce44" table:formula="of:=[MoMo.K263]" office:value-type="date" office:date-value="2020-03-23" calcext:value-type="date">
            <text:p>23/03</text:p>
          </table:table-cell>
          <table:table-cell table:style-name="ce44" table:formula="of:=[MoMo.L263]" office:value-type="date" office:date-value="2020-03-28" calcext:value-type="date">
            <text:p>28/03</text:p>
          </table:table-cell>
          <table:table-cell table:style-name="ce44" table:formula="of:=[MoMo.M263]" office:value-type="date" office:date-value="2020-03-22" calcext:value-type="date">
            <text:p>22/03</text:p>
          </table:table-cell>
          <table:table-cell table:style-name="ce44" table:formula="of:=[MoMo.N263]" office:value-type="date" office:date-value="2020-03-23" calcext:value-type="date">
            <text:p>23/03</text:p>
          </table:table-cell>
          <table:table-cell table:style-name="ce44" table:formula="of:=[MoMo.O263]" office:value-type="date" office:date-value="2020-03-21" calcext:value-type="date">
            <text:p>21/03</text:p>
          </table:table-cell>
          <table:table-cell table:style-name="ce44" table:formula="of:=[MoMo.P26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63]" office:value-type="date" office:date-value="2020-03-27" calcext:value-type="date">
            <text:p>27/03</text:p>
          </table:table-cell>
          <table:table-cell table:style-name="ce44" table:formula="of:=[MoMo.S263]" office:value-type="date" office:date-value="2020-03-22" calcext:value-type="date">
            <text:p>22/03</text:p>
          </table:table-cell>
          <table:table-cell table:style-name="ce44" table:formula="of:=[MoMo.T263]" office:value-type="date" office:date-value="2020-03-25" calcext:value-type="date">
            <text:p>25/03</text:p>
          </table:table-cell>
          <table:table-cell table:style-name="ce44" table:formula="of:=[MoMo.U263]" office:value-type="date" office:date-value="2020-03-20" calcext:value-type="date">
            <text:p>20/03</text:p>
          </table:table-cell>
          <table:table-cell table:style-name="ce44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64]" office:value-type="string" office:string-value="Fin" calcext:value-type="string">
            <text:p>Fin</text:p>
          </table:table-cell>
          <table:table-cell table:style-name="ce138" table:formula="of:=[MoMo.C264]" office:value-type="date" office:date-value="2020-04-14" calcext:value-type="date">
            <text:p>14/04</text:p>
          </table:table-cell>
          <table:table-cell table:style-name="ce138" table:formula="of:=[MoMo.D264]" office:value-type="date" office:date-value="2020-04-29" calcext:value-type="date">
            <text:p>29/04</text:p>
          </table:table-cell>
          <table:table-cell table:style-name="ce138" table:formula="of:=[MoMo.E264]" office:value-type="date" office:date-value="2020-04-27" calcext:value-type="date">
            <text:p>27/04</text:p>
          </table:table-cell>
          <table:table-cell table:style-name="ce138" table:formula="of:=[MoMo.F264]" office:value-type="date" office:date-value="2020-03-27" calcext:value-type="date">
            <text:p>27/03</text:p>
          </table:table-cell>
          <table:table-cell table:style-name="ce138" table:formula="of:=[MoMo.G264]" office:value-type="date" office:date-value="2020-05-01" calcext:value-type="date">
            <text:p>01/05</text:p>
          </table:table-cell>
          <table:table-cell table:style-name="ce138" table:formula="of:=[MoMo.H264]" office:value-type="date" office:date-value="2020-04-24" calcext:value-type="date">
            <text:p>24/04</text:p>
          </table:table-cell>
          <table:table-cell table:style-name="ce138" table:formula="of:=[MoMo.I264]" office:value-type="date" office:date-value="2020-04-29" calcext:value-type="date">
            <text:p>29/04</text:p>
          </table:table-cell>
          <table:table-cell table:style-name="ce138" table:formula="of:=[MoMo.J264]" office:value-type="date" office:date-value="2020-05-06" calcext:value-type="date">
            <text:p>06/05</text:p>
          </table:table-cell>
          <table:table-cell table:style-name="ce138" table:formula="of:=[MoMo.K264]" office:value-type="date" office:date-value="2020-04-24" calcext:value-type="date">
            <text:p>24/04</text:p>
          </table:table-cell>
          <table:table-cell table:style-name="ce138" table:formula="of:=[MoMo.L264]" office:value-type="date" office:date-value="2020-03-31" calcext:value-type="date">
            <text:p>31/03</text:p>
          </table:table-cell>
          <table:table-cell table:style-name="ce138" table:formula="of:=[MoMo.M264]" office:value-type="date" office:date-value="2020-05-06" calcext:value-type="date">
            <text:p>06/05</text:p>
          </table:table-cell>
          <table:table-cell table:style-name="ce138" table:formula="of:=[MoMo.N264]" office:value-type="date" office:date-value="2020-04-18" calcext:value-type="date">
            <text:p>18/04</text:p>
          </table:table-cell>
          <table:table-cell table:style-name="ce138" table:formula="of:=[MoMo.O264]" office:value-type="date" office:date-value="2020-04-11" calcext:value-type="date">
            <text:p>11/04</text:p>
          </table:table-cell>
          <table:table-cell table:style-name="ce138" table:formula="of:=[MoMo.P264]" office:value-type="date" office:date-value="2020-05-06" calcext:value-type="date">
            <text:p>06/05</text:p>
          </table:table-cell>
          <table:table-cell table:style-name="ce138"/>
          <table:table-cell table:style-name="ce138" table:formula="of:=[MoMo.R264]" office:value-type="date" office:date-value="2020-05-05" calcext:value-type="date">
            <text:p>05/05</text:p>
          </table:table-cell>
          <table:table-cell table:style-name="ce138" table:formula="of:=[MoMo.S264]" office:value-type="date" office:date-value="2020-04-18" calcext:value-type="date">
            <text:p>18/04</text:p>
          </table:table-cell>
          <table:table-cell table:style-name="ce138" table:formula="of:=[MoMo.T264]" office:value-type="date" office:date-value="2020-04-22" calcext:value-type="date">
            <text:p>22/04</text:p>
          </table:table-cell>
          <table:table-cell table:style-name="ce138" table:formula="of:=[MoMo.U264]" office:value-type="date" office:date-value="2020-05-05" calcext:value-type="date">
            <text:p>05/05</text:p>
          </table:table-cell>
          <table:table-cell table:style-name="ce138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65]" office:value-type="string" office:string-value="MoMo (parcial)" calcext:value-type="string">
            <text:p>MoMo (parcial)</text:p>
          </table:table-cell>
          <table:table-cell table:style-name="ce139" table:formula="of:=[MoMo.C265]/[.C$5]*1000000" office:value-type="float" office:value="105.433800454367" calcext:value-type="float">
            <text:p>105</text:p>
          </table:table-cell>
          <table:table-cell table:style-name="ce139" table:formula="of:=[MoMo.D265]/[.D$5]*1000000" office:value-type="float" office:value="634.967693821787" calcext:value-type="float">
            <text:p>635</text:p>
          </table:table-cell>
          <table:table-cell table:style-name="ce139" table:formula="of:=[MoMo.E265]/[.E$5]*1000000" office:value-type="float" office:value="317.045370554071" calcext:value-type="float">
            <text:p>317</text:p>
          </table:table-cell>
          <table:table-cell table:style-name="ce139" table:formula="of:=[MoMo.F265]/[.F$5]*1000000" office:value-type="float" office:value="54.9203300889001" calcext:value-type="float">
            <text:p>55</text:p>
          </table:table-cell>
          <table:table-cell table:style-name="ce139" table:formula="of:=[MoMo.G265]/[.G$5]*1000000" office:value-type="float" office:value="37.1295563018022" calcext:value-type="float">
            <text:p>37</text:p>
          </table:table-cell>
          <table:table-cell table:style-name="ce139" table:formula="of:=[MoMo.H265]/[.H$5]*1000000" office:value-type="float" office:value="324.010002947112" calcext:value-type="float">
            <text:p>324</text:p>
          </table:table-cell>
          <table:table-cell table:style-name="ce139" table:formula="of:=[MoMo.I265]/[.I$5]*1000000" office:value-type="float" office:value="1810.58657692046" calcext:value-type="float">
            <text:p>1811</text:p>
          </table:table-cell>
          <table:table-cell table:style-name="ce139" table:formula="of:=[MoMo.J265]/[.J$5]*1000000" office:value-type="float" office:value="1756.95071114319" calcext:value-type="float">
            <text:p>1757</text:p>
          </table:table-cell>
          <table:table-cell table:style-name="ce139" table:formula="of:=[MoMo.K265]/[.K$5]*1000000" office:value-type="float" office:value="548.547940050513" calcext:value-type="float">
            <text:p>549</text:p>
          </table:table-cell>
          <table:table-cell table:style-name="ce139" table:formula="of:=[MoMo.L265]/[.L$5]*1000000" office:value-type="float" office:value="129.192896739641" calcext:value-type="float">
            <text:p>129</text:p>
          </table:table-cell>
          <table:table-cell table:style-name="ce139" table:formula="of:=[MoMo.M265]/[.M$5]*1000000" office:value-type="float" office:value="305.01422023034" calcext:value-type="float">
            <text:p>305</text:p>
          </table:table-cell>
          <table:table-cell table:style-name="ce139" table:formula="of:=[MoMo.N265]/[.N$5]*1000000" office:value-type="float" office:value="523.832027015565" calcext:value-type="float">
            <text:p>524</text:p>
          </table:table-cell>
          <table:table-cell table:style-name="ce139" table:formula="of:=[MoMo.O265]/[.O$5]*1000000" office:value-type="float" office:value="143.610994828154" calcext:value-type="float">
            <text:p>144</text:p>
          </table:table-cell>
          <table:table-cell table:style-name="ce139" table:formula="of:=[MoMo.P265]/[.P$5]*1000000" office:value-type="float" office:value="1799.61353458966" calcext:value-type="float">
            <text:p>1800</text:p>
          </table:table-cell>
          <table:table-cell table:style-name="ce139"/>
          <table:table-cell table:style-name="ce139" table:formula="of:=[MoMo.R265]/[.R$5]*1000000" office:value-type="float" office:value="112.275271912447" calcext:value-type="float">
            <text:p>112</text:p>
          </table:table-cell>
          <table:table-cell table:style-name="ce139" table:formula="of:=[MoMo.S265]/[.S$5]*1000000" office:value-type="float" office:value="929.652198889977" calcext:value-type="float">
            <text:p>930</text:p>
          </table:table-cell>
          <table:table-cell table:style-name="ce139" table:formula="of:=[MoMo.T265]/[.T$5]*1000000" office:value-type="float" office:value="582.514205888987" calcext:value-type="float">
            <text:p>583</text:p>
          </table:table-cell>
          <table:table-cell table:style-name="ce139" table:formula="of:=[MoMo.U265]/[.U$5]*1000000" office:value-type="float" office:value="804.625009899422" calcext:value-type="float">
            <text:p>805</text:p>
          </table:table-cell>
          <table:table-cell table:style-name="ce139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66]" office:value-type="string" office:string-value="Covid-19 (parcial)" calcext:value-type="string">
            <text:p>Covid-19 (parcial)</text:p>
          </table:table-cell>
          <table:table-cell table:style-name="ce135" table:formula="of:=[MoMo.C266]/[.C$5]*1000000" office:value-type="float" office:value="96.1308180613348" calcext:value-type="float">
            <text:p>96</text:p>
          </table:table-cell>
          <table:table-cell table:style-name="ce135" table:formula="of:=[MoMo.D266]/[.D$5]*1000000" office:value-type="float" office:value="537.92690306924" calcext:value-type="float">
            <text:p>538</text:p>
          </table:table-cell>
          <table:table-cell table:style-name="ce135" table:formula="of:=[MoMo.E266]/[.E$5]*1000000" office:value-type="float" office:value="244.105484690404" calcext:value-type="float">
            <text:p>244</text:p>
          </table:table-cell>
          <table:table-cell table:style-name="ce135" table:formula="of:=[MoMo.F266]/[.F$5]*1000000" office:value-type="float" office:value="18.6020472881758" calcext:value-type="float">
            <text:p>19</text:p>
          </table:table-cell>
          <table:table-cell table:style-name="ce135" table:formula="of:=[MoMo.G266]/[.G$5]*1000000" office:value-type="float" office:value="51.2293878088157" calcext:value-type="float">
            <text:p>51</text:p>
          </table:table-cell>
          <table:table-cell table:style-name="ce135" table:formula="of:=[MoMo.H266]/[.H$5]*1000000" office:value-type="float" office:value="291.264311159904" calcext:value-type="float">
            <text:p>291</text:p>
          </table:table-cell>
          <table:table-cell table:style-name="ce135" table:formula="of:=[MoMo.I266]/[.I$5]*1000000" office:value-type="float" office:value="1008.6486432638" calcext:value-type="float">
            <text:p>1009</text:p>
          </table:table-cell>
          <table:table-cell table:style-name="ce135" table:formula="of:=[MoMo.J266]/[.J$5]*1000000" office:value-type="float" office:value="900.431072124776" calcext:value-type="float">
            <text:p>900</text:p>
          </table:table-cell>
          <table:table-cell table:style-name="ce135" table:formula="of:=[MoMo.K266]/[.K$5]*1000000" office:value-type="float" office:value="584.073951999095" calcext:value-type="float">
            <text:p>584</text:p>
          </table:table-cell>
          <table:table-cell table:style-name="ce135" table:formula="of:=[MoMo.L266]/[.L$5]*1000000" office:value-type="float" office:value="0" calcext:value-type="float">
            <text:p>0</text:p>
          </table:table-cell>
          <table:table-cell table:style-name="ce135" table:formula="of:=[MoMo.M266]/[.M$5]*1000000" office:value-type="float" office:value="246.187171150248" calcext:value-type="float">
            <text:p>246</text:p>
          </table:table-cell>
          <table:table-cell table:style-name="ce135" table:formula="of:=[MoMo.N266]/[.N$5]*1000000" office:value-type="float" office:value="337.414935550951" calcext:value-type="float">
            <text:p>337</text:p>
          </table:table-cell>
          <table:table-cell table:style-name="ce135" table:formula="of:=[MoMo.O266]/[.O$5]*1000000" office:value-type="float" office:value="93.2731203523059" calcext:value-type="float">
            <text:p>93</text:p>
          </table:table-cell>
          <table:table-cell table:style-name="ce135" table:formula="of:=[MoMo.P266]/[.P$5]*1000000" office:value-type="float" office:value="1283.80945257726" calcext:value-type="float">
            <text:p>1284</text:p>
          </table:table-cell>
          <table:table-cell table:style-name="ce135"/>
          <table:table-cell table:style-name="ce135" table:formula="of:=[MoMo.R266]/[.R$5]*1000000" office:value-type="float" office:value="81.8392042253378" calcext:value-type="float">
            <text:p>82</text:p>
          </table:table-cell>
          <table:table-cell table:style-name="ce135" table:formula="of:=[MoMo.S266]/[.S$5]*1000000" office:value-type="float" office:value="525.052736914605" calcext:value-type="float">
            <text:p>525</text:p>
          </table:table-cell>
          <table:table-cell table:style-name="ce135" table:formula="of:=[MoMo.T266]/[.T$5]*1000000" office:value-type="float" office:value="440.637209606892" calcext:value-type="float">
            <text:p>441</text:p>
          </table:table-cell>
          <table:table-cell table:style-name="ce135" table:formula="of:=[MoMo.U266]/[.U$5]*1000000" office:value-type="float" office:value="1080.22491486497" calcext:value-type="float">
            <text:p>1080</text:p>
          </table:table-cell>
          <table:table-cell table:style-name="ce135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67]" office:value-type="string" office:string-value="Covid-19 (total)" calcext:value-type="string">
            <text:p>Covid-19 (total)</text:p>
          </table:table-cell>
          <table:table-cell table:style-name="ce140" table:formula="of:=[MoMo.C267]/[.C$5]*1000000" office:value-type="float" office:value="155.168975555579" calcext:value-type="float">
            <text:p>155</text:p>
          </table:table-cell>
          <table:table-cell table:style-name="ce140" table:formula="of:=[MoMo.D267]/[.D$5]*1000000" office:value-type="float" office:value="611.280571669591" calcext:value-type="float">
            <text:p>611</text:p>
          </table:table-cell>
          <table:table-cell table:style-name="ce140" table:formula="of:=[MoMo.E267]/[.E$5]*1000000" office:value-type="float" office:value="283.979288962542" calcext:value-type="float">
            <text:p>284</text:p>
          </table:table-cell>
          <table:table-cell table:style-name="ce140" table:formula="of:=[MoMo.F267]/[.F$5]*1000000" office:value-type="float" office:value="178.048166901112" calcext:value-type="float">
            <text:p>178</text:p>
          </table:table-cell>
          <table:table-cell table:style-name="ce140" table:formula="of:=[MoMo.G267]/[.G$5]*1000000" office:value-type="float" office:value="67.6791912336648" calcext:value-type="float">
            <text:p>68</text:p>
          </table:table-cell>
          <table:table-cell table:style-name="ce140" table:formula="of:=[MoMo.H267]/[.H$5]*1000000" office:value-type="float" office:value="344.691492496928" calcext:value-type="float">
            <text:p>345</text:p>
          </table:table-cell>
          <table:table-cell table:style-name="ce140" table:formula="of:=[MoMo.I267]/[.I$5]*1000000" office:value-type="float" office:value="1111.17383457498" calcext:value-type="float">
            <text:p>1111</text:p>
          </table:table-cell>
          <table:table-cell table:style-name="ce140" table:formula="of:=[MoMo.J267]/[.J$5]*1000000" office:value-type="float" office:value="919.67316078936" calcext:value-type="float">
            <text:p>920</text:p>
          </table:table-cell>
          <table:table-cell table:style-name="ce140" table:formula="of:=[MoMo.K267]/[.K$5]*1000000" office:value-type="float" office:value="740.914715860983" calcext:value-type="float">
            <text:p>741</text:p>
          </table:table-cell>
          <table:table-cell table:style-name="ce140" table:formula="of:=[MoMo.L267]/[.L$5]*1000000" office:value-type="float" office:value="46.9792351780513" calcext:value-type="float">
            <text:p>47</text:p>
          </table:table-cell>
          <table:table-cell table:style-name="ce140" table:formula="of:=[MoMo.M267]/[.M$5]*1000000" office:value-type="float" office:value="262.505633395068" calcext:value-type="float">
            <text:p>263</text:p>
          </table:table-cell>
          <table:table-cell table:style-name="ce140" table:formula="of:=[MoMo.N267]/[.N$5]*1000000" office:value-type="float" office:value="435.283908569873" calcext:value-type="float">
            <text:p>435</text:p>
          </table:table-cell>
          <table:table-cell table:style-name="ce140" table:formula="of:=[MoMo.O267]/[.O$5]*1000000" office:value-type="float" office:value="216.897017962108" calcext:value-type="float">
            <text:p>217</text:p>
          </table:table-cell>
          <table:table-cell table:style-name="ce140" table:formula="of:=[MoMo.P267]/[.P$5]*1000000" office:value-type="float" office:value="1292.77863643778" calcext:value-type="float">
            <text:p>1293</text:p>
          </table:table-cell>
          <table:table-cell table:style-name="ce140"/>
          <table:table-cell table:style-name="ce140" table:formula="of:=[MoMo.R267]/[.R$5]*1000000" office:value-type="float" office:value="92.6609171807544" calcext:value-type="float">
            <text:p>93</text:p>
          </table:table-cell>
          <table:table-cell table:style-name="ce140" table:formula="of:=[MoMo.S267]/[.S$5]*1000000" office:value-type="float" office:value="741.250922702972" calcext:value-type="float">
            <text:p>741</text:p>
          </table:table-cell>
          <table:table-cell table:style-name="ce140" table:formula="of:=[MoMo.T267]/[.T$5]*1000000" office:value-type="float" office:value="628.897070058133" calcext:value-type="float">
            <text:p>629</text:p>
          </table:table-cell>
          <table:table-cell table:style-name="ce140" table:formula="of:=[MoMo.U267]/[.U$5]*1000000" office:value-type="float" office:value="1070.72146986616" calcext:value-type="float">
            <text:p>1071</text:p>
          </table:table-cell>
          <table:table-cell table:style-name="ce140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68]" office:value-type="string" office:string-value="Diferencia" calcext:value-type="string">
            <text:p>Diferencia</text:p>
          </table:table-cell>
          <table:table-cell table:style-name="ce136" table:formula="of:=[.C265]-[.C266]" office:value-type="float" office:value="9.30298239303239" calcext:value-type="float">
            <text:p>9</text:p>
          </table:table-cell>
          <table:table-cell table:style-name="ce136" table:formula="of:=[.D265]-[.D266]" office:value-type="float" office:value="97.0407907525475" calcext:value-type="float">
            <text:p>97</text:p>
          </table:table-cell>
          <table:table-cell table:style-name="ce136" table:formula="of:=[.E265]-[.E266]" office:value-type="float" office:value="72.9398858636666" calcext:value-type="float">
            <text:p>73</text:p>
          </table:table-cell>
          <table:table-cell table:style-name="ce136" table:formula="of:=[.F265]-[.F266]" office:value-type="float" office:value="36.3182828007242" calcext:value-type="float">
            <text:p>36</text:p>
          </table:table-cell>
          <table:table-cell table:style-name="ce136" table:formula="of:=[.G265]-[.G266]" office:value-type="float" office:value="-14.0998315070135" calcext:value-type="float">
            <text:p>-14</text:p>
          </table:table-cell>
          <table:table-cell table:style-name="ce136" table:formula="of:=[.H265]-[.H266]" office:value-type="float" office:value="32.7456917872081" calcext:value-type="float">
            <text:p>33</text:p>
          </table:table-cell>
          <table:table-cell table:style-name="ce136" table:formula="of:=[.I265]-[.I266]" office:value-type="float" office:value="801.937933656654" calcext:value-type="float">
            <text:p>802</text:p>
          </table:table-cell>
          <table:table-cell table:style-name="ce136" table:formula="of:=[.J265]-[.J266]" office:value-type="float" office:value="856.519639018417" calcext:value-type="float">
            <text:p>857</text:p>
          </table:table-cell>
          <table:table-cell table:style-name="ce136" table:formula="of:=[.K265]-[.K266]" office:value-type="float" office:value="-35.5260119485821" calcext:value-type="float">
            <text:p>-36</text:p>
          </table:table-cell>
          <table:table-cell table:style-name="ce136" table:formula="of:=[.L265]-[.L266]" office:value-type="float" office:value="129.192896739641" calcext:value-type="float">
            <text:p>129</text:p>
          </table:table-cell>
          <table:table-cell table:style-name="ce136" table:formula="of:=[.M265]-[.M266]" office:value-type="float" office:value="58.8270490800921" calcext:value-type="float">
            <text:p>59</text:p>
          </table:table-cell>
          <table:table-cell table:style-name="ce136" table:formula="of:=[.N265]-[.N266]" office:value-type="float" office:value="186.417091464614" calcext:value-type="float">
            <text:p>186</text:p>
          </table:table-cell>
          <table:table-cell table:style-name="ce136" table:formula="of:=[.O265]-[.O266]" office:value-type="float" office:value="50.3378744758476" calcext:value-type="float">
            <text:p>50</text:p>
          </table:table-cell>
          <table:table-cell table:style-name="ce136" table:formula="of:=[.P265]-[.P266]" office:value-type="float" office:value="515.804082012393" calcext:value-type="float">
            <text:p>516</text:p>
          </table:table-cell>
          <table:table-cell table:style-name="ce136"/>
          <table:table-cell table:style-name="ce136" table:formula="of:=[.R265]-[.R266]" office:value-type="float" office:value="30.4360676871091" calcext:value-type="float">
            <text:p>30</text:p>
          </table:table-cell>
          <table:table-cell table:style-name="ce136" table:formula="of:=[.S265]-[.S266]" office:value-type="float" office:value="404.599461975372" calcext:value-type="float">
            <text:p>405</text:p>
          </table:table-cell>
          <table:table-cell table:style-name="ce136" table:formula="of:=[.T265]-[.T266]" office:value-type="float" office:value="141.876996282095" calcext:value-type="float">
            <text:p>142</text:p>
          </table:table-cell>
          <table:table-cell table:style-name="ce136" table:formula="of:=[.U265]-[.U266]" office:value-type="float" office:value="-275.59990496555" calcext:value-type="float">
            <text:p>-276</text:p>
          </table:table-cell>
          <table:table-cell table:style-name="ce136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70]" office:value-type="date" office:date-value="2020-05-09" calcext:value-type="date">
            <text:p>09/05</text:p>
          </table:table-cell>
          <table:table-cell table:style-name="ce121" table:formula="of:=[MoMo.B270]" office:value-type="string" office:string-value="Inicio" calcext:value-type="string">
            <text:p>Inicio</text:p>
          </table:table-cell>
          <table:table-cell table:style-name="ce44" table:formula="of:=[MoMo.C270]" office:value-type="date" office:date-value="2020-03-20" calcext:value-type="date">
            <text:p>20/03</text:p>
          </table:table-cell>
          <table:table-cell table:style-name="ce44" table:formula="of:=[MoMo.D270]" office:value-type="date" office:date-value="2020-03-23" calcext:value-type="date">
            <text:p>23/03</text:p>
          </table:table-cell>
          <table:table-cell table:style-name="ce44" table:formula="of:=[MoMo.E270]" office:value-type="date" office:date-value="2020-03-20" calcext:value-type="date">
            <text:p>20/03</text:p>
          </table:table-cell>
          <table:table-cell table:style-name="ce44" table:formula="of:=[MoMo.F270]" office:value-type="date" office:date-value="2020-03-16" calcext:value-type="date">
            <text:p>16/03</text:p>
          </table:table-cell>
          <table:table-cell table:style-name="ce44" table:formula="of:=[MoMo.G270]" office:value-type="date" office:date-value="2020-03-27" calcext:value-type="date">
            <text:p>27/03</text:p>
          </table:table-cell>
          <table:table-cell table:style-name="ce44" table:formula="of:=[MoMo.H270]" office:value-type="date" office:date-value="2020-03-24" calcext:value-type="date">
            <text:p>24/03</text:p>
          </table:table-cell>
          <table:table-cell table:style-name="ce44" table:formula="of:=[MoMo.I270]" office:value-type="date" office:date-value="2020-03-14" calcext:value-type="date">
            <text:p>14/03</text:p>
          </table:table-cell>
          <table:table-cell table:style-name="ce44" table:formula="of:=[MoMo.J270]" office:value-type="date" office:date-value="2020-03-18" calcext:value-type="date">
            <text:p>18/03</text:p>
          </table:table-cell>
          <table:table-cell table:style-name="ce44" table:formula="of:=[MoMo.K270]" office:value-type="date" office:date-value="2020-03-23" calcext:value-type="date">
            <text:p>23/03</text:p>
          </table:table-cell>
          <table:table-cell table:style-name="ce44" table:formula="of:=[MoMo.L270]" office:value-type="date" office:date-value="2020-03-28" calcext:value-type="date">
            <text:p>28/03</text:p>
          </table:table-cell>
          <table:table-cell table:style-name="ce44" table:formula="of:=[MoMo.M270]" office:value-type="date" office:date-value="2020-03-22" calcext:value-type="date">
            <text:p>22/03</text:p>
          </table:table-cell>
          <table:table-cell table:style-name="ce44" table:formula="of:=[MoMo.N270]" office:value-type="date" office:date-value="2020-03-23" calcext:value-type="date">
            <text:p>23/03</text:p>
          </table:table-cell>
          <table:table-cell table:style-name="ce44" table:formula="of:=[MoMo.O270]" office:value-type="date" office:date-value="2020-03-21" calcext:value-type="date">
            <text:p>21/03</text:p>
          </table:table-cell>
          <table:table-cell table:style-name="ce44" table:formula="of:=[MoMo.P27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0]" office:value-type="date" office:date-value="2020-03-27" calcext:value-type="date">
            <text:p>27/03</text:p>
          </table:table-cell>
          <table:table-cell table:style-name="ce44" table:formula="of:=[MoMo.S270]" office:value-type="date" office:date-value="2020-03-22" calcext:value-type="date">
            <text:p>22/03</text:p>
          </table:table-cell>
          <table:table-cell table:style-name="ce44" table:formula="of:=[MoMo.T270]" office:value-type="date" office:date-value="2020-03-25" calcext:value-type="date">
            <text:p>25/03</text:p>
          </table:table-cell>
          <table:table-cell table:style-name="ce44" table:formula="of:=[MoMo.U270]" office:value-type="date" office:date-value="2020-03-20" calcext:value-type="date">
            <text:p>20/03</text:p>
          </table:table-cell>
          <table:table-cell table:style-name="ce44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71]" office:value-type="string" office:string-value="Fin" calcext:value-type="string">
            <text:p>Fin</text:p>
          </table:table-cell>
          <table:table-cell table:style-name="ce138" table:formula="of:=[MoMo.C271]" office:value-type="date" office:date-value="2020-04-14" calcext:value-type="date">
            <text:p>14/04</text:p>
          </table:table-cell>
          <table:table-cell table:style-name="ce138" table:formula="of:=[MoMo.D271]" office:value-type="date" office:date-value="2020-04-29" calcext:value-type="date">
            <text:p>29/04</text:p>
          </table:table-cell>
          <table:table-cell table:style-name="ce138" table:formula="of:=[MoMo.E271]" office:value-type="date" office:date-value="2020-04-27" calcext:value-type="date">
            <text:p>27/04</text:p>
          </table:table-cell>
          <table:table-cell table:style-name="ce138" table:formula="of:=[MoMo.F271]" office:value-type="date" office:date-value="2020-03-27" calcext:value-type="date">
            <text:p>27/03</text:p>
          </table:table-cell>
          <table:table-cell table:style-name="ce138" table:formula="of:=[MoMo.G271]" office:value-type="date" office:date-value="2020-05-01" calcext:value-type="date">
            <text:p>01/05</text:p>
          </table:table-cell>
          <table:table-cell table:style-name="ce138" table:formula="of:=[MoMo.H271]" office:value-type="date" office:date-value="2020-04-24" calcext:value-type="date">
            <text:p>24/04</text:p>
          </table:table-cell>
          <table:table-cell table:style-name="ce138" table:formula="of:=[MoMo.I271]" office:value-type="date" office:date-value="2020-04-29" calcext:value-type="date">
            <text:p>29/04</text:p>
          </table:table-cell>
          <table:table-cell table:style-name="ce138" table:formula="of:=[MoMo.J271]" office:value-type="date" office:date-value="2020-05-08" calcext:value-type="date">
            <text:p>08/05</text:p>
          </table:table-cell>
          <table:table-cell table:style-name="ce138" table:formula="of:=[MoMo.K271]" office:value-type="date" office:date-value="2020-04-24" calcext:value-type="date">
            <text:p>24/04</text:p>
          </table:table-cell>
          <table:table-cell table:style-name="ce138" table:formula="of:=[MoMo.L271]" office:value-type="date" office:date-value="2020-03-31" calcext:value-type="date">
            <text:p>31/03</text:p>
          </table:table-cell>
          <table:table-cell table:style-name="ce138" table:formula="of:=[MoMo.M271]" office:value-type="date" office:date-value="2020-05-02" calcext:value-type="date">
            <text:p>02/05</text:p>
          </table:table-cell>
          <table:table-cell table:style-name="ce138" table:formula="of:=[MoMo.N271]" office:value-type="date" office:date-value="2020-04-18" calcext:value-type="date">
            <text:p>18/04</text:p>
          </table:table-cell>
          <table:table-cell table:style-name="ce138" table:formula="of:=[MoMo.O271]" office:value-type="date" office:date-value="2020-04-11" calcext:value-type="date">
            <text:p>11/04</text:p>
          </table:table-cell>
          <table:table-cell table:style-name="ce138" table:formula="of:=[MoMo.P271]" office:value-type="date" office:date-value="2020-05-07" calcext:value-type="date">
            <text:p>07/05</text:p>
          </table:table-cell>
          <table:table-cell table:style-name="ce138"/>
          <table:table-cell table:style-name="ce138" table:formula="of:=[MoMo.R271]" office:value-type="date" office:date-value="2020-05-05" calcext:value-type="date">
            <text:p>05/05</text:p>
          </table:table-cell>
          <table:table-cell table:style-name="ce138" table:formula="of:=[MoMo.S271]" office:value-type="date" office:date-value="2020-04-18" calcext:value-type="date">
            <text:p>18/04</text:p>
          </table:table-cell>
          <table:table-cell table:style-name="ce138" table:formula="of:=[MoMo.T271]" office:value-type="date" office:date-value="2020-04-22" calcext:value-type="date">
            <text:p>22/04</text:p>
          </table:table-cell>
          <table:table-cell table:style-name="ce138" table:formula="of:=[MoMo.U271]" office:value-type="date" office:date-value="2020-05-05" calcext:value-type="date">
            <text:p>05/05</text:p>
          </table:table-cell>
          <table:table-cell table:style-name="ce138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72]" office:value-type="string" office:string-value="MoMo (parcial)" calcext:value-type="string">
            <text:p>MoMo (parcial)</text:p>
          </table:table-cell>
          <table:table-cell table:style-name="ce139" table:formula="of:=[MoMo.C272]/[.C$5]*1000000" office:value-type="float" office:value="108.2962565753" calcext:value-type="float">
            <text:p>108</text:p>
          </table:table-cell>
          <table:table-cell table:style-name="ce139" table:formula="of:=[MoMo.D272]/[.D$5]*1000000" office:value-type="float" office:value="634.967693821787" calcext:value-type="float">
            <text:p>635</text:p>
          </table:table-cell>
          <table:table-cell table:style-name="ce139" table:formula="of:=[MoMo.E272]/[.E$5]*1000000" office:value-type="float" office:value="315.10030693104" calcext:value-type="float">
            <text:p>315</text:p>
          </table:table-cell>
          <table:table-cell table:style-name="ce139" table:formula="of:=[MoMo.F272]/[.F$5]*1000000" office:value-type="float" office:value="54.9203300889001" calcext:value-type="float">
            <text:p>55</text:p>
          </table:table-cell>
          <table:table-cell table:style-name="ce139" table:formula="of:=[MoMo.G272]/[.G$5]*1000000" office:value-type="float" office:value="37.1295563018022" calcext:value-type="float">
            <text:p>37</text:p>
          </table:table-cell>
          <table:table-cell table:style-name="ce139" table:formula="of:=[MoMo.H272]/[.H$5]*1000000" office:value-type="float" office:value="324.010002947112" calcext:value-type="float">
            <text:p>324</text:p>
          </table:table-cell>
          <table:table-cell table:style-name="ce139" table:formula="of:=[MoMo.I272]/[.I$5]*1000000" office:value-type="float" office:value="1809.75641342806" calcext:value-type="float">
            <text:p>1810</text:p>
          </table:table-cell>
          <table:table-cell table:style-name="ce139" table:formula="of:=[MoMo.J272]/[.J$5]*1000000" office:value-type="float" office:value="1767.31183580874" calcext:value-type="float">
            <text:p>1767</text:p>
          </table:table-cell>
          <table:table-cell table:style-name="ce139" table:formula="of:=[MoMo.K272]/[.K$5]*1000000" office:value-type="float" office:value="547.62689529629" calcext:value-type="float">
            <text:p>548</text:p>
          </table:table-cell>
          <table:table-cell table:style-name="ce139" table:formula="of:=[MoMo.L272]/[.L$5]*1000000" office:value-type="float" office:value="129.192896739641" calcext:value-type="float">
            <text:p>129</text:p>
          </table:table-cell>
          <table:table-cell table:style-name="ce139" table:formula="of:=[MoMo.M272]/[.M$5]*1000000" office:value-type="float" office:value="289.703070469768" calcext:value-type="float">
            <text:p>290</text:p>
          </table:table-cell>
          <table:table-cell table:style-name="ce139" table:formula="of:=[MoMo.N272]/[.N$5]*1000000" office:value-type="float" office:value="523.832027015565" calcext:value-type="float">
            <text:p>524</text:p>
          </table:table-cell>
          <table:table-cell table:style-name="ce139" table:formula="of:=[MoMo.O272]/[.O$5]*1000000" office:value-type="float" office:value="142.870731968215" calcext:value-type="float">
            <text:p>143</text:p>
          </table:table-cell>
          <table:table-cell table:style-name="ce139" table:formula="of:=[MoMo.P272]/[.P$5]*1000000" office:value-type="float" office:value="1803.41403622547" calcext:value-type="float">
            <text:p>1803</text:p>
          </table:table-cell>
          <table:table-cell table:style-name="ce139"/>
          <table:table-cell table:style-name="ce139" table:formula="of:=[MoMo.R272]/[.R$5]*1000000" office:value-type="float" office:value="108.893486613879" calcext:value-type="float">
            <text:p>109</text:p>
          </table:table-cell>
          <table:table-cell table:style-name="ce139" table:formula="of:=[MoMo.S272]/[.S$5]*1000000" office:value-type="float" office:value="929.652198889977" calcext:value-type="float">
            <text:p>930</text:p>
          </table:table-cell>
          <table:table-cell table:style-name="ce139" table:formula="of:=[MoMo.T272]/[.T$5]*1000000" office:value-type="float" office:value="582.514205888987" calcext:value-type="float">
            <text:p>583</text:p>
          </table:table-cell>
          <table:table-cell table:style-name="ce139" table:formula="of:=[MoMo.U272]/[.U$5]*1000000" office:value-type="float" office:value="804.625009899422" calcext:value-type="float">
            <text:p>805</text:p>
          </table:table-cell>
          <table:table-cell table:style-name="ce139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73]" office:value-type="string" office:string-value="Covid-19 (parcial)" calcext:value-type="string">
            <text:p>Covid-19 (parcial)</text:p>
          </table:table-cell>
          <table:table-cell table:style-name="ce135" table:formula="of:=[MoMo.C273]/[.C$5]*1000000" office:value-type="float" office:value="96.1308180613348" calcext:value-type="float">
            <text:p>96</text:p>
          </table:table-cell>
          <table:table-cell table:style-name="ce135" table:formula="of:=[MoMo.D273]/[.D$5]*1000000" office:value-type="float" office:value="537.92690306924" calcext:value-type="float">
            <text:p>538</text:p>
          </table:table-cell>
          <table:table-cell table:style-name="ce135" table:formula="of:=[MoMo.E273]/[.E$5]*1000000" office:value-type="float" office:value="244.105484690404" calcext:value-type="float">
            <text:p>244</text:p>
          </table:table-cell>
          <table:table-cell table:style-name="ce135" table:formula="of:=[MoMo.F273]/[.F$5]*1000000" office:value-type="float" office:value="18.6020472881758" calcext:value-type="float">
            <text:p>19</text:p>
          </table:table-cell>
          <table:table-cell table:style-name="ce135" table:formula="of:=[MoMo.G273]/[.G$5]*1000000" office:value-type="float" office:value="51.2293878088157" calcext:value-type="float">
            <text:p>51</text:p>
          </table:table-cell>
          <table:table-cell table:style-name="ce135" table:formula="of:=[MoMo.H273]/[.H$5]*1000000" office:value-type="float" office:value="291.264311159904" calcext:value-type="float">
            <text:p>291</text:p>
          </table:table-cell>
          <table:table-cell table:style-name="ce135" table:formula="of:=[MoMo.I273]/[.I$5]*1000000" office:value-type="float" office:value="1008.6486432638" calcext:value-type="float">
            <text:p>1009</text:p>
          </table:table-cell>
          <table:table-cell table:style-name="ce135" table:formula="of:=[MoMo.J273]/[.J$5]*1000000" office:value-type="float" office:value="914.739291901005" calcext:value-type="float">
            <text:p>915</text:p>
          </table:table-cell>
          <table:table-cell table:style-name="ce135" table:formula="of:=[MoMo.K273]/[.K$5]*1000000" office:value-type="float" office:value="584.073951999095" calcext:value-type="float">
            <text:p>584</text:p>
          </table:table-cell>
          <table:table-cell table:style-name="ce135" table:formula="of:=[MoMo.L273]/[.L$5]*1000000" office:value-type="float" office:value="0" calcext:value-type="float">
            <text:p>0</text:p>
          </table:table-cell>
          <table:table-cell table:style-name="ce135" table:formula="of:=[MoMo.M273]/[.M$5]*1000000" office:value-type="float" office:value="239.53890875421" calcext:value-type="float">
            <text:p>240</text:p>
          </table:table-cell>
          <table:table-cell table:style-name="ce135" table:formula="of:=[MoMo.N273]/[.N$5]*1000000" office:value-type="float" office:value="337.414935550951" calcext:value-type="float">
            <text:p>337</text:p>
          </table:table-cell>
          <table:table-cell table:style-name="ce135" table:formula="of:=[MoMo.O273]/[.O$5]*1000000" office:value-type="float" office:value="93.2731203523059" calcext:value-type="float">
            <text:p>93</text:p>
          </table:table-cell>
          <table:table-cell table:style-name="ce135" table:formula="of:=[MoMo.P273]/[.P$5]*1000000" office:value-type="float" office:value="1289.5862150637" calcext:value-type="float">
            <text:p>1290</text:p>
          </table:table-cell>
          <table:table-cell table:style-name="ce135"/>
          <table:table-cell table:style-name="ce135" table:formula="of:=[MoMo.R273]/[.R$5]*1000000" office:value-type="float" office:value="81.8392042253378" calcext:value-type="float">
            <text:p>82</text:p>
          </table:table-cell>
          <table:table-cell table:style-name="ce135" table:formula="of:=[MoMo.S273]/[.S$5]*1000000" office:value-type="float" office:value="525.052736914605" calcext:value-type="float">
            <text:p>525</text:p>
          </table:table-cell>
          <table:table-cell table:style-name="ce135" table:formula="of:=[MoMo.T273]/[.T$5]*1000000" office:value-type="float" office:value="440.637209606892" calcext:value-type="float">
            <text:p>441</text:p>
          </table:table-cell>
          <table:table-cell table:style-name="ce135" table:formula="of:=[MoMo.U273]/[.U$5]*1000000" office:value-type="float" office:value="1080.22491486497" calcext:value-type="float">
            <text:p>1080</text:p>
          </table:table-cell>
          <table:table-cell table:style-name="ce135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74]" office:value-type="string" office:string-value="Covid-19 (total)" calcext:value-type="string">
            <text:p>Covid-19 (total)</text:p>
          </table:table-cell>
          <table:table-cell table:style-name="ce140" table:formula="of:=[MoMo.C274]/[.C$5]*1000000" office:value-type="float" office:value="157.077279636201" calcext:value-type="float">
            <text:p>157</text:p>
          </table:table-cell>
          <table:table-cell table:style-name="ce140" table:formula="of:=[MoMo.D274]/[.D$5]*1000000" office:value-type="float" office:value="628.854888105091" calcext:value-type="float">
            <text:p>629</text:p>
          </table:table-cell>
          <table:table-cell table:style-name="ce140" table:formula="of:=[MoMo.E274]/[.E$5]*1000000" office:value-type="float" office:value="284.951820774058" calcext:value-type="float">
            <text:p>285</text:p>
          </table:table-cell>
          <table:table-cell table:style-name="ce140" table:formula="of:=[MoMo.F274]/[.F$5]*1000000" office:value-type="float" office:value="183.363037554876" calcext:value-type="float">
            <text:p>183</text:p>
          </table:table-cell>
          <table:table-cell table:style-name="ce140" table:formula="of:=[MoMo.G274]/[.G$5]*1000000" office:value-type="float" office:value="69.5591687679332" calcext:value-type="float">
            <text:p>70</text:p>
          </table:table-cell>
          <table:table-cell table:style-name="ce140" table:formula="of:=[MoMo.H274]/[.H$5]*1000000" office:value-type="float" office:value="346.414949959413" calcext:value-type="float">
            <text:p>346</text:p>
          </table:table-cell>
          <table:table-cell table:style-name="ce140" table:formula="of:=[MoMo.I274]/[.I$5]*1000000" office:value-type="float" office:value="1136.49382109313" calcext:value-type="float">
            <text:p>1136</text:p>
          </table:table-cell>
          <table:table-cell table:style-name="ce140" table:formula="of:=[MoMo.J274]/[.J$5]*1000000" office:value-type="float" office:value="930.034285454905" calcext:value-type="float">
            <text:p>930</text:p>
          </table:table-cell>
          <table:table-cell table:style-name="ce140" table:formula="of:=[MoMo.K274]/[.K$5]*1000000" office:value-type="float" office:value="755.783009750575" calcext:value-type="float">
            <text:p>756</text:p>
          </table:table-cell>
          <table:table-cell table:style-name="ce140" table:formula="of:=[MoMo.L274]/[.L$5]*1000000" office:value-type="float" office:value="46.9792351780513" calcext:value-type="float">
            <text:p>47</text:p>
          </table:table-cell>
          <table:table-cell table:style-name="ce140" table:formula="of:=[MoMo.M274]/[.M$5]*1000000" office:value-type="float" office:value="264.923183357264" calcext:value-type="float">
            <text:p>265</text:p>
          </table:table-cell>
          <table:table-cell table:style-name="ce140" table:formula="of:=[MoMo.N274]/[.N$5]*1000000" office:value-type="float" office:value="444.604763143104" calcext:value-type="float">
            <text:p>445</text:p>
          </table:table-cell>
          <table:table-cell table:style-name="ce140" table:formula="of:=[MoMo.O274]/[.O$5]*1000000" office:value-type="float" office:value="218.747675111955" calcext:value-type="float">
            <text:p>219</text:p>
          </table:table-cell>
          <table:table-cell table:style-name="ce140" table:formula="of:=[MoMo.P274]/[.P$5]*1000000" office:value-type="float" office:value="1307.06852258843" calcext:value-type="float">
            <text:p>1307</text:p>
          </table:table-cell>
          <table:table-cell table:style-name="ce140"/>
          <table:table-cell table:style-name="ce140" table:formula="of:=[MoMo.R274]/[.R$5]*1000000" office:value-type="float" office:value="93.3372742404679" calcext:value-type="float">
            <text:p>93</text:p>
          </table:table-cell>
          <table:table-cell table:style-name="ce140" table:formula="of:=[MoMo.S274]/[.S$5]*1000000" office:value-type="float" office:value="752.06083199239" calcext:value-type="float">
            <text:p>752</text:p>
          </table:table-cell>
          <table:table-cell table:style-name="ce140" table:formula="of:=[MoMo.T274]/[.T$5]*1000000" office:value-type="float" office:value="637.991749306985" calcext:value-type="float">
            <text:p>638</text:p>
          </table:table-cell>
          <table:table-cell table:style-name="ce140" table:formula="of:=[MoMo.U274]/[.U$5]*1000000" office:value-type="float" office:value="1089.72835986378" calcext:value-type="float">
            <text:p>1090</text:p>
          </table:table-cell>
          <table:table-cell table:style-name="ce140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75]" office:value-type="string" office:string-value="Diferencia" calcext:value-type="string">
            <text:p>Diferencia</text:p>
          </table:table-cell>
          <table:table-cell table:style-name="ce136" table:formula="of:=[.C272]-[.C273]" office:value-type="float" office:value="12.1654385139654" calcext:value-type="float">
            <text:p>12</text:p>
          </table:table-cell>
          <table:table-cell table:style-name="ce136" table:formula="of:=[.D272]-[.D273]" office:value-type="float" office:value="97.0407907525475" calcext:value-type="float">
            <text:p>97</text:p>
          </table:table-cell>
          <table:table-cell table:style-name="ce136" table:formula="of:=[.E272]-[.E273]" office:value-type="float" office:value="70.9948222406355" calcext:value-type="float">
            <text:p>71</text:p>
          </table:table-cell>
          <table:table-cell table:style-name="ce136" table:formula="of:=[.F272]-[.F273]" office:value-type="float" office:value="36.3182828007242" calcext:value-type="float">
            <text:p>36</text:p>
          </table:table-cell>
          <table:table-cell table:style-name="ce136" table:formula="of:=[.G272]-[.G273]" office:value-type="float" office:value="-14.0998315070135" calcext:value-type="float">
            <text:p>-14</text:p>
          </table:table-cell>
          <table:table-cell table:style-name="ce136" table:formula="of:=[.H272]-[.H273]" office:value-type="float" office:value="32.7456917872081" calcext:value-type="float">
            <text:p>33</text:p>
          </table:table-cell>
          <table:table-cell table:style-name="ce136" table:formula="of:=[.I272]-[.I273]" office:value-type="float" office:value="801.107770164256" calcext:value-type="float">
            <text:p>801</text:p>
          </table:table-cell>
          <table:table-cell table:style-name="ce136" table:formula="of:=[.J272]-[.J273]" office:value-type="float" office:value="852.572543907733" calcext:value-type="float">
            <text:p>853</text:p>
          </table:table-cell>
          <table:table-cell table:style-name="ce136" table:formula="of:=[.K272]-[.K273]" office:value-type="float" office:value="-36.4470567028046" calcext:value-type="float">
            <text:p>-36</text:p>
          </table:table-cell>
          <table:table-cell table:style-name="ce136" table:formula="of:=[.L272]-[.L273]" office:value-type="float" office:value="129.192896739641" calcext:value-type="float">
            <text:p>129</text:p>
          </table:table-cell>
          <table:table-cell table:style-name="ce136" table:formula="of:=[.M272]-[.M273]" office:value-type="float" office:value="50.164161715558" calcext:value-type="float">
            <text:p>50</text:p>
          </table:table-cell>
          <table:table-cell table:style-name="ce136" table:formula="of:=[.N272]-[.N273]" office:value-type="float" office:value="186.417091464614" calcext:value-type="float">
            <text:p>186</text:p>
          </table:table-cell>
          <table:table-cell table:style-name="ce136" table:formula="of:=[.O272]-[.O273]" office:value-type="float" office:value="49.5976116159087" calcext:value-type="float">
            <text:p>50</text:p>
          </table:table-cell>
          <table:table-cell table:style-name="ce136" table:formula="of:=[.P272]-[.P273]" office:value-type="float" office:value="513.827821161771" calcext:value-type="float">
            <text:p>514</text:p>
          </table:table-cell>
          <table:table-cell table:style-name="ce136"/>
          <table:table-cell table:style-name="ce136" table:formula="of:=[.R272]-[.R273]" office:value-type="float" office:value="27.0542823885414" calcext:value-type="float">
            <text:p>27</text:p>
          </table:table-cell>
          <table:table-cell table:style-name="ce136" table:formula="of:=[.S272]-[.S273]" office:value-type="float" office:value="404.599461975372" calcext:value-type="float">
            <text:p>405</text:p>
          </table:table-cell>
          <table:table-cell table:style-name="ce136" table:formula="of:=[.T272]-[.T273]" office:value-type="float" office:value="141.876996282095" calcext:value-type="float">
            <text:p>142</text:p>
          </table:table-cell>
          <table:table-cell table:style-name="ce136" table:formula="of:=[.U272]-[.U273]" office:value-type="float" office:value="-275.59990496555" calcext:value-type="float">
            <text:p>-276</text:p>
          </table:table-cell>
          <table:table-cell table:style-name="ce136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77]" office:value-type="date" office:date-value="2020-05-10" calcext:value-type="date">
            <text:p>10/05</text:p>
          </table:table-cell>
          <table:table-cell table:style-name="ce121" table:formula="of:=[MoMo.B277]" office:value-type="string" office:string-value="Inicio" calcext:value-type="string">
            <text:p>Inicio</text:p>
          </table:table-cell>
          <table:table-cell table:style-name="ce44" table:formula="of:=[MoMo.C277]" office:value-type="date" office:date-value="2020-03-20" calcext:value-type="date">
            <text:p>20/03</text:p>
          </table:table-cell>
          <table:table-cell table:style-name="ce44" table:formula="of:=[MoMo.D277]" office:value-type="date" office:date-value="2020-03-23" calcext:value-type="date">
            <text:p>23/03</text:p>
          </table:table-cell>
          <table:table-cell table:style-name="ce44" table:formula="of:=[MoMo.E277]" office:value-type="date" office:date-value="2020-03-20" calcext:value-type="date">
            <text:p>20/03</text:p>
          </table:table-cell>
          <table:table-cell table:style-name="ce44" table:formula="of:=[MoMo.F277]" office:value-type="date" office:date-value="2020-03-16" calcext:value-type="date">
            <text:p>16/03</text:p>
          </table:table-cell>
          <table:table-cell table:style-name="ce44" table:formula="of:=[MoMo.G277]" office:value-type="date" office:date-value="2020-03-27" calcext:value-type="date">
            <text:p>27/03</text:p>
          </table:table-cell>
          <table:table-cell table:style-name="ce44" table:formula="of:=[MoMo.H277]" office:value-type="date" office:date-value="2020-03-24" calcext:value-type="date">
            <text:p>24/03</text:p>
          </table:table-cell>
          <table:table-cell table:style-name="ce44" table:formula="of:=[MoMo.I277]" office:value-type="date" office:date-value="2020-03-14" calcext:value-type="date">
            <text:p>14/03</text:p>
          </table:table-cell>
          <table:table-cell table:style-name="ce44" table:formula="of:=[MoMo.J277]" office:value-type="date" office:date-value="2020-03-18" calcext:value-type="date">
            <text:p>18/03</text:p>
          </table:table-cell>
          <table:table-cell table:style-name="ce44" table:formula="of:=[MoMo.K277]" office:value-type="date" office:date-value="2020-03-23" calcext:value-type="date">
            <text:p>23/03</text:p>
          </table:table-cell>
          <table:table-cell table:style-name="ce44" table:formula="of:=[MoMo.L277]" office:value-type="date" office:date-value="2020-03-28" calcext:value-type="date">
            <text:p>28/03</text:p>
          </table:table-cell>
          <table:table-cell table:style-name="ce44" table:formula="of:=[MoMo.M277]" office:value-type="date" office:date-value="2020-03-22" calcext:value-type="date">
            <text:p>22/03</text:p>
          </table:table-cell>
          <table:table-cell table:style-name="ce44" table:formula="of:=[MoMo.N277]" office:value-type="date" office:date-value="2020-03-23" calcext:value-type="date">
            <text:p>23/03</text:p>
          </table:table-cell>
          <table:table-cell table:style-name="ce44" table:formula="of:=[MoMo.O277]" office:value-type="date" office:date-value="2020-03-21" calcext:value-type="date">
            <text:p>21/03</text:p>
          </table:table-cell>
          <table:table-cell table:style-name="ce44" table:formula="of:=[MoMo.P27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7]" office:value-type="date" office:date-value="2020-03-27" calcext:value-type="date">
            <text:p>27/03</text:p>
          </table:table-cell>
          <table:table-cell table:style-name="ce44" table:formula="of:=[MoMo.S277]" office:value-type="date" office:date-value="2020-03-22" calcext:value-type="date">
            <text:p>22/03</text:p>
          </table:table-cell>
          <table:table-cell table:style-name="ce44" table:formula="of:=[MoMo.T277]" office:value-type="date" office:date-value="2020-03-25" calcext:value-type="date">
            <text:p>25/03</text:p>
          </table:table-cell>
          <table:table-cell table:style-name="ce44" table:formula="of:=[MoMo.U277]" office:value-type="date" office:date-value="2020-03-20" calcext:value-type="date">
            <text:p>20/03</text:p>
          </table:table-cell>
          <table:table-cell table:style-name="ce44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78]" office:value-type="string" office:string-value="Fin" calcext:value-type="string">
            <text:p>Fin</text:p>
          </table:table-cell>
          <table:table-cell table:style-name="ce138" table:formula="of:=[MoMo.C278]" office:value-type="date" office:date-value="2020-04-14" calcext:value-type="date">
            <text:p>14/04</text:p>
          </table:table-cell>
          <table:table-cell table:style-name="ce138" table:formula="of:=[MoMo.D278]" office:value-type="date" office:date-value="2020-04-29" calcext:value-type="date">
            <text:p>29/04</text:p>
          </table:table-cell>
          <table:table-cell table:style-name="ce138" table:formula="of:=[MoMo.E278]" office:value-type="date" office:date-value="2020-04-27" calcext:value-type="date">
            <text:p>27/04</text:p>
          </table:table-cell>
          <table:table-cell table:style-name="ce138" table:formula="of:=[MoMo.F278]" office:value-type="date" office:date-value="2020-03-27" calcext:value-type="date">
            <text:p>27/03</text:p>
          </table:table-cell>
          <table:table-cell table:style-name="ce138" table:formula="of:=[MoMo.G278]" office:value-type="date" office:date-value="2020-05-01" calcext:value-type="date">
            <text:p>01/05</text:p>
          </table:table-cell>
          <table:table-cell table:style-name="ce138" table:formula="of:=[MoMo.H278]" office:value-type="date" office:date-value="2020-04-24" calcext:value-type="date">
            <text:p>24/04</text:p>
          </table:table-cell>
          <table:table-cell table:style-name="ce138" table:formula="of:=[MoMo.I278]" office:value-type="date" office:date-value="2020-04-29" calcext:value-type="date">
            <text:p>29/04</text:p>
          </table:table-cell>
          <table:table-cell table:style-name="ce138" table:formula="of:=[MoMo.J278]" office:value-type="date" office:date-value="2020-05-08" calcext:value-type="date">
            <text:p>08/05</text:p>
          </table:table-cell>
          <table:table-cell table:style-name="ce138" table:formula="of:=[MoMo.K278]" office:value-type="date" office:date-value="2020-04-24" calcext:value-type="date">
            <text:p>24/04</text:p>
          </table:table-cell>
          <table:table-cell table:style-name="ce138" table:formula="of:=[MoMo.L278]" office:value-type="date" office:date-value="2020-03-31" calcext:value-type="date">
            <text:p>31/03</text:p>
          </table:table-cell>
          <table:table-cell table:style-name="ce138" table:formula="of:=[MoMo.M278]" office:value-type="date" office:date-value="2020-05-02" calcext:value-type="date">
            <text:p>02/05</text:p>
          </table:table-cell>
          <table:table-cell table:style-name="ce138" table:formula="of:=[MoMo.N278]" office:value-type="date" office:date-value="2020-04-18" calcext:value-type="date">
            <text:p>18/04</text:p>
          </table:table-cell>
          <table:table-cell table:style-name="ce138" table:formula="of:=[MoMo.O278]" office:value-type="date" office:date-value="2020-04-10" calcext:value-type="date">
            <text:p>10/04</text:p>
          </table:table-cell>
          <table:table-cell table:style-name="ce138" table:formula="of:=[MoMo.P278]" office:value-type="date" office:date-value="2020-05-08" calcext:value-type="date">
            <text:p>08/05</text:p>
          </table:table-cell>
          <table:table-cell table:style-name="ce138"/>
          <table:table-cell table:style-name="ce138" table:formula="of:=[MoMo.R278]" office:value-type="date" office:date-value="2020-05-05" calcext:value-type="date">
            <text:p>05/05</text:p>
          </table:table-cell>
          <table:table-cell table:style-name="ce138" table:formula="of:=[MoMo.S278]" office:value-type="date" office:date-value="2020-04-18" calcext:value-type="date">
            <text:p>18/04</text:p>
          </table:table-cell>
          <table:table-cell table:style-name="ce138" table:formula="of:=[MoMo.T278]" office:value-type="date" office:date-value="2020-04-22" calcext:value-type="date">
            <text:p>22/04</text:p>
          </table:table-cell>
          <table:table-cell table:style-name="ce138" table:formula="of:=[MoMo.U278]" office:value-type="date" office:date-value="2020-05-05" calcext:value-type="date">
            <text:p>05/05</text:p>
          </table:table-cell>
          <table:table-cell table:style-name="ce138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79]" office:value-type="string" office:string-value="MoMo (parcial)" calcext:value-type="string">
            <text:p>MoMo (parcial)</text:p>
          </table:table-cell>
          <table:table-cell table:style-name="ce139" table:formula="of:=[MoMo.C279]/[.C$5]*1000000" office:value-type="float" office:value="105.195262444289" calcext:value-type="float">
            <text:p>105</text:p>
          </table:table-cell>
          <table:table-cell table:style-name="ce139" table:formula="of:=[MoMo.D279]/[.D$5]*1000000" office:value-type="float" office:value="634.967693821787" calcext:value-type="float">
            <text:p>635</text:p>
          </table:table-cell>
          <table:table-cell table:style-name="ce139" table:formula="of:=[MoMo.E279]/[.E$5]*1000000" office:value-type="float" office:value="315.10030693104" calcext:value-type="float">
            <text:p>315</text:p>
          </table:table-cell>
          <table:table-cell table:style-name="ce139" table:formula="of:=[MoMo.F279]/[.F$5]*1000000" office:value-type="float" office:value="54.9203300889001" calcext:value-type="float">
            <text:p>55</text:p>
          </table:table-cell>
          <table:table-cell table:style-name="ce139" table:formula="of:=[MoMo.G279]/[.G$5]*1000000" office:value-type="float" office:value="36.189567534668" calcext:value-type="float">
            <text:p>36</text:p>
          </table:table-cell>
          <table:table-cell table:style-name="ce139" table:formula="of:=[MoMo.H279]/[.H$5]*1000000" office:value-type="float" office:value="324.010002947112" calcext:value-type="float">
            <text:p>324</text:p>
          </table:table-cell>
          <table:table-cell table:style-name="ce139" table:formula="of:=[MoMo.I279]/[.I$5]*1000000" office:value-type="float" office:value="1809.75641342806" calcext:value-type="float">
            <text:p>1810</text:p>
          </table:table-cell>
          <table:table-cell table:style-name="ce139" table:formula="of:=[MoMo.J279]/[.J$5]*1000000" office:value-type="float" office:value="1771.25893091942" calcext:value-type="float">
            <text:p>1771</text:p>
          </table:table-cell>
          <table:table-cell table:style-name="ce139" table:formula="of:=[MoMo.K279]/[.K$5]*1000000" office:value-type="float" office:value="547.232161830195" calcext:value-type="float">
            <text:p>547</text:p>
          </table:table-cell>
          <table:table-cell table:style-name="ce139" table:formula="of:=[MoMo.L279]/[.L$5]*1000000" office:value-type="float" office:value="129.192896739641" calcext:value-type="float">
            <text:p>129</text:p>
          </table:table-cell>
          <table:table-cell table:style-name="ce139" table:formula="of:=[MoMo.M279]/[.M$5]*1000000" office:value-type="float" office:value="289.703070469768" calcext:value-type="float">
            <text:p>290</text:p>
          </table:table-cell>
          <table:table-cell table:style-name="ce139" table:formula="of:=[MoMo.N279]/[.N$5]*1000000" office:value-type="float" office:value="523.832027015565" calcext:value-type="float">
            <text:p>524</text:p>
          </table:table-cell>
          <table:table-cell table:style-name="ce139" table:formula="of:=[MoMo.O279]/[.O$5]*1000000" office:value-type="float" office:value="133.987577648947" calcext:value-type="float">
            <text:p>134</text:p>
          </table:table-cell>
          <table:table-cell table:style-name="ce139" table:formula="of:=[MoMo.P279]/[.P$5]*1000000" office:value-type="float" office:value="1812.99130034772" calcext:value-type="float">
            <text:p>1813</text:p>
          </table:table-cell>
          <table:table-cell table:style-name="ce139"/>
          <table:table-cell table:style-name="ce139" table:formula="of:=[MoMo.R279]/[.R$5]*1000000" office:value-type="float" office:value="108.217129554166" calcext:value-type="float">
            <text:p>108</text:p>
          </table:table-cell>
          <table:table-cell table:style-name="ce139" table:formula="of:=[MoMo.S279]/[.S$5]*1000000" office:value-type="float" office:value="929.652198889977" calcext:value-type="float">
            <text:p>930</text:p>
          </table:table-cell>
          <table:table-cell table:style-name="ce139" table:formula="of:=[MoMo.T279]/[.T$5]*1000000" office:value-type="float" office:value="582.514205888987" calcext:value-type="float">
            <text:p>583</text:p>
          </table:table-cell>
          <table:table-cell table:style-name="ce139" table:formula="of:=[MoMo.U279]/[.U$5]*1000000" office:value-type="float" office:value="804.625009899422" calcext:value-type="float">
            <text:p>805</text:p>
          </table:table-cell>
          <table:table-cell table:style-name="ce139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80]" office:value-type="string" office:string-value="Covid-19 (parcial)" calcext:value-type="string">
            <text:p>Covid-19 (parcial)</text:p>
          </table:table-cell>
          <table:table-cell table:style-name="ce135" table:formula="of:=[MoMo.C280]/[.C$5]*1000000" office:value-type="float" office:value="96.1308180613348" calcext:value-type="float">
            <text:p>96</text:p>
          </table:table-cell>
          <table:table-cell table:style-name="ce135" table:formula="of:=[MoMo.D280]/[.D$5]*1000000" office:value-type="float" office:value="537.92690306924" calcext:value-type="float">
            <text:p>538</text:p>
          </table:table-cell>
          <table:table-cell table:style-name="ce135" table:formula="of:=[MoMo.E280]/[.E$5]*1000000" office:value-type="float" office:value="244.105484690404" calcext:value-type="float">
            <text:p>244</text:p>
          </table:table-cell>
          <table:table-cell table:style-name="ce135" table:formula="of:=[MoMo.F280]/[.F$5]*1000000" office:value-type="float" office:value="18.6020472881758" calcext:value-type="float">
            <text:p>19</text:p>
          </table:table-cell>
          <table:table-cell table:style-name="ce135" table:formula="of:=[MoMo.G280]/[.G$5]*1000000" office:value-type="float" office:value="51.2293878088157" calcext:value-type="float">
            <text:p>51</text:p>
          </table:table-cell>
          <table:table-cell table:style-name="ce135" table:formula="of:=[MoMo.H280]/[.H$5]*1000000" office:value-type="float" office:value="291.264311159904" calcext:value-type="float">
            <text:p>291</text:p>
          </table:table-cell>
          <table:table-cell table:style-name="ce135" table:formula="of:=[MoMo.I280]/[.I$5]*1000000" office:value-type="float" office:value="1008.6486432638" calcext:value-type="float">
            <text:p>1009</text:p>
          </table:table-cell>
          <table:table-cell table:style-name="ce135" table:formula="of:=[MoMo.J280]/[.J$5]*1000000" office:value-type="float" office:value="914.739291901005" calcext:value-type="float">
            <text:p>915</text:p>
          </table:table-cell>
          <table:table-cell table:style-name="ce135" table:formula="of:=[MoMo.K280]/[.K$5]*1000000" office:value-type="float" office:value="584.073951999095" calcext:value-type="float">
            <text:p>584</text:p>
          </table:table-cell>
          <table:table-cell table:style-name="ce135" table:formula="of:=[MoMo.L280]/[.L$5]*1000000" office:value-type="float" office:value="0" calcext:value-type="float">
            <text:p>0</text:p>
          </table:table-cell>
          <table:table-cell table:style-name="ce135" table:formula="of:=[MoMo.M280]/[.M$5]*1000000" office:value-type="float" office:value="239.53890875421" calcext:value-type="float">
            <text:p>240</text:p>
          </table:table-cell>
          <table:table-cell table:style-name="ce135" table:formula="of:=[MoMo.N280]/[.N$5]*1000000" office:value-type="float" office:value="337.414935550951" calcext:value-type="float">
            <text:p>337</text:p>
          </table:table-cell>
          <table:table-cell table:style-name="ce135" table:formula="of:=[MoMo.O280]/[.O$5]*1000000" office:value-type="float" office:value="86.6107546128555" calcext:value-type="float">
            <text:p>87</text:p>
          </table:table-cell>
          <table:table-cell table:style-name="ce135" table:formula="of:=[MoMo.P280]/[.P$5]*1000000" office:value-type="float" office:value="1296.88317820446" calcext:value-type="float">
            <text:p>1297</text:p>
          </table:table-cell>
          <table:table-cell table:style-name="ce135"/>
          <table:table-cell table:style-name="ce135" table:formula="of:=[MoMo.R280]/[.R$5]*1000000" office:value-type="float" office:value="81.8392042253378" calcext:value-type="float">
            <text:p>82</text:p>
          </table:table-cell>
          <table:table-cell table:style-name="ce135" table:formula="of:=[MoMo.S280]/[.S$5]*1000000" office:value-type="float" office:value="525.052736914605" calcext:value-type="float">
            <text:p>525</text:p>
          </table:table-cell>
          <table:table-cell table:style-name="ce135" table:formula="of:=[MoMo.T280]/[.T$5]*1000000" office:value-type="float" office:value="440.637209606892" calcext:value-type="float">
            <text:p>441</text:p>
          </table:table-cell>
          <table:table-cell table:style-name="ce135" table:formula="of:=[MoMo.U280]/[.U$5]*1000000" office:value-type="float" office:value="1080.22491486497" calcext:value-type="float">
            <text:p>1080</text:p>
          </table:table-cell>
          <table:table-cell table:style-name="ce135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81]" office:value-type="string" office:string-value="Covid-19 (total)" calcext:value-type="string">
            <text:p>Covid-19 (total)</text:p>
          </table:table-cell>
          <table:table-cell table:style-name="ce140" table:formula="of:=[MoMo.C281]/[.C$5]*1000000" office:value-type="float" office:value="157.435086651318" calcext:value-type="float">
            <text:p>157</text:p>
          </table:table-cell>
          <table:table-cell table:style-name="ce140" table:formula="of:=[MoMo.D281]/[.D$5]*1000000" office:value-type="float" office:value="629.618988819678" calcext:value-type="float">
            <text:p>630</text:p>
          </table:table-cell>
          <table:table-cell table:style-name="ce140" table:formula="of:=[MoMo.E281]/[.E$5]*1000000" office:value-type="float" office:value="286.896884397089" calcext:value-type="float">
            <text:p>287</text:p>
          </table:table-cell>
          <table:table-cell table:style-name="ce140" table:formula="of:=[MoMo.F281]/[.F$5]*1000000" office:value-type="float" office:value="185.134661106131" calcext:value-type="float">
            <text:p>185</text:p>
          </table:table-cell>
          <table:table-cell table:style-name="ce140" table:formula="of:=[MoMo.G281]/[.G$5]*1000000" office:value-type="float" office:value="69.5591687679332" calcext:value-type="float">
            <text:p>70</text:p>
          </table:table-cell>
          <table:table-cell table:style-name="ce140" table:formula="of:=[MoMo.H281]/[.H$5]*1000000" office:value-type="float" office:value="346.414949959413" calcext:value-type="float">
            <text:p>346</text:p>
          </table:table-cell>
          <table:table-cell table:style-name="ce140" table:formula="of:=[MoMo.I281]/[.I$5]*1000000" office:value-type="float" office:value="1145.21053776331" calcext:value-type="float">
            <text:p>1145</text:p>
          </table:table-cell>
          <table:table-cell table:style-name="ce140" table:formula="of:=[MoMo.J281]/[.J$5]*1000000" office:value-type="float" office:value="935.954928120931" calcext:value-type="float">
            <text:p>936</text:p>
          </table:table-cell>
          <table:table-cell table:style-name="ce140" table:formula="of:=[MoMo.K281]/[.K$5]*1000000" office:value-type="float" office:value="759.072455301369" calcext:value-type="float">
            <text:p>759</text:p>
          </table:table-cell>
          <table:table-cell table:style-name="ce140" table:formula="of:=[MoMo.L281]/[.L$5]*1000000" office:value-type="float" office:value="46.9792351780513" calcext:value-type="float">
            <text:p>47</text:p>
          </table:table-cell>
          <table:table-cell table:style-name="ce140" table:formula="of:=[MoMo.M281]/[.M$5]*1000000" office:value-type="float" office:value="266.534883332061" calcext:value-type="float">
            <text:p>267</text:p>
          </table:table-cell>
          <table:table-cell table:style-name="ce140" table:formula="of:=[MoMo.N281]/[.N$5]*1000000" office:value-type="float" office:value="447.401019515073" calcext:value-type="float">
            <text:p>447</text:p>
          </table:table-cell>
          <table:table-cell table:style-name="ce140" table:formula="of:=[MoMo.O281]/[.O$5]*1000000" office:value-type="float" office:value="219.117806541925" calcext:value-type="float">
            <text:p>219</text:p>
          </table:table-cell>
          <table:table-cell table:style-name="ce140" table:formula="of:=[MoMo.P281]/[.P$5]*1000000" office:value-type="float" office:value="1314.06144559833" calcext:value-type="float">
            <text:p>1314</text:p>
          </table:table-cell>
          <table:table-cell table:style-name="ce140"/>
          <table:table-cell table:style-name="ce140" table:formula="of:=[MoMo.R281]/[.R$5]*1000000" office:value-type="float" office:value="94.0136313001815" calcext:value-type="float">
            <text:p>94</text:p>
          </table:table-cell>
          <table:table-cell table:style-name="ce140" table:formula="of:=[MoMo.S281]/[.S$5]*1000000" office:value-type="float" office:value="753.605104748021" calcext:value-type="float">
            <text:p>754</text:p>
          </table:table-cell>
          <table:table-cell table:style-name="ce140" table:formula="of:=[MoMo.T281]/[.T$5]*1000000" office:value-type="float" office:value="644.812758743625" calcext:value-type="float">
            <text:p>645</text:p>
          </table:table-cell>
          <table:table-cell table:style-name="ce140" table:formula="of:=[MoMo.U281]/[.U$5]*1000000" office:value-type="float" office:value="1096.06398986299" calcext:value-type="float">
            <text:p>1096</text:p>
          </table:table-cell>
          <table:table-cell table:style-name="ce140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82]" office:value-type="string" office:string-value="Diferencia" calcext:value-type="string">
            <text:p>Diferencia</text:p>
          </table:table-cell>
          <table:table-cell table:style-name="ce136" table:formula="of:=[.C279]-[.C280]" office:value-type="float" office:value="9.06444438295463" calcext:value-type="float">
            <text:p>9</text:p>
          </table:table-cell>
          <table:table-cell table:style-name="ce136" table:formula="of:=[.D279]-[.D280]" office:value-type="float" office:value="97.0407907525475" calcext:value-type="float">
            <text:p>97</text:p>
          </table:table-cell>
          <table:table-cell table:style-name="ce136" table:formula="of:=[.E279]-[.E280]" office:value-type="float" office:value="70.9948222406355" calcext:value-type="float">
            <text:p>71</text:p>
          </table:table-cell>
          <table:table-cell table:style-name="ce136" table:formula="of:=[.F279]-[.F280]" office:value-type="float" office:value="36.3182828007242" calcext:value-type="float">
            <text:p>36</text:p>
          </table:table-cell>
          <table:table-cell table:style-name="ce136" table:formula="of:=[.G279]-[.G280]" office:value-type="float" office:value="-15.0398202741477" calcext:value-type="float">
            <text:p>-15</text:p>
          </table:table-cell>
          <table:table-cell table:style-name="ce136" table:formula="of:=[.H279]-[.H280]" office:value-type="float" office:value="32.7456917872081" calcext:value-type="float">
            <text:p>33</text:p>
          </table:table-cell>
          <table:table-cell table:style-name="ce136" table:formula="of:=[.I279]-[.I280]" office:value-type="float" office:value="801.107770164256" calcext:value-type="float">
            <text:p>801</text:p>
          </table:table-cell>
          <table:table-cell table:style-name="ce136" table:formula="of:=[.J279]-[.J280]" office:value-type="float" office:value="856.519639018417" calcext:value-type="float">
            <text:p>857</text:p>
          </table:table-cell>
          <table:table-cell table:style-name="ce136" table:formula="of:=[.K279]-[.K280]" office:value-type="float" office:value="-36.8417901688999" calcext:value-type="float">
            <text:p>-37</text:p>
          </table:table-cell>
          <table:table-cell table:style-name="ce136" table:formula="of:=[.L279]-[.L280]" office:value-type="float" office:value="129.192896739641" calcext:value-type="float">
            <text:p>129</text:p>
          </table:table-cell>
          <table:table-cell table:style-name="ce136" table:formula="of:=[.M279]-[.M280]" office:value-type="float" office:value="50.164161715558" calcext:value-type="float">
            <text:p>50</text:p>
          </table:table-cell>
          <table:table-cell table:style-name="ce136" table:formula="of:=[.N279]-[.N280]" office:value-type="float" office:value="186.417091464614" calcext:value-type="float">
            <text:p>186</text:p>
          </table:table-cell>
          <table:table-cell table:style-name="ce136" table:formula="of:=[.O279]-[.O280]" office:value-type="float" office:value="47.3768230360919" calcext:value-type="float">
            <text:p>47</text:p>
          </table:table-cell>
          <table:table-cell table:style-name="ce136" table:formula="of:=[.P279]-[.P280]" office:value-type="float" office:value="516.108122143258" calcext:value-type="float">
            <text:p>516</text:p>
          </table:table-cell>
          <table:table-cell table:style-name="ce136"/>
          <table:table-cell table:style-name="ce136" table:formula="of:=[.R279]-[.R280]" office:value-type="float" office:value="26.3779253288279" calcext:value-type="float">
            <text:p>26</text:p>
          </table:table-cell>
          <table:table-cell table:style-name="ce136" table:formula="of:=[.S279]-[.S280]" office:value-type="float" office:value="404.599461975372" calcext:value-type="float">
            <text:p>405</text:p>
          </table:table-cell>
          <table:table-cell table:style-name="ce136" table:formula="of:=[.T279]-[.T280]" office:value-type="float" office:value="141.876996282095" calcext:value-type="float">
            <text:p>142</text:p>
          </table:table-cell>
          <table:table-cell table:style-name="ce136" table:formula="of:=[.U279]-[.U280]" office:value-type="float" office:value="-275.59990496555" calcext:value-type="float">
            <text:p>-276</text:p>
          </table:table-cell>
          <table:table-cell table:style-name="ce136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84]" office:value-type="date" office:date-value="2020-05-11" calcext:value-type="date">
            <text:p>11/05</text:p>
          </table:table-cell>
          <table:table-cell table:style-name="ce121" table:formula="of:=[MoMo.B284]" office:value-type="string" office:string-value="Inicio" calcext:value-type="string">
            <text:p>Inicio</text:p>
          </table:table-cell>
          <table:table-cell table:style-name="ce44" table:formula="of:=[MoMo.C284]" office:value-type="date" office:date-value="2020-03-20" calcext:value-type="date">
            <text:p>20/03</text:p>
          </table:table-cell>
          <table:table-cell table:style-name="ce44" table:formula="of:=[MoMo.D284]" office:value-type="date" office:date-value="2020-03-23" calcext:value-type="date">
            <text:p>23/03</text:p>
          </table:table-cell>
          <table:table-cell table:style-name="ce44" table:formula="of:=[MoMo.E284]" office:value-type="date" office:date-value="2020-03-20" calcext:value-type="date">
            <text:p>20/03</text:p>
          </table:table-cell>
          <table:table-cell table:style-name="ce44" table:formula="of:=[MoMo.F284]" office:value-type="date" office:date-value="2020-03-16" calcext:value-type="date">
            <text:p>16/03</text:p>
          </table:table-cell>
          <table:table-cell table:style-name="ce44" table:formula="of:=[MoMo.G284]" office:value-type="date" office:date-value="2020-03-27" calcext:value-type="date">
            <text:p>27/03</text:p>
          </table:table-cell>
          <table:table-cell table:style-name="ce44" table:formula="of:=[MoMo.H284]" office:value-type="date" office:date-value="2020-03-24" calcext:value-type="date">
            <text:p>24/03</text:p>
          </table:table-cell>
          <table:table-cell table:style-name="ce44" table:formula="of:=[MoMo.I284]" office:value-type="date" office:date-value="2020-03-14" calcext:value-type="date">
            <text:p>14/03</text:p>
          </table:table-cell>
          <table:table-cell table:style-name="ce44" table:formula="of:=[MoMo.J284]" office:value-type="date" office:date-value="2020-03-18" calcext:value-type="date">
            <text:p>18/03</text:p>
          </table:table-cell>
          <table:table-cell table:style-name="ce44" table:formula="of:=[MoMo.K284]" office:value-type="date" office:date-value="2020-03-23" calcext:value-type="date">
            <text:p>23/03</text:p>
          </table:table-cell>
          <table:table-cell table:style-name="ce44" table:formula="of:=[MoMo.L284]" office:value-type="date" office:date-value="2020-03-28" calcext:value-type="date">
            <text:p>28/03</text:p>
          </table:table-cell>
          <table:table-cell table:style-name="ce44" table:formula="of:=[MoMo.M284]" office:value-type="date" office:date-value="2020-03-22" calcext:value-type="date">
            <text:p>22/03</text:p>
          </table:table-cell>
          <table:table-cell table:style-name="ce44" table:formula="of:=[MoMo.N284]" office:value-type="date" office:date-value="2020-03-23" calcext:value-type="date">
            <text:p>23/03</text:p>
          </table:table-cell>
          <table:table-cell table:style-name="ce44" table:formula="of:=[MoMo.O284]" office:value-type="date" office:date-value="2020-03-21" calcext:value-type="date">
            <text:p>21/03</text:p>
          </table:table-cell>
          <table:table-cell table:style-name="ce44" table:formula="of:=[MoMo.P28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84]" office:value-type="date" office:date-value="2020-03-27" calcext:value-type="date">
            <text:p>27/03</text:p>
          </table:table-cell>
          <table:table-cell table:style-name="ce44" table:formula="of:=[MoMo.S284]" office:value-type="date" office:date-value="2020-03-22" calcext:value-type="date">
            <text:p>22/03</text:p>
          </table:table-cell>
          <table:table-cell table:style-name="ce44" table:formula="of:=[MoMo.T284]" office:value-type="date" office:date-value="2020-03-25" calcext:value-type="date">
            <text:p>25/03</text:p>
          </table:table-cell>
          <table:table-cell table:style-name="ce44" table:formula="of:=[MoMo.U284]" office:value-type="date" office:date-value="2020-03-20" calcext:value-type="date">
            <text:p>20/03</text:p>
          </table:table-cell>
          <table:table-cell table:style-name="ce44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85]" office:value-type="string" office:string-value="Fin" calcext:value-type="string">
            <text:p>Fin</text:p>
          </table:table-cell>
          <table:table-cell table:style-name="ce138" table:formula="of:=[MoMo.C285]" office:value-type="date" office:date-value="2020-04-14" calcext:value-type="date">
            <text:p>14/04</text:p>
          </table:table-cell>
          <table:table-cell table:style-name="ce138" table:formula="of:=[MoMo.D285]" office:value-type="date" office:date-value="2020-04-29" calcext:value-type="date">
            <text:p>29/04</text:p>
          </table:table-cell>
          <table:table-cell table:style-name="ce138" table:formula="of:=[MoMo.E285]" office:value-type="date" office:date-value="2020-04-27" calcext:value-type="date">
            <text:p>27/04</text:p>
          </table:table-cell>
          <table:table-cell table:style-name="ce138" table:formula="of:=[MoMo.F285]" office:value-type="date" office:date-value="2020-05-09" calcext:value-type="date">
            <text:p>09/05</text:p>
          </table:table-cell>
          <table:table-cell table:style-name="ce138" table:formula="of:=[MoMo.G285]" office:value-type="date" office:date-value="2020-05-01" calcext:value-type="date">
            <text:p>01/05</text:p>
          </table:table-cell>
          <table:table-cell table:style-name="ce138" table:formula="of:=[MoMo.H285]" office:value-type="date" office:date-value="2020-04-24" calcext:value-type="date">
            <text:p>24/04</text:p>
          </table:table-cell>
          <table:table-cell table:style-name="ce138" table:formula="of:=[MoMo.I285]" office:value-type="date" office:date-value="2020-04-29" calcext:value-type="date">
            <text:p>29/04</text:p>
          </table:table-cell>
          <table:table-cell table:style-name="ce138" table:formula="of:=[MoMo.J285]" office:value-type="date" office:date-value="2020-05-08" calcext:value-type="date">
            <text:p>08/05</text:p>
          </table:table-cell>
          <table:table-cell table:style-name="ce138" table:formula="of:=[MoMo.K285]" office:value-type="date" office:date-value="2020-04-24" calcext:value-type="date">
            <text:p>24/04</text:p>
          </table:table-cell>
          <table:table-cell table:style-name="ce138" table:formula="of:=[MoMo.L285]" office:value-type="date" office:date-value="2020-03-31" calcext:value-type="date">
            <text:p>31/03</text:p>
          </table:table-cell>
          <table:table-cell table:style-name="ce138" table:formula="of:=[MoMo.M285]" office:value-type="date" office:date-value="2020-05-02" calcext:value-type="date">
            <text:p>02/05</text:p>
          </table:table-cell>
          <table:table-cell table:style-name="ce138" table:formula="of:=[MoMo.N285]" office:value-type="date" office:date-value="2020-04-18" calcext:value-type="date">
            <text:p>18/04</text:p>
          </table:table-cell>
          <table:table-cell table:style-name="ce138" table:formula="of:=[MoMo.O285]" office:value-type="date" office:date-value="2020-04-10" calcext:value-type="date">
            <text:p>10/04</text:p>
          </table:table-cell>
          <table:table-cell table:style-name="ce138" table:formula="of:=[MoMo.P285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85]" office:value-type="date" office:date-value="2020-05-05" calcext:value-type="date">
            <text:p>05/05</text:p>
          </table:table-cell>
          <table:table-cell table:style-name="ce138" table:formula="of:=[MoMo.S285]" office:value-type="date" office:date-value="2020-04-18" calcext:value-type="date">
            <text:p>18/04</text:p>
          </table:table-cell>
          <table:table-cell table:style-name="ce138" table:formula="of:=[MoMo.T285]" office:value-type="date" office:date-value="2020-04-22" calcext:value-type="date">
            <text:p>22/04</text:p>
          </table:table-cell>
          <table:table-cell table:style-name="ce138" table:formula="of:=[MoMo.U285]" office:value-type="date" office:date-value="2020-05-05" calcext:value-type="date">
            <text:p>05/05</text:p>
          </table:table-cell>
          <table:table-cell table:style-name="ce138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86]" office:value-type="string" office:string-value="MoMo (parcial)" calcext:value-type="string">
            <text:p>MoMo (parcial)</text:p>
          </table:table-cell>
          <table:table-cell table:style-name="ce139" table:formula="of:=[MoMo.C286]/[.C$5]*1000000" office:value-type="float" office:value="108.057718565223" calcext:value-type="float">
            <text:p>108</text:p>
          </table:table-cell>
          <table:table-cell table:style-name="ce139" table:formula="of:=[MoMo.D286]/[.D$5]*1000000" office:value-type="float" office:value="634.967693821787" calcext:value-type="float">
            <text:p>635</text:p>
          </table:table-cell>
          <table:table-cell table:style-name="ce139" table:formula="of:=[MoMo.E286]/[.E$5]*1000000" office:value-type="float" office:value="373.452215621973" calcext:value-type="float">
            <text:p>373</text:p>
          </table:table-cell>
          <table:table-cell table:style-name="ce139" table:formula="of:=[MoMo.F286]/[.F$5]*1000000" office:value-type="float" office:value="152.359625407916" calcext:value-type="float">
            <text:p>152</text:p>
          </table:table-cell>
          <table:table-cell table:style-name="ce139" table:formula="of:=[MoMo.G286]/[.G$5]*1000000" office:value-type="float" office:value="36.189567534668" calcext:value-type="float">
            <text:p>36</text:p>
          </table:table-cell>
          <table:table-cell table:style-name="ce139" table:formula="of:=[MoMo.H286]/[.H$5]*1000000" office:value-type="float" office:value="324.010002947112" calcext:value-type="float">
            <text:p>324</text:p>
          </table:table-cell>
          <table:table-cell table:style-name="ce139" table:formula="of:=[MoMo.I286]/[.I$5]*1000000" office:value-type="float" office:value="1809.75641342806" calcext:value-type="float">
            <text:p>1810</text:p>
          </table:table-cell>
          <table:table-cell table:style-name="ce139" table:formula="of:=[MoMo.J286]/[.J$5]*1000000" office:value-type="float" office:value="1770.76554403059" calcext:value-type="float">
            <text:p>1771</text:p>
          </table:table-cell>
          <table:table-cell table:style-name="ce139" table:formula="of:=[MoMo.K286]/[.K$5]*1000000" office:value-type="float" office:value="542.363782415019" calcext:value-type="float">
            <text:p>542</text:p>
          </table:table-cell>
          <table:table-cell table:style-name="ce139" table:formula="of:=[MoMo.L286]/[.L$5]*1000000" office:value-type="float" office:value="129.192896739641" calcext:value-type="float">
            <text:p>129</text:p>
          </table:table-cell>
          <table:table-cell table:style-name="ce139" table:formula="of:=[MoMo.M286]/[.M$5]*1000000" office:value-type="float" office:value="289.703070469768" calcext:value-type="float">
            <text:p>290</text:p>
          </table:table-cell>
          <table:table-cell table:style-name="ce139" table:formula="of:=[MoMo.N286]/[.N$5]*1000000" office:value-type="float" office:value="523.832027015565" calcext:value-type="float">
            <text:p>524</text:p>
          </table:table-cell>
          <table:table-cell table:style-name="ce139" table:formula="of:=[MoMo.O286]/[.O$5]*1000000" office:value-type="float" office:value="133.987577648947" calcext:value-type="float">
            <text:p>134</text:p>
          </table:table-cell>
          <table:table-cell table:style-name="ce139" table:formula="of:=[MoMo.P286]/[.P$5]*1000000" office:value-type="float" office:value="1826.36906610577" calcext:value-type="float">
            <text:p>1826</text:p>
          </table:table-cell>
          <table:table-cell table:style-name="ce139"/>
          <table:table-cell table:style-name="ce139" table:formula="of:=[MoMo.R286]/[.R$5]*1000000" office:value-type="float" office:value="108.217129554166" calcext:value-type="float">
            <text:p>108</text:p>
          </table:table-cell>
          <table:table-cell table:style-name="ce139" table:formula="of:=[MoMo.S286]/[.S$5]*1000000" office:value-type="float" office:value="929.652198889977" calcext:value-type="float">
            <text:p>930</text:p>
          </table:table-cell>
          <table:table-cell table:style-name="ce139" table:formula="of:=[MoMo.T286]/[.T$5]*1000000" office:value-type="float" office:value="582.514205888987" calcext:value-type="float">
            <text:p>583</text:p>
          </table:table-cell>
          <table:table-cell table:style-name="ce139" table:formula="of:=[MoMo.U286]/[.U$5]*1000000" office:value-type="float" office:value="804.625009899422" calcext:value-type="float">
            <text:p>805</text:p>
          </table:table-cell>
          <table:table-cell table:style-name="ce139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87]" office:value-type="string" office:string-value="Covid-19 (parcial)" calcext:value-type="string">
            <text:p>Covid-19 (parcial)</text:p>
          </table:table-cell>
          <table:table-cell table:style-name="ce135" table:formula="of:=[MoMo.C287]/[.C$5]*1000000" office:value-type="float" office:value="96.1308180613348" calcext:value-type="float">
            <text:p>96</text:p>
          </table:table-cell>
          <table:table-cell table:style-name="ce135" table:formula="of:=[MoMo.D287]/[.D$5]*1000000" office:value-type="float" office:value="537.92690306924" calcext:value-type="float">
            <text:p>538</text:p>
          </table:table-cell>
          <table:table-cell table:style-name="ce135" table:formula="of:=[MoMo.E287]/[.E$5]*1000000" office:value-type="float" office:value="244.105484690404" calcext:value-type="float">
            <text:p>244</text:p>
          </table:table-cell>
          <table:table-cell table:style-name="ce135" table:formula="of:=[MoMo.F287]/[.F$5]*1000000" office:value-type="float" office:value="182.477225779249" calcext:value-type="float">
            <text:p>182</text:p>
          </table:table-cell>
          <table:table-cell table:style-name="ce135" table:formula="of:=[MoMo.G287]/[.G$5]*1000000" office:value-type="float" office:value="51.2293878088157" calcext:value-type="float">
            <text:p>51</text:p>
          </table:table-cell>
          <table:table-cell table:style-name="ce135" table:formula="of:=[MoMo.H287]/[.H$5]*1000000" office:value-type="float" office:value="291.264311159904" calcext:value-type="float">
            <text:p>291</text:p>
          </table:table-cell>
          <table:table-cell table:style-name="ce135" table:formula="of:=[MoMo.I287]/[.I$5]*1000000" office:value-type="float" office:value="1008.6486432638" calcext:value-type="float">
            <text:p>1009</text:p>
          </table:table-cell>
          <table:table-cell table:style-name="ce135" table:formula="of:=[MoMo.J287]/[.J$5]*1000000" office:value-type="float" office:value="914.739291901005" calcext:value-type="float">
            <text:p>915</text:p>
          </table:table-cell>
          <table:table-cell table:style-name="ce135" table:formula="of:=[MoMo.K287]/[.K$5]*1000000" office:value-type="float" office:value="584.073951999095" calcext:value-type="float">
            <text:p>584</text:p>
          </table:table-cell>
          <table:table-cell table:style-name="ce135" table:formula="of:=[MoMo.L287]/[.L$5]*1000000" office:value-type="float" office:value="0" calcext:value-type="float">
            <text:p>0</text:p>
          </table:table-cell>
          <table:table-cell table:style-name="ce135" table:formula="of:=[MoMo.M287]/[.M$5]*1000000" office:value-type="float" office:value="239.53890875421" calcext:value-type="float">
            <text:p>240</text:p>
          </table:table-cell>
          <table:table-cell table:style-name="ce135" table:formula="of:=[MoMo.N287]/[.N$5]*1000000" office:value-type="float" office:value="337.414935550951" calcext:value-type="float">
            <text:p>337</text:p>
          </table:table-cell>
          <table:table-cell table:style-name="ce135" table:formula="of:=[MoMo.O287]/[.O$5]*1000000" office:value-type="float" office:value="86.6107546128555" calcext:value-type="float">
            <text:p>87</text:p>
          </table:table-cell>
          <table:table-cell table:style-name="ce135" table:formula="of:=[MoMo.P287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287]/[.R$5]*1000000" office:value-type="float" office:value="81.8392042253378" calcext:value-type="float">
            <text:p>82</text:p>
          </table:table-cell>
          <table:table-cell table:style-name="ce135" table:formula="of:=[MoMo.S287]/[.S$5]*1000000" office:value-type="float" office:value="525.052736914605" calcext:value-type="float">
            <text:p>525</text:p>
          </table:table-cell>
          <table:table-cell table:style-name="ce135" table:formula="of:=[MoMo.T287]/[.T$5]*1000000" office:value-type="float" office:value="440.637209606892" calcext:value-type="float">
            <text:p>441</text:p>
          </table:table-cell>
          <table:table-cell table:style-name="ce135" table:formula="of:=[MoMo.U287]/[.U$5]*1000000" office:value-type="float" office:value="1080.22491486497" calcext:value-type="float">
            <text:p>1080</text:p>
          </table:table-cell>
          <table:table-cell table:style-name="ce135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88]" office:value-type="string" office:string-value="Covid-19 (total)" calcext:value-type="string">
            <text:p>Covid-19 (total)</text:p>
          </table:table-cell>
          <table:table-cell table:style-name="ce140" table:formula="of:=[MoMo.C288]/[.C$5]*1000000" office:value-type="float" office:value="157.673624661395" calcext:value-type="float">
            <text:p>158</text:p>
          </table:table-cell>
          <table:table-cell table:style-name="ce140" table:formula="of:=[MoMo.D288]/[.D$5]*1000000" office:value-type="float" office:value="630.383089534265" calcext:value-type="float">
            <text:p>630</text:p>
          </table:table-cell>
          <table:table-cell table:style-name="ce140" table:formula="of:=[MoMo.E288]/[.E$5]*1000000" office:value-type="float" office:value="290.787011643151" calcext:value-type="float">
            <text:p>291</text:p>
          </table:table-cell>
          <table:table-cell table:style-name="ce140" table:formula="of:=[MoMo.F288]/[.F$5]*1000000" office:value-type="float" office:value="185.134661106131" calcext:value-type="float">
            <text:p>185</text:p>
          </table:table-cell>
          <table:table-cell table:style-name="ce140" table:formula="of:=[MoMo.G288]/[.G$5]*1000000" office:value-type="float" office:value="70.0291631515003" calcext:value-type="float">
            <text:p>70</text:p>
          </table:table-cell>
          <table:table-cell table:style-name="ce140" table:formula="of:=[MoMo.H288]/[.H$5]*1000000" office:value-type="float" office:value="346.414949959413" calcext:value-type="float">
            <text:p>346</text:p>
          </table:table-cell>
          <table:table-cell table:style-name="ce140" table:formula="of:=[MoMo.I288]/[.I$5]*1000000" office:value-type="float" office:value="1156.41774491068" calcext:value-type="float">
            <text:p>1156</text:p>
          </table:table-cell>
          <table:table-cell table:style-name="ce140" table:formula="of:=[MoMo.J288]/[.J$5]*1000000" office:value-type="float" office:value="939.902023231615" calcext:value-type="float">
            <text:p>940</text:p>
          </table:table-cell>
          <table:table-cell table:style-name="ce140" table:formula="of:=[MoMo.K288]/[.K$5]*1000000" office:value-type="float" office:value="762.0987452081" calcext:value-type="float">
            <text:p>762</text:p>
          </table:table-cell>
          <table:table-cell table:style-name="ce140" table:formula="of:=[MoMo.L288]/[.L$5]*1000000" office:value-type="float" office:value="46.9792351780513" calcext:value-type="float">
            <text:p>47</text:p>
          </table:table-cell>
          <table:table-cell table:style-name="ce140" table:formula="of:=[MoMo.M288]/[.M$5]*1000000" office:value-type="float" office:value="267.945120810008" calcext:value-type="float">
            <text:p>268</text:p>
          </table:table-cell>
          <table:table-cell table:style-name="ce140" table:formula="of:=[MoMo.N288]/[.N$5]*1000000" office:value-type="float" office:value="450.197275887042" calcext:value-type="float">
            <text:p>450</text:p>
          </table:table-cell>
          <table:table-cell table:style-name="ce140" table:formula="of:=[MoMo.O288]/[.O$5]*1000000" office:value-type="float" office:value="219.487937971894" calcext:value-type="float">
            <text:p>219</text:p>
          </table:table-cell>
          <table:table-cell table:style-name="ce140" table:formula="of:=[MoMo.P288]/[.P$5]*1000000" office:value-type="float" office:value="1319.99022815019" calcext:value-type="float">
            <text:p>1320</text:p>
          </table:table-cell>
          <table:table-cell table:style-name="ce140"/>
          <table:table-cell table:style-name="ce140" table:formula="of:=[MoMo.R288]/[.R$5]*1000000" office:value-type="float" office:value="94.0136313001815" calcext:value-type="float">
            <text:p>94</text:p>
          </table:table-cell>
          <table:table-cell table:style-name="ce140" table:formula="of:=[MoMo.S288]/[.S$5]*1000000" office:value-type="float" office:value="756.693650259283" calcext:value-type="float">
            <text:p>757</text:p>
          </table:table-cell>
          <table:table-cell table:style-name="ce140" table:formula="of:=[MoMo.T288]/[.T$5]*1000000" office:value-type="float" office:value="647.086428555838" calcext:value-type="float">
            <text:p>647</text:p>
          </table:table-cell>
          <table:table-cell table:style-name="ce140" table:formula="of:=[MoMo.U288]/[.U$5]*1000000" office:value-type="float" office:value="1096.06398986299" calcext:value-type="float">
            <text:p>1096</text:p>
          </table:table-cell>
          <table:table-cell table:style-name="ce140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89]" office:value-type="string" office:string-value="Diferencia" calcext:value-type="string">
            <text:p>Diferencia</text:p>
          </table:table-cell>
          <table:table-cell table:style-name="ce136" table:formula="of:=[.C286]-[.C287]" office:value-type="float" office:value="11.9269005038877" calcext:value-type="float">
            <text:p>12</text:p>
          </table:table-cell>
          <table:table-cell table:style-name="ce136" table:formula="of:=[.D286]-[.D287]" office:value-type="float" office:value="97.0407907525475" calcext:value-type="float">
            <text:p>97</text:p>
          </table:table-cell>
          <table:table-cell table:style-name="ce136" table:formula="of:=[.E286]-[.E287]" office:value-type="float" office:value="129.346730931569" calcext:value-type="float">
            <text:p>129</text:p>
          </table:table-cell>
          <table:table-cell table:style-name="ce136" table:formula="of:=[.F286]-[.F287]" office:value-type="float" office:value="-30.1176003713326" calcext:value-type="float">
            <text:p>-30</text:p>
          </table:table-cell>
          <table:table-cell table:style-name="ce136" table:formula="of:=[.G286]-[.G287]" office:value-type="float" office:value="-15.0398202741477" calcext:value-type="float">
            <text:p>-15</text:p>
          </table:table-cell>
          <table:table-cell table:style-name="ce136" table:formula="of:=[.H286]-[.H287]" office:value-type="float" office:value="32.7456917872081" calcext:value-type="float">
            <text:p>33</text:p>
          </table:table-cell>
          <table:table-cell table:style-name="ce136" table:formula="of:=[.I286]-[.I287]" office:value-type="float" office:value="801.107770164256" calcext:value-type="float">
            <text:p>801</text:p>
          </table:table-cell>
          <table:table-cell table:style-name="ce136" table:formula="of:=[.J286]-[.J287]" office:value-type="float" office:value="856.026252129581" calcext:value-type="float">
            <text:p>856</text:p>
          </table:table-cell>
          <table:table-cell table:style-name="ce136" table:formula="of:=[.K286]-[.K287]" office:value-type="float" office:value="-41.710169584076" calcext:value-type="float">
            <text:p>-42</text:p>
          </table:table-cell>
          <table:table-cell table:style-name="ce136" table:formula="of:=[.L286]-[.L287]" office:value-type="float" office:value="129.192896739641" calcext:value-type="float">
            <text:p>129</text:p>
          </table:table-cell>
          <table:table-cell table:style-name="ce136" table:formula="of:=[.M286]-[.M287]" office:value-type="float" office:value="50.164161715558" calcext:value-type="float">
            <text:p>50</text:p>
          </table:table-cell>
          <table:table-cell table:style-name="ce136" table:formula="of:=[.N286]-[.N287]" office:value-type="float" office:value="186.417091464614" calcext:value-type="float">
            <text:p>186</text:p>
          </table:table-cell>
          <table:table-cell table:style-name="ce136" table:formula="of:=[.O286]-[.O287]" office:value-type="float" office:value="47.3768230360919" calcext:value-type="float">
            <text:p>47</text:p>
          </table:table-cell>
          <table:table-cell table:style-name="ce136" table:formula="of:=[.P286]-[.P287]" office:value-type="float" office:value="522.492964891422" calcext:value-type="float">
            <text:p>522</text:p>
          </table:table-cell>
          <table:table-cell table:style-name="ce136"/>
          <table:table-cell table:style-name="ce136" table:formula="of:=[.R286]-[.R287]" office:value-type="float" office:value="26.3779253288279" calcext:value-type="float">
            <text:p>26</text:p>
          </table:table-cell>
          <table:table-cell table:style-name="ce136" table:formula="of:=[.S286]-[.S287]" office:value-type="float" office:value="404.599461975372" calcext:value-type="float">
            <text:p>405</text:p>
          </table:table-cell>
          <table:table-cell table:style-name="ce136" table:formula="of:=[.T286]-[.T287]" office:value-type="float" office:value="141.876996282095" calcext:value-type="float">
            <text:p>142</text:p>
          </table:table-cell>
          <table:table-cell table:style-name="ce136" table:formula="of:=[.U286]-[.U287]" office:value-type="float" office:value="-275.59990496555" calcext:value-type="float">
            <text:p>-276</text:p>
          </table:table-cell>
          <table:table-cell table:style-name="ce136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91]" office:value-type="date" office:date-value="2020-05-12" calcext:value-type="date">
            <text:p>12/05</text:p>
          </table:table-cell>
          <table:table-cell table:style-name="ce121" table:formula="of:=[MoMo.B291]" office:value-type="string" office:string-value="Inicio" calcext:value-type="string">
            <text:p>Inicio</text:p>
          </table:table-cell>
          <table:table-cell table:style-name="ce44" table:formula="of:=[MoMo.C291]" office:value-type="date" office:date-value="2020-03-20" calcext:value-type="date">
            <text:p>20/03</text:p>
          </table:table-cell>
          <table:table-cell table:style-name="ce44" table:formula="of:=[MoMo.D291]" office:value-type="date" office:date-value="2020-03-23" calcext:value-type="date">
            <text:p>23/03</text:p>
          </table:table-cell>
          <table:table-cell table:style-name="ce44" table:formula="of:=[MoMo.E291]" office:value-type="date" office:date-value="2020-03-20" calcext:value-type="date">
            <text:p>20/03</text:p>
          </table:table-cell>
          <table:table-cell table:style-name="ce44" table:formula="of:=[MoMo.F291]" office:value-type="date" office:date-value="2020-03-16" calcext:value-type="date">
            <text:p>16/03</text:p>
          </table:table-cell>
          <table:table-cell table:style-name="ce44" table:formula="of:=[MoMo.G291]" office:value-type="date" office:date-value="2020-03-27" calcext:value-type="date">
            <text:p>27/03</text:p>
          </table:table-cell>
          <table:table-cell table:style-name="ce44" table:formula="of:=[MoMo.H291]" office:value-type="date" office:date-value="2020-03-24" calcext:value-type="date">
            <text:p>24/03</text:p>
          </table:table-cell>
          <table:table-cell table:style-name="ce44" table:formula="of:=[MoMo.I291]" office:value-type="date" office:date-value="2020-03-14" calcext:value-type="date">
            <text:p>14/03</text:p>
          </table:table-cell>
          <table:table-cell table:style-name="ce44" table:formula="of:=[MoMo.J291]" office:value-type="date" office:date-value="2020-03-18" calcext:value-type="date">
            <text:p>18/03</text:p>
          </table:table-cell>
          <table:table-cell table:style-name="ce44" table:formula="of:=[MoMo.K291]" office:value-type="date" office:date-value="2020-03-23" calcext:value-type="date">
            <text:p>23/03</text:p>
          </table:table-cell>
          <table:table-cell table:style-name="ce44" table:formula="of:=[MoMo.L291]" office:value-type="date" office:date-value="2020-03-28" calcext:value-type="date">
            <text:p>28/03</text:p>
          </table:table-cell>
          <table:table-cell table:style-name="ce44" table:formula="of:=[MoMo.M291]" office:value-type="date" office:date-value="2020-03-22" calcext:value-type="date">
            <text:p>22/03</text:p>
          </table:table-cell>
          <table:table-cell table:style-name="ce44" table:formula="of:=[MoMo.N291]" office:value-type="date" office:date-value="2020-03-23" calcext:value-type="date">
            <text:p>23/03</text:p>
          </table:table-cell>
          <table:table-cell table:style-name="ce44" table:formula="of:=[MoMo.O291]" office:value-type="date" office:date-value="2020-03-21" calcext:value-type="date">
            <text:p>21/03</text:p>
          </table:table-cell>
          <table:table-cell table:style-name="ce44" table:formula="of:=[MoMo.P29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1]" office:value-type="date" office:date-value="2020-03-27" calcext:value-type="date">
            <text:p>27/03</text:p>
          </table:table-cell>
          <table:table-cell table:style-name="ce44" table:formula="of:=[MoMo.S291]" office:value-type="date" office:date-value="2020-03-22" calcext:value-type="date">
            <text:p>22/03</text:p>
          </table:table-cell>
          <table:table-cell table:style-name="ce44" table:formula="of:=[MoMo.T291]" office:value-type="date" office:date-value="2020-03-25" calcext:value-type="date">
            <text:p>25/03</text:p>
          </table:table-cell>
          <table:table-cell table:style-name="ce44" table:formula="of:=[MoMo.U291]" office:value-type="date" office:date-value="2020-03-20" calcext:value-type="date">
            <text:p>20/03</text:p>
          </table:table-cell>
          <table:table-cell table:style-name="ce44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92]" office:value-type="string" office:string-value="Fin" calcext:value-type="string">
            <text:p>Fin</text:p>
          </table:table-cell>
          <table:table-cell table:style-name="ce138" table:formula="of:=[MoMo.C292]" office:value-type="date" office:date-value="2020-04-14" calcext:value-type="date">
            <text:p>14/04</text:p>
          </table:table-cell>
          <table:table-cell table:style-name="ce138" table:formula="of:=[MoMo.D292]" office:value-type="date" office:date-value="2020-04-29" calcext:value-type="date">
            <text:p>29/04</text:p>
          </table:table-cell>
          <table:table-cell table:style-name="ce138" table:formula="of:=[MoMo.E292]" office:value-type="date" office:date-value="2020-04-22" calcext:value-type="date">
            <text:p>22/04</text:p>
          </table:table-cell>
          <table:table-cell table:style-name="ce138" table:formula="of:=[MoMo.F292]" office:value-type="date" office:date-value="2020-05-09" calcext:value-type="date">
            <text:p>09/05</text:p>
          </table:table-cell>
          <table:table-cell table:style-name="ce138" table:formula="of:=[MoMo.G292]" office:value-type="date" office:date-value="2020-05-01" calcext:value-type="date">
            <text:p>01/05</text:p>
          </table:table-cell>
          <table:table-cell table:style-name="ce138" table:formula="of:=[MoMo.H292]" office:value-type="date" office:date-value="2020-04-24" calcext:value-type="date">
            <text:p>24/04</text:p>
          </table:table-cell>
          <table:table-cell table:style-name="ce138" table:formula="of:=[MoMo.I292]" office:value-type="date" office:date-value="2020-04-30" calcext:value-type="date">
            <text:p>30/04</text:p>
          </table:table-cell>
          <table:table-cell table:style-name="ce138" table:formula="of:=[MoMo.J292]" office:value-type="date" office:date-value="2020-05-09" calcext:value-type="date">
            <text:p>09/05</text:p>
          </table:table-cell>
          <table:table-cell table:style-name="ce138" table:formula="of:=[MoMo.K292]" office:value-type="date" office:date-value="2020-04-24" calcext:value-type="date">
            <text:p>24/04</text:p>
          </table:table-cell>
          <table:table-cell table:style-name="ce138" table:formula="of:=[MoMo.L292]" office:value-type="date" office:date-value="2020-03-31" calcext:value-type="date">
            <text:p>31/03</text:p>
          </table:table-cell>
          <table:table-cell table:style-name="ce138" table:formula="of:=[MoMo.M292]" office:value-type="date" office:date-value="2020-05-09" calcext:value-type="date">
            <text:p>09/05</text:p>
          </table:table-cell>
          <table:table-cell table:style-name="ce138" table:formula="of:=[MoMo.N292]" office:value-type="date" office:date-value="2020-04-18" calcext:value-type="date">
            <text:p>18/04</text:p>
          </table:table-cell>
          <table:table-cell table:style-name="ce138" table:formula="of:=[MoMo.O292]" office:value-type="date" office:date-value="2020-04-10" calcext:value-type="date">
            <text:p>10/04</text:p>
          </table:table-cell>
          <table:table-cell table:style-name="ce138" table:formula="of:=[MoMo.P292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92]" office:value-type="date" office:date-value="2020-05-05" calcext:value-type="date">
            <text:p>05/05</text:p>
          </table:table-cell>
          <table:table-cell table:style-name="ce138" table:formula="of:=[MoMo.S292]" office:value-type="date" office:date-value="2020-04-18" calcext:value-type="date">
            <text:p>18/04</text:p>
          </table:table-cell>
          <table:table-cell table:style-name="ce138" table:formula="of:=[MoMo.T292]" office:value-type="date" office:date-value="2020-04-22" calcext:value-type="date">
            <text:p>22/04</text:p>
          </table:table-cell>
          <table:table-cell table:style-name="ce138" table:formula="of:=[MoMo.U292]" office:value-type="date" office:date-value="2020-05-05" calcext:value-type="date">
            <text:p>05/05</text:p>
          </table:table-cell>
          <table:table-cell table:style-name="ce138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93]" office:value-type="string" office:string-value="MoMo (parcial)" calcext:value-type="string">
            <text:p>MoMo (parcial)</text:p>
          </table:table-cell>
          <table:table-cell table:style-name="ce139" table:formula="of:=[MoMo.C293]/[.C$5]*1000000" office:value-type="float" office:value="107.819180555145" calcext:value-type="float">
            <text:p>108</text:p>
          </table:table-cell>
          <table:table-cell table:style-name="ce139" table:formula="of:=[MoMo.D293]/[.D$5]*1000000" office:value-type="float" office:value="634.967693821787" calcext:value-type="float">
            <text:p>635</text:p>
          </table:table-cell>
          <table:table-cell table:style-name="ce139" table:formula="of:=[MoMo.E293]/[.E$5]*1000000" office:value-type="float" office:value="270.363843601324" calcext:value-type="float">
            <text:p>270</text:p>
          </table:table-cell>
          <table:table-cell table:style-name="ce139" table:formula="of:=[MoMo.F293]/[.F$5]*1000000" office:value-type="float" office:value="146.158942978524" calcext:value-type="float">
            <text:p>146</text:p>
          </table:table-cell>
          <table:table-cell table:style-name="ce139" table:formula="of:=[MoMo.G293]/[.G$5]*1000000" office:value-type="float" office:value="36.189567534668" calcext:value-type="float">
            <text:p>36</text:p>
          </table:table-cell>
          <table:table-cell table:style-name="ce139" table:formula="of:=[MoMo.H293]/[.H$5]*1000000" office:value-type="float" office:value="324.010002947112" calcext:value-type="float">
            <text:p>324</text:p>
          </table:table-cell>
          <table:table-cell table:style-name="ce139" table:formula="of:=[MoMo.I293]/[.I$5]*1000000" office:value-type="float" office:value="1819.71837533684" calcext:value-type="float">
            <text:p>1820</text:p>
          </table:table-cell>
          <table:table-cell table:style-name="ce139" table:formula="of:=[MoMo.J293]/[.J$5]*1000000" office:value-type="float" office:value="1753.00361603251" calcext:value-type="float">
            <text:p>1753</text:p>
          </table:table-cell>
          <table:table-cell table:style-name="ce139" table:formula="of:=[MoMo.K293]/[.K$5]*1000000" office:value-type="float" office:value="541.837471126892" calcext:value-type="float">
            <text:p>542</text:p>
          </table:table-cell>
          <table:table-cell table:style-name="ce139" table:formula="of:=[MoMo.L293]/[.L$5]*1000000" office:value-type="float" office:value="129.192896739641" calcext:value-type="float">
            <text:p>129</text:p>
          </table:table-cell>
          <table:table-cell table:style-name="ce139" table:formula="of:=[MoMo.M293]/[.M$5]*1000000" office:value-type="float" office:value="315.691732563371" calcext:value-type="float">
            <text:p>316</text:p>
          </table:table-cell>
          <table:table-cell table:style-name="ce139" table:formula="of:=[MoMo.N293]/[.N$5]*1000000" office:value-type="float" office:value="523.832027015565" calcext:value-type="float">
            <text:p>524</text:p>
          </table:table-cell>
          <table:table-cell table:style-name="ce139" table:formula="of:=[MoMo.O293]/[.O$5]*1000000" office:value-type="float" office:value="133.987577648947" calcext:value-type="float">
            <text:p>134</text:p>
          </table:table-cell>
          <table:table-cell table:style-name="ce139" table:formula="of:=[MoMo.P293]/[.P$5]*1000000" office:value-type="float" office:value="1811.62311975882" calcext:value-type="float">
            <text:p>1812</text:p>
          </table:table-cell>
          <table:table-cell table:style-name="ce139"/>
          <table:table-cell table:style-name="ce139" table:formula="of:=[MoMo.R293]/[.R$5]*1000000" office:value-type="float" office:value="108.217129554166" calcext:value-type="float">
            <text:p>108</text:p>
          </table:table-cell>
          <table:table-cell table:style-name="ce139" table:formula="of:=[MoMo.S293]/[.S$5]*1000000" office:value-type="float" office:value="929.652198889977" calcext:value-type="float">
            <text:p>930</text:p>
          </table:table-cell>
          <table:table-cell table:style-name="ce139" table:formula="of:=[MoMo.T293]/[.T$5]*1000000" office:value-type="float" office:value="582.514205888987" calcext:value-type="float">
            <text:p>583</text:p>
          </table:table-cell>
          <table:table-cell table:style-name="ce139" table:formula="of:=[MoMo.U293]/[.U$5]*1000000" office:value-type="float" office:value="804.625009899422" calcext:value-type="float">
            <text:p>805</text:p>
          </table:table-cell>
          <table:table-cell table:style-name="ce139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94]" office:value-type="string" office:string-value="Covid-19 (parcial)" calcext:value-type="string">
            <text:p>Covid-19 (parcial)</text:p>
          </table:table-cell>
          <table:table-cell table:style-name="ce135" table:formula="of:=[MoMo.C294]/[.C$5]*1000000" office:value-type="float" office:value="96.1308180613348" calcext:value-type="float">
            <text:p>96</text:p>
          </table:table-cell>
          <table:table-cell table:style-name="ce135" table:formula="of:=[MoMo.D294]/[.D$5]*1000000" office:value-type="float" office:value="537.92690306924" calcext:value-type="float">
            <text:p>538</text:p>
          </table:table-cell>
          <table:table-cell table:style-name="ce135" table:formula="of:=[MoMo.E294]/[.E$5]*1000000" office:value-type="float" office:value="269.391311789809" calcext:value-type="float">
            <text:p>269</text:p>
          </table:table-cell>
          <table:table-cell table:style-name="ce135" table:formula="of:=[MoMo.F294]/[.F$5]*1000000" office:value-type="float" office:value="182.477225779249" calcext:value-type="float">
            <text:p>182</text:p>
          </table:table-cell>
          <table:table-cell table:style-name="ce135" table:formula="of:=[MoMo.G294]/[.G$5]*1000000" office:value-type="float" office:value="51.2293878088157" calcext:value-type="float">
            <text:p>51</text:p>
          </table:table-cell>
          <table:table-cell table:style-name="ce135" table:formula="of:=[MoMo.H294]/[.H$5]*1000000" office:value-type="float" office:value="291.264311159904" calcext:value-type="float">
            <text:p>291</text:p>
          </table:table-cell>
          <table:table-cell table:style-name="ce135" table:formula="of:=[MoMo.I294]/[.I$5]*1000000" office:value-type="float" office:value="1019.85585041118" calcext:value-type="float">
            <text:p>1020</text:p>
          </table:table-cell>
          <table:table-cell table:style-name="ce135" table:formula="of:=[MoMo.J294]/[.J$5]*1000000" office:value-type="float" office:value="919.179773900524" calcext:value-type="float">
            <text:p>919</text:p>
          </table:table-cell>
          <table:table-cell table:style-name="ce135" table:formula="of:=[MoMo.K294]/[.K$5]*1000000" office:value-type="float" office:value="584.073951999095" calcext:value-type="float">
            <text:p>584</text:p>
          </table:table-cell>
          <table:table-cell table:style-name="ce135" table:formula="of:=[MoMo.L294]/[.L$5]*1000000" office:value-type="float" office:value="0" calcext:value-type="float">
            <text:p>0</text:p>
          </table:table-cell>
          <table:table-cell table:style-name="ce135" table:formula="of:=[MoMo.M294]/[.M$5]*1000000" office:value-type="float" office:value="251.022271074639" calcext:value-type="float">
            <text:p>251</text:p>
          </table:table-cell>
          <table:table-cell table:style-name="ce135" table:formula="of:=[MoMo.N294]/[.N$5]*1000000" office:value-type="float" office:value="337.414935550951" calcext:value-type="float">
            <text:p>337</text:p>
          </table:table-cell>
          <table:table-cell table:style-name="ce135" table:formula="of:=[MoMo.O294]/[.O$5]*1000000" office:value-type="float" office:value="86.6107546128555" calcext:value-type="float">
            <text:p>87</text:p>
          </table:table-cell>
          <table:table-cell table:style-name="ce135" table:formula="of:=[MoMo.P294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294]/[.R$5]*1000000" office:value-type="float" office:value="81.8392042253378" calcext:value-type="float">
            <text:p>82</text:p>
          </table:table-cell>
          <table:table-cell table:style-name="ce135" table:formula="of:=[MoMo.S294]/[.S$5]*1000000" office:value-type="float" office:value="525.052736914605" calcext:value-type="float">
            <text:p>525</text:p>
          </table:table-cell>
          <table:table-cell table:style-name="ce135" table:formula="of:=[MoMo.T294]/[.T$5]*1000000" office:value-type="float" office:value="440.637209606892" calcext:value-type="float">
            <text:p>441</text:p>
          </table:table-cell>
          <table:table-cell table:style-name="ce135" table:formula="of:=[MoMo.U294]/[.U$5]*1000000" office:value-type="float" office:value="1080.22491486497" calcext:value-type="float">
            <text:p>1080</text:p>
          </table:table-cell>
          <table:table-cell table:style-name="ce135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95]" office:value-type="string" office:string-value="Covid-19 (total)" calcext:value-type="string">
            <text:p>Covid-19 (total)</text:p>
          </table:table-cell>
          <table:table-cell table:style-name="ce140" table:formula="of:=[MoMo.C295]/[.C$5]*1000000" office:value-type="float" office:value="158.150700681551" calcext:value-type="float">
            <text:p>158</text:p>
          </table:table-cell>
          <table:table-cell table:style-name="ce140" table:formula="of:=[MoMo.D295]/[.D$5]*1000000" office:value-type="float" office:value="632.675391678026" calcext:value-type="float">
            <text:p>633</text:p>
          </table:table-cell>
          <table:table-cell table:style-name="ce140" table:formula="of:=[MoMo.E295]/[.E$5]*1000000" office:value-type="float" office:value="295.649670700729" calcext:value-type="float">
            <text:p>296</text:p>
          </table:table-cell>
          <table:table-cell table:style-name="ce140" table:formula="of:=[MoMo.F295]/[.F$5]*1000000" office:value-type="float" office:value="186.020472881758" calcext:value-type="float">
            <text:p>186</text:p>
          </table:table-cell>
          <table:table-cell table:style-name="ce140" table:formula="of:=[MoMo.G295]/[.G$5]*1000000" office:value-type="float" office:value="70.9691519186346" calcext:value-type="float">
            <text:p>71</text:p>
          </table:table-cell>
          <table:table-cell table:style-name="ce140" table:formula="of:=[MoMo.H295]/[.H$5]*1000000" office:value-type="float" office:value="349.861864884382" calcext:value-type="float">
            <text:p>350</text:p>
          </table:table-cell>
          <table:table-cell table:style-name="ce140" table:formula="of:=[MoMo.I295]/[.I$5]*1000000" office:value-type="float" office:value="1166.79478856566" calcext:value-type="float">
            <text:p>1167</text:p>
          </table:table-cell>
          <table:table-cell table:style-name="ce140" table:formula="of:=[MoMo.J295]/[.J$5]*1000000" office:value-type="float" office:value="944.342505231135" calcext:value-type="float">
            <text:p>944</text:p>
          </table:table-cell>
          <table:table-cell table:style-name="ce140" table:formula="of:=[MoMo.K295]/[.K$5]*1000000" office:value-type="float" office:value="770.782881462198" calcext:value-type="float">
            <text:p>771</text:p>
          </table:table-cell>
          <table:table-cell table:style-name="ce140" table:formula="of:=[MoMo.L295]/[.L$5]*1000000" office:value-type="float" office:value="46.9792351780513" calcext:value-type="float">
            <text:p>47</text:p>
          </table:table-cell>
          <table:table-cell table:style-name="ce140" table:formula="of:=[MoMo.M295]/[.M$5]*1000000" office:value-type="float" office:value="269.153895791106" calcext:value-type="float">
            <text:p>269</text:p>
          </table:table-cell>
          <table:table-cell table:style-name="ce140" table:formula="of:=[MoMo.N295]/[.N$5]*1000000" office:value-type="float" office:value="453.925617716335" calcext:value-type="float">
            <text:p>454</text:p>
          </table:table-cell>
          <table:table-cell table:style-name="ce140" table:formula="of:=[MoMo.O295]/[.O$5]*1000000" office:value-type="float" office:value="220.228200831833" calcext:value-type="float">
            <text:p>220</text:p>
          </table:table-cell>
          <table:table-cell table:style-name="ce140" table:formula="of:=[MoMo.P295]/[.P$5]*1000000" office:value-type="float" office:value="1325.6149705712" calcext:value-type="float">
            <text:p>1326</text:p>
          </table:table-cell>
          <table:table-cell table:style-name="ce140"/>
          <table:table-cell table:style-name="ce140" table:formula="of:=[MoMo.R295]/[.R$5]*1000000" office:value-type="float" office:value="94.0136313001815" calcext:value-type="float">
            <text:p>94</text:p>
          </table:table-cell>
          <table:table-cell table:style-name="ce140" table:formula="of:=[MoMo.S295]/[.S$5]*1000000" office:value-type="float" office:value="761.326468526177" calcext:value-type="float">
            <text:p>761</text:p>
          </table:table-cell>
          <table:table-cell table:style-name="ce140" table:formula="of:=[MoMo.T295]/[.T$5]*1000000" office:value-type="float" office:value="649.814832330493" calcext:value-type="float">
            <text:p>650</text:p>
          </table:table-cell>
          <table:table-cell table:style-name="ce140" table:formula="of:=[MoMo.U295]/[.U$5]*1000000" office:value-type="float" office:value="1099.2318048626" calcext:value-type="float">
            <text:p>1099</text:p>
          </table:table-cell>
          <table:table-cell table:style-name="ce140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96]" office:value-type="string" office:string-value="Diferencia" calcext:value-type="string">
            <text:p>Diferencia</text:p>
          </table:table-cell>
          <table:table-cell table:style-name="ce136" table:formula="of:=[.C293]-[.C294]" office:value-type="float" office:value="11.6883624938099" calcext:value-type="float">
            <text:p>12</text:p>
          </table:table-cell>
          <table:table-cell table:style-name="ce136" table:formula="of:=[.D293]-[.D294]" office:value-type="float" office:value="97.0407907525475" calcext:value-type="float">
            <text:p>97</text:p>
          </table:table-cell>
          <table:table-cell table:style-name="ce136" table:formula="of:=[.E293]-[.E294]" office:value-type="float" office:value="0.972531811515523" calcext:value-type="float">
            <text:p>1</text:p>
          </table:table-cell>
          <table:table-cell table:style-name="ce136" table:formula="of:=[.F293]-[.F294]" office:value-type="float" office:value="-36.3182828007246" calcext:value-type="float">
            <text:p>-36</text:p>
          </table:table-cell>
          <table:table-cell table:style-name="ce136" table:formula="of:=[.G293]-[.G294]" office:value-type="float" office:value="-15.0398202741477" calcext:value-type="float">
            <text:p>-15</text:p>
          </table:table-cell>
          <table:table-cell table:style-name="ce136" table:formula="of:=[.H293]-[.H294]" office:value-type="float" office:value="32.7456917872081" calcext:value-type="float">
            <text:p>33</text:p>
          </table:table-cell>
          <table:table-cell table:style-name="ce136" table:formula="of:=[.I293]-[.I294]" office:value-type="float" office:value="799.862524925659" calcext:value-type="float">
            <text:p>800</text:p>
          </table:table-cell>
          <table:table-cell table:style-name="ce136" table:formula="of:=[.J293]-[.J294]" office:value-type="float" office:value="833.823842131984" calcext:value-type="float">
            <text:p>834</text:p>
          </table:table-cell>
          <table:table-cell table:style-name="ce136" table:formula="of:=[.K293]-[.K294]" office:value-type="float" office:value="-42.2364808722031" calcext:value-type="float">
            <text:p>-42</text:p>
          </table:table-cell>
          <table:table-cell table:style-name="ce136" table:formula="of:=[.L293]-[.L294]" office:value-type="float" office:value="129.192896739641" calcext:value-type="float">
            <text:p>129</text:p>
          </table:table-cell>
          <table:table-cell table:style-name="ce136" table:formula="of:=[.M293]-[.M294]" office:value-type="float" office:value="64.6694614887313" calcext:value-type="float">
            <text:p>65</text:p>
          </table:table-cell>
          <table:table-cell table:style-name="ce136" table:formula="of:=[.N293]-[.N294]" office:value-type="float" office:value="186.417091464614" calcext:value-type="float">
            <text:p>186</text:p>
          </table:table-cell>
          <table:table-cell table:style-name="ce136" table:formula="of:=[.O293]-[.O294]" office:value-type="float" office:value="47.3768230360919" calcext:value-type="float">
            <text:p>47</text:p>
          </table:table-cell>
          <table:table-cell table:style-name="ce136" table:formula="of:=[.P293]-[.P294]" office:value-type="float" office:value="507.747018544472" calcext:value-type="float">
            <text:p>508</text:p>
          </table:table-cell>
          <table:table-cell table:style-name="ce136"/>
          <table:table-cell table:style-name="ce136" table:formula="of:=[.R293]-[.R294]" office:value-type="float" office:value="26.3779253288279" calcext:value-type="float">
            <text:p>26</text:p>
          </table:table-cell>
          <table:table-cell table:style-name="ce136" table:formula="of:=[.S293]-[.S294]" office:value-type="float" office:value="404.599461975372" calcext:value-type="float">
            <text:p>405</text:p>
          </table:table-cell>
          <table:table-cell table:style-name="ce136" table:formula="of:=[.T293]-[.T294]" office:value-type="float" office:value="141.876996282095" calcext:value-type="float">
            <text:p>142</text:p>
          </table:table-cell>
          <table:table-cell table:style-name="ce136" table:formula="of:=[.U293]-[.U294]" office:value-type="float" office:value="-275.59990496555" calcext:value-type="float">
            <text:p>-276</text:p>
          </table:table-cell>
          <table:table-cell table:style-name="ce136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98]" office:value-type="date" office:date-value="2020-05-13" calcext:value-type="date">
            <text:p>13/05</text:p>
          </table:table-cell>
          <table:table-cell table:style-name="ce121" table:formula="of:=[MoMo.B298]" office:value-type="string" office:string-value="Inicio" calcext:value-type="string">
            <text:p>Inicio</text:p>
          </table:table-cell>
          <table:table-cell table:style-name="ce44" table:formula="of:=[MoMo.C298]" office:value-type="date" office:date-value="2020-03-20" calcext:value-type="date">
            <text:p>20/03</text:p>
          </table:table-cell>
          <table:table-cell table:style-name="ce44" table:formula="of:=[MoMo.D298]" office:value-type="date" office:date-value="2020-03-23" calcext:value-type="date">
            <text:p>23/03</text:p>
          </table:table-cell>
          <table:table-cell table:style-name="ce44" table:formula="of:=[MoMo.E298]" office:value-type="date" office:date-value="2020-03-20" calcext:value-type="date">
            <text:p>20/03</text:p>
          </table:table-cell>
          <table:table-cell table:style-name="ce44" table:formula="of:=[MoMo.F298]" office:value-type="date" office:date-value="2020-03-16" calcext:value-type="date">
            <text:p>16/03</text:p>
          </table:table-cell>
          <table:table-cell table:style-name="ce44" table:formula="of:=[MoMo.G298]" office:value-type="date" office:date-value="2020-03-27" calcext:value-type="date">
            <text:p>27/03</text:p>
          </table:table-cell>
          <table:table-cell table:style-name="ce44" table:formula="of:=[MoMo.H298]" office:value-type="date" office:date-value="2020-03-24" calcext:value-type="date">
            <text:p>24/03</text:p>
          </table:table-cell>
          <table:table-cell table:style-name="ce44" table:formula="of:=[MoMo.I298]" office:value-type="date" office:date-value="2020-03-14" calcext:value-type="date">
            <text:p>14/03</text:p>
          </table:table-cell>
          <table:table-cell table:style-name="ce44" table:formula="of:=[MoMo.J298]" office:value-type="date" office:date-value="2020-03-18" calcext:value-type="date">
            <text:p>18/03</text:p>
          </table:table-cell>
          <table:table-cell table:style-name="ce44" table:formula="of:=[MoMo.K298]" office:value-type="date" office:date-value="2020-03-23" calcext:value-type="date">
            <text:p>23/03</text:p>
          </table:table-cell>
          <table:table-cell table:style-name="ce44" table:formula="of:=[MoMo.L298]" office:value-type="date" office:date-value="2020-03-28" calcext:value-type="date">
            <text:p>28/03</text:p>
          </table:table-cell>
          <table:table-cell table:style-name="ce44" table:formula="of:=[MoMo.M298]" office:value-type="date" office:date-value="2020-03-22" calcext:value-type="date">
            <text:p>22/03</text:p>
          </table:table-cell>
          <table:table-cell table:style-name="ce44" table:formula="of:=[MoMo.N298]" office:value-type="date" office:date-value="2020-03-23" calcext:value-type="date">
            <text:p>23/03</text:p>
          </table:table-cell>
          <table:table-cell table:style-name="ce44" table:formula="of:=[MoMo.O298]" office:value-type="date" office:date-value="2020-03-21" calcext:value-type="date">
            <text:p>21/03</text:p>
          </table:table-cell>
          <table:table-cell table:style-name="ce44" table:formula="of:=[MoMo.P29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8]" office:value-type="date" office:date-value="2020-03-27" calcext:value-type="date">
            <text:p>27/03</text:p>
          </table:table-cell>
          <table:table-cell table:style-name="ce44" table:formula="of:=[MoMo.S298]" office:value-type="date" office:date-value="2020-03-22" calcext:value-type="date">
            <text:p>22/03</text:p>
          </table:table-cell>
          <table:table-cell table:style-name="ce44" table:formula="of:=[MoMo.T298]" office:value-type="date" office:date-value="2020-03-25" calcext:value-type="date">
            <text:p>25/03</text:p>
          </table:table-cell>
          <table:table-cell table:style-name="ce44" table:formula="of:=[MoMo.U298]" office:value-type="date" office:date-value="2020-03-20" calcext:value-type="date">
            <text:p>20/03</text:p>
          </table:table-cell>
          <table:table-cell table:style-name="ce44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99]" office:value-type="string" office:string-value="Fin" calcext:value-type="string">
            <text:p>Fin</text:p>
          </table:table-cell>
          <table:table-cell table:style-name="ce138" table:formula="of:=[MoMo.C299]" office:value-type="date" office:date-value="2020-04-14" calcext:value-type="date">
            <text:p>14/04</text:p>
          </table:table-cell>
          <table:table-cell table:style-name="ce138" table:formula="of:=[MoMo.D299]" office:value-type="date" office:date-value="2020-04-29" calcext:value-type="date">
            <text:p>29/04</text:p>
          </table:table-cell>
          <table:table-cell table:style-name="ce138" table:formula="of:=[MoMo.E299]" office:value-type="date" office:date-value="2020-04-22" calcext:value-type="date">
            <text:p>22/04</text:p>
          </table:table-cell>
          <table:table-cell table:style-name="ce138" table:formula="of:=[MoMo.F299]" office:value-type="date" office:date-value="2020-05-10" calcext:value-type="date">
            <text:p>10/05</text:p>
          </table:table-cell>
          <table:table-cell table:style-name="ce138" table:formula="of:=[MoMo.G299]" office:value-type="date" office:date-value="2020-05-01" calcext:value-type="date">
            <text:p>01/05</text:p>
          </table:table-cell>
          <table:table-cell table:style-name="ce138" table:formula="of:=[MoMo.H299]" office:value-type="date" office:date-value="2020-04-24" calcext:value-type="date">
            <text:p>24/04</text:p>
          </table:table-cell>
          <table:table-cell table:style-name="ce138" table:formula="of:=[MoMo.I299]" office:value-type="date" office:date-value="2020-04-30" calcext:value-type="date">
            <text:p>30/04</text:p>
          </table:table-cell>
          <table:table-cell table:style-name="ce138" table:formula="of:=[MoMo.J299]" office:value-type="date" office:date-value="2020-05-08" calcext:value-type="date">
            <text:p>08/05</text:p>
          </table:table-cell>
          <table:table-cell table:style-name="ce138" table:formula="of:=[MoMo.K299]" office:value-type="date" office:date-value="2020-04-24" calcext:value-type="date">
            <text:p>24/04</text:p>
          </table:table-cell>
          <table:table-cell table:style-name="ce138" table:formula="of:=[MoMo.L299]" office:value-type="date" office:date-value="2020-03-31" calcext:value-type="date">
            <text:p>31/03</text:p>
          </table:table-cell>
          <table:table-cell table:style-name="ce138" table:formula="of:=[MoMo.M299]" office:value-type="date" office:date-value="2020-05-08" calcext:value-type="date">
            <text:p>08/05</text:p>
          </table:table-cell>
          <table:table-cell table:style-name="ce138" table:formula="of:=[MoMo.N299]" office:value-type="date" office:date-value="2020-05-05" calcext:value-type="date">
            <text:p>05/05</text:p>
          </table:table-cell>
          <table:table-cell table:style-name="ce138" table:formula="of:=[MoMo.O299]" office:value-type="date" office:date-value="2020-04-10" calcext:value-type="date">
            <text:p>10/04</text:p>
          </table:table-cell>
          <table:table-cell table:style-name="ce138" table:formula="of:=[MoMo.P299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99]" office:value-type="date" office:date-value="2020-05-05" calcext:value-type="date">
            <text:p>05/05</text:p>
          </table:table-cell>
          <table:table-cell table:style-name="ce138" table:formula="of:=[MoMo.S299]" office:value-type="date" office:date-value="2020-04-18" calcext:value-type="date">
            <text:p>18/04</text:p>
          </table:table-cell>
          <table:table-cell table:style-name="ce138" table:formula="of:=[MoMo.T299]" office:value-type="date" office:date-value="2020-04-22" calcext:value-type="date">
            <text:p>22/04</text:p>
          </table:table-cell>
          <table:table-cell table:style-name="ce138" table:formula="of:=[MoMo.U299]" office:value-type="date" office:date-value="2020-05-05" calcext:value-type="date">
            <text:p>05/05</text:p>
          </table:table-cell>
          <table:table-cell table:style-name="ce138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00]" office:value-type="string" office:string-value="MoMo (parcial)" calcext:value-type="string">
            <text:p>MoMo (parcial)</text:p>
          </table:table-cell>
          <table:table-cell table:style-name="ce139" table:formula="of:=[MoMo.C300]/[.C$5]*1000000" office:value-type="float" office:value="107.819180555145" calcext:value-type="float">
            <text:p>108</text:p>
          </table:table-cell>
          <table:table-cell table:style-name="ce139" table:formula="of:=[MoMo.D300]/[.D$5]*1000000" office:value-type="float" office:value="634.967693821787" calcext:value-type="float">
            <text:p>635</text:p>
          </table:table-cell>
          <table:table-cell table:style-name="ce139" table:formula="of:=[MoMo.E300]/[.E$5]*1000000" office:value-type="float" office:value="270.363843601324" calcext:value-type="float">
            <text:p>270</text:p>
          </table:table-cell>
          <table:table-cell table:style-name="ce139" table:formula="of:=[MoMo.F300]/[.F$5]*1000000" office:value-type="float" office:value="152.359625407916" calcext:value-type="float">
            <text:p>152</text:p>
          </table:table-cell>
          <table:table-cell table:style-name="ce139" table:formula="of:=[MoMo.G300]/[.G$5]*1000000" office:value-type="float" office:value="36.189567534668" calcext:value-type="float">
            <text:p>36</text:p>
          </table:table-cell>
          <table:table-cell table:style-name="ce139" table:formula="of:=[MoMo.H300]/[.H$5]*1000000" office:value-type="float" office:value="324.010002947112" calcext:value-type="float">
            <text:p>324</text:p>
          </table:table-cell>
          <table:table-cell table:style-name="ce139" table:formula="of:=[MoMo.I300]/[.I$5]*1000000" office:value-type="float" office:value="1820.54853882924" calcext:value-type="float">
            <text:p>1821</text:p>
          </table:table-cell>
          <table:table-cell table:style-name="ce139" table:formula="of:=[MoMo.J300]/[.J$5]*1000000" office:value-type="float" office:value="1767.80522269757" calcext:value-type="float">
            <text:p>1768</text:p>
          </table:table-cell>
          <table:table-cell table:style-name="ce139" table:formula="of:=[MoMo.K300]/[.K$5]*1000000" office:value-type="float" office:value="545.784805787845" calcext:value-type="float">
            <text:p>546</text:p>
          </table:table-cell>
          <table:table-cell table:style-name="ce139" table:formula="of:=[MoMo.L300]/[.L$5]*1000000" office:value-type="float" office:value="129.192896739641" calcext:value-type="float">
            <text:p>129</text:p>
          </table:table-cell>
          <table:table-cell table:style-name="ce139" table:formula="of:=[MoMo.M300]/[.M$5]*1000000" office:value-type="float" office:value="305.820070217739" calcext:value-type="float">
            <text:p>306</text:p>
          </table:table-cell>
          <table:table-cell table:style-name="ce139" table:formula="of:=[MoMo.N300]/[.N$5]*1000000" office:value-type="float" office:value="583.485496284241" calcext:value-type="float">
            <text:p>583</text:p>
          </table:table-cell>
          <table:table-cell table:style-name="ce139" table:formula="of:=[MoMo.O300]/[.O$5]*1000000" office:value-type="float" office:value="126.214817619589" calcext:value-type="float">
            <text:p>126</text:p>
          </table:table-cell>
          <table:table-cell table:style-name="ce139" table:formula="of:=[MoMo.P300]/[.P$5]*1000000" office:value-type="float" office:value="1799.91757472052" calcext:value-type="float">
            <text:p>1800</text:p>
          </table:table-cell>
          <table:table-cell table:style-name="ce139"/>
          <table:table-cell table:style-name="ce139" table:formula="of:=[MoMo.R300]/[.R$5]*1000000" office:value-type="float" office:value="107.540772494452" calcext:value-type="float">
            <text:p>108</text:p>
          </table:table-cell>
          <table:table-cell table:style-name="ce139" table:formula="of:=[MoMo.S300]/[.S$5]*1000000" office:value-type="float" office:value="929.652198889977" calcext:value-type="float">
            <text:p>930</text:p>
          </table:table-cell>
          <table:table-cell table:style-name="ce139" table:formula="of:=[MoMo.T300]/[.T$5]*1000000" office:value-type="float" office:value="582.514205888987" calcext:value-type="float">
            <text:p>583</text:p>
          </table:table-cell>
          <table:table-cell table:style-name="ce139" table:formula="of:=[MoMo.U300]/[.U$5]*1000000" office:value-type="float" office:value="804.625009899422" calcext:value-type="float">
            <text:p>805</text:p>
          </table:table-cell>
          <table:table-cell table:style-name="ce139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01]" office:value-type="string" office:string-value="Covid-19 (parcial)" calcext:value-type="string">
            <text:p>Covid-19 (parcial)</text:p>
          </table:table-cell>
          <table:table-cell table:style-name="ce135" table:formula="of:=[MoMo.C301]/[.C$5]*1000000" office:value-type="float" office:value="96.1308180613348" calcext:value-type="float">
            <text:p>96</text:p>
          </table:table-cell>
          <table:table-cell table:style-name="ce135" table:formula="of:=[MoMo.D301]/[.D$5]*1000000" office:value-type="float" office:value="537.92690306924" calcext:value-type="float">
            <text:p>538</text:p>
          </table:table-cell>
          <table:table-cell table:style-name="ce135" table:formula="of:=[MoMo.E301]/[.E$5]*1000000" office:value-type="float" office:value="269.391311789809" calcext:value-type="float">
            <text:p>269</text:p>
          </table:table-cell>
          <table:table-cell table:style-name="ce135" table:formula="of:=[MoMo.F301]/[.F$5]*1000000" office:value-type="float" office:value="184.248849330503" calcext:value-type="float">
            <text:p>184</text:p>
          </table:table-cell>
          <table:table-cell table:style-name="ce135" table:formula="of:=[MoMo.G301]/[.G$5]*1000000" office:value-type="float" office:value="51.2293878088157" calcext:value-type="float">
            <text:p>51</text:p>
          </table:table-cell>
          <table:table-cell table:style-name="ce135" table:formula="of:=[MoMo.H301]/[.H$5]*1000000" office:value-type="float" office:value="291.264311159904" calcext:value-type="float">
            <text:p>291</text:p>
          </table:table-cell>
          <table:table-cell table:style-name="ce135" table:formula="of:=[MoMo.I301]/[.I$5]*1000000" office:value-type="float" office:value="1019.85585041118" calcext:value-type="float">
            <text:p>1020</text:p>
          </table:table-cell>
          <table:table-cell table:style-name="ce135" table:formula="of:=[MoMo.J301]/[.J$5]*1000000" office:value-type="float" office:value="914.739291901005" calcext:value-type="float">
            <text:p>915</text:p>
          </table:table-cell>
          <table:table-cell table:style-name="ce135" table:formula="of:=[MoMo.K301]/[.K$5]*1000000" office:value-type="float" office:value="584.073951999095" calcext:value-type="float">
            <text:p>584</text:p>
          </table:table-cell>
          <table:table-cell table:style-name="ce135" table:formula="of:=[MoMo.L301]/[.L$5]*1000000" office:value-type="float" office:value="0" calcext:value-type="float">
            <text:p>0</text:p>
          </table:table-cell>
          <table:table-cell table:style-name="ce135" table:formula="of:=[MoMo.M301]/[.M$5]*1000000" office:value-type="float" office:value="249.813496093541" calcext:value-type="float">
            <text:p>250</text:p>
          </table:table-cell>
          <table:table-cell table:style-name="ce135" table:formula="of:=[MoMo.N301]/[.N$5]*1000000" office:value-type="float" office:value="413.845943051443" calcext:value-type="float">
            <text:p>414</text:p>
          </table:table-cell>
          <table:table-cell table:style-name="ce135" table:formula="of:=[MoMo.O301]/[.O$5]*1000000" office:value-type="float" office:value="86.6107546128555" calcext:value-type="float">
            <text:p>87</text:p>
          </table:table-cell>
          <table:table-cell table:style-name="ce135" table:formula="of:=[MoMo.P301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01]/[.R$5]*1000000" office:value-type="float" office:value="81.8392042253378" calcext:value-type="float">
            <text:p>82</text:p>
          </table:table-cell>
          <table:table-cell table:style-name="ce135" table:formula="of:=[MoMo.S301]/[.S$5]*1000000" office:value-type="float" office:value="525.052736914605" calcext:value-type="float">
            <text:p>525</text:p>
          </table:table-cell>
          <table:table-cell table:style-name="ce135" table:formula="of:=[MoMo.T301]/[.T$5]*1000000" office:value-type="float" office:value="440.637209606892" calcext:value-type="float">
            <text:p>441</text:p>
          </table:table-cell>
          <table:table-cell table:style-name="ce135" table:formula="of:=[MoMo.U301]/[.U$5]*1000000" office:value-type="float" office:value="1080.22491486497" calcext:value-type="float">
            <text:p>1080</text:p>
          </table:table-cell>
          <table:table-cell table:style-name="ce135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02]" office:value-type="string" office:string-value="Covid-19 (total)" calcext:value-type="string">
            <text:p>Covid-19 (total)</text:p>
          </table:table-cell>
          <table:table-cell table:style-name="ce140" table:formula="of:=[MoMo.C302]/[.C$5]*1000000" office:value-type="float" office:value="158.866314711784" calcext:value-type="float">
            <text:p>159</text:p>
          </table:table-cell>
          <table:table-cell table:style-name="ce140" table:formula="of:=[MoMo.D302]/[.D$5]*1000000" office:value-type="float" office:value="633.439492392613" calcext:value-type="float">
            <text:p>633</text:p>
          </table:table-cell>
          <table:table-cell table:style-name="ce140" table:formula="of:=[MoMo.E302]/[.E$5]*1000000" office:value-type="float" office:value="298.567266135275" calcext:value-type="float">
            <text:p>299</text:p>
          </table:table-cell>
          <table:table-cell table:style-name="ce140" table:formula="of:=[MoMo.F302]/[.F$5]*1000000" office:value-type="float" office:value="190.449531759895" calcext:value-type="float">
            <text:p>190</text:p>
          </table:table-cell>
          <table:table-cell table:style-name="ce140" table:formula="of:=[MoMo.G302]/[.G$5]*1000000" office:value-type="float" office:value="70.9691519186346" calcext:value-type="float">
            <text:p>71</text:p>
          </table:table-cell>
          <table:table-cell table:style-name="ce140" table:formula="of:=[MoMo.H302]/[.H$5]*1000000" office:value-type="float" office:value="353.308779809351" calcext:value-type="float">
            <text:p>353</text:p>
          </table:table-cell>
          <table:table-cell table:style-name="ce140" table:formula="of:=[MoMo.I302]/[.I$5]*1000000" office:value-type="float" office:value="1176.75675047444" calcext:value-type="float">
            <text:p>1177</text:p>
          </table:table-cell>
          <table:table-cell table:style-name="ce140" table:formula="of:=[MoMo.J302]/[.J$5]*1000000" office:value-type="float" office:value="946.809439675312" calcext:value-type="float">
            <text:p>947</text:p>
          </table:table-cell>
          <table:table-cell table:style-name="ce140" table:formula="of:=[MoMo.K302]/[.K$5]*1000000" office:value-type="float" office:value="780.124906826455" calcext:value-type="float">
            <text:p>780</text:p>
          </table:table-cell>
          <table:table-cell table:style-name="ce140" table:formula="of:=[MoMo.L302]/[.L$5]*1000000" office:value-type="float" office:value="46.9792351780513" calcext:value-type="float">
            <text:p>47</text:p>
          </table:table-cell>
          <table:table-cell table:style-name="ce140" table:formula="of:=[MoMo.M302]/[.M$5]*1000000" office:value-type="float" office:value="270.161208275354" calcext:value-type="float">
            <text:p>270</text:p>
          </table:table-cell>
          <table:table-cell table:style-name="ce140" table:formula="of:=[MoMo.N302]/[.N$5]*1000000" office:value-type="float" office:value="455.789788630981" calcext:value-type="float">
            <text:p>456</text:p>
          </table:table-cell>
          <table:table-cell table:style-name="ce140" table:formula="of:=[MoMo.O302]/[.O$5]*1000000" office:value-type="float" office:value="220.968463691772" calcext:value-type="float">
            <text:p>221</text:p>
          </table:table-cell>
          <table:table-cell table:style-name="ce140" table:formula="of:=[MoMo.P302]/[.P$5]*1000000" office:value-type="float" office:value="1331.69577318849" calcext:value-type="float">
            <text:p>1332</text:p>
          </table:table-cell>
          <table:table-cell table:style-name="ce140"/>
          <table:table-cell table:style-name="ce140" table:formula="of:=[MoMo.R302]/[.R$5]*1000000" office:value-type="float" office:value="96.0427024793221" calcext:value-type="float">
            <text:p>96</text:p>
          </table:table-cell>
          <table:table-cell table:style-name="ce140" table:formula="of:=[MoMo.S302]/[.S$5]*1000000" office:value-type="float" office:value="762.870741281808" calcext:value-type="float">
            <text:p>763</text:p>
          </table:table-cell>
          <table:table-cell table:style-name="ce140" table:formula="of:=[MoMo.T302]/[.T$5]*1000000" office:value-type="float" office:value="655.726373842247" calcext:value-type="float">
            <text:p>656</text:p>
          </table:table-cell>
          <table:table-cell table:style-name="ce140" table:formula="of:=[MoMo.U302]/[.U$5]*1000000" office:value-type="float" office:value="1102.3996198622" calcext:value-type="float">
            <text:p>1102</text:p>
          </table:table-cell>
          <table:table-cell table:style-name="ce140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03]" office:value-type="string" office:string-value="Diferencia" calcext:value-type="string">
            <text:p>Diferencia</text:p>
          </table:table-cell>
          <table:table-cell table:style-name="ce136" table:formula="of:=[.C300]-[.C301]" office:value-type="float" office:value="11.6883624938099" calcext:value-type="float">
            <text:p>12</text:p>
          </table:table-cell>
          <table:table-cell table:style-name="ce136" table:formula="of:=[.D300]-[.D301]" office:value-type="float" office:value="97.0407907525475" calcext:value-type="float">
            <text:p>97</text:p>
          </table:table-cell>
          <table:table-cell table:style-name="ce136" table:formula="of:=[.E300]-[.E301]" office:value-type="float" office:value="0.972531811515523" calcext:value-type="float">
            <text:p>1</text:p>
          </table:table-cell>
          <table:table-cell table:style-name="ce136" table:formula="of:=[.F300]-[.F301]" office:value-type="float" office:value="-31.8892239225871" calcext:value-type="float">
            <text:p>-32</text:p>
          </table:table-cell>
          <table:table-cell table:style-name="ce136" table:formula="of:=[.G300]-[.G301]" office:value-type="float" office:value="-15.0398202741477" calcext:value-type="float">
            <text:p>-15</text:p>
          </table:table-cell>
          <table:table-cell table:style-name="ce136" table:formula="of:=[.H300]-[.H301]" office:value-type="float" office:value="32.7456917872081" calcext:value-type="float">
            <text:p>33</text:p>
          </table:table-cell>
          <table:table-cell table:style-name="ce136" table:formula="of:=[.I300]-[.I301]" office:value-type="float" office:value="800.692688418057" calcext:value-type="float">
            <text:p>801</text:p>
          </table:table-cell>
          <table:table-cell table:style-name="ce136" table:formula="of:=[.J300]-[.J301]" office:value-type="float" office:value="853.065930796568" calcext:value-type="float">
            <text:p>853</text:p>
          </table:table-cell>
          <table:table-cell table:style-name="ce136" table:formula="of:=[.K300]-[.K301]" office:value-type="float" office:value="-38.2891462112495" calcext:value-type="float">
            <text:p>-38</text:p>
          </table:table-cell>
          <table:table-cell table:style-name="ce136" table:formula="of:=[.L300]-[.L301]" office:value-type="float" office:value="129.192896739641" calcext:value-type="float">
            <text:p>129</text:p>
          </table:table-cell>
          <table:table-cell table:style-name="ce136" table:formula="of:=[.M300]-[.M301]" office:value-type="float" office:value="56.0065741241972" calcext:value-type="float">
            <text:p>56</text:p>
          </table:table-cell>
          <table:table-cell table:style-name="ce136" table:formula="of:=[.N300]-[.N301]" office:value-type="float" office:value="169.639553232799" calcext:value-type="float">
            <text:p>170</text:p>
          </table:table-cell>
          <table:table-cell table:style-name="ce136" table:formula="of:=[.O300]-[.O301]" office:value-type="float" office:value="39.6040630067331" calcext:value-type="float">
            <text:p>40</text:p>
          </table:table-cell>
          <table:table-cell table:style-name="ce136" table:formula="of:=[.P300]-[.P301]" office:value-type="float" office:value="496.041473506171" calcext:value-type="float">
            <text:p>496</text:p>
          </table:table-cell>
          <table:table-cell table:style-name="ce136"/>
          <table:table-cell table:style-name="ce136" table:formula="of:=[.R300]-[.R301]" office:value-type="float" office:value="25.7015682691144" calcext:value-type="float">
            <text:p>26</text:p>
          </table:table-cell>
          <table:table-cell table:style-name="ce136" table:formula="of:=[.S300]-[.S301]" office:value-type="float" office:value="404.599461975372" calcext:value-type="float">
            <text:p>405</text:p>
          </table:table-cell>
          <table:table-cell table:style-name="ce136" table:formula="of:=[.T300]-[.T301]" office:value-type="float" office:value="141.876996282095" calcext:value-type="float">
            <text:p>142</text:p>
          </table:table-cell>
          <table:table-cell table:style-name="ce136" table:formula="of:=[.U300]-[.U301]" office:value-type="float" office:value="-275.59990496555" calcext:value-type="float">
            <text:p>-276</text:p>
          </table:table-cell>
          <table:table-cell table:style-name="ce136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05]" office:value-type="date" office:date-value="2020-05-14" calcext:value-type="date">
            <text:p>14/05</text:p>
          </table:table-cell>
          <table:table-cell table:style-name="ce121" table:formula="of:=[MoMo.B305]" office:value-type="string" office:string-value="Inicio" calcext:value-type="string">
            <text:p>Inicio</text:p>
          </table:table-cell>
          <table:table-cell table:style-name="ce44" table:formula="of:=[MoMo.C305]" office:value-type="date" office:date-value="2020-03-20" calcext:value-type="date">
            <text:p>20/03</text:p>
          </table:table-cell>
          <table:table-cell table:style-name="ce44" table:formula="of:=[MoMo.D305]" office:value-type="date" office:date-value="2020-03-23" calcext:value-type="date">
            <text:p>23/03</text:p>
          </table:table-cell>
          <table:table-cell table:style-name="ce44" table:formula="of:=[MoMo.E305]" office:value-type="date" office:date-value="2020-03-20" calcext:value-type="date">
            <text:p>20/03</text:p>
          </table:table-cell>
          <table:table-cell table:style-name="ce44" table:formula="of:=[MoMo.F305]" office:value-type="date" office:date-value="2020-03-16" calcext:value-type="date">
            <text:p>16/03</text:p>
          </table:table-cell>
          <table:table-cell table:style-name="ce44" table:formula="of:=[MoMo.G305]" office:value-type="date" office:date-value="2020-03-27" calcext:value-type="date">
            <text:p>27/03</text:p>
          </table:table-cell>
          <table:table-cell table:style-name="ce44" table:formula="of:=[MoMo.H305]" office:value-type="date" office:date-value="2020-03-24" calcext:value-type="date">
            <text:p>24/03</text:p>
          </table:table-cell>
          <table:table-cell table:style-name="ce44" table:formula="of:=[MoMo.I305]" office:value-type="date" office:date-value="2020-03-14" calcext:value-type="date">
            <text:p>14/03</text:p>
          </table:table-cell>
          <table:table-cell table:style-name="ce44" table:formula="of:=[MoMo.J305]" office:value-type="date" office:date-value="2020-03-18" calcext:value-type="date">
            <text:p>18/03</text:p>
          </table:table-cell>
          <table:table-cell table:style-name="ce44" table:formula="of:=[MoMo.K305]" office:value-type="date" office:date-value="2020-03-23" calcext:value-type="date">
            <text:p>23/03</text:p>
          </table:table-cell>
          <table:table-cell table:style-name="ce44" table:formula="of:=[MoMo.L305]" office:value-type="date" office:date-value="2020-03-28" calcext:value-type="date">
            <text:p>28/03</text:p>
          </table:table-cell>
          <table:table-cell table:style-name="ce44" table:formula="of:=[MoMo.M305]" office:value-type="date" office:date-value="2020-03-22" calcext:value-type="date">
            <text:p>22/03</text:p>
          </table:table-cell>
          <table:table-cell table:style-name="ce44" table:formula="of:=[MoMo.N305]" office:value-type="date" office:date-value="2020-03-23" calcext:value-type="date">
            <text:p>23/03</text:p>
          </table:table-cell>
          <table:table-cell table:style-name="ce44" table:formula="of:=[MoMo.O305]" office:value-type="date" office:date-value="2020-03-21" calcext:value-type="date">
            <text:p>21/03</text:p>
          </table:table-cell>
          <table:table-cell table:style-name="ce44" table:formula="of:=[MoMo.P30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05]" office:value-type="date" office:date-value="2020-03-27" calcext:value-type="date">
            <text:p>27/03</text:p>
          </table:table-cell>
          <table:table-cell table:style-name="ce44" table:formula="of:=[MoMo.S305]" office:value-type="date" office:date-value="2020-03-22" calcext:value-type="date">
            <text:p>22/03</text:p>
          </table:table-cell>
          <table:table-cell table:style-name="ce44" table:formula="of:=[MoMo.T305]" office:value-type="date" office:date-value="2020-03-25" calcext:value-type="date">
            <text:p>25/03</text:p>
          </table:table-cell>
          <table:table-cell table:style-name="ce44" table:formula="of:=[MoMo.U305]" office:value-type="date" office:date-value="2020-03-20" calcext:value-type="date">
            <text:p>20/03</text:p>
          </table:table-cell>
          <table:table-cell table:style-name="ce44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06]" office:value-type="string" office:string-value="Fin" calcext:value-type="string">
            <text:p>Fin</text:p>
          </table:table-cell>
          <table:table-cell table:style-name="ce138" table:formula="of:=[MoMo.C306]" office:value-type="date" office:date-value="2020-04-14" calcext:value-type="date">
            <text:p>14/04</text:p>
          </table:table-cell>
          <table:table-cell table:style-name="ce138" table:formula="of:=[MoMo.D306]" office:value-type="date" office:date-value="2020-04-29" calcext:value-type="date">
            <text:p>29/04</text:p>
          </table:table-cell>
          <table:table-cell table:style-name="ce138" table:formula="of:=[MoMo.E306]" office:value-type="date" office:date-value="2020-04-22" calcext:value-type="date">
            <text:p>22/04</text:p>
          </table:table-cell>
          <table:table-cell table:style-name="ce138" table:formula="of:=[MoMo.F306]" office:value-type="date" office:date-value="2020-05-09" calcext:value-type="date">
            <text:p>09/05</text:p>
          </table:table-cell>
          <table:table-cell table:style-name="ce138" table:formula="of:=[MoMo.G306]" office:value-type="date" office:date-value="2020-05-01" calcext:value-type="date">
            <text:p>01/05</text:p>
          </table:table-cell>
          <table:table-cell table:style-name="ce138" table:formula="of:=[MoMo.H306]" office:value-type="date" office:date-value="2020-04-24" calcext:value-type="date">
            <text:p>24/04</text:p>
          </table:table-cell>
          <table:table-cell table:style-name="ce138" table:formula="of:=[MoMo.I306]" office:value-type="date" office:date-value="2020-04-30" calcext:value-type="date">
            <text:p>30/04</text:p>
          </table:table-cell>
          <table:table-cell table:style-name="ce138" table:formula="of:=[MoMo.J306]" office:value-type="date" office:date-value="2020-05-07" calcext:value-type="date">
            <text:p>07/05</text:p>
          </table:table-cell>
          <table:table-cell table:style-name="ce138" table:formula="of:=[MoMo.K306]" office:value-type="date" office:date-value="2020-04-24" calcext:value-type="date">
            <text:p>24/04</text:p>
          </table:table-cell>
          <table:table-cell table:style-name="ce138" table:formula="of:=[MoMo.L306]" office:value-type="date" office:date-value="2020-03-31" calcext:value-type="date">
            <text:p>31/03</text:p>
          </table:table-cell>
          <table:table-cell table:style-name="ce138" table:formula="of:=[MoMo.M306]" office:value-type="date" office:date-value="2020-05-02" calcext:value-type="date">
            <text:p>02/05</text:p>
          </table:table-cell>
          <table:table-cell table:style-name="ce138" table:formula="of:=[MoMo.N306]" office:value-type="date" office:date-value="2020-05-05" calcext:value-type="date">
            <text:p>05/05</text:p>
          </table:table-cell>
          <table:table-cell table:style-name="ce138" table:formula="of:=[MoMo.O306]" office:value-type="date" office:date-value="2020-04-10" calcext:value-type="date">
            <text:p>10/04</text:p>
          </table:table-cell>
          <table:table-cell table:style-name="ce138" table:formula="of:=[MoMo.P306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06]" office:value-type="date" office:date-value="2020-05-05" calcext:value-type="date">
            <text:p>05/05</text:p>
          </table:table-cell>
          <table:table-cell table:style-name="ce138" table:formula="of:=[MoMo.S306]" office:value-type="date" office:date-value="2020-04-18" calcext:value-type="date">
            <text:p>18/04</text:p>
          </table:table-cell>
          <table:table-cell table:style-name="ce138" table:formula="of:=[MoMo.T306]" office:value-type="date" office:date-value="2020-04-22" calcext:value-type="date">
            <text:p>22/04</text:p>
          </table:table-cell>
          <table:table-cell table:style-name="ce138" table:formula="of:=[MoMo.U306]" office:value-type="date" office:date-value="2020-05-05" calcext:value-type="date">
            <text:p>05/05</text:p>
          </table:table-cell>
          <table:table-cell table:style-name="ce138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07]" office:value-type="string" office:string-value="MoMo (parcial)" calcext:value-type="string">
            <text:p>MoMo (parcial)</text:p>
          </table:table-cell>
          <table:table-cell table:style-name="ce139" table:formula="of:=[MoMo.C307]/[.C$5]*1000000" office:value-type="float" office:value="110.920174686156" calcext:value-type="float">
            <text:p>111</text:p>
          </table:table-cell>
          <table:table-cell table:style-name="ce139" table:formula="of:=[MoMo.D307]/[.D$5]*1000000" office:value-type="float" office:value="634.967693821787" calcext:value-type="float">
            <text:p>635</text:p>
          </table:table-cell>
          <table:table-cell table:style-name="ce139" table:formula="of:=[MoMo.E307]/[.E$5]*1000000" office:value-type="float" office:value="270.363843601324" calcext:value-type="float">
            <text:p>270</text:p>
          </table:table-cell>
          <table:table-cell table:style-name="ce139" table:formula="of:=[MoMo.F307]/[.F$5]*1000000" office:value-type="float" office:value="142.615695876015" calcext:value-type="float">
            <text:p>143</text:p>
          </table:table-cell>
          <table:table-cell table:style-name="ce139" table:formula="of:=[MoMo.G307]/[.G$5]*1000000" office:value-type="float" office:value="35.7195731511008" calcext:value-type="float">
            <text:p>36</text:p>
          </table:table-cell>
          <table:table-cell table:style-name="ce139" table:formula="of:=[MoMo.H307]/[.H$5]*1000000" office:value-type="float" office:value="324.010002947112" calcext:value-type="float">
            <text:p>324</text:p>
          </table:table-cell>
          <table:table-cell table:style-name="ce139" table:formula="of:=[MoMo.I307]/[.I$5]*1000000" office:value-type="float" office:value="1820.54853882924" calcext:value-type="float">
            <text:p>1821</text:p>
          </table:table-cell>
          <table:table-cell table:style-name="ce139" table:formula="of:=[MoMo.J307]/[.J$5]*1000000" office:value-type="float" office:value="1759.91103247621" calcext:value-type="float">
            <text:p>1760</text:p>
          </table:table-cell>
          <table:table-cell table:style-name="ce139" table:formula="of:=[MoMo.K307]/[.K$5]*1000000" office:value-type="float" office:value="544.995338855655" calcext:value-type="float">
            <text:p>545</text:p>
          </table:table-cell>
          <table:table-cell table:style-name="ce139" table:formula="of:=[MoMo.L307]/[.L$5]*1000000" office:value-type="float" office:value="129.192896739641" calcext:value-type="float">
            <text:p>129</text:p>
          </table:table-cell>
          <table:table-cell table:style-name="ce139" table:formula="of:=[MoMo.M307]/[.M$5]*1000000" office:value-type="float" office:value="287.285520507573" calcext:value-type="float">
            <text:p>287</text:p>
          </table:table-cell>
          <table:table-cell table:style-name="ce139" table:formula="of:=[MoMo.N307]/[.N$5]*1000000" office:value-type="float" office:value="583.485496284241" calcext:value-type="float">
            <text:p>583</text:p>
          </table:table-cell>
          <table:table-cell table:style-name="ce139" table:formula="of:=[MoMo.O307]/[.O$5]*1000000" office:value-type="float" office:value="126.214817619589" calcext:value-type="float">
            <text:p>126</text:p>
          </table:table-cell>
          <table:table-cell table:style-name="ce139" table:formula="of:=[MoMo.P307]/[.P$5]*1000000" office:value-type="float" office:value="1807.67059805758" calcext:value-type="float">
            <text:p>1808</text:p>
          </table:table-cell>
          <table:table-cell table:style-name="ce139"/>
          <table:table-cell table:style-name="ce139" table:formula="of:=[MoMo.R307]/[.R$5]*1000000" office:value-type="float" office:value="106.188058375025" calcext:value-type="float">
            <text:p>106</text:p>
          </table:table-cell>
          <table:table-cell table:style-name="ce139" table:formula="of:=[MoMo.S307]/[.S$5]*1000000" office:value-type="float" office:value="929.652198889977" calcext:value-type="float">
            <text:p>930</text:p>
          </table:table-cell>
          <table:table-cell table:style-name="ce139" table:formula="of:=[MoMo.T307]/[.T$5]*1000000" office:value-type="float" office:value="582.514205888987" calcext:value-type="float">
            <text:p>583</text:p>
          </table:table-cell>
          <table:table-cell table:style-name="ce139" table:formula="of:=[MoMo.U307]/[.U$5]*1000000" office:value-type="float" office:value="804.625009899422" calcext:value-type="float">
            <text:p>805</text:p>
          </table:table-cell>
          <table:table-cell table:style-name="ce139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08]" office:value-type="string" office:string-value="Covid-19 (parcial)" calcext:value-type="string">
            <text:p>Covid-19 (parcial)</text:p>
          </table:table-cell>
          <table:table-cell table:style-name="ce135" table:formula="of:=[MoMo.C308]/[.C$5]*1000000" office:value-type="float" office:value="96.1308180613348" calcext:value-type="float">
            <text:p>96</text:p>
          </table:table-cell>
          <table:table-cell table:style-name="ce135" table:formula="of:=[MoMo.D308]/[.D$5]*1000000" office:value-type="float" office:value="537.92690306924" calcext:value-type="float">
            <text:p>538</text:p>
          </table:table-cell>
          <table:table-cell table:style-name="ce135" table:formula="of:=[MoMo.E308]/[.E$5]*1000000" office:value-type="float" office:value="269.391311789809" calcext:value-type="float">
            <text:p>269</text:p>
          </table:table-cell>
          <table:table-cell table:style-name="ce135" table:formula="of:=[MoMo.F308]/[.F$5]*1000000" office:value-type="float" office:value="182.477225779249" calcext:value-type="float">
            <text:p>182</text:p>
          </table:table-cell>
          <table:table-cell table:style-name="ce135" table:formula="of:=[MoMo.G308]/[.G$5]*1000000" office:value-type="float" office:value="51.2293878088157" calcext:value-type="float">
            <text:p>51</text:p>
          </table:table-cell>
          <table:table-cell table:style-name="ce135" table:formula="of:=[MoMo.H308]/[.H$5]*1000000" office:value-type="float" office:value="291.264311159904" calcext:value-type="float">
            <text:p>291</text:p>
          </table:table-cell>
          <table:table-cell table:style-name="ce135" table:formula="of:=[MoMo.I308]/[.I$5]*1000000" office:value-type="float" office:value="1019.85585041118" calcext:value-type="float">
            <text:p>1020</text:p>
          </table:table-cell>
          <table:table-cell table:style-name="ce135" table:formula="of:=[MoMo.J308]/[.J$5]*1000000" office:value-type="float" office:value="908.818649234979" calcext:value-type="float">
            <text:p>909</text:p>
          </table:table-cell>
          <table:table-cell table:style-name="ce135" table:formula="of:=[MoMo.K308]/[.K$5]*1000000" office:value-type="float" office:value="584.073951999095" calcext:value-type="float">
            <text:p>584</text:p>
          </table:table-cell>
          <table:table-cell table:style-name="ce135" table:formula="of:=[MoMo.L308]/[.L$5]*1000000" office:value-type="float" office:value="0" calcext:value-type="float">
            <text:p>0</text:p>
          </table:table-cell>
          <table:table-cell table:style-name="ce135" table:formula="of:=[MoMo.M308]/[.M$5]*1000000" office:value-type="float" office:value="239.53890875421" calcext:value-type="float">
            <text:p>240</text:p>
          </table:table-cell>
          <table:table-cell table:style-name="ce135" table:formula="of:=[MoMo.N308]/[.N$5]*1000000" office:value-type="float" office:value="413.845943051443" calcext:value-type="float">
            <text:p>414</text:p>
          </table:table-cell>
          <table:table-cell table:style-name="ce135" table:formula="of:=[MoMo.O308]/[.O$5]*1000000" office:value-type="float" office:value="86.6107546128555" calcext:value-type="float">
            <text:p>87</text:p>
          </table:table-cell>
          <table:table-cell table:style-name="ce135" table:formula="of:=[MoMo.P308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08]/[.R$5]*1000000" office:value-type="float" office:value="81.8392042253378" calcext:value-type="float">
            <text:p>82</text:p>
          </table:table-cell>
          <table:table-cell table:style-name="ce135" table:formula="of:=[MoMo.S308]/[.S$5]*1000000" office:value-type="float" office:value="525.052736914605" calcext:value-type="float">
            <text:p>525</text:p>
          </table:table-cell>
          <table:table-cell table:style-name="ce135" table:formula="of:=[MoMo.T308]/[.T$5]*1000000" office:value-type="float" office:value="440.637209606892" calcext:value-type="float">
            <text:p>441</text:p>
          </table:table-cell>
          <table:table-cell table:style-name="ce135" table:formula="of:=[MoMo.U308]/[.U$5]*1000000" office:value-type="float" office:value="1080.22491486497" calcext:value-type="float">
            <text:p>1080</text:p>
          </table:table-cell>
          <table:table-cell table:style-name="ce135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09]" office:value-type="string" office:string-value="Covid-19 (total)" calcext:value-type="string">
            <text:p>Covid-19 (total)</text:p>
          </table:table-cell>
          <table:table-cell table:style-name="ce140" table:formula="of:=[MoMo.C309]/[.C$5]*1000000" office:value-type="float" office:value="159.34339073194" calcext:value-type="float">
            <text:p>159</text:p>
          </table:table-cell>
          <table:table-cell table:style-name="ce140" table:formula="of:=[MoMo.D309]/[.D$5]*1000000" office:value-type="float" office:value="638.788197394722" calcext:value-type="float">
            <text:p>639</text:p>
          </table:table-cell>
          <table:table-cell table:style-name="ce140" table:formula="of:=[MoMo.E309]/[.E$5]*1000000" office:value-type="float" office:value="299.539797946791" calcext:value-type="float">
            <text:p>300</text:p>
          </table:table-cell>
          <table:table-cell table:style-name="ce140" table:formula="of:=[MoMo.F309]/[.F$5]*1000000" office:value-type="float" office:value="191.335343535523" calcext:value-type="float">
            <text:p>191</text:p>
          </table:table-cell>
          <table:table-cell table:style-name="ce140" table:formula="of:=[MoMo.G309]/[.G$5]*1000000" office:value-type="float" office:value="70.9691519186346" calcext:value-type="float">
            <text:p>71</text:p>
          </table:table-cell>
          <table:table-cell table:style-name="ce140" table:formula="of:=[MoMo.H309]/[.H$5]*1000000" office:value-type="float" office:value="353.308779809351" calcext:value-type="float">
            <text:p>353</text:p>
          </table:table-cell>
          <table:table-cell table:style-name="ce140" table:formula="of:=[MoMo.I309]/[.I$5]*1000000" office:value-type="float" office:value="1183.81314015982" calcext:value-type="float">
            <text:p>1184</text:p>
          </table:table-cell>
          <table:table-cell table:style-name="ce140" table:formula="of:=[MoMo.J309]/[.J$5]*1000000" office:value-type="float" office:value="949.769761008325" calcext:value-type="float">
            <text:p>950</text:p>
          </table:table-cell>
          <table:table-cell table:style-name="ce140" table:formula="of:=[MoMo.K309]/[.K$5]*1000000" office:value-type="float" office:value="797.361601512619" calcext:value-type="float">
            <text:p>797</text:p>
          </table:table-cell>
          <table:table-cell table:style-name="ce140" table:formula="of:=[MoMo.L309]/[.L$5]*1000000" office:value-type="float" office:value="46.9792351780513" calcext:value-type="float">
            <text:p>47</text:p>
          </table:table-cell>
          <table:table-cell table:style-name="ce140" table:formula="of:=[MoMo.M309]/[.M$5]*1000000" office:value-type="float" office:value="271.772908250151" calcext:value-type="float">
            <text:p>272</text:p>
          </table:table-cell>
          <table:table-cell table:style-name="ce140" table:formula="of:=[MoMo.N309]/[.N$5]*1000000" office:value-type="float" office:value="458.58604500295" calcext:value-type="float">
            <text:p>459</text:p>
          </table:table-cell>
          <table:table-cell table:style-name="ce140" table:formula="of:=[MoMo.O309]/[.O$5]*1000000" office:value-type="float" office:value="222.44898941165" calcext:value-type="float">
            <text:p>222</text:p>
          </table:table-cell>
          <table:table-cell table:style-name="ce140" table:formula="of:=[MoMo.P309]/[.P$5]*1000000" office:value-type="float" office:value="1334.58415443171" calcext:value-type="float">
            <text:p>1335</text:p>
          </table:table-cell>
          <table:table-cell table:style-name="ce140"/>
          <table:table-cell table:style-name="ce140" table:formula="of:=[MoMo.R309]/[.R$5]*1000000" office:value-type="float" office:value="96.0427024793221" calcext:value-type="float">
            <text:p>96</text:p>
          </table:table-cell>
          <table:table-cell table:style-name="ce140" table:formula="of:=[MoMo.S309]/[.S$5]*1000000" office:value-type="float" office:value="769.047832304333" calcext:value-type="float">
            <text:p>769</text:p>
          </table:table-cell>
          <table:table-cell table:style-name="ce140" table:formula="of:=[MoMo.T309]/[.T$5]*1000000" office:value-type="float" office:value="661.183181391559" calcext:value-type="float">
            <text:p>661</text:p>
          </table:table-cell>
          <table:table-cell table:style-name="ce140" table:formula="of:=[MoMo.U309]/[.U$5]*1000000" office:value-type="float" office:value="1102.3996198622" calcext:value-type="float">
            <text:p>1102</text:p>
          </table:table-cell>
          <table:table-cell table:style-name="ce140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10]" office:value-type="string" office:string-value="Diferencia" calcext:value-type="string">
            <text:p>Diferencia</text:p>
          </table:table-cell>
          <table:table-cell table:style-name="ce136" table:formula="of:=[.C307]-[.C308]" office:value-type="float" office:value="14.7893566248207" calcext:value-type="float">
            <text:p>15</text:p>
          </table:table-cell>
          <table:table-cell table:style-name="ce136" table:formula="of:=[.D307]-[.D308]" office:value-type="float" office:value="97.0407907525475" calcext:value-type="float">
            <text:p>97</text:p>
          </table:table-cell>
          <table:table-cell table:style-name="ce136" table:formula="of:=[.E307]-[.E308]" office:value-type="float" office:value="0.972531811515523" calcext:value-type="float">
            <text:p>1</text:p>
          </table:table-cell>
          <table:table-cell table:style-name="ce136" table:formula="of:=[.F307]-[.F308]" office:value-type="float" office:value="-39.8615299032339" calcext:value-type="float">
            <text:p>-40</text:p>
          </table:table-cell>
          <table:table-cell table:style-name="ce136" table:formula="of:=[.G307]-[.G308]" office:value-type="float" office:value="-15.5098146577148" calcext:value-type="float">
            <text:p>-16</text:p>
          </table:table-cell>
          <table:table-cell table:style-name="ce136" table:formula="of:=[.H307]-[.H308]" office:value-type="float" office:value="32.7456917872081" calcext:value-type="float">
            <text:p>33</text:p>
          </table:table-cell>
          <table:table-cell table:style-name="ce136" table:formula="of:=[.I307]-[.I308]" office:value-type="float" office:value="800.692688418057" calcext:value-type="float">
            <text:p>801</text:p>
          </table:table-cell>
          <table:table-cell table:style-name="ce136" table:formula="of:=[.J307]-[.J308]" office:value-type="float" office:value="851.092383241226" calcext:value-type="float">
            <text:p>851</text:p>
          </table:table-cell>
          <table:table-cell table:style-name="ce136" table:formula="of:=[.K307]-[.K308]" office:value-type="float" office:value="-39.0786131434403" calcext:value-type="float">
            <text:p>-39</text:p>
          </table:table-cell>
          <table:table-cell table:style-name="ce136" table:formula="of:=[.L307]-[.L308]" office:value-type="float" office:value="129.192896739641" calcext:value-type="float">
            <text:p>129</text:p>
          </table:table-cell>
          <table:table-cell table:style-name="ce136" table:formula="of:=[.M307]-[.M308]" office:value-type="float" office:value="47.7466117533623" calcext:value-type="float">
            <text:p>48</text:p>
          </table:table-cell>
          <table:table-cell table:style-name="ce136" table:formula="of:=[.N307]-[.N308]" office:value-type="float" office:value="169.639553232799" calcext:value-type="float">
            <text:p>170</text:p>
          </table:table-cell>
          <table:table-cell table:style-name="ce136" table:formula="of:=[.O307]-[.O308]" office:value-type="float" office:value="39.6040630067331" calcext:value-type="float">
            <text:p>40</text:p>
          </table:table-cell>
          <table:table-cell table:style-name="ce136" table:formula="of:=[.P307]-[.P308]" office:value-type="float" office:value="503.794496843228" calcext:value-type="float">
            <text:p>504</text:p>
          </table:table-cell>
          <table:table-cell table:style-name="ce136"/>
          <table:table-cell table:style-name="ce136" table:formula="of:=[.R307]-[.R308]" office:value-type="float" office:value="24.3488541496873" calcext:value-type="float">
            <text:p>24</text:p>
          </table:table-cell>
          <table:table-cell table:style-name="ce136" table:formula="of:=[.S307]-[.S308]" office:value-type="float" office:value="404.599461975372" calcext:value-type="float">
            <text:p>405</text:p>
          </table:table-cell>
          <table:table-cell table:style-name="ce136" table:formula="of:=[.T307]-[.T308]" office:value-type="float" office:value="141.876996282095" calcext:value-type="float">
            <text:p>142</text:p>
          </table:table-cell>
          <table:table-cell table:style-name="ce136" table:formula="of:=[.U307]-[.U308]" office:value-type="float" office:value="-275.59990496555" calcext:value-type="float">
            <text:p>-276</text:p>
          </table:table-cell>
          <table:table-cell table:style-name="ce136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12]" office:value-type="date" office:date-value="2020-05-15" calcext:value-type="date">
            <text:p>15/05</text:p>
          </table:table-cell>
          <table:table-cell table:style-name="ce121" table:formula="of:=[MoMo.B312]" office:value-type="string" office:string-value="Inicio" calcext:value-type="string">
            <text:p>Inicio</text:p>
          </table:table-cell>
          <table:table-cell table:style-name="ce44" table:formula="of:=[MoMo.C312]" office:value-type="date" office:date-value="2020-03-20" calcext:value-type="date">
            <text:p>20/03</text:p>
          </table:table-cell>
          <table:table-cell table:style-name="ce44" table:formula="of:=[MoMo.D312]" office:value-type="date" office:date-value="2020-03-23" calcext:value-type="date">
            <text:p>23/03</text:p>
          </table:table-cell>
          <table:table-cell table:style-name="ce44" table:formula="of:=[MoMo.E312]" office:value-type="date" office:date-value="2020-03-20" calcext:value-type="date">
            <text:p>20/03</text:p>
          </table:table-cell>
          <table:table-cell table:style-name="ce44" table:formula="of:=[MoMo.F312]" office:value-type="date" office:date-value="2020-03-16" calcext:value-type="date">
            <text:p>16/03</text:p>
          </table:table-cell>
          <table:table-cell table:style-name="ce44" table:formula="of:=[MoMo.G312]" office:value-type="date" office:date-value="2020-03-27" calcext:value-type="date">
            <text:p>27/03</text:p>
          </table:table-cell>
          <table:table-cell table:style-name="ce44" table:formula="of:=[MoMo.H312]" office:value-type="date" office:date-value="2020-03-24" calcext:value-type="date">
            <text:p>24/03</text:p>
          </table:table-cell>
          <table:table-cell table:style-name="ce44" table:formula="of:=[MoMo.I312]" office:value-type="date" office:date-value="2020-03-14" calcext:value-type="date">
            <text:p>14/03</text:p>
          </table:table-cell>
          <table:table-cell table:style-name="ce44" table:formula="of:=[MoMo.J312]" office:value-type="date" office:date-value="2020-03-18" calcext:value-type="date">
            <text:p>18/03</text:p>
          </table:table-cell>
          <table:table-cell table:style-name="ce44" table:formula="of:=[MoMo.K312]" office:value-type="date" office:date-value="2020-03-23" calcext:value-type="date">
            <text:p>23/03</text:p>
          </table:table-cell>
          <table:table-cell table:style-name="ce44" table:formula="of:=[MoMo.L312]" office:value-type="date" office:date-value="2020-03-28" calcext:value-type="date">
            <text:p>28/03</text:p>
          </table:table-cell>
          <table:table-cell table:style-name="ce44" table:formula="of:=[MoMo.M312]" office:value-type="date" office:date-value="2020-03-22" calcext:value-type="date">
            <text:p>22/03</text:p>
          </table:table-cell>
          <table:table-cell table:style-name="ce44" table:formula="of:=[MoMo.N312]" office:value-type="date" office:date-value="2020-03-23" calcext:value-type="date">
            <text:p>23/03</text:p>
          </table:table-cell>
          <table:table-cell table:style-name="ce44" table:formula="of:=[MoMo.O312]" office:value-type="date" office:date-value="2020-03-21" calcext:value-type="date">
            <text:p>21/03</text:p>
          </table:table-cell>
          <table:table-cell table:style-name="ce44" table:formula="of:=[MoMo.P31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12]" office:value-type="date" office:date-value="2020-03-27" calcext:value-type="date">
            <text:p>27/03</text:p>
          </table:table-cell>
          <table:table-cell table:style-name="ce44" table:formula="of:=[MoMo.S312]" office:value-type="date" office:date-value="2020-03-22" calcext:value-type="date">
            <text:p>22/03</text:p>
          </table:table-cell>
          <table:table-cell table:style-name="ce44" table:formula="of:=[MoMo.T312]" office:value-type="date" office:date-value="2020-03-25" calcext:value-type="date">
            <text:p>25/03</text:p>
          </table:table-cell>
          <table:table-cell table:style-name="ce44" table:formula="of:=[MoMo.U312]" office:value-type="date" office:date-value="2020-03-20" calcext:value-type="date">
            <text:p>20/03</text:p>
          </table:table-cell>
          <table:table-cell table:style-name="ce44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13]" office:value-type="string" office:string-value="Fin" calcext:value-type="string">
            <text:p>Fin</text:p>
          </table:table-cell>
          <table:table-cell table:style-name="ce138" table:formula="of:=[MoMo.C313]" office:value-type="date" office:date-value="2020-04-14" calcext:value-type="date">
            <text:p>14/04</text:p>
          </table:table-cell>
          <table:table-cell table:style-name="ce138" table:formula="of:=[MoMo.D313]" office:value-type="date" office:date-value="2020-04-29" calcext:value-type="date">
            <text:p>29/04</text:p>
          </table:table-cell>
          <table:table-cell table:style-name="ce138" table:formula="of:=[MoMo.E313]" office:value-type="date" office:date-value="2020-04-22" calcext:value-type="date">
            <text:p>22/04</text:p>
          </table:table-cell>
          <table:table-cell table:style-name="ce138" table:formula="of:=[MoMo.F313]" office:value-type="date" office:date-value="2020-05-10" calcext:value-type="date">
            <text:p>10/05</text:p>
          </table:table-cell>
          <table:table-cell table:style-name="ce138" table:formula="of:=[MoMo.G313]" office:value-type="date" office:date-value="2020-05-01" calcext:value-type="date">
            <text:p>01/05</text:p>
          </table:table-cell>
          <table:table-cell table:style-name="ce138" table:formula="of:=[MoMo.H313]" office:value-type="date" office:date-value="2020-04-24" calcext:value-type="date">
            <text:p>24/04</text:p>
          </table:table-cell>
          <table:table-cell table:style-name="ce138" table:formula="of:=[MoMo.I313]" office:value-type="date" office:date-value="2020-04-30" calcext:value-type="date">
            <text:p>30/04</text:p>
          </table:table-cell>
          <table:table-cell table:style-name="ce138" table:formula="of:=[MoMo.J313]" office:value-type="date" office:date-value="2020-05-07" calcext:value-type="date">
            <text:p>07/05</text:p>
          </table:table-cell>
          <table:table-cell table:style-name="ce138" table:formula="of:=[MoMo.K313]" office:value-type="date" office:date-value="2020-04-24" calcext:value-type="date">
            <text:p>24/04</text:p>
          </table:table-cell>
          <table:table-cell table:style-name="ce138" table:formula="of:=[MoMo.L313]" office:value-type="date" office:date-value="2020-03-31" calcext:value-type="date">
            <text:p>31/03</text:p>
          </table:table-cell>
          <table:table-cell table:style-name="ce138" table:formula="of:=[MoMo.M313]" office:value-type="date" office:date-value="2020-05-02" calcext:value-type="date">
            <text:p>02/05</text:p>
          </table:table-cell>
          <table:table-cell table:style-name="ce138" table:formula="of:=[MoMo.N313]" office:value-type="date" office:date-value="2020-05-12" calcext:value-type="date">
            <text:p>12/05</text:p>
          </table:table-cell>
          <table:table-cell table:style-name="ce138" table:formula="of:=[MoMo.O313]" office:value-type="date" office:date-value="2020-04-10" calcext:value-type="date">
            <text:p>10/04</text:p>
          </table:table-cell>
          <table:table-cell table:style-name="ce138" table:formula="of:=[MoMo.P313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13]" office:value-type="date" office:date-value="2020-05-05" calcext:value-type="date">
            <text:p>05/05</text:p>
          </table:table-cell>
          <table:table-cell table:style-name="ce138" table:formula="of:=[MoMo.S313]" office:value-type="date" office:date-value="2020-04-18" calcext:value-type="date">
            <text:p>18/04</text:p>
          </table:table-cell>
          <table:table-cell table:style-name="ce138" table:formula="of:=[MoMo.T313]" office:value-type="date" office:date-value="2020-04-22" calcext:value-type="date">
            <text:p>22/04</text:p>
          </table:table-cell>
          <table:table-cell table:style-name="ce138" table:formula="of:=[MoMo.U313]" office:value-type="date" office:date-value="2020-05-05" calcext:value-type="date">
            <text:p>05/05</text:p>
          </table:table-cell>
          <table:table-cell table:style-name="ce138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14]" office:value-type="string" office:string-value="MoMo (parcial)" calcext:value-type="string">
            <text:p>MoMo (parcial)</text:p>
          </table:table-cell>
          <table:table-cell table:style-name="ce139" table:formula="of:=[MoMo.C314]/[.C$5]*1000000" office:value-type="float" office:value="110.920174686156" calcext:value-type="float">
            <text:p>111</text:p>
          </table:table-cell>
          <table:table-cell table:style-name="ce139" table:formula="of:=[MoMo.D314]/[.D$5]*1000000" office:value-type="float" office:value="634.967693821787" calcext:value-type="float">
            <text:p>635</text:p>
          </table:table-cell>
          <table:table-cell table:style-name="ce139" table:formula="of:=[MoMo.E314]/[.E$5]*1000000" office:value-type="float" office:value="270.363843601324" calcext:value-type="float">
            <text:p>270</text:p>
          </table:table-cell>
          <table:table-cell table:style-name="ce139" table:formula="of:=[MoMo.F314]/[.F$5]*1000000" office:value-type="float" office:value="148.816378305407" calcext:value-type="float">
            <text:p>149</text:p>
          </table:table-cell>
          <table:table-cell table:style-name="ce139" table:formula="of:=[MoMo.G314]/[.G$5]*1000000" office:value-type="float" office:value="35.2495787675337" calcext:value-type="float">
            <text:p>35</text:p>
          </table:table-cell>
          <table:table-cell table:style-name="ce139" table:formula="of:=[MoMo.H314]/[.H$5]*1000000" office:value-type="float" office:value="324.010002947112" calcext:value-type="float">
            <text:p>324</text:p>
          </table:table-cell>
          <table:table-cell table:style-name="ce139" table:formula="of:=[MoMo.I314]/[.I$5]*1000000" office:value-type="float" office:value="1819.71837533684" calcext:value-type="float">
            <text:p>1820</text:p>
          </table:table-cell>
          <table:table-cell table:style-name="ce139" table:formula="of:=[MoMo.J314]/[.J$5]*1000000" office:value-type="float" office:value="1763.36474069805" calcext:value-type="float">
            <text:p>1763</text:p>
          </table:table-cell>
          <table:table-cell table:style-name="ce139" table:formula="of:=[MoMo.K314]/[.K$5]*1000000" office:value-type="float" office:value="544.863761033623" calcext:value-type="float">
            <text:p>545</text:p>
          </table:table-cell>
          <table:table-cell table:style-name="ce139" table:formula="of:=[MoMo.L314]/[.L$5]*1000000" office:value-type="float" office:value="129.192896739641" calcext:value-type="float">
            <text:p>129</text:p>
          </table:table-cell>
          <table:table-cell table:style-name="ce139" table:formula="of:=[MoMo.M314]/[.M$5]*1000000" office:value-type="float" office:value="287.285520507573" calcext:value-type="float">
            <text:p>287</text:p>
          </table:table-cell>
          <table:table-cell table:style-name="ce139" table:formula="of:=[MoMo.N314]/[.N$5]*1000000" office:value-type="float" office:value="612.380145461257" calcext:value-type="float">
            <text:p>612</text:p>
          </table:table-cell>
          <table:table-cell table:style-name="ce139" table:formula="of:=[MoMo.O314]/[.O$5]*1000000" office:value-type="float" office:value="126.214817619589" calcext:value-type="float">
            <text:p>126</text:p>
          </table:table-cell>
          <table:table-cell table:style-name="ce139" table:formula="of:=[MoMo.P314]/[.P$5]*1000000" office:value-type="float" office:value="1806.60645759955" calcext:value-type="float">
            <text:p>1807</text:p>
          </table:table-cell>
          <table:table-cell table:style-name="ce139"/>
          <table:table-cell table:style-name="ce139" table:formula="of:=[MoMo.R314]/[.R$5]*1000000" office:value-type="float" office:value="105.511701315312" calcext:value-type="float">
            <text:p>106</text:p>
          </table:table-cell>
          <table:table-cell table:style-name="ce139" table:formula="of:=[MoMo.S314]/[.S$5]*1000000" office:value-type="float" office:value="929.652198889977" calcext:value-type="float">
            <text:p>930</text:p>
          </table:table-cell>
          <table:table-cell table:style-name="ce139" table:formula="of:=[MoMo.T314]/[.T$5]*1000000" office:value-type="float" office:value="582.514205888987" calcext:value-type="float">
            <text:p>583</text:p>
          </table:table-cell>
          <table:table-cell table:style-name="ce139" table:formula="of:=[MoMo.U314]/[.U$5]*1000000" office:value-type="float" office:value="804.625009899422" calcext:value-type="float">
            <text:p>805</text:p>
          </table:table-cell>
          <table:table-cell table:style-name="ce139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15]" office:value-type="string" office:string-value="Covid-19 (parcial)" calcext:value-type="string">
            <text:p>Covid-19 (parcial)</text:p>
          </table:table-cell>
          <table:table-cell table:style-name="ce135" table:formula="of:=[MoMo.C315]/[.C$5]*1000000" office:value-type="float" office:value="96.1308180613348" calcext:value-type="float">
            <text:p>96</text:p>
          </table:table-cell>
          <table:table-cell table:style-name="ce135" table:formula="of:=[MoMo.D315]/[.D$5]*1000000" office:value-type="float" office:value="537.92690306924" calcext:value-type="float">
            <text:p>538</text:p>
          </table:table-cell>
          <table:table-cell table:style-name="ce135" table:formula="of:=[MoMo.E315]/[.E$5]*1000000" office:value-type="float" office:value="269.391311789809" calcext:value-type="float">
            <text:p>269</text:p>
          </table:table-cell>
          <table:table-cell table:style-name="ce135" table:formula="of:=[MoMo.F315]/[.F$5]*1000000" office:value-type="float" office:value="184.248849330503" calcext:value-type="float">
            <text:p>184</text:p>
          </table:table-cell>
          <table:table-cell table:style-name="ce135" table:formula="of:=[MoMo.G315]/[.G$5]*1000000" office:value-type="float" office:value="51.2293878088157" calcext:value-type="float">
            <text:p>51</text:p>
          </table:table-cell>
          <table:table-cell table:style-name="ce135" table:formula="of:=[MoMo.H315]/[.H$5]*1000000" office:value-type="float" office:value="291.264311159904" calcext:value-type="float">
            <text:p>291</text:p>
          </table:table-cell>
          <table:table-cell table:style-name="ce135" table:formula="of:=[MoMo.I315]/[.I$5]*1000000" office:value-type="float" office:value="1019.85585041118" calcext:value-type="float">
            <text:p>1020</text:p>
          </table:table-cell>
          <table:table-cell table:style-name="ce135" table:formula="of:=[MoMo.J315]/[.J$5]*1000000" office:value-type="float" office:value="908.818649234979" calcext:value-type="float">
            <text:p>909</text:p>
          </table:table-cell>
          <table:table-cell table:style-name="ce135" table:formula="of:=[MoMo.K315]/[.K$5]*1000000" office:value-type="float" office:value="584.073951999095" calcext:value-type="float">
            <text:p>584</text:p>
          </table:table-cell>
          <table:table-cell table:style-name="ce135" table:formula="of:=[MoMo.L315]/[.L$5]*1000000" office:value-type="float" office:value="0" calcext:value-type="float">
            <text:p>0</text:p>
          </table:table-cell>
          <table:table-cell table:style-name="ce135" table:formula="of:=[MoMo.M315]/[.M$5]*1000000" office:value-type="float" office:value="239.53890875421" calcext:value-type="float">
            <text:p>240</text:p>
          </table:table-cell>
          <table:table-cell table:style-name="ce135" table:formula="of:=[MoMo.N315]/[.N$5]*1000000" office:value-type="float" office:value="437.148079484519" calcext:value-type="float">
            <text:p>437</text:p>
          </table:table-cell>
          <table:table-cell table:style-name="ce135" table:formula="of:=[MoMo.O315]/[.O$5]*1000000" office:value-type="float" office:value="86.6107546128555" calcext:value-type="float">
            <text:p>87</text:p>
          </table:table-cell>
          <table:table-cell table:style-name="ce135" table:formula="of:=[MoMo.P315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15]/[.R$5]*1000000" office:value-type="float" office:value="81.8392042253378" calcext:value-type="float">
            <text:p>82</text:p>
          </table:table-cell>
          <table:table-cell table:style-name="ce135" table:formula="of:=[MoMo.S315]/[.S$5]*1000000" office:value-type="float" office:value="525.052736914605" calcext:value-type="float">
            <text:p>525</text:p>
          </table:table-cell>
          <table:table-cell table:style-name="ce135" table:formula="of:=[MoMo.T315]/[.T$5]*1000000" office:value-type="float" office:value="440.637209606892" calcext:value-type="float">
            <text:p>441</text:p>
          </table:table-cell>
          <table:table-cell table:style-name="ce135" table:formula="of:=[MoMo.U315]/[.U$5]*1000000" office:value-type="float" office:value="1080.22491486497" calcext:value-type="float">
            <text:p>1080</text:p>
          </table:table-cell>
          <table:table-cell table:style-name="ce135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16]" office:value-type="string" office:string-value="Covid-19 (total)" calcext:value-type="string">
            <text:p>Covid-19 (total)</text:p>
          </table:table-cell>
          <table:table-cell table:style-name="ce140" table:formula="of:=[MoMo.C316]/[.C$5]*1000000" office:value-type="float" office:value="160.297542772251" calcext:value-type="float">
            <text:p>160</text:p>
          </table:table-cell>
          <table:table-cell table:style-name="ce140" table:formula="of:=[MoMo.D316]/[.D$5]*1000000" office:value-type="float" office:value="639.552298109309" calcext:value-type="float">
            <text:p>640</text:p>
          </table:table-cell>
          <table:table-cell table:style-name="ce140" table:formula="of:=[MoMo.E316]/[.E$5]*1000000" office:value-type="float" office:value="301.484861569822" calcext:value-type="float">
            <text:p>301</text:p>
          </table:table-cell>
          <table:table-cell table:style-name="ce140" table:formula="of:=[MoMo.F316]/[.F$5]*1000000" office:value-type="float" office:value="191.335343535523" calcext:value-type="float">
            <text:p>191</text:p>
          </table:table-cell>
          <table:table-cell table:style-name="ce140" table:formula="of:=[MoMo.G316]/[.G$5]*1000000" office:value-type="float" office:value="70.9691519186346" calcext:value-type="float">
            <text:p>71</text:p>
          </table:table-cell>
          <table:table-cell table:style-name="ce140" table:formula="of:=[MoMo.H316]/[.H$5]*1000000" office:value-type="float" office:value="355.032237271836" calcext:value-type="float">
            <text:p>355</text:p>
          </table:table-cell>
          <table:table-cell table:style-name="ce140" table:formula="of:=[MoMo.I316]/[.I$5]*1000000" office:value-type="float" office:value="1191.28461159141" calcext:value-type="float">
            <text:p>1191</text:p>
          </table:table-cell>
          <table:table-cell table:style-name="ce140" table:formula="of:=[MoMo.J316]/[.J$5]*1000000" office:value-type="float" office:value="952.236695452502" calcext:value-type="float">
            <text:p>952</text:p>
          </table:table-cell>
          <table:table-cell table:style-name="ce140" table:formula="of:=[MoMo.K316]/[.K$5]*1000000" office:value-type="float" office:value="805.124693012494" calcext:value-type="float">
            <text:p>805</text:p>
          </table:table-cell>
          <table:table-cell table:style-name="ce140" table:formula="of:=[MoMo.L316]/[.L$5]*1000000" office:value-type="float" office:value="46.9792351780513" calcext:value-type="float">
            <text:p>47</text:p>
          </table:table-cell>
          <table:table-cell table:style-name="ce140" table:formula="of:=[MoMo.M316]/[.M$5]*1000000" office:value-type="float" office:value="273.586070721798" calcext:value-type="float">
            <text:p>274</text:p>
          </table:table-cell>
          <table:table-cell table:style-name="ce140" table:formula="of:=[MoMo.N316]/[.N$5]*1000000" office:value-type="float" office:value="460.450215917596" calcext:value-type="float">
            <text:p>460</text:p>
          </table:table-cell>
          <table:table-cell table:style-name="ce140" table:formula="of:=[MoMo.O316]/[.O$5]*1000000" office:value-type="float" office:value="222.44898941165" calcext:value-type="float">
            <text:p>222</text:p>
          </table:table-cell>
          <table:table-cell table:style-name="ce140" table:formula="of:=[MoMo.P316]/[.P$5]*1000000" office:value-type="float" office:value="1339.14475639469" calcext:value-type="float">
            <text:p>1339</text:p>
          </table:table-cell>
          <table:table-cell table:style-name="ce140"/>
          <table:table-cell table:style-name="ce140" table:formula="of:=[MoMo.R316]/[.R$5]*1000000" office:value-type="float" office:value="96.7190595390356" calcext:value-type="float">
            <text:p>97</text:p>
          </table:table-cell>
          <table:table-cell table:style-name="ce140" table:formula="of:=[MoMo.S316]/[.S$5]*1000000" office:value-type="float" office:value="772.136377815595" calcext:value-type="float">
            <text:p>772</text:p>
          </table:table-cell>
          <table:table-cell table:style-name="ce140" table:formula="of:=[MoMo.T316]/[.T$5]*1000000" office:value-type="float" office:value="661.183181391559" calcext:value-type="float">
            <text:p>661</text:p>
          </table:table-cell>
          <table:table-cell table:style-name="ce140" table:formula="of:=[MoMo.U316]/[.U$5]*1000000" office:value-type="float" office:value="1102.3996198622" calcext:value-type="float">
            <text:p>1102</text:p>
          </table:table-cell>
          <table:table-cell table:style-name="ce140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17]" office:value-type="string" office:string-value="Diferencia" calcext:value-type="string">
            <text:p>Diferencia</text:p>
          </table:table-cell>
          <table:table-cell table:style-name="ce136" table:formula="of:=[.C314]-[.C315]" office:value-type="float" office:value="14.7893566248207" calcext:value-type="float">
            <text:p>15</text:p>
          </table:table-cell>
          <table:table-cell table:style-name="ce136" table:formula="of:=[.D314]-[.D315]" office:value-type="float" office:value="97.0407907525475" calcext:value-type="float">
            <text:p>97</text:p>
          </table:table-cell>
          <table:table-cell table:style-name="ce136" table:formula="of:=[.E314]-[.E315]" office:value-type="float" office:value="0.972531811515523" calcext:value-type="float">
            <text:p>1</text:p>
          </table:table-cell>
          <table:table-cell table:style-name="ce136" table:formula="of:=[.F314]-[.F315]" office:value-type="float" office:value="-35.4324710250968" calcext:value-type="float">
            <text:p>-35</text:p>
          </table:table-cell>
          <table:table-cell table:style-name="ce136" table:formula="of:=[.G314]-[.G315]" office:value-type="float" office:value="-15.979809041282" calcext:value-type="float">
            <text:p>-16</text:p>
          </table:table-cell>
          <table:table-cell table:style-name="ce136" table:formula="of:=[.H314]-[.H315]" office:value-type="float" office:value="32.7456917872081" calcext:value-type="float">
            <text:p>33</text:p>
          </table:table-cell>
          <table:table-cell table:style-name="ce136" table:formula="of:=[.I314]-[.I315]" office:value-type="float" office:value="799.862524925659" calcext:value-type="float">
            <text:p>800</text:p>
          </table:table-cell>
          <table:table-cell table:style-name="ce136" table:formula="of:=[.J314]-[.J315]" office:value-type="float" office:value="854.546091463075" calcext:value-type="float">
            <text:p>855</text:p>
          </table:table-cell>
          <table:table-cell table:style-name="ce136" table:formula="of:=[.K314]-[.K315]" office:value-type="float" office:value="-39.2101909654721" calcext:value-type="float">
            <text:p>-39</text:p>
          </table:table-cell>
          <table:table-cell table:style-name="ce136" table:formula="of:=[.L314]-[.L315]" office:value-type="float" office:value="129.192896739641" calcext:value-type="float">
            <text:p>129</text:p>
          </table:table-cell>
          <table:table-cell table:style-name="ce136" table:formula="of:=[.M314]-[.M315]" office:value-type="float" office:value="47.7466117533623" calcext:value-type="float">
            <text:p>48</text:p>
          </table:table-cell>
          <table:table-cell table:style-name="ce136" table:formula="of:=[.N314]-[.N315]" office:value-type="float" office:value="175.232065976737" calcext:value-type="float">
            <text:p>175</text:p>
          </table:table-cell>
          <table:table-cell table:style-name="ce136" table:formula="of:=[.O314]-[.O315]" office:value-type="float" office:value="39.6040630067331" calcext:value-type="float">
            <text:p>40</text:p>
          </table:table-cell>
          <table:table-cell table:style-name="ce136" table:formula="of:=[.P314]-[.P315]" office:value-type="float" office:value="502.7303563852" calcext:value-type="float">
            <text:p>503</text:p>
          </table:table-cell>
          <table:table-cell table:style-name="ce136"/>
          <table:table-cell table:style-name="ce136" table:formula="of:=[.R314]-[.R315]" office:value-type="float" office:value="23.6724970899737" calcext:value-type="float">
            <text:p>24</text:p>
          </table:table-cell>
          <table:table-cell table:style-name="ce136" table:formula="of:=[.S314]-[.S315]" office:value-type="float" office:value="404.599461975372" calcext:value-type="float">
            <text:p>405</text:p>
          </table:table-cell>
          <table:table-cell table:style-name="ce136" table:formula="of:=[.T314]-[.T315]" office:value-type="float" office:value="141.876996282095" calcext:value-type="float">
            <text:p>142</text:p>
          </table:table-cell>
          <table:table-cell table:style-name="ce136" table:formula="of:=[.U314]-[.U315]" office:value-type="float" office:value="-275.59990496555" calcext:value-type="float">
            <text:p>-276</text:p>
          </table:table-cell>
          <table:table-cell table:style-name="ce136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19]" office:value-type="date" office:date-value="2020-05-16" calcext:value-type="date">
            <text:p>16/05</text:p>
          </table:table-cell>
          <table:table-cell table:style-name="ce121" table:formula="of:=[MoMo.B319]" office:value-type="string" office:string-value="Inicio" calcext:value-type="string">
            <text:p>Inicio</text:p>
          </table:table-cell>
          <table:table-cell table:style-name="ce44" table:formula="of:=[MoMo.C319]" office:value-type="date" office:date-value="2020-03-20" calcext:value-type="date">
            <text:p>20/03</text:p>
          </table:table-cell>
          <table:table-cell table:style-name="ce44" table:formula="of:=[MoMo.D319]" office:value-type="date" office:date-value="2020-03-23" calcext:value-type="date">
            <text:p>23/03</text:p>
          </table:table-cell>
          <table:table-cell table:style-name="ce44" table:formula="of:=[MoMo.E319]" office:value-type="date" office:date-value="2020-03-20" calcext:value-type="date">
            <text:p>20/03</text:p>
          </table:table-cell>
          <table:table-cell table:style-name="ce44" table:formula="of:=[MoMo.F319]" office:value-type="date" office:date-value="2020-03-16" calcext:value-type="date">
            <text:p>16/03</text:p>
          </table:table-cell>
          <table:table-cell table:style-name="ce44" table:formula="of:=[MoMo.G319]" office:value-type="date" office:date-value="2020-03-27" calcext:value-type="date">
            <text:p>27/03</text:p>
          </table:table-cell>
          <table:table-cell table:style-name="ce44" table:formula="of:=[MoMo.H319]" office:value-type="date" office:date-value="2020-03-24" calcext:value-type="date">
            <text:p>24/03</text:p>
          </table:table-cell>
          <table:table-cell table:style-name="ce44" table:formula="of:=[MoMo.I319]" office:value-type="date" office:date-value="2020-03-14" calcext:value-type="date">
            <text:p>14/03</text:p>
          </table:table-cell>
          <table:table-cell table:style-name="ce44" table:formula="of:=[MoMo.J319]" office:value-type="date" office:date-value="2020-03-18" calcext:value-type="date">
            <text:p>18/03</text:p>
          </table:table-cell>
          <table:table-cell table:style-name="ce44" table:formula="of:=[MoMo.K319]" office:value-type="date" office:date-value="2020-03-23" calcext:value-type="date">
            <text:p>23/03</text:p>
          </table:table-cell>
          <table:table-cell table:style-name="ce44" table:formula="of:=[MoMo.L319]" office:value-type="date" office:date-value="2020-03-28" calcext:value-type="date">
            <text:p>28/03</text:p>
          </table:table-cell>
          <table:table-cell table:style-name="ce44" table:formula="of:=[MoMo.M319]" office:value-type="date" office:date-value="2020-03-22" calcext:value-type="date">
            <text:p>22/03</text:p>
          </table:table-cell>
          <table:table-cell table:style-name="ce44" table:formula="of:=[MoMo.N319]" office:value-type="date" office:date-value="2020-03-23" calcext:value-type="date">
            <text:p>23/03</text:p>
          </table:table-cell>
          <table:table-cell table:style-name="ce44" table:formula="of:=[MoMo.O319]" office:value-type="date" office:date-value="2020-03-21" calcext:value-type="date">
            <text:p>21/03</text:p>
          </table:table-cell>
          <table:table-cell table:style-name="ce44" table:formula="of:=[MoMo.P31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19]" office:value-type="date" office:date-value="2020-03-27" calcext:value-type="date">
            <text:p>27/03</text:p>
          </table:table-cell>
          <table:table-cell table:style-name="ce44" table:formula="of:=[MoMo.S319]" office:value-type="date" office:date-value="2020-03-22" calcext:value-type="date">
            <text:p>22/03</text:p>
          </table:table-cell>
          <table:table-cell table:style-name="ce44" table:formula="of:=[MoMo.T319]" office:value-type="date" office:date-value="2020-03-25" calcext:value-type="date">
            <text:p>25/03</text:p>
          </table:table-cell>
          <table:table-cell table:style-name="ce44" table:formula="of:=[MoMo.U319]" office:value-type="date" office:date-value="2020-03-20" calcext:value-type="date">
            <text:p>20/03</text:p>
          </table:table-cell>
          <table:table-cell table:style-name="ce44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20]" office:value-type="string" office:string-value="Fin" calcext:value-type="string">
            <text:p>Fin</text:p>
          </table:table-cell>
          <table:table-cell table:style-name="ce138" table:formula="of:=[MoMo.C320]" office:value-type="date" office:date-value="2020-04-14" calcext:value-type="date">
            <text:p>14/04</text:p>
          </table:table-cell>
          <table:table-cell table:style-name="ce138" table:formula="of:=[MoMo.D320]" office:value-type="date" office:date-value="2020-04-29" calcext:value-type="date">
            <text:p>29/04</text:p>
          </table:table-cell>
          <table:table-cell table:style-name="ce138" table:formula="of:=[MoMo.E320]" office:value-type="date" office:date-value="2020-04-22" calcext:value-type="date">
            <text:p>22/04</text:p>
          </table:table-cell>
          <table:table-cell table:style-name="ce138" table:formula="of:=[MoMo.F320]" office:value-type="date" office:date-value="2020-05-10" calcext:value-type="date">
            <text:p>10/05</text:p>
          </table:table-cell>
          <table:table-cell table:style-name="ce138" table:formula="of:=[MoMo.G320]" office:value-type="date" office:date-value="2020-05-01" calcext:value-type="date">
            <text:p>01/05</text:p>
          </table:table-cell>
          <table:table-cell table:style-name="ce138" table:formula="of:=[MoMo.H320]" office:value-type="date" office:date-value="2020-04-24" calcext:value-type="date">
            <text:p>24/04</text:p>
          </table:table-cell>
          <table:table-cell table:style-name="ce138" table:formula="of:=[MoMo.I320]" office:value-type="date" office:date-value="2020-04-30" calcext:value-type="date">
            <text:p>30/04</text:p>
          </table:table-cell>
          <table:table-cell table:style-name="ce138" table:formula="of:=[MoMo.J320]" office:value-type="date" office:date-value="2020-05-08" calcext:value-type="date">
            <text:p>08/05</text:p>
          </table:table-cell>
          <table:table-cell table:style-name="ce138" table:formula="of:=[MoMo.K320]" office:value-type="date" office:date-value="2020-05-06" calcext:value-type="date">
            <text:p>06/05</text:p>
          </table:table-cell>
          <table:table-cell table:style-name="ce138" table:formula="of:=[MoMo.L320]" office:value-type="date" office:date-value="2020-03-31" calcext:value-type="date">
            <text:p>31/03</text:p>
          </table:table-cell>
          <table:table-cell table:style-name="ce138" table:formula="of:=[MoMo.M320]" office:value-type="date" office:date-value="2020-05-14" calcext:value-type="date">
            <text:p>14/05</text:p>
          </table:table-cell>
          <table:table-cell table:style-name="ce138" table:formula="of:=[MoMo.N320]" office:value-type="date" office:date-value="2020-05-12" calcext:value-type="date">
            <text:p>12/05</text:p>
          </table:table-cell>
          <table:table-cell table:style-name="ce138" table:formula="of:=[MoMo.O320]" office:value-type="date" office:date-value="2020-04-10" calcext:value-type="date">
            <text:p>10/04</text:p>
          </table:table-cell>
          <table:table-cell table:style-name="ce138" table:formula="of:=[MoMo.P320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20]" office:value-type="date" office:date-value="2020-05-05" calcext:value-type="date">
            <text:p>05/05</text:p>
          </table:table-cell>
          <table:table-cell table:style-name="ce138" table:formula="of:=[MoMo.S320]" office:value-type="date" office:date-value="2020-04-18" calcext:value-type="date">
            <text:p>18/04</text:p>
          </table:table-cell>
          <table:table-cell table:style-name="ce138" table:formula="of:=[MoMo.T320]" office:value-type="date" office:date-value="2020-04-22" calcext:value-type="date">
            <text:p>22/04</text:p>
          </table:table-cell>
          <table:table-cell table:style-name="ce138" table:formula="of:=[MoMo.U320]" office:value-type="date" office:date-value="2020-05-05" calcext:value-type="date">
            <text:p>05/05</text:p>
          </table:table-cell>
          <table:table-cell table:style-name="ce138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21]" office:value-type="string" office:string-value="MoMo (parcial)" calcext:value-type="string">
            <text:p>MoMo (parcial)</text:p>
          </table:table-cell>
          <table:table-cell table:style-name="ce139" table:formula="of:=[MoMo.C321]/[.C$5]*1000000" office:value-type="float" office:value="110.920174686156" calcext:value-type="float">
            <text:p>111</text:p>
          </table:table-cell>
          <table:table-cell table:style-name="ce139" table:formula="of:=[MoMo.D321]/[.D$5]*1000000" office:value-type="float" office:value="634.967693821787" calcext:value-type="float">
            <text:p>635</text:p>
          </table:table-cell>
          <table:table-cell table:style-name="ce139" table:formula="of:=[MoMo.E321]/[.E$5]*1000000" office:value-type="float" office:value="270.363843601324" calcext:value-type="float">
            <text:p>270</text:p>
          </table:table-cell>
          <table:table-cell table:style-name="ce139" table:formula="of:=[MoMo.F321]/[.F$5]*1000000" office:value-type="float" office:value="147.930566529779" calcext:value-type="float">
            <text:p>148</text:p>
          </table:table-cell>
          <table:table-cell table:style-name="ce139" table:formula="of:=[MoMo.G321]/[.G$5]*1000000" office:value-type="float" office:value="35.2495787675337" calcext:value-type="float">
            <text:p>35</text:p>
          </table:table-cell>
          <table:table-cell table:style-name="ce139" table:formula="of:=[MoMo.H321]/[.H$5]*1000000" office:value-type="float" office:value="324.010002947112" calcext:value-type="float">
            <text:p>324</text:p>
          </table:table-cell>
          <table:table-cell table:style-name="ce139" table:formula="of:=[MoMo.I321]/[.I$5]*1000000" office:value-type="float" office:value="1819.71837533684" calcext:value-type="float">
            <text:p>1820</text:p>
          </table:table-cell>
          <table:table-cell table:style-name="ce139" table:formula="of:=[MoMo.J321]/[.J$5]*1000000" office:value-type="float" office:value="1769.77877025292" calcext:value-type="float">
            <text:p>1770</text:p>
          </table:table-cell>
          <table:table-cell table:style-name="ce139" table:formula="of:=[MoMo.K321]/[.K$5]*1000000" office:value-type="float" office:value="594.468599939606" calcext:value-type="float">
            <text:p>594</text:p>
          </table:table-cell>
          <table:table-cell table:style-name="ce139" table:formula="of:=[MoMo.L321]/[.L$5]*1000000" office:value-type="float" office:value="129.192896739641" calcext:value-type="float">
            <text:p>129</text:p>
          </table:table-cell>
          <table:table-cell table:style-name="ce139" table:formula="of:=[MoMo.M321]/[.M$5]*1000000" office:value-type="float" office:value="297.157182853205" calcext:value-type="float">
            <text:p>297</text:p>
          </table:table-cell>
          <table:table-cell table:style-name="ce139" table:formula="of:=[MoMo.N321]/[.N$5]*1000000" office:value-type="float" office:value="614.244316375903" calcext:value-type="float">
            <text:p>614</text:p>
          </table:table-cell>
          <table:table-cell table:style-name="ce139" table:formula="of:=[MoMo.O321]/[.O$5]*1000000" office:value-type="float" office:value="133.987577648947" calcext:value-type="float">
            <text:p>134</text:p>
          </table:table-cell>
          <table:table-cell table:style-name="ce139" table:formula="of:=[MoMo.P321]/[.P$5]*1000000" office:value-type="float" office:value="1805.08625694523" calcext:value-type="float">
            <text:p>1805</text:p>
          </table:table-cell>
          <table:table-cell table:style-name="ce139"/>
          <table:table-cell table:style-name="ce139" table:formula="of:=[MoMo.R321]/[.R$5]*1000000" office:value-type="float" office:value="104.835344255598" calcext:value-type="float">
            <text:p>105</text:p>
          </table:table-cell>
          <table:table-cell table:style-name="ce139" table:formula="of:=[MoMo.S321]/[.S$5]*1000000" office:value-type="float" office:value="929.652198889977" calcext:value-type="float">
            <text:p>930</text:p>
          </table:table-cell>
          <table:table-cell table:style-name="ce139" table:formula="of:=[MoMo.T321]/[.T$5]*1000000" office:value-type="float" office:value="582.514205888987" calcext:value-type="float">
            <text:p>583</text:p>
          </table:table-cell>
          <table:table-cell table:style-name="ce139" table:formula="of:=[MoMo.U321]/[.U$5]*1000000" office:value-type="float" office:value="804.625009899422" calcext:value-type="float">
            <text:p>805</text:p>
          </table:table-cell>
          <table:table-cell table:style-name="ce139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22]" office:value-type="string" office:string-value="Covid-19 (parcial)" calcext:value-type="string">
            <text:p>Covid-19 (parcial)</text:p>
          </table:table-cell>
          <table:table-cell table:style-name="ce135" table:formula="of:=[MoMo.C322]/[.C$5]*1000000" office:value-type="float" office:value="96.1308180613348" calcext:value-type="float">
            <text:p>96</text:p>
          </table:table-cell>
          <table:table-cell table:style-name="ce135" table:formula="of:=[MoMo.D322]/[.D$5]*1000000" office:value-type="float" office:value="537.92690306924" calcext:value-type="float">
            <text:p>538</text:p>
          </table:table-cell>
          <table:table-cell table:style-name="ce135" table:formula="of:=[MoMo.E322]/[.E$5]*1000000" office:value-type="float" office:value="269.391311789809" calcext:value-type="float">
            <text:p>269</text:p>
          </table:table-cell>
          <table:table-cell table:style-name="ce135" table:formula="of:=[MoMo.F322]/[.F$5]*1000000" office:value-type="float" office:value="184.248849330503" calcext:value-type="float">
            <text:p>184</text:p>
          </table:table-cell>
          <table:table-cell table:style-name="ce135" table:formula="of:=[MoMo.G322]/[.G$5]*1000000" office:value-type="float" office:value="51.2293878088157" calcext:value-type="float">
            <text:p>51</text:p>
          </table:table-cell>
          <table:table-cell table:style-name="ce135" table:formula="of:=[MoMo.H322]/[.H$5]*1000000" office:value-type="float" office:value="291.264311159904" calcext:value-type="float">
            <text:p>291</text:p>
          </table:table-cell>
          <table:table-cell table:style-name="ce135" table:formula="of:=[MoMo.I322]/[.I$5]*1000000" office:value-type="float" office:value="1019.85585041118" calcext:value-type="float">
            <text:p>1020</text:p>
          </table:table-cell>
          <table:table-cell table:style-name="ce135" table:formula="of:=[MoMo.J322]/[.J$5]*1000000" office:value-type="float" office:value="914.739291901005" calcext:value-type="float">
            <text:p>915</text:p>
          </table:table-cell>
          <table:table-cell table:style-name="ce135" table:formula="of:=[MoMo.K322]/[.K$5]*1000000" office:value-type="float" office:value="709.336038573354" calcext:value-type="float">
            <text:p>709</text:p>
          </table:table-cell>
          <table:table-cell table:style-name="ce135" table:formula="of:=[MoMo.L322]/[.L$5]*1000000" office:value-type="float" office:value="0" calcext:value-type="float">
            <text:p>0</text:p>
          </table:table-cell>
          <table:table-cell table:style-name="ce135" table:formula="of:=[MoMo.M322]/[.M$5]*1000000" office:value-type="float" office:value="257.871995967527" calcext:value-type="float">
            <text:p>258</text:p>
          </table:table-cell>
          <table:table-cell table:style-name="ce135" table:formula="of:=[MoMo.N322]/[.N$5]*1000000" office:value-type="float" office:value="437.148079484519" calcext:value-type="float">
            <text:p>437</text:p>
          </table:table-cell>
          <table:table-cell table:style-name="ce135" table:formula="of:=[MoMo.O322]/[.O$5]*1000000" office:value-type="float" office:value="86.6107546128555" calcext:value-type="float">
            <text:p>87</text:p>
          </table:table-cell>
          <table:table-cell table:style-name="ce135" table:formula="of:=[MoMo.P322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22]/[.R$5]*1000000" office:value-type="float" office:value="81.8392042253378" calcext:value-type="float">
            <text:p>82</text:p>
          </table:table-cell>
          <table:table-cell table:style-name="ce135" table:formula="of:=[MoMo.S322]/[.S$5]*1000000" office:value-type="float" office:value="525.052736914605" calcext:value-type="float">
            <text:p>525</text:p>
          </table:table-cell>
          <table:table-cell table:style-name="ce135" table:formula="of:=[MoMo.T322]/[.T$5]*1000000" office:value-type="float" office:value="440.637209606892" calcext:value-type="float">
            <text:p>441</text:p>
          </table:table-cell>
          <table:table-cell table:style-name="ce135" table:formula="of:=[MoMo.U322]/[.U$5]*1000000" office:value-type="float" office:value="1080.22491486497" calcext:value-type="float">
            <text:p>1080</text:p>
          </table:table-cell>
          <table:table-cell table:style-name="ce135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23]" office:value-type="string" office:string-value="Covid-19 (total)" calcext:value-type="string">
            <text:p>Covid-19 (total)</text:p>
          </table:table-cell>
          <table:table-cell table:style-name="ce140" table:formula="of:=[MoMo.C323]/[.C$5]*1000000" office:value-type="float" office:value="161.609501827678" calcext:value-type="float">
            <text:p>162</text:p>
          </table:table-cell>
          <table:table-cell table:style-name="ce140" table:formula="of:=[MoMo.D323]/[.D$5]*1000000" office:value-type="float" office:value="640.316398823896" calcext:value-type="float">
            <text:p>640</text:p>
          </table:table-cell>
          <table:table-cell table:style-name="ce140" table:formula="of:=[MoMo.E323]/[.E$5]*1000000" office:value-type="float" office:value="304.402457004369" calcext:value-type="float">
            <text:p>304</text:p>
          </table:table-cell>
          <table:table-cell table:style-name="ce140" table:formula="of:=[MoMo.F323]/[.F$5]*1000000" office:value-type="float" office:value="191.335343535523" calcext:value-type="float">
            <text:p>191</text:p>
          </table:table-cell>
          <table:table-cell table:style-name="ce140" table:formula="of:=[MoMo.G323]/[.G$5]*1000000" office:value-type="float" office:value="70.9691519186346" calcext:value-type="float">
            <text:p>71</text:p>
          </table:table-cell>
          <table:table-cell table:style-name="ce140" table:formula="of:=[MoMo.H323]/[.H$5]*1000000" office:value-type="float" office:value="355.032237271836" calcext:value-type="float">
            <text:p>355</text:p>
          </table:table-cell>
          <table:table-cell table:style-name="ce140" table:formula="of:=[MoMo.I323]/[.I$5]*1000000" office:value-type="float" office:value="1196.680674292" calcext:value-type="float">
            <text:p>1197</text:p>
          </table:table-cell>
          <table:table-cell table:style-name="ce140" table:formula="of:=[MoMo.J323]/[.J$5]*1000000" office:value-type="float" office:value="957.170564340857" calcext:value-type="float">
            <text:p>957</text:p>
          </table:table-cell>
          <table:table-cell table:style-name="ce140" table:formula="of:=[MoMo.K323]/[.K$5]*1000000" office:value-type="float" office:value="809.466761139543" calcext:value-type="float">
            <text:p>809</text:p>
          </table:table-cell>
          <table:table-cell table:style-name="ce140" table:formula="of:=[MoMo.L323]/[.L$5]*1000000" office:value-type="float" office:value="46.9792351780513" calcext:value-type="float">
            <text:p>47</text:p>
          </table:table-cell>
          <table:table-cell table:style-name="ce140" table:formula="of:=[MoMo.M323]/[.M$5]*1000000" office:value-type="float" office:value="274.996308199745" calcext:value-type="float">
            <text:p>275</text:p>
          </table:table-cell>
          <table:table-cell table:style-name="ce140" table:formula="of:=[MoMo.N323]/[.N$5]*1000000" office:value-type="float" office:value="463.246472289565" calcext:value-type="float">
            <text:p>463</text:p>
          </table:table-cell>
          <table:table-cell table:style-name="ce140" table:formula="of:=[MoMo.O323]/[.O$5]*1000000" office:value-type="float" office:value="223.559383701559" calcext:value-type="float">
            <text:p>224</text:p>
          </table:table-cell>
          <table:table-cell table:style-name="ce140" table:formula="of:=[MoMo.P323]/[.P$5]*1000000" office:value-type="float" office:value="1341.72909750704" calcext:value-type="float">
            <text:p>1342</text:p>
          </table:table-cell>
          <table:table-cell table:style-name="ce140"/>
          <table:table-cell table:style-name="ce140" table:formula="of:=[MoMo.R323]/[.R$5]*1000000" office:value-type="float" office:value="97.3954165987492" calcext:value-type="float">
            <text:p>97</text:p>
          </table:table-cell>
          <table:table-cell table:style-name="ce140" table:formula="of:=[MoMo.S323]/[.S$5]*1000000" office:value-type="float" office:value="773.680650571226" calcext:value-type="float">
            <text:p>774</text:p>
          </table:table-cell>
          <table:table-cell table:style-name="ce140" table:formula="of:=[MoMo.T323]/[.T$5]*1000000" office:value-type="float" office:value="661.637915354001" calcext:value-type="float">
            <text:p>662</text:p>
          </table:table-cell>
          <table:table-cell table:style-name="ce140" table:formula="of:=[MoMo.U323]/[.U$5]*1000000" office:value-type="float" office:value="1102.3996198622" calcext:value-type="float">
            <text:p>1102</text:p>
          </table:table-cell>
          <table:table-cell table:style-name="ce140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24]" office:value-type="string" office:string-value="Diferencia" calcext:value-type="string">
            <text:p>Diferencia</text:p>
          </table:table-cell>
          <table:table-cell table:style-name="ce136" table:formula="of:=[.C321]-[.C322]" office:value-type="float" office:value="14.7893566248207" calcext:value-type="float">
            <text:p>15</text:p>
          </table:table-cell>
          <table:table-cell table:style-name="ce136" table:formula="of:=[.D321]-[.D322]" office:value-type="float" office:value="97.0407907525475" calcext:value-type="float">
            <text:p>97</text:p>
          </table:table-cell>
          <table:table-cell table:style-name="ce136" table:formula="of:=[.E321]-[.E322]" office:value-type="float" office:value="0.972531811515523" calcext:value-type="float">
            <text:p>1</text:p>
          </table:table-cell>
          <table:table-cell table:style-name="ce136" table:formula="of:=[.F321]-[.F322]" office:value-type="float" office:value="-36.3182828007243" calcext:value-type="float">
            <text:p>-36</text:p>
          </table:table-cell>
          <table:table-cell table:style-name="ce136" table:formula="of:=[.G321]-[.G322]" office:value-type="float" office:value="-15.979809041282" calcext:value-type="float">
            <text:p>-16</text:p>
          </table:table-cell>
          <table:table-cell table:style-name="ce136" table:formula="of:=[.H321]-[.H322]" office:value-type="float" office:value="32.7456917872081" calcext:value-type="float">
            <text:p>33</text:p>
          </table:table-cell>
          <table:table-cell table:style-name="ce136" table:formula="of:=[.I321]-[.I322]" office:value-type="float" office:value="799.862524925659" calcext:value-type="float">
            <text:p>800</text:p>
          </table:table-cell>
          <table:table-cell table:style-name="ce136" table:formula="of:=[.J321]-[.J322]" office:value-type="float" office:value="855.03947835191" calcext:value-type="float">
            <text:p>855</text:p>
          </table:table-cell>
          <table:table-cell table:style-name="ce136" table:formula="of:=[.K321]-[.K322]" office:value-type="float" office:value="-114.867438633749" calcext:value-type="float">
            <text:p>-115</text:p>
          </table:table-cell>
          <table:table-cell table:style-name="ce136" table:formula="of:=[.L321]-[.L322]" office:value-type="float" office:value="129.192896739641" calcext:value-type="float">
            <text:p>129</text:p>
          </table:table-cell>
          <table:table-cell table:style-name="ce136" table:formula="of:=[.M321]-[.M322]" office:value-type="float" office:value="39.2851868856779" calcext:value-type="float">
            <text:p>39</text:p>
          </table:table-cell>
          <table:table-cell table:style-name="ce136" table:formula="of:=[.N321]-[.N322]" office:value-type="float" office:value="177.096236891383" calcext:value-type="float">
            <text:p>177</text:p>
          </table:table-cell>
          <table:table-cell table:style-name="ce136" table:formula="of:=[.O321]-[.O322]" office:value-type="float" office:value="47.3768230360919" calcext:value-type="float">
            <text:p>47</text:p>
          </table:table-cell>
          <table:table-cell table:style-name="ce136" table:formula="of:=[.P321]-[.P322]" office:value-type="float" office:value="501.210155730875" calcext:value-type="float">
            <text:p>501</text:p>
          </table:table-cell>
          <table:table-cell table:style-name="ce136"/>
          <table:table-cell table:style-name="ce136" table:formula="of:=[.R321]-[.R322]" office:value-type="float" office:value="22.9961400302602" calcext:value-type="float">
            <text:p>23</text:p>
          </table:table-cell>
          <table:table-cell table:style-name="ce136" table:formula="of:=[.S321]-[.S322]" office:value-type="float" office:value="404.599461975372" calcext:value-type="float">
            <text:p>405</text:p>
          </table:table-cell>
          <table:table-cell table:style-name="ce136" table:formula="of:=[.T321]-[.T322]" office:value-type="float" office:value="141.876996282095" calcext:value-type="float">
            <text:p>142</text:p>
          </table:table-cell>
          <table:table-cell table:style-name="ce136" table:formula="of:=[.U321]-[.U322]" office:value-type="float" office:value="-275.59990496555" calcext:value-type="float">
            <text:p>-276</text:p>
          </table:table-cell>
          <table:table-cell table:style-name="ce136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26]" office:value-type="date" office:date-value="2020-05-17" calcext:value-type="date">
            <text:p>17/05</text:p>
          </table:table-cell>
          <table:table-cell table:style-name="ce121" table:formula="of:=[MoMo.B326]" office:value-type="string" office:string-value="Inicio" calcext:value-type="string">
            <text:p>Inicio</text:p>
          </table:table-cell>
          <table:table-cell table:style-name="ce44" table:formula="of:=[MoMo.C326]" office:value-type="date" office:date-value="2020-03-20" calcext:value-type="date">
            <text:p>20/03</text:p>
          </table:table-cell>
          <table:table-cell table:style-name="ce44" table:formula="of:=[MoMo.D326]" office:value-type="date" office:date-value="2020-03-23" calcext:value-type="date">
            <text:p>23/03</text:p>
          </table:table-cell>
          <table:table-cell table:style-name="ce44" table:formula="of:=[MoMo.E326]" office:value-type="date" office:date-value="2020-03-20" calcext:value-type="date">
            <text:p>20/03</text:p>
          </table:table-cell>
          <table:table-cell table:style-name="ce44" table:formula="of:=[MoMo.F326]" office:value-type="date" office:date-value="2020-03-16" calcext:value-type="date">
            <text:p>16/03</text:p>
          </table:table-cell>
          <table:table-cell table:style-name="ce44" table:formula="of:=[MoMo.G326]" office:value-type="date" office:date-value="2020-03-27" calcext:value-type="date">
            <text:p>27/03</text:p>
          </table:table-cell>
          <table:table-cell table:style-name="ce44" table:formula="of:=[MoMo.H326]" office:value-type="date" office:date-value="2020-03-24" calcext:value-type="date">
            <text:p>24/03</text:p>
          </table:table-cell>
          <table:table-cell table:style-name="ce44" table:formula="of:=[MoMo.I326]" office:value-type="date" office:date-value="2020-03-14" calcext:value-type="date">
            <text:p>14/03</text:p>
          </table:table-cell>
          <table:table-cell table:style-name="ce44" table:formula="of:=[MoMo.J326]" office:value-type="date" office:date-value="2020-03-18" calcext:value-type="date">
            <text:p>18/03</text:p>
          </table:table-cell>
          <table:table-cell table:style-name="ce44" table:formula="of:=[MoMo.K326]" office:value-type="date" office:date-value="2020-03-23" calcext:value-type="date">
            <text:p>23/03</text:p>
          </table:table-cell>
          <table:table-cell table:style-name="ce44" table:formula="of:=[MoMo.L326]" office:value-type="date" office:date-value="2020-03-28" calcext:value-type="date">
            <text:p>28/03</text:p>
          </table:table-cell>
          <table:table-cell table:style-name="ce44" table:formula="of:=[MoMo.M326]" office:value-type="date" office:date-value="2020-03-22" calcext:value-type="date">
            <text:p>22/03</text:p>
          </table:table-cell>
          <table:table-cell table:style-name="ce44" table:formula="of:=[MoMo.N326]" office:value-type="date" office:date-value="2020-03-23" calcext:value-type="date">
            <text:p>23/03</text:p>
          </table:table-cell>
          <table:table-cell table:style-name="ce44" table:formula="of:=[MoMo.O326]" office:value-type="date" office:date-value="2020-03-21" calcext:value-type="date">
            <text:p>21/03</text:p>
          </table:table-cell>
          <table:table-cell table:style-name="ce44" table:formula="of:=[MoMo.P32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6]" office:value-type="date" office:date-value="2020-03-27" calcext:value-type="date">
            <text:p>27/03</text:p>
          </table:table-cell>
          <table:table-cell table:style-name="ce44" table:formula="of:=[MoMo.S326]" office:value-type="date" office:date-value="2020-03-22" calcext:value-type="date">
            <text:p>22/03</text:p>
          </table:table-cell>
          <table:table-cell table:style-name="ce44" table:formula="of:=[MoMo.T326]" office:value-type="date" office:date-value="2020-03-25" calcext:value-type="date">
            <text:p>25/03</text:p>
          </table:table-cell>
          <table:table-cell table:style-name="ce44" table:formula="of:=[MoMo.U326]" office:value-type="date" office:date-value="2020-03-20" calcext:value-type="date">
            <text:p>20/03</text:p>
          </table:table-cell>
          <table:table-cell table:style-name="ce44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27]" office:value-type="string" office:string-value="Fin" calcext:value-type="string">
            <text:p>Fin</text:p>
          </table:table-cell>
          <table:table-cell table:style-name="ce138" table:formula="of:=[MoMo.C327]" office:value-type="date" office:date-value="2020-04-14" calcext:value-type="date">
            <text:p>14/04</text:p>
          </table:table-cell>
          <table:table-cell table:style-name="ce138" table:formula="of:=[MoMo.D327]" office:value-type="date" office:date-value="2020-04-29" calcext:value-type="date">
            <text:p>29/04</text:p>
          </table:table-cell>
          <table:table-cell table:style-name="ce138" table:formula="of:=[MoMo.E327]" office:value-type="date" office:date-value="2020-04-22" calcext:value-type="date">
            <text:p>22/04</text:p>
          </table:table-cell>
          <table:table-cell table:style-name="ce138" table:formula="of:=[MoMo.F327]" office:value-type="date" office:date-value="2020-05-10" calcext:value-type="date">
            <text:p>10/05</text:p>
          </table:table-cell>
          <table:table-cell table:style-name="ce138" table:formula="of:=[MoMo.G327]" office:value-type="date" office:date-value="2020-05-01" calcext:value-type="date">
            <text:p>01/05</text:p>
          </table:table-cell>
          <table:table-cell table:style-name="ce138" table:formula="of:=[MoMo.H327]" office:value-type="date" office:date-value="2020-04-24" calcext:value-type="date">
            <text:p>24/04</text:p>
          </table:table-cell>
          <table:table-cell table:style-name="ce138" table:formula="of:=[MoMo.I327]" office:value-type="date" office:date-value="2020-04-30" calcext:value-type="date">
            <text:p>30/04</text:p>
          </table:table-cell>
          <table:table-cell table:style-name="ce138" table:formula="of:=[MoMo.J327]" office:value-type="date" office:date-value="2020-05-08" calcext:value-type="date">
            <text:p>08/05</text:p>
          </table:table-cell>
          <table:table-cell table:style-name="ce138" table:formula="of:=[MoMo.K327]" office:value-type="date" office:date-value="2020-05-07" calcext:value-type="date">
            <text:p>07/05</text:p>
          </table:table-cell>
          <table:table-cell table:style-name="ce138" table:formula="of:=[MoMo.L327]" office:value-type="date" office:date-value="2020-03-31" calcext:value-type="date">
            <text:p>31/03</text:p>
          </table:table-cell>
          <table:table-cell table:style-name="ce138" table:formula="of:=[MoMo.M327]" office:value-type="date" office:date-value="2020-05-14" calcext:value-type="date">
            <text:p>14/05</text:p>
          </table:table-cell>
          <table:table-cell table:style-name="ce138" table:formula="of:=[MoMo.N327]" office:value-type="date" office:date-value="2020-05-12" calcext:value-type="date">
            <text:p>12/05</text:p>
          </table:table-cell>
          <table:table-cell table:style-name="ce138" table:formula="of:=[MoMo.O327]" office:value-type="date" office:date-value="2020-04-10" calcext:value-type="date">
            <text:p>10/04</text:p>
          </table:table-cell>
          <table:table-cell table:style-name="ce138" table:formula="of:=[MoMo.P327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27]" office:value-type="date" office:date-value="2020-05-05" calcext:value-type="date">
            <text:p>05/05</text:p>
          </table:table-cell>
          <table:table-cell table:style-name="ce138" table:formula="of:=[MoMo.S327]" office:value-type="date" office:date-value="2020-04-18" calcext:value-type="date">
            <text:p>18/04</text:p>
          </table:table-cell>
          <table:table-cell table:style-name="ce138" table:formula="of:=[MoMo.T327]" office:value-type="date" office:date-value="2020-04-22" calcext:value-type="date">
            <text:p>22/04</text:p>
          </table:table-cell>
          <table:table-cell table:style-name="ce138" table:formula="of:=[MoMo.U327]" office:value-type="date" office:date-value="2020-05-05" calcext:value-type="date">
            <text:p>05/05</text:p>
          </table:table-cell>
          <table:table-cell table:style-name="ce138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28]" office:value-type="string" office:string-value="MoMo (parcial)" calcext:value-type="string">
            <text:p>MoMo (parcial)</text:p>
          </table:table-cell>
          <table:table-cell table:style-name="ce139" table:formula="of:=[MoMo.C328]/[.C$5]*1000000" office:value-type="float" office:value="114.021168817166" calcext:value-type="float">
            <text:p>114</text:p>
          </table:table-cell>
          <table:table-cell table:style-name="ce139" table:formula="of:=[MoMo.D328]/[.D$5]*1000000" office:value-type="float" office:value="634.967693821787" calcext:value-type="float">
            <text:p>635</text:p>
          </table:table-cell>
          <table:table-cell table:style-name="ce139" table:formula="of:=[MoMo.E328]/[.E$5]*1000000" office:value-type="float" office:value="270.363843601324" calcext:value-type="float">
            <text:p>270</text:p>
          </table:table-cell>
          <table:table-cell table:style-name="ce139" table:formula="of:=[MoMo.F328]/[.F$5]*1000000" office:value-type="float" office:value="147.930566529779" calcext:value-type="float">
            <text:p>148</text:p>
          </table:table-cell>
          <table:table-cell table:style-name="ce139" table:formula="of:=[MoMo.G328]/[.G$5]*1000000" office:value-type="float" office:value="35.2495787675337" calcext:value-type="float">
            <text:p>35</text:p>
          </table:table-cell>
          <table:table-cell table:style-name="ce139" table:formula="of:=[MoMo.H328]/[.H$5]*1000000" office:value-type="float" office:value="324.010002947112" calcext:value-type="float">
            <text:p>324</text:p>
          </table:table-cell>
          <table:table-cell table:style-name="ce139" table:formula="of:=[MoMo.I328]/[.I$5]*1000000" office:value-type="float" office:value="1819.71837533684" calcext:value-type="float">
            <text:p>1820</text:p>
          </table:table-cell>
          <table:table-cell table:style-name="ce139" table:formula="of:=[MoMo.J328]/[.J$5]*1000000" office:value-type="float" office:value="1769.77877025292" calcext:value-type="float">
            <text:p>1770</text:p>
          </table:table-cell>
          <table:table-cell table:style-name="ce139" table:formula="of:=[MoMo.K328]/[.K$5]*1000000" office:value-type="float" office:value="600.521179753068" calcext:value-type="float">
            <text:p>601</text:p>
          </table:table-cell>
          <table:table-cell table:style-name="ce139" table:formula="of:=[MoMo.L328]/[.L$5]*1000000" office:value-type="float" office:value="129.192896739641" calcext:value-type="float">
            <text:p>129</text:p>
          </table:table-cell>
          <table:table-cell table:style-name="ce139" table:formula="of:=[MoMo.M328]/[.M$5]*1000000" office:value-type="float" office:value="296.955720356355" calcext:value-type="float">
            <text:p>297</text:p>
          </table:table-cell>
          <table:table-cell table:style-name="ce139" table:formula="of:=[MoMo.N328]/[.N$5]*1000000" office:value-type="float" office:value="614.244316375903" calcext:value-type="float">
            <text:p>614</text:p>
          </table:table-cell>
          <table:table-cell table:style-name="ce139" table:formula="of:=[MoMo.O328]/[.O$5]*1000000" office:value-type="float" office:value="126.214817619589" calcext:value-type="float">
            <text:p>126</text:p>
          </table:table-cell>
          <table:table-cell table:style-name="ce139" table:formula="of:=[MoMo.P328]/[.P$5]*1000000" office:value-type="float" office:value="1804.4781766835" calcext:value-type="float">
            <text:p>1804</text:p>
          </table:table-cell>
          <table:table-cell table:style-name="ce139"/>
          <table:table-cell table:style-name="ce139" table:formula="of:=[MoMo.R328]/[.R$5]*1000000" office:value-type="float" office:value="104.835344255598" calcext:value-type="float">
            <text:p>105</text:p>
          </table:table-cell>
          <table:table-cell table:style-name="ce139" table:formula="of:=[MoMo.S328]/[.S$5]*1000000" office:value-type="float" office:value="929.652198889977" calcext:value-type="float">
            <text:p>930</text:p>
          </table:table-cell>
          <table:table-cell table:style-name="ce139" table:formula="of:=[MoMo.T328]/[.T$5]*1000000" office:value-type="float" office:value="582.514205888987" calcext:value-type="float">
            <text:p>583</text:p>
          </table:table-cell>
          <table:table-cell table:style-name="ce139" table:formula="of:=[MoMo.U328]/[.U$5]*1000000" office:value-type="float" office:value="804.625009899422" calcext:value-type="float">
            <text:p>805</text:p>
          </table:table-cell>
          <table:table-cell table:style-name="ce139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29]" office:value-type="string" office:string-value="Covid-19 (parcial)" calcext:value-type="string">
            <text:p>Covid-19 (parcial)</text:p>
          </table:table-cell>
          <table:table-cell table:style-name="ce135" table:formula="of:=[MoMo.C329]/[.C$5]*1000000" office:value-type="float" office:value="96.1308180613348" calcext:value-type="float">
            <text:p>96</text:p>
          </table:table-cell>
          <table:table-cell table:style-name="ce135" table:formula="of:=[MoMo.D329]/[.D$5]*1000000" office:value-type="float" office:value="537.92690306924" calcext:value-type="float">
            <text:p>538</text:p>
          </table:table-cell>
          <table:table-cell table:style-name="ce135" table:formula="of:=[MoMo.E329]/[.E$5]*1000000" office:value-type="float" office:value="269.391311789809" calcext:value-type="float">
            <text:p>269</text:p>
          </table:table-cell>
          <table:table-cell table:style-name="ce135" table:formula="of:=[MoMo.F329]/[.F$5]*1000000" office:value-type="float" office:value="184.248849330503" calcext:value-type="float">
            <text:p>184</text:p>
          </table:table-cell>
          <table:table-cell table:style-name="ce135" table:formula="of:=[MoMo.G329]/[.G$5]*1000000" office:value-type="float" office:value="51.2293878088157" calcext:value-type="float">
            <text:p>51</text:p>
          </table:table-cell>
          <table:table-cell table:style-name="ce135" table:formula="of:=[MoMo.H329]/[.H$5]*1000000" office:value-type="float" office:value="291.264311159904" calcext:value-type="float">
            <text:p>291</text:p>
          </table:table-cell>
          <table:table-cell table:style-name="ce135" table:formula="of:=[MoMo.I329]/[.I$5]*1000000" office:value-type="float" office:value="1019.85585041118" calcext:value-type="float">
            <text:p>1020</text:p>
          </table:table-cell>
          <table:table-cell table:style-name="ce135" table:formula="of:=[MoMo.J329]/[.J$5]*1000000" office:value-type="float" office:value="914.739291901005" calcext:value-type="float">
            <text:p>915</text:p>
          </table:table-cell>
          <table:table-cell table:style-name="ce135" table:formula="of:=[MoMo.K329]/[.K$5]*1000000" office:value-type="float" office:value="715.783351852912" calcext:value-type="float">
            <text:p>716</text:p>
          </table:table-cell>
          <table:table-cell table:style-name="ce135" table:formula="of:=[MoMo.L329]/[.L$5]*1000000" office:value-type="float" office:value="0" calcext:value-type="float">
            <text:p>0</text:p>
          </table:table-cell>
          <table:table-cell table:style-name="ce135" table:formula="of:=[MoMo.M329]/[.M$5]*1000000" office:value-type="float" office:value="257.871995967527" calcext:value-type="float">
            <text:p>258</text:p>
          </table:table-cell>
          <table:table-cell table:style-name="ce135" table:formula="of:=[MoMo.N329]/[.N$5]*1000000" office:value-type="float" office:value="437.148079484519" calcext:value-type="float">
            <text:p>437</text:p>
          </table:table-cell>
          <table:table-cell table:style-name="ce135" table:formula="of:=[MoMo.O329]/[.O$5]*1000000" office:value-type="float" office:value="86.6107546128555" calcext:value-type="float">
            <text:p>87</text:p>
          </table:table-cell>
          <table:table-cell table:style-name="ce135" table:formula="of:=[MoMo.P329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29]/[.R$5]*1000000" office:value-type="float" office:value="81.8392042253378" calcext:value-type="float">
            <text:p>82</text:p>
          </table:table-cell>
          <table:table-cell table:style-name="ce135" table:formula="of:=[MoMo.S329]/[.S$5]*1000000" office:value-type="float" office:value="525.052736914605" calcext:value-type="float">
            <text:p>525</text:p>
          </table:table-cell>
          <table:table-cell table:style-name="ce135" table:formula="of:=[MoMo.T329]/[.T$5]*1000000" office:value-type="float" office:value="440.637209606892" calcext:value-type="float">
            <text:p>441</text:p>
          </table:table-cell>
          <table:table-cell table:style-name="ce135" table:formula="of:=[MoMo.U329]/[.U$5]*1000000" office:value-type="float" office:value="1080.22491486497" calcext:value-type="float">
            <text:p>1080</text:p>
          </table:table-cell>
          <table:table-cell table:style-name="ce135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30]" office:value-type="string" office:string-value="Covid-19 (total)" calcext:value-type="string">
            <text:p>Covid-19 (total)</text:p>
          </table:table-cell>
          <table:table-cell table:style-name="ce140" table:formula="of:=[MoMo.C330]/[.C$5]*1000000" office:value-type="float" office:value="161.967308842795" calcext:value-type="float">
            <text:p>162</text:p>
          </table:table-cell>
          <table:table-cell table:style-name="ce140" table:formula="of:=[MoMo.D330]/[.D$5]*1000000" office:value-type="float" office:value="640.316398823896" calcext:value-type="float">
            <text:p>640</text:p>
          </table:table-cell>
          <table:table-cell table:style-name="ce140" table:formula="of:=[MoMo.E330]/[.E$5]*1000000" office:value-type="float" office:value="306.3475206274" calcext:value-type="float">
            <text:p>306</text:p>
          </table:table-cell>
          <table:table-cell table:style-name="ce140" table:formula="of:=[MoMo.F330]/[.F$5]*1000000" office:value-type="float" office:value="193.106967086778" calcext:value-type="float">
            <text:p>193</text:p>
          </table:table-cell>
          <table:table-cell table:style-name="ce140" table:formula="of:=[MoMo.G330]/[.G$5]*1000000" office:value-type="float" office:value="70.9691519186346" calcext:value-type="float">
            <text:p>71</text:p>
          </table:table-cell>
          <table:table-cell table:style-name="ce140" table:formula="of:=[MoMo.H330]/[.H$5]*1000000" office:value-type="float" office:value="356.75569473432" calcext:value-type="float">
            <text:p>357</text:p>
          </table:table-cell>
          <table:table-cell table:style-name="ce140" table:formula="of:=[MoMo.I330]/[.I$5]*1000000" office:value-type="float" office:value="1200.83149175399" calcext:value-type="float">
            <text:p>1201</text:p>
          </table:table-cell>
          <table:table-cell table:style-name="ce140" table:formula="of:=[MoMo.J330]/[.J$5]*1000000" office:value-type="float" office:value="960.13088567387" calcext:value-type="float">
            <text:p>960</text:p>
          </table:table-cell>
          <table:table-cell table:style-name="ce140" table:formula="of:=[MoMo.K330]/[.K$5]*1000000" office:value-type="float" office:value="813.282517978465" calcext:value-type="float">
            <text:p>813</text:p>
          </table:table-cell>
          <table:table-cell table:style-name="ce140" table:formula="of:=[MoMo.L330]/[.L$5]*1000000" office:value-type="float" office:value="46.9792351780513" calcext:value-type="float">
            <text:p>47</text:p>
          </table:table-cell>
          <table:table-cell table:style-name="ce140" table:formula="of:=[MoMo.M330]/[.M$5]*1000000" office:value-type="float" office:value="275.197770696595" calcext:value-type="float">
            <text:p>275</text:p>
          </table:table-cell>
          <table:table-cell table:style-name="ce140" table:formula="of:=[MoMo.N330]/[.N$5]*1000000" office:value-type="float" office:value="466.042728661535" calcext:value-type="float">
            <text:p>466</text:p>
          </table:table-cell>
          <table:table-cell table:style-name="ce140" table:formula="of:=[MoMo.O330]/[.O$5]*1000000" office:value-type="float" office:value="224.299646561498" calcext:value-type="float">
            <text:p>224</text:p>
          </table:table-cell>
          <table:table-cell table:style-name="ce140" table:formula="of:=[MoMo.P330]/[.P$5]*1000000" office:value-type="float" office:value="1344.92151888112" calcext:value-type="float">
            <text:p>1345</text:p>
          </table:table-cell>
          <table:table-cell table:style-name="ce140"/>
          <table:table-cell table:style-name="ce140" table:formula="of:=[MoMo.R330]/[.R$5]*1000000" office:value-type="float" office:value="97.3954165987492" calcext:value-type="float">
            <text:p>97</text:p>
          </table:table-cell>
          <table:table-cell table:style-name="ce140" table:formula="of:=[MoMo.S330]/[.S$5]*1000000" office:value-type="float" office:value="776.769196082489" calcext:value-type="float">
            <text:p>777</text:p>
          </table:table-cell>
          <table:table-cell table:style-name="ce140" table:formula="of:=[MoMo.T330]/[.T$5]*1000000" office:value-type="float" office:value="663.456851203772" calcext:value-type="float">
            <text:p>663</text:p>
          </table:table-cell>
          <table:table-cell table:style-name="ce140" table:formula="of:=[MoMo.U330]/[.U$5]*1000000" office:value-type="float" office:value="1105.5674348618" calcext:value-type="float">
            <text:p>1106</text:p>
          </table:table-cell>
          <table:table-cell table:style-name="ce140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31]" office:value-type="string" office:string-value="Diferencia" calcext:value-type="string">
            <text:p>Diferencia</text:p>
          </table:table-cell>
          <table:table-cell table:style-name="ce136" table:formula="of:=[.C328]-[.C329]" office:value-type="float" office:value="17.8903507558315" calcext:value-type="float">
            <text:p>18</text:p>
          </table:table-cell>
          <table:table-cell table:style-name="ce136" table:formula="of:=[.D328]-[.D329]" office:value-type="float" office:value="97.0407907525475" calcext:value-type="float">
            <text:p>97</text:p>
          </table:table-cell>
          <table:table-cell table:style-name="ce136" table:formula="of:=[.E328]-[.E329]" office:value-type="float" office:value="0.972531811515523" calcext:value-type="float">
            <text:p>1</text:p>
          </table:table-cell>
          <table:table-cell table:style-name="ce136" table:formula="of:=[.F328]-[.F329]" office:value-type="float" office:value="-36.3182828007243" calcext:value-type="float">
            <text:p>-36</text:p>
          </table:table-cell>
          <table:table-cell table:style-name="ce136" table:formula="of:=[.G328]-[.G329]" office:value-type="float" office:value="-15.979809041282" calcext:value-type="float">
            <text:p>-16</text:p>
          </table:table-cell>
          <table:table-cell table:style-name="ce136" table:formula="of:=[.H328]-[.H329]" office:value-type="float" office:value="32.7456917872081" calcext:value-type="float">
            <text:p>33</text:p>
          </table:table-cell>
          <table:table-cell table:style-name="ce136" table:formula="of:=[.I328]-[.I329]" office:value-type="float" office:value="799.862524925659" calcext:value-type="float">
            <text:p>800</text:p>
          </table:table-cell>
          <table:table-cell table:style-name="ce136" table:formula="of:=[.J328]-[.J329]" office:value-type="float" office:value="855.03947835191" calcext:value-type="float">
            <text:p>855</text:p>
          </table:table-cell>
          <table:table-cell table:style-name="ce136" table:formula="of:=[.K328]-[.K329]" office:value-type="float" office:value="-115.262172099844" calcext:value-type="float">
            <text:p>-115</text:p>
          </table:table-cell>
          <table:table-cell table:style-name="ce136" table:formula="of:=[.L328]-[.L329]" office:value-type="float" office:value="129.192896739641" calcext:value-type="float">
            <text:p>129</text:p>
          </table:table-cell>
          <table:table-cell table:style-name="ce136" table:formula="of:=[.M328]-[.M329]" office:value-type="float" office:value="39.0837243888282" calcext:value-type="float">
            <text:p>39</text:p>
          </table:table-cell>
          <table:table-cell table:style-name="ce136" table:formula="of:=[.N328]-[.N329]" office:value-type="float" office:value="177.096236891383" calcext:value-type="float">
            <text:p>177</text:p>
          </table:table-cell>
          <table:table-cell table:style-name="ce136" table:formula="of:=[.O328]-[.O329]" office:value-type="float" office:value="39.6040630067331" calcext:value-type="float">
            <text:p>40</text:p>
          </table:table-cell>
          <table:table-cell table:style-name="ce136" table:formula="of:=[.P328]-[.P329]" office:value-type="float" office:value="500.602075469145" calcext:value-type="float">
            <text:p>501</text:p>
          </table:table-cell>
          <table:table-cell table:style-name="ce136"/>
          <table:table-cell table:style-name="ce136" table:formula="of:=[.R328]-[.R329]" office:value-type="float" office:value="22.9961400302602" calcext:value-type="float">
            <text:p>23</text:p>
          </table:table-cell>
          <table:table-cell table:style-name="ce136" table:formula="of:=[.S328]-[.S329]" office:value-type="float" office:value="404.599461975372" calcext:value-type="float">
            <text:p>405</text:p>
          </table:table-cell>
          <table:table-cell table:style-name="ce136" table:formula="of:=[.T328]-[.T329]" office:value-type="float" office:value="141.876996282095" calcext:value-type="float">
            <text:p>142</text:p>
          </table:table-cell>
          <table:table-cell table:style-name="ce136" table:formula="of:=[.U328]-[.U329]" office:value-type="float" office:value="-275.59990496555" calcext:value-type="float">
            <text:p>-276</text:p>
          </table:table-cell>
          <table:table-cell table:style-name="ce136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33]" office:value-type="date" office:date-value="2020-05-18" calcext:value-type="date">
            <text:p>18/05</text:p>
          </table:table-cell>
          <table:table-cell table:style-name="ce121" table:formula="of:=[MoMo.B333]" office:value-type="string" office:string-value="Inicio" calcext:value-type="string">
            <text:p>Inicio</text:p>
          </table:table-cell>
          <table:table-cell table:style-name="ce44" table:formula="of:=[MoMo.C333]" office:value-type="date" office:date-value="2020-03-20" calcext:value-type="date">
            <text:p>20/03</text:p>
          </table:table-cell>
          <table:table-cell table:style-name="ce44" table:formula="of:=[MoMo.D333]" office:value-type="date" office:date-value="2020-03-23" calcext:value-type="date">
            <text:p>23/03</text:p>
          </table:table-cell>
          <table:table-cell table:style-name="ce44" table:formula="of:=[MoMo.E333]" office:value-type="date" office:date-value="2020-03-20" calcext:value-type="date">
            <text:p>20/03</text:p>
          </table:table-cell>
          <table:table-cell table:style-name="ce44" table:formula="of:=[MoMo.F333]" office:value-type="date" office:date-value="2020-03-16" calcext:value-type="date">
            <text:p>16/03</text:p>
          </table:table-cell>
          <table:table-cell table:style-name="ce44" table:formula="of:=[MoMo.G333]" office:value-type="date" office:date-value="2020-03-27" calcext:value-type="date">
            <text:p>27/03</text:p>
          </table:table-cell>
          <table:table-cell table:style-name="ce44" table:formula="of:=[MoMo.H333]" office:value-type="date" office:date-value="2020-03-24" calcext:value-type="date">
            <text:p>24/03</text:p>
          </table:table-cell>
          <table:table-cell table:style-name="ce44" table:formula="of:=[MoMo.I333]" office:value-type="date" office:date-value="2020-03-14" calcext:value-type="date">
            <text:p>14/03</text:p>
          </table:table-cell>
          <table:table-cell table:style-name="ce44" table:formula="of:=[MoMo.J333]" office:value-type="date" office:date-value="2020-03-18" calcext:value-type="date">
            <text:p>18/03</text:p>
          </table:table-cell>
          <table:table-cell table:style-name="ce44" table:formula="of:=[MoMo.K333]" office:value-type="date" office:date-value="2020-03-23" calcext:value-type="date">
            <text:p>23/03</text:p>
          </table:table-cell>
          <table:table-cell table:style-name="ce44" table:formula="of:=[MoMo.L333]" office:value-type="date" office:date-value="2020-03-28" calcext:value-type="date">
            <text:p>28/03</text:p>
          </table:table-cell>
          <table:table-cell table:style-name="ce44" table:formula="of:=[MoMo.M333]" office:value-type="date" office:date-value="2020-03-22" calcext:value-type="date">
            <text:p>22/03</text:p>
          </table:table-cell>
          <table:table-cell table:style-name="ce44" table:formula="of:=[MoMo.N333]" office:value-type="date" office:date-value="2020-03-23" calcext:value-type="date">
            <text:p>23/03</text:p>
          </table:table-cell>
          <table:table-cell table:style-name="ce44" table:formula="of:=[MoMo.O333]" office:value-type="date" office:date-value="2020-03-21" calcext:value-type="date">
            <text:p>21/03</text:p>
          </table:table-cell>
          <table:table-cell table:style-name="ce44" table:formula="of:=[MoMo.P33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33]" office:value-type="date" office:date-value="2020-03-27" calcext:value-type="date">
            <text:p>27/03</text:p>
          </table:table-cell>
          <table:table-cell table:style-name="ce44" table:formula="of:=[MoMo.S333]" office:value-type="date" office:date-value="2020-03-22" calcext:value-type="date">
            <text:p>22/03</text:p>
          </table:table-cell>
          <table:table-cell table:style-name="ce44" table:formula="of:=[MoMo.T333]" office:value-type="date" office:date-value="2020-03-25" calcext:value-type="date">
            <text:p>25/03</text:p>
          </table:table-cell>
          <table:table-cell table:style-name="ce44" table:formula="of:=[MoMo.U333]" office:value-type="date" office:date-value="2020-03-20" calcext:value-type="date">
            <text:p>20/03</text:p>
          </table:table-cell>
          <table:table-cell table:style-name="ce44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34]" office:value-type="string" office:string-value="Fin" calcext:value-type="string">
            <text:p>Fin</text:p>
          </table:table-cell>
          <table:table-cell table:style-name="ce138" table:formula="of:=[MoMo.C334]" office:value-type="date" office:date-value="2020-04-14" calcext:value-type="date">
            <text:p>14/04</text:p>
          </table:table-cell>
          <table:table-cell table:style-name="ce138" table:formula="of:=[MoMo.D334]" office:value-type="date" office:date-value="2020-04-29" calcext:value-type="date">
            <text:p>29/04</text:p>
          </table:table-cell>
          <table:table-cell table:style-name="ce138" table:formula="of:=[MoMo.E334]" office:value-type="date" office:date-value="2020-04-22" calcext:value-type="date">
            <text:p>22/04</text:p>
          </table:table-cell>
          <table:table-cell table:style-name="ce138" table:formula="of:=[MoMo.F334]" office:value-type="date" office:date-value="2020-05-10" calcext:value-type="date">
            <text:p>10/05</text:p>
          </table:table-cell>
          <table:table-cell table:style-name="ce138" table:formula="of:=[MoMo.G334]" office:value-type="date" office:date-value="2020-05-01" calcext:value-type="date">
            <text:p>01/05</text:p>
          </table:table-cell>
          <table:table-cell table:style-name="ce138" table:formula="of:=[MoMo.H334]" office:value-type="date" office:date-value="2020-04-24" calcext:value-type="date">
            <text:p>24/04</text:p>
          </table:table-cell>
          <table:table-cell table:style-name="ce138" table:formula="of:=[MoMo.I334]" office:value-type="date" office:date-value="2020-04-30" calcext:value-type="date">
            <text:p>30/04</text:p>
          </table:table-cell>
          <table:table-cell table:style-name="ce138" table:formula="of:=[MoMo.J334]" office:value-type="date" office:date-value="2020-05-08" calcext:value-type="date">
            <text:p>08/05</text:p>
          </table:table-cell>
          <table:table-cell table:style-name="ce138" table:formula="of:=[MoMo.K334]" office:value-type="date" office:date-value="2020-05-07" calcext:value-type="date">
            <text:p>07/05</text:p>
          </table:table-cell>
          <table:table-cell table:style-name="ce138" table:formula="of:=[MoMo.L334]" office:value-type="date" office:date-value="2020-03-31" calcext:value-type="date">
            <text:p>31/03</text:p>
          </table:table-cell>
          <table:table-cell table:style-name="ce138" table:formula="of:=[MoMo.M334]" office:value-type="date" office:date-value="2020-05-14" calcext:value-type="date">
            <text:p>14/05</text:p>
          </table:table-cell>
          <table:table-cell table:style-name="ce138" table:formula="of:=[MoMo.N334]" office:value-type="date" office:date-value="2020-05-12" calcext:value-type="date">
            <text:p>12/05</text:p>
          </table:table-cell>
          <table:table-cell table:style-name="ce138" table:formula="of:=[MoMo.O334]" office:value-type="date" office:date-value="2020-04-10" calcext:value-type="date">
            <text:p>10/04</text:p>
          </table:table-cell>
          <table:table-cell table:style-name="ce138" table:formula="of:=[MoMo.P334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34]" office:value-type="date" office:date-value="2020-05-16" calcext:value-type="date">
            <text:p>16/05</text:p>
          </table:table-cell>
          <table:table-cell table:style-name="ce138" table:formula="of:=[MoMo.S334]" office:value-type="date" office:date-value="2020-04-18" calcext:value-type="date">
            <text:p>18/04</text:p>
          </table:table-cell>
          <table:table-cell table:style-name="ce138" table:formula="of:=[MoMo.T334]" office:value-type="date" office:date-value="2020-04-22" calcext:value-type="date">
            <text:p>22/04</text:p>
          </table:table-cell>
          <table:table-cell table:style-name="ce138" table:formula="of:=[MoMo.U334]" office:value-type="date" office:date-value="2020-05-17" calcext:value-type="date">
            <text:p>17/05</text:p>
          </table:table-cell>
          <table:table-cell table:style-name="ce138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35]" office:value-type="string" office:string-value="MoMo (parcial)" calcext:value-type="string">
            <text:p>MoMo (parcial)</text:p>
          </table:table-cell>
          <table:table-cell table:style-name="ce139" table:formula="of:=[MoMo.C335]/[.C$5]*1000000" office:value-type="float" office:value="110.920174686156" calcext:value-type="float">
            <text:p>111</text:p>
          </table:table-cell>
          <table:table-cell table:style-name="ce139" table:formula="of:=[MoMo.D335]/[.D$5]*1000000" office:value-type="float" office:value="634.967693821787" calcext:value-type="float">
            <text:p>635</text:p>
          </table:table-cell>
          <table:table-cell table:style-name="ce139" table:formula="of:=[MoMo.E335]/[.E$5]*1000000" office:value-type="float" office:value="270.363843601324" calcext:value-type="float">
            <text:p>270</text:p>
          </table:table-cell>
          <table:table-cell table:style-name="ce139" table:formula="of:=[MoMo.F335]/[.F$5]*1000000" office:value-type="float" office:value="147.930566529779" calcext:value-type="float">
            <text:p>148</text:p>
          </table:table-cell>
          <table:table-cell table:style-name="ce139" table:formula="of:=[MoMo.G335]/[.G$5]*1000000" office:value-type="float" office:value="35.2495787675337" calcext:value-type="float">
            <text:p>35</text:p>
          </table:table-cell>
          <table:table-cell table:style-name="ce139" table:formula="of:=[MoMo.H335]/[.H$5]*1000000" office:value-type="float" office:value="324.010002947112" calcext:value-type="float">
            <text:p>324</text:p>
          </table:table-cell>
          <table:table-cell table:style-name="ce139" table:formula="of:=[MoMo.I335]/[.I$5]*1000000" office:value-type="float" office:value="1819.71837533684" calcext:value-type="float">
            <text:p>1820</text:p>
          </table:table-cell>
          <table:table-cell table:style-name="ce139" table:formula="of:=[MoMo.J335]/[.J$5]*1000000" office:value-type="float" office:value="1769.77877025292" calcext:value-type="float">
            <text:p>1770</text:p>
          </table:table-cell>
          <table:table-cell table:style-name="ce139" table:formula="of:=[MoMo.K335]/[.K$5]*1000000" office:value-type="float" office:value="600.126446286973" calcext:value-type="float">
            <text:p>600</text:p>
          </table:table-cell>
          <table:table-cell table:style-name="ce139" table:formula="of:=[MoMo.L335]/[.L$5]*1000000" office:value-type="float" office:value="129.192896739641" calcext:value-type="float">
            <text:p>129</text:p>
          </table:table-cell>
          <table:table-cell table:style-name="ce139" table:formula="of:=[MoMo.M335]/[.M$5]*1000000" office:value-type="float" office:value="296.955720356355" calcext:value-type="float">
            <text:p>297</text:p>
          </table:table-cell>
          <table:table-cell table:style-name="ce139" table:formula="of:=[MoMo.N335]/[.N$5]*1000000" office:value-type="float" office:value="614.244316375903" calcext:value-type="float">
            <text:p>614</text:p>
          </table:table-cell>
          <table:table-cell table:style-name="ce139" table:formula="of:=[MoMo.O335]/[.O$5]*1000000" office:value-type="float" office:value="126.214817619589" calcext:value-type="float">
            <text:p>126</text:p>
          </table:table-cell>
          <table:table-cell table:style-name="ce139" table:formula="of:=[MoMo.P335]/[.P$5]*1000000" office:value-type="float" office:value="1804.17413655263" calcext:value-type="float">
            <text:p>1804</text:p>
          </table:table-cell>
          <table:table-cell table:style-name="ce139"/>
          <table:table-cell table:style-name="ce139" table:formula="of:=[MoMo.R335]/[.R$5]*1000000" office:value-type="float" office:value="143.38769665927" calcext:value-type="float">
            <text:p>143</text:p>
          </table:table-cell>
          <table:table-cell table:style-name="ce139" table:formula="of:=[MoMo.S335]/[.S$5]*1000000" office:value-type="float" office:value="929.652198889977" calcext:value-type="float">
            <text:p>930</text:p>
          </table:table-cell>
          <table:table-cell table:style-name="ce139" table:formula="of:=[MoMo.T335]/[.T$5]*1000000" office:value-type="float" office:value="582.514205888987" calcext:value-type="float">
            <text:p>583</text:p>
          </table:table-cell>
          <table:table-cell table:style-name="ce139" table:formula="of:=[MoMo.U335]/[.U$5]*1000000" office:value-type="float" office:value="810.96063989863" calcext:value-type="float">
            <text:p>811</text:p>
          </table:table-cell>
          <table:table-cell table:style-name="ce139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36]" office:value-type="string" office:string-value="Covid-19 (parcial)" calcext:value-type="string">
            <text:p>Covid-19 (parcial)</text:p>
          </table:table-cell>
          <table:table-cell table:style-name="ce135" table:formula="of:=[MoMo.C336]/[.C$5]*1000000" office:value-type="float" office:value="96.1308180613348" calcext:value-type="float">
            <text:p>96</text:p>
          </table:table-cell>
          <table:table-cell table:style-name="ce135" table:formula="of:=[MoMo.D336]/[.D$5]*1000000" office:value-type="float" office:value="537.92690306924" calcext:value-type="float">
            <text:p>538</text:p>
          </table:table-cell>
          <table:table-cell table:style-name="ce135" table:formula="of:=[MoMo.E336]/[.E$5]*1000000" office:value-type="float" office:value="269.391311789809" calcext:value-type="float">
            <text:p>269</text:p>
          </table:table-cell>
          <table:table-cell table:style-name="ce135" table:formula="of:=[MoMo.F336]/[.F$5]*1000000" office:value-type="float" office:value="184.248849330503" calcext:value-type="float">
            <text:p>184</text:p>
          </table:table-cell>
          <table:table-cell table:style-name="ce135" table:formula="of:=[MoMo.G336]/[.G$5]*1000000" office:value-type="float" office:value="51.2293878088157" calcext:value-type="float">
            <text:p>51</text:p>
          </table:table-cell>
          <table:table-cell table:style-name="ce135" table:formula="of:=[MoMo.H336]/[.H$5]*1000000" office:value-type="float" office:value="291.264311159904" calcext:value-type="float">
            <text:p>291</text:p>
          </table:table-cell>
          <table:table-cell table:style-name="ce135" table:formula="of:=[MoMo.I336]/[.I$5]*1000000" office:value-type="float" office:value="1019.85585041118" calcext:value-type="float">
            <text:p>1020</text:p>
          </table:table-cell>
          <table:table-cell table:style-name="ce135" table:formula="of:=[MoMo.J336]/[.J$5]*1000000" office:value-type="float" office:value="914.739291901005" calcext:value-type="float">
            <text:p>915</text:p>
          </table:table-cell>
          <table:table-cell table:style-name="ce135" table:formula="of:=[MoMo.K336]/[.K$5]*1000000" office:value-type="float" office:value="715.783351852912" calcext:value-type="float">
            <text:p>716</text:p>
          </table:table-cell>
          <table:table-cell table:style-name="ce135" table:formula="of:=[MoMo.L336]/[.L$5]*1000000" office:value-type="float" office:value="0" calcext:value-type="float">
            <text:p>0</text:p>
          </table:table-cell>
          <table:table-cell table:style-name="ce135" table:formula="of:=[MoMo.M336]/[.M$5]*1000000" office:value-type="float" office:value="257.871995967527" calcext:value-type="float">
            <text:p>258</text:p>
          </table:table-cell>
          <table:table-cell table:style-name="ce135" table:formula="of:=[MoMo.N336]/[.N$5]*1000000" office:value-type="float" office:value="437.148079484519" calcext:value-type="float">
            <text:p>437</text:p>
          </table:table-cell>
          <table:table-cell table:style-name="ce135" table:formula="of:=[MoMo.O336]/[.O$5]*1000000" office:value-type="float" office:value="86.6107546128555" calcext:value-type="float">
            <text:p>87</text:p>
          </table:table-cell>
          <table:table-cell table:style-name="ce135" table:formula="of:=[MoMo.P336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36]/[.R$5]*1000000" office:value-type="float" office:value="87.2500607030461" calcext:value-type="float">
            <text:p>87</text:p>
          </table:table-cell>
          <table:table-cell table:style-name="ce135" table:formula="of:=[MoMo.S336]/[.S$5]*1000000" office:value-type="float" office:value="525.052736914605" calcext:value-type="float">
            <text:p>525</text:p>
          </table:table-cell>
          <table:table-cell table:style-name="ce135" table:formula="of:=[MoMo.T336]/[.T$5]*1000000" office:value-type="float" office:value="440.637209606892" calcext:value-type="float">
            <text:p>441</text:p>
          </table:table-cell>
          <table:table-cell table:style-name="ce135" table:formula="of:=[MoMo.U336]/[.U$5]*1000000" office:value-type="float" office:value="1080.22491486497" calcext:value-type="float">
            <text:p>1080</text:p>
          </table:table-cell>
          <table:table-cell table:style-name="ce135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37]" office:value-type="string" office:string-value="Covid-19 (total)" calcext:value-type="string">
            <text:p>Covid-19 (total)</text:p>
          </table:table-cell>
          <table:table-cell table:style-name="ce140" table:formula="of:=[MoMo.C337]/[.C$5]*1000000" office:value-type="float" office:value="161.967308842795" calcext:value-type="float">
            <text:p>162</text:p>
          </table:table-cell>
          <table:table-cell table:style-name="ce140" table:formula="of:=[MoMo.D337]/[.D$5]*1000000" office:value-type="float" office:value="640.316398823896" calcext:value-type="float">
            <text:p>640</text:p>
          </table:table-cell>
          <table:table-cell table:style-name="ce140" table:formula="of:=[MoMo.E337]/[.E$5]*1000000" office:value-type="float" office:value="308.292584250431" calcext:value-type="float">
            <text:p>308</text:p>
          </table:table-cell>
          <table:table-cell table:style-name="ce140" table:formula="of:=[MoMo.F337]/[.F$5]*1000000" office:value-type="float" office:value="193.106967086778" calcext:value-type="float">
            <text:p>193</text:p>
          </table:table-cell>
          <table:table-cell table:style-name="ce140" table:formula="of:=[MoMo.G337]/[.G$5]*1000000" office:value-type="float" office:value="71.9091406857688" calcext:value-type="float">
            <text:p>72</text:p>
          </table:table-cell>
          <table:table-cell table:style-name="ce140" table:formula="of:=[MoMo.H337]/[.H$5]*1000000" office:value-type="float" office:value="356.75569473432" calcext:value-type="float">
            <text:p>357</text:p>
          </table:table-cell>
          <table:table-cell table:style-name="ce140" table:formula="of:=[MoMo.I337]/[.I$5]*1000000" office:value-type="float" office:value="1202.90690048498" calcext:value-type="float">
            <text:p>1203</text:p>
          </table:table-cell>
          <table:table-cell table:style-name="ce140" table:formula="of:=[MoMo.J337]/[.J$5]*1000000" office:value-type="float" office:value="963.584593895719" calcext:value-type="float">
            <text:p>964</text:p>
          </table:table-cell>
          <table:table-cell table:style-name="ce140" table:formula="of:=[MoMo.K337]/[.K$5]*1000000" office:value-type="float" office:value="814.861451842846" calcext:value-type="float">
            <text:p>815</text:p>
          </table:table-cell>
          <table:table-cell table:style-name="ce140" table:formula="of:=[MoMo.L337]/[.L$5]*1000000" office:value-type="float" office:value="46.9792351780513" calcext:value-type="float">
            <text:p>47</text:p>
          </table:table-cell>
          <table:table-cell table:style-name="ce140" table:formula="of:=[MoMo.M337]/[.M$5]*1000000" office:value-type="float" office:value="276.003620683993" calcext:value-type="float">
            <text:p>276</text:p>
          </table:table-cell>
          <table:table-cell table:style-name="ce140" table:formula="of:=[MoMo.N337]/[.N$5]*1000000" office:value-type="float" office:value="466.042728661535" calcext:value-type="float">
            <text:p>466</text:p>
          </table:table-cell>
          <table:table-cell table:style-name="ce140" table:formula="of:=[MoMo.O337]/[.O$5]*1000000" office:value-type="float" office:value="224.669777991467" calcext:value-type="float">
            <text:p>225</text:p>
          </table:table-cell>
          <table:table-cell table:style-name="ce140" table:formula="of:=[MoMo.P337]/[.P$5]*1000000" office:value-type="float" office:value="1347.35383992804" calcext:value-type="float">
            <text:p>1347</text:p>
          </table:table-cell>
          <table:table-cell table:style-name="ce140"/>
          <table:table-cell table:style-name="ce140" table:formula="of:=[MoMo.R337]/[.R$5]*1000000" office:value-type="float" office:value="98.0717736584627" calcext:value-type="float">
            <text:p>98</text:p>
          </table:table-cell>
          <table:table-cell table:style-name="ce140" table:formula="of:=[MoMo.S337]/[.S$5]*1000000" office:value-type="float" office:value="776.769196082489" calcext:value-type="float">
            <text:p>777</text:p>
          </table:table-cell>
          <table:table-cell table:style-name="ce140" table:formula="of:=[MoMo.T337]/[.T$5]*1000000" office:value-type="float" office:value="666.63998894087" calcext:value-type="float">
            <text:p>667</text:p>
          </table:table-cell>
          <table:table-cell table:style-name="ce140" table:formula="of:=[MoMo.U337]/[.U$5]*1000000" office:value-type="float" office:value="1111.90306486101" calcext:value-type="float">
            <text:p>1112</text:p>
          </table:table-cell>
          <table:table-cell table:style-name="ce140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38]" office:value-type="string" office:string-value="Diferencia" calcext:value-type="string">
            <text:p>Diferencia</text:p>
          </table:table-cell>
          <table:table-cell table:style-name="ce136" table:formula="of:=[.C335]-[.C336]" office:value-type="float" office:value="14.7893566248207" calcext:value-type="float">
            <text:p>15</text:p>
          </table:table-cell>
          <table:table-cell table:style-name="ce136" table:formula="of:=[.D335]-[.D336]" office:value-type="float" office:value="97.0407907525475" calcext:value-type="float">
            <text:p>97</text:p>
          </table:table-cell>
          <table:table-cell table:style-name="ce136" table:formula="of:=[.E335]-[.E336]" office:value-type="float" office:value="0.972531811515523" calcext:value-type="float">
            <text:p>1</text:p>
          </table:table-cell>
          <table:table-cell table:style-name="ce136" table:formula="of:=[.F335]-[.F336]" office:value-type="float" office:value="-36.3182828007243" calcext:value-type="float">
            <text:p>-36</text:p>
          </table:table-cell>
          <table:table-cell table:style-name="ce136" table:formula="of:=[.G335]-[.G336]" office:value-type="float" office:value="-15.979809041282" calcext:value-type="float">
            <text:p>-16</text:p>
          </table:table-cell>
          <table:table-cell table:style-name="ce136" table:formula="of:=[.H335]-[.H336]" office:value-type="float" office:value="32.7456917872081" calcext:value-type="float">
            <text:p>33</text:p>
          </table:table-cell>
          <table:table-cell table:style-name="ce136" table:formula="of:=[.I335]-[.I336]" office:value-type="float" office:value="799.862524925659" calcext:value-type="float">
            <text:p>800</text:p>
          </table:table-cell>
          <table:table-cell table:style-name="ce136" table:formula="of:=[.J335]-[.J336]" office:value-type="float" office:value="855.03947835191" calcext:value-type="float">
            <text:p>855</text:p>
          </table:table-cell>
          <table:table-cell table:style-name="ce136" table:formula="of:=[.K335]-[.K336]" office:value-type="float" office:value="-115.656905565939" calcext:value-type="float">
            <text:p>-116</text:p>
          </table:table-cell>
          <table:table-cell table:style-name="ce136" table:formula="of:=[.L335]-[.L336]" office:value-type="float" office:value="129.192896739641" calcext:value-type="float">
            <text:p>129</text:p>
          </table:table-cell>
          <table:table-cell table:style-name="ce136" table:formula="of:=[.M335]-[.M336]" office:value-type="float" office:value="39.0837243888282" calcext:value-type="float">
            <text:p>39</text:p>
          </table:table-cell>
          <table:table-cell table:style-name="ce136" table:formula="of:=[.N335]-[.N336]" office:value-type="float" office:value="177.096236891383" calcext:value-type="float">
            <text:p>177</text:p>
          </table:table-cell>
          <table:table-cell table:style-name="ce136" table:formula="of:=[.O335]-[.O336]" office:value-type="float" office:value="39.6040630067331" calcext:value-type="float">
            <text:p>40</text:p>
          </table:table-cell>
          <table:table-cell table:style-name="ce136" table:formula="of:=[.P335]-[.P336]" office:value-type="float" office:value="500.298035338281" calcext:value-type="float">
            <text:p>500</text:p>
          </table:table-cell>
          <table:table-cell table:style-name="ce136"/>
          <table:table-cell table:style-name="ce136" table:formula="of:=[.R335]-[.R336]" office:value-type="float" office:value="56.1376359562235" calcext:value-type="float">
            <text:p>56</text:p>
          </table:table-cell>
          <table:table-cell table:style-name="ce136" table:formula="of:=[.S335]-[.S336]" office:value-type="float" office:value="404.599461975372" calcext:value-type="float">
            <text:p>405</text:p>
          </table:table-cell>
          <table:table-cell table:style-name="ce136" table:formula="of:=[.T335]-[.T336]" office:value-type="float" office:value="141.876996282095" calcext:value-type="float">
            <text:p>142</text:p>
          </table:table-cell>
          <table:table-cell table:style-name="ce136" table:formula="of:=[.U335]-[.U336]" office:value-type="float" office:value="-269.264274966342" calcext:value-type="float">
            <text:p>-269</text:p>
          </table:table-cell>
          <table:table-cell table:style-name="ce136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40]" office:value-type="date" office:date-value="2020-05-19" calcext:value-type="date">
            <text:p>19/05</text:p>
          </table:table-cell>
          <table:table-cell table:style-name="ce121" table:formula="of:=[MoMo.B340]" office:value-type="string" office:string-value="Inicio" calcext:value-type="string">
            <text:p>Inicio</text:p>
          </table:table-cell>
          <table:table-cell table:style-name="ce44" table:formula="of:=[MoMo.C340]" office:value-type="date" office:date-value="2020-03-20" calcext:value-type="date">
            <text:p>20/03</text:p>
          </table:table-cell>
          <table:table-cell table:style-name="ce44" table:formula="of:=[MoMo.D340]" office:value-type="date" office:date-value="2020-03-23" calcext:value-type="date">
            <text:p>23/03</text:p>
          </table:table-cell>
          <table:table-cell table:style-name="ce44" table:formula="of:=[MoMo.E340]" office:value-type="date" office:date-value="2020-03-20" calcext:value-type="date">
            <text:p>20/03</text:p>
          </table:table-cell>
          <table:table-cell table:style-name="ce44" table:formula="of:=[MoMo.F340]" office:value-type="date" office:date-value="2020-03-16" calcext:value-type="date">
            <text:p>16/03</text:p>
          </table:table-cell>
          <table:table-cell table:style-name="ce44" table:formula="of:=[MoMo.G340]" office:value-type="date" office:date-value="2020-03-27" calcext:value-type="date">
            <text:p>27/03</text:p>
          </table:table-cell>
          <table:table-cell table:style-name="ce44" table:formula="of:=[MoMo.H340]" office:value-type="date" office:date-value="2020-03-24" calcext:value-type="date">
            <text:p>24/03</text:p>
          </table:table-cell>
          <table:table-cell table:style-name="ce44" table:formula="of:=[MoMo.I340]" office:value-type="date" office:date-value="2020-03-14" calcext:value-type="date">
            <text:p>14/03</text:p>
          </table:table-cell>
          <table:table-cell table:style-name="ce44" table:formula="of:=[MoMo.J340]" office:value-type="date" office:date-value="2020-03-18" calcext:value-type="date">
            <text:p>18/03</text:p>
          </table:table-cell>
          <table:table-cell table:style-name="ce44" table:formula="of:=[MoMo.K340]" office:value-type="date" office:date-value="2020-03-23" calcext:value-type="date">
            <text:p>23/03</text:p>
          </table:table-cell>
          <table:table-cell table:style-name="ce44" table:formula="of:=[MoMo.L340]" office:value-type="date" office:date-value="2020-03-28" calcext:value-type="date">
            <text:p>28/03</text:p>
          </table:table-cell>
          <table:table-cell table:style-name="ce44" table:formula="of:=[MoMo.M340]" office:value-type="date" office:date-value="2020-03-22" calcext:value-type="date">
            <text:p>22/03</text:p>
          </table:table-cell>
          <table:table-cell table:style-name="ce44" table:formula="of:=[MoMo.N340]" office:value-type="date" office:date-value="2020-03-23" calcext:value-type="date">
            <text:p>23/03</text:p>
          </table:table-cell>
          <table:table-cell table:style-name="ce44" table:formula="of:=[MoMo.O340]" office:value-type="date" office:date-value="2020-03-21" calcext:value-type="date">
            <text:p>21/03</text:p>
          </table:table-cell>
          <table:table-cell table:style-name="ce44" table:formula="of:=[MoMo.P34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40]" office:value-type="date" office:date-value="2020-03-27" calcext:value-type="date">
            <text:p>27/03</text:p>
          </table:table-cell>
          <table:table-cell table:style-name="ce44" table:formula="of:=[MoMo.S340]" office:value-type="date" office:date-value="2020-03-22" calcext:value-type="date">
            <text:p>22/03</text:p>
          </table:table-cell>
          <table:table-cell table:style-name="ce44" table:formula="of:=[MoMo.T340]" office:value-type="date" office:date-value="2020-03-25" calcext:value-type="date">
            <text:p>25/03</text:p>
          </table:table-cell>
          <table:table-cell table:style-name="ce44" table:formula="of:=[MoMo.U340]" office:value-type="date" office:date-value="2020-03-20" calcext:value-type="date">
            <text:p>20/03</text:p>
          </table:table-cell>
          <table:table-cell table:style-name="ce44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41]" office:value-type="string" office:string-value="Fin" calcext:value-type="string">
            <text:p>Fin</text:p>
          </table:table-cell>
          <table:table-cell table:style-name="ce138" table:formula="of:=[MoMo.C341]" office:value-type="date" office:date-value="2020-04-14" calcext:value-type="date">
            <text:p>14/04</text:p>
          </table:table-cell>
          <table:table-cell table:style-name="ce138" table:formula="of:=[MoMo.D341]" office:value-type="date" office:date-value="2020-04-29" calcext:value-type="date">
            <text:p>29/04</text:p>
          </table:table-cell>
          <table:table-cell table:style-name="ce138" table:formula="of:=[MoMo.E341]" office:value-type="date" office:date-value="2020-04-22" calcext:value-type="date">
            <text:p>22/04</text:p>
          </table:table-cell>
          <table:table-cell table:style-name="ce138" table:formula="of:=[MoMo.F341]" office:value-type="date" office:date-value="2020-05-10" calcext:value-type="date">
            <text:p>10/05</text:p>
          </table:table-cell>
          <table:table-cell table:style-name="ce138" table:formula="of:=[MoMo.G341]" office:value-type="date" office:date-value="2020-05-01" calcext:value-type="date">
            <text:p>01/05</text:p>
          </table:table-cell>
          <table:table-cell table:style-name="ce138" table:formula="of:=[MoMo.H341]" office:value-type="date" office:date-value="2020-04-24" calcext:value-type="date">
            <text:p>24/04</text:p>
          </table:table-cell>
          <table:table-cell table:style-name="ce138" table:formula="of:=[MoMo.I341]" office:value-type="date" office:date-value="2020-04-30" calcext:value-type="date">
            <text:p>30/04</text:p>
          </table:table-cell>
          <table:table-cell table:style-name="ce138" table:formula="of:=[MoMo.J341]" office:value-type="date" office:date-value="2020-05-07" calcext:value-type="date">
            <text:p>07/05</text:p>
          </table:table-cell>
          <table:table-cell table:style-name="ce138" table:formula="of:=[MoMo.K341]" office:value-type="date" office:date-value="2020-05-15" calcext:value-type="date">
            <text:p>15/05</text:p>
          </table:table-cell>
          <table:table-cell table:style-name="ce138" table:formula="of:=[MoMo.L341]" office:value-type="date" office:date-value="2020-03-31" calcext:value-type="date">
            <text:p>31/03</text:p>
          </table:table-cell>
          <table:table-cell table:style-name="ce138" table:formula="of:=[MoMo.M341]" office:value-type="date" office:date-value="2020-05-02" calcext:value-type="date">
            <text:p>02/05</text:p>
          </table:table-cell>
          <table:table-cell table:style-name="ce138" table:formula="of:=[MoMo.N341]" office:value-type="date" office:date-value="2020-05-12" calcext:value-type="date">
            <text:p>12/05</text:p>
          </table:table-cell>
          <table:table-cell table:style-name="ce138" table:formula="of:=[MoMo.O341]" office:value-type="date" office:date-value="2020-04-10" calcext:value-type="date">
            <text:p>10/04</text:p>
          </table:table-cell>
          <table:table-cell table:style-name="ce138" table:formula="of:=[MoMo.P341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41]" office:value-type="date" office:date-value="2020-05-16" calcext:value-type="date">
            <text:p>16/05</text:p>
          </table:table-cell>
          <table:table-cell table:style-name="ce138" table:formula="of:=[MoMo.S341]" office:value-type="date" office:date-value="2020-04-18" calcext:value-type="date">
            <text:p>18/04</text:p>
          </table:table-cell>
          <table:table-cell table:style-name="ce138" table:formula="of:=[MoMo.T341]" office:value-type="date" office:date-value="2020-04-22" calcext:value-type="date">
            <text:p>22/04</text:p>
          </table:table-cell>
          <table:table-cell table:style-name="ce138" table:formula="of:=[MoMo.U341]" office:value-type="date" office:date-value="2020-05-17" calcext:value-type="date">
            <text:p>17/05</text:p>
          </table:table-cell>
          <table:table-cell table:style-name="ce138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42]" office:value-type="string" office:string-value="MoMo (parcial)" calcext:value-type="string">
            <text:p>MoMo (parcial)</text:p>
          </table:table-cell>
          <table:table-cell table:style-name="ce139" table:formula="of:=[MoMo.C342]/[.C$5]*1000000" office:value-type="float" office:value="114.021168817166" calcext:value-type="float">
            <text:p>114</text:p>
          </table:table-cell>
          <table:table-cell table:style-name="ce139" table:formula="of:=[MoMo.D342]/[.D$5]*1000000" office:value-type="float" office:value="634.967693821787" calcext:value-type="float">
            <text:p>635</text:p>
          </table:table-cell>
          <table:table-cell table:style-name="ce139" table:formula="of:=[MoMo.E342]/[.E$5]*1000000" office:value-type="float" office:value="270.363843601324" calcext:value-type="float">
            <text:p>270</text:p>
          </table:table-cell>
          <table:table-cell table:style-name="ce139" table:formula="of:=[MoMo.F342]/[.F$5]*1000000" office:value-type="float" office:value="147.044754754152" calcext:value-type="float">
            <text:p>147</text:p>
          </table:table-cell>
          <table:table-cell table:style-name="ce139" table:formula="of:=[MoMo.G342]/[.G$5]*1000000" office:value-type="float" office:value="35.2495787675337" calcext:value-type="float">
            <text:p>35</text:p>
          </table:table-cell>
          <table:table-cell table:style-name="ce139" table:formula="of:=[MoMo.H342]/[.H$5]*1000000" office:value-type="float" office:value="324.010002947112" calcext:value-type="float">
            <text:p>324</text:p>
          </table:table-cell>
          <table:table-cell table:style-name="ce139" table:formula="of:=[MoMo.I342]/[.I$5]*1000000" office:value-type="float" office:value="1819.71837533684" calcext:value-type="float">
            <text:p>1820</text:p>
          </table:table-cell>
          <table:table-cell table:style-name="ce139" table:formula="of:=[MoMo.J342]/[.J$5]*1000000" office:value-type="float" office:value="1762.87135380922" calcext:value-type="float">
            <text:p>1763</text:p>
          </table:table-cell>
          <table:table-cell table:style-name="ce139" table:formula="of:=[MoMo.K342]/[.K$5]*1000000" office:value-type="float" office:value="609.336893829198" calcext:value-type="float">
            <text:p>609</text:p>
          </table:table-cell>
          <table:table-cell table:style-name="ce139" table:formula="of:=[MoMo.L342]/[.L$5]*1000000" office:value-type="float" office:value="129.192896739641" calcext:value-type="float">
            <text:p>129</text:p>
          </table:table-cell>
          <table:table-cell table:style-name="ce139" table:formula="of:=[MoMo.M342]/[.M$5]*1000000" office:value-type="float" office:value="286.076745526475" calcext:value-type="float">
            <text:p>286</text:p>
          </table:table-cell>
          <table:table-cell table:style-name="ce139" table:formula="of:=[MoMo.N342]/[.N$5]*1000000" office:value-type="float" office:value="614.244316375903" calcext:value-type="float">
            <text:p>614</text:p>
          </table:table-cell>
          <table:table-cell table:style-name="ce139" table:formula="of:=[MoMo.O342]/[.O$5]*1000000" office:value-type="float" office:value="133.987577648947" calcext:value-type="float">
            <text:p>134</text:p>
          </table:table-cell>
          <table:table-cell table:style-name="ce139" table:formula="of:=[MoMo.P342]/[.P$5]*1000000" office:value-type="float" office:value="1812.99130034772" calcext:value-type="float">
            <text:p>1813</text:p>
          </table:table-cell>
          <table:table-cell table:style-name="ce139"/>
          <table:table-cell table:style-name="ce139" table:formula="of:=[MoMo.R342]/[.R$5]*1000000" office:value-type="float" office:value="142.034982539843" calcext:value-type="float">
            <text:p>142</text:p>
          </table:table-cell>
          <table:table-cell table:style-name="ce139" table:formula="of:=[MoMo.S342]/[.S$5]*1000000" office:value-type="float" office:value="929.652198889977" calcext:value-type="float">
            <text:p>930</text:p>
          </table:table-cell>
          <table:table-cell table:style-name="ce139" table:formula="of:=[MoMo.T342]/[.T$5]*1000000" office:value-type="float" office:value="582.514205888987" calcext:value-type="float">
            <text:p>583</text:p>
          </table:table-cell>
          <table:table-cell table:style-name="ce139" table:formula="of:=[MoMo.U342]/[.U$5]*1000000" office:value-type="float" office:value="804.625009899422" calcext:value-type="float">
            <text:p>805</text:p>
          </table:table-cell>
          <table:table-cell table:style-name="ce139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43]" office:value-type="string" office:string-value="Covid-19 (parcial)" calcext:value-type="string">
            <text:p>Covid-19 (parcial)</text:p>
          </table:table-cell>
          <table:table-cell table:style-name="ce135" table:formula="of:=[MoMo.C343]/[.C$5]*1000000" office:value-type="float" office:value="96.1308180613348" calcext:value-type="float">
            <text:p>96</text:p>
          </table:table-cell>
          <table:table-cell table:style-name="ce135" table:formula="of:=[MoMo.D343]/[.D$5]*1000000" office:value-type="float" office:value="537.92690306924" calcext:value-type="float">
            <text:p>538</text:p>
          </table:table-cell>
          <table:table-cell table:style-name="ce135" table:formula="of:=[MoMo.E343]/[.E$5]*1000000" office:value-type="float" office:value="269.391311789809" calcext:value-type="float">
            <text:p>269</text:p>
          </table:table-cell>
          <table:table-cell table:style-name="ce135" table:formula="of:=[MoMo.F343]/[.F$5]*1000000" office:value-type="float" office:value="184.248849330503" calcext:value-type="float">
            <text:p>184</text:p>
          </table:table-cell>
          <table:table-cell table:style-name="ce135" table:formula="of:=[MoMo.G343]/[.G$5]*1000000" office:value-type="float" office:value="51.2293878088157" calcext:value-type="float">
            <text:p>51</text:p>
          </table:table-cell>
          <table:table-cell table:style-name="ce135" table:formula="of:=[MoMo.H343]/[.H$5]*1000000" office:value-type="float" office:value="291.264311159904" calcext:value-type="float">
            <text:p>291</text:p>
          </table:table-cell>
          <table:table-cell table:style-name="ce135" table:formula="of:=[MoMo.I343]/[.I$5]*1000000" office:value-type="float" office:value="1019.85585041118" calcext:value-type="float">
            <text:p>1020</text:p>
          </table:table-cell>
          <table:table-cell table:style-name="ce135" table:formula="of:=[MoMo.J343]/[.J$5]*1000000" office:value-type="float" office:value="908.818649234979" calcext:value-type="float">
            <text:p>909</text:p>
          </table:table-cell>
          <table:table-cell table:style-name="ce135" table:formula="of:=[MoMo.K343]/[.K$5]*1000000" office:value-type="float" office:value="779.993329004423" calcext:value-type="float">
            <text:p>780</text:p>
          </table:table-cell>
          <table:table-cell table:style-name="ce135" table:formula="of:=[MoMo.L343]/[.L$5]*1000000" office:value-type="float" office:value="0" calcext:value-type="float">
            <text:p>0</text:p>
          </table:table-cell>
          <table:table-cell table:style-name="ce135" table:formula="of:=[MoMo.M343]/[.M$5]*1000000" office:value-type="float" office:value="239.53890875421" calcext:value-type="float">
            <text:p>240</text:p>
          </table:table-cell>
          <table:table-cell table:style-name="ce135" table:formula="of:=[MoMo.N343]/[.N$5]*1000000" office:value-type="float" office:value="437.148079484519" calcext:value-type="float">
            <text:p>437</text:p>
          </table:table-cell>
          <table:table-cell table:style-name="ce135" table:formula="of:=[MoMo.O343]/[.O$5]*1000000" office:value-type="float" office:value="86.6107546128555" calcext:value-type="float">
            <text:p>87</text:p>
          </table:table-cell>
          <table:table-cell table:style-name="ce135" table:formula="of:=[MoMo.P343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43]/[.R$5]*1000000" office:value-type="float" office:value="87.2500607030461" calcext:value-type="float">
            <text:p>87</text:p>
          </table:table-cell>
          <table:table-cell table:style-name="ce135" table:formula="of:=[MoMo.S343]/[.S$5]*1000000" office:value-type="float" office:value="525.052736914605" calcext:value-type="float">
            <text:p>525</text:p>
          </table:table-cell>
          <table:table-cell table:style-name="ce135" table:formula="of:=[MoMo.T343]/[.T$5]*1000000" office:value-type="float" office:value="440.637209606892" calcext:value-type="float">
            <text:p>441</text:p>
          </table:table-cell>
          <table:table-cell table:style-name="ce135" table:formula="of:=[MoMo.U343]/[.U$5]*1000000" office:value-type="float" office:value="1080.22491486497" calcext:value-type="float">
            <text:p>1080</text:p>
          </table:table-cell>
          <table:table-cell table:style-name="ce135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44]" office:value-type="string" office:string-value="Covid-19 (total)" calcext:value-type="string">
            <text:p>Covid-19 (total)</text:p>
          </table:table-cell>
          <table:table-cell table:style-name="ce140" table:formula="of:=[MoMo.C344]/[.C$5]*1000000" office:value-type="float" office:value="161.967308842795" calcext:value-type="float">
            <text:p>162</text:p>
          </table:table-cell>
          <table:table-cell table:style-name="ce140" table:formula="of:=[MoMo.D344]/[.D$5]*1000000" office:value-type="float" office:value="644.136902396831" calcext:value-type="float">
            <text:p>644</text:p>
          </table:table-cell>
          <table:table-cell table:style-name="ce140" table:formula="of:=[MoMo.E344]/[.E$5]*1000000" office:value-type="float" office:value="294.677138889213" calcext:value-type="float">
            <text:p>295</text:p>
          </table:table-cell>
          <table:table-cell table:style-name="ce140" table:formula="of:=[MoMo.F344]/[.F$5]*1000000" office:value-type="float" office:value="193.992778862405" calcext:value-type="float">
            <text:p>194</text:p>
          </table:table-cell>
          <table:table-cell table:style-name="ce140" table:formula="of:=[MoMo.G344]/[.G$5]*1000000" office:value-type="float" office:value="72.849129452903" calcext:value-type="float">
            <text:p>73</text:p>
          </table:table-cell>
          <table:table-cell table:style-name="ce140" table:formula="of:=[MoMo.H344]/[.H$5]*1000000" office:value-type="float" office:value="358.479152196805" calcext:value-type="float">
            <text:p>358</text:p>
          </table:table-cell>
          <table:table-cell table:style-name="ce140" table:formula="of:=[MoMo.I344]/[.I$5]*1000000" office:value-type="float" office:value="1203.73706397738" calcext:value-type="float">
            <text:p>1204</text:p>
          </table:table-cell>
          <table:table-cell table:style-name="ce140" table:formula="of:=[MoMo.J344]/[.J$5]*1000000" office:value-type="float" office:value="967.038302117567" calcext:value-type="float">
            <text:p>967</text:p>
          </table:table-cell>
          <table:table-cell table:style-name="ce140" table:formula="of:=[MoMo.K344]/[.K$5]*1000000" office:value-type="float" office:value="818.150897393641" calcext:value-type="float">
            <text:p>818</text:p>
          </table:table-cell>
          <table:table-cell table:style-name="ce140" table:formula="of:=[MoMo.L344]/[.L$5]*1000000" office:value-type="float" office:value="46.9792351780513" calcext:value-type="float">
            <text:p>47</text:p>
          </table:table-cell>
          <table:table-cell table:style-name="ce140" table:formula="of:=[MoMo.M344]/[.M$5]*1000000" office:value-type="float" office:value="276.003620683993" calcext:value-type="float">
            <text:p>276</text:p>
          </table:table-cell>
          <table:table-cell table:style-name="ce140" table:formula="of:=[MoMo.N344]/[.N$5]*1000000" office:value-type="float" office:value="469.771070490827" calcext:value-type="float">
            <text:p>470</text:p>
          </table:table-cell>
          <table:table-cell table:style-name="ce140" table:formula="of:=[MoMo.O344]/[.O$5]*1000000" office:value-type="float" office:value="224.669777991467" calcext:value-type="float">
            <text:p>225</text:p>
          </table:table-cell>
          <table:table-cell table:style-name="ce140" table:formula="of:=[MoMo.P344]/[.P$5]*1000000" office:value-type="float" office:value="1352.06646195645" calcext:value-type="float">
            <text:p>1352</text:p>
          </table:table-cell>
          <table:table-cell table:style-name="ce140"/>
          <table:table-cell table:style-name="ce140" table:formula="of:=[MoMo.R344]/[.R$5]*1000000" office:value-type="float" office:value="98.0717736584627" calcext:value-type="float">
            <text:p>98</text:p>
          </table:table-cell>
          <table:table-cell table:style-name="ce140" table:formula="of:=[MoMo.S344]/[.S$5]*1000000" office:value-type="float" office:value="776.769196082489" calcext:value-type="float">
            <text:p>777</text:p>
          </table:table-cell>
          <table:table-cell table:style-name="ce140" table:formula="of:=[MoMo.T344]/[.T$5]*1000000" office:value-type="float" office:value="668.45892479064" calcext:value-type="float">
            <text:p>668</text:p>
          </table:table-cell>
          <table:table-cell table:style-name="ce140" table:formula="of:=[MoMo.U344]/[.U$5]*1000000" office:value-type="float" office:value="1115.07087986062" calcext:value-type="float">
            <text:p>1115</text:p>
          </table:table-cell>
          <table:table-cell table:style-name="ce140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45]" office:value-type="string" office:string-value="Diferencia" calcext:value-type="string">
            <text:p>Diferencia</text:p>
          </table:table-cell>
          <table:table-cell table:style-name="ce136" table:formula="of:=[.C342]-[.C343]" office:value-type="float" office:value="17.8903507558315" calcext:value-type="float">
            <text:p>18</text:p>
          </table:table-cell>
          <table:table-cell table:style-name="ce136" table:formula="of:=[.D342]-[.D343]" office:value-type="float" office:value="97.0407907525475" calcext:value-type="float">
            <text:p>97</text:p>
          </table:table-cell>
          <table:table-cell table:style-name="ce136" table:formula="of:=[.E342]-[.E343]" office:value-type="float" office:value="0.972531811515523" calcext:value-type="float">
            <text:p>1</text:p>
          </table:table-cell>
          <table:table-cell table:style-name="ce136" table:formula="of:=[.F342]-[.F343]" office:value-type="float" office:value="-37.2040945763517" calcext:value-type="float">
            <text:p>-37</text:p>
          </table:table-cell>
          <table:table-cell table:style-name="ce136" table:formula="of:=[.G342]-[.G343]" office:value-type="float" office:value="-15.979809041282" calcext:value-type="float">
            <text:p>-16</text:p>
          </table:table-cell>
          <table:table-cell table:style-name="ce136" table:formula="of:=[.H342]-[.H343]" office:value-type="float" office:value="32.7456917872081" calcext:value-type="float">
            <text:p>33</text:p>
          </table:table-cell>
          <table:table-cell table:style-name="ce136" table:formula="of:=[.I342]-[.I343]" office:value-type="float" office:value="799.862524925659" calcext:value-type="float">
            <text:p>800</text:p>
          </table:table-cell>
          <table:table-cell table:style-name="ce136" table:formula="of:=[.J342]-[.J343]" office:value-type="float" office:value="854.052704574239" calcext:value-type="float">
            <text:p>854</text:p>
          </table:table-cell>
          <table:table-cell table:style-name="ce136" table:formula="of:=[.K342]-[.K343]" office:value-type="float" office:value="-170.656435175226" calcext:value-type="float">
            <text:p>-171</text:p>
          </table:table-cell>
          <table:table-cell table:style-name="ce136" table:formula="of:=[.L342]-[.L343]" office:value-type="float" office:value="129.192896739641" calcext:value-type="float">
            <text:p>129</text:p>
          </table:table-cell>
          <table:table-cell table:style-name="ce136" table:formula="of:=[.M342]-[.M343]" office:value-type="float" office:value="46.5378367722646" calcext:value-type="float">
            <text:p>47</text:p>
          </table:table-cell>
          <table:table-cell table:style-name="ce136" table:formula="of:=[.N342]-[.N343]" office:value-type="float" office:value="177.096236891383" calcext:value-type="float">
            <text:p>177</text:p>
          </table:table-cell>
          <table:table-cell table:style-name="ce136" table:formula="of:=[.O342]-[.O343]" office:value-type="float" office:value="47.3768230360919" calcext:value-type="float">
            <text:p>47</text:p>
          </table:table-cell>
          <table:table-cell table:style-name="ce136" table:formula="of:=[.P342]-[.P343]" office:value-type="float" office:value="471.262202840678" calcext:value-type="float">
            <text:p>471</text:p>
          </table:table-cell>
          <table:table-cell table:style-name="ce136"/>
          <table:table-cell table:style-name="ce136" table:formula="of:=[.R342]-[.R343]" office:value-type="float" office:value="54.7849218367964" calcext:value-type="float">
            <text:p>55</text:p>
          </table:table-cell>
          <table:table-cell table:style-name="ce136" table:formula="of:=[.S342]-[.S343]" office:value-type="float" office:value="404.599461975372" calcext:value-type="float">
            <text:p>405</text:p>
          </table:table-cell>
          <table:table-cell table:style-name="ce136" table:formula="of:=[.T342]-[.T343]" office:value-type="float" office:value="141.876996282095" calcext:value-type="float">
            <text:p>142</text:p>
          </table:table-cell>
          <table:table-cell table:style-name="ce136" table:formula="of:=[.U342]-[.U343]" office:value-type="float" office:value="-275.59990496555" calcext:value-type="float">
            <text:p>-276</text:p>
          </table:table-cell>
          <table:table-cell table:style-name="ce136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47]" office:value-type="date" office:date-value="2020-05-20" calcext:value-type="date">
            <text:p>20/05</text:p>
          </table:table-cell>
          <table:table-cell table:style-name="ce121" table:formula="of:=[MoMo.B347]" office:value-type="string" office:string-value="Inicio" calcext:value-type="string">
            <text:p>Inicio</text:p>
          </table:table-cell>
          <table:table-cell table:style-name="ce44" table:formula="of:=[MoMo.C347]" office:value-type="date" office:date-value="2020-03-20" calcext:value-type="date">
            <text:p>20/03</text:p>
          </table:table-cell>
          <table:table-cell table:style-name="ce44" table:formula="of:=[MoMo.D347]" office:value-type="date" office:date-value="2020-03-23" calcext:value-type="date">
            <text:p>23/03</text:p>
          </table:table-cell>
          <table:table-cell table:style-name="ce44" table:formula="of:=[MoMo.E347]" office:value-type="date" office:date-value="2020-03-20" calcext:value-type="date">
            <text:p>20/03</text:p>
          </table:table-cell>
          <table:table-cell table:style-name="ce44" table:formula="of:=[MoMo.F347]" office:value-type="date" office:date-value="2020-03-16" calcext:value-type="date">
            <text:p>16/03</text:p>
          </table:table-cell>
          <table:table-cell table:style-name="ce44" table:formula="of:=[MoMo.G347]" office:value-type="date" office:date-value="2020-03-27" calcext:value-type="date">
            <text:p>27/03</text:p>
          </table:table-cell>
          <table:table-cell table:style-name="ce44" table:formula="of:=[MoMo.H347]" office:value-type="date" office:date-value="2020-03-24" calcext:value-type="date">
            <text:p>24/03</text:p>
          </table:table-cell>
          <table:table-cell table:style-name="ce44" table:formula="of:=[MoMo.I347]" office:value-type="date" office:date-value="2020-03-14" calcext:value-type="date">
            <text:p>14/03</text:p>
          </table:table-cell>
          <table:table-cell table:style-name="ce44" table:formula="of:=[MoMo.J347]" office:value-type="date" office:date-value="2020-03-18" calcext:value-type="date">
            <text:p>18/03</text:p>
          </table:table-cell>
          <table:table-cell table:style-name="ce44" table:formula="of:=[MoMo.K347]" office:value-type="date" office:date-value="2020-03-23" calcext:value-type="date">
            <text:p>23/03</text:p>
          </table:table-cell>
          <table:table-cell table:style-name="ce44" table:formula="of:=[MoMo.L347]" office:value-type="date" office:date-value="2020-03-28" calcext:value-type="date">
            <text:p>28/03</text:p>
          </table:table-cell>
          <table:table-cell table:style-name="ce44" table:formula="of:=[MoMo.M347]" office:value-type="date" office:date-value="2020-03-22" calcext:value-type="date">
            <text:p>22/03</text:p>
          </table:table-cell>
          <table:table-cell table:style-name="ce44" table:formula="of:=[MoMo.N347]" office:value-type="date" office:date-value="2020-03-23" calcext:value-type="date">
            <text:p>23/03</text:p>
          </table:table-cell>
          <table:table-cell table:style-name="ce44" table:formula="of:=[MoMo.O347]" office:value-type="date" office:date-value="2020-03-21" calcext:value-type="date">
            <text:p>21/03</text:p>
          </table:table-cell>
          <table:table-cell table:style-name="ce44" table:formula="of:=[MoMo.P34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47]" office:value-type="date" office:date-value="2020-03-27" calcext:value-type="date">
            <text:p>27/03</text:p>
          </table:table-cell>
          <table:table-cell table:style-name="ce44" table:formula="of:=[MoMo.S347]" office:value-type="date" office:date-value="2020-03-22" calcext:value-type="date">
            <text:p>22/03</text:p>
          </table:table-cell>
          <table:table-cell table:style-name="ce44" table:formula="of:=[MoMo.T347]" office:value-type="date" office:date-value="2020-03-25" calcext:value-type="date">
            <text:p>25/03</text:p>
          </table:table-cell>
          <table:table-cell table:style-name="ce44" table:formula="of:=[MoMo.U347]" office:value-type="date" office:date-value="2020-03-20" calcext:value-type="date">
            <text:p>20/03</text:p>
          </table:table-cell>
          <table:table-cell table:style-name="ce44" table:formula="of:=[MoMo.V34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48]" office:value-type="string" office:string-value="Fin" calcext:value-type="string">
            <text:p>Fin</text:p>
          </table:table-cell>
          <table:table-cell table:style-name="ce138" table:formula="of:=[MoMo.C348]" office:value-type="date" office:date-value="2020-04-14" calcext:value-type="date">
            <text:p>14/04</text:p>
          </table:table-cell>
          <table:table-cell table:style-name="ce138" table:formula="of:=[MoMo.D348]" office:value-type="date" office:date-value="2020-04-29" calcext:value-type="date">
            <text:p>29/04</text:p>
          </table:table-cell>
          <table:table-cell table:style-name="ce138" table:formula="of:=[MoMo.E348]" office:value-type="date" office:date-value="2020-05-17" calcext:value-type="date">
            <text:p>17/05</text:p>
          </table:table-cell>
          <table:table-cell table:style-name="ce138" table:formula="of:=[MoMo.F348]" office:value-type="date" office:date-value="2020-05-09" calcext:value-type="date">
            <text:p>09/05</text:p>
          </table:table-cell>
          <table:table-cell table:style-name="ce138" table:formula="of:=[MoMo.G348]" office:value-type="date" office:date-value="2020-05-01" calcext:value-type="date">
            <text:p>01/05</text:p>
          </table:table-cell>
          <table:table-cell table:style-name="ce138" table:formula="of:=[MoMo.H348]" office:value-type="date" office:date-value="2020-04-24" calcext:value-type="date">
            <text:p>24/04</text:p>
          </table:table-cell>
          <table:table-cell table:style-name="ce138" table:formula="of:=[MoMo.I348]" office:value-type="date" office:date-value="2020-04-30" calcext:value-type="date">
            <text:p>30/04</text:p>
          </table:table-cell>
          <table:table-cell table:style-name="ce138" table:formula="of:=[MoMo.J348]" office:value-type="date" office:date-value="2020-05-07" calcext:value-type="date">
            <text:p>07/05</text:p>
          </table:table-cell>
          <table:table-cell table:style-name="ce138" table:formula="of:=[MoMo.K348]" office:value-type="date" office:date-value="2020-05-15" calcext:value-type="date">
            <text:p>15/05</text:p>
          </table:table-cell>
          <table:table-cell table:style-name="ce138" table:formula="of:=[MoMo.L348]" office:value-type="date" office:date-value="2020-03-31" calcext:value-type="date">
            <text:p>31/03</text:p>
          </table:table-cell>
          <table:table-cell table:style-name="ce138" table:formula="of:=[MoMo.M348]" office:value-type="date" office:date-value="2020-05-02" calcext:value-type="date">
            <text:p>02/05</text:p>
          </table:table-cell>
          <table:table-cell table:style-name="ce138" table:formula="of:=[MoMo.N348]" office:value-type="date" office:date-value="2020-05-12" calcext:value-type="date">
            <text:p>12/05</text:p>
          </table:table-cell>
          <table:table-cell table:style-name="ce138" table:formula="of:=[MoMo.O348]" office:value-type="date" office:date-value="2020-04-10" calcext:value-type="date">
            <text:p>10/04</text:p>
          </table:table-cell>
          <table:table-cell table:style-name="ce138" table:formula="of:=[MoMo.P348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48]" office:value-type="date" office:date-value="2020-05-16" calcext:value-type="date">
            <text:p>16/05</text:p>
          </table:table-cell>
          <table:table-cell table:style-name="ce138" table:formula="of:=[MoMo.S348]" office:value-type="date" office:date-value="2020-04-18" calcext:value-type="date">
            <text:p>18/04</text:p>
          </table:table-cell>
          <table:table-cell table:style-name="ce138" table:formula="of:=[MoMo.T348]" office:value-type="date" office:date-value="2020-04-22" calcext:value-type="date">
            <text:p>22/04</text:p>
          </table:table-cell>
          <table:table-cell table:style-name="ce138" table:formula="of:=[MoMo.U348]" office:value-type="date" office:date-value="2020-05-17" calcext:value-type="date">
            <text:p>17/05</text:p>
          </table:table-cell>
          <table:table-cell table:style-name="ce138" table:formula="of:=[MoMo.V34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49]" office:value-type="string" office:string-value="MoMo (parcial)" calcext:value-type="string">
            <text:p>MoMo (parcial)</text:p>
          </table:table-cell>
          <table:table-cell table:style-name="ce139" table:formula="of:=[MoMo.C349]/[.C$5]*1000000" office:value-type="float" office:value="114.021168817166" calcext:value-type="float">
            <text:p>114</text:p>
          </table:table-cell>
          <table:table-cell table:style-name="ce139" table:formula="of:=[MoMo.D349]/[.D$5]*1000000" office:value-type="float" office:value="634.967693821787" calcext:value-type="float">
            <text:p>635</text:p>
          </table:table-cell>
          <table:table-cell table:style-name="ce139" table:formula="of:=[MoMo.E349]/[.E$5]*1000000" office:value-type="float" office:value="363.726897506817" calcext:value-type="float">
            <text:p>364</text:p>
          </table:table-cell>
          <table:table-cell table:style-name="ce139" table:formula="of:=[MoMo.F349]/[.F$5]*1000000" office:value-type="float" office:value="139.072448773505" calcext:value-type="float">
            <text:p>139</text:p>
          </table:table-cell>
          <table:table-cell table:style-name="ce139" table:formula="of:=[MoMo.G349]/[.G$5]*1000000" office:value-type="float" office:value="35.2495787675337" calcext:value-type="float">
            <text:p>35</text:p>
          </table:table-cell>
          <table:table-cell table:style-name="ce139" table:formula="of:=[MoMo.H349]/[.H$5]*1000000" office:value-type="float" office:value="324.010002947112" calcext:value-type="float">
            <text:p>324</text:p>
          </table:table-cell>
          <table:table-cell table:style-name="ce139" table:formula="of:=[MoMo.I349]/[.I$5]*1000000" office:value-type="float" office:value="1819.71837533684" calcext:value-type="float">
            <text:p>1820</text:p>
          </table:table-cell>
          <table:table-cell table:style-name="ce139" table:formula="of:=[MoMo.J349]/[.J$5]*1000000" office:value-type="float" office:value="1763.36474069805" calcext:value-type="float">
            <text:p>1763</text:p>
          </table:table-cell>
          <table:table-cell table:style-name="ce139" table:formula="of:=[MoMo.K349]/[.K$5]*1000000" office:value-type="float" office:value="607.363226498721" calcext:value-type="float">
            <text:p>607</text:p>
          </table:table-cell>
          <table:table-cell table:style-name="ce139" table:formula="of:=[MoMo.L349]/[.L$5]*1000000" office:value-type="float" office:value="129.192896739641" calcext:value-type="float">
            <text:p>129</text:p>
          </table:table-cell>
          <table:table-cell table:style-name="ce139" table:formula="of:=[MoMo.M349]/[.M$5]*1000000" office:value-type="float" office:value="285.673820532776" calcext:value-type="float">
            <text:p>286</text:p>
          </table:table-cell>
          <table:table-cell table:style-name="ce139" table:formula="of:=[MoMo.N349]/[.N$5]*1000000" office:value-type="float" office:value="612.380145461257" calcext:value-type="float">
            <text:p>612</text:p>
          </table:table-cell>
          <table:table-cell table:style-name="ce139" table:formula="of:=[MoMo.O349]/[.O$5]*1000000" office:value-type="float" office:value="133.987577648947" calcext:value-type="float">
            <text:p>134</text:p>
          </table:table-cell>
          <table:table-cell table:style-name="ce139" table:formula="of:=[MoMo.P349]/[.P$5]*1000000" office:value-type="float" office:value="1797.9413138699" calcext:value-type="float">
            <text:p>1798</text:p>
          </table:table-cell>
          <table:table-cell table:style-name="ce139"/>
          <table:table-cell table:style-name="ce139" table:formula="of:=[MoMo.R349]/[.R$5]*1000000" office:value-type="float" office:value="139.329554300988" calcext:value-type="float">
            <text:p>139</text:p>
          </table:table-cell>
          <table:table-cell table:style-name="ce139" table:formula="of:=[MoMo.S349]/[.S$5]*1000000" office:value-type="float" office:value="929.652198889977" calcext:value-type="float">
            <text:p>930</text:p>
          </table:table-cell>
          <table:table-cell table:style-name="ce139" table:formula="of:=[MoMo.T349]/[.T$5]*1000000" office:value-type="float" office:value="582.514205888987" calcext:value-type="float">
            <text:p>583</text:p>
          </table:table-cell>
          <table:table-cell table:style-name="ce139" table:formula="of:=[MoMo.U349]/[.U$5]*1000000" office:value-type="float" office:value="791.953749901006" calcext:value-type="float">
            <text:p>792</text:p>
          </table:table-cell>
          <table:table-cell table:style-name="ce139" table:formula="of:=[MoMo.V34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50]" office:value-type="string" office:string-value="Covid-19 (parcial)" calcext:value-type="string">
            <text:p>Covid-19 (parcial)</text:p>
          </table:table-cell>
          <table:table-cell table:style-name="ce135" table:formula="of:=[MoMo.C350]/[.C$5]*1000000" office:value-type="float" office:value="96.1308180613348" calcext:value-type="float">
            <text:p>96</text:p>
          </table:table-cell>
          <table:table-cell table:style-name="ce135" table:formula="of:=[MoMo.D350]/[.D$5]*1000000" office:value-type="float" office:value="537.92690306924" calcext:value-type="float">
            <text:p>538</text:p>
          </table:table-cell>
          <table:table-cell table:style-name="ce135" table:formula="of:=[MoMo.E350]/[.E$5]*1000000" office:value-type="float" office:value="304.402457004369" calcext:value-type="float">
            <text:p>304</text:p>
          </table:table-cell>
          <table:table-cell table:style-name="ce135" table:formula="of:=[MoMo.F350]/[.F$5]*1000000" office:value-type="float" office:value="182.477225779249" calcext:value-type="float">
            <text:p>182</text:p>
          </table:table-cell>
          <table:table-cell table:style-name="ce135" table:formula="of:=[MoMo.G350]/[.G$5]*1000000" office:value-type="float" office:value="51.2293878088157" calcext:value-type="float">
            <text:p>51</text:p>
          </table:table-cell>
          <table:table-cell table:style-name="ce135" table:formula="of:=[MoMo.H350]/[.H$5]*1000000" office:value-type="float" office:value="291.264311159904" calcext:value-type="float">
            <text:p>291</text:p>
          </table:table-cell>
          <table:table-cell table:style-name="ce135" table:formula="of:=[MoMo.I350]/[.I$5]*1000000" office:value-type="float" office:value="1019.85585041118" calcext:value-type="float">
            <text:p>1020</text:p>
          </table:table-cell>
          <table:table-cell table:style-name="ce135" table:formula="of:=[MoMo.J350]/[.J$5]*1000000" office:value-type="float" office:value="908.818649234979" calcext:value-type="float">
            <text:p>909</text:p>
          </table:table-cell>
          <table:table-cell table:style-name="ce135" table:formula="of:=[MoMo.K350]/[.K$5]*1000000" office:value-type="float" office:value="779.993329004423" calcext:value-type="float">
            <text:p>780</text:p>
          </table:table-cell>
          <table:table-cell table:style-name="ce135" table:formula="of:=[MoMo.L350]/[.L$5]*1000000" office:value-type="float" office:value="0" calcext:value-type="float">
            <text:p>0</text:p>
          </table:table-cell>
          <table:table-cell table:style-name="ce135" table:formula="of:=[MoMo.M350]/[.M$5]*1000000" office:value-type="float" office:value="239.53890875421" calcext:value-type="float">
            <text:p>240</text:p>
          </table:table-cell>
          <table:table-cell table:style-name="ce135" table:formula="of:=[MoMo.N350]/[.N$5]*1000000" office:value-type="float" office:value="437.148079484519" calcext:value-type="float">
            <text:p>437</text:p>
          </table:table-cell>
          <table:table-cell table:style-name="ce135" table:formula="of:=[MoMo.O350]/[.O$5]*1000000" office:value-type="float" office:value="86.6107546128555" calcext:value-type="float">
            <text:p>87</text:p>
          </table:table-cell>
          <table:table-cell table:style-name="ce135" table:formula="of:=[MoMo.P350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50]/[.R$5]*1000000" office:value-type="float" office:value="87.2500607030461" calcext:value-type="float">
            <text:p>87</text:p>
          </table:table-cell>
          <table:table-cell table:style-name="ce135" table:formula="of:=[MoMo.S350]/[.S$5]*1000000" office:value-type="float" office:value="525.052736914605" calcext:value-type="float">
            <text:p>525</text:p>
          </table:table-cell>
          <table:table-cell table:style-name="ce135" table:formula="of:=[MoMo.T350]/[.T$5]*1000000" office:value-type="float" office:value="440.637209606892" calcext:value-type="float">
            <text:p>441</text:p>
          </table:table-cell>
          <table:table-cell table:style-name="ce135" table:formula="of:=[MoMo.U350]/[.U$5]*1000000" office:value-type="float" office:value="1080.22491486497" calcext:value-type="float">
            <text:p>1080</text:p>
          </table:table-cell>
          <table:table-cell table:style-name="ce135" table:formula="of:=[MoMo.V35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51]" office:value-type="string" office:string-value="Covid-19 (total)" calcext:value-type="string">
            <text:p>Covid-19 (total)</text:p>
          </table:table-cell>
          <table:table-cell table:style-name="ce140" table:formula="of:=[MoMo.C351]/[.C$5]*1000000" office:value-type="float" office:value="163.5178059083" calcext:value-type="float">
            <text:p>164</text:p>
          </table:table-cell>
          <table:table-cell table:style-name="ce140" table:formula="of:=[MoMo.D351]/[.D$5]*1000000" office:value-type="float" office:value="644.136902396831" calcext:value-type="float">
            <text:p>644</text:p>
          </table:table-cell>
          <table:table-cell table:style-name="ce140" table:formula="of:=[MoMo.E351]/[.E$5]*1000000" office:value-type="float" office:value="295.649670700729" calcext:value-type="float">
            <text:p>296</text:p>
          </table:table-cell>
          <table:table-cell table:style-name="ce140" table:formula="of:=[MoMo.F351]/[.F$5]*1000000" office:value-type="float" office:value="195.76440241366" calcext:value-type="float">
            <text:p>196</text:p>
          </table:table-cell>
          <table:table-cell table:style-name="ce140" table:formula="of:=[MoMo.G351]/[.G$5]*1000000" office:value-type="float" office:value="72.849129452903" calcext:value-type="float">
            <text:p>73</text:p>
          </table:table-cell>
          <table:table-cell table:style-name="ce140" table:formula="of:=[MoMo.H351]/[.H$5]*1000000" office:value-type="float" office:value="360.20260965929" calcext:value-type="float">
            <text:p>360</text:p>
          </table:table-cell>
          <table:table-cell table:style-name="ce140" table:formula="of:=[MoMo.I351]/[.I$5]*1000000" office:value-type="float" office:value="1209.13312667797" calcext:value-type="float">
            <text:p>1209</text:p>
          </table:table-cell>
          <table:table-cell table:style-name="ce140" table:formula="of:=[MoMo.J351]/[.J$5]*1000000" office:value-type="float" office:value="967.038302117567" calcext:value-type="float">
            <text:p>967</text:p>
          </table:table-cell>
          <table:table-cell table:style-name="ce140" table:formula="of:=[MoMo.K351]/[.K$5]*1000000" office:value-type="float" office:value="823.414010274912" calcext:value-type="float">
            <text:p>823</text:p>
          </table:table-cell>
          <table:table-cell table:style-name="ce140" table:formula="of:=[MoMo.L351]/[.L$5]*1000000" office:value-type="float" office:value="46.9792351780513" calcext:value-type="float">
            <text:p>47</text:p>
          </table:table-cell>
          <table:table-cell table:style-name="ce140" table:formula="of:=[MoMo.M351]/[.M$5]*1000000" office:value-type="float" office:value="277.61532065879" calcext:value-type="float">
            <text:p>278</text:p>
          </table:table-cell>
          <table:table-cell table:style-name="ce140" table:formula="of:=[MoMo.N351]/[.N$5]*1000000" office:value-type="float" office:value="469.771070490827" calcext:value-type="float">
            <text:p>470</text:p>
          </table:table-cell>
          <table:table-cell table:style-name="ce140" table:formula="of:=[MoMo.O351]/[.O$5]*1000000" office:value-type="float" office:value="224.669777991467" calcext:value-type="float">
            <text:p>225</text:p>
          </table:table-cell>
          <table:table-cell table:style-name="ce140" table:formula="of:=[MoMo.P351]/[.P$5]*1000000" office:value-type="float" office:value="1354.80282313423" calcext:value-type="float">
            <text:p>1355</text:p>
          </table:table-cell>
          <table:table-cell table:style-name="ce140"/>
          <table:table-cell table:style-name="ce140" table:formula="of:=[MoMo.R351]/[.R$5]*1000000" office:value-type="float" office:value="100.100844837603" calcext:value-type="float">
            <text:p>100</text:p>
          </table:table-cell>
          <table:table-cell table:style-name="ce140" table:formula="of:=[MoMo.S351]/[.S$5]*1000000" office:value-type="float" office:value="776.769196082489" calcext:value-type="float">
            <text:p>777</text:p>
          </table:table-cell>
          <table:table-cell table:style-name="ce140" table:formula="of:=[MoMo.T351]/[.T$5]*1000000" office:value-type="float" office:value="673.006264415067" calcext:value-type="float">
            <text:p>673</text:p>
          </table:table-cell>
          <table:table-cell table:style-name="ce140" table:formula="of:=[MoMo.U351]/[.U$5]*1000000" office:value-type="float" office:value="1118.23869486022" calcext:value-type="float">
            <text:p>1118</text:p>
          </table:table-cell>
          <table:table-cell table:style-name="ce140" table:formula="of:=[MoMo.V3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52]" office:value-type="string" office:string-value="Diferencia" calcext:value-type="string">
            <text:p>Diferencia</text:p>
          </table:table-cell>
          <table:table-cell table:style-name="ce136" table:formula="of:=[.C349]-[.C350]" office:value-type="float" office:value="17.8903507558315" calcext:value-type="float">
            <text:p>18</text:p>
          </table:table-cell>
          <table:table-cell table:style-name="ce136" table:formula="of:=[.D349]-[.D350]" office:value-type="float" office:value="97.0407907525475" calcext:value-type="float">
            <text:p>97</text:p>
          </table:table-cell>
          <table:table-cell table:style-name="ce136" table:formula="of:=[.E349]-[.E350]" office:value-type="float" office:value="59.3244405024488" calcext:value-type="float">
            <text:p>59</text:p>
          </table:table-cell>
          <table:table-cell table:style-name="ce136" table:formula="of:=[.F349]-[.F350]" office:value-type="float" office:value="-43.4047770057436" calcext:value-type="float">
            <text:p>-43</text:p>
          </table:table-cell>
          <table:table-cell table:style-name="ce136" table:formula="of:=[.G349]-[.G350]" office:value-type="float" office:value="-15.979809041282" calcext:value-type="float">
            <text:p>-16</text:p>
          </table:table-cell>
          <table:table-cell table:style-name="ce136" table:formula="of:=[.H349]-[.H350]" office:value-type="float" office:value="32.7456917872081" calcext:value-type="float">
            <text:p>33</text:p>
          </table:table-cell>
          <table:table-cell table:style-name="ce136" table:formula="of:=[.I349]-[.I350]" office:value-type="float" office:value="799.862524925659" calcext:value-type="float">
            <text:p>800</text:p>
          </table:table-cell>
          <table:table-cell table:style-name="ce136" table:formula="of:=[.J349]-[.J350]" office:value-type="float" office:value="854.546091463075" calcext:value-type="float">
            <text:p>855</text:p>
          </table:table-cell>
          <table:table-cell table:style-name="ce136" table:formula="of:=[.K349]-[.K350]" office:value-type="float" office:value="-172.630102505702" calcext:value-type="float">
            <text:p>-173</text:p>
          </table:table-cell>
          <table:table-cell table:style-name="ce136" table:formula="of:=[.L349]-[.L350]" office:value-type="float" office:value="129.192896739641" calcext:value-type="float">
            <text:p>129</text:p>
          </table:table-cell>
          <table:table-cell table:style-name="ce136" table:formula="of:=[.M349]-[.M350]" office:value-type="float" office:value="46.1349117785654" calcext:value-type="float">
            <text:p>46</text:p>
          </table:table-cell>
          <table:table-cell table:style-name="ce136" table:formula="of:=[.N349]-[.N350]" office:value-type="float" office:value="175.232065976737" calcext:value-type="float">
            <text:p>175</text:p>
          </table:table-cell>
          <table:table-cell table:style-name="ce136" table:formula="of:=[.O349]-[.O350]" office:value-type="float" office:value="47.3768230360919" calcext:value-type="float">
            <text:p>47</text:p>
          </table:table-cell>
          <table:table-cell table:style-name="ce136" table:formula="of:=[.P349]-[.P350]" office:value-type="float" office:value="456.212216362862" calcext:value-type="float">
            <text:p>456</text:p>
          </table:table-cell>
          <table:table-cell table:style-name="ce136"/>
          <table:table-cell table:style-name="ce136" table:formula="of:=[.R349]-[.R350]" office:value-type="float" office:value="52.0794935979422" calcext:value-type="float">
            <text:p>52</text:p>
          </table:table-cell>
          <table:table-cell table:style-name="ce136" table:formula="of:=[.S349]-[.S350]" office:value-type="float" office:value="404.599461975372" calcext:value-type="float">
            <text:p>405</text:p>
          </table:table-cell>
          <table:table-cell table:style-name="ce136" table:formula="of:=[.T349]-[.T350]" office:value-type="float" office:value="141.876996282095" calcext:value-type="float">
            <text:p>142</text:p>
          </table:table-cell>
          <table:table-cell table:style-name="ce136" table:formula="of:=[.U349]-[.U350]" office:value-type="float" office:value="-288.271164963966" calcext:value-type="float">
            <text:p>-288</text:p>
          </table:table-cell>
          <table:table-cell table:style-name="ce136" table:formula="of:=[.V349]-[.V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54]" office:value-type="date" office:date-value="2020-05-21" calcext:value-type="date">
            <text:p>21/05</text:p>
          </table:table-cell>
          <table:table-cell table:style-name="ce121" table:formula="of:=[MoMo.B354]" office:value-type="string" office:string-value="Inicio" calcext:value-type="string">
            <text:p>Inicio</text:p>
          </table:table-cell>
          <table:table-cell table:style-name="ce44" table:formula="of:=[MoMo.C354]" office:value-type="date" office:date-value="2020-03-20" calcext:value-type="date">
            <text:p>20/03</text:p>
          </table:table-cell>
          <table:table-cell table:style-name="ce44" table:formula="of:=[MoMo.D354]" office:value-type="date" office:date-value="2020-03-23" calcext:value-type="date">
            <text:p>23/03</text:p>
          </table:table-cell>
          <table:table-cell table:style-name="ce44" table:formula="of:=[MoMo.E354]" office:value-type="date" office:date-value="2020-03-23" calcext:value-type="date">
            <text:p>23/03</text:p>
          </table:table-cell>
          <table:table-cell table:style-name="ce44" table:formula="of:=[MoMo.F354]" office:value-type="date" office:date-value="2020-03-16" calcext:value-type="date">
            <text:p>16/03</text:p>
          </table:table-cell>
          <table:table-cell table:style-name="ce44" table:formula="of:=[MoMo.G354]" office:value-type="date" office:date-value="2020-03-27" calcext:value-type="date">
            <text:p>27/03</text:p>
          </table:table-cell>
          <table:table-cell table:style-name="ce44" table:formula="of:=[MoMo.H354]" office:value-type="date" office:date-value="2020-03-24" calcext:value-type="date">
            <text:p>24/03</text:p>
          </table:table-cell>
          <table:table-cell table:style-name="ce44" table:formula="of:=[MoMo.I354]" office:value-type="date" office:date-value="2020-03-14" calcext:value-type="date">
            <text:p>14/03</text:p>
          </table:table-cell>
          <table:table-cell table:style-name="ce44" table:formula="of:=[MoMo.J354]" office:value-type="date" office:date-value="2020-03-18" calcext:value-type="date">
            <text:p>18/03</text:p>
          </table:table-cell>
          <table:table-cell table:style-name="ce44" table:formula="of:=[MoMo.K354]" office:value-type="date" office:date-value="2020-03-23" calcext:value-type="date">
            <text:p>23/03</text:p>
          </table:table-cell>
          <table:table-cell table:style-name="ce44" table:formula="of:=[MoMo.L354]" office:value-type="date" office:date-value="2020-03-28" calcext:value-type="date">
            <text:p>28/03</text:p>
          </table:table-cell>
          <table:table-cell table:style-name="ce44" table:formula="of:=[MoMo.M354]" office:value-type="date" office:date-value="2020-03-22" calcext:value-type="date">
            <text:p>22/03</text:p>
          </table:table-cell>
          <table:table-cell table:style-name="ce44" table:formula="of:=[MoMo.N354]" office:value-type="date" office:date-value="2020-03-23" calcext:value-type="date">
            <text:p>23/03</text:p>
          </table:table-cell>
          <table:table-cell table:style-name="ce44" table:formula="of:=[MoMo.O354]" office:value-type="date" office:date-value="2020-03-21" calcext:value-type="date">
            <text:p>21/03</text:p>
          </table:table-cell>
          <table:table-cell table:style-name="ce44" table:formula="of:=[MoMo.P35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54]" office:value-type="date" office:date-value="2020-03-27" calcext:value-type="date">
            <text:p>27/03</text:p>
          </table:table-cell>
          <table:table-cell table:style-name="ce44" table:formula="of:=[MoMo.S354]" office:value-type="date" office:date-value="2020-03-22" calcext:value-type="date">
            <text:p>22/03</text:p>
          </table:table-cell>
          <table:table-cell table:style-name="ce44" table:formula="of:=[MoMo.T354]" office:value-type="date" office:date-value="2020-03-25" calcext:value-type="date">
            <text:p>25/03</text:p>
          </table:table-cell>
          <table:table-cell table:style-name="ce44" table:formula="of:=[MoMo.U354]" office:value-type="date" office:date-value="2020-03-20" calcext:value-type="date">
            <text:p>20/03</text:p>
          </table:table-cell>
          <table:table-cell table:style-name="ce44" table:formula="of:=[MoMo.V35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55]" office:value-type="string" office:string-value="Fin" calcext:value-type="string">
            <text:p>Fin</text:p>
          </table:table-cell>
          <table:table-cell table:style-name="ce138" table:formula="of:=[MoMo.C355]" office:value-type="date" office:date-value="2020-04-14" calcext:value-type="date">
            <text:p>14/04</text:p>
          </table:table-cell>
          <table:table-cell table:style-name="ce138" table:formula="of:=[MoMo.D355]" office:value-type="date" office:date-value="2020-04-29" calcext:value-type="date">
            <text:p>29/04</text:p>
          </table:table-cell>
          <table:table-cell table:style-name="ce138" table:formula="of:=[MoMo.E355]" office:value-type="date" office:date-value="2020-05-17" calcext:value-type="date">
            <text:p>17/05</text:p>
          </table:table-cell>
          <table:table-cell table:style-name="ce138" table:formula="of:=[MoMo.F355]" office:value-type="date" office:date-value="2020-05-09" calcext:value-type="date">
            <text:p>09/05</text:p>
          </table:table-cell>
          <table:table-cell table:style-name="ce138" table:formula="of:=[MoMo.G355]" office:value-type="date" office:date-value="2020-05-01" calcext:value-type="date">
            <text:p>01/05</text:p>
          </table:table-cell>
          <table:table-cell table:style-name="ce138" table:formula="of:=[MoMo.H355]" office:value-type="date" office:date-value="2020-05-17" calcext:value-type="date">
            <text:p>17/05</text:p>
          </table:table-cell>
          <table:table-cell table:style-name="ce138" table:formula="of:=[MoMo.I355]" office:value-type="date" office:date-value="2020-04-30" calcext:value-type="date">
            <text:p>30/04</text:p>
          </table:table-cell>
          <table:table-cell table:style-name="ce138" table:formula="of:=[MoMo.J355]" office:value-type="date" office:date-value="2020-05-07" calcext:value-type="date">
            <text:p>07/05</text:p>
          </table:table-cell>
          <table:table-cell table:style-name="ce138" table:formula="of:=[MoMo.K355]" office:value-type="date" office:date-value="2020-05-15" calcext:value-type="date">
            <text:p>15/05</text:p>
          </table:table-cell>
          <table:table-cell table:style-name="ce138" table:formula="of:=[MoMo.L355]" office:value-type="date" office:date-value="2020-03-31" calcext:value-type="date">
            <text:p>31/03</text:p>
          </table:table-cell>
          <table:table-cell table:style-name="ce138" table:formula="of:=[MoMo.M355]" office:value-type="date" office:date-value="2020-05-02" calcext:value-type="date">
            <text:p>02/05</text:p>
          </table:table-cell>
          <table:table-cell table:style-name="ce138" table:formula="of:=[MoMo.N355]" office:value-type="date" office:date-value="2020-05-12" calcext:value-type="date">
            <text:p>12/05</text:p>
          </table:table-cell>
          <table:table-cell table:style-name="ce138" table:formula="of:=[MoMo.O355]" office:value-type="date" office:date-value="2020-04-10" calcext:value-type="date">
            <text:p>10/04</text:p>
          </table:table-cell>
          <table:table-cell table:style-name="ce138" table:formula="of:=[MoMo.P355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55]" office:value-type="date" office:date-value="2020-05-05" calcext:value-type="date">
            <text:p>05/05</text:p>
          </table:table-cell>
          <table:table-cell table:style-name="ce138" table:formula="of:=[MoMo.S355]" office:value-type="date" office:date-value="2020-04-18" calcext:value-type="date">
            <text:p>18/04</text:p>
          </table:table-cell>
          <table:table-cell table:style-name="ce138" table:formula="of:=[MoMo.T355]" office:value-type="date" office:date-value="2020-04-22" calcext:value-type="date">
            <text:p>22/04</text:p>
          </table:table-cell>
          <table:table-cell table:style-name="ce138" table:formula="of:=[MoMo.U355]" office:value-type="date" office:date-value="2020-05-17" calcext:value-type="date">
            <text:p>17/05</text:p>
          </table:table-cell>
          <table:table-cell table:style-name="ce138" table:formula="of:=[MoMo.V35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56]" office:value-type="string" office:string-value="MoMo (parcial)" calcext:value-type="string">
            <text:p>MoMo (parcial)</text:p>
          </table:table-cell>
          <table:table-cell table:style-name="ce139" table:formula="of:=[MoMo.C356]/[.C$5]*1000000" office:value-type="float" office:value="114.021168817166" calcext:value-type="float">
            <text:p>114</text:p>
          </table:table-cell>
          <table:table-cell table:style-name="ce139" table:formula="of:=[MoMo.D356]/[.D$5]*1000000" office:value-type="float" office:value="634.967693821787" calcext:value-type="float">
            <text:p>635</text:p>
          </table:table-cell>
          <table:table-cell table:style-name="ce139" table:formula="of:=[MoMo.E356]/[.E$5]*1000000" office:value-type="float" office:value="350.1114521456" calcext:value-type="float">
            <text:p>350</text:p>
          </table:table-cell>
          <table:table-cell table:style-name="ce139" table:formula="of:=[MoMo.F356]/[.F$5]*1000000" office:value-type="float" office:value="139.072448773505" calcext:value-type="float">
            <text:p>139</text:p>
          </table:table-cell>
          <table:table-cell table:style-name="ce139" table:formula="of:=[MoMo.G356]/[.G$5]*1000000" office:value-type="float" office:value="35.2495787675337" calcext:value-type="float">
            <text:p>35</text:p>
          </table:table-cell>
          <table:table-cell table:style-name="ce139" table:formula="of:=[MoMo.H356]/[.H$5]*1000000" office:value-type="float" office:value="358.479152196805" calcext:value-type="float">
            <text:p>358</text:p>
          </table:table-cell>
          <table:table-cell table:style-name="ce139" table:formula="of:=[MoMo.I356]/[.I$5]*1000000" office:value-type="float" office:value="1819.71837533684" calcext:value-type="float">
            <text:p>1820</text:p>
          </table:table-cell>
          <table:table-cell table:style-name="ce139" table:formula="of:=[MoMo.J356]/[.J$5]*1000000" office:value-type="float" office:value="1763.36474069805" calcext:value-type="float">
            <text:p>1763</text:p>
          </table:table-cell>
          <table:table-cell table:style-name="ce139" table:formula="of:=[MoMo.K356]/[.K$5]*1000000" office:value-type="float" office:value="599.468557176814" calcext:value-type="float">
            <text:p>599</text:p>
          </table:table-cell>
          <table:table-cell table:style-name="ce139" table:formula="of:=[MoMo.L356]/[.L$5]*1000000" office:value-type="float" office:value="129.192896739641" calcext:value-type="float">
            <text:p>129</text:p>
          </table:table-cell>
          <table:table-cell table:style-name="ce139" table:formula="of:=[MoMo.M356]/[.M$5]*1000000" office:value-type="float" office:value="285.673820532776" calcext:value-type="float">
            <text:p>286</text:p>
          </table:table-cell>
          <table:table-cell table:style-name="ce139" table:formula="of:=[MoMo.N356]/[.N$5]*1000000" office:value-type="float" office:value="611.448060003933" calcext:value-type="float">
            <text:p>611</text:p>
          </table:table-cell>
          <table:table-cell table:style-name="ce139" table:formula="of:=[MoMo.O356]/[.O$5]*1000000" office:value-type="float" office:value="126.214817619589" calcext:value-type="float">
            <text:p>126</text:p>
          </table:table-cell>
          <table:table-cell table:style-name="ce139" table:formula="of:=[MoMo.P356]/[.P$5]*1000000" office:value-type="float" office:value="1805.99837733782" calcext:value-type="float">
            <text:p>1806</text:p>
          </table:table-cell>
          <table:table-cell table:style-name="ce139"/>
          <table:table-cell table:style-name="ce139" table:formula="of:=[MoMo.R356]/[.R$5]*1000000" office:value-type="float" office:value="106.188058375025" calcext:value-type="float">
            <text:p>106</text:p>
          </table:table-cell>
          <table:table-cell table:style-name="ce139" table:formula="of:=[MoMo.S356]/[.S$5]*1000000" office:value-type="float" office:value="929.652198889977" calcext:value-type="float">
            <text:p>930</text:p>
          </table:table-cell>
          <table:table-cell table:style-name="ce139" table:formula="of:=[MoMo.T356]/[.T$5]*1000000" office:value-type="float" office:value="582.514205888987" calcext:value-type="float">
            <text:p>583</text:p>
          </table:table-cell>
          <table:table-cell table:style-name="ce139" table:formula="of:=[MoMo.U356]/[.U$5]*1000000" office:value-type="float" office:value="785.618119901798" calcext:value-type="float">
            <text:p>786</text:p>
          </table:table-cell>
          <table:table-cell table:style-name="ce139" table:formula="of:=[MoMo.V35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57]" office:value-type="string" office:string-value="Covid-19 (parcial)" calcext:value-type="string">
            <text:p>Covid-19 (parcial)</text:p>
          </table:table-cell>
          <table:table-cell table:style-name="ce135" table:formula="of:=[MoMo.C357]/[.C$5]*1000000" office:value-type="float" office:value="96.1308180613348" calcext:value-type="float">
            <text:p>96</text:p>
          </table:table-cell>
          <table:table-cell table:style-name="ce135" table:formula="of:=[MoMo.D357]/[.D$5]*1000000" office:value-type="float" office:value="537.92690306924" calcext:value-type="float">
            <text:p>538</text:p>
          </table:table-cell>
          <table:table-cell table:style-name="ce135" table:formula="of:=[MoMo.E357]/[.E$5]*1000000" office:value-type="float" office:value="304.402457004369" calcext:value-type="float">
            <text:p>304</text:p>
          </table:table-cell>
          <table:table-cell table:style-name="ce135" table:formula="of:=[MoMo.F357]/[.F$5]*1000000" office:value-type="float" office:value="182.477225779249" calcext:value-type="float">
            <text:p>182</text:p>
          </table:table-cell>
          <table:table-cell table:style-name="ce135" table:formula="of:=[MoMo.G357]/[.G$5]*1000000" office:value-type="float" office:value="51.2293878088157" calcext:value-type="float">
            <text:p>51</text:p>
          </table:table-cell>
          <table:table-cell table:style-name="ce135" table:formula="of:=[MoMo.H357]/[.H$5]*1000000" office:value-type="float" office:value="341.244577571959" calcext:value-type="float">
            <text:p>341</text:p>
          </table:table-cell>
          <table:table-cell table:style-name="ce135" table:formula="of:=[MoMo.I357]/[.I$5]*1000000" office:value-type="float" office:value="1019.85585041118" calcext:value-type="float">
            <text:p>1020</text:p>
          </table:table-cell>
          <table:table-cell table:style-name="ce135" table:formula="of:=[MoMo.J357]/[.J$5]*1000000" office:value-type="float" office:value="908.818649234979" calcext:value-type="float">
            <text:p>909</text:p>
          </table:table-cell>
          <table:table-cell table:style-name="ce135" table:formula="of:=[MoMo.K357]/[.K$5]*1000000" office:value-type="float" office:value="779.993329004423" calcext:value-type="float">
            <text:p>780</text:p>
          </table:table-cell>
          <table:table-cell table:style-name="ce135" table:formula="of:=[MoMo.L357]/[.L$5]*1000000" office:value-type="float" office:value="0" calcext:value-type="float">
            <text:p>0</text:p>
          </table:table-cell>
          <table:table-cell table:style-name="ce135" table:formula="of:=[MoMo.M357]/[.M$5]*1000000" office:value-type="float" office:value="239.53890875421" calcext:value-type="float">
            <text:p>240</text:p>
          </table:table-cell>
          <table:table-cell table:style-name="ce135" table:formula="of:=[MoMo.N357]/[.N$5]*1000000" office:value-type="float" office:value="437.148079484519" calcext:value-type="float">
            <text:p>437</text:p>
          </table:table-cell>
          <table:table-cell table:style-name="ce135" table:formula="of:=[MoMo.O357]/[.O$5]*1000000" office:value-type="float" office:value="86.6107546128555" calcext:value-type="float">
            <text:p>87</text:p>
          </table:table-cell>
          <table:table-cell table:style-name="ce135" table:formula="of:=[MoMo.P357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57]/[.R$5]*1000000" office:value-type="float" office:value="81.8392042253378" calcext:value-type="float">
            <text:p>82</text:p>
          </table:table-cell>
          <table:table-cell table:style-name="ce135" table:formula="of:=[MoMo.S357]/[.S$5]*1000000" office:value-type="float" office:value="525.052736914605" calcext:value-type="float">
            <text:p>525</text:p>
          </table:table-cell>
          <table:table-cell table:style-name="ce135" table:formula="of:=[MoMo.T357]/[.T$5]*1000000" office:value-type="float" office:value="440.637209606892" calcext:value-type="float">
            <text:p>441</text:p>
          </table:table-cell>
          <table:table-cell table:style-name="ce135" table:formula="of:=[MoMo.U357]/[.U$5]*1000000" office:value-type="float" office:value="1080.22491486497" calcext:value-type="float">
            <text:p>1080</text:p>
          </table:table-cell>
          <table:table-cell table:style-name="ce135" table:formula="of:=[MoMo.V35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58]" office:value-type="string" office:string-value="Covid-19 (total)" calcext:value-type="string">
            <text:p>Covid-19 (total)</text:p>
          </table:table-cell>
          <table:table-cell table:style-name="ce140" table:formula="of:=[MoMo.C358]/[.C$5]*1000000" office:value-type="float" office:value="163.994881928456" calcext:value-type="float">
            <text:p>164</text:p>
          </table:table-cell>
          <table:table-cell table:style-name="ce140" table:formula="of:=[MoMo.D358]/[.D$5]*1000000" office:value-type="float" office:value="647.957405969766" calcext:value-type="float">
            <text:p>648</text:p>
          </table:table-cell>
          <table:table-cell table:style-name="ce140" table:formula="of:=[MoMo.E358]/[.E$5]*1000000" office:value-type="float" office:value="298.567266135275" calcext:value-type="float">
            <text:p>299</text:p>
          </table:table-cell>
          <table:table-cell table:style-name="ce140" table:formula="of:=[MoMo.F358]/[.F$5]*1000000" office:value-type="float" office:value="195.76440241366" calcext:value-type="float">
            <text:p>196</text:p>
          </table:table-cell>
          <table:table-cell table:style-name="ce140" table:formula="of:=[MoMo.G358]/[.G$5]*1000000" office:value-type="float" office:value="72.849129452903" calcext:value-type="float">
            <text:p>73</text:p>
          </table:table-cell>
          <table:table-cell table:style-name="ce140" table:formula="of:=[MoMo.H358]/[.H$5]*1000000" office:value-type="float" office:value="360.20260965929" calcext:value-type="float">
            <text:p>360</text:p>
          </table:table-cell>
          <table:table-cell table:style-name="ce140" table:formula="of:=[MoMo.I358]/[.I$5]*1000000" office:value-type="float" office:value="1211.62361715516" calcext:value-type="float">
            <text:p>1212</text:p>
          </table:table-cell>
          <table:table-cell table:style-name="ce140" table:formula="of:=[MoMo.J358]/[.J$5]*1000000" office:value-type="float" office:value="967.038302117567" calcext:value-type="float">
            <text:p>967</text:p>
          </table:table-cell>
          <table:table-cell table:style-name="ce140" table:formula="of:=[MoMo.K358]/[.K$5]*1000000" office:value-type="float" office:value="823.414010274912" calcext:value-type="float">
            <text:p>823</text:p>
          </table:table-cell>
          <table:table-cell table:style-name="ce140" table:formula="of:=[MoMo.L358]/[.L$5]*1000000" office:value-type="float" office:value="46.9792351780513" calcext:value-type="float">
            <text:p>47</text:p>
          </table:table-cell>
          <table:table-cell table:style-name="ce140" table:formula="of:=[MoMo.M358]/[.M$5]*1000000" office:value-type="float" office:value="278.622633143039" calcext:value-type="float">
            <text:p>279</text:p>
          </table:table-cell>
          <table:table-cell table:style-name="ce140" table:formula="of:=[MoMo.N358]/[.N$5]*1000000" office:value-type="float" office:value="470.70315594815" calcext:value-type="float">
            <text:p>471</text:p>
          </table:table-cell>
          <table:table-cell table:style-name="ce140" table:formula="of:=[MoMo.O358]/[.O$5]*1000000" office:value-type="float" office:value="225.039909421436" calcext:value-type="float">
            <text:p>225</text:p>
          </table:table-cell>
          <table:table-cell table:style-name="ce140" table:formula="of:=[MoMo.P358]/[.P$5]*1000000" office:value-type="float" office:value="1357.69120437745" calcext:value-type="float">
            <text:p>1358</text:p>
          </table:table-cell>
          <table:table-cell table:style-name="ce140"/>
          <table:table-cell table:style-name="ce140" table:formula="of:=[MoMo.R358]/[.R$5]*1000000" office:value-type="float" office:value="100.777201897317" calcext:value-type="float">
            <text:p>101</text:p>
          </table:table-cell>
          <table:table-cell table:style-name="ce140" table:formula="of:=[MoMo.S358]/[.S$5]*1000000" office:value-type="float" office:value="781.402014349382" calcext:value-type="float">
            <text:p>781</text:p>
          </table:table-cell>
          <table:table-cell table:style-name="ce140" table:formula="of:=[MoMo.T358]/[.T$5]*1000000" office:value-type="float" office:value="674.370466302394" calcext:value-type="float">
            <text:p>674</text:p>
          </table:table-cell>
          <table:table-cell table:style-name="ce140" table:formula="of:=[MoMo.U358]/[.U$5]*1000000" office:value-type="float" office:value="1121.40650985982" calcext:value-type="float">
            <text:p>1121</text:p>
          </table:table-cell>
          <table:table-cell table:style-name="ce140" table:formula="of:=[MoMo.V3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59]" office:value-type="string" office:string-value="Diferencia" calcext:value-type="string">
            <text:p>Diferencia</text:p>
          </table:table-cell>
          <table:table-cell table:style-name="ce136" table:formula="of:=[.C356]-[.C357]" office:value-type="float" office:value="17.8903507558315" calcext:value-type="float">
            <text:p>18</text:p>
          </table:table-cell>
          <table:table-cell table:style-name="ce136" table:formula="of:=[.D356]-[.D357]" office:value-type="float" office:value="97.0407907525475" calcext:value-type="float">
            <text:p>97</text:p>
          </table:table-cell>
          <table:table-cell table:style-name="ce136" table:formula="of:=[.E356]-[.E357]" office:value-type="float" office:value="45.7089951412311" calcext:value-type="float">
            <text:p>46</text:p>
          </table:table-cell>
          <table:table-cell table:style-name="ce136" table:formula="of:=[.F356]-[.F357]" office:value-type="float" office:value="-43.4047770057436" calcext:value-type="float">
            <text:p>-43</text:p>
          </table:table-cell>
          <table:table-cell table:style-name="ce136" table:formula="of:=[.G356]-[.G357]" office:value-type="float" office:value="-15.979809041282" calcext:value-type="float">
            <text:p>-16</text:p>
          </table:table-cell>
          <table:table-cell table:style-name="ce136" table:formula="of:=[.H356]-[.H357]" office:value-type="float" office:value="17.2345746248464" calcext:value-type="float">
            <text:p>17</text:p>
          </table:table-cell>
          <table:table-cell table:style-name="ce136" table:formula="of:=[.I356]-[.I357]" office:value-type="float" office:value="799.862524925659" calcext:value-type="float">
            <text:p>800</text:p>
          </table:table-cell>
          <table:table-cell table:style-name="ce136" table:formula="of:=[.J356]-[.J357]" office:value-type="float" office:value="854.546091463075" calcext:value-type="float">
            <text:p>855</text:p>
          </table:table-cell>
          <table:table-cell table:style-name="ce136" table:formula="of:=[.K356]-[.K357]" office:value-type="float" office:value="-180.524771827609" calcext:value-type="float">
            <text:p>-181</text:p>
          </table:table-cell>
          <table:table-cell table:style-name="ce136" table:formula="of:=[.L356]-[.L357]" office:value-type="float" office:value="129.192896739641" calcext:value-type="float">
            <text:p>129</text:p>
          </table:table-cell>
          <table:table-cell table:style-name="ce136" table:formula="of:=[.M356]-[.M357]" office:value-type="float" office:value="46.1349117785654" calcext:value-type="float">
            <text:p>46</text:p>
          </table:table-cell>
          <table:table-cell table:style-name="ce136" table:formula="of:=[.N356]-[.N357]" office:value-type="float" office:value="174.299980519414" calcext:value-type="float">
            <text:p>174</text:p>
          </table:table-cell>
          <table:table-cell table:style-name="ce136" table:formula="of:=[.O356]-[.O357]" office:value-type="float" office:value="39.6040630067331" calcext:value-type="float">
            <text:p>40</text:p>
          </table:table-cell>
          <table:table-cell table:style-name="ce136" table:formula="of:=[.P356]-[.P357]" office:value-type="float" office:value="464.269279830784" calcext:value-type="float">
            <text:p>464</text:p>
          </table:table-cell>
          <table:table-cell table:style-name="ce136"/>
          <table:table-cell table:style-name="ce136" table:formula="of:=[.R356]-[.R357]" office:value-type="float" office:value="24.3488541496873" calcext:value-type="float">
            <text:p>24</text:p>
          </table:table-cell>
          <table:table-cell table:style-name="ce136" table:formula="of:=[.S356]-[.S357]" office:value-type="float" office:value="404.599461975372" calcext:value-type="float">
            <text:p>405</text:p>
          </table:table-cell>
          <table:table-cell table:style-name="ce136" table:formula="of:=[.T356]-[.T357]" office:value-type="float" office:value="141.876996282095" calcext:value-type="float">
            <text:p>142</text:p>
          </table:table-cell>
          <table:table-cell table:style-name="ce136" table:formula="of:=[.U356]-[.U357]" office:value-type="float" office:value="-294.606794963174" calcext:value-type="float">
            <text:p>-295</text:p>
          </table:table-cell>
          <table:table-cell table:style-name="ce136" table:formula="of:=[.V356]-[.V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61]" office:value-type="date" office:date-value="2020-05-22" calcext:value-type="date">
            <text:p>22/05</text:p>
          </table:table-cell>
          <table:table-cell table:style-name="ce121" table:formula="of:=[MoMo.B361]" office:value-type="string" office:string-value="Inicio" calcext:value-type="string">
            <text:p>Inicio</text:p>
          </table:table-cell>
          <table:table-cell table:style-name="ce44" table:formula="of:=[MoMo.C361]" office:value-type="date" office:date-value="2020-03-20" calcext:value-type="date">
            <text:p>20/03</text:p>
          </table:table-cell>
          <table:table-cell table:style-name="ce44" table:formula="of:=[MoMo.D361]" office:value-type="date" office:date-value="2020-03-23" calcext:value-type="date">
            <text:p>23/03</text:p>
          </table:table-cell>
          <table:table-cell table:style-name="ce44" table:formula="of:=[MoMo.E361]" office:value-type="date" office:date-value="2020-03-23" calcext:value-type="date">
            <text:p>23/03</text:p>
          </table:table-cell>
          <table:table-cell table:style-name="ce44" table:formula="of:=[MoMo.F361]" office:value-type="date" office:date-value="2020-03-16" calcext:value-type="date">
            <text:p>16/03</text:p>
          </table:table-cell>
          <table:table-cell table:style-name="ce44" table:formula="of:=[MoMo.G361]" office:value-type="date" office:date-value="2020-03-27" calcext:value-type="date">
            <text:p>27/03</text:p>
          </table:table-cell>
          <table:table-cell table:style-name="ce44" table:formula="of:=[MoMo.H361]" office:value-type="date" office:date-value="2020-03-24" calcext:value-type="date">
            <text:p>24/03</text:p>
          </table:table-cell>
          <table:table-cell table:style-name="ce44" table:formula="of:=[MoMo.I361]" office:value-type="date" office:date-value="2020-03-14" calcext:value-type="date">
            <text:p>14/03</text:p>
          </table:table-cell>
          <table:table-cell table:style-name="ce44" table:formula="of:=[MoMo.J361]" office:value-type="date" office:date-value="2020-03-18" calcext:value-type="date">
            <text:p>18/03</text:p>
          </table:table-cell>
          <table:table-cell table:style-name="ce44" table:formula="of:=[MoMo.K361]" office:value-type="date" office:date-value="2020-03-23" calcext:value-type="date">
            <text:p>23/03</text:p>
          </table:table-cell>
          <table:table-cell table:style-name="ce44" table:formula="of:=[MoMo.L361]" office:value-type="date" office:date-value="2020-03-28" calcext:value-type="date">
            <text:p>28/03</text:p>
          </table:table-cell>
          <table:table-cell table:style-name="ce44" table:formula="of:=[MoMo.M361]" office:value-type="date" office:date-value="2020-03-22" calcext:value-type="date">
            <text:p>22/03</text:p>
          </table:table-cell>
          <table:table-cell table:style-name="ce44" table:formula="of:=[MoMo.N361]" office:value-type="date" office:date-value="2020-03-23" calcext:value-type="date">
            <text:p>23/03</text:p>
          </table:table-cell>
          <table:table-cell table:style-name="ce44" table:formula="of:=[MoMo.O361]" office:value-type="date" office:date-value="2020-03-21" calcext:value-type="date">
            <text:p>21/03</text:p>
          </table:table-cell>
          <table:table-cell table:style-name="ce44" table:formula="of:=[MoMo.P36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61]" office:value-type="date" office:date-value="2020-03-27" calcext:value-type="date">
            <text:p>27/03</text:p>
          </table:table-cell>
          <table:table-cell table:style-name="ce44" table:formula="of:=[MoMo.S361]" office:value-type="date" office:date-value="2020-03-22" calcext:value-type="date">
            <text:p>22/03</text:p>
          </table:table-cell>
          <table:table-cell table:style-name="ce44" table:formula="of:=[MoMo.T361]" office:value-type="date" office:date-value="2020-03-25" calcext:value-type="date">
            <text:p>25/03</text:p>
          </table:table-cell>
          <table:table-cell table:style-name="ce44" table:formula="of:=[MoMo.U361]" office:value-type="date" office:date-value="2020-03-20" calcext:value-type="date">
            <text:p>20/03</text:p>
          </table:table-cell>
          <table:table-cell table:style-name="ce44" table:formula="of:=[MoMo.V36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62]" office:value-type="string" office:string-value="Fin" calcext:value-type="string">
            <text:p>Fin</text:p>
          </table:table-cell>
          <table:table-cell table:style-name="ce138" table:formula="of:=[MoMo.C362]" office:value-type="date" office:date-value="2020-04-14" calcext:value-type="date">
            <text:p>14/04</text:p>
          </table:table-cell>
          <table:table-cell table:style-name="ce138" table:formula="of:=[MoMo.D362]" office:value-type="date" office:date-value="2020-04-29" calcext:value-type="date">
            <text:p>29/04</text:p>
          </table:table-cell>
          <table:table-cell table:style-name="ce138" table:formula="of:=[MoMo.E362]" office:value-type="date" office:date-value="2020-05-17" calcext:value-type="date">
            <text:p>17/05</text:p>
          </table:table-cell>
          <table:table-cell table:style-name="ce138" table:formula="of:=[MoMo.F362]" office:value-type="date" office:date-value="2020-05-09" calcext:value-type="date">
            <text:p>09/05</text:p>
          </table:table-cell>
          <table:table-cell table:style-name="ce138" table:formula="of:=[MoMo.G362]" office:value-type="date" office:date-value="2020-05-01" calcext:value-type="date">
            <text:p>01/05</text:p>
          </table:table-cell>
          <table:table-cell table:style-name="ce138" table:formula="of:=[MoMo.H362]" office:value-type="date" office:date-value="2020-05-17" calcext:value-type="date">
            <text:p>17/05</text:p>
          </table:table-cell>
          <table:table-cell table:style-name="ce138" table:formula="of:=[MoMo.I362]" office:value-type="date" office:date-value="2020-04-30" calcext:value-type="date">
            <text:p>30/04</text:p>
          </table:table-cell>
          <table:table-cell table:style-name="ce138" table:formula="of:=[MoMo.J362]" office:value-type="date" office:date-value="2020-05-07" calcext:value-type="date">
            <text:p>07/05</text:p>
          </table:table-cell>
          <table:table-cell table:style-name="ce138" table:formula="of:=[MoMo.K362]" office:value-type="date" office:date-value="2020-05-19" calcext:value-type="date">
            <text:p>19/05</text:p>
          </table:table-cell>
          <table:table-cell table:style-name="ce138" table:formula="of:=[MoMo.L362]" office:value-type="date" office:date-value="2020-03-31" calcext:value-type="date">
            <text:p>31/03</text:p>
          </table:table-cell>
          <table:table-cell table:style-name="ce138" table:formula="of:=[MoMo.M362]" office:value-type="date" office:date-value="2020-05-02" calcext:value-type="date">
            <text:p>02/05</text:p>
          </table:table-cell>
          <table:table-cell table:style-name="ce138" table:formula="of:=[MoMo.N362]" office:value-type="date" office:date-value="2020-05-12" calcext:value-type="date">
            <text:p>12/05</text:p>
          </table:table-cell>
          <table:table-cell table:style-name="ce138" table:formula="of:=[MoMo.O362]" office:value-type="date" office:date-value="2020-04-10" calcext:value-type="date">
            <text:p>10/04</text:p>
          </table:table-cell>
          <table:table-cell table:style-name="ce138" table:formula="of:=[MoMo.P362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62]" office:value-type="date" office:date-value="2020-05-16" calcext:value-type="date">
            <text:p>16/05</text:p>
          </table:table-cell>
          <table:table-cell table:style-name="ce138" table:formula="of:=[MoMo.S362]" office:value-type="date" office:date-value="2020-04-18" calcext:value-type="date">
            <text:p>18/04</text:p>
          </table:table-cell>
          <table:table-cell table:style-name="ce138" table:formula="of:=[MoMo.T362]" office:value-type="date" office:date-value="2020-04-22" calcext:value-type="date">
            <text:p>22/04</text:p>
          </table:table-cell>
          <table:table-cell table:style-name="ce138" table:formula="of:=[MoMo.U362]" office:value-type="date" office:date-value="2020-05-05" calcext:value-type="date">
            <text:p>05/05</text:p>
          </table:table-cell>
          <table:table-cell table:style-name="ce138" table:formula="of:=[MoMo.V36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63]" office:value-type="string" office:string-value="MoMo (parcial)" calcext:value-type="string">
            <text:p>MoMo (parcial)</text:p>
          </table:table-cell>
          <table:table-cell table:style-name="ce139" table:formula="of:=[MoMo.C363]/[.C$5]*1000000" office:value-type="float" office:value="114.021168817166" calcext:value-type="float">
            <text:p>114</text:p>
          </table:table-cell>
          <table:table-cell table:style-name="ce139" table:formula="of:=[MoMo.D363]/[.D$5]*1000000" office:value-type="float" office:value="634.967693821787" calcext:value-type="float">
            <text:p>635</text:p>
          </table:table-cell>
          <table:table-cell table:style-name="ce139" table:formula="of:=[MoMo.E363]/[.E$5]*1000000" office:value-type="float" office:value="340.386134030444" calcext:value-type="float">
            <text:p>340</text:p>
          </table:table-cell>
          <table:table-cell table:style-name="ce139" table:formula="of:=[MoMo.F363]/[.F$5]*1000000" office:value-type="float" office:value="139.072448773505" calcext:value-type="float">
            <text:p>139</text:p>
          </table:table-cell>
          <table:table-cell table:style-name="ce139" table:formula="of:=[MoMo.G363]/[.G$5]*1000000" office:value-type="float" office:value="35.2495787675337" calcext:value-type="float">
            <text:p>35</text:p>
          </table:table-cell>
          <table:table-cell table:style-name="ce139" table:formula="of:=[MoMo.H363]/[.H$5]*1000000" office:value-type="float" office:value="358.479152196805" calcext:value-type="float">
            <text:p>358</text:p>
          </table:table-cell>
          <table:table-cell table:style-name="ce139" table:formula="of:=[MoMo.I363]/[.I$5]*1000000" office:value-type="float" office:value="1819.71837533684" calcext:value-type="float">
            <text:p>1820</text:p>
          </table:table-cell>
          <table:table-cell table:style-name="ce139" table:formula="of:=[MoMo.J363]/[.J$5]*1000000" office:value-type="float" office:value="1763.36474069805" calcext:value-type="float">
            <text:p>1763</text:p>
          </table:table-cell>
          <table:table-cell table:style-name="ce139" table:formula="of:=[MoMo.K363]/[.K$5]*1000000" office:value-type="float" office:value="615.257895820628" calcext:value-type="float">
            <text:p>615</text:p>
          </table:table-cell>
          <table:table-cell table:style-name="ce139" table:formula="of:=[MoMo.L363]/[.L$5]*1000000" office:value-type="float" office:value="129.192896739641" calcext:value-type="float">
            <text:p>129</text:p>
          </table:table-cell>
          <table:table-cell table:style-name="ce139" table:formula="of:=[MoMo.M363]/[.M$5]*1000000" office:value-type="float" office:value="285.673820532776" calcext:value-type="float">
            <text:p>286</text:p>
          </table:table-cell>
          <table:table-cell table:style-name="ce139" table:formula="of:=[MoMo.N363]/[.N$5]*1000000" office:value-type="float" office:value="610.51597454661" calcext:value-type="float">
            <text:p>611</text:p>
          </table:table-cell>
          <table:table-cell table:style-name="ce139" table:formula="of:=[MoMo.O363]/[.O$5]*1000000" office:value-type="float" office:value="133.987577648947" calcext:value-type="float">
            <text:p>134</text:p>
          </table:table-cell>
          <table:table-cell table:style-name="ce139" table:formula="of:=[MoMo.P363]/[.P$5]*1000000" office:value-type="float" office:value="1814.05544080574" calcext:value-type="float">
            <text:p>1814</text:p>
          </table:table-cell>
          <table:table-cell table:style-name="ce139"/>
          <table:table-cell table:style-name="ce139" table:formula="of:=[MoMo.R363]/[.R$5]*1000000" office:value-type="float" office:value="133.91869782328" calcext:value-type="float">
            <text:p>134</text:p>
          </table:table-cell>
          <table:table-cell table:style-name="ce139" table:formula="of:=[MoMo.S363]/[.S$5]*1000000" office:value-type="float" office:value="929.652198889977" calcext:value-type="float">
            <text:p>930</text:p>
          </table:table-cell>
          <table:table-cell table:style-name="ce139" table:formula="of:=[MoMo.T363]/[.T$5]*1000000" office:value-type="float" office:value="582.514205888987" calcext:value-type="float">
            <text:p>583</text:p>
          </table:table-cell>
          <table:table-cell table:style-name="ce139" table:formula="of:=[MoMo.U363]/[.U$5]*1000000" office:value-type="float" office:value="804.625009899422" calcext:value-type="float">
            <text:p>805</text:p>
          </table:table-cell>
          <table:table-cell table:style-name="ce139" table:formula="of:=[MoMo.V36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64]" office:value-type="string" office:string-value="Covid-19 (parcial)" calcext:value-type="string">
            <text:p>Covid-19 (parcial)</text:p>
          </table:table-cell>
          <table:table-cell table:style-name="ce135" table:formula="of:=[MoMo.C364]/[.C$5]*1000000" office:value-type="float" office:value="96.1308180613348" calcext:value-type="float">
            <text:p>96</text:p>
          </table:table-cell>
          <table:table-cell table:style-name="ce135" table:formula="of:=[MoMo.D364]/[.D$5]*1000000" office:value-type="float" office:value="537.92690306924" calcext:value-type="float">
            <text:p>538</text:p>
          </table:table-cell>
          <table:table-cell table:style-name="ce135" table:formula="of:=[MoMo.E364]/[.E$5]*1000000" office:value-type="float" office:value="304.402457004369" calcext:value-type="float">
            <text:p>304</text:p>
          </table:table-cell>
          <table:table-cell table:style-name="ce135" table:formula="of:=[MoMo.F364]/[.F$5]*1000000" office:value-type="float" office:value="182.477225779249" calcext:value-type="float">
            <text:p>182</text:p>
          </table:table-cell>
          <table:table-cell table:style-name="ce135" table:formula="of:=[MoMo.G364]/[.G$5]*1000000" office:value-type="float" office:value="51.2293878088157" calcext:value-type="float">
            <text:p>51</text:p>
          </table:table-cell>
          <table:table-cell table:style-name="ce135" table:formula="of:=[MoMo.H364]/[.H$5]*1000000" office:value-type="float" office:value="341.244577571959" calcext:value-type="float">
            <text:p>341</text:p>
          </table:table-cell>
          <table:table-cell table:style-name="ce135" table:formula="of:=[MoMo.I364]/[.I$5]*1000000" office:value-type="float" office:value="1019.85585041118" calcext:value-type="float">
            <text:p>1020</text:p>
          </table:table-cell>
          <table:table-cell table:style-name="ce135" table:formula="of:=[MoMo.J364]/[.J$5]*1000000" office:value-type="float" office:value="908.818649234979" calcext:value-type="float">
            <text:p>909</text:p>
          </table:table-cell>
          <table:table-cell table:style-name="ce135" table:formula="of:=[MoMo.K364]/[.K$5]*1000000" office:value-type="float" office:value="793.01953338557" calcext:value-type="float">
            <text:p>793</text:p>
          </table:table-cell>
          <table:table-cell table:style-name="ce135" table:formula="of:=[MoMo.L364]/[.L$5]*1000000" office:value-type="float" office:value="0" calcext:value-type="float">
            <text:p>0</text:p>
          </table:table-cell>
          <table:table-cell table:style-name="ce135" table:formula="of:=[MoMo.M364]/[.M$5]*1000000" office:value-type="float" office:value="239.53890875421" calcext:value-type="float">
            <text:p>240</text:p>
          </table:table-cell>
          <table:table-cell table:style-name="ce135" table:formula="of:=[MoMo.N364]/[.N$5]*1000000" office:value-type="float" office:value="437.148079484519" calcext:value-type="float">
            <text:p>437</text:p>
          </table:table-cell>
          <table:table-cell table:style-name="ce135" table:formula="of:=[MoMo.O364]/[.O$5]*1000000" office:value-type="float" office:value="86.6107546128555" calcext:value-type="float">
            <text:p>87</text:p>
          </table:table-cell>
          <table:table-cell table:style-name="ce135" table:formula="of:=[MoMo.P364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64]/[.R$5]*1000000" office:value-type="float" office:value="87.2500607030461" calcext:value-type="float">
            <text:p>87</text:p>
          </table:table-cell>
          <table:table-cell table:style-name="ce135" table:formula="of:=[MoMo.S364]/[.S$5]*1000000" office:value-type="float" office:value="525.052736914605" calcext:value-type="float">
            <text:p>525</text:p>
          </table:table-cell>
          <table:table-cell table:style-name="ce135" table:formula="of:=[MoMo.T364]/[.T$5]*1000000" office:value-type="float" office:value="440.637209606892" calcext:value-type="float">
            <text:p>441</text:p>
          </table:table-cell>
          <table:table-cell table:style-name="ce135" table:formula="of:=[MoMo.U364]/[.U$5]*1000000" office:value-type="float" office:value="1039.04331987012" calcext:value-type="float">
            <text:p>1039</text:p>
          </table:table-cell>
          <table:table-cell table:style-name="ce135" table:formula="of:=[MoMo.V36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65]" office:value-type="string" office:string-value="Covid-19 (total)" calcext:value-type="string">
            <text:p>Covid-19 (total)</text:p>
          </table:table-cell>
          <table:table-cell table:style-name="ce140" table:formula="of:=[MoMo.C365]/[.C$5]*1000000" office:value-type="float" office:value="164.233419938534" calcext:value-type="float">
            <text:p>164</text:p>
          </table:table-cell>
          <table:table-cell table:style-name="ce140" table:formula="of:=[MoMo.D365]/[.D$5]*1000000" office:value-type="float" office:value="655.598413115636" calcext:value-type="float">
            <text:p>656</text:p>
          </table:table-cell>
          <table:table-cell table:style-name="ce140" table:formula="of:=[MoMo.E365]/[.E$5]*1000000" office:value-type="float" office:value="298.567266135275" calcext:value-type="float">
            <text:p>299</text:p>
          </table:table-cell>
          <table:table-cell table:style-name="ce140" table:formula="of:=[MoMo.F365]/[.F$5]*1000000" office:value-type="float" office:value="196.650214189287" calcext:value-type="float">
            <text:p>197</text:p>
          </table:table-cell>
          <table:table-cell table:style-name="ce140" table:formula="of:=[MoMo.G365]/[.G$5]*1000000" office:value-type="float" office:value="72.849129452903" calcext:value-type="float">
            <text:p>73</text:p>
          </table:table-cell>
          <table:table-cell table:style-name="ce140" table:formula="of:=[MoMo.H365]/[.H$5]*1000000" office:value-type="float" office:value="360.20260965929" calcext:value-type="float">
            <text:p>360</text:p>
          </table:table-cell>
          <table:table-cell table:style-name="ce140" table:formula="of:=[MoMo.I365]/[.I$5]*1000000" office:value-type="float" office:value="1215.77443461715" calcext:value-type="float">
            <text:p>1216</text:p>
          </table:table-cell>
          <table:table-cell table:style-name="ce140" table:formula="of:=[MoMo.J365]/[.J$5]*1000000" office:value-type="float" office:value="967.531689006403" calcext:value-type="float">
            <text:p>968</text:p>
          </table:table-cell>
          <table:table-cell table:style-name="ce140" table:formula="of:=[MoMo.K365]/[.K$5]*1000000" office:value-type="float" office:value="875.781983443563" calcext:value-type="float">
            <text:p>876</text:p>
          </table:table-cell>
          <table:table-cell table:style-name="ce140" table:formula="of:=[MoMo.L365]/[.L$5]*1000000" office:value-type="float" office:value="46.9792351780513" calcext:value-type="float">
            <text:p>47</text:p>
          </table:table-cell>
          <table:table-cell table:style-name="ce140" table:formula="of:=[MoMo.M365]/[.M$5]*1000000" office:value-type="float" office:value="279.831408124136" calcext:value-type="float">
            <text:p>280</text:p>
          </table:table-cell>
          <table:table-cell table:style-name="ce140" table:formula="of:=[MoMo.N365]/[.N$5]*1000000" office:value-type="float" office:value="471.635241405473" calcext:value-type="float">
            <text:p>472</text:p>
          </table:table-cell>
          <table:table-cell table:style-name="ce140" table:formula="of:=[MoMo.O365]/[.O$5]*1000000" office:value-type="float" office:value="225.410040851406" calcext:value-type="float">
            <text:p>225</text:p>
          </table:table-cell>
          <table:table-cell table:style-name="ce140" table:formula="of:=[MoMo.P365]/[.P$5]*1000000" office:value-type="float" office:value="1359.66746522807" calcext:value-type="float">
            <text:p>1360</text:p>
          </table:table-cell>
          <table:table-cell table:style-name="ce140"/>
          <table:table-cell table:style-name="ce140" table:formula="of:=[MoMo.R365]/[.R$5]*1000000" office:value-type="float" office:value="100.777201897317" calcext:value-type="float">
            <text:p>101</text:p>
          </table:table-cell>
          <table:table-cell table:style-name="ce140" table:formula="of:=[MoMo.S365]/[.S$5]*1000000" office:value-type="float" office:value="784.490559860645" calcext:value-type="float">
            <text:p>784</text:p>
          </table:table-cell>
          <table:table-cell table:style-name="ce140" table:formula="of:=[MoMo.T365]/[.T$5]*1000000" office:value-type="float" office:value="676.189402152165" calcext:value-type="float">
            <text:p>676</text:p>
          </table:table-cell>
          <table:table-cell table:style-name="ce140" table:formula="of:=[MoMo.U365]/[.U$5]*1000000" office:value-type="float" office:value="1127.74213985903" calcext:value-type="float">
            <text:p>1128</text:p>
          </table:table-cell>
          <table:table-cell table:style-name="ce140" table:formula="of:=[MoMo.V3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66]" office:value-type="string" office:string-value="Diferencia" calcext:value-type="string">
            <text:p>Diferencia</text:p>
          </table:table-cell>
          <table:table-cell table:style-name="ce136" table:formula="of:=[.C363]-[.C364]" office:value-type="float" office:value="17.8903507558315" calcext:value-type="float">
            <text:p>18</text:p>
          </table:table-cell>
          <table:table-cell table:style-name="ce136" table:formula="of:=[.D363]-[.D364]" office:value-type="float" office:value="97.0407907525475" calcext:value-type="float">
            <text:p>97</text:p>
          </table:table-cell>
          <table:table-cell table:style-name="ce136" table:formula="of:=[.E363]-[.E364]" office:value-type="float" office:value="35.9836770260755" calcext:value-type="float">
            <text:p>36</text:p>
          </table:table-cell>
          <table:table-cell table:style-name="ce136" table:formula="of:=[.F363]-[.F364]" office:value-type="float" office:value="-43.4047770057436" calcext:value-type="float">
            <text:p>-43</text:p>
          </table:table-cell>
          <table:table-cell table:style-name="ce136" table:formula="of:=[.G363]-[.G364]" office:value-type="float" office:value="-15.979809041282" calcext:value-type="float">
            <text:p>-16</text:p>
          </table:table-cell>
          <table:table-cell table:style-name="ce136" table:formula="of:=[.H363]-[.H364]" office:value-type="float" office:value="17.2345746248464" calcext:value-type="float">
            <text:p>17</text:p>
          </table:table-cell>
          <table:table-cell table:style-name="ce136" table:formula="of:=[.I363]-[.I364]" office:value-type="float" office:value="799.862524925659" calcext:value-type="float">
            <text:p>800</text:p>
          </table:table-cell>
          <table:table-cell table:style-name="ce136" table:formula="of:=[.J363]-[.J364]" office:value-type="float" office:value="854.546091463075" calcext:value-type="float">
            <text:p>855</text:p>
          </table:table-cell>
          <table:table-cell table:style-name="ce136" table:formula="of:=[.K363]-[.K364]" office:value-type="float" office:value="-177.761637564942" calcext:value-type="float">
            <text:p>-178</text:p>
          </table:table-cell>
          <table:table-cell table:style-name="ce136" table:formula="of:=[.L363]-[.L364]" office:value-type="float" office:value="129.192896739641" calcext:value-type="float">
            <text:p>129</text:p>
          </table:table-cell>
          <table:table-cell table:style-name="ce136" table:formula="of:=[.M363]-[.M364]" office:value-type="float" office:value="46.1349117785654" calcext:value-type="float">
            <text:p>46</text:p>
          </table:table-cell>
          <table:table-cell table:style-name="ce136" table:formula="of:=[.N363]-[.N364]" office:value-type="float" office:value="173.367895062091" calcext:value-type="float">
            <text:p>173</text:p>
          </table:table-cell>
          <table:table-cell table:style-name="ce136" table:formula="of:=[.O363]-[.O364]" office:value-type="float" office:value="47.3768230360919" calcext:value-type="float">
            <text:p>47</text:p>
          </table:table-cell>
          <table:table-cell table:style-name="ce136" table:formula="of:=[.P363]-[.P364]" office:value-type="float" office:value="472.326343298705" calcext:value-type="float">
            <text:p>472</text:p>
          </table:table-cell>
          <table:table-cell table:style-name="ce136"/>
          <table:table-cell table:style-name="ce136" table:formula="of:=[.R363]-[.R364]" office:value-type="float" office:value="46.668637120234" calcext:value-type="float">
            <text:p>47</text:p>
          </table:table-cell>
          <table:table-cell table:style-name="ce136" table:formula="of:=[.S363]-[.S364]" office:value-type="float" office:value="404.599461975372" calcext:value-type="float">
            <text:p>405</text:p>
          </table:table-cell>
          <table:table-cell table:style-name="ce136" table:formula="of:=[.T363]-[.T364]" office:value-type="float" office:value="141.876996282095" calcext:value-type="float">
            <text:p>142</text:p>
          </table:table-cell>
          <table:table-cell table:style-name="ce136" table:formula="of:=[.U363]-[.U364]" office:value-type="float" office:value="-234.418309970698" calcext:value-type="float">
            <text:p>-234</text:p>
          </table:table-cell>
          <table:table-cell table:style-name="ce136" table:formula="of:=[.V363]-[.V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68]" office:value-type="date" office:date-value="2020-05-23" calcext:value-type="date">
            <text:p>23/05</text:p>
          </table:table-cell>
          <table:table-cell table:style-name="ce121" table:formula="of:=[MoMo.B368]" office:value-type="string" office:string-value="Inicio" calcext:value-type="string">
            <text:p>Inicio</text:p>
          </table:table-cell>
          <table:table-cell table:style-name="ce44" table:formula="of:=[MoMo.C368]" office:value-type="date" office:date-value="2020-03-20" calcext:value-type="date">
            <text:p>20/03</text:p>
          </table:table-cell>
          <table:table-cell table:style-name="ce44" table:formula="of:=[MoMo.D368]" office:value-type="date" office:date-value="2020-03-23" calcext:value-type="date">
            <text:p>23/03</text:p>
          </table:table-cell>
          <table:table-cell table:style-name="ce44" table:formula="of:=[MoMo.E368]" office:value-type="date" office:date-value="2020-03-23" calcext:value-type="date">
            <text:p>23/03</text:p>
          </table:table-cell>
          <table:table-cell table:style-name="ce44" table:formula="of:=[MoMo.F368]" office:value-type="date" office:date-value="2020-03-16" calcext:value-type="date">
            <text:p>16/03</text:p>
          </table:table-cell>
          <table:table-cell table:style-name="ce44" table:formula="of:=[MoMo.G368]" office:value-type="date" office:date-value="2020-03-27" calcext:value-type="date">
            <text:p>27/03</text:p>
          </table:table-cell>
          <table:table-cell table:style-name="ce44" table:formula="of:=[MoMo.H368]" office:value-type="date" office:date-value="2020-03-24" calcext:value-type="date">
            <text:p>24/03</text:p>
          </table:table-cell>
          <table:table-cell table:style-name="ce44" table:formula="of:=[MoMo.I368]" office:value-type="date" office:date-value="2020-03-14" calcext:value-type="date">
            <text:p>14/03</text:p>
          </table:table-cell>
          <table:table-cell table:style-name="ce44" table:formula="of:=[MoMo.J368]" office:value-type="date" office:date-value="2020-03-18" calcext:value-type="date">
            <text:p>18/03</text:p>
          </table:table-cell>
          <table:table-cell table:style-name="ce44" table:formula="of:=[MoMo.K368]" office:value-type="date" office:date-value="2020-03-23" calcext:value-type="date">
            <text:p>23/03</text:p>
          </table:table-cell>
          <table:table-cell table:style-name="ce44" table:formula="of:=[MoMo.L368]" office:value-type="date" office:date-value="2020-03-28" calcext:value-type="date">
            <text:p>28/03</text:p>
          </table:table-cell>
          <table:table-cell table:style-name="ce44" table:formula="of:=[MoMo.M368]" office:value-type="date" office:date-value="2020-03-22" calcext:value-type="date">
            <text:p>22/03</text:p>
          </table:table-cell>
          <table:table-cell table:style-name="ce44" table:formula="of:=[MoMo.N368]" office:value-type="date" office:date-value="2020-03-23" calcext:value-type="date">
            <text:p>23/03</text:p>
          </table:table-cell>
          <table:table-cell table:style-name="ce44" table:formula="of:=[MoMo.O368]" office:value-type="date" office:date-value="2020-03-21" calcext:value-type="date">
            <text:p>21/03</text:p>
          </table:table-cell>
          <table:table-cell table:style-name="ce44" table:formula="of:=[MoMo.P36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68]" office:value-type="date" office:date-value="2020-03-27" calcext:value-type="date">
            <text:p>27/03</text:p>
          </table:table-cell>
          <table:table-cell table:style-name="ce44" table:formula="of:=[MoMo.S368]" office:value-type="date" office:date-value="2020-03-22" calcext:value-type="date">
            <text:p>22/03</text:p>
          </table:table-cell>
          <table:table-cell table:style-name="ce44" table:formula="of:=[MoMo.T368]" office:value-type="date" office:date-value="2020-03-25" calcext:value-type="date">
            <text:p>25/03</text:p>
          </table:table-cell>
          <table:table-cell table:style-name="ce44" table:formula="of:=[MoMo.U368]" office:value-type="date" office:date-value="2020-03-20" calcext:value-type="date">
            <text:p>20/03</text:p>
          </table:table-cell>
          <table:table-cell table:style-name="ce44" table:formula="of:=[MoMo.V36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69]" office:value-type="string" office:string-value="Fin" calcext:value-type="string">
            <text:p>Fin</text:p>
          </table:table-cell>
          <table:table-cell table:style-name="ce138" table:formula="of:=[MoMo.C369]" office:value-type="date" office:date-value="2020-04-14" calcext:value-type="date">
            <text:p>14/04</text:p>
          </table:table-cell>
          <table:table-cell table:style-name="ce138" table:formula="of:=[MoMo.D369]" office:value-type="date" office:date-value="2020-04-29" calcext:value-type="date">
            <text:p>29/04</text:p>
          </table:table-cell>
          <table:table-cell table:style-name="ce138" table:formula="of:=[MoMo.E369]" office:value-type="date" office:date-value="2020-04-22" calcext:value-type="date">
            <text:p>22/04</text:p>
          </table:table-cell>
          <table:table-cell table:style-name="ce138" table:formula="of:=[MoMo.F369]" office:value-type="date" office:date-value="2020-05-09" calcext:value-type="date">
            <text:p>09/05</text:p>
          </table:table-cell>
          <table:table-cell table:style-name="ce138" table:formula="of:=[MoMo.G369]" office:value-type="date" office:date-value="2020-05-01" calcext:value-type="date">
            <text:p>01/05</text:p>
          </table:table-cell>
          <table:table-cell table:style-name="ce138" table:formula="of:=[MoMo.H369]" office:value-type="date" office:date-value="2020-05-17" calcext:value-type="date">
            <text:p>17/05</text:p>
          </table:table-cell>
          <table:table-cell table:style-name="ce138" table:formula="of:=[MoMo.I369]" office:value-type="date" office:date-value="2020-05-21" calcext:value-type="date">
            <text:p>21/05</text:p>
          </table:table-cell>
          <table:table-cell table:style-name="ce138" table:formula="of:=[MoMo.J369]" office:value-type="date" office:date-value="2020-05-07" calcext:value-type="date">
            <text:p>07/05</text:p>
          </table:table-cell>
          <table:table-cell table:style-name="ce138" table:formula="of:=[MoMo.K369]" office:value-type="date" office:date-value="2020-05-21" calcext:value-type="date">
            <text:p>21/05</text:p>
          </table:table-cell>
          <table:table-cell table:style-name="ce138" table:formula="of:=[MoMo.L369]" office:value-type="date" office:date-value="2020-03-31" calcext:value-type="date">
            <text:p>31/03</text:p>
          </table:table-cell>
          <table:table-cell table:style-name="ce138" table:formula="of:=[MoMo.M369]" office:value-type="date" office:date-value="2020-05-21" calcext:value-type="date">
            <text:p>21/05</text:p>
          </table:table-cell>
          <table:table-cell table:style-name="ce138" table:formula="of:=[MoMo.N369]" office:value-type="date" office:date-value="2020-05-12" calcext:value-type="date">
            <text:p>12/05</text:p>
          </table:table-cell>
          <table:table-cell table:style-name="ce138" table:formula="of:=[MoMo.O369]" office:value-type="date" office:date-value="2020-04-10" calcext:value-type="date">
            <text:p>10/04</text:p>
          </table:table-cell>
          <table:table-cell table:style-name="ce138" table:formula="of:=[MoMo.P369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69]" office:value-type="date" office:date-value="2020-05-16" calcext:value-type="date">
            <text:p>16/05</text:p>
          </table:table-cell>
          <table:table-cell table:style-name="ce138" table:formula="of:=[MoMo.S369]" office:value-type="date" office:date-value="2020-04-18" calcext:value-type="date">
            <text:p>18/04</text:p>
          </table:table-cell>
          <table:table-cell table:style-name="ce138" table:formula="of:=[MoMo.T369]" office:value-type="date" office:date-value="2020-04-22" calcext:value-type="date">
            <text:p>22/04</text:p>
          </table:table-cell>
          <table:table-cell table:style-name="ce138" table:formula="of:=[MoMo.U369]" office:value-type="date" office:date-value="2020-05-05" calcext:value-type="date">
            <text:p>05/05</text:p>
          </table:table-cell>
          <table:table-cell table:style-name="ce138" table:formula="of:=[MoMo.V36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70]" office:value-type="string" office:string-value="MoMo (parcial)" calcext:value-type="string">
            <text:p>MoMo (parcial)</text:p>
          </table:table-cell>
          <table:table-cell table:style-name="ce139" table:formula="of:=[MoMo.C370]/[.C$5]*1000000" office:value-type="float" office:value="114.021168817166" calcext:value-type="float">
            <text:p>114</text:p>
          </table:table-cell>
          <table:table-cell table:style-name="ce139" table:formula="of:=[MoMo.D370]/[.D$5]*1000000" office:value-type="float" office:value="634.967693821787" calcext:value-type="float">
            <text:p>635</text:p>
          </table:table-cell>
          <table:table-cell table:style-name="ce139" table:formula="of:=[MoMo.E370]/[.E$5]*1000000" office:value-type="float" office:value="270.363843601324" calcext:value-type="float">
            <text:p>270</text:p>
          </table:table-cell>
          <table:table-cell table:style-name="ce139" table:formula="of:=[MoMo.F370]/[.F$5]*1000000" office:value-type="float" office:value="139.072448773505" calcext:value-type="float">
            <text:p>139</text:p>
          </table:table-cell>
          <table:table-cell table:style-name="ce139" table:formula="of:=[MoMo.G370]/[.G$5]*1000000" office:value-type="float" office:value="35.2495787675337" calcext:value-type="float">
            <text:p>35</text:p>
          </table:table-cell>
          <table:table-cell table:style-name="ce139" table:formula="of:=[MoMo.H370]/[.H$5]*1000000" office:value-type="float" office:value="361.926067121774" calcext:value-type="float">
            <text:p>362</text:p>
          </table:table-cell>
          <table:table-cell table:style-name="ce139" table:formula="of:=[MoMo.I370]/[.I$5]*1000000" office:value-type="float" office:value="1853.75507852516" calcext:value-type="float">
            <text:p>1854</text:p>
          </table:table-cell>
          <table:table-cell table:style-name="ce139" table:formula="of:=[MoMo.J370]/[.J$5]*1000000" office:value-type="float" office:value="1763.36474069805" calcext:value-type="float">
            <text:p>1763</text:p>
          </table:table-cell>
          <table:table-cell table:style-name="ce139" table:formula="of:=[MoMo.K370]/[.K$5]*1000000" office:value-type="float" office:value="606.705337388562" calcext:value-type="float">
            <text:p>607</text:p>
          </table:table-cell>
          <table:table-cell table:style-name="ce139" table:formula="of:=[MoMo.L370]/[.L$5]*1000000" office:value-type="float" office:value="129.192896739641" calcext:value-type="float">
            <text:p>129</text:p>
          </table:table-cell>
          <table:table-cell table:style-name="ce139" table:formula="of:=[MoMo.M370]/[.M$5]*1000000" office:value-type="float" office:value="284.062120557979" calcext:value-type="float">
            <text:p>284</text:p>
          </table:table-cell>
          <table:table-cell table:style-name="ce139" table:formula="of:=[MoMo.N370]/[.N$5]*1000000" office:value-type="float" office:value="610.51597454661" calcext:value-type="float">
            <text:p>611</text:p>
          </table:table-cell>
          <table:table-cell table:style-name="ce139" table:formula="of:=[MoMo.O370]/[.O$5]*1000000" office:value-type="float" office:value="133.987577648947" calcext:value-type="float">
            <text:p>134</text:p>
          </table:table-cell>
          <table:table-cell table:style-name="ce139" table:formula="of:=[MoMo.P370]/[.P$5]*1000000" office:value-type="float" office:value="1811.31907962796" calcext:value-type="float">
            <text:p>1811</text:p>
          </table:table-cell>
          <table:table-cell table:style-name="ce139"/>
          <table:table-cell table:style-name="ce139" table:formula="of:=[MoMo.R370]/[.R$5]*1000000" office:value-type="float" office:value="132.565983703853" calcext:value-type="float">
            <text:p>133</text:p>
          </table:table-cell>
          <table:table-cell table:style-name="ce139" table:formula="of:=[MoMo.S370]/[.S$5]*1000000" office:value-type="float" office:value="929.652198889977" calcext:value-type="float">
            <text:p>930</text:p>
          </table:table-cell>
          <table:table-cell table:style-name="ce139" table:formula="of:=[MoMo.T370]/[.T$5]*1000000" office:value-type="float" office:value="582.514205888987" calcext:value-type="float">
            <text:p>583</text:p>
          </table:table-cell>
          <table:table-cell table:style-name="ce139" table:formula="of:=[MoMo.U370]/[.U$5]*1000000" office:value-type="float" office:value="804.625009899422" calcext:value-type="float">
            <text:p>805</text:p>
          </table:table-cell>
          <table:table-cell table:style-name="ce139" table:formula="of:=[MoMo.V37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71]" office:value-type="string" office:string-value="Covid-19 (parcial)" calcext:value-type="string">
            <text:p>Covid-19 (parcial)</text:p>
          </table:table-cell>
          <table:table-cell table:style-name="ce135" table:formula="of:=[MoMo.C371]/[.C$5]*1000000" office:value-type="float" office:value="96.1308180613348" calcext:value-type="float">
            <text:p>96</text:p>
          </table:table-cell>
          <table:table-cell table:style-name="ce135" table:formula="of:=[MoMo.D371]/[.D$5]*1000000" office:value-type="float" office:value="537.92690306924" calcext:value-type="float">
            <text:p>538</text:p>
          </table:table-cell>
          <table:table-cell table:style-name="ce135" table:formula="of:=[MoMo.E371]/[.E$5]*1000000" office:value-type="float" office:value="203.259148606751" calcext:value-type="float">
            <text:p>203</text:p>
          </table:table-cell>
          <table:table-cell table:style-name="ce135" table:formula="of:=[MoMo.F371]/[.F$5]*1000000" office:value-type="float" office:value="182.477225779249" calcext:value-type="float">
            <text:p>182</text:p>
          </table:table-cell>
          <table:table-cell table:style-name="ce135" table:formula="of:=[MoMo.G371]/[.G$5]*1000000" office:value-type="float" office:value="51.2293878088157" calcext:value-type="float">
            <text:p>51</text:p>
          </table:table-cell>
          <table:table-cell table:style-name="ce135" table:formula="of:=[MoMo.H371]/[.H$5]*1000000" office:value-type="float" office:value="341.244577571959" calcext:value-type="float">
            <text:p>341</text:p>
          </table:table-cell>
          <table:table-cell table:style-name="ce135" table:formula="of:=[MoMo.I371]/[.I$5]*1000000" office:value-type="float" office:value="1209.13312667797" calcext:value-type="float">
            <text:p>1209</text:p>
          </table:table-cell>
          <table:table-cell table:style-name="ce135" table:formula="of:=[MoMo.J371]/[.J$5]*1000000" office:value-type="float" office:value="908.818649234979" calcext:value-type="float">
            <text:p>909</text:p>
          </table:table-cell>
          <table:table-cell table:style-name="ce135" table:formula="of:=[MoMo.K371]/[.K$5]*1000000" office:value-type="float" office:value="798.282646266841" calcext:value-type="float">
            <text:p>798</text:p>
          </table:table-cell>
          <table:table-cell table:style-name="ce135" table:formula="of:=[MoMo.L371]/[.L$5]*1000000" office:value-type="float" office:value="0" calcext:value-type="float">
            <text:p>0</text:p>
          </table:table-cell>
          <table:table-cell table:style-name="ce135" table:formula="of:=[MoMo.M371]/[.M$5]*1000000" office:value-type="float" office:value="264.721720860414" calcext:value-type="float">
            <text:p>265</text:p>
          </table:table-cell>
          <table:table-cell table:style-name="ce135" table:formula="of:=[MoMo.N371]/[.N$5]*1000000" office:value-type="float" office:value="437.148079484519" calcext:value-type="float">
            <text:p>437</text:p>
          </table:table-cell>
          <table:table-cell table:style-name="ce135" table:formula="of:=[MoMo.O371]/[.O$5]*1000000" office:value-type="float" office:value="86.6107546128555" calcext:value-type="float">
            <text:p>87</text:p>
          </table:table-cell>
          <table:table-cell table:style-name="ce135" table:formula="of:=[MoMo.P371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71]/[.R$5]*1000000" office:value-type="float" office:value="87.2500607030461" calcext:value-type="float">
            <text:p>87</text:p>
          </table:table-cell>
          <table:table-cell table:style-name="ce135" table:formula="of:=[MoMo.S371]/[.S$5]*1000000" office:value-type="float" office:value="525.052736914605" calcext:value-type="float">
            <text:p>525</text:p>
          </table:table-cell>
          <table:table-cell table:style-name="ce135" table:formula="of:=[MoMo.T371]/[.T$5]*1000000" office:value-type="float" office:value="440.637209606892" calcext:value-type="float">
            <text:p>441</text:p>
          </table:table-cell>
          <table:table-cell table:style-name="ce135" table:formula="of:=[MoMo.U371]/[.U$5]*1000000" office:value-type="float" office:value="1039.04331987012" calcext:value-type="float">
            <text:p>1039</text:p>
          </table:table-cell>
          <table:table-cell table:style-name="ce135" table:formula="of:=[MoMo.V37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72]" office:value-type="string" office:string-value="Covid-19 (total)" calcext:value-type="string">
            <text:p>Covid-19 (total)</text:p>
          </table:table-cell>
          <table:table-cell table:style-name="ce140" table:formula="of:=[MoMo.C372]/[.C$5]*1000000" office:value-type="float" office:value="165.664647999" calcext:value-type="float">
            <text:p>166</text:p>
          </table:table-cell>
          <table:table-cell table:style-name="ce140" table:formula="of:=[MoMo.D372]/[.D$5]*1000000" office:value-type="float" office:value="655.598413115636" calcext:value-type="float">
            <text:p>656</text:p>
          </table:table-cell>
          <table:table-cell table:style-name="ce140" table:formula="of:=[MoMo.E372]/[.E$5]*1000000" office:value-type="float" office:value="298.567266135275" calcext:value-type="float">
            <text:p>299</text:p>
          </table:table-cell>
          <table:table-cell table:style-name="ce140" table:formula="of:=[MoMo.F372]/[.F$5]*1000000" office:value-type="float" office:value="196.650214189287" calcext:value-type="float">
            <text:p>197</text:p>
          </table:table-cell>
          <table:table-cell table:style-name="ce140" table:formula="of:=[MoMo.G372]/[.G$5]*1000000" office:value-type="float" office:value="73.7891182200373" calcext:value-type="float">
            <text:p>74</text:p>
          </table:table-cell>
          <table:table-cell table:style-name="ce140" table:formula="of:=[MoMo.H372]/[.H$5]*1000000" office:value-type="float" office:value="360.20260965929" calcext:value-type="float">
            <text:p>360</text:p>
          </table:table-cell>
          <table:table-cell table:style-name="ce140" table:formula="of:=[MoMo.I372]/[.I$5]*1000000" office:value-type="float" office:value="1217.84984334815" calcext:value-type="float">
            <text:p>1218</text:p>
          </table:table-cell>
          <table:table-cell table:style-name="ce140" table:formula="of:=[MoMo.J372]/[.J$5]*1000000" office:value-type="float" office:value="967.531689006403" calcext:value-type="float">
            <text:p>968</text:p>
          </table:table-cell>
          <table:table-cell table:style-name="ce140" table:formula="of:=[MoMo.K372]/[.K$5]*1000000" office:value-type="float" office:value="876.703028197785" calcext:value-type="float">
            <text:p>877</text:p>
          </table:table-cell>
          <table:table-cell table:style-name="ce140" table:formula="of:=[MoMo.L372]/[.L$5]*1000000" office:value-type="float" office:value="46.9792351780513" calcext:value-type="float">
            <text:p>47</text:p>
          </table:table-cell>
          <table:table-cell table:style-name="ce140" table:formula="of:=[MoMo.M372]/[.M$5]*1000000" office:value-type="float" office:value="280.032870620986" calcext:value-type="float">
            <text:p>280</text:p>
          </table:table-cell>
          <table:table-cell table:style-name="ce140" table:formula="of:=[MoMo.N372]/[.N$5]*1000000" office:value-type="float" office:value="472.567326862796" calcext:value-type="float">
            <text:p>473</text:p>
          </table:table-cell>
          <table:table-cell table:style-name="ce140" table:formula="of:=[MoMo.O372]/[.O$5]*1000000" office:value-type="float" office:value="225.780172281375" calcext:value-type="float">
            <text:p>226</text:p>
          </table:table-cell>
          <table:table-cell table:style-name="ce140" table:formula="of:=[MoMo.P372]/[.P$5]*1000000" office:value-type="float" office:value="1361.49170601326" calcext:value-type="float">
            <text:p>1361</text:p>
          </table:table-cell>
          <table:table-cell table:style-name="ce140"/>
          <table:table-cell table:style-name="ce140" table:formula="of:=[MoMo.R372]/[.R$5]*1000000" office:value-type="float" office:value="100.777201897317" calcext:value-type="float">
            <text:p>101</text:p>
          </table:table-cell>
          <table:table-cell table:style-name="ce140" table:formula="of:=[MoMo.S372]/[.S$5]*1000000" office:value-type="float" office:value="786.034832616276" calcext:value-type="float">
            <text:p>786</text:p>
          </table:table-cell>
          <table:table-cell table:style-name="ce140" table:formula="of:=[MoMo.T372]/[.T$5]*1000000" office:value-type="float" office:value="679.372539889263" calcext:value-type="float">
            <text:p>679</text:p>
          </table:table-cell>
          <table:table-cell table:style-name="ce140" table:formula="of:=[MoMo.U372]/[.U$5]*1000000" office:value-type="float" office:value="1130.90995485864" calcext:value-type="float">
            <text:p>1131</text:p>
          </table:table-cell>
          <table:table-cell table:style-name="ce140" table:formula="of:=[MoMo.V3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73]" office:value-type="string" office:string-value="Diferencia" calcext:value-type="string">
            <text:p>Diferencia</text:p>
          </table:table-cell>
          <table:table-cell table:style-name="ce136" table:formula="of:=[.C370]-[.C371]" office:value-type="float" office:value="17.8903507558315" calcext:value-type="float">
            <text:p>18</text:p>
          </table:table-cell>
          <table:table-cell table:style-name="ce136" table:formula="of:=[.D370]-[.D371]" office:value-type="float" office:value="97.0407907525475" calcext:value-type="float">
            <text:p>97</text:p>
          </table:table-cell>
          <table:table-cell table:style-name="ce136" table:formula="of:=[.E370]-[.E371]" office:value-type="float" office:value="67.1046949945732" calcext:value-type="float">
            <text:p>67</text:p>
          </table:table-cell>
          <table:table-cell table:style-name="ce136" table:formula="of:=[.F370]-[.F371]" office:value-type="float" office:value="-43.4047770057436" calcext:value-type="float">
            <text:p>-43</text:p>
          </table:table-cell>
          <table:table-cell table:style-name="ce136" table:formula="of:=[.G370]-[.G371]" office:value-type="float" office:value="-15.979809041282" calcext:value-type="float">
            <text:p>-16</text:p>
          </table:table-cell>
          <table:table-cell table:style-name="ce136" table:formula="of:=[.H370]-[.H371]" office:value-type="float" office:value="20.6814895498157" calcext:value-type="float">
            <text:p>21</text:p>
          </table:table-cell>
          <table:table-cell table:style-name="ce136" table:formula="of:=[.I370]-[.I371]" office:value-type="float" office:value="644.621951847197" calcext:value-type="float">
            <text:p>645</text:p>
          </table:table-cell>
          <table:table-cell table:style-name="ce136" table:formula="of:=[.J370]-[.J371]" office:value-type="float" office:value="854.546091463075" calcext:value-type="float">
            <text:p>855</text:p>
          </table:table-cell>
          <table:table-cell table:style-name="ce136" table:formula="of:=[.K370]-[.K371]" office:value-type="float" office:value="-191.577308878279" calcext:value-type="float">
            <text:p>-192</text:p>
          </table:table-cell>
          <table:table-cell table:style-name="ce136" table:formula="of:=[.L370]-[.L371]" office:value-type="float" office:value="129.192896739641" calcext:value-type="float">
            <text:p>129</text:p>
          </table:table-cell>
          <table:table-cell table:style-name="ce136" table:formula="of:=[.M370]-[.M371]" office:value-type="float" office:value="19.3403996975645" calcext:value-type="float">
            <text:p>19</text:p>
          </table:table-cell>
          <table:table-cell table:style-name="ce136" table:formula="of:=[.N370]-[.N371]" office:value-type="float" office:value="173.367895062091" calcext:value-type="float">
            <text:p>173</text:p>
          </table:table-cell>
          <table:table-cell table:style-name="ce136" table:formula="of:=[.O370]-[.O371]" office:value-type="float" office:value="47.3768230360919" calcext:value-type="float">
            <text:p>47</text:p>
          </table:table-cell>
          <table:table-cell table:style-name="ce136" table:formula="of:=[.P370]-[.P371]" office:value-type="float" office:value="469.58998212092" calcext:value-type="float">
            <text:p>470</text:p>
          </table:table-cell>
          <table:table-cell table:style-name="ce136"/>
          <table:table-cell table:style-name="ce136" table:formula="of:=[.R370]-[.R371]" office:value-type="float" office:value="45.3159230008069" calcext:value-type="float">
            <text:p>45</text:p>
          </table:table-cell>
          <table:table-cell table:style-name="ce136" table:formula="of:=[.S370]-[.S371]" office:value-type="float" office:value="404.599461975372" calcext:value-type="float">
            <text:p>405</text:p>
          </table:table-cell>
          <table:table-cell table:style-name="ce136" table:formula="of:=[.T370]-[.T371]" office:value-type="float" office:value="141.876996282095" calcext:value-type="float">
            <text:p>142</text:p>
          </table:table-cell>
          <table:table-cell table:style-name="ce136" table:formula="of:=[.U370]-[.U371]" office:value-type="float" office:value="-234.418309970698" calcext:value-type="float">
            <text:p>-234</text:p>
          </table:table-cell>
          <table:table-cell table:style-name="ce136" table:formula="of:=[.V370]-[.V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75]" office:value-type="date" office:date-value="2020-05-24" calcext:value-type="date">
            <text:p>24/05</text:p>
          </table:table-cell>
          <table:table-cell table:style-name="ce121" table:formula="of:=[MoMo.B375]" office:value-type="string" office:string-value="Inicio" calcext:value-type="string">
            <text:p>Inicio</text:p>
          </table:table-cell>
          <table:table-cell table:style-name="ce44" table:formula="of:=[MoMo.C375]" office:value-type="date" office:date-value="2020-03-20" calcext:value-type="date">
            <text:p>20/03</text:p>
          </table:table-cell>
          <table:table-cell table:style-name="ce44" table:formula="of:=[MoMo.D375]" office:value-type="date" office:date-value="2020-03-23" calcext:value-type="date">
            <text:p>23/03</text:p>
          </table:table-cell>
          <table:table-cell table:style-name="ce44" table:formula="of:=[MoMo.E375]" office:value-type="date" office:date-value="2020-03-23" calcext:value-type="date">
            <text:p>23/03</text:p>
          </table:table-cell>
          <table:table-cell table:style-name="ce44" table:formula="of:=[MoMo.F375]" office:value-type="date" office:date-value="2020-03-16" calcext:value-type="date">
            <text:p>16/03</text:p>
          </table:table-cell>
          <table:table-cell table:style-name="ce44" table:formula="of:=[MoMo.G375]" office:value-type="date" office:date-value="2020-03-27" calcext:value-type="date">
            <text:p>27/03</text:p>
          </table:table-cell>
          <table:table-cell table:style-name="ce44" table:formula="of:=[MoMo.H375]" office:value-type="date" office:date-value="2020-03-24" calcext:value-type="date">
            <text:p>24/03</text:p>
          </table:table-cell>
          <table:table-cell table:style-name="ce44" table:formula="of:=[MoMo.I375]" office:value-type="date" office:date-value="2020-03-14" calcext:value-type="date">
            <text:p>14/03</text:p>
          </table:table-cell>
          <table:table-cell table:style-name="ce44" table:formula="of:=[MoMo.J375]" office:value-type="date" office:date-value="2020-03-18" calcext:value-type="date">
            <text:p>18/03</text:p>
          </table:table-cell>
          <table:table-cell table:style-name="ce44" table:formula="of:=[MoMo.K375]" office:value-type="date" office:date-value="2020-03-23" calcext:value-type="date">
            <text:p>23/03</text:p>
          </table:table-cell>
          <table:table-cell table:style-name="ce44" table:formula="of:=[MoMo.L375]" office:value-type="date" office:date-value="2020-03-28" calcext:value-type="date">
            <text:p>28/03</text:p>
          </table:table-cell>
          <table:table-cell table:style-name="ce44" table:formula="of:=[MoMo.M375]" office:value-type="date" office:date-value="2020-03-22" calcext:value-type="date">
            <text:p>22/03</text:p>
          </table:table-cell>
          <table:table-cell table:style-name="ce44" table:formula="of:=[MoMo.N375]" office:value-type="date" office:date-value="2020-03-23" calcext:value-type="date">
            <text:p>23/03</text:p>
          </table:table-cell>
          <table:table-cell table:style-name="ce44" table:formula="of:=[MoMo.O375]" office:value-type="date" office:date-value="2020-03-21" calcext:value-type="date">
            <text:p>21/03</text:p>
          </table:table-cell>
          <table:table-cell table:style-name="ce44" table:formula="of:=[MoMo.P37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75]" office:value-type="date" office:date-value="2020-03-27" calcext:value-type="date">
            <text:p>27/03</text:p>
          </table:table-cell>
          <table:table-cell table:style-name="ce44" table:formula="of:=[MoMo.S375]" office:value-type="date" office:date-value="2020-03-22" calcext:value-type="date">
            <text:p>22/03</text:p>
          </table:table-cell>
          <table:table-cell table:style-name="ce44" table:formula="of:=[MoMo.T375]" office:value-type="date" office:date-value="2020-03-25" calcext:value-type="date">
            <text:p>25/03</text:p>
          </table:table-cell>
          <table:table-cell table:style-name="ce44" table:formula="of:=[MoMo.U375]" office:value-type="date" office:date-value="2020-03-20" calcext:value-type="date">
            <text:p>20/03</text:p>
          </table:table-cell>
          <table:table-cell table:style-name="ce44" table:formula="of:=[MoMo.V37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76]" office:value-type="string" office:string-value="Fin" calcext:value-type="string">
            <text:p>Fin</text:p>
          </table:table-cell>
          <table:table-cell table:style-name="ce138" table:formula="of:=[MoMo.C376]" office:value-type="date" office:date-value="2020-05-20" calcext:value-type="date">
            <text:p>20/05</text:p>
          </table:table-cell>
          <table:table-cell table:style-name="ce138" table:formula="of:=[MoMo.D376]" office:value-type="date" office:date-value="2020-04-29" calcext:value-type="date">
            <text:p>29/04</text:p>
          </table:table-cell>
          <table:table-cell table:style-name="ce138" table:formula="of:=[MoMo.E376]" office:value-type="date" office:date-value="2020-04-22" calcext:value-type="date">
            <text:p>22/04</text:p>
          </table:table-cell>
          <table:table-cell table:style-name="ce138" table:formula="of:=[MoMo.F376]" office:value-type="date" office:date-value="2020-05-09" calcext:value-type="date">
            <text:p>09/05</text:p>
          </table:table-cell>
          <table:table-cell table:style-name="ce138" table:formula="of:=[MoMo.G376]" office:value-type="date" office:date-value="2020-05-01" calcext:value-type="date">
            <text:p>01/05</text:p>
          </table:table-cell>
          <table:table-cell table:style-name="ce138" table:formula="of:=[MoMo.H376]" office:value-type="date" office:date-value="2020-05-17" calcext:value-type="date">
            <text:p>17/05</text:p>
          </table:table-cell>
          <table:table-cell table:style-name="ce138" table:formula="of:=[MoMo.I376]" office:value-type="date" office:date-value="2020-05-21" calcext:value-type="date">
            <text:p>21/05</text:p>
          </table:table-cell>
          <table:table-cell table:style-name="ce138" table:formula="of:=[MoMo.J376]" office:value-type="date" office:date-value="2020-05-07" calcext:value-type="date">
            <text:p>07/05</text:p>
          </table:table-cell>
          <table:table-cell table:style-name="ce138" table:formula="of:=[MoMo.K376]" office:value-type="date" office:date-value="2020-05-21" calcext:value-type="date">
            <text:p>21/05</text:p>
          </table:table-cell>
          <table:table-cell table:style-name="ce138" table:formula="of:=[MoMo.L376]" office:value-type="date" office:date-value="2020-03-31" calcext:value-type="date">
            <text:p>31/03</text:p>
          </table:table-cell>
          <table:table-cell table:style-name="ce138" table:formula="of:=[MoMo.M376]" office:value-type="date" office:date-value="2020-05-21" calcext:value-type="date">
            <text:p>21/05</text:p>
          </table:table-cell>
          <table:table-cell table:style-name="ce138" table:formula="of:=[MoMo.N376]" office:value-type="date" office:date-value="2020-05-12" calcext:value-type="date">
            <text:p>12/05</text:p>
          </table:table-cell>
          <table:table-cell table:style-name="ce138" table:formula="of:=[MoMo.O376]" office:value-type="date" office:date-value="2020-04-10" calcext:value-type="date">
            <text:p>10/04</text:p>
          </table:table-cell>
          <table:table-cell table:style-name="ce138" table:formula="of:=[MoMo.P376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76]" office:value-type="date" office:date-value="2020-05-16" calcext:value-type="date">
            <text:p>16/05</text:p>
          </table:table-cell>
          <table:table-cell table:style-name="ce138" table:formula="of:=[MoMo.S376]" office:value-type="date" office:date-value="2020-04-18" calcext:value-type="date">
            <text:p>18/04</text:p>
          </table:table-cell>
          <table:table-cell table:style-name="ce138" table:formula="of:=[MoMo.T376]" office:value-type="date" office:date-value="2020-04-22" calcext:value-type="date">
            <text:p>22/04</text:p>
          </table:table-cell>
          <table:table-cell table:style-name="ce138" table:formula="of:=[MoMo.U376]" office:value-type="date" office:date-value="2020-05-05" calcext:value-type="date">
            <text:p>05/05</text:p>
          </table:table-cell>
          <table:table-cell table:style-name="ce138" table:formula="of:=[MoMo.V37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77]" office:value-type="string" office:string-value="MoMo (parcial)" calcext:value-type="string">
            <text:p>MoMo (parcial)</text:p>
          </table:table-cell>
          <table:table-cell table:style-name="ce139" table:formula="of:=[MoMo.C377]/[.C$5]*1000000" office:value-type="float" office:value="84.9195315876804" calcext:value-type="float">
            <text:p>85</text:p>
          </table:table-cell>
          <table:table-cell table:style-name="ce139" table:formula="of:=[MoMo.D377]/[.D$5]*1000000" office:value-type="float" office:value="634.967693821787" calcext:value-type="float">
            <text:p>635</text:p>
          </table:table-cell>
          <table:table-cell table:style-name="ce139" table:formula="of:=[MoMo.E377]/[.E$5]*1000000" office:value-type="float" office:value="270.363843601324" calcext:value-type="float">
            <text:p>270</text:p>
          </table:table-cell>
          <table:table-cell table:style-name="ce139" table:formula="of:=[MoMo.F377]/[.F$5]*1000000" office:value-type="float" office:value="139.072448773505" calcext:value-type="float">
            <text:p>139</text:p>
          </table:table-cell>
          <table:table-cell table:style-name="ce139" table:formula="of:=[MoMo.G377]/[.G$5]*1000000" office:value-type="float" office:value="35.2495787675337" calcext:value-type="float">
            <text:p>35</text:p>
          </table:table-cell>
          <table:table-cell table:style-name="ce139" table:formula="of:=[MoMo.H377]/[.H$5]*1000000" office:value-type="float" office:value="361.926067121774" calcext:value-type="float">
            <text:p>362</text:p>
          </table:table-cell>
          <table:table-cell table:style-name="ce139" table:formula="of:=[MoMo.I377]/[.I$5]*1000000" office:value-type="float" office:value="1854.58524201756" calcext:value-type="float">
            <text:p>1855</text:p>
          </table:table-cell>
          <table:table-cell table:style-name="ce139" table:formula="of:=[MoMo.J377]/[.J$5]*1000000" office:value-type="float" office:value="1763.36474069805" calcext:value-type="float">
            <text:p>1763</text:p>
          </table:table-cell>
          <table:table-cell table:style-name="ce139" table:formula="of:=[MoMo.K377]/[.K$5]*1000000" office:value-type="float" office:value="605.915870456371" calcext:value-type="float">
            <text:p>606</text:p>
          </table:table-cell>
          <table:table-cell table:style-name="ce139" table:formula="of:=[MoMo.L377]/[.L$5]*1000000" office:value-type="float" office:value="129.192896739641" calcext:value-type="float">
            <text:p>129</text:p>
          </table:table-cell>
          <table:table-cell table:style-name="ce139" table:formula="of:=[MoMo.M377]/[.M$5]*1000000" office:value-type="float" office:value="284.062120557979" calcext:value-type="float">
            <text:p>284</text:p>
          </table:table-cell>
          <table:table-cell table:style-name="ce139" table:formula="of:=[MoMo.N377]/[.N$5]*1000000" office:value-type="float" office:value="610.51597454661" calcext:value-type="float">
            <text:p>611</text:p>
          </table:table-cell>
          <table:table-cell table:style-name="ce139" table:formula="of:=[MoMo.O377]/[.O$5]*1000000" office:value-type="float" office:value="133.987577648947" calcext:value-type="float">
            <text:p>134</text:p>
          </table:table-cell>
          <table:table-cell table:style-name="ce139" table:formula="of:=[MoMo.P377]/[.P$5]*1000000" office:value-type="float" office:value="1811.47109969339" calcext:value-type="float">
            <text:p>1811</text:p>
          </table:table-cell>
          <table:table-cell table:style-name="ce139"/>
          <table:table-cell table:style-name="ce139" table:formula="of:=[MoMo.R377]/[.R$5]*1000000" office:value-type="float" office:value="131.213269584426" calcext:value-type="float">
            <text:p>131</text:p>
          </table:table-cell>
          <table:table-cell table:style-name="ce139" table:formula="of:=[MoMo.S377]/[.S$5]*1000000" office:value-type="float" office:value="929.652198889977" calcext:value-type="float">
            <text:p>930</text:p>
          </table:table-cell>
          <table:table-cell table:style-name="ce139" table:formula="of:=[MoMo.T377]/[.T$5]*1000000" office:value-type="float" office:value="582.514205888987" calcext:value-type="float">
            <text:p>583</text:p>
          </table:table-cell>
          <table:table-cell table:style-name="ce139" table:formula="of:=[MoMo.U377]/[.U$5]*1000000" office:value-type="float" office:value="804.625009899422" calcext:value-type="float">
            <text:p>805</text:p>
          </table:table-cell>
          <table:table-cell table:style-name="ce139" table:formula="of:=[MoMo.V37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78]" office:value-type="string" office:string-value="Covid-19 (parcial)" calcext:value-type="string">
            <text:p>Covid-19 (parcial)</text:p>
          </table:table-cell>
          <table:table-cell table:style-name="ce135" table:formula="of:=[MoMo.C378]/[.C$5]*1000000" office:value-type="float" office:value="159.939735757134" calcext:value-type="float">
            <text:p>160</text:p>
          </table:table-cell>
          <table:table-cell table:style-name="ce135" table:formula="of:=[MoMo.D378]/[.D$5]*1000000" office:value-type="float" office:value="537.92690306924" calcext:value-type="float">
            <text:p>538</text:p>
          </table:table-cell>
          <table:table-cell table:style-name="ce135" table:formula="of:=[MoMo.E378]/[.E$5]*1000000" office:value-type="float" office:value="203.259148606751" calcext:value-type="float">
            <text:p>203</text:p>
          </table:table-cell>
          <table:table-cell table:style-name="ce135" table:formula="of:=[MoMo.F378]/[.F$5]*1000000" office:value-type="float" office:value="182.477225779249" calcext:value-type="float">
            <text:p>182</text:p>
          </table:table-cell>
          <table:table-cell table:style-name="ce135" table:formula="of:=[MoMo.G378]/[.G$5]*1000000" office:value-type="float" office:value="51.2293878088157" calcext:value-type="float">
            <text:p>51</text:p>
          </table:table-cell>
          <table:table-cell table:style-name="ce135" table:formula="of:=[MoMo.H378]/[.H$5]*1000000" office:value-type="float" office:value="341.244577571959" calcext:value-type="float">
            <text:p>341</text:p>
          </table:table-cell>
          <table:table-cell table:style-name="ce135" table:formula="of:=[MoMo.I378]/[.I$5]*1000000" office:value-type="float" office:value="1209.13312667797" calcext:value-type="float">
            <text:p>1209</text:p>
          </table:table-cell>
          <table:table-cell table:style-name="ce135" table:formula="of:=[MoMo.J378]/[.J$5]*1000000" office:value-type="float" office:value="908.818649234979" calcext:value-type="float">
            <text:p>909</text:p>
          </table:table-cell>
          <table:table-cell table:style-name="ce135" table:formula="of:=[MoMo.K378]/[.K$5]*1000000" office:value-type="float" office:value="798.282646266841" calcext:value-type="float">
            <text:p>798</text:p>
          </table:table-cell>
          <table:table-cell table:style-name="ce135" table:formula="of:=[MoMo.L378]/[.L$5]*1000000" office:value-type="float" office:value="0" calcext:value-type="float">
            <text:p>0</text:p>
          </table:table-cell>
          <table:table-cell table:style-name="ce135" table:formula="of:=[MoMo.M378]/[.M$5]*1000000" office:value-type="float" office:value="264.721720860414" calcext:value-type="float">
            <text:p>265</text:p>
          </table:table-cell>
          <table:table-cell table:style-name="ce135" table:formula="of:=[MoMo.N378]/[.N$5]*1000000" office:value-type="float" office:value="437.148079484519" calcext:value-type="float">
            <text:p>437</text:p>
          </table:table-cell>
          <table:table-cell table:style-name="ce135" table:formula="of:=[MoMo.O378]/[.O$5]*1000000" office:value-type="float" office:value="86.6107546128555" calcext:value-type="float">
            <text:p>87</text:p>
          </table:table-cell>
          <table:table-cell table:style-name="ce135" table:formula="of:=[MoMo.P378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78]/[.R$5]*1000000" office:value-type="float" office:value="87.2500607030461" calcext:value-type="float">
            <text:p>87</text:p>
          </table:table-cell>
          <table:table-cell table:style-name="ce135" table:formula="of:=[MoMo.S378]/[.S$5]*1000000" office:value-type="float" office:value="525.052736914605" calcext:value-type="float">
            <text:p>525</text:p>
          </table:table-cell>
          <table:table-cell table:style-name="ce135" table:formula="of:=[MoMo.T378]/[.T$5]*1000000" office:value-type="float" office:value="440.637209606892" calcext:value-type="float">
            <text:p>441</text:p>
          </table:table-cell>
          <table:table-cell table:style-name="ce135" table:formula="of:=[MoMo.U378]/[.U$5]*1000000" office:value-type="float" office:value="1039.04331987012" calcext:value-type="float">
            <text:p>1039</text:p>
          </table:table-cell>
          <table:table-cell table:style-name="ce135" table:formula="of:=[MoMo.V37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79]" office:value-type="string" office:string-value="Covid-19 (total)" calcext:value-type="string">
            <text:p>Covid-19 (total)</text:p>
          </table:table-cell>
          <table:table-cell table:style-name="ce140" table:formula="of:=[MoMo.C379]/[.C$5]*1000000" office:value-type="float" office:value="165.903186009078" calcext:value-type="float">
            <text:p>166</text:p>
          </table:table-cell>
          <table:table-cell table:style-name="ce140" table:formula="of:=[MoMo.D379]/[.D$5]*1000000" office:value-type="float" office:value="655.598413115636" calcext:value-type="float">
            <text:p>656</text:p>
          </table:table-cell>
          <table:table-cell table:style-name="ce140" table:formula="of:=[MoMo.E379]/[.E$5]*1000000" office:value-type="float" office:value="299.539797946791" calcext:value-type="float">
            <text:p>300</text:p>
          </table:table-cell>
          <table:table-cell table:style-name="ce140" table:formula="of:=[MoMo.F379]/[.F$5]*1000000" office:value-type="float" office:value="196.650214189287" calcext:value-type="float">
            <text:p>197</text:p>
          </table:table-cell>
          <table:table-cell table:style-name="ce140" table:formula="of:=[MoMo.G379]/[.G$5]*1000000" office:value-type="float" office:value="73.7891182200373" calcext:value-type="float">
            <text:p>74</text:p>
          </table:table-cell>
          <table:table-cell table:style-name="ce140" table:formula="of:=[MoMo.H379]/[.H$5]*1000000" office:value-type="float" office:value="360.20260965929" calcext:value-type="float">
            <text:p>360</text:p>
          </table:table-cell>
          <table:table-cell table:style-name="ce140" table:formula="of:=[MoMo.I379]/[.I$5]*1000000" office:value-type="float" office:value="1220.34033382534" calcext:value-type="float">
            <text:p>1220</text:p>
          </table:table-cell>
          <table:table-cell table:style-name="ce140" table:formula="of:=[MoMo.J379]/[.J$5]*1000000" office:value-type="float" office:value="967.531689006403" calcext:value-type="float">
            <text:p>968</text:p>
          </table:table-cell>
          <table:table-cell table:style-name="ce140" table:formula="of:=[MoMo.K379]/[.K$5]*1000000" office:value-type="float" office:value="881.702985434993" calcext:value-type="float">
            <text:p>882</text:p>
          </table:table-cell>
          <table:table-cell table:style-name="ce140" table:formula="of:=[MoMo.L379]/[.L$5]*1000000" office:value-type="float" office:value="46.9792351780513" calcext:value-type="float">
            <text:p>47</text:p>
          </table:table-cell>
          <table:table-cell table:style-name="ce140" table:formula="of:=[MoMo.M379]/[.M$5]*1000000" office:value-type="float" office:value="280.637258111535" calcext:value-type="float">
            <text:p>281</text:p>
          </table:table-cell>
          <table:table-cell table:style-name="ce140" table:formula="of:=[MoMo.N379]/[.N$5]*1000000" office:value-type="float" office:value="471.635241405473" calcext:value-type="float">
            <text:p>472</text:p>
          </table:table-cell>
          <table:table-cell table:style-name="ce140" table:formula="of:=[MoMo.O379]/[.O$5]*1000000" office:value-type="float" office:value="226.890566571284" calcext:value-type="float">
            <text:p>227</text:p>
          </table:table-cell>
          <table:table-cell table:style-name="ce140" table:formula="of:=[MoMo.P379]/[.P$5]*1000000" office:value-type="float" office:value="1364.68412738734" calcext:value-type="float">
            <text:p>1365</text:p>
          </table:table-cell>
          <table:table-cell table:style-name="ce140"/>
          <table:table-cell table:style-name="ce140" table:formula="of:=[MoMo.R379]/[.R$5]*1000000" office:value-type="float" office:value="100.777201897317" calcext:value-type="float">
            <text:p>101</text:p>
          </table:table-cell>
          <table:table-cell table:style-name="ce140" table:formula="of:=[MoMo.S379]/[.S$5]*1000000" office:value-type="float" office:value="786.034832616276" calcext:value-type="float">
            <text:p>786</text:p>
          </table:table-cell>
          <table:table-cell table:style-name="ce140" table:formula="of:=[MoMo.T379]/[.T$5]*1000000" office:value-type="float" office:value="679.372539889263" calcext:value-type="float">
            <text:p>679</text:p>
          </table:table-cell>
          <table:table-cell table:style-name="ce140" table:formula="of:=[MoMo.U379]/[.U$5]*1000000" office:value-type="float" office:value="1134.07776985824" calcext:value-type="float">
            <text:p>1134</text:p>
          </table:table-cell>
          <table:table-cell table:style-name="ce140" table:formula="of:=[MoMo.V3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80]" office:value-type="string" office:string-value="Diferencia" calcext:value-type="string">
            <text:p>Diferencia</text:p>
          </table:table-cell>
          <table:table-cell table:style-name="ce136" table:formula="of:=[.C377]-[.C378]" office:value-type="float" office:value="-75.0202041694536" calcext:value-type="float">
            <text:p>-75</text:p>
          </table:table-cell>
          <table:table-cell table:style-name="ce136" table:formula="of:=[.D377]-[.D378]" office:value-type="float" office:value="97.0407907525475" calcext:value-type="float">
            <text:p>97</text:p>
          </table:table-cell>
          <table:table-cell table:style-name="ce136" table:formula="of:=[.E377]-[.E378]" office:value-type="float" office:value="67.1046949945732" calcext:value-type="float">
            <text:p>67</text:p>
          </table:table-cell>
          <table:table-cell table:style-name="ce136" table:formula="of:=[.F377]-[.F378]" office:value-type="float" office:value="-43.4047770057436" calcext:value-type="float">
            <text:p>-43</text:p>
          </table:table-cell>
          <table:table-cell table:style-name="ce136" table:formula="of:=[.G377]-[.G378]" office:value-type="float" office:value="-15.979809041282" calcext:value-type="float">
            <text:p>-16</text:p>
          </table:table-cell>
          <table:table-cell table:style-name="ce136" table:formula="of:=[.H377]-[.H378]" office:value-type="float" office:value="20.6814895498157" calcext:value-type="float">
            <text:p>21</text:p>
          </table:table-cell>
          <table:table-cell table:style-name="ce136" table:formula="of:=[.I377]-[.I378]" office:value-type="float" office:value="645.452115339595" calcext:value-type="float">
            <text:p>645</text:p>
          </table:table-cell>
          <table:table-cell table:style-name="ce136" table:formula="of:=[.J377]-[.J378]" office:value-type="float" office:value="854.546091463075" calcext:value-type="float">
            <text:p>855</text:p>
          </table:table-cell>
          <table:table-cell table:style-name="ce136" table:formula="of:=[.K377]-[.K378]" office:value-type="float" office:value="-192.36677581047" calcext:value-type="float">
            <text:p>-192</text:p>
          </table:table-cell>
          <table:table-cell table:style-name="ce136" table:formula="of:=[.L377]-[.L378]" office:value-type="float" office:value="129.192896739641" calcext:value-type="float">
            <text:p>129</text:p>
          </table:table-cell>
          <table:table-cell table:style-name="ce136" table:formula="of:=[.M377]-[.M378]" office:value-type="float" office:value="19.3403996975645" calcext:value-type="float">
            <text:p>19</text:p>
          </table:table-cell>
          <table:table-cell table:style-name="ce136" table:formula="of:=[.N377]-[.N378]" office:value-type="float" office:value="173.367895062091" calcext:value-type="float">
            <text:p>173</text:p>
          </table:table-cell>
          <table:table-cell table:style-name="ce136" table:formula="of:=[.O377]-[.O378]" office:value-type="float" office:value="47.3768230360919" calcext:value-type="float">
            <text:p>47</text:p>
          </table:table-cell>
          <table:table-cell table:style-name="ce136" table:formula="of:=[.P377]-[.P378]" office:value-type="float" office:value="469.742002186353" calcext:value-type="float">
            <text:p>470</text:p>
          </table:table-cell>
          <table:table-cell table:style-name="ce136"/>
          <table:table-cell table:style-name="ce136" table:formula="of:=[.R377]-[.R378]" office:value-type="float" office:value="43.9632088813798" calcext:value-type="float">
            <text:p>44</text:p>
          </table:table-cell>
          <table:table-cell table:style-name="ce136" table:formula="of:=[.S377]-[.S378]" office:value-type="float" office:value="404.599461975372" calcext:value-type="float">
            <text:p>405</text:p>
          </table:table-cell>
          <table:table-cell table:style-name="ce136" table:formula="of:=[.T377]-[.T378]" office:value-type="float" office:value="141.876996282095" calcext:value-type="float">
            <text:p>142</text:p>
          </table:table-cell>
          <table:table-cell table:style-name="ce136" table:formula="of:=[.U377]-[.U378]" office:value-type="float" office:value="-234.418309970698" calcext:value-type="float">
            <text:p>-234</text:p>
          </table:table-cell>
          <table:table-cell table:style-name="ce136" table:formula="of:=[.V377]-[.V3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19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2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2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2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6"/>
          <table:table-cell table:style-name="ce65" office:value-type="string" calcext:value-type="string">
            <text:p>Andalucía</text:p>
          </table:table-cell>
          <table:table-cell table:style-name="ce65" office:value-type="string" calcext:value-type="string">
            <text:p>Aragón</text:p>
          </table:table-cell>
          <table:table-cell table:style-name="ce65" office:value-type="string" calcext:value-type="string">
            <text:p>Asturias </text:p>
          </table:table-cell>
          <table:table-cell table:style-name="ce65" office:value-type="string" calcext:value-type="string">
            <text:p>Baleares</text:p>
          </table:table-cell>
          <table:table-cell table:style-name="ce65" office:value-type="string" calcext:value-type="string">
            <text:p>Canarias</text:p>
          </table:table-cell>
          <table:table-cell table:style-name="ce65" office:value-type="string" calcext:value-type="string">
            <text:p>Cantabria</text:p>
          </table:table-cell>
          <table:table-cell table:style-name="ce65" office:value-type="string" calcext:value-type="string">
            <text:p>Castilla–La Mancha</text:p>
          </table:table-cell>
          <table:table-cell table:style-name="ce65" office:value-type="string" calcext:value-type="string">
            <text:p>Castilla y León</text:p>
          </table:table-cell>
          <table:table-cell table:style-name="ce65" office:value-type="string" calcext:value-type="string">
            <text:p>Cataluña</text:p>
          </table:table-cell>
          <table:table-cell table:style-name="ce65" office:value-type="string" calcext:value-type="string">
            <text:p>Ceuta</text:p>
          </table:table-cell>
          <table:table-cell table:style-name="ce65" office:value-type="string" calcext:value-type="string">
            <text:p>Comunidad Valenciana</text:p>
          </table:table-cell>
          <table:table-cell table:style-name="ce65" office:value-type="string" calcext:value-type="string">
            <text:p>Extremadura</text:p>
          </table:table-cell>
          <table:table-cell table:style-name="ce65" office:value-type="string" calcext:value-type="string">
            <text:p>Galicia</text:p>
          </table:table-cell>
          <table:table-cell table:style-name="ce65" office:value-type="string" calcext:value-type="string">
            <text:p>Madrid</text:p>
          </table:table-cell>
          <table:table-cell table:style-name="ce65" office:value-type="string" calcext:value-type="string">
            <text:p>Melilla</text:p>
          </table:table-cell>
          <table:table-cell table:style-name="ce65" office:value-type="string" calcext:value-type="string">
            <text:p>Murcia</text:p>
          </table:table-cell>
          <table:table-cell table:style-name="ce65" office:value-type="string" calcext:value-type="string">
            <text:p>Navarra</text:p>
          </table:table-cell>
          <table:table-cell table:style-name="ce65" office:value-type="string" calcext:value-type="string">
            <text:p>País Vasco</text:p>
          </table:table-cell>
          <table:table-cell table:style-name="ce65" office:value-type="string" calcext:value-type="string">
            <text:p>La Rioja</text:p>
          </table:table-cell>
          <table:table-cell table:style-name="ce65" office:value-type="string" calcext:value-type="string">
            <text:p>España</text:p>
          </table:table-cell>
          <table:table-cell table:style-name="ce36"/>
          <table:table-cell table:style-name="ce46" office:value-type="string" calcext:value-type="string">
            <text:p>Comprobación</text:p>
          </table:table-cell>
          <table:table-cell table:style-name="ce46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64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4"/>
          <table:table-cell table:style-name="ce225" office:value-type="date" office:date-value="2020-03-01" calcext:value-type="date">
            <text:p>01/03</text:p>
          </table:table-cell>
          <table:table-cell table:style-name="ce65" table:number-columns-repeated="20"/>
          <table:table-cell table:style-name="ce36"/>
          <table:table-cell table:style-name="ce46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64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64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65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6"/>
          <table:table-cell table:style-name="ce46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64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130" office:value-type="float" office:value="47" calcext:value-type="float">
            <text:p>47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12" calcext:value-type="float">
            <text:p>112</text:p>
          </table:table-cell>
          <table:table-cell table:style-name="ce130" office:value-type="float" office:value="74" calcext:value-type="float">
            <text:p>74</text:p>
          </table:table-cell>
          <table:table-cell table:style-name="ce130" office:value-type="float" office:value="191" calcext:value-type="float">
            <text:p>191</text:p>
          </table:table-cell>
          <table:table-cell table:style-name="ce130"/>
          <table:table-cell table:style-name="ce130" office:value-type="float" office:value="69" calcext:value-type="float">
            <text:p>69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021" calcext:value-type="float">
            <text:p>102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97" calcext:value-type="float">
            <text:p>97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1720" calcext:value-type="float">
            <text:p>1720</text:p>
          </table:table-cell>
          <table:table-cell table:style-name="ce64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6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6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6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225" office:value-type="date" office:date-value="2020-04-12" calcext:value-type="date">
            <text:p>12/04</text:p>
          </table:table-cell>
          <table:table-cell table:style-name="ce130" office:value-type="float" office:value="799" calcext:value-type="float">
            <text:p>799</text:p>
          </table:table-cell>
          <table:table-cell table:style-name="ce130" office:value-type="float" office:value="450" calcext:value-type="float">
            <text:p>450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112" calcext:value-type="float">
            <text:p>112</text:p>
          </table:table-cell>
          <table:table-cell table:style-name="ce130" office:value-type="float" office:value="95" calcext:value-type="float">
            <text:p>95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1543" calcext:value-type="float">
            <text:p>1543</text:p>
          </table:table-cell>
          <table:table-cell table:style-name="ce130" office:value-type="float" office:value="1221" calcext:value-type="float">
            <text:p>1221</text:p>
          </table:table-cell>
          <table:table-cell table:style-name="ce130" office:value-type="float" office:value="3442" calcext:value-type="float">
            <text:p>3442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838" calcext:value-type="float">
            <text:p>838</text:p>
          </table:table-cell>
          <table:table-cell table:style-name="ce130" office:value-type="float" office:value="312" calcext:value-type="float">
            <text:p>312</text:p>
          </table:table-cell>
          <table:table-cell table:style-name="ce130" office:value-type="float" office:value="274" calcext:value-type="float">
            <text:p>274</text:p>
          </table:table-cell>
          <table:table-cell table:style-name="ce130" office:value-type="float" office:value="6278" calcext:value-type="float">
            <text:p>6278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97" calcext:value-type="float">
            <text:p>97</text:p>
          </table:table-cell>
          <table:table-cell table:style-name="ce130" office:value-type="float" office:value="232" calcext:value-type="float">
            <text:p>232</text:p>
          </table:table-cell>
          <table:table-cell table:style-name="ce130" office:value-type="float" office:value="804" calcext:value-type="float">
            <text:p>804</text:p>
          </table:table-cell>
          <table:table-cell table:style-name="ce130" office:value-type="float" office:value="219" calcext:value-type="float">
            <text:p>219</text:p>
          </table:table-cell>
          <table:table-cell table:style-name="ce130" office:value-type="float" office:value="16972" calcext:value-type="float">
            <text:p>16972</text:p>
          </table:table-cell>
          <table:table-cell table:style-name="ce64"/>
          <table:table-cell table:style-name="ce46" table:formula="of:=SUM([.C63:.U63])" office:value-type="float" office:value="16972" calcext:value-type="float">
            <text:p>16972</text:p>
          </table:table-cell>
          <table:table-cell table:style-name="ce46"/>
          <table:table-cell/>
        </table:table-row>
        <table:table-row table:style-name="ro1">
          <table:table-cell table:style-name="ce64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64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4-19" calcext:value-type="date">
            <text:p>19/04</text:p>
          </table:table-cell>
          <table:table-cell table:style-name="ce130" office:value-type="float" office:value="993" calcext:value-type="float">
            <text:p>993</text:p>
          </table:table-cell>
          <table:table-cell table:style-name="ce130" office:value-type="float" office:value="619" calcext:value-type="float">
            <text:p>619</text:p>
          </table:table-cell>
          <table:table-cell table:style-name="ce130" office:value-type="float" office:value="196" calcext:value-type="float">
            <text:p>196</text:p>
          </table:table-cell>
          <table:table-cell table:style-name="ce130" office:value-type="float" office:value="155" calcext:value-type="float">
            <text:p>155</text:p>
          </table:table-cell>
          <table:table-cell table:style-name="ce130" office:value-type="float" office:value="119" calcext:value-type="float">
            <text:p>119</text:p>
          </table:table-cell>
          <table:table-cell table:style-name="ce130" office:value-type="float" office:value="153" calcext:value-type="float">
            <text:p>153</text:p>
          </table:table-cell>
          <table:table-cell table:style-name="ce130" office:value-type="float" office:value="1963" calcext:value-type="float">
            <text:p>1963</text:p>
          </table:table-cell>
          <table:table-cell table:style-name="ce130" office:value-type="float" office:value="1458" calcext:value-type="float">
            <text:p>1458</text:p>
          </table:table-cell>
          <table:table-cell table:style-name="ce130" table:formula="of:=3933+237" office:value-type="float" office:value="4170" calcext:value-type="float">
            <text:p>417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065" calcext:value-type="float">
            <text:p>1065</text:p>
          </table:table-cell>
          <table:table-cell table:style-name="ce130" office:value-type="float" office:value="384" calcext:value-type="float">
            <text:p>384</text:p>
          </table:table-cell>
          <table:table-cell table:style-name="ce130" office:value-type="float" office:value="346" calcext:value-type="float">
            <text:p>346</text:p>
          </table:table-cell>
          <table:table-cell table:style-name="ce130" office:value-type="float" office:value="7239" calcext:value-type="float">
            <text:p>7239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16" calcext:value-type="float">
            <text:p>116</text:p>
          </table:table-cell>
          <table:table-cell table:style-name="ce130" office:value-type="float" office:value="369" calcext:value-type="float">
            <text:p>369</text:p>
          </table:table-cell>
          <table:table-cell table:style-name="ce130" office:value-type="float" office:value="1062" calcext:value-type="float">
            <text:p>1062</text:p>
          </table:table-cell>
          <table:table-cell table:style-name="ce130" office:value-type="float" office:value="277" calcext:value-type="float">
            <text:p>277</text:p>
          </table:table-cell>
          <table:table-cell table:style-name="ce130" table:formula="of:=20453+237" office:value-type="float" office:value="20690" calcext:value-type="float">
            <text:p>20690</text:p>
          </table:table-cell>
          <table:table-cell table:style-name="ce65"/>
          <table:table-cell table:style-name="ce46" table:formula="of:=SUM([.C70:.U70])" office:value-type="float" office:value="20690" calcext:value-type="float">
            <text:p>20690</text:p>
          </table:table-cell>
          <table:table-cell table:style-name="ce46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4-26" calcext:value-type="date">
            <text:p>26/04</text:p>
          </table:table-cell>
          <table:table-cell table:style-name="ce130" office:value-type="float" office:value="1145" calcext:value-type="float">
            <text:p>1145</text:p>
          </table:table-cell>
          <table:table-cell table:style-name="ce130" office:value-type="float" office:value="712" calcext:value-type="float">
            <text:p>712</text:p>
          </table:table-cell>
          <table:table-cell table:style-name="ce130" office:value-type="float" office:value="249" calcext:value-type="float">
            <text:p>249</text:p>
          </table:table-cell>
          <table:table-cell table:style-name="ce130" office:value-type="float" office:value="175" calcext:value-type="float">
            <text:p>175</text:p>
          </table:table-cell>
          <table:table-cell table:style-name="ce130" office:value-type="float" office:value="131" calcext:value-type="float">
            <text:p>131</text:p>
          </table:table-cell>
          <table:table-cell table:style-name="ce130" office:value-type="float" office:value="183" calcext:value-type="float">
            <text:p>183</text:p>
          </table:table-cell>
          <table:table-cell table:style-name="ce130" office:value-type="float" office:value="2330" calcext:value-type="float">
            <text:p>2330</text:p>
          </table:table-cell>
          <table:table-cell table:style-name="ce130" office:value-type="float" office:value="1666" calcext:value-type="float">
            <text:p>1666</text:p>
          </table:table-cell>
          <table:table-cell table:style-name="ce130" table:formula="of:=4566+237" office:value-type="float" office:value="4803" calcext:value-type="float">
            <text:p>480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186" calcext:value-type="float">
            <text:p>1186</text:p>
          </table:table-cell>
          <table:table-cell table:style-name="ce130" office:value-type="float" office:value="422" calcext:value-type="float">
            <text:p>422</text:p>
          </table:table-cell>
          <table:table-cell table:style-name="ce130" office:value-type="float" office:value="394" calcext:value-type="float">
            <text:p>394</text:p>
          </table:table-cell>
          <table:table-cell table:style-name="ce130" office:value-type="float" office:value="7922" calcext:value-type="float">
            <text:p>7922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27" calcext:value-type="float">
            <text:p>127</text:p>
          </table:table-cell>
          <table:table-cell table:style-name="ce130" office:value-type="float" office:value="431" calcext:value-type="float">
            <text:p>431</text:p>
          </table:table-cell>
          <table:table-cell table:style-name="ce130" office:value-type="float" office:value="1230" calcext:value-type="float">
            <text:p>1230</text:p>
          </table:table-cell>
          <table:table-cell table:style-name="ce130" office:value-type="float" office:value="315" calcext:value-type="float">
            <text:p>315</text:p>
          </table:table-cell>
          <table:table-cell table:style-name="ce130" table:formula="of:=23190+237" office:value-type="float" office:value="23427" calcext:value-type="float">
            <text:p>23427</text:p>
          </table:table-cell>
          <table:table-cell table:style-name="ce65"/>
          <table:table-cell table:style-name="ce46" table:formula="of:=SUM([.C77:.U77])" office:value-type="float" office:value="23427" calcext:value-type="float">
            <text:p>23427</text:p>
          </table:table-cell>
          <table:table-cell table:style-name="ce46" table:formula="of:=IF([.X77]=[.V77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03" calcext:value-type="date">
            <text:p>03/05</text:p>
          </table:table-cell>
          <table:table-cell table:style-name="ce130" office:value-type="float" office:value="1256" calcext:value-type="float">
            <text:p>1256</text:p>
          </table:table-cell>
          <table:table-cell table:style-name="ce130" office:value-type="float" office:value="761" calcext:value-type="float">
            <text:p>761</text:p>
          </table:table-cell>
          <table:table-cell table:style-name="ce130" office:value-type="float" office:value="280" calcext:value-type="float">
            <text:p>280</text:p>
          </table:table-cell>
          <table:table-cell table:style-name="ce130" office:value-type="float" office:value="197" calcext:value-type="float">
            <text:p>197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195" calcext:value-type="float">
            <text:p>195</text:p>
          </table:table-cell>
          <table:table-cell table:style-name="ce130" office:value-type="float" office:value="2565" calcext:value-type="float">
            <text:p>2565</text:p>
          </table:table-cell>
          <table:table-cell table:style-name="ce130" office:value-type="float" office:value="1800" calcext:value-type="float">
            <text:p>1800</text:p>
          </table:table-cell>
          <table:table-cell table:style-name="ce130" table:formula="of:=5185+237" office:value-type="float" office:value="5422" calcext:value-type="float">
            <text:p>5422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264" calcext:value-type="float">
            <text:p>1264</text:p>
          </table:table-cell>
          <table:table-cell table:style-name="ce130" office:value-type="float" office:value="460" calcext:value-type="float">
            <text:p>460</text:p>
          </table:table-cell>
          <table:table-cell table:style-name="ce130" office:value-type="float" office:value="563" calcext:value-type="float">
            <text:p>563</text:p>
          </table:table-cell>
          <table:table-cell table:style-name="ce130" office:value-type="float" office:value="8332" calcext:value-type="float">
            <text:p>8332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34" calcext:value-type="float">
            <text:p>134</text:p>
          </table:table-cell>
          <table:table-cell table:style-name="ce130" office:value-type="float" office:value="462" calcext:value-type="float">
            <text:p>462</text:p>
          </table:table-cell>
          <table:table-cell table:style-name="ce130" office:value-type="float" office:value="1329" calcext:value-type="float">
            <text:p>1329</text:p>
          </table:table-cell>
          <table:table-cell table:style-name="ce130" office:value-type="float" office:value="335" calcext:value-type="float">
            <text:p>335</text:p>
          </table:table-cell>
          <table:table-cell table:style-name="ce130" table:formula="of:=25264+237" office:value-type="float" office:value="25501" calcext:value-type="float">
            <text:p>25501</text:p>
          </table:table-cell>
          <table:table-cell table:style-name="ce46"/>
          <table:table-cell table:style-name="ce46" table:formula="of:=SUM([.C84:.U84])" office:value-type="float" office:value="25501" calcext:value-type="float">
            <text:p>25501</text:p>
          </table:table-cell>
          <table:table-cell table:style-name="ce46" table:formula="of:=IF([.X84]=[.V84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10" calcext:value-type="date">
            <text:p>10/05</text:p>
          </table:table-cell>
          <table:table-cell table:style-name="ce130" office:value-type="float" office:value="1320" calcext:value-type="float">
            <text:p>1320</text:p>
          </table:table-cell>
          <table:table-cell table:style-name="ce130" office:value-type="float" office:value="824" calcext:value-type="float">
            <text:p>824</text:p>
          </table:table-cell>
          <table:table-cell table:style-name="ce130" office:value-type="float" office:value="295" calcext:value-type="float">
            <text:p>295</text:p>
          </table:table-cell>
          <table:table-cell table:style-name="ce130" office:value-type="float" office:value="209" calcext:value-type="float">
            <text:p>209</text:p>
          </table:table-cell>
          <table:table-cell table:style-name="ce130" office:value-type="float" office:value="148" calcext:value-type="float">
            <text:p>148</text:p>
          </table:table-cell>
          <table:table-cell table:style-name="ce130" office:value-type="float" office:value="201" calcext:value-type="float">
            <text:p>201</text:p>
          </table:table-cell>
          <table:table-cell table:style-name="ce130" office:value-type="float" office:value="2759" calcext:value-type="float">
            <text:p>2759</text:p>
          </table:table-cell>
          <table:table-cell table:style-name="ce130" office:value-type="float" office:value="1897" calcext:value-type="float">
            <text:p>1897</text:p>
          </table:table-cell>
          <table:table-cell table:style-name="ce130" table:formula="of:=5532+237" office:value-type="float" office:value="5769" calcext:value-type="float">
            <text:p>5769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323" calcext:value-type="float">
            <text:p>1323</text:p>
          </table:table-cell>
          <table:table-cell table:style-name="ce130" office:value-type="float" office:value="480" calcext:value-type="float">
            <text:p>480</text:p>
          </table:table-cell>
          <table:table-cell table:style-name="ce130" office:value-type="float" office:value="592" calcext:value-type="float">
            <text:p>592</text:p>
          </table:table-cell>
          <table:table-cell table:style-name="ce130" office:value-type="float" office:value="8644" calcext:value-type="float">
            <text:p>8644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39" calcext:value-type="float">
            <text:p>139</text:p>
          </table:table-cell>
          <table:table-cell table:style-name="ce130" office:value-type="float" office:value="488" calcext:value-type="float">
            <text:p>488</text:p>
          </table:table-cell>
          <table:table-cell table:style-name="ce130" office:value-type="float" office:value="1418" calcext:value-type="float">
            <text:p>1418</text:p>
          </table:table-cell>
          <table:table-cell table:style-name="ce130" office:value-type="float" office:value="346" calcext:value-type="float">
            <text:p>346</text:p>
          </table:table-cell>
          <table:table-cell table:style-name="ce130" table:formula="of:=26621+237" office:value-type="float" office:value="26858" calcext:value-type="float">
            <text:p>26858</text:p>
          </table:table-cell>
          <table:table-cell table:style-name="ce46"/>
          <table:table-cell table:style-name="ce46" table:formula="of:=SUM([.C91:.U91])" office:value-type="float" office:value="26858" calcext:value-type="float">
            <text:p>26858</text:p>
          </table:table-cell>
          <table:table-cell table:style-name="ce46" table:formula="of:=IF([.X91]=[.V91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6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6" office:value-type="float" office:value="1355" calcext:value-type="float">
            <text:p>1355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883" calcext:value-type="float">
            <text:p>2883</text:p>
          </table:table-cell>
          <table:table-cell table:style-name="ce36" office:value-type="float" office:value="1940" calcext:value-type="float">
            <text:p>1940</text:p>
          </table:table-cell>
          <table:table-cell table:style-name="ce36" table:formula="of:=5915+237" office:value-type="float" office:value="6152" calcext:value-type="float">
            <text:p>615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65" calcext:value-type="float">
            <text:p>1365</text:p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8826" calcext:value-type="float">
            <text:p>88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1455" calcext:value-type="float">
            <text:p>1455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17" calcext:value-type="date">
            <text:p>17/05</text:p>
          </table:table-cell>
          <table:table-cell table:style-name="ce65" office:value-type="float" office:value="1358" calcext:value-type="float">
            <text:p>1358</text:p>
          </table:table-cell>
          <table:table-cell table:style-name="ce65" office:value-type="float" office:value="838" calcext:value-type="float">
            <text:p>838</text:p>
          </table:table-cell>
          <table:table-cell table:style-name="ce65" office:value-type="float" office:value="315" calcext:value-type="float">
            <text:p>315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151" calcext:value-type="float">
            <text:p>151</text:p>
          </table:table-cell>
          <table:table-cell table:style-name="ce65" office:value-type="float" office:value="207" calcext:value-type="float">
            <text:p>207</text:p>
          </table:table-cell>
          <table:table-cell table:style-name="ce65" office:value-type="float" office:value="2893" calcext:value-type="float">
            <text:p>2893</text:p>
          </table:table-cell>
          <table:table-cell table:style-name="ce65" office:value-type="float" office:value="1946" calcext:value-type="float">
            <text:p>1946</text:p>
          </table:table-cell>
          <table:table-cell table:style-name="ce65" table:formula="of:=5944+237" office:value-type="float" office:value="6181" calcext:value-type="float">
            <text:p>618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366" calcext:value-type="float">
            <text:p>1366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606" calcext:value-type="float">
            <text:p>606</text:p>
          </table:table-cell>
          <table:table-cell table:style-name="ce65" office:value-type="float" office:value="8847" calcext:value-type="float">
            <text:p>884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float" office:value="503" calcext:value-type="float">
            <text:p>503</text:p>
          </table:table-cell>
          <table:table-cell table:style-name="ce65" office:value-type="float" office:value="1459" calcext:value-type="float">
            <text:p>1459</text:p>
          </table:table-cell>
          <table:table-cell table:style-name="ce65" office:value-type="float" office:value="349" calcext:value-type="float">
            <text:p>349</text:p>
          </table:table-cell>
          <table:table-cell table:style-name="ce65" table:formula="of:=27650+237" office:value-type="float" office:value="27887" calcext:value-type="float">
            <text:p>27887</text:p>
          </table:table-cell>
          <table:table-cell table:style-name="ce46"/>
          <table:table-cell table:style-name="ce46" table:formula="of:=SUM([.C98:.U98])" office:value-type="float" office:value="27887" calcext:value-type="float">
            <text:p>27887</text:p>
          </table:table-cell>
          <table:table-cell table:style-name="ce46" table:formula="of:=IF([.X98]=[.V98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6" office:value-type="float" office:value="1358" calcext:value-type="float">
            <text:p>1358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2898" calcext:value-type="float">
            <text:p>2898</text:p>
          </table:table-cell>
          <table:table-cell table:style-name="ce36" office:value-type="float" office:value="1953" calcext:value-type="float">
            <text:p>1953</text:p>
          </table:table-cell>
          <table:table-cell table:style-name="ce36" table:formula="of:=5956+237" office:value-type="float" office:value="6193" calcext:value-type="float">
            <text:p>619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0" calcext:value-type="float">
            <text:p>137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863" calcext:value-type="float">
            <text:p>886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66" calcext:value-type="float">
            <text:p>1466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table:formula="of:=27709+237" office:value-type="float" office:value="27946" calcext:value-type="float">
            <text:p>27946</text:p>
          </table:table-cell>
          <table:table-cell table:style-name="ce36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6" office:value-type="float" office:value="1358" calcext:value-type="float">
            <text:p>1358</text:p>
          </table:table-cell>
          <table:table-cell table:style-name="ce36" office:value-type="float" office:value="843" calcext:value-type="float">
            <text:p>843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900" calcext:value-type="float">
            <text:p>2900</text:p>
          </table:table-cell>
          <table:table-cell table:style-name="ce36" office:value-type="float" office:value="1960" calcext:value-type="float">
            <text:p>1960</text:p>
          </table:table-cell>
          <table:table-cell table:style-name="ce36" table:formula="of:=5981+237" office:value-type="float" office:value="6218" calcext:value-type="float">
            <text:p>621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0" calcext:value-type="float">
            <text:p>1370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894" calcext:value-type="float">
            <text:p>889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70" calcext:value-type="float">
            <text:p>1470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table:formula="of:=27778+237" office:value-type="float" office:value="28015" calcext:value-type="float">
            <text:p>28015</text:p>
          </table:table-cell>
          <table:table-cell table:style-name="ce36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6" table:formula="of:=IF([.X100]=[.V100];&quot;&quot;; &quot;NO COINCIDE&quot;)">
            <text:p/>
          </table:table-cell>
          <table:table-cell table:style-name="ce36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0" calcext:value-type="date">
            <text:p>20/05</text:p>
          </table:table-cell>
          <table:table-cell table:style-name="ce36" office:value-type="float" office:value="1371" calcext:value-type="float">
            <text:p>1371</text:p>
          </table:table-cell>
          <table:table-cell table:style-name="ce36" office:value-type="float" office:value="843" calcext:value-type="float">
            <text:p>843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913" calcext:value-type="float">
            <text:p>2913</text:p>
          </table:table-cell>
          <table:table-cell table:style-name="ce36" office:value-type="float" office:value="1960" calcext:value-type="float">
            <text:p>1960</text:p>
          </table:table-cell>
          <table:table-cell table:style-name="ce36" table:formula="of:=6021+237" office:value-type="float" office:value="6258" calcext:value-type="float">
            <text:p>62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8" calcext:value-type="float">
            <text:p>1378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912" calcext:value-type="float">
            <text:p>89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table:formula="of:=27888+237" office:value-type="float" office:value="28125" calcext:value-type="float">
            <text:p>28125</text:p>
          </table:table-cell>
          <table:table-cell/>
          <table:table-cell table:formula="of:=SUM([.C101:.U101])" office:value-type="float" office:value="28125" calcext:value-type="float">
            <text:p>28125</text:p>
          </table:table-cell>
          <table:table-cell table:formula="of:=IF([.X101]=[.V10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1" calcext:value-type="date">
            <text:p>21/05</text:p>
          </table:table-cell>
          <table:table-cell table:style-name="ce36" office:value-type="float" office:value="1375" calcext:value-type="float">
            <text:p>1375</text:p>
          </table:table-cell>
          <table:table-cell table:style-name="ce36" office:value-type="float" office:value="848" calcext:value-type="float">
            <text:p>84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118" office:value-type="float" office:value="2919" calcext:value-type="float">
            <text:p>2919</text:p>
          </table:table-cell>
          <table:table-cell table:style-name="ce36" office:value-type="float" office:value="1960" calcext:value-type="float">
            <text:p>1960</text:p>
          </table:table-cell>
          <table:table-cell table:style-name="ce118" table:formula="of:=6021+237" office:value-type="float" office:value="6258" calcext:value-type="float">
            <text:p>62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608" calcext:value-type="float">
            <text:p>608</text:p>
          </table:table-cell>
          <table:table-cell table:style-name="ce118" office:value-type="float" office:value="8931" calcext:value-type="float">
            <text:p>89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6" calcext:value-type="float">
            <text:p>506</text:p>
          </table:table-cell>
          <table:table-cell table:style-name="ce118" office:value-type="float" office:value="1483" calcext:value-type="float">
            <text:p>1483</text:p>
          </table:table-cell>
          <table:table-cell table:style-name="ce36" office:value-type="float" office:value="354" calcext:value-type="float">
            <text:p>354</text:p>
          </table:table-cell>
          <table:table-cell table:style-name="ce118" table:formula="of:=27940+237" office:value-type="float" office:value="28177" calcext:value-type="float">
            <text:p>28177</text:p>
          </table:table-cell>
          <table:table-cell table:style-name="ce36"/>
          <table:table-cell table:formula="of:=SUM([.C102:.U102])" office:value-type="float" office:value="28177" calcext:value-type="float">
            <text:p>28177</text:p>
          </table:table-cell>
          <table:table-cell table:formula="of:=IF([.X102]=[.V10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2" calcext:value-type="date">
            <text:p>22/05</text:p>
          </table:table-cell>
          <table:table-cell table:style-name="ce36" office:value-type="float" office:value="1377" calcext:value-type="float">
            <text:p>1377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118" office:value-type="float" office:value="2929" calcext:value-type="float">
            <text:p>2929</text:p>
          </table:table-cell>
          <table:table-cell table:style-name="ce36" office:value-type="float" office:value="1961" calcext:value-type="float">
            <text:p>1961</text:p>
          </table:table-cell>
          <table:table-cell table:style-name="ce118" office:value-type="float" office:value="6656" calcext:value-type="float">
            <text:p>66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89" calcext:value-type="float">
            <text:p>1389</text:p>
          </table:table-cell>
          <table:table-cell table:style-name="ce36" office:value-type="float" office:value="506" calcext:value-type="float">
            <text:p>506</text:p>
          </table:table-cell>
          <table:table-cell table:style-name="ce36" office:value-type="float" office:value="609" calcext:value-type="float">
            <text:p>609</text:p>
          </table:table-cell>
          <table:table-cell table:style-name="ce118" office:value-type="float" office:value="8944" calcext:value-type="float">
            <text:p>894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8" calcext:value-type="float">
            <text:p>508</text:p>
          </table:table-cell>
          <table:table-cell table:style-name="ce118" office:value-type="float" office:value="1487" calcext:value-type="float">
            <text:p>1487</text:p>
          </table:table-cell>
          <table:table-cell table:style-name="ce36" office:value-type="float" office:value="356" calcext:value-type="float">
            <text:p>356</text:p>
          </table:table-cell>
          <table:table-cell table:style-name="ce118" office:value-type="float" office:value="28628" calcext:value-type="float">
            <text:p>28628</text:p>
          </table:table-cell>
          <table:table-cell table:style-name="ce36"/>
          <table:table-cell table:formula="of:=SUM([.C103:.U103])" office:value-type="float" office:value="28628" calcext:value-type="float">
            <text:p>28628</text:p>
          </table:table-cell>
          <table:table-cell/>
          <table:table-cell office:value-type="string" calcext:value-type="string">
            <text:p>DEJO DE SUMAR LOS 237 PORQUE HAN APARECIDO 632 MUERTOS ANTERIOES EN CATALUÑA</text:p>
          </table:table-cell>
        </table:table-row>
        <table:table-row table:style-name="ro1">
          <table:table-cell/>
          <table:table-cell table:style-name="ce223" office:value-type="date" office:date-value="2020-05-23" calcext:value-type="date">
            <text:p>23/05</text:p>
          </table:table-cell>
          <table:table-cell table:style-name="ce36" office:value-type="float" office:value="1389" calcext:value-type="float">
            <text:p>1389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934" calcext:value-type="float">
            <text:p>2934</text:p>
          </table:table-cell>
          <table:table-cell table:style-name="ce36" office:value-type="float" office:value="1961" calcext:value-type="float">
            <text:p>1961</text:p>
          </table:table-cell>
          <table:table-cell table:style-name="ce36" office:value-type="float" office:value="6663" calcext:value-type="float">
            <text:p>666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8956" calcext:value-type="float">
            <text:p>895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494" calcext:value-type="float">
            <text:p>1494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28678" calcext:value-type="float">
            <text:p>28678</text:p>
          </table:table-cell>
          <table:table-cell table:style-name="ce36"/>
          <table:table-cell table:style-name="ce81" table:formula="of:=SUM([.C104:.U104])" office:value-type="float" office:value="28678" calcext:value-type="float">
            <text:p>28678</text:p>
          </table:table-cell>
          <table:table-cell table:style-name="ce86" table:formula="of:=IF([.X104]=[.V1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5-24" calcext:value-type="date">
            <text:p>24/05</text:p>
          </table:table-cell>
          <table:table-cell table:style-name="ce36" office:value-type="float" office:value="1391" calcext:value-type="float">
            <text:p>1391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940" calcext:value-type="float">
            <text:p>2940</text:p>
          </table:table-cell>
          <table:table-cell table:style-name="ce36" office:value-type="float" office:value="1961" calcext:value-type="float">
            <text:p>1961</text:p>
          </table:table-cell>
          <table:table-cell table:style-name="ce36" office:value-type="float" office:value="6701" calcext:value-type="float">
            <text:p>670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3" calcext:value-type="float">
            <text:p>1393</text:p>
          </table:table-cell>
          <table:table-cell table:style-name="ce36" office:value-type="float" office:value="506" calcext:value-type="float">
            <text:p>506</text:p>
          </table:table-cell>
          <table:table-cell table:style-name="ce36" office:value-type="float" office:value="613" calcext:value-type="float">
            <text:p>613</text:p>
          </table:table-cell>
          <table:table-cell table:style-name="ce36" office:value-type="float" office:value="8977" calcext:value-type="float">
            <text:p>89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494" calcext:value-type="float">
            <text:p>1494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28752" calcext:value-type="float">
            <text:p>28752</text:p>
          </table:table-cell>
          <table:table-cell table:style-name="ce36"/>
          <table:table-cell table:style-name="ce81" table:formula="of:=SUM([.C105:.U105])" office:value-type="float" office:value="28752" calcext:value-type="float">
            <text:p>28752</text:p>
          </table:table-cell>
          <table:table-cell table:number-columns-repeated="2"/>
        </table:table-row>
        <table:table-row table:style-name="ro1" table:number-rows-repeated="11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21:53:32.2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4T22:07:20.182000000</dc:date>
    <meta:editing-duration>P9DT19M9S</meta:editing-duration>
    <meta:editing-cycles>902</meta:editing-cycles>
    <meta:generator>LibreOffice/6.4.3.2$Windows_X86_64 LibreOffice_project/747b5d0ebf89f41c860ec2a39efd7cb15b54f2d8</meta:generator>
    <meta:document-statistic meta:table-count="8" meta:cell-count="14700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